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91in"/>
    </style:style>
    <style:style style:name="co3" style:family="table-column">
      <style:table-column-properties fo:break-before="auto" style:column-width="2.7563in"/>
    </style:style>
    <style:style style:name="co4" style:family="table-column">
      <style:table-column-properties fo:break-before="auto" style:column-width="2.9346in"/>
    </style:style>
    <style:style style:name="co5" style:family="table-column">
      <style:table-column-properties fo:break-before="auto" style:column-width="0.740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code</text:p>
          </table:table-cell>
          <table:table-cell office:value-type="string">
            <text:p>name</text:p>
          </table:table-cell>
          <table:table-cell table:style-name="ce1" office:value-type="string">
            <text:p>name ascii</text:p>
          </table:table-cell>
          <table:table-cell table:style-name="ce1" office:value-type="string">
            <text:p><text:span text:style-name="T1">geonameid</text:span></text:p>
          </table:table-cell>
        </table:table-row>
        <table:table-row table:style-name="ro1">
          <table:table-cell office:value-type="string">
            <text:p>AD.06</text:p>
          </table:table-cell>
          <table:table-cell office:value-type="string">
            <text:p>Sant Julià de Loria</text:p>
          </table:table-cell>
          <table:table-cell office:value-type="string">
            <text:p>Sant Julia de Loria</text:p>
          </table:table-cell>
          <table:table-cell office:value-type="float" office:value="3039162">
            <text:p>3039162</text:p>
          </table:table-cell>
        </table:table-row>
        <table:table-row table:style-name="ro1">
          <table:table-cell office:value-type="string">
            <text:p>AD.05</text:p>
          </table:table-cell>
          <table:table-cell office:value-type="string">
            <text:p>Ordino</text:p>
          </table:table-cell>
          <table:table-cell office:value-type="string">
            <text:p>Ordino</text:p>
          </table:table-cell>
          <table:table-cell office:value-type="float" office:value="3039676">
            <text:p>3039676</text:p>
          </table:table-cell>
        </table:table-row>
        <table:table-row table:style-name="ro1">
          <table:table-cell office:value-type="string">
            <text:p>AD.04</text:p>
          </table:table-cell>
          <table:table-cell office:value-type="string">
            <text:p>La Massana</text:p>
          </table:table-cell>
          <table:table-cell office:value-type="string">
            <text:p>La Massana</text:p>
          </table:table-cell>
          <table:table-cell office:value-type="float" office:value="3040131">
            <text:p>3040131</text:p>
          </table:table-cell>
        </table:table-row>
        <table:table-row table:style-name="ro1">
          <table:table-cell office:value-type="string">
            <text:p>AD.03</text:p>
          </table:table-cell>
          <table:table-cell table:number-columns-repeated="2" office:value-type="string">
            <text:p>Encamp</text:p>
          </table:table-cell>
          <table:table-cell office:value-type="float" office:value="3040684">
            <text:p>3040684</text:p>
          </table:table-cell>
        </table:table-row>
        <table:table-row table:style-name="ro1">
          <table:table-cell office:value-type="string">
            <text:p>AD.02</text:p>
          </table:table-cell>
          <table:table-cell office:value-type="string">
            <text:p>Canillo</text:p>
          </table:table-cell>
          <table:table-cell office:value-type="string">
            <text:p>Canillo</text:p>
          </table:table-cell>
          <table:table-cell office:value-type="float" office:value="3041203">
            <text:p>3041203</text:p>
          </table:table-cell>
        </table:table-row>
        <table:table-row table:style-name="ro1">
          <table:table-cell office:value-type="string">
            <text:p>AD.07</text:p>
          </table:table-cell>
          <table:table-cell table:number-columns-repeated="2" office:value-type="string">
            <text:p>Andorra la Vella</text:p>
          </table:table-cell>
          <table:table-cell office:value-type="float" office:value="3041566">
            <text:p>3041566</text:p>
          </table:table-cell>
        </table:table-row>
        <table:table-row table:style-name="ro1">
          <table:table-cell office:value-type="string">
            <text:p>AD.08</text:p>
          </table:table-cell>
          <table:table-cell office:value-type="string">
            <text:p>Escaldes-Engordany</text:p>
          </table:table-cell>
          <table:table-cell office:value-type="string">
            <text:p>Escaldes-Engordany</text:p>
          </table:table-cell>
          <table:table-cell office:value-type="float" office:value="3338529">
            <text:p>3338529</text:p>
          </table:table-cell>
        </table:table-row>
        <table:table-row table:style-name="ro1">
          <table:table-cell office:value-type="string">
            <text:p>AE.07</text:p>
          </table:table-cell>
          <table:table-cell office:value-type="string">
            <text:p>Imārat Umm al Qaywayn</text:p>
          </table:table-cell>
          <table:table-cell office:value-type="string">
            <text:p>Imarat Umm al Qaywayn</text:p>
          </table:table-cell>
          <table:table-cell office:value-type="float" office:value="290595">
            <text:p>290595</text:p>
          </table:table-cell>
        </table:table-row>
        <table:table-row table:style-name="ro1">
          <table:table-cell office:value-type="string">
            <text:p>AE.05</text:p>
          </table:table-cell>
          <table:table-cell office:value-type="string">
            <text:p>Raʼs al Khaymah</text:p>
          </table:table-cell>
          <table:table-cell office:value-type="string">
            <text:p>Imarat Ra's al Khaymah</text:p>
          </table:table-cell>
          <table:table-cell office:value-type="float" office:value="291075">
            <text:p>291075</text:p>
          </table:table-cell>
        </table:table-row>
        <table:table-row table:style-name="ro1">
          <table:table-cell office:value-type="string">
            <text:p>AE.03</text:p>
          </table:table-cell>
          <table:table-cell table:number-columns-repeated="2" office:value-type="string">
            <text:p>Dubai</text:p>
          </table:table-cell>
          <table:table-cell office:value-type="float" office:value="292224">
            <text:p>292224</text:p>
          </table:table-cell>
        </table:table-row>
        <table:table-row table:style-name="ro1">
          <table:table-cell office:value-type="string">
            <text:p>AE.06</text:p>
          </table:table-cell>
          <table:table-cell table:number-columns-repeated="2" office:value-type="string">
            <text:p>Sharjah</text:p>
          </table:table-cell>
          <table:table-cell office:value-type="float" office:value="292673">
            <text:p>292673</text:p>
          </table:table-cell>
        </table:table-row>
        <table:table-row table:style-name="ro1">
          <table:table-cell office:value-type="string">
            <text:p>AE.04</text:p>
          </table:table-cell>
          <table:table-cell table:number-columns-repeated="2" office:value-type="string">
            <text:p>Fujairah</text:p>
          </table:table-cell>
          <table:table-cell office:value-type="float" office:value="292879">
            <text:p>292879</text:p>
          </table:table-cell>
        </table:table-row>
        <table:table-row table:style-name="ro1">
          <table:table-cell office:value-type="string">
            <text:p>AE.02</text:p>
          </table:table-cell>
          <table:table-cell table:number-columns-repeated="2" office:value-type="string">
            <text:p>Ajman</text:p>
          </table:table-cell>
          <table:table-cell office:value-type="float" office:value="292933">
            <text:p>292933</text:p>
          </table:table-cell>
        </table:table-row>
        <table:table-row table:style-name="ro1">
          <table:table-cell office:value-type="string">
            <text:p>AE.01</text:p>
          </table:table-cell>
          <table:table-cell table:number-columns-repeated="2" office:value-type="string">
            <text:p>Abu Dhabi</text:p>
          </table:table-cell>
          <table:table-cell office:value-type="float" office:value="292969">
            <text:p>292969</text:p>
          </table:table-cell>
        </table:table-row>
        <table:table-row table:style-name="ro1">
          <table:table-cell office:value-type="string">
            <text:p>AF.28</text:p>
          </table:table-cell>
          <table:table-cell office:value-type="string">
            <text:p>Zabul</text:p>
          </table:table-cell>
          <table:table-cell office:value-type="string">
            <text:p>Zabul</text:p>
          </table:table-cell>
          <table:table-cell office:value-type="float" office:value="1121143">
            <text:p>1121143</text:p>
          </table:table-cell>
        </table:table-row>
        <table:table-row table:style-name="ro1">
          <table:table-cell office:value-type="string">
            <text:p>AF.27</text:p>
          </table:table-cell>
          <table:table-cell office:value-type="string">
            <text:p>Maidan Wardak Province</text:p>
          </table:table-cell>
          <table:table-cell office:value-type="string">
            <text:p>Maidan Wardak Province</text:p>
          </table:table-cell>
          <table:table-cell office:value-type="float" office:value="1121863">
            <text:p>1121863</text:p>
          </table:table-cell>
        </table:table-row>
        <table:table-row table:style-name="ro1">
          <table:table-cell office:value-type="string">
            <text:p>AF.26</text:p>
          </table:table-cell>
          <table:table-cell office:value-type="string">
            <text:p>Takhar</text:p>
          </table:table-cell>
          <table:table-cell office:value-type="string">
            <text:p>Takhar</text:p>
          </table:table-cell>
          <table:table-cell office:value-type="float" office:value="1123230">
            <text:p>1123230</text:p>
          </table:table-cell>
        </table:table-row>
        <table:table-row table:style-name="ro1">
          <table:table-cell office:value-type="string">
            <text:p>AF.33</text:p>
          </table:table-cell>
          <table:table-cell office:value-type="string">
            <text:p>Sar-e Pol Province</text:p>
          </table:table-cell>
          <table:table-cell office:value-type="string">
            <text:p>Sar-e Pol Province</text:p>
          </table:table-cell>
          <table:table-cell office:value-type="float" office:value="1127106">
            <text:p>1127106</text:p>
          </table:table-cell>
        </table:table-row>
        <table:table-row table:style-name="ro1">
          <table:table-cell office:value-type="string">
            <text:p>AF.32</text:p>
          </table:table-cell>
          <table:table-cell office:value-type="string">
            <text:p>Samangan</text:p>
          </table:table-cell>
          <table:table-cell office:value-type="string">
            <text:p>Samangan</text:p>
          </table:table-cell>
          <table:table-cell office:value-type="float" office:value="1127766">
            <text:p>1127766</text:p>
          </table:table-cell>
        </table:table-row>
        <table:table-row table:style-name="ro1">
          <table:table-cell office:value-type="string">
            <text:p>AF.40</text:p>
          </table:table-cell>
          <table:table-cell office:value-type="string">
            <text:p>Parwan</text:p>
          </table:table-cell>
          <table:table-cell office:value-type="string">
            <text:p>Parwan</text:p>
          </table:table-cell>
          <table:table-cell office:value-type="float" office:value="1131054">
            <text:p>1131054</text:p>
          </table:table-cell>
        </table:table-row>
        <table:table-row table:style-name="ro1">
          <table:table-cell office:value-type="string">
            <text:p>AF.29</text:p>
          </table:table-cell>
          <table:table-cell office:value-type="string">
            <text:p>Paktika</text:p>
          </table:table-cell>
          <table:table-cell office:value-type="string">
            <text:p>Paktika</text:p>
          </table:table-cell>
          <table:table-cell office:value-type="float" office:value="1131256">
            <text:p>1131256</text:p>
          </table:table-cell>
        </table:table-row>
        <table:table-row table:style-name="ro1">
          <table:table-cell office:value-type="string">
            <text:p>AF.36</text:p>
          </table:table-cell>
          <table:table-cell office:value-type="string">
            <text:p>Paktia</text:p>
          </table:table-cell>
          <table:table-cell office:value-type="string">
            <text:p>Paktia</text:p>
          </table:table-cell>
          <table:table-cell office:value-type="float" office:value="1131257">
            <text:p>1131257</text:p>
          </table:table-cell>
        </table:table-row>
        <table:table-row table:style-name="ro1">
          <table:table-cell office:value-type="string">
            <text:p>AF.39</text:p>
          </table:table-cell>
          <table:table-cell office:value-type="string">
            <text:p>Oruzgan</text:p>
          </table:table-cell>
          <table:table-cell office:value-type="string">
            <text:p>Oruzgan</text:p>
          </table:table-cell>
          <table:table-cell office:value-type="float" office:value="1131461">
            <text:p>1131461</text:p>
          </table:table-cell>
        </table:table-row>
        <table:table-row table:style-name="ro1">
          <table:table-cell office:value-type="string">
            <text:p>AF.19</text:p>
          </table:table-cell>
          <table:table-cell office:value-type="string">
            <text:p>Nimroz</text:p>
          </table:table-cell>
          <table:table-cell office:value-type="string">
            <text:p>Nimroz</text:p>
          </table:table-cell>
          <table:table-cell office:value-type="float" office:value="1131821">
            <text:p>1131821</text:p>
          </table:table-cell>
        </table:table-row>
        <table:table-row table:style-name="ro1">
          <table:table-cell office:value-type="string">
            <text:p>AF.18</text:p>
          </table:table-cell>
          <table:table-cell office:value-type="string">
            <text:p>Nangarhar</text:p>
          </table:table-cell>
          <table:table-cell office:value-type="string">
            <text:p>Nangarhar</text:p>
          </table:table-cell>
          <table:table-cell office:value-type="float" office:value="1132366">
            <text:p>1132366</text:p>
          </table:table-cell>
        </table:table-row>
        <table:table-row table:style-name="ro1">
          <table:table-cell office:value-type="string">
            <text:p>AF.17</text:p>
          </table:table-cell>
          <table:table-cell office:value-type="string">
            <text:p>Logar</text:p>
          </table:table-cell>
          <table:table-cell office:value-type="string">
            <text:p>Logar</text:p>
          </table:table-cell>
          <table:table-cell office:value-type="float" office:value="1134561">
            <text:p>1134561</text:p>
          </table:table-cell>
        </table:table-row>
        <table:table-row table:style-name="ro1">
          <table:table-cell office:value-type="string">
            <text:p>AF.35</text:p>
          </table:table-cell>
          <table:table-cell office:value-type="string">
            <text:p>Laghman</text:p>
          </table:table-cell>
          <table:table-cell office:value-type="string">
            <text:p>Laghman</text:p>
          </table:table-cell>
          <table:table-cell office:value-type="float" office:value="1135022">
            <text:p>1135022</text:p>
          </table:table-cell>
        </table:table-row>
        <table:table-row table:style-name="ro1">
          <table:table-cell office:value-type="string">
            <text:p>AF.24</text:p>
          </table:table-cell>
          <table:table-cell office:value-type="string">
            <text:p>Kunduz</text:p>
          </table:table-cell>
          <table:table-cell office:value-type="string">
            <text:p>Kunduz</text:p>
          </table:table-cell>
          <table:table-cell office:value-type="float" office:value="1135690">
            <text:p>1135690</text:p>
          </table:table-cell>
        </table:table-row>
        <table:table-row table:style-name="ro1">
          <table:table-cell office:value-type="string">
            <text:p>AF.34</text:p>
          </table:table-cell>
          <table:table-cell office:value-type="string">
            <text:p>Kunar</text:p>
          </table:table-cell>
          <table:table-cell office:value-type="string">
            <text:p>Kunar</text:p>
          </table:table-cell>
          <table:table-cell office:value-type="float" office:value="1135702">
            <text:p>1135702</text:p>
          </table:table-cell>
        </table:table-row>
        <table:table-row table:style-name="ro1">
          <table:table-cell office:value-type="string">
            <text:p>AF.14</text:p>
          </table:table-cell>
          <table:table-cell office:value-type="string">
            <text:p>Kapisa</text:p>
          </table:table-cell>
          <table:table-cell office:value-type="string">
            <text:p>Kapisa</text:p>
          </table:table-cell>
          <table:table-cell office:value-type="float" office:value="1138255">
            <text:p>1138255</text:p>
          </table:table-cell>
        </table:table-row>
        <table:table-row table:style-name="ro1">
          <table:table-cell office:value-type="string">
            <text:p>AF.23</text:p>
          </table:table-cell>
          <table:table-cell table:number-columns-repeated="2" office:value-type="string">
            <text:p>Kandahar</text:p>
          </table:table-cell>
          <table:table-cell office:value-type="float" office:value="1138335">
            <text:p>1138335</text:p>
          </table:table-cell>
        </table:table-row>
        <table:table-row table:style-name="ro1">
          <table:table-cell office:value-type="string">
            <text:p>AF.13</text:p>
          </table:table-cell>
          <table:table-cell table:number-columns-repeated="2" office:value-type="string">
            <text:p>Kabul</text:p>
          </table:table-cell>
          <table:table-cell office:value-type="float" office:value="1138957">
            <text:p>1138957</text:p>
          </table:table-cell>
        </table:table-row>
        <table:table-row table:style-name="ro1">
          <table:table-cell office:value-type="string">
            <text:p>AF.31</text:p>
          </table:table-cell>
          <table:table-cell office:value-type="string">
            <text:p>Jowzjan</text:p>
          </table:table-cell>
          <table:table-cell office:value-type="string">
            <text:p>Jowzjan</text:p>
          </table:table-cell>
          <table:table-cell office:value-type="float" office:value="1139049">
            <text:p>1139049</text:p>
          </table:table-cell>
        </table:table-row>
        <table:table-row table:style-name="ro1">
          <table:table-cell office:value-type="string">
            <text:p>AF.11</text:p>
          </table:table-cell>
          <table:table-cell table:number-columns-repeated="2" office:value-type="string">
            <text:p>Herat</text:p>
          </table:table-cell>
          <table:table-cell office:value-type="float" office:value="1140025">
            <text:p>1140025</text:p>
          </table:table-cell>
        </table:table-row>
        <table:table-row table:style-name="ro1">
          <table:table-cell office:value-type="string">
            <text:p>AF.10</text:p>
          </table:table-cell>
          <table:table-cell table:number-columns-repeated="2" office:value-type="string">
            <text:p>Helmand</text:p>
          </table:table-cell>
          <table:table-cell office:value-type="float" office:value="1140043">
            <text:p>1140043</text:p>
          </table:table-cell>
        </table:table-row>
        <table:table-row table:style-name="ro1">
          <table:table-cell office:value-type="string">
            <text:p>AF.09</text:p>
          </table:table-cell>
          <table:table-cell office:value-type="string">
            <text:p>Ghowr</text:p>
          </table:table-cell>
          <table:table-cell office:value-type="string">
            <text:p>Ghowr</text:p>
          </table:table-cell>
          <table:table-cell office:value-type="float" office:value="1141103">
            <text:p>1141103</text:p>
          </table:table-cell>
        </table:table-row>
        <table:table-row table:style-name="ro1">
          <table:table-cell office:value-type="string">
            <text:p>AF.08</text:p>
          </table:table-cell>
          <table:table-cell office:value-type="string">
            <text:p>Ghazni</text:p>
          </table:table-cell>
          <table:table-cell office:value-type="string">
            <text:p>Ghazni</text:p>
          </table:table-cell>
          <table:table-cell office:value-type="float" office:value="1141268">
            <text:p>1141268</text:p>
          </table:table-cell>
        </table:table-row>
        <table:table-row table:style-name="ro1">
          <table:table-cell office:value-type="string">
            <text:p>AF.07</text:p>
          </table:table-cell>
          <table:table-cell office:value-type="string">
            <text:p>Faryab</text:p>
          </table:table-cell>
          <table:table-cell office:value-type="string">
            <text:p>Faryab</text:p>
          </table:table-cell>
          <table:table-cell office:value-type="float" office:value="1142226">
            <text:p>1142226</text:p>
          </table:table-cell>
        </table:table-row>
        <table:table-row table:style-name="ro1">
          <table:table-cell office:value-type="string">
            <text:p>AF.06</text:p>
          </table:table-cell>
          <table:table-cell table:number-columns-repeated="2" office:value-type="string">
            <text:p>Farah</text:p>
          </table:table-cell>
          <table:table-cell office:value-type="float" office:value="1142263">
            <text:p>1142263</text:p>
          </table:table-cell>
        </table:table-row>
        <table:table-row table:style-name="ro1">
          <table:table-cell office:value-type="string">
            <text:p>AF.05</text:p>
          </table:table-cell>
          <table:table-cell office:value-type="string">
            <text:p>Bamyan</text:p>
          </table:table-cell>
          <table:table-cell office:value-type="string">
            <text:p>Bamyan</text:p>
          </table:table-cell>
          <table:table-cell office:value-type="float" office:value="1147239">
            <text:p>1147239</text:p>
          </table:table-cell>
        </table:table-row>
        <table:table-row table:style-name="ro1">
          <table:table-cell office:value-type="string">
            <text:p>AF.30</text:p>
          </table:table-cell>
          <table:table-cell office:value-type="string">
            <text:p>Balkh</text:p>
          </table:table-cell>
          <table:table-cell office:value-type="string">
            <text:p>Balkh</text:p>
          </table:table-cell>
          <table:table-cell office:value-type="float" office:value="1147288">
            <text:p>1147288</text:p>
          </table:table-cell>
        </table:table-row>
        <table:table-row table:style-name="ro1">
          <table:table-cell office:value-type="string">
            <text:p>AF.03</text:p>
          </table:table-cell>
          <table:table-cell office:value-type="string">
            <text:p>Baghlan</text:p>
          </table:table-cell>
          <table:table-cell office:value-type="string">
            <text:p>Baghlan</text:p>
          </table:table-cell>
          <table:table-cell office:value-type="float" office:value="1147537">
            <text:p>1147537</text:p>
          </table:table-cell>
        </table:table-row>
        <table:table-row table:style-name="ro1">
          <table:table-cell office:value-type="string">
            <text:p>AF.02</text:p>
          </table:table-cell>
          <table:table-cell office:value-type="string">
            <text:p>Badghis</text:p>
          </table:table-cell>
          <table:table-cell office:value-type="string">
            <text:p>Badghis</text:p>
          </table:table-cell>
          <table:table-cell office:value-type="float" office:value="1147707">
            <text:p>1147707</text:p>
          </table:table-cell>
        </table:table-row>
        <table:table-row table:style-name="ro1">
          <table:table-cell office:value-type="string">
            <text:p>AF.01</text:p>
          </table:table-cell>
          <table:table-cell office:value-type="string">
            <text:p>Badakhshan</text:p>
          </table:table-cell>
          <table:table-cell office:value-type="string">
            <text:p>Badakhshan</text:p>
          </table:table-cell>
          <table:table-cell office:value-type="float" office:value="1147745">
            <text:p>1147745</text:p>
          </table:table-cell>
        </table:table-row>
        <table:table-row table:style-name="ro1">
          <table:table-cell office:value-type="string">
            <text:p>AF.37</text:p>
          </table:table-cell>
          <table:table-cell office:value-type="string">
            <text:p>Khowst</text:p>
          </table:table-cell>
          <table:table-cell office:value-type="string">
            <text:p>Khowst</text:p>
          </table:table-cell>
          <table:table-cell office:value-type="float" office:value="1444362">
            <text:p>1444362</text:p>
          </table:table-cell>
        </table:table-row>
        <table:table-row table:style-name="ro1">
          <table:table-cell office:value-type="string">
            <text:p>AF.38</text:p>
          </table:table-cell>
          <table:table-cell office:value-type="string">
            <text:p>Nuristan</text:p>
          </table:table-cell>
          <table:table-cell office:value-type="string">
            <text:p>Nuristan</text:p>
          </table:table-cell>
          <table:table-cell office:value-type="float" office:value="1444363">
            <text:p>1444363</text:p>
          </table:table-cell>
        </table:table-row>
        <table:table-row table:style-name="ro1">
          <table:table-cell office:value-type="string">
            <text:p>AF.41</text:p>
          </table:table-cell>
          <table:table-cell office:value-type="string">
            <text:p>Daykundi</text:p>
          </table:table-cell>
          <table:table-cell office:value-type="string">
            <text:p>Daykundi</text:p>
          </table:table-cell>
          <table:table-cell office:value-type="float" office:value="6957553">
            <text:p>6957553</text:p>
          </table:table-cell>
        </table:table-row>
        <table:table-row table:style-name="ro1">
          <table:table-cell office:value-type="string">
            <text:p>AF.42</text:p>
          </table:table-cell>
          <table:table-cell office:value-type="string">
            <text:p>Panjshir</text:p>
          </table:table-cell>
          <table:table-cell office:value-type="string">
            <text:p>Panjshir</text:p>
          </table:table-cell>
          <table:table-cell office:value-type="float" office:value="6957555">
            <text:p>6957555</text:p>
          </table:table-cell>
        </table:table-row>
        <table:table-row table:style-name="ro1">
          <table:table-cell office:value-type="string">
            <text:p>AG.08</text:p>
          </table:table-cell>
          <table:table-cell table:number-columns-repeated="2" office:value-type="string">
            <text:p>Saint Philip Parish</text:p>
          </table:table-cell>
          <table:table-cell office:value-type="float" office:value="3576015">
            <text:p>3576015</text:p>
          </table:table-cell>
        </table:table-row>
        <table:table-row table:style-name="ro1">
          <table:table-cell office:value-type="string">
            <text:p>AG.07</text:p>
          </table:table-cell>
          <table:table-cell table:number-columns-repeated="2" office:value-type="string">
            <text:p>Saint Peter Parish</text:p>
          </table:table-cell>
          <table:table-cell office:value-type="float" office:value="3576016">
            <text:p>3576016</text:p>
          </table:table-cell>
        </table:table-row>
        <table:table-row table:style-name="ro1">
          <table:table-cell office:value-type="string">
            <text:p>AG.06</text:p>
          </table:table-cell>
          <table:table-cell table:number-columns-repeated="2" office:value-type="string">
            <text:p>Saint Paul Parish</text:p>
          </table:table-cell>
          <table:table-cell office:value-type="float" office:value="3576017">
            <text:p>3576017</text:p>
          </table:table-cell>
        </table:table-row>
        <table:table-row table:style-name="ro1">
          <table:table-cell office:value-type="string">
            <text:p>AG.05</text:p>
          </table:table-cell>
          <table:table-cell table:number-columns-repeated="2" office:value-type="string">
            <text:p>Saint Mary Parish</text:p>
          </table:table-cell>
          <table:table-cell office:value-type="float" office:value="3576018">
            <text:p>3576018</text:p>
          </table:table-cell>
        </table:table-row>
        <table:table-row table:style-name="ro1">
          <table:table-cell office:value-type="string">
            <text:p>AG.04</text:p>
          </table:table-cell>
          <table:table-cell table:number-columns-repeated="2" office:value-type="string">
            <text:p>Saint John Parish</text:p>
          </table:table-cell>
          <table:table-cell office:value-type="float" office:value="3576023">
            <text:p>3576023</text:p>
          </table:table-cell>
        </table:table-row>
        <table:table-row table:style-name="ro1">
          <table:table-cell office:value-type="string">
            <text:p>AG.03</text:p>
          </table:table-cell>
          <table:table-cell table:number-columns-repeated="2" office:value-type="string">
            <text:p>Saint George Parish</text:p>
          </table:table-cell>
          <table:table-cell office:value-type="float" office:value="3576024">
            <text:p>3576024</text:p>
          </table:table-cell>
        </table:table-row>
        <table:table-row table:style-name="ro1">
          <table:table-cell office:value-type="string">
            <text:p>AG.09</text:p>
          </table:table-cell>
          <table:table-cell table:number-columns-repeated="2" office:value-type="string">
            <text:p>Redonda</text:p>
          </table:table-cell>
          <table:table-cell office:value-type="float" office:value="3576037">
            <text:p>3576037</text:p>
          </table:table-cell>
        </table:table-row>
        <table:table-row table:style-name="ro1">
          <table:table-cell office:value-type="string">
            <text:p>AG.01</text:p>
          </table:table-cell>
          <table:table-cell table:number-columns-repeated="2" office:value-type="string">
            <text:p>Barbuda</text:p>
          </table:table-cell>
          <table:table-cell office:value-type="float" office:value="3576390">
            <text:p>3576390</text:p>
          </table:table-cell>
        </table:table-row>
        <table:table-row table:style-name="ro1">
          <table:table-cell office:value-type="string">
            <text:p>AI.11205389</text:p>
          </table:table-cell>
          <table:table-cell table:number-columns-repeated="2" office:value-type="string">
            <text:p>Blowing Point</text:p>
          </table:table-cell>
          <table:table-cell office:value-type="float" office:value="11205389">
            <text:p>11205389</text:p>
          </table:table-cell>
        </table:table-row>
        <table:table-row table:style-name="ro1">
          <table:table-cell office:value-type="string">
            <text:p>AI.11205392</text:p>
          </table:table-cell>
          <table:table-cell table:number-columns-repeated="2" office:value-type="string">
            <text:p>Sandy Ground</text:p>
          </table:table-cell>
          <table:table-cell office:value-type="float" office:value="11205392">
            <text:p>11205392</text:p>
          </table:table-cell>
        </table:table-row>
        <table:table-row table:style-name="ro1">
          <table:table-cell office:value-type="string">
            <text:p>AI.11205393</text:p>
          </table:table-cell>
          <table:table-cell table:number-columns-repeated="2" office:value-type="string">
            <text:p>Sandy Hill</text:p>
          </table:table-cell>
          <table:table-cell office:value-type="float" office:value="11205393">
            <text:p>11205393</text:p>
          </table:table-cell>
        </table:table-row>
        <table:table-row table:style-name="ro1">
          <table:table-cell office:value-type="string">
            <text:p>AI.11205396</text:p>
          </table:table-cell>
          <table:table-cell table:number-columns-repeated="2" office:value-type="string">
            <text:p>The Valley</text:p>
          </table:table-cell>
          <table:table-cell office:value-type="float" office:value="11205396">
            <text:p>11205396</text:p>
          </table:table-cell>
        </table:table-row>
        <table:table-row table:style-name="ro1">
          <table:table-cell office:value-type="string">
            <text:p>AI.11205433</text:p>
          </table:table-cell>
          <table:table-cell table:number-columns-repeated="2" office:value-type="string">
            <text:p>East End</text:p>
          </table:table-cell>
          <table:table-cell office:value-type="float" office:value="11205433">
            <text:p>11205433</text:p>
          </table:table-cell>
        </table:table-row>
        <table:table-row table:style-name="ro1">
          <table:table-cell office:value-type="string">
            <text:p>AI.11205436</text:p>
          </table:table-cell>
          <table:table-cell table:number-columns-repeated="2" office:value-type="string">
            <text:p>North Hill</text:p>
          </table:table-cell>
          <table:table-cell office:value-type="float" office:value="11205436">
            <text:p>11205436</text:p>
          </table:table-cell>
        </table:table-row>
        <table:table-row table:style-name="ro1">
          <table:table-cell office:value-type="string">
            <text:p>AI.11205437</text:p>
          </table:table-cell>
          <table:table-cell table:number-columns-repeated="2" office:value-type="string">
            <text:p>West End</text:p>
          </table:table-cell>
          <table:table-cell office:value-type="float" office:value="11205437">
            <text:p>11205437</text:p>
          </table:table-cell>
        </table:table-row>
        <table:table-row table:style-name="ro1">
          <table:table-cell office:value-type="string">
            <text:p>AI.11205438</text:p>
          </table:table-cell>
          <table:table-cell table:number-columns-repeated="2" office:value-type="string">
            <text:p>South Hill</text:p>
          </table:table-cell>
          <table:table-cell office:value-type="float" office:value="11205438">
            <text:p>11205438</text:p>
          </table:table-cell>
        </table:table-row>
        <table:table-row table:style-name="ro1">
          <table:table-cell office:value-type="string">
            <text:p>AI.11205439</text:p>
          </table:table-cell>
          <table:table-cell table:number-columns-repeated="2" office:value-type="string">
            <text:p>The Quarter</text:p>
          </table:table-cell>
          <table:table-cell office:value-type="float" office:value="11205439">
            <text:p>11205439</text:p>
          </table:table-cell>
        </table:table-row>
        <table:table-row table:style-name="ro1">
          <table:table-cell office:value-type="string">
            <text:p>AI.11205440</text:p>
          </table:table-cell>
          <table:table-cell table:number-columns-repeated="2" office:value-type="string">
            <text:p>North Side</text:p>
          </table:table-cell>
          <table:table-cell office:value-type="float" office:value="11205440">
            <text:p>11205440</text:p>
          </table:table-cell>
        </table:table-row>
        <table:table-row table:style-name="ro1">
          <table:table-cell office:value-type="string">
            <text:p>AI.11205441</text:p>
          </table:table-cell>
          <table:table-cell office:value-type="string">
            <text:p>Island Harbour</text:p>
          </table:table-cell>
          <table:table-cell office:value-type="string">
            <text:p>Island Harbour</text:p>
          </table:table-cell>
          <table:table-cell office:value-type="float" office:value="11205441">
            <text:p>11205441</text:p>
          </table:table-cell>
        </table:table-row>
        <table:table-row table:style-name="ro1">
          <table:table-cell office:value-type="string">
            <text:p>AI.11205442</text:p>
          </table:table-cell>
          <table:table-cell table:number-columns-repeated="2" office:value-type="string">
            <text:p>George Hill</text:p>
          </table:table-cell>
          <table:table-cell office:value-type="float" office:value="11205442">
            <text:p>11205442</text:p>
          </table:table-cell>
        </table:table-row>
        <table:table-row table:style-name="ro1">
          <table:table-cell office:value-type="string">
            <text:p>AI.11205443</text:p>
          </table:table-cell>
          <table:table-cell table:number-columns-repeated="2" office:value-type="string">
            <text:p>Stoney Ground</text:p>
          </table:table-cell>
          <table:table-cell office:value-type="float" office:value="11205443">
            <text:p>11205443</text:p>
          </table:table-cell>
        </table:table-row>
        <table:table-row table:style-name="ro1">
          <table:table-cell office:value-type="string">
            <text:p>AI.11205444</text:p>
          </table:table-cell>
          <table:table-cell office:value-type="string">
            <text:p>The Farrington</text:p>
          </table:table-cell>
          <table:table-cell office:value-type="string">
            <text:p>The Farrington</text:p>
          </table:table-cell>
          <table:table-cell office:value-type="float" office:value="11205444">
            <text:p>11205444</text:p>
          </table:table-cell>
        </table:table-row>
        <table:table-row table:style-name="ro1">
          <table:table-cell office:value-type="string">
            <text:p>AL.40</text:p>
          </table:table-cell>
          <table:table-cell office:value-type="string">
            <text:p>Berat County</text:p>
          </table:table-cell>
          <table:table-cell office:value-type="string">
            <text:p>Berat County</text:p>
          </table:table-cell>
          <table:table-cell office:value-type="float" office:value="865730">
            <text:p>865730</text:p>
          </table:table-cell>
        </table:table-row>
        <table:table-row table:style-name="ro1">
          <table:table-cell office:value-type="string">
            <text:p>AL.41</text:p>
          </table:table-cell>
          <table:table-cell office:value-type="string">
            <text:p>Dibër County</text:p>
          </table:table-cell>
          <table:table-cell office:value-type="string">
            <text:p>Diber County</text:p>
          </table:table-cell>
          <table:table-cell office:value-type="float" office:value="865731">
            <text:p>865731</text:p>
          </table:table-cell>
        </table:table-row>
        <table:table-row table:style-name="ro1">
          <table:table-cell office:value-type="string">
            <text:p>AL.43</text:p>
          </table:table-cell>
          <table:table-cell office:value-type="string">
            <text:p>Elbasan County</text:p>
          </table:table-cell>
          <table:table-cell office:value-type="string">
            <text:p>Elbasan County</text:p>
          </table:table-cell>
          <table:table-cell office:value-type="float" office:value="865732">
            <text:p>865732</text:p>
          </table:table-cell>
        </table:table-row>
        <table:table-row table:style-name="ro1">
          <table:table-cell office:value-type="string">
            <text:p>AL.45</text:p>
          </table:table-cell>
          <table:table-cell office:value-type="string">
            <text:p>Gjirokastër County</text:p>
          </table:table-cell>
          <table:table-cell office:value-type="string">
            <text:p>Gjirokaster County</text:p>
          </table:table-cell>
          <table:table-cell office:value-type="float" office:value="865733">
            <text:p>865733</text:p>
          </table:table-cell>
        </table:table-row>
        <table:table-row table:style-name="ro1">
          <table:table-cell office:value-type="string">
            <text:p>AL.46</text:p>
          </table:table-cell>
          <table:table-cell office:value-type="string">
            <text:p>Korçë County</text:p>
          </table:table-cell>
          <table:table-cell office:value-type="string">
            <text:p>Korce County</text:p>
          </table:table-cell>
          <table:table-cell office:value-type="float" office:value="865734">
            <text:p>865734</text:p>
          </table:table-cell>
        </table:table-row>
        <table:table-row table:style-name="ro1">
          <table:table-cell office:value-type="string">
            <text:p>AL.47</text:p>
          </table:table-cell>
          <table:table-cell office:value-type="string">
            <text:p>Kukës County</text:p>
          </table:table-cell>
          <table:table-cell office:value-type="string">
            <text:p>Kukes County</text:p>
          </table:table-cell>
          <table:table-cell office:value-type="float" office:value="865735">
            <text:p>865735</text:p>
          </table:table-cell>
        </table:table-row>
        <table:table-row table:style-name="ro1">
          <table:table-cell office:value-type="string">
            <text:p>AL.42</text:p>
          </table:table-cell>
          <table:table-cell office:value-type="string">
            <text:p>Durrës County</text:p>
          </table:table-cell>
          <table:table-cell office:value-type="string">
            <text:p>Durres County</text:p>
          </table:table-cell>
          <table:table-cell office:value-type="float" office:value="3344947">
            <text:p>3344947</text:p>
          </table:table-cell>
        </table:table-row>
        <table:table-row table:style-name="ro1">
          <table:table-cell office:value-type="string">
            <text:p>AL.44</text:p>
          </table:table-cell>
          <table:table-cell office:value-type="string">
            <text:p>Fier County</text:p>
          </table:table-cell>
          <table:table-cell office:value-type="string">
            <text:p>Fier County</text:p>
          </table:table-cell>
          <table:table-cell office:value-type="float" office:value="3344948">
            <text:p>3344948</text:p>
          </table:table-cell>
        </table:table-row>
        <table:table-row table:style-name="ro1">
          <table:table-cell office:value-type="string">
            <text:p>AL.48</text:p>
          </table:table-cell>
          <table:table-cell office:value-type="string">
            <text:p>Lezhë County</text:p>
          </table:table-cell>
          <table:table-cell office:value-type="string">
            <text:p>Lezhe County</text:p>
          </table:table-cell>
          <table:table-cell office:value-type="float" office:value="3344949">
            <text:p>3344949</text:p>
          </table:table-cell>
        </table:table-row>
        <table:table-row table:style-name="ro1">
          <table:table-cell office:value-type="string">
            <text:p>AL.49</text:p>
          </table:table-cell>
          <table:table-cell office:value-type="string">
            <text:p>Shkodër County</text:p>
          </table:table-cell>
          <table:table-cell office:value-type="string">
            <text:p>Shkoder County</text:p>
          </table:table-cell>
          <table:table-cell office:value-type="float" office:value="3344950">
            <text:p>3344950</text:p>
          </table:table-cell>
        </table:table-row>
        <table:table-row table:style-name="ro1">
          <table:table-cell office:value-type="string">
            <text:p>AL.50</text:p>
          </table:table-cell>
          <table:table-cell table:number-columns-repeated="2" office:value-type="string">
            <text:p>Tirana</text:p>
          </table:table-cell>
          <table:table-cell office:value-type="float" office:value="3344951">
            <text:p>3344951</text:p>
          </table:table-cell>
        </table:table-row>
        <table:table-row table:style-name="ro1">
          <table:table-cell office:value-type="string">
            <text:p>AL.51</text:p>
          </table:table-cell>
          <table:table-cell office:value-type="string">
            <text:p>Vlorë County</text:p>
          </table:table-cell>
          <table:table-cell office:value-type="string">
            <text:p>Vlore County</text:p>
          </table:table-cell>
          <table:table-cell office:value-type="float" office:value="3344952">
            <text:p>3344952</text:p>
          </table:table-cell>
        </table:table-row>
        <table:table-row table:style-name="ro1">
          <table:table-cell office:value-type="string">
            <text:p>AM.02</text:p>
          </table:table-cell>
          <table:table-cell table:number-columns-repeated="2" office:value-type="string">
            <text:p>Ararat</text:p>
          </table:table-cell>
          <table:table-cell office:value-type="float" office:value="409313">
            <text:p>409313</text:p>
          </table:table-cell>
        </table:table-row>
        <table:table-row table:style-name="ro1">
          <table:table-cell office:value-type="string">
            <text:p>AM.08</text:p>
          </table:table-cell>
          <table:table-cell office:value-type="string">
            <text:p>Syunik</text:p>
          </table:table-cell>
          <table:table-cell office:value-type="string">
            <text:p>Syunik</text:p>
          </table:table-cell>
          <table:table-cell office:value-type="float" office:value="409314">
            <text:p>409314</text:p>
          </table:table-cell>
        </table:table-row>
        <table:table-row table:style-name="ro1">
          <table:table-cell office:value-type="string">
            <text:p>AM.10</text:p>
          </table:table-cell>
          <table:table-cell office:value-type="string">
            <text:p>Vayots Dzor</text:p>
          </table:table-cell>
          <table:table-cell office:value-type="string">
            <text:p>Vayots Dzor</text:p>
          </table:table-cell>
          <table:table-cell office:value-type="float" office:value="409315">
            <text:p>409315</text:p>
          </table:table-cell>
        </table:table-row>
        <table:table-row table:style-name="ro1">
          <table:table-cell office:value-type="string">
            <text:p>AM.11</text:p>
          </table:table-cell>
          <table:table-cell table:number-columns-repeated="2" office:value-type="string">
            <text:p>Yerevan</text:p>
          </table:table-cell>
          <table:table-cell office:value-type="float" office:value="616051">
            <text:p>616051</text:p>
          </table:table-cell>
        </table:table-row>
        <table:table-row table:style-name="ro1">
          <table:table-cell office:value-type="string">
            <text:p>AM.01</text:p>
          </table:table-cell>
          <table:table-cell office:value-type="string">
            <text:p>Aragatsotn</text:p>
          </table:table-cell>
          <table:table-cell office:value-type="string">
            <text:p>Aragatsotn</text:p>
          </table:table-cell>
          <table:table-cell office:value-type="float" office:value="828259">
            <text:p>828259</text:p>
          </table:table-cell>
        </table:table-row>
        <table:table-row table:style-name="ro1">
          <table:table-cell office:value-type="string">
            <text:p>AM.03</text:p>
          </table:table-cell>
          <table:table-cell office:value-type="string">
            <text:p>Armavir</text:p>
          </table:table-cell>
          <table:table-cell office:value-type="string">
            <text:p>Armavir</text:p>
          </table:table-cell>
          <table:table-cell office:value-type="float" office:value="828260">
            <text:p>828260</text:p>
          </table:table-cell>
        </table:table-row>
        <table:table-row table:style-name="ro1">
          <table:table-cell office:value-type="string">
            <text:p>AM.04</text:p>
          </table:table-cell>
          <table:table-cell office:value-type="string">
            <text:p>Gegharkunik</text:p>
          </table:table-cell>
          <table:table-cell office:value-type="string">
            <text:p>Gegharkunik</text:p>
          </table:table-cell>
          <table:table-cell office:value-type="float" office:value="828261">
            <text:p>828261</text:p>
          </table:table-cell>
        </table:table-row>
        <table:table-row table:style-name="ro1">
          <table:table-cell office:value-type="string">
            <text:p>AM.05</text:p>
          </table:table-cell>
          <table:table-cell office:value-type="string">
            <text:p>Kotayk</text:p>
          </table:table-cell>
          <table:table-cell office:value-type="string">
            <text:p>Kotayk</text:p>
          </table:table-cell>
          <table:table-cell office:value-type="float" office:value="828262">
            <text:p>828262</text:p>
          </table:table-cell>
        </table:table-row>
        <table:table-row table:style-name="ro1">
          <table:table-cell office:value-type="string">
            <text:p>AM.06</text:p>
          </table:table-cell>
          <table:table-cell table:number-columns-repeated="2" office:value-type="string">
            <text:p>Lori</text:p>
          </table:table-cell>
          <table:table-cell office:value-type="float" office:value="828263">
            <text:p>828263</text:p>
          </table:table-cell>
        </table:table-row>
        <table:table-row table:style-name="ro1">
          <table:table-cell office:value-type="string">
            <text:p>AM.07</text:p>
          </table:table-cell>
          <table:table-cell table:number-columns-repeated="2" office:value-type="string">
            <text:p>Shirak</text:p>
          </table:table-cell>
          <table:table-cell office:value-type="float" office:value="828264">
            <text:p>828264</text:p>
          </table:table-cell>
        </table:table-row>
        <table:table-row table:style-name="ro1">
          <table:table-cell office:value-type="string">
            <text:p>AM.09</text:p>
          </table:table-cell>
          <table:table-cell office:value-type="string">
            <text:p>Tavush</text:p>
          </table:table-cell>
          <table:table-cell office:value-type="string">
            <text:p>Tavush</text:p>
          </table:table-cell>
          <table:table-cell office:value-type="float" office:value="828265">
            <text:p>828265</text:p>
          </table:table-cell>
        </table:table-row>
        <table:table-row table:style-name="ro1">
          <table:table-cell office:value-type="string">
            <text:p>AO.18</text:p>
          </table:table-cell>
          <table:table-cell table:number-columns-repeated="2" office:value-type="string">
            <text:p>Lunda Sul</text:p>
          </table:table-cell>
          <table:table-cell office:value-type="float" office:value="145701">
            <text:p>145701</text:p>
          </table:table-cell>
        </table:table-row>
        <table:table-row table:style-name="ro1">
          <table:table-cell office:value-type="string">
            <text:p>AO.17</text:p>
          </table:table-cell>
          <table:table-cell table:number-columns-repeated="2" office:value-type="string">
            <text:p>Luanda Norte</text:p>
          </table:table-cell>
          <table:table-cell office:value-type="float" office:value="145702">
            <text:p>145702</text:p>
          </table:table-cell>
        </table:table-row>
        <table:table-row table:style-name="ro1">
          <table:table-cell office:value-type="string">
            <text:p>AO.14</text:p>
          </table:table-cell>
          <table:table-cell office:value-type="string">
            <text:p>Moxico</text:p>
          </table:table-cell>
          <table:table-cell office:value-type="string">
            <text:p>Moxico</text:p>
          </table:table-cell>
          <table:table-cell office:value-type="float" office:value="875996">
            <text:p>875996</text:p>
          </table:table-cell>
        </table:table-row>
        <table:table-row table:style-name="ro1">
          <table:table-cell office:value-type="string">
            <text:p>AO.04</text:p>
          </table:table-cell>
          <table:table-cell office:value-type="string">
            <text:p>Cuando Cobango</text:p>
          </table:table-cell>
          <table:table-cell office:value-type="string">
            <text:p>Cuando Cobango</text:p>
          </table:table-cell>
          <table:table-cell office:value-type="float" office:value="876337">
            <text:p>876337</text:p>
          </table:table-cell>
        </table:table-row>
        <table:table-row table:style-name="ro1">
          <table:table-cell office:value-type="string">
            <text:p>AO.16</text:p>
          </table:table-cell>
          <table:table-cell table:number-columns-repeated="2" office:value-type="string">
            <text:p>Zaire</text:p>
          </table:table-cell>
          <table:table-cell office:value-type="float" office:value="2236355">
            <text:p>2236355</text:p>
          </table:table-cell>
        </table:table-row>
        <table:table-row table:style-name="ro1">
          <table:table-cell office:value-type="string">
            <text:p>AO.15</text:p>
          </table:table-cell>
          <table:table-cell office:value-type="string">
            <text:p>Uíge</text:p>
          </table:table-cell>
          <table:table-cell office:value-type="string">
            <text:p>Uige</text:p>
          </table:table-cell>
          <table:table-cell office:value-type="float" office:value="2236566">
            <text:p>2236566</text:p>
          </table:table-cell>
        </table:table-row>
        <table:table-row table:style-name="ro1">
          <table:table-cell office:value-type="string">
            <text:p>AO.12</text:p>
          </table:table-cell>
          <table:table-cell office:value-type="string">
            <text:p>Malanje</text:p>
          </table:table-cell>
          <table:table-cell office:value-type="string">
            <text:p>Malanje</text:p>
          </table:table-cell>
          <table:table-cell office:value-type="float" office:value="2239858">
            <text:p>2239858</text:p>
          </table:table-cell>
        </table:table-row>
        <table:table-row table:style-name="ro1">
          <table:table-cell office:value-type="string">
            <text:p>AO.20</text:p>
          </table:table-cell>
          <table:table-cell table:number-columns-repeated="2" office:value-type="string">
            <text:p>Luanda</text:p>
          </table:table-cell>
          <table:table-cell office:value-type="float" office:value="2240444">
            <text:p>2240444</text:p>
          </table:table-cell>
        </table:table-row>
        <table:table-row table:style-name="ro1">
          <table:table-cell office:value-type="string">
            <text:p>AO.05</text:p>
          </table:table-cell>
          <table:table-cell office:value-type="string">
            <text:p>Cuanza Norte</text:p>
          </table:table-cell>
          <table:table-cell office:value-type="string">
            <text:p>Cuanza Norte</text:p>
          </table:table-cell>
          <table:table-cell office:value-type="float" office:value="2241660">
            <text:p>2241660</text:p>
          </table:table-cell>
        </table:table-row>
        <table:table-row table:style-name="ro1">
          <table:table-cell office:value-type="string">
            <text:p>AO.03</text:p>
          </table:table-cell>
          <table:table-cell table:number-columns-repeated="2" office:value-type="string">
            <text:p>Cabinda</text:p>
          </table:table-cell>
          <table:table-cell office:value-type="float" office:value="2243266">
            <text:p>2243266</text:p>
          </table:table-cell>
        </table:table-row>
        <table:table-row table:style-name="ro1">
          <table:table-cell office:value-type="string">
            <text:p>AO.19</text:p>
          </table:table-cell>
          <table:table-cell office:value-type="string">
            <text:p>Bengo</text:p>
          </table:table-cell>
          <table:table-cell office:value-type="string">
            <text:p>Bengo</text:p>
          </table:table-cell>
          <table:table-cell office:value-type="float" office:value="2243598">
            <text:p>2243598</text:p>
          </table:table-cell>
        </table:table-row>
        <table:table-row table:style-name="ro1">
          <table:table-cell office:value-type="string">
            <text:p>AO.13</text:p>
          </table:table-cell>
          <table:table-cell office:value-type="string">
            <text:p>Namibe</text:p>
          </table:table-cell>
          <table:table-cell office:value-type="string">
            <text:p>Namibe</text:p>
          </table:table-cell>
          <table:table-cell office:value-type="float" office:value="3347016">
            <text:p>3347016</text:p>
          </table:table-cell>
        </table:table-row>
        <table:table-row table:style-name="ro1">
          <table:table-cell office:value-type="string">
            <text:p>AO.09</text:p>
          </table:table-cell>
          <table:table-cell office:value-type="string">
            <text:p>Huíla</text:p>
          </table:table-cell>
          <table:table-cell office:value-type="string">
            <text:p>Huila</text:p>
          </table:table-cell>
          <table:table-cell office:value-type="float" office:value="3348303">
            <text:p>3348303</text:p>
          </table:table-cell>
        </table:table-row>
        <table:table-row table:style-name="ro1">
          <table:table-cell office:value-type="string">
            <text:p>AO.08</text:p>
          </table:table-cell>
          <table:table-cell table:number-columns-repeated="2" office:value-type="string">
            <text:p>Huambo</text:p>
          </table:table-cell>
          <table:table-cell office:value-type="float" office:value="3348310">
            <text:p>3348310</text:p>
          </table:table-cell>
        </table:table-row>
        <table:table-row table:style-name="ro1">
          <table:table-cell office:value-type="string">
            <text:p>AO.07</text:p>
          </table:table-cell>
          <table:table-cell table:number-columns-repeated="2" office:value-type="string">
            <text:p>Cunene</text:p>
          </table:table-cell>
          <table:table-cell office:value-type="float" office:value="3349096">
            <text:p>3349096</text:p>
          </table:table-cell>
        </table:table-row>
        <table:table-row table:style-name="ro1">
          <table:table-cell office:value-type="string">
            <text:p>AO.06</text:p>
          </table:table-cell>
          <table:table-cell table:number-columns-repeated="2" office:value-type="string">
            <text:p>Kwanza Sul</text:p>
          </table:table-cell>
          <table:table-cell office:value-type="float" office:value="3349234">
            <text:p>3349234</text:p>
          </table:table-cell>
        </table:table-row>
        <table:table-row table:style-name="ro1">
          <table:table-cell office:value-type="string">
            <text:p>AO.02</text:p>
          </table:table-cell>
          <table:table-cell office:value-type="string">
            <text:p>Bíe</text:p>
          </table:table-cell>
          <table:table-cell office:value-type="string">
            <text:p>Bie</text:p>
          </table:table-cell>
          <table:table-cell office:value-type="float" office:value="3351640">
            <text:p>3351640</text:p>
          </table:table-cell>
        </table:table-row>
        <table:table-row table:style-name="ro1">
          <table:table-cell office:value-type="string">
            <text:p>AO.01</text:p>
          </table:table-cell>
          <table:table-cell table:number-columns-repeated="2" office:value-type="string">
            <text:p>Benguela</text:p>
          </table:table-cell>
          <table:table-cell office:value-type="float" office:value="3351660">
            <text:p>3351660</text:p>
          </table:table-cell>
        </table:table-row>
        <table:table-row table:style-name="ro1">
          <table:table-cell office:value-type="string">
            <text:p>AR.14</text:p>
          </table:table-cell>
          <table:table-cell office:value-type="string">
            <text:p>Misiones</text:p>
          </table:table-cell>
          <table:table-cell office:value-type="string">
            <text:p>Misiones</text:p>
          </table:table-cell>
          <table:table-cell office:value-type="float" office:value="3430657">
            <text:p>3430657</text:p>
          </table:table-cell>
        </table:table-row>
        <table:table-row table:style-name="ro1">
          <table:table-cell office:value-type="string">
            <text:p>AR.09</text:p>
          </table:table-cell>
          <table:table-cell table:number-columns-repeated="2" office:value-type="string">
            <text:p>Formosa</text:p>
          </table:table-cell>
          <table:table-cell office:value-type="float" office:value="3433896">
            <text:p>3433896</text:p>
          </table:table-cell>
        </table:table-row>
        <table:table-row table:style-name="ro1">
          <table:table-cell office:value-type="string">
            <text:p>AR.07</text:p>
          </table:table-cell>
          <table:table-cell table:number-columns-repeated="2" office:value-type="string">
            <text:p>Buenos Aires F.D.</text:p>
          </table:table-cell>
          <table:table-cell office:value-type="float" office:value="3433955">
            <text:p>3433955</text:p>
          </table:table-cell>
        </table:table-row>
        <table:table-row table:style-name="ro1">
          <table:table-cell office:value-type="string">
            <text:p>AR.08</text:p>
          </table:table-cell>
          <table:table-cell office:value-type="string">
            <text:p>Entre Rios</text:p>
          </table:table-cell>
          <table:table-cell office:value-type="string">
            <text:p>Entre Rios</text:p>
          </table:table-cell>
          <table:table-cell office:value-type="float" office:value="3434137">
            <text:p>3434137</text:p>
          </table:table-cell>
        </table:table-row>
        <table:table-row table:style-name="ro1">
          <table:table-cell office:value-type="string">
            <text:p>AR.06</text:p>
          </table:table-cell>
          <table:table-cell table:number-columns-repeated="2" office:value-type="string">
            <text:p>Corrientes</text:p>
          </table:table-cell>
          <table:table-cell office:value-type="float" office:value="3435214">
            <text:p>3435214</text:p>
          </table:table-cell>
        </table:table-row>
        <table:table-row table:style-name="ro1">
          <table:table-cell office:value-type="string">
            <text:p>AR.01</text:p>
          </table:table-cell>
          <table:table-cell table:number-columns-repeated="2" office:value-type="string">
            <text:p>Buenos Aires</text:p>
          </table:table-cell>
          <table:table-cell office:value-type="float" office:value="3435907">
            <text:p>3435907</text:p>
          </table:table-cell>
        </table:table-row>
        <table:table-row table:style-name="ro1">
          <table:table-cell office:value-type="string">
            <text:p>AR.24</text:p>
          </table:table-cell>
          <table:table-cell table:number-columns-repeated="2" office:value-type="string">
            <text:p>Tucuman</text:p>
          </table:table-cell>
          <table:table-cell office:value-type="float" office:value="3833578">
            <text:p>3833578</text:p>
          </table:table-cell>
        </table:table-row>
        <table:table-row table:style-name="ro1">
          <table:table-cell office:value-type="string">
            <text:p>AR.23</text:p>
          </table:table-cell>
          <table:table-cell table:number-columns-repeated="2" office:value-type="string">
            <text:p>Tierra del Fuego</text:p>
          </table:table-cell>
          <table:table-cell office:value-type="float" office:value="3834450">
            <text:p>3834450</text:p>
          </table:table-cell>
        </table:table-row>
        <table:table-row table:style-name="ro1">
          <table:table-cell office:value-type="string">
            <text:p>AR.22</text:p>
          </table:table-cell>
          <table:table-cell table:number-columns-repeated="2" office:value-type="string">
            <text:p>Santiago del Estero</text:p>
          </table:table-cell>
          <table:table-cell office:value-type="float" office:value="3835868">
            <text:p>3835868</text:p>
          </table:table-cell>
        </table:table-row>
        <table:table-row table:style-name="ro1">
          <table:table-cell office:value-type="string">
            <text:p>AR.21</text:p>
          </table:table-cell>
          <table:table-cell table:number-columns-repeated="2" office:value-type="string">
            <text:p>Santa Fe</text:p>
          </table:table-cell>
          <table:table-cell office:value-type="float" office:value="3836276">
            <text:p>3836276</text:p>
          </table:table-cell>
        </table:table-row>
        <table:table-row table:style-name="ro1">
          <table:table-cell office:value-type="string">
            <text:p>AR.20</text:p>
          </table:table-cell>
          <table:table-cell table:number-columns-repeated="2" office:value-type="string">
            <text:p>Santa Cruz</text:p>
          </table:table-cell>
          <table:table-cell office:value-type="float" office:value="3836350">
            <text:p>3836350</text:p>
          </table:table-cell>
        </table:table-row>
        <table:table-row table:style-name="ro1">
          <table:table-cell office:value-type="string">
            <text:p>AR.19</text:p>
          </table:table-cell>
          <table:table-cell table:number-columns-repeated="2" office:value-type="string">
            <text:p>San Luis</text:p>
          </table:table-cell>
          <table:table-cell office:value-type="float" office:value="3837029">
            <text:p>3837029</text:p>
          </table:table-cell>
        </table:table-row>
        <table:table-row table:style-name="ro1">
          <table:table-cell office:value-type="string">
            <text:p>AR.18</text:p>
          </table:table-cell>
          <table:table-cell table:number-columns-repeated="2" office:value-type="string">
            <text:p>San Juan</text:p>
          </table:table-cell>
          <table:table-cell office:value-type="float" office:value="3837152">
            <text:p>3837152</text:p>
          </table:table-cell>
        </table:table-row>
        <table:table-row table:style-name="ro1">
          <table:table-cell office:value-type="string">
            <text:p>AR.17</text:p>
          </table:table-cell>
          <table:table-cell table:number-columns-repeated="2" office:value-type="string">
            <text:p>Salta</text:p>
          </table:table-cell>
          <table:table-cell office:value-type="float" office:value="3838231">
            <text:p>3838231</text:p>
          </table:table-cell>
        </table:table-row>
        <table:table-row table:style-name="ro1">
          <table:table-cell office:value-type="string">
            <text:p>AR.16</text:p>
          </table:table-cell>
          <table:table-cell table:number-columns-repeated="2" office:value-type="string">
            <text:p>Rio Negro</text:p>
          </table:table-cell>
          <table:table-cell office:value-type="float" office:value="3838830">
            <text:p>3838830</text:p>
          </table:table-cell>
        </table:table-row>
        <table:table-row table:style-name="ro1">
          <table:table-cell office:value-type="string">
            <text:p>AR.15</text:p>
          </table:table-cell>
          <table:table-cell office:value-type="string">
            <text:p>Neuquen</text:p>
          </table:table-cell>
          <table:table-cell office:value-type="string">
            <text:p>Neuquen</text:p>
          </table:table-cell>
          <table:table-cell office:value-type="float" office:value="3843122">
            <text:p>3843122</text:p>
          </table:table-cell>
        </table:table-row>
        <table:table-row table:style-name="ro1">
          <table:table-cell office:value-type="string">
            <text:p>AR.13</text:p>
          </table:table-cell>
          <table:table-cell table:number-columns-repeated="2" office:value-type="string">
            <text:p>Mendoza</text:p>
          </table:table-cell>
          <table:table-cell office:value-type="float" office:value="3844419">
            <text:p>3844419</text:p>
          </table:table-cell>
        </table:table-row>
        <table:table-row table:style-name="ro1">
          <table:table-cell office:value-type="string">
            <text:p>AR.12</text:p>
          </table:table-cell>
          <table:table-cell table:number-columns-repeated="2" office:value-type="string">
            <text:p>La Rioja</text:p>
          </table:table-cell>
          <table:table-cell office:value-type="float" office:value="3848949">
            <text:p>3848949</text:p>
          </table:table-cell>
        </table:table-row>
        <table:table-row table:style-name="ro1">
          <table:table-cell office:value-type="string">
            <text:p>AR.11</text:p>
          </table:table-cell>
          <table:table-cell office:value-type="string">
            <text:p>La Pampa</text:p>
          </table:table-cell>
          <table:table-cell office:value-type="string">
            <text:p>La Pampa</text:p>
          </table:table-cell>
          <table:table-cell office:value-type="float" office:value="3849574">
            <text:p>3849574</text:p>
          </table:table-cell>
        </table:table-row>
        <table:table-row table:style-name="ro1">
          <table:table-cell office:value-type="string">
            <text:p>AR.10</text:p>
          </table:table-cell>
          <table:table-cell table:number-columns-repeated="2" office:value-type="string">
            <text:p>Jujuy</text:p>
          </table:table-cell>
          <table:table-cell office:value-type="float" office:value="3853404">
            <text:p>3853404</text:p>
          </table:table-cell>
        </table:table-row>
        <table:table-row table:style-name="ro1">
          <table:table-cell office:value-type="string">
            <text:p>AR.05</text:p>
          </table:table-cell>
          <table:table-cell table:number-columns-repeated="2" office:value-type="string">
            <text:p>Cordoba</text:p>
          </table:table-cell>
          <table:table-cell office:value-type="float" office:value="3860255">
            <text:p>3860255</text:p>
          </table:table-cell>
        </table:table-row>
        <table:table-row table:style-name="ro1">
          <table:table-cell office:value-type="string">
            <text:p>AR.04</text:p>
          </table:table-cell>
          <table:table-cell table:number-columns-repeated="2" office:value-type="string">
            <text:p>Chubut</text:p>
          </table:table-cell>
          <table:table-cell office:value-type="float" office:value="3861244">
            <text:p>3861244</text:p>
          </table:table-cell>
        </table:table-row>
        <table:table-row table:style-name="ro1">
          <table:table-cell office:value-type="string">
            <text:p>AR.03</text:p>
          </table:table-cell>
          <table:table-cell table:number-columns-repeated="2" office:value-type="string">
            <text:p>Chaco</text:p>
          </table:table-cell>
          <table:table-cell office:value-type="float" office:value="3861887">
            <text:p>3861887</text:p>
          </table:table-cell>
        </table:table-row>
        <table:table-row table:style-name="ro1">
          <table:table-cell office:value-type="string">
            <text:p>AR.02</text:p>
          </table:table-cell>
          <table:table-cell table:number-columns-repeated="2" office:value-type="string">
            <text:p>Catamarca</text:p>
          </table:table-cell>
          <table:table-cell office:value-type="float" office:value="3862286">
            <text:p>3862286</text:p>
          </table:table-cell>
        </table:table-row>
        <table:table-row table:style-name="ro1">
          <table:table-cell office:value-type="string">
            <text:p>AS.050</text:p>
          </table:table-cell>
          <table:table-cell table:number-columns-repeated="2" office:value-type="string">
            <text:p>Western District</text:p>
          </table:table-cell>
          <table:table-cell office:value-type="float" office:value="5880873">
            <text:p>5880873</text:p>
          </table:table-cell>
        </table:table-row>
        <table:table-row table:style-name="ro1">
          <table:table-cell office:value-type="string">
            <text:p>AS.040</text:p>
          </table:table-cell>
          <table:table-cell table:number-columns-repeated="2" office:value-type="string">
            <text:p>Swains Island</text:p>
          </table:table-cell>
          <table:table-cell office:value-type="float" office:value="5881199">
            <text:p>5881199</text:p>
          </table:table-cell>
        </table:table-row>
        <table:table-row table:style-name="ro1">
          <table:table-cell office:value-type="string">
            <text:p>AS.010</text:p>
          </table:table-cell>
          <table:table-cell table:number-columns-repeated="2" office:value-type="string">
            <text:p>Eastern District</text:p>
          </table:table-cell>
          <table:table-cell office:value-type="float" office:value="5881219">
            <text:p>5881219</text:p>
          </table:table-cell>
        </table:table-row>
        <table:table-row table:style-name="ro1">
          <table:table-cell office:value-type="string">
            <text:p>AS.020</text:p>
          </table:table-cell>
          <table:table-cell table:number-columns-repeated="2" office:value-type="string">
            <text:p>Manu'a</text:p>
          </table:table-cell>
          <table:table-cell office:value-type="float" office:value="5881436">
            <text:p>5881436</text:p>
          </table:table-cell>
        </table:table-row>
        <table:table-row table:style-name="ro1">
          <table:table-cell office:value-type="string">
            <text:p>AS.030</text:p>
          </table:table-cell>
          <table:table-cell table:number-columns-repeated="2" office:value-type="string">
            <text:p>Rose Island</text:p>
          </table:table-cell>
          <table:table-cell office:value-type="float" office:value="7309441">
            <text:p>7309441</text:p>
          </table:table-cell>
        </table:table-row>
        <table:table-row table:style-name="ro1">
          <table:table-cell office:value-type="string">
            <text:p>AT.09</text:p>
          </table:table-cell>
          <table:table-cell table:number-columns-repeated="2" office:value-type="string">
            <text:p>Vienna</text:p>
          </table:table-cell>
          <table:table-cell office:value-type="float" office:value="2761367">
            <text:p>2761367</text:p>
          </table:table-cell>
        </table:table-row>
        <table:table-row table:style-name="ro1">
          <table:table-cell office:value-type="string">
            <text:p>AT.08</text:p>
          </table:table-cell>
          <table:table-cell office:value-type="string">
            <text:p>Vorarlberg</text:p>
          </table:table-cell>
          <table:table-cell office:value-type="string">
            <text:p>Vorarlberg</text:p>
          </table:table-cell>
          <table:table-cell office:value-type="float" office:value="2762300">
            <text:p>2762300</text:p>
          </table:table-cell>
        </table:table-row>
        <table:table-row table:style-name="ro1">
          <table:table-cell office:value-type="string">
            <text:p>AT.07</text:p>
          </table:table-cell>
          <table:table-cell table:number-columns-repeated="2" office:value-type="string">
            <text:p>Tyrol</text:p>
          </table:table-cell>
          <table:table-cell office:value-type="float" office:value="2763586">
            <text:p>2763586</text:p>
          </table:table-cell>
        </table:table-row>
        <table:table-row table:style-name="ro1">
          <table:table-cell office:value-type="string">
            <text:p>AT.06</text:p>
          </table:table-cell>
          <table:table-cell table:number-columns-repeated="2" office:value-type="string">
            <text:p>Styria</text:p>
          </table:table-cell>
          <table:table-cell office:value-type="float" office:value="2764581">
            <text:p>2764581</text:p>
          </table:table-cell>
        </table:table-row>
        <table:table-row table:style-name="ro1">
          <table:table-cell office:value-type="string">
            <text:p>AT.05</text:p>
          </table:table-cell>
          <table:table-cell table:number-columns-repeated="2" office:value-type="string">
            <text:p>Salzburg</text:p>
          </table:table-cell>
          <table:table-cell office:value-type="float" office:value="2766823">
            <text:p>2766823</text:p>
          </table:table-cell>
        </table:table-row>
        <table:table-row table:style-name="ro1">
          <table:table-cell office:value-type="string">
            <text:p>AT.04</text:p>
          </table:table-cell>
          <table:table-cell table:number-columns-repeated="2" office:value-type="string">
            <text:p>Upper Austria</text:p>
          </table:table-cell>
          <table:table-cell office:value-type="float" office:value="2769848">
            <text:p>2769848</text:p>
          </table:table-cell>
        </table:table-row>
        <table:table-row table:style-name="ro1">
          <table:table-cell office:value-type="string">
            <text:p>AT.03</text:p>
          </table:table-cell>
          <table:table-cell table:number-columns-repeated="2" office:value-type="string">
            <text:p>Lower Austria</text:p>
          </table:table-cell>
          <table:table-cell office:value-type="float" office:value="2770542">
            <text:p>2770542</text:p>
          </table:table-cell>
        </table:table-row>
        <table:table-row table:style-name="ro1">
          <table:table-cell office:value-type="string">
            <text:p>AT.02</text:p>
          </table:table-cell>
          <table:table-cell office:value-type="string">
            <text:p>Carinthia</text:p>
          </table:table-cell>
          <table:table-cell office:value-type="string">
            <text:p>Carinthia</text:p>
          </table:table-cell>
          <table:table-cell office:value-type="float" office:value="2774686">
            <text:p>2774686</text:p>
          </table:table-cell>
        </table:table-row>
        <table:table-row table:style-name="ro1">
          <table:table-cell office:value-type="string">
            <text:p>AT.01</text:p>
          </table:table-cell>
          <table:table-cell office:value-type="string">
            <text:p>Burgenland</text:p>
          </table:table-cell>
          <table:table-cell office:value-type="string">
            <text:p>Burgenland</text:p>
          </table:table-cell>
          <table:table-cell office:value-type="float" office:value="2781194">
            <text:p>2781194</text:p>
          </table:table-cell>
        </table:table-row>
        <table:table-row table:style-name="ro1">
          <table:table-cell office:value-type="string">
            <text:p>AU.08</text:p>
          </table:table-cell>
          <table:table-cell table:number-columns-repeated="2" office:value-type="string">
            <text:p>Western Australia</text:p>
          </table:table-cell>
          <table:table-cell office:value-type="float" office:value="2058645">
            <text:p>2058645</text:p>
          </table:table-cell>
        </table:table-row>
        <table:table-row table:style-name="ro1">
          <table:table-cell office:value-type="string">
            <text:p>AU.05</text:p>
          </table:table-cell>
          <table:table-cell table:number-columns-repeated="2" office:value-type="string">
            <text:p>South Australia</text:p>
          </table:table-cell>
          <table:table-cell office:value-type="float" office:value="2061327">
            <text:p>2061327</text:p>
          </table:table-cell>
        </table:table-row>
        <table:table-row table:style-name="ro1">
          <table:table-cell office:value-type="string">
            <text:p>AU.03</text:p>
          </table:table-cell>
          <table:table-cell table:number-columns-repeated="2" office:value-type="string">
            <text:p>Northern Territory</text:p>
          </table:table-cell>
          <table:table-cell office:value-type="float" office:value="2064513">
            <text:p>2064513</text:p>
          </table:table-cell>
        </table:table-row>
        <table:table-row table:style-name="ro1">
          <table:table-cell office:value-type="string">
            <text:p>AU.07</text:p>
          </table:table-cell>
          <table:table-cell table:number-columns-repeated="2" office:value-type="string">
            <text:p>Victoria</text:p>
          </table:table-cell>
          <table:table-cell office:value-type="float" office:value="2145234">
            <text:p>2145234</text:p>
          </table:table-cell>
        </table:table-row>
        <table:table-row table:style-name="ro1">
          <table:table-cell office:value-type="string">
            <text:p>AU.06</text:p>
          </table:table-cell>
          <table:table-cell table:number-columns-repeated="2" office:value-type="string">
            <text:p>Tasmania</text:p>
          </table:table-cell>
          <table:table-cell office:value-type="float" office:value="2147291">
            <text:p>2147291</text:p>
          </table:table-cell>
        </table:table-row>
        <table:table-row table:style-name="ro1">
          <table:table-cell office:value-type="string">
            <text:p>AU.04</text:p>
          </table:table-cell>
          <table:table-cell table:number-columns-repeated="2" office:value-type="string">
            <text:p>Queensland</text:p>
          </table:table-cell>
          <table:table-cell office:value-type="float" office:value="2152274">
            <text:p>2152274</text:p>
          </table:table-cell>
        </table:table-row>
        <table:table-row table:style-name="ro1">
          <table:table-cell office:value-type="string">
            <text:p>AU.02</text:p>
          </table:table-cell>
          <table:table-cell table:number-columns-repeated="2" office:value-type="string">
            <text:p>New South Wales</text:p>
          </table:table-cell>
          <table:table-cell office:value-type="float" office:value="2155400">
            <text:p>2155400</text:p>
          </table:table-cell>
        </table:table-row>
        <table:table-row table:style-name="ro1">
          <table:table-cell office:value-type="string">
            <text:p>AU.01</text:p>
          </table:table-cell>
          <table:table-cell table:number-columns-repeated="2" office:value-type="string">
            <text:p>Australian Capital Territory</text:p>
          </table:table-cell>
          <table:table-cell office:value-type="float" office:value="2177478">
            <text:p>2177478</text:p>
          </table:table-cell>
        </table:table-row>
        <table:table-row table:style-name="ro1">
          <table:table-cell office:value-type="string">
            <text:p>AX.211</text:p>
          </table:table-cell>
          <table:table-cell office:value-type="string">
            <text:p>Mariehamns stad</text:p>
          </table:table-cell>
          <table:table-cell office:value-type="string">
            <text:p>Mariehamns stad</text:p>
          </table:table-cell>
          <table:table-cell office:value-type="float" office:value="9611689">
            <text:p>9611689</text:p>
          </table:table-cell>
        </table:table-row>
        <table:table-row table:style-name="ro1">
          <table:table-cell office:value-type="string">
            <text:p>AX.212</text:p>
          </table:table-cell>
          <table:table-cell office:value-type="string">
            <text:p>Ålands landsbygd</text:p>
          </table:table-cell>
          <table:table-cell office:value-type="string">
            <text:p>Alands landsbygd</text:p>
          </table:table-cell>
          <table:table-cell office:value-type="float" office:value="9611692">
            <text:p>9611692</text:p>
          </table:table-cell>
        </table:table-row>
        <table:table-row table:style-name="ro1">
          <table:table-cell office:value-type="string">
            <text:p>AX.213</text:p>
          </table:table-cell>
          <table:table-cell office:value-type="string">
            <text:p>Ålands skärgård</text:p>
          </table:table-cell>
          <table:table-cell office:value-type="string">
            <text:p>Alands skaergard</text:p>
          </table:table-cell>
          <table:table-cell office:value-type="float" office:value="9611694">
            <text:p>9611694</text:p>
          </table:table-cell>
        </table:table-row>
        <table:table-row table:style-name="ro1">
          <table:table-cell office:value-type="string">
            <text:p>AZ.12</text:p>
          </table:table-cell>
          <table:table-cell office:value-type="string">
            <text:p>Beyləqan</text:p>
          </table:table-cell>
          <table:table-cell office:value-type="string">
            <text:p>Beylaqan</text:p>
          </table:table-cell>
          <table:table-cell office:value-type="float" office:value="146879">
            <text:p>146879</text:p>
          </table:table-cell>
        </table:table-row>
        <table:table-row table:style-name="ro1">
          <table:table-cell office:value-type="string">
            <text:p>AZ.69</text:p>
          </table:table-cell>
          <table:table-cell office:value-type="string">
            <text:p>Zangilan District</text:p>
          </table:table-cell>
          <table:table-cell office:value-type="string">
            <text:p>Zangilan District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AZ.66</text:p>
          </table:table-cell>
          <table:table-cell office:value-type="string">
            <text:p>Yardimli District</text:p>
          </table:table-cell>
          <table:table-cell office:value-type="string">
            <text:p>Yardimli District</text:p>
          </table:table-cell>
          <table:table-cell office:value-type="float" office:value="146962">
            <text:p>146962</text:p>
          </table:table-cell>
        </table:table-row>
        <table:table-row table:style-name="ro1">
          <table:table-cell office:value-type="string">
            <text:p>AZ.55</text:p>
          </table:table-cell>
          <table:table-cell office:value-type="string">
            <text:p>Shusha</text:p>
          </table:table-cell>
          <table:table-cell office:value-type="string">
            <text:p>Shusha</text:p>
          </table:table-cell>
          <table:table-cell office:value-type="float" office:value="147163">
            <text:p>147163</text:p>
          </table:table-cell>
        </table:table-row>
        <table:table-row table:style-name="ro1">
          <table:table-cell office:value-type="string">
            <text:p>AZ.49</text:p>
          </table:table-cell>
          <table:table-cell office:value-type="string">
            <text:p>Salyan District</text:p>
          </table:table-cell>
          <table:table-cell office:value-type="string">
            <text:p>Salyan District</text:p>
          </table:table-cell>
          <table:table-cell office:value-type="float" office:value="147269">
            <text:p>147269</text:p>
          </table:table-cell>
        </table:table-row>
        <table:table-row table:style-name="ro1">
          <table:table-cell office:value-type="string">
            <text:p>AZ.46</text:p>
          </table:table-cell>
          <table:table-cell office:value-type="string">
            <text:p>Sabirabad District</text:p>
          </table:table-cell>
          <table:table-cell office:value-type="string">
            <text:p>Sabirabad District</text:p>
          </table:table-cell>
          <table:table-cell office:value-type="float" office:value="147284">
            <text:p>147284</text:p>
          </table:table-cell>
        </table:table-row>
        <table:table-row table:style-name="ro1">
          <table:table-cell office:value-type="string">
            <text:p>AZ.45</text:p>
          </table:table-cell>
          <table:table-cell office:value-type="string">
            <text:p>Saatlı</text:p>
          </table:table-cell>
          <table:table-cell office:value-type="string">
            <text:p>Saatli</text:p>
          </table:table-cell>
          <table:table-cell office:value-type="float" office:value="147287">
            <text:p>147287</text:p>
          </table:table-cell>
        </table:table-row>
        <table:table-row table:style-name="ro1">
          <table:table-cell office:value-type="string">
            <text:p>AZ.13</text:p>
          </table:table-cell>
          <table:table-cell office:value-type="string">
            <text:p>Bilasuvar District</text:p>
          </table:table-cell>
          <table:table-cell office:value-type="string">
            <text:p>Bilasuvar District</text:p>
          </table:table-cell>
          <table:table-cell office:value-type="float" office:value="147310">
            <text:p>147310</text:p>
          </table:table-cell>
        </table:table-row>
        <table:table-row table:style-name="ro1">
          <table:table-cell office:value-type="string">
            <text:p>AZ.36</text:p>
          </table:table-cell>
          <table:table-cell office:value-type="string">
            <text:p>Neftçala</text:p>
          </table:table-cell>
          <table:table-cell office:value-type="string">
            <text:p>Neftcala</text:p>
          </table:table-cell>
          <table:table-cell office:value-type="float" office:value="147422">
            <text:p>147422</text:p>
          </table:table-cell>
        </table:table-row>
        <table:table-row table:style-name="ro1">
          <table:table-cell office:value-type="string">
            <text:p>AZ.35</text:p>
          </table:table-cell>
          <table:table-cell table:number-columns-repeated="2" office:value-type="string">
            <text:p>Nakhichevan ASSR</text:p>
          </table:table-cell>
          <table:table-cell office:value-type="float" office:value="147435">
            <text:p>147435</text:p>
          </table:table-cell>
        </table:table-row>
        <table:table-row table:style-name="ro1">
          <table:table-cell office:value-type="string">
            <text:p>AZ.32</text:p>
          </table:table-cell>
          <table:table-cell office:value-type="string">
            <text:p>Masally</text:p>
          </table:table-cell>
          <table:table-cell office:value-type="string">
            <text:p>Masally</text:p>
          </table:table-cell>
          <table:table-cell office:value-type="float" office:value="147551">
            <text:p>147551</text:p>
          </table:table-cell>
        </table:table-row>
        <table:table-row table:style-name="ro1">
          <table:table-cell office:value-type="string">
            <text:p>AZ.31</text:p>
          </table:table-cell>
          <table:table-cell office:value-type="string">
            <text:p>Lerik District</text:p>
          </table:table-cell>
          <table:table-cell office:value-type="string">
            <text:p>Lerik District</text:p>
          </table:table-cell>
          <table:table-cell office:value-type="float" office:value="147610">
            <text:p>147610</text:p>
          </table:table-cell>
        </table:table-row>
        <table:table-row table:style-name="ro1">
          <table:table-cell office:value-type="string">
            <text:p>AZ.29</text:p>
          </table:table-cell>
          <table:table-cell office:value-type="string">
            <text:p>Lənkəran</text:p>
          </table:table-cell>
          <table:table-cell office:value-type="string">
            <text:p>Lankaran</text:p>
          </table:table-cell>
          <table:table-cell office:value-type="float" office:value="147613">
            <text:p>147613</text:p>
          </table:table-cell>
        </table:table-row>
        <table:table-row table:style-name="ro1">
          <table:table-cell office:value-type="string">
            <text:p>AZ.28</text:p>
          </table:table-cell>
          <table:table-cell office:value-type="string">
            <text:p>Laçın</text:p>
          </table:table-cell>
          <table:table-cell office:value-type="string">
            <text:p>Lacin</text:p>
          </table:table-cell>
          <table:table-cell office:value-type="float" office:value="147626">
            <text:p>147626</text:p>
          </table:table-cell>
        </table:table-row>
        <table:table-row table:style-name="ro1">
          <table:table-cell office:value-type="string">
            <text:p>AZ.43</text:p>
          </table:table-cell>
          <table:table-cell office:value-type="string">
            <text:p>Qubadlı</text:p>
          </table:table-cell>
          <table:table-cell office:value-type="string">
            <text:p>Qubadli</text:p>
          </table:table-cell>
          <table:table-cell office:value-type="float" office:value="147694">
            <text:p>147694</text:p>
          </table:table-cell>
        </table:table-row>
        <table:table-row table:style-name="ro1">
          <table:table-cell office:value-type="string">
            <text:p>AZ.24</text:p>
          </table:table-cell>
          <table:table-cell office:value-type="string">
            <text:p>İmişli</text:p>
          </table:table-cell>
          <table:table-cell office:value-type="string">
            <text:p>Imisli</text:p>
          </table:table-cell>
          <table:table-cell office:value-type="float" office:value="147983">
            <text:p>147983</text:p>
          </table:table-cell>
        </table:table-row>
        <table:table-row table:style-name="ro1">
          <table:table-cell office:value-type="string">
            <text:p>AZ.18</text:p>
          </table:table-cell>
          <table:table-cell office:value-type="string">
            <text:p>Fuzuli District</text:p>
          </table:table-cell>
          <table:table-cell office:value-type="string">
            <text:p>Fuzuli District</text:p>
          </table:table-cell>
          <table:table-cell office:value-type="float" office:value="148107">
            <text:p>148107</text:p>
          </table:table-cell>
        </table:table-row>
        <table:table-row table:style-name="ro1">
          <table:table-cell office:value-type="string">
            <text:p>AZ.14</text:p>
          </table:table-cell>
          <table:table-cell office:value-type="string">
            <text:p>Jabrayil</text:p>
          </table:table-cell>
          <table:table-cell office:value-type="string">
            <text:p>Jabrayil</text:p>
          </table:table-cell>
          <table:table-cell office:value-type="float" office:value="148140">
            <text:p>148140</text:p>
          </table:table-cell>
        </table:table-row>
        <table:table-row table:style-name="ro1">
          <table:table-cell office:value-type="string">
            <text:p>AZ.15</text:p>
          </table:table-cell>
          <table:table-cell office:value-type="string">
            <text:p>Jalilabad</text:p>
          </table:table-cell>
          <table:table-cell office:value-type="string">
            <text:p>Jalilabad</text:p>
          </table:table-cell>
          <table:table-cell office:value-type="float" office:value="148155">
            <text:p>148155</text:p>
          </table:table-cell>
        </table:table-row>
        <table:table-row table:style-name="ro1">
          <table:table-cell office:value-type="string">
            <text:p>AZ.08</text:p>
          </table:table-cell>
          <table:table-cell office:value-type="string">
            <text:p>Astara</text:p>
          </table:table-cell>
          <table:table-cell office:value-type="string">
            <text:p>Astara</text:p>
          </table:table-cell>
          <table:table-cell office:value-type="float" office:value="148442">
            <text:p>148442</text:p>
          </table:table-cell>
        </table:table-row>
        <table:table-row table:style-name="ro1">
          <table:table-cell office:value-type="string">
            <text:p>AZ.64</text:p>
          </table:table-cell>
          <table:table-cell office:value-type="string">
            <text:p>Xocalı</text:p>
          </table:table-cell>
          <table:table-cell office:value-type="string">
            <text:p>Xocali</text:p>
          </table:table-cell>
          <table:table-cell office:value-type="float" office:value="148449">
            <text:p>148449</text:p>
          </table:table-cell>
        </table:table-row>
        <table:table-row table:style-name="ro1">
          <table:table-cell office:value-type="string">
            <text:p>AZ.02</text:p>
          </table:table-cell>
          <table:table-cell office:value-type="string">
            <text:p>Ağcabǝdi</text:p>
          </table:table-cell>
          <table:table-cell office:value-type="string">
            <text:p>Aghjabadi Rayon</text:p>
          </table:table-cell>
          <table:table-cell office:value-type="float" office:value="148615">
            <text:p>148615</text:p>
          </table:table-cell>
        </table:table-row>
        <table:table-row table:style-name="ro1">
          <table:table-cell office:value-type="string">
            <text:p>AZ.03</text:p>
          </table:table-cell>
          <table:table-cell office:value-type="string">
            <text:p>Ağdam</text:p>
          </table:table-cell>
          <table:table-cell office:value-type="string">
            <text:p>Agdam</text:p>
          </table:table-cell>
          <table:table-cell office:value-type="float" office:value="148617">
            <text:p>148617</text:p>
          </table:table-cell>
        </table:table-row>
        <table:table-row table:style-name="ro1">
          <table:table-cell office:value-type="string">
            <text:p>AZ.07</text:p>
          </table:table-cell>
          <table:table-cell office:value-type="string">
            <text:p>Shirvan</text:p>
          </table:table-cell>
          <table:table-cell office:value-type="string">
            <text:p>Shirvan</text:p>
          </table:table-cell>
          <table:table-cell office:value-type="float" office:value="409417">
            <text:p>409417</text:p>
          </table:table-cell>
        </table:table-row>
        <table:table-row table:style-name="ro1">
          <table:table-cell office:value-type="string">
            <text:p>AZ.30</text:p>
          </table:table-cell>
          <table:table-cell office:value-type="string">
            <text:p>Lankaran Sahari</text:p>
          </table:table-cell>
          <table:table-cell office:value-type="string">
            <text:p>Lankaran Sahari</text:p>
          </table:table-cell>
          <table:table-cell office:value-type="float" office:value="409418">
            <text:p>409418</text:p>
          </table:table-cell>
        </table:table-row>
        <table:table-row table:style-name="ro1">
          <table:table-cell office:value-type="string">
            <text:p>AZ.56</text:p>
          </table:table-cell>
          <table:table-cell office:value-type="string">
            <text:p>Shusha City</text:p>
          </table:table-cell>
          <table:table-cell office:value-type="string">
            <text:p>Shusha City</text:p>
          </table:table-cell>
          <table:table-cell office:value-type="float" office:value="409419">
            <text:p>409419</text:p>
          </table:table-cell>
        </table:table-row>
        <table:table-row table:style-name="ro1">
          <table:table-cell office:value-type="string">
            <text:p>AZ.57</text:p>
          </table:table-cell>
          <table:table-cell table:number-columns-repeated="2" office:value-type="string">
            <text:p>Tartar District</text:p>
          </table:table-cell>
          <table:table-cell office:value-type="float" office:value="409420">
            <text:p>409420</text:p>
          </table:table-cell>
        </table:table-row>
        <table:table-row table:style-name="ro1">
          <table:table-cell office:value-type="string">
            <text:p>AZ.61</text:p>
          </table:table-cell>
          <table:table-cell office:value-type="string">
            <text:p>Xankǝndi</text:p>
          </table:table-cell>
          <table:table-cell office:value-type="string">
            <text:p>Xankandi Sahari</text:p>
          </table:table-cell>
          <table:table-cell office:value-type="float" office:value="409421">
            <text:p>409421</text:p>
          </table:table-cell>
        </table:table-row>
        <table:table-row table:style-name="ro1">
          <table:table-cell office:value-type="string">
            <text:p>AZ.65</text:p>
          </table:table-cell>
          <table:table-cell office:value-type="string">
            <text:p>Khojavend</text:p>
          </table:table-cell>
          <table:table-cell office:value-type="string">
            <text:p>Khojavend</text:p>
          </table:table-cell>
          <table:table-cell office:value-type="float" office:value="409423">
            <text:p>409423</text:p>
          </table:table-cell>
        </table:table-row>
        <table:table-row table:style-name="ro1">
          <table:table-cell office:value-type="string">
            <text:p>AZ.71</text:p>
          </table:table-cell>
          <table:table-cell office:value-type="string">
            <text:p>Zərdab</text:p>
          </table:table-cell>
          <table:table-cell office:value-type="string">
            <text:p>Zardab</text:p>
          </table:table-cell>
          <table:table-cell office:value-type="float" office:value="584583">
            <text:p>584583</text:p>
          </table:table-cell>
        </table:table-row>
        <table:table-row table:style-name="ro1">
          <table:table-cell office:value-type="string">
            <text:p>AZ.70</text:p>
          </table:table-cell>
          <table:table-cell office:value-type="string">
            <text:p>Zaqatala District</text:p>
          </table:table-cell>
          <table:table-cell office:value-type="string">
            <text:p>Zaqatala District</text:p>
          </table:table-cell>
          <table:table-cell office:value-type="float" office:value="584604">
            <text:p>584604</text:p>
          </table:table-cell>
        </table:table-row>
        <table:table-row table:style-name="ro1">
          <table:table-cell office:value-type="string">
            <text:p>AZ.67</text:p>
          </table:table-cell>
          <table:table-cell office:value-type="string">
            <text:p>Yevlax</text:p>
          </table:table-cell>
          <table:table-cell office:value-type="string">
            <text:p>Yevlax</text:p>
          </table:table-cell>
          <table:table-cell office:value-type="float" office:value="584650">
            <text:p>584650</text:p>
          </table:table-cell>
        </table:table-row>
        <table:table-row table:style-name="ro1">
          <table:table-cell office:value-type="string">
            <text:p>AZ.37</text:p>
          </table:table-cell>
          <table:table-cell office:value-type="string">
            <text:p>Oğuz</text:p>
          </table:table-cell>
          <table:table-cell office:value-type="string">
            <text:p>Oguz</text:p>
          </table:table-cell>
          <table:table-cell office:value-type="float" office:value="584742">
            <text:p>584742</text:p>
          </table:table-cell>
        </table:table-row>
        <table:table-row table:style-name="ro1">
          <table:table-cell office:value-type="string">
            <text:p>AZ.59</text:p>
          </table:table-cell>
          <table:table-cell office:value-type="string">
            <text:p>Ucar</text:p>
          </table:table-cell>
          <table:table-cell office:value-type="string">
            <text:p>Ucar</text:p>
          </table:table-cell>
          <table:table-cell office:value-type="float" office:value="584783">
            <text:p>584783</text:p>
          </table:table-cell>
        </table:table-row>
        <table:table-row table:style-name="ro1">
          <table:table-cell office:value-type="string">
            <text:p>AZ.58</text:p>
          </table:table-cell>
          <table:table-cell office:value-type="string">
            <text:p>Tovuz District</text:p>
          </table:table-cell>
          <table:table-cell office:value-type="string">
            <text:p>Tovuz District</text:p>
          </table:table-cell>
          <table:table-cell office:value-type="float" office:value="584861">
            <text:p>584861</text:p>
          </table:table-cell>
        </table:table-row>
        <table:table-row table:style-name="ro1">
          <table:table-cell office:value-type="string">
            <text:p>AZ.50</text:p>
          </table:table-cell>
          <table:table-cell office:value-type="string">
            <text:p>Şamaxı</text:p>
          </table:table-cell>
          <table:table-cell office:value-type="string">
            <text:p>Samaxi</text:p>
          </table:table-cell>
          <table:table-cell office:value-type="float" office:value="585030">
            <text:p>585030</text:p>
          </table:table-cell>
        </table:table-row>
        <table:table-row table:style-name="ro1">
          <table:table-cell office:value-type="string">
            <text:p>AZ.47</text:p>
          </table:table-cell>
          <table:table-cell office:value-type="string">
            <text:p>Shaki</text:p>
          </table:table-cell>
          <table:table-cell office:value-type="string">
            <text:p>Shaki</text:p>
          </table:table-cell>
          <table:table-cell office:value-type="float" office:value="585031">
            <text:p>585031</text:p>
          </table:table-cell>
        </table:table-row>
        <table:table-row table:style-name="ro1">
          <table:table-cell office:value-type="string">
            <text:p>AZ.51</text:p>
          </table:table-cell>
          <table:table-cell office:value-type="string">
            <text:p>Şǝmkir</text:p>
          </table:table-cell>
          <table:table-cell office:value-type="string">
            <text:p>Shamkir Rayon</text:p>
          </table:table-cell>
          <table:table-cell office:value-type="float" office:value="585059">
            <text:p>585059</text:p>
          </table:table-cell>
        </table:table-row>
        <table:table-row table:style-name="ro1">
          <table:table-cell office:value-type="string">
            <text:p>AZ.27</text:p>
          </table:table-cell>
          <table:table-cell office:value-type="string">
            <text:p>Kurdamir District</text:p>
          </table:table-cell>
          <table:table-cell office:value-type="string">
            <text:p>Kurdamir District</text:p>
          </table:table-cell>
          <table:table-cell office:value-type="float" office:value="585686">
            <text:p>585686</text:p>
          </table:table-cell>
        </table:table-row>
        <table:table-row table:style-name="ro1">
          <table:table-cell office:value-type="string">
            <text:p>AZ.38</text:p>
          </table:table-cell>
          <table:table-cell office:value-type="string">
            <text:p>Qabala District</text:p>
          </table:table-cell>
          <table:table-cell office:value-type="string">
            <text:p>Qabala District</text:p>
          </table:table-cell>
          <table:table-cell office:value-type="float" office:value="585738">
            <text:p>585738</text:p>
          </table:table-cell>
        </table:table-row>
        <table:table-row table:style-name="ro1">
          <table:table-cell office:value-type="string">
            <text:p>AZ.44</text:p>
          </table:table-cell>
          <table:table-cell office:value-type="string">
            <text:p>Qusar District</text:p>
          </table:table-cell>
          <table:table-cell office:value-type="string">
            <text:p>Qusar District</text:p>
          </table:table-cell>
          <table:table-cell office:value-type="float" office:value="585749">
            <text:p>585749</text:p>
          </table:table-cell>
        </table:table-row>
        <table:table-row table:style-name="ro1">
          <table:table-cell office:value-type="string">
            <text:p>AZ.42</text:p>
          </table:table-cell>
          <table:table-cell office:value-type="string">
            <text:p>Quba</text:p>
          </table:table-cell>
          <table:table-cell office:value-type="string">
            <text:p>Quba</text:p>
          </table:table-cell>
          <table:table-cell office:value-type="float" office:value="585786">
            <text:p>585786</text:p>
          </table:table-cell>
        </table:table-row>
        <table:table-row table:style-name="ro1">
          <table:table-cell office:value-type="string">
            <text:p>AZ.62</text:p>
          </table:table-cell>
          <table:table-cell office:value-type="string">
            <text:p>Goygol Rayon</text:p>
          </table:table-cell>
          <table:table-cell office:value-type="string">
            <text:p>Goygol Rayon</text:p>
          </table:table-cell>
          <table:table-cell office:value-type="float" office:value="585967">
            <text:p>585967</text:p>
          </table:table-cell>
        </table:table-row>
        <table:table-row table:style-name="ro1">
          <table:table-cell office:value-type="string">
            <text:p>AZ.60</text:p>
          </table:table-cell>
          <table:table-cell office:value-type="string">
            <text:p>Xaçmaz</text:p>
          </table:table-cell>
          <table:table-cell office:value-type="string">
            <text:p>Xacmaz</text:p>
          </table:table-cell>
          <table:table-cell office:value-type="float" office:value="586001">
            <text:p>586001</text:p>
          </table:table-cell>
        </table:table-row>
        <table:table-row table:style-name="ro1">
          <table:table-cell office:value-type="string">
            <text:p>AZ.26</text:p>
          </table:table-cell>
          <table:table-cell office:value-type="string">
            <text:p>Kalbajar</text:p>
          </table:table-cell>
          <table:table-cell office:value-type="string">
            <text:p>Kalbajar</text:p>
          </table:table-cell>
          <table:table-cell office:value-type="float" office:value="586047">
            <text:p>586047</text:p>
          </table:table-cell>
        </table:table-row>
        <table:table-row table:style-name="ro1">
          <table:table-cell office:value-type="string">
            <text:p>AZ.40</text:p>
          </table:table-cell>
          <table:table-cell office:value-type="string">
            <text:p>Qazax</text:p>
          </table:table-cell>
          <table:table-cell office:value-type="string">
            <text:p>Qazax</text:p>
          </table:table-cell>
          <table:table-cell office:value-type="float" office:value="586087">
            <text:p>586087</text:p>
          </table:table-cell>
        </table:table-row>
        <table:table-row table:style-name="ro1">
          <table:table-cell office:value-type="string">
            <text:p>AZ.21</text:p>
          </table:table-cell>
          <table:table-cell office:value-type="string">
            <text:p>Goranboy District</text:p>
          </table:table-cell>
          <table:table-cell office:value-type="string">
            <text:p>Goranboy District</text:p>
          </table:table-cell>
          <table:table-cell office:value-type="float" office:value="586112">
            <text:p>586112</text:p>
          </table:table-cell>
        </table:table-row>
        <table:table-row table:style-name="ro1">
          <table:table-cell office:value-type="string">
            <text:p>AZ.39</text:p>
          </table:table-cell>
          <table:table-cell office:value-type="string">
            <text:p>Qax</text:p>
          </table:table-cell>
          <table:table-cell office:value-type="string">
            <text:p>Qax</text:p>
          </table:table-cell>
          <table:table-cell office:value-type="float" office:value="586290">
            <text:p>586290</text:p>
          </table:table-cell>
        </table:table-row>
        <table:table-row table:style-name="ro1">
          <table:table-cell office:value-type="string">
            <text:p>AZ.25</text:p>
          </table:table-cell>
          <table:table-cell office:value-type="string">
            <text:p>Ismayilli District</text:p>
          </table:table-cell>
          <table:table-cell office:value-type="string">
            <text:p>Ismayilli District</text:p>
          </table:table-cell>
          <table:table-cell office:value-type="float" office:value="586320">
            <text:p>586320</text:p>
          </table:table-cell>
        </table:table-row>
        <table:table-row table:style-name="ro1">
          <table:table-cell office:value-type="string">
            <text:p>AZ.22</text:p>
          </table:table-cell>
          <table:table-cell office:value-type="string">
            <text:p>Göyçay</text:p>
          </table:table-cell>
          <table:table-cell office:value-type="string">
            <text:p>Goeycay</text:p>
          </table:table-cell>
          <table:table-cell office:value-type="float" office:value="586482">
            <text:p>586482</text:p>
          </table:table-cell>
        </table:table-row>
        <table:table-row table:style-name="ro1">
          <table:table-cell office:value-type="string">
            <text:p>AZ.17</text:p>
          </table:table-cell>
          <table:table-cell office:value-type="string">
            <text:p>Shabran</text:p>
          </table:table-cell>
          <table:table-cell office:value-type="string">
            <text:p>Shabran</text:p>
          </table:table-cell>
          <table:table-cell office:value-type="float" office:value="586725">
            <text:p>586725</text:p>
          </table:table-cell>
        </table:table-row>
        <table:table-row table:style-name="ro1">
          <table:table-cell office:value-type="string">
            <text:p>AZ.16</text:p>
          </table:table-cell>
          <table:table-cell office:value-type="string">
            <text:p>Daşkǝsǝn</text:p>
          </table:table-cell>
          <table:table-cell office:value-type="string">
            <text:p>Dashkasan Rayon</text:p>
          </table:table-cell>
          <table:table-cell office:value-type="float" office:value="586771">
            <text:p>586771</text:p>
          </table:table-cell>
        </table:table-row>
        <table:table-row table:style-name="ro1">
          <table:table-cell office:value-type="string">
            <text:p>AZ.10</text:p>
          </table:table-cell>
          <table:table-cell office:value-type="string">
            <text:p>Balakan District</text:p>
          </table:table-cell>
          <table:table-cell office:value-type="string">
            <text:p>Balakan District</text:p>
          </table:table-cell>
          <table:table-cell office:value-type="float" office:value="587010">
            <text:p>587010</text:p>
          </table:table-cell>
        </table:table-row>
        <table:table-row table:style-name="ro1">
          <table:table-cell office:value-type="string">
            <text:p>AZ.11</text:p>
          </table:table-cell>
          <table:table-cell office:value-type="string">
            <text:p>Barda</text:p>
          </table:table-cell>
          <table:table-cell office:value-type="string">
            <text:p>Barda</text:p>
          </table:table-cell>
          <table:table-cell office:value-type="float" office:value="587056">
            <text:p>587056</text:p>
          </table:table-cell>
        </table:table-row>
        <table:table-row table:style-name="ro1">
          <table:table-cell office:value-type="string">
            <text:p>AZ.09</text:p>
          </table:table-cell>
          <table:table-cell table:number-columns-repeated="2" office:value-type="string">
            <text:p>Baki</text:p>
          </table:table-cell>
          <table:table-cell office:value-type="float" office:value="587081">
            <text:p>587081</text:p>
          </table:table-cell>
        </table:table-row>
        <table:table-row table:style-name="ro1">
          <table:table-cell office:value-type="string">
            <text:p>AZ.01</text:p>
          </table:table-cell>
          <table:table-cell office:value-type="string">
            <text:p>Abşeron</text:p>
          </table:table-cell>
          <table:table-cell office:value-type="string">
            <text:p>Abseron</text:p>
          </table:table-cell>
          <table:table-cell office:value-type="float" office:value="587245">
            <text:p>587245</text:p>
          </table:table-cell>
        </table:table-row>
        <table:table-row table:style-name="ro1">
          <table:table-cell office:value-type="string">
            <text:p>AZ.06</text:p>
          </table:table-cell>
          <table:table-cell office:value-type="string">
            <text:p>Agsu District</text:p>
          </table:table-cell>
          <table:table-cell office:value-type="string">
            <text:p>Agsu District</text:p>
          </table:table-cell>
          <table:table-cell office:value-type="float" office:value="587342">
            <text:p>587342</text:p>
          </table:table-cell>
        </table:table-row>
        <table:table-row table:style-name="ro1">
          <table:table-cell office:value-type="string">
            <text:p>AZ.04</text:p>
          </table:table-cell>
          <table:table-cell office:value-type="string">
            <text:p>Ağdaş</text:p>
          </table:table-cell>
          <table:table-cell office:value-type="string">
            <text:p>Agdas</text:p>
          </table:table-cell>
          <table:table-cell office:value-type="float" office:value="587376">
            <text:p>587376</text:p>
          </table:table-cell>
        </table:table-row>
        <table:table-row table:style-name="ro1">
          <table:table-cell office:value-type="string">
            <text:p>AZ.19</text:p>
          </table:table-cell>
          <table:table-cell office:value-type="string">
            <text:p>Gadabay District</text:p>
          </table:table-cell>
          <table:table-cell office:value-type="string">
            <text:p>Gadabay District</text:p>
          </table:table-cell>
          <table:table-cell office:value-type="float" office:value="627535">
            <text:p>627535</text:p>
          </table:table-cell>
        </table:table-row>
        <table:table-row table:style-name="ro1">
          <table:table-cell office:value-type="string">
            <text:p>AZ.05</text:p>
          </table:table-cell>
          <table:table-cell office:value-type="string">
            <text:p>Ağstafa</text:p>
          </table:table-cell>
          <table:table-cell office:value-type="string">
            <text:p>Agstafa</text:p>
          </table:table-cell>
          <table:table-cell office:value-type="float" office:value="828297">
            <text:p>828297</text:p>
          </table:table-cell>
        </table:table-row>
        <table:table-row table:style-name="ro1">
          <table:table-cell office:value-type="string">
            <text:p>AZ.20</text:p>
          </table:table-cell>
          <table:table-cell office:value-type="string">
            <text:p>Gǝncǝ</text:p>
          </table:table-cell>
          <table:table-cell office:value-type="string">
            <text:p>Ganja City</text:p>
          </table:table-cell>
          <table:table-cell office:value-type="float" office:value="828298">
            <text:p>828298</text:p>
          </table:table-cell>
        </table:table-row>
        <table:table-row table:style-name="ro1">
          <table:table-cell office:value-type="string">
            <text:p>AZ.33</text:p>
          </table:table-cell>
          <table:table-cell office:value-type="string">
            <text:p>Mingǝcevir</text:p>
          </table:table-cell>
          <table:table-cell office:value-type="string">
            <text:p>Mingacevir City</text:p>
          </table:table-cell>
          <table:table-cell office:value-type="float" office:value="828299">
            <text:p>828299</text:p>
          </table:table-cell>
        </table:table-row>
        <table:table-row table:style-name="ro1">
          <table:table-cell office:value-type="string">
            <text:p>AZ.34</text:p>
          </table:table-cell>
          <table:table-cell office:value-type="string">
            <text:p>Naftalan</text:p>
          </table:table-cell>
          <table:table-cell office:value-type="string">
            <text:p>Naftalan</text:p>
          </table:table-cell>
          <table:table-cell office:value-type="float" office:value="828300">
            <text:p>828300</text:p>
          </table:table-cell>
        </table:table-row>
        <table:table-row table:style-name="ro1">
          <table:table-cell office:value-type="string">
            <text:p>AZ.41</text:p>
          </table:table-cell>
          <table:table-cell office:value-type="string">
            <text:p>Qobustan</text:p>
          </table:table-cell>
          <table:table-cell office:value-type="string">
            <text:p>Qobustan</text:p>
          </table:table-cell>
          <table:table-cell office:value-type="float" office:value="828301">
            <text:p>828301</text:p>
          </table:table-cell>
        </table:table-row>
        <table:table-row table:style-name="ro1">
          <table:table-cell office:value-type="string">
            <text:p>AZ.52</text:p>
          </table:table-cell>
          <table:table-cell office:value-type="string">
            <text:p>Samux</text:p>
          </table:table-cell>
          <table:table-cell office:value-type="string">
            <text:p>Samux</text:p>
          </table:table-cell>
          <table:table-cell office:value-type="float" office:value="828302">
            <text:p>828302</text:p>
          </table:table-cell>
        </table:table-row>
        <table:table-row table:style-name="ro1">
          <table:table-cell office:value-type="string">
            <text:p>AZ.48</text:p>
          </table:table-cell>
          <table:table-cell office:value-type="string">
            <text:p>Shaki City</text:p>
          </table:table-cell>
          <table:table-cell office:value-type="string">
            <text:p>Shaki City</text:p>
          </table:table-cell>
          <table:table-cell office:value-type="float" office:value="828303">
            <text:p>828303</text:p>
          </table:table-cell>
        </table:table-row>
        <table:table-row table:style-name="ro1">
          <table:table-cell office:value-type="string">
            <text:p>AZ.53</text:p>
          </table:table-cell>
          <table:table-cell office:value-type="string">
            <text:p>Siyǝzǝn</text:p>
          </table:table-cell>
          <table:table-cell office:value-type="string">
            <text:p>Siazan Rayon</text:p>
          </table:table-cell>
          <table:table-cell office:value-type="float" office:value="828304">
            <text:p>828304</text:p>
          </table:table-cell>
        </table:table-row>
        <table:table-row table:style-name="ro1">
          <table:table-cell office:value-type="string">
            <text:p>AZ.54</text:p>
          </table:table-cell>
          <table:table-cell office:value-type="string">
            <text:p>Sumqayit</text:p>
          </table:table-cell>
          <table:table-cell office:value-type="string">
            <text:p>Sumqayit</text:p>
          </table:table-cell>
          <table:table-cell office:value-type="float" office:value="828305">
            <text:p>828305</text:p>
          </table:table-cell>
        </table:table-row>
        <table:table-row table:style-name="ro1">
          <table:table-cell office:value-type="string">
            <text:p>AZ.63</text:p>
          </table:table-cell>
          <table:table-cell office:value-type="string">
            <text:p>Xızı</text:p>
          </table:table-cell>
          <table:table-cell office:value-type="string">
            <text:p>Xizi</text:p>
          </table:table-cell>
          <table:table-cell office:value-type="float" office:value="828306">
            <text:p>828306</text:p>
          </table:table-cell>
        </table:table-row>
        <table:table-row table:style-name="ro1">
          <table:table-cell office:value-type="string">
            <text:p>AZ.68</text:p>
          </table:table-cell>
          <table:table-cell office:value-type="string">
            <text:p>Yevlax City</text:p>
          </table:table-cell>
          <table:table-cell office:value-type="string">
            <text:p>Yevlax City</text:p>
          </table:table-cell>
          <table:table-cell office:value-type="float" office:value="828307">
            <text:p>828307</text:p>
          </table:table-cell>
        </table:table-row>
        <table:table-row table:style-name="ro1">
          <table:table-cell office:value-type="string">
            <text:p>AZ.23</text:p>
          </table:table-cell>
          <table:table-cell office:value-type="string">
            <text:p>Hacıqabul</text:p>
          </table:table-cell>
          <table:table-cell office:value-type="string">
            <text:p>Haciqabul</text:p>
          </table:table-cell>
          <table:table-cell office:value-type="float" office:value="828315">
            <text:p>828315</text:p>
          </table:table-cell>
        </table:table-row>
        <table:table-row table:style-name="ro1">
          <table:table-cell office:value-type="string">
            <text:p>BA.01</text:p>
          </table:table-cell>
          <table:table-cell table:number-columns-repeated="2" office:value-type="string">
            <text:p>Federation of B&amp;H</text:p>
          </table:table-cell>
          <table:table-cell office:value-type="float" office:value="3229999">
            <text:p>3229999</text:p>
          </table:table-cell>
        </table:table-row>
        <table:table-row table:style-name="ro1">
          <table:table-cell office:value-type="string">
            <text:p>BA.02</text:p>
          </table:table-cell>
          <table:table-cell office:value-type="string">
            <text:p>Srpska</text:p>
          </table:table-cell>
          <table:table-cell office:value-type="string">
            <text:p>Srpska</text:p>
          </table:table-cell>
          <table:table-cell office:value-type="float" office:value="3230000">
            <text:p>3230000</text:p>
          </table:table-cell>
        </table:table-row>
        <table:table-row table:style-name="ro1">
          <table:table-cell office:value-type="string">
            <text:p>BA.BRC</text:p>
          </table:table-cell>
          <table:table-cell office:value-type="string">
            <text:p>Brčko</text:p>
          </table:table-cell>
          <table:table-cell office:value-type="string">
            <text:p>Brcko</text:p>
          </table:table-cell>
          <table:table-cell office:value-type="float" office:value="3294903">
            <text:p>3294903</text:p>
          </table:table-cell>
        </table:table-row>
        <table:table-row table:style-name="ro1">
          <table:table-cell office:value-type="string">
            <text:p>BB.11</text:p>
          </table:table-cell>
          <table:table-cell table:number-columns-repeated="2" office:value-type="string">
            <text:p>Saint Thomas</text:p>
          </table:table-cell>
          <table:table-cell office:value-type="float" office:value="3373551">
            <text:p>3373551</text:p>
          </table:table-cell>
        </table:table-row>
        <table:table-row table:style-name="ro1">
          <table:table-cell office:value-type="string">
            <text:p>BB.10</text:p>
          </table:table-cell>
          <table:table-cell table:number-columns-repeated="2" office:value-type="string">
            <text:p>Saint Philip</text:p>
          </table:table-cell>
          <table:table-cell office:value-type="float" office:value="3373553">
            <text:p>3373553</text:p>
          </table:table-cell>
        </table:table-row>
        <table:table-row table:style-name="ro1">
          <table:table-cell office:value-type="string">
            <text:p>BB.09</text:p>
          </table:table-cell>
          <table:table-cell table:number-columns-repeated="2" office:value-type="string">
            <text:p>Saint Peter</text:p>
          </table:table-cell>
          <table:table-cell office:value-type="float" office:value="3373554">
            <text:p>3373554</text:p>
          </table:table-cell>
        </table:table-row>
        <table:table-row table:style-name="ro1">
          <table:table-cell office:value-type="string">
            <text:p>BB.08</text:p>
          </table:table-cell>
          <table:table-cell table:number-columns-repeated="2" office:value-type="string">
            <text:p>Saint Michael</text:p>
          </table:table-cell>
          <table:table-cell office:value-type="float" office:value="3373557">
            <text:p>3373557</text:p>
          </table:table-cell>
        </table:table-row>
        <table:table-row table:style-name="ro1">
          <table:table-cell office:value-type="string">
            <text:p>BB.07</text:p>
          </table:table-cell>
          <table:table-cell table:number-columns-repeated="2" office:value-type="string">
            <text:p>Saint Lucy</text:p>
          </table:table-cell>
          <table:table-cell office:value-type="float" office:value="3373565">
            <text:p>3373565</text:p>
          </table:table-cell>
        </table:table-row>
        <table:table-row table:style-name="ro1">
          <table:table-cell office:value-type="string">
            <text:p>BB.06</text:p>
          </table:table-cell>
          <table:table-cell table:number-columns-repeated="2" office:value-type="string">
            <text:p>Saint Joseph</text:p>
          </table:table-cell>
          <table:table-cell office:value-type="float" office:value="3373568">
            <text:p>3373568</text:p>
          </table:table-cell>
        </table:table-row>
        <table:table-row table:style-name="ro1">
          <table:table-cell office:value-type="string">
            <text:p>BB.05</text:p>
          </table:table-cell>
          <table:table-cell table:number-columns-repeated="2" office:value-type="string">
            <text:p>Saint John</text:p>
          </table:table-cell>
          <table:table-cell office:value-type="float" office:value="3373569">
            <text:p>3373569</text:p>
          </table:table-cell>
        </table:table-row>
        <table:table-row table:style-name="ro1">
          <table:table-cell office:value-type="string">
            <text:p>BB.04</text:p>
          </table:table-cell>
          <table:table-cell table:number-columns-repeated="2" office:value-type="string">
            <text:p>Saint James</text:p>
          </table:table-cell>
          <table:table-cell office:value-type="float" office:value="3373570">
            <text:p>3373570</text:p>
          </table:table-cell>
        </table:table-row>
        <table:table-row table:style-name="ro1">
          <table:table-cell office:value-type="string">
            <text:p>BB.03</text:p>
          </table:table-cell>
          <table:table-cell table:number-columns-repeated="2" office:value-type="string">
            <text:p>Saint George</text:p>
          </table:table-cell>
          <table:table-cell office:value-type="float" office:value="3373572">
            <text:p>3373572</text:p>
          </table:table-cell>
        </table:table-row>
        <table:table-row table:style-name="ro1">
          <table:table-cell office:value-type="string">
            <text:p>BB.02</text:p>
          </table:table-cell>
          <table:table-cell table:number-columns-repeated="2" office:value-type="string">
            <text:p>Saint Andrew</text:p>
          </table:table-cell>
          <table:table-cell office:value-type="float" office:value="3373580">
            <text:p>3373580</text:p>
          </table:table-cell>
        </table:table-row>
        <table:table-row table:style-name="ro1">
          <table:table-cell office:value-type="string">
            <text:p>BB.01</text:p>
          </table:table-cell>
          <table:table-cell table:number-columns-repeated="2" office:value-type="string">
            <text:p>Christ Church</text:p>
          </table:table-cell>
          <table:table-cell office:value-type="float" office:value="3373988">
            <text:p>3373988</text:p>
          </table:table-cell>
        </table:table-row>
        <table:table-row table:style-name="ro1">
          <table:table-cell office:value-type="string">
            <text:p>BD.83</text:p>
          </table:table-cell>
          <table:table-cell table:number-columns-repeated="2" office:value-type="string">
            <text:p>Rajshahi Division</text:p>
          </table:table-cell>
          <table:table-cell office:value-type="float" office:value="1337166">
            <text:p>1337166</text:p>
          </table:table-cell>
        </table:table-row>
        <table:table-row table:style-name="ro1">
          <table:table-cell office:value-type="string">
            <text:p>BD.81</text:p>
          </table:table-cell>
          <table:table-cell table:number-columns-repeated="2" office:value-type="string">
            <text:p>Dhaka Division</text:p>
          </table:table-cell>
          <table:table-cell office:value-type="float" office:value="1337179">
            <text:p>1337179</text:p>
          </table:table-cell>
        </table:table-row>
        <table:table-row table:style-name="ro1">
          <table:table-cell office:value-type="string">
            <text:p>BD.84</text:p>
          </table:table-cell>
          <table:table-cell table:number-columns-repeated="2" office:value-type="string">
            <text:p>Chittagong</text:p>
          </table:table-cell>
          <table:table-cell office:value-type="float" office:value="1337200">
            <text:p>1337200</text:p>
          </table:table-cell>
        </table:table-row>
        <table:table-row table:style-name="ro1">
          <table:table-cell office:value-type="string">
            <text:p>BD.82</text:p>
          </table:table-cell>
          <table:table-cell table:number-columns-repeated="2" office:value-type="string">
            <text:p>Khulna Division</text:p>
          </table:table-cell>
          <table:table-cell office:value-type="float" office:value="1337210">
            <text:p>1337210</text:p>
          </table:table-cell>
        </table:table-row>
        <table:table-row table:style-name="ro1">
          <table:table-cell office:value-type="string">
            <text:p>BD.85</text:p>
          </table:table-cell>
          <table:table-cell table:number-columns-repeated="2" office:value-type="string">
            <text:p>Barisal Division</text:p>
          </table:table-cell>
          <table:table-cell office:value-type="float" office:value="1337229">
            <text:p>1337229</text:p>
          </table:table-cell>
        </table:table-row>
        <table:table-row table:style-name="ro1">
          <table:table-cell office:value-type="string">
            <text:p>BD.86</text:p>
          </table:table-cell>
          <table:table-cell table:number-columns-repeated="2" office:value-type="string">
            <text:p>Sylhet Division</text:p>
          </table:table-cell>
          <table:table-cell office:value-type="float" office:value="1477362">
            <text:p>1477362</text:p>
          </table:table-cell>
        </table:table-row>
        <table:table-row table:style-name="ro1">
          <table:table-cell office:value-type="string">
            <text:p>BD.87</text:p>
          </table:table-cell>
          <table:table-cell table:number-columns-repeated="2" office:value-type="string">
            <text:p>Rangpur Division</text:p>
          </table:table-cell>
          <table:table-cell office:value-type="float" office:value="7671048">
            <text:p>7671048</text:p>
          </table:table-cell>
        </table:table-row>
        <table:table-row table:style-name="ro1">
          <table:table-cell office:value-type="string">
            <text:p>BD.H</text:p>
          </table:table-cell>
          <table:table-cell table:number-columns-repeated="2" office:value-type="string">
            <text:p>Mymensingh Division</text:p>
          </table:table-cell>
          <table:table-cell office:value-type="float" office:value="11287936">
            <text:p>11287936</text:p>
          </table:table-cell>
        </table:table-row>
        <table:table-row table:style-name="ro1">
          <table:table-cell office:value-type="string">
            <text:p>BE.BRU</text:p>
          </table:table-cell>
          <table:table-cell table:number-columns-repeated="2" office:value-type="string">
            <text:p>Brussels Capital</text:p>
          </table:table-cell>
          <table:table-cell office:value-type="float" office:value="2800867">
            <text:p>2800867</text:p>
          </table:table-cell>
        </table:table-row>
        <table:table-row table:style-name="ro1">
          <table:table-cell office:value-type="string">
            <text:p>BE.WAL</text:p>
          </table:table-cell>
          <table:table-cell office:value-type="string">
            <text:p>Wallonia</text:p>
          </table:table-cell>
          <table:table-cell office:value-type="string">
            <text:p>Wallonia</text:p>
          </table:table-cell>
          <table:table-cell office:value-type="float" office:value="3337387">
            <text:p>3337387</text:p>
          </table:table-cell>
        </table:table-row>
        <table:table-row table:style-name="ro1">
          <table:table-cell office:value-type="string">
            <text:p>BE.VLG</text:p>
          </table:table-cell>
          <table:table-cell table:number-columns-repeated="2" office:value-type="string">
            <text:p>Flanders</text:p>
          </table:table-cell>
          <table:table-cell office:value-type="float" office:value="3337388">
            <text:p>3337388</text:p>
          </table:table-cell>
        </table:table-row>
        <table:table-row table:style-name="ro1">
          <table:table-cell office:value-type="string">
            <text:p>BF.01</text:p>
          </table:table-cell>
          <table:table-cell office:value-type="string">
            <text:p>Boucle du Mouhoun</text:p>
          </table:table-cell>
          <table:table-cell office:value-type="string">
            <text:p>Boucle du Mouhoun</text:p>
          </table:table-cell>
          <table:table-cell office:value-type="float" office:value="6930701">
            <text:p>6930701</text:p>
          </table:table-cell>
        </table:table-row>
        <table:table-row table:style-name="ro1">
          <table:table-cell office:value-type="string">
            <text:p>BF.02</text:p>
          </table:table-cell>
          <table:table-cell table:number-columns-repeated="2" office:value-type="string">
            <text:p>Cascades Region</text:p>
          </table:table-cell>
          <table:table-cell office:value-type="float" office:value="6930703">
            <text:p>6930703</text:p>
          </table:table-cell>
        </table:table-row>
        <table:table-row table:style-name="ro1">
          <table:table-cell office:value-type="string">
            <text:p>BF.03</text:p>
          </table:table-cell>
          <table:table-cell table:number-columns-repeated="2" office:value-type="string">
            <text:p>Centre</text:p>
          </table:table-cell>
          <table:table-cell office:value-type="float" office:value="6930704">
            <text:p>6930704</text:p>
          </table:table-cell>
        </table:table-row>
        <table:table-row table:style-name="ro1">
          <table:table-cell office:value-type="string">
            <text:p>BF.04</text:p>
          </table:table-cell>
          <table:table-cell office:value-type="string">
            <text:p>Centre-Est</text:p>
          </table:table-cell>
          <table:table-cell office:value-type="string">
            <text:p>Centre-Est</text:p>
          </table:table-cell>
          <table:table-cell office:value-type="float" office:value="6930705">
            <text:p>6930705</text:p>
          </table:table-cell>
        </table:table-row>
        <table:table-row table:style-name="ro1">
          <table:table-cell office:value-type="string">
            <text:p>BF.05</text:p>
          </table:table-cell>
          <table:table-cell table:number-columns-repeated="2" office:value-type="string">
            <text:p>Centre-Nord</text:p>
          </table:table-cell>
          <table:table-cell office:value-type="float" office:value="6930706">
            <text:p>6930706</text:p>
          </table:table-cell>
        </table:table-row>
        <table:table-row table:style-name="ro1">
          <table:table-cell office:value-type="string">
            <text:p>BF.06</text:p>
          </table:table-cell>
          <table:table-cell office:value-type="string">
            <text:p>Centre-Ouest</text:p>
          </table:table-cell>
          <table:table-cell office:value-type="string">
            <text:p>Centre-Ouest</text:p>
          </table:table-cell>
          <table:table-cell office:value-type="float" office:value="6930707">
            <text:p>6930707</text:p>
          </table:table-cell>
        </table:table-row>
        <table:table-row table:style-name="ro1">
          <table:table-cell office:value-type="string">
            <text:p>BF.07</text:p>
          </table:table-cell>
          <table:table-cell table:number-columns-repeated="2" office:value-type="string">
            <text:p>Centre-Sud</text:p>
          </table:table-cell>
          <table:table-cell office:value-type="float" office:value="6930708">
            <text:p>6930708</text:p>
          </table:table-cell>
        </table:table-row>
        <table:table-row table:style-name="ro1">
          <table:table-cell office:value-type="string">
            <text:p>BF.08</text:p>
          </table:table-cell>
          <table:table-cell table:number-columns-repeated="2" office:value-type="string">
            <text:p>Est</text:p>
          </table:table-cell>
          <table:table-cell office:value-type="float" office:value="6930709">
            <text:p>6930709</text:p>
          </table:table-cell>
        </table:table-row>
        <table:table-row table:style-name="ro1">
          <table:table-cell office:value-type="string">
            <text:p>BF.09</text:p>
          </table:table-cell>
          <table:table-cell office:value-type="string">
            <text:p>Hauts-Bassins</text:p>
          </table:table-cell>
          <table:table-cell office:value-type="string">
            <text:p>Hauts-Bassins</text:p>
          </table:table-cell>
          <table:table-cell office:value-type="float" office:value="6930710">
            <text:p>6930710</text:p>
          </table:table-cell>
        </table:table-row>
        <table:table-row table:style-name="ro1">
          <table:table-cell office:value-type="string">
            <text:p>BF.10</text:p>
          </table:table-cell>
          <table:table-cell table:number-columns-repeated="2" office:value-type="string">
            <text:p>Nord</text:p>
          </table:table-cell>
          <table:table-cell office:value-type="float" office:value="6930711">
            <text:p>6930711</text:p>
          </table:table-cell>
        </table:table-row>
        <table:table-row table:style-name="ro1">
          <table:table-cell office:value-type="string">
            <text:p>BF.11</text:p>
          </table:table-cell>
          <table:table-cell table:number-columns-repeated="2" office:value-type="string">
            <text:p>Plateau-Central</text:p>
          </table:table-cell>
          <table:table-cell office:value-type="float" office:value="6930712">
            <text:p>6930712</text:p>
          </table:table-cell>
        </table:table-row>
        <table:table-row table:style-name="ro1">
          <table:table-cell office:value-type="string">
            <text:p>BF.12</text:p>
          </table:table-cell>
          <table:table-cell table:number-columns-repeated="2" office:value-type="string">
            <text:p>Sahel</text:p>
          </table:table-cell>
          <table:table-cell office:value-type="float" office:value="6930713">
            <text:p>6930713</text:p>
          </table:table-cell>
        </table:table-row>
        <table:table-row table:style-name="ro1">
          <table:table-cell office:value-type="string">
            <text:p>BF.13</text:p>
          </table:table-cell>
          <table:table-cell office:value-type="string">
            <text:p>Sud-Ouest</text:p>
          </table:table-cell>
          <table:table-cell office:value-type="string">
            <text:p>Sud-Ouest</text:p>
          </table:table-cell>
          <table:table-cell office:value-type="float" office:value="6930714">
            <text:p>6930714</text:p>
          </table:table-cell>
        </table:table-row>
        <table:table-row table:style-name="ro1">
          <table:table-cell office:value-type="string">
            <text:p>BG.52</text:p>
          </table:table-cell>
          <table:table-cell office:value-type="string">
            <text:p>Razgrad</text:p>
          </table:table-cell>
          <table:table-cell office:value-type="string">
            <text:p>Razgrad</text:p>
          </table:table-cell>
          <table:table-cell office:value-type="float" office:value="453751">
            <text:p>453751</text:p>
          </table:table-cell>
        </table:table-row>
        <table:table-row table:style-name="ro1">
          <table:table-cell office:value-type="string">
            <text:p>BG.47</text:p>
          </table:table-cell>
          <table:table-cell table:number-columns-repeated="2" office:value-type="string">
            <text:p>Montana</text:p>
          </table:table-cell>
          <table:table-cell office:value-type="float" office:value="453753">
            <text:p>453753</text:p>
          </table:table-cell>
        </table:table-row>
        <table:table-row table:style-name="ro1">
          <table:table-cell office:value-type="string">
            <text:p>BG.64</text:p>
          </table:table-cell>
          <table:table-cell office:value-type="string">
            <text:p>Vratsa</text:p>
          </table:table-cell>
          <table:table-cell office:value-type="string">
            <text:p>Vratsa</text:p>
          </table:table-cell>
          <table:table-cell office:value-type="float" office:value="725713">
            <text:p>725713</text:p>
          </table:table-cell>
        </table:table-row>
        <table:table-row table:style-name="ro1">
          <table:table-cell office:value-type="string">
            <text:p>BG.61</text:p>
          </table:table-cell>
          <table:table-cell table:number-columns-repeated="2" office:value-type="string">
            <text:p>Varna</text:p>
          </table:table-cell>
          <table:table-cell office:value-type="float" office:value="726051">
            <text:p>726051</text:p>
          </table:table-cell>
        </table:table-row>
        <table:table-row table:style-name="ro1">
          <table:table-cell office:value-type="string">
            <text:p>BG.40</text:p>
          </table:table-cell>
          <table:table-cell office:value-type="string">
            <text:p>Dobrich</text:p>
          </table:table-cell>
          <table:table-cell office:value-type="string">
            <text:p>Dobrich</text:p>
          </table:table-cell>
          <table:table-cell office:value-type="float" office:value="726419">
            <text:p>726419</text:p>
          </table:table-cell>
        </table:table-row>
        <table:table-row table:style-name="ro1">
          <table:table-cell office:value-type="string">
            <text:p>BG.58</text:p>
          </table:table-cell>
          <table:table-cell table:number-columns-repeated="2" office:value-type="string">
            <text:p>Sofia</text:p>
          </table:table-cell>
          <table:table-cell office:value-type="float" office:value="727012">
            <text:p>727012</text:p>
          </table:table-cell>
        </table:table-row>
        <table:table-row table:style-name="ro1">
          <table:table-cell office:value-type="string">
            <text:p>BG.53</text:p>
          </table:table-cell>
          <table:table-cell table:number-columns-repeated="2" office:value-type="string">
            <text:p>Ruse</text:p>
          </table:table-cell>
          <table:table-cell office:value-type="float" office:value="727524">
            <text:p>727524</text:p>
          </table:table-cell>
        </table:table-row>
        <table:table-row table:style-name="ro1">
          <table:table-cell office:value-type="string">
            <text:p>BG.51</text:p>
          </table:table-cell>
          <table:table-cell table:number-columns-repeated="2" office:value-type="string">
            <text:p>Plovdiv</text:p>
          </table:table-cell>
          <table:table-cell office:value-type="float" office:value="728194">
            <text:p>728194</text:p>
          </table:table-cell>
        </table:table-row>
        <table:table-row table:style-name="ro1">
          <table:table-cell office:value-type="string">
            <text:p>BG.50</text:p>
          </table:table-cell>
          <table:table-cell office:value-type="string">
            <text:p>Pleven</text:p>
          </table:table-cell>
          <table:table-cell office:value-type="string">
            <text:p>Pleven</text:p>
          </table:table-cell>
          <table:table-cell office:value-type="float" office:value="728204">
            <text:p>728204</text:p>
          </table:table-cell>
        </table:table-row>
        <table:table-row table:style-name="ro1">
          <table:table-cell office:value-type="string">
            <text:p>BG.49</text:p>
          </table:table-cell>
          <table:table-cell office:value-type="string">
            <text:p>Pernik</text:p>
          </table:table-cell>
          <table:table-cell office:value-type="string">
            <text:p>Pernik</text:p>
          </table:table-cell>
          <table:table-cell office:value-type="float" office:value="728331">
            <text:p>728331</text:p>
          </table:table-cell>
        </table:table-row>
        <table:table-row table:style-name="ro1">
          <table:table-cell office:value-type="string">
            <text:p>BG.48</text:p>
          </table:table-cell>
          <table:table-cell office:value-type="string">
            <text:p>Pazardzhik</text:p>
          </table:table-cell>
          <table:table-cell office:value-type="string">
            <text:p>Pazardzhik</text:p>
          </table:table-cell>
          <table:table-cell office:value-type="float" office:value="728379">
            <text:p>728379</text:p>
          </table:table-cell>
        </table:table-row>
        <table:table-row table:style-name="ro1">
          <table:table-cell office:value-type="string">
            <text:p>BG.46</text:p>
          </table:table-cell>
          <table:table-cell table:number-columns-repeated="2" office:value-type="string">
            <text:p>Lovech</text:p>
          </table:table-cell>
          <table:table-cell office:value-type="float" office:value="729560">
            <text:p>729560</text:p>
          </table:table-cell>
        </table:table-row>
        <table:table-row table:style-name="ro1">
          <table:table-cell office:value-type="string">
            <text:p>BG.43</text:p>
          </table:table-cell>
          <table:table-cell office:value-type="string">
            <text:p>Haskovo</text:p>
          </table:table-cell>
          <table:table-cell office:value-type="string">
            <text:p>Haskovo</text:p>
          </table:table-cell>
          <table:table-cell office:value-type="float" office:value="730436">
            <text:p>730436</text:p>
          </table:table-cell>
        </table:table-row>
        <table:table-row table:style-name="ro1">
          <table:table-cell office:value-type="string">
            <text:p>BG.42</text:p>
          </table:table-cell>
          <table:table-cell table:number-columns-repeated="2" office:value-type="string">
            <text:p>Sofia-Capital</text:p>
          </table:table-cell>
          <table:table-cell office:value-type="float" office:value="731061">
            <text:p>731061</text:p>
          </table:table-cell>
        </table:table-row>
        <table:table-row table:style-name="ro1">
          <table:table-cell office:value-type="string">
            <text:p>BG.39</text:p>
          </table:table-cell>
          <table:table-cell table:number-columns-repeated="2" office:value-type="string">
            <text:p>Burgas</text:p>
          </table:table-cell>
          <table:table-cell office:value-type="float" office:value="732771">
            <text:p>732771</text:p>
          </table:table-cell>
        </table:table-row>
        <table:table-row table:style-name="ro1">
          <table:table-cell office:value-type="string">
            <text:p>BG.38</text:p>
          </table:table-cell>
          <table:table-cell office:value-type="string">
            <text:p>Blagoevgrad</text:p>
          </table:table-cell>
          <table:table-cell office:value-type="string">
            <text:p>Blagoevgrad</text:p>
          </table:table-cell>
          <table:table-cell office:value-type="float" office:value="733192">
            <text:p>733192</text:p>
          </table:table-cell>
        </table:table-row>
        <table:table-row table:style-name="ro1">
          <table:table-cell office:value-type="string">
            <text:p>BG.41</text:p>
          </table:table-cell>
          <table:table-cell office:value-type="string">
            <text:p>Gabrovo</text:p>
          </table:table-cell>
          <table:table-cell office:value-type="string">
            <text:p>Gabrovo</text:p>
          </table:table-cell>
          <table:table-cell office:value-type="float" office:value="864552">
            <text:p>864552</text:p>
          </table:table-cell>
        </table:table-row>
        <table:table-row table:style-name="ro1">
          <table:table-cell office:value-type="string">
            <text:p>BG.44</text:p>
          </table:table-cell>
          <table:table-cell office:value-type="string">
            <text:p>Kardzhali</text:p>
          </table:table-cell>
          <table:table-cell office:value-type="string">
            <text:p>Kardzhali</text:p>
          </table:table-cell>
          <table:table-cell office:value-type="float" office:value="864553">
            <text:p>864553</text:p>
          </table:table-cell>
        </table:table-row>
        <table:table-row table:style-name="ro1">
          <table:table-cell office:value-type="string">
            <text:p>BG.45</text:p>
          </table:table-cell>
          <table:table-cell office:value-type="string">
            <text:p>Kyustendil</text:p>
          </table:table-cell>
          <table:table-cell office:value-type="string">
            <text:p>Kyustendil</text:p>
          </table:table-cell>
          <table:table-cell office:value-type="float" office:value="864554">
            <text:p>864554</text:p>
          </table:table-cell>
        </table:table-row>
        <table:table-row table:style-name="ro1">
          <table:table-cell office:value-type="string">
            <text:p>BG.54</text:p>
          </table:table-cell>
          <table:table-cell office:value-type="string">
            <text:p>Shumen</text:p>
          </table:table-cell>
          <table:table-cell office:value-type="string">
            <text:p>Shumen</text:p>
          </table:table-cell>
          <table:table-cell office:value-type="float" office:value="864555">
            <text:p>864555</text:p>
          </table:table-cell>
        </table:table-row>
        <table:table-row table:style-name="ro1">
          <table:table-cell office:value-type="string">
            <text:p>BG.55</text:p>
          </table:table-cell>
          <table:table-cell office:value-type="string">
            <text:p>Silistra</text:p>
          </table:table-cell>
          <table:table-cell office:value-type="string">
            <text:p>Silistra</text:p>
          </table:table-cell>
          <table:table-cell office:value-type="float" office:value="864556">
            <text:p>864556</text:p>
          </table:table-cell>
        </table:table-row>
        <table:table-row table:style-name="ro1">
          <table:table-cell office:value-type="string">
            <text:p>BG.56</text:p>
          </table:table-cell>
          <table:table-cell office:value-type="string">
            <text:p>Sliven</text:p>
          </table:table-cell>
          <table:table-cell office:value-type="string">
            <text:p>Sliven</text:p>
          </table:table-cell>
          <table:table-cell office:value-type="float" office:value="864557">
            <text:p>864557</text:p>
          </table:table-cell>
        </table:table-row>
        <table:table-row table:style-name="ro1">
          <table:table-cell office:value-type="string">
            <text:p>BG.57</text:p>
          </table:table-cell>
          <table:table-cell office:value-type="string">
            <text:p>Smolyan</text:p>
          </table:table-cell>
          <table:table-cell office:value-type="string">
            <text:p>Smolyan</text:p>
          </table:table-cell>
          <table:table-cell office:value-type="float" office:value="864558">
            <text:p>864558</text:p>
          </table:table-cell>
        </table:table-row>
        <table:table-row table:style-name="ro1">
          <table:table-cell office:value-type="string">
            <text:p>BG.59</text:p>
          </table:table-cell>
          <table:table-cell office:value-type="string">
            <text:p>Stara Zagora</text:p>
          </table:table-cell>
          <table:table-cell office:value-type="string">
            <text:p>Stara Zagora</text:p>
          </table:table-cell>
          <table:table-cell office:value-type="float" office:value="864559">
            <text:p>864559</text:p>
          </table:table-cell>
        </table:table-row>
        <table:table-row table:style-name="ro1">
          <table:table-cell office:value-type="string">
            <text:p>BG.60</text:p>
          </table:table-cell>
          <table:table-cell office:value-type="string">
            <text:p>Targovishte</text:p>
          </table:table-cell>
          <table:table-cell office:value-type="string">
            <text:p>Targovishte</text:p>
          </table:table-cell>
          <table:table-cell office:value-type="float" office:value="864560">
            <text:p>864560</text:p>
          </table:table-cell>
        </table:table-row>
        <table:table-row table:style-name="ro1">
          <table:table-cell office:value-type="string">
            <text:p>BG.62</text:p>
          </table:table-cell>
          <table:table-cell office:value-type="string">
            <text:p>Veliko Tarnovo</text:p>
          </table:table-cell>
          <table:table-cell office:value-type="string">
            <text:p>Veliko Tarnovo</text:p>
          </table:table-cell>
          <table:table-cell office:value-type="float" office:value="864561">
            <text:p>864561</text:p>
          </table:table-cell>
        </table:table-row>
        <table:table-row table:style-name="ro1">
          <table:table-cell office:value-type="string">
            <text:p>BG.63</text:p>
          </table:table-cell>
          <table:table-cell office:value-type="string">
            <text:p>Vidin</text:p>
          </table:table-cell>
          <table:table-cell office:value-type="string">
            <text:p>Vidin</text:p>
          </table:table-cell>
          <table:table-cell office:value-type="float" office:value="864562">
            <text:p>864562</text:p>
          </table:table-cell>
        </table:table-row>
        <table:table-row table:style-name="ro1">
          <table:table-cell office:value-type="string">
            <text:p>BG.65</text:p>
          </table:table-cell>
          <table:table-cell office:value-type="string">
            <text:p>Yambol</text:p>
          </table:table-cell>
          <table:table-cell office:value-type="string">
            <text:p>Yambol</text:p>
          </table:table-cell>
          <table:table-cell office:value-type="float" office:value="864563">
            <text:p>864563</text:p>
          </table:table-cell>
        </table:table-row>
        <table:table-row table:style-name="ro1">
          <table:table-cell office:value-type="string">
            <text:p>BH.15</text:p>
          </table:table-cell>
          <table:table-cell office:value-type="string">
            <text:p>Muharraq</text:p>
          </table:table-cell>
          <table:table-cell office:value-type="string">
            <text:p>Muharraq</text:p>
          </table:table-cell>
          <table:table-cell office:value-type="float" office:value="290333">
            <text:p>290333</text:p>
          </table:table-cell>
        </table:table-row>
        <table:table-row table:style-name="ro1">
          <table:table-cell office:value-type="string">
            <text:p>BH.16</text:p>
          </table:table-cell>
          <table:table-cell table:number-columns-repeated="2" office:value-type="string">
            <text:p>Manama</text:p>
          </table:table-cell>
          <table:table-cell office:value-type="float" office:value="7090954">
            <text:p>7090954</text:p>
          </table:table-cell>
        </table:table-row>
        <table:table-row table:style-name="ro1">
          <table:table-cell office:value-type="string">
            <text:p>BH.17</text:p>
          </table:table-cell>
          <table:table-cell office:value-type="string">
            <text:p>Southern Governorate</text:p>
          </table:table-cell>
          <table:table-cell office:value-type="string">
            <text:p>Southern Governorate</text:p>
          </table:table-cell>
          <table:table-cell office:value-type="float" office:value="7090972">
            <text:p>7090972</text:p>
          </table:table-cell>
        </table:table-row>
        <table:table-row table:style-name="ro1">
          <table:table-cell office:value-type="string">
            <text:p>BH.19</text:p>
          </table:table-cell>
          <table:table-cell table:number-columns-repeated="2" office:value-type="string">
            <text:p>Northern</text:p>
          </table:table-cell>
          <table:table-cell office:value-type="float" office:value="7090974">
            <text:p>7090974</text:p>
          </table:table-cell>
        </table:table-row>
        <table:table-row table:style-name="ro1">
          <table:table-cell office:value-type="string">
            <text:p>BI.17</text:p>
          </table:table-cell>
          <table:table-cell office:value-type="string">
            <text:p>Makamba</text:p>
          </table:table-cell>
          <table:table-cell office:value-type="string">
            <text:p>Makamba</text:p>
          </table:table-cell>
          <table:table-cell office:value-type="float" office:value="422233">
            <text:p>422233</text:p>
          </table:table-cell>
        </table:table-row>
        <table:table-row table:style-name="ro1">
          <table:table-cell office:value-type="string">
            <text:p>BI.10</text:p>
          </table:table-cell>
          <table:table-cell office:value-type="string">
            <text:p>Bururi</text:p>
          </table:table-cell>
          <table:table-cell office:value-type="string">
            <text:p>Bururi</text:p>
          </table:table-cell>
          <table:table-cell office:value-type="float" office:value="423327">
            <text:p>423327</text:p>
          </table:table-cell>
        </table:table-row>
        <table:table-row table:style-name="ro1">
          <table:table-cell office:value-type="string">
            <text:p>BI.22</text:p>
          </table:table-cell>
          <table:table-cell office:value-type="string">
            <text:p>Muramvya</text:p>
          </table:table-cell>
          <table:table-cell office:value-type="string">
            <text:p>Muramvya</text:p>
          </table:table-cell>
          <table:table-cell office:value-type="float" office:value="425550">
            <text:p>425550</text:p>
          </table:table-cell>
        </table:table-row>
        <table:table-row table:style-name="ro1">
          <table:table-cell office:value-type="string">
            <text:p>BI.13</text:p>
          </table:table-cell>
          <table:table-cell office:value-type="string">
            <text:p>Gitega</text:p>
          </table:table-cell>
          <table:table-cell office:value-type="string">
            <text:p>Gitega</text:p>
          </table:table-cell>
          <table:table-cell office:value-type="float" office:value="426271">
            <text:p>426271</text:p>
          </table:table-cell>
        </table:table-row>
        <table:table-row table:style-name="ro1">
          <table:table-cell office:value-type="string">
            <text:p>BI.21</text:p>
          </table:table-cell>
          <table:table-cell office:value-type="string">
            <text:p>Ruyigi</text:p>
          </table:table-cell>
          <table:table-cell office:value-type="string">
            <text:p>Ruyigi</text:p>
          </table:table-cell>
          <table:table-cell office:value-type="float" office:value="426699">
            <text:p>426699</text:p>
          </table:table-cell>
        </table:table-row>
        <table:table-row table:style-name="ro1">
          <table:table-cell office:value-type="string">
            <text:p>BI.11</text:p>
          </table:table-cell>
          <table:table-cell office:value-type="string">
            <text:p>Cankuzo</text:p>
          </table:table-cell>
          <table:table-cell office:value-type="string">
            <text:p>Cankuzo</text:p>
          </table:table-cell>
          <table:table-cell office:value-type="float" office:value="427700">
            <text:p>427700</text:p>
          </table:table-cell>
        </table:table-row>
        <table:table-row table:style-name="ro1">
          <table:table-cell office:value-type="string">
            <text:p>BI.14</text:p>
          </table:table-cell>
          <table:table-cell office:value-type="string">
            <text:p>Karuzi</text:p>
          </table:table-cell>
          <table:table-cell office:value-type="string">
            <text:p>Karuzi</text:p>
          </table:table-cell>
          <table:table-cell office:value-type="float" office:value="428218">
            <text:p>428218</text:p>
          </table:table-cell>
        </table:table-row>
        <table:table-row table:style-name="ro1">
          <table:table-cell office:value-type="string">
            <text:p>BI.09</text:p>
          </table:table-cell>
          <table:table-cell office:value-type="string">
            <text:p>Bubanza</text:p>
          </table:table-cell>
          <table:table-cell office:value-type="string">
            <text:p>Bubanza</text:p>
          </table:table-cell>
          <table:table-cell office:value-type="float" office:value="428514">
            <text:p>428514</text:p>
          </table:table-cell>
        </table:table-row>
        <table:table-row table:style-name="ro1">
          <table:table-cell office:value-type="string">
            <text:p>BI.12</text:p>
          </table:table-cell>
          <table:table-cell office:value-type="string">
            <text:p>Cibitoke</text:p>
          </table:table-cell>
          <table:table-cell office:value-type="string">
            <text:p>Cibitoke</text:p>
          </table:table-cell>
          <table:table-cell office:value-type="float" office:value="430020">
            <text:p>430020</text:p>
          </table:table-cell>
        </table:table-row>
        <table:table-row table:style-name="ro1">
          <table:table-cell office:value-type="string">
            <text:p>BI.19</text:p>
          </table:table-cell>
          <table:table-cell office:value-type="string">
            <text:p>Ngozi</text:p>
          </table:table-cell>
          <table:table-cell office:value-type="string">
            <text:p>Ngozi</text:p>
          </table:table-cell>
          <table:table-cell office:value-type="float" office:value="430567">
            <text:p>430567</text:p>
          </table:table-cell>
        </table:table-row>
        <table:table-row table:style-name="ro1">
          <table:table-cell office:value-type="string">
            <text:p>BI.15</text:p>
          </table:table-cell>
          <table:table-cell office:value-type="string">
            <text:p>Kayanza</text:p>
          </table:table-cell>
          <table:table-cell office:value-type="string">
            <text:p>Kayanza</text:p>
          </table:table-cell>
          <table:table-cell office:value-type="float" office:value="430951">
            <text:p>430951</text:p>
          </table:table-cell>
        </table:table-row>
        <table:table-row table:style-name="ro1">
          <table:table-cell office:value-type="string">
            <text:p>BI.18</text:p>
          </table:table-cell>
          <table:table-cell office:value-type="string">
            <text:p>Muyinga</text:p>
          </table:table-cell>
          <table:table-cell office:value-type="string">
            <text:p>Muyinga</text:p>
          </table:table-cell>
          <table:table-cell office:value-type="float" office:value="431747">
            <text:p>431747</text:p>
          </table:table-cell>
        </table:table-row>
        <table:table-row table:style-name="ro1">
          <table:table-cell office:value-type="string">
            <text:p>BI.16</text:p>
          </table:table-cell>
          <table:table-cell office:value-type="string">
            <text:p>Kirundo</text:p>
          </table:table-cell>
          <table:table-cell office:value-type="string">
            <text:p>Kirundo</text:p>
          </table:table-cell>
          <table:table-cell office:value-type="float" office:value="432455">
            <text:p>432455</text:p>
          </table:table-cell>
        </table:table-row>
        <table:table-row table:style-name="ro1">
          <table:table-cell office:value-type="string">
            <text:p>BI.20</text:p>
          </table:table-cell>
          <table:table-cell office:value-type="string">
            <text:p>Rutana</text:p>
          </table:table-cell>
          <table:table-cell office:value-type="string">
            <text:p>Rutana</text:p>
          </table:table-cell>
          <table:table-cell office:value-type="float" office:value="434147">
            <text:p>434147</text:p>
          </table:table-cell>
        </table:table-row>
        <table:table-row table:style-name="ro1">
          <table:table-cell office:value-type="string">
            <text:p>BI.23</text:p>
          </table:table-cell>
          <table:table-cell office:value-type="string">
            <text:p>Mwaro</text:p>
          </table:table-cell>
          <table:table-cell office:value-type="string">
            <text:p>Mwaro</text:p>
          </table:table-cell>
          <table:table-cell office:value-type="float" office:value="434386">
            <text:p>434386</text:p>
          </table:table-cell>
        </table:table-row>
        <table:table-row table:style-name="ro1">
          <table:table-cell office:value-type="string">
            <text:p>BI.24</text:p>
          </table:table-cell>
          <table:table-cell office:value-type="string">
            <text:p>Bujumbura Mairie</text:p>
          </table:table-cell>
          <table:table-cell office:value-type="string">
            <text:p>Bujumbura Mairie</text:p>
          </table:table-cell>
          <table:table-cell office:value-type="float" office:value="7303939">
            <text:p>7303939</text:p>
          </table:table-cell>
        </table:table-row>
        <table:table-row table:style-name="ro1">
          <table:table-cell office:value-type="string">
            <text:p>BI.25</text:p>
          </table:table-cell>
          <table:table-cell table:number-columns-repeated="2" office:value-type="string">
            <text:p>Bujumbura Rural</text:p>
          </table:table-cell>
          <table:table-cell office:value-type="float" office:value="7303940">
            <text:p>7303940</text:p>
          </table:table-cell>
        </table:table-row>
        <table:table-row table:style-name="ro1">
          <table:table-cell office:value-type="string">
            <text:p>BI.26</text:p>
          </table:table-cell>
          <table:table-cell office:value-type="string">
            <text:p>Rumonge</text:p>
          </table:table-cell>
          <table:table-cell office:value-type="string">
            <text:p>Rumonge</text:p>
          </table:table-cell>
          <table:table-cell office:value-type="float" office:value="11184798">
            <text:p>11184798</text:p>
          </table:table-cell>
        </table:table-row>
        <table:table-row table:style-name="ro1">
          <table:table-cell office:value-type="string">
            <text:p>BJ.18</text:p>
          </table:table-cell>
          <table:table-cell office:value-type="string">
            <text:p>Zou</text:p>
          </table:table-cell>
          <table:table-cell office:value-type="string">
            <text:p>Zou</text:p>
          </table:table-cell>
          <table:table-cell office:value-type="float" office:value="2390719">
            <text:p>2390719</text:p>
          </table:table-cell>
        </table:table-row>
        <table:table-row table:style-name="ro1">
          <table:table-cell office:value-type="string">
            <text:p>BJ.16</text:p>
          </table:table-cell>
          <table:table-cell office:value-type="string">
            <text:p>Ouémé</text:p>
          </table:table-cell>
          <table:table-cell office:value-type="string">
            <text:p>Oueme</text:p>
          </table:table-cell>
          <table:table-cell office:value-type="float" office:value="2392325">
            <text:p>2392325</text:p>
          </table:table-cell>
        </table:table-row>
        <table:table-row table:style-name="ro1">
          <table:table-cell office:value-type="string">
            <text:p>BJ.15</text:p>
          </table:table-cell>
          <table:table-cell table:number-columns-repeated="2" office:value-type="string">
            <text:p>Mono</text:p>
          </table:table-cell>
          <table:table-cell office:value-type="float" office:value="2392716">
            <text:p>2392716</text:p>
          </table:table-cell>
        </table:table-row>
        <table:table-row table:style-name="ro1">
          <table:table-cell office:value-type="string">
            <text:p>BJ.10</text:p>
          </table:table-cell>
          <table:table-cell office:value-type="string">
            <text:p>Borgou</text:p>
          </table:table-cell>
          <table:table-cell office:value-type="string">
            <text:p>Borgou</text:p>
          </table:table-cell>
          <table:table-cell office:value-type="float" office:value="2394992">
            <text:p>2394992</text:p>
          </table:table-cell>
        </table:table-row>
        <table:table-row table:style-name="ro1">
          <table:table-cell office:value-type="string">
            <text:p>BJ.09</text:p>
          </table:table-cell>
          <table:table-cell office:value-type="string">
            <text:p>Atlantique</text:p>
          </table:table-cell>
          <table:table-cell office:value-type="string">
            <text:p>Atlantique</text:p>
          </table:table-cell>
          <table:table-cell office:value-type="float" office:value="2395504">
            <text:p>2395504</text:p>
          </table:table-cell>
        </table:table-row>
        <table:table-row table:style-name="ro1">
          <table:table-cell office:value-type="string">
            <text:p>BJ.08</text:p>
          </table:table-cell>
          <table:table-cell office:value-type="string">
            <text:p>Atakora</text:p>
          </table:table-cell>
          <table:table-cell office:value-type="string">
            <text:p>Atakora</text:p>
          </table:table-cell>
          <table:table-cell office:value-type="float" office:value="2395524">
            <text:p>2395524</text:p>
          </table:table-cell>
        </table:table-row>
        <table:table-row table:style-name="ro1">
          <table:table-cell office:value-type="string">
            <text:p>BJ.07</text:p>
          </table:table-cell>
          <table:table-cell office:value-type="string">
            <text:p>Alibori</text:p>
          </table:table-cell>
          <table:table-cell office:value-type="string">
            <text:p>Alibori</text:p>
          </table:table-cell>
          <table:table-cell office:value-type="float" office:value="2597271">
            <text:p>2597271</text:p>
          </table:table-cell>
        </table:table-row>
        <table:table-row table:style-name="ro1">
          <table:table-cell office:value-type="string">
            <text:p>BJ.11</text:p>
          </table:table-cell>
          <table:table-cell office:value-type="string">
            <text:p>Collines</text:p>
          </table:table-cell>
          <table:table-cell office:value-type="string">
            <text:p>Collines</text:p>
          </table:table-cell>
          <table:table-cell office:value-type="float" office:value="2597272">
            <text:p>2597272</text:p>
          </table:table-cell>
        </table:table-row>
        <table:table-row table:style-name="ro1">
          <table:table-cell office:value-type="string">
            <text:p>BJ.12</text:p>
          </table:table-cell>
          <table:table-cell office:value-type="string">
            <text:p>Kouffo</text:p>
          </table:table-cell>
          <table:table-cell office:value-type="string">
            <text:p>Kouffo</text:p>
          </table:table-cell>
          <table:table-cell office:value-type="float" office:value="2597273">
            <text:p>2597273</text:p>
          </table:table-cell>
        </table:table-row>
        <table:table-row table:style-name="ro1">
          <table:table-cell office:value-type="string">
            <text:p>BJ.13</text:p>
          </table:table-cell>
          <table:table-cell office:value-type="string">
            <text:p>Donga</text:p>
          </table:table-cell>
          <table:table-cell office:value-type="string">
            <text:p>Donga</text:p>
          </table:table-cell>
          <table:table-cell office:value-type="float" office:value="2597274">
            <text:p>2597274</text:p>
          </table:table-cell>
        </table:table-row>
        <table:table-row table:style-name="ro1">
          <table:table-cell office:value-type="string">
            <text:p>BJ.14</text:p>
          </table:table-cell>
          <table:table-cell table:number-columns-repeated="2" office:value-type="string">
            <text:p>Littoral</text:p>
          </table:table-cell>
          <table:table-cell office:value-type="float" office:value="2597275">
            <text:p>2597275</text:p>
          </table:table-cell>
        </table:table-row>
        <table:table-row table:style-name="ro1">
          <table:table-cell office:value-type="string">
            <text:p>BJ.17</text:p>
          </table:table-cell>
          <table:table-cell table:number-columns-repeated="2" office:value-type="string">
            <text:p>Plateau</text:p>
          </table:table-cell>
          <table:table-cell office:value-type="float" office:value="2597277">
            <text:p>2597277</text:p>
          </table:table-cell>
        </table:table-row>
        <table:table-row table:style-name="ro1">
          <table:table-cell office:value-type="string">
            <text:p>BM.11</text:p>
          </table:table-cell>
          <table:table-cell table:number-columns-repeated="2" office:value-type="string">
            <text:p>Warwick</text:p>
          </table:table-cell>
          <table:table-cell office:value-type="float" office:value="3572972">
            <text:p>3572972</text:p>
          </table:table-cell>
        </table:table-row>
        <table:table-row table:style-name="ro1">
          <table:table-cell office:value-type="string">
            <text:p>BM.10</text:p>
          </table:table-cell>
          <table:table-cell table:number-columns-repeated="2" office:value-type="string">
            <text:p>Southampton</text:p>
          </table:table-cell>
          <table:table-cell office:value-type="float" office:value="3573026">
            <text:p>3573026</text:p>
          </table:table-cell>
        </table:table-row>
        <table:table-row table:style-name="ro1">
          <table:table-cell office:value-type="string">
            <text:p>BM.09</text:p>
          </table:table-cell>
          <table:table-cell office:value-type="string">
            <text:p>Smithʼs</text:p>
          </table:table-cell>
          <table:table-cell office:value-type="string">
            <text:p>Smith's Parish</text:p>
          </table:table-cell>
          <table:table-cell office:value-type="float" office:value="3573031">
            <text:p>3573031</text:p>
          </table:table-cell>
        </table:table-row>
        <table:table-row table:style-name="ro1">
          <table:table-cell office:value-type="string">
            <text:p>BM.08</text:p>
          </table:table-cell>
          <table:table-cell office:value-type="string">
            <text:p>Sandys</text:p>
          </table:table-cell>
          <table:table-cell office:value-type="string">
            <text:p>Sandys</text:p>
          </table:table-cell>
          <table:table-cell office:value-type="float" office:value="3573050">
            <text:p>3573050</text:p>
          </table:table-cell>
        </table:table-row>
        <table:table-row table:style-name="ro1">
          <table:table-cell office:value-type="string">
            <text:p>BM.07</text:p>
          </table:table-cell>
          <table:table-cell office:value-type="string">
            <text:p>Saint Georgeʼs</text:p>
          </table:table-cell>
          <table:table-cell office:value-type="string">
            <text:p>Saint George's Parish</text:p>
          </table:table-cell>
          <table:table-cell office:value-type="float" office:value="3573057">
            <text:p>3573057</text:p>
          </table:table-cell>
        </table:table-row>
        <table:table-row table:style-name="ro1">
          <table:table-cell office:value-type="string">
            <text:p>BM.06</text:p>
          </table:table-cell>
          <table:table-cell table:number-columns-repeated="2" office:value-type="string">
            <text:p>Saint George</text:p>
          </table:table-cell>
          <table:table-cell office:value-type="float" office:value="3573062">
            <text:p>3573062</text:p>
          </table:table-cell>
        </table:table-row>
        <table:table-row table:style-name="ro1">
          <table:table-cell office:value-type="string">
            <text:p>BM.05</text:p>
          </table:table-cell>
          <table:table-cell table:number-columns-repeated="2" office:value-type="string">
            <text:p>Pembroke</text:p>
          </table:table-cell>
          <table:table-cell office:value-type="float" office:value="3573095">
            <text:p>3573095</text:p>
          </table:table-cell>
        </table:table-row>
        <table:table-row table:style-name="ro1">
          <table:table-cell office:value-type="string">
            <text:p>BM.04</text:p>
          </table:table-cell>
          <table:table-cell table:number-columns-repeated="2" office:value-type="string">
            <text:p>Paget</text:p>
          </table:table-cell>
          <table:table-cell office:value-type="float" office:value="3573103">
            <text:p>3573103</text:p>
          </table:table-cell>
        </table:table-row>
        <table:table-row table:style-name="ro1">
          <table:table-cell office:value-type="string">
            <text:p>BM.02</text:p>
          </table:table-cell>
          <table:table-cell table:number-columns-repeated="2" office:value-type="string">
            <text:p>Hamilton</text:p>
          </table:table-cell>
          <table:table-cell office:value-type="float" office:value="3573195">
            <text:p>3573195</text:p>
          </table:table-cell>
        </table:table-row>
        <table:table-row table:style-name="ro1">
          <table:table-cell office:value-type="string">
            <text:p>BM.03</text:p>
          </table:table-cell>
          <table:table-cell table:number-columns-repeated="2" office:value-type="string">
            <text:p>Hamilton city</text:p>
          </table:table-cell>
          <table:table-cell office:value-type="float" office:value="3573198">
            <text:p>3573198</text:p>
          </table:table-cell>
        </table:table-row>
        <table:table-row table:style-name="ro1">
          <table:table-cell office:value-type="string">
            <text:p>BM.01</text:p>
          </table:table-cell>
          <table:table-cell table:number-columns-repeated="2" office:value-type="string">
            <text:p>Devonshire</text:p>
          </table:table-cell>
          <table:table-cell office:value-type="float" office:value="3573251">
            <text:p>3573251</text:p>
          </table:table-cell>
        </table:table-row>
        <table:table-row table:style-name="ro1">
          <table:table-cell office:value-type="string">
            <text:p>BN.04</text:p>
          </table:table-cell>
          <table:table-cell office:value-type="string">
            <text:p>Tutong</text:p>
          </table:table-cell>
          <table:table-cell office:value-type="string">
            <text:p>Tutong</text:p>
          </table:table-cell>
          <table:table-cell office:value-type="float" office:value="1820068">
            <text:p>1820068</text:p>
          </table:table-cell>
        </table:table-row>
        <table:table-row table:style-name="ro1">
          <table:table-cell office:value-type="string">
            <text:p>BN.03</text:p>
          </table:table-cell>
          <table:table-cell office:value-type="string">
            <text:p>Temburong</text:p>
          </table:table-cell>
          <table:table-cell office:value-type="string">
            <text:p>Temburong</text:p>
          </table:table-cell>
          <table:table-cell office:value-type="float" office:value="1820106">
            <text:p>1820106</text:p>
          </table:table-cell>
        </table:table-row>
        <table:table-row table:style-name="ro1">
          <table:table-cell office:value-type="string">
            <text:p>BN.02</text:p>
          </table:table-cell>
          <table:table-cell office:value-type="string">
            <text:p>Brunei-Muara District</text:p>
          </table:table-cell>
          <table:table-cell office:value-type="string">
            <text:p>Brunei-Muara District</text:p>
          </table:table-cell>
          <table:table-cell office:value-type="float" office:value="1820818">
            <text:p>1820818</text:p>
          </table:table-cell>
        </table:table-row>
        <table:table-row table:style-name="ro1">
          <table:table-cell office:value-type="string">
            <text:p>BN.01</text:p>
          </table:table-cell>
          <table:table-cell office:value-type="string">
            <text:p>Belait</text:p>
          </table:table-cell>
          <table:table-cell office:value-type="string">
            <text:p>Belait</text:p>
          </table:table-cell>
          <table:table-cell office:value-type="float" office:value="1820869">
            <text:p>1820869</text:p>
          </table:table-cell>
        </table:table-row>
        <table:table-row table:style-name="ro1">
          <table:table-cell office:value-type="string">
            <text:p>BO.09</text:p>
          </table:table-cell>
          <table:table-cell table:number-columns-repeated="2" office:value-type="string">
            <text:p>Tarija Department</text:p>
          </table:table-cell>
          <table:table-cell office:value-type="float" office:value="3903319">
            <text:p>3903319</text:p>
          </table:table-cell>
        </table:table-row>
        <table:table-row table:style-name="ro1">
          <table:table-cell office:value-type="string">
            <text:p>BO.08</text:p>
          </table:table-cell>
          <table:table-cell table:number-columns-repeated="2" office:value-type="string">
            <text:p>Santa Cruz Department</text:p>
          </table:table-cell>
          <table:table-cell office:value-type="float" office:value="3904907">
            <text:p>3904907</text:p>
          </table:table-cell>
        </table:table-row>
        <table:table-row table:style-name="ro1">
          <table:table-cell office:value-type="string">
            <text:p>BO.07</text:p>
          </table:table-cell>
          <table:table-cell office:value-type="string">
            <text:p>Potosí Department</text:p>
          </table:table-cell>
          <table:table-cell office:value-type="string">
            <text:p>Potosi Department</text:p>
          </table:table-cell>
          <table:table-cell office:value-type="float" office:value="3907580">
            <text:p>3907580</text:p>
          </table:table-cell>
        </table:table-row>
        <table:table-row table:style-name="ro1">
          <table:table-cell office:value-type="string">
            <text:p>BO.06</text:p>
          </table:table-cell>
          <table:table-cell office:value-type="string">
            <text:p>Pando</text:p>
          </table:table-cell>
          <table:table-cell office:value-type="string">
            <text:p>Pando</text:p>
          </table:table-cell>
          <table:table-cell office:value-type="float" office:value="3908600">
            <text:p>3908600</text:p>
          </table:table-cell>
        </table:table-row>
        <table:table-row table:style-name="ro1">
          <table:table-cell office:value-type="string">
            <text:p>BO.05</text:p>
          </table:table-cell>
          <table:table-cell table:number-columns-repeated="2" office:value-type="string">
            <text:p>Oruro</text:p>
          </table:table-cell>
          <table:table-cell office:value-type="float" office:value="3909233">
            <text:p>3909233</text:p>
          </table:table-cell>
        </table:table-row>
        <table:table-row table:style-name="ro1">
          <table:table-cell office:value-type="string">
            <text:p>BO.04</text:p>
          </table:table-cell>
          <table:table-cell table:number-columns-repeated="2" office:value-type="string">
            <text:p>La Paz Department</text:p>
          </table:table-cell>
          <table:table-cell office:value-type="float" office:value="3911924">
            <text:p>3911924</text:p>
          </table:table-cell>
        </table:table-row>
        <table:table-row table:style-name="ro1">
          <table:table-cell office:value-type="string">
            <text:p>BO.02</text:p>
          </table:table-cell>
          <table:table-cell table:number-columns-repeated="2" office:value-type="string">
            <text:p>Cochabamba</text:p>
          </table:table-cell>
          <table:table-cell office:value-type="float" office:value="3919966">
            <text:p>3919966</text:p>
          </table:table-cell>
        </table:table-row>
        <table:table-row table:style-name="ro1">
          <table:table-cell office:value-type="string">
            <text:p>BO.01</text:p>
          </table:table-cell>
          <table:table-cell table:number-columns-repeated="2" office:value-type="string">
            <text:p>Chuquisaca Department</text:p>
          </table:table-cell>
          <table:table-cell office:value-type="float" office:value="3920177">
            <text:p>3920177</text:p>
          </table:table-cell>
        </table:table-row>
        <table:table-row table:style-name="ro1">
          <table:table-cell office:value-type="string">
            <text:p>BO.03</text:p>
          </table:table-cell>
          <table:table-cell table:number-columns-repeated="2" office:value-type="string">
            <text:p>Beni Department</text:p>
          </table:table-cell>
          <table:table-cell office:value-type="float" office:value="3923172">
            <text:p>3923172</text:p>
          </table:table-cell>
        </table:table-row>
        <table:table-row table:style-name="ro1">
          <table:table-cell office:value-type="string">
            <text:p>BQ.BO</text:p>
          </table:table-cell>
          <table:table-cell table:number-columns-repeated="2" office:value-type="string">
            <text:p>Bonaire</text:p>
          </table:table-cell>
          <table:table-cell office:value-type="float" office:value="7609816">
            <text:p>7609816</text:p>
          </table:table-cell>
        </table:table-row>
        <table:table-row table:style-name="ro1">
          <table:table-cell office:value-type="string">
            <text:p>BQ.SB</text:p>
          </table:table-cell>
          <table:table-cell table:number-columns-repeated="2" office:value-type="string">
            <text:p>Saba</text:p>
          </table:table-cell>
          <table:table-cell office:value-type="float" office:value="7610358">
            <text:p>7610358</text:p>
          </table:table-cell>
        </table:table-row>
        <table:table-row table:style-name="ro1">
          <table:table-cell office:value-type="string">
            <text:p>BQ.SE</text:p>
          </table:table-cell>
          <table:table-cell office:value-type="string">
            <text:p>Sint Eustatius</text:p>
          </table:table-cell>
          <table:table-cell office:value-type="string">
            <text:p>Sint Eustatius</text:p>
          </table:table-cell>
          <table:table-cell office:value-type="float" office:value="7610359">
            <text:p>7610359</text:p>
          </table:table-cell>
        </table:table-row>
        <table:table-row table:style-name="ro1">
          <table:table-cell office:value-type="string">
            <text:p>BR.22</text:p>
          </table:table-cell>
          <table:table-cell table:number-columns-repeated="2" office:value-type="string">
            <text:p>Rio Grande do Norte</text:p>
          </table:table-cell>
          <table:table-cell office:value-type="float" office:value="3390290">
            <text:p>3390290</text:p>
          </table:table-cell>
        </table:table-row>
        <table:table-row table:style-name="ro1">
          <table:table-cell office:value-type="string">
            <text:p>BR.20</text:p>
          </table:table-cell>
          <table:table-cell office:value-type="string">
            <text:p>Piauí</text:p>
          </table:table-cell>
          <table:table-cell office:value-type="string">
            <text:p>Piaui</text:p>
          </table:table-cell>
          <table:table-cell office:value-type="float" office:value="3392213">
            <text:p>3392213</text:p>
          </table:table-cell>
        </table:table-row>
        <table:table-row table:style-name="ro1">
          <table:table-cell office:value-type="string">
            <text:p>BR.30</text:p>
          </table:table-cell>
          <table:table-cell table:number-columns-repeated="2" office:value-type="string">
            <text:p>Pernambuco</text:p>
          </table:table-cell>
          <table:table-cell office:value-type="float" office:value="3392268">
            <text:p>3392268</text:p>
          </table:table-cell>
        </table:table-row>
        <table:table-row table:style-name="ro1">
          <table:table-cell office:value-type="string">
            <text:p>BR.17</text:p>
          </table:table-cell>
          <table:table-cell office:value-type="string">
            <text:p>Paraíba</text:p>
          </table:table-cell>
          <table:table-cell office:value-type="string">
            <text:p>Paraiba</text:p>
          </table:table-cell>
          <table:table-cell office:value-type="float" office:value="3393098">
            <text:p>3393098</text:p>
          </table:table-cell>
        </table:table-row>
        <table:table-row table:style-name="ro1">
          <table:table-cell office:value-type="string">
            <text:p>BR.16</text:p>
          </table:table-cell>
          <table:table-cell office:value-type="string">
            <text:p>Pará</text:p>
          </table:table-cell>
          <table:table-cell office:value-type="string">
            <text:p>Para</text:p>
          </table:table-cell>
          <table:table-cell office:value-type="float" office:value="3393129">
            <text:p>3393129</text:p>
          </table:table-cell>
        </table:table-row>
        <table:table-row table:style-name="ro1">
          <table:table-cell office:value-type="string">
            <text:p>BR.13</text:p>
          </table:table-cell>
          <table:table-cell office:value-type="string">
            <text:p>Maranhão</text:p>
          </table:table-cell>
          <table:table-cell office:value-type="string">
            <text:p>Maranhao</text:p>
          </table:table-cell>
          <table:table-cell office:value-type="float" office:value="3395443">
            <text:p>3395443</text:p>
          </table:table-cell>
        </table:table-row>
        <table:table-row table:style-name="ro1">
          <table:table-cell office:value-type="string">
            <text:p>BR.06</text:p>
          </table:table-cell>
          <table:table-cell office:value-type="string">
            <text:p>Ceará</text:p>
          </table:table-cell>
          <table:table-cell office:value-type="string">
            <text:p>Ceara</text:p>
          </table:table-cell>
          <table:table-cell office:value-type="float" office:value="3402362">
            <text:p>3402362</text:p>
          </table:table-cell>
        </table:table-row>
        <table:table-row table:style-name="ro1">
          <table:table-cell office:value-type="string">
            <text:p>BR.03</text:p>
          </table:table-cell>
          <table:table-cell office:value-type="string">
            <text:p>Amapá</text:p>
          </table:table-cell>
          <table:table-cell office:value-type="string">
            <text:p>Amapa</text:p>
          </table:table-cell>
          <table:table-cell office:value-type="float" office:value="3407762">
            <text:p>3407762</text:p>
          </table:table-cell>
        </table:table-row>
        <table:table-row table:style-name="ro1">
          <table:table-cell office:value-type="string">
            <text:p>BR.02</text:p>
          </table:table-cell>
          <table:table-cell office:value-type="string">
            <text:p>Alagoas</text:p>
          </table:table-cell>
          <table:table-cell office:value-type="string">
            <text:p>Alagoas</text:p>
          </table:table-cell>
          <table:table-cell office:value-type="float" office:value="3408096">
            <text:p>3408096</text:p>
          </table:table-cell>
        </table:table-row>
        <table:table-row table:style-name="ro1">
          <table:table-cell office:value-type="string">
            <text:p>BR.28</text:p>
          </table:table-cell>
          <table:table-cell office:value-type="string">
            <text:p>Sergipe</text:p>
          </table:table-cell>
          <table:table-cell office:value-type="string">
            <text:p>Sergipe</text:p>
          </table:table-cell>
          <table:table-cell office:value-type="float" office:value="3447799">
            <text:p>3447799</text:p>
          </table:table-cell>
        </table:table-row>
        <table:table-row table:style-name="ro1">
          <table:table-cell office:value-type="string">
            <text:p>BR.27</text:p>
          </table:table-cell>
          <table:table-cell office:value-type="string">
            <text:p>São Paulo</text:p>
          </table:table-cell>
          <table:table-cell office:value-type="string">
            <text:p>Sao Paulo</text:p>
          </table:table-cell>
          <table:table-cell office:value-type="float" office:value="3448433">
            <text:p>3448433</text:p>
          </table:table-cell>
        </table:table-row>
        <table:table-row table:style-name="ro1">
          <table:table-cell office:value-type="string">
            <text:p>BR.26</text:p>
          </table:table-cell>
          <table:table-cell table:number-columns-repeated="2" office:value-type="string">
            <text:p>Santa Catarina</text:p>
          </table:table-cell>
          <table:table-cell office:value-type="float" office:value="3450387">
            <text:p>3450387</text:p>
          </table:table-cell>
        </table:table-row>
        <table:table-row table:style-name="ro1">
          <table:table-cell office:value-type="string">
            <text:p>BR.23</text:p>
          </table:table-cell>
          <table:table-cell table:number-columns-repeated="2" office:value-type="string">
            <text:p>Rio Grande do Sul</text:p>
          </table:table-cell>
          <table:table-cell office:value-type="float" office:value="3451133">
            <text:p>3451133</text:p>
          </table:table-cell>
        </table:table-row>
        <table:table-row table:style-name="ro1">
          <table:table-cell office:value-type="string">
            <text:p>BR.21</text:p>
          </table:table-cell>
          <table:table-cell table:number-columns-repeated="2" office:value-type="string">
            <text:p>Rio de Janeiro</text:p>
          </table:table-cell>
          <table:table-cell office:value-type="float" office:value="3451189">
            <text:p>3451189</text:p>
          </table:table-cell>
        </table:table-row>
        <table:table-row table:style-name="ro1">
          <table:table-cell office:value-type="string">
            <text:p>BR.18</text:p>
          </table:table-cell>
          <table:table-cell office:value-type="string">
            <text:p>Paraná</text:p>
          </table:table-cell>
          <table:table-cell office:value-type="string">
            <text:p>Parana</text:p>
          </table:table-cell>
          <table:table-cell office:value-type="float" office:value="3455077">
            <text:p>3455077</text:p>
          </table:table-cell>
        </table:table-row>
        <table:table-row table:style-name="ro1">
          <table:table-cell office:value-type="string">
            <text:p>BR.15</text:p>
          </table:table-cell>
          <table:table-cell office:value-type="string">
            <text:p>Minas Gerais</text:p>
          </table:table-cell>
          <table:table-cell office:value-type="string">
            <text:p>Minas Gerais</text:p>
          </table:table-cell>
          <table:table-cell office:value-type="float" office:value="3457153">
            <text:p>3457153</text:p>
          </table:table-cell>
        </table:table-row>
        <table:table-row table:style-name="ro1">
          <table:table-cell office:value-type="string">
            <text:p>BR.11</text:p>
          </table:table-cell>
          <table:table-cell office:value-type="string">
            <text:p>Mato Grosso do Sul</text:p>
          </table:table-cell>
          <table:table-cell office:value-type="string">
            <text:p>Mato Grosso do Sul</text:p>
          </table:table-cell>
          <table:table-cell office:value-type="float" office:value="3457415">
            <text:p>3457415</text:p>
          </table:table-cell>
        </table:table-row>
        <table:table-row table:style-name="ro1">
          <table:table-cell office:value-type="string">
            <text:p>BR.14</text:p>
          </table:table-cell>
          <table:table-cell office:value-type="string">
            <text:p>Mato Grosso</text:p>
          </table:table-cell>
          <table:table-cell office:value-type="string">
            <text:p>Mato Grosso</text:p>
          </table:table-cell>
          <table:table-cell office:value-type="float" office:value="3457419">
            <text:p>3457419</text:p>
          </table:table-cell>
        </table:table-row>
        <table:table-row table:style-name="ro1">
          <table:table-cell office:value-type="string">
            <text:p>BR.29</text:p>
          </table:table-cell>
          <table:table-cell office:value-type="string">
            <text:p>Goiás</text:p>
          </table:table-cell>
          <table:table-cell office:value-type="string">
            <text:p>Goias</text:p>
          </table:table-cell>
          <table:table-cell office:value-type="float" office:value="3462372">
            <text:p>3462372</text:p>
          </table:table-cell>
        </table:table-row>
        <table:table-row table:style-name="ro1">
          <table:table-cell office:value-type="string">
            <text:p>BR.07</text:p>
          </table:table-cell>
          <table:table-cell table:number-columns-repeated="2" office:value-type="string">
            <text:p>Federal District</text:p>
          </table:table-cell>
          <table:table-cell office:value-type="float" office:value="3463504">
            <text:p>3463504</text:p>
          </table:table-cell>
        </table:table-row>
        <table:table-row table:style-name="ro1">
          <table:table-cell office:value-type="string">
            <text:p>BR.08</text:p>
          </table:table-cell>
          <table:table-cell office:value-type="string">
            <text:p>Espírito Santo</text:p>
          </table:table-cell>
          <table:table-cell office:value-type="string">
            <text:p>Espirito Santo</text:p>
          </table:table-cell>
          <table:table-cell office:value-type="float" office:value="3463930">
            <text:p>3463930</text:p>
          </table:table-cell>
        </table:table-row>
        <table:table-row table:style-name="ro1">
          <table:table-cell office:value-type="string">
            <text:p>BR.05</text:p>
          </table:table-cell>
          <table:table-cell table:number-columns-repeated="2" office:value-type="string">
            <text:p>Bahia</text:p>
          </table:table-cell>
          <table:table-cell office:value-type="float" office:value="3471168">
            <text:p>3471168</text:p>
          </table:table-cell>
        </table:table-row>
        <table:table-row table:style-name="ro1">
          <table:table-cell office:value-type="string">
            <text:p>BR.31</text:p>
          </table:table-cell>
          <table:table-cell table:number-columns-repeated="2" office:value-type="string">
            <text:p>Tocantins</text:p>
          </table:table-cell>
          <table:table-cell office:value-type="float" office:value="3474575">
            <text:p>3474575</text:p>
          </table:table-cell>
        </table:table-row>
        <table:table-row table:style-name="ro1">
          <table:table-cell office:value-type="string">
            <text:p>BR.25</text:p>
          </table:table-cell>
          <table:table-cell table:number-columns-repeated="2" office:value-type="string">
            <text:p>Roraima</text:p>
          </table:table-cell>
          <table:table-cell office:value-type="float" office:value="3662560">
            <text:p>3662560</text:p>
          </table:table-cell>
        </table:table-row>
        <table:table-row table:style-name="ro1">
          <table:table-cell office:value-type="string">
            <text:p>BR.04</text:p>
          </table:table-cell>
          <table:table-cell office:value-type="string">
            <text:p>Amazonas</text:p>
          </table:table-cell>
          <table:table-cell office:value-type="string">
            <text:p>Amazonas</text:p>
          </table:table-cell>
          <table:table-cell office:value-type="float" office:value="3665361">
            <text:p>3665361</text:p>
          </table:table-cell>
        </table:table-row>
        <table:table-row table:style-name="ro1">
          <table:table-cell office:value-type="string">
            <text:p>BR.01</text:p>
          </table:table-cell>
          <table:table-cell table:number-columns-repeated="2" office:value-type="string">
            <text:p>Acre</text:p>
          </table:table-cell>
          <table:table-cell office:value-type="float" office:value="3665474">
            <text:p>3665474</text:p>
          </table:table-cell>
        </table:table-row>
        <table:table-row table:style-name="ro1">
          <table:table-cell office:value-type="string">
            <text:p>BR.24</text:p>
          </table:table-cell>
          <table:table-cell office:value-type="string">
            <text:p>Rondônia</text:p>
          </table:table-cell>
          <table:table-cell office:value-type="string">
            <text:p>Rondonia</text:p>
          </table:table-cell>
          <table:table-cell office:value-type="float" office:value="3924825">
            <text:p>3924825</text:p>
          </table:table-cell>
        </table:table-row>
        <table:table-row table:style-name="ro1">
          <table:table-cell office:value-type="string">
            <text:p>BS.35</text:p>
          </table:table-cell>
          <table:table-cell table:number-columns-repeated="2" office:value-type="string">
            <text:p>San Salvador</text:p>
          </table:table-cell>
          <table:table-cell office:value-type="float" office:value="3571493">
            <text:p>3571493</text:p>
          </table:table-cell>
        </table:table-row>
        <table:table-row table:style-name="ro1">
          <table:table-cell office:value-type="string">
            <text:p>BS.18</text:p>
          </table:table-cell>
          <table:table-cell table:number-columns-repeated="2" office:value-type="string">
            <text:p>Ragged Island</text:p>
          </table:table-cell>
          <table:table-cell office:value-type="float" office:value="3571629">
            <text:p>3571629</text:p>
          </table:table-cell>
        </table:table-row>
        <table:table-row table:style-name="ro1">
          <table:table-cell office:value-type="string">
            <text:p>BS.32</text:p>
          </table:table-cell>
          <table:table-cell table:number-columns-repeated="2" office:value-type="string">
            <text:p>Berry Islands</text:p>
          </table:table-cell>
          <table:table-cell office:value-type="float" office:value="3571809">
            <text:p>3571809</text:p>
          </table:table-cell>
        </table:table-row>
        <table:table-row table:style-name="ro1">
          <table:table-cell office:value-type="string">
            <text:p>BS.23</text:p>
          </table:table-cell>
          <table:table-cell table:number-columns-repeated="2" office:value-type="string">
            <text:p>New Providence</text:p>
          </table:table-cell>
          <table:table-cell office:value-type="float" office:value="3571815">
            <text:p>3571815</text:p>
          </table:table-cell>
        </table:table-row>
        <table:table-row table:style-name="ro1">
          <table:table-cell office:value-type="string">
            <text:p>BS.16</text:p>
          </table:table-cell>
          <table:table-cell office:value-type="string">
            <text:p>Mayaguana</text:p>
          </table:table-cell>
          <table:table-cell office:value-type="string">
            <text:p>Mayaguana</text:p>
          </table:table-cell>
          <table:table-cell office:value-type="float" office:value="3571894">
            <text:p>3571894</text:p>
          </table:table-cell>
        </table:table-row>
        <table:table-row table:style-name="ro1">
          <table:table-cell office:value-type="string">
            <text:p>BS.15</text:p>
          </table:table-cell>
          <table:table-cell table:number-columns-repeated="2" office:value-type="string">
            <text:p>Long Island</text:p>
          </table:table-cell>
          <table:table-cell office:value-type="float" office:value="3572005">
            <text:p>3572005</text:p>
          </table:table-cell>
        </table:table-row>
        <table:table-row table:style-name="ro1">
          <table:table-cell office:value-type="string">
            <text:p>BS.13</text:p>
          </table:table-cell>
          <table:table-cell office:value-type="string">
            <text:p>Inagua</text:p>
          </table:table-cell>
          <table:table-cell office:value-type="string">
            <text:p>Inagua</text:p>
          </table:table-cell>
          <table:table-cell office:value-type="float" office:value="3572154">
            <text:p>3572154</text:p>
          </table:table-cell>
        </table:table-row>
        <table:table-row table:style-name="ro1">
          <table:table-cell office:value-type="string">
            <text:p>BS.22</text:p>
          </table:table-cell>
          <table:table-cell office:value-type="string">
            <text:p>Harbour Island</text:p>
          </table:table-cell>
          <table:table-cell office:value-type="string">
            <text:p>Harbour Island</text:p>
          </table:table-cell>
          <table:table-cell office:value-type="float" office:value="3572238">
            <text:p>3572238</text:p>
          </table:table-cell>
        </table:table-row>
        <table:table-row table:style-name="ro1">
          <table:table-cell office:value-type="string">
            <text:p>BS.25</text:p>
          </table:table-cell>
          <table:table-cell table:number-columns-repeated="2" office:value-type="string">
            <text:p>Freeport</text:p>
          </table:table-cell>
          <table:table-cell office:value-type="float" office:value="3572374">
            <text:p>3572374</text:p>
          </table:table-cell>
        </table:table-row>
        <table:table-row table:style-name="ro1">
          <table:table-cell office:value-type="string">
            <text:p>BS.10</text:p>
          </table:table-cell>
          <table:table-cell office:value-type="string">
            <text:p>Exuma</text:p>
          </table:table-cell>
          <table:table-cell office:value-type="string">
            <text:p>Exuma</text:p>
          </table:table-cell>
          <table:table-cell office:value-type="float" office:value="3572427">
            <text:p>3572427</text:p>
          </table:table-cell>
        </table:table-row>
        <table:table-row table:style-name="ro1">
          <table:table-cell office:value-type="string">
            <text:p>BS.06</text:p>
          </table:table-cell>
          <table:table-cell table:number-columns-repeated="2" office:value-type="string">
            <text:p>Cat Island</text:p>
          </table:table-cell>
          <table:table-cell office:value-type="float" office:value="3572678">
            <text:p>3572678</text:p>
          </table:table-cell>
        </table:table-row>
        <table:table-row table:style-name="ro1">
          <table:table-cell office:value-type="string">
            <text:p>BS.05</text:p>
          </table:table-cell>
          <table:table-cell table:number-columns-repeated="2" office:value-type="string">
            <text:p>Bimini</text:p>
          </table:table-cell>
          <table:table-cell office:value-type="float" office:value="3572807">
            <text:p>3572807</text:p>
          </table:table-cell>
        </table:table-row>
        <table:table-row table:style-name="ro1">
          <table:table-cell office:value-type="string">
            <text:p>BS.24</text:p>
          </table:table-cell>
          <table:table-cell office:value-type="string">
            <text:p>Acklins</text:p>
          </table:table-cell>
          <table:table-cell office:value-type="string">
            <text:p>Acklins</text:p>
          </table:table-cell>
          <table:table-cell office:value-type="float" office:value="3572937">
            <text:p>3572937</text:p>
          </table:table-cell>
        </table:table-row>
        <table:table-row table:style-name="ro1">
          <table:table-cell office:value-type="string">
            <text:p>BS.36</text:p>
          </table:table-cell>
          <table:table-cell table:number-columns-repeated="2" office:value-type="string">
            <text:p>Black Point</text:p>
          </table:table-cell>
          <table:table-cell office:value-type="float" office:value="8030541">
            <text:p>8030541</text:p>
          </table:table-cell>
        </table:table-row>
        <table:table-row table:style-name="ro1">
          <table:table-cell office:value-type="string">
            <text:p>BS.37</text:p>
          </table:table-cell>
          <table:table-cell office:value-type="string">
            <text:p>Central Abaco</text:p>
          </table:table-cell>
          <table:table-cell office:value-type="string">
            <text:p>Central Abaco</text:p>
          </table:table-cell>
          <table:table-cell office:value-type="float" office:value="8030542">
            <text:p>8030542</text:p>
          </table:table-cell>
        </table:table-row>
        <table:table-row table:style-name="ro1">
          <table:table-cell office:value-type="string">
            <text:p>BS.38</text:p>
          </table:table-cell>
          <table:table-cell office:value-type="string">
            <text:p>Central Andros</text:p>
          </table:table-cell>
          <table:table-cell office:value-type="string">
            <text:p>Central Andros</text:p>
          </table:table-cell>
          <table:table-cell office:value-type="float" office:value="8030543">
            <text:p>8030543</text:p>
          </table:table-cell>
        </table:table-row>
        <table:table-row table:style-name="ro1">
          <table:table-cell office:value-type="string">
            <text:p>BS.39</text:p>
          </table:table-cell>
          <table:table-cell table:number-columns-repeated="2" office:value-type="string">
            <text:p>Central Eleuthera</text:p>
          </table:table-cell>
          <table:table-cell office:value-type="float" office:value="8030544">
            <text:p>8030544</text:p>
          </table:table-cell>
        </table:table-row>
        <table:table-row table:style-name="ro1">
          <table:table-cell office:value-type="string">
            <text:p>BS.40</text:p>
          </table:table-cell>
          <table:table-cell table:number-columns-repeated="2" office:value-type="string">
            <text:p>Crooked Island and Long Cay</text:p>
          </table:table-cell>
          <table:table-cell office:value-type="float" office:value="8030545">
            <text:p>8030545</text:p>
          </table:table-cell>
        </table:table-row>
        <table:table-row table:style-name="ro1">
          <table:table-cell office:value-type="string">
            <text:p>BS.41</text:p>
          </table:table-cell>
          <table:table-cell table:number-columns-repeated="2" office:value-type="string">
            <text:p>East Grand Bahama</text:p>
          </table:table-cell>
          <table:table-cell office:value-type="float" office:value="8030546">
            <text:p>8030546</text:p>
          </table:table-cell>
        </table:table-row>
        <table:table-row table:style-name="ro1">
          <table:table-cell office:value-type="string">
            <text:p>BS.42</text:p>
          </table:table-cell>
          <table:table-cell table:number-columns-repeated="2" office:value-type="string">
            <text:p>Grand Cay</text:p>
          </table:table-cell>
          <table:table-cell office:value-type="float" office:value="8030547">
            <text:p>8030547</text:p>
          </table:table-cell>
        </table:table-row>
        <table:table-row table:style-name="ro1">
          <table:table-cell office:value-type="string">
            <text:p>BS.43</text:p>
          </table:table-cell>
          <table:table-cell table:number-columns-repeated="2" office:value-type="string">
            <text:p>Hope Town</text:p>
          </table:table-cell>
          <table:table-cell office:value-type="float" office:value="8030548">
            <text:p>8030548</text:p>
          </table:table-cell>
        </table:table-row>
        <table:table-row table:style-name="ro1">
          <table:table-cell office:value-type="string">
            <text:p>BS.44</text:p>
          </table:table-cell>
          <table:table-cell table:number-columns-repeated="2" office:value-type="string">
            <text:p>Mangrove Cay</text:p>
          </table:table-cell>
          <table:table-cell office:value-type="float" office:value="8030549">
            <text:p>8030549</text:p>
          </table:table-cell>
        </table:table-row>
        <table:table-row table:style-name="ro1">
          <table:table-cell office:value-type="string">
            <text:p>BS.45</text:p>
          </table:table-cell>
          <table:table-cell office:value-type="string">
            <text:p>Moore’s Island</text:p>
          </table:table-cell>
          <table:table-cell office:value-type="string">
            <text:p>Moore's Island</text:p>
          </table:table-cell>
          <table:table-cell office:value-type="float" office:value="8030550">
            <text:p>8030550</text:p>
          </table:table-cell>
        </table:table-row>
        <table:table-row table:style-name="ro1">
          <table:table-cell office:value-type="string">
            <text:p>BS.46</text:p>
          </table:table-cell>
          <table:table-cell office:value-type="string">
            <text:p>North Abaco</text:p>
          </table:table-cell>
          <table:table-cell office:value-type="string">
            <text:p>North Abaco</text:p>
          </table:table-cell>
          <table:table-cell office:value-type="float" office:value="8030551">
            <text:p>8030551</text:p>
          </table:table-cell>
        </table:table-row>
        <table:table-row table:style-name="ro1">
          <table:table-cell office:value-type="string">
            <text:p>BS.47</text:p>
          </table:table-cell>
          <table:table-cell office:value-type="string">
            <text:p>North Andros</text:p>
          </table:table-cell>
          <table:table-cell office:value-type="string">
            <text:p>North Andros</text:p>
          </table:table-cell>
          <table:table-cell office:value-type="float" office:value="8030552">
            <text:p>8030552</text:p>
          </table:table-cell>
        </table:table-row>
        <table:table-row table:style-name="ro1">
          <table:table-cell office:value-type="string">
            <text:p>BS.48</text:p>
          </table:table-cell>
          <table:table-cell table:number-columns-repeated="2" office:value-type="string">
            <text:p>North Eleuthera</text:p>
          </table:table-cell>
          <table:table-cell office:value-type="float" office:value="8030553">
            <text:p>8030553</text:p>
          </table:table-cell>
        </table:table-row>
        <table:table-row table:style-name="ro1">
          <table:table-cell office:value-type="string">
            <text:p>BS.49</text:p>
          </table:table-cell>
          <table:table-cell table:number-columns-repeated="2" office:value-type="string">
            <text:p>Rum Cay</text:p>
          </table:table-cell>
          <table:table-cell office:value-type="float" office:value="8030554">
            <text:p>8030554</text:p>
          </table:table-cell>
        </table:table-row>
        <table:table-row table:style-name="ro1">
          <table:table-cell office:value-type="string">
            <text:p>BS.50</text:p>
          </table:table-cell>
          <table:table-cell office:value-type="string">
            <text:p>South Abaco</text:p>
          </table:table-cell>
          <table:table-cell office:value-type="string">
            <text:p>South Abaco</text:p>
          </table:table-cell>
          <table:table-cell office:value-type="float" office:value="8030555">
            <text:p>8030555</text:p>
          </table:table-cell>
        </table:table-row>
        <table:table-row table:style-name="ro1">
          <table:table-cell office:value-type="string">
            <text:p>BS.51</text:p>
          </table:table-cell>
          <table:table-cell office:value-type="string">
            <text:p>South Andros</text:p>
          </table:table-cell>
          <table:table-cell office:value-type="string">
            <text:p>South Andros</text:p>
          </table:table-cell>
          <table:table-cell office:value-type="float" office:value="8030556">
            <text:p>8030556</text:p>
          </table:table-cell>
        </table:table-row>
        <table:table-row table:style-name="ro1">
          <table:table-cell office:value-type="string">
            <text:p>BS.52</text:p>
          </table:table-cell>
          <table:table-cell table:number-columns-repeated="2" office:value-type="string">
            <text:p>South Eleuthera</text:p>
          </table:table-cell>
          <table:table-cell office:value-type="float" office:value="8030557">
            <text:p>8030557</text:p>
          </table:table-cell>
        </table:table-row>
        <table:table-row table:style-name="ro1">
          <table:table-cell office:value-type="string">
            <text:p>BS.53</text:p>
          </table:table-cell>
          <table:table-cell table:number-columns-repeated="2" office:value-type="string">
            <text:p>Spanish Wells</text:p>
          </table:table-cell>
          <table:table-cell office:value-type="float" office:value="8030558">
            <text:p>8030558</text:p>
          </table:table-cell>
        </table:table-row>
        <table:table-row table:style-name="ro1">
          <table:table-cell office:value-type="string">
            <text:p>BS.54</text:p>
          </table:table-cell>
          <table:table-cell table:number-columns-repeated="2" office:value-type="string">
            <text:p>West Grand Bahama</text:p>
          </table:table-cell>
          <table:table-cell office:value-type="float" office:value="8030559">
            <text:p>8030559</text:p>
          </table:table-cell>
        </table:table-row>
        <table:table-row table:style-name="ro1">
          <table:table-cell office:value-type="string">
            <text:p>BT.05</text:p>
          </table:table-cell>
          <table:table-cell office:value-type="string">
            <text:p>Bumthang District</text:p>
          </table:table-cell>
          <table:table-cell office:value-type="string">
            <text:p>Bumthang District</text:p>
          </table:table-cell>
          <table:table-cell office:value-type="float" office:value="1337278">
            <text:p>1337278</text:p>
          </table:table-cell>
        </table:table-row>
        <table:table-row table:style-name="ro1">
          <table:table-cell office:value-type="string">
            <text:p>BT.06</text:p>
          </table:table-cell>
          <table:table-cell office:value-type="string">
            <text:p>Chukha</text:p>
          </table:table-cell>
          <table:table-cell office:value-type="string">
            <text:p>Chukha</text:p>
          </table:table-cell>
          <table:table-cell office:value-type="float" office:value="1337279">
            <text:p>1337279</text:p>
          </table:table-cell>
        </table:table-row>
        <table:table-row table:style-name="ro1">
          <table:table-cell office:value-type="string">
            <text:p>BT.08</text:p>
          </table:table-cell>
          <table:table-cell office:value-type="string">
            <text:p>Dagana</text:p>
          </table:table-cell>
          <table:table-cell office:value-type="string">
            <text:p>Dagana</text:p>
          </table:table-cell>
          <table:table-cell office:value-type="float" office:value="1337280">
            <text:p>1337280</text:p>
          </table:table-cell>
        </table:table-row>
        <table:table-row table:style-name="ro1">
          <table:table-cell office:value-type="string">
            <text:p>BT.07</text:p>
          </table:table-cell>
          <table:table-cell office:value-type="string">
            <text:p>Tsirang District</text:p>
          </table:table-cell>
          <table:table-cell office:value-type="string">
            <text:p>Tsirang District</text:p>
          </table:table-cell>
          <table:table-cell office:value-type="float" office:value="1337281">
            <text:p>1337281</text:p>
          </table:table-cell>
        </table:table-row>
        <table:table-row table:style-name="ro1">
          <table:table-cell office:value-type="string">
            <text:p>BT.09</text:p>
          </table:table-cell>
          <table:table-cell office:value-type="string">
            <text:p>Sarpang District</text:p>
          </table:table-cell>
          <table:table-cell office:value-type="string">
            <text:p>Sarpang District</text:p>
          </table:table-cell>
          <table:table-cell office:value-type="float" office:value="1337282">
            <text:p>1337282</text:p>
          </table:table-cell>
        </table:table-row>
        <table:table-row table:style-name="ro1">
          <table:table-cell office:value-type="string">
            <text:p>BT.10</text:p>
          </table:table-cell>
          <table:table-cell office:value-type="string">
            <text:p>Haa</text:p>
          </table:table-cell>
          <table:table-cell office:value-type="string">
            <text:p>Haa</text:p>
          </table:table-cell>
          <table:table-cell office:value-type="float" office:value="1337283">
            <text:p>1337283</text:p>
          </table:table-cell>
        </table:table-row>
        <table:table-row table:style-name="ro1">
          <table:table-cell office:value-type="string">
            <text:p>BT.11</text:p>
          </table:table-cell>
          <table:table-cell office:value-type="string">
            <text:p>Lhuntse</text:p>
          </table:table-cell>
          <table:table-cell office:value-type="string">
            <text:p>Lhuntse</text:p>
          </table:table-cell>
          <table:table-cell office:value-type="float" office:value="1337284">
            <text:p>1337284</text:p>
          </table:table-cell>
        </table:table-row>
        <table:table-row table:style-name="ro1">
          <table:table-cell office:value-type="string">
            <text:p>BT.12</text:p>
          </table:table-cell>
          <table:table-cell office:value-type="string">
            <text:p>Mongar</text:p>
          </table:table-cell>
          <table:table-cell office:value-type="string">
            <text:p>Mongar</text:p>
          </table:table-cell>
          <table:table-cell office:value-type="float" office:value="1337285">
            <text:p>1337285</text:p>
          </table:table-cell>
        </table:table-row>
        <table:table-row table:style-name="ro1">
          <table:table-cell office:value-type="string">
            <text:p>BT.13</text:p>
          </table:table-cell>
          <table:table-cell office:value-type="string">
            <text:p>Paro</text:p>
          </table:table-cell>
          <table:table-cell office:value-type="string">
            <text:p>Paro</text:p>
          </table:table-cell>
          <table:table-cell office:value-type="float" office:value="1337286">
            <text:p>1337286</text:p>
          </table:table-cell>
        </table:table-row>
        <table:table-row table:style-name="ro1">
          <table:table-cell office:value-type="string">
            <text:p>BT.14</text:p>
          </table:table-cell>
          <table:table-cell office:value-type="string">
            <text:p>Pemagatshel</text:p>
          </table:table-cell>
          <table:table-cell office:value-type="string">
            <text:p>Pemagatshel</text:p>
          </table:table-cell>
          <table:table-cell office:value-type="float" office:value="1337287">
            <text:p>1337287</text:p>
          </table:table-cell>
        </table:table-row>
        <table:table-row table:style-name="ro1">
          <table:table-cell office:value-type="string">
            <text:p>BT.15</text:p>
          </table:table-cell>
          <table:table-cell office:value-type="string">
            <text:p>Punakha</text:p>
          </table:table-cell>
          <table:table-cell office:value-type="string">
            <text:p>Punakha</text:p>
          </table:table-cell>
          <table:table-cell office:value-type="float" office:value="1337288">
            <text:p>1337288</text:p>
          </table:table-cell>
        </table:table-row>
        <table:table-row table:style-name="ro1">
          <table:table-cell office:value-type="string">
            <text:p>BT.16</text:p>
          </table:table-cell>
          <table:table-cell office:value-type="string">
            <text:p>Samtse District</text:p>
          </table:table-cell>
          <table:table-cell office:value-type="string">
            <text:p>Samtse District</text:p>
          </table:table-cell>
          <table:table-cell office:value-type="float" office:value="1337289">
            <text:p>1337289</text:p>
          </table:table-cell>
        </table:table-row>
        <table:table-row table:style-name="ro1">
          <table:table-cell office:value-type="string">
            <text:p>BT.17</text:p>
          </table:table-cell>
          <table:table-cell office:value-type="string">
            <text:p>Samdrup Jongkhar</text:p>
          </table:table-cell>
          <table:table-cell office:value-type="string">
            <text:p>Samdrup Jongkhar</text:p>
          </table:table-cell>
          <table:table-cell office:value-type="float" office:value="1337290">
            <text:p>1337290</text:p>
          </table:table-cell>
        </table:table-row>
        <table:table-row table:style-name="ro1">
          <table:table-cell office:value-type="string">
            <text:p>BT.18</text:p>
          </table:table-cell>
          <table:table-cell office:value-type="string">
            <text:p>Zhemgang District</text:p>
          </table:table-cell>
          <table:table-cell office:value-type="string">
            <text:p>Zhemgang District</text:p>
          </table:table-cell>
          <table:table-cell office:value-type="float" office:value="1337291">
            <text:p>1337291</text:p>
          </table:table-cell>
        </table:table-row>
        <table:table-row table:style-name="ro1">
          <table:table-cell office:value-type="string">
            <text:p>BT.19</text:p>
          </table:table-cell>
          <table:table-cell office:value-type="string">
            <text:p>Trashigang District</text:p>
          </table:table-cell>
          <table:table-cell office:value-type="string">
            <text:p>Trashigang District</text:p>
          </table:table-cell>
          <table:table-cell office:value-type="float" office:value="1337292">
            <text:p>1337292</text:p>
          </table:table-cell>
        </table:table-row>
        <table:table-row table:style-name="ro1">
          <table:table-cell office:value-type="string">
            <text:p>BT.20</text:p>
          </table:table-cell>
          <table:table-cell table:number-columns-repeated="2" office:value-type="string">
            <text:p>Thimphu District</text:p>
          </table:table-cell>
          <table:table-cell office:value-type="float" office:value="1337293">
            <text:p>1337293</text:p>
          </table:table-cell>
        </table:table-row>
        <table:table-row table:style-name="ro1">
          <table:table-cell office:value-type="string">
            <text:p>BT.21</text:p>
          </table:table-cell>
          <table:table-cell office:value-type="string">
            <text:p>Tongsa</text:p>
          </table:table-cell>
          <table:table-cell office:value-type="string">
            <text:p>Tongsa</text:p>
          </table:table-cell>
          <table:table-cell office:value-type="float" office:value="1337294">
            <text:p>1337294</text:p>
          </table:table-cell>
        </table:table-row>
        <table:table-row table:style-name="ro1">
          <table:table-cell office:value-type="string">
            <text:p>BT.22</text:p>
          </table:table-cell>
          <table:table-cell office:value-type="string">
            <text:p>Wangdi Phodrang</text:p>
          </table:table-cell>
          <table:table-cell office:value-type="string">
            <text:p>Wangdi Phodrang</text:p>
          </table:table-cell>
          <table:table-cell office:value-type="float" office:value="1337295">
            <text:p>1337295</text:p>
          </table:table-cell>
        </table:table-row>
        <table:table-row table:style-name="ro1">
          <table:table-cell office:value-type="string">
            <text:p>BT.23</text:p>
          </table:table-cell>
          <table:table-cell office:value-type="string">
            <text:p>Gasa</text:p>
          </table:table-cell>
          <table:table-cell office:value-type="string">
            <text:p>Gasa</text:p>
          </table:table-cell>
          <table:table-cell office:value-type="float" office:value="7303651">
            <text:p>7303651</text:p>
          </table:table-cell>
        </table:table-row>
        <table:table-row table:style-name="ro1">
          <table:table-cell office:value-type="string">
            <text:p>BT.24</text:p>
          </table:table-cell>
          <table:table-cell office:value-type="string">
            <text:p>Trashi Yangste</text:p>
          </table:table-cell>
          <table:table-cell office:value-type="string">
            <text:p>Trashi Yangste</text:p>
          </table:table-cell>
          <table:table-cell office:value-type="float" office:value="7303653">
            <text:p>7303653</text:p>
          </table:table-cell>
        </table:table-row>
        <table:table-row table:style-name="ro1">
          <table:table-cell office:value-type="string">
            <text:p>BW.10</text:p>
          </table:table-cell>
          <table:table-cell office:value-type="string">
            <text:p>Ngwaketsi</text:p>
          </table:table-cell>
          <table:table-cell office:value-type="string">
            <text:p>Ngwaketsi</text:p>
          </table:table-cell>
          <table:table-cell office:value-type="float" office:value="933043">
            <text:p>933043</text:p>
          </table:table-cell>
        </table:table-row>
        <table:table-row table:style-name="ro1">
          <table:table-cell office:value-type="string">
            <text:p>BW.09</text:p>
          </table:table-cell>
          <table:table-cell table:number-columns-repeated="2" office:value-type="string">
            <text:p>South-East</text:p>
          </table:table-cell>
          <table:table-cell office:value-type="float" office:value="933044">
            <text:p>933044</text:p>
          </table:table-cell>
        </table:table-row>
        <table:table-row table:style-name="ro1">
          <table:table-cell office:value-type="string">
            <text:p>BW.08</text:p>
          </table:table-cell>
          <table:table-cell table:number-columns-repeated="2" office:value-type="string">
            <text:p>North-East</text:p>
          </table:table-cell>
          <table:table-cell office:value-type="float" office:value="933210">
            <text:p>933210</text:p>
          </table:table-cell>
        </table:table-row>
        <table:table-row table:style-name="ro1">
          <table:table-cell office:value-type="string">
            <text:p>BW.11</text:p>
          </table:table-cell>
          <table:table-cell table:number-columns-repeated="2" office:value-type="string">
            <text:p>North-West</text:p>
          </table:table-cell>
          <table:table-cell office:value-type="float" office:value="933230">
            <text:p>933230</text:p>
          </table:table-cell>
        </table:table-row>
        <table:table-row table:style-name="ro1">
          <table:table-cell office:value-type="string">
            <text:p>BW.06</text:p>
          </table:table-cell>
          <table:table-cell office:value-type="string">
            <text:p>Kweneng</text:p>
          </table:table-cell>
          <table:table-cell office:value-type="string">
            <text:p>Kweneng</text:p>
          </table:table-cell>
          <table:table-cell office:value-type="float" office:value="933562">
            <text:p>933562</text:p>
          </table:table-cell>
        </table:table-row>
        <table:table-row table:style-name="ro1">
          <table:table-cell office:value-type="string">
            <text:p>BW.05</text:p>
          </table:table-cell>
          <table:table-cell office:value-type="string">
            <text:p>Kgatleng</text:p>
          </table:table-cell>
          <table:table-cell office:value-type="string">
            <text:p>Kgatleng</text:p>
          </table:table-cell>
          <table:table-cell office:value-type="float" office:value="933654">
            <text:p>933654</text:p>
          </table:table-cell>
        </table:table-row>
        <table:table-row table:style-name="ro1">
          <table:table-cell office:value-type="string">
            <text:p>BW.04</text:p>
          </table:table-cell>
          <table:table-cell office:value-type="string">
            <text:p>Kgalagadi</text:p>
          </table:table-cell>
          <table:table-cell office:value-type="string">
            <text:p>Kgalagadi</text:p>
          </table:table-cell>
          <table:table-cell office:value-type="float" office:value="933657">
            <text:p>933657</text:p>
          </table:table-cell>
        </table:table-row>
        <table:table-row table:style-name="ro1">
          <table:table-cell office:value-type="string">
            <text:p>BW.03</text:p>
          </table:table-cell>
          <table:table-cell office:value-type="string">
            <text:p>Ghanzi</text:p>
          </table:table-cell>
          <table:table-cell office:value-type="string">
            <text:p>Ghanzi</text:p>
          </table:table-cell>
          <table:table-cell office:value-type="float" office:value="933758">
            <text:p>933758</text:p>
          </table:table-cell>
        </table:table-row>
        <table:table-row table:style-name="ro1">
          <table:table-cell office:value-type="string">
            <text:p>BW.12</text:p>
          </table:table-cell>
          <table:table-cell office:value-type="string">
            <text:p>Chobe</text:p>
          </table:table-cell>
          <table:table-cell office:value-type="string">
            <text:p>Chobe</text:p>
          </table:table-cell>
          <table:table-cell office:value-type="float" office:value="933840">
            <text:p>933840</text:p>
          </table:table-cell>
        </table:table-row>
        <table:table-row table:style-name="ro1">
          <table:table-cell office:value-type="string">
            <text:p>BW.01</text:p>
          </table:table-cell>
          <table:table-cell table:number-columns-repeated="2" office:value-type="string">
            <text:p>Central</text:p>
          </table:table-cell>
          <table:table-cell office:value-type="float" office:value="933851">
            <text:p>933851</text:p>
          </table:table-cell>
        </table:table-row>
        <table:table-row table:style-name="ro1">
          <table:table-cell office:value-type="string">
            <text:p>BW.13</text:p>
          </table:table-cell>
          <table:table-cell table:number-columns-repeated="2" office:value-type="string">
            <text:p>City of Francistown</text:p>
          </table:table-cell>
          <table:table-cell office:value-type="float" office:value="11778168">
            <text:p>11778168</text:p>
          </table:table-cell>
        </table:table-row>
        <table:table-row table:style-name="ro1">
          <table:table-cell office:value-type="string">
            <text:p>BW.14</text:p>
          </table:table-cell>
          <table:table-cell table:number-columns-repeated="2" office:value-type="string">
            <text:p>Gaborone</text:p>
          </table:table-cell>
          <table:table-cell office:value-type="float" office:value="11778169">
            <text:p>11778169</text:p>
          </table:table-cell>
        </table:table-row>
        <table:table-row table:style-name="ro1">
          <table:table-cell office:value-type="string">
            <text:p>BW.15</text:p>
          </table:table-cell>
          <table:table-cell office:value-type="string">
            <text:p>Jwaneng</text:p>
          </table:table-cell>
          <table:table-cell office:value-type="string">
            <text:p>Jwaneng</text:p>
          </table:table-cell>
          <table:table-cell office:value-type="float" office:value="11778170">
            <text:p>11778170</text:p>
          </table:table-cell>
        </table:table-row>
        <table:table-row table:style-name="ro1">
          <table:table-cell office:value-type="string">
            <text:p>BW.16</text:p>
          </table:table-cell>
          <table:table-cell office:value-type="string">
            <text:p>Lobatse</text:p>
          </table:table-cell>
          <table:table-cell office:value-type="string">
            <text:p>Lobatse</text:p>
          </table:table-cell>
          <table:table-cell office:value-type="float" office:value="11778171">
            <text:p>11778171</text:p>
          </table:table-cell>
        </table:table-row>
        <table:table-row table:style-name="ro1">
          <table:table-cell office:value-type="string">
            <text:p>BW.17</text:p>
          </table:table-cell>
          <table:table-cell office:value-type="string">
            <text:p>Selibe Phikwe</text:p>
          </table:table-cell>
          <table:table-cell office:value-type="string">
            <text:p>Selibe Phikwe</text:p>
          </table:table-cell>
          <table:table-cell office:value-type="float" office:value="11778172">
            <text:p>11778172</text:p>
          </table:table-cell>
        </table:table-row>
        <table:table-row table:style-name="ro1">
          <table:table-cell office:value-type="string">
            <text:p>BW.18</text:p>
          </table:table-cell>
          <table:table-cell office:value-type="string">
            <text:p>Sowa Town</text:p>
          </table:table-cell>
          <table:table-cell office:value-type="string">
            <text:p>Sowa Town</text:p>
          </table:table-cell>
          <table:table-cell office:value-type="float" office:value="11778173">
            <text:p>11778173</text:p>
          </table:table-cell>
        </table:table-row>
        <table:table-row table:style-name="ro1">
          <table:table-cell office:value-type="string">
            <text:p>BY.07</text:p>
          </table:table-cell>
          <table:table-cell table:number-columns-repeated="2" office:value-type="string">
            <text:p>Vitebsk</text:p>
          </table:table-cell>
          <table:table-cell office:value-type="float" office:value="620134">
            <text:p>620134</text:p>
          </table:table-cell>
        </table:table-row>
        <table:table-row table:style-name="ro1">
          <table:table-cell office:value-type="string">
            <text:p>BY.06</text:p>
          </table:table-cell>
          <table:table-cell office:value-type="string">
            <text:p>Mogilev</text:p>
          </table:table-cell>
          <table:table-cell office:value-type="string">
            <text:p>Mogilev</text:p>
          </table:table-cell>
          <table:table-cell office:value-type="float" office:value="625073">
            <text:p>625073</text:p>
          </table:table-cell>
        </table:table-row>
        <table:table-row table:style-name="ro1">
          <table:table-cell office:value-type="string">
            <text:p>BY.05</text:p>
          </table:table-cell>
          <table:table-cell table:number-columns-repeated="2" office:value-type="string">
            <text:p>Minsk</text:p>
          </table:table-cell>
          <table:table-cell office:value-type="float" office:value="625142">
            <text:p>625142</text:p>
          </table:table-cell>
        </table:table-row>
        <table:table-row table:style-name="ro1">
          <table:table-cell office:value-type="string">
            <text:p>BY.04</text:p>
          </table:table-cell>
          <table:table-cell table:number-columns-repeated="2" office:value-type="string">
            <text:p>Minsk City</text:p>
          </table:table-cell>
          <table:table-cell office:value-type="float" office:value="625143">
            <text:p>625143</text:p>
          </table:table-cell>
        </table:table-row>
        <table:table-row table:style-name="ro1">
          <table:table-cell office:value-type="string">
            <text:p>BY.03</text:p>
          </table:table-cell>
          <table:table-cell office:value-type="string">
            <text:p>Grodnenskaya</text:p>
          </table:table-cell>
          <table:table-cell office:value-type="string">
            <text:p>Grodnenskaya</text:p>
          </table:table-cell>
          <table:table-cell office:value-type="float" office:value="628035">
            <text:p>628035</text:p>
          </table:table-cell>
        </table:table-row>
        <table:table-row table:style-name="ro1">
          <table:table-cell office:value-type="string">
            <text:p>BY.02</text:p>
          </table:table-cell>
          <table:table-cell table:number-columns-repeated="2" office:value-type="string">
            <text:p>Gomel Oblast</text:p>
          </table:table-cell>
          <table:table-cell office:value-type="float" office:value="628281">
            <text:p>628281</text:p>
          </table:table-cell>
        </table:table-row>
        <table:table-row table:style-name="ro1">
          <table:table-cell office:value-type="string">
            <text:p>BY.01</text:p>
          </table:table-cell>
          <table:table-cell table:number-columns-repeated="2" office:value-type="string">
            <text:p>Brest</text:p>
          </table:table-cell>
          <table:table-cell office:value-type="float" office:value="629631">
            <text:p>629631</text:p>
          </table:table-cell>
        </table:table-row>
        <table:table-row table:style-name="ro1">
          <table:table-cell office:value-type="string">
            <text:p>BZ.06</text:p>
          </table:table-cell>
          <table:table-cell table:number-columns-repeated="2" office:value-type="string">
            <text:p>Toledo District</text:p>
          </table:table-cell>
          <table:table-cell office:value-type="float" office:value="3580913">
            <text:p>3580913</text:p>
          </table:table-cell>
        </table:table-row>
        <table:table-row table:style-name="ro1">
          <table:table-cell office:value-type="string">
            <text:p>BZ.05</text:p>
          </table:table-cell>
          <table:table-cell table:number-columns-repeated="2" office:value-type="string">
            <text:p>Southern District</text:p>
          </table:table-cell>
          <table:table-cell office:value-type="float" office:value="3580975">
            <text:p>3580975</text:p>
          </table:table-cell>
        </table:table-row>
        <table:table-row table:style-name="ro1">
          <table:table-cell office:value-type="string">
            <text:p>BZ.04</text:p>
          </table:table-cell>
          <table:table-cell table:number-columns-repeated="2" office:value-type="string">
            <text:p>Orange Walk District</text:p>
          </table:table-cell>
          <table:table-cell office:value-type="float" office:value="3581511">
            <text:p>3581511</text:p>
          </table:table-cell>
        </table:table-row>
        <table:table-row table:style-name="ro1">
          <table:table-cell office:value-type="string">
            <text:p>BZ.03</text:p>
          </table:table-cell>
          <table:table-cell office:value-type="string">
            <text:p>Corozal District</text:p>
          </table:table-cell>
          <table:table-cell office:value-type="string">
            <text:p>Corozal District</text:p>
          </table:table-cell>
          <table:table-cell office:value-type="float" office:value="3582302">
            <text:p>3582302</text:p>
          </table:table-cell>
        </table:table-row>
        <table:table-row table:style-name="ro1">
          <table:table-cell office:value-type="string">
            <text:p>BZ.02</text:p>
          </table:table-cell>
          <table:table-cell table:number-columns-repeated="2" office:value-type="string">
            <text:p>Cayo District</text:p>
          </table:table-cell>
          <table:table-cell office:value-type="float" office:value="3582429">
            <text:p>3582429</text:p>
          </table:table-cell>
        </table:table-row>
        <table:table-row table:style-name="ro1">
          <table:table-cell office:value-type="string">
            <text:p>BZ.01</text:p>
          </table:table-cell>
          <table:table-cell table:number-columns-repeated="2" office:value-type="string">
            <text:p>Belize District</text:p>
          </table:table-cell>
          <table:table-cell office:value-type="float" office:value="3582676">
            <text:p>3582676</text:p>
          </table:table-cell>
        </table:table-row>
        <table:table-row table:style-name="ro1">
          <table:table-cell office:value-type="string">
            <text:p>CA.01</text:p>
          </table:table-cell>
          <table:table-cell table:number-columns-repeated="2" office:value-type="string">
            <text:p>Alberta</text:p>
          </table:table-cell>
          <table:table-cell office:value-type="float" office:value="5883102">
            <text:p>5883102</text:p>
          </table:table-cell>
        </table:table-row>
        <table:table-row table:style-name="ro1">
          <table:table-cell office:value-type="string">
            <text:p>CA.02</text:p>
          </table:table-cell>
          <table:table-cell table:number-columns-repeated="2" office:value-type="string">
            <text:p>British Columbia</text:p>
          </table:table-cell>
          <table:table-cell office:value-type="float" office:value="5909050">
            <text:p>5909050</text:p>
          </table:table-cell>
        </table:table-row>
        <table:table-row table:style-name="ro1">
          <table:table-cell office:value-type="string">
            <text:p>CA.03</text:p>
          </table:table-cell>
          <table:table-cell table:number-columns-repeated="2" office:value-type="string">
            <text:p>Manitoba</text:p>
          </table:table-cell>
          <table:table-cell office:value-type="float" office:value="6065171">
            <text:p>6065171</text:p>
          </table:table-cell>
        </table:table-row>
        <table:table-row table:style-name="ro1">
          <table:table-cell office:value-type="string">
            <text:p>CA.04</text:p>
          </table:table-cell>
          <table:table-cell table:number-columns-repeated="2" office:value-type="string">
            <text:p>New Brunswick</text:p>
          </table:table-cell>
          <table:table-cell office:value-type="float" office:value="6087430">
            <text:p>6087430</text:p>
          </table:table-cell>
        </table:table-row>
        <table:table-row table:style-name="ro1">
          <table:table-cell office:value-type="string">
            <text:p>CA.13</text:p>
          </table:table-cell>
          <table:table-cell table:number-columns-repeated="2" office:value-type="string">
            <text:p>Northwest Territories</text:p>
          </table:table-cell>
          <table:table-cell office:value-type="float" office:value="6091069">
            <text:p>6091069</text:p>
          </table:table-cell>
        </table:table-row>
        <table:table-row table:style-name="ro1">
          <table:table-cell office:value-type="string">
            <text:p>CA.07</text:p>
          </table:table-cell>
          <table:table-cell table:number-columns-repeated="2" office:value-type="string">
            <text:p>Nova Scotia</text:p>
          </table:table-cell>
          <table:table-cell office:value-type="float" office:value="6091530">
            <text:p>6091530</text:p>
          </table:table-cell>
        </table:table-row>
        <table:table-row table:style-name="ro1">
          <table:table-cell office:value-type="string">
            <text:p>CA.14</text:p>
          </table:table-cell>
          <table:table-cell table:number-columns-repeated="2" office:value-type="string">
            <text:p>Nunavut</text:p>
          </table:table-cell>
          <table:table-cell office:value-type="float" office:value="6091732">
            <text:p>6091732</text:p>
          </table:table-cell>
        </table:table-row>
        <table:table-row table:style-name="ro1">
          <table:table-cell office:value-type="string">
            <text:p>CA.08</text:p>
          </table:table-cell>
          <table:table-cell table:number-columns-repeated="2" office:value-type="string">
            <text:p>Ontario</text:p>
          </table:table-cell>
          <table:table-cell office:value-type="float" office:value="6093943">
            <text:p>6093943</text:p>
          </table:table-cell>
        </table:table-row>
        <table:table-row table:style-name="ro1">
          <table:table-cell office:value-type="string">
            <text:p>CA.09</text:p>
          </table:table-cell>
          <table:table-cell table:number-columns-repeated="2" office:value-type="string">
            <text:p>Prince Edward Island</text:p>
          </table:table-cell>
          <table:table-cell office:value-type="float" office:value="6113358">
            <text:p>6113358</text:p>
          </table:table-cell>
        </table:table-row>
        <table:table-row table:style-name="ro1">
          <table:table-cell office:value-type="string">
            <text:p>CA.10</text:p>
          </table:table-cell>
          <table:table-cell table:number-columns-repeated="2" office:value-type="string">
            <text:p>Quebec</text:p>
          </table:table-cell>
          <table:table-cell office:value-type="float" office:value="6115047">
            <text:p>6115047</text:p>
          </table:table-cell>
        </table:table-row>
        <table:table-row table:style-name="ro1">
          <table:table-cell office:value-type="string">
            <text:p>CA.11</text:p>
          </table:table-cell>
          <table:table-cell table:number-columns-repeated="2" office:value-type="string">
            <text:p>Saskatchewan</text:p>
          </table:table-cell>
          <table:table-cell office:value-type="float" office:value="6141242">
            <text:p>6141242</text:p>
          </table:table-cell>
        </table:table-row>
        <table:table-row table:style-name="ro1">
          <table:table-cell office:value-type="string">
            <text:p>CA.12</text:p>
          </table:table-cell>
          <table:table-cell table:number-columns-repeated="2" office:value-type="string">
            <text:p>Yukon</text:p>
          </table:table-cell>
          <table:table-cell office:value-type="float" office:value="6185811">
            <text:p>6185811</text:p>
          </table:table-cell>
        </table:table-row>
        <table:table-row table:style-name="ro1">
          <table:table-cell office:value-type="string">
            <text:p>CA.05</text:p>
          </table:table-cell>
          <table:table-cell table:number-columns-repeated="2" office:value-type="string">
            <text:p>Newfoundland and Labrador</text:p>
          </table:table-cell>
          <table:table-cell office:value-type="float" office:value="6354959">
            <text:p>6354959</text:p>
          </table:table-cell>
        </table:table-row>
        <table:table-row table:style-name="ro1">
          <table:table-cell office:value-type="string">
            <text:p>CD.31</text:p>
          </table:table-cell>
          <table:table-cell office:value-type="string">
            <text:p>Tshuapa</text:p>
          </table:table-cell>
          <table:table-cell office:value-type="string">
            <text:p>Tshuapa</text:p>
          </table:table-cell>
          <table:table-cell office:value-type="float" office:value="204697">
            <text:p>204697</text:p>
          </table:table-cell>
        </table:table-row>
        <table:table-row table:style-name="ro1">
          <table:table-cell office:value-type="string">
            <text:p>CD.30</text:p>
          </table:table-cell>
          <table:table-cell office:value-type="string">
            <text:p>Tshopo</text:p>
          </table:table-cell>
          <table:table-cell office:value-type="string">
            <text:p>Tshopo</text:p>
          </table:table-cell>
          <table:table-cell office:value-type="float" office:value="204704">
            <text:p>204704</text:p>
          </table:table-cell>
        </table:table-row>
        <table:table-row table:style-name="ro1">
          <table:table-cell office:value-type="string">
            <text:p>CD.29</text:p>
          </table:table-cell>
          <table:table-cell table:number-columns-repeated="2" office:value-type="string">
            <text:p>Tanganyika</text:p>
          </table:table-cell>
          <table:table-cell office:value-type="float" office:value="205253">
            <text:p>205253</text:p>
          </table:table-cell>
        </table:table-row>
        <table:table-row table:style-name="ro1">
          <table:table-cell office:value-type="string">
            <text:p>CD.12</text:p>
          </table:table-cell>
          <table:table-cell office:value-type="string">
            <text:p>South Kivu</text:p>
          </table:table-cell>
          <table:table-cell office:value-type="string">
            <text:p>South Kivu</text:p>
          </table:table-cell>
          <table:table-cell office:value-type="float" office:value="205413">
            <text:p>205413</text:p>
          </table:table-cell>
        </table:table-row>
        <table:table-row table:style-name="ro1">
          <table:table-cell office:value-type="string">
            <text:p>CD.27</text:p>
          </table:table-cell>
          <table:table-cell office:value-type="string">
            <text:p>Sankuru</text:p>
          </table:table-cell>
          <table:table-cell office:value-type="string">
            <text:p>Sankuru</text:p>
          </table:table-cell>
          <table:table-cell office:value-type="float" office:value="205828">
            <text:p>205828</text:p>
          </table:table-cell>
        </table:table-row>
        <table:table-row table:style-name="ro1">
          <table:table-cell office:value-type="string">
            <text:p>CD.11</text:p>
          </table:table-cell>
          <table:table-cell office:value-type="string">
            <text:p>Nord Kivu</text:p>
          </table:table-cell>
          <table:table-cell office:value-type="string">
            <text:p>Nord Kivu</text:p>
          </table:table-cell>
          <table:table-cell office:value-type="float" office:value="206938">
            <text:p>206938</text:p>
          </table:table-cell>
        </table:table-row>
        <table:table-row table:style-name="ro1">
          <table:table-cell office:value-type="string">
            <text:p>CD.25</text:p>
          </table:table-cell>
          <table:table-cell office:value-type="string">
            <text:p>Mongala</text:p>
          </table:table-cell>
          <table:table-cell office:value-type="string">
            <text:p>Mongala</text:p>
          </table:table-cell>
          <table:table-cell office:value-type="float" office:value="208741">
            <text:p>208741</text:p>
          </table:table-cell>
        </table:table-row>
        <table:table-row table:style-name="ro1">
          <table:table-cell office:value-type="string">
            <text:p>CD.10</text:p>
          </table:table-cell>
          <table:table-cell office:value-type="string">
            <text:p>Maniema</text:p>
          </table:table-cell>
          <table:table-cell office:value-type="string">
            <text:p>Maniema</text:p>
          </table:table-cell>
          <table:table-cell office:value-type="float" office:value="209610">
            <text:p>209610</text:p>
          </table:table-cell>
        </table:table-row>
        <table:table-row table:style-name="ro1">
          <table:table-cell office:value-type="string">
            <text:p>CD.23</text:p>
          </table:table-cell>
          <table:table-cell table:number-columns-repeated="2" office:value-type="string">
            <text:p>Kasai-Central</text:p>
          </table:table-cell>
          <table:table-cell office:value-type="float" office:value="210596">
            <text:p>210596</text:p>
          </table:table-cell>
        </table:table-row>
        <table:table-row table:style-name="ro1">
          <table:table-cell office:value-type="string">
            <text:p>CD.04</text:p>
          </table:table-cell>
          <table:table-cell office:value-type="string">
            <text:p>Kasaï-Oriental</text:p>
          </table:table-cell>
          <table:table-cell office:value-type="string">
            <text:p>Kasai-Oriental</text:p>
          </table:table-cell>
          <table:table-cell office:value-type="float" office:value="214138">
            <text:p>214138</text:p>
          </table:table-cell>
        </table:table-row>
        <table:table-row table:style-name="ro1">
          <table:table-cell office:value-type="string">
            <text:p>CD.18</text:p>
          </table:table-cell>
          <table:table-cell table:number-columns-repeated="2" office:value-type="string">
            <text:p>Kasai</text:p>
          </table:table-cell>
          <table:table-cell office:value-type="float" office:value="214140">
            <text:p>214140</text:p>
          </table:table-cell>
        </table:table-row>
        <table:table-row table:style-name="ro1">
          <table:table-cell office:value-type="string">
            <text:p>CD.17</text:p>
          </table:table-cell>
          <table:table-cell office:value-type="string">
            <text:p>Ituri</text:p>
          </table:table-cell>
          <table:table-cell office:value-type="string">
            <text:p>Ituri</text:p>
          </table:table-cell>
          <table:table-cell office:value-type="float" office:value="215709">
            <text:p>215709</text:p>
          </table:table-cell>
        </table:table-row>
        <table:table-row table:style-name="ro1">
          <table:table-cell office:value-type="string">
            <text:p>CD.16</text:p>
          </table:table-cell>
          <table:table-cell office:value-type="string">
            <text:p>Haut-Uele</text:p>
          </table:table-cell>
          <table:table-cell office:value-type="string">
            <text:p>Haut-Uele</text:p>
          </table:table-cell>
          <table:table-cell office:value-type="float" office:value="216140">
            <text:p>216140</text:p>
          </table:table-cell>
        </table:table-row>
        <table:table-row table:style-name="ro1">
          <table:table-cell office:value-type="string">
            <text:p>CD.15</text:p>
          </table:table-cell>
          <table:table-cell office:value-type="string">
            <text:p>Haut-Lomami</text:p>
          </table:table-cell>
          <table:table-cell office:value-type="string">
            <text:p>Haut-Lomami</text:p>
          </table:table-cell>
          <table:table-cell office:value-type="float" office:value="216141">
            <text:p>216141</text:p>
          </table:table-cell>
        </table:table-row>
        <table:table-row table:style-name="ro1">
          <table:table-cell office:value-type="string">
            <text:p>CD.02</text:p>
          </table:table-cell>
          <table:table-cell office:value-type="string">
            <text:p>Équateur</text:p>
          </table:table-cell>
          <table:table-cell office:value-type="string">
            <text:p>Equateur</text:p>
          </table:table-cell>
          <table:table-cell office:value-type="float" office:value="216661">
            <text:p>216661</text:p>
          </table:table-cell>
        </table:table-row>
        <table:table-row table:style-name="ro1">
          <table:table-cell office:value-type="string">
            <text:p>CD.13</text:p>
          </table:table-cell>
          <table:table-cell office:value-type="string">
            <text:p>Bas-Uele</text:p>
          </table:table-cell>
          <table:table-cell office:value-type="string">
            <text:p>Bas-Uele</text:p>
          </table:table-cell>
          <table:table-cell office:value-type="float" office:value="219402">
            <text:p>219402</text:p>
          </table:table-cell>
        </table:table-row>
        <table:table-row table:style-name="ro1">
          <table:table-cell office:value-type="string">
            <text:p>CD.22</text:p>
          </table:table-cell>
          <table:table-cell table:number-columns-repeated="2" office:value-type="string">
            <text:p>Lualaba</text:p>
          </table:table-cell>
          <table:table-cell office:value-type="float" office:value="922727">
            <text:p>922727</text:p>
          </table:table-cell>
        </table:table-row>
        <table:table-row table:style-name="ro1">
          <table:table-cell office:value-type="string">
            <text:p>CD.24</text:p>
          </table:table-cell>
          <table:table-cell office:value-type="string">
            <text:p>Mai-Ndombe</text:p>
          </table:table-cell>
          <table:table-cell office:value-type="string">
            <text:p>Mai-Ndombe</text:p>
          </table:table-cell>
          <table:table-cell office:value-type="float" office:value="2313191">
            <text:p>2313191</text:p>
          </table:table-cell>
        </table:table-row>
        <table:table-row table:style-name="ro1">
          <table:table-cell office:value-type="string">
            <text:p>CD.20</text:p>
          </table:table-cell>
          <table:table-cell office:value-type="string">
            <text:p>Kwilu</text:p>
          </table:table-cell>
          <table:table-cell office:value-type="string">
            <text:p>Kwilu</text:p>
          </table:table-cell>
          <table:table-cell office:value-type="float" office:value="2313847">
            <text:p>2313847</text:p>
          </table:table-cell>
        </table:table-row>
        <table:table-row table:style-name="ro1">
          <table:table-cell office:value-type="string">
            <text:p>CD.19</text:p>
          </table:table-cell>
          <table:table-cell office:value-type="string">
            <text:p>Kwango</text:p>
          </table:table-cell>
          <table:table-cell office:value-type="string">
            <text:p>Kwango</text:p>
          </table:table-cell>
          <table:table-cell office:value-type="float" office:value="2313860">
            <text:p>2313860</text:p>
          </table:table-cell>
        </table:table-row>
        <table:table-row table:style-name="ro1">
          <table:table-cell office:value-type="string">
            <text:p>CD.06</text:p>
          </table:table-cell>
          <table:table-cell table:number-columns-repeated="2" office:value-type="string">
            <text:p>Kinshasa</text:p>
          </table:table-cell>
          <table:table-cell office:value-type="float" office:value="2314300">
            <text:p>2314300</text:p>
          </table:table-cell>
        </table:table-row>
        <table:table-row table:style-name="ro1">
          <table:table-cell office:value-type="string">
            <text:p>CD.08</text:p>
          </table:table-cell>
          <table:table-cell table:number-columns-repeated="2" office:value-type="string">
            <text:p>Bas-Congo</text:p>
          </table:table-cell>
          <table:table-cell office:value-type="float" office:value="2317277">
            <text:p>2317277</text:p>
          </table:table-cell>
        </table:table-row>
        <table:table-row table:style-name="ro1">
          <table:table-cell office:value-type="string">
            <text:p>CD.14</text:p>
          </table:table-cell>
          <table:table-cell table:number-columns-repeated="2" office:value-type="string">
            <text:p>Haut-Katanga</text:p>
          </table:table-cell>
          <table:table-cell office:value-type="float" office:value="11288213">
            <text:p>11288213</text:p>
          </table:table-cell>
        </table:table-row>
        <table:table-row table:style-name="ro1">
          <table:table-cell office:value-type="string">
            <text:p>CD.21</text:p>
          </table:table-cell>
          <table:table-cell office:value-type="string">
            <text:p>Lomami</text:p>
          </table:table-cell>
          <table:table-cell office:value-type="string">
            <text:p>Lomami</text:p>
          </table:table-cell>
          <table:table-cell office:value-type="float" office:value="11288214">
            <text:p>11288214</text:p>
          </table:table-cell>
        </table:table-row>
        <table:table-row table:style-name="ro1">
          <table:table-cell office:value-type="string">
            <text:p>CD.26</text:p>
          </table:table-cell>
          <table:table-cell office:value-type="string">
            <text:p>Nord-Ubangi</text:p>
          </table:table-cell>
          <table:table-cell office:value-type="string">
            <text:p>Nord-Ubangi</text:p>
          </table:table-cell>
          <table:table-cell office:value-type="float" office:value="11288215">
            <text:p>11288215</text:p>
          </table:table-cell>
        </table:table-row>
        <table:table-row table:style-name="ro1">
          <table:table-cell office:value-type="string">
            <text:p>CD.28</text:p>
          </table:table-cell>
          <table:table-cell office:value-type="string">
            <text:p>Sud-Ubangi</text:p>
          </table:table-cell>
          <table:table-cell office:value-type="string">
            <text:p>Sud-Ubangi</text:p>
          </table:table-cell>
          <table:table-cell office:value-type="float" office:value="11288216">
            <text:p>11288216</text:p>
          </table:table-cell>
        </table:table-row>
        <table:table-row table:style-name="ro1">
          <table:table-cell office:value-type="string">
            <text:p>CF.14</text:p>
          </table:table-cell>
          <table:table-cell office:value-type="string">
            <text:p>Vakaga</text:p>
          </table:table-cell>
          <table:table-cell office:value-type="string">
            <text:p>Vakaga</text:p>
          </table:table-cell>
          <table:table-cell office:value-type="float" office:value="236178">
            <text:p>236178</text:p>
          </table:table-cell>
        </table:table-row>
        <table:table-row table:style-name="ro1">
          <table:table-cell office:value-type="string">
            <text:p>CF.11</text:p>
          </table:table-cell>
          <table:table-cell office:value-type="string">
            <text:p>Ouaka</text:p>
          </table:table-cell>
          <table:table-cell office:value-type="string">
            <text:p>Ouaka</text:p>
          </table:table-cell>
          <table:table-cell office:value-type="float" office:value="236887">
            <text:p>236887</text:p>
          </table:table-cell>
        </table:table-row>
        <table:table-row table:style-name="ro1">
          <table:table-cell office:value-type="string">
            <text:p>CF.08</text:p>
          </table:table-cell>
          <table:table-cell office:value-type="string">
            <text:p>Mbomou</text:p>
          </table:table-cell>
          <table:table-cell office:value-type="string">
            <text:p>Mbomou</text:p>
          </table:table-cell>
          <table:table-cell office:value-type="float" office:value="237556">
            <text:p>237556</text:p>
          </table:table-cell>
        </table:table-row>
        <table:table-row table:style-name="ro1">
          <table:table-cell office:value-type="string">
            <text:p>CF.05</text:p>
          </table:table-cell>
          <table:table-cell office:value-type="string">
            <text:p>Haut-Mbomou</text:p>
          </table:table-cell>
          <table:table-cell office:value-type="string">
            <text:p>Haut-Mbomou</text:p>
          </table:table-cell>
          <table:table-cell office:value-type="float" office:value="238639">
            <text:p>238639</text:p>
          </table:table-cell>
        </table:table-row>
        <table:table-row table:style-name="ro1">
          <table:table-cell office:value-type="string">
            <text:p>CF.03</text:p>
          </table:table-cell>
          <table:table-cell office:value-type="string">
            <text:p>Haute-Kotto</text:p>
          </table:table-cell>
          <table:table-cell office:value-type="string">
            <text:p>Haute-Kotto</text:p>
          </table:table-cell>
          <table:table-cell office:value-type="float" office:value="238640">
            <text:p>238640</text:p>
          </table:table-cell>
        </table:table-row>
        <table:table-row table:style-name="ro1">
          <table:table-cell office:value-type="string">
            <text:p>CF.02</text:p>
          </table:table-cell>
          <table:table-cell office:value-type="string">
            <text:p>Basse-Kotto</text:p>
          </table:table-cell>
          <table:table-cell office:value-type="string">
            <text:p>Basse-Kotto</text:p>
          </table:table-cell>
          <table:table-cell office:value-type="float" office:value="240396">
            <text:p>240396</text:p>
          </table:table-cell>
        </table:table-row>
        <table:table-row table:style-name="ro1">
          <table:table-cell office:value-type="string">
            <text:p>CF.01</text:p>
          </table:table-cell>
          <table:table-cell office:value-type="string">
            <text:p>Bamingui-Bangoran</text:p>
          </table:table-cell>
          <table:table-cell office:value-type="string">
            <text:p>Bamingui-Bangoran</text:p>
          </table:table-cell>
          <table:table-cell office:value-type="float" office:value="240591">
            <text:p>240591</text:p>
          </table:table-cell>
        </table:table-row>
        <table:table-row table:style-name="ro1">
          <table:table-cell office:value-type="string">
            <text:p>CF.16</text:p>
          </table:table-cell>
          <table:table-cell office:value-type="string">
            <text:p>Sangha-Mbaéré</text:p>
          </table:table-cell>
          <table:table-cell office:value-type="string">
            <text:p>Sangha-Mbaere</text:p>
          </table:table-cell>
          <table:table-cell office:value-type="float" office:value="2383204">
            <text:p>2383204</text:p>
          </table:table-cell>
        </table:table-row>
        <table:table-row table:style-name="ro1">
          <table:table-cell office:value-type="string">
            <text:p>CF.13</text:p>
          </table:table-cell>
          <table:table-cell office:value-type="string">
            <text:p>Ouham-Pendé</text:p>
          </table:table-cell>
          <table:table-cell office:value-type="string">
            <text:p>Ouham-Pende</text:p>
          </table:table-cell>
          <table:table-cell office:value-type="float" office:value="2383650">
            <text:p>2383650</text:p>
          </table:table-cell>
        </table:table-row>
        <table:table-row table:style-name="ro1">
          <table:table-cell office:value-type="string">
            <text:p>CF.12</text:p>
          </table:table-cell>
          <table:table-cell office:value-type="string">
            <text:p>Ouham</text:p>
          </table:table-cell>
          <table:table-cell office:value-type="string">
            <text:p>Ouham</text:p>
          </table:table-cell>
          <table:table-cell office:value-type="float" office:value="2383653">
            <text:p>2383653</text:p>
          </table:table-cell>
        </table:table-row>
        <table:table-row table:style-name="ro1">
          <table:table-cell office:value-type="string">
            <text:p>CF.17</text:p>
          </table:table-cell>
          <table:table-cell office:value-type="string">
            <text:p>Ombella-M'Poko</text:p>
          </table:table-cell>
          <table:table-cell office:value-type="string">
            <text:p>Ombella-M'Poko</text:p>
          </table:table-cell>
          <table:table-cell office:value-type="float" office:value="2383765">
            <text:p>2383765</text:p>
          </table:table-cell>
        </table:table-row>
        <table:table-row table:style-name="ro1">
          <table:table-cell office:value-type="string">
            <text:p>CF.09</text:p>
          </table:table-cell>
          <table:table-cell office:value-type="string">
            <text:p>Nana-Mambéré</text:p>
          </table:table-cell>
          <table:table-cell office:value-type="string">
            <text:p>Nana-Mambere</text:p>
          </table:table-cell>
          <table:table-cell office:value-type="float" office:value="2384205">
            <text:p>2384205</text:p>
          </table:table-cell>
        </table:table-row>
        <table:table-row table:style-name="ro1">
          <table:table-cell office:value-type="string">
            <text:p>CF.07</text:p>
          </table:table-cell>
          <table:table-cell office:value-type="string">
            <text:p>Lobaye</text:p>
          </table:table-cell>
          <table:table-cell office:value-type="string">
            <text:p>Lobaye</text:p>
          </table:table-cell>
          <table:table-cell office:value-type="float" office:value="2385105">
            <text:p>2385105</text:p>
          </table:table-cell>
        </table:table-row>
        <table:table-row table:style-name="ro1">
          <table:table-cell office:value-type="string">
            <text:p>CF.06</text:p>
          </table:table-cell>
          <table:table-cell office:value-type="string">
            <text:p>Kémo</text:p>
          </table:table-cell>
          <table:table-cell office:value-type="string">
            <text:p>Kemo</text:p>
          </table:table-cell>
          <table:table-cell office:value-type="float" office:value="2385836">
            <text:p>2385836</text:p>
          </table:table-cell>
        </table:table-row>
        <table:table-row table:style-name="ro1">
          <table:table-cell office:value-type="string">
            <text:p>CF.04</text:p>
          </table:table-cell>
          <table:table-cell office:value-type="string">
            <text:p>Mambéré-Kadéï</text:p>
          </table:table-cell>
          <table:table-cell office:value-type="string">
            <text:p>Mambere-Kadei</text:p>
          </table:table-cell>
          <table:table-cell office:value-type="float" office:value="2386161">
            <text:p>2386161</text:p>
          </table:table-cell>
        </table:table-row>
        <table:table-row table:style-name="ro1">
          <table:table-cell office:value-type="string">
            <text:p>CF.15</text:p>
          </table:table-cell>
          <table:table-cell office:value-type="string">
            <text:p>Nana-Grébizi</text:p>
          </table:table-cell>
          <table:table-cell office:value-type="string">
            <text:p>Nana-Grebizi</text:p>
          </table:table-cell>
          <table:table-cell office:value-type="float" office:value="2386243">
            <text:p>2386243</text:p>
          </table:table-cell>
        </table:table-row>
        <table:table-row table:style-name="ro1">
          <table:table-cell office:value-type="string">
            <text:p>CF.18</text:p>
          </table:table-cell>
          <table:table-cell table:number-columns-repeated="2" office:value-type="string">
            <text:p>Bangui</text:p>
          </table:table-cell>
          <table:table-cell office:value-type="float" office:value="2596686">
            <text:p>2596686</text:p>
          </table:table-cell>
        </table:table-row>
        <table:table-row table:style-name="ro1">
          <table:table-cell office:value-type="string">
            <text:p>CF.19</text:p>
          </table:table-cell>
          <table:table-cell office:value-type="string">
            <text:p>Mambéré</text:p>
          </table:table-cell>
          <table:table-cell office:value-type="string">
            <text:p>Mambere</text:p>
          </table:table-cell>
          <table:table-cell office:value-type="float" office:value="12902745">
            <text:p>12902745</text:p>
          </table:table-cell>
        </table:table-row>
        <table:table-row table:style-name="ro1">
          <table:table-cell office:value-type="string">
            <text:p>CF.20</text:p>
          </table:table-cell>
          <table:table-cell office:value-type="string">
            <text:p>Ouham-Fafa</text:p>
          </table:table-cell>
          <table:table-cell office:value-type="string">
            <text:p>Ouham-Fafa</text:p>
          </table:table-cell>
          <table:table-cell office:value-type="float" office:value="12902746">
            <text:p>12902746</text:p>
          </table:table-cell>
        </table:table-row>
        <table:table-row table:style-name="ro1">
          <table:table-cell office:value-type="string">
            <text:p>CF.21</text:p>
          </table:table-cell>
          <table:table-cell office:value-type="string">
            <text:p>Lim-Pendé</text:p>
          </table:table-cell>
          <table:table-cell office:value-type="string">
            <text:p>Lim-Pende</text:p>
          </table:table-cell>
          <table:table-cell office:value-type="float" office:value="12902747">
            <text:p>12902747</text:p>
          </table:table-cell>
        </table:table-row>
        <table:table-row table:style-name="ro1">
          <table:table-cell office:value-type="string">
            <text:p>CG.10</text:p>
          </table:table-cell>
          <table:table-cell table:number-columns-repeated="2" office:value-type="string">
            <text:p>Sangha</text:p>
          </table:table-cell>
          <table:table-cell office:value-type="float" office:value="2255329">
            <text:p>2255329</text:p>
          </table:table-cell>
        </table:table-row>
        <table:table-row table:style-name="ro1">
          <table:table-cell office:value-type="string">
            <text:p>CG.11</text:p>
          </table:table-cell>
          <table:table-cell table:number-columns-repeated="2" office:value-type="string">
            <text:p>Pool</text:p>
          </table:table-cell>
          <table:table-cell office:value-type="float" office:value="2255404">
            <text:p>2255404</text:p>
          </table:table-cell>
        </table:table-row>
        <table:table-row table:style-name="ro1">
          <table:table-cell office:value-type="string">
            <text:p>CG.08</text:p>
          </table:table-cell>
          <table:table-cell table:number-columns-repeated="2" office:value-type="string">
            <text:p>Plateaux</text:p>
          </table:table-cell>
          <table:table-cell office:value-type="float" office:value="2255422">
            <text:p>2255422</text:p>
          </table:table-cell>
        </table:table-row>
        <table:table-row table:style-name="ro1">
          <table:table-cell office:value-type="string">
            <text:p>CG.07</text:p>
          </table:table-cell>
          <table:table-cell office:value-type="string">
            <text:p>Niari</text:p>
          </table:table-cell>
          <table:table-cell office:value-type="string">
            <text:p>Niari</text:p>
          </table:table-cell>
          <table:table-cell office:value-type="float" office:value="2256175">
            <text:p>2256175</text:p>
          </table:table-cell>
        </table:table-row>
        <table:table-row table:style-name="ro1">
          <table:table-cell office:value-type="string">
            <text:p>CG.06</text:p>
          </table:table-cell>
          <table:table-cell office:value-type="string">
            <text:p>Likouala</text:p>
          </table:table-cell>
          <table:table-cell office:value-type="string">
            <text:p>Likouala</text:p>
          </table:table-cell>
          <table:table-cell office:value-type="float" office:value="2258431">
            <text:p>2258431</text:p>
          </table:table-cell>
        </table:table-row>
        <table:table-row table:style-name="ro1">
          <table:table-cell office:value-type="string">
            <text:p>CG.05</text:p>
          </table:table-cell>
          <table:table-cell office:value-type="string">
            <text:p>Lékoumou</text:p>
          </table:table-cell>
          <table:table-cell office:value-type="string">
            <text:p>Lekoumou</text:p>
          </table:table-cell>
          <table:table-cell office:value-type="float" office:value="2258534">
            <text:p>2258534</text:p>
          </table:table-cell>
        </table:table-row>
        <table:table-row table:style-name="ro1">
          <table:table-cell office:value-type="string">
            <text:p>CG.04</text:p>
          </table:table-cell>
          <table:table-cell office:value-type="string">
            <text:p>Kouilou</text:p>
          </table:table-cell>
          <table:table-cell office:value-type="string">
            <text:p>Kouilou</text:p>
          </table:table-cell>
          <table:table-cell office:value-type="float" office:value="2258738">
            <text:p>2258738</text:p>
          </table:table-cell>
        </table:table-row>
        <table:table-row table:style-name="ro1">
          <table:table-cell office:value-type="string">
            <text:p>CG.13</text:p>
          </table:table-cell>
          <table:table-cell table:number-columns-repeated="2" office:value-type="string">
            <text:p>Cuvette</text:p>
          </table:table-cell>
          <table:table-cell office:value-type="float" office:value="2260487">
            <text:p>2260487</text:p>
          </table:table-cell>
        </table:table-row>
        <table:table-row table:style-name="ro1">
          <table:table-cell office:value-type="string">
            <text:p>CG.01</text:p>
          </table:table-cell>
          <table:table-cell office:value-type="string">
            <text:p>Bouenza</text:p>
          </table:table-cell>
          <table:table-cell office:value-type="string">
            <text:p>Bouenza</text:p>
          </table:table-cell>
          <table:table-cell office:value-type="float" office:value="2260668">
            <text:p>2260668</text:p>
          </table:table-cell>
        </table:table-row>
        <table:table-row table:style-name="ro1">
          <table:table-cell office:value-type="string">
            <text:p>CG.12</text:p>
          </table:table-cell>
          <table:table-cell table:number-columns-repeated="2" office:value-type="string">
            <text:p>Brazzaville</text:p>
          </table:table-cell>
          <table:table-cell office:value-type="float" office:value="2572183">
            <text:p>2572183</text:p>
          </table:table-cell>
        </table:table-row>
        <table:table-row table:style-name="ro1">
          <table:table-cell office:value-type="string">
            <text:p>CG.14</text:p>
          </table:table-cell>
          <table:table-cell office:value-type="string">
            <text:p>Cuvette-Ouest</text:p>
          </table:table-cell>
          <table:table-cell office:value-type="string">
            <text:p>Cuvette-Ouest</text:p>
          </table:table-cell>
          <table:table-cell office:value-type="float" office:value="2593118">
            <text:p>2593118</text:p>
          </table:table-cell>
        </table:table-row>
        <table:table-row table:style-name="ro1">
          <table:table-cell office:value-type="string">
            <text:p>CG.15</text:p>
          </table:table-cell>
          <table:table-cell table:number-columns-repeated="2" office:value-type="string">
            <text:p>Pointe-Noire</text:p>
          </table:table-cell>
          <table:table-cell office:value-type="float" office:value="7280295">
            <text:p>7280295</text:p>
          </table:table-cell>
        </table:table-row>
        <table:table-row table:style-name="ro1">
          <table:table-cell office:value-type="string">
            <text:p>CH.ZH</text:p>
          </table:table-cell>
          <table:table-cell table:number-columns-repeated="2" office:value-type="string">
            <text:p>Zurich</text:p>
          </table:table-cell>
          <table:table-cell office:value-type="float" office:value="2657895">
            <text:p>2657895</text:p>
          </table:table-cell>
        </table:table-row>
        <table:table-row table:style-name="ro1">
          <table:table-cell office:value-type="string">
            <text:p>CH.ZG</text:p>
          </table:table-cell>
          <table:table-cell office:value-type="string">
            <text:p>Zug</text:p>
          </table:table-cell>
          <table:table-cell office:value-type="string">
            <text:p>Zug</text:p>
          </table:table-cell>
          <table:table-cell office:value-type="float" office:value="2657907">
            <text:p>2657907</text:p>
          </table:table-cell>
        </table:table-row>
        <table:table-row table:style-name="ro1">
          <table:table-cell office:value-type="string">
            <text:p>CH.VD</text:p>
          </table:table-cell>
          <table:table-cell table:number-columns-repeated="2" office:value-type="string">
            <text:p>Vaud</text:p>
          </table:table-cell>
          <table:table-cell office:value-type="float" office:value="2658182">
            <text:p>2658182</text:p>
          </table:table-cell>
        </table:table-row>
        <table:table-row table:style-name="ro1">
          <table:table-cell office:value-type="string">
            <text:p>CH.VS</text:p>
          </table:table-cell>
          <table:table-cell office:value-type="string">
            <text:p>Valais</text:p>
          </table:table-cell>
          <table:table-cell office:value-type="string">
            <text:p>Valais</text:p>
          </table:table-cell>
          <table:table-cell office:value-type="float" office:value="2658205">
            <text:p>2658205</text:p>
          </table:table-cell>
        </table:table-row>
        <table:table-row table:style-name="ro1">
          <table:table-cell office:value-type="string">
            <text:p>CH.UR</text:p>
          </table:table-cell>
          <table:table-cell office:value-type="string">
            <text:p>Uri</text:p>
          </table:table-cell>
          <table:table-cell office:value-type="string">
            <text:p>Uri</text:p>
          </table:table-cell>
          <table:table-cell office:value-type="float" office:value="2658226">
            <text:p>2658226</text:p>
          </table:table-cell>
        </table:table-row>
        <table:table-row table:style-name="ro1">
          <table:table-cell office:value-type="string">
            <text:p>CH.TI</text:p>
          </table:table-cell>
          <table:table-cell table:number-columns-repeated="2" office:value-type="string">
            <text:p>Ticino</text:p>
          </table:table-cell>
          <table:table-cell office:value-type="float" office:value="2658370">
            <text:p>2658370</text:p>
          </table:table-cell>
        </table:table-row>
        <table:table-row table:style-name="ro1">
          <table:table-cell office:value-type="string">
            <text:p>CH.TG</text:p>
          </table:table-cell>
          <table:table-cell office:value-type="string">
            <text:p>Thurgau</text:p>
          </table:table-cell>
          <table:table-cell office:value-type="string">
            <text:p>Thurgau</text:p>
          </table:table-cell>
          <table:table-cell office:value-type="float" office:value="2658372">
            <text:p>2658372</text:p>
          </table:table-cell>
        </table:table-row>
        <table:table-row table:style-name="ro1">
          <table:table-cell office:value-type="string">
            <text:p>CH.SO</text:p>
          </table:table-cell>
          <table:table-cell office:value-type="string">
            <text:p>Solothurn</text:p>
          </table:table-cell>
          <table:table-cell office:value-type="string">
            <text:p>Solothurn</text:p>
          </table:table-cell>
          <table:table-cell office:value-type="float" office:value="2658563">
            <text:p>2658563</text:p>
          </table:table-cell>
        </table:table-row>
        <table:table-row table:style-name="ro1">
          <table:table-cell office:value-type="string">
            <text:p>CH.SZ</text:p>
          </table:table-cell>
          <table:table-cell table:number-columns-repeated="2" office:value-type="string">
            <text:p>Schwyz</text:p>
          </table:table-cell>
          <table:table-cell office:value-type="float" office:value="2658664">
            <text:p>2658664</text:p>
          </table:table-cell>
        </table:table-row>
        <table:table-row table:style-name="ro1">
          <table:table-cell office:value-type="string">
            <text:p>CH.SH</text:p>
          </table:table-cell>
          <table:table-cell office:value-type="string">
            <text:p>Schaffhausen</text:p>
          </table:table-cell>
          <table:table-cell office:value-type="string">
            <text:p>Schaffhausen</text:p>
          </table:table-cell>
          <table:table-cell office:value-type="float" office:value="2658760">
            <text:p>2658760</text:p>
          </table:table-cell>
        </table:table-row>
        <table:table-row table:style-name="ro1">
          <table:table-cell office:value-type="string">
            <text:p>CH.SG</text:p>
          </table:table-cell>
          <table:table-cell table:number-columns-repeated="2" office:value-type="string">
            <text:p>Saint Gallen</text:p>
          </table:table-cell>
          <table:table-cell office:value-type="float" office:value="2658821">
            <text:p>2658821</text:p>
          </table:table-cell>
        </table:table-row>
        <table:table-row table:style-name="ro1">
          <table:table-cell office:value-type="string">
            <text:p>CH.OW</text:p>
          </table:table-cell>
          <table:table-cell office:value-type="string">
            <text:p>Obwalden</text:p>
          </table:table-cell>
          <table:table-cell office:value-type="string">
            <text:p>Obwalden</text:p>
          </table:table-cell>
          <table:table-cell office:value-type="float" office:value="2659315">
            <text:p>2659315</text:p>
          </table:table-cell>
        </table:table-row>
        <table:table-row table:style-name="ro1">
          <table:table-cell office:value-type="string">
            <text:p>CH.NW</text:p>
          </table:table-cell>
          <table:table-cell office:value-type="string">
            <text:p>Nidwalden</text:p>
          </table:table-cell>
          <table:table-cell office:value-type="string">
            <text:p>Nidwalden</text:p>
          </table:table-cell>
          <table:table-cell office:value-type="float" office:value="2659471">
            <text:p>2659471</text:p>
          </table:table-cell>
        </table:table-row>
        <table:table-row table:style-name="ro1">
          <table:table-cell office:value-type="string">
            <text:p>CH.NE</text:p>
          </table:table-cell>
          <table:table-cell office:value-type="string">
            <text:p>Neuchâtel</text:p>
          </table:table-cell>
          <table:table-cell office:value-type="string">
            <text:p>Neuchatel</text:p>
          </table:table-cell>
          <table:table-cell office:value-type="float" office:value="2659495">
            <text:p>2659495</text:p>
          </table:table-cell>
        </table:table-row>
        <table:table-row table:style-name="ro1">
          <table:table-cell office:value-type="string">
            <text:p>CH.LU</text:p>
          </table:table-cell>
          <table:table-cell table:number-columns-repeated="2" office:value-type="string">
            <text:p>Lucerne</text:p>
          </table:table-cell>
          <table:table-cell office:value-type="float" office:value="2659810">
            <text:p>2659810</text:p>
          </table:table-cell>
        </table:table-row>
        <table:table-row table:style-name="ro1">
          <table:table-cell office:value-type="string">
            <text:p>CH.JU</text:p>
          </table:table-cell>
          <table:table-cell table:number-columns-repeated="2" office:value-type="string">
            <text:p>Jura</text:p>
          </table:table-cell>
          <table:table-cell office:value-type="float" office:value="2660207">
            <text:p>2660207</text:p>
          </table:table-cell>
        </table:table-row>
        <table:table-row table:style-name="ro1">
          <table:table-cell office:value-type="string">
            <text:p>CH.GR</text:p>
          </table:table-cell>
          <table:table-cell table:number-columns-repeated="2" office:value-type="string">
            <text:p>Grisons</text:p>
          </table:table-cell>
          <table:table-cell office:value-type="float" office:value="2660522">
            <text:p>2660522</text:p>
          </table:table-cell>
        </table:table-row>
        <table:table-row table:style-name="ro1">
          <table:table-cell office:value-type="string">
            <text:p>CH.GL</text:p>
          </table:table-cell>
          <table:table-cell office:value-type="string">
            <text:p>Glarus</text:p>
          </table:table-cell>
          <table:table-cell office:value-type="string">
            <text:p>Glarus</text:p>
          </table:table-cell>
          <table:table-cell office:value-type="float" office:value="2660593">
            <text:p>2660593</text:p>
          </table:table-cell>
        </table:table-row>
        <table:table-row table:style-name="ro1">
          <table:table-cell office:value-type="string">
            <text:p>CH.GE</text:p>
          </table:table-cell>
          <table:table-cell table:number-columns-repeated="2" office:value-type="string">
            <text:p>Geneva</text:p>
          </table:table-cell>
          <table:table-cell office:value-type="float" office:value="2660645">
            <text:p>2660645</text:p>
          </table:table-cell>
        </table:table-row>
        <table:table-row table:style-name="ro1">
          <table:table-cell office:value-type="string">
            <text:p>CH.FR</text:p>
          </table:table-cell>
          <table:table-cell office:value-type="string">
            <text:p>Fribourg</text:p>
          </table:table-cell>
          <table:table-cell office:value-type="string">
            <text:p>Fribourg</text:p>
          </table:table-cell>
          <table:table-cell office:value-type="float" office:value="2660717">
            <text:p>2660717</text:p>
          </table:table-cell>
        </table:table-row>
        <table:table-row table:style-name="ro1">
          <table:table-cell office:value-type="string">
            <text:p>CH.BE</text:p>
          </table:table-cell>
          <table:table-cell table:number-columns-repeated="2" office:value-type="string">
            <text:p>Bern</text:p>
          </table:table-cell>
          <table:table-cell office:value-type="float" office:value="2661551">
            <text:p>2661551</text:p>
          </table:table-cell>
        </table:table-row>
        <table:table-row table:style-name="ro1">
          <table:table-cell office:value-type="string">
            <text:p>CH.BS</text:p>
          </table:table-cell>
          <table:table-cell table:number-columns-repeated="2" office:value-type="string">
            <text:p>Basel-City</text:p>
          </table:table-cell>
          <table:table-cell office:value-type="float" office:value="2661602">
            <text:p>2661602</text:p>
          </table:table-cell>
        </table:table-row>
        <table:table-row table:style-name="ro1">
          <table:table-cell office:value-type="string">
            <text:p>CH.BL</text:p>
          </table:table-cell>
          <table:table-cell office:value-type="string">
            <text:p>Basel-Landschaft</text:p>
          </table:table-cell>
          <table:table-cell office:value-type="string">
            <text:p>Basel-Landschaft</text:p>
          </table:table-cell>
          <table:table-cell office:value-type="float" office:value="2661603">
            <text:p>2661603</text:p>
          </table:table-cell>
        </table:table-row>
        <table:table-row table:style-name="ro1">
          <table:table-cell office:value-type="string">
            <text:p>CH.AR</text:p>
          </table:table-cell>
          <table:table-cell office:value-type="string">
            <text:p>Appenzell Ausserrhoden</text:p>
          </table:table-cell>
          <table:table-cell office:value-type="string">
            <text:p>Appenzell Ausserrhoden</text:p>
          </table:table-cell>
          <table:table-cell office:value-type="float" office:value="2661739">
            <text:p>2661739</text:p>
          </table:table-cell>
        </table:table-row>
        <table:table-row table:style-name="ro1">
          <table:table-cell office:value-type="string">
            <text:p>CH.AI</text:p>
          </table:table-cell>
          <table:table-cell office:value-type="string">
            <text:p>Appenzell Innerrhoden</text:p>
          </table:table-cell>
          <table:table-cell office:value-type="string">
            <text:p>Appenzell Innerrhoden</text:p>
          </table:table-cell>
          <table:table-cell office:value-type="float" office:value="2661741">
            <text:p>2661741</text:p>
          </table:table-cell>
        </table:table-row>
        <table:table-row table:style-name="ro1">
          <table:table-cell office:value-type="string">
            <text:p>CH.AG</text:p>
          </table:table-cell>
          <table:table-cell office:value-type="string">
            <text:p>Aargau</text:p>
          </table:table-cell>
          <table:table-cell office:value-type="string">
            <text:p>Aargau</text:p>
          </table:table-cell>
          <table:table-cell office:value-type="float" office:value="2661876">
            <text:p>2661876</text:p>
          </table:table-cell>
        </table:table-row>
        <table:table-row table:style-name="ro1">
          <table:table-cell office:value-type="string">
            <text:p>CI.98</text:p>
          </table:table-cell>
          <table:table-cell table:number-columns-repeated="2" office:value-type="string">
            <text:p>Yamoussoukro</text:p>
          </table:table-cell>
          <table:table-cell office:value-type="float" office:value="10629377">
            <text:p>10629377</text:p>
          </table:table-cell>
        </table:table-row>
        <table:table-row table:style-name="ro1">
          <table:table-cell office:value-type="string">
            <text:p>CI.76</text:p>
          </table:table-cell>
          <table:table-cell office:value-type="string">
            <text:p>Bas-Sassandra District</text:p>
          </table:table-cell>
          <table:table-cell office:value-type="string">
            <text:p>Bas-Sassandra District</text:p>
          </table:table-cell>
          <table:table-cell office:value-type="float" office:value="11153052">
            <text:p>11153052</text:p>
          </table:table-cell>
        </table:table-row>
        <table:table-row table:style-name="ro1">
          <table:table-cell office:value-type="string">
            <text:p>CI.94</text:p>
          </table:table-cell>
          <table:table-cell office:value-type="string">
            <text:p>Comoé District</text:p>
          </table:table-cell>
          <table:table-cell office:value-type="string">
            <text:p>Comoe District</text:p>
          </table:table-cell>
          <table:table-cell office:value-type="float" office:value="11153053">
            <text:p>11153053</text:p>
          </table:table-cell>
        </table:table-row>
        <table:table-row table:style-name="ro1">
          <table:table-cell office:value-type="string">
            <text:p>CI.77</text:p>
          </table:table-cell>
          <table:table-cell office:value-type="string">
            <text:p>Denguélé District</text:p>
          </table:table-cell>
          <table:table-cell office:value-type="string">
            <text:p>Denguele District</text:p>
          </table:table-cell>
          <table:table-cell office:value-type="float" office:value="11153054">
            <text:p>11153054</text:p>
          </table:table-cell>
        </table:table-row>
        <table:table-row table:style-name="ro1">
          <table:table-cell office:value-type="string">
            <text:p>CI.95</text:p>
          </table:table-cell>
          <table:table-cell office:value-type="string">
            <text:p>Gôh-Djiboua</text:p>
          </table:table-cell>
          <table:table-cell office:value-type="string">
            <text:p>Goh-Djiboua</text:p>
          </table:table-cell>
          <table:table-cell office:value-type="float" office:value="11153055">
            <text:p>11153055</text:p>
          </table:table-cell>
        </table:table-row>
        <table:table-row table:style-name="ro1">
          <table:table-cell office:value-type="string">
            <text:p>CI.81</text:p>
          </table:table-cell>
          <table:table-cell table:number-columns-repeated="2" office:value-type="string">
            <text:p>Lacs District</text:p>
          </table:table-cell>
          <table:table-cell office:value-type="float" office:value="11153056">
            <text:p>11153056</text:p>
          </table:table-cell>
        </table:table-row>
        <table:table-row table:style-name="ro1">
          <table:table-cell office:value-type="string">
            <text:p>CI.82</text:p>
          </table:table-cell>
          <table:table-cell office:value-type="string">
            <text:p>Lagunes District</text:p>
          </table:table-cell>
          <table:table-cell office:value-type="string">
            <text:p>Lagunes District</text:p>
          </table:table-cell>
          <table:table-cell office:value-type="float" office:value="11153057">
            <text:p>11153057</text:p>
          </table:table-cell>
        </table:table-row>
        <table:table-row table:style-name="ro1">
          <table:table-cell office:value-type="string">
            <text:p>CI.78</text:p>
          </table:table-cell>
          <table:table-cell office:value-type="string">
            <text:p>Montagnes</text:p>
          </table:table-cell>
          <table:table-cell office:value-type="string">
            <text:p>Montagnes</text:p>
          </table:table-cell>
          <table:table-cell office:value-type="float" office:value="11153058">
            <text:p>11153058</text:p>
          </table:table-cell>
        </table:table-row>
        <table:table-row table:style-name="ro1">
          <table:table-cell office:value-type="string">
            <text:p>CI.96</text:p>
          </table:table-cell>
          <table:table-cell office:value-type="string">
            <text:p>Sassandra-Marahoué</text:p>
          </table:table-cell>
          <table:table-cell office:value-type="string">
            <text:p>Sassandra-Marahoue</text:p>
          </table:table-cell>
          <table:table-cell office:value-type="float" office:value="11153059">
            <text:p>11153059</text:p>
          </table:table-cell>
        </table:table-row>
        <table:table-row table:style-name="ro1">
          <table:table-cell office:value-type="string">
            <text:p>CI.87</text:p>
          </table:table-cell>
          <table:table-cell office:value-type="string">
            <text:p>Savanes District</text:p>
          </table:table-cell>
          <table:table-cell office:value-type="string">
            <text:p>Savanes District</text:p>
          </table:table-cell>
          <table:table-cell office:value-type="float" office:value="11153060">
            <text:p>11153060</text:p>
          </table:table-cell>
        </table:table-row>
        <table:table-row table:style-name="ro1">
          <table:table-cell office:value-type="string">
            <text:p>CI.90</text:p>
          </table:table-cell>
          <table:table-cell office:value-type="string">
            <text:p>Vallée du Bandama District</text:p>
          </table:table-cell>
          <table:table-cell office:value-type="string">
            <text:p>Vallee du Bandama District</text:p>
          </table:table-cell>
          <table:table-cell office:value-type="float" office:value="11153061">
            <text:p>11153061</text:p>
          </table:table-cell>
        </table:table-row>
        <table:table-row table:style-name="ro1">
          <table:table-cell office:value-type="string">
            <text:p>CI.97</text:p>
          </table:table-cell>
          <table:table-cell office:value-type="string">
            <text:p>Woroba</text:p>
          </table:table-cell>
          <table:table-cell office:value-type="string">
            <text:p>Woroba</text:p>
          </table:table-cell>
          <table:table-cell office:value-type="float" office:value="11153062">
            <text:p>11153062</text:p>
          </table:table-cell>
        </table:table-row>
        <table:table-row table:style-name="ro1">
          <table:table-cell office:value-type="string">
            <text:p>CI.92</text:p>
          </table:table-cell>
          <table:table-cell office:value-type="string">
            <text:p>Zanzan District</text:p>
          </table:table-cell>
          <table:table-cell office:value-type="string">
            <text:p>Zanzan District</text:p>
          </table:table-cell>
          <table:table-cell office:value-type="float" office:value="11153063">
            <text:p>11153063</text:p>
          </table:table-cell>
        </table:table-row>
        <table:table-row table:style-name="ro1">
          <table:table-cell office:value-type="string">
            <text:p>CI.93</text:p>
          </table:table-cell>
          <table:table-cell table:number-columns-repeated="2" office:value-type="string">
            <text:p>Abidjan Autonomous District</text:p>
          </table:table-cell>
          <table:table-cell office:value-type="float" office:value="11153151">
            <text:p>11153151</text:p>
          </table:table-cell>
        </table:table-row>
        <table:table-row table:style-name="ro1">
          <table:table-cell office:value-type="string">
            <text:p>CK.11695124</text:p>
          </table:table-cell>
          <table:table-cell office:value-type="string">
            <text:p>Aitutaki</text:p>
          </table:table-cell>
          <table:table-cell office:value-type="string">
            <text:p>Aitutaki</text:p>
          </table:table-cell>
          <table:table-cell office:value-type="float" office:value="11695124">
            <text:p>11695124</text:p>
          </table:table-cell>
        </table:table-row>
        <table:table-row table:style-name="ro1">
          <table:table-cell office:value-type="string">
            <text:p>CK.11695126</text:p>
          </table:table-cell>
          <table:table-cell office:value-type="string">
            <text:p>Atiu</text:p>
          </table:table-cell>
          <table:table-cell office:value-type="string">
            <text:p>Atiu</text:p>
          </table:table-cell>
          <table:table-cell office:value-type="float" office:value="11695126">
            <text:p>11695126</text:p>
          </table:table-cell>
        </table:table-row>
        <table:table-row table:style-name="ro1">
          <table:table-cell office:value-type="string">
            <text:p>CK.11695127</text:p>
          </table:table-cell>
          <table:table-cell office:value-type="string">
            <text:p>Mangaia</text:p>
          </table:table-cell>
          <table:table-cell office:value-type="string">
            <text:p>Mangaia</text:p>
          </table:table-cell>
          <table:table-cell office:value-type="float" office:value="11695127">
            <text:p>11695127</text:p>
          </table:table-cell>
        </table:table-row>
        <table:table-row table:style-name="ro1">
          <table:table-cell office:value-type="string">
            <text:p>CK.11695384</text:p>
          </table:table-cell>
          <table:table-cell office:value-type="string">
            <text:p>Manihiki</text:p>
          </table:table-cell>
          <table:table-cell office:value-type="string">
            <text:p>Manihiki</text:p>
          </table:table-cell>
          <table:table-cell office:value-type="float" office:value="11695384">
            <text:p>11695384</text:p>
          </table:table-cell>
        </table:table-row>
        <table:table-row table:style-name="ro1">
          <table:table-cell office:value-type="string">
            <text:p>CK.11695385</text:p>
          </table:table-cell>
          <table:table-cell office:value-type="string">
            <text:p>Ma'uke</text:p>
          </table:table-cell>
          <table:table-cell office:value-type="string">
            <text:p>Ma'uke</text:p>
          </table:table-cell>
          <table:table-cell office:value-type="float" office:value="11695385">
            <text:p>11695385</text:p>
          </table:table-cell>
        </table:table-row>
        <table:table-row table:style-name="ro1">
          <table:table-cell office:value-type="string">
            <text:p>CK.11695386</text:p>
          </table:table-cell>
          <table:table-cell office:value-type="string">
            <text:p>Mitiaro</text:p>
          </table:table-cell>
          <table:table-cell office:value-type="string">
            <text:p>Mitiaro</text:p>
          </table:table-cell>
          <table:table-cell office:value-type="float" office:value="11695386">
            <text:p>11695386</text:p>
          </table:table-cell>
        </table:table-row>
        <table:table-row table:style-name="ro1">
          <table:table-cell office:value-type="string">
            <text:p>CK.11695387</text:p>
          </table:table-cell>
          <table:table-cell table:number-columns-repeated="2" office:value-type="string">
            <text:p>Palmerston</text:p>
          </table:table-cell>
          <table:table-cell office:value-type="float" office:value="11695387">
            <text:p>11695387</text:p>
          </table:table-cell>
        </table:table-row>
        <table:table-row table:style-name="ro1">
          <table:table-cell office:value-type="string">
            <text:p>CK.11695388</text:p>
          </table:table-cell>
          <table:table-cell office:value-type="string">
            <text:p>Penrhyn</text:p>
          </table:table-cell>
          <table:table-cell office:value-type="string">
            <text:p>Penrhyn</text:p>
          </table:table-cell>
          <table:table-cell office:value-type="float" office:value="11695388">
            <text:p>11695388</text:p>
          </table:table-cell>
        </table:table-row>
        <table:table-row table:style-name="ro1">
          <table:table-cell office:value-type="string">
            <text:p>CK.11695389</text:p>
          </table:table-cell>
          <table:table-cell office:value-type="string">
            <text:p>Pukapuka</text:p>
          </table:table-cell>
          <table:table-cell office:value-type="string">
            <text:p>Pukapuka</text:p>
          </table:table-cell>
          <table:table-cell office:value-type="float" office:value="11695389">
            <text:p>11695389</text:p>
          </table:table-cell>
        </table:table-row>
        <table:table-row table:style-name="ro1">
          <table:table-cell office:value-type="string">
            <text:p>CK.11695390</text:p>
          </table:table-cell>
          <table:table-cell office:value-type="string">
            <text:p>Rakahanga</text:p>
          </table:table-cell>
          <table:table-cell office:value-type="string">
            <text:p>Rakahanga</text:p>
          </table:table-cell>
          <table:table-cell office:value-type="float" office:value="11695390">
            <text:p>11695390</text:p>
          </table:table-cell>
        </table:table-row>
        <table:table-row table:style-name="ro1">
          <table:table-cell office:value-type="string">
            <text:p>CK.11695425</text:p>
          </table:table-cell>
          <table:table-cell table:number-columns-repeated="2" office:value-type="string">
            <text:p>Rarotonga</text:p>
          </table:table-cell>
          <table:table-cell office:value-type="float" office:value="11695425">
            <text:p>11695425</text:p>
          </table:table-cell>
        </table:table-row>
        <table:table-row table:style-name="ro1">
          <table:table-cell office:value-type="string">
            <text:p>CL.01</text:p>
          </table:table-cell>
          <table:table-cell office:value-type="string">
            <text:p>Valparaíso</text:p>
          </table:table-cell>
          <table:table-cell office:value-type="string">
            <text:p>Valparaiso</text:p>
          </table:table-cell>
          <table:table-cell office:value-type="float" office:value="3868621">
            <text:p>3868621</text:p>
          </table:table-cell>
        </table:table-row>
        <table:table-row table:style-name="ro1">
          <table:table-cell office:value-type="string">
            <text:p>CL.15</text:p>
          </table:table-cell>
          <table:table-cell office:value-type="string">
            <text:p>Tarapacá</text:p>
          </table:table-cell>
          <table:table-cell office:value-type="string">
            <text:p>Tarapaca</text:p>
          </table:table-cell>
          <table:table-cell office:value-type="float" office:value="3870116">
            <text:p>3870116</text:p>
          </table:table-cell>
        </table:table-row>
        <table:table-row table:style-name="ro1">
          <table:table-cell office:value-type="string">
            <text:p>CL.12</text:p>
          </table:table-cell>
          <table:table-cell table:number-columns-repeated="2" office:value-type="string">
            <text:p>Santiago Metropolitan</text:p>
          </table:table-cell>
          <table:table-cell office:value-type="float" office:value="3873544">
            <text:p>3873544</text:p>
          </table:table-cell>
        </table:table-row>
        <table:table-row table:style-name="ro1">
          <table:table-cell office:value-type="string">
            <text:p>CL.11</text:p>
          </table:table-cell>
          <table:table-cell office:value-type="string">
            <text:p>Maule Region</text:p>
          </table:table-cell>
          <table:table-cell office:value-type="string">
            <text:p>Maule Region</text:p>
          </table:table-cell>
          <table:table-cell office:value-type="float" office:value="3880306">
            <text:p>3880306</text:p>
          </table:table-cell>
        </table:table-row>
        <table:table-row table:style-name="ro1">
          <table:table-cell office:value-type="string">
            <text:p>CL.14</text:p>
          </table:table-cell>
          <table:table-cell table:number-columns-repeated="2" office:value-type="string">
            <text:p>Los Lagos Region</text:p>
          </table:table-cell>
          <table:table-cell office:value-type="float" office:value="3881974">
            <text:p>3881974</text:p>
          </table:table-cell>
        </table:table-row>
        <table:table-row table:style-name="ro1">
          <table:table-cell office:value-type="string">
            <text:p>CL.08</text:p>
          </table:table-cell>
          <table:table-cell table:number-columns-repeated="2" office:value-type="string">
            <text:p>O'Higgins Region</text:p>
          </table:table-cell>
          <table:table-cell office:value-type="float" office:value="3883281">
            <text:p>3883281</text:p>
          </table:table-cell>
        </table:table-row>
        <table:table-row table:style-name="ro1">
          <table:table-cell office:value-type="string">
            <text:p>CL.07</text:p>
          </table:table-cell>
          <table:table-cell office:value-type="string">
            <text:p>Coquimbo Region</text:p>
          </table:table-cell>
          <table:table-cell office:value-type="string">
            <text:p>Coquimbo Region</text:p>
          </table:table-cell>
          <table:table-cell office:value-type="float" office:value="3893623">
            <text:p>3893623</text:p>
          </table:table-cell>
        </table:table-row>
        <table:table-row table:style-name="ro1">
          <table:table-cell office:value-type="string">
            <text:p>CL.06</text:p>
          </table:table-cell>
          <table:table-cell office:value-type="string">
            <text:p>Biobío</text:p>
          </table:table-cell>
          <table:table-cell office:value-type="string">
            <text:p>Biobio</text:p>
          </table:table-cell>
          <table:table-cell office:value-type="float" office:value="3898380">
            <text:p>3898380</text:p>
          </table:table-cell>
        </table:table-row>
        <table:table-row table:style-name="ro1">
          <table:table-cell office:value-type="string">
            <text:p>CL.05</text:p>
          </table:table-cell>
          <table:table-cell table:number-columns-repeated="2" office:value-type="string">
            <text:p>Atacama</text:p>
          </table:table-cell>
          <table:table-cell office:value-type="float" office:value="3899191">
            <text:p>3899191</text:p>
          </table:table-cell>
        </table:table-row>
        <table:table-row table:style-name="ro1">
          <table:table-cell office:value-type="string">
            <text:p>CL.04</text:p>
          </table:table-cell>
          <table:table-cell office:value-type="string">
            <text:p>Araucanía</text:p>
          </table:table-cell>
          <table:table-cell office:value-type="string">
            <text:p>Araucania</text:p>
          </table:table-cell>
          <table:table-cell office:value-type="float" office:value="3899463">
            <text:p>3899463</text:p>
          </table:table-cell>
        </table:table-row>
        <table:table-row table:style-name="ro1">
          <table:table-cell office:value-type="string">
            <text:p>CL.03</text:p>
          </table:table-cell>
          <table:table-cell table:number-columns-repeated="2" office:value-type="string">
            <text:p>Antofagasta</text:p>
          </table:table-cell>
          <table:table-cell office:value-type="float" office:value="3899537">
            <text:p>3899537</text:p>
          </table:table-cell>
        </table:table-row>
        <table:table-row table:style-name="ro1">
          <table:table-cell office:value-type="string">
            <text:p>CL.02</text:p>
          </table:table-cell>
          <table:table-cell office:value-type="string">
            <text:p>Aysén</text:p>
          </table:table-cell>
          <table:table-cell office:value-type="string">
            <text:p>Aysen</text:p>
          </table:table-cell>
          <table:table-cell office:value-type="float" office:value="3900333">
            <text:p>3900333</text:p>
          </table:table-cell>
        </table:table-row>
        <table:table-row table:style-name="ro1">
          <table:table-cell office:value-type="string">
            <text:p>CL.10</text:p>
          </table:table-cell>
          <table:table-cell office:value-type="string">
            <text:p>Region of Magallanes</text:p>
          </table:table-cell>
          <table:table-cell office:value-type="string">
            <text:p>Region of Magallanes</text:p>
          </table:table-cell>
          <table:table-cell office:value-type="float" office:value="4036650">
            <text:p>4036650</text:p>
          </table:table-cell>
        </table:table-row>
        <table:table-row table:style-name="ro1">
          <table:table-cell office:value-type="string">
            <text:p>CL.16</text:p>
          </table:table-cell>
          <table:table-cell office:value-type="string">
            <text:p>Arica y Parinacota Region</text:p>
          </table:table-cell>
          <table:table-cell office:value-type="string">
            <text:p>Arica y Parinacota Region</text:p>
          </table:table-cell>
          <table:table-cell office:value-type="float" office:value="6693562">
            <text:p>6693562</text:p>
          </table:table-cell>
        </table:table-row>
        <table:table-row table:style-name="ro1">
          <table:table-cell office:value-type="string">
            <text:p>CL.17</text:p>
          </table:table-cell>
          <table:table-cell office:value-type="string">
            <text:p>Los Ríos Region</text:p>
          </table:table-cell>
          <table:table-cell office:value-type="string">
            <text:p>Los Rios Region</text:p>
          </table:table-cell>
          <table:table-cell office:value-type="float" office:value="6693563">
            <text:p>6693563</text:p>
          </table:table-cell>
        </table:table-row>
        <table:table-row table:style-name="ro1">
          <table:table-cell office:value-type="string">
            <text:p>CL.18</text:p>
          </table:table-cell>
          <table:table-cell office:value-type="string">
            <text:p>Ñuble</text:p>
          </table:table-cell>
          <table:table-cell office:value-type="string">
            <text:p>Nuble</text:p>
          </table:table-cell>
          <table:table-cell office:value-type="float" office:value="11979367">
            <text:p>11979367</text:p>
          </table:table-cell>
        </table:table-row>
        <table:table-row table:style-name="ro1">
          <table:table-cell office:value-type="string">
            <text:p>CM.09</text:p>
          </table:table-cell>
          <table:table-cell table:number-columns-repeated="2" office:value-type="string">
            <text:p>South-West</text:p>
          </table:table-cell>
          <table:table-cell office:value-type="float" office:value="2221788">
            <text:p>2221788</text:p>
          </table:table-cell>
        </table:table-row>
        <table:table-row table:style-name="ro1">
          <table:table-cell office:value-type="string">
            <text:p>CM.14</text:p>
          </table:table-cell>
          <table:table-cell table:number-columns-repeated="2" office:value-type="string">
            <text:p>South</text:p>
          </table:table-cell>
          <table:table-cell office:value-type="float" office:value="2221789">
            <text:p>2221789</text:p>
          </table:table-cell>
        </table:table-row>
        <table:table-row table:style-name="ro1">
          <table:table-cell office:value-type="string">
            <text:p>CM.08</text:p>
          </table:table-cell>
          <table:table-cell table:number-columns-repeated="2" office:value-type="string">
            <text:p>West</text:p>
          </table:table-cell>
          <table:table-cell office:value-type="float" office:value="2222934">
            <text:p>2222934</text:p>
          </table:table-cell>
        </table:table-row>
        <table:table-row table:style-name="ro1">
          <table:table-cell office:value-type="string">
            <text:p>CM.07</text:p>
          </table:table-cell>
          <table:table-cell table:number-columns-repeated="2" office:value-type="string">
            <text:p>North-West</text:p>
          </table:table-cell>
          <table:table-cell office:value-type="float" office:value="2223602">
            <text:p>2223602</text:p>
          </table:table-cell>
        </table:table-row>
        <table:table-row table:style-name="ro1">
          <table:table-cell office:value-type="string">
            <text:p>CM.13</text:p>
          </table:table-cell>
          <table:table-cell table:number-columns-repeated="2" office:value-type="string">
            <text:p>North</text:p>
          </table:table-cell>
          <table:table-cell office:value-type="float" office:value="2223603">
            <text:p>2223603</text:p>
          </table:table-cell>
        </table:table-row>
        <table:table-row table:style-name="ro1">
          <table:table-cell office:value-type="string">
            <text:p>CM.05</text:p>
          </table:table-cell>
          <table:table-cell table:number-columns-repeated="2" office:value-type="string">
            <text:p>Littoral</text:p>
          </table:table-cell>
          <table:table-cell office:value-type="float" office:value="2229336">
            <text:p>2229336</text:p>
          </table:table-cell>
        </table:table-row>
        <table:table-row table:style-name="ro1">
          <table:table-cell office:value-type="string">
            <text:p>CM.12</text:p>
          </table:table-cell>
          <table:table-cell table:number-columns-repeated="2" office:value-type="string">
            <text:p>Far North</text:p>
          </table:table-cell>
          <table:table-cell office:value-type="float" office:value="2231755">
            <text:p>2231755</text:p>
          </table:table-cell>
        </table:table-row>
        <table:table-row table:style-name="ro1">
          <table:table-cell office:value-type="string">
            <text:p>CM.04</text:p>
          </table:table-cell>
          <table:table-cell table:number-columns-repeated="2" office:value-type="string">
            <text:p>East</text:p>
          </table:table-cell>
          <table:table-cell office:value-type="float" office:value="2231835">
            <text:p>2231835</text:p>
          </table:table-cell>
        </table:table-row>
        <table:table-row table:style-name="ro1">
          <table:table-cell office:value-type="string">
            <text:p>CM.11</text:p>
          </table:table-cell>
          <table:table-cell table:number-columns-repeated="2" office:value-type="string">
            <text:p>Centre</text:p>
          </table:table-cell>
          <table:table-cell office:value-type="float" office:value="2233376">
            <text:p>2233376</text:p>
          </table:table-cell>
        </table:table-row>
        <table:table-row table:style-name="ro1">
          <table:table-cell office:value-type="string">
            <text:p>CM.10</text:p>
          </table:table-cell>
          <table:table-cell office:value-type="string">
            <text:p>Adamaoua</text:p>
          </table:table-cell>
          <table:table-cell office:value-type="string">
            <text:p>Adamaoua</text:p>
          </table:table-cell>
          <table:table-cell office:value-type="float" office:value="2236015">
            <text:p>2236015</text:p>
          </table:table-cell>
        </table:table-row>
        <table:table-row table:style-name="ro1">
          <table:table-cell office:value-type="string">
            <text:p>CN.14</text:p>
          </table:table-cell>
          <table:table-cell table:number-columns-repeated="2" office:value-type="string">
            <text:p>Tibet</text:p>
          </table:table-cell>
          <table:table-cell office:value-type="float" office:value="1279685">
            <text:p>1279685</text:p>
          </table:table-cell>
        </table:table-row>
        <table:table-row table:style-name="ro1">
          <table:table-cell office:value-type="string">
            <text:p>CN.06</text:p>
          </table:table-cell>
          <table:table-cell table:number-columns-repeated="2" office:value-type="string">
            <text:p>Qinghai</text:p>
          </table:table-cell>
          <table:table-cell office:value-type="float" office:value="1280239">
            <text:p>1280239</text:p>
          </table:table-cell>
        </table:table-row>
        <table:table-row table:style-name="ro1">
          <table:table-cell office:value-type="string">
            <text:p>CN.13</text:p>
          </table:table-cell>
          <table:table-cell table:number-columns-repeated="2" office:value-type="string">
            <text:p>Xinjiang</text:p>
          </table:table-cell>
          <table:table-cell office:value-type="float" office:value="1529047">
            <text:p>1529047</text:p>
          </table:table-cell>
        </table:table-row>
        <table:table-row table:style-name="ro1">
          <table:table-cell office:value-type="string">
            <text:p>CN.02</text:p>
          </table:table-cell>
          <table:table-cell table:number-columns-repeated="2" office:value-type="string">
            <text:p>Zhejiang</text:p>
          </table:table-cell>
          <table:table-cell office:value-type="float" office:value="1784764">
            <text:p>1784764</text:p>
          </table:table-cell>
        </table:table-row>
        <table:table-row table:style-name="ro1">
          <table:table-cell office:value-type="string">
            <text:p>CN.29</text:p>
          </table:table-cell>
          <table:table-cell table:number-columns-repeated="2" office:value-type="string">
            <text:p>Yunnan</text:p>
          </table:table-cell>
          <table:table-cell office:value-type="float" office:value="1785694">
            <text:p>1785694</text:p>
          </table:table-cell>
        </table:table-row>
        <table:table-row table:style-name="ro1">
          <table:table-cell office:value-type="string">
            <text:p>CN.28</text:p>
          </table:table-cell>
          <table:table-cell table:number-columns-repeated="2" office:value-type="string">
            <text:p>Tianjin</text:p>
          </table:table-cell>
          <table:table-cell office:value-type="float" office:value="1792943">
            <text:p>1792943</text:p>
          </table:table-cell>
        </table:table-row>
        <table:table-row table:style-name="ro1">
          <table:table-cell office:value-type="string">
            <text:p>CN.32</text:p>
          </table:table-cell>
          <table:table-cell table:number-columns-repeated="2" office:value-type="string">
            <text:p>Sichuan</text:p>
          </table:table-cell>
          <table:table-cell office:value-type="float" office:value="1794299">
            <text:p>1794299</text:p>
          </table:table-cell>
        </table:table-row>
        <table:table-row table:style-name="ro1">
          <table:table-cell office:value-type="string">
            <text:p>CN.24</text:p>
          </table:table-cell>
          <table:table-cell table:number-columns-repeated="2" office:value-type="string">
            <text:p>Shanxi</text:p>
          </table:table-cell>
          <table:table-cell office:value-type="float" office:value="1795912">
            <text:p>1795912</text:p>
          </table:table-cell>
        </table:table-row>
        <table:table-row table:style-name="ro1">
          <table:table-cell office:value-type="string">
            <text:p>CN.23</text:p>
          </table:table-cell>
          <table:table-cell table:number-columns-repeated="2" office:value-type="string">
            <text:p>Shanghai</text:p>
          </table:table-cell>
          <table:table-cell office:value-type="float" office:value="1796231">
            <text:p>1796231</text:p>
          </table:table-cell>
        </table:table-row>
        <table:table-row table:style-name="ro1">
          <table:table-cell office:value-type="string">
            <text:p>CN.25</text:p>
          </table:table-cell>
          <table:table-cell table:number-columns-repeated="2" office:value-type="string">
            <text:p>Shandong</text:p>
          </table:table-cell>
          <table:table-cell office:value-type="float" office:value="1796328">
            <text:p>1796328</text:p>
          </table:table-cell>
        </table:table-row>
        <table:table-row table:style-name="ro1">
          <table:table-cell office:value-type="string">
            <text:p>CN.26</text:p>
          </table:table-cell>
          <table:table-cell table:number-columns-repeated="2" office:value-type="string">
            <text:p>Shaanxi</text:p>
          </table:table-cell>
          <table:table-cell office:value-type="float" office:value="1796480">
            <text:p>1796480</text:p>
          </table:table-cell>
        </table:table-row>
        <table:table-row table:style-name="ro1">
          <table:table-cell office:value-type="string">
            <text:p>CN.21</text:p>
          </table:table-cell>
          <table:table-cell table:number-columns-repeated="2" office:value-type="string">
            <text:p>Ningxia</text:p>
          </table:table-cell>
          <table:table-cell office:value-type="float" office:value="1799355">
            <text:p>1799355</text:p>
          </table:table-cell>
        </table:table-row>
        <table:table-row table:style-name="ro1">
          <table:table-cell office:value-type="string">
            <text:p>CN.03</text:p>
          </table:table-cell>
          <table:table-cell table:number-columns-repeated="2" office:value-type="string">
            <text:p>Jiangxi</text:p>
          </table:table-cell>
          <table:table-cell office:value-type="float" office:value="1806222">
            <text:p>1806222</text:p>
          </table:table-cell>
        </table:table-row>
        <table:table-row table:style-name="ro1">
          <table:table-cell office:value-type="string">
            <text:p>CN.04</text:p>
          </table:table-cell>
          <table:table-cell table:number-columns-repeated="2" office:value-type="string">
            <text:p>Jiangsu</text:p>
          </table:table-cell>
          <table:table-cell office:value-type="float" office:value="1806260">
            <text:p>1806260</text:p>
          </table:table-cell>
        </table:table-row>
        <table:table-row table:style-name="ro1">
          <table:table-cell office:value-type="string">
            <text:p>CN.11</text:p>
          </table:table-cell>
          <table:table-cell table:number-columns-repeated="2" office:value-type="string">
            <text:p>Hunan</text:p>
          </table:table-cell>
          <table:table-cell office:value-type="float" office:value="1806691">
            <text:p>1806691</text:p>
          </table:table-cell>
        </table:table-row>
        <table:table-row table:style-name="ro1">
          <table:table-cell office:value-type="string">
            <text:p>CN.12</text:p>
          </table:table-cell>
          <table:table-cell table:number-columns-repeated="2" office:value-type="string">
            <text:p>Hubei</text:p>
          </table:table-cell>
          <table:table-cell office:value-type="float" office:value="1806949">
            <text:p>1806949</text:p>
          </table:table-cell>
        </table:table-row>
        <table:table-row table:style-name="ro1">
          <table:table-cell office:value-type="string">
            <text:p>CN.09</text:p>
          </table:table-cell>
          <table:table-cell table:number-columns-repeated="2" office:value-type="string">
            <text:p>Henan</text:p>
          </table:table-cell>
          <table:table-cell office:value-type="float" office:value="1808520">
            <text:p>1808520</text:p>
          </table:table-cell>
        </table:table-row>
        <table:table-row table:style-name="ro1">
          <table:table-cell office:value-type="string">
            <text:p>CN.10</text:p>
          </table:table-cell>
          <table:table-cell table:number-columns-repeated="2" office:value-type="string">
            <text:p>Hebei</text:p>
          </table:table-cell>
          <table:table-cell office:value-type="float" office:value="1808773">
            <text:p>1808773</text:p>
          </table:table-cell>
        </table:table-row>
        <table:table-row table:style-name="ro1">
          <table:table-cell office:value-type="string">
            <text:p>CN.31</text:p>
          </table:table-cell>
          <table:table-cell table:number-columns-repeated="2" office:value-type="string">
            <text:p>Hainan</text:p>
          </table:table-cell>
          <table:table-cell office:value-type="float" office:value="1809054">
            <text:p>1809054</text:p>
          </table:table-cell>
        </table:table-row>
        <table:table-row table:style-name="ro1">
          <table:table-cell office:value-type="string">
            <text:p>CN.18</text:p>
          </table:table-cell>
          <table:table-cell table:number-columns-repeated="2" office:value-type="string">
            <text:p>Guizhou</text:p>
          </table:table-cell>
          <table:table-cell office:value-type="float" office:value="1809445">
            <text:p>1809445</text:p>
          </table:table-cell>
        </table:table-row>
        <table:table-row table:style-name="ro1">
          <table:table-cell office:value-type="string">
            <text:p>CN.16</text:p>
          </table:table-cell>
          <table:table-cell table:number-columns-repeated="2" office:value-type="string">
            <text:p>Guangxi</text:p>
          </table:table-cell>
          <table:table-cell office:value-type="float" office:value="1809867">
            <text:p>1809867</text:p>
          </table:table-cell>
        </table:table-row>
        <table:table-row table:style-name="ro1">
          <table:table-cell office:value-type="string">
            <text:p>CN.30</text:p>
          </table:table-cell>
          <table:table-cell table:number-columns-repeated="2" office:value-type="string">
            <text:p>Guangdong</text:p>
          </table:table-cell>
          <table:table-cell office:value-type="float" office:value="1809935">
            <text:p>1809935</text:p>
          </table:table-cell>
        </table:table-row>
        <table:table-row table:style-name="ro1">
          <table:table-cell office:value-type="string">
            <text:p>CN.15</text:p>
          </table:table-cell>
          <table:table-cell table:number-columns-repeated="2" office:value-type="string">
            <text:p>Gansu</text:p>
          </table:table-cell>
          <table:table-cell office:value-type="float" office:value="1810676">
            <text:p>1810676</text:p>
          </table:table-cell>
        </table:table-row>
        <table:table-row table:style-name="ro1">
          <table:table-cell office:value-type="string">
            <text:p>CN.07</text:p>
          </table:table-cell>
          <table:table-cell table:number-columns-repeated="2" office:value-type="string">
            <text:p>Fujian</text:p>
          </table:table-cell>
          <table:table-cell office:value-type="float" office:value="1811017">
            <text:p>1811017</text:p>
          </table:table-cell>
        </table:table-row>
        <table:table-row table:style-name="ro1">
          <table:table-cell office:value-type="string">
            <text:p>CN.33</text:p>
          </table:table-cell>
          <table:table-cell table:number-columns-repeated="2" office:value-type="string">
            <text:p>Chongqing</text:p>
          </table:table-cell>
          <table:table-cell office:value-type="float" office:value="1814905">
            <text:p>1814905</text:p>
          </table:table-cell>
        </table:table-row>
        <table:table-row table:style-name="ro1">
          <table:table-cell office:value-type="string">
            <text:p>CN.01</text:p>
          </table:table-cell>
          <table:table-cell table:number-columns-repeated="2" office:value-type="string">
            <text:p>Anhui</text:p>
          </table:table-cell>
          <table:table-cell office:value-type="float" office:value="1818058">
            <text:p>1818058</text:p>
          </table:table-cell>
        </table:table-row>
        <table:table-row table:style-name="ro1">
          <table:table-cell office:value-type="string">
            <text:p>CN.20</text:p>
          </table:table-cell>
          <table:table-cell table:number-columns-repeated="2" office:value-type="string">
            <text:p>Inner Mongolia</text:p>
          </table:table-cell>
          <table:table-cell office:value-type="float" office:value="2035607">
            <text:p>2035607</text:p>
          </table:table-cell>
        </table:table-row>
        <table:table-row table:style-name="ro1">
          <table:table-cell office:value-type="string">
            <text:p>CN.19</text:p>
          </table:table-cell>
          <table:table-cell table:number-columns-repeated="2" office:value-type="string">
            <text:p>Liaoning</text:p>
          </table:table-cell>
          <table:table-cell office:value-type="float" office:value="2036115">
            <text:p>2036115</text:p>
          </table:table-cell>
        </table:table-row>
        <table:table-row table:style-name="ro1">
          <table:table-cell office:value-type="string">
            <text:p>CN.05</text:p>
          </table:table-cell>
          <table:table-cell table:number-columns-repeated="2" office:value-type="string">
            <text:p>Jilin</text:p>
          </table:table-cell>
          <table:table-cell office:value-type="float" office:value="2036500">
            <text:p>2036500</text:p>
          </table:table-cell>
        </table:table-row>
        <table:table-row table:style-name="ro1">
          <table:table-cell office:value-type="string">
            <text:p>CN.08</text:p>
          </table:table-cell>
          <table:table-cell table:number-columns-repeated="2" office:value-type="string">
            <text:p>Heilongjiang</text:p>
          </table:table-cell>
          <table:table-cell office:value-type="float" office:value="2036965">
            <text:p>2036965</text:p>
          </table:table-cell>
        </table:table-row>
        <table:table-row table:style-name="ro1">
          <table:table-cell office:value-type="string">
            <text:p>CN.22</text:p>
          </table:table-cell>
          <table:table-cell table:number-columns-repeated="2" office:value-type="string">
            <text:p>Beijing</text:p>
          </table:table-cell>
          <table:table-cell office:value-type="float" office:value="2038349">
            <text:p>2038349</text:p>
          </table:table-cell>
        </table:table-row>
        <table:table-row table:style-name="ro1">
          <table:table-cell office:value-type="string">
            <text:p>CO.31</text:p>
          </table:table-cell>
          <table:table-cell office:value-type="string">
            <text:p>Vichada Department</text:p>
          </table:table-cell>
          <table:table-cell office:value-type="string">
            <text:p>Vichada Department</text:p>
          </table:table-cell>
          <table:table-cell office:value-type="float" office:value="3666082">
            <text:p>3666082</text:p>
          </table:table-cell>
        </table:table-row>
        <table:table-row table:style-name="ro1">
          <table:table-cell office:value-type="string">
            <text:p>CO.30</text:p>
          </table:table-cell>
          <table:table-cell office:value-type="string">
            <text:p>Vaupés</text:p>
          </table:table-cell>
          <table:table-cell office:value-type="string">
            <text:p>Vaupes</text:p>
          </table:table-cell>
          <table:table-cell office:value-type="float" office:value="3666254">
            <text:p>3666254</text:p>
          </table:table-cell>
        </table:table-row>
        <table:table-row table:style-name="ro1">
          <table:table-cell office:value-type="string">
            <text:p>CO.29</text:p>
          </table:table-cell>
          <table:table-cell office:value-type="string">
            <text:p>Valle del Cauca Department</text:p>
          </table:table-cell>
          <table:table-cell office:value-type="string">
            <text:p>Valle del Cauca Department</text:p>
          </table:table-cell>
          <table:table-cell office:value-type="float" office:value="3666313">
            <text:p>3666313</text:p>
          </table:table-cell>
        </table:table-row>
        <table:table-row table:style-name="ro1">
          <table:table-cell office:value-type="string">
            <text:p>CO.28</text:p>
          </table:table-cell>
          <table:table-cell office:value-type="string">
            <text:p>Tolima Department</text:p>
          </table:table-cell>
          <table:table-cell office:value-type="string">
            <text:p>Tolima Department</text:p>
          </table:table-cell>
          <table:table-cell office:value-type="float" office:value="3666951">
            <text:p>3666951</text:p>
          </table:table-cell>
        </table:table-row>
        <table:table-row table:style-name="ro1">
          <table:table-cell office:value-type="string">
            <text:p>CO.27</text:p>
          </table:table-cell>
          <table:table-cell table:number-columns-repeated="2" office:value-type="string">
            <text:p>Sucre Department</text:p>
          </table:table-cell>
          <table:table-cell office:value-type="float" office:value="3667725">
            <text:p>3667725</text:p>
          </table:table-cell>
        </table:table-row>
        <table:table-row table:style-name="ro1">
          <table:table-cell office:value-type="string">
            <text:p>CO.26</text:p>
          </table:table-cell>
          <table:table-cell table:number-columns-repeated="2" office:value-type="string">
            <text:p>Santander Department</text:p>
          </table:table-cell>
          <table:table-cell office:value-type="float" office:value="3668578">
            <text:p>3668578</text:p>
          </table:table-cell>
        </table:table-row>
        <table:table-row table:style-name="ro1">
          <table:table-cell office:value-type="string">
            <text:p>CO.25</text:p>
          </table:table-cell>
          <table:table-cell table:number-columns-repeated="2" office:value-type="string">
            <text:p>San Andres y Providencia</text:p>
          </table:table-cell>
          <table:table-cell office:value-type="float" office:value="3670205">
            <text:p>3670205</text:p>
          </table:table-cell>
        </table:table-row>
        <table:table-row table:style-name="ro1">
          <table:table-cell office:value-type="string">
            <text:p>CO.24</text:p>
          </table:table-cell>
          <table:table-cell office:value-type="string">
            <text:p>Risaralda Department</text:p>
          </table:table-cell>
          <table:table-cell office:value-type="string">
            <text:p>Risaralda Department</text:p>
          </table:table-cell>
          <table:table-cell office:value-type="float" office:value="3670698">
            <text:p>3670698</text:p>
          </table:table-cell>
        </table:table-row>
        <table:table-row table:style-name="ro1">
          <table:table-cell office:value-type="string">
            <text:p>CO.23</text:p>
          </table:table-cell>
          <table:table-cell office:value-type="string">
            <text:p>Quindío Department</text:p>
          </table:table-cell>
          <table:table-cell office:value-type="string">
            <text:p>Quindio Department</text:p>
          </table:table-cell>
          <table:table-cell office:value-type="float" office:value="3671087">
            <text:p>3671087</text:p>
          </table:table-cell>
        </table:table-row>
        <table:table-row table:style-name="ro1">
          <table:table-cell office:value-type="string">
            <text:p>CO.22</text:p>
          </table:table-cell>
          <table:table-cell table:number-columns-repeated="2" office:value-type="string">
            <text:p>Putumayo Department</text:p>
          </table:table-cell>
          <table:table-cell office:value-type="float" office:value="3671178">
            <text:p>3671178</text:p>
          </table:table-cell>
        </table:table-row>
        <table:table-row table:style-name="ro1">
          <table:table-cell office:value-type="string">
            <text:p>CO.21</text:p>
          </table:table-cell>
          <table:table-cell table:number-columns-repeated="2" office:value-type="string">
            <text:p>Norte de Santander Department</text:p>
          </table:table-cell>
          <table:table-cell office:value-type="float" office:value="3673798">
            <text:p>3673798</text:p>
          </table:table-cell>
        </table:table-row>
        <table:table-row table:style-name="ro1">
          <table:table-cell office:value-type="string">
            <text:p>CO.20</text:p>
          </table:table-cell>
          <table:table-cell office:value-type="string">
            <text:p>Nariño</text:p>
          </table:table-cell>
          <table:table-cell office:value-type="string">
            <text:p>Narino</text:p>
          </table:table-cell>
          <table:table-cell office:value-type="float" office:value="3674021">
            <text:p>3674021</text:p>
          </table:table-cell>
        </table:table-row>
        <table:table-row table:style-name="ro1">
          <table:table-cell office:value-type="string">
            <text:p>CO.19</text:p>
          </table:table-cell>
          <table:table-cell table:number-columns-repeated="2" office:value-type="string">
            <text:p>Meta Department</text:p>
          </table:table-cell>
          <table:table-cell office:value-type="float" office:value="3674810">
            <text:p>3674810</text:p>
          </table:table-cell>
        </table:table-row>
        <table:table-row table:style-name="ro1">
          <table:table-cell office:value-type="string">
            <text:p>CO.38</text:p>
          </table:table-cell>
          <table:table-cell table:number-columns-repeated="2" office:value-type="string">
            <text:p>Magdalena Department</text:p>
          </table:table-cell>
          <table:table-cell office:value-type="float" office:value="3675686">
            <text:p>3675686</text:p>
          </table:table-cell>
        </table:table-row>
        <table:table-row table:style-name="ro1">
          <table:table-cell office:value-type="string">
            <text:p>CO.17</text:p>
          </table:table-cell>
          <table:table-cell office:value-type="string">
            <text:p>La Guajira Department</text:p>
          </table:table-cell>
          <table:table-cell office:value-type="string">
            <text:p>La Guajira Department</text:p>
          </table:table-cell>
          <table:table-cell office:value-type="float" office:value="3678847">
            <text:p>3678847</text:p>
          </table:table-cell>
        </table:table-row>
        <table:table-row table:style-name="ro1">
          <table:table-cell office:value-type="string">
            <text:p>CO.16</text:p>
          </table:table-cell>
          <table:table-cell office:value-type="string">
            <text:p>Huila Department</text:p>
          </table:table-cell>
          <table:table-cell office:value-type="string">
            <text:p>Huila Department</text:p>
          </table:table-cell>
          <table:table-cell office:value-type="float" office:value="3680692">
            <text:p>3680692</text:p>
          </table:table-cell>
        </table:table-row>
        <table:table-row table:style-name="ro1">
          <table:table-cell office:value-type="string">
            <text:p>CO.14</text:p>
          </table:table-cell>
          <table:table-cell office:value-type="string">
            <text:p>Guaviare Department</text:p>
          </table:table-cell>
          <table:table-cell office:value-type="string">
            <text:p>Guaviare Department</text:p>
          </table:table-cell>
          <table:table-cell office:value-type="float" office:value="3681344">
            <text:p>3681344</text:p>
          </table:table-cell>
        </table:table-row>
        <table:table-row table:style-name="ro1">
          <table:table-cell office:value-type="string">
            <text:p>CO.15</text:p>
          </table:table-cell>
          <table:table-cell office:value-type="string">
            <text:p>Guainía Department</text:p>
          </table:table-cell>
          <table:table-cell office:value-type="string">
            <text:p>Guainia Department</text:p>
          </table:table-cell>
          <table:table-cell office:value-type="float" office:value="3681652">
            <text:p>3681652</text:p>
          </table:table-cell>
        </table:table-row>
        <table:table-row table:style-name="ro1">
          <table:table-cell office:value-type="string">
            <text:p>CO.33</text:p>
          </table:table-cell>
          <table:table-cell office:value-type="string">
            <text:p>Cundinamarca</text:p>
          </table:table-cell>
          <table:table-cell office:value-type="string">
            <text:p>Cundinamarca</text:p>
          </table:table-cell>
          <table:table-cell office:value-type="float" office:value="3685413">
            <text:p>3685413</text:p>
          </table:table-cell>
        </table:table-row>
        <table:table-row table:style-name="ro1">
          <table:table-cell office:value-type="string">
            <text:p>CO.12</text:p>
          </table:table-cell>
          <table:table-cell office:value-type="string">
            <text:p>Córdoba</text:p>
          </table:table-cell>
          <table:table-cell office:value-type="string">
            <text:p>Cordoba</text:p>
          </table:table-cell>
          <table:table-cell office:value-type="float" office:value="3685889">
            <text:p>3685889</text:p>
          </table:table-cell>
        </table:table-row>
        <table:table-row table:style-name="ro1">
          <table:table-cell office:value-type="string">
            <text:p>CO.11</text:p>
          </table:table-cell>
          <table:table-cell office:value-type="string">
            <text:p>Chocó</text:p>
          </table:table-cell>
          <table:table-cell office:value-type="string">
            <text:p>Choco</text:p>
          </table:table-cell>
          <table:table-cell office:value-type="float" office:value="3686431">
            <text:p>3686431</text:p>
          </table:table-cell>
        </table:table-row>
        <table:table-row table:style-name="ro1">
          <table:table-cell office:value-type="string">
            <text:p>CO.10</text:p>
          </table:table-cell>
          <table:table-cell table:number-columns-repeated="2" office:value-type="string">
            <text:p>Cesar Department</text:p>
          </table:table-cell>
          <table:table-cell office:value-type="float" office:value="3686880">
            <text:p>3686880</text:p>
          </table:table-cell>
        </table:table-row>
        <table:table-row table:style-name="ro1">
          <table:table-cell office:value-type="string">
            <text:p>CO.09</text:p>
          </table:table-cell>
          <table:table-cell office:value-type="string">
            <text:p>Cauca Department</text:p>
          </table:table-cell>
          <table:table-cell office:value-type="string">
            <text:p>Cauca Department</text:p>
          </table:table-cell>
          <table:table-cell office:value-type="float" office:value="3687029">
            <text:p>3687029</text:p>
          </table:table-cell>
        </table:table-row>
        <table:table-row table:style-name="ro1">
          <table:table-cell office:value-type="string">
            <text:p>CO.32</text:p>
          </table:table-cell>
          <table:table-cell office:value-type="string">
            <text:p>Casanare Department</text:p>
          </table:table-cell>
          <table:table-cell office:value-type="string">
            <text:p>Casanare Department</text:p>
          </table:table-cell>
          <table:table-cell office:value-type="float" office:value="3687173">
            <text:p>3687173</text:p>
          </table:table-cell>
        </table:table-row>
        <table:table-row table:style-name="ro1">
          <table:table-cell office:value-type="string">
            <text:p>CO.08</text:p>
          </table:table-cell>
          <table:table-cell office:value-type="string">
            <text:p>Caquetá</text:p>
          </table:table-cell>
          <table:table-cell office:value-type="string">
            <text:p>Caqueta</text:p>
          </table:table-cell>
          <table:table-cell office:value-type="float" office:value="3687479">
            <text:p>3687479</text:p>
          </table:table-cell>
        </table:table-row>
        <table:table-row table:style-name="ro1">
          <table:table-cell office:value-type="string">
            <text:p>CO.37</text:p>
          </table:table-cell>
          <table:table-cell table:number-columns-repeated="2" office:value-type="string">
            <text:p>Caldas Department</text:p>
          </table:table-cell>
          <table:table-cell office:value-type="float" office:value="3687951">
            <text:p>3687951</text:p>
          </table:table-cell>
        </table:table-row>
        <table:table-row table:style-name="ro1">
          <table:table-cell office:value-type="string">
            <text:p>CO.36</text:p>
          </table:table-cell>
          <table:table-cell office:value-type="string">
            <text:p>Boyacá</text:p>
          </table:table-cell>
          <table:table-cell office:value-type="string">
            <text:p>Boyaca</text:p>
          </table:table-cell>
          <table:table-cell office:value-type="float" office:value="3688536">
            <text:p>3688536</text:p>
          </table:table-cell>
        </table:table-row>
        <table:table-row table:style-name="ro1">
          <table:table-cell office:value-type="string">
            <text:p>CO.35</text:p>
          </table:table-cell>
          <table:table-cell office:value-type="string">
            <text:p>Bolívar</text:p>
          </table:table-cell>
          <table:table-cell office:value-type="string">
            <text:p>Bolivar</text:p>
          </table:table-cell>
          <table:table-cell office:value-type="float" office:value="3688650">
            <text:p>3688650</text:p>
          </table:table-cell>
        </table:table-row>
        <table:table-row table:style-name="ro1">
          <table:table-cell office:value-type="string">
            <text:p>CO.34</text:p>
          </table:table-cell>
          <table:table-cell table:number-columns-repeated="2" office:value-type="string">
            <text:p>Bogota D.C.</text:p>
          </table:table-cell>
          <table:table-cell office:value-type="float" office:value="3688685">
            <text:p>3688685</text:p>
          </table:table-cell>
        </table:table-row>
        <table:table-row table:style-name="ro1">
          <table:table-cell office:value-type="string">
            <text:p>CO.04</text:p>
          </table:table-cell>
          <table:table-cell office:value-type="string">
            <text:p>Atlántico</text:p>
          </table:table-cell>
          <table:table-cell office:value-type="string">
            <text:p>Atlantico</text:p>
          </table:table-cell>
          <table:table-cell office:value-type="float" office:value="3689436">
            <text:p>3689436</text:p>
          </table:table-cell>
        </table:table-row>
        <table:table-row table:style-name="ro1">
          <table:table-cell office:value-type="string">
            <text:p>CO.03</text:p>
          </table:table-cell>
          <table:table-cell office:value-type="string">
            <text:p>Arauca Department</text:p>
          </table:table-cell>
          <table:table-cell office:value-type="string">
            <text:p>Arauca Department</text:p>
          </table:table-cell>
          <table:table-cell office:value-type="float" office:value="3689717">
            <text:p>3689717</text:p>
          </table:table-cell>
        </table:table-row>
        <table:table-row table:style-name="ro1">
          <table:table-cell office:value-type="string">
            <text:p>CO.02</text:p>
          </table:table-cell>
          <table:table-cell table:number-columns-repeated="2" office:value-type="string">
            <text:p>Antioquia</text:p>
          </table:table-cell>
          <table:table-cell office:value-type="float" office:value="3689815">
            <text:p>3689815</text:p>
          </table:table-cell>
        </table:table-row>
        <table:table-row table:style-name="ro1">
          <table:table-cell office:value-type="string">
            <text:p>CO.01</text:p>
          </table:table-cell>
          <table:table-cell office:value-type="string">
            <text:p>Amazonas Department</text:p>
          </table:table-cell>
          <table:table-cell office:value-type="string">
            <text:p>Amazonas Department</text:p>
          </table:table-cell>
          <table:table-cell office:value-type="float" office:value="3689982">
            <text:p>3689982</text:p>
          </table:table-cell>
        </table:table-row>
        <table:table-row table:style-name="ro1">
          <table:table-cell office:value-type="string">
            <text:p>CR.08</text:p>
          </table:table-cell>
          <table:table-cell office:value-type="string">
            <text:p>San José</text:p>
          </table:table-cell>
          <table:table-cell office:value-type="string">
            <text:p>San Jose</text:p>
          </table:table-cell>
          <table:table-cell office:value-type="float" office:value="3621837">
            <text:p>3621837</text:p>
          </table:table-cell>
        </table:table-row>
        <table:table-row table:style-name="ro1">
          <table:table-cell office:value-type="string">
            <text:p>CR.07</text:p>
          </table:table-cell>
          <table:table-cell table:number-columns-repeated="2" office:value-type="string">
            <text:p>Puntarenas Province</text:p>
          </table:table-cell>
          <table:table-cell office:value-type="float" office:value="3622226">
            <text:p>3622226</text:p>
          </table:table-cell>
        </table:table-row>
        <table:table-row table:style-name="ro1">
          <table:table-cell office:value-type="string">
            <text:p>CR.06</text:p>
          </table:table-cell>
          <table:table-cell office:value-type="string">
            <text:p>Limón Province</text:p>
          </table:table-cell>
          <table:table-cell office:value-type="string">
            <text:p>Limon Province</text:p>
          </table:table-cell>
          <table:table-cell office:value-type="float" office:value="3623064">
            <text:p>3623064</text:p>
          </table:table-cell>
        </table:table-row>
        <table:table-row table:style-name="ro1">
          <table:table-cell office:value-type="string">
            <text:p>CR.04</text:p>
          </table:table-cell>
          <table:table-cell office:value-type="string">
            <text:p>Heredia Province</text:p>
          </table:table-cell>
          <table:table-cell office:value-type="string">
            <text:p>Heredia Province</text:p>
          </table:table-cell>
          <table:table-cell office:value-type="float" office:value="3623484">
            <text:p>3623484</text:p>
          </table:table-cell>
        </table:table-row>
        <table:table-row table:style-name="ro1">
          <table:table-cell office:value-type="string">
            <text:p>CR.03</text:p>
          </table:table-cell>
          <table:table-cell table:number-columns-repeated="2" office:value-type="string">
            <text:p>Guanacaste Province</text:p>
          </table:table-cell>
          <table:table-cell office:value-type="float" office:value="3623582">
            <text:p>3623582</text:p>
          </table:table-cell>
        </table:table-row>
        <table:table-row table:style-name="ro1">
          <table:table-cell office:value-type="string">
            <text:p>CR.02</text:p>
          </table:table-cell>
          <table:table-cell office:value-type="string">
            <text:p>Cartago Province</text:p>
          </table:table-cell>
          <table:table-cell office:value-type="string">
            <text:p>Cartago Province</text:p>
          </table:table-cell>
          <table:table-cell office:value-type="float" office:value="3624368">
            <text:p>3624368</text:p>
          </table:table-cell>
        </table:table-row>
        <table:table-row table:style-name="ro1">
          <table:table-cell office:value-type="string">
            <text:p>CR.01</text:p>
          </table:table-cell>
          <table:table-cell table:number-columns-repeated="2" office:value-type="string">
            <text:p>Alajuela Province</text:p>
          </table:table-cell>
          <table:table-cell office:value-type="float" office:value="3624953">
            <text:p>3624953</text:p>
          </table:table-cell>
        </table:table-row>
        <table:table-row table:style-name="ro1">
          <table:table-cell office:value-type="string">
            <text:p>CU.16</text:p>
          </table:table-cell>
          <table:table-cell table:number-columns-repeated="2" office:value-type="string">
            <text:p>Villa Clara Province</text:p>
          </table:table-cell>
          <table:table-cell office:value-type="float" office:value="3534168">
            <text:p>3534168</text:p>
          </table:table-cell>
        </table:table-row>
        <table:table-row table:style-name="ro1">
          <table:table-cell office:value-type="string">
            <text:p>CU.15</text:p>
          </table:table-cell>
          <table:table-cell table:number-columns-repeated="2" office:value-type="string">
            <text:p>Santiago de Cuba Province</text:p>
          </table:table-cell>
          <table:table-cell office:value-type="float" office:value="3536725">
            <text:p>3536725</text:p>
          </table:table-cell>
        </table:table-row>
        <table:table-row table:style-name="ro1">
          <table:table-cell office:value-type="string">
            <text:p>CU.14</text:p>
          </table:table-cell>
          <table:table-cell office:value-type="string">
            <text:p>Sancti Spíritus Province</text:p>
          </table:table-cell>
          <table:table-cell office:value-type="string">
            <text:p>Sancti Spiritus Province</text:p>
          </table:table-cell>
          <table:table-cell office:value-type="float" office:value="3540665">
            <text:p>3540665</text:p>
          </table:table-cell>
        </table:table-row>
        <table:table-row table:style-name="ro1">
          <table:table-cell office:value-type="string">
            <text:p>CU.01</text:p>
          </table:table-cell>
          <table:table-cell office:value-type="string">
            <text:p>Pinar del Río</text:p>
          </table:table-cell>
          <table:table-cell office:value-type="string">
            <text:p>Pinar del Rio</text:p>
          </table:table-cell>
          <table:table-cell office:value-type="float" office:value="3544088">
            <text:p>3544088</text:p>
          </table:table-cell>
        </table:table-row>
        <table:table-row table:style-name="ro1">
          <table:table-cell office:value-type="string">
            <text:p>CU.03</text:p>
          </table:table-cell>
          <table:table-cell office:value-type="string">
            <text:p>Matanzas Province</text:p>
          </table:table-cell>
          <table:table-cell office:value-type="string">
            <text:p>Matanzas Province</text:p>
          </table:table-cell>
          <table:table-cell office:value-type="float" office:value="3547394">
            <text:p>3547394</text:p>
          </table:table-cell>
        </table:table-row>
        <table:table-row table:style-name="ro1">
          <table:table-cell office:value-type="string">
            <text:p>CU.13</text:p>
          </table:table-cell>
          <table:table-cell table:number-columns-repeated="2" office:value-type="string">
            <text:p>Las Tunas Province</text:p>
          </table:table-cell>
          <table:table-cell office:value-type="float" office:value="3550595">
            <text:p>3550595</text:p>
          </table:table-cell>
        </table:table-row>
        <table:table-row table:style-name="ro1">
          <table:table-cell office:value-type="string">
            <text:p>CU.04</text:p>
          </table:table-cell>
          <table:table-cell office:value-type="string">
            <text:p>Isla de la Juventud</text:p>
          </table:table-cell>
          <table:table-cell office:value-type="string">
            <text:p>Isla de la Juventud</text:p>
          </table:table-cell>
          <table:table-cell office:value-type="float" office:value="3556608">
            <text:p>3556608</text:p>
          </table:table-cell>
        </table:table-row>
        <table:table-row table:style-name="ro1">
          <table:table-cell office:value-type="string">
            <text:p>CU.12</text:p>
          </table:table-cell>
          <table:table-cell office:value-type="string">
            <text:p>Holguín Province</text:p>
          </table:table-cell>
          <table:table-cell office:value-type="string">
            <text:p>Holguin Province</text:p>
          </table:table-cell>
          <table:table-cell office:value-type="float" office:value="3556965">
            <text:p>3556965</text:p>
          </table:table-cell>
        </table:table-row>
        <table:table-row table:style-name="ro1">
          <table:table-cell office:value-type="string">
            <text:p>CU.10</text:p>
          </table:table-cell>
          <table:table-cell office:value-type="string">
            <text:p>Guantánamo Province</text:p>
          </table:table-cell>
          <table:table-cell office:value-type="string">
            <text:p>Guantanamo Province</text:p>
          </table:table-cell>
          <table:table-cell office:value-type="float" office:value="3557685">
            <text:p>3557685</text:p>
          </table:table-cell>
        </table:table-row>
        <table:table-row table:style-name="ro1">
          <table:table-cell office:value-type="string">
            <text:p>CU.09</text:p>
          </table:table-cell>
          <table:table-cell office:value-type="string">
            <text:p>Granma Province</text:p>
          </table:table-cell>
          <table:table-cell office:value-type="string">
            <text:p>Granma Province</text:p>
          </table:table-cell>
          <table:table-cell office:value-type="float" office:value="3558052">
            <text:p>3558052</text:p>
          </table:table-cell>
        </table:table-row>
        <table:table-row table:style-name="ro1">
          <table:table-cell office:value-type="string">
            <text:p>CU.02</text:p>
          </table:table-cell>
          <table:table-cell table:number-columns-repeated="2" office:value-type="string">
            <text:p>Havana</text:p>
          </table:table-cell>
          <table:table-cell office:value-type="float" office:value="3564073">
            <text:p>3564073</text:p>
          </table:table-cell>
        </table:table-row>
        <table:table-row table:style-name="ro1">
          <table:table-cell office:value-type="string">
            <text:p>CU.08</text:p>
          </table:table-cell>
          <table:table-cell table:number-columns-repeated="2" office:value-type="string">
            <text:p>Cienfuegos Province</text:p>
          </table:table-cell>
          <table:table-cell office:value-type="float" office:value="3564120">
            <text:p>3564120</text:p>
          </table:table-cell>
        </table:table-row>
        <table:table-row table:style-name="ro1">
          <table:table-cell office:value-type="string">
            <text:p>CU.07</text:p>
          </table:table-cell>
          <table:table-cell office:value-type="string">
            <text:p>Ciego de Ávila Province</text:p>
          </table:table-cell>
          <table:table-cell office:value-type="string">
            <text:p>Ciego de Avila Province</text:p>
          </table:table-cell>
          <table:table-cell office:value-type="float" office:value="3564175">
            <text:p>3564175</text:p>
          </table:table-cell>
        </table:table-row>
        <table:table-row table:style-name="ro1">
          <table:table-cell office:value-type="string">
            <text:p>CU.05</text:p>
          </table:table-cell>
          <table:table-cell office:value-type="string">
            <text:p>Camagüey</text:p>
          </table:table-cell>
          <table:table-cell office:value-type="string">
            <text:p>Camaguey</text:p>
          </table:table-cell>
          <table:table-cell office:value-type="float" office:value="3566062">
            <text:p>3566062</text:p>
          </table:table-cell>
        </table:table-row>
        <table:table-row table:style-name="ro1">
          <table:table-cell office:value-type="string">
            <text:p>CU.AR</text:p>
          </table:table-cell>
          <table:table-cell office:value-type="string">
            <text:p>Artemisa</text:p>
          </table:table-cell>
          <table:table-cell office:value-type="string">
            <text:p>Artemisa</text:p>
          </table:table-cell>
          <table:table-cell office:value-type="float" office:value="7668824">
            <text:p>7668824</text:p>
          </table:table-cell>
        </table:table-row>
        <table:table-row table:style-name="ro1">
          <table:table-cell office:value-type="string">
            <text:p>CU.MA</text:p>
          </table:table-cell>
          <table:table-cell office:value-type="string">
            <text:p>Mayabeque</text:p>
          </table:table-cell>
          <table:table-cell office:value-type="string">
            <text:p>Mayabeque</text:p>
          </table:table-cell>
          <table:table-cell office:value-type="float" office:value="7668827">
            <text:p>7668827</text:p>
          </table:table-cell>
        </table:table-row>
        <table:table-row table:style-name="ro1">
          <table:table-cell office:value-type="string">
            <text:p>CV.20</text:p>
          </table:table-cell>
          <table:table-cell office:value-type="string">
            <text:p>Tarrafal</text:p>
          </table:table-cell>
          <table:table-cell office:value-type="string">
            <text:p>Tarrafal</text:p>
          </table:table-cell>
          <table:table-cell office:value-type="float" office:value="3374161">
            <text:p>3374161</text:p>
          </table:table-cell>
        </table:table-row>
        <table:table-row table:style-name="ro1">
          <table:table-cell office:value-type="string">
            <text:p>CV.11</text:p>
          </table:table-cell>
          <table:table-cell office:value-type="string">
            <text:p>São Vicente</text:p>
          </table:table-cell>
          <table:table-cell office:value-type="string">
            <text:p>Sao Vicente</text:p>
          </table:table-cell>
          <table:table-cell office:value-type="float" office:value="3374198">
            <text:p>3374198</text:p>
          </table:table-cell>
        </table:table-row>
        <table:table-row table:style-name="ro1">
          <table:table-cell office:value-type="string">
            <text:p>CV.15</text:p>
          </table:table-cell>
          <table:table-cell table:number-columns-repeated="2" office:value-type="string">
            <text:p>Santa Catarina</text:p>
          </table:table-cell>
          <table:table-cell office:value-type="float" office:value="3374226">
            <text:p>3374226</text:p>
          </table:table-cell>
        </table:table-row>
        <table:table-row table:style-name="ro1">
          <table:table-cell office:value-type="string">
            <text:p>CV.08</text:p>
          </table:table-cell>
          <table:table-cell table:number-columns-repeated="2" office:value-type="string">
            <text:p>Sal</text:p>
          </table:table-cell>
          <table:table-cell office:value-type="float" office:value="3374249">
            <text:p>3374249</text:p>
          </table:table-cell>
        </table:table-row>
        <table:table-row table:style-name="ro1">
          <table:table-cell office:value-type="string">
            <text:p>CV.07</text:p>
          </table:table-cell>
          <table:table-cell office:value-type="string">
            <text:p>Ribeira Grande</text:p>
          </table:table-cell>
          <table:table-cell office:value-type="string">
            <text:p>Ribeira Grande</text:p>
          </table:table-cell>
          <table:table-cell office:value-type="float" office:value="3374274">
            <text:p>3374274</text:p>
          </table:table-cell>
        </table:table-row>
        <table:table-row table:style-name="ro1">
          <table:table-cell office:value-type="string">
            <text:p>CV.14</text:p>
          </table:table-cell>
          <table:table-cell table:number-columns-repeated="2" office:value-type="string">
            <text:p>Praia</text:p>
          </table:table-cell>
          <table:table-cell office:value-type="float" office:value="3374332">
            <text:p>3374332</text:p>
          </table:table-cell>
        </table:table-row>
        <table:table-row table:style-name="ro1">
          <table:table-cell office:value-type="string">
            <text:p>CV.05</text:p>
          </table:table-cell>
          <table:table-cell table:number-columns-repeated="2" office:value-type="string">
            <text:p>Paul</text:p>
          </table:table-cell>
          <table:table-cell office:value-type="float" office:value="3374391">
            <text:p>3374391</text:p>
          </table:table-cell>
        </table:table-row>
        <table:table-row table:style-name="ro1">
          <table:table-cell office:value-type="string">
            <text:p>CV.04</text:p>
          </table:table-cell>
          <table:table-cell office:value-type="string">
            <text:p>Maio</text:p>
          </table:table-cell>
          <table:table-cell office:value-type="string">
            <text:p>Maio</text:p>
          </table:table-cell>
          <table:table-cell office:value-type="float" office:value="3374487">
            <text:p>3374487</text:p>
          </table:table-cell>
        </table:table-row>
        <table:table-row table:style-name="ro1">
          <table:table-cell office:value-type="string">
            <text:p>CV.02</text:p>
          </table:table-cell>
          <table:table-cell table:number-columns-repeated="2" office:value-type="string">
            <text:p>Brava</text:p>
          </table:table-cell>
          <table:table-cell office:value-type="float" office:value="3374832">
            <text:p>3374832</text:p>
          </table:table-cell>
        </table:table-row>
        <table:table-row table:style-name="ro1">
          <table:table-cell office:value-type="string">
            <text:p>CV.01</text:p>
          </table:table-cell>
          <table:table-cell table:number-columns-repeated="2" office:value-type="string">
            <text:p>Boa Vista</text:p>
          </table:table-cell>
          <table:table-cell office:value-type="float" office:value="3374855">
            <text:p>3374855</text:p>
          </table:table-cell>
        </table:table-row>
        <table:table-row table:style-name="ro1">
          <table:table-cell office:value-type="string">
            <text:p>CV.13</text:p>
          </table:table-cell>
          <table:table-cell office:value-type="string">
            <text:p>Mosteiros</text:p>
          </table:table-cell>
          <table:table-cell office:value-type="string">
            <text:p>Mosteiros</text:p>
          </table:table-cell>
          <table:table-cell office:value-type="float" office:value="3411924">
            <text:p>3411924</text:p>
          </table:table-cell>
        </table:table-row>
        <table:table-row table:style-name="ro1">
          <table:table-cell office:value-type="string">
            <text:p>CV.16</text:p>
          </table:table-cell>
          <table:table-cell table:number-columns-repeated="2" office:value-type="string">
            <text:p>Santa Cruz</text:p>
          </table:table-cell>
          <table:table-cell office:value-type="float" office:value="3411925">
            <text:p>3411925</text:p>
          </table:table-cell>
        </table:table-row>
        <table:table-row table:style-name="ro1">
          <table:table-cell office:value-type="string">
            <text:p>CV.17</text:p>
          </table:table-cell>
          <table:table-cell office:value-type="string">
            <text:p>São Domingos</text:p>
          </table:table-cell>
          <table:table-cell office:value-type="string">
            <text:p>Sao Domingos</text:p>
          </table:table-cell>
          <table:table-cell office:value-type="float" office:value="3411926">
            <text:p>3411926</text:p>
          </table:table-cell>
        </table:table-row>
        <table:table-row table:style-name="ro1">
          <table:table-cell office:value-type="string">
            <text:p>CV.18</text:p>
          </table:table-cell>
          <table:table-cell office:value-type="string">
            <text:p>São Filipe</text:p>
          </table:table-cell>
          <table:table-cell office:value-type="string">
            <text:p>Sao Filipe</text:p>
          </table:table-cell>
          <table:table-cell office:value-type="float" office:value="3411927">
            <text:p>3411927</text:p>
          </table:table-cell>
        </table:table-row>
        <table:table-row table:style-name="ro1">
          <table:table-cell office:value-type="string">
            <text:p>CV.19</text:p>
          </table:table-cell>
          <table:table-cell office:value-type="string">
            <text:p>São Miguel</text:p>
          </table:table-cell>
          <table:table-cell office:value-type="string">
            <text:p>Sao Miguel</text:p>
          </table:table-cell>
          <table:table-cell office:value-type="float" office:value="3411928">
            <text:p>3411928</text:p>
          </table:table-cell>
        </table:table-row>
        <table:table-row table:style-name="ro1">
          <table:table-cell office:value-type="string">
            <text:p>CV.21</text:p>
          </table:table-cell>
          <table:table-cell table:number-columns-repeated="2" office:value-type="string">
            <text:p>Porto Novo</text:p>
          </table:table-cell>
          <table:table-cell office:value-type="float" office:value="7602868">
            <text:p>7602868</text:p>
          </table:table-cell>
        </table:table-row>
        <table:table-row table:style-name="ro1">
          <table:table-cell office:value-type="string">
            <text:p>CV.22</text:p>
          </table:table-cell>
          <table:table-cell office:value-type="string">
            <text:p>Ribeira Brava</text:p>
          </table:table-cell>
          <table:table-cell office:value-type="string">
            <text:p>Ribeira Brava</text:p>
          </table:table-cell>
          <table:table-cell office:value-type="float" office:value="7602869">
            <text:p>7602869</text:p>
          </table:table-cell>
        </table:table-row>
        <table:table-row table:style-name="ro1">
          <table:table-cell office:value-type="string">
            <text:p>CV.24</text:p>
          </table:table-cell>
          <table:table-cell office:value-type="string">
            <text:p>Santa Catarina do Fogo</text:p>
          </table:table-cell>
          <table:table-cell office:value-type="string">
            <text:p>Santa Catarina do Fogo</text:p>
          </table:table-cell>
          <table:table-cell office:value-type="float" office:value="7602870">
            <text:p>7602870</text:p>
          </table:table-cell>
        </table:table-row>
        <table:table-row table:style-name="ro1">
          <table:table-cell office:value-type="string">
            <text:p>CV.26</text:p>
          </table:table-cell>
          <table:table-cell office:value-type="string">
            <text:p>São Salvador do Mundo</text:p>
          </table:table-cell>
          <table:table-cell office:value-type="string">
            <text:p>Sao Salvador do Mundo</text:p>
          </table:table-cell>
          <table:table-cell office:value-type="float" office:value="7602871">
            <text:p>7602871</text:p>
          </table:table-cell>
        </table:table-row>
        <table:table-row table:style-name="ro1">
          <table:table-cell office:value-type="string">
            <text:p>CV.27</text:p>
          </table:table-cell>
          <table:table-cell office:value-type="string">
            <text:p>Tarrafal de São Nicolau</text:p>
          </table:table-cell>
          <table:table-cell office:value-type="string">
            <text:p>Tarrafal de Sao Nicolau</text:p>
          </table:table-cell>
          <table:table-cell office:value-type="float" office:value="7602872">
            <text:p>7602872</text:p>
          </table:table-cell>
        </table:table-row>
        <table:table-row table:style-name="ro1">
          <table:table-cell office:value-type="string">
            <text:p>CV.25</text:p>
          </table:table-cell>
          <table:table-cell office:value-type="string">
            <text:p>São Lourenço dos Órgãos</text:p>
          </table:table-cell>
          <table:table-cell office:value-type="string">
            <text:p>Sao Lourenco dos Orgaos</text:p>
          </table:table-cell>
          <table:table-cell office:value-type="float" office:value="7602873">
            <text:p>7602873</text:p>
          </table:table-cell>
        </table:table-row>
        <table:table-row table:style-name="ro1">
          <table:table-cell office:value-type="string">
            <text:p>CV.23</text:p>
          </table:table-cell>
          <table:table-cell office:value-type="string">
            <text:p>Ribeira Grande de Santiago</text:p>
          </table:table-cell>
          <table:table-cell office:value-type="string">
            <text:p>Ribeira Grande de Santiago</text:p>
          </table:table-cell>
          <table:table-cell office:value-type="float" office:value="7603281">
            <text:p>7603281</text:p>
          </table:table-cell>
        </table:table-row>
        <table:table-row table:style-name="ro1">
          <table:table-cell office:value-type="string">
            <text:p>CY.06</text:p>
          </table:table-cell>
          <table:table-cell office:value-type="string">
            <text:p>Pafos</text:p>
          </table:table-cell>
          <table:table-cell office:value-type="string">
            <text:p>Pafos</text:p>
          </table:table-cell>
          <table:table-cell office:value-type="float" office:value="146213">
            <text:p>146213</text:p>
          </table:table-cell>
        </table:table-row>
        <table:table-row table:style-name="ro1">
          <table:table-cell office:value-type="string">
            <text:p>CY.04</text:p>
          </table:table-cell>
          <table:table-cell table:number-columns-repeated="2" office:value-type="string">
            <text:p>Nicosia</text:p>
          </table:table-cell>
          <table:table-cell office:value-type="float" office:value="146267">
            <text:p>146267</text:p>
          </table:table-cell>
        </table:table-row>
        <table:table-row table:style-name="ro1">
          <table:table-cell office:value-type="string">
            <text:p>CY.05</text:p>
          </table:table-cell>
          <table:table-cell table:number-columns-repeated="2" office:value-type="string">
            <text:p>Limassol</text:p>
          </table:table-cell>
          <table:table-cell office:value-type="float" office:value="146383">
            <text:p>146383</text:p>
          </table:table-cell>
        </table:table-row>
        <table:table-row table:style-name="ro1">
          <table:table-cell office:value-type="string">
            <text:p>CY.03</text:p>
          </table:table-cell>
          <table:table-cell office:value-type="string">
            <text:p>Larnaka</text:p>
          </table:table-cell>
          <table:table-cell office:value-type="string">
            <text:p>Larnaka</text:p>
          </table:table-cell>
          <table:table-cell office:value-type="float" office:value="146398">
            <text:p>146398</text:p>
          </table:table-cell>
        </table:table-row>
        <table:table-row table:style-name="ro1">
          <table:table-cell office:value-type="string">
            <text:p>CY.02</text:p>
          </table:table-cell>
          <table:table-cell office:value-type="string">
            <text:p>Keryneia</text:p>
          </table:table-cell>
          <table:table-cell office:value-type="string">
            <text:p>Keryneia</text:p>
          </table:table-cell>
          <table:table-cell office:value-type="float" office:value="146411">
            <text:p>146411</text:p>
          </table:table-cell>
        </table:table-row>
        <table:table-row table:style-name="ro1">
          <table:table-cell office:value-type="string">
            <text:p>CY.01</text:p>
          </table:table-cell>
          <table:table-cell office:value-type="string">
            <text:p>Ammochostos</text:p>
          </table:table-cell>
          <table:table-cell office:value-type="string">
            <text:p>Ammochostos</text:p>
          </table:table-cell>
          <table:table-cell office:value-type="float" office:value="146615">
            <text:p>146615</text:p>
          </table:table-cell>
        </table:table-row>
        <table:table-row table:style-name="ro1">
          <table:table-cell office:value-type="string">
            <text:p>CZ.52</text:p>
          </table:table-cell>
          <table:table-cell table:number-columns-repeated="2" office:value-type="string">
            <text:p>Prague</text:p>
          </table:table-cell>
          <table:table-cell office:value-type="float" office:value="3067695">
            <text:p>3067695</text:p>
          </table:table-cell>
        </table:table-row>
        <table:table-row table:style-name="ro1">
          <table:table-cell office:value-type="string">
            <text:p>CZ.78</text:p>
          </table:table-cell>
          <table:table-cell table:number-columns-repeated="2" office:value-type="string">
            <text:p>South Moravian</text:p>
          </table:table-cell>
          <table:table-cell office:value-type="float" office:value="3339536">
            <text:p>3339536</text:p>
          </table:table-cell>
        </table:table-row>
        <table:table-row table:style-name="ro1">
          <table:table-cell office:value-type="string">
            <text:p>CZ.79</text:p>
          </table:table-cell>
          <table:table-cell office:value-type="string">
            <text:p>Jihočeský kraj</text:p>
          </table:table-cell>
          <table:table-cell office:value-type="string">
            <text:p>Jihocesky kraj</text:p>
          </table:table-cell>
          <table:table-cell office:value-type="float" office:value="3339537">
            <text:p>3339537</text:p>
          </table:table-cell>
        </table:table-row>
        <table:table-row table:style-name="ro1">
          <table:table-cell office:value-type="string">
            <text:p>CZ.80</text:p>
          </table:table-cell>
          <table:table-cell office:value-type="string">
            <text:p>Vysočina</text:p>
          </table:table-cell>
          <table:table-cell office:value-type="string">
            <text:p>Vysocina</text:p>
          </table:table-cell>
          <table:table-cell office:value-type="float" office:value="3339538">
            <text:p>3339538</text:p>
          </table:table-cell>
        </table:table-row>
        <table:table-row table:style-name="ro1">
          <table:table-cell office:value-type="string">
            <text:p>CZ.81</text:p>
          </table:table-cell>
          <table:table-cell office:value-type="string">
            <text:p>Karlovarský kraj</text:p>
          </table:table-cell>
          <table:table-cell office:value-type="string">
            <text:p>Karlovarsky kraj</text:p>
          </table:table-cell>
          <table:table-cell office:value-type="float" office:value="3339539">
            <text:p>3339539</text:p>
          </table:table-cell>
        </table:table-row>
        <table:table-row table:style-name="ro1">
          <table:table-cell office:value-type="string">
            <text:p>CZ.82</text:p>
          </table:table-cell>
          <table:table-cell office:value-type="string">
            <text:p>Královéhradecký kraj</text:p>
          </table:table-cell>
          <table:table-cell office:value-type="string">
            <text:p>Kralovehradecky kraj</text:p>
          </table:table-cell>
          <table:table-cell office:value-type="float" office:value="3339540">
            <text:p>3339540</text:p>
          </table:table-cell>
        </table:table-row>
        <table:table-row table:style-name="ro1">
          <table:table-cell office:value-type="string">
            <text:p>CZ.83</text:p>
          </table:table-cell>
          <table:table-cell office:value-type="string">
            <text:p>Liberecký kraj</text:p>
          </table:table-cell>
          <table:table-cell office:value-type="string">
            <text:p>Liberecky kraj</text:p>
          </table:table-cell>
          <table:table-cell office:value-type="float" office:value="3339541">
            <text:p>3339541</text:p>
          </table:table-cell>
        </table:table-row>
        <table:table-row table:style-name="ro1">
          <table:table-cell office:value-type="string">
            <text:p>CZ.84</text:p>
          </table:table-cell>
          <table:table-cell office:value-type="string">
            <text:p>Olomoucký</text:p>
          </table:table-cell>
          <table:table-cell office:value-type="string">
            <text:p>Olomoucky</text:p>
          </table:table-cell>
          <table:table-cell office:value-type="float" office:value="3339542">
            <text:p>3339542</text:p>
          </table:table-cell>
        </table:table-row>
        <table:table-row table:style-name="ro1">
          <table:table-cell office:value-type="string">
            <text:p>CZ.85</text:p>
          </table:table-cell>
          <table:table-cell office:value-type="string">
            <text:p>Moravskoslezský</text:p>
          </table:table-cell>
          <table:table-cell office:value-type="string">
            <text:p>Moravskoslezsky</text:p>
          </table:table-cell>
          <table:table-cell office:value-type="float" office:value="3339573">
            <text:p>3339573</text:p>
          </table:table-cell>
        </table:table-row>
        <table:table-row table:style-name="ro1">
          <table:table-cell office:value-type="string">
            <text:p>CZ.86</text:p>
          </table:table-cell>
          <table:table-cell office:value-type="string">
            <text:p>Pardubický</text:p>
          </table:table-cell>
          <table:table-cell office:value-type="string">
            <text:p>Pardubicky</text:p>
          </table:table-cell>
          <table:table-cell office:value-type="float" office:value="3339574">
            <text:p>3339574</text:p>
          </table:table-cell>
        </table:table-row>
        <table:table-row table:style-name="ro1">
          <table:table-cell office:value-type="string">
            <text:p>CZ.87</text:p>
          </table:table-cell>
          <table:table-cell office:value-type="string">
            <text:p>Plzeň Region</text:p>
          </table:table-cell>
          <table:table-cell office:value-type="string">
            <text:p>Plzen Region</text:p>
          </table:table-cell>
          <table:table-cell office:value-type="float" office:value="3339575">
            <text:p>3339575</text:p>
          </table:table-cell>
        </table:table-row>
        <table:table-row table:style-name="ro1">
          <table:table-cell office:value-type="string">
            <text:p>CZ.88</text:p>
          </table:table-cell>
          <table:table-cell table:number-columns-repeated="2" office:value-type="string">
            <text:p>Central Bohemia</text:p>
          </table:table-cell>
          <table:table-cell office:value-type="float" office:value="3339576">
            <text:p>3339576</text:p>
          </table:table-cell>
        </table:table-row>
        <table:table-row table:style-name="ro1">
          <table:table-cell office:value-type="string">
            <text:p>CZ.89</text:p>
          </table:table-cell>
          <table:table-cell office:value-type="string">
            <text:p>Ústecký kraj</text:p>
          </table:table-cell>
          <table:table-cell office:value-type="string">
            <text:p>Ustecky kraj</text:p>
          </table:table-cell>
          <table:table-cell office:value-type="float" office:value="3339577">
            <text:p>3339577</text:p>
          </table:table-cell>
        </table:table-row>
        <table:table-row table:style-name="ro1">
          <table:table-cell office:value-type="string">
            <text:p>CZ.90</text:p>
          </table:table-cell>
          <table:table-cell office:value-type="string">
            <text:p>Zlín</text:p>
          </table:table-cell>
          <table:table-cell office:value-type="string">
            <text:p>Zlin</text:p>
          </table:table-cell>
          <table:table-cell office:value-type="float" office:value="3339578">
            <text:p>3339578</text:p>
          </table:table-cell>
        </table:table-row>
        <table:table-row table:style-name="ro1">
          <table:table-cell office:value-type="string">
            <text:p>DE.15</text:p>
          </table:table-cell>
          <table:table-cell table:number-columns-repeated="2" office:value-type="string">
            <text:p>Thuringia</text:p>
          </table:table-cell>
          <table:table-cell office:value-type="float" office:value="2822542">
            <text:p>2822542</text:p>
          </table:table-cell>
        </table:table-row>
        <table:table-row table:style-name="ro1">
          <table:table-cell office:value-type="string">
            <text:p>DE.10</text:p>
          </table:table-cell>
          <table:table-cell table:number-columns-repeated="2" office:value-type="string">
            <text:p>Schleswig-Holstein</text:p>
          </table:table-cell>
          <table:table-cell office:value-type="float" office:value="2838632">
            <text:p>2838632</text:p>
          </table:table-cell>
        </table:table-row>
        <table:table-row table:style-name="ro1">
          <table:table-cell office:value-type="string">
            <text:p>DE.14</text:p>
          </table:table-cell>
          <table:table-cell table:number-columns-repeated="2" office:value-type="string">
            <text:p>Saxony-Anhalt</text:p>
          </table:table-cell>
          <table:table-cell office:value-type="float" office:value="2842565">
            <text:p>2842565</text:p>
          </table:table-cell>
        </table:table-row>
        <table:table-row table:style-name="ro1">
          <table:table-cell office:value-type="string">
            <text:p>DE.13</text:p>
          </table:table-cell>
          <table:table-cell table:number-columns-repeated="2" office:value-type="string">
            <text:p>Saxony</text:p>
          </table:table-cell>
          <table:table-cell office:value-type="float" office:value="2842566">
            <text:p>2842566</text:p>
          </table:table-cell>
        </table:table-row>
        <table:table-row table:style-name="ro1">
          <table:table-cell office:value-type="string">
            <text:p>DE.09</text:p>
          </table:table-cell>
          <table:table-cell table:number-columns-repeated="2" office:value-type="string">
            <text:p>Saarland</text:p>
          </table:table-cell>
          <table:table-cell office:value-type="float" office:value="2842635">
            <text:p>2842635</text:p>
          </table:table-cell>
        </table:table-row>
        <table:table-row table:style-name="ro1">
          <table:table-cell office:value-type="string">
            <text:p>DE.08</text:p>
          </table:table-cell>
          <table:table-cell table:number-columns-repeated="2" office:value-type="string">
            <text:p>Rheinland-Pfalz</text:p>
          </table:table-cell>
          <table:table-cell office:value-type="float" office:value="2847618">
            <text:p>2847618</text:p>
          </table:table-cell>
        </table:table-row>
        <table:table-row table:style-name="ro1">
          <table:table-cell office:value-type="string">
            <text:p>DE.07</text:p>
          </table:table-cell>
          <table:table-cell table:number-columns-repeated="2" office:value-type="string">
            <text:p>North Rhine-Westphalia</text:p>
          </table:table-cell>
          <table:table-cell office:value-type="float" office:value="2861876">
            <text:p>2861876</text:p>
          </table:table-cell>
        </table:table-row>
        <table:table-row table:style-name="ro1">
          <table:table-cell office:value-type="string">
            <text:p>DE.06</text:p>
          </table:table-cell>
          <table:table-cell table:number-columns-repeated="2" office:value-type="string">
            <text:p>Lower Saxony</text:p>
          </table:table-cell>
          <table:table-cell office:value-type="float" office:value="2862926">
            <text:p>2862926</text:p>
          </table:table-cell>
        </table:table-row>
        <table:table-row table:style-name="ro1">
          <table:table-cell office:value-type="string">
            <text:p>DE.12</text:p>
          </table:table-cell>
          <table:table-cell office:value-type="string">
            <text:p>Mecklenburg-Vorpommern</text:p>
          </table:table-cell>
          <table:table-cell office:value-type="string">
            <text:p>Mecklenburg-Vorpommern</text:p>
          </table:table-cell>
          <table:table-cell office:value-type="float" office:value="2872567">
            <text:p>2872567</text:p>
          </table:table-cell>
        </table:table-row>
        <table:table-row table:style-name="ro1">
          <table:table-cell office:value-type="string">
            <text:p>DE.05</text:p>
          </table:table-cell>
          <table:table-cell table:number-columns-repeated="2" office:value-type="string">
            <text:p>Hesse</text:p>
          </table:table-cell>
          <table:table-cell office:value-type="float" office:value="2905330">
            <text:p>2905330</text:p>
          </table:table-cell>
        </table:table-row>
        <table:table-row table:style-name="ro1">
          <table:table-cell office:value-type="string">
            <text:p>DE.04</text:p>
          </table:table-cell>
          <table:table-cell table:number-columns-repeated="2" office:value-type="string">
            <text:p>Hamburg</text:p>
          </table:table-cell>
          <table:table-cell office:value-type="float" office:value="2911297">
            <text:p>2911297</text:p>
          </table:table-cell>
        </table:table-row>
        <table:table-row table:style-name="ro1">
          <table:table-cell office:value-type="string">
            <text:p>DE.03</text:p>
          </table:table-cell>
          <table:table-cell table:number-columns-repeated="2" office:value-type="string">
            <text:p>Bremen</text:p>
          </table:table-cell>
          <table:table-cell office:value-type="float" office:value="2944387">
            <text:p>2944387</text:p>
          </table:table-cell>
        </table:table-row>
        <table:table-row table:style-name="ro1">
          <table:table-cell office:value-type="string">
            <text:p>DE.11</text:p>
          </table:table-cell>
          <table:table-cell table:number-columns-repeated="2" office:value-type="string">
            <text:p>Brandenburg</text:p>
          </table:table-cell>
          <table:table-cell office:value-type="float" office:value="2945356">
            <text:p>2945356</text:p>
          </table:table-cell>
        </table:table-row>
        <table:table-row table:style-name="ro1">
          <table:table-cell office:value-type="string">
            <text:p>DE.16</text:p>
          </table:table-cell>
          <table:table-cell table:number-columns-repeated="2" office:value-type="string">
            <text:p>Berlin</text:p>
          </table:table-cell>
          <table:table-cell office:value-type="float" office:value="2950157">
            <text:p>2950157</text:p>
          </table:table-cell>
        </table:table-row>
        <table:table-row table:style-name="ro1">
          <table:table-cell office:value-type="string">
            <text:p>DE.02</text:p>
          </table:table-cell>
          <table:table-cell table:number-columns-repeated="2" office:value-type="string">
            <text:p>Bavaria</text:p>
          </table:table-cell>
          <table:table-cell office:value-type="float" office:value="2951839">
            <text:p>2951839</text:p>
          </table:table-cell>
        </table:table-row>
        <table:table-row table:style-name="ro1">
          <table:table-cell office:value-type="string">
            <text:p>DE.01</text:p>
          </table:table-cell>
          <table:table-cell table:number-columns-repeated="2" office:value-type="string">
            <text:p>Baden-Wurttemberg</text:p>
          </table:table-cell>
          <table:table-cell office:value-type="float" office:value="2953481">
            <text:p>2953481</text:p>
          </table:table-cell>
        </table:table-row>
        <table:table-row table:style-name="ro1">
          <table:table-cell office:value-type="string">
            <text:p>DJ.05</text:p>
          </table:table-cell>
          <table:table-cell office:value-type="string">
            <text:p>Tadjourah</text:p>
          </table:table-cell>
          <table:table-cell office:value-type="string">
            <text:p>Tadjourah</text:p>
          </table:table-cell>
          <table:table-cell office:value-type="float" office:value="220781">
            <text:p>220781</text:p>
          </table:table-cell>
        </table:table-row>
        <table:table-row table:style-name="ro1">
          <table:table-cell office:value-type="string">
            <text:p>DJ.04</text:p>
          </table:table-cell>
          <table:table-cell office:value-type="string">
            <text:p>Obock</text:p>
          </table:table-cell>
          <table:table-cell office:value-type="string">
            <text:p>Obock</text:p>
          </table:table-cell>
          <table:table-cell office:value-type="float" office:value="221525">
            <text:p>221525</text:p>
          </table:table-cell>
        </table:table-row>
        <table:table-row table:style-name="ro1">
          <table:table-cell office:value-type="string">
            <text:p>DJ.07</text:p>
          </table:table-cell>
          <table:table-cell table:number-columns-repeated="2" office:value-type="string">
            <text:p>Djibouti</text:p>
          </table:table-cell>
          <table:table-cell office:value-type="float" office:value="223818">
            <text:p>223818</text:p>
          </table:table-cell>
        </table:table-row>
        <table:table-row table:style-name="ro1">
          <table:table-cell office:value-type="string">
            <text:p>DJ.06</text:p>
          </table:table-cell>
          <table:table-cell office:value-type="string">
            <text:p>Dikhil</text:p>
          </table:table-cell>
          <table:table-cell office:value-type="string">
            <text:p>Dikhil</text:p>
          </table:table-cell>
          <table:table-cell office:value-type="float" office:value="223889">
            <text:p>223889</text:p>
          </table:table-cell>
        </table:table-row>
        <table:table-row table:style-name="ro1">
          <table:table-cell office:value-type="string">
            <text:p>DJ.01</text:p>
          </table:table-cell>
          <table:table-cell office:value-type="string">
            <text:p>Ali Sabieh</text:p>
          </table:table-cell>
          <table:table-cell office:value-type="string">
            <text:p>Ali Sabieh</text:p>
          </table:table-cell>
          <table:table-cell office:value-type="float" office:value="225282">
            <text:p>225282</text:p>
          </table:table-cell>
        </table:table-row>
        <table:table-row table:style-name="ro1">
          <table:table-cell office:value-type="string">
            <text:p>DJ.08</text:p>
          </table:table-cell>
          <table:table-cell office:value-type="string">
            <text:p>Arta</text:p>
          </table:table-cell>
          <table:table-cell office:value-type="string">
            <text:p>Arta</text:p>
          </table:table-cell>
          <table:table-cell office:value-type="float" office:value="449265">
            <text:p>449265</text:p>
          </table:table-cell>
        </table:table-row>
        <table:table-row table:style-name="ro1">
          <table:table-cell office:value-type="string">
            <text:p>DK.17</text:p>
          </table:table-cell>
          <table:table-cell table:number-columns-repeated="2" office:value-type="string">
            <text:p>Capital Region</text:p>
          </table:table-cell>
          <table:table-cell office:value-type="float" office:value="6418538">
            <text:p>6418538</text:p>
          </table:table-cell>
        </table:table-row>
        <table:table-row table:style-name="ro1">
          <table:table-cell office:value-type="string">
            <text:p>DK.18</text:p>
          </table:table-cell>
          <table:table-cell table:number-columns-repeated="2" office:value-type="string">
            <text:p>Central Jutland</text:p>
          </table:table-cell>
          <table:table-cell office:value-type="float" office:value="6418539">
            <text:p>6418539</text:p>
          </table:table-cell>
        </table:table-row>
        <table:table-row table:style-name="ro1">
          <table:table-cell office:value-type="string">
            <text:p>DK.19</text:p>
          </table:table-cell>
          <table:table-cell table:number-columns-repeated="2" office:value-type="string">
            <text:p>North Denmark</text:p>
          </table:table-cell>
          <table:table-cell office:value-type="float" office:value="6418540">
            <text:p>6418540</text:p>
          </table:table-cell>
        </table:table-row>
        <table:table-row table:style-name="ro1">
          <table:table-cell office:value-type="string">
            <text:p>DK.20</text:p>
          </table:table-cell>
          <table:table-cell table:number-columns-repeated="2" office:value-type="string">
            <text:p>Zealand</text:p>
          </table:table-cell>
          <table:table-cell office:value-type="float" office:value="6418541">
            <text:p>6418541</text:p>
          </table:table-cell>
        </table:table-row>
        <table:table-row table:style-name="ro1">
          <table:table-cell office:value-type="string">
            <text:p>DK.21</text:p>
          </table:table-cell>
          <table:table-cell table:number-columns-repeated="2" office:value-type="string">
            <text:p>South Denmark</text:p>
          </table:table-cell>
          <table:table-cell office:value-type="float" office:value="6418542">
            <text:p>6418542</text:p>
          </table:table-cell>
        </table:table-row>
        <table:table-row table:style-name="ro1">
          <table:table-cell office:value-type="string">
            <text:p>DM.11</text:p>
          </table:table-cell>
          <table:table-cell table:number-columns-repeated="2" office:value-type="string">
            <text:p>Saint Peter Parish</text:p>
          </table:table-cell>
          <table:table-cell office:value-type="float" office:value="3575618">
            <text:p>3575618</text:p>
          </table:table-cell>
        </table:table-row>
        <table:table-row table:style-name="ro1">
          <table:table-cell office:value-type="string">
            <text:p>DM.10</text:p>
          </table:table-cell>
          <table:table-cell table:number-columns-repeated="2" office:value-type="string">
            <text:p>Saint Paul Parish</text:p>
          </table:table-cell>
          <table:table-cell office:value-type="float" office:value="3575619">
            <text:p>3575619</text:p>
          </table:table-cell>
        </table:table-row>
        <table:table-row table:style-name="ro1">
          <table:table-cell office:value-type="string">
            <text:p>DM.09</text:p>
          </table:table-cell>
          <table:table-cell table:number-columns-repeated="2" office:value-type="string">
            <text:p>Saint Patrick Parish</text:p>
          </table:table-cell>
          <table:table-cell office:value-type="float" office:value="3575620">
            <text:p>3575620</text:p>
          </table:table-cell>
        </table:table-row>
        <table:table-row table:style-name="ro1">
          <table:table-cell office:value-type="string">
            <text:p>DM.08</text:p>
          </table:table-cell>
          <table:table-cell table:number-columns-repeated="2" office:value-type="string">
            <text:p>Saint Mark Parish</text:p>
          </table:table-cell>
          <table:table-cell office:value-type="float" office:value="3575621">
            <text:p>3575621</text:p>
          </table:table-cell>
        </table:table-row>
        <table:table-row table:style-name="ro1">
          <table:table-cell office:value-type="string">
            <text:p>DM.07</text:p>
          </table:table-cell>
          <table:table-cell table:number-columns-repeated="2" office:value-type="string">
            <text:p>Saint Luke Parish</text:p>
          </table:table-cell>
          <table:table-cell office:value-type="float" office:value="3575622">
            <text:p>3575622</text:p>
          </table:table-cell>
        </table:table-row>
        <table:table-row table:style-name="ro1">
          <table:table-cell office:value-type="string">
            <text:p>DM.06</text:p>
          </table:table-cell>
          <table:table-cell table:number-columns-repeated="2" office:value-type="string">
            <text:p>Saint Joseph Parish</text:p>
          </table:table-cell>
          <table:table-cell office:value-type="float" office:value="3575625">
            <text:p>3575625</text:p>
          </table:table-cell>
        </table:table-row>
        <table:table-row table:style-name="ro1">
          <table:table-cell office:value-type="string">
            <text:p>DM.05</text:p>
          </table:table-cell>
          <table:table-cell table:number-columns-repeated="2" office:value-type="string">
            <text:p>Saint John Parish</text:p>
          </table:table-cell>
          <table:table-cell office:value-type="float" office:value="3575626">
            <text:p>3575626</text:p>
          </table:table-cell>
        </table:table-row>
        <table:table-row table:style-name="ro1">
          <table:table-cell office:value-type="string">
            <text:p>DM.04</text:p>
          </table:table-cell>
          <table:table-cell table:number-columns-repeated="2" office:value-type="string">
            <text:p>Saint George Parish</text:p>
          </table:table-cell>
          <table:table-cell office:value-type="float" office:value="3575628">
            <text:p>3575628</text:p>
          </table:table-cell>
        </table:table-row>
        <table:table-row table:style-name="ro1">
          <table:table-cell office:value-type="string">
            <text:p>DM.03</text:p>
          </table:table-cell>
          <table:table-cell table:number-columns-repeated="2" office:value-type="string">
            <text:p>Saint David Parish</text:p>
          </table:table-cell>
          <table:table-cell office:value-type="float" office:value="3575630">
            <text:p>3575630</text:p>
          </table:table-cell>
        </table:table-row>
        <table:table-row table:style-name="ro1">
          <table:table-cell office:value-type="string">
            <text:p>DM.02</text:p>
          </table:table-cell>
          <table:table-cell table:number-columns-repeated="2" office:value-type="string">
            <text:p>Saint Andrew Parish</text:p>
          </table:table-cell>
          <table:table-cell office:value-type="float" office:value="3575632">
            <text:p>3575632</text:p>
          </table:table-cell>
        </table:table-row>
        <table:table-row table:style-name="ro1">
          <table:table-cell office:value-type="string">
            <text:p>DO.27</text:p>
          </table:table-cell>
          <table:table-cell table:number-columns-repeated="2" office:value-type="string">
            <text:p>Valverde Province</text:p>
          </table:table-cell>
          <table:table-cell office:value-type="float" office:value="3492112">
            <text:p>3492112</text:p>
          </table:table-cell>
        </table:table-row>
        <table:table-row table:style-name="ro1">
          <table:table-cell office:value-type="string">
            <text:p>DO.26</text:p>
          </table:table-cell>
          <table:table-cell office:value-type="string">
            <text:p>Santiago Rodríguez</text:p>
          </table:table-cell>
          <table:table-cell office:value-type="string">
            <text:p>Santiago Rodriguez</text:p>
          </table:table-cell>
          <table:table-cell office:value-type="float" office:value="3492912">
            <text:p>3492912</text:p>
          </table:table-cell>
        </table:table-row>
        <table:table-row table:style-name="ro1">
          <table:table-cell office:value-type="string">
            <text:p>DO.25</text:p>
          </table:table-cell>
          <table:table-cell table:number-columns-repeated="2" office:value-type="string">
            <text:p>Santiago Province</text:p>
          </table:table-cell>
          <table:table-cell office:value-type="float" office:value="3492918">
            <text:p>3492918</text:p>
          </table:table-cell>
        </table:table-row>
        <table:table-row table:style-name="ro1">
          <table:table-cell office:value-type="string">
            <text:p>DO.24</text:p>
          </table:table-cell>
          <table:table-cell office:value-type="string">
            <text:p>San Pedro de Macorís</text:p>
          </table:table-cell>
          <table:table-cell office:value-type="string">
            <text:p>San Pedro de Macoris</text:p>
          </table:table-cell>
          <table:table-cell office:value-type="float" office:value="3493031">
            <text:p>3493031</text:p>
          </table:table-cell>
        </table:table-row>
        <table:table-row table:style-name="ro1">
          <table:table-cell office:value-type="string">
            <text:p>DO.23</text:p>
          </table:table-cell>
          <table:table-cell table:number-columns-repeated="2" office:value-type="string">
            <text:p>San Juan Province</text:p>
          </table:table-cell>
          <table:table-cell office:value-type="float" office:value="3493091">
            <text:p>3493091</text:p>
          </table:table-cell>
        </table:table-row>
        <table:table-row table:style-name="ro1">
          <table:table-cell office:value-type="string">
            <text:p>DO.33</text:p>
          </table:table-cell>
          <table:table-cell office:value-type="string">
            <text:p>San Cristóbal</text:p>
          </table:table-cell>
          <table:table-cell office:value-type="string">
            <text:p>San Cristobal</text:p>
          </table:table-cell>
          <table:table-cell office:value-type="float" office:value="3493186">
            <text:p>3493186</text:p>
          </table:table-cell>
        </table:table-row>
        <table:table-row table:style-name="ro1">
          <table:table-cell office:value-type="string">
            <text:p>DO.21</text:p>
          </table:table-cell>
          <table:table-cell office:value-type="string">
            <text:p>Sánchez Ramírez</text:p>
          </table:table-cell>
          <table:table-cell office:value-type="string">
            <text:p>Sanchez Ramirez</text:p>
          </table:table-cell>
          <table:table-cell office:value-type="float" office:value="3493192">
            <text:p>3493192</text:p>
          </table:table-cell>
        </table:table-row>
        <table:table-row table:style-name="ro1">
          <table:table-cell office:value-type="string">
            <text:p>DO.20</text:p>
          </table:table-cell>
          <table:table-cell office:value-type="string">
            <text:p>Samaná</text:p>
          </table:table-cell>
          <table:table-cell office:value-type="string">
            <text:p>Samana</text:p>
          </table:table-cell>
          <table:table-cell office:value-type="float" office:value="3493232">
            <text:p>3493232</text:p>
          </table:table-cell>
        </table:table-row>
        <table:table-row table:style-name="ro1">
          <table:table-cell office:value-type="string">
            <text:p>DO.19</text:p>
          </table:table-cell>
          <table:table-cell office:value-type="string">
            <text:p>Hermanas Mirabal</text:p>
          </table:table-cell>
          <table:table-cell office:value-type="string">
            <text:p>Hermanas Mirabal</text:p>
          </table:table-cell>
          <table:table-cell office:value-type="float" office:value="3493282">
            <text:p>3493282</text:p>
          </table:table-cell>
        </table:table-row>
        <table:table-row table:style-name="ro1">
          <table:table-cell office:value-type="string">
            <text:p>DO.18</text:p>
          </table:table-cell>
          <table:table-cell table:number-columns-repeated="2" office:value-type="string">
            <text:p>Puerto Plata</text:p>
          </table:table-cell>
          <table:table-cell office:value-type="float" office:value="3494267">
            <text:p>3494267</text:p>
          </table:table-cell>
        </table:table-row>
        <table:table-row table:style-name="ro1">
          <table:table-cell office:value-type="string">
            <text:p>DO.35</text:p>
          </table:table-cell>
          <table:table-cell office:value-type="string">
            <text:p>Peravia</text:p>
          </table:table-cell>
          <table:table-cell office:value-type="string">
            <text:p>Peravia</text:p>
          </table:table-cell>
          <table:table-cell office:value-type="float" office:value="3495015">
            <text:p>3495015</text:p>
          </table:table-cell>
        </table:table-row>
        <table:table-row table:style-name="ro1">
          <table:table-cell office:value-type="string">
            <text:p>DO.16</text:p>
          </table:table-cell>
          <table:table-cell office:value-type="string">
            <text:p>Pedernales Province</text:p>
          </table:table-cell>
          <table:table-cell office:value-type="string">
            <text:p>Pedernales Province</text:p>
          </table:table-cell>
          <table:table-cell office:value-type="float" office:value="3495136">
            <text:p>3495136</text:p>
          </table:table-cell>
        </table:table-row>
        <table:table-row table:style-name="ro1">
          <table:table-cell office:value-type="string">
            <text:p>DO.34</text:p>
          </table:table-cell>
          <table:table-cell table:number-columns-repeated="2" office:value-type="string">
            <text:p>Nacional</text:p>
          </table:table-cell>
          <table:table-cell office:value-type="float" office:value="3496024">
            <text:p>3496024</text:p>
          </table:table-cell>
        </table:table-row>
        <table:table-row table:style-name="ro1">
          <table:table-cell office:value-type="string">
            <text:p>DO.32</text:p>
          </table:table-cell>
          <table:table-cell table:number-columns-repeated="2" office:value-type="string">
            <text:p>Monte Plata Province</text:p>
          </table:table-cell>
          <table:table-cell office:value-type="float" office:value="3496132">
            <text:p>3496132</text:p>
          </table:table-cell>
        </table:table-row>
        <table:table-row table:style-name="ro1">
          <table:table-cell office:value-type="string">
            <text:p>DO.15</text:p>
          </table:table-cell>
          <table:table-cell table:number-columns-repeated="2" office:value-type="string">
            <text:p>Monte Cristi Province</text:p>
          </table:table-cell>
          <table:table-cell office:value-type="float" office:value="3496200">
            <text:p>3496200</text:p>
          </table:table-cell>
        </table:table-row>
        <table:table-row table:style-name="ro1">
          <table:table-cell office:value-type="string">
            <text:p>DO.31</text:p>
          </table:table-cell>
          <table:table-cell office:value-type="string">
            <text:p>Monseñor Nouel</text:p>
          </table:table-cell>
          <table:table-cell office:value-type="string">
            <text:p>Monsenor Nouel</text:p>
          </table:table-cell>
          <table:table-cell office:value-type="float" office:value="3496274">
            <text:p>3496274</text:p>
          </table:table-cell>
        </table:table-row>
        <table:table-row table:style-name="ro1">
          <table:table-cell office:value-type="string">
            <text:p>DO.14</text:p>
          </table:table-cell>
          <table:table-cell office:value-type="string">
            <text:p>María Trinidad Sánchez</text:p>
          </table:table-cell>
          <table:table-cell office:value-type="string">
            <text:p>Maria Trinidad Sanchez</text:p>
          </table:table-cell>
          <table:table-cell office:value-type="float" office:value="3496772">
            <text:p>3496772</text:p>
          </table:table-cell>
        </table:table-row>
        <table:table-row table:style-name="ro1">
          <table:table-cell office:value-type="string">
            <text:p>DO.30</text:p>
          </table:table-cell>
          <table:table-cell table:number-columns-repeated="2" office:value-type="string">
            <text:p>La Vega</text:p>
          </table:table-cell>
          <table:table-cell office:value-type="float" office:value="3499977">
            <text:p>3499977</text:p>
          </table:table-cell>
        </table:table-row>
        <table:table-row table:style-name="ro1">
          <table:table-cell office:value-type="string">
            <text:p>DO.12</text:p>
          </table:table-cell>
          <table:table-cell table:number-columns-repeated="2" office:value-type="string">
            <text:p>La Romana</text:p>
          </table:table-cell>
          <table:table-cell office:value-type="float" office:value="3500955">
            <text:p>3500955</text:p>
          </table:table-cell>
        </table:table-row>
        <table:table-row table:style-name="ro1">
          <table:table-cell office:value-type="string">
            <text:p>DO.10</text:p>
          </table:table-cell>
          <table:table-cell table:number-columns-repeated="2" office:value-type="string">
            <text:p>La Altagracia Province</text:p>
          </table:table-cell>
          <table:table-cell office:value-type="float" office:value="3503706">
            <text:p>3503706</text:p>
          </table:table-cell>
        </table:table-row>
        <table:table-row table:style-name="ro1">
          <table:table-cell office:value-type="string">
            <text:p>DO.09</text:p>
          </table:table-cell>
          <table:table-cell office:value-type="string">
            <text:p>Independencia</text:p>
          </table:table-cell>
          <table:table-cell office:value-type="string">
            <text:p>Independencia</text:p>
          </table:table-cell>
          <table:table-cell office:value-type="float" office:value="3504326">
            <text:p>3504326</text:p>
          </table:table-cell>
        </table:table-row>
        <table:table-row table:style-name="ro1">
          <table:table-cell office:value-type="string">
            <text:p>DO.29</text:p>
          </table:table-cell>
          <table:table-cell office:value-type="string">
            <text:p>Hato Mayor Province</text:p>
          </table:table-cell>
          <table:table-cell office:value-type="string">
            <text:p>Hato Mayor Province</text:p>
          </table:table-cell>
          <table:table-cell office:value-type="float" office:value="3504766">
            <text:p>3504766</text:p>
          </table:table-cell>
        </table:table-row>
        <table:table-row table:style-name="ro1">
          <table:table-cell office:value-type="string">
            <text:p>DO.08</text:p>
          </table:table-cell>
          <table:table-cell office:value-type="string">
            <text:p>Espaillat Province</text:p>
          </table:table-cell>
          <table:table-cell office:value-type="string">
            <text:p>Espaillat Province</text:p>
          </table:table-cell>
          <table:table-cell office:value-type="float" office:value="3505867">
            <text:p>3505867</text:p>
          </table:table-cell>
        </table:table-row>
        <table:table-row table:style-name="ro1">
          <table:table-cell office:value-type="string">
            <text:p>DO.28</text:p>
          </table:table-cell>
          <table:table-cell office:value-type="string">
            <text:p>El Seíbo</text:p>
          </table:table-cell>
          <table:table-cell office:value-type="string">
            <text:p>El Seibo</text:p>
          </table:table-cell>
          <table:table-cell office:value-type="float" office:value="3506189">
            <text:p>3506189</text:p>
          </table:table-cell>
        </table:table-row>
        <table:table-row table:style-name="ro1">
          <table:table-cell office:value-type="string">
            <text:p>DO.11</text:p>
          </table:table-cell>
          <table:table-cell office:value-type="string">
            <text:p>Elías Piña</text:p>
          </table:table-cell>
          <table:table-cell office:value-type="string">
            <text:p>Elias Pina</text:p>
          </table:table-cell>
          <table:table-cell office:value-type="float" office:value="3507269">
            <text:p>3507269</text:p>
          </table:table-cell>
        </table:table-row>
        <table:table-row table:style-name="ro1">
          <table:table-cell office:value-type="string">
            <text:p>DO.06</text:p>
          </table:table-cell>
          <table:table-cell table:number-columns-repeated="2" office:value-type="string">
            <text:p>Duarte Province</text:p>
          </table:table-cell>
          <table:table-cell office:value-type="float" office:value="3508718">
            <text:p>3508718</text:p>
          </table:table-cell>
        </table:table-row>
        <table:table-row table:style-name="ro1">
          <table:table-cell office:value-type="string">
            <text:p>DO.04</text:p>
          </table:table-cell>
          <table:table-cell office:value-type="string">
            <text:p>Dajabón</text:p>
          </table:table-cell>
          <table:table-cell office:value-type="string">
            <text:p>Dajabon</text:p>
          </table:table-cell>
          <table:table-cell office:value-type="float" office:value="3508951">
            <text:p>3508951</text:p>
          </table:table-cell>
        </table:table-row>
        <table:table-row table:style-name="ro1">
          <table:table-cell office:value-type="string">
            <text:p>DO.03</text:p>
          </table:table-cell>
          <table:table-cell office:value-type="string">
            <text:p>Barahona Province</text:p>
          </table:table-cell>
          <table:table-cell office:value-type="string">
            <text:p>Barahona Province</text:p>
          </table:table-cell>
          <table:table-cell office:value-type="float" office:value="3512042">
            <text:p>3512042</text:p>
          </table:table-cell>
        </table:table-row>
        <table:table-row table:style-name="ro1">
          <table:table-cell office:value-type="string">
            <text:p>DO.02</text:p>
          </table:table-cell>
          <table:table-cell office:value-type="string">
            <text:p>Baoruco Province</text:p>
          </table:table-cell>
          <table:table-cell office:value-type="string">
            <text:p>Baoruco Province</text:p>
          </table:table-cell>
          <table:table-cell office:value-type="float" office:value="3512050">
            <text:p>3512050</text:p>
          </table:table-cell>
        </table:table-row>
        <table:table-row table:style-name="ro1">
          <table:table-cell office:value-type="string">
            <text:p>DO.01</text:p>
          </table:table-cell>
          <table:table-cell office:value-type="string">
            <text:p>Azua Province</text:p>
          </table:table-cell>
          <table:table-cell office:value-type="string">
            <text:p>Azua Province</text:p>
          </table:table-cell>
          <table:table-cell office:value-type="float" office:value="3512209">
            <text:p>3512209</text:p>
          </table:table-cell>
        </table:table-row>
        <table:table-row table:style-name="ro1">
          <table:table-cell office:value-type="string">
            <text:p>DO.36</text:p>
          </table:table-cell>
          <table:table-cell office:value-type="string">
            <text:p>San José de Ocoa</text:p>
          </table:table-cell>
          <table:table-cell office:value-type="string">
            <text:p>San Jose de Ocoa</text:p>
          </table:table-cell>
          <table:table-cell office:value-type="float" office:value="6201372">
            <text:p>6201372</text:p>
          </table:table-cell>
        </table:table-row>
        <table:table-row table:style-name="ro1">
          <table:table-cell office:value-type="string">
            <text:p>DO.37</text:p>
          </table:table-cell>
          <table:table-cell table:number-columns-repeated="2" office:value-type="string">
            <text:p>Santo Domingo Province</text:p>
          </table:table-cell>
          <table:table-cell office:value-type="float" office:value="6201373">
            <text:p>6201373</text:p>
          </table:table-cell>
        </table:table-row>
        <table:table-row table:style-name="ro1">
          <table:table-cell office:value-type="string">
            <text:p>DZ.15</text:p>
          </table:table-cell>
          <table:table-cell office:value-type="string">
            <text:p>Tlemcen</text:p>
          </table:table-cell>
          <table:table-cell office:value-type="string">
            <text:p>Tlemcen</text:p>
          </table:table-cell>
          <table:table-cell office:value-type="float" office:value="2475683">
            <text:p>2475683</text:p>
          </table:table-cell>
        </table:table-row>
        <table:table-row table:style-name="ro1">
          <table:table-cell office:value-type="string">
            <text:p>DZ.14</text:p>
          </table:table-cell>
          <table:table-cell office:value-type="string">
            <text:p>Tizi Ouzou</text:p>
          </table:table-cell>
          <table:table-cell office:value-type="string">
            <text:p>Tizi Ouzou</text:p>
          </table:table-cell>
          <table:table-cell office:value-type="float" office:value="2475741">
            <text:p>2475741</text:p>
          </table:table-cell>
        </table:table-row>
        <table:table-row table:style-name="ro1">
          <table:table-cell office:value-type="string">
            <text:p>DZ.56</text:p>
          </table:table-cell>
          <table:table-cell office:value-type="string">
            <text:p>Tissemsilt</text:p>
          </table:table-cell>
          <table:table-cell office:value-type="string">
            <text:p>Tissemsilt</text:p>
          </table:table-cell>
          <table:table-cell office:value-type="float" office:value="2475858">
            <text:p>2475858</text:p>
          </table:table-cell>
        </table:table-row>
        <table:table-row table:style-name="ro1">
          <table:table-cell office:value-type="string">
            <text:p>DZ.55</text:p>
          </table:table-cell>
          <table:table-cell office:value-type="string">
            <text:p>Tipaza</text:p>
          </table:table-cell>
          <table:table-cell office:value-type="string">
            <text:p>Tipaza</text:p>
          </table:table-cell>
          <table:table-cell office:value-type="float" office:value="2476027">
            <text:p>2476027</text:p>
          </table:table-cell>
        </table:table-row>
        <table:table-row table:style-name="ro1">
          <table:table-cell office:value-type="string">
            <text:p>DZ.54</text:p>
          </table:table-cell>
          <table:table-cell office:value-type="string">
            <text:p>Tindouf</text:p>
          </table:table-cell>
          <table:table-cell office:value-type="string">
            <text:p>Tindouf</text:p>
          </table:table-cell>
          <table:table-cell office:value-type="float" office:value="2476302">
            <text:p>2476302</text:p>
          </table:table-cell>
        </table:table-row>
        <table:table-row table:style-name="ro1">
          <table:table-cell office:value-type="string">
            <text:p>DZ.13</text:p>
          </table:table-cell>
          <table:table-cell office:value-type="string">
            <text:p>Tiaret</text:p>
          </table:table-cell>
          <table:table-cell office:value-type="string">
            <text:p>Tiaret</text:p>
          </table:table-cell>
          <table:table-cell office:value-type="float" office:value="2476893">
            <text:p>2476893</text:p>
          </table:table-cell>
        </table:table-row>
        <table:table-row table:style-name="ro1">
          <table:table-cell office:value-type="string">
            <text:p>DZ.33</text:p>
          </table:table-cell>
          <table:table-cell office:value-type="string">
            <text:p>Tébessa</text:p>
          </table:table-cell>
          <table:table-cell office:value-type="string">
            <text:p>Tebessa</text:p>
          </table:table-cell>
          <table:table-cell office:value-type="float" office:value="2477457">
            <text:p>2477457</text:p>
          </table:table-cell>
        </table:table-row>
        <table:table-row table:style-name="ro1">
          <table:table-cell office:value-type="string">
            <text:p>DZ.53</text:p>
          </table:table-cell>
          <table:table-cell office:value-type="string">
            <text:p>Tamanrasset</text:p>
          </table:table-cell>
          <table:table-cell office:value-type="string">
            <text:p>Tamanrasset</text:p>
          </table:table-cell>
          <table:table-cell office:value-type="float" office:value="2478217">
            <text:p>2478217</text:p>
          </table:table-cell>
        </table:table-row>
        <table:table-row table:style-name="ro1">
          <table:table-cell office:value-type="string">
            <text:p>DZ.52</text:p>
          </table:table-cell>
          <table:table-cell office:value-type="string">
            <text:p>Souk Ahras</text:p>
          </table:table-cell>
          <table:table-cell office:value-type="string">
            <text:p>Souk Ahras</text:p>
          </table:table-cell>
          <table:table-cell office:value-type="float" office:value="2479213">
            <text:p>2479213</text:p>
          </table:table-cell>
        </table:table-row>
        <table:table-row table:style-name="ro1">
          <table:table-cell office:value-type="string">
            <text:p>DZ.31</text:p>
          </table:table-cell>
          <table:table-cell table:number-columns-repeated="2" office:value-type="string">
            <text:p>Skikda</text:p>
          </table:table-cell>
          <table:table-cell office:value-type="float" office:value="2479532">
            <text:p>2479532</text:p>
          </table:table-cell>
        </table:table-row>
        <table:table-row table:style-name="ro1">
          <table:table-cell office:value-type="string">
            <text:p>DZ.30</text:p>
          </table:table-cell>
          <table:table-cell office:value-type="string">
            <text:p>Sidi Bel Abbès</text:p>
          </table:table-cell>
          <table:table-cell office:value-type="string">
            <text:p>Sidi Bel Abbes</text:p>
          </table:table-cell>
          <table:table-cell office:value-type="float" office:value="2481001">
            <text:p>2481001</text:p>
          </table:table-cell>
        </table:table-row>
        <table:table-row table:style-name="ro1">
          <table:table-cell office:value-type="string">
            <text:p>DZ.12</text:p>
          </table:table-cell>
          <table:table-cell office:value-type="string">
            <text:p>Sétif</text:p>
          </table:table-cell>
          <table:table-cell office:value-type="string">
            <text:p>Setif</text:p>
          </table:table-cell>
          <table:table-cell office:value-type="float" office:value="2481696">
            <text:p>2481696</text:p>
          </table:table-cell>
        </table:table-row>
        <table:table-row table:style-name="ro1">
          <table:table-cell office:value-type="string">
            <text:p>DZ.10</text:p>
          </table:table-cell>
          <table:table-cell office:value-type="string">
            <text:p>Saida</text:p>
          </table:table-cell>
          <table:table-cell office:value-type="string">
            <text:p>Saida</text:p>
          </table:table-cell>
          <table:table-cell office:value-type="float" office:value="2482557">
            <text:p>2482557</text:p>
          </table:table-cell>
        </table:table-row>
        <table:table-row table:style-name="ro1">
          <table:table-cell office:value-type="string">
            <text:p>DZ.51</text:p>
          </table:table-cell>
          <table:table-cell office:value-type="string">
            <text:p>Relizane</text:p>
          </table:table-cell>
          <table:table-cell office:value-type="string">
            <text:p>Relizane</text:p>
          </table:table-cell>
          <table:table-cell office:value-type="float" office:value="2483666">
            <text:p>2483666</text:p>
          </table:table-cell>
        </table:table-row>
        <table:table-row table:style-name="ro1">
          <table:table-cell office:value-type="string">
            <text:p>DZ.29</text:p>
          </table:table-cell>
          <table:table-cell office:value-type="string">
            <text:p>Oum el Bouaghi</text:p>
          </table:table-cell>
          <table:table-cell office:value-type="string">
            <text:p>Oum el Bouaghi</text:p>
          </table:table-cell>
          <table:table-cell office:value-type="float" office:value="2484618">
            <text:p>2484618</text:p>
          </table:table-cell>
        </table:table-row>
        <table:table-row table:style-name="ro1">
          <table:table-cell office:value-type="string">
            <text:p>DZ.50</text:p>
          </table:table-cell>
          <table:table-cell office:value-type="string">
            <text:p>Ouargla</text:p>
          </table:table-cell>
          <table:table-cell office:value-type="string">
            <text:p>Ouargla</text:p>
          </table:table-cell>
          <table:table-cell office:value-type="float" office:value="2485794">
            <text:p>2485794</text:p>
          </table:table-cell>
        </table:table-row>
        <table:table-row table:style-name="ro1">
          <table:table-cell office:value-type="string">
            <text:p>DZ.09</text:p>
          </table:table-cell>
          <table:table-cell table:number-columns-repeated="2" office:value-type="string">
            <text:p>Oran</text:p>
          </table:table-cell>
          <table:table-cell office:value-type="float" office:value="2485920">
            <text:p>2485920</text:p>
          </table:table-cell>
        </table:table-row>
        <table:table-row table:style-name="ro1">
          <table:table-cell office:value-type="string">
            <text:p>DZ.49</text:p>
          </table:table-cell>
          <table:table-cell office:value-type="string">
            <text:p>Naama</text:p>
          </table:table-cell>
          <table:table-cell office:value-type="string">
            <text:p>Naama</text:p>
          </table:table-cell>
          <table:table-cell office:value-type="float" office:value="2486512">
            <text:p>2486512</text:p>
          </table:table-cell>
        </table:table-row>
        <table:table-row table:style-name="ro1">
          <table:table-cell office:value-type="string">
            <text:p>DZ.27</text:p>
          </table:table-cell>
          <table:table-cell office:value-type="string">
            <text:p>M'Sila</text:p>
          </table:table-cell>
          <table:table-cell office:value-type="string">
            <text:p>M'Sila</text:p>
          </table:table-cell>
          <table:table-cell office:value-type="float" office:value="2486682">
            <text:p>2486682</text:p>
          </table:table-cell>
        </table:table-row>
        <table:table-row table:style-name="ro1">
          <table:table-cell office:value-type="string">
            <text:p>DZ.07</text:p>
          </table:table-cell>
          <table:table-cell office:value-type="string">
            <text:p>Mostaganem</text:p>
          </table:table-cell>
          <table:table-cell office:value-type="string">
            <text:p>Mostaganem</text:p>
          </table:table-cell>
          <table:table-cell office:value-type="float" office:value="2487130">
            <text:p>2487130</text:p>
          </table:table-cell>
        </table:table-row>
        <table:table-row table:style-name="ro1">
          <table:table-cell office:value-type="string">
            <text:p>DZ.48</text:p>
          </table:table-cell>
          <table:table-cell table:number-columns-repeated="2" office:value-type="string">
            <text:p>Mila</text:p>
          </table:table-cell>
          <table:table-cell office:value-type="float" office:value="2487449">
            <text:p>2487449</text:p>
          </table:table-cell>
        </table:table-row>
        <table:table-row table:style-name="ro1">
          <table:table-cell office:value-type="string">
            <text:p>DZ.06</text:p>
          </table:table-cell>
          <table:table-cell table:number-columns-repeated="2" office:value-type="string">
            <text:p>Medea</text:p>
          </table:table-cell>
          <table:table-cell office:value-type="float" office:value="2488831">
            <text:p>2488831</text:p>
          </table:table-cell>
        </table:table-row>
        <table:table-row table:style-name="ro1">
          <table:table-cell office:value-type="string">
            <text:p>DZ.26</text:p>
          </table:table-cell>
          <table:table-cell table:number-columns-repeated="2" office:value-type="string">
            <text:p>Mascara</text:p>
          </table:table-cell>
          <table:table-cell office:value-type="float" office:value="2490095">
            <text:p>2490095</text:p>
          </table:table-cell>
        </table:table-row>
        <table:table-row table:style-name="ro1">
          <table:table-cell office:value-type="string">
            <text:p>DZ.25</text:p>
          </table:table-cell>
          <table:table-cell office:value-type="string">
            <text:p>Laghouat</text:p>
          </table:table-cell>
          <table:table-cell office:value-type="string">
            <text:p>Laghouat</text:p>
          </table:table-cell>
          <table:table-cell office:value-type="float" office:value="2491188">
            <text:p>2491188</text:p>
          </table:table-cell>
        </table:table-row>
        <table:table-row table:style-name="ro1">
          <table:table-cell office:value-type="string">
            <text:p>DZ.47</text:p>
          </table:table-cell>
          <table:table-cell office:value-type="string">
            <text:p>Khenchela</text:p>
          </table:table-cell>
          <table:table-cell office:value-type="string">
            <text:p>Khenchela</text:p>
          </table:table-cell>
          <table:table-cell office:value-type="float" office:value="2491887">
            <text:p>2491887</text:p>
          </table:table-cell>
        </table:table-row>
        <table:table-row table:style-name="ro1">
          <table:table-cell office:value-type="string">
            <text:p>DZ.24</text:p>
          </table:table-cell>
          <table:table-cell office:value-type="string">
            <text:p>Jijel</text:p>
          </table:table-cell>
          <table:table-cell office:value-type="string">
            <text:p>Jijel</text:p>
          </table:table-cell>
          <table:table-cell office:value-type="float" office:value="2492910">
            <text:p>2492910</text:p>
          </table:table-cell>
        </table:table-row>
        <table:table-row table:style-name="ro1">
          <table:table-cell office:value-type="string">
            <text:p>DZ.46</text:p>
          </table:table-cell>
          <table:table-cell office:value-type="string">
            <text:p>Illizi</text:p>
          </table:table-cell>
          <table:table-cell office:value-type="string">
            <text:p>Illizi</text:p>
          </table:table-cell>
          <table:table-cell office:value-type="float" office:value="2493455">
            <text:p>2493455</text:p>
          </table:table-cell>
        </table:table-row>
        <table:table-row table:style-name="ro1">
          <table:table-cell office:value-type="string">
            <text:p>DZ.23</text:p>
          </table:table-cell>
          <table:table-cell office:value-type="string">
            <text:p>Guelma</text:p>
          </table:table-cell>
          <table:table-cell office:value-type="string">
            <text:p>Guelma</text:p>
          </table:table-cell>
          <table:table-cell office:value-type="float" office:value="2495659">
            <text:p>2495659</text:p>
          </table:table-cell>
        </table:table-row>
        <table:table-row table:style-name="ro1">
          <table:table-cell office:value-type="string">
            <text:p>DZ.45</text:p>
          </table:table-cell>
          <table:table-cell office:value-type="string">
            <text:p>Ghardaia</text:p>
          </table:table-cell>
          <table:table-cell office:value-type="string">
            <text:p>Ghardaia</text:p>
          </table:table-cell>
          <table:table-cell office:value-type="float" office:value="2496045">
            <text:p>2496045</text:p>
          </table:table-cell>
        </table:table-row>
        <table:table-row table:style-name="ro1">
          <table:table-cell office:value-type="string">
            <text:p>DZ.44</text:p>
          </table:table-cell>
          <table:table-cell office:value-type="string">
            <text:p>El Tarf</text:p>
          </table:table-cell>
          <table:table-cell office:value-type="string">
            <text:p>El Tarf</text:p>
          </table:table-cell>
          <table:table-cell office:value-type="float" office:value="2497322">
            <text:p>2497322</text:p>
          </table:table-cell>
        </table:table-row>
        <table:table-row table:style-name="ro1">
          <table:table-cell office:value-type="string">
            <text:p>DZ.43</text:p>
          </table:table-cell>
          <table:table-cell office:value-type="string">
            <text:p>El Oued</text:p>
          </table:table-cell>
          <table:table-cell office:value-type="string">
            <text:p>El Oued</text:p>
          </table:table-cell>
          <table:table-cell office:value-type="float" office:value="2497406">
            <text:p>2497406</text:p>
          </table:table-cell>
        </table:table-row>
        <table:table-row table:style-name="ro1">
          <table:table-cell office:value-type="string">
            <text:p>DZ.42</text:p>
          </table:table-cell>
          <table:table-cell office:value-type="string">
            <text:p>El Bayadh</text:p>
          </table:table-cell>
          <table:table-cell office:value-type="string">
            <text:p>El Bayadh</text:p>
          </table:table-cell>
          <table:table-cell office:value-type="float" office:value="2498541">
            <text:p>2498541</text:p>
          </table:table-cell>
        </table:table-row>
        <table:table-row table:style-name="ro1">
          <table:table-cell office:value-type="string">
            <text:p>DZ.22</text:p>
          </table:table-cell>
          <table:table-cell office:value-type="string">
            <text:p>Djelfa</text:p>
          </table:table-cell>
          <table:table-cell office:value-type="string">
            <text:p>Djelfa</text:p>
          </table:table-cell>
          <table:table-cell office:value-type="float" office:value="2500013">
            <text:p>2500013</text:p>
          </table:table-cell>
        </table:table-row>
        <table:table-row table:style-name="ro1">
          <table:table-cell office:value-type="string">
            <text:p>DZ.04</text:p>
          </table:table-cell>
          <table:table-cell table:number-columns-repeated="2" office:value-type="string">
            <text:p>Constantine</text:p>
          </table:table-cell>
          <table:table-cell office:value-type="float" office:value="2501147">
            <text:p>2501147</text:p>
          </table:table-cell>
        </table:table-row>
        <table:table-row table:style-name="ro1">
          <table:table-cell office:value-type="string">
            <text:p>DZ.41</text:p>
          </table:table-cell>
          <table:table-cell office:value-type="string">
            <text:p>Chlef</text:p>
          </table:table-cell>
          <table:table-cell office:value-type="string">
            <text:p>Chlef</text:p>
          </table:table-cell>
          <table:table-cell office:value-type="float" office:value="2501296">
            <text:p>2501296</text:p>
          </table:table-cell>
        </table:table-row>
        <table:table-row table:style-name="ro1">
          <table:table-cell office:value-type="string">
            <text:p>DZ.40</text:p>
          </table:table-cell>
          <table:table-cell office:value-type="string">
            <text:p>Boumerdes</text:p>
          </table:table-cell>
          <table:table-cell office:value-type="string">
            <text:p>Boumerdes</text:p>
          </table:table-cell>
          <table:table-cell office:value-type="float" office:value="2502638">
            <text:p>2502638</text:p>
          </table:table-cell>
        </table:table-row>
        <table:table-row table:style-name="ro1">
          <table:table-cell office:value-type="string">
            <text:p>DZ.21</text:p>
          </table:table-cell>
          <table:table-cell office:value-type="string">
            <text:p>Bouira</text:p>
          </table:table-cell>
          <table:table-cell office:value-type="string">
            <text:p>Bouira</text:p>
          </table:table-cell>
          <table:table-cell office:value-type="float" office:value="2502951">
            <text:p>2502951</text:p>
          </table:table-cell>
        </table:table-row>
        <table:table-row table:style-name="ro1">
          <table:table-cell office:value-type="string">
            <text:p>DZ.39</text:p>
          </table:table-cell>
          <table:table-cell office:value-type="string">
            <text:p>Bordj Bou Arréridj</text:p>
          </table:table-cell>
          <table:table-cell office:value-type="string">
            <text:p>Bordj Bou Arreridj</text:p>
          </table:table-cell>
          <table:table-cell office:value-type="float" office:value="2503699">
            <text:p>2503699</text:p>
          </table:table-cell>
        </table:table-row>
        <table:table-row table:style-name="ro1">
          <table:table-cell office:value-type="string">
            <text:p>DZ.20</text:p>
          </table:table-cell>
          <table:table-cell table:number-columns-repeated="2" office:value-type="string">
            <text:p>Blida</text:p>
          </table:table-cell>
          <table:table-cell office:value-type="float" office:value="2503765">
            <text:p>2503765</text:p>
          </table:table-cell>
        </table:table-row>
        <table:table-row table:style-name="ro1">
          <table:table-cell office:value-type="string">
            <text:p>DZ.19</text:p>
          </table:table-cell>
          <table:table-cell office:value-type="string">
            <text:p>Biskra</text:p>
          </table:table-cell>
          <table:table-cell office:value-type="string">
            <text:p>Biskra</text:p>
          </table:table-cell>
          <table:table-cell office:value-type="float" office:value="2503822">
            <text:p>2503822</text:p>
          </table:table-cell>
        </table:table-row>
        <table:table-row table:style-name="ro1">
          <table:table-cell office:value-type="string">
            <text:p>DZ.18</text:p>
          </table:table-cell>
          <table:table-cell office:value-type="string">
            <text:p>Béjaïa</text:p>
          </table:table-cell>
          <table:table-cell office:value-type="string">
            <text:p>Bejaia</text:p>
          </table:table-cell>
          <table:table-cell office:value-type="float" office:value="2505325">
            <text:p>2505325</text:p>
          </table:table-cell>
        </table:table-row>
        <table:table-row table:style-name="ro1">
          <table:table-cell office:value-type="string">
            <text:p>DZ.38</text:p>
          </table:table-cell>
          <table:table-cell office:value-type="string">
            <text:p>Béchar</text:p>
          </table:table-cell>
          <table:table-cell office:value-type="string">
            <text:p>Bechar</text:p>
          </table:table-cell>
          <table:table-cell office:value-type="float" office:value="2505525">
            <text:p>2505525</text:p>
          </table:table-cell>
        </table:table-row>
        <table:table-row table:style-name="ro1">
          <table:table-cell office:value-type="string">
            <text:p>DZ.03</text:p>
          </table:table-cell>
          <table:table-cell office:value-type="string">
            <text:p>Batna</text:p>
          </table:table-cell>
          <table:table-cell office:value-type="string">
            <text:p>Batna</text:p>
          </table:table-cell>
          <table:table-cell office:value-type="float" office:value="2505569">
            <text:p>2505569</text:p>
          </table:table-cell>
        </table:table-row>
        <table:table-row table:style-name="ro1">
          <table:table-cell office:value-type="string">
            <text:p>DZ.37</text:p>
          </table:table-cell>
          <table:table-cell table:number-columns-repeated="2" office:value-type="string">
            <text:p>Annaba</text:p>
          </table:table-cell>
          <table:table-cell office:value-type="float" office:value="2506994">
            <text:p>2506994</text:p>
          </table:table-cell>
        </table:table-row>
        <table:table-row table:style-name="ro1">
          <table:table-cell office:value-type="string">
            <text:p>DZ.01</text:p>
          </table:table-cell>
          <table:table-cell table:number-columns-repeated="2" office:value-type="string">
            <text:p>Algiers</text:p>
          </table:table-cell>
          <table:table-cell office:value-type="float" office:value="2507475">
            <text:p>2507475</text:p>
          </table:table-cell>
        </table:table-row>
        <table:table-row table:style-name="ro1">
          <table:table-cell office:value-type="string">
            <text:p>DZ.36</text:p>
          </table:table-cell>
          <table:table-cell office:value-type="string">
            <text:p>Aïn Témouchent</text:p>
          </table:table-cell>
          <table:table-cell office:value-type="string">
            <text:p>Ain Temouchent</text:p>
          </table:table-cell>
          <table:table-cell office:value-type="float" office:value="2507899">
            <text:p>2507899</text:p>
          </table:table-cell>
        </table:table-row>
        <table:table-row table:style-name="ro1">
          <table:table-cell office:value-type="string">
            <text:p>DZ.35</text:p>
          </table:table-cell>
          <table:table-cell office:value-type="string">
            <text:p>Aïn Defla</text:p>
          </table:table-cell>
          <table:table-cell office:value-type="string">
            <text:p>Ain Defla</text:p>
          </table:table-cell>
          <table:table-cell office:value-type="float" office:value="2508226">
            <text:p>2508226</text:p>
          </table:table-cell>
        </table:table-row>
        <table:table-row table:style-name="ro1">
          <table:table-cell office:value-type="string">
            <text:p>DZ.34</text:p>
          </table:table-cell>
          <table:table-cell office:value-type="string">
            <text:p>Adrar</text:p>
          </table:table-cell>
          <table:table-cell office:value-type="string">
            <text:p>Adrar</text:p>
          </table:table-cell>
          <table:table-cell office:value-type="float" office:value="2508807">
            <text:p>2508807</text:p>
          </table:table-cell>
        </table:table-row>
        <table:table-row table:style-name="ro1">
          <table:table-cell office:value-type="string">
            <text:p>DZ.BB</text:p>
          </table:table-cell>
          <table:table-cell office:value-type="string">
            <text:p>Bordj Badji Mokhtar</text:p>
          </table:table-cell>
          <table:table-cell office:value-type="string">
            <text:p>Bordj Badji Mokhtar</text:p>
          </table:table-cell>
          <table:table-cell office:value-type="float" office:value="12226383">
            <text:p>12226383</text:p>
          </table:table-cell>
        </table:table-row>
        <table:table-row table:style-name="ro1">
          <table:table-cell office:value-type="string">
            <text:p>DZ.TM</text:p>
          </table:table-cell>
          <table:table-cell office:value-type="string">
            <text:p>Timimoun</text:p>
          </table:table-cell>
          <table:table-cell office:value-type="string">
            <text:p>Timimoun</text:p>
          </table:table-cell>
          <table:table-cell office:value-type="float" office:value="12226384">
            <text:p>12226384</text:p>
          </table:table-cell>
        </table:table-row>
        <table:table-row table:style-name="ro1">
          <table:table-cell office:value-type="string">
            <text:p>DZ.BA</text:p>
          </table:table-cell>
          <table:table-cell table:number-columns-repeated="2" office:value-type="string">
            <text:p>Beni Abbes</text:p>
          </table:table-cell>
          <table:table-cell office:value-type="float" office:value="12226385">
            <text:p>12226385</text:p>
          </table:table-cell>
        </table:table-row>
        <table:table-row table:style-name="ro1">
          <table:table-cell office:value-type="string">
            <text:p>DZ.IG</text:p>
          </table:table-cell>
          <table:table-cell office:value-type="string">
            <text:p>In Guezzam</text:p>
          </table:table-cell>
          <table:table-cell office:value-type="string">
            <text:p>In Guezzam</text:p>
          </table:table-cell>
          <table:table-cell office:value-type="float" office:value="12226386">
            <text:p>12226386</text:p>
          </table:table-cell>
        </table:table-row>
        <table:table-row table:style-name="ro1">
          <table:table-cell office:value-type="string">
            <text:p>DZ.IS</text:p>
          </table:table-cell>
          <table:table-cell office:value-type="string">
            <text:p>In Salah</text:p>
          </table:table-cell>
          <table:table-cell office:value-type="string">
            <text:p>In Salah</text:p>
          </table:table-cell>
          <table:table-cell office:value-type="float" office:value="12226387">
            <text:p>12226387</text:p>
          </table:table-cell>
        </table:table-row>
        <table:table-row table:style-name="ro1">
          <table:table-cell office:value-type="string">
            <text:p>DZ.DJ</text:p>
          </table:table-cell>
          <table:table-cell office:value-type="string">
            <text:p>Djanet</text:p>
          </table:table-cell>
          <table:table-cell office:value-type="string">
            <text:p>Djanet</text:p>
          </table:table-cell>
          <table:table-cell office:value-type="float" office:value="12226388">
            <text:p>12226388</text:p>
          </table:table-cell>
        </table:table-row>
        <table:table-row table:style-name="ro1">
          <table:table-cell office:value-type="string">
            <text:p>DZ.EM</text:p>
          </table:table-cell>
          <table:table-cell office:value-type="string">
            <text:p>El Menia</text:p>
          </table:table-cell>
          <table:table-cell office:value-type="string">
            <text:p>El Menia</text:p>
          </table:table-cell>
          <table:table-cell office:value-type="float" office:value="12226389">
            <text:p>12226389</text:p>
          </table:table-cell>
        </table:table-row>
        <table:table-row table:style-name="ro1">
          <table:table-cell office:value-type="string">
            <text:p>DZ.TG</text:p>
          </table:table-cell>
          <table:table-cell office:value-type="string">
            <text:p>Touggourt</text:p>
          </table:table-cell>
          <table:table-cell office:value-type="string">
            <text:p>Touggourt</text:p>
          </table:table-cell>
          <table:table-cell office:value-type="float" office:value="12226390">
            <text:p>12226390</text:p>
          </table:table-cell>
        </table:table-row>
        <table:table-row table:style-name="ro1">
          <table:table-cell office:value-type="string">
            <text:p>DZ.MG</text:p>
          </table:table-cell>
          <table:table-cell office:value-type="string">
            <text:p>El Mghair</text:p>
          </table:table-cell>
          <table:table-cell office:value-type="string">
            <text:p>El Mghair</text:p>
          </table:table-cell>
          <table:table-cell office:value-type="float" office:value="12226391">
            <text:p>12226391</text:p>
          </table:table-cell>
        </table:table-row>
        <table:table-row table:style-name="ro1">
          <table:table-cell office:value-type="string">
            <text:p>DZ.OD</text:p>
          </table:table-cell>
          <table:table-cell office:value-type="string">
            <text:p>Ouled Djellal</text:p>
          </table:table-cell>
          <table:table-cell office:value-type="string">
            <text:p>Ouled Djellal</text:p>
          </table:table-cell>
          <table:table-cell office:value-type="float" office:value="12226392">
            <text:p>12226392</text:p>
          </table:table-cell>
        </table:table-row>
        <table:table-row table:style-name="ro1">
          <table:table-cell office:value-type="string">
            <text:p>EC.20</text:p>
          </table:table-cell>
          <table:table-cell office:value-type="string">
            <text:p>Zamora Chinchipe</text:p>
          </table:table-cell>
          <table:table-cell office:value-type="string">
            <text:p>Zamora Chinchipe</text:p>
          </table:table-cell>
          <table:table-cell office:value-type="float" office:value="3649953">
            <text:p>3649953</text:p>
          </table:table-cell>
        </table:table-row>
        <table:table-row table:style-name="ro1">
          <table:table-cell office:value-type="string">
            <text:p>EC.19</text:p>
          </table:table-cell>
          <table:table-cell office:value-type="string">
            <text:p>Tungurahua Province</text:p>
          </table:table-cell>
          <table:table-cell office:value-type="string">
            <text:p>Tungurahua Province</text:p>
          </table:table-cell>
          <table:table-cell office:value-type="float" office:value="3650445">
            <text:p>3650445</text:p>
          </table:table-cell>
        </table:table-row>
        <table:table-row table:style-name="ro1">
          <table:table-cell office:value-type="string">
            <text:p>EC.18</text:p>
          </table:table-cell>
          <table:table-cell office:value-type="string">
            <text:p>Pichincha</text:p>
          </table:table-cell>
          <table:table-cell office:value-type="string">
            <text:p>Pichincha</text:p>
          </table:table-cell>
          <table:table-cell office:value-type="float" office:value="3653224">
            <text:p>3653224</text:p>
          </table:table-cell>
        </table:table-row>
        <table:table-row table:style-name="ro1">
          <table:table-cell office:value-type="string">
            <text:p>EC.17</text:p>
          </table:table-cell>
          <table:table-cell office:value-type="string">
            <text:p>Pastaza Province</text:p>
          </table:table-cell>
          <table:table-cell office:value-type="string">
            <text:p>Pastaza Province</text:p>
          </table:table-cell>
          <table:table-cell office:value-type="float" office:value="3653392">
            <text:p>3653392</text:p>
          </table:table-cell>
        </table:table-row>
        <table:table-row table:style-name="ro1">
          <table:table-cell office:value-type="string">
            <text:p>EC.23</text:p>
          </table:table-cell>
          <table:table-cell office:value-type="string">
            <text:p>Napo</text:p>
          </table:table-cell>
          <table:table-cell office:value-type="string">
            <text:p>Napo</text:p>
          </table:table-cell>
          <table:table-cell office:value-type="float" office:value="3653890">
            <text:p>3653890</text:p>
          </table:table-cell>
        </table:table-row>
        <table:table-row table:style-name="ro1">
          <table:table-cell office:value-type="string">
            <text:p>EC.15</text:p>
          </table:table-cell>
          <table:table-cell office:value-type="string">
            <text:p>Morona-Santiago Province</text:p>
          </table:table-cell>
          <table:table-cell office:value-type="string">
            <text:p>Morona-Santiago Province</text:p>
          </table:table-cell>
          <table:table-cell office:value-type="float" office:value="3654005">
            <text:p>3654005</text:p>
          </table:table-cell>
        </table:table-row>
        <table:table-row table:style-name="ro1">
          <table:table-cell office:value-type="string">
            <text:p>EC.14</text:p>
          </table:table-cell>
          <table:table-cell office:value-type="string">
            <text:p>Manabí</text:p>
          </table:table-cell>
          <table:table-cell office:value-type="string">
            <text:p>Manabi</text:p>
          </table:table-cell>
          <table:table-cell office:value-type="float" office:value="3654451">
            <text:p>3654451</text:p>
          </table:table-cell>
        </table:table-row>
        <table:table-row table:style-name="ro1">
          <table:table-cell office:value-type="string">
            <text:p>EC.13</text:p>
          </table:table-cell>
          <table:table-cell office:value-type="string">
            <text:p>Los Ríos</text:p>
          </table:table-cell>
          <table:table-cell office:value-type="string">
            <text:p>Los Rios</text:p>
          </table:table-cell>
          <table:table-cell office:value-type="float" office:value="3654592">
            <text:p>3654592</text:p>
          </table:table-cell>
        </table:table-row>
        <table:table-row table:style-name="ro1">
          <table:table-cell office:value-type="string">
            <text:p>EC.12</text:p>
          </table:table-cell>
          <table:table-cell office:value-type="string">
            <text:p>Loja</text:p>
          </table:table-cell>
          <table:table-cell office:value-type="string">
            <text:p>Loja</text:p>
          </table:table-cell>
          <table:table-cell office:value-type="float" office:value="3654665">
            <text:p>3654665</text:p>
          </table:table-cell>
        </table:table-row>
        <table:table-row table:style-name="ro1">
          <table:table-cell office:value-type="string">
            <text:p>EC.11</text:p>
          </table:table-cell>
          <table:table-cell office:value-type="string">
            <text:p>Imbabura</text:p>
          </table:table-cell>
          <table:table-cell office:value-type="string">
            <text:p>Imbabura</text:p>
          </table:table-cell>
          <table:table-cell office:value-type="float" office:value="3655635">
            <text:p>3655635</text:p>
          </table:table-cell>
        </table:table-row>
        <table:table-row table:style-name="ro1">
          <table:table-cell office:value-type="string">
            <text:p>EC.10</text:p>
          </table:table-cell>
          <table:table-cell office:value-type="string">
            <text:p>Guayas</text:p>
          </table:table-cell>
          <table:table-cell office:value-type="string">
            <text:p>Guayas</text:p>
          </table:table-cell>
          <table:table-cell office:value-type="float" office:value="3657505">
            <text:p>3657505</text:p>
          </table:table-cell>
        </table:table-row>
        <table:table-row table:style-name="ro1">
          <table:table-cell office:value-type="string">
            <text:p>EC.01</text:p>
          </table:table-cell>
          <table:table-cell office:value-type="string">
            <text:p>Galápagos</text:p>
          </table:table-cell>
          <table:table-cell office:value-type="string">
            <text:p>Galapagos</text:p>
          </table:table-cell>
          <table:table-cell office:value-type="float" office:value="3657879">
            <text:p>3657879</text:p>
          </table:table-cell>
        </table:table-row>
        <table:table-row table:style-name="ro1">
          <table:table-cell office:value-type="string">
            <text:p>EC.09</text:p>
          </table:table-cell>
          <table:table-cell table:number-columns-repeated="2" office:value-type="string">
            <text:p>Esmeraldas</text:p>
          </table:table-cell>
          <table:table-cell office:value-type="float" office:value="3657986">
            <text:p>3657986</text:p>
          </table:table-cell>
        </table:table-row>
        <table:table-row table:style-name="ro1">
          <table:table-cell office:value-type="string">
            <text:p>EC.08</text:p>
          </table:table-cell>
          <table:table-cell office:value-type="string">
            <text:p>El Oro</text:p>
          </table:table-cell>
          <table:table-cell office:value-type="string">
            <text:p>El Oro</text:p>
          </table:table-cell>
          <table:table-cell office:value-type="float" office:value="3658195">
            <text:p>3658195</text:p>
          </table:table-cell>
        </table:table-row>
        <table:table-row table:style-name="ro1">
          <table:table-cell office:value-type="string">
            <text:p>EC.07</text:p>
          </table:table-cell>
          <table:table-cell table:number-columns-repeated="2" office:value-type="string">
            <text:p>Cotopaxi</text:p>
          </table:table-cell>
          <table:table-cell office:value-type="float" office:value="3658766">
            <text:p>3658766</text:p>
          </table:table-cell>
        </table:table-row>
        <table:table-row table:style-name="ro1">
          <table:table-cell office:value-type="string">
            <text:p>EC.06</text:p>
          </table:table-cell>
          <table:table-cell table:number-columns-repeated="2" office:value-type="string">
            <text:p>Chimborazo Province</text:p>
          </table:table-cell>
          <table:table-cell office:value-type="float" office:value="3659237">
            <text:p>3659237</text:p>
          </table:table-cell>
        </table:table-row>
        <table:table-row table:style-name="ro1">
          <table:table-cell office:value-type="string">
            <text:p>EC.05</text:p>
          </table:table-cell>
          <table:table-cell office:value-type="string">
            <text:p>Carchi</text:p>
          </table:table-cell>
          <table:table-cell office:value-type="string">
            <text:p>Carchi</text:p>
          </table:table-cell>
          <table:table-cell office:value-type="float" office:value="3659718">
            <text:p>3659718</text:p>
          </table:table-cell>
        </table:table-row>
        <table:table-row table:style-name="ro1">
          <table:table-cell office:value-type="string">
            <text:p>EC.04</text:p>
          </table:table-cell>
          <table:table-cell office:value-type="string">
            <text:p>Cañar</text:p>
          </table:table-cell>
          <table:table-cell office:value-type="string">
            <text:p>Canar</text:p>
          </table:table-cell>
          <table:table-cell office:value-type="float" office:value="3659849">
            <text:p>3659849</text:p>
          </table:table-cell>
        </table:table-row>
        <table:table-row table:style-name="ro1">
          <table:table-cell office:value-type="string">
            <text:p>EC.03</text:p>
          </table:table-cell>
          <table:table-cell office:value-type="string">
            <text:p>Bolívar</text:p>
          </table:table-cell>
          <table:table-cell office:value-type="string">
            <text:p>Bolivar</text:p>
          </table:table-cell>
          <table:table-cell office:value-type="float" office:value="3660130">
            <text:p>3660130</text:p>
          </table:table-cell>
        </table:table-row>
        <table:table-row table:style-name="ro1">
          <table:table-cell office:value-type="string">
            <text:p>EC.02</text:p>
          </table:table-cell>
          <table:table-cell office:value-type="string">
            <text:p>Azuay</text:p>
          </table:table-cell>
          <table:table-cell office:value-type="string">
            <text:p>Azuay</text:p>
          </table:table-cell>
          <table:table-cell office:value-type="float" office:value="3660431">
            <text:p>3660431</text:p>
          </table:table-cell>
        </table:table-row>
        <table:table-row table:style-name="ro1">
          <table:table-cell office:value-type="string">
            <text:p>EC.22</text:p>
          </table:table-cell>
          <table:table-cell office:value-type="string">
            <text:p>Sucumbíos</text:p>
          </table:table-cell>
          <table:table-cell office:value-type="string">
            <text:p>Sucumbios</text:p>
          </table:table-cell>
          <table:table-cell office:value-type="float" office:value="3830305">
            <text:p>3830305</text:p>
          </table:table-cell>
        </table:table-row>
        <table:table-row table:style-name="ro1">
          <table:table-cell office:value-type="string">
            <text:p>EC.24</text:p>
          </table:table-cell>
          <table:table-cell office:value-type="string">
            <text:p>Orellana Province</text:p>
          </table:table-cell>
          <table:table-cell office:value-type="string">
            <text:p>Orellana Province</text:p>
          </table:table-cell>
          <table:table-cell office:value-type="float" office:value="3830306">
            <text:p>3830306</text:p>
          </table:table-cell>
        </table:table-row>
        <table:table-row table:style-name="ro1">
          <table:table-cell office:value-type="string">
            <text:p>EC.26</text:p>
          </table:table-cell>
          <table:table-cell office:value-type="string">
            <text:p>Santo Domingo de los Tsáchilas</text:p>
          </table:table-cell>
          <table:table-cell office:value-type="string">
            <text:p>Santo Domingo de los Tsachilas</text:p>
          </table:table-cell>
          <table:table-cell office:value-type="float" office:value="7062136">
            <text:p>7062136</text:p>
          </table:table-cell>
        </table:table-row>
        <table:table-row table:style-name="ro1">
          <table:table-cell office:value-type="string">
            <text:p>EC.25</text:p>
          </table:table-cell>
          <table:table-cell table:number-columns-repeated="2" office:value-type="string">
            <text:p>Santa Elena</text:p>
          </table:table-cell>
          <table:table-cell office:value-type="float" office:value="7062138">
            <text:p>7062138</text:p>
          </table:table-cell>
        </table:table-row>
        <table:table-row table:style-name="ro1">
          <table:table-cell office:value-type="string">
            <text:p>EE.21</text:p>
          </table:table-cell>
          <table:table-cell office:value-type="string">
            <text:p>Võrumaa</text:p>
          </table:table-cell>
          <table:table-cell office:value-type="string">
            <text:p>Vorumaa</text:p>
          </table:table-cell>
          <table:table-cell office:value-type="float" office:value="587448">
            <text:p>587448</text:p>
          </table:table-cell>
        </table:table-row>
        <table:table-row table:style-name="ro1">
          <table:table-cell office:value-type="string">
            <text:p>EE.20</text:p>
          </table:table-cell>
          <table:table-cell office:value-type="string">
            <text:p>Viljandimaa</text:p>
          </table:table-cell>
          <table:table-cell office:value-type="string">
            <text:p>Viljandimaa</text:p>
          </table:table-cell>
          <table:table-cell office:value-type="float" office:value="587590">
            <text:p>587590</text:p>
          </table:table-cell>
        </table:table-row>
        <table:table-row table:style-name="ro1">
          <table:table-cell office:value-type="string">
            <text:p>EE.19</text:p>
          </table:table-cell>
          <table:table-cell office:value-type="string">
            <text:p>Valgamaa</text:p>
          </table:table-cell>
          <table:table-cell office:value-type="string">
            <text:p>Valgamaa</text:p>
          </table:table-cell>
          <table:table-cell office:value-type="float" office:value="587875">
            <text:p>587875</text:p>
          </table:table-cell>
        </table:table-row>
        <table:table-row table:style-name="ro1">
          <table:table-cell office:value-type="string">
            <text:p>EE.18</text:p>
          </table:table-cell>
          <table:table-cell table:number-columns-repeated="2" office:value-type="string">
            <text:p>Tartu</text:p>
          </table:table-cell>
          <table:table-cell office:value-type="float" office:value="588334">
            <text:p>588334</text:p>
          </table:table-cell>
        </table:table-row>
        <table:table-row table:style-name="ro1">
          <table:table-cell office:value-type="string">
            <text:p>EE.14</text:p>
          </table:table-cell>
          <table:table-cell office:value-type="string">
            <text:p>Saare</text:p>
          </table:table-cell>
          <table:table-cell office:value-type="string">
            <text:p>Saare</text:p>
          </table:table-cell>
          <table:table-cell office:value-type="float" office:value="588879">
            <text:p>588879</text:p>
          </table:table-cell>
        </table:table-row>
        <table:table-row table:style-name="ro1">
          <table:table-cell office:value-type="string">
            <text:p>EE.13</text:p>
          </table:table-cell>
          <table:table-cell office:value-type="string">
            <text:p>Raplamaa</text:p>
          </table:table-cell>
          <table:table-cell office:value-type="string">
            <text:p>Raplamaa</text:p>
          </table:table-cell>
          <table:table-cell office:value-type="float" office:value="589115">
            <text:p>589115</text:p>
          </table:table-cell>
        </table:table-row>
        <table:table-row table:style-name="ro1">
          <table:table-cell office:value-type="string">
            <text:p>EE.12</text:p>
          </table:table-cell>
          <table:table-cell office:value-type="string">
            <text:p>Põlvamaa</text:p>
          </table:table-cell>
          <table:table-cell office:value-type="string">
            <text:p>Polvamaa</text:p>
          </table:table-cell>
          <table:table-cell office:value-type="float" office:value="589373">
            <text:p>589373</text:p>
          </table:table-cell>
        </table:table-row>
        <table:table-row table:style-name="ro1">
          <table:table-cell office:value-type="string">
            <text:p>EE.11</text:p>
          </table:table-cell>
          <table:table-cell office:value-type="string">
            <text:p>Pärnumaa</text:p>
          </table:table-cell>
          <table:table-cell office:value-type="string">
            <text:p>Paernumaa</text:p>
          </table:table-cell>
          <table:table-cell office:value-type="float" office:value="589576">
            <text:p>589576</text:p>
          </table:table-cell>
        </table:table-row>
        <table:table-row table:style-name="ro1">
          <table:table-cell office:value-type="string">
            <text:p>EE.08</text:p>
          </table:table-cell>
          <table:table-cell office:value-type="string">
            <text:p>Lääne-Virumaa</text:p>
          </table:table-cell>
          <table:table-cell office:value-type="string">
            <text:p>Laeaene-Virumaa</text:p>
          </table:table-cell>
          <table:table-cell office:value-type="float" office:value="590854">
            <text:p>590854</text:p>
          </table:table-cell>
        </table:table-row>
        <table:table-row table:style-name="ro1">
          <table:table-cell office:value-type="string">
            <text:p>EE.07</text:p>
          </table:table-cell>
          <table:table-cell office:value-type="string">
            <text:p>Lääne</text:p>
          </table:table-cell>
          <table:table-cell office:value-type="string">
            <text:p>Laeaene</text:p>
          </table:table-cell>
          <table:table-cell office:value-type="float" office:value="590856">
            <text:p>590856</text:p>
          </table:table-cell>
        </table:table-row>
        <table:table-row table:style-name="ro1">
          <table:table-cell office:value-type="string">
            <text:p>EE.05</text:p>
          </table:table-cell>
          <table:table-cell office:value-type="string">
            <text:p>Jõgevamaa</text:p>
          </table:table-cell>
          <table:table-cell office:value-type="string">
            <text:p>Jogevamaa</text:p>
          </table:table-cell>
          <table:table-cell office:value-type="float" office:value="591901">
            <text:p>591901</text:p>
          </table:table-cell>
        </table:table-row>
        <table:table-row table:style-name="ro1">
          <table:table-cell office:value-type="string">
            <text:p>EE.04</text:p>
          </table:table-cell>
          <table:table-cell office:value-type="string">
            <text:p>Järvamaa</text:p>
          </table:table-cell>
          <table:table-cell office:value-type="string">
            <text:p>Jaervamaa</text:p>
          </table:table-cell>
          <table:table-cell office:value-type="float" office:value="591961">
            <text:p>591961</text:p>
          </table:table-cell>
        </table:table-row>
        <table:table-row table:style-name="ro1">
          <table:table-cell office:value-type="string">
            <text:p>EE.03</text:p>
          </table:table-cell>
          <table:table-cell office:value-type="string">
            <text:p>Ida-Virumaa</text:p>
          </table:table-cell>
          <table:table-cell office:value-type="string">
            <text:p>Ida-Virumaa</text:p>
          </table:table-cell>
          <table:table-cell office:value-type="float" office:value="592075">
            <text:p>592075</text:p>
          </table:table-cell>
        </table:table-row>
        <table:table-row table:style-name="ro1">
          <table:table-cell office:value-type="string">
            <text:p>EE.02</text:p>
          </table:table-cell>
          <table:table-cell office:value-type="string">
            <text:p>Hiiumaa</text:p>
          </table:table-cell>
          <table:table-cell office:value-type="string">
            <text:p>Hiiumaa</text:p>
          </table:table-cell>
          <table:table-cell office:value-type="float" office:value="592133">
            <text:p>592133</text:p>
          </table:table-cell>
        </table:table-row>
        <table:table-row table:style-name="ro1">
          <table:table-cell office:value-type="string">
            <text:p>EE.01</text:p>
          </table:table-cell>
          <table:table-cell office:value-type="string">
            <text:p>Harjumaa</text:p>
          </table:table-cell>
          <table:table-cell office:value-type="string">
            <text:p>Harjumaa</text:p>
          </table:table-cell>
          <table:table-cell office:value-type="float" office:value="592170">
            <text:p>592170</text:p>
          </table:table-cell>
        </table:table-row>
        <table:table-row table:style-name="ro1">
          <table:table-cell office:value-type="string">
            <text:p>EG.24</text:p>
          </table:table-cell>
          <table:table-cell office:value-type="string">
            <text:p>Sohag</text:p>
          </table:table-cell>
          <table:table-cell office:value-type="string">
            <text:p>Sohag</text:p>
          </table:table-cell>
          <table:table-cell office:value-type="float" office:value="347794">
            <text:p>347794</text:p>
          </table:table-cell>
        </table:table-row>
        <table:table-row table:style-name="ro1">
          <table:table-cell office:value-type="string">
            <text:p>EG.27</text:p>
          </table:table-cell>
          <table:table-cell table:number-columns-repeated="2" office:value-type="string">
            <text:p>North Sinai</text:p>
          </table:table-cell>
          <table:table-cell office:value-type="float" office:value="349401">
            <text:p>349401</text:p>
          </table:table-cell>
        </table:table-row>
        <table:table-row table:style-name="ro1">
          <table:table-cell office:value-type="string">
            <text:p>EG.23</text:p>
          </table:table-cell>
          <table:table-cell office:value-type="string">
            <text:p>Qena</text:p>
          </table:table-cell>
          <table:table-cell office:value-type="string">
            <text:p>Qena</text:p>
          </table:table-cell>
          <table:table-cell office:value-type="float" office:value="350546">
            <text:p>350546</text:p>
          </table:table-cell>
        </table:table-row>
        <table:table-row table:style-name="ro1">
          <table:table-cell office:value-type="string">
            <text:p>EG.22</text:p>
          </table:table-cell>
          <table:table-cell office:value-type="string">
            <text:p>Matruh</text:p>
          </table:table-cell>
          <table:table-cell office:value-type="string">
            <text:p>Matruh</text:p>
          </table:table-cell>
          <table:table-cell office:value-type="float" office:value="352603">
            <text:p>352603</text:p>
          </table:table-cell>
        </table:table-row>
        <table:table-row table:style-name="ro1">
          <table:table-cell office:value-type="string">
            <text:p>EG.21</text:p>
          </table:table-cell>
          <table:table-cell office:value-type="string">
            <text:p>Kafr el-Sheikh</text:p>
          </table:table-cell>
          <table:table-cell office:value-type="string">
            <text:p>Kafr el-Sheikh</text:p>
          </table:table-cell>
          <table:table-cell office:value-type="float" office:value="354500">
            <text:p>354500</text:p>
          </table:table-cell>
        </table:table-row>
        <table:table-row table:style-name="ro1">
          <table:table-cell office:value-type="string">
            <text:p>EG.26</text:p>
          </table:table-cell>
          <table:table-cell table:number-columns-repeated="2" office:value-type="string">
            <text:p>South Sinai</text:p>
          </table:table-cell>
          <table:table-cell office:value-type="float" office:value="355182">
            <text:p>355182</text:p>
          </table:table-cell>
        </table:table-row>
        <table:table-row table:style-name="ro1">
          <table:table-cell office:value-type="string">
            <text:p>EG.20</text:p>
          </table:table-cell>
          <table:table-cell table:number-columns-repeated="2" office:value-type="string">
            <text:p>Damietta</text:p>
          </table:table-cell>
          <table:table-cell office:value-type="float" office:value="358044">
            <text:p>358044</text:p>
          </table:table-cell>
        </table:table-row>
        <table:table-row table:style-name="ro1">
          <table:table-cell office:value-type="string">
            <text:p>EG.19</text:p>
          </table:table-cell>
          <table:table-cell table:number-columns-repeated="2" office:value-type="string">
            <text:p>Port Said</text:p>
          </table:table-cell>
          <table:table-cell office:value-type="float" office:value="358617">
            <text:p>358617</text:p>
          </table:table-cell>
        </table:table-row>
        <table:table-row table:style-name="ro1">
          <table:table-cell office:value-type="string">
            <text:p>EG.18</text:p>
          </table:table-cell>
          <table:table-cell office:value-type="string">
            <text:p>Beni Suweif</text:p>
          </table:table-cell>
          <table:table-cell office:value-type="string">
            <text:p>Beni Suweif</text:p>
          </table:table-cell>
          <table:table-cell office:value-type="float" office:value="359171">
            <text:p>359171</text:p>
          </table:table-cell>
        </table:table-row>
        <table:table-row table:style-name="ro1">
          <table:table-cell office:value-type="string">
            <text:p>EG.17</text:p>
          </table:table-cell>
          <table:table-cell office:value-type="string">
            <text:p>Asyut</text:p>
          </table:table-cell>
          <table:table-cell office:value-type="string">
            <text:p>Asyut</text:p>
          </table:table-cell>
          <table:table-cell office:value-type="float" office:value="359781">
            <text:p>359781</text:p>
          </table:table-cell>
        </table:table-row>
        <table:table-row table:style-name="ro1">
          <table:table-cell office:value-type="string">
            <text:p>EG.16</text:p>
          </table:table-cell>
          <table:table-cell table:number-columns-repeated="2" office:value-type="string">
            <text:p>Aswan</text:p>
          </table:table-cell>
          <table:table-cell office:value-type="float" office:value="359787">
            <text:p>359787</text:p>
          </table:table-cell>
        </table:table-row>
        <table:table-row table:style-name="ro1">
          <table:table-cell office:value-type="string">
            <text:p>EG.15</text:p>
          </table:table-cell>
          <table:table-cell table:number-columns-repeated="2" office:value-type="string">
            <text:p>Suez</text:p>
          </table:table-cell>
          <table:table-cell office:value-type="float" office:value="359797">
            <text:p>359797</text:p>
          </table:table-cell>
        </table:table-row>
        <table:table-row table:style-name="ro1">
          <table:table-cell office:value-type="string">
            <text:p>EG.14</text:p>
          </table:table-cell>
          <table:table-cell office:value-type="string">
            <text:p>Sharqia</text:p>
          </table:table-cell>
          <table:table-cell office:value-type="string">
            <text:p>Sharqia</text:p>
          </table:table-cell>
          <table:table-cell office:value-type="float" office:value="360016">
            <text:p>360016</text:p>
          </table:table-cell>
        </table:table-row>
        <table:table-row table:style-name="ro1">
          <table:table-cell office:value-type="string">
            <text:p>EG.13</text:p>
          </table:table-cell>
          <table:table-cell table:number-columns-repeated="2" office:value-type="string">
            <text:p>New Valley</text:p>
          </table:table-cell>
          <table:table-cell office:value-type="float" office:value="360483">
            <text:p>360483</text:p>
          </table:table-cell>
        </table:table-row>
        <table:table-row table:style-name="ro1">
          <table:table-cell office:value-type="string">
            <text:p>EG.12</text:p>
          </table:table-cell>
          <table:table-cell office:value-type="string">
            <text:p>Qalyubia</text:p>
          </table:table-cell>
          <table:table-cell office:value-type="string">
            <text:p>Qalyubia</text:p>
          </table:table-cell>
          <table:table-cell office:value-type="float" office:value="360621">
            <text:p>360621</text:p>
          </table:table-cell>
        </table:table-row>
        <table:table-row table:style-name="ro1">
          <table:table-cell office:value-type="string">
            <text:p>EG.11</text:p>
          </table:table-cell>
          <table:table-cell table:number-columns-repeated="2" office:value-type="string">
            <text:p>Cairo</text:p>
          </table:table-cell>
          <table:table-cell office:value-type="float" office:value="360631">
            <text:p>360631</text:p>
          </table:table-cell>
        </table:table-row>
        <table:table-row table:style-name="ro1">
          <table:table-cell office:value-type="string">
            <text:p>EG.10</text:p>
          </table:table-cell>
          <table:table-cell office:value-type="string">
            <text:p>Minya</text:p>
          </table:table-cell>
          <table:table-cell office:value-type="string">
            <text:p>Minya</text:p>
          </table:table-cell>
          <table:table-cell office:value-type="float" office:value="360688">
            <text:p>360688</text:p>
          </table:table-cell>
        </table:table-row>
        <table:table-row table:style-name="ro1">
          <table:table-cell office:value-type="string">
            <text:p>EG.09</text:p>
          </table:table-cell>
          <table:table-cell office:value-type="string">
            <text:p>Monufia</text:p>
          </table:table-cell>
          <table:table-cell office:value-type="string">
            <text:p>Monufia</text:p>
          </table:table-cell>
          <table:table-cell office:value-type="float" office:value="360689">
            <text:p>360689</text:p>
          </table:table-cell>
        </table:table-row>
        <table:table-row table:style-name="ro1">
          <table:table-cell office:value-type="string">
            <text:p>EG.08</text:p>
          </table:table-cell>
          <table:table-cell table:number-columns-repeated="2" office:value-type="string">
            <text:p>Giza</text:p>
          </table:table-cell>
          <table:table-cell office:value-type="float" office:value="360997">
            <text:p>360997</text:p>
          </table:table-cell>
        </table:table-row>
        <table:table-row table:style-name="ro1">
          <table:table-cell office:value-type="string">
            <text:p>EG.07</text:p>
          </table:table-cell>
          <table:table-cell table:number-columns-repeated="2" office:value-type="string">
            <text:p>Ismailia</text:p>
          </table:table-cell>
          <table:table-cell office:value-type="float" office:value="361056">
            <text:p>361056</text:p>
          </table:table-cell>
        </table:table-row>
        <table:table-row table:style-name="ro1">
          <table:table-cell office:value-type="string">
            <text:p>EG.06</text:p>
          </table:table-cell>
          <table:table-cell table:number-columns-repeated="2" office:value-type="string">
            <text:p>Alexandria</text:p>
          </table:table-cell>
          <table:table-cell office:value-type="float" office:value="361059">
            <text:p>361059</text:p>
          </table:table-cell>
        </table:table-row>
        <table:table-row table:style-name="ro1">
          <table:table-cell office:value-type="string">
            <text:p>EG.05</text:p>
          </table:table-cell>
          <table:table-cell office:value-type="string">
            <text:p>Gharbia</text:p>
          </table:table-cell>
          <table:table-cell office:value-type="string">
            <text:p>Gharbia</text:p>
          </table:table-cell>
          <table:table-cell office:value-type="float" office:value="361294">
            <text:p>361294</text:p>
          </table:table-cell>
        </table:table-row>
        <table:table-row table:style-name="ro1">
          <table:table-cell office:value-type="string">
            <text:p>EG.04</text:p>
          </table:table-cell>
          <table:table-cell office:value-type="string">
            <text:p>Faiyum</text:p>
          </table:table-cell>
          <table:table-cell office:value-type="string">
            <text:p>Faiyum</text:p>
          </table:table-cell>
          <table:table-cell office:value-type="float" office:value="361323">
            <text:p>361323</text:p>
          </table:table-cell>
        </table:table-row>
        <table:table-row table:style-name="ro1">
          <table:table-cell office:value-type="string">
            <text:p>EG.03</text:p>
          </table:table-cell>
          <table:table-cell office:value-type="string">
            <text:p>Beheira</text:p>
          </table:table-cell>
          <table:table-cell office:value-type="string">
            <text:p>Beheira</text:p>
          </table:table-cell>
          <table:table-cell office:value-type="float" office:value="361370">
            <text:p>361370</text:p>
          </table:table-cell>
        </table:table-row>
        <table:table-row table:style-name="ro1">
          <table:table-cell office:value-type="string">
            <text:p>EG.02</text:p>
          </table:table-cell>
          <table:table-cell table:number-columns-repeated="2" office:value-type="string">
            <text:p>Red Sea</text:p>
          </table:table-cell>
          <table:table-cell office:value-type="float" office:value="361468">
            <text:p>361468</text:p>
          </table:table-cell>
        </table:table-row>
        <table:table-row table:style-name="ro1">
          <table:table-cell office:value-type="string">
            <text:p>EG.01</text:p>
          </table:table-cell>
          <table:table-cell office:value-type="string">
            <text:p>Dakahlia</text:p>
          </table:table-cell>
          <table:table-cell office:value-type="string">
            <text:p>Dakahlia</text:p>
          </table:table-cell>
          <table:table-cell office:value-type="float" office:value="361849">
            <text:p>361849</text:p>
          </table:table-cell>
        </table:table-row>
        <table:table-row table:style-name="ro1">
          <table:table-cell office:value-type="string">
            <text:p>EG.28</text:p>
          </table:table-cell>
          <table:table-cell table:number-columns-repeated="2" office:value-type="string">
            <text:p>Luxor</text:p>
          </table:table-cell>
          <table:table-cell office:value-type="float" office:value="7603259">
            <text:p>7603259</text:p>
          </table:table-cell>
        </table:table-row>
        <table:table-row table:style-name="ro1">
          <table:table-cell office:value-type="string">
            <text:p>ER.01</text:p>
          </table:table-cell>
          <table:table-cell office:value-type="string">
            <text:p>Anseba</text:p>
          </table:table-cell>
          <table:table-cell office:value-type="string">
            <text:p>Anseba</text:p>
          </table:table-cell>
          <table:table-cell office:value-type="float" office:value="448497">
            <text:p>448497</text:p>
          </table:table-cell>
        </table:table-row>
        <table:table-row table:style-name="ro1">
          <table:table-cell office:value-type="string">
            <text:p>ER.02</text:p>
          </table:table-cell>
          <table:table-cell office:value-type="string">
            <text:p>Debub</text:p>
          </table:table-cell>
          <table:table-cell office:value-type="string">
            <text:p>Debub</text:p>
          </table:table-cell>
          <table:table-cell office:value-type="float" office:value="448498">
            <text:p>448498</text:p>
          </table:table-cell>
        </table:table-row>
        <table:table-row table:style-name="ro1">
          <table:table-cell office:value-type="string">
            <text:p>ER.03</text:p>
          </table:table-cell>
          <table:table-cell table:number-columns-repeated="2" office:value-type="string">
            <text:p>Southern Red Sea</text:p>
          </table:table-cell>
          <table:table-cell office:value-type="float" office:value="448499">
            <text:p>448499</text:p>
          </table:table-cell>
        </table:table-row>
        <table:table-row table:style-name="ro1">
          <table:table-cell office:value-type="string">
            <text:p>ER.04</text:p>
          </table:table-cell>
          <table:table-cell office:value-type="string">
            <text:p>Gash-Barka</text:p>
          </table:table-cell>
          <table:table-cell office:value-type="string">
            <text:p>Gash-Barka</text:p>
          </table:table-cell>
          <table:table-cell office:value-type="float" office:value="448500">
            <text:p>448500</text:p>
          </table:table-cell>
        </table:table-row>
        <table:table-row table:style-name="ro1">
          <table:table-cell office:value-type="string">
            <text:p>ER.05</text:p>
          </table:table-cell>
          <table:table-cell office:value-type="string">
            <text:p>Maekel</text:p>
          </table:table-cell>
          <table:table-cell office:value-type="string">
            <text:p>Maekel</text:p>
          </table:table-cell>
          <table:table-cell office:value-type="float" office:value="448501">
            <text:p>448501</text:p>
          </table:table-cell>
        </table:table-row>
        <table:table-row table:style-name="ro1">
          <table:table-cell office:value-type="string">
            <text:p>ER.06</text:p>
          </table:table-cell>
          <table:table-cell table:number-columns-repeated="2" office:value-type="string">
            <text:p>Northern Red Sea</text:p>
          </table:table-cell>
          <table:table-cell office:value-type="float" office:value="448502">
            <text:p>448502</text:p>
          </table:table-cell>
        </table:table-row>
        <table:table-row table:style-name="ro1">
          <table:table-cell office:value-type="string">
            <text:p>ES.31</text:p>
          </table:table-cell>
          <table:table-cell table:number-columns-repeated="2" office:value-type="string">
            <text:p>Murcia</text:p>
          </table:table-cell>
          <table:table-cell office:value-type="float" office:value="2513413">
            <text:p>2513413</text:p>
          </table:table-cell>
        </table:table-row>
        <table:table-row table:style-name="ro1">
          <table:table-cell office:value-type="string">
            <text:p>ES.CE</text:p>
          </table:table-cell>
          <table:table-cell table:number-columns-repeated="2" office:value-type="string">
            <text:p>Ceuta</text:p>
          </table:table-cell>
          <table:table-cell office:value-type="float" office:value="2519582">
            <text:p>2519582</text:p>
          </table:table-cell>
        </table:table-row>
        <table:table-row table:style-name="ro1">
          <table:table-cell office:value-type="string">
            <text:p>ES.07</text:p>
          </table:table-cell>
          <table:table-cell table:number-columns-repeated="2" office:value-type="string">
            <text:p>Balearic Islands</text:p>
          </table:table-cell>
          <table:table-cell office:value-type="float" office:value="2521383">
            <text:p>2521383</text:p>
          </table:table-cell>
        </table:table-row>
        <table:table-row table:style-name="ro1">
          <table:table-cell office:value-type="string">
            <text:p>ES.51</text:p>
          </table:table-cell>
          <table:table-cell table:number-columns-repeated="2" office:value-type="string">
            <text:p>Andalusia</text:p>
          </table:table-cell>
          <table:table-cell office:value-type="float" office:value="2593109">
            <text:p>2593109</text:p>
          </table:table-cell>
        </table:table-row>
        <table:table-row table:style-name="ro1">
          <table:table-cell office:value-type="string">
            <text:p>ES.53</text:p>
          </table:table-cell>
          <table:table-cell table:number-columns-repeated="2" office:value-type="string">
            <text:p>Canary Islands</text:p>
          </table:table-cell>
          <table:table-cell office:value-type="float" office:value="2593110">
            <text:p>2593110</text:p>
          </table:table-cell>
        </table:table-row>
        <table:table-row table:style-name="ro1">
          <table:table-cell office:value-type="string">
            <text:p>ES.54</text:p>
          </table:table-cell>
          <table:table-cell office:value-type="string">
            <text:p>Castille-La Mancha</text:p>
          </table:table-cell>
          <table:table-cell office:value-type="string">
            <text:p>Castille-La Mancha</text:p>
          </table:table-cell>
          <table:table-cell office:value-type="float" office:value="2593111">
            <text:p>2593111</text:p>
          </table:table-cell>
        </table:table-row>
        <table:table-row table:style-name="ro1">
          <table:table-cell office:value-type="string">
            <text:p>ES.57</text:p>
          </table:table-cell>
          <table:table-cell office:value-type="string">
            <text:p>Extremadura</text:p>
          </table:table-cell>
          <table:table-cell office:value-type="string">
            <text:p>Extremadura</text:p>
          </table:table-cell>
          <table:table-cell office:value-type="float" office:value="2593112">
            <text:p>2593112</text:p>
          </table:table-cell>
        </table:table-row>
        <table:table-row table:style-name="ro1">
          <table:table-cell office:value-type="string">
            <text:p>ES.60</text:p>
          </table:table-cell>
          <table:table-cell table:number-columns-repeated="2" office:value-type="string">
            <text:p>Valencia</text:p>
          </table:table-cell>
          <table:table-cell office:value-type="float" office:value="2593113">
            <text:p>2593113</text:p>
          </table:table-cell>
        </table:table-row>
        <table:table-row table:style-name="ro1">
          <table:table-cell office:value-type="string">
            <text:p>ES.34</text:p>
          </table:table-cell>
          <table:table-cell table:number-columns-repeated="2" office:value-type="string">
            <text:p>Asturias</text:p>
          </table:table-cell>
          <table:table-cell office:value-type="float" office:value="3114710">
            <text:p>3114710</text:p>
          </table:table-cell>
        </table:table-row>
        <table:table-row table:style-name="ro1">
          <table:table-cell office:value-type="string">
            <text:p>ES.32</text:p>
          </table:table-cell>
          <table:table-cell table:number-columns-repeated="2" office:value-type="string">
            <text:p>Navarre</text:p>
          </table:table-cell>
          <table:table-cell office:value-type="float" office:value="3115609">
            <text:p>3115609</text:p>
          </table:table-cell>
        </table:table-row>
        <table:table-row table:style-name="ro1">
          <table:table-cell office:value-type="string">
            <text:p>ES.29</text:p>
          </table:table-cell>
          <table:table-cell table:number-columns-repeated="2" office:value-type="string">
            <text:p>Madrid</text:p>
          </table:table-cell>
          <table:table-cell office:value-type="float" office:value="3117732">
            <text:p>3117732</text:p>
          </table:table-cell>
        </table:table-row>
        <table:table-row table:style-name="ro1">
          <table:table-cell office:value-type="string">
            <text:p>ES.27</text:p>
          </table:table-cell>
          <table:table-cell table:number-columns-repeated="2" office:value-type="string">
            <text:p>La Rioja</text:p>
          </table:table-cell>
          <table:table-cell office:value-type="float" office:value="3336897">
            <text:p>3336897</text:p>
          </table:table-cell>
        </table:table-row>
        <table:table-row table:style-name="ro1">
          <table:table-cell office:value-type="string">
            <text:p>ES.39</text:p>
          </table:table-cell>
          <table:table-cell office:value-type="string">
            <text:p>Cantabria</text:p>
          </table:table-cell>
          <table:table-cell office:value-type="string">
            <text:p>Cantabria</text:p>
          </table:table-cell>
          <table:table-cell office:value-type="float" office:value="3336898">
            <text:p>3336898</text:p>
          </table:table-cell>
        </table:table-row>
        <table:table-row table:style-name="ro1">
          <table:table-cell office:value-type="string">
            <text:p>ES.52</text:p>
          </table:table-cell>
          <table:table-cell table:number-columns-repeated="2" office:value-type="string">
            <text:p>Aragon</text:p>
          </table:table-cell>
          <table:table-cell office:value-type="float" office:value="3336899">
            <text:p>3336899</text:p>
          </table:table-cell>
        </table:table-row>
        <table:table-row table:style-name="ro1">
          <table:table-cell office:value-type="string">
            <text:p>ES.55</text:p>
          </table:table-cell>
          <table:table-cell office:value-type="string">
            <text:p>Castille and León</text:p>
          </table:table-cell>
          <table:table-cell office:value-type="string">
            <text:p>Castille and Leon</text:p>
          </table:table-cell>
          <table:table-cell office:value-type="float" office:value="3336900">
            <text:p>3336900</text:p>
          </table:table-cell>
        </table:table-row>
        <table:table-row table:style-name="ro1">
          <table:table-cell office:value-type="string">
            <text:p>ES.56</text:p>
          </table:table-cell>
          <table:table-cell table:number-columns-repeated="2" office:value-type="string">
            <text:p>Catalonia</text:p>
          </table:table-cell>
          <table:table-cell office:value-type="float" office:value="3336901">
            <text:p>3336901</text:p>
          </table:table-cell>
        </table:table-row>
        <table:table-row table:style-name="ro1">
          <table:table-cell office:value-type="string">
            <text:p>ES.58</text:p>
          </table:table-cell>
          <table:table-cell table:number-columns-repeated="2" office:value-type="string">
            <text:p>Galicia</text:p>
          </table:table-cell>
          <table:table-cell office:value-type="float" office:value="3336902">
            <text:p>3336902</text:p>
          </table:table-cell>
        </table:table-row>
        <table:table-row table:style-name="ro1">
          <table:table-cell office:value-type="string">
            <text:p>ES.59</text:p>
          </table:table-cell>
          <table:table-cell table:number-columns-repeated="2" office:value-type="string">
            <text:p>Basque Country</text:p>
          </table:table-cell>
          <table:table-cell office:value-type="float" office:value="3336903">
            <text:p>3336903</text:p>
          </table:table-cell>
        </table:table-row>
        <table:table-row table:style-name="ro1">
          <table:table-cell office:value-type="string">
            <text:p>ES.ML</text:p>
          </table:table-cell>
          <table:table-cell table:number-columns-repeated="2" office:value-type="string">
            <text:p>Melilla</text:p>
          </table:table-cell>
          <table:table-cell office:value-type="float" office:value="6362988">
            <text:p>6362988</text:p>
          </table:table-cell>
        </table:table-row>
        <table:table-row table:style-name="ro1">
          <table:table-cell office:value-type="string">
            <text:p>ET.44</text:p>
          </table:table-cell>
          <table:table-cell table:number-columns-repeated="2" office:value-type="string">
            <text:p>Addis Ababa</text:p>
          </table:table-cell>
          <table:table-cell office:value-type="float" office:value="444178">
            <text:p>444178</text:p>
          </table:table-cell>
        </table:table-row>
        <table:table-row table:style-name="ro1">
          <table:table-cell office:value-type="string">
            <text:p>ET.45</text:p>
          </table:table-cell>
          <table:table-cell office:value-type="string">
            <text:p>Āfar</text:p>
          </table:table-cell>
          <table:table-cell office:value-type="string">
            <text:p>Afar</text:p>
          </table:table-cell>
          <table:table-cell office:value-type="float" office:value="444179">
            <text:p>444179</text:p>
          </table:table-cell>
        </table:table-row>
        <table:table-row table:style-name="ro1">
          <table:table-cell office:value-type="string">
            <text:p>ET.46</text:p>
          </table:table-cell>
          <table:table-cell table:number-columns-repeated="2" office:value-type="string">
            <text:p>Amhara</text:p>
          </table:table-cell>
          <table:table-cell office:value-type="float" office:value="444180">
            <text:p>444180</text:p>
          </table:table-cell>
        </table:table-row>
        <table:table-row table:style-name="ro1">
          <table:table-cell office:value-type="string">
            <text:p>ET.47</text:p>
          </table:table-cell>
          <table:table-cell office:value-type="string">
            <text:p>Bīnshangul Gumuz</text:p>
          </table:table-cell>
          <table:table-cell office:value-type="string">
            <text:p>Binshangul Gumuz</text:p>
          </table:table-cell>
          <table:table-cell office:value-type="float" office:value="444181">
            <text:p>444181</text:p>
          </table:table-cell>
        </table:table-row>
        <table:table-row table:style-name="ro1">
          <table:table-cell office:value-type="string">
            <text:p>ET.48</text:p>
          </table:table-cell>
          <table:table-cell office:value-type="string">
            <text:p>Dire Dawa</text:p>
          </table:table-cell>
          <table:table-cell office:value-type="string">
            <text:p>Dire Dawa</text:p>
          </table:table-cell>
          <table:table-cell office:value-type="float" office:value="444182">
            <text:p>444182</text:p>
          </table:table-cell>
        </table:table-row>
        <table:table-row table:style-name="ro1">
          <table:table-cell office:value-type="string">
            <text:p>ET.49</text:p>
          </table:table-cell>
          <table:table-cell office:value-type="string">
            <text:p>Gambela</text:p>
          </table:table-cell>
          <table:table-cell office:value-type="string">
            <text:p>Gambela</text:p>
          </table:table-cell>
          <table:table-cell office:value-type="float" office:value="444183">
            <text:p>444183</text:p>
          </table:table-cell>
        </table:table-row>
        <table:table-row table:style-name="ro1">
          <table:table-cell office:value-type="string">
            <text:p>ET.50</text:p>
          </table:table-cell>
          <table:table-cell office:value-type="string">
            <text:p>Harari</text:p>
          </table:table-cell>
          <table:table-cell office:value-type="string">
            <text:p>Harari</text:p>
          </table:table-cell>
          <table:table-cell office:value-type="float" office:value="444184">
            <text:p>444184</text:p>
          </table:table-cell>
        </table:table-row>
        <table:table-row table:style-name="ro1">
          <table:table-cell office:value-type="string">
            <text:p>ET.51</text:p>
          </table:table-cell>
          <table:table-cell office:value-type="string">
            <text:p>Oromiya</text:p>
          </table:table-cell>
          <table:table-cell office:value-type="string">
            <text:p>Oromiya</text:p>
          </table:table-cell>
          <table:table-cell office:value-type="float" office:value="444185">
            <text:p>444185</text:p>
          </table:table-cell>
        </table:table-row>
        <table:table-row table:style-name="ro1">
          <table:table-cell office:value-type="string">
            <text:p>ET.52</text:p>
          </table:table-cell>
          <table:table-cell table:number-columns-repeated="2" office:value-type="string">
            <text:p>Somali</text:p>
          </table:table-cell>
          <table:table-cell office:value-type="float" office:value="444186">
            <text:p>444186</text:p>
          </table:table-cell>
        </table:table-row>
        <table:table-row table:style-name="ro1">
          <table:table-cell office:value-type="string">
            <text:p>ET.53</text:p>
          </table:table-cell>
          <table:table-cell table:number-columns-repeated="2" office:value-type="string">
            <text:p>Tigray</text:p>
          </table:table-cell>
          <table:table-cell office:value-type="float" office:value="444187">
            <text:p>444187</text:p>
          </table:table-cell>
        </table:table-row>
        <table:table-row table:style-name="ro1">
          <table:table-cell office:value-type="string">
            <text:p>ET.SI</text:p>
          </table:table-cell>
          <table:table-cell office:value-type="string">
            <text:p>Sidama Region</text:p>
          </table:table-cell>
          <table:table-cell office:value-type="string">
            <text:p>Sidama Region</text:p>
          </table:table-cell>
          <table:table-cell office:value-type="float" office:value="8299784">
            <text:p>8299784</text:p>
          </table:table-cell>
        </table:table-row>
        <table:table-row table:style-name="ro1">
          <table:table-cell office:value-type="string">
            <text:p>ET.55</text:p>
          </table:table-cell>
          <table:table-cell table:number-columns-repeated="2" office:value-type="string">
            <text:p>Central Ethiopia Regional State</text:p>
          </table:table-cell>
          <table:table-cell office:value-type="float" office:value="12902749">
            <text:p>12902749</text:p>
          </table:table-cell>
        </table:table-row>
        <table:table-row table:style-name="ro1">
          <table:table-cell office:value-type="string">
            <text:p>ET.56</text:p>
          </table:table-cell>
          <table:table-cell table:number-columns-repeated="2" office:value-type="string">
            <text:p>South Ethiopia Regional State</text:p>
          </table:table-cell>
          <table:table-cell office:value-type="float" office:value="12902766">
            <text:p>12902766</text:p>
          </table:table-cell>
        </table:table-row>
        <table:table-row table:style-name="ro1">
          <table:table-cell office:value-type="string">
            <text:p>ET.SW</text:p>
          </table:table-cell>
          <table:table-cell table:number-columns-repeated="2" office:value-type="string">
            <text:p>South West Ethiopia Peoples' Region</text:p>
          </table:table-cell>
          <table:table-cell office:value-type="float" office:value="12902784">
            <text:p>12902784</text:p>
          </table:table-cell>
        </table:table-row>
        <table:table-row table:style-name="ro1">
          <table:table-cell office:value-type="string">
            <text:p>FI.19</text:p>
          </table:table-cell>
          <table:table-cell table:number-columns-repeated="2" office:value-type="string">
            <text:p>Lapland</text:p>
          </table:table-cell>
          <table:table-cell office:value-type="float" office:value="830603">
            <text:p>830603</text:p>
          </table:table-cell>
        </table:table-row>
        <table:table-row table:style-name="ro1">
          <table:table-cell office:value-type="string">
            <text:p>FI.18</text:p>
          </table:table-cell>
          <table:table-cell office:value-type="string">
            <text:p>Kainuu</text:p>
          </table:table-cell>
          <table:table-cell office:value-type="string">
            <text:p>Kainuu</text:p>
          </table:table-cell>
          <table:table-cell office:value-type="float" office:value="830664">
            <text:p>830664</text:p>
          </table:table-cell>
        </table:table-row>
        <table:table-row table:style-name="ro1">
          <table:table-cell office:value-type="string">
            <text:p>FI.17</text:p>
          </table:table-cell>
          <table:table-cell office:value-type="string">
            <text:p>North Ostrobothnia</text:p>
          </table:table-cell>
          <table:table-cell office:value-type="string">
            <text:p>North Ostrobothnia</text:p>
          </table:table-cell>
          <table:table-cell office:value-type="float" office:value="830667">
            <text:p>830667</text:p>
          </table:table-cell>
        </table:table-row>
        <table:table-row table:style-name="ro1">
          <table:table-cell office:value-type="string">
            <text:p>FI.16</text:p>
          </table:table-cell>
          <table:table-cell office:value-type="string">
            <text:p>Central Ostrobothnia</text:p>
          </table:table-cell>
          <table:table-cell office:value-type="string">
            <text:p>Central Ostrobothnia</text:p>
          </table:table-cell>
          <table:table-cell office:value-type="float" office:value="830675">
            <text:p>830675</text:p>
          </table:table-cell>
        </table:table-row>
        <table:table-row table:style-name="ro1">
          <table:table-cell office:value-type="string">
            <text:p>FI.15</text:p>
          </table:table-cell>
          <table:table-cell office:value-type="string">
            <text:p>Ostrobothnia</text:p>
          </table:table-cell>
          <table:table-cell office:value-type="string">
            <text:p>Ostrobothnia</text:p>
          </table:table-cell>
          <table:table-cell office:value-type="float" office:value="830676">
            <text:p>830676</text:p>
          </table:table-cell>
        </table:table-row>
        <table:table-row table:style-name="ro1">
          <table:table-cell office:value-type="string">
            <text:p>FI.14</text:p>
          </table:table-cell>
          <table:table-cell office:value-type="string">
            <text:p>South Ostrobothnia</text:p>
          </table:table-cell>
          <table:table-cell office:value-type="string">
            <text:p>South Ostrobothnia</text:p>
          </table:table-cell>
          <table:table-cell office:value-type="float" office:value="830682">
            <text:p>830682</text:p>
          </table:table-cell>
        </table:table-row>
        <table:table-row table:style-name="ro1">
          <table:table-cell office:value-type="string">
            <text:p>FI.13</text:p>
          </table:table-cell>
          <table:table-cell table:number-columns-repeated="2" office:value-type="string">
            <text:p>Central Finland</text:p>
          </table:table-cell>
          <table:table-cell office:value-type="float" office:value="830685">
            <text:p>830685</text:p>
          </table:table-cell>
        </table:table-row>
        <table:table-row table:style-name="ro1">
          <table:table-cell office:value-type="string">
            <text:p>FI.12</text:p>
          </table:table-cell>
          <table:table-cell table:number-columns-repeated="2" office:value-type="string">
            <text:p>North Karelia</text:p>
          </table:table-cell>
          <table:table-cell office:value-type="float" office:value="830686">
            <text:p>830686</text:p>
          </table:table-cell>
        </table:table-row>
        <table:table-row table:style-name="ro1">
          <table:table-cell office:value-type="string">
            <text:p>FI.11</text:p>
          </table:table-cell>
          <table:table-cell office:value-type="string">
            <text:p>North Savo</text:p>
          </table:table-cell>
          <table:table-cell office:value-type="string">
            <text:p>North Savo</text:p>
          </table:table-cell>
          <table:table-cell office:value-type="float" office:value="830690">
            <text:p>830690</text:p>
          </table:table-cell>
        </table:table-row>
        <table:table-row table:style-name="ro1">
          <table:table-cell office:value-type="string">
            <text:p>FI.10</text:p>
          </table:table-cell>
          <table:table-cell office:value-type="string">
            <text:p>South Savo</text:p>
          </table:table-cell>
          <table:table-cell office:value-type="string">
            <text:p>South Savo</text:p>
          </table:table-cell>
          <table:table-cell office:value-type="float" office:value="830695">
            <text:p>830695</text:p>
          </table:table-cell>
        </table:table-row>
        <table:table-row table:style-name="ro1">
          <table:table-cell office:value-type="string">
            <text:p>FI.09</text:p>
          </table:table-cell>
          <table:table-cell table:number-columns-repeated="2" office:value-type="string">
            <text:p>South Karelia</text:p>
          </table:table-cell>
          <table:table-cell office:value-type="float" office:value="830699">
            <text:p>830699</text:p>
          </table:table-cell>
        </table:table-row>
        <table:table-row table:style-name="ro1">
          <table:table-cell office:value-type="string">
            <text:p>FI.08</text:p>
          </table:table-cell>
          <table:table-cell office:value-type="string">
            <text:p>Kymenlaakso</text:p>
          </table:table-cell>
          <table:table-cell office:value-type="string">
            <text:p>Kymenlaakso</text:p>
          </table:table-cell>
          <table:table-cell office:value-type="float" office:value="830703">
            <text:p>830703</text:p>
          </table:table-cell>
        </table:table-row>
        <table:table-row table:style-name="ro1">
          <table:table-cell office:value-type="string">
            <text:p>FI.06</text:p>
          </table:table-cell>
          <table:table-cell office:value-type="string">
            <text:p>Pirkanmaa</text:p>
          </table:table-cell>
          <table:table-cell office:value-type="string">
            <text:p>Pirkanmaa</text:p>
          </table:table-cell>
          <table:table-cell office:value-type="float" office:value="830704">
            <text:p>830704</text:p>
          </table:table-cell>
        </table:table-row>
        <table:table-row table:style-name="ro1">
          <table:table-cell office:value-type="string">
            <text:p>FI.05</text:p>
          </table:table-cell>
          <table:table-cell office:value-type="string">
            <text:p>Kanta-Häme</text:p>
          </table:table-cell>
          <table:table-cell office:value-type="string">
            <text:p>Kanta-Haeme</text:p>
          </table:table-cell>
          <table:table-cell office:value-type="float" office:value="830705">
            <text:p>830705</text:p>
          </table:table-cell>
        </table:table-row>
        <table:table-row table:style-name="ro1">
          <table:table-cell office:value-type="string">
            <text:p>FI.02</text:p>
          </table:table-cell>
          <table:table-cell table:number-columns-repeated="2" office:value-type="string">
            <text:p>Southwest Finland</text:p>
          </table:table-cell>
          <table:table-cell office:value-type="float" office:value="830708">
            <text:p>830708</text:p>
          </table:table-cell>
        </table:table-row>
        <table:table-row table:style-name="ro1">
          <table:table-cell office:value-type="string">
            <text:p>FI.01</text:p>
          </table:table-cell>
          <table:table-cell office:value-type="string">
            <text:p>Uusimaa</text:p>
          </table:table-cell>
          <table:table-cell office:value-type="string">
            <text:p>Uusimaa</text:p>
          </table:table-cell>
          <table:table-cell office:value-type="float" office:value="830709">
            <text:p>830709</text:p>
          </table:table-cell>
        </table:table-row>
        <table:table-row table:style-name="ro1">
          <table:table-cell office:value-type="string">
            <text:p>FI.07</text:p>
          </table:table-cell>
          <table:table-cell office:value-type="string">
            <text:p>Paijat-Hame</text:p>
          </table:table-cell>
          <table:table-cell office:value-type="string">
            <text:p>Paijat-Hame</text:p>
          </table:table-cell>
          <table:table-cell office:value-type="float" office:value="831040">
            <text:p>831040</text:p>
          </table:table-cell>
        </table:table-row>
        <table:table-row table:style-name="ro1">
          <table:table-cell office:value-type="string">
            <text:p>FI.04</text:p>
          </table:table-cell>
          <table:table-cell office:value-type="string">
            <text:p>Satakunta</text:p>
          </table:table-cell>
          <table:table-cell office:value-type="string">
            <text:p>Satakunta</text:p>
          </table:table-cell>
          <table:table-cell office:value-type="float" office:value="831041">
            <text:p>831041</text:p>
          </table:table-cell>
        </table:table-row>
        <table:table-row table:style-name="ro1">
          <table:table-cell office:value-type="string">
            <text:p>FJ.05</text:p>
          </table:table-cell>
          <table:table-cell table:number-columns-repeated="2" office:value-type="string">
            <text:p>Western</text:p>
          </table:table-cell>
          <table:table-cell office:value-type="float" office:value="2194371">
            <text:p>2194371</text:p>
          </table:table-cell>
        </table:table-row>
        <table:table-row table:style-name="ro1">
          <table:table-cell office:value-type="string">
            <text:p>FJ.03</text:p>
          </table:table-cell>
          <table:table-cell table:number-columns-repeated="2" office:value-type="string">
            <text:p>Northern</text:p>
          </table:table-cell>
          <table:table-cell office:value-type="float" office:value="2199295">
            <text:p>2199295</text:p>
          </table:table-cell>
        </table:table-row>
        <table:table-row table:style-name="ro1">
          <table:table-cell office:value-type="string">
            <text:p>FJ.01</text:p>
          </table:table-cell>
          <table:table-cell table:number-columns-repeated="2" office:value-type="string">
            <text:p>Central</text:p>
          </table:table-cell>
          <table:table-cell office:value-type="float" office:value="2205272">
            <text:p>2205272</text:p>
          </table:table-cell>
        </table:table-row>
        <table:table-row table:style-name="ro1">
          <table:table-cell office:value-type="string">
            <text:p>FJ.02</text:p>
          </table:table-cell>
          <table:table-cell table:number-columns-repeated="2" office:value-type="string">
            <text:p>Eastern</text:p>
          </table:table-cell>
          <table:table-cell office:value-type="float" office:value="4036647">
            <text:p>4036647</text:p>
          </table:table-cell>
        </table:table-row>
        <table:table-row table:style-name="ro1">
          <table:table-cell office:value-type="string">
            <text:p>FJ.04</text:p>
          </table:table-cell>
          <table:table-cell office:value-type="string">
            <text:p>Rotuma</text:p>
          </table:table-cell>
          <table:table-cell office:value-type="string">
            <text:p>Rotuma</text:p>
          </table:table-cell>
          <table:table-cell office:value-type="float" office:value="6324593">
            <text:p>6324593</text:p>
          </table:table-cell>
        </table:table-row>
        <table:table-row table:style-name="ro1">
          <table:table-cell office:value-type="string">
            <text:p>FM.04</text:p>
          </table:table-cell>
          <table:table-cell table:number-columns-repeated="2" office:value-type="string">
            <text:p>Yap State</text:p>
          </table:table-cell>
          <table:table-cell office:value-type="float" office:value="2081175">
            <text:p>2081175</text:p>
          </table:table-cell>
        </table:table-row>
        <table:table-row table:style-name="ro1">
          <table:table-cell office:value-type="string">
            <text:p>FM.02</text:p>
          </table:table-cell>
          <table:table-cell office:value-type="string">
            <text:p>Pohnpei State</text:p>
          </table:table-cell>
          <table:table-cell office:value-type="string">
            <text:p>Pohnpei State</text:p>
          </table:table-cell>
          <table:table-cell office:value-type="float" office:value="2081550">
            <text:p>2081550</text:p>
          </table:table-cell>
        </table:table-row>
        <table:table-row table:style-name="ro1">
          <table:table-cell office:value-type="string">
            <text:p>FM.01</text:p>
          </table:table-cell>
          <table:table-cell office:value-type="string">
            <text:p>Kosrae</text:p>
          </table:table-cell>
          <table:table-cell office:value-type="string">
            <text:p>Kosrae</text:p>
          </table:table-cell>
          <table:table-cell office:value-type="float" office:value="2082036">
            <text:p>2082036</text:p>
          </table:table-cell>
        </table:table-row>
        <table:table-row table:style-name="ro1">
          <table:table-cell office:value-type="string">
            <text:p>FM.03</text:p>
          </table:table-cell>
          <table:table-cell office:value-type="string">
            <text:p>Chuuk</text:p>
          </table:table-cell>
          <table:table-cell office:value-type="string">
            <text:p>Chuuk</text:p>
          </table:table-cell>
          <table:table-cell office:value-type="float" office:value="2082282">
            <text:p>2082282</text:p>
          </table:table-cell>
        </table:table-row>
        <table:table-row table:style-name="ro1">
          <table:table-cell office:value-type="string">
            <text:p>FO.VG</text:p>
          </table:table-cell>
          <table:table-cell office:value-type="string">
            <text:p>Vágar</text:p>
          </table:table-cell>
          <table:table-cell office:value-type="string">
            <text:p>Vagar</text:p>
          </table:table-cell>
          <table:table-cell office:value-type="float" office:value="2610816">
            <text:p>2610816</text:p>
          </table:table-cell>
        </table:table-row>
        <table:table-row table:style-name="ro1">
          <table:table-cell office:value-type="string">
            <text:p>FO.SU</text:p>
          </table:table-cell>
          <table:table-cell office:value-type="string">
            <text:p>Suðuroy</text:p>
          </table:table-cell>
          <table:table-cell office:value-type="string">
            <text:p>Suduroy</text:p>
          </table:table-cell>
          <table:table-cell office:value-type="float" office:value="2612137">
            <text:p>2612137</text:p>
          </table:table-cell>
        </table:table-row>
        <table:table-row table:style-name="ro1">
          <table:table-cell office:value-type="string">
            <text:p>FO.ST</text:p>
          </table:table-cell>
          <table:table-cell office:value-type="string">
            <text:p>Streymoy</text:p>
          </table:table-cell>
          <table:table-cell office:value-type="string">
            <text:p>Streymoy</text:p>
          </table:table-cell>
          <table:table-cell office:value-type="float" office:value="2612225">
            <text:p>2612225</text:p>
          </table:table-cell>
        </table:table-row>
        <table:table-row table:style-name="ro1">
          <table:table-cell office:value-type="string">
            <text:p>FO.SA</text:p>
          </table:table-cell>
          <table:table-cell office:value-type="string">
            <text:p>Sandoy</text:p>
          </table:table-cell>
          <table:table-cell office:value-type="string">
            <text:p>Sandoy</text:p>
          </table:table-cell>
          <table:table-cell office:value-type="float" office:value="2614219">
            <text:p>2614219</text:p>
          </table:table-cell>
        </table:table-row>
        <table:table-row table:style-name="ro1">
          <table:table-cell office:value-type="string">
            <text:p>FO.NO</text:p>
          </table:table-cell>
          <table:table-cell office:value-type="string">
            <text:p>Norðoyar</text:p>
          </table:table-cell>
          <table:table-cell office:value-type="string">
            <text:p>Nordoyar</text:p>
          </table:table-cell>
          <table:table-cell office:value-type="float" office:value="2616145">
            <text:p>2616145</text:p>
          </table:table-cell>
        </table:table-row>
        <table:table-row table:style-name="ro1">
          <table:table-cell office:value-type="string">
            <text:p>FO.OS</text:p>
          </table:table-cell>
          <table:table-cell office:value-type="string">
            <text:p>Eysturoy</text:p>
          </table:table-cell>
          <table:table-cell office:value-type="string">
            <text:p>Eysturoy</text:p>
          </table:table-cell>
          <table:table-cell office:value-type="float" office:value="2622387">
            <text:p>2622387</text:p>
          </table:table-cell>
        </table:table-row>
        <table:table-row table:style-name="ro1">
          <table:table-cell office:value-type="string">
            <text:p>FR.93</text:p>
          </table:table-cell>
          <table:table-cell office:value-type="string">
            <text:p>Provence-Alpes-Côte d'Azur</text:p>
          </table:table-cell>
          <table:table-cell office:value-type="string">
            <text:p>Provence-Alpes-Cote d'Azur</text:p>
          </table:table-cell>
          <table:table-cell office:value-type="float" office:value="2985244">
            <text:p>2985244</text:p>
          </table:table-cell>
        </table:table-row>
        <table:table-row table:style-name="ro1">
          <table:table-cell office:value-type="string">
            <text:p>FR.52</text:p>
          </table:table-cell>
          <table:table-cell table:number-columns-repeated="2" office:value-type="string">
            <text:p>Pays de la Loire</text:p>
          </table:table-cell>
          <table:table-cell office:value-type="float" office:value="2988289">
            <text:p>2988289</text:p>
          </table:table-cell>
        </table:table-row>
        <table:table-row table:style-name="ro1">
          <table:table-cell office:value-type="string">
            <text:p>FR.11</text:p>
          </table:table-cell>
          <table:table-cell office:value-type="string">
            <text:p>Île-de-France</text:p>
          </table:table-cell>
          <table:table-cell office:value-type="string">
            <text:p>Ile-de-France</text:p>
          </table:table-cell>
          <table:table-cell office:value-type="float" office:value="3012874">
            <text:p>3012874</text:p>
          </table:table-cell>
        </table:table-row>
        <table:table-row table:style-name="ro1">
          <table:table-cell office:value-type="string">
            <text:p>FR.94</text:p>
          </table:table-cell>
          <table:table-cell table:number-columns-repeated="2" office:value-type="string">
            <text:p>Corsica</text:p>
          </table:table-cell>
          <table:table-cell office:value-type="float" office:value="3023519">
            <text:p>3023519</text:p>
          </table:table-cell>
        </table:table-row>
        <table:table-row table:style-name="ro1">
          <table:table-cell office:value-type="string">
            <text:p>FR.24</text:p>
          </table:table-cell>
          <table:table-cell table:number-columns-repeated="2" office:value-type="string">
            <text:p>Centre</text:p>
          </table:table-cell>
          <table:table-cell office:value-type="float" office:value="3027939">
            <text:p>3027939</text:p>
          </table:table-cell>
        </table:table-row>
        <table:table-row table:style-name="ro1">
          <table:table-cell office:value-type="string">
            <text:p>FR.53</text:p>
          </table:table-cell>
          <table:table-cell table:number-columns-repeated="2" office:value-type="string">
            <text:p>Brittany</text:p>
          </table:table-cell>
          <table:table-cell office:value-type="float" office:value="3030293">
            <text:p>3030293</text:p>
          </table:table-cell>
        </table:table-row>
        <table:table-row table:style-name="ro1">
          <table:table-cell office:value-type="string">
            <text:p>FR.27</text:p>
          </table:table-cell>
          <table:table-cell office:value-type="string">
            <text:p>Bourgogne-Franche-Comté</text:p>
          </table:table-cell>
          <table:table-cell office:value-type="string">
            <text:p>Bourgogne-Franche-Comte</text:p>
          </table:table-cell>
          <table:table-cell office:value-type="float" office:value="11071619">
            <text:p>11071619</text:p>
          </table:table-cell>
        </table:table-row>
        <table:table-row table:style-name="ro1">
          <table:table-cell office:value-type="string">
            <text:p>FR.75</text:p>
          </table:table-cell>
          <table:table-cell table:number-columns-repeated="2" office:value-type="string">
            <text:p>Nouvelle-Aquitaine</text:p>
          </table:table-cell>
          <table:table-cell office:value-type="float" office:value="11071620">
            <text:p>11071620</text:p>
          </table:table-cell>
        </table:table-row>
        <table:table-row table:style-name="ro1">
          <table:table-cell office:value-type="string">
            <text:p>FR.28</text:p>
          </table:table-cell>
          <table:table-cell table:number-columns-repeated="2" office:value-type="string">
            <text:p>Normandy</text:p>
          </table:table-cell>
          <table:table-cell office:value-type="float" office:value="11071621">
            <text:p>11071621</text:p>
          </table:table-cell>
        </table:table-row>
        <table:table-row table:style-name="ro1">
          <table:table-cell office:value-type="string">
            <text:p>FR.44</text:p>
          </table:table-cell>
          <table:table-cell table:number-columns-repeated="2" office:value-type="string">
            <text:p>Grand Est</text:p>
          </table:table-cell>
          <table:table-cell office:value-type="float" office:value="11071622">
            <text:p>11071622</text:p>
          </table:table-cell>
        </table:table-row>
        <table:table-row table:style-name="ro1">
          <table:table-cell office:value-type="string">
            <text:p>FR.76</text:p>
          </table:table-cell>
          <table:table-cell office:value-type="string">
            <text:p>Occitanie</text:p>
          </table:table-cell>
          <table:table-cell office:value-type="string">
            <text:p>Occitanie</text:p>
          </table:table-cell>
          <table:table-cell office:value-type="float" office:value="11071623">
            <text:p>11071623</text:p>
          </table:table-cell>
        </table:table-row>
        <table:table-row table:style-name="ro1">
          <table:table-cell office:value-type="string">
            <text:p>FR.32</text:p>
          </table:table-cell>
          <table:table-cell office:value-type="string">
            <text:p>Hauts-de-France</text:p>
          </table:table-cell>
          <table:table-cell office:value-type="string">
            <text:p>Hauts-de-France</text:p>
          </table:table-cell>
          <table:table-cell office:value-type="float" office:value="11071624">
            <text:p>11071624</text:p>
          </table:table-cell>
        </table:table-row>
        <table:table-row table:style-name="ro1">
          <table:table-cell office:value-type="string">
            <text:p>FR.84</text:p>
          </table:table-cell>
          <table:table-cell office:value-type="string">
            <text:p>Auvergne-Rhône-Alpes</text:p>
          </table:table-cell>
          <table:table-cell office:value-type="string">
            <text:p>Auvergne-Rhone-Alpes</text:p>
          </table:table-cell>
          <table:table-cell office:value-type="float" office:value="11071625">
            <text:p>11071625</text:p>
          </table:table-cell>
        </table:table-row>
        <table:table-row table:style-name="ro1">
          <table:table-cell office:value-type="string">
            <text:p>GA.09</text:p>
          </table:table-cell>
          <table:table-cell office:value-type="string">
            <text:p>Woleu-Ntem</text:p>
          </table:table-cell>
          <table:table-cell office:value-type="string">
            <text:p>Woleu-Ntem</text:p>
          </table:table-cell>
          <table:table-cell office:value-type="float" office:value="2396076">
            <text:p>2396076</text:p>
          </table:table-cell>
        </table:table-row>
        <table:table-row table:style-name="ro1">
          <table:table-cell office:value-type="string">
            <text:p>GA.08</text:p>
          </table:table-cell>
          <table:table-cell office:value-type="string">
            <text:p>Ogooué-Maritime</text:p>
          </table:table-cell>
          <table:table-cell office:value-type="string">
            <text:p>Ogooue-Maritime</text:p>
          </table:table-cell>
          <table:table-cell office:value-type="float" office:value="2396924">
            <text:p>2396924</text:p>
          </table:table-cell>
        </table:table-row>
        <table:table-row table:style-name="ro1">
          <table:table-cell office:value-type="string">
            <text:p>GA.07</text:p>
          </table:table-cell>
          <table:table-cell office:value-type="string">
            <text:p>Ogooué-Lolo</text:p>
          </table:table-cell>
          <table:table-cell office:value-type="string">
            <text:p>Ogooue-Lolo</text:p>
          </table:table-cell>
          <table:table-cell office:value-type="float" office:value="2396925">
            <text:p>2396925</text:p>
          </table:table-cell>
        </table:table-row>
        <table:table-row table:style-name="ro1">
          <table:table-cell office:value-type="string">
            <text:p>GA.06</text:p>
          </table:table-cell>
          <table:table-cell office:value-type="string">
            <text:p>Ogooué-Ivindo</text:p>
          </table:table-cell>
          <table:table-cell office:value-type="string">
            <text:p>Ogooue-Ivindo</text:p>
          </table:table-cell>
          <table:table-cell office:value-type="float" office:value="2396926">
            <text:p>2396926</text:p>
          </table:table-cell>
        </table:table-row>
        <table:table-row table:style-name="ro1">
          <table:table-cell office:value-type="string">
            <text:p>GA.05</text:p>
          </table:table-cell>
          <table:table-cell office:value-type="string">
            <text:p>Nyanga</text:p>
          </table:table-cell>
          <table:table-cell office:value-type="string">
            <text:p>Nyanga</text:p>
          </table:table-cell>
          <table:table-cell office:value-type="float" office:value="2397141">
            <text:p>2397141</text:p>
          </table:table-cell>
        </table:table-row>
        <table:table-row table:style-name="ro1">
          <table:table-cell office:value-type="string">
            <text:p>GA.04</text:p>
          </table:table-cell>
          <table:table-cell office:value-type="string">
            <text:p>Ngouni</text:p>
          </table:table-cell>
          <table:table-cell office:value-type="string">
            <text:p>Ngouni</text:p>
          </table:table-cell>
          <table:table-cell office:value-type="float" office:value="2397466">
            <text:p>2397466</text:p>
          </table:table-cell>
        </table:table-row>
        <table:table-row table:style-name="ro1">
          <table:table-cell office:value-type="string">
            <text:p>GA.03</text:p>
          </table:table-cell>
          <table:table-cell office:value-type="string">
            <text:p>Moyen-Ogooué</text:p>
          </table:table-cell>
          <table:table-cell office:value-type="string">
            <text:p>Moyen-Ogooue</text:p>
          </table:table-cell>
          <table:table-cell office:value-type="float" office:value="2397842">
            <text:p>2397842</text:p>
          </table:table-cell>
        </table:table-row>
        <table:table-row table:style-name="ro1">
          <table:table-cell office:value-type="string">
            <text:p>GA.02</text:p>
          </table:table-cell>
          <table:table-cell office:value-type="string">
            <text:p>Haut-Ogooué</text:p>
          </table:table-cell>
          <table:table-cell office:value-type="string">
            <text:p>Haut-Ogooue</text:p>
          </table:table-cell>
          <table:table-cell office:value-type="float" office:value="2400454">
            <text:p>2400454</text:p>
          </table:table-cell>
        </table:table-row>
        <table:table-row table:style-name="ro1">
          <table:table-cell office:value-type="string">
            <text:p>GA.01</text:p>
          </table:table-cell>
          <table:table-cell office:value-type="string">
            <text:p>Estuaire</text:p>
          </table:table-cell>
          <table:table-cell office:value-type="string">
            <text:p>Estuaire</text:p>
          </table:table-cell>
          <table:table-cell office:value-type="float" office:value="2400682">
            <text:p>2400682</text:p>
          </table:table-cell>
        </table:table-row>
        <table:table-row table:style-name="ro1">
          <table:table-cell office:value-type="string">
            <text:p>GB.WLS</text:p>
          </table:table-cell>
          <table:table-cell table:number-columns-repeated="2" office:value-type="string">
            <text:p>Wales</text:p>
          </table:table-cell>
          <table:table-cell office:value-type="float" office:value="2634895">
            <text:p>2634895</text:p>
          </table:table-cell>
        </table:table-row>
        <table:table-row table:style-name="ro1">
          <table:table-cell office:value-type="string">
            <text:p>GB.SCT</text:p>
          </table:table-cell>
          <table:table-cell table:number-columns-repeated="2" office:value-type="string">
            <text:p>Scotland</text:p>
          </table:table-cell>
          <table:table-cell office:value-type="float" office:value="2638360">
            <text:p>2638360</text:p>
          </table:table-cell>
        </table:table-row>
        <table:table-row table:style-name="ro1">
          <table:table-cell office:value-type="string">
            <text:p>GB.NIR</text:p>
          </table:table-cell>
          <table:table-cell table:number-columns-repeated="2" office:value-type="string">
            <text:p>Northern Ireland</text:p>
          </table:table-cell>
          <table:table-cell office:value-type="float" office:value="2641364">
            <text:p>2641364</text:p>
          </table:table-cell>
        </table:table-row>
        <table:table-row table:style-name="ro1">
          <table:table-cell office:value-type="string">
            <text:p>GB.ENG</text:p>
          </table:table-cell>
          <table:table-cell table:number-columns-repeated="2" office:value-type="string">
            <text:p>England</text:p>
          </table:table-cell>
          <table:table-cell office:value-type="float" office:value="6269131">
            <text:p>6269131</text:p>
          </table:table-cell>
        </table:table-row>
        <table:table-row table:style-name="ro1">
          <table:table-cell office:value-type="string">
            <text:p>GD.06</text:p>
          </table:table-cell>
          <table:table-cell table:number-columns-repeated="2" office:value-type="string">
            <text:p>Saint Patrick Parish</text:p>
          </table:table-cell>
          <table:table-cell office:value-type="float" office:value="3579907">
            <text:p>3579907</text:p>
          </table:table-cell>
        </table:table-row>
        <table:table-row table:style-name="ro1">
          <table:table-cell office:value-type="string">
            <text:p>GD.05</text:p>
          </table:table-cell>
          <table:table-cell table:number-columns-repeated="2" office:value-type="string">
            <text:p>Saint Mark Parish</text:p>
          </table:table-cell>
          <table:table-cell office:value-type="float" office:value="3579913">
            <text:p>3579913</text:p>
          </table:table-cell>
        </table:table-row>
        <table:table-row table:style-name="ro1">
          <table:table-cell office:value-type="string">
            <text:p>GD.04</text:p>
          </table:table-cell>
          <table:table-cell table:number-columns-repeated="2" office:value-type="string">
            <text:p>Saint John Parish</text:p>
          </table:table-cell>
          <table:table-cell office:value-type="float" office:value="3579919">
            <text:p>3579919</text:p>
          </table:table-cell>
        </table:table-row>
        <table:table-row table:style-name="ro1">
          <table:table-cell office:value-type="string">
            <text:p>GD.03</text:p>
          </table:table-cell>
          <table:table-cell table:number-columns-repeated="2" office:value-type="string">
            <text:p>Saint George Parish</text:p>
          </table:table-cell>
          <table:table-cell office:value-type="float" office:value="3579926">
            <text:p>3579926</text:p>
          </table:table-cell>
        </table:table-row>
        <table:table-row table:style-name="ro1">
          <table:table-cell office:value-type="string">
            <text:p>GD.02</text:p>
          </table:table-cell>
          <table:table-cell table:number-columns-repeated="2" office:value-type="string">
            <text:p>Saint David Parish</text:p>
          </table:table-cell>
          <table:table-cell office:value-type="float" office:value="3579932">
            <text:p>3579932</text:p>
          </table:table-cell>
        </table:table-row>
        <table:table-row table:style-name="ro1">
          <table:table-cell office:value-type="string">
            <text:p>GD.01</text:p>
          </table:table-cell>
          <table:table-cell table:number-columns-repeated="2" office:value-type="string">
            <text:p>Saint Andrew Parish</text:p>
          </table:table-cell>
          <table:table-cell office:value-type="float" office:value="3579938">
            <text:p>3579938</text:p>
          </table:table-cell>
        </table:table-row>
        <table:table-row table:style-name="ro1">
          <table:table-cell office:value-type="string">
            <text:p>GD.10</text:p>
          </table:table-cell>
          <table:table-cell office:value-type="string">
            <text:p>Carriacou and Petite Martinique</text:p>
          </table:table-cell>
          <table:table-cell office:value-type="string">
            <text:p>Carriacou and Petite Martinique</text:p>
          </table:table-cell>
          <table:table-cell office:value-type="float" office:value="7303836">
            <text:p>7303836</text:p>
          </table:table-cell>
        </table:table-row>
        <table:table-row table:style-name="ro1">
          <table:table-cell office:value-type="string">
            <text:p>GE.51</text:p>
          </table:table-cell>
          <table:table-cell table:number-columns-repeated="2" office:value-type="string">
            <text:p>Tbilisi</text:p>
          </table:table-cell>
          <table:table-cell office:value-type="float" office:value="611716">
            <text:p>611716</text:p>
          </table:table-cell>
        </table:table-row>
        <table:table-row table:style-name="ro1">
          <table:table-cell office:value-type="string">
            <text:p>GE.04</text:p>
          </table:table-cell>
          <table:table-cell office:value-type="string">
            <text:p>Adjara</text:p>
          </table:table-cell>
          <table:table-cell office:value-type="string">
            <text:p>Adjara</text:p>
          </table:table-cell>
          <table:table-cell office:value-type="float" office:value="615929">
            <text:p>615929</text:p>
          </table:table-cell>
        </table:table-row>
        <table:table-row table:style-name="ro1">
          <table:table-cell office:value-type="string">
            <text:p>GE.68</text:p>
          </table:table-cell>
          <table:table-cell office:value-type="string">
            <text:p>Kvemo Kartli</text:p>
          </table:table-cell>
          <table:table-cell office:value-type="string">
            <text:p>Kvemo Kartli</text:p>
          </table:table-cell>
          <table:table-cell office:value-type="float" office:value="865536">
            <text:p>865536</text:p>
          </table:table-cell>
        </table:table-row>
        <table:table-row table:style-name="ro1">
          <table:table-cell office:value-type="string">
            <text:p>GE.67</text:p>
          </table:table-cell>
          <table:table-cell office:value-type="string">
            <text:p>Kakheti</text:p>
          </table:table-cell>
          <table:table-cell office:value-type="string">
            <text:p>Kakheti</text:p>
          </table:table-cell>
          <table:table-cell office:value-type="float" office:value="865537">
            <text:p>865537</text:p>
          </table:table-cell>
        </table:table-row>
        <table:table-row table:style-name="ro1">
          <table:table-cell office:value-type="string">
            <text:p>GE.65</text:p>
          </table:table-cell>
          <table:table-cell office:value-type="string">
            <text:p>Guria</text:p>
          </table:table-cell>
          <table:table-cell office:value-type="string">
            <text:p>Guria</text:p>
          </table:table-cell>
          <table:table-cell office:value-type="float" office:value="865538">
            <text:p>865538</text:p>
          </table:table-cell>
        </table:table-row>
        <table:table-row table:style-name="ro1">
          <table:table-cell office:value-type="string">
            <text:p>GE.66</text:p>
          </table:table-cell>
          <table:table-cell office:value-type="string">
            <text:p>Imereti</text:p>
          </table:table-cell>
          <table:table-cell office:value-type="string">
            <text:p>Imereti</text:p>
          </table:table-cell>
          <table:table-cell office:value-type="float" office:value="865539">
            <text:p>865539</text:p>
          </table:table-cell>
        </table:table-row>
        <table:table-row table:style-name="ro1">
          <table:table-cell office:value-type="string">
            <text:p>GE.73</text:p>
          </table:table-cell>
          <table:table-cell office:value-type="string">
            <text:p>Shida Kartli</text:p>
          </table:table-cell>
          <table:table-cell office:value-type="string">
            <text:p>Shida Kartli</text:p>
          </table:table-cell>
          <table:table-cell office:value-type="float" office:value="865540">
            <text:p>865540</text:p>
          </table:table-cell>
        </table:table-row>
        <table:table-row table:style-name="ro1">
          <table:table-cell office:value-type="string">
            <text:p>GE.69</text:p>
          </table:table-cell>
          <table:table-cell office:value-type="string">
            <text:p>Mtskheta-Mtianeti</text:p>
          </table:table-cell>
          <table:table-cell office:value-type="string">
            <text:p>Mtskheta-Mtianeti</text:p>
          </table:table-cell>
          <table:table-cell office:value-type="float" office:value="865541">
            <text:p>865541</text:p>
          </table:table-cell>
        </table:table-row>
        <table:table-row table:style-name="ro1">
          <table:table-cell office:value-type="string">
            <text:p>GE.70</text:p>
          </table:table-cell>
          <table:table-cell office:value-type="string">
            <text:p>Racha-Lechkhumi and Kvemo Svaneti</text:p>
          </table:table-cell>
          <table:table-cell office:value-type="string">
            <text:p>Racha-Lechkhumi and Kvemo Svaneti</text:p>
          </table:table-cell>
          <table:table-cell office:value-type="float" office:value="865542">
            <text:p>865542</text:p>
          </table:table-cell>
        </table:table-row>
        <table:table-row table:style-name="ro1">
          <table:table-cell office:value-type="string">
            <text:p>GE.71</text:p>
          </table:table-cell>
          <table:table-cell office:value-type="string">
            <text:p>Samegrelo and Zemo Svaneti</text:p>
          </table:table-cell>
          <table:table-cell office:value-type="string">
            <text:p>Samegrelo and Zemo Svaneti</text:p>
          </table:table-cell>
          <table:table-cell office:value-type="float" office:value="865543">
            <text:p>865543</text:p>
          </table:table-cell>
        </table:table-row>
        <table:table-row table:style-name="ro1">
          <table:table-cell office:value-type="string">
            <text:p>GE.72</text:p>
          </table:table-cell>
          <table:table-cell office:value-type="string">
            <text:p>Samtskhe-Javakheti</text:p>
          </table:table-cell>
          <table:table-cell office:value-type="string">
            <text:p>Samtskhe-Javakheti</text:p>
          </table:table-cell>
          <table:table-cell office:value-type="float" office:value="865544">
            <text:p>865544</text:p>
          </table:table-cell>
        </table:table-row>
        <table:table-row table:style-name="ro1">
          <table:table-cell office:value-type="string">
            <text:p>GE.02</text:p>
          </table:table-cell>
          <table:table-cell table:number-columns-repeated="2" office:value-type="string">
            <text:p>Abkhazia</text:p>
          </table:table-cell>
          <table:table-cell office:value-type="float" office:value="6643410">
            <text:p>6643410</text:p>
          </table:table-cell>
        </table:table-row>
        <table:table-row table:style-name="ro1">
          <table:table-cell office:value-type="string">
            <text:p>GF.GF</text:p>
          </table:table-cell>
          <table:table-cell office:value-type="string">
            <text:p>Guyane</text:p>
          </table:table-cell>
          <table:table-cell office:value-type="string">
            <text:p>Guyane</text:p>
          </table:table-cell>
          <table:table-cell office:value-type="float" office:value="6690605">
            <text:p>6690605</text:p>
          </table:table-cell>
        </table:table-row>
        <table:table-row table:style-name="ro1">
          <table:table-cell office:value-type="string">
            <text:p>GG.6417213</text:p>
          </table:table-cell>
          <table:table-cell table:number-columns-repeated="2" office:value-type="string">
            <text:p>St Pierre du Bois</text:p>
          </table:table-cell>
          <table:table-cell office:value-type="float" office:value="6417213">
            <text:p>6417213</text:p>
          </table:table-cell>
        </table:table-row>
        <table:table-row table:style-name="ro1">
          <table:table-cell office:value-type="string">
            <text:p>GG.6417214</text:p>
          </table:table-cell>
          <table:table-cell office:value-type="string">
            <text:p>Torteval</text:p>
          </table:table-cell>
          <table:table-cell office:value-type="string">
            <text:p>Torteval</text:p>
          </table:table-cell>
          <table:table-cell office:value-type="float" office:value="6417214">
            <text:p>6417214</text:p>
          </table:table-cell>
        </table:table-row>
        <table:table-row table:style-name="ro1">
          <table:table-cell office:value-type="string">
            <text:p>GG.6417215</text:p>
          </table:table-cell>
          <table:table-cell office:value-type="string">
            <text:p>Saint Saviour</text:p>
          </table:table-cell>
          <table:table-cell office:value-type="string">
            <text:p>Saint Saviour</text:p>
          </table:table-cell>
          <table:table-cell office:value-type="float" office:value="6417215">
            <text:p>6417215</text:p>
          </table:table-cell>
        </table:table-row>
        <table:table-row table:style-name="ro1">
          <table:table-cell office:value-type="string">
            <text:p>GG.6417223</text:p>
          </table:table-cell>
          <table:table-cell table:number-columns-repeated="2" office:value-type="string">
            <text:p>Forest</text:p>
          </table:table-cell>
          <table:table-cell office:value-type="float" office:value="6417223">
            <text:p>6417223</text:p>
          </table:table-cell>
        </table:table-row>
        <table:table-row table:style-name="ro1">
          <table:table-cell office:value-type="string">
            <text:p>GG.6417224</text:p>
          </table:table-cell>
          <table:table-cell table:number-columns-repeated="2" office:value-type="string">
            <text:p>St Martin</text:p>
          </table:table-cell>
          <table:table-cell office:value-type="float" office:value="6417224">
            <text:p>6417224</text:p>
          </table:table-cell>
        </table:table-row>
        <table:table-row table:style-name="ro1">
          <table:table-cell office:value-type="string">
            <text:p>GG.6417226</text:p>
          </table:table-cell>
          <table:table-cell table:number-columns-repeated="2" office:value-type="string">
            <text:p>Saint Andrew</text:p>
          </table:table-cell>
          <table:table-cell office:value-type="float" office:value="6417226">
            <text:p>6417226</text:p>
          </table:table-cell>
        </table:table-row>
        <table:table-row table:style-name="ro1">
          <table:table-cell office:value-type="string">
            <text:p>GG.6417228</text:p>
          </table:table-cell>
          <table:table-cell table:number-columns-repeated="2" office:value-type="string">
            <text:p>St Peter Port</text:p>
          </table:table-cell>
          <table:table-cell office:value-type="float" office:value="6417228">
            <text:p>6417228</text:p>
          </table:table-cell>
        </table:table-row>
        <table:table-row table:style-name="ro1">
          <table:table-cell office:value-type="string">
            <text:p>GG.6417229</text:p>
          </table:table-cell>
          <table:table-cell office:value-type="string">
            <text:p>Castel</text:p>
          </table:table-cell>
          <table:table-cell office:value-type="string">
            <text:p>Castel</text:p>
          </table:table-cell>
          <table:table-cell office:value-type="float" office:value="6417229">
            <text:p>6417229</text:p>
          </table:table-cell>
        </table:table-row>
        <table:table-row table:style-name="ro1">
          <table:table-cell office:value-type="string">
            <text:p>GG.6417230</text:p>
          </table:table-cell>
          <table:table-cell table:number-columns-repeated="2" office:value-type="string">
            <text:p>Vale</text:p>
          </table:table-cell>
          <table:table-cell office:value-type="float" office:value="6417230">
            <text:p>6417230</text:p>
          </table:table-cell>
        </table:table-row>
        <table:table-row table:style-name="ro1">
          <table:table-cell office:value-type="string">
            <text:p>GG.6417233</text:p>
          </table:table-cell>
          <table:table-cell table:number-columns-repeated="2" office:value-type="string">
            <text:p>St Sampson</text:p>
          </table:table-cell>
          <table:table-cell office:value-type="float" office:value="6417233">
            <text:p>6417233</text:p>
          </table:table-cell>
        </table:table-row>
        <table:table-row table:style-name="ro1">
          <table:table-cell office:value-type="string">
            <text:p>GG.8989934</text:p>
          </table:table-cell>
          <table:table-cell table:number-columns-repeated="2" office:value-type="string">
            <text:p>Alderney</text:p>
          </table:table-cell>
          <table:table-cell office:value-type="float" office:value="8989934">
            <text:p>8989934</text:p>
          </table:table-cell>
        </table:table-row>
        <table:table-row table:style-name="ro1">
          <table:table-cell office:value-type="string">
            <text:p>GH.09</text:p>
          </table:table-cell>
          <table:table-cell table:number-columns-repeated="2" office:value-type="string">
            <text:p>Western</text:p>
          </table:table-cell>
          <table:table-cell office:value-type="float" office:value="2294076">
            <text:p>2294076</text:p>
          </table:table-cell>
        </table:table-row>
        <table:table-row table:style-name="ro1">
          <table:table-cell office:value-type="string">
            <text:p>GH.08</text:p>
          </table:table-cell>
          <table:table-cell table:number-columns-repeated="2" office:value-type="string">
            <text:p>Volta</text:p>
          </table:table-cell>
          <table:table-cell office:value-type="float" office:value="2294234">
            <text:p>2294234</text:p>
          </table:table-cell>
        </table:table-row>
        <table:table-row table:style-name="ro1">
          <table:table-cell office:value-type="string">
            <text:p>GH.11</text:p>
          </table:table-cell>
          <table:table-cell table:number-columns-repeated="2" office:value-type="string">
            <text:p>Upper West</text:p>
          </table:table-cell>
          <table:table-cell office:value-type="float" office:value="2294286">
            <text:p>2294286</text:p>
          </table:table-cell>
        </table:table-row>
        <table:table-row table:style-name="ro1">
          <table:table-cell office:value-type="string">
            <text:p>GH.10</text:p>
          </table:table-cell>
          <table:table-cell table:number-columns-repeated="2" office:value-type="string">
            <text:p>Upper East</text:p>
          </table:table-cell>
          <table:table-cell office:value-type="float" office:value="2294291">
            <text:p>2294291</text:p>
          </table:table-cell>
        </table:table-row>
        <table:table-row table:style-name="ro1">
          <table:table-cell office:value-type="string">
            <text:p>GH.06</text:p>
          </table:table-cell>
          <table:table-cell table:number-columns-repeated="2" office:value-type="string">
            <text:p>Northern</text:p>
          </table:table-cell>
          <table:table-cell office:value-type="float" office:value="2297169">
            <text:p>2297169</text:p>
          </table:table-cell>
        </table:table-row>
        <table:table-row table:style-name="ro1">
          <table:table-cell office:value-type="string">
            <text:p>GH.01</text:p>
          </table:table-cell>
          <table:table-cell table:number-columns-repeated="2" office:value-type="string">
            <text:p>Greater Accra</text:p>
          </table:table-cell>
          <table:table-cell office:value-type="float" office:value="2300569">
            <text:p>2300569</text:p>
          </table:table-cell>
        </table:table-row>
        <table:table-row table:style-name="ro1">
          <table:table-cell office:value-type="string">
            <text:p>GH.05</text:p>
          </table:table-cell>
          <table:table-cell table:number-columns-repeated="2" office:value-type="string">
            <text:p>Eastern</text:p>
          </table:table-cell>
          <table:table-cell office:value-type="float" office:value="2301360">
            <text:p>2301360</text:p>
          </table:table-cell>
        </table:table-row>
        <table:table-row table:style-name="ro1">
          <table:table-cell office:value-type="string">
            <text:p>GH.04</text:p>
          </table:table-cell>
          <table:table-cell table:number-columns-repeated="2" office:value-type="string">
            <text:p>Central</text:p>
          </table:table-cell>
          <table:table-cell office:value-type="float" office:value="2302353">
            <text:p>2302353</text:p>
          </table:table-cell>
        </table:table-row>
        <table:table-row table:style-name="ro1">
          <table:table-cell office:value-type="string">
            <text:p>GH.02</text:p>
          </table:table-cell>
          <table:table-cell table:number-columns-repeated="2" office:value-type="string">
            <text:p>Ashanti</text:p>
          </table:table-cell>
          <table:table-cell office:value-type="float" office:value="2304116">
            <text:p>2304116</text:p>
          </table:table-cell>
        </table:table-row>
        <table:table-row table:style-name="ro1">
          <table:table-cell office:value-type="string">
            <text:p>GH.13</text:p>
          </table:table-cell>
          <table:table-cell table:number-columns-repeated="2" office:value-type="string">
            <text:p>Bono</text:p>
          </table:table-cell>
          <table:table-cell office:value-type="float" office:value="12105069">
            <text:p>12105069</text:p>
          </table:table-cell>
        </table:table-row>
        <table:table-row table:style-name="ro1">
          <table:table-cell office:value-type="string">
            <text:p>GH.16</text:p>
          </table:table-cell>
          <table:table-cell office:value-type="string">
            <text:p>Oti</text:p>
          </table:table-cell>
          <table:table-cell office:value-type="string">
            <text:p>Oti</text:p>
          </table:table-cell>
          <table:table-cell office:value-type="float" office:value="12105070">
            <text:p>12105070</text:p>
          </table:table-cell>
        </table:table-row>
        <table:table-row table:style-name="ro1">
          <table:table-cell office:value-type="string">
            <text:p>GH.15</text:p>
          </table:table-cell>
          <table:table-cell table:number-columns-repeated="2" office:value-type="string">
            <text:p>North East</text:p>
          </table:table-cell>
          <table:table-cell office:value-type="float" office:value="12105071">
            <text:p>12105071</text:p>
          </table:table-cell>
        </table:table-row>
        <table:table-row table:style-name="ro1">
          <table:table-cell office:value-type="string">
            <text:p>GH.12</text:p>
          </table:table-cell>
          <table:table-cell office:value-type="string">
            <text:p>Ahafo</text:p>
          </table:table-cell>
          <table:table-cell office:value-type="string">
            <text:p>Ahafo</text:p>
          </table:table-cell>
          <table:table-cell office:value-type="float" office:value="12105072">
            <text:p>12105072</text:p>
          </table:table-cell>
        </table:table-row>
        <table:table-row table:style-name="ro1">
          <table:table-cell office:value-type="string">
            <text:p>GH.14</text:p>
          </table:table-cell>
          <table:table-cell table:number-columns-repeated="2" office:value-type="string">
            <text:p>Bono East</text:p>
          </table:table-cell>
          <table:table-cell office:value-type="float" office:value="12105073">
            <text:p>12105073</text:p>
          </table:table-cell>
        </table:table-row>
        <table:table-row table:style-name="ro1">
          <table:table-cell office:value-type="string">
            <text:p>GH.17</text:p>
          </table:table-cell>
          <table:table-cell table:number-columns-repeated="2" office:value-type="string">
            <text:p>Savannah</text:p>
          </table:table-cell>
          <table:table-cell office:value-type="float" office:value="12105074">
            <text:p>12105074</text:p>
          </table:table-cell>
        </table:table-row>
        <table:table-row table:style-name="ro1">
          <table:table-cell office:value-type="string">
            <text:p>GH.18</text:p>
          </table:table-cell>
          <table:table-cell table:number-columns-repeated="2" office:value-type="string">
            <text:p>Western North</text:p>
          </table:table-cell>
          <table:table-cell office:value-type="float" office:value="12105075">
            <text:p>12105075</text:p>
          </table:table-cell>
        </table:table-row>
        <table:table-row table:style-name="ro1">
          <table:table-cell office:value-type="string">
            <text:p>GL.04</text:p>
          </table:table-cell>
          <table:table-cell office:value-type="string">
            <text:p>Kujalleq</text:p>
          </table:table-cell>
          <table:table-cell office:value-type="string">
            <text:p>Kujalleq</text:p>
          </table:table-cell>
          <table:table-cell office:value-type="float" office:value="7602005">
            <text:p>7602005</text:p>
          </table:table-cell>
        </table:table-row>
        <table:table-row table:style-name="ro1">
          <table:table-cell office:value-type="string">
            <text:p>GL.06</text:p>
          </table:table-cell>
          <table:table-cell office:value-type="string">
            <text:p>Qeqqata</text:p>
          </table:table-cell>
          <table:table-cell office:value-type="string">
            <text:p>Qeqqata</text:p>
          </table:table-cell>
          <table:table-cell office:value-type="float" office:value="7602006">
            <text:p>7602006</text:p>
          </table:table-cell>
        </table:table-row>
        <table:table-row table:style-name="ro1">
          <table:table-cell office:value-type="string">
            <text:p>GL.07</text:p>
          </table:table-cell>
          <table:table-cell office:value-type="string">
            <text:p>Sermersooq</text:p>
          </table:table-cell>
          <table:table-cell office:value-type="string">
            <text:p>Sermersooq</text:p>
          </table:table-cell>
          <table:table-cell office:value-type="float" office:value="7602007">
            <text:p>7602007</text:p>
          </table:table-cell>
        </table:table-row>
        <table:table-row table:style-name="ro1">
          <table:table-cell office:value-type="string">
            <text:p>GL.11839534</text:p>
          </table:table-cell>
          <table:table-cell office:value-type="string">
            <text:p>Qeqertalik</text:p>
          </table:table-cell>
          <table:table-cell office:value-type="string">
            <text:p>Qeqertalik</text:p>
          </table:table-cell>
          <table:table-cell office:value-type="float" office:value="11839534">
            <text:p>11839534</text:p>
          </table:table-cell>
        </table:table-row>
        <table:table-row table:style-name="ro1">
          <table:table-cell office:value-type="string">
            <text:p>GL.11839537</text:p>
          </table:table-cell>
          <table:table-cell office:value-type="string">
            <text:p>Avannaata</text:p>
          </table:table-cell>
          <table:table-cell office:value-type="string">
            <text:p>Avannaata</text:p>
          </table:table-cell>
          <table:table-cell office:value-type="float" office:value="11839537">
            <text:p>11839537</text:p>
          </table:table-cell>
        </table:table-row>
        <table:table-row table:style-name="ro1">
          <table:table-cell office:value-type="string">
            <text:p>GM.05</text:p>
          </table:table-cell>
          <table:table-cell table:number-columns-repeated="2" office:value-type="string">
            <text:p>Western</text:p>
          </table:table-cell>
          <table:table-cell office:value-type="float" office:value="2411683">
            <text:p>2411683</text:p>
          </table:table-cell>
        </table:table-row>
        <table:table-row table:style-name="ro1">
          <table:table-cell office:value-type="string">
            <text:p>GM.04</text:p>
          </table:table-cell>
          <table:table-cell table:number-columns-repeated="2" office:value-type="string">
            <text:p>Upper River</text:p>
          </table:table-cell>
          <table:table-cell office:value-type="float" office:value="2411711">
            <text:p>2411711</text:p>
          </table:table-cell>
        </table:table-row>
        <table:table-row table:style-name="ro1">
          <table:table-cell office:value-type="string">
            <text:p>GM.07</text:p>
          </table:table-cell>
          <table:table-cell table:number-columns-repeated="2" office:value-type="string">
            <text:p>North Bank</text:p>
          </table:table-cell>
          <table:table-cell office:value-type="float" office:value="2412353">
            <text:p>2412353</text:p>
          </table:table-cell>
        </table:table-row>
        <table:table-row table:style-name="ro1">
          <table:table-cell office:value-type="string">
            <text:p>GM.03</text:p>
          </table:table-cell>
          <table:table-cell table:number-columns-repeated="2" office:value-type="string">
            <text:p>Central River</text:p>
          </table:table-cell>
          <table:table-cell office:value-type="float" office:value="2412707">
            <text:p>2412707</text:p>
          </table:table-cell>
        </table:table-row>
        <table:table-row table:style-name="ro1">
          <table:table-cell office:value-type="string">
            <text:p>GM.02</text:p>
          </table:table-cell>
          <table:table-cell table:number-columns-repeated="2" office:value-type="string">
            <text:p>Lower River</text:p>
          </table:table-cell>
          <table:table-cell office:value-type="float" office:value="2412716">
            <text:p>2412716</text:p>
          </table:table-cell>
        </table:table-row>
        <table:table-row table:style-name="ro1">
          <table:table-cell office:value-type="string">
            <text:p>GM.01</text:p>
          </table:table-cell>
          <table:table-cell table:number-columns-repeated="2" office:value-type="string">
            <text:p>Banjul</text:p>
          </table:table-cell>
          <table:table-cell office:value-type="float" office:value="2413875">
            <text:p>2413875</text:p>
          </table:table-cell>
        </table:table-row>
        <table:table-row table:style-name="ro1">
          <table:table-cell office:value-type="string">
            <text:p>GN.04</text:p>
          </table:table-cell>
          <table:table-cell table:number-columns-repeated="2" office:value-type="string">
            <text:p>Conakry</text:p>
          </table:table-cell>
          <table:table-cell office:value-type="float" office:value="2422464">
            <text:p>2422464</text:p>
          </table:table-cell>
        </table:table-row>
        <table:table-row table:style-name="ro1">
          <table:table-cell office:value-type="string">
            <text:p>GN.B</text:p>
          </table:table-cell>
          <table:table-cell office:value-type="string">
            <text:p>Boké Region</text:p>
          </table:table-cell>
          <table:table-cell office:value-type="string">
            <text:p>Boke Region</text:p>
          </table:table-cell>
          <table:table-cell office:value-type="float" office:value="8335085">
            <text:p>8335085</text:p>
          </table:table-cell>
        </table:table-row>
        <table:table-row table:style-name="ro1">
          <table:table-cell office:value-type="string">
            <text:p>GN.F</text:p>
          </table:table-cell>
          <table:table-cell office:value-type="string">
            <text:p>Faranah</text:p>
          </table:table-cell>
          <table:table-cell office:value-type="string">
            <text:p>Faranah</text:p>
          </table:table-cell>
          <table:table-cell office:value-type="float" office:value="8335086">
            <text:p>8335086</text:p>
          </table:table-cell>
        </table:table-row>
        <table:table-row table:style-name="ro1">
          <table:table-cell office:value-type="string">
            <text:p>GN.K</text:p>
          </table:table-cell>
          <table:table-cell office:value-type="string">
            <text:p>Kankan Region</text:p>
          </table:table-cell>
          <table:table-cell office:value-type="string">
            <text:p>Kankan Region</text:p>
          </table:table-cell>
          <table:table-cell office:value-type="float" office:value="8335087">
            <text:p>8335087</text:p>
          </table:table-cell>
        </table:table-row>
        <table:table-row table:style-name="ro1">
          <table:table-cell office:value-type="string">
            <text:p>GN.D</text:p>
          </table:table-cell>
          <table:table-cell office:value-type="string">
            <text:p>Kindia</text:p>
          </table:table-cell>
          <table:table-cell office:value-type="string">
            <text:p>Kindia</text:p>
          </table:table-cell>
          <table:table-cell office:value-type="float" office:value="8335088">
            <text:p>8335088</text:p>
          </table:table-cell>
        </table:table-row>
        <table:table-row table:style-name="ro1">
          <table:table-cell office:value-type="string">
            <text:p>GN.L</text:p>
          </table:table-cell>
          <table:table-cell office:value-type="string">
            <text:p>Labé Region</text:p>
          </table:table-cell>
          <table:table-cell office:value-type="string">
            <text:p>Labe Region</text:p>
          </table:table-cell>
          <table:table-cell office:value-type="float" office:value="8335089">
            <text:p>8335089</text:p>
          </table:table-cell>
        </table:table-row>
        <table:table-row table:style-name="ro1">
          <table:table-cell office:value-type="string">
            <text:p>GN.M</text:p>
          </table:table-cell>
          <table:table-cell office:value-type="string">
            <text:p>Mamou Region</text:p>
          </table:table-cell>
          <table:table-cell office:value-type="string">
            <text:p>Mamou Region</text:p>
          </table:table-cell>
          <table:table-cell office:value-type="float" office:value="8335090">
            <text:p>8335090</text:p>
          </table:table-cell>
        </table:table-row>
        <table:table-row table:style-name="ro1">
          <table:table-cell office:value-type="string">
            <text:p>GN.N</text:p>
          </table:table-cell>
          <table:table-cell office:value-type="string">
            <text:p>Nzérékoré Region</text:p>
          </table:table-cell>
          <table:table-cell office:value-type="string">
            <text:p>Nzerekore Region</text:p>
          </table:table-cell>
          <table:table-cell office:value-type="float" office:value="8335091">
            <text:p>8335091</text:p>
          </table:table-cell>
        </table:table-row>
        <table:table-row table:style-name="ro1">
          <table:table-cell office:value-type="string">
            <text:p>GP.GP</text:p>
          </table:table-cell>
          <table:table-cell table:number-columns-repeated="2" office:value-type="string">
            <text:p>Guadeloupe</text:p>
          </table:table-cell>
          <table:table-cell office:value-type="float" office:value="6690363">
            <text:p>6690363</text:p>
          </table:table-cell>
        </table:table-row>
        <table:table-row table:style-name="ro1">
          <table:table-cell office:value-type="string">
            <text:p>GQ.03</text:p>
          </table:table-cell>
          <table:table-cell office:value-type="string">
            <text:p>Annobon</text:p>
          </table:table-cell>
          <table:table-cell office:value-type="string">
            <text:p>Annobon</text:p>
          </table:table-cell>
          <table:table-cell office:value-type="float" office:value="2310307">
            <text:p>2310307</text:p>
          </table:table-cell>
        </table:table-row>
        <table:table-row table:style-name="ro1">
          <table:table-cell office:value-type="string">
            <text:p>GQ.04</text:p>
          </table:table-cell>
          <table:table-cell table:number-columns-repeated="2" office:value-type="string">
            <text:p>Bioko Norte</text:p>
          </table:table-cell>
          <table:table-cell office:value-type="float" office:value="2566978">
            <text:p>2566978</text:p>
          </table:table-cell>
        </table:table-row>
        <table:table-row table:style-name="ro1">
          <table:table-cell office:value-type="string">
            <text:p>GQ.05</text:p>
          </table:table-cell>
          <table:table-cell table:number-columns-repeated="2" office:value-type="string">
            <text:p>Bioko Sur</text:p>
          </table:table-cell>
          <table:table-cell office:value-type="float" office:value="2566979">
            <text:p>2566979</text:p>
          </table:table-cell>
        </table:table-row>
        <table:table-row table:style-name="ro1">
          <table:table-cell office:value-type="string">
            <text:p>GQ.06</text:p>
          </table:table-cell>
          <table:table-cell table:number-columns-repeated="2" office:value-type="string">
            <text:p>Centro Sur</text:p>
          </table:table-cell>
          <table:table-cell office:value-type="float" office:value="2566980">
            <text:p>2566980</text:p>
          </table:table-cell>
        </table:table-row>
        <table:table-row table:style-name="ro1">
          <table:table-cell office:value-type="string">
            <text:p>GQ.07</text:p>
          </table:table-cell>
          <table:table-cell office:value-type="string">
            <text:p>Kié-Ntem</text:p>
          </table:table-cell>
          <table:table-cell office:value-type="string">
            <text:p>Kie-Ntem</text:p>
          </table:table-cell>
          <table:table-cell office:value-type="float" office:value="2566981">
            <text:p>2566981</text:p>
          </table:table-cell>
        </table:table-row>
        <table:table-row table:style-name="ro1">
          <table:table-cell office:value-type="string">
            <text:p>GQ.08</text:p>
          </table:table-cell>
          <table:table-cell office:value-type="string">
            <text:p>Litoral</text:p>
          </table:table-cell>
          <table:table-cell office:value-type="string">
            <text:p>Litoral</text:p>
          </table:table-cell>
          <table:table-cell office:value-type="float" office:value="2566982">
            <text:p>2566982</text:p>
          </table:table-cell>
        </table:table-row>
        <table:table-row table:style-name="ro1">
          <table:table-cell office:value-type="string">
            <text:p>GQ.09</text:p>
          </table:table-cell>
          <table:table-cell office:value-type="string">
            <text:p>Wele-Nzas</text:p>
          </table:table-cell>
          <table:table-cell office:value-type="string">
            <text:p>Wele-Nzas</text:p>
          </table:table-cell>
          <table:table-cell office:value-type="float" office:value="2566983">
            <text:p>2566983</text:p>
          </table:table-cell>
        </table:table-row>
        <table:table-row table:style-name="ro1">
          <table:table-cell office:value-type="string">
            <text:p>GQ.10</text:p>
          </table:table-cell>
          <table:table-cell office:value-type="string">
            <text:p>Djibloho</text:p>
          </table:table-cell>
          <table:table-cell office:value-type="string">
            <text:p>Djibloho</text:p>
          </table:table-cell>
          <table:table-cell office:value-type="float" office:value="12168385">
            <text:p>12168385</text:p>
          </table:table-cell>
        </table:table-row>
        <table:table-row table:style-name="ro1">
          <table:table-cell office:value-type="string">
            <text:p>GR.736572</text:p>
          </table:table-cell>
          <table:table-cell office:value-type="string">
            <text:p>Mount Athos</text:p>
          </table:table-cell>
          <table:table-cell office:value-type="string">
            <text:p>Mount Athos</text:p>
          </table:table-cell>
          <table:table-cell office:value-type="float" office:value="736572">
            <text:p>736572</text:p>
          </table:table-cell>
        </table:table-row>
        <table:table-row table:style-name="ro1">
          <table:table-cell office:value-type="string">
            <text:p>GR.ESYE31</text:p>
          </table:table-cell>
          <table:table-cell table:number-columns-repeated="2" office:value-type="string">
            <text:p>Attica</text:p>
          </table:table-cell>
          <table:table-cell office:value-type="float" office:value="6692632">
            <text:p>6692632</text:p>
          </table:table-cell>
        </table:table-row>
        <table:table-row table:style-name="ro1">
          <table:table-cell office:value-type="string">
            <text:p>GR.ESYE24</text:p>
          </table:table-cell>
          <table:table-cell table:number-columns-repeated="2" office:value-type="string">
            <text:p>Central Greece</text:p>
          </table:table-cell>
          <table:table-cell office:value-type="float" office:value="6697800">
            <text:p>6697800</text:p>
          </table:table-cell>
        </table:table-row>
        <table:table-row table:style-name="ro1">
          <table:table-cell office:value-type="string">
            <text:p>GR.ESYE12</text:p>
          </table:table-cell>
          <table:table-cell table:number-columns-repeated="2" office:value-type="string">
            <text:p>Central Macedonia</text:p>
          </table:table-cell>
          <table:table-cell office:value-type="float" office:value="6697801">
            <text:p>6697801</text:p>
          </table:table-cell>
        </table:table-row>
        <table:table-row table:style-name="ro1">
          <table:table-cell office:value-type="string">
            <text:p>GR.ESYE43</text:p>
          </table:table-cell>
          <table:table-cell table:number-columns-repeated="2" office:value-type="string">
            <text:p>Crete</text:p>
          </table:table-cell>
          <table:table-cell office:value-type="float" office:value="6697802">
            <text:p>6697802</text:p>
          </table:table-cell>
        </table:table-row>
        <table:table-row table:style-name="ro1">
          <table:table-cell office:value-type="string">
            <text:p>GR.ESYE11</text:p>
          </table:table-cell>
          <table:table-cell table:number-columns-repeated="2" office:value-type="string">
            <text:p>East Macedonia and Thrace</text:p>
          </table:table-cell>
          <table:table-cell office:value-type="float" office:value="6697803">
            <text:p>6697803</text:p>
          </table:table-cell>
        </table:table-row>
        <table:table-row table:style-name="ro1">
          <table:table-cell office:value-type="string">
            <text:p>GR.ESYE21</text:p>
          </table:table-cell>
          <table:table-cell table:number-columns-repeated="2" office:value-type="string">
            <text:p>Epirus</text:p>
          </table:table-cell>
          <table:table-cell office:value-type="float" office:value="6697804">
            <text:p>6697804</text:p>
          </table:table-cell>
        </table:table-row>
        <table:table-row table:style-name="ro1">
          <table:table-cell office:value-type="string">
            <text:p>GR.ESYE22</text:p>
          </table:table-cell>
          <table:table-cell table:number-columns-repeated="2" office:value-type="string">
            <text:p>Ionian Islands</text:p>
          </table:table-cell>
          <table:table-cell office:value-type="float" office:value="6697805">
            <text:p>6697805</text:p>
          </table:table-cell>
        </table:table-row>
        <table:table-row table:style-name="ro1">
          <table:table-cell office:value-type="string">
            <text:p>GR.ESYE41</text:p>
          </table:table-cell>
          <table:table-cell table:number-columns-repeated="2" office:value-type="string">
            <text:p>North Aegean</text:p>
          </table:table-cell>
          <table:table-cell office:value-type="float" office:value="6697806">
            <text:p>6697806</text:p>
          </table:table-cell>
        </table:table-row>
        <table:table-row table:style-name="ro1">
          <table:table-cell office:value-type="string">
            <text:p>GR.ESYE25</text:p>
          </table:table-cell>
          <table:table-cell table:number-columns-repeated="2" office:value-type="string">
            <text:p>Peloponnese</text:p>
          </table:table-cell>
          <table:table-cell office:value-type="float" office:value="6697807">
            <text:p>6697807</text:p>
          </table:table-cell>
        </table:table-row>
        <table:table-row table:style-name="ro1">
          <table:table-cell office:value-type="string">
            <text:p>GR.ESYE42</text:p>
          </table:table-cell>
          <table:table-cell table:number-columns-repeated="2" office:value-type="string">
            <text:p>South Aegean</text:p>
          </table:table-cell>
          <table:table-cell office:value-type="float" office:value="6697808">
            <text:p>6697808</text:p>
          </table:table-cell>
        </table:table-row>
        <table:table-row table:style-name="ro1">
          <table:table-cell office:value-type="string">
            <text:p>GR.ESYE14</text:p>
          </table:table-cell>
          <table:table-cell table:number-columns-repeated="2" office:value-type="string">
            <text:p>Thessaly</text:p>
          </table:table-cell>
          <table:table-cell office:value-type="float" office:value="6697809">
            <text:p>6697809</text:p>
          </table:table-cell>
        </table:table-row>
        <table:table-row table:style-name="ro1">
          <table:table-cell office:value-type="string">
            <text:p>GR.ESYE23</text:p>
          </table:table-cell>
          <table:table-cell table:number-columns-repeated="2" office:value-type="string">
            <text:p>West Greece</text:p>
          </table:table-cell>
          <table:table-cell office:value-type="float" office:value="6697810">
            <text:p>6697810</text:p>
          </table:table-cell>
        </table:table-row>
        <table:table-row table:style-name="ro1">
          <table:table-cell office:value-type="string">
            <text:p>GR.ESYE13</text:p>
          </table:table-cell>
          <table:table-cell table:number-columns-repeated="2" office:value-type="string">
            <text:p>West Macedonia</text:p>
          </table:table-cell>
          <table:table-cell office:value-type="float" office:value="6697811">
            <text:p>6697811</text:p>
          </table:table-cell>
        </table:table-row>
        <table:table-row table:style-name="ro1">
          <table:table-cell office:value-type="string">
            <text:p>GT.22</text:p>
          </table:table-cell>
          <table:table-cell office:value-type="string">
            <text:p>Zacapa</text:p>
          </table:table-cell>
          <table:table-cell office:value-type="string">
            <text:p>Zacapa</text:p>
          </table:table-cell>
          <table:table-cell office:value-type="float" office:value="3587586">
            <text:p>3587586</text:p>
          </table:table-cell>
        </table:table-row>
        <table:table-row table:style-name="ro1">
          <table:table-cell office:value-type="string">
            <text:p>GT.21</text:p>
          </table:table-cell>
          <table:table-cell office:value-type="string">
            <text:p>Totonicapán</text:p>
          </table:table-cell>
          <table:table-cell office:value-type="string">
            <text:p>Totonicapan</text:p>
          </table:table-cell>
          <table:table-cell office:value-type="float" office:value="3588257">
            <text:p>3588257</text:p>
          </table:table-cell>
        </table:table-row>
        <table:table-row table:style-name="ro1">
          <table:table-cell office:value-type="string">
            <text:p>GT.20</text:p>
          </table:table-cell>
          <table:table-cell office:value-type="string">
            <text:p>Suchitepeque</text:p>
          </table:table-cell>
          <table:table-cell office:value-type="string">
            <text:p>Suchitepeque</text:p>
          </table:table-cell>
          <table:table-cell office:value-type="float" office:value="3588668">
            <text:p>3588668</text:p>
          </table:table-cell>
        </table:table-row>
        <table:table-row table:style-name="ro1">
          <table:table-cell office:value-type="string">
            <text:p>GT.19</text:p>
          </table:table-cell>
          <table:table-cell office:value-type="string">
            <text:p>Sololá</text:p>
          </table:table-cell>
          <table:table-cell office:value-type="string">
            <text:p>Solola</text:p>
          </table:table-cell>
          <table:table-cell office:value-type="float" office:value="3588697">
            <text:p>3588697</text:p>
          </table:table-cell>
        </table:table-row>
        <table:table-row table:style-name="ro1">
          <table:table-cell office:value-type="string">
            <text:p>GT.18</text:p>
          </table:table-cell>
          <table:table-cell table:number-columns-repeated="2" office:value-type="string">
            <text:p>Santa Rosa Department</text:p>
          </table:table-cell>
          <table:table-cell office:value-type="float" office:value="3589172">
            <text:p>3589172</text:p>
          </table:table-cell>
        </table:table-row>
        <table:table-row table:style-name="ro1">
          <table:table-cell office:value-type="string">
            <text:p>GT.17</text:p>
          </table:table-cell>
          <table:table-cell table:number-columns-repeated="2" office:value-type="string">
            <text:p>San Marcos</text:p>
          </table:table-cell>
          <table:table-cell office:value-type="float" office:value="3589801">
            <text:p>3589801</text:p>
          </table:table-cell>
        </table:table-row>
        <table:table-row table:style-name="ro1">
          <table:table-cell office:value-type="string">
            <text:p>GT.16</text:p>
          </table:table-cell>
          <table:table-cell office:value-type="string">
            <text:p>Sacatepéquez</text:p>
          </table:table-cell>
          <table:table-cell office:value-type="string">
            <text:p>Sacatepequez</text:p>
          </table:table-cell>
          <table:table-cell office:value-type="float" office:value="3590686">
            <text:p>3590686</text:p>
          </table:table-cell>
        </table:table-row>
        <table:table-row table:style-name="ro1">
          <table:table-cell office:value-type="string">
            <text:p>GT.15</text:p>
          </table:table-cell>
          <table:table-cell office:value-type="string">
            <text:p>Retalhuleu</text:p>
          </table:table-cell>
          <table:table-cell office:value-type="string">
            <text:p>Retalhuleu</text:p>
          </table:table-cell>
          <table:table-cell office:value-type="float" office:value="3590857">
            <text:p>3590857</text:p>
          </table:table-cell>
        </table:table-row>
        <table:table-row table:style-name="ro1">
          <table:table-cell office:value-type="string">
            <text:p>GT.14</text:p>
          </table:table-cell>
          <table:table-cell office:value-type="string">
            <text:p>Quiché</text:p>
          </table:table-cell>
          <table:table-cell office:value-type="string">
            <text:p>Quiche</text:p>
          </table:table-cell>
          <table:table-cell office:value-type="float" office:value="3590964">
            <text:p>3590964</text:p>
          </table:table-cell>
        </table:table-row>
        <table:table-row table:style-name="ro1">
          <table:table-cell office:value-type="string">
            <text:p>GT.13</text:p>
          </table:table-cell>
          <table:table-cell office:value-type="string">
            <text:p>Quetzaltenango</text:p>
          </table:table-cell>
          <table:table-cell office:value-type="string">
            <text:p>Quetzaltenango</text:p>
          </table:table-cell>
          <table:table-cell office:value-type="float" office:value="3590978">
            <text:p>3590978</text:p>
          </table:table-cell>
        </table:table-row>
        <table:table-row table:style-name="ro1">
          <table:table-cell office:value-type="string">
            <text:p>GT.12</text:p>
          </table:table-cell>
          <table:table-cell office:value-type="string">
            <text:p>Petén</text:p>
          </table:table-cell>
          <table:table-cell office:value-type="string">
            <text:p>Peten</text:p>
          </table:table-cell>
          <table:table-cell office:value-type="float" office:value="3591410">
            <text:p>3591410</text:p>
          </table:table-cell>
        </table:table-row>
        <table:table-row table:style-name="ro1">
          <table:table-cell office:value-type="string">
            <text:p>GT.11</text:p>
          </table:table-cell>
          <table:table-cell office:value-type="string">
            <text:p>Jutiapa</text:p>
          </table:table-cell>
          <table:table-cell office:value-type="string">
            <text:p>Jutiapa</text:p>
          </table:table-cell>
          <table:table-cell office:value-type="float" office:value="3595067">
            <text:p>3595067</text:p>
          </table:table-cell>
        </table:table-row>
        <table:table-row table:style-name="ro1">
          <table:table-cell office:value-type="string">
            <text:p>GT.10</text:p>
          </table:table-cell>
          <table:table-cell table:number-columns-repeated="2" office:value-type="string">
            <text:p>Jalapa</text:p>
          </table:table-cell>
          <table:table-cell office:value-type="float" office:value="3595236">
            <text:p>3595236</text:p>
          </table:table-cell>
        </table:table-row>
        <table:table-row table:style-name="ro1">
          <table:table-cell office:value-type="string">
            <text:p>GT.09</text:p>
          </table:table-cell>
          <table:table-cell office:value-type="string">
            <text:p>Izabal Department</text:p>
          </table:table-cell>
          <table:table-cell office:value-type="string">
            <text:p>Izabal Department</text:p>
          </table:table-cell>
          <table:table-cell office:value-type="float" office:value="3595259">
            <text:p>3595259</text:p>
          </table:table-cell>
        </table:table-row>
        <table:table-row table:style-name="ro1">
          <table:table-cell office:value-type="string">
            <text:p>GT.08</text:p>
          </table:table-cell>
          <table:table-cell office:value-type="string">
            <text:p>Huehuetenango</text:p>
          </table:table-cell>
          <table:table-cell office:value-type="string">
            <text:p>Huehuetenango</text:p>
          </table:table-cell>
          <table:table-cell office:value-type="float" office:value="3595415">
            <text:p>3595415</text:p>
          </table:table-cell>
        </table:table-row>
        <table:table-row table:style-name="ro1">
          <table:table-cell office:value-type="string">
            <text:p>GT.07</text:p>
          </table:table-cell>
          <table:table-cell table:number-columns-repeated="2" office:value-type="string">
            <text:p>Guatemala</text:p>
          </table:table-cell>
          <table:table-cell office:value-type="float" office:value="3595530">
            <text:p>3595530</text:p>
          </table:table-cell>
        </table:table-row>
        <table:table-row table:style-name="ro1">
          <table:table-cell office:value-type="string">
            <text:p>GT.06</text:p>
          </table:table-cell>
          <table:table-cell office:value-type="string">
            <text:p>Escuintla</text:p>
          </table:table-cell>
          <table:table-cell office:value-type="string">
            <text:p>Escuintla</text:p>
          </table:table-cell>
          <table:table-cell office:value-type="float" office:value="3595802">
            <text:p>3595802</text:p>
          </table:table-cell>
        </table:table-row>
        <table:table-row table:style-name="ro1">
          <table:table-cell office:value-type="string">
            <text:p>GT.05</text:p>
          </table:table-cell>
          <table:table-cell table:number-columns-repeated="2" office:value-type="string">
            <text:p>El Progreso</text:p>
          </table:table-cell>
          <table:table-cell office:value-type="float" office:value="3596416">
            <text:p>3596416</text:p>
          </table:table-cell>
        </table:table-row>
        <table:table-row table:style-name="ro1">
          <table:table-cell office:value-type="string">
            <text:p>GT.04</text:p>
          </table:table-cell>
          <table:table-cell office:value-type="string">
            <text:p>Chiquimula</text:p>
          </table:table-cell>
          <table:table-cell office:value-type="string">
            <text:p>Chiquimula</text:p>
          </table:table-cell>
          <table:table-cell office:value-type="float" office:value="3598464">
            <text:p>3598464</text:p>
          </table:table-cell>
        </table:table-row>
        <table:table-row table:style-name="ro1">
          <table:table-cell office:value-type="string">
            <text:p>GT.03</text:p>
          </table:table-cell>
          <table:table-cell office:value-type="string">
            <text:p>Chimaltenango</text:p>
          </table:table-cell>
          <table:table-cell office:value-type="string">
            <text:p>Chimaltenango</text:p>
          </table:table-cell>
          <table:table-cell office:value-type="float" office:value="3598571">
            <text:p>3598571</text:p>
          </table:table-cell>
        </table:table-row>
        <table:table-row table:style-name="ro1">
          <table:table-cell office:value-type="string">
            <text:p>GT.02</text:p>
          </table:table-cell>
          <table:table-cell office:value-type="string">
            <text:p>Baja Verapaz</text:p>
          </table:table-cell>
          <table:table-cell office:value-type="string">
            <text:p>Baja Verapaz</text:p>
          </table:table-cell>
          <table:table-cell office:value-type="float" office:value="3599602">
            <text:p>3599602</text:p>
          </table:table-cell>
        </table:table-row>
        <table:table-row table:style-name="ro1">
          <table:table-cell office:value-type="string">
            <text:p>GT.01</text:p>
          </table:table-cell>
          <table:table-cell office:value-type="string">
            <text:p>Alta Verapaz</text:p>
          </table:table-cell>
          <table:table-cell office:value-type="string">
            <text:p>Alta Verapaz</text:p>
          </table:table-cell>
          <table:table-cell office:value-type="float" office:value="3599773">
            <text:p>3599773</text:p>
          </table:table-cell>
        </table:table-row>
        <table:table-row table:style-name="ro1">
          <table:table-cell office:value-type="string">
            <text:p>GU.PI</text:p>
          </table:table-cell>
          <table:table-cell table:number-columns-repeated="2" office:value-type="string">
            <text:p>Piti</text:p>
          </table:table-cell>
          <table:table-cell office:value-type="float" office:value="4038478">
            <text:p>4038478</text:p>
          </table:table-cell>
        </table:table-row>
        <table:table-row table:style-name="ro1">
          <table:table-cell office:value-type="string">
            <text:p>GU.SR</text:p>
          </table:table-cell>
          <table:table-cell table:number-columns-repeated="2" office:value-type="string">
            <text:p>Santa Rita</text:p>
          </table:table-cell>
          <table:table-cell office:value-type="float" office:value="4038555">
            <text:p>4038555</text:p>
          </table:table-cell>
        </table:table-row>
        <table:table-row table:style-name="ro1">
          <table:table-cell office:value-type="string">
            <text:p>GU.SJ</text:p>
          </table:table-cell>
          <table:table-cell office:value-type="string">
            <text:p>Sinajana</text:p>
          </table:table-cell>
          <table:table-cell office:value-type="string">
            <text:p>Sinajana</text:p>
          </table:table-cell>
          <table:table-cell office:value-type="float" office:value="4038590">
            <text:p>4038590</text:p>
          </table:table-cell>
        </table:table-row>
        <table:table-row table:style-name="ro1">
          <table:table-cell office:value-type="string">
            <text:p>GU.TF</text:p>
          </table:table-cell>
          <table:table-cell office:value-type="string">
            <text:p>Talofofo</text:p>
          </table:table-cell>
          <table:table-cell office:value-type="string">
            <text:p>Talofofo</text:p>
          </table:table-cell>
          <table:table-cell office:value-type="float" office:value="4038652">
            <text:p>4038652</text:p>
          </table:table-cell>
        </table:table-row>
        <table:table-row table:style-name="ro1">
          <table:table-cell office:value-type="string">
            <text:p>GU.TM</text:p>
          </table:table-cell>
          <table:table-cell office:value-type="string">
            <text:p>Tamuning</text:p>
          </table:table-cell>
          <table:table-cell office:value-type="string">
            <text:p>Tamuning</text:p>
          </table:table-cell>
          <table:table-cell office:value-type="float" office:value="4038661">
            <text:p>4038661</text:p>
          </table:table-cell>
        </table:table-row>
        <table:table-row table:style-name="ro1">
          <table:table-cell office:value-type="string">
            <text:p>GU.UM</text:p>
          </table:table-cell>
          <table:table-cell office:value-type="string">
            <text:p>Umatac</text:p>
          </table:table-cell>
          <table:table-cell office:value-type="string">
            <text:p>Umatac</text:p>
          </table:table-cell>
          <table:table-cell office:value-type="float" office:value="4038739">
            <text:p>4038739</text:p>
          </table:table-cell>
        </table:table-row>
        <table:table-row table:style-name="ro1">
          <table:table-cell office:value-type="string">
            <text:p>GU.YG</text:p>
          </table:table-cell>
          <table:table-cell office:value-type="string">
            <text:p>Yigo</text:p>
          </table:table-cell>
          <table:table-cell office:value-type="string">
            <text:p>Yigo</text:p>
          </table:table-cell>
          <table:table-cell office:value-type="float" office:value="4038796">
            <text:p>4038796</text:p>
          </table:table-cell>
        </table:table-row>
        <table:table-row table:style-name="ro1">
          <table:table-cell office:value-type="string">
            <text:p>GU.YN</text:p>
          </table:table-cell>
          <table:table-cell office:value-type="string">
            <text:p>Yona</text:p>
          </table:table-cell>
          <table:table-cell office:value-type="string">
            <text:p>Yona</text:p>
          </table:table-cell>
          <table:table-cell office:value-type="float" office:value="4038811">
            <text:p>4038811</text:p>
          </table:table-cell>
        </table:table-row>
        <table:table-row table:style-name="ro1">
          <table:table-cell office:value-type="string">
            <text:p>GU.ME</text:p>
          </table:table-cell>
          <table:table-cell office:value-type="string">
            <text:p>Merizo</text:p>
          </table:table-cell>
          <table:table-cell office:value-type="string">
            <text:p>Merizo</text:p>
          </table:table-cell>
          <table:table-cell office:value-type="float" office:value="4043396">
            <text:p>4043396</text:p>
          </table:table-cell>
        </table:table-row>
        <table:table-row table:style-name="ro1">
          <table:table-cell office:value-type="string">
            <text:p>GU.MA</text:p>
          </table:table-cell>
          <table:table-cell office:value-type="string">
            <text:p>Mangilao</text:p>
          </table:table-cell>
          <table:table-cell office:value-type="string">
            <text:p>Mangilao</text:p>
          </table:table-cell>
          <table:table-cell office:value-type="float" office:value="4043416">
            <text:p>4043416</text:p>
          </table:table-cell>
        </table:table-row>
        <table:table-row table:style-name="ro1">
          <table:table-cell office:value-type="string">
            <text:p>GU.AH</text:p>
          </table:table-cell>
          <table:table-cell table:number-columns-repeated="2" office:value-type="string">
            <text:p>Agana Heights</text:p>
          </table:table-cell>
          <table:table-cell office:value-type="float" office:value="4043524">
            <text:p>4043524</text:p>
          </table:table-cell>
        </table:table-row>
        <table:table-row table:style-name="ro1">
          <table:table-cell office:value-type="string">
            <text:p>GU.CP</text:p>
          </table:table-cell>
          <table:table-cell office:value-type="string">
            <text:p>Chalan Pago-Ordot</text:p>
          </table:table-cell>
          <table:table-cell office:value-type="string">
            <text:p>Chalan Pago-Ordot</text:p>
          </table:table-cell>
          <table:table-cell office:value-type="float" office:value="4043614">
            <text:p>4043614</text:p>
          </table:table-cell>
        </table:table-row>
        <table:table-row table:style-name="ro1">
          <table:table-cell office:value-type="string">
            <text:p>GU.AS</text:p>
          </table:table-cell>
          <table:table-cell table:number-columns-repeated="2" office:value-type="string">
            <text:p>Asan</text:p>
          </table:table-cell>
          <table:table-cell office:value-type="float" office:value="4043691">
            <text:p>4043691</text:p>
          </table:table-cell>
        </table:table-row>
        <table:table-row table:style-name="ro1">
          <table:table-cell office:value-type="string">
            <text:p>GU.AT</text:p>
          </table:table-cell>
          <table:table-cell office:value-type="string">
            <text:p>Agat</text:p>
          </table:table-cell>
          <table:table-cell office:value-type="string">
            <text:p>Agat</text:p>
          </table:table-cell>
          <table:table-cell office:value-type="float" office:value="4043725">
            <text:p>4043725</text:p>
          </table:table-cell>
        </table:table-row>
        <table:table-row table:style-name="ro1">
          <table:table-cell office:value-type="string">
            <text:p>GU.DD</text:p>
          </table:table-cell>
          <table:table-cell office:value-type="string">
            <text:p>Dededo</text:p>
          </table:table-cell>
          <table:table-cell office:value-type="string">
            <text:p>Dededo</text:p>
          </table:table-cell>
          <table:table-cell office:value-type="float" office:value="4043877">
            <text:p>4043877</text:p>
          </table:table-cell>
        </table:table-row>
        <table:table-row table:style-name="ro1">
          <table:table-cell office:value-type="string">
            <text:p>GU.BA</text:p>
          </table:table-cell>
          <table:table-cell office:value-type="string">
            <text:p>Barrigada</text:p>
          </table:table-cell>
          <table:table-cell office:value-type="string">
            <text:p>Barrigada</text:p>
          </table:table-cell>
          <table:table-cell office:value-type="float" office:value="4043885">
            <text:p>4043885</text:p>
          </table:table-cell>
        </table:table-row>
        <table:table-row table:style-name="ro1">
          <table:table-cell office:value-type="string">
            <text:p>GU.AN</text:p>
          </table:table-cell>
          <table:table-cell office:value-type="string">
            <text:p>Hagatna</text:p>
          </table:table-cell>
          <table:table-cell office:value-type="string">
            <text:p>Hagatna</text:p>
          </table:table-cell>
          <table:table-cell office:value-type="float" office:value="4044019">
            <text:p>4044019</text:p>
          </table:table-cell>
        </table:table-row>
        <table:table-row table:style-name="ro1">
          <table:table-cell office:value-type="string">
            <text:p>GU.IN</text:p>
          </table:table-cell>
          <table:table-cell office:value-type="string">
            <text:p>Inarajan</text:p>
          </table:table-cell>
          <table:table-cell office:value-type="string">
            <text:p>Inarajan</text:p>
          </table:table-cell>
          <table:table-cell office:value-type="float" office:value="4044041">
            <text:p>4044041</text:p>
          </table:table-cell>
        </table:table-row>
        <table:table-row table:style-name="ro1">
          <table:table-cell office:value-type="string">
            <text:p>GU.MT</text:p>
          </table:table-cell>
          <table:table-cell office:value-type="string">
            <text:p>Mongmong-Toto-Maite</text:p>
          </table:table-cell>
          <table:table-cell office:value-type="string">
            <text:p>Mongmong-Toto-Maite</text:p>
          </table:table-cell>
          <table:table-cell office:value-type="float" office:value="4044148">
            <text:p>4044148</text:p>
          </table:table-cell>
        </table:table-row>
        <table:table-row table:style-name="ro1">
          <table:table-cell office:value-type="string">
            <text:p>GW.07</text:p>
          </table:table-cell>
          <table:table-cell office:value-type="string">
            <text:p>Tombali</text:p>
          </table:table-cell>
          <table:table-cell office:value-type="string">
            <text:p>Tombali</text:p>
          </table:table-cell>
          <table:table-cell office:value-type="float" office:value="2368955">
            <text:p>2368955</text:p>
          </table:table-cell>
        </table:table-row>
        <table:table-row table:style-name="ro1">
          <table:table-cell office:value-type="string">
            <text:p>GW.02</text:p>
          </table:table-cell>
          <table:table-cell office:value-type="string">
            <text:p>Quinara</text:p>
          </table:table-cell>
          <table:table-cell office:value-type="string">
            <text:p>Quinara</text:p>
          </table:table-cell>
          <table:table-cell office:value-type="float" office:value="2370360">
            <text:p>2370360</text:p>
          </table:table-cell>
        </table:table-row>
        <table:table-row table:style-name="ro1">
          <table:table-cell office:value-type="string">
            <text:p>GW.04</text:p>
          </table:table-cell>
          <table:table-cell office:value-type="string">
            <text:p>Oio</text:p>
          </table:table-cell>
          <table:table-cell office:value-type="string">
            <text:p>Oio</text:p>
          </table:table-cell>
          <table:table-cell office:value-type="float" office:value="2371071">
            <text:p>2371071</text:p>
          </table:table-cell>
        </table:table-row>
        <table:table-row table:style-name="ro1">
          <table:table-cell office:value-type="string">
            <text:p>GW.10</text:p>
          </table:table-cell>
          <table:table-cell office:value-type="string">
            <text:p>Gabú</text:p>
          </table:table-cell>
          <table:table-cell office:value-type="string">
            <text:p>Gabu</text:p>
          </table:table-cell>
          <table:table-cell office:value-type="float" office:value="2372533">
            <text:p>2372533</text:p>
          </table:table-cell>
        </table:table-row>
        <table:table-row table:style-name="ro1">
          <table:table-cell office:value-type="string">
            <text:p>GW.06</text:p>
          </table:table-cell>
          <table:table-cell office:value-type="string">
            <text:p>Cacheu</text:p>
          </table:table-cell>
          <table:table-cell office:value-type="string">
            <text:p>Cacheu</text:p>
          </table:table-cell>
          <table:table-cell office:value-type="float" office:value="2374312">
            <text:p>2374312</text:p>
          </table:table-cell>
        </table:table-row>
        <table:table-row table:style-name="ro1">
          <table:table-cell office:value-type="string">
            <text:p>GW.05</text:p>
          </table:table-cell>
          <table:table-cell office:value-type="string">
            <text:p>Bolama</text:p>
          </table:table-cell>
          <table:table-cell office:value-type="string">
            <text:p>Bolama</text:p>
          </table:table-cell>
          <table:table-cell office:value-type="float" office:value="2374689">
            <text:p>2374689</text:p>
          </table:table-cell>
        </table:table-row>
        <table:table-row table:style-name="ro1">
          <table:table-cell office:value-type="string">
            <text:p>GW.11</text:p>
          </table:table-cell>
          <table:table-cell table:number-columns-repeated="2" office:value-type="string">
            <text:p>Bissau</text:p>
          </table:table-cell>
          <table:table-cell office:value-type="float" office:value="2374776">
            <text:p>2374776</text:p>
          </table:table-cell>
        </table:table-row>
        <table:table-row table:style-name="ro1">
          <table:table-cell office:value-type="string">
            <text:p>GW.12</text:p>
          </table:table-cell>
          <table:table-cell office:value-type="string">
            <text:p>Biombo</text:p>
          </table:table-cell>
          <table:table-cell office:value-type="string">
            <text:p>Biombo</text:p>
          </table:table-cell>
          <table:table-cell office:value-type="float" office:value="2374820">
            <text:p>2374820</text:p>
          </table:table-cell>
        </table:table-row>
        <table:table-row table:style-name="ro1">
          <table:table-cell office:value-type="string">
            <text:p>GW.01</text:p>
          </table:table-cell>
          <table:table-cell office:value-type="string">
            <text:p>Bafatá</text:p>
          </table:table-cell>
          <table:table-cell office:value-type="string">
            <text:p>Bafata</text:p>
          </table:table-cell>
          <table:table-cell office:value-type="float" office:value="2375255">
            <text:p>2375255</text:p>
          </table:table-cell>
        </table:table-row>
        <table:table-row table:style-name="ro1">
          <table:table-cell office:value-type="string">
            <text:p>GY.19</text:p>
          </table:table-cell>
          <table:table-cell office:value-type="string">
            <text:p>Upper Takutu-Upper Essequibo</text:p>
          </table:table-cell>
          <table:table-cell office:value-type="string">
            <text:p>Upper Takutu-Upper Essequibo</text:p>
          </table:table-cell>
          <table:table-cell office:value-type="float" office:value="3375463">
            <text:p>3375463</text:p>
          </table:table-cell>
        </table:table-row>
        <table:table-row table:style-name="ro1">
          <table:table-cell office:value-type="string">
            <text:p>GY.18</text:p>
          </table:table-cell>
          <table:table-cell office:value-type="string">
            <text:p>Upper Demerara-Berbice</text:p>
          </table:table-cell>
          <table:table-cell office:value-type="string">
            <text:p>Upper Demerara-Berbice</text:p>
          </table:table-cell>
          <table:table-cell office:value-type="float" office:value="3375469">
            <text:p>3375469</text:p>
          </table:table-cell>
        </table:table-row>
        <table:table-row table:style-name="ro1">
          <table:table-cell office:value-type="string">
            <text:p>GY.17</text:p>
          </table:table-cell>
          <table:table-cell office:value-type="string">
            <text:p>Potaro-Siparuni</text:p>
          </table:table-cell>
          <table:table-cell office:value-type="string">
            <text:p>Potaro-Siparuni</text:p>
          </table:table-cell>
          <table:table-cell office:value-type="float" office:value="3376386">
            <text:p>3376386</text:p>
          </table:table-cell>
        </table:table-row>
        <table:table-row table:style-name="ro1">
          <table:table-cell office:value-type="string">
            <text:p>GY.16</text:p>
          </table:table-cell>
          <table:table-cell office:value-type="string">
            <text:p>Pomeroon-Supenaam</text:p>
          </table:table-cell>
          <table:table-cell office:value-type="string">
            <text:p>Pomeroon-Supenaam</text:p>
          </table:table-cell>
          <table:table-cell office:value-type="float" office:value="3376407">
            <text:p>3376407</text:p>
          </table:table-cell>
        </table:table-row>
        <table:table-row table:style-name="ro1">
          <table:table-cell office:value-type="string">
            <text:p>GY.15</text:p>
          </table:table-cell>
          <table:table-cell office:value-type="string">
            <text:p>Mahaica-Berbice</text:p>
          </table:table-cell>
          <table:table-cell office:value-type="string">
            <text:p>Mahaica-Berbice</text:p>
          </table:table-cell>
          <table:table-cell office:value-type="float" office:value="3377274">
            <text:p>3377274</text:p>
          </table:table-cell>
        </table:table-row>
        <table:table-row table:style-name="ro1">
          <table:table-cell office:value-type="string">
            <text:p>GY.14</text:p>
          </table:table-cell>
          <table:table-cell table:number-columns-repeated="2" office:value-type="string">
            <text:p>Essequibo Islands-West Demerara</text:p>
          </table:table-cell>
          <table:table-cell office:value-type="float" office:value="3378741">
            <text:p>3378741</text:p>
          </table:table-cell>
        </table:table-row>
        <table:table-row table:style-name="ro1">
          <table:table-cell office:value-type="string">
            <text:p>GY.13</text:p>
          </table:table-cell>
          <table:table-cell office:value-type="string">
            <text:p>East Berbice-Corentyne</text:p>
          </table:table-cell>
          <table:table-cell office:value-type="string">
            <text:p>East Berbice-Corentyne</text:p>
          </table:table-cell>
          <table:table-cell office:value-type="float" office:value="3378840">
            <text:p>3378840</text:p>
          </table:table-cell>
        </table:table-row>
        <table:table-row table:style-name="ro1">
          <table:table-cell office:value-type="string">
            <text:p>GY.12</text:p>
          </table:table-cell>
          <table:table-cell office:value-type="string">
            <text:p>Demerara-Mahaica</text:p>
          </table:table-cell>
          <table:table-cell office:value-type="string">
            <text:p>Demerara-Mahaica</text:p>
          </table:table-cell>
          <table:table-cell office:value-type="float" office:value="3378950">
            <text:p>3378950</text:p>
          </table:table-cell>
        </table:table-row>
        <table:table-row table:style-name="ro1">
          <table:table-cell office:value-type="string">
            <text:p>GY.11</text:p>
          </table:table-cell>
          <table:table-cell office:value-type="string">
            <text:p>Cuyuni-Mazaruni</text:p>
          </table:table-cell>
          <table:table-cell office:value-type="string">
            <text:p>Cuyuni-Mazaruni</text:p>
          </table:table-cell>
          <table:table-cell office:value-type="float" office:value="3379023">
            <text:p>3379023</text:p>
          </table:table-cell>
        </table:table-row>
        <table:table-row table:style-name="ro1">
          <table:table-cell office:value-type="string">
            <text:p>GY.10</text:p>
          </table:table-cell>
          <table:table-cell office:value-type="string">
            <text:p>Barima-Waini</text:p>
          </table:table-cell>
          <table:table-cell office:value-type="string">
            <text:p>Barima-Waini</text:p>
          </table:table-cell>
          <table:table-cell office:value-type="float" office:value="3379515">
            <text:p>3379515</text:p>
          </table:table-cell>
        </table:table-row>
        <table:table-row table:style-name="ro1">
          <table:table-cell office:value-type="string">
            <text:p>HK.NYL</text:p>
          </table:table-cell>
          <table:table-cell table:number-columns-repeated="2" office:value-type="string">
            <text:p>Yuen Long</text:p>
          </table:table-cell>
          <table:table-cell office:value-type="float" office:value="1818224">
            <text:p>1818224</text:p>
          </table:table-cell>
        </table:table-row>
        <table:table-row table:style-name="ro1">
          <table:table-cell office:value-type="string">
            <text:p>HK.NTW</text:p>
          </table:table-cell>
          <table:table-cell office:value-type="string">
            <text:p>Tsuen Wan</text:p>
          </table:table-cell>
          <table:table-cell office:value-type="string">
            <text:p>Tsuen Wan</text:p>
          </table:table-cell>
          <table:table-cell office:value-type="float" office:value="1818458">
            <text:p>1818458</text:p>
          </table:table-cell>
        </table:table-row>
        <table:table-row table:style-name="ro1">
          <table:table-cell office:value-type="string">
            <text:p>HK.NTP</text:p>
          </table:table-cell>
          <table:table-cell table:number-columns-repeated="2" office:value-type="string">
            <text:p>Tai Po</text:p>
          </table:table-cell>
          <table:table-cell office:value-type="float" office:value="1818672">
            <text:p>1818672</text:p>
          </table:table-cell>
        </table:table-row>
        <table:table-row table:style-name="ro1">
          <table:table-cell office:value-type="string">
            <text:p>HK.NSK</text:p>
          </table:table-cell>
          <table:table-cell office:value-type="string">
            <text:p>Sai Kung</text:p>
          </table:table-cell>
          <table:table-cell office:value-type="string">
            <text:p>Sai Kung</text:p>
          </table:table-cell>
          <table:table-cell office:value-type="float" office:value="1819049">
            <text:p>1819049</text:p>
          </table:table-cell>
        </table:table-row>
        <table:table-row table:style-name="ro1">
          <table:table-cell office:value-type="string">
            <text:p>HK.NIS</text:p>
          </table:table-cell>
          <table:table-cell table:number-columns-repeated="2" office:value-type="string">
            <text:p>Islands</text:p>
          </table:table-cell>
          <table:table-cell office:value-type="float" office:value="1819708">
            <text:p>1819708</text:p>
          </table:table-cell>
        </table:table-row>
        <table:table-row table:style-name="ro1">
          <table:table-cell office:value-type="string">
            <text:p>HK.HCW</text:p>
          </table:table-cell>
          <table:table-cell table:number-columns-repeated="2" office:value-type="string">
            <text:p>Central and Western</text:p>
          </table:table-cell>
          <table:table-cell office:value-type="float" office:value="7533598">
            <text:p>7533598</text:p>
          </table:table-cell>
        </table:table-row>
        <table:table-row table:style-name="ro1">
          <table:table-cell office:value-type="string">
            <text:p>HK.HWC</text:p>
          </table:table-cell>
          <table:table-cell table:number-columns-repeated="2" office:value-type="string">
            <text:p>Wan Chai</text:p>
          </table:table-cell>
          <table:table-cell office:value-type="float" office:value="7533607">
            <text:p>7533607</text:p>
          </table:table-cell>
        </table:table-row>
        <table:table-row table:style-name="ro1">
          <table:table-cell office:value-type="string">
            <text:p>HK.HEA</text:p>
          </table:table-cell>
          <table:table-cell table:number-columns-repeated="2" office:value-type="string">
            <text:p>Eastern</text:p>
          </table:table-cell>
          <table:table-cell office:value-type="float" office:value="7533608">
            <text:p>7533608</text:p>
          </table:table-cell>
        </table:table-row>
        <table:table-row table:style-name="ro1">
          <table:table-cell office:value-type="string">
            <text:p>HK.HSO</text:p>
          </table:table-cell>
          <table:table-cell table:number-columns-repeated="2" office:value-type="string">
            <text:p>Southern</text:p>
          </table:table-cell>
          <table:table-cell office:value-type="float" office:value="7533609">
            <text:p>7533609</text:p>
          </table:table-cell>
        </table:table-row>
        <table:table-row table:style-name="ro1">
          <table:table-cell office:value-type="string">
            <text:p>HK.KYT</text:p>
          </table:table-cell>
          <table:table-cell table:number-columns-repeated="2" office:value-type="string">
            <text:p>Yau Tsim Mong</text:p>
          </table:table-cell>
          <table:table-cell office:value-type="float" office:value="7533610">
            <text:p>7533610</text:p>
          </table:table-cell>
        </table:table-row>
        <table:table-row table:style-name="ro1">
          <table:table-cell office:value-type="string">
            <text:p>HK.KSS</text:p>
          </table:table-cell>
          <table:table-cell office:value-type="string">
            <text:p>Sham Shui Po</text:p>
          </table:table-cell>
          <table:table-cell office:value-type="string">
            <text:p>Sham Shui Po</text:p>
          </table:table-cell>
          <table:table-cell office:value-type="float" office:value="7533611">
            <text:p>7533611</text:p>
          </table:table-cell>
        </table:table-row>
        <table:table-row table:style-name="ro1">
          <table:table-cell office:value-type="string">
            <text:p>HK.KKC</text:p>
          </table:table-cell>
          <table:table-cell table:number-columns-repeated="2" office:value-type="string">
            <text:p>Kowloon City</text:p>
          </table:table-cell>
          <table:table-cell office:value-type="float" office:value="7533612">
            <text:p>7533612</text:p>
          </table:table-cell>
        </table:table-row>
        <table:table-row table:style-name="ro1">
          <table:table-cell office:value-type="string">
            <text:p>HK.KWT</text:p>
          </table:table-cell>
          <table:table-cell table:number-columns-repeated="2" office:value-type="string">
            <text:p>Wong Tai Sin</text:p>
          </table:table-cell>
          <table:table-cell office:value-type="float" office:value="7533613">
            <text:p>7533613</text:p>
          </table:table-cell>
        </table:table-row>
        <table:table-row table:style-name="ro1">
          <table:table-cell office:value-type="string">
            <text:p>HK.KKT</text:p>
          </table:table-cell>
          <table:table-cell table:number-columns-repeated="2" office:value-type="string">
            <text:p>Kwun Tong</text:p>
          </table:table-cell>
          <table:table-cell office:value-type="float" office:value="7533614">
            <text:p>7533614</text:p>
          </table:table-cell>
        </table:table-row>
        <table:table-row table:style-name="ro1">
          <table:table-cell office:value-type="string">
            <text:p>HK.NKT</text:p>
          </table:table-cell>
          <table:table-cell table:number-columns-repeated="2" office:value-type="string">
            <text:p>Kwai Tsing</text:p>
          </table:table-cell>
          <table:table-cell office:value-type="float" office:value="7533615">
            <text:p>7533615</text:p>
          </table:table-cell>
        </table:table-row>
        <table:table-row table:style-name="ro1">
          <table:table-cell office:value-type="string">
            <text:p>HK.NTM</text:p>
          </table:table-cell>
          <table:table-cell table:number-columns-repeated="2" office:value-type="string">
            <text:p>Tuen Mun</text:p>
          </table:table-cell>
          <table:table-cell office:value-type="float" office:value="7533616">
            <text:p>7533616</text:p>
          </table:table-cell>
        </table:table-row>
        <table:table-row table:style-name="ro1">
          <table:table-cell office:value-type="string">
            <text:p>HK.NNO</text:p>
          </table:table-cell>
          <table:table-cell table:number-columns-repeated="2" office:value-type="string">
            <text:p>North</text:p>
          </table:table-cell>
          <table:table-cell office:value-type="float" office:value="7533617">
            <text:p>7533617</text:p>
          </table:table-cell>
        </table:table-row>
        <table:table-row table:style-name="ro1">
          <table:table-cell office:value-type="string">
            <text:p>HK.NST</text:p>
          </table:table-cell>
          <table:table-cell office:value-type="string">
            <text:p>Sha Tin</text:p>
          </table:table-cell>
          <table:table-cell office:value-type="string">
            <text:p>Sha Tin</text:p>
          </table:table-cell>
          <table:table-cell office:value-type="float" office:value="7533618">
            <text:p>7533618</text:p>
          </table:table-cell>
        </table:table-row>
        <table:table-row table:style-name="ro1">
          <table:table-cell office:value-type="string">
            <text:p>HN.18</text:p>
          </table:table-cell>
          <table:table-cell office:value-type="string">
            <text:p>Yoro Department</text:p>
          </table:table-cell>
          <table:table-cell office:value-type="string">
            <text:p>Yoro Department</text:p>
          </table:table-cell>
          <table:table-cell office:value-type="float" office:value="3600193">
            <text:p>3600193</text:p>
          </table:table-cell>
        </table:table-row>
        <table:table-row table:style-name="ro1">
          <table:table-cell office:value-type="string">
            <text:p>HN.17</text:p>
          </table:table-cell>
          <table:table-cell table:number-columns-repeated="2" office:value-type="string">
            <text:p>Valle Department</text:p>
          </table:table-cell>
          <table:table-cell office:value-type="float" office:value="3600456">
            <text:p>3600456</text:p>
          </table:table-cell>
        </table:table-row>
        <table:table-row table:style-name="ro1">
          <table:table-cell office:value-type="string">
            <text:p>HN.16</text:p>
          </table:table-cell>
          <table:table-cell office:value-type="string">
            <text:p>Santa Bárbara Department</text:p>
          </table:table-cell>
          <table:table-cell office:value-type="string">
            <text:p>Santa Barbara Department</text:p>
          </table:table-cell>
          <table:table-cell office:value-type="float" office:value="3601689">
            <text:p>3601689</text:p>
          </table:table-cell>
        </table:table-row>
        <table:table-row table:style-name="ro1">
          <table:table-cell office:value-type="string">
            <text:p>HN.15</text:p>
          </table:table-cell>
          <table:table-cell office:value-type="string">
            <text:p>Olancho Department</text:p>
          </table:table-cell>
          <table:table-cell office:value-type="string">
            <text:p>Olancho Department</text:p>
          </table:table-cell>
          <table:table-cell office:value-type="float" office:value="3604249">
            <text:p>3604249</text:p>
          </table:table-cell>
        </table:table-row>
        <table:table-row table:style-name="ro1">
          <table:table-cell office:value-type="string">
            <text:p>HN.14</text:p>
          </table:table-cell>
          <table:table-cell office:value-type="string">
            <text:p>Ocotepeque Department</text:p>
          </table:table-cell>
          <table:table-cell office:value-type="string">
            <text:p>Ocotepeque Department</text:p>
          </table:table-cell>
          <table:table-cell office:value-type="float" office:value="3604318">
            <text:p>3604318</text:p>
          </table:table-cell>
        </table:table-row>
        <table:table-row table:style-name="ro1">
          <table:table-cell office:value-type="string">
            <text:p>HN.13</text:p>
          </table:table-cell>
          <table:table-cell table:number-columns-repeated="2" office:value-type="string">
            <text:p>Lempira Department</text:p>
          </table:table-cell>
          <table:table-cell office:value-type="float" office:value="3606066">
            <text:p>3606066</text:p>
          </table:table-cell>
        </table:table-row>
        <table:table-row table:style-name="ro1">
          <table:table-cell office:value-type="string">
            <text:p>HN.12</text:p>
          </table:table-cell>
          <table:table-cell table:number-columns-repeated="2" office:value-type="string">
            <text:p>La Paz Department</text:p>
          </table:table-cell>
          <table:table-cell office:value-type="float" office:value="3607251">
            <text:p>3607251</text:p>
          </table:table-cell>
        </table:table-row>
        <table:table-row table:style-name="ro1">
          <table:table-cell office:value-type="string">
            <text:p>HN.11</text:p>
          </table:table-cell>
          <table:table-cell table:number-columns-repeated="2" office:value-type="string">
            <text:p>Bay Islands</text:p>
          </table:table-cell>
          <table:table-cell office:value-type="float" office:value="3608814">
            <text:p>3608814</text:p>
          </table:table-cell>
        </table:table-row>
        <table:table-row table:style-name="ro1">
          <table:table-cell office:value-type="string">
            <text:p>HN.10</text:p>
          </table:table-cell>
          <table:table-cell office:value-type="string">
            <text:p>Intibucá Department</text:p>
          </table:table-cell>
          <table:table-cell office:value-type="string">
            <text:p>Intibuca Department</text:p>
          </table:table-cell>
          <table:table-cell office:value-type="float" office:value="3608833">
            <text:p>3608833</text:p>
          </table:table-cell>
        </table:table-row>
        <table:table-row table:style-name="ro1">
          <table:table-cell office:value-type="string">
            <text:p>HN.09</text:p>
          </table:table-cell>
          <table:table-cell office:value-type="string">
            <text:p>Gracias a Dios Department</text:p>
          </table:table-cell>
          <table:table-cell office:value-type="string">
            <text:p>Gracias a Dios Department</text:p>
          </table:table-cell>
          <table:table-cell office:value-type="float" office:value="3609583">
            <text:p>3609583</text:p>
          </table:table-cell>
        </table:table-row>
        <table:table-row table:style-name="ro1">
          <table:table-cell office:value-type="string">
            <text:p>HN.08</text:p>
          </table:table-cell>
          <table:table-cell office:value-type="string">
            <text:p>Francisco Morazán Department</text:p>
          </table:table-cell>
          <table:table-cell office:value-type="string">
            <text:p>Francisco Morazan Department</text:p>
          </table:table-cell>
          <table:table-cell office:value-type="float" office:value="3609672">
            <text:p>3609672</text:p>
          </table:table-cell>
        </table:table-row>
        <table:table-row table:style-name="ro1">
          <table:table-cell office:value-type="string">
            <text:p>HN.07</text:p>
          </table:table-cell>
          <table:table-cell office:value-type="string">
            <text:p>El Paraíso Department</text:p>
          </table:table-cell>
          <table:table-cell office:value-type="string">
            <text:p>El Paraiso Department</text:p>
          </table:table-cell>
          <table:table-cell office:value-type="float" office:value="3610942">
            <text:p>3610942</text:p>
          </table:table-cell>
        </table:table-row>
        <table:table-row table:style-name="ro1">
          <table:table-cell office:value-type="string">
            <text:p>HN.06</text:p>
          </table:table-cell>
          <table:table-cell office:value-type="string">
            <text:p>Cortés Department</text:p>
          </table:table-cell>
          <table:table-cell office:value-type="string">
            <text:p>Cortes Department</text:p>
          </table:table-cell>
          <table:table-cell office:value-type="float" office:value="3613140">
            <text:p>3613140</text:p>
          </table:table-cell>
        </table:table-row>
        <table:table-row table:style-name="ro1">
          <table:table-cell office:value-type="string">
            <text:p>HN.05</text:p>
          </table:table-cell>
          <table:table-cell office:value-type="string">
            <text:p>Copán Department</text:p>
          </table:table-cell>
          <table:table-cell office:value-type="string">
            <text:p>Copan Department</text:p>
          </table:table-cell>
          <table:table-cell office:value-type="float" office:value="3613229">
            <text:p>3613229</text:p>
          </table:table-cell>
        </table:table-row>
        <table:table-row table:style-name="ro1">
          <table:table-cell office:value-type="string">
            <text:p>HN.04</text:p>
          </table:table-cell>
          <table:table-cell office:value-type="string">
            <text:p>Comayagua Department</text:p>
          </table:table-cell>
          <table:table-cell office:value-type="string">
            <text:p>Comayagua Department</text:p>
          </table:table-cell>
          <table:table-cell office:value-type="float" office:value="3613319">
            <text:p>3613319</text:p>
          </table:table-cell>
        </table:table-row>
        <table:table-row table:style-name="ro1">
          <table:table-cell office:value-type="string">
            <text:p>HN.03</text:p>
          </table:table-cell>
          <table:table-cell office:value-type="string">
            <text:p>Colón Department</text:p>
          </table:table-cell>
          <table:table-cell office:value-type="string">
            <text:p>Colon Department</text:p>
          </table:table-cell>
          <table:table-cell office:value-type="float" office:value="3613358">
            <text:p>3613358</text:p>
          </table:table-cell>
        </table:table-row>
        <table:table-row table:style-name="ro1">
          <table:table-cell office:value-type="string">
            <text:p>HN.02</text:p>
          </table:table-cell>
          <table:table-cell office:value-type="string">
            <text:p>Choluteca Department</text:p>
          </table:table-cell>
          <table:table-cell office:value-type="string">
            <text:p>Choluteca Department</text:p>
          </table:table-cell>
          <table:table-cell office:value-type="float" office:value="3613527">
            <text:p>3613527</text:p>
          </table:table-cell>
        </table:table-row>
        <table:table-row table:style-name="ro1">
          <table:table-cell office:value-type="string">
            <text:p>HN.01</text:p>
          </table:table-cell>
          <table:table-cell office:value-type="string">
            <text:p>Atlántida Department</text:p>
          </table:table-cell>
          <table:table-cell office:value-type="string">
            <text:p>Atlantida Department</text:p>
          </table:table-cell>
          <table:table-cell office:value-type="float" office:value="3615027">
            <text:p>3615027</text:p>
          </table:table-cell>
        </table:table-row>
        <table:table-row table:style-name="ro1">
          <table:table-cell office:value-type="string">
            <text:p>HR.01</text:p>
          </table:table-cell>
          <table:table-cell office:value-type="string">
            <text:p>Bjelovar-Bilogora</text:p>
          </table:table-cell>
          <table:table-cell office:value-type="string">
            <text:p>Bjelovar-Bilogora</text:p>
          </table:table-cell>
          <table:table-cell office:value-type="float" office:value="3337511">
            <text:p>3337511</text:p>
          </table:table-cell>
        </table:table-row>
        <table:table-row table:style-name="ro1">
          <table:table-cell office:value-type="string">
            <text:p>HR.02</text:p>
          </table:table-cell>
          <table:table-cell office:value-type="string">
            <text:p>Brod-Posavina</text:p>
          </table:table-cell>
          <table:table-cell office:value-type="string">
            <text:p>Brod-Posavina</text:p>
          </table:table-cell>
          <table:table-cell office:value-type="float" office:value="3337512">
            <text:p>3337512</text:p>
          </table:table-cell>
        </table:table-row>
        <table:table-row table:style-name="ro1">
          <table:table-cell office:value-type="string">
            <text:p>HR.03</text:p>
          </table:table-cell>
          <table:table-cell office:value-type="string">
            <text:p>Dubrovnik-Neretva</text:p>
          </table:table-cell>
          <table:table-cell office:value-type="string">
            <text:p>Dubrovnik-Neretva</text:p>
          </table:table-cell>
          <table:table-cell office:value-type="float" office:value="3337513">
            <text:p>3337513</text:p>
          </table:table-cell>
        </table:table-row>
        <table:table-row table:style-name="ro1">
          <table:table-cell office:value-type="string">
            <text:p>HR.04</text:p>
          </table:table-cell>
          <table:table-cell office:value-type="string">
            <text:p>Istria</text:p>
          </table:table-cell>
          <table:table-cell office:value-type="string">
            <text:p>Istria</text:p>
          </table:table-cell>
          <table:table-cell office:value-type="float" office:value="3337514">
            <text:p>3337514</text:p>
          </table:table-cell>
        </table:table-row>
        <table:table-row table:style-name="ro1">
          <table:table-cell office:value-type="string">
            <text:p>HR.05</text:p>
          </table:table-cell>
          <table:table-cell office:value-type="string">
            <text:p>Karlovac</text:p>
          </table:table-cell>
          <table:table-cell office:value-type="string">
            <text:p>Karlovac</text:p>
          </table:table-cell>
          <table:table-cell office:value-type="float" office:value="3337515">
            <text:p>3337515</text:p>
          </table:table-cell>
        </table:table-row>
        <table:table-row table:style-name="ro1">
          <table:table-cell office:value-type="string">
            <text:p>HR.06</text:p>
          </table:table-cell>
          <table:table-cell office:value-type="string">
            <text:p>Koprivnica-Križevci</text:p>
          </table:table-cell>
          <table:table-cell office:value-type="string">
            <text:p>Koprivnica-Krizevci</text:p>
          </table:table-cell>
          <table:table-cell office:value-type="float" office:value="3337518">
            <text:p>3337518</text:p>
          </table:table-cell>
        </table:table-row>
        <table:table-row table:style-name="ro1">
          <table:table-cell office:value-type="string">
            <text:p>HR.07</text:p>
          </table:table-cell>
          <table:table-cell office:value-type="string">
            <text:p>Krapina-Zagorje</text:p>
          </table:table-cell>
          <table:table-cell office:value-type="string">
            <text:p>Krapina-Zagorje</text:p>
          </table:table-cell>
          <table:table-cell office:value-type="float" office:value="3337519">
            <text:p>3337519</text:p>
          </table:table-cell>
        </table:table-row>
        <table:table-row table:style-name="ro1">
          <table:table-cell office:value-type="string">
            <text:p>HR.08</text:p>
          </table:table-cell>
          <table:table-cell office:value-type="string">
            <text:p>Lika-Senj</text:p>
          </table:table-cell>
          <table:table-cell office:value-type="string">
            <text:p>Lika-Senj</text:p>
          </table:table-cell>
          <table:table-cell office:value-type="float" office:value="3337520">
            <text:p>3337520</text:p>
          </table:table-cell>
        </table:table-row>
        <table:table-row table:style-name="ro1">
          <table:table-cell office:value-type="string">
            <text:p>HR.09</text:p>
          </table:table-cell>
          <table:table-cell office:value-type="string">
            <text:p>Međimurje</text:p>
          </table:table-cell>
          <table:table-cell office:value-type="string">
            <text:p>Megimurje</text:p>
          </table:table-cell>
          <table:table-cell office:value-type="float" office:value="3337521">
            <text:p>3337521</text:p>
          </table:table-cell>
        </table:table-row>
        <table:table-row table:style-name="ro1">
          <table:table-cell office:value-type="string">
            <text:p>HR.10</text:p>
          </table:table-cell>
          <table:table-cell office:value-type="string">
            <text:p>County of Osijek-Baranja</text:p>
          </table:table-cell>
          <table:table-cell office:value-type="string">
            <text:p>County of Osijek-Baranja</text:p>
          </table:table-cell>
          <table:table-cell office:value-type="float" office:value="3337522">
            <text:p>3337522</text:p>
          </table:table-cell>
        </table:table-row>
        <table:table-row table:style-name="ro1">
          <table:table-cell office:value-type="string">
            <text:p>HR.11</text:p>
          </table:table-cell>
          <table:table-cell office:value-type="string">
            <text:p>Požega-Slavonia</text:p>
          </table:table-cell>
          <table:table-cell office:value-type="string">
            <text:p>Pozega-Slavonia</text:p>
          </table:table-cell>
          <table:table-cell office:value-type="float" office:value="3337523">
            <text:p>3337523</text:p>
          </table:table-cell>
        </table:table-row>
        <table:table-row table:style-name="ro1">
          <table:table-cell office:value-type="string">
            <text:p>HR.12</text:p>
          </table:table-cell>
          <table:table-cell office:value-type="string">
            <text:p>Primorje-Gorski Kotar</text:p>
          </table:table-cell>
          <table:table-cell office:value-type="string">
            <text:p>Primorje-Gorski Kotar</text:p>
          </table:table-cell>
          <table:table-cell office:value-type="float" office:value="3337524">
            <text:p>3337524</text:p>
          </table:table-cell>
        </table:table-row>
        <table:table-row table:style-name="ro1">
          <table:table-cell office:value-type="string">
            <text:p>HR.13</text:p>
          </table:table-cell>
          <table:table-cell office:value-type="string">
            <text:p>Šibenik-Knin</text:p>
          </table:table-cell>
          <table:table-cell office:value-type="string">
            <text:p>Sibenik-Knin</text:p>
          </table:table-cell>
          <table:table-cell office:value-type="float" office:value="3337525">
            <text:p>3337525</text:p>
          </table:table-cell>
        </table:table-row>
        <table:table-row table:style-name="ro1">
          <table:table-cell office:value-type="string">
            <text:p>HR.14</text:p>
          </table:table-cell>
          <table:table-cell office:value-type="string">
            <text:p>Sisak-Moslavina</text:p>
          </table:table-cell>
          <table:table-cell office:value-type="string">
            <text:p>Sisak-Moslavina</text:p>
          </table:table-cell>
          <table:table-cell office:value-type="float" office:value="3337526">
            <text:p>3337526</text:p>
          </table:table-cell>
        </table:table-row>
        <table:table-row table:style-name="ro1">
          <table:table-cell office:value-type="string">
            <text:p>HR.15</text:p>
          </table:table-cell>
          <table:table-cell table:number-columns-repeated="2" office:value-type="string">
            <text:p>Split-Dalmatia</text:p>
          </table:table-cell>
          <table:table-cell office:value-type="float" office:value="3337527">
            <text:p>3337527</text:p>
          </table:table-cell>
        </table:table-row>
        <table:table-row table:style-name="ro1">
          <table:table-cell office:value-type="string">
            <text:p>HR.16</text:p>
          </table:table-cell>
          <table:table-cell office:value-type="string">
            <text:p>Varaždin</text:p>
          </table:table-cell>
          <table:table-cell office:value-type="string">
            <text:p>Varazdin</text:p>
          </table:table-cell>
          <table:table-cell office:value-type="float" office:value="3337528">
            <text:p>3337528</text:p>
          </table:table-cell>
        </table:table-row>
        <table:table-row table:style-name="ro1">
          <table:table-cell office:value-type="string">
            <text:p>HR.18</text:p>
          </table:table-cell>
          <table:table-cell office:value-type="string">
            <text:p>Vukovar-Srijem</text:p>
          </table:table-cell>
          <table:table-cell office:value-type="string">
            <text:p>Vukovar-Srijem</text:p>
          </table:table-cell>
          <table:table-cell office:value-type="float" office:value="3337529">
            <text:p>3337529</text:p>
          </table:table-cell>
        </table:table-row>
        <table:table-row table:style-name="ro1">
          <table:table-cell office:value-type="string">
            <text:p>HR.19</text:p>
          </table:table-cell>
          <table:table-cell office:value-type="string">
            <text:p>Zadar</text:p>
          </table:table-cell>
          <table:table-cell office:value-type="string">
            <text:p>Zadar</text:p>
          </table:table-cell>
          <table:table-cell office:value-type="float" office:value="3337530">
            <text:p>3337530</text:p>
          </table:table-cell>
        </table:table-row>
        <table:table-row table:style-name="ro1">
          <table:table-cell office:value-type="string">
            <text:p>HR.20</text:p>
          </table:table-cell>
          <table:table-cell table:number-columns-repeated="2" office:value-type="string">
            <text:p>Zagreb County</text:p>
          </table:table-cell>
          <table:table-cell office:value-type="float" office:value="3337531">
            <text:p>3337531</text:p>
          </table:table-cell>
        </table:table-row>
        <table:table-row table:style-name="ro1">
          <table:table-cell office:value-type="string">
            <text:p>HR.21</text:p>
          </table:table-cell>
          <table:table-cell table:number-columns-repeated="2" office:value-type="string">
            <text:p>Zagreb</text:p>
          </table:table-cell>
          <table:table-cell office:value-type="float" office:value="3337532">
            <text:p>3337532</text:p>
          </table:table-cell>
        </table:table-row>
        <table:table-row table:style-name="ro1">
          <table:table-cell office:value-type="string">
            <text:p>HR.17</text:p>
          </table:table-cell>
          <table:table-cell office:value-type="string">
            <text:p>Virovitica-Podravina</text:p>
          </table:table-cell>
          <table:table-cell office:value-type="string">
            <text:p>Virovitica-Podravina</text:p>
          </table:table-cell>
          <table:table-cell office:value-type="float" office:value="3337533">
            <text:p>3337533</text:p>
          </table:table-cell>
        </table:table-row>
        <table:table-row table:style-name="ro1">
          <table:table-cell office:value-type="string">
            <text:p>HT.13</text:p>
          </table:table-cell>
          <table:table-cell office:value-type="string">
            <text:p>Sud-Est</text:p>
          </table:table-cell>
          <table:table-cell office:value-type="string">
            <text:p>Sud-Est</text:p>
          </table:table-cell>
          <table:table-cell office:value-type="float" office:value="3716950">
            <text:p>3716950</text:p>
          </table:table-cell>
        </table:table-row>
        <table:table-row table:style-name="ro1">
          <table:table-cell office:value-type="string">
            <text:p>HT.12</text:p>
          </table:table-cell>
          <table:table-cell table:number-columns-repeated="2" office:value-type="string">
            <text:p>Sud</text:p>
          </table:table-cell>
          <table:table-cell office:value-type="float" office:value="3716952">
            <text:p>3716952</text:p>
          </table:table-cell>
        </table:table-row>
        <table:table-row table:style-name="ro1">
          <table:table-cell office:value-type="string">
            <text:p>HT.11</text:p>
          </table:table-cell>
          <table:table-cell office:value-type="string">
            <text:p>Ouest</text:p>
          </table:table-cell>
          <table:table-cell office:value-type="string">
            <text:p>Ouest</text:p>
          </table:table-cell>
          <table:table-cell office:value-type="float" office:value="3719432">
            <text:p>3719432</text:p>
          </table:table-cell>
        </table:table-row>
        <table:table-row table:style-name="ro1">
          <table:table-cell office:value-type="string">
            <text:p>HT.03</text:p>
          </table:table-cell>
          <table:table-cell office:value-type="string">
            <text:p>Nord-Ouest</text:p>
          </table:table-cell>
          <table:table-cell office:value-type="string">
            <text:p>Nord-Ouest</text:p>
          </table:table-cell>
          <table:table-cell office:value-type="float" office:value="3719536">
            <text:p>3719536</text:p>
          </table:table-cell>
        </table:table-row>
        <table:table-row table:style-name="ro1">
          <table:table-cell office:value-type="string">
            <text:p>HT.10</text:p>
          </table:table-cell>
          <table:table-cell office:value-type="string">
            <text:p>Nord-Est</text:p>
          </table:table-cell>
          <table:table-cell office:value-type="string">
            <text:p>Nord-Est</text:p>
          </table:table-cell>
          <table:table-cell office:value-type="float" office:value="3719540">
            <text:p>3719540</text:p>
          </table:table-cell>
        </table:table-row>
        <table:table-row table:style-name="ro1">
          <table:table-cell office:value-type="string">
            <text:p>HT.09</text:p>
          </table:table-cell>
          <table:table-cell table:number-columns-repeated="2" office:value-type="string">
            <text:p>Nord</text:p>
          </table:table-cell>
          <table:table-cell office:value-type="float" office:value="3719543">
            <text:p>3719543</text:p>
          </table:table-cell>
        </table:table-row>
        <table:table-row table:style-name="ro1">
          <table:table-cell office:value-type="string">
            <text:p>HT.14</text:p>
          </table:table-cell>
          <table:table-cell office:value-type="string">
            <text:p>Grand'Anse</text:p>
          </table:table-cell>
          <table:table-cell office:value-type="string">
            <text:p>Grand'Anse</text:p>
          </table:table-cell>
          <table:table-cell office:value-type="float" office:value="3724613">
            <text:p>3724613</text:p>
          </table:table-cell>
        </table:table-row>
        <table:table-row table:style-name="ro1">
          <table:table-cell office:value-type="string">
            <text:p>HT.07</text:p>
          </table:table-cell>
          <table:table-cell table:number-columns-repeated="2" office:value-type="string">
            <text:p>Centre</text:p>
          </table:table-cell>
          <table:table-cell office:value-type="float" office:value="3728069">
            <text:p>3728069</text:p>
          </table:table-cell>
        </table:table-row>
        <table:table-row table:style-name="ro1">
          <table:table-cell office:value-type="string">
            <text:p>HT.06</text:p>
          </table:table-cell>
          <table:table-cell office:value-type="string">
            <text:p>Artibonite</text:p>
          </table:table-cell>
          <table:table-cell office:value-type="string">
            <text:p>Artibonite</text:p>
          </table:table-cell>
          <table:table-cell office:value-type="float" office:value="3731053">
            <text:p>3731053</text:p>
          </table:table-cell>
        </table:table-row>
        <table:table-row table:style-name="ro1">
          <table:table-cell office:value-type="string">
            <text:p>HT.15</text:p>
          </table:table-cell>
          <table:table-cell office:value-type="string">
            <text:p>Nippes</text:p>
          </table:table-cell>
          <table:table-cell office:value-type="string">
            <text:p>Nippes</text:p>
          </table:table-cell>
          <table:table-cell office:value-type="float" office:value="7115999">
            <text:p>7115999</text:p>
          </table:table-cell>
        </table:table-row>
        <table:table-row table:style-name="ro1">
          <table:table-cell office:value-type="string">
            <text:p>HU.18</text:p>
          </table:table-cell>
          <table:table-cell office:value-type="string">
            <text:p>Szabolcs-Szatmár-Bereg</text:p>
          </table:table-cell>
          <table:table-cell office:value-type="string">
            <text:p>Szabolcs-Szatmar-Bereg</text:p>
          </table:table-cell>
          <table:table-cell office:value-type="float" office:value="715593">
            <text:p>715593</text:p>
          </table:table-cell>
        </table:table-row>
        <table:table-row table:style-name="ro1">
          <table:table-cell office:value-type="string">
            <text:p>HU.20</text:p>
          </table:table-cell>
          <table:table-cell office:value-type="string">
            <text:p>Jász-Nagykun-Szolnok</text:p>
          </table:table-cell>
          <table:table-cell office:value-type="string">
            <text:p>Jasz-Nagykun-Szolnok</text:p>
          </table:table-cell>
          <table:table-cell office:value-type="float" office:value="719637">
            <text:p>719637</text:p>
          </table:table-cell>
        </table:table-row>
        <table:table-row table:style-name="ro1">
          <table:table-cell office:value-type="string">
            <text:p>HU.11</text:p>
          </table:table-cell>
          <table:table-cell office:value-type="string">
            <text:p>Heves County</text:p>
          </table:table-cell>
          <table:table-cell office:value-type="string">
            <text:p>Heves County</text:p>
          </table:table-cell>
          <table:table-cell office:value-type="float" office:value="720002">
            <text:p>720002</text:p>
          </table:table-cell>
        </table:table-row>
        <table:table-row table:style-name="ro1">
          <table:table-cell office:value-type="string">
            <text:p>HU.10</text:p>
          </table:table-cell>
          <table:table-cell office:value-type="string">
            <text:p>Hajdú-Bihar</text:p>
          </table:table-cell>
          <table:table-cell office:value-type="string">
            <text:p>Hajdu-Bihar</text:p>
          </table:table-cell>
          <table:table-cell office:value-type="float" office:value="720293">
            <text:p>720293</text:p>
          </table:table-cell>
        </table:table-row>
        <table:table-row table:style-name="ro1">
          <table:table-cell office:value-type="string">
            <text:p>HU.06</text:p>
          </table:table-cell>
          <table:table-cell office:value-type="string">
            <text:p>Csongrád</text:p>
          </table:table-cell>
          <table:table-cell office:value-type="string">
            <text:p>Csongrad</text:p>
          </table:table-cell>
          <table:table-cell office:value-type="float" office:value="721589">
            <text:p>721589</text:p>
          </table:table-cell>
        </table:table-row>
        <table:table-row table:style-name="ro1">
          <table:table-cell office:value-type="string">
            <text:p>HU.04</text:p>
          </table:table-cell>
          <table:table-cell office:value-type="string">
            <text:p>Borsod-Abaúj-Zemplén</text:p>
          </table:table-cell>
          <table:table-cell office:value-type="string">
            <text:p>Borsod-Abauj-Zemplen</text:p>
          </table:table-cell>
          <table:table-cell office:value-type="float" office:value="722064">
            <text:p>722064</text:p>
          </table:table-cell>
        </table:table-row>
        <table:table-row table:style-name="ro1">
          <table:table-cell office:value-type="string">
            <text:p>HU.03</text:p>
          </table:table-cell>
          <table:table-cell office:value-type="string">
            <text:p>Bekes County</text:p>
          </table:table-cell>
          <table:table-cell office:value-type="string">
            <text:p>Bekes County</text:p>
          </table:table-cell>
          <table:table-cell office:value-type="float" office:value="722433">
            <text:p>722433</text:p>
          </table:table-cell>
        </table:table-row>
        <table:table-row table:style-name="ro1">
          <table:table-cell office:value-type="string">
            <text:p>HU.24</text:p>
          </table:table-cell>
          <table:table-cell office:value-type="string">
            <text:p>Zala County</text:p>
          </table:table-cell>
          <table:table-cell office:value-type="string">
            <text:p>Zala County</text:p>
          </table:table-cell>
          <table:table-cell office:value-type="float" office:value="3042613">
            <text:p>3042613</text:p>
          </table:table-cell>
        </table:table-row>
        <table:table-row table:style-name="ro1">
          <table:table-cell office:value-type="string">
            <text:p>HU.23</text:p>
          </table:table-cell>
          <table:table-cell office:value-type="string">
            <text:p>Veszprém</text:p>
          </table:table-cell>
          <table:table-cell office:value-type="string">
            <text:p>Veszprem</text:p>
          </table:table-cell>
          <table:table-cell office:value-type="float" office:value="3042925">
            <text:p>3042925</text:p>
          </table:table-cell>
        </table:table-row>
        <table:table-row table:style-name="ro1">
          <table:table-cell office:value-type="string">
            <text:p>HU.22</text:p>
          </table:table-cell>
          <table:table-cell table:number-columns-repeated="2" office:value-type="string">
            <text:p>Vas County</text:p>
          </table:table-cell>
          <table:table-cell office:value-type="float" office:value="3043047">
            <text:p>3043047</text:p>
          </table:table-cell>
        </table:table-row>
        <table:table-row table:style-name="ro1">
          <table:table-cell office:value-type="string">
            <text:p>HU.21</text:p>
          </table:table-cell>
          <table:table-cell office:value-type="string">
            <text:p>Tolna County</text:p>
          </table:table-cell>
          <table:table-cell office:value-type="string">
            <text:p>Tolna County</text:p>
          </table:table-cell>
          <table:table-cell office:value-type="float" office:value="3043845">
            <text:p>3043845</text:p>
          </table:table-cell>
        </table:table-row>
        <table:table-row table:style-name="ro1">
          <table:table-cell office:value-type="string">
            <text:p>HU.17</text:p>
          </table:table-cell>
          <table:table-cell office:value-type="string">
            <text:p>Somogy County</text:p>
          </table:table-cell>
          <table:table-cell office:value-type="string">
            <text:p>Somogy County</text:p>
          </table:table-cell>
          <table:table-cell office:value-type="float" office:value="3045226">
            <text:p>3045226</text:p>
          </table:table-cell>
        </table:table-row>
        <table:table-row table:style-name="ro1">
          <table:table-cell office:value-type="string">
            <text:p>HU.16</text:p>
          </table:table-cell>
          <table:table-cell table:number-columns-repeated="2" office:value-type="string">
            <text:p>Pest County</text:p>
          </table:table-cell>
          <table:table-cell office:value-type="float" office:value="3046431">
            <text:p>3046431</text:p>
          </table:table-cell>
        </table:table-row>
        <table:table-row table:style-name="ro1">
          <table:table-cell office:value-type="string">
            <text:p>HU.14</text:p>
          </table:table-cell>
          <table:table-cell office:value-type="string">
            <text:p>Nógrád</text:p>
          </table:table-cell>
          <table:table-cell office:value-type="string">
            <text:p>Nograd</text:p>
          </table:table-cell>
          <table:table-cell office:value-type="float" office:value="3047348">
            <text:p>3047348</text:p>
          </table:table-cell>
        </table:table-row>
        <table:table-row table:style-name="ro1">
          <table:table-cell office:value-type="string">
            <text:p>HU.12</text:p>
          </table:table-cell>
          <table:table-cell office:value-type="string">
            <text:p>Komárom-Esztergom</text:p>
          </table:table-cell>
          <table:table-cell office:value-type="string">
            <text:p>Komarom-Esztergom</text:p>
          </table:table-cell>
          <table:table-cell office:value-type="float" office:value="3049518">
            <text:p>3049518</text:p>
          </table:table-cell>
        </table:table-row>
        <table:table-row table:style-name="ro1">
          <table:table-cell office:value-type="string">
            <text:p>HU.09</text:p>
          </table:table-cell>
          <table:table-cell office:value-type="string">
            <text:p>Győr-Moson-Sopron</text:p>
          </table:table-cell>
          <table:table-cell office:value-type="string">
            <text:p>Gyor-Moson-Sopron</text:p>
          </table:table-cell>
          <table:table-cell office:value-type="float" office:value="3051977">
            <text:p>3051977</text:p>
          </table:table-cell>
        </table:table-row>
        <table:table-row table:style-name="ro1">
          <table:table-cell office:value-type="string">
            <text:p>HU.08</text:p>
          </table:table-cell>
          <table:table-cell office:value-type="string">
            <text:p>Fejér</text:p>
          </table:table-cell>
          <table:table-cell office:value-type="string">
            <text:p>Fejer</text:p>
          </table:table-cell>
          <table:table-cell office:value-type="float" office:value="3053028">
            <text:p>3053028</text:p>
          </table:table-cell>
        </table:table-row>
        <table:table-row table:style-name="ro1">
          <table:table-cell office:value-type="string">
            <text:p>HU.05</text:p>
          </table:table-cell>
          <table:table-cell table:number-columns-repeated="2" office:value-type="string">
            <text:p>Budapest</text:p>
          </table:table-cell>
          <table:table-cell office:value-type="float" office:value="3054638">
            <text:p>3054638</text:p>
          </table:table-cell>
        </table:table-row>
        <table:table-row table:style-name="ro1">
          <table:table-cell office:value-type="string">
            <text:p>HU.02</text:p>
          </table:table-cell>
          <table:table-cell office:value-type="string">
            <text:p>Baranya</text:p>
          </table:table-cell>
          <table:table-cell office:value-type="string">
            <text:p>Baranya</text:p>
          </table:table-cell>
          <table:table-cell office:value-type="float" office:value="3055399">
            <text:p>3055399</text:p>
          </table:table-cell>
        </table:table-row>
        <table:table-row table:style-name="ro1">
          <table:table-cell office:value-type="string">
            <text:p>HU.01</text:p>
          </table:table-cell>
          <table:table-cell office:value-type="string">
            <text:p>Bács-Kiskun</text:p>
          </table:table-cell>
          <table:table-cell office:value-type="string">
            <text:p>Bacs-Kiskun</text:p>
          </table:table-cell>
          <table:table-cell office:value-type="float" office:value="3055744">
            <text:p>3055744</text:p>
          </table:table-cell>
        </table:table-row>
        <table:table-row table:style-name="ro1">
          <table:table-cell office:value-type="string">
            <text:p>ID.26</text:p>
          </table:table-cell>
          <table:table-cell table:number-columns-repeated="2" office:value-type="string">
            <text:p>North Sumatra</text:p>
          </table:table-cell>
          <table:table-cell office:value-type="float" office:value="1213642">
            <text:p>1213642</text:p>
          </table:table-cell>
        </table:table-row>
        <table:table-row table:style-name="ro1">
          <table:table-cell office:value-type="string">
            <text:p>ID.01</text:p>
          </table:table-cell>
          <table:table-cell table:number-columns-repeated="2" office:value-type="string">
            <text:p>Aceh</text:p>
          </table:table-cell>
          <table:table-cell office:value-type="float" office:value="1215638">
            <text:p>1215638</text:p>
          </table:table-cell>
        </table:table-row>
        <table:table-row table:style-name="ro1">
          <table:table-cell office:value-type="string">
            <text:p>ID.10</text:p>
          </table:table-cell>
          <table:table-cell table:number-columns-repeated="2" office:value-type="string">
            <text:p>Yogyakarta</text:p>
          </table:table-cell>
          <table:table-cell office:value-type="float" office:value="1621176">
            <text:p>1621176</text:p>
          </table:table-cell>
        </table:table-row>
        <table:table-row table:style-name="ro1">
          <table:table-cell office:value-type="string">
            <text:p>ID.32</text:p>
          </table:table-cell>
          <table:table-cell table:number-columns-repeated="2" office:value-type="string">
            <text:p>South Sumatra</text:p>
          </table:table-cell>
          <table:table-cell office:value-type="float" office:value="1626196">
            <text:p>1626196</text:p>
          </table:table-cell>
        </table:table-row>
        <table:table-row table:style-name="ro1">
          <table:table-cell office:value-type="string">
            <text:p>ID.24</text:p>
          </table:table-cell>
          <table:table-cell table:number-columns-repeated="2" office:value-type="string">
            <text:p>West Sumatra</text:p>
          </table:table-cell>
          <table:table-cell office:value-type="float" office:value="1626197">
            <text:p>1626197</text:p>
          </table:table-cell>
        </table:table-row>
        <table:table-row table:style-name="ro1">
          <table:table-cell office:value-type="string">
            <text:p>ID.31</text:p>
          </table:table-cell>
          <table:table-cell table:number-columns-repeated="2" office:value-type="string">
            <text:p>North Sulawesi</text:p>
          </table:table-cell>
          <table:table-cell office:value-type="float" office:value="1626229">
            <text:p>1626229</text:p>
          </table:table-cell>
        </table:table-row>
        <table:table-row table:style-name="ro1">
          <table:table-cell office:value-type="string">
            <text:p>ID.22</text:p>
          </table:table-cell>
          <table:table-cell table:number-columns-repeated="2" office:value-type="string">
            <text:p>Southeast Sulawesi</text:p>
          </table:table-cell>
          <table:table-cell office:value-type="float" office:value="1626230">
            <text:p>1626230</text:p>
          </table:table-cell>
        </table:table-row>
        <table:table-row table:style-name="ro1">
          <table:table-cell office:value-type="string">
            <text:p>ID.21</text:p>
          </table:table-cell>
          <table:table-cell table:number-columns-repeated="2" office:value-type="string">
            <text:p>Central Sulawesi</text:p>
          </table:table-cell>
          <table:table-cell office:value-type="float" office:value="1626231">
            <text:p>1626231</text:p>
          </table:table-cell>
        </table:table-row>
        <table:table-row table:style-name="ro1">
          <table:table-cell office:value-type="string">
            <text:p>ID.38</text:p>
          </table:table-cell>
          <table:table-cell table:number-columns-repeated="2" office:value-type="string">
            <text:p>South Sulawesi</text:p>
          </table:table-cell>
          <table:table-cell office:value-type="float" office:value="1626232">
            <text:p>1626232</text:p>
          </table:table-cell>
        </table:table-row>
        <table:table-row table:style-name="ro1">
          <table:table-cell office:value-type="string">
            <text:p>ID.37</text:p>
          </table:table-cell>
          <table:table-cell office:value-type="string">
            <text:p>Riau</text:p>
          </table:table-cell>
          <table:table-cell office:value-type="string">
            <text:p>Riau</text:p>
          </table:table-cell>
          <table:table-cell office:value-type="float" office:value="1629652">
            <text:p>1629652</text:p>
          </table:table-cell>
        </table:table-row>
        <table:table-row table:style-name="ro1">
          <table:table-cell office:value-type="string">
            <text:p>ID.18</text:p>
          </table:table-cell>
          <table:table-cell office:value-type="string">
            <text:p>East Nusa Tenggara</text:p>
          </table:table-cell>
          <table:table-cell office:value-type="string">
            <text:p>East Nusa Tenggara</text:p>
          </table:table-cell>
          <table:table-cell office:value-type="float" office:value="1633791">
            <text:p>1633791</text:p>
          </table:table-cell>
        </table:table-row>
        <table:table-row table:style-name="ro1">
          <table:table-cell office:value-type="string">
            <text:p>ID.17</text:p>
          </table:table-cell>
          <table:table-cell office:value-type="string">
            <text:p>West Nusa Tenggara</text:p>
          </table:table-cell>
          <table:table-cell office:value-type="string">
            <text:p>West Nusa Tenggara</text:p>
          </table:table-cell>
          <table:table-cell office:value-type="float" office:value="1633792">
            <text:p>1633792</text:p>
          </table:table-cell>
        </table:table-row>
        <table:table-row table:style-name="ro1">
          <table:table-cell office:value-type="string">
            <text:p>ID.28</text:p>
          </table:table-cell>
          <table:table-cell table:number-columns-repeated="2" office:value-type="string">
            <text:p>Maluku</text:p>
          </table:table-cell>
          <table:table-cell office:value-type="float" office:value="1636627">
            <text:p>1636627</text:p>
          </table:table-cell>
        </table:table-row>
        <table:table-row table:style-name="ro1">
          <table:table-cell office:value-type="string">
            <text:p>ID.15</text:p>
          </table:table-cell>
          <table:table-cell table:number-columns-repeated="2" office:value-type="string">
            <text:p>Lampung</text:p>
          </table:table-cell>
          <table:table-cell office:value-type="float" office:value="1638535">
            <text:p>1638535</text:p>
          </table:table-cell>
        </table:table-row>
        <table:table-row table:style-name="ro1">
          <table:table-cell office:value-type="string">
            <text:p>ID.14</text:p>
          </table:table-cell>
          <table:table-cell table:number-columns-repeated="2" office:value-type="string">
            <text:p>East Kalimantan</text:p>
          </table:table-cell>
          <table:table-cell office:value-type="float" office:value="1641897">
            <text:p>1641897</text:p>
          </table:table-cell>
        </table:table-row>
        <table:table-row table:style-name="ro1">
          <table:table-cell office:value-type="string">
            <text:p>ID.13</text:p>
          </table:table-cell>
          <table:table-cell table:number-columns-repeated="2" office:value-type="string">
            <text:p>Central Kalimantan</text:p>
          </table:table-cell>
          <table:table-cell office:value-type="float" office:value="1641898">
            <text:p>1641898</text:p>
          </table:table-cell>
        </table:table-row>
        <table:table-row table:style-name="ro1">
          <table:table-cell office:value-type="string">
            <text:p>ID.12</text:p>
          </table:table-cell>
          <table:table-cell table:number-columns-repeated="2" office:value-type="string">
            <text:p>South Kalimantan</text:p>
          </table:table-cell>
          <table:table-cell office:value-type="float" office:value="1641899">
            <text:p>1641899</text:p>
          </table:table-cell>
        </table:table-row>
        <table:table-row table:style-name="ro1">
          <table:table-cell office:value-type="string">
            <text:p>ID.11</text:p>
          </table:table-cell>
          <table:table-cell table:number-columns-repeated="2" office:value-type="string">
            <text:p>West Kalimantan</text:p>
          </table:table-cell>
          <table:table-cell office:value-type="float" office:value="1641900">
            <text:p>1641900</text:p>
          </table:table-cell>
        </table:table-row>
        <table:table-row table:style-name="ro1">
          <table:table-cell office:value-type="string">
            <text:p>ID.08</text:p>
          </table:table-cell>
          <table:table-cell table:number-columns-repeated="2" office:value-type="string">
            <text:p>East Java</text:p>
          </table:table-cell>
          <table:table-cell office:value-type="float" office:value="1642668">
            <text:p>1642668</text:p>
          </table:table-cell>
        </table:table-row>
        <table:table-row table:style-name="ro1">
          <table:table-cell office:value-type="string">
            <text:p>ID.07</text:p>
          </table:table-cell>
          <table:table-cell table:number-columns-repeated="2" office:value-type="string">
            <text:p>Central Java</text:p>
          </table:table-cell>
          <table:table-cell office:value-type="float" office:value="1642669">
            <text:p>1642669</text:p>
          </table:table-cell>
        </table:table-row>
        <table:table-row table:style-name="ro1">
          <table:table-cell office:value-type="string">
            <text:p>ID.30</text:p>
          </table:table-cell>
          <table:table-cell table:number-columns-repeated="2" office:value-type="string">
            <text:p>West Java</text:p>
          </table:table-cell>
          <table:table-cell office:value-type="float" office:value="1642672">
            <text:p>1642672</text:p>
          </table:table-cell>
        </table:table-row>
        <table:table-row table:style-name="ro1">
          <table:table-cell office:value-type="string">
            <text:p>ID.05</text:p>
          </table:table-cell>
          <table:table-cell table:number-columns-repeated="2" office:value-type="string">
            <text:p>Jambi</text:p>
          </table:table-cell>
          <table:table-cell office:value-type="float" office:value="1642856">
            <text:p>1642856</text:p>
          </table:table-cell>
        </table:table-row>
        <table:table-row table:style-name="ro1">
          <table:table-cell office:value-type="string">
            <text:p>ID.04</text:p>
          </table:table-cell>
          <table:table-cell table:number-columns-repeated="2" office:value-type="string">
            <text:p>Jakarta</text:p>
          </table:table-cell>
          <table:table-cell office:value-type="float" office:value="1642907">
            <text:p>1642907</text:p>
          </table:table-cell>
        </table:table-row>
        <table:table-row table:style-name="ro1">
          <table:table-cell office:value-type="string">
            <text:p>ID.36</text:p>
          </table:table-cell>
          <table:table-cell table:number-columns-repeated="2" office:value-type="string">
            <text:p>Papua</text:p>
          </table:table-cell>
          <table:table-cell office:value-type="float" office:value="1643012">
            <text:p>1643012</text:p>
          </table:table-cell>
        </table:table-row>
        <table:table-row table:style-name="ro1">
          <table:table-cell office:value-type="string">
            <text:p>ID.03</text:p>
          </table:table-cell>
          <table:table-cell office:value-type="string">
            <text:p>Bengkulu</text:p>
          </table:table-cell>
          <table:table-cell office:value-type="string">
            <text:p>Bengkulu</text:p>
          </table:table-cell>
          <table:table-cell office:value-type="float" office:value="1649147">
            <text:p>1649147</text:p>
          </table:table-cell>
        </table:table-row>
        <table:table-row table:style-name="ro1">
          <table:table-cell office:value-type="string">
            <text:p>ID.02</text:p>
          </table:table-cell>
          <table:table-cell table:number-columns-repeated="2" office:value-type="string">
            <text:p>Bali</text:p>
          </table:table-cell>
          <table:table-cell office:value-type="float" office:value="1650535">
            <text:p>1650535</text:p>
          </table:table-cell>
        </table:table-row>
        <table:table-row table:style-name="ro1">
          <table:table-cell office:value-type="string">
            <text:p>ID.33</text:p>
          </table:table-cell>
          <table:table-cell office:value-type="string">
            <text:p>Banten</text:p>
          </table:table-cell>
          <table:table-cell office:value-type="string">
            <text:p>Banten</text:p>
          </table:table-cell>
          <table:table-cell office:value-type="float" office:value="1923045">
            <text:p>1923045</text:p>
          </table:table-cell>
        </table:table-row>
        <table:table-row table:style-name="ro1">
          <table:table-cell office:value-type="string">
            <text:p>ID.34</text:p>
          </table:table-cell>
          <table:table-cell office:value-type="string">
            <text:p>Gorontalo</text:p>
          </table:table-cell>
          <table:table-cell office:value-type="string">
            <text:p>Gorontalo</text:p>
          </table:table-cell>
          <table:table-cell office:value-type="float" office:value="1923046">
            <text:p>1923046</text:p>
          </table:table-cell>
        </table:table-row>
        <table:table-row table:style-name="ro1">
          <table:table-cell office:value-type="string">
            <text:p>ID.35</text:p>
          </table:table-cell>
          <table:table-cell office:value-type="string">
            <text:p>Bangka–Belitung Islands</text:p>
          </table:table-cell>
          <table:table-cell office:value-type="string">
            <text:p>Bangka-Belitung Islands</text:p>
          </table:table-cell>
          <table:table-cell office:value-type="float" office:value="1923047">
            <text:p>1923047</text:p>
          </table:table-cell>
        </table:table-row>
        <table:table-row table:style-name="ro1">
          <table:table-cell office:value-type="string">
            <text:p>ID.29</text:p>
          </table:table-cell>
          <table:table-cell table:number-columns-repeated="2" office:value-type="string">
            <text:p>North Maluku</text:p>
          </table:table-cell>
          <table:table-cell office:value-type="float" office:value="1958070">
            <text:p>1958070</text:p>
          </table:table-cell>
        </table:table-row>
        <table:table-row table:style-name="ro1">
          <table:table-cell office:value-type="string">
            <text:p>ID.39</text:p>
          </table:table-cell>
          <table:table-cell table:number-columns-repeated="2" office:value-type="string">
            <text:p>West Papua</text:p>
          </table:table-cell>
          <table:table-cell office:value-type="float" office:value="1996549">
            <text:p>1996549</text:p>
          </table:table-cell>
        </table:table-row>
        <table:table-row table:style-name="ro1">
          <table:table-cell office:value-type="string">
            <text:p>ID.41</text:p>
          </table:table-cell>
          <table:table-cell table:number-columns-repeated="2" office:value-type="string">
            <text:p>West Sulawesi</text:p>
          </table:table-cell>
          <table:table-cell office:value-type="float" office:value="1996550">
            <text:p>1996550</text:p>
          </table:table-cell>
        </table:table-row>
        <table:table-row table:style-name="ro1">
          <table:table-cell office:value-type="string">
            <text:p>ID.40</text:p>
          </table:table-cell>
          <table:table-cell office:value-type="string">
            <text:p>Riau Islands</text:p>
          </table:table-cell>
          <table:table-cell office:value-type="string">
            <text:p>Riau Islands</text:p>
          </table:table-cell>
          <table:table-cell office:value-type="float" office:value="1996551">
            <text:p>1996551</text:p>
          </table:table-cell>
        </table:table-row>
        <table:table-row table:style-name="ro1">
          <table:table-cell office:value-type="string">
            <text:p>ID.42</text:p>
          </table:table-cell>
          <table:table-cell table:number-columns-repeated="2" office:value-type="string">
            <text:p>North Kalimantan</text:p>
          </table:table-cell>
          <table:table-cell office:value-type="float" office:value="8604684">
            <text:p>8604684</text:p>
          </table:table-cell>
        </table:table-row>
        <table:table-row table:style-name="ro1">
          <table:table-cell office:value-type="string">
            <text:p>ID.PD</text:p>
          </table:table-cell>
          <table:table-cell table:number-columns-repeated="2" office:value-type="string">
            <text:p>Southwest Papua</text:p>
          </table:table-cell>
          <table:table-cell office:value-type="float" office:value="12503510">
            <text:p>12503510</text:p>
          </table:table-cell>
        </table:table-row>
        <table:table-row table:style-name="ro1">
          <table:table-cell office:value-type="string">
            <text:p>ID.PT</text:p>
          </table:table-cell>
          <table:table-cell table:number-columns-repeated="2" office:value-type="string">
            <text:p>Central Papua</text:p>
          </table:table-cell>
          <table:table-cell office:value-type="float" office:value="12503511">
            <text:p>12503511</text:p>
          </table:table-cell>
        </table:table-row>
        <table:table-row table:style-name="ro1">
          <table:table-cell office:value-type="string">
            <text:p>ID.PE</text:p>
          </table:table-cell>
          <table:table-cell table:number-columns-repeated="2" office:value-type="string">
            <text:p>Highland Papua</text:p>
          </table:table-cell>
          <table:table-cell office:value-type="float" office:value="12503512">
            <text:p>12503512</text:p>
          </table:table-cell>
        </table:table-row>
        <table:table-row table:style-name="ro1">
          <table:table-cell office:value-type="string">
            <text:p>ID.PS</text:p>
          </table:table-cell>
          <table:table-cell table:number-columns-repeated="2" office:value-type="string">
            <text:p>South Papua</text:p>
          </table:table-cell>
          <table:table-cell office:value-type="float" office:value="12503513">
            <text:p>12503513</text:p>
          </table:table-cell>
        </table:table-row>
        <table:table-row table:style-name="ro1">
          <table:table-cell office:value-type="string">
            <text:p>IE.C</text:p>
          </table:table-cell>
          <table:table-cell table:number-columns-repeated="2" office:value-type="string">
            <text:p>Connacht</text:p>
          </table:table-cell>
          <table:table-cell office:value-type="float" office:value="7521313">
            <text:p>7521313</text:p>
          </table:table-cell>
        </table:table-row>
        <table:table-row table:style-name="ro1">
          <table:table-cell office:value-type="string">
            <text:p>IE.L</text:p>
          </table:table-cell>
          <table:table-cell table:number-columns-repeated="2" office:value-type="string">
            <text:p>Leinster</text:p>
          </table:table-cell>
          <table:table-cell office:value-type="float" office:value="7521314">
            <text:p>7521314</text:p>
          </table:table-cell>
        </table:table-row>
        <table:table-row table:style-name="ro1">
          <table:table-cell office:value-type="string">
            <text:p>IE.M</text:p>
          </table:table-cell>
          <table:table-cell table:number-columns-repeated="2" office:value-type="string">
            <text:p>Munster</text:p>
          </table:table-cell>
          <table:table-cell office:value-type="float" office:value="7521315">
            <text:p>7521315</text:p>
          </table:table-cell>
        </table:table-row>
        <table:table-row table:style-name="ro1">
          <table:table-cell office:value-type="string">
            <text:p>IE.U</text:p>
          </table:table-cell>
          <table:table-cell table:number-columns-repeated="2" office:value-type="string">
            <text:p>Ulster</text:p>
          </table:table-cell>
          <table:table-cell office:value-type="float" office:value="7521316">
            <text:p>7521316</text:p>
          </table:table-cell>
        </table:table-row>
        <table:table-row table:style-name="ro1">
          <table:table-cell office:value-type="string">
            <text:p>IL.06</text:p>
          </table:table-cell>
          <table:table-cell table:number-columns-repeated="2" office:value-type="string">
            <text:p>Jerusalem</text:p>
          </table:table-cell>
          <table:table-cell office:value-type="float" office:value="293198">
            <text:p>293198</text:p>
          </table:table-cell>
        </table:table-row>
        <table:table-row table:style-name="ro1">
          <table:table-cell office:value-type="string">
            <text:p>IL.05</text:p>
          </table:table-cell>
          <table:table-cell table:number-columns-repeated="2" office:value-type="string">
            <text:p>Tel Aviv</text:p>
          </table:table-cell>
          <table:table-cell office:value-type="float" office:value="293396">
            <text:p>293396</text:p>
          </table:table-cell>
        </table:table-row>
        <table:table-row table:style-name="ro1">
          <table:table-cell office:value-type="string">
            <text:p>IL.04</text:p>
          </table:table-cell>
          <table:table-cell table:number-columns-repeated="2" office:value-type="string">
            <text:p>Haifa</text:p>
          </table:table-cell>
          <table:table-cell office:value-type="float" office:value="294800">
            <text:p>294800</text:p>
          </table:table-cell>
        </table:table-row>
        <table:table-row table:style-name="ro1">
          <table:table-cell office:value-type="string">
            <text:p>IL.03</text:p>
          </table:table-cell>
          <table:table-cell table:number-columns-repeated="2" office:value-type="string">
            <text:p>Northern District</text:p>
          </table:table-cell>
          <table:table-cell office:value-type="float" office:value="294824">
            <text:p>294824</text:p>
          </table:table-cell>
        </table:table-row>
        <table:table-row table:style-name="ro1">
          <table:table-cell office:value-type="string">
            <text:p>IL.02</text:p>
          </table:table-cell>
          <table:table-cell table:number-columns-repeated="2" office:value-type="string">
            <text:p>Central District</text:p>
          </table:table-cell>
          <table:table-cell office:value-type="float" office:value="294904">
            <text:p>294904</text:p>
          </table:table-cell>
        </table:table-row>
        <table:table-row table:style-name="ro1">
          <table:table-cell office:value-type="string">
            <text:p>IL.01</text:p>
          </table:table-cell>
          <table:table-cell table:number-columns-repeated="2" office:value-type="string">
            <text:p>Southern District</text:p>
          </table:table-cell>
          <table:table-cell office:value-type="float" office:value="294952">
            <text:p>294952</text:p>
          </table:table-cell>
        </table:table-row>
        <table:table-row table:style-name="ro1">
          <table:table-cell office:value-type="string">
            <text:p>IL.WE</text:p>
          </table:table-cell>
          <table:table-cell table:number-columns-repeated="2" office:value-type="string">
            <text:p>Judea and Samaria Area</text:p>
          </table:table-cell>
          <table:table-cell office:value-type="float" office:value="11821181">
            <text:p>11821181</text:p>
          </table:table-cell>
        </table:table-row>
        <table:table-row table:style-name="ro1">
          <table:table-cell office:value-type="string">
            <text:p>IM.9782164</text:p>
          </table:table-cell>
          <table:table-cell table:number-columns-repeated="2" office:value-type="string">
            <text:p>Andreas</text:p>
          </table:table-cell>
          <table:table-cell office:value-type="float" office:value="9782164">
            <text:p>9782164</text:p>
          </table:table-cell>
        </table:table-row>
        <table:table-row table:style-name="ro1">
          <table:table-cell office:value-type="string">
            <text:p>IM.9782165</text:p>
          </table:table-cell>
          <table:table-cell office:value-type="string">
            <text:p>Arbory</text:p>
          </table:table-cell>
          <table:table-cell office:value-type="string">
            <text:p>Arbory</text:p>
          </table:table-cell>
          <table:table-cell office:value-type="float" office:value="9782165">
            <text:p>9782165</text:p>
          </table:table-cell>
        </table:table-row>
        <table:table-row table:style-name="ro1">
          <table:table-cell office:value-type="string">
            <text:p>IM.9782166</text:p>
          </table:table-cell>
          <table:table-cell office:value-type="string">
            <text:p>Ballaugh</text:p>
          </table:table-cell>
          <table:table-cell office:value-type="string">
            <text:p>Ballaugh</text:p>
          </table:table-cell>
          <table:table-cell office:value-type="float" office:value="9782166">
            <text:p>9782166</text:p>
          </table:table-cell>
        </table:table-row>
        <table:table-row table:style-name="ro1">
          <table:table-cell office:value-type="string">
            <text:p>IM.9782167</text:p>
          </table:table-cell>
          <table:table-cell office:value-type="string">
            <text:p>Braddan</text:p>
          </table:table-cell>
          <table:table-cell office:value-type="string">
            <text:p>Braddan</text:p>
          </table:table-cell>
          <table:table-cell office:value-type="float" office:value="9782167">
            <text:p>9782167</text:p>
          </table:table-cell>
        </table:table-row>
        <table:table-row table:style-name="ro1">
          <table:table-cell office:value-type="string">
            <text:p>IM.9782168</text:p>
          </table:table-cell>
          <table:table-cell table:number-columns-repeated="2" office:value-type="string">
            <text:p>Bride</text:p>
          </table:table-cell>
          <table:table-cell office:value-type="float" office:value="9782168">
            <text:p>9782168</text:p>
          </table:table-cell>
        </table:table-row>
        <table:table-row table:style-name="ro1">
          <table:table-cell office:value-type="string">
            <text:p>IM.9782169</text:p>
          </table:table-cell>
          <table:table-cell table:number-columns-repeated="2" office:value-type="string">
            <text:p>Castletown</text:p>
          </table:table-cell>
          <table:table-cell office:value-type="float" office:value="9782169">
            <text:p>9782169</text:p>
          </table:table-cell>
        </table:table-row>
        <table:table-row table:style-name="ro1">
          <table:table-cell office:value-type="string">
            <text:p>IM.9782170</text:p>
          </table:table-cell>
          <table:table-cell table:number-columns-repeated="2" office:value-type="string">
            <text:p>Douglas</text:p>
          </table:table-cell>
          <table:table-cell office:value-type="float" office:value="9782170">
            <text:p>9782170</text:p>
          </table:table-cell>
        </table:table-row>
        <table:table-row table:style-name="ro1">
          <table:table-cell office:value-type="string">
            <text:p>IM.9782171</text:p>
          </table:table-cell>
          <table:table-cell table:number-columns-repeated="2" office:value-type="string">
            <text:p>German</text:p>
          </table:table-cell>
          <table:table-cell office:value-type="float" office:value="9782171">
            <text:p>9782171</text:p>
          </table:table-cell>
        </table:table-row>
        <table:table-row table:style-name="ro1">
          <table:table-cell office:value-type="string">
            <text:p>IM.9782172</text:p>
          </table:table-cell>
          <table:table-cell office:value-type="string">
            <text:p>Jurby</text:p>
          </table:table-cell>
          <table:table-cell office:value-type="string">
            <text:p>Jurby</text:p>
          </table:table-cell>
          <table:table-cell office:value-type="float" office:value="9782172">
            <text:p>9782172</text:p>
          </table:table-cell>
        </table:table-row>
        <table:table-row table:style-name="ro1">
          <table:table-cell office:value-type="string">
            <text:p>IM.9782173</text:p>
          </table:table-cell>
          <table:table-cell office:value-type="string">
            <text:p>Laxey</text:p>
          </table:table-cell>
          <table:table-cell office:value-type="string">
            <text:p>Laxey</text:p>
          </table:table-cell>
          <table:table-cell office:value-type="float" office:value="9782173">
            <text:p>9782173</text:p>
          </table:table-cell>
        </table:table-row>
        <table:table-row table:style-name="ro1">
          <table:table-cell office:value-type="string">
            <text:p>IM.9782176</text:p>
          </table:table-cell>
          <table:table-cell office:value-type="string">
            <text:p>Lezayre</text:p>
          </table:table-cell>
          <table:table-cell office:value-type="string">
            <text:p>Lezayre</text:p>
          </table:table-cell>
          <table:table-cell office:value-type="float" office:value="9782176">
            <text:p>9782176</text:p>
          </table:table-cell>
        </table:table-row>
        <table:table-row table:style-name="ro1">
          <table:table-cell office:value-type="string">
            <text:p>IM.9782180</text:p>
          </table:table-cell>
          <table:table-cell office:value-type="string">
            <text:p>Lonan</text:p>
          </table:table-cell>
          <table:table-cell office:value-type="string">
            <text:p>Lonan</text:p>
          </table:table-cell>
          <table:table-cell office:value-type="float" office:value="9782180">
            <text:p>9782180</text:p>
          </table:table-cell>
        </table:table-row>
        <table:table-row table:style-name="ro1">
          <table:table-cell office:value-type="string">
            <text:p>IM.9782182</text:p>
          </table:table-cell>
          <table:table-cell office:value-type="string">
            <text:p>Malew</text:p>
          </table:table-cell>
          <table:table-cell office:value-type="string">
            <text:p>Malew</text:p>
          </table:table-cell>
          <table:table-cell office:value-type="float" office:value="9782182">
            <text:p>9782182</text:p>
          </table:table-cell>
        </table:table-row>
        <table:table-row table:style-name="ro1">
          <table:table-cell office:value-type="string">
            <text:p>IM.9782183</text:p>
          </table:table-cell>
          <table:table-cell office:value-type="string">
            <text:p>Marown</text:p>
          </table:table-cell>
          <table:table-cell office:value-type="string">
            <text:p>Marown</text:p>
          </table:table-cell>
          <table:table-cell office:value-type="float" office:value="9782183">
            <text:p>9782183</text:p>
          </table:table-cell>
        </table:table-row>
        <table:table-row table:style-name="ro1">
          <table:table-cell office:value-type="string">
            <text:p>IM.9782184</text:p>
          </table:table-cell>
          <table:table-cell office:value-type="string">
            <text:p>Maughold</text:p>
          </table:table-cell>
          <table:table-cell office:value-type="string">
            <text:p>Maughold</text:p>
          </table:table-cell>
          <table:table-cell office:value-type="float" office:value="9782184">
            <text:p>9782184</text:p>
          </table:table-cell>
        </table:table-row>
        <table:table-row table:style-name="ro1">
          <table:table-cell office:value-type="string">
            <text:p>IM.9782185</text:p>
          </table:table-cell>
          <table:table-cell table:number-columns-repeated="2" office:value-type="string">
            <text:p>Michael</text:p>
          </table:table-cell>
          <table:table-cell office:value-type="float" office:value="9782185">
            <text:p>9782185</text:p>
          </table:table-cell>
        </table:table-row>
        <table:table-row table:style-name="ro1">
          <table:table-cell office:value-type="string">
            <text:p>IM.9782186</text:p>
          </table:table-cell>
          <table:table-cell office:value-type="string">
            <text:p>Onchan</text:p>
          </table:table-cell>
          <table:table-cell office:value-type="string">
            <text:p>Onchan</text:p>
          </table:table-cell>
          <table:table-cell office:value-type="float" office:value="9782186">
            <text:p>9782186</text:p>
          </table:table-cell>
        </table:table-row>
        <table:table-row table:style-name="ro1">
          <table:table-cell office:value-type="string">
            <text:p>IM.9782187</text:p>
          </table:table-cell>
          <table:table-cell table:number-columns-repeated="2" office:value-type="string">
            <text:p>Patrick</text:p>
          </table:table-cell>
          <table:table-cell office:value-type="float" office:value="9782187">
            <text:p>9782187</text:p>
          </table:table-cell>
        </table:table-row>
        <table:table-row table:style-name="ro1">
          <table:table-cell office:value-type="string">
            <text:p>IM.9782188</text:p>
          </table:table-cell>
          <table:table-cell table:number-columns-repeated="2" office:value-type="string">
            <text:p>Peel</text:p>
          </table:table-cell>
          <table:table-cell office:value-type="float" office:value="9782188">
            <text:p>9782188</text:p>
          </table:table-cell>
        </table:table-row>
        <table:table-row table:style-name="ro1">
          <table:table-cell office:value-type="string">
            <text:p>IM.9782189</text:p>
          </table:table-cell>
          <table:table-cell table:number-columns-repeated="2" office:value-type="string">
            <text:p>Port Erin</text:p>
          </table:table-cell>
          <table:table-cell office:value-type="float" office:value="9782189">
            <text:p>9782189</text:p>
          </table:table-cell>
        </table:table-row>
        <table:table-row table:style-name="ro1">
          <table:table-cell office:value-type="string">
            <text:p>IM.9782190</text:p>
          </table:table-cell>
          <table:table-cell table:number-columns-repeated="2" office:value-type="string">
            <text:p>Port St Mary</text:p>
          </table:table-cell>
          <table:table-cell office:value-type="float" office:value="9782190">
            <text:p>9782190</text:p>
          </table:table-cell>
        </table:table-row>
        <table:table-row table:style-name="ro1">
          <table:table-cell office:value-type="string">
            <text:p>IM.9782191</text:p>
          </table:table-cell>
          <table:table-cell table:number-columns-repeated="2" office:value-type="string">
            <text:p>Ramsey</text:p>
          </table:table-cell>
          <table:table-cell office:value-type="float" office:value="9782191">
            <text:p>9782191</text:p>
          </table:table-cell>
        </table:table-row>
        <table:table-row table:style-name="ro1">
          <table:table-cell office:value-type="string">
            <text:p>IM.9782192</text:p>
          </table:table-cell>
          <table:table-cell office:value-type="string">
            <text:p>Rushen</text:p>
          </table:table-cell>
          <table:table-cell office:value-type="string">
            <text:p>Rushen</text:p>
          </table:table-cell>
          <table:table-cell office:value-type="float" office:value="9782192">
            <text:p>9782192</text:p>
          </table:table-cell>
        </table:table-row>
        <table:table-row table:style-name="ro1">
          <table:table-cell office:value-type="string">
            <text:p>IM.9782193</text:p>
          </table:table-cell>
          <table:table-cell table:number-columns-repeated="2" office:value-type="string">
            <text:p>Santon</text:p>
          </table:table-cell>
          <table:table-cell office:value-type="float" office:value="9782193">
            <text:p>9782193</text:p>
          </table:table-cell>
        </table:table-row>
        <table:table-row table:style-name="ro1">
          <table:table-cell office:value-type="string">
            <text:p>IN.28</text:p>
          </table:table-cell>
          <table:table-cell table:number-columns-repeated="2" office:value-type="string">
            <text:p>West Bengal</text:p>
          </table:table-cell>
          <table:table-cell office:value-type="float" office:value="1252881">
            <text:p>1252881</text:p>
          </table:table-cell>
        </table:table-row>
        <table:table-row table:style-name="ro1">
          <table:table-cell office:value-type="string">
            <text:p>IN.36</text:p>
          </table:table-cell>
          <table:table-cell table:number-columns-repeated="2" office:value-type="string">
            <text:p>Uttar Pradesh</text:p>
          </table:table-cell>
          <table:table-cell office:value-type="float" office:value="1253626">
            <text:p>1253626</text:p>
          </table:table-cell>
        </table:table-row>
        <table:table-row table:style-name="ro1">
          <table:table-cell office:value-type="string">
            <text:p>IN.26</text:p>
          </table:table-cell>
          <table:table-cell table:number-columns-repeated="2" office:value-type="string">
            <text:p>Tripura</text:p>
          </table:table-cell>
          <table:table-cell office:value-type="float" office:value="1254169">
            <text:p>1254169</text:p>
          </table:table-cell>
        </table:table-row>
        <table:table-row table:style-name="ro1">
          <table:table-cell office:value-type="string">
            <text:p>IN.40</text:p>
          </table:table-cell>
          <table:table-cell table:number-columns-repeated="2" office:value-type="string">
            <text:p>Telangana</text:p>
          </table:table-cell>
          <table:table-cell office:value-type="float" office:value="1254788">
            <text:p>1254788</text:p>
          </table:table-cell>
        </table:table-row>
        <table:table-row table:style-name="ro1">
          <table:table-cell office:value-type="string">
            <text:p>IN.25</text:p>
          </table:table-cell>
          <table:table-cell table:number-columns-repeated="2" office:value-type="string">
            <text:p>Tamil Nadu</text:p>
          </table:table-cell>
          <table:table-cell office:value-type="float" office:value="1255053">
            <text:p>1255053</text:p>
          </table:table-cell>
        </table:table-row>
        <table:table-row table:style-name="ro1">
          <table:table-cell office:value-type="string">
            <text:p>IN.29</text:p>
          </table:table-cell>
          <table:table-cell table:number-columns-repeated="2" office:value-type="string">
            <text:p>Sikkim</text:p>
          </table:table-cell>
          <table:table-cell office:value-type="float" office:value="1256312">
            <text:p>1256312</text:p>
          </table:table-cell>
        </table:table-row>
        <table:table-row table:style-name="ro1">
          <table:table-cell office:value-type="string">
            <text:p>IN.24</text:p>
          </table:table-cell>
          <table:table-cell table:number-columns-repeated="2" office:value-type="string">
            <text:p>Rajasthan</text:p>
          </table:table-cell>
          <table:table-cell office:value-type="float" office:value="1258899">
            <text:p>1258899</text:p>
          </table:table-cell>
        </table:table-row>
        <table:table-row table:style-name="ro1">
          <table:table-cell office:value-type="string">
            <text:p>IN.23</text:p>
          </table:table-cell>
          <table:table-cell table:number-columns-repeated="2" office:value-type="string">
            <text:p>Punjab</text:p>
          </table:table-cell>
          <table:table-cell office:value-type="float" office:value="1259223">
            <text:p>1259223</text:p>
          </table:table-cell>
        </table:table-row>
        <table:table-row table:style-name="ro1">
          <table:table-cell office:value-type="string">
            <text:p>IN.22</text:p>
          </table:table-cell>
          <table:table-cell table:number-columns-repeated="2" office:value-type="string">
            <text:p>Puducherry</text:p>
          </table:table-cell>
          <table:table-cell office:value-type="float" office:value="1259424">
            <text:p>1259424</text:p>
          </table:table-cell>
        </table:table-row>
        <table:table-row table:style-name="ro1">
          <table:table-cell office:value-type="string">
            <text:p>IN.21</text:p>
          </table:table-cell>
          <table:table-cell table:number-columns-repeated="2" office:value-type="string">
            <text:p>Odisha</text:p>
          </table:table-cell>
          <table:table-cell office:value-type="float" office:value="1261029">
            <text:p>1261029</text:p>
          </table:table-cell>
        </table:table-row>
        <table:table-row table:style-name="ro1">
          <table:table-cell office:value-type="string">
            <text:p>IN.20</text:p>
          </table:table-cell>
          <table:table-cell table:number-columns-repeated="2" office:value-type="string">
            <text:p>Nagaland</text:p>
          </table:table-cell>
          <table:table-cell office:value-type="float" office:value="1262271">
            <text:p>1262271</text:p>
          </table:table-cell>
        </table:table-row>
        <table:table-row table:style-name="ro1">
          <table:table-cell office:value-type="string">
            <text:p>IN.31</text:p>
          </table:table-cell>
          <table:table-cell table:number-columns-repeated="2" office:value-type="string">
            <text:p>Mizoram</text:p>
          </table:table-cell>
          <table:table-cell office:value-type="float" office:value="1262963">
            <text:p>1262963</text:p>
          </table:table-cell>
        </table:table-row>
        <table:table-row table:style-name="ro1">
          <table:table-cell office:value-type="string">
            <text:p>IN.18</text:p>
          </table:table-cell>
          <table:table-cell table:number-columns-repeated="2" office:value-type="string">
            <text:p>Meghalaya</text:p>
          </table:table-cell>
          <table:table-cell office:value-type="float" office:value="1263207">
            <text:p>1263207</text:p>
          </table:table-cell>
        </table:table-row>
        <table:table-row table:style-name="ro1">
          <table:table-cell office:value-type="string">
            <text:p>IN.17</text:p>
          </table:table-cell>
          <table:table-cell table:number-columns-repeated="2" office:value-type="string">
            <text:p>Manipur</text:p>
          </table:table-cell>
          <table:table-cell office:value-type="float" office:value="1263706">
            <text:p>1263706</text:p>
          </table:table-cell>
        </table:table-row>
        <table:table-row table:style-name="ro1">
          <table:table-cell office:value-type="string">
            <text:p>IN.16</text:p>
          </table:table-cell>
          <table:table-cell table:number-columns-repeated="2" office:value-type="string">
            <text:p>Maharashtra</text:p>
          </table:table-cell>
          <table:table-cell office:value-type="float" office:value="1264418">
            <text:p>1264418</text:p>
          </table:table-cell>
        </table:table-row>
        <table:table-row table:style-name="ro1">
          <table:table-cell office:value-type="string">
            <text:p>IN.35</text:p>
          </table:table-cell>
          <table:table-cell table:number-columns-repeated="2" office:value-type="string">
            <text:p>Madhya Pradesh</text:p>
          </table:table-cell>
          <table:table-cell office:value-type="float" office:value="1264542">
            <text:p>1264542</text:p>
          </table:table-cell>
        </table:table-row>
        <table:table-row table:style-name="ro1">
          <table:table-cell office:value-type="string">
            <text:p>IN.14</text:p>
          </table:table-cell>
          <table:table-cell office:value-type="string">
            <text:p>Laccadives</text:p>
          </table:table-cell>
          <table:table-cell office:value-type="string">
            <text:p>Laccadives</text:p>
          </table:table-cell>
          <table:table-cell office:value-type="float" office:value="1265206">
            <text:p>1265206</text:p>
          </table:table-cell>
        </table:table-row>
        <table:table-row table:style-name="ro1">
          <table:table-cell office:value-type="string">
            <text:p>IN.13</text:p>
          </table:table-cell>
          <table:table-cell table:number-columns-repeated="2" office:value-type="string">
            <text:p>Kerala</text:p>
          </table:table-cell>
          <table:table-cell office:value-type="float" office:value="1267254">
            <text:p>1267254</text:p>
          </table:table-cell>
        </table:table-row>
        <table:table-row table:style-name="ro1">
          <table:table-cell office:value-type="string">
            <text:p>IN.19</text:p>
          </table:table-cell>
          <table:table-cell table:number-columns-repeated="2" office:value-type="string">
            <text:p>Karnataka</text:p>
          </table:table-cell>
          <table:table-cell office:value-type="float" office:value="1267701">
            <text:p>1267701</text:p>
          </table:table-cell>
        </table:table-row>
        <table:table-row table:style-name="ro1">
          <table:table-cell office:value-type="string">
            <text:p>IN.12</text:p>
          </table:table-cell>
          <table:table-cell table:number-columns-repeated="2" office:value-type="string">
            <text:p>Jammu and Kashmir</text:p>
          </table:table-cell>
          <table:table-cell office:value-type="float" office:value="1269320">
            <text:p>1269320</text:p>
          </table:table-cell>
        </table:table-row>
        <table:table-row table:style-name="ro1">
          <table:table-cell office:value-type="string">
            <text:p>IN.11</text:p>
          </table:table-cell>
          <table:table-cell table:number-columns-repeated="2" office:value-type="string">
            <text:p>Himachal Pradesh</text:p>
          </table:table-cell>
          <table:table-cell office:value-type="float" office:value="1270101">
            <text:p>1270101</text:p>
          </table:table-cell>
        </table:table-row>
        <table:table-row table:style-name="ro1">
          <table:table-cell office:value-type="string">
            <text:p>IN.10</text:p>
          </table:table-cell>
          <table:table-cell table:number-columns-repeated="2" office:value-type="string">
            <text:p>Haryana</text:p>
          </table:table-cell>
          <table:table-cell office:value-type="float" office:value="1270260">
            <text:p>1270260</text:p>
          </table:table-cell>
        </table:table-row>
        <table:table-row table:style-name="ro1">
          <table:table-cell office:value-type="string">
            <text:p>IN.09</text:p>
          </table:table-cell>
          <table:table-cell table:number-columns-repeated="2" office:value-type="string">
            <text:p>Gujarat</text:p>
          </table:table-cell>
          <table:table-cell office:value-type="float" office:value="1270770">
            <text:p>1270770</text:p>
          </table:table-cell>
        </table:table-row>
        <table:table-row table:style-name="ro1">
          <table:table-cell office:value-type="string">
            <text:p>IN.33</text:p>
          </table:table-cell>
          <table:table-cell table:number-columns-repeated="2" office:value-type="string">
            <text:p>Goa</text:p>
          </table:table-cell>
          <table:table-cell office:value-type="float" office:value="1271157">
            <text:p>1271157</text:p>
          </table:table-cell>
        </table:table-row>
        <table:table-row table:style-name="ro1">
          <table:table-cell office:value-type="string">
            <text:p>IN.07</text:p>
          </table:table-cell>
          <table:table-cell table:number-columns-repeated="2" office:value-type="string">
            <text:p>Delhi</text:p>
          </table:table-cell>
          <table:table-cell office:value-type="float" office:value="1273293">
            <text:p>1273293</text:p>
          </table:table-cell>
        </table:table-row>
        <table:table-row table:style-name="ro1">
          <table:table-cell office:value-type="string">
            <text:p>IN.05</text:p>
          </table:table-cell>
          <table:table-cell table:number-columns-repeated="2" office:value-type="string">
            <text:p>Chandigarh</text:p>
          </table:table-cell>
          <table:table-cell office:value-type="float" office:value="1274744">
            <text:p>1274744</text:p>
          </table:table-cell>
        </table:table-row>
        <table:table-row table:style-name="ro1">
          <table:table-cell office:value-type="string">
            <text:p>IN.34</text:p>
          </table:table-cell>
          <table:table-cell table:number-columns-repeated="2" office:value-type="string">
            <text:p>Bihar</text:p>
          </table:table-cell>
          <table:table-cell office:value-type="float" office:value="1275715">
            <text:p>1275715</text:p>
          </table:table-cell>
        </table:table-row>
        <table:table-row table:style-name="ro1">
          <table:table-cell office:value-type="string">
            <text:p>IN.03</text:p>
          </table:table-cell>
          <table:table-cell table:number-columns-repeated="2" office:value-type="string">
            <text:p>Assam</text:p>
          </table:table-cell>
          <table:table-cell office:value-type="float" office:value="1278253">
            <text:p>1278253</text:p>
          </table:table-cell>
        </table:table-row>
        <table:table-row table:style-name="ro1">
          <table:table-cell office:value-type="string">
            <text:p>IN.30</text:p>
          </table:table-cell>
          <table:table-cell table:number-columns-repeated="2" office:value-type="string">
            <text:p>Arunachal Pradesh</text:p>
          </table:table-cell>
          <table:table-cell office:value-type="float" office:value="1278341">
            <text:p>1278341</text:p>
          </table:table-cell>
        </table:table-row>
        <table:table-row table:style-name="ro1">
          <table:table-cell office:value-type="string">
            <text:p>IN.02</text:p>
          </table:table-cell>
          <table:table-cell table:number-columns-repeated="2" office:value-type="string">
            <text:p>Andhra Pradesh</text:p>
          </table:table-cell>
          <table:table-cell office:value-type="float" office:value="1278629">
            <text:p>1278629</text:p>
          </table:table-cell>
        </table:table-row>
        <table:table-row table:style-name="ro1">
          <table:table-cell office:value-type="string">
            <text:p>IN.01</text:p>
          </table:table-cell>
          <table:table-cell table:number-columns-repeated="2" office:value-type="string">
            <text:p>Andaman and Nicobar</text:p>
          </table:table-cell>
          <table:table-cell office:value-type="float" office:value="1278647">
            <text:p>1278647</text:p>
          </table:table-cell>
        </table:table-row>
        <table:table-row table:style-name="ro1">
          <table:table-cell office:value-type="string">
            <text:p>IN.37</text:p>
          </table:table-cell>
          <table:table-cell table:number-columns-repeated="2" office:value-type="string">
            <text:p>Chhattisgarh</text:p>
          </table:table-cell>
          <table:table-cell office:value-type="float" office:value="1444364">
            <text:p>1444364</text:p>
          </table:table-cell>
        </table:table-row>
        <table:table-row table:style-name="ro1">
          <table:table-cell office:value-type="string">
            <text:p>IN.38</text:p>
          </table:table-cell>
          <table:table-cell table:number-columns-repeated="2" office:value-type="string">
            <text:p>Jharkhand</text:p>
          </table:table-cell>
          <table:table-cell office:value-type="float" office:value="1444365">
            <text:p>1444365</text:p>
          </table:table-cell>
        </table:table-row>
        <table:table-row table:style-name="ro1">
          <table:table-cell office:value-type="string">
            <text:p>IN.39</text:p>
          </table:table-cell>
          <table:table-cell table:number-columns-repeated="2" office:value-type="string">
            <text:p>Uttarakhand</text:p>
          </table:table-cell>
          <table:table-cell office:value-type="float" office:value="1444366">
            <text:p>1444366</text:p>
          </table:table-cell>
        </table:table-row>
        <table:table-row table:style-name="ro1">
          <table:table-cell office:value-type="string">
            <text:p>IN.41</text:p>
          </table:table-cell>
          <table:table-cell table:number-columns-repeated="2" office:value-type="string">
            <text:p>Ladakh</text:p>
          </table:table-cell>
          <table:table-cell office:value-type="float" office:value="12096464">
            <text:p>12096464</text:p>
          </table:table-cell>
        </table:table-row>
        <table:table-row table:style-name="ro1">
          <table:table-cell office:value-type="string">
            <text:p>IN.52</text:p>
          </table:table-cell>
          <table:table-cell table:number-columns-repeated="2" office:value-type="string">
            <text:p>Dadra and Nagar Haveli and Daman and Diu</text:p>
          </table:table-cell>
          <table:table-cell office:value-type="float" office:value="12165662">
            <text:p>12165662</text:p>
          </table:table-cell>
        </table:table-row>
        <table:table-row table:style-name="ro1">
          <table:table-cell office:value-type="string">
            <text:p>IQ.02</text:p>
          </table:table-cell>
          <table:table-cell table:number-columns-repeated="2" office:value-type="string">
            <text:p>Basra</text:p>
          </table:table-cell>
          <table:table-cell office:value-type="float" office:value="89341">
            <text:p>89341</text:p>
          </table:table-cell>
        </table:table-row>
        <table:table-row table:style-name="ro1">
          <table:table-cell office:value-type="string">
            <text:p>IQ.16</text:p>
          </table:table-cell>
          <table:table-cell office:value-type="string">
            <text:p>Wāsiţ</text:p>
          </table:table-cell>
          <table:table-cell office:value-type="string">
            <text:p>Wasit</text:p>
          </table:table-cell>
          <table:table-cell office:value-type="float" office:value="89693">
            <text:p>89693</text:p>
          </table:table-cell>
        </table:table-row>
        <table:table-row table:style-name="ro1">
          <table:table-cell office:value-type="string">
            <text:p>IQ.18</text:p>
          </table:table-cell>
          <table:table-cell office:value-type="string">
            <text:p>Salah ad Din</text:p>
          </table:table-cell>
          <table:table-cell office:value-type="string">
            <text:p>Salah ad Din</text:p>
          </table:table-cell>
          <table:table-cell office:value-type="float" office:value="91695">
            <text:p>91695</text:p>
          </table:table-cell>
        </table:table-row>
        <table:table-row table:style-name="ro1">
          <table:table-cell office:value-type="string">
            <text:p>IQ.15</text:p>
          </table:table-cell>
          <table:table-cell table:number-columns-repeated="2" office:value-type="string">
            <text:p>Nineveh</text:p>
          </table:table-cell>
          <table:table-cell office:value-type="float" office:value="92877">
            <text:p>92877</text:p>
          </table:table-cell>
        </table:table-row>
        <table:table-row table:style-name="ro1">
          <table:table-cell office:value-type="string">
            <text:p>IQ.14</text:p>
          </table:table-cell>
          <table:table-cell office:value-type="string">
            <text:p>Maysan</text:p>
          </table:table-cell>
          <table:table-cell office:value-type="string">
            <text:p>Maysan</text:p>
          </table:table-cell>
          <table:table-cell office:value-type="float" office:value="93540">
            <text:p>93540</text:p>
          </table:table-cell>
        </table:table-row>
        <table:table-row table:style-name="ro1">
          <table:table-cell office:value-type="string">
            <text:p>IQ.12</text:p>
          </table:table-cell>
          <table:table-cell office:value-type="string">
            <text:p>Karbalāʼ</text:p>
          </table:table-cell>
          <table:table-cell office:value-type="string">
            <text:p>Muhafazat Karbala'</text:p>
          </table:table-cell>
          <table:table-cell office:value-type="float" office:value="94823">
            <text:p>94823</text:p>
          </table:table-cell>
        </table:table-row>
        <table:table-row table:style-name="ro1">
          <table:table-cell office:value-type="string">
            <text:p>IQ.11</text:p>
          </table:table-cell>
          <table:table-cell office:value-type="string">
            <text:p>Erbil</text:p>
          </table:table-cell>
          <table:table-cell office:value-type="string">
            <text:p>Erbil</text:p>
          </table:table-cell>
          <table:table-cell office:value-type="float" office:value="95445">
            <text:p>95445</text:p>
          </table:table-cell>
        </table:table-row>
        <table:table-row table:style-name="ro1">
          <table:table-cell office:value-type="string">
            <text:p>IQ.10</text:p>
          </table:table-cell>
          <table:table-cell office:value-type="string">
            <text:p>Diyālá</text:p>
          </table:table-cell>
          <table:table-cell office:value-type="string">
            <text:p>Diyala</text:p>
          </table:table-cell>
          <table:table-cell office:value-type="float" office:value="96965">
            <text:p>96965</text:p>
          </table:table-cell>
        </table:table-row>
        <table:table-row table:style-name="ro1">
          <table:table-cell office:value-type="string">
            <text:p>IQ.09</text:p>
          </table:table-cell>
          <table:table-cell office:value-type="string">
            <text:p>Dhi Qar</text:p>
          </table:table-cell>
          <table:table-cell office:value-type="string">
            <text:p>Dhi Qar</text:p>
          </table:table-cell>
          <table:table-cell office:value-type="float" office:value="97019">
            <text:p>97019</text:p>
          </table:table-cell>
        </table:table-row>
        <table:table-row table:style-name="ro1">
          <table:table-cell office:value-type="string">
            <text:p>IQ.08</text:p>
          </table:table-cell>
          <table:table-cell office:value-type="string">
            <text:p>Duhok</text:p>
          </table:table-cell>
          <table:table-cell office:value-type="string">
            <text:p>Duhok</text:p>
          </table:table-cell>
          <table:table-cell office:value-type="float" office:value="97270">
            <text:p>97270</text:p>
          </table:table-cell>
        </table:table-row>
        <table:table-row table:style-name="ro1">
          <table:table-cell office:value-type="string">
            <text:p>IQ.07</text:p>
          </table:table-cell>
          <table:table-cell table:number-columns-repeated="2" office:value-type="string">
            <text:p>Baghdad</text:p>
          </table:table-cell>
          <table:table-cell office:value-type="float" office:value="98180">
            <text:p>98180</text:p>
          </table:table-cell>
        </table:table-row>
        <table:table-row table:style-name="ro1">
          <table:table-cell office:value-type="string">
            <text:p>IQ.06</text:p>
          </table:table-cell>
          <table:table-cell office:value-type="string">
            <text:p>Bābil</text:p>
          </table:table-cell>
          <table:table-cell office:value-type="string">
            <text:p>Babil</text:p>
          </table:table-cell>
          <table:table-cell office:value-type="float" office:value="98227">
            <text:p>98227</text:p>
          </table:table-cell>
        </table:table-row>
        <table:table-row table:style-name="ro1">
          <table:table-cell office:value-type="string">
            <text:p>IQ.13</text:p>
          </table:table-cell>
          <table:table-cell table:number-columns-repeated="2" office:value-type="string">
            <text:p>Kirkuk</text:p>
          </table:table-cell>
          <table:table-cell office:value-type="float" office:value="98410">
            <text:p>98410</text:p>
          </table:table-cell>
        </table:table-row>
        <table:table-row table:style-name="ro1">
          <table:table-cell office:value-type="string">
            <text:p>IQ.05</text:p>
          </table:table-cell>
          <table:table-cell table:number-columns-repeated="2" office:value-type="string">
            <text:p>Sulaymaniyah</text:p>
          </table:table-cell>
          <table:table-cell office:value-type="float" office:value="98465">
            <text:p>98465</text:p>
          </table:table-cell>
        </table:table-row>
        <table:table-row table:style-name="ro1">
          <table:table-cell office:value-type="string">
            <text:p>IQ.17</text:p>
          </table:table-cell>
          <table:table-cell table:number-columns-repeated="2" office:value-type="string">
            <text:p>An Najaf</text:p>
          </table:table-cell>
          <table:table-cell office:value-type="float" office:value="98862">
            <text:p>98862</text:p>
          </table:table-cell>
        </table:table-row>
        <table:table-row table:style-name="ro1">
          <table:table-cell office:value-type="string">
            <text:p>IQ.04</text:p>
          </table:table-cell>
          <table:table-cell office:value-type="string">
            <text:p>Al Qādisīyah</text:p>
          </table:table-cell>
          <table:table-cell office:value-type="string">
            <text:p>Al Qadisiyah</text:p>
          </table:table-cell>
          <table:table-cell office:value-type="float" office:value="99022">
            <text:p>99022</text:p>
          </table:table-cell>
        </table:table-row>
        <table:table-row table:style-name="ro1">
          <table:table-cell office:value-type="string">
            <text:p>IQ.03</text:p>
          </table:table-cell>
          <table:table-cell office:value-type="string">
            <text:p>Al Muthanna Governorate</text:p>
          </table:table-cell>
          <table:table-cell office:value-type="string">
            <text:p>Al Muthanna Governorate</text:p>
          </table:table-cell>
          <table:table-cell office:value-type="float" office:value="99032">
            <text:p>99032</text:p>
          </table:table-cell>
        </table:table-row>
        <table:table-row table:style-name="ro1">
          <table:table-cell office:value-type="string">
            <text:p>IQ.01</text:p>
          </table:table-cell>
          <table:table-cell table:number-columns-repeated="2" office:value-type="string">
            <text:p>Al Anbar</text:p>
          </table:table-cell>
          <table:table-cell office:value-type="float" office:value="99592">
            <text:p>99592</text:p>
          </table:table-cell>
        </table:table-row>
        <table:table-row table:style-name="ro1">
          <table:table-cell office:value-type="string">
            <text:p>IQ.19</text:p>
          </table:table-cell>
          <table:table-cell office:value-type="string">
            <text:p>Halabja Governorate</text:p>
          </table:table-cell>
          <table:table-cell office:value-type="string">
            <text:p>Halabja Governorate</text:p>
          </table:table-cell>
          <table:table-cell office:value-type="float" office:value="12218240">
            <text:p>12218240</text:p>
          </table:table-cell>
        </table:table-row>
        <table:table-row table:style-name="ro1">
          <table:table-cell office:value-type="string">
            <text:p>IR.26</text:p>
          </table:table-cell>
          <table:table-cell table:number-columns-repeated="2" office:value-type="string">
            <text:p>Tehran</text:p>
          </table:table-cell>
          <table:table-cell office:value-type="float" office:value="110791">
            <text:p>110791</text:p>
          </table:table-cell>
        </table:table-row>
        <table:table-row table:style-name="ro1">
          <table:table-cell office:value-type="string">
            <text:p>IR.36</text:p>
          </table:table-cell>
          <table:table-cell table:number-columns-repeated="2" office:value-type="string">
            <text:p>Zanjan</text:p>
          </table:table-cell>
          <table:table-cell office:value-type="float" office:value="111452">
            <text:p>111452</text:p>
          </table:table-cell>
        </table:table-row>
        <table:table-row table:style-name="ro1">
          <table:table-cell office:value-type="string">
            <text:p>IR.40</text:p>
          </table:table-cell>
          <table:table-cell table:number-columns-repeated="2" office:value-type="string">
            <text:p>Yazd Province</text:p>
          </table:table-cell>
          <table:table-cell office:value-type="float" office:value="111821">
            <text:p>111821</text:p>
          </table:table-cell>
        </table:table-row>
        <table:table-row table:style-name="ro1">
          <table:table-cell office:value-type="string">
            <text:p>IR.25</text:p>
          </table:table-cell>
          <table:table-cell office:value-type="string">
            <text:p>Semnan</text:p>
          </table:table-cell>
          <table:table-cell office:value-type="string">
            <text:p>Semnan</text:p>
          </table:table-cell>
          <table:table-cell office:value-type="float" office:value="116401">
            <text:p>116401</text:p>
          </table:table-cell>
        </table:table-row>
        <table:table-row table:style-name="ro1">
          <table:table-cell office:value-type="string">
            <text:p>IR.35</text:p>
          </table:table-cell>
          <table:table-cell office:value-type="string">
            <text:p>Māzandarān</text:p>
          </table:table-cell>
          <table:table-cell office:value-type="string">
            <text:p>Mazandaran</text:p>
          </table:table-cell>
          <table:table-cell office:value-type="float" office:value="124544">
            <text:p>124544</text:p>
          </table:table-cell>
        </table:table-row>
        <table:table-row table:style-name="ro1">
          <table:table-cell office:value-type="string">
            <text:p>IR.34</text:p>
          </table:table-cell>
          <table:table-cell office:value-type="string">
            <text:p>Markazi</text:p>
          </table:table-cell>
          <table:table-cell office:value-type="string">
            <text:p>Markazi</text:p>
          </table:table-cell>
          <table:table-cell office:value-type="float" office:value="124763">
            <text:p>124763</text:p>
          </table:table-cell>
        </table:table-row>
        <table:table-row table:style-name="ro1">
          <table:table-cell office:value-type="string">
            <text:p>IR.23</text:p>
          </table:table-cell>
          <table:table-cell office:value-type="string">
            <text:p>Lorestan Province</text:p>
          </table:table-cell>
          <table:table-cell office:value-type="string">
            <text:p>Lorestan Province</text:p>
          </table:table-cell>
          <table:table-cell office:value-type="float" office:value="125605">
            <text:p>125605</text:p>
          </table:table-cell>
        </table:table-row>
        <table:table-row table:style-name="ro1">
          <table:table-cell office:value-type="string">
            <text:p>IR.16</text:p>
          </table:table-cell>
          <table:table-cell table:number-columns-repeated="2" office:value-type="string">
            <text:p>Kurdistan Province</text:p>
          </table:table-cell>
          <table:table-cell office:value-type="float" office:value="126584">
            <text:p>126584</text:p>
          </table:table-cell>
        </table:table-row>
        <table:table-row table:style-name="ro1">
          <table:table-cell office:value-type="string">
            <text:p>IR.05</text:p>
          </table:table-cell>
          <table:table-cell office:value-type="string">
            <text:p>Kohgiluyeh and Boyer-Ahmad</text:p>
          </table:table-cell>
          <table:table-cell office:value-type="string">
            <text:p>Kohgiluyeh and Boyer-Ahmad</text:p>
          </table:table-cell>
          <table:table-cell office:value-type="float" office:value="126878">
            <text:p>126878</text:p>
          </table:table-cell>
        </table:table-row>
        <table:table-row table:style-name="ro1">
          <table:table-cell office:value-type="string">
            <text:p>IR.15</text:p>
          </table:table-cell>
          <table:table-cell office:value-type="string">
            <text:p>Khuzestan</text:p>
          </table:table-cell>
          <table:table-cell office:value-type="string">
            <text:p>Khuzestan</text:p>
          </table:table-cell>
          <table:table-cell office:value-type="float" office:value="127082">
            <text:p>127082</text:p>
          </table:table-cell>
        </table:table-row>
        <table:table-row table:style-name="ro1">
          <table:table-cell office:value-type="string">
            <text:p>IR.13</text:p>
          </table:table-cell>
          <table:table-cell table:number-columns-repeated="2" office:value-type="string">
            <text:p>Kermanshah Province</text:p>
          </table:table-cell>
          <table:table-cell office:value-type="float" office:value="128222">
            <text:p>128222</text:p>
          </table:table-cell>
        </table:table-row>
        <table:table-row table:style-name="ro1">
          <table:table-cell office:value-type="string">
            <text:p>IR.29</text:p>
          </table:table-cell>
          <table:table-cell table:number-columns-repeated="2" office:value-type="string">
            <text:p>Kerman</text:p>
          </table:table-cell>
          <table:table-cell office:value-type="float" office:value="128231">
            <text:p>128231</text:p>
          </table:table-cell>
        </table:table-row>
        <table:table-row table:style-name="ro1">
          <table:table-cell office:value-type="string">
            <text:p>IR.10</text:p>
          </table:table-cell>
          <table:table-cell table:number-columns-repeated="2" office:value-type="string">
            <text:p>Ilam Province</text:p>
          </table:table-cell>
          <table:table-cell office:value-type="float" office:value="130801">
            <text:p>130801</text:p>
          </table:table-cell>
        </table:table-row>
        <table:table-row table:style-name="ro1">
          <table:table-cell office:value-type="string">
            <text:p>IR.11</text:p>
          </table:table-cell>
          <table:table-cell office:value-type="string">
            <text:p>Hormozgan</text:p>
          </table:table-cell>
          <table:table-cell office:value-type="string">
            <text:p>Hormozgan</text:p>
          </table:table-cell>
          <table:table-cell office:value-type="float" office:value="131222">
            <text:p>131222</text:p>
          </table:table-cell>
        </table:table-row>
        <table:table-row table:style-name="ro1">
          <table:table-cell office:value-type="string">
            <text:p>IR.09</text:p>
          </table:table-cell>
          <table:table-cell table:number-columns-repeated="2" office:value-type="string">
            <text:p>Hamadan Province</text:p>
          </table:table-cell>
          <table:table-cell office:value-type="float" office:value="132142">
            <text:p>132142</text:p>
          </table:table-cell>
        </table:table-row>
        <table:table-row table:style-name="ro1">
          <table:table-cell office:value-type="string">
            <text:p>IR.08</text:p>
          </table:table-cell>
          <table:table-cell office:value-type="string">
            <text:p>Gilan Province</text:p>
          </table:table-cell>
          <table:table-cell office:value-type="string">
            <text:p>Gilan Province</text:p>
          </table:table-cell>
          <table:table-cell office:value-type="float" office:value="133349">
            <text:p>133349</text:p>
          </table:table-cell>
        </table:table-row>
        <table:table-row table:style-name="ro1">
          <table:table-cell office:value-type="string">
            <text:p>IR.07</text:p>
          </table:table-cell>
          <table:table-cell office:value-type="string">
            <text:p>Fars</text:p>
          </table:table-cell>
          <table:table-cell office:value-type="string">
            <text:p>Fars</text:p>
          </table:table-cell>
          <table:table-cell office:value-type="float" office:value="134766">
            <text:p>134766</text:p>
          </table:table-cell>
        </table:table-row>
        <table:table-row table:style-name="ro1">
          <table:table-cell office:value-type="string">
            <text:p>IR.03</text:p>
          </table:table-cell>
          <table:table-cell office:value-type="string">
            <text:p>Chaharmahal and Bakhtiari</text:p>
          </table:table-cell>
          <table:table-cell office:value-type="string">
            <text:p>Chaharmahal and Bakhtiari</text:p>
          </table:table-cell>
          <table:table-cell office:value-type="float" office:value="139677">
            <text:p>139677</text:p>
          </table:table-cell>
        </table:table-row>
        <table:table-row table:style-name="ro1">
          <table:table-cell office:value-type="string">
            <text:p>IR.22</text:p>
          </table:table-cell>
          <table:table-cell office:value-type="string">
            <text:p>Bushehr</text:p>
          </table:table-cell>
          <table:table-cell office:value-type="string">
            <text:p>Bushehr</text:p>
          </table:table-cell>
          <table:table-cell office:value-type="float" office:value="139816">
            <text:p>139816</text:p>
          </table:table-cell>
        </table:table-row>
        <table:table-row table:style-name="ro1">
          <table:table-cell office:value-type="string">
            <text:p>IR.33</text:p>
          </table:table-cell>
          <table:table-cell table:number-columns-repeated="2" office:value-type="string">
            <text:p>East Azerbaijan</text:p>
          </table:table-cell>
          <table:table-cell office:value-type="float" office:value="142549">
            <text:p>142549</text:p>
          </table:table-cell>
        </table:table-row>
        <table:table-row table:style-name="ro1">
          <table:table-cell office:value-type="string">
            <text:p>IR.01</text:p>
          </table:table-cell>
          <table:table-cell table:number-columns-repeated="2" office:value-type="string">
            <text:p>West Azerbaijan</text:p>
          </table:table-cell>
          <table:table-cell office:value-type="float" office:value="142550">
            <text:p>142550</text:p>
          </table:table-cell>
        </table:table-row>
        <table:table-row table:style-name="ro1">
          <table:table-cell office:value-type="string">
            <text:p>IR.32</text:p>
          </table:table-cell>
          <table:table-cell table:number-columns-repeated="2" office:value-type="string">
            <text:p>Ardabil Province</text:p>
          </table:table-cell>
          <table:table-cell office:value-type="float" office:value="413931">
            <text:p>413931</text:p>
          </table:table-cell>
        </table:table-row>
        <table:table-row table:style-name="ro1">
          <table:table-cell office:value-type="string">
            <text:p>IR.28</text:p>
          </table:table-cell>
          <table:table-cell table:number-columns-repeated="2" office:value-type="string">
            <text:p>Isfahan</text:p>
          </table:table-cell>
          <table:table-cell office:value-type="float" office:value="418862">
            <text:p>418862</text:p>
          </table:table-cell>
        </table:table-row>
        <table:table-row table:style-name="ro1">
          <table:table-cell office:value-type="string">
            <text:p>IR.37</text:p>
          </table:table-cell>
          <table:table-cell office:value-type="string">
            <text:p>Golestan</text:p>
          </table:table-cell>
          <table:table-cell office:value-type="string">
            <text:p>Golestan</text:p>
          </table:table-cell>
          <table:table-cell office:value-type="float" office:value="443792">
            <text:p>443792</text:p>
          </table:table-cell>
        </table:table-row>
        <table:table-row table:style-name="ro1">
          <table:table-cell office:value-type="string">
            <text:p>IR.38</text:p>
          </table:table-cell>
          <table:table-cell table:number-columns-repeated="2" office:value-type="string">
            <text:p>Qazvin Province</text:p>
          </table:table-cell>
          <table:table-cell office:value-type="float" office:value="443793">
            <text:p>443793</text:p>
          </table:table-cell>
        </table:table-row>
        <table:table-row table:style-name="ro1">
          <table:table-cell office:value-type="string">
            <text:p>IR.39</text:p>
          </table:table-cell>
          <table:table-cell table:number-columns-repeated="2" office:value-type="string">
            <text:p>Qom Province</text:p>
          </table:table-cell>
          <table:table-cell office:value-type="float" office:value="443794">
            <text:p>443794</text:p>
          </table:table-cell>
        </table:table-row>
        <table:table-row table:style-name="ro1">
          <table:table-cell office:value-type="string">
            <text:p>IR.04</text:p>
          </table:table-cell>
          <table:table-cell office:value-type="string">
            <text:p>Sistan and Baluchestan</text:p>
          </table:table-cell>
          <table:table-cell office:value-type="string">
            <text:p>Sistan and Baluchestan</text:p>
          </table:table-cell>
          <table:table-cell office:value-type="float" office:value="1159456">
            <text:p>1159456</text:p>
          </table:table-cell>
        </table:table-row>
        <table:table-row table:style-name="ro1">
          <table:table-cell office:value-type="string">
            <text:p>IR.41</text:p>
          </table:table-cell>
          <table:table-cell office:value-type="string">
            <text:p>South Khorasan Province</text:p>
          </table:table-cell>
          <table:table-cell office:value-type="string">
            <text:p>South Khorasan Province</text:p>
          </table:table-cell>
          <table:table-cell office:value-type="float" office:value="6201374">
            <text:p>6201374</text:p>
          </table:table-cell>
        </table:table-row>
        <table:table-row table:style-name="ro1">
          <table:table-cell office:value-type="string">
            <text:p>IR.42</text:p>
          </table:table-cell>
          <table:table-cell office:value-type="string">
            <text:p>Razavi Khorasan</text:p>
          </table:table-cell>
          <table:table-cell office:value-type="string">
            <text:p>Razavi Khorasan</text:p>
          </table:table-cell>
          <table:table-cell office:value-type="float" office:value="6201375">
            <text:p>6201375</text:p>
          </table:table-cell>
        </table:table-row>
        <table:table-row table:style-name="ro1">
          <table:table-cell office:value-type="string">
            <text:p>IR.43</text:p>
          </table:table-cell>
          <table:table-cell office:value-type="string">
            <text:p>North Khorasan</text:p>
          </table:table-cell>
          <table:table-cell office:value-type="string">
            <text:p>North Khorasan</text:p>
          </table:table-cell>
          <table:table-cell office:value-type="float" office:value="6201376">
            <text:p>6201376</text:p>
          </table:table-cell>
        </table:table-row>
        <table:table-row table:style-name="ro1">
          <table:table-cell office:value-type="string">
            <text:p>IR.44</text:p>
          </table:table-cell>
          <table:table-cell office:value-type="string">
            <text:p>Alborz Province</text:p>
          </table:table-cell>
          <table:table-cell office:value-type="string">
            <text:p>Alborz Province</text:p>
          </table:table-cell>
          <table:table-cell office:value-type="float" office:value="7648907">
            <text:p>7648907</text:p>
          </table:table-cell>
        </table:table-row>
        <table:table-row table:style-name="ro1">
          <table:table-cell office:value-type="string">
            <text:p>IS.41</text:p>
          </table:table-cell>
          <table:table-cell table:number-columns-repeated="2" office:value-type="string">
            <text:p>Northwest</text:p>
          </table:table-cell>
          <table:table-cell office:value-type="float" office:value="3337403">
            <text:p>3337403</text:p>
          </table:table-cell>
        </table:table-row>
        <table:table-row table:style-name="ro1">
          <table:table-cell office:value-type="string">
            <text:p>IS.40</text:p>
          </table:table-cell>
          <table:table-cell table:number-columns-repeated="2" office:value-type="string">
            <text:p>Northeast</text:p>
          </table:table-cell>
          <table:table-cell office:value-type="float" office:value="3337404">
            <text:p>3337404</text:p>
          </table:table-cell>
        </table:table-row>
        <table:table-row table:style-name="ro1">
          <table:table-cell office:value-type="string">
            <text:p>IS.38</text:p>
          </table:table-cell>
          <table:table-cell table:number-columns-repeated="2" office:value-type="string">
            <text:p>East</text:p>
          </table:table-cell>
          <table:table-cell office:value-type="float" office:value="3337405">
            <text:p>3337405</text:p>
          </table:table-cell>
        </table:table-row>
        <table:table-row table:style-name="ro1">
          <table:table-cell office:value-type="string">
            <text:p>IS.42</text:p>
          </table:table-cell>
          <table:table-cell table:number-columns-repeated="2" office:value-type="string">
            <text:p>South</text:p>
          </table:table-cell>
          <table:table-cell office:value-type="float" office:value="3337406">
            <text:p>3337406</text:p>
          </table:table-cell>
        </table:table-row>
        <table:table-row table:style-name="ro1">
          <table:table-cell office:value-type="string">
            <text:p>IS.39</text:p>
          </table:table-cell>
          <table:table-cell table:number-columns-repeated="2" office:value-type="string">
            <text:p>Capital Region</text:p>
          </table:table-cell>
          <table:table-cell office:value-type="float" office:value="3426182">
            <text:p>3426182</text:p>
          </table:table-cell>
        </table:table-row>
        <table:table-row table:style-name="ro1">
          <table:table-cell office:value-type="string">
            <text:p>IS.43</text:p>
          </table:table-cell>
          <table:table-cell table:number-columns-repeated="2" office:value-type="string">
            <text:p>Southern Peninsula</text:p>
          </table:table-cell>
          <table:table-cell office:value-type="float" office:value="3426183">
            <text:p>3426183</text:p>
          </table:table-cell>
        </table:table-row>
        <table:table-row table:style-name="ro1">
          <table:table-cell office:value-type="string">
            <text:p>IS.45</text:p>
          </table:table-cell>
          <table:table-cell table:number-columns-repeated="2" office:value-type="string">
            <text:p>West</text:p>
          </table:table-cell>
          <table:table-cell office:value-type="float" office:value="3426184">
            <text:p>3426184</text:p>
          </table:table-cell>
        </table:table-row>
        <table:table-row table:style-name="ro1">
          <table:table-cell office:value-type="string">
            <text:p>IS.44</text:p>
          </table:table-cell>
          <table:table-cell office:value-type="string">
            <text:p>Westfjords</text:p>
          </table:table-cell>
          <table:table-cell office:value-type="string">
            <text:p>Westfjords</text:p>
          </table:table-cell>
          <table:table-cell office:value-type="float" office:value="3426185">
            <text:p>3426185</text:p>
          </table:table-cell>
        </table:table-row>
        <table:table-row table:style-name="ro1">
          <table:table-cell office:value-type="string">
            <text:p>IT.15</text:p>
          </table:table-cell>
          <table:table-cell table:number-columns-repeated="2" office:value-type="string">
            <text:p>Sicily</text:p>
          </table:table-cell>
          <table:table-cell office:value-type="float" office:value="2523119">
            <text:p>2523119</text:p>
          </table:table-cell>
        </table:table-row>
        <table:table-row table:style-name="ro1">
          <table:table-cell office:value-type="string">
            <text:p>IT.14</text:p>
          </table:table-cell>
          <table:table-cell table:number-columns-repeated="2" office:value-type="string">
            <text:p>Sardinia</text:p>
          </table:table-cell>
          <table:table-cell office:value-type="float" office:value="2523228">
            <text:p>2523228</text:p>
          </table:table-cell>
        </table:table-row>
        <table:table-row table:style-name="ro1">
          <table:table-cell office:value-type="string">
            <text:p>IT.03</text:p>
          </table:table-cell>
          <table:table-cell table:number-columns-repeated="2" office:value-type="string">
            <text:p>Calabria</text:p>
          </table:table-cell>
          <table:table-cell office:value-type="float" office:value="2525468">
            <text:p>2525468</text:p>
          </table:table-cell>
        </table:table-row>
        <table:table-row table:style-name="ro1">
          <table:table-cell office:value-type="string">
            <text:p>IT.20</text:p>
          </table:table-cell>
          <table:table-cell table:number-columns-repeated="2" office:value-type="string">
            <text:p>Veneto</text:p>
          </table:table-cell>
          <table:table-cell office:value-type="float" office:value="3164604">
            <text:p>3164604</text:p>
          </table:table-cell>
        </table:table-row>
        <table:table-row table:style-name="ro1">
          <table:table-cell office:value-type="string">
            <text:p>IT.19</text:p>
          </table:table-cell>
          <table:table-cell table:number-columns-repeated="2" office:value-type="string">
            <text:p>Aosta Valley</text:p>
          </table:table-cell>
          <table:table-cell office:value-type="float" office:value="3164857">
            <text:p>3164857</text:p>
          </table:table-cell>
        </table:table-row>
        <table:table-row table:style-name="ro1">
          <table:table-cell office:value-type="string">
            <text:p>IT.18</text:p>
          </table:table-cell>
          <table:table-cell table:number-columns-repeated="2" office:value-type="string">
            <text:p>Umbria</text:p>
          </table:table-cell>
          <table:table-cell office:value-type="float" office:value="3165048">
            <text:p>3165048</text:p>
          </table:table-cell>
        </table:table-row>
        <table:table-row table:style-name="ro1">
          <table:table-cell office:value-type="string">
            <text:p>IT.17</text:p>
          </table:table-cell>
          <table:table-cell table:number-columns-repeated="2" office:value-type="string">
            <text:p>Trentino-Alto Adige</text:p>
          </table:table-cell>
          <table:table-cell office:value-type="float" office:value="3165244">
            <text:p>3165244</text:p>
          </table:table-cell>
        </table:table-row>
        <table:table-row table:style-name="ro1">
          <table:table-cell office:value-type="string">
            <text:p>IT.16</text:p>
          </table:table-cell>
          <table:table-cell table:number-columns-repeated="2" office:value-type="string">
            <text:p>Tuscany</text:p>
          </table:table-cell>
          <table:table-cell office:value-type="float" office:value="3165361">
            <text:p>3165361</text:p>
          </table:table-cell>
        </table:table-row>
        <table:table-row table:style-name="ro1">
          <table:table-cell office:value-type="string">
            <text:p>IT.13</text:p>
          </table:table-cell>
          <table:table-cell table:number-columns-repeated="2" office:value-type="string">
            <text:p>Apulia</text:p>
          </table:table-cell>
          <table:table-cell office:value-type="float" office:value="3169778">
            <text:p>3169778</text:p>
          </table:table-cell>
        </table:table-row>
        <table:table-row table:style-name="ro1">
          <table:table-cell office:value-type="string">
            <text:p>IT.12</text:p>
          </table:table-cell>
          <table:table-cell table:number-columns-repeated="2" office:value-type="string">
            <text:p>Piedmont</text:p>
          </table:table-cell>
          <table:table-cell office:value-type="float" office:value="3170831">
            <text:p>3170831</text:p>
          </table:table-cell>
        </table:table-row>
        <table:table-row table:style-name="ro1">
          <table:table-cell office:value-type="string">
            <text:p>IT.11</text:p>
          </table:table-cell>
          <table:table-cell table:number-columns-repeated="2" office:value-type="string">
            <text:p>Molise</text:p>
          </table:table-cell>
          <table:table-cell office:value-type="float" office:value="3173222">
            <text:p>3173222</text:p>
          </table:table-cell>
        </table:table-row>
        <table:table-row table:style-name="ro1">
          <table:table-cell office:value-type="string">
            <text:p>IT.10</text:p>
          </table:table-cell>
          <table:table-cell table:number-columns-repeated="2" office:value-type="string">
            <text:p>The Marches</text:p>
          </table:table-cell>
          <table:table-cell office:value-type="float" office:value="3174004">
            <text:p>3174004</text:p>
          </table:table-cell>
        </table:table-row>
        <table:table-row table:style-name="ro1">
          <table:table-cell office:value-type="string">
            <text:p>IT.09</text:p>
          </table:table-cell>
          <table:table-cell table:number-columns-repeated="2" office:value-type="string">
            <text:p>Lombardy</text:p>
          </table:table-cell>
          <table:table-cell office:value-type="float" office:value="3174618">
            <text:p>3174618</text:p>
          </table:table-cell>
        </table:table-row>
        <table:table-row table:style-name="ro1">
          <table:table-cell office:value-type="string">
            <text:p>IT.08</text:p>
          </table:table-cell>
          <table:table-cell table:number-columns-repeated="2" office:value-type="string">
            <text:p>Liguria</text:p>
          </table:table-cell>
          <table:table-cell office:value-type="float" office:value="3174725">
            <text:p>3174725</text:p>
          </table:table-cell>
        </table:table-row>
        <table:table-row table:style-name="ro1">
          <table:table-cell office:value-type="string">
            <text:p>IT.07</text:p>
          </table:table-cell>
          <table:table-cell table:number-columns-repeated="2" office:value-type="string">
            <text:p>Lazio</text:p>
          </table:table-cell>
          <table:table-cell office:value-type="float" office:value="3174976">
            <text:p>3174976</text:p>
          </table:table-cell>
        </table:table-row>
        <table:table-row table:style-name="ro1">
          <table:table-cell office:value-type="string">
            <text:p>IT.06</text:p>
          </table:table-cell>
          <table:table-cell table:number-columns-repeated="2" office:value-type="string">
            <text:p>Friuli Venezia Giulia</text:p>
          </table:table-cell>
          <table:table-cell office:value-type="float" office:value="3176525">
            <text:p>3176525</text:p>
          </table:table-cell>
        </table:table-row>
        <table:table-row table:style-name="ro1">
          <table:table-cell office:value-type="string">
            <text:p>IT.05</text:p>
          </table:table-cell>
          <table:table-cell table:number-columns-repeated="2" office:value-type="string">
            <text:p>Emilia-Romagna</text:p>
          </table:table-cell>
          <table:table-cell office:value-type="float" office:value="3177401">
            <text:p>3177401</text:p>
          </table:table-cell>
        </table:table-row>
        <table:table-row table:style-name="ro1">
          <table:table-cell office:value-type="string">
            <text:p>IT.04</text:p>
          </table:table-cell>
          <table:table-cell table:number-columns-repeated="2" office:value-type="string">
            <text:p>Campania</text:p>
          </table:table-cell>
          <table:table-cell office:value-type="float" office:value="3181042">
            <text:p>3181042</text:p>
          </table:table-cell>
        </table:table-row>
        <table:table-row table:style-name="ro1">
          <table:table-cell office:value-type="string">
            <text:p>IT.02</text:p>
          </table:table-cell>
          <table:table-cell office:value-type="string">
            <text:p>Basilicate</text:p>
          </table:table-cell>
          <table:table-cell office:value-type="string">
            <text:p>Basilicate</text:p>
          </table:table-cell>
          <table:table-cell office:value-type="float" office:value="3182306">
            <text:p>3182306</text:p>
          </table:table-cell>
        </table:table-row>
        <table:table-row table:style-name="ro1">
          <table:table-cell office:value-type="string">
            <text:p>IT.01</text:p>
          </table:table-cell>
          <table:table-cell table:number-columns-repeated="2" office:value-type="string">
            <text:p>Abruzzo</text:p>
          </table:table-cell>
          <table:table-cell office:value-type="float" office:value="3183560">
            <text:p>3183560</text:p>
          </table:table-cell>
        </table:table-row>
        <table:table-row table:style-name="ro1">
          <table:table-cell office:value-type="string">
            <text:p>JE.3237072</text:p>
          </table:table-cell>
          <table:table-cell table:number-columns-repeated="2" office:value-type="string">
            <text:p>St Clement</text:p>
          </table:table-cell>
          <table:table-cell office:value-type="float" office:value="3237072">
            <text:p>3237072</text:p>
          </table:table-cell>
        </table:table-row>
        <table:table-row table:style-name="ro1">
          <table:table-cell office:value-type="string">
            <text:p>JE.3237073</text:p>
          </table:table-cell>
          <table:table-cell office:value-type="string">
            <text:p>St Saviour</text:p>
          </table:table-cell>
          <table:table-cell office:value-type="string">
            <text:p>St Saviour</text:p>
          </table:table-cell>
          <table:table-cell office:value-type="float" office:value="3237073">
            <text:p>3237073</text:p>
          </table:table-cell>
        </table:table-row>
        <table:table-row table:style-name="ro1">
          <table:table-cell office:value-type="string">
            <text:p>JE.3237200</text:p>
          </table:table-cell>
          <table:table-cell office:value-type="string">
            <text:p>St. Brelade</text:p>
          </table:table-cell>
          <table:table-cell office:value-type="string">
            <text:p>St. Brelade</text:p>
          </table:table-cell>
          <table:table-cell office:value-type="float" office:value="3237200">
            <text:p>3237200</text:p>
          </table:table-cell>
        </table:table-row>
        <table:table-row table:style-name="ro1">
          <table:table-cell office:value-type="string">
            <text:p>JE.3237203</text:p>
          </table:table-cell>
          <table:table-cell office:value-type="string">
            <text:p>Grouville</text:p>
          </table:table-cell>
          <table:table-cell office:value-type="string">
            <text:p>Grouville</text:p>
          </table:table-cell>
          <table:table-cell office:value-type="float" office:value="3237203">
            <text:p>3237203</text:p>
          </table:table-cell>
        </table:table-row>
        <table:table-row table:style-name="ro1">
          <table:table-cell office:value-type="string">
            <text:p>JE.3237212</text:p>
          </table:table-cell>
          <table:table-cell table:number-columns-repeated="2" office:value-type="string">
            <text:p>St Mary</text:p>
          </table:table-cell>
          <table:table-cell office:value-type="float" office:value="3237212">
            <text:p>3237212</text:p>
          </table:table-cell>
        </table:table-row>
        <table:table-row table:style-name="ro1">
          <table:table-cell office:value-type="string">
            <text:p>JE.3237214</text:p>
          </table:table-cell>
          <table:table-cell table:number-columns-repeated="2" office:value-type="string">
            <text:p>St Lawrence</text:p>
          </table:table-cell>
          <table:table-cell office:value-type="float" office:value="3237214">
            <text:p>3237214</text:p>
          </table:table-cell>
        </table:table-row>
        <table:table-row table:style-name="ro1">
          <table:table-cell office:value-type="string">
            <text:p>JE.3237221</text:p>
          </table:table-cell>
          <table:table-cell table:number-columns-repeated="2" office:value-type="string">
            <text:p>St Peter</text:p>
          </table:table-cell>
          <table:table-cell office:value-type="float" office:value="3237221">
            <text:p>3237221</text:p>
          </table:table-cell>
        </table:table-row>
        <table:table-row table:style-name="ro1">
          <table:table-cell office:value-type="string">
            <text:p>JE.3237229</text:p>
          </table:table-cell>
          <table:table-cell office:value-type="string">
            <text:p>St Ouen</text:p>
          </table:table-cell>
          <table:table-cell office:value-type="string">
            <text:p>St Ouen</text:p>
          </table:table-cell>
          <table:table-cell office:value-type="float" office:value="3237229">
            <text:p>3237229</text:p>
          </table:table-cell>
        </table:table-row>
        <table:table-row table:style-name="ro1">
          <table:table-cell office:value-type="string">
            <text:p>JE.3237497</text:p>
          </table:table-cell>
          <table:table-cell table:number-columns-repeated="2" office:value-type="string">
            <text:p>St John</text:p>
          </table:table-cell>
          <table:table-cell office:value-type="float" office:value="3237497">
            <text:p>3237497</text:p>
          </table:table-cell>
        </table:table-row>
        <table:table-row table:style-name="ro1">
          <table:table-cell office:value-type="string">
            <text:p>JE.3237530</text:p>
          </table:table-cell>
          <table:table-cell table:number-columns-repeated="2" office:value-type="string">
            <text:p>Trinity</text:p>
          </table:table-cell>
          <table:table-cell office:value-type="float" office:value="3237530">
            <text:p>3237530</text:p>
          </table:table-cell>
        </table:table-row>
        <table:table-row table:style-name="ro1">
          <table:table-cell office:value-type="string">
            <text:p>JE.3237716</text:p>
          </table:table-cell>
          <table:table-cell office:value-type="string">
            <text:p>St Martîn</text:p>
          </table:table-cell>
          <table:table-cell office:value-type="string">
            <text:p>St Martin</text:p>
          </table:table-cell>
          <table:table-cell office:value-type="float" office:value="3237716">
            <text:p>3237716</text:p>
          </table:table-cell>
        </table:table-row>
        <table:table-row table:style-name="ro1">
          <table:table-cell office:value-type="string">
            <text:p>JE.3237864</text:p>
          </table:table-cell>
          <table:table-cell table:number-columns-repeated="2" office:value-type="string">
            <text:p>St Helier</text:p>
          </table:table-cell>
          <table:table-cell office:value-type="float" office:value="3237864">
            <text:p>3237864</text:p>
          </table:table-cell>
        </table:table-row>
        <table:table-row table:style-name="ro1">
          <table:table-cell office:value-type="string">
            <text:p>JM.16</text:p>
          </table:table-cell>
          <table:table-cell table:number-columns-repeated="2" office:value-type="string">
            <text:p>Westmoreland</text:p>
          </table:table-cell>
          <table:table-cell office:value-type="float" office:value="3488081">
            <text:p>3488081</text:p>
          </table:table-cell>
        </table:table-row>
        <table:table-row table:style-name="ro1">
          <table:table-cell office:value-type="string">
            <text:p>JM.15</text:p>
          </table:table-cell>
          <table:table-cell office:value-type="string">
            <text:p>Trelawny Parish</text:p>
          </table:table-cell>
          <table:table-cell office:value-type="string">
            <text:p>Trelawny Parish</text:p>
          </table:table-cell>
          <table:table-cell office:value-type="float" office:value="3488222">
            <text:p>3488222</text:p>
          </table:table-cell>
        </table:table-row>
        <table:table-row table:style-name="ro1">
          <table:table-cell office:value-type="string">
            <text:p>JM.14</text:p>
          </table:table-cell>
          <table:table-cell table:number-columns-repeated="2" office:value-type="string">
            <text:p>Saint Thomas Parish</text:p>
          </table:table-cell>
          <table:table-cell office:value-type="float" office:value="3488688">
            <text:p>3488688</text:p>
          </table:table-cell>
        </table:table-row>
        <table:table-row table:style-name="ro1">
          <table:table-cell office:value-type="string">
            <text:p>JM.13</text:p>
          </table:table-cell>
          <table:table-cell table:number-columns-repeated="2" office:value-type="string">
            <text:p>Saint Mary Parish</text:p>
          </table:table-cell>
          <table:table-cell office:value-type="float" office:value="3488693">
            <text:p>3488693</text:p>
          </table:table-cell>
        </table:table-row>
        <table:table-row table:style-name="ro1">
          <table:table-cell office:value-type="string">
            <text:p>JM.12</text:p>
          </table:table-cell>
          <table:table-cell table:number-columns-repeated="2" office:value-type="string">
            <text:p>Saint James Parish</text:p>
          </table:table-cell>
          <table:table-cell office:value-type="float" office:value="3488700">
            <text:p>3488700</text:p>
          </table:table-cell>
        </table:table-row>
        <table:table-row table:style-name="ro1">
          <table:table-cell office:value-type="string">
            <text:p>JM.11</text:p>
          </table:table-cell>
          <table:table-cell table:number-columns-repeated="2" office:value-type="string">
            <text:p>St. Elizabeth</text:p>
          </table:table-cell>
          <table:table-cell office:value-type="float" office:value="3488708">
            <text:p>3488708</text:p>
          </table:table-cell>
        </table:table-row>
        <table:table-row table:style-name="ro1">
          <table:table-cell office:value-type="string">
            <text:p>JM.10</text:p>
          </table:table-cell>
          <table:table-cell table:number-columns-repeated="2" office:value-type="string">
            <text:p>Saint Catherine Parish</text:p>
          </table:table-cell>
          <table:table-cell office:value-type="float" office:value="3488711">
            <text:p>3488711</text:p>
          </table:table-cell>
        </table:table-row>
        <table:table-row table:style-name="ro1">
          <table:table-cell office:value-type="string">
            <text:p>JM.09</text:p>
          </table:table-cell>
          <table:table-cell table:number-columns-repeated="2" office:value-type="string">
            <text:p>Saint Ann Parish</text:p>
          </table:table-cell>
          <table:table-cell office:value-type="float" office:value="3488715">
            <text:p>3488715</text:p>
          </table:table-cell>
        </table:table-row>
        <table:table-row table:style-name="ro1">
          <table:table-cell office:value-type="string">
            <text:p>JM.08</text:p>
          </table:table-cell>
          <table:table-cell table:number-columns-repeated="2" office:value-type="string">
            <text:p>Saint Andrew Parish</text:p>
          </table:table-cell>
          <table:table-cell office:value-type="float" office:value="3488716">
            <text:p>3488716</text:p>
          </table:table-cell>
        </table:table-row>
        <table:table-row table:style-name="ro1">
          <table:table-cell office:value-type="string">
            <text:p>JM.07</text:p>
          </table:table-cell>
          <table:table-cell table:number-columns-repeated="2" office:value-type="string">
            <text:p>Portland Parish</text:p>
          </table:table-cell>
          <table:table-cell office:value-type="float" office:value="3488997">
            <text:p>3488997</text:p>
          </table:table-cell>
        </table:table-row>
        <table:table-row table:style-name="ro1">
          <table:table-cell office:value-type="string">
            <text:p>JM.04</text:p>
          </table:table-cell>
          <table:table-cell table:number-columns-repeated="2" office:value-type="string">
            <text:p>Manchester</text:p>
          </table:table-cell>
          <table:table-cell office:value-type="float" office:value="3489586">
            <text:p>3489586</text:p>
          </table:table-cell>
        </table:table-row>
        <table:table-row table:style-name="ro1">
          <table:table-cell office:value-type="string">
            <text:p>JM.17</text:p>
          </table:table-cell>
          <table:table-cell table:number-columns-repeated="2" office:value-type="string">
            <text:p>Kingston</text:p>
          </table:table-cell>
          <table:table-cell office:value-type="float" office:value="3489853">
            <text:p>3489853</text:p>
          </table:table-cell>
        </table:table-row>
        <table:table-row table:style-name="ro1">
          <table:table-cell office:value-type="string">
            <text:p>JM.02</text:p>
          </table:table-cell>
          <table:table-cell table:number-columns-repeated="2" office:value-type="string">
            <text:p>Hanover</text:p>
          </table:table-cell>
          <table:table-cell office:value-type="float" office:value="3490145">
            <text:p>3490145</text:p>
          </table:table-cell>
        </table:table-row>
        <table:table-row table:style-name="ro1">
          <table:table-cell office:value-type="string">
            <text:p>JM.01</text:p>
          </table:table-cell>
          <table:table-cell table:number-columns-repeated="2" office:value-type="string">
            <text:p>Clarendon</text:p>
          </table:table-cell>
          <table:table-cell office:value-type="float" office:value="3490952">
            <text:p>3490952</text:p>
          </table:table-cell>
        </table:table-row>
        <table:table-row table:style-name="ro1">
          <table:table-cell office:value-type="string">
            <text:p>JO.19</text:p>
          </table:table-cell>
          <table:table-cell office:value-type="string">
            <text:p>Ma’an</text:p>
          </table:table-cell>
          <table:table-cell office:value-type="string">
            <text:p>Ma'an</text:p>
          </table:table-cell>
          <table:table-cell office:value-type="float" office:value="248380">
            <text:p>248380</text:p>
          </table:table-cell>
        </table:table-row>
        <table:table-row table:style-name="ro1">
          <table:table-cell office:value-type="string">
            <text:p>JO.18</text:p>
          </table:table-cell>
          <table:table-cell table:number-columns-repeated="2" office:value-type="string">
            <text:p>Irbid</text:p>
          </table:table-cell>
          <table:table-cell office:value-type="float" office:value="248944">
            <text:p>248944</text:p>
          </table:table-cell>
        </table:table-row>
        <table:table-row table:style-name="ro1">
          <table:table-cell office:value-type="string">
            <text:p>JO.17</text:p>
          </table:table-cell>
          <table:table-cell table:number-columns-repeated="2" office:value-type="string">
            <text:p>Zarqa</text:p>
          </table:table-cell>
          <table:table-cell office:value-type="float" office:value="250092">
            <text:p>250092</text:p>
          </table:table-cell>
        </table:table-row>
        <table:table-row table:style-name="ro1">
          <table:table-cell office:value-type="string">
            <text:p>JO.12</text:p>
          </table:table-cell>
          <table:table-cell office:value-type="string">
            <text:p>Tafielah</text:p>
          </table:table-cell>
          <table:table-cell office:value-type="string">
            <text:p>Tafielah</text:p>
          </table:table-cell>
          <table:table-cell office:value-type="float" office:value="250199">
            <text:p>250199</text:p>
          </table:table-cell>
        </table:table-row>
        <table:table-row table:style-name="ro1">
          <table:table-cell office:value-type="string">
            <text:p>JO.16</text:p>
          </table:table-cell>
          <table:table-cell table:number-columns-repeated="2" office:value-type="string">
            <text:p>Amman</text:p>
          </table:table-cell>
          <table:table-cell office:value-type="float" office:value="250439">
            <text:p>250439</text:p>
          </table:table-cell>
        </table:table-row>
        <table:table-row table:style-name="ro1">
          <table:table-cell office:value-type="string">
            <text:p>JO.15</text:p>
          </table:table-cell>
          <table:table-cell office:value-type="string">
            <text:p>Mafraq</text:p>
          </table:table-cell>
          <table:table-cell office:value-type="string">
            <text:p>Mafraq</text:p>
          </table:table-cell>
          <table:table-cell office:value-type="float" office:value="250583">
            <text:p>250583</text:p>
          </table:table-cell>
        </table:table-row>
        <table:table-row table:style-name="ro1">
          <table:table-cell office:value-type="string">
            <text:p>JO.09</text:p>
          </table:table-cell>
          <table:table-cell office:value-type="string">
            <text:p>Karak</text:p>
          </table:table-cell>
          <table:table-cell office:value-type="string">
            <text:p>Karak</text:p>
          </table:table-cell>
          <table:table-cell office:value-type="float" office:value="250625">
            <text:p>250625</text:p>
          </table:table-cell>
        </table:table-row>
        <table:table-row table:style-name="ro1">
          <table:table-cell office:value-type="string">
            <text:p>JO.02</text:p>
          </table:table-cell>
          <table:table-cell office:value-type="string">
            <text:p>Balqa</text:p>
          </table:table-cell>
          <table:table-cell office:value-type="string">
            <text:p>Balqa</text:p>
          </table:table-cell>
          <table:table-cell office:value-type="float" office:value="250751">
            <text:p>250751</text:p>
          </table:table-cell>
        </table:table-row>
        <table:table-row table:style-name="ro1">
          <table:table-cell office:value-type="string">
            <text:p>JO.20</text:p>
          </table:table-cell>
          <table:table-cell office:value-type="string">
            <text:p>Ajlun</text:p>
          </table:table-cell>
          <table:table-cell office:value-type="string">
            <text:p>Ajlun</text:p>
          </table:table-cell>
          <table:table-cell office:value-type="float" office:value="443120">
            <text:p>443120</text:p>
          </table:table-cell>
        </table:table-row>
        <table:table-row table:style-name="ro1">
          <table:table-cell office:value-type="string">
            <text:p>JO.22</text:p>
          </table:table-cell>
          <table:table-cell office:value-type="string">
            <text:p>Jerash</text:p>
          </table:table-cell>
          <table:table-cell office:value-type="string">
            <text:p>Jerash</text:p>
          </table:table-cell>
          <table:table-cell office:value-type="float" office:value="443121">
            <text:p>443121</text:p>
          </table:table-cell>
        </table:table-row>
        <table:table-row table:style-name="ro1">
          <table:table-cell office:value-type="string">
            <text:p>JO.21</text:p>
          </table:table-cell>
          <table:table-cell table:number-columns-repeated="2" office:value-type="string">
            <text:p>Aqaba</text:p>
          </table:table-cell>
          <table:table-cell office:value-type="float" office:value="443122">
            <text:p>443122</text:p>
          </table:table-cell>
        </table:table-row>
        <table:table-row table:style-name="ro1">
          <table:table-cell office:value-type="string">
            <text:p>JO.23</text:p>
          </table:table-cell>
          <table:table-cell office:value-type="string">
            <text:p>Madaba</text:p>
          </table:table-cell>
          <table:table-cell office:value-type="string">
            <text:p>Madaba</text:p>
          </table:table-cell>
          <table:table-cell office:value-type="float" office:value="443123">
            <text:p>443123</text:p>
          </table:table-cell>
        </table:table-row>
        <table:table-row table:style-name="ro1">
          <table:table-cell office:value-type="string">
            <text:p>JP.46</text:p>
          </table:table-cell>
          <table:table-cell office:value-type="string">
            <text:p>Yamanashi</text:p>
          </table:table-cell>
          <table:table-cell office:value-type="string">
            <text:p>Yamanashi</text:p>
          </table:table-cell>
          <table:table-cell office:value-type="float" office:value="1848649">
            <text:p>1848649</text:p>
          </table:table-cell>
        </table:table-row>
        <table:table-row table:style-name="ro1">
          <table:table-cell office:value-type="string">
            <text:p>JP.45</text:p>
          </table:table-cell>
          <table:table-cell table:number-columns-repeated="2" office:value-type="string">
            <text:p>Yamaguchi</text:p>
          </table:table-cell>
          <table:table-cell office:value-type="float" office:value="1848681">
            <text:p>1848681</text:p>
          </table:table-cell>
        </table:table-row>
        <table:table-row table:style-name="ro1">
          <table:table-cell office:value-type="string">
            <text:p>JP.43</text:p>
          </table:table-cell>
          <table:table-cell office:value-type="string">
            <text:p>Wakayama</text:p>
          </table:table-cell>
          <table:table-cell office:value-type="string">
            <text:p>Wakayama</text:p>
          </table:table-cell>
          <table:table-cell office:value-type="float" office:value="1848938">
            <text:p>1848938</text:p>
          </table:table-cell>
        </table:table-row>
        <table:table-row table:style-name="ro1">
          <table:table-cell office:value-type="string">
            <text:p>JP.42</text:p>
          </table:table-cell>
          <table:table-cell table:number-columns-repeated="2" office:value-type="string">
            <text:p>Toyama</text:p>
          </table:table-cell>
          <table:table-cell office:value-type="float" office:value="1849872">
            <text:p>1849872</text:p>
          </table:table-cell>
        </table:table-row>
        <table:table-row table:style-name="ro1">
          <table:table-cell office:value-type="string">
            <text:p>JP.41</text:p>
          </table:table-cell>
          <table:table-cell office:value-type="string">
            <text:p>Tottori</text:p>
          </table:table-cell>
          <table:table-cell office:value-type="string">
            <text:p>Tottori</text:p>
          </table:table-cell>
          <table:table-cell office:value-type="float" office:value="1849890">
            <text:p>1849890</text:p>
          </table:table-cell>
        </table:table-row>
        <table:table-row table:style-name="ro1">
          <table:table-cell office:value-type="string">
            <text:p>JP.40</text:p>
          </table:table-cell>
          <table:table-cell table:number-columns-repeated="2" office:value-type="string">
            <text:p>Tokyo</text:p>
          </table:table-cell>
          <table:table-cell office:value-type="float" office:value="1850144">
            <text:p>1850144</text:p>
          </table:table-cell>
        </table:table-row>
        <table:table-row table:style-name="ro1">
          <table:table-cell office:value-type="string">
            <text:p>JP.39</text:p>
          </table:table-cell>
          <table:table-cell table:number-columns-repeated="2" office:value-type="string">
            <text:p>Tokushima</text:p>
          </table:table-cell>
          <table:table-cell office:value-type="float" office:value="1850157">
            <text:p>1850157</text:p>
          </table:table-cell>
        </table:table-row>
        <table:table-row table:style-name="ro1">
          <table:table-cell office:value-type="string">
            <text:p>JP.38</text:p>
          </table:table-cell>
          <table:table-cell office:value-type="string">
            <text:p>Tochigi</text:p>
          </table:table-cell>
          <table:table-cell office:value-type="string">
            <text:p>Tochigi</text:p>
          </table:table-cell>
          <table:table-cell office:value-type="float" office:value="1850310">
            <text:p>1850310</text:p>
          </table:table-cell>
        </table:table-row>
        <table:table-row table:style-name="ro1">
          <table:table-cell office:value-type="string">
            <text:p>JP.37</text:p>
          </table:table-cell>
          <table:table-cell table:number-columns-repeated="2" office:value-type="string">
            <text:p>Shizuoka</text:p>
          </table:table-cell>
          <table:table-cell office:value-type="float" office:value="1851715">
            <text:p>1851715</text:p>
          </table:table-cell>
        </table:table-row>
        <table:table-row table:style-name="ro1">
          <table:table-cell office:value-type="string">
            <text:p>JP.36</text:p>
          </table:table-cell>
          <table:table-cell office:value-type="string">
            <text:p>Shimane</text:p>
          </table:table-cell>
          <table:table-cell office:value-type="string">
            <text:p>Shimane</text:p>
          </table:table-cell>
          <table:table-cell office:value-type="float" office:value="1852442">
            <text:p>1852442</text:p>
          </table:table-cell>
        </table:table-row>
        <table:table-row table:style-name="ro1">
          <table:table-cell office:value-type="string">
            <text:p>JP.35</text:p>
          </table:table-cell>
          <table:table-cell office:value-type="string">
            <text:p>Shiga</text:p>
          </table:table-cell>
          <table:table-cell office:value-type="string">
            <text:p>Shiga</text:p>
          </table:table-cell>
          <table:table-cell office:value-type="float" office:value="1852553">
            <text:p>1852553</text:p>
          </table:table-cell>
        </table:table-row>
        <table:table-row table:style-name="ro1">
          <table:table-cell office:value-type="string">
            <text:p>JP.34</text:p>
          </table:table-cell>
          <table:table-cell office:value-type="string">
            <text:p>Saitama</text:p>
          </table:table-cell>
          <table:table-cell office:value-type="string">
            <text:p>Saitama</text:p>
          </table:table-cell>
          <table:table-cell office:value-type="float" office:value="1853226">
            <text:p>1853226</text:p>
          </table:table-cell>
        </table:table-row>
        <table:table-row table:style-name="ro1">
          <table:table-cell office:value-type="string">
            <text:p>JP.33</text:p>
          </table:table-cell>
          <table:table-cell table:number-columns-repeated="2" office:value-type="string">
            <text:p>Saga</text:p>
          </table:table-cell>
          <table:table-cell office:value-type="float" office:value="1853299">
            <text:p>1853299</text:p>
          </table:table-cell>
        </table:table-row>
        <table:table-row table:style-name="ro1">
          <table:table-cell office:value-type="string">
            <text:p>JP.32</text:p>
          </table:table-cell>
          <table:table-cell table:number-columns-repeated="2" office:value-type="string">
            <text:p>Osaka</text:p>
          </table:table-cell>
          <table:table-cell office:value-type="float" office:value="1853904">
            <text:p>1853904</text:p>
          </table:table-cell>
        </table:table-row>
        <table:table-row table:style-name="ro1">
          <table:table-cell office:value-type="string">
            <text:p>JP.47</text:p>
          </table:table-cell>
          <table:table-cell table:number-columns-repeated="2" office:value-type="string">
            <text:p>Okinawa</text:p>
          </table:table-cell>
          <table:table-cell office:value-type="float" office:value="1854345">
            <text:p>1854345</text:p>
          </table:table-cell>
        </table:table-row>
        <table:table-row table:style-name="ro1">
          <table:table-cell office:value-type="string">
            <text:p>JP.31</text:p>
          </table:table-cell>
          <table:table-cell table:number-columns-repeated="2" office:value-type="string">
            <text:p>Okayama</text:p>
          </table:table-cell>
          <table:table-cell office:value-type="float" office:value="1854381">
            <text:p>1854381</text:p>
          </table:table-cell>
        </table:table-row>
        <table:table-row table:style-name="ro1">
          <table:table-cell office:value-type="string">
            <text:p>JP.30</text:p>
          </table:table-cell>
          <table:table-cell table:number-columns-repeated="2" office:value-type="string">
            <text:p>Oita</text:p>
          </table:table-cell>
          <table:table-cell office:value-type="float" office:value="1854484">
            <text:p>1854484</text:p>
          </table:table-cell>
        </table:table-row>
        <table:table-row table:style-name="ro1">
          <table:table-cell office:value-type="string">
            <text:p>JP.29</text:p>
          </table:table-cell>
          <table:table-cell table:number-columns-repeated="2" office:value-type="string">
            <text:p>Niigata</text:p>
          </table:table-cell>
          <table:table-cell office:value-type="float" office:value="1855429">
            <text:p>1855429</text:p>
          </table:table-cell>
        </table:table-row>
        <table:table-row table:style-name="ro1">
          <table:table-cell office:value-type="string">
            <text:p>JP.28</text:p>
          </table:table-cell>
          <table:table-cell table:number-columns-repeated="2" office:value-type="string">
            <text:p>Nara</text:p>
          </table:table-cell>
          <table:table-cell office:value-type="float" office:value="1855608">
            <text:p>1855608</text:p>
          </table:table-cell>
        </table:table-row>
        <table:table-row table:style-name="ro1">
          <table:table-cell office:value-type="string">
            <text:p>JP.27</text:p>
          </table:table-cell>
          <table:table-cell table:number-columns-repeated="2" office:value-type="string">
            <text:p>Nagasaki</text:p>
          </table:table-cell>
          <table:table-cell office:value-type="float" office:value="1856156">
            <text:p>1856156</text:p>
          </table:table-cell>
        </table:table-row>
        <table:table-row table:style-name="ro1">
          <table:table-cell office:value-type="string">
            <text:p>JP.26</text:p>
          </table:table-cell>
          <table:table-cell table:number-columns-repeated="2" office:value-type="string">
            <text:p>Nagano</text:p>
          </table:table-cell>
          <table:table-cell office:value-type="float" office:value="1856210">
            <text:p>1856210</text:p>
          </table:table-cell>
        </table:table-row>
        <table:table-row table:style-name="ro1">
          <table:table-cell office:value-type="string">
            <text:p>JP.25</text:p>
          </table:table-cell>
          <table:table-cell table:number-columns-repeated="2" office:value-type="string">
            <text:p>Miyazaki</text:p>
          </table:table-cell>
          <table:table-cell office:value-type="float" office:value="1856710">
            <text:p>1856710</text:p>
          </table:table-cell>
        </table:table-row>
        <table:table-row table:style-name="ro1">
          <table:table-cell office:value-type="string">
            <text:p>JP.23</text:p>
          </table:table-cell>
          <table:table-cell office:value-type="string">
            <text:p>Mie</text:p>
          </table:table-cell>
          <table:table-cell office:value-type="string">
            <text:p>Mie</text:p>
          </table:table-cell>
          <table:table-cell office:value-type="float" office:value="1857352">
            <text:p>1857352</text:p>
          </table:table-cell>
        </table:table-row>
        <table:table-row table:style-name="ro1">
          <table:table-cell office:value-type="string">
            <text:p>JP.22</text:p>
          </table:table-cell>
          <table:table-cell table:number-columns-repeated="2" office:value-type="string">
            <text:p>Kyoto</text:p>
          </table:table-cell>
          <table:table-cell office:value-type="float" office:value="1857907">
            <text:p>1857907</text:p>
          </table:table-cell>
        </table:table-row>
        <table:table-row table:style-name="ro1">
          <table:table-cell office:value-type="string">
            <text:p>JP.21</text:p>
          </table:table-cell>
          <table:table-cell table:number-columns-repeated="2" office:value-type="string">
            <text:p>Kumamoto</text:p>
          </table:table-cell>
          <table:table-cell office:value-type="float" office:value="1858419">
            <text:p>1858419</text:p>
          </table:table-cell>
        </table:table-row>
        <table:table-row table:style-name="ro1">
          <table:table-cell office:value-type="string">
            <text:p>JP.20</text:p>
          </table:table-cell>
          <table:table-cell table:number-columns-repeated="2" office:value-type="string">
            <text:p>Kochi</text:p>
          </table:table-cell>
          <table:table-cell office:value-type="float" office:value="1859133">
            <text:p>1859133</text:p>
          </table:table-cell>
        </table:table-row>
        <table:table-row table:style-name="ro1">
          <table:table-cell office:value-type="string">
            <text:p>JP.19</text:p>
          </table:table-cell>
          <table:table-cell office:value-type="string">
            <text:p>Kanagawa</text:p>
          </table:table-cell>
          <table:table-cell office:value-type="string">
            <text:p>Kanagawa</text:p>
          </table:table-cell>
          <table:table-cell office:value-type="float" office:value="1860291">
            <text:p>1860291</text:p>
          </table:table-cell>
        </table:table-row>
        <table:table-row table:style-name="ro1">
          <table:table-cell office:value-type="string">
            <text:p>JP.18</text:p>
          </table:table-cell>
          <table:table-cell table:number-columns-repeated="2" office:value-type="string">
            <text:p>Kagoshima</text:p>
          </table:table-cell>
          <table:table-cell office:value-type="float" office:value="1860825">
            <text:p>1860825</text:p>
          </table:table-cell>
        </table:table-row>
        <table:table-row table:style-name="ro1">
          <table:table-cell office:value-type="string">
            <text:p>JP.17</text:p>
          </table:table-cell>
          <table:table-cell office:value-type="string">
            <text:p>Kagawa</text:p>
          </table:table-cell>
          <table:table-cell office:value-type="string">
            <text:p>Kagawa</text:p>
          </table:table-cell>
          <table:table-cell office:value-type="float" office:value="1860834">
            <text:p>1860834</text:p>
          </table:table-cell>
        </table:table-row>
        <table:table-row table:style-name="ro1">
          <table:table-cell office:value-type="string">
            <text:p>JP.15</text:p>
          </table:table-cell>
          <table:table-cell table:number-columns-repeated="2" office:value-type="string">
            <text:p>Ishikawa</text:p>
          </table:table-cell>
          <table:table-cell office:value-type="float" office:value="1861387">
            <text:p>1861387</text:p>
          </table:table-cell>
        </table:table-row>
        <table:table-row table:style-name="ro1">
          <table:table-cell office:value-type="string">
            <text:p>JP.13</text:p>
          </table:table-cell>
          <table:table-cell office:value-type="string">
            <text:p>Hyōgo</text:p>
          </table:table-cell>
          <table:table-cell office:value-type="string">
            <text:p>Hyogo</text:p>
          </table:table-cell>
          <table:table-cell office:value-type="float" office:value="1862047">
            <text:p>1862047</text:p>
          </table:table-cell>
        </table:table-row>
        <table:table-row table:style-name="ro1">
          <table:table-cell office:value-type="string">
            <text:p>JP.11</text:p>
          </table:table-cell>
          <table:table-cell table:number-columns-repeated="2" office:value-type="string">
            <text:p>Hiroshima</text:p>
          </table:table-cell>
          <table:table-cell office:value-type="float" office:value="1862413">
            <text:p>1862413</text:p>
          </table:table-cell>
        </table:table-row>
        <table:table-row table:style-name="ro1">
          <table:table-cell office:value-type="string">
            <text:p>JP.10</text:p>
          </table:table-cell>
          <table:table-cell office:value-type="string">
            <text:p>Gunma</text:p>
          </table:table-cell>
          <table:table-cell office:value-type="string">
            <text:p>Gunma</text:p>
          </table:table-cell>
          <table:table-cell office:value-type="float" office:value="1863501">
            <text:p>1863501</text:p>
          </table:table-cell>
        </table:table-row>
        <table:table-row table:style-name="ro1">
          <table:table-cell office:value-type="string">
            <text:p>JP.09</text:p>
          </table:table-cell>
          <table:table-cell table:number-columns-repeated="2" office:value-type="string">
            <text:p>Gifu</text:p>
          </table:table-cell>
          <table:table-cell office:value-type="float" office:value="1863640">
            <text:p>1863640</text:p>
          </table:table-cell>
        </table:table-row>
        <table:table-row table:style-name="ro1">
          <table:table-cell office:value-type="string">
            <text:p>JP.07</text:p>
          </table:table-cell>
          <table:table-cell table:number-columns-repeated="2" office:value-type="string">
            <text:p>Fukuoka</text:p>
          </table:table-cell>
          <table:table-cell office:value-type="float" office:value="1863958">
            <text:p>1863958</text:p>
          </table:table-cell>
        </table:table-row>
        <table:table-row table:style-name="ro1">
          <table:table-cell office:value-type="string">
            <text:p>JP.06</text:p>
          </table:table-cell>
          <table:table-cell table:number-columns-repeated="2" office:value-type="string">
            <text:p>Fukui</text:p>
          </table:table-cell>
          <table:table-cell office:value-type="float" office:value="1863983">
            <text:p>1863983</text:p>
          </table:table-cell>
        </table:table-row>
        <table:table-row table:style-name="ro1">
          <table:table-cell office:value-type="string">
            <text:p>JP.05</text:p>
          </table:table-cell>
          <table:table-cell office:value-type="string">
            <text:p>Ehime</text:p>
          </table:table-cell>
          <table:table-cell office:value-type="string">
            <text:p>Ehime</text:p>
          </table:table-cell>
          <table:table-cell office:value-type="float" office:value="1864226">
            <text:p>1864226</text:p>
          </table:table-cell>
        </table:table-row>
        <table:table-row table:style-name="ro1">
          <table:table-cell office:value-type="string">
            <text:p>JP.01</text:p>
          </table:table-cell>
          <table:table-cell office:value-type="string">
            <text:p>Aichi</text:p>
          </table:table-cell>
          <table:table-cell office:value-type="string">
            <text:p>Aichi</text:p>
          </table:table-cell>
          <table:table-cell office:value-type="float" office:value="1865694">
            <text:p>1865694</text:p>
          </table:table-cell>
        </table:table-row>
        <table:table-row table:style-name="ro1">
          <table:table-cell office:value-type="string">
            <text:p>JP.44</text:p>
          </table:table-cell>
          <table:table-cell table:number-columns-repeated="2" office:value-type="string">
            <text:p>Yamagata</text:p>
          </table:table-cell>
          <table:table-cell office:value-type="float" office:value="2110554">
            <text:p>2110554</text:p>
          </table:table-cell>
        </table:table-row>
        <table:table-row table:style-name="ro1">
          <table:table-cell office:value-type="string">
            <text:p>JP.24</text:p>
          </table:table-cell>
          <table:table-cell office:value-type="string">
            <text:p>Miyagi</text:p>
          </table:table-cell>
          <table:table-cell office:value-type="string">
            <text:p>Miyagi</text:p>
          </table:table-cell>
          <table:table-cell office:value-type="float" office:value="2111888">
            <text:p>2111888</text:p>
          </table:table-cell>
        </table:table-row>
        <table:table-row table:style-name="ro1">
          <table:table-cell office:value-type="string">
            <text:p>JP.16</text:p>
          </table:table-cell>
          <table:table-cell office:value-type="string">
            <text:p>Iwate</text:p>
          </table:table-cell>
          <table:table-cell office:value-type="string">
            <text:p>Iwate</text:p>
          </table:table-cell>
          <table:table-cell office:value-type="float" office:value="2112518">
            <text:p>2112518</text:p>
          </table:table-cell>
        </table:table-row>
        <table:table-row table:style-name="ro1">
          <table:table-cell office:value-type="string">
            <text:p>JP.14</text:p>
          </table:table-cell>
          <table:table-cell table:number-columns-repeated="2" office:value-type="string">
            <text:p>Ibaraki</text:p>
          </table:table-cell>
          <table:table-cell office:value-type="float" office:value="2112669">
            <text:p>2112669</text:p>
          </table:table-cell>
        </table:table-row>
        <table:table-row table:style-name="ro1">
          <table:table-cell office:value-type="string">
            <text:p>JP.08</text:p>
          </table:table-cell>
          <table:table-cell table:number-columns-repeated="2" office:value-type="string">
            <text:p>Fukushima</text:p>
          </table:table-cell>
          <table:table-cell office:value-type="float" office:value="2112922">
            <text:p>2112922</text:p>
          </table:table-cell>
        </table:table-row>
        <table:table-row table:style-name="ro1">
          <table:table-cell office:value-type="string">
            <text:p>JP.04</text:p>
          </table:table-cell>
          <table:table-cell table:number-columns-repeated="2" office:value-type="string">
            <text:p>Chiba</text:p>
          </table:table-cell>
          <table:table-cell office:value-type="float" office:value="2113014">
            <text:p>2113014</text:p>
          </table:table-cell>
        </table:table-row>
        <table:table-row table:style-name="ro1">
          <table:table-cell office:value-type="string">
            <text:p>JP.02</text:p>
          </table:table-cell>
          <table:table-cell table:number-columns-repeated="2" office:value-type="string">
            <text:p>Akita</text:p>
          </table:table-cell>
          <table:table-cell office:value-type="float" office:value="2113124">
            <text:p>2113124</text:p>
          </table:table-cell>
        </table:table-row>
        <table:table-row table:style-name="ro1">
          <table:table-cell office:value-type="string">
            <text:p>JP.12</text:p>
          </table:table-cell>
          <table:table-cell table:number-columns-repeated="2" office:value-type="string">
            <text:p>Hokkaido</text:p>
          </table:table-cell>
          <table:table-cell office:value-type="float" office:value="2130037">
            <text:p>2130037</text:p>
          </table:table-cell>
        </table:table-row>
        <table:table-row table:style-name="ro1">
          <table:table-cell office:value-type="string">
            <text:p>JP.03</text:p>
          </table:table-cell>
          <table:table-cell table:number-columns-repeated="2" office:value-type="string">
            <text:p>Aomori</text:p>
          </table:table-cell>
          <table:table-cell office:value-type="float" office:value="2130656">
            <text:p>2130656</text:p>
          </table:table-cell>
        </table:table-row>
        <table:table-row table:style-name="ro1">
          <table:table-cell office:value-type="string">
            <text:p>KE.55</text:p>
          </table:table-cell>
          <table:table-cell office:value-type="string">
            <text:p>West Pokot County</text:p>
          </table:table-cell>
          <table:table-cell office:value-type="string">
            <text:p>West Pokot County</text:p>
          </table:table-cell>
          <table:table-cell office:value-type="float" office:value="178145">
            <text:p>178145</text:p>
          </table:table-cell>
        </table:table-row>
        <table:table-row table:style-name="ro1">
          <table:table-cell office:value-type="string">
            <text:p>KE.54</text:p>
          </table:table-cell>
          <table:table-cell office:value-type="string">
            <text:p>Wajir County</text:p>
          </table:table-cell>
          <table:table-cell office:value-type="string">
            <text:p>Wajir County</text:p>
          </table:table-cell>
          <table:table-cell office:value-type="float" office:value="178440">
            <text:p>178440</text:p>
          </table:table-cell>
        </table:table-row>
        <table:table-row table:style-name="ro1">
          <table:table-cell office:value-type="string">
            <text:p>KE.52</text:p>
          </table:table-cell>
          <table:table-cell office:value-type="string">
            <text:p>Uasin Gishu County</text:p>
          </table:table-cell>
          <table:table-cell office:value-type="string">
            <text:p>Uasin Gishu County</text:p>
          </table:table-cell>
          <table:table-cell office:value-type="float" office:value="178837">
            <text:p>178837</text:p>
          </table:table-cell>
        </table:table-row>
        <table:table-row table:style-name="ro1">
          <table:table-cell office:value-type="string">
            <text:p>KE.51</text:p>
          </table:table-cell>
          <table:table-cell table:number-columns-repeated="2" office:value-type="string">
            <text:p>Turkana County</text:p>
          </table:table-cell>
          <table:table-cell office:value-type="float" office:value="178914">
            <text:p>178914</text:p>
          </table:table-cell>
        </table:table-row>
        <table:table-row table:style-name="ro1">
          <table:table-cell office:value-type="string">
            <text:p>KE.50</text:p>
          </table:table-cell>
          <table:table-cell office:value-type="string">
            <text:p>Trans Nzoia</text:p>
          </table:table-cell>
          <table:table-cell office:value-type="string">
            <text:p>Trans Nzoia</text:p>
          </table:table-cell>
          <table:table-cell office:value-type="float" office:value="179068">
            <text:p>179068</text:p>
          </table:table-cell>
        </table:table-row>
        <table:table-row table:style-name="ro1">
          <table:table-cell office:value-type="string">
            <text:p>KE.49</text:p>
          </table:table-cell>
          <table:table-cell office:value-type="string">
            <text:p>Tharaka - Nithi</text:p>
          </table:table-cell>
          <table:table-cell office:value-type="string">
            <text:p>Tharaka - Nithi</text:p>
          </table:table-cell>
          <table:table-cell office:value-type="float" office:value="179380">
            <text:p>179380</text:p>
          </table:table-cell>
        </table:table-row>
        <table:table-row table:style-name="ro1">
          <table:table-cell office:value-type="string">
            <text:p>KE.48</text:p>
          </table:table-cell>
          <table:table-cell table:number-columns-repeated="2" office:value-type="string">
            <text:p>Tana River County</text:p>
          </table:table-cell>
          <table:table-cell office:value-type="float" office:value="179585">
            <text:p>179585</text:p>
          </table:table-cell>
        </table:table-row>
        <table:table-row table:style-name="ro1">
          <table:table-cell office:value-type="string">
            <text:p>KE.46</text:p>
          </table:table-cell>
          <table:table-cell office:value-type="string">
            <text:p>Siaya County</text:p>
          </table:table-cell>
          <table:table-cell office:value-type="string">
            <text:p>Siaya County</text:p>
          </table:table-cell>
          <table:table-cell office:value-type="float" office:value="180320">
            <text:p>180320</text:p>
          </table:table-cell>
        </table:table-row>
        <table:table-row table:style-name="ro1">
          <table:table-cell office:value-type="string">
            <text:p>KE.45</text:p>
          </table:table-cell>
          <table:table-cell office:value-type="string">
            <text:p>Samburu County</text:p>
          </table:table-cell>
          <table:table-cell office:value-type="string">
            <text:p>Samburu County</text:p>
          </table:table-cell>
          <table:table-cell office:value-type="float" office:value="180782">
            <text:p>180782</text:p>
          </table:table-cell>
        </table:table-row>
        <table:table-row table:style-name="ro1">
          <table:table-cell office:value-type="string">
            <text:p>KE.05</text:p>
          </table:table-cell>
          <table:table-cell table:number-columns-repeated="2" office:value-type="string">
            <text:p>Nairobi County</text:p>
          </table:table-cell>
          <table:table-cell office:value-type="float" office:value="184742">
            <text:p>184742</text:p>
          </table:table-cell>
        </table:table-row>
        <table:table-row table:style-name="ro1">
          <table:table-cell office:value-type="string">
            <text:p>KE.38</text:p>
          </table:table-cell>
          <table:table-cell office:value-type="string">
            <text:p>Murang'A</text:p>
          </table:table-cell>
          <table:table-cell office:value-type="string">
            <text:p>Murang'A</text:p>
          </table:table-cell>
          <table:table-cell office:value-type="float" office:value="185578">
            <text:p>185578</text:p>
          </table:table-cell>
        </table:table-row>
        <table:table-row table:style-name="ro1">
          <table:table-cell office:value-type="string">
            <text:p>KE.37</text:p>
          </table:table-cell>
          <table:table-cell table:number-columns-repeated="2" office:value-type="string">
            <text:p>Mombasa County</text:p>
          </table:table-cell>
          <table:table-cell office:value-type="float" office:value="186298">
            <text:p>186298</text:p>
          </table:table-cell>
        </table:table-row>
        <table:table-row table:style-name="ro1">
          <table:table-cell office:value-type="string">
            <text:p>KE.35</text:p>
          </table:table-cell>
          <table:table-cell office:value-type="string">
            <text:p>Meru County</text:p>
          </table:table-cell>
          <table:table-cell office:value-type="string">
            <text:p>Meru County</text:p>
          </table:table-cell>
          <table:table-cell office:value-type="float" office:value="186824">
            <text:p>186824</text:p>
          </table:table-cell>
        </table:table-row>
        <table:table-row table:style-name="ro1">
          <table:table-cell office:value-type="string">
            <text:p>KE.34</text:p>
          </table:table-cell>
          <table:table-cell office:value-type="string">
            <text:p>Marsabit County</text:p>
          </table:table-cell>
          <table:table-cell office:value-type="string">
            <text:p>Marsabit County</text:p>
          </table:table-cell>
          <table:table-cell office:value-type="float" office:value="187583">
            <text:p>187583</text:p>
          </table:table-cell>
        </table:table-row>
        <table:table-row table:style-name="ro1">
          <table:table-cell office:value-type="string">
            <text:p>KE.33</text:p>
          </table:table-cell>
          <table:table-cell office:value-type="string">
            <text:p>Mandera County</text:p>
          </table:table-cell>
          <table:table-cell office:value-type="string">
            <text:p>Mandera County</text:p>
          </table:table-cell>
          <table:table-cell office:value-type="float" office:value="187895">
            <text:p>187895</text:p>
          </table:table-cell>
        </table:table-row>
        <table:table-row table:style-name="ro1">
          <table:table-cell office:value-type="string">
            <text:p>KE.29</text:p>
          </table:table-cell>
          <table:table-cell office:value-type="string">
            <text:p>Laikipia</text:p>
          </table:table-cell>
          <table:table-cell office:value-type="string">
            <text:p>Laikipia</text:p>
          </table:table-cell>
          <table:table-cell office:value-type="float" office:value="189794">
            <text:p>189794</text:p>
          </table:table-cell>
        </table:table-row>
        <table:table-row table:style-name="ro1">
          <table:table-cell office:value-type="string">
            <text:p>KE.28</text:p>
          </table:table-cell>
          <table:table-cell office:value-type="string">
            <text:p>Kwale County</text:p>
          </table:table-cell>
          <table:table-cell office:value-type="string">
            <text:p>Kwale County</text:p>
          </table:table-cell>
          <table:table-cell office:value-type="float" office:value="190106">
            <text:p>190106</text:p>
          </table:table-cell>
        </table:table-row>
        <table:table-row table:style-name="ro1">
          <table:table-cell office:value-type="string">
            <text:p>KE.27</text:p>
          </table:table-cell>
          <table:table-cell office:value-type="string">
            <text:p>Kitui County</text:p>
          </table:table-cell>
          <table:table-cell office:value-type="string">
            <text:p>Kitui County</text:p>
          </table:table-cell>
          <table:table-cell office:value-type="float" office:value="191037">
            <text:p>191037</text:p>
          </table:table-cell>
        </table:table-row>
        <table:table-row table:style-name="ro1">
          <table:table-cell office:value-type="string">
            <text:p>KE.26</text:p>
          </table:table-cell>
          <table:table-cell table:number-columns-repeated="2" office:value-type="string">
            <text:p>Kisumu County</text:p>
          </table:table-cell>
          <table:table-cell office:value-type="float" office:value="191242">
            <text:p>191242</text:p>
          </table:table-cell>
        </table:table-row>
        <table:table-row table:style-name="ro1">
          <table:table-cell office:value-type="string">
            <text:p>KE.25</text:p>
          </table:table-cell>
          <table:table-cell office:value-type="string">
            <text:p>Kisii County</text:p>
          </table:table-cell>
          <table:table-cell office:value-type="string">
            <text:p>Kisii County</text:p>
          </table:table-cell>
          <table:table-cell office:value-type="float" office:value="191298">
            <text:p>191298</text:p>
          </table:table-cell>
        </table:table-row>
        <table:table-row table:style-name="ro1">
          <table:table-cell office:value-type="string">
            <text:p>KE.24</text:p>
          </table:table-cell>
          <table:table-cell table:number-columns-repeated="2" office:value-type="string">
            <text:p>Kirinyaga County</text:p>
          </table:table-cell>
          <table:table-cell office:value-type="float" office:value="191420">
            <text:p>191420</text:p>
          </table:table-cell>
        </table:table-row>
        <table:table-row table:style-name="ro1">
          <table:table-cell office:value-type="string">
            <text:p>KE.23</text:p>
          </table:table-cell>
          <table:table-cell office:value-type="string">
            <text:p>Kilifi County</text:p>
          </table:table-cell>
          <table:table-cell office:value-type="string">
            <text:p>Kilifi County</text:p>
          </table:table-cell>
          <table:table-cell office:value-type="float" office:value="192064">
            <text:p>192064</text:p>
          </table:table-cell>
        </table:table-row>
        <table:table-row table:style-name="ro1">
          <table:table-cell office:value-type="string">
            <text:p>KE.22</text:p>
          </table:table-cell>
          <table:table-cell office:value-type="string">
            <text:p>Kiambu County</text:p>
          </table:table-cell>
          <table:table-cell office:value-type="string">
            <text:p>Kiambu County</text:p>
          </table:table-cell>
          <table:table-cell office:value-type="float" office:value="192709">
            <text:p>192709</text:p>
          </table:table-cell>
        </table:table-row>
        <table:table-row table:style-name="ro1">
          <table:table-cell office:value-type="string">
            <text:p>KE.21</text:p>
          </table:table-cell>
          <table:table-cell office:value-type="string">
            <text:p>Kericho County</text:p>
          </table:table-cell>
          <table:table-cell office:value-type="string">
            <text:p>Kericho County</text:p>
          </table:table-cell>
          <table:table-cell office:value-type="float" office:value="192898">
            <text:p>192898</text:p>
          </table:table-cell>
        </table:table-row>
        <table:table-row table:style-name="ro1">
          <table:table-cell office:value-type="string">
            <text:p>KE.20</text:p>
          </table:table-cell>
          <table:table-cell office:value-type="string">
            <text:p>Kakamega County</text:p>
          </table:table-cell>
          <table:table-cell office:value-type="string">
            <text:p>Kakamega County</text:p>
          </table:table-cell>
          <table:table-cell office:value-type="float" office:value="195271">
            <text:p>195271</text:p>
          </table:table-cell>
        </table:table-row>
        <table:table-row table:style-name="ro1">
          <table:table-cell office:value-type="string">
            <text:p>KE.18</text:p>
          </table:table-cell>
          <table:table-cell office:value-type="string">
            <text:p>Isiolo County</text:p>
          </table:table-cell>
          <table:table-cell office:value-type="string">
            <text:p>Isiolo County</text:p>
          </table:table-cell>
          <table:table-cell office:value-type="float" office:value="196228">
            <text:p>196228</text:p>
          </table:table-cell>
        </table:table-row>
        <table:table-row table:style-name="ro1">
          <table:table-cell office:value-type="string">
            <text:p>KE.16</text:p>
          </table:table-cell>
          <table:table-cell office:value-type="string">
            <text:p>Garissa County</text:p>
          </table:table-cell>
          <table:table-cell office:value-type="string">
            <text:p>Garissa County</text:p>
          </table:table-cell>
          <table:table-cell office:value-type="float" office:value="197744">
            <text:p>197744</text:p>
          </table:table-cell>
        </table:table-row>
        <table:table-row table:style-name="ro1">
          <table:table-cell office:value-type="string">
            <text:p>KE.15</text:p>
          </table:table-cell>
          <table:table-cell office:value-type="string">
            <text:p>Embu County</text:p>
          </table:table-cell>
          <table:table-cell office:value-type="string">
            <text:p>Embu County</text:p>
          </table:table-cell>
          <table:table-cell office:value-type="float" office:value="198474">
            <text:p>198474</text:p>
          </table:table-cell>
        </table:table-row>
        <table:table-row table:style-name="ro1">
          <table:table-cell office:value-type="string">
            <text:p>KE.13</text:p>
          </table:table-cell>
          <table:table-cell table:number-columns-repeated="2" office:value-type="string">
            <text:p>Busia County</text:p>
          </table:table-cell>
          <table:table-cell office:value-type="float" office:value="199987">
            <text:p>199987</text:p>
          </table:table-cell>
        </table:table-row>
        <table:table-row table:style-name="ro1">
          <table:table-cell office:value-type="string">
            <text:p>KE.12</text:p>
          </table:table-cell>
          <table:table-cell office:value-type="string">
            <text:p>Bungoma County</text:p>
          </table:table-cell>
          <table:table-cell office:value-type="string">
            <text:p>Bungoma County</text:p>
          </table:table-cell>
          <table:table-cell office:value-type="float" office:value="200066">
            <text:p>200066</text:p>
          </table:table-cell>
        </table:table-row>
        <table:table-row table:style-name="ro1">
          <table:table-cell office:value-type="string">
            <text:p>KE.10</text:p>
          </table:table-cell>
          <table:table-cell office:value-type="string">
            <text:p>Baringo</text:p>
          </table:table-cell>
          <table:table-cell office:value-type="string">
            <text:p>Baringo</text:p>
          </table:table-cell>
          <table:table-cell office:value-type="float" office:value="200573">
            <text:p>200573</text:p>
          </table:table-cell>
        </table:table-row>
        <table:table-row table:style-name="ro1">
          <table:table-cell office:value-type="string">
            <text:p>KE.43</text:p>
          </table:table-cell>
          <table:table-cell office:value-type="string">
            <text:p>Nyandarua County</text:p>
          </table:table-cell>
          <table:table-cell office:value-type="string">
            <text:p>Nyandarua County</text:p>
          </table:table-cell>
          <table:table-cell office:value-type="float" office:value="7603036">
            <text:p>7603036</text:p>
          </table:table-cell>
        </table:table-row>
        <table:table-row table:style-name="ro1">
          <table:table-cell office:value-type="string">
            <text:p>KE.53</text:p>
          </table:table-cell>
          <table:table-cell office:value-type="string">
            <text:p>Vihiga County</text:p>
          </table:table-cell>
          <table:table-cell office:value-type="string">
            <text:p>Vihiga County</text:p>
          </table:table-cell>
          <table:table-cell office:value-type="float" office:value="7667638">
            <text:p>7667638</text:p>
          </table:table-cell>
        </table:table-row>
        <table:table-row table:style-name="ro1">
          <table:table-cell office:value-type="string">
            <text:p>KE.30</text:p>
          </table:table-cell>
          <table:table-cell office:value-type="string">
            <text:p>Lamu</text:p>
          </table:table-cell>
          <table:table-cell office:value-type="string">
            <text:p>Lamu</text:p>
          </table:table-cell>
          <table:table-cell office:value-type="float" office:value="7667643">
            <text:p>7667643</text:p>
          </table:table-cell>
        </table:table-row>
        <table:table-row table:style-name="ro1">
          <table:table-cell office:value-type="string">
            <text:p>KE.31</text:p>
          </table:table-cell>
          <table:table-cell office:value-type="string">
            <text:p>Machakos County</text:p>
          </table:table-cell>
          <table:table-cell office:value-type="string">
            <text:p>Machakos County</text:p>
          </table:table-cell>
          <table:table-cell office:value-type="float" office:value="7667644">
            <text:p>7667644</text:p>
          </table:table-cell>
        </table:table-row>
        <table:table-row table:style-name="ro1">
          <table:table-cell office:value-type="string">
            <text:p>KE.32</text:p>
          </table:table-cell>
          <table:table-cell office:value-type="string">
            <text:p>Makueni County</text:p>
          </table:table-cell>
          <table:table-cell office:value-type="string">
            <text:p>Makueni County</text:p>
          </table:table-cell>
          <table:table-cell office:value-type="float" office:value="7667645">
            <text:p>7667645</text:p>
          </table:table-cell>
        </table:table-row>
        <table:table-row table:style-name="ro1">
          <table:table-cell office:value-type="string">
            <text:p>KE.14</text:p>
          </table:table-cell>
          <table:table-cell office:value-type="string">
            <text:p>Elegeyo-Marakwet</text:p>
          </table:table-cell>
          <table:table-cell office:value-type="string">
            <text:p>Marakwet District</text:p>
          </table:table-cell>
          <table:table-cell office:value-type="float" office:value="7667646">
            <text:p>7667646</text:p>
          </table:table-cell>
        </table:table-row>
        <table:table-row table:style-name="ro1">
          <table:table-cell office:value-type="string">
            <text:p>KE.47</text:p>
          </table:table-cell>
          <table:table-cell office:value-type="string">
            <text:p>Taita Taveta</text:p>
          </table:table-cell>
          <table:table-cell office:value-type="string">
            <text:p>Taita Taveta</text:p>
          </table:table-cell>
          <table:table-cell office:value-type="float" office:value="7667652">
            <text:p>7667652</text:p>
          </table:table-cell>
        </table:table-row>
        <table:table-row table:style-name="ro1">
          <table:table-cell office:value-type="string">
            <text:p>KE.19</text:p>
          </table:table-cell>
          <table:table-cell office:value-type="string">
            <text:p>Kajiado County</text:p>
          </table:table-cell>
          <table:table-cell office:value-type="string">
            <text:p>Kajiado County</text:p>
          </table:table-cell>
          <table:table-cell office:value-type="float" office:value="7667657">
            <text:p>7667657</text:p>
          </table:table-cell>
        </table:table-row>
        <table:table-row table:style-name="ro1">
          <table:table-cell office:value-type="string">
            <text:p>KE.44</text:p>
          </table:table-cell>
          <table:table-cell office:value-type="string">
            <text:p>Nyeri County</text:p>
          </table:table-cell>
          <table:table-cell office:value-type="string">
            <text:p>Nyeri County</text:p>
          </table:table-cell>
          <table:table-cell office:value-type="float" office:value="7667661">
            <text:p>7667661</text:p>
          </table:table-cell>
        </table:table-row>
        <table:table-row table:style-name="ro1">
          <table:table-cell office:value-type="string">
            <text:p>KE.17</text:p>
          </table:table-cell>
          <table:table-cell office:value-type="string">
            <text:p>Homa Bay County</text:p>
          </table:table-cell>
          <table:table-cell office:value-type="string">
            <text:p>Homa Bay County</text:p>
          </table:table-cell>
          <table:table-cell office:value-type="float" office:value="7667665">
            <text:p>7667665</text:p>
          </table:table-cell>
        </table:table-row>
        <table:table-row table:style-name="ro1">
          <table:table-cell office:value-type="string">
            <text:p>KE.11</text:p>
          </table:table-cell>
          <table:table-cell office:value-type="string">
            <text:p>Bomet County</text:p>
          </table:table-cell>
          <table:table-cell office:value-type="string">
            <text:p>Bomet County</text:p>
          </table:table-cell>
          <table:table-cell office:value-type="float" office:value="7667666">
            <text:p>7667666</text:p>
          </table:table-cell>
        </table:table-row>
        <table:table-row table:style-name="ro1">
          <table:table-cell office:value-type="string">
            <text:p>KE.36</text:p>
          </table:table-cell>
          <table:table-cell office:value-type="string">
            <text:p>Migori County</text:p>
          </table:table-cell>
          <table:table-cell office:value-type="string">
            <text:p>Migori County</text:p>
          </table:table-cell>
          <table:table-cell office:value-type="float" office:value="7667678">
            <text:p>7667678</text:p>
          </table:table-cell>
        </table:table-row>
        <table:table-row table:style-name="ro1">
          <table:table-cell office:value-type="string">
            <text:p>KE.39</text:p>
          </table:table-cell>
          <table:table-cell table:number-columns-repeated="2" office:value-type="string">
            <text:p>Nakuru County</text:p>
          </table:table-cell>
          <table:table-cell office:value-type="float" office:value="7668902">
            <text:p>7668902</text:p>
          </table:table-cell>
        </table:table-row>
        <table:table-row table:style-name="ro1">
          <table:table-cell office:value-type="string">
            <text:p>KE.41</text:p>
          </table:table-cell>
          <table:table-cell office:value-type="string">
            <text:p>Narok County</text:p>
          </table:table-cell>
          <table:table-cell office:value-type="string">
            <text:p>Narok County</text:p>
          </table:table-cell>
          <table:table-cell office:value-type="float" office:value="7668904">
            <text:p>7668904</text:p>
          </table:table-cell>
        </table:table-row>
        <table:table-row table:style-name="ro1">
          <table:table-cell office:value-type="string">
            <text:p>KE.42</text:p>
          </table:table-cell>
          <table:table-cell office:value-type="string">
            <text:p>Nyamira county</text:p>
          </table:table-cell>
          <table:table-cell office:value-type="string">
            <text:p>Nyamira county</text:p>
          </table:table-cell>
          <table:table-cell office:value-type="float" office:value="7806857">
            <text:p>7806857</text:p>
          </table:table-cell>
        </table:table-row>
        <table:table-row table:style-name="ro1">
          <table:table-cell office:value-type="string">
            <text:p>KE.40</text:p>
          </table:table-cell>
          <table:table-cell table:number-columns-repeated="2" office:value-type="string">
            <text:p>Nandi</text:p>
          </table:table-cell>
          <table:table-cell office:value-type="float" office:value="8051212">
            <text:p>8051212</text:p>
          </table:table-cell>
        </table:table-row>
        <table:table-row table:style-name="ro1">
          <table:table-cell office:value-type="string">
            <text:p>KG.08</text:p>
          </table:table-cell>
          <table:table-cell office:value-type="string">
            <text:p>Osh Region</text:p>
          </table:table-cell>
          <table:table-cell office:value-type="string">
            <text:p>Osh Region</text:p>
          </table:table-cell>
          <table:table-cell office:value-type="float" office:value="1346798">
            <text:p>1346798</text:p>
          </table:table-cell>
        </table:table-row>
        <table:table-row table:style-name="ro1">
          <table:table-cell office:value-type="string">
            <text:p>KG.09</text:p>
          </table:table-cell>
          <table:table-cell office:value-type="string">
            <text:p>Batken</text:p>
          </table:table-cell>
          <table:table-cell office:value-type="string">
            <text:p>Batken</text:p>
          </table:table-cell>
          <table:table-cell office:value-type="float" office:value="1463580">
            <text:p>1463580</text:p>
          </table:table-cell>
        </table:table-row>
        <table:table-row table:style-name="ro1">
          <table:table-cell office:value-type="string">
            <text:p>KG.06</text:p>
          </table:table-cell>
          <table:table-cell table:number-columns-repeated="2" office:value-type="string">
            <text:p>Talas Region</text:p>
          </table:table-cell>
          <table:table-cell office:value-type="float" office:value="1527297">
            <text:p>1527297</text:p>
          </table:table-cell>
        </table:table-row>
        <table:table-row table:style-name="ro1">
          <table:table-cell office:value-type="string">
            <text:p>KG.04</text:p>
          </table:table-cell>
          <table:table-cell office:value-type="string">
            <text:p>Naryn Region</text:p>
          </table:table-cell>
          <table:table-cell office:value-type="string">
            <text:p>Naryn Region</text:p>
          </table:table-cell>
          <table:table-cell office:value-type="float" office:value="1527590">
            <text:p>1527590</text:p>
          </table:table-cell>
        </table:table-row>
        <table:table-row table:style-name="ro1">
          <table:table-cell office:value-type="string">
            <text:p>KG.07</text:p>
          </table:table-cell>
          <table:table-cell office:value-type="string">
            <text:p>Issyk-Kul</text:p>
          </table:table-cell>
          <table:table-cell office:value-type="string">
            <text:p>Issyk-Kul</text:p>
          </table:table-cell>
          <table:table-cell office:value-type="float" office:value="1528260">
            <text:p>1528260</text:p>
          </table:table-cell>
        </table:table-row>
        <table:table-row table:style-name="ro1">
          <table:table-cell office:value-type="string">
            <text:p>KG.01</text:p>
          </table:table-cell>
          <table:table-cell table:number-columns-repeated="2" office:value-type="string">
            <text:p>Bishkek</text:p>
          </table:table-cell>
          <table:table-cell office:value-type="float" office:value="1528334">
            <text:p>1528334</text:p>
          </table:table-cell>
        </table:table-row>
        <table:table-row table:style-name="ro1">
          <table:table-cell office:value-type="string">
            <text:p>KG.03</text:p>
          </table:table-cell>
          <table:table-cell office:value-type="string">
            <text:p>Jalal-Abad Region</text:p>
          </table:table-cell>
          <table:table-cell office:value-type="string">
            <text:p>Jalal-Abad Region</text:p>
          </table:table-cell>
          <table:table-cell office:value-type="float" office:value="1529778">
            <text:p>1529778</text:p>
          </table:table-cell>
        </table:table-row>
        <table:table-row table:style-name="ro1">
          <table:table-cell office:value-type="string">
            <text:p>KG.02</text:p>
          </table:table-cell>
          <table:table-cell office:value-type="string">
            <text:p>Chuy Region</text:p>
          </table:table-cell>
          <table:table-cell office:value-type="string">
            <text:p>Chuy Region</text:p>
          </table:table-cell>
          <table:table-cell office:value-type="float" office:value="1538652">
            <text:p>1538652</text:p>
          </table:table-cell>
        </table:table-row>
        <table:table-row table:style-name="ro1">
          <table:table-cell office:value-type="string">
            <text:p>KG.10</text:p>
          </table:table-cell>
          <table:table-cell office:value-type="string">
            <text:p>Osh City</text:p>
          </table:table-cell>
          <table:table-cell office:value-type="string">
            <text:p>Osh City</text:p>
          </table:table-cell>
          <table:table-cell office:value-type="float" office:value="10300944">
            <text:p>10300944</text:p>
          </table:table-cell>
        </table:table-row>
        <table:table-row table:style-name="ro1">
          <table:table-cell office:value-type="string">
            <text:p>KH.12</text:p>
          </table:table-cell>
          <table:table-cell office:value-type="string">
            <text:p>Pursat</text:p>
          </table:table-cell>
          <table:table-cell office:value-type="string">
            <text:p>Pursat</text:p>
          </table:table-cell>
          <table:table-cell office:value-type="float" office:value="1821301">
            <text:p>1821301</text:p>
          </table:table-cell>
        </table:table-row>
        <table:table-row table:style-name="ro1">
          <table:table-cell office:value-type="string">
            <text:p>KH.29</text:p>
          </table:table-cell>
          <table:table-cell table:number-columns-repeated="2" office:value-type="string">
            <text:p>Battambang</text:p>
          </table:table-cell>
          <table:table-cell office:value-type="float" office:value="1821310">
            <text:p>1821310</text:p>
          </table:table-cell>
        </table:table-row>
        <table:table-row table:style-name="ro1">
          <table:table-cell office:value-type="string">
            <text:p>KH.19</text:p>
          </table:table-cell>
          <table:table-cell table:number-columns-repeated="2" office:value-type="string">
            <text:p>Takeo</text:p>
          </table:table-cell>
          <table:table-cell office:value-type="float" office:value="1821939">
            <text:p>1821939</text:p>
          </table:table-cell>
        </table:table-row>
        <table:table-row table:style-name="ro1">
          <table:table-cell office:value-type="string">
            <text:p>KH.18</text:p>
          </table:table-cell>
          <table:table-cell office:value-type="string">
            <text:p>Svay Rieng</text:p>
          </table:table-cell>
          <table:table-cell office:value-type="string">
            <text:p>Svay Rieng</text:p>
          </table:table-cell>
          <table:table-cell office:value-type="float" office:value="1821992">
            <text:p>1821992</text:p>
          </table:table-cell>
        </table:table-row>
        <table:table-row table:style-name="ro1">
          <table:table-cell office:value-type="string">
            <text:p>KH.17</text:p>
          </table:table-cell>
          <table:table-cell office:value-type="string">
            <text:p>Stung Treng</text:p>
          </table:table-cell>
          <table:table-cell office:value-type="string">
            <text:p>Stung Treng</text:p>
          </table:table-cell>
          <table:table-cell office:value-type="float" office:value="1822028">
            <text:p>1822028</text:p>
          </table:table-cell>
        </table:table-row>
        <table:table-row table:style-name="ro1">
          <table:table-cell office:value-type="string">
            <text:p>KH.27</text:p>
          </table:table-cell>
          <table:table-cell office:value-type="string">
            <text:p>Ŏtâr Méanchey</text:p>
          </table:table-cell>
          <table:table-cell office:value-type="string">
            <text:p>Otar Meanchey</text:p>
          </table:table-cell>
          <table:table-cell office:value-type="float" office:value="1822210">
            <text:p>1822210</text:p>
          </table:table-cell>
        </table:table-row>
        <table:table-row table:style-name="ro1">
          <table:table-cell office:value-type="string">
            <text:p>KH.24</text:p>
          </table:table-cell>
          <table:table-cell table:number-columns-repeated="2" office:value-type="string">
            <text:p>Siem Reap</text:p>
          </table:table-cell>
          <table:table-cell office:value-type="float" office:value="1822213">
            <text:p>1822213</text:p>
          </table:table-cell>
        </table:table-row>
        <table:table-row table:style-name="ro1">
          <table:table-cell office:value-type="string">
            <text:p>KH.23</text:p>
          </table:table-cell>
          <table:table-cell office:value-type="string">
            <text:p>Ratanakiri</text:p>
          </table:table-cell>
          <table:table-cell office:value-type="string">
            <text:p>Ratanakiri</text:p>
          </table:table-cell>
          <table:table-cell office:value-type="float" office:value="1822449">
            <text:p>1822449</text:p>
          </table:table-cell>
        </table:table-row>
        <table:table-row table:style-name="ro1">
          <table:table-cell office:value-type="string">
            <text:p>KH.14</text:p>
          </table:table-cell>
          <table:table-cell office:value-type="string">
            <text:p>Prey Veng</text:p>
          </table:table-cell>
          <table:table-cell office:value-type="string">
            <text:p>Prey Veng</text:p>
          </table:table-cell>
          <table:table-cell office:value-type="float" office:value="1822609">
            <text:p>1822609</text:p>
          </table:table-cell>
        </table:table-row>
        <table:table-row table:style-name="ro1">
          <table:table-cell office:value-type="string">
            <text:p>KH.13</text:p>
          </table:table-cell>
          <table:table-cell office:value-type="string">
            <text:p>Preah Vihear</text:p>
          </table:table-cell>
          <table:table-cell office:value-type="string">
            <text:p>Preah Vihear</text:p>
          </table:table-cell>
          <table:table-cell office:value-type="float" office:value="1822676">
            <text:p>1822676</text:p>
          </table:table-cell>
        </table:table-row>
        <table:table-row table:style-name="ro1">
          <table:table-cell office:value-type="string">
            <text:p>KH.22</text:p>
          </table:table-cell>
          <table:table-cell table:number-columns-repeated="2" office:value-type="string">
            <text:p>Phnom Penh</text:p>
          </table:table-cell>
          <table:table-cell office:value-type="float" office:value="1830103">
            <text:p>1830103</text:p>
          </table:table-cell>
        </table:table-row>
        <table:table-row table:style-name="ro1">
          <table:table-cell office:value-type="string">
            <text:p>KH.30</text:p>
          </table:table-cell>
          <table:table-cell table:number-columns-repeated="2" office:value-type="string">
            <text:p>Pailin</text:p>
          </table:table-cell>
          <table:table-cell office:value-type="float" office:value="1830206">
            <text:p>1830206</text:p>
          </table:table-cell>
        </table:table-row>
        <table:table-row table:style-name="ro1">
          <table:table-cell office:value-type="string">
            <text:p>KH.10</text:p>
          </table:table-cell>
          <table:table-cell office:value-type="string">
            <text:p>Mondolkiri</text:p>
          </table:table-cell>
          <table:table-cell office:value-type="string">
            <text:p>Mondolkiri</text:p>
          </table:table-cell>
          <table:table-cell office:value-type="float" office:value="1830306">
            <text:p>1830306</text:p>
          </table:table-cell>
        </table:table-row>
        <table:table-row table:style-name="ro1">
          <table:table-cell office:value-type="string">
            <text:p>KH.09</text:p>
          </table:table-cell>
          <table:table-cell office:value-type="string">
            <text:p>Kratie</text:p>
          </table:table-cell>
          <table:table-cell office:value-type="string">
            <text:p>Kratie</text:p>
          </table:table-cell>
          <table:table-cell office:value-type="float" office:value="1830563">
            <text:p>1830563</text:p>
          </table:table-cell>
        </table:table-row>
        <table:table-row table:style-name="ro1">
          <table:table-cell office:value-type="string">
            <text:p>KH.26</text:p>
          </table:table-cell>
          <table:table-cell office:value-type="string">
            <text:p>Kep</text:p>
          </table:table-cell>
          <table:table-cell office:value-type="string">
            <text:p>Kep</text:p>
          </table:table-cell>
          <table:table-cell office:value-type="float" office:value="1830937">
            <text:p>1830937</text:p>
          </table:table-cell>
        </table:table-row>
        <table:table-row table:style-name="ro1">
          <table:table-cell office:value-type="string">
            <text:p>KH.08</text:p>
          </table:table-cell>
          <table:table-cell table:number-columns-repeated="2" office:value-type="string">
            <text:p>Koh Kong</text:p>
          </table:table-cell>
          <table:table-cell office:value-type="float" office:value="1831037">
            <text:p>1831037</text:p>
          </table:table-cell>
        </table:table-row>
        <table:table-row table:style-name="ro1">
          <table:table-cell office:value-type="string">
            <text:p>KH.07</text:p>
          </table:table-cell>
          <table:table-cell office:value-type="string">
            <text:p>Kandal</text:p>
          </table:table-cell>
          <table:table-cell office:value-type="string">
            <text:p>Kandal</text:p>
          </table:table-cell>
          <table:table-cell office:value-type="float" office:value="1831095">
            <text:p>1831095</text:p>
          </table:table-cell>
        </table:table-row>
        <table:table-row table:style-name="ro1">
          <table:table-cell office:value-type="string">
            <text:p>KH.21</text:p>
          </table:table-cell>
          <table:table-cell office:value-type="string">
            <text:p>Kampot</text:p>
          </table:table-cell>
          <table:table-cell office:value-type="string">
            <text:p>Kampot</text:p>
          </table:table-cell>
          <table:table-cell office:value-type="float" office:value="1831111">
            <text:p>1831111</text:p>
          </table:table-cell>
        </table:table-row>
        <table:table-row table:style-name="ro1">
          <table:table-cell office:value-type="string">
            <text:p>KH.05</text:p>
          </table:table-cell>
          <table:table-cell office:value-type="string">
            <text:p>Kampong Thom</text:p>
          </table:table-cell>
          <table:table-cell office:value-type="string">
            <text:p>Kampong Thom</text:p>
          </table:table-cell>
          <table:table-cell office:value-type="float" office:value="1831124">
            <text:p>1831124</text:p>
          </table:table-cell>
        </table:table-row>
        <table:table-row table:style-name="ro1">
          <table:table-cell office:value-type="string">
            <text:p>KH.04</text:p>
          </table:table-cell>
          <table:table-cell office:value-type="string">
            <text:p>Kampong Speu Province</text:p>
          </table:table-cell>
          <table:table-cell office:value-type="string">
            <text:p>Kampong Speu Province</text:p>
          </table:table-cell>
          <table:table-cell office:value-type="float" office:value="1831132">
            <text:p>1831132</text:p>
          </table:table-cell>
        </table:table-row>
        <table:table-row table:style-name="ro1">
          <table:table-cell office:value-type="string">
            <text:p>KH.03</text:p>
          </table:table-cell>
          <table:table-cell office:value-type="string">
            <text:p>Kampong Chhnang</text:p>
          </table:table-cell>
          <table:table-cell office:value-type="string">
            <text:p>Kampong Chhnang</text:p>
          </table:table-cell>
          <table:table-cell office:value-type="float" office:value="1831166">
            <text:p>1831166</text:p>
          </table:table-cell>
        </table:table-row>
        <table:table-row table:style-name="ro1">
          <table:table-cell office:value-type="string">
            <text:p>KH.02</text:p>
          </table:table-cell>
          <table:table-cell table:number-columns-repeated="2" office:value-type="string">
            <text:p>Kampong Cham</text:p>
          </table:table-cell>
          <table:table-cell office:value-type="float" office:value="1831172">
            <text:p>1831172</text:p>
          </table:table-cell>
        </table:table-row>
        <table:table-row table:style-name="ro1">
          <table:table-cell office:value-type="string">
            <text:p>KH.28</text:p>
          </table:table-cell>
          <table:table-cell office:value-type="string">
            <text:p>Preah Sihanouk</text:p>
          </table:table-cell>
          <table:table-cell office:value-type="string">
            <text:p>Preah Sihanouk</text:p>
          </table:table-cell>
          <table:table-cell office:value-type="float" office:value="1899262">
            <text:p>1899262</text:p>
          </table:table-cell>
        </table:table-row>
        <table:table-row table:style-name="ro1">
          <table:table-cell office:value-type="string">
            <text:p>KH.25</text:p>
          </table:table-cell>
          <table:table-cell office:value-type="string">
            <text:p>Banteay Meanchey</text:p>
          </table:table-cell>
          <table:table-cell office:value-type="string">
            <text:p>Banteay Meanchey</text:p>
          </table:table-cell>
          <table:table-cell office:value-type="float" office:value="1899273">
            <text:p>1899273</text:p>
          </table:table-cell>
        </table:table-row>
        <table:table-row table:style-name="ro1">
          <table:table-cell office:value-type="string">
            <text:p>KH.31</text:p>
          </table:table-cell>
          <table:table-cell office:value-type="string">
            <text:p>Tboung Khmum</text:p>
          </table:table-cell>
          <table:table-cell office:value-type="string">
            <text:p>Tboung Khmum</text:p>
          </table:table-cell>
          <table:table-cell office:value-type="float" office:value="7647525">
            <text:p>7647525</text:p>
          </table:table-cell>
        </table:table-row>
        <table:table-row table:style-name="ro1">
          <table:table-cell office:value-type="string">
            <text:p>KI.01</text:p>
          </table:table-cell>
          <table:table-cell table:number-columns-repeated="2" office:value-type="string">
            <text:p>Gilbert Islands</text:p>
          </table:table-cell>
          <table:table-cell office:value-type="float" office:value="2110215">
            <text:p>2110215</text:p>
          </table:table-cell>
        </table:table-row>
        <table:table-row table:style-name="ro1">
          <table:table-cell office:value-type="string">
            <text:p>KI.02</text:p>
          </table:table-cell>
          <table:table-cell table:number-columns-repeated="2" office:value-type="string">
            <text:p>Line Islands</text:p>
          </table:table-cell>
          <table:table-cell office:value-type="float" office:value="4030940">
            <text:p>4030940</text:p>
          </table:table-cell>
        </table:table-row>
        <table:table-row table:style-name="ro1">
          <table:table-cell office:value-type="string">
            <text:p>KI.03</text:p>
          </table:table-cell>
          <table:table-cell table:number-columns-repeated="2" office:value-type="string">
            <text:p>Phoenix Islands</text:p>
          </table:table-cell>
          <table:table-cell office:value-type="float" office:value="7521379">
            <text:p>7521379</text:p>
          </table:table-cell>
        </table:table-row>
        <table:table-row table:style-name="ro1">
          <table:table-cell office:value-type="string">
            <text:p>KM.03</text:p>
          </table:table-cell>
          <table:table-cell office:value-type="string">
            <text:p>Mohéli</text:p>
          </table:table-cell>
          <table:table-cell office:value-type="string">
            <text:p>Moheli</text:p>
          </table:table-cell>
          <table:table-cell office:value-type="float" office:value="921780">
            <text:p>921780</text:p>
          </table:table-cell>
        </table:table-row>
        <table:table-row table:style-name="ro1">
          <table:table-cell office:value-type="string">
            <text:p>KM.02</text:p>
          </table:table-cell>
          <table:table-cell office:value-type="string">
            <text:p>Grande Comore</text:p>
          </table:table-cell>
          <table:table-cell office:value-type="string">
            <text:p>Grande Comore</text:p>
          </table:table-cell>
          <table:table-cell office:value-type="float" office:value="921882">
            <text:p>921882</text:p>
          </table:table-cell>
        </table:table-row>
        <table:table-row table:style-name="ro1">
          <table:table-cell office:value-type="string">
            <text:p>KM.01</text:p>
          </table:table-cell>
          <table:table-cell office:value-type="string">
            <text:p>Anjouan</text:p>
          </table:table-cell>
          <table:table-cell office:value-type="string">
            <text:p>Anjouan</text:p>
          </table:table-cell>
          <table:table-cell office:value-type="float" office:value="922001">
            <text:p>922001</text:p>
          </table:table-cell>
        </table:table-row>
        <table:table-row table:style-name="ro1">
          <table:table-cell office:value-type="string">
            <text:p>KN.15</text:p>
          </table:table-cell>
          <table:table-cell table:number-columns-repeated="2" office:value-type="string">
            <text:p>Trinity Palmetto Point</text:p>
          </table:table-cell>
          <table:table-cell office:value-type="float" office:value="3575114">
            <text:p>3575114</text:p>
          </table:table-cell>
        </table:table-row>
        <table:table-row table:style-name="ro1">
          <table:table-cell office:value-type="string">
            <text:p>KN.13</text:p>
          </table:table-cell>
          <table:table-cell table:number-columns-repeated="2" office:value-type="string">
            <text:p>Middle Island</text:p>
          </table:table-cell>
          <table:table-cell office:value-type="float" office:value="3575164">
            <text:p>3575164</text:p>
          </table:table-cell>
        </table:table-row>
        <table:table-row table:style-name="ro1">
          <table:table-cell office:value-type="string">
            <text:p>KN.12</text:p>
          </table:table-cell>
          <table:table-cell table:number-columns-repeated="2" office:value-type="string">
            <text:p>Saint Thomas Lowland</text:p>
          </table:table-cell>
          <table:table-cell office:value-type="float" office:value="3575165">
            <text:p>3575165</text:p>
          </table:table-cell>
        </table:table-row>
        <table:table-row table:style-name="ro1">
          <table:table-cell office:value-type="string">
            <text:p>KN.11</text:p>
          </table:table-cell>
          <table:table-cell table:number-columns-repeated="2" office:value-type="string">
            <text:p>Saint Peter Basseterre</text:p>
          </table:table-cell>
          <table:table-cell office:value-type="float" office:value="3575168">
            <text:p>3575168</text:p>
          </table:table-cell>
        </table:table-row>
        <table:table-row table:style-name="ro1">
          <table:table-cell office:value-type="string">
            <text:p>KN.10</text:p>
          </table:table-cell>
          <table:table-cell table:number-columns-repeated="2" office:value-type="string">
            <text:p>Saint Paul Charlestown</text:p>
          </table:table-cell>
          <table:table-cell office:value-type="float" office:value="3575171">
            <text:p>3575171</text:p>
          </table:table-cell>
        </table:table-row>
        <table:table-row table:style-name="ro1">
          <table:table-cell office:value-type="string">
            <text:p>KN.09</text:p>
          </table:table-cell>
          <table:table-cell office:value-type="string">
            <text:p>Saint Paul Capesterre</text:p>
          </table:table-cell>
          <table:table-cell office:value-type="string">
            <text:p>Saint Paul Capesterre</text:p>
          </table:table-cell>
          <table:table-cell office:value-type="float" office:value="3575172">
            <text:p>3575172</text:p>
          </table:table-cell>
        </table:table-row>
        <table:table-row table:style-name="ro1">
          <table:table-cell office:value-type="string">
            <text:p>KN.08</text:p>
          </table:table-cell>
          <table:table-cell office:value-type="string">
            <text:p>Saint Mary Cayon</text:p>
          </table:table-cell>
          <table:table-cell office:value-type="string">
            <text:p>Saint Mary Cayon</text:p>
          </table:table-cell>
          <table:table-cell office:value-type="float" office:value="3575173">
            <text:p>3575173</text:p>
          </table:table-cell>
        </table:table-row>
        <table:table-row table:style-name="ro1">
          <table:table-cell office:value-type="string">
            <text:p>KN.07</text:p>
          </table:table-cell>
          <table:table-cell office:value-type="string">
            <text:p>Saint John Figtree</text:p>
          </table:table-cell>
          <table:table-cell office:value-type="string">
            <text:p>Saint John Figtree</text:p>
          </table:table-cell>
          <table:table-cell office:value-type="float" office:value="3575175">
            <text:p>3575175</text:p>
          </table:table-cell>
        </table:table-row>
        <table:table-row table:style-name="ro1">
          <table:table-cell office:value-type="string">
            <text:p>KN.06</text:p>
          </table:table-cell>
          <table:table-cell office:value-type="string">
            <text:p>Saint John Capesterre</text:p>
          </table:table-cell>
          <table:table-cell office:value-type="string">
            <text:p>Saint John Capesterre</text:p>
          </table:table-cell>
          <table:table-cell office:value-type="float" office:value="3575176">
            <text:p>3575176</text:p>
          </table:table-cell>
        </table:table-row>
        <table:table-row table:style-name="ro1">
          <table:table-cell office:value-type="string">
            <text:p>KN.05</text:p>
          </table:table-cell>
          <table:table-cell office:value-type="string">
            <text:p>Saint James Windwa</text:p>
          </table:table-cell>
          <table:table-cell office:value-type="string">
            <text:p>Saint James Windwa</text:p>
          </table:table-cell>
          <table:table-cell office:value-type="float" office:value="3575177">
            <text:p>3575177</text:p>
          </table:table-cell>
        </table:table-row>
        <table:table-row table:style-name="ro1">
          <table:table-cell office:value-type="string">
            <text:p>KN.04</text:p>
          </table:table-cell>
          <table:table-cell office:value-type="string">
            <text:p>Saint George Gingerland</text:p>
          </table:table-cell>
          <table:table-cell office:value-type="string">
            <text:p>Saint George Gingerland</text:p>
          </table:table-cell>
          <table:table-cell office:value-type="float" office:value="3575179">
            <text:p>3575179</text:p>
          </table:table-cell>
        </table:table-row>
        <table:table-row table:style-name="ro1">
          <table:table-cell office:value-type="string">
            <text:p>KN.03</text:p>
          </table:table-cell>
          <table:table-cell table:number-columns-repeated="2" office:value-type="string">
            <text:p>Saint George Basseterre</text:p>
          </table:table-cell>
          <table:table-cell office:value-type="float" office:value="3575180">
            <text:p>3575180</text:p>
          </table:table-cell>
        </table:table-row>
        <table:table-row table:style-name="ro1">
          <table:table-cell office:value-type="string">
            <text:p>KN.02</text:p>
          </table:table-cell>
          <table:table-cell table:number-columns-repeated="2" office:value-type="string">
            <text:p>Saint Anne Sandy Point</text:p>
          </table:table-cell>
          <table:table-cell office:value-type="float" office:value="3575183">
            <text:p>3575183</text:p>
          </table:table-cell>
        </table:table-row>
        <table:table-row table:style-name="ro1">
          <table:table-cell office:value-type="string">
            <text:p>KN.01</text:p>
          </table:table-cell>
          <table:table-cell table:number-columns-repeated="2" office:value-type="string">
            <text:p>Christ Church Nichola Town</text:p>
          </table:table-cell>
          <table:table-cell office:value-type="float" office:value="3575476">
            <text:p>3575476</text:p>
          </table:table-cell>
        </table:table-row>
        <table:table-row table:style-name="ro1">
          <table:table-cell office:value-type="string">
            <text:p>KP.12</text:p>
          </table:table-cell>
          <table:table-cell table:number-columns-repeated="2" office:value-type="string">
            <text:p>Pyongyang</text:p>
          </table:table-cell>
          <table:table-cell office:value-type="float" office:value="1871856">
            <text:p>1871856</text:p>
          </table:table-cell>
        </table:table-row>
        <table:table-row table:style-name="ro1">
          <table:table-cell office:value-type="string">
            <text:p>KP.15</text:p>
          </table:table-cell>
          <table:table-cell office:value-type="string">
            <text:p>South Pyongan</text:p>
          </table:table-cell>
          <table:table-cell office:value-type="string">
            <text:p>South Pyongan</text:p>
          </table:table-cell>
          <table:table-cell office:value-type="float" office:value="1871952">
            <text:p>1871952</text:p>
          </table:table-cell>
        </table:table-row>
        <table:table-row table:style-name="ro1">
          <table:table-cell office:value-type="string">
            <text:p>KP.11</text:p>
          </table:table-cell>
          <table:table-cell office:value-type="string">
            <text:p>P'yŏngan-bukto</text:p>
          </table:table-cell>
          <table:table-cell office:value-type="string">
            <text:p>P'yongan-bukto</text:p>
          </table:table-cell>
          <table:table-cell office:value-type="float" office:value="1871954">
            <text:p>1871954</text:p>
          </table:table-cell>
        </table:table-row>
        <table:table-row table:style-name="ro1">
          <table:table-cell office:value-type="string">
            <text:p>KP.09</text:p>
          </table:table-cell>
          <table:table-cell office:value-type="string">
            <text:p>Kangwŏn-do</text:p>
          </table:table-cell>
          <table:table-cell office:value-type="string">
            <text:p>Kangwon-do</text:p>
          </table:table-cell>
          <table:table-cell office:value-type="float" office:value="1876101">
            <text:p>1876101</text:p>
          </table:table-cell>
        </table:table-row>
        <table:table-row table:style-name="ro1">
          <table:table-cell office:value-type="string">
            <text:p>KP.06</text:p>
          </table:table-cell>
          <table:table-cell office:value-type="string">
            <text:p>South Hwanghae</text:p>
          </table:table-cell>
          <table:table-cell office:value-type="string">
            <text:p>South Hwanghae</text:p>
          </table:table-cell>
          <table:table-cell office:value-type="float" office:value="1876884">
            <text:p>1876884</text:p>
          </table:table-cell>
        </table:table-row>
        <table:table-row table:style-name="ro1">
          <table:table-cell office:value-type="string">
            <text:p>KP.07</text:p>
          </table:table-cell>
          <table:table-cell office:value-type="string">
            <text:p>North Hwanghae</text:p>
          </table:table-cell>
          <table:table-cell office:value-type="string">
            <text:p>North Hwanghae</text:p>
          </table:table-cell>
          <table:table-cell office:value-type="float" office:value="1876888">
            <text:p>1876888</text:p>
          </table:table-cell>
        </table:table-row>
        <table:table-row table:style-name="ro1">
          <table:table-cell office:value-type="string">
            <text:p>KP.03</text:p>
          </table:table-cell>
          <table:table-cell office:value-type="string">
            <text:p>South Hamgyong</text:p>
          </table:table-cell>
          <table:table-cell office:value-type="string">
            <text:p>South Hamgyong</text:p>
          </table:table-cell>
          <table:table-cell office:value-type="float" office:value="1877450">
            <text:p>1877450</text:p>
          </table:table-cell>
        </table:table-row>
        <table:table-row table:style-name="ro1">
          <table:table-cell office:value-type="string">
            <text:p>KP.13</text:p>
          </table:table-cell>
          <table:table-cell office:value-type="string">
            <text:p>Yanggang-do</text:p>
          </table:table-cell>
          <table:table-cell office:value-type="string">
            <text:p>Yanggang-do</text:p>
          </table:table-cell>
          <table:table-cell office:value-type="float" office:value="2039332">
            <text:p>2039332</text:p>
          </table:table-cell>
        </table:table-row>
        <table:table-row table:style-name="ro1">
          <table:table-cell office:value-type="string">
            <text:p>KP.17</text:p>
          </table:table-cell>
          <table:table-cell office:value-type="string">
            <text:p>North Hamgyong</text:p>
          </table:table-cell>
          <table:table-cell office:value-type="string">
            <text:p>North Hamgyong</text:p>
          </table:table-cell>
          <table:table-cell office:value-type="float" office:value="2044245">
            <text:p>2044245</text:p>
          </table:table-cell>
        </table:table-row>
        <table:table-row table:style-name="ro1">
          <table:table-cell office:value-type="string">
            <text:p>KP.01</text:p>
          </table:table-cell>
          <table:table-cell office:value-type="string">
            <text:p>Chagang</text:p>
          </table:table-cell>
          <table:table-cell office:value-type="string">
            <text:p>Chagang</text:p>
          </table:table-cell>
          <table:table-cell office:value-type="float" office:value="2045265">
            <text:p>2045265</text:p>
          </table:table-cell>
        </table:table-row>
        <table:table-row table:style-name="ro1">
          <table:table-cell office:value-type="string">
            <text:p>KP.18</text:p>
          </table:table-cell>
          <table:table-cell office:value-type="string">
            <text:p>Rason</text:p>
          </table:table-cell>
          <table:table-cell office:value-type="string">
            <text:p>Rason</text:p>
          </table:table-cell>
          <table:table-cell office:value-type="float" office:value="2054927">
            <text:p>2054927</text:p>
          </table:table-cell>
        </table:table-row>
        <table:table-row table:style-name="ro1">
          <table:table-cell office:value-type="string">
            <text:p>KP.14</text:p>
          </table:table-cell>
          <table:table-cell table:number-columns-repeated="2" office:value-type="string">
            <text:p>Nampo</text:p>
          </table:table-cell>
          <table:table-cell office:value-type="float" office:value="12902702">
            <text:p>12902702</text:p>
          </table:table-cell>
        </table:table-row>
        <table:table-row table:style-name="ro1">
          <table:table-cell office:value-type="string">
            <text:p>KP.19</text:p>
          </table:table-cell>
          <table:table-cell table:number-columns-repeated="2" office:value-type="string">
            <text:p>Kaesong</text:p>
          </table:table-cell>
          <table:table-cell office:value-type="float" office:value="12902703">
            <text:p>12902703</text:p>
          </table:table-cell>
        </table:table-row>
        <table:table-row table:style-name="ro1">
          <table:table-cell office:value-type="string">
            <text:p>KR.21</text:p>
          </table:table-cell>
          <table:table-cell table:number-columns-repeated="2" office:value-type="string">
            <text:p>Ulsan</text:p>
          </table:table-cell>
          <table:table-cell office:value-type="float" office:value="1833742">
            <text:p>1833742</text:p>
          </table:table-cell>
        </table:table-row>
        <table:table-row table:style-name="ro1">
          <table:table-cell office:value-type="string">
            <text:p>KR.19</text:p>
          </table:table-cell>
          <table:table-cell office:value-type="string">
            <text:p>Daejeon</text:p>
          </table:table-cell>
          <table:table-cell office:value-type="string">
            <text:p>Daejeon</text:p>
          </table:table-cell>
          <table:table-cell office:value-type="float" office:value="1835224">
            <text:p>1835224</text:p>
          </table:table-cell>
        </table:table-row>
        <table:table-row table:style-name="ro1">
          <table:table-cell office:value-type="string">
            <text:p>KR.15</text:p>
          </table:table-cell>
          <table:table-cell table:number-columns-repeated="2" office:value-type="string">
            <text:p>Daegu</text:p>
          </table:table-cell>
          <table:table-cell office:value-type="float" office:value="1835327">
            <text:p>1835327</text:p>
          </table:table-cell>
        </table:table-row>
        <table:table-row table:style-name="ro1">
          <table:table-cell office:value-type="string">
            <text:p>KR.11</text:p>
          </table:table-cell>
          <table:table-cell table:number-columns-repeated="2" office:value-type="string">
            <text:p>Seoul</text:p>
          </table:table-cell>
          <table:table-cell office:value-type="float" office:value="1835847">
            <text:p>1835847</text:p>
          </table:table-cell>
        </table:table-row>
        <table:table-row table:style-name="ro1">
          <table:table-cell office:value-type="string">
            <text:p>KR.10</text:p>
          </table:table-cell>
          <table:table-cell table:number-columns-repeated="2" office:value-type="string">
            <text:p>Busan</text:p>
          </table:table-cell>
          <table:table-cell office:value-type="float" office:value="1838519">
            <text:p>1838519</text:p>
          </table:table-cell>
        </table:table-row>
        <table:table-row table:style-name="ro1">
          <table:table-cell office:value-type="string">
            <text:p>KR.14</text:p>
          </table:table-cell>
          <table:table-cell office:value-type="string">
            <text:p>Gyeongsangbuk-do</text:p>
          </table:table-cell>
          <table:table-cell office:value-type="string">
            <text:p>Gyeongsangbuk-do</text:p>
          </table:table-cell>
          <table:table-cell office:value-type="float" office:value="1841597">
            <text:p>1841597</text:p>
          </table:table-cell>
        </table:table-row>
        <table:table-row table:style-name="ro1">
          <table:table-cell office:value-type="string">
            <text:p>KR.13</text:p>
          </table:table-cell>
          <table:table-cell office:value-type="string">
            <text:p>Gyeonggi-do</text:p>
          </table:table-cell>
          <table:table-cell office:value-type="string">
            <text:p>Gyeonggi-do</text:p>
          </table:table-cell>
          <table:table-cell office:value-type="float" office:value="1841610">
            <text:p>1841610</text:p>
          </table:table-cell>
        </table:table-row>
        <table:table-row table:style-name="ro1">
          <table:table-cell office:value-type="string">
            <text:p>KR.18</text:p>
          </table:table-cell>
          <table:table-cell table:number-columns-repeated="2" office:value-type="string">
            <text:p>Gwangju</text:p>
          </table:table-cell>
          <table:table-cell office:value-type="float" office:value="1841808">
            <text:p>1841808</text:p>
          </table:table-cell>
        </table:table-row>
        <table:table-row table:style-name="ro1">
          <table:table-cell office:value-type="string">
            <text:p>KR.06</text:p>
          </table:table-cell>
          <table:table-cell table:number-columns-repeated="2" office:value-type="string">
            <text:p>Gangwon-do</text:p>
          </table:table-cell>
          <table:table-cell office:value-type="float" office:value="1843125">
            <text:p>1843125</text:p>
          </table:table-cell>
        </table:table-row>
        <table:table-row table:style-name="ro1">
          <table:table-cell office:value-type="string">
            <text:p>KR.12</text:p>
          </table:table-cell>
          <table:table-cell office:value-type="string">
            <text:p>Incheon</text:p>
          </table:table-cell>
          <table:table-cell office:value-type="string">
            <text:p>Incheon</text:p>
          </table:table-cell>
          <table:table-cell office:value-type="float" office:value="1843561">
            <text:p>1843561</text:p>
          </table:table-cell>
        </table:table-row>
        <table:table-row table:style-name="ro1">
          <table:table-cell office:value-type="string">
            <text:p>KR.17</text:p>
          </table:table-cell>
          <table:table-cell office:value-type="string">
            <text:p>Chungcheongnam-do</text:p>
          </table:table-cell>
          <table:table-cell office:value-type="string">
            <text:p>Chungcheongnam-do</text:p>
          </table:table-cell>
          <table:table-cell office:value-type="float" office:value="1845105">
            <text:p>1845105</text:p>
          </table:table-cell>
        </table:table-row>
        <table:table-row table:style-name="ro1">
          <table:table-cell office:value-type="string">
            <text:p>KR.05</text:p>
          </table:table-cell>
          <table:table-cell office:value-type="string">
            <text:p>North Chungcheong</text:p>
          </table:table-cell>
          <table:table-cell office:value-type="string">
            <text:p>North Chungcheong</text:p>
          </table:table-cell>
          <table:table-cell office:value-type="float" office:value="1845106">
            <text:p>1845106</text:p>
          </table:table-cell>
        </table:table-row>
        <table:table-row table:style-name="ro1">
          <table:table-cell office:value-type="string">
            <text:p>KR.16</text:p>
          </table:table-cell>
          <table:table-cell office:value-type="string">
            <text:p>Jeollanam-do</text:p>
          </table:table-cell>
          <table:table-cell office:value-type="string">
            <text:p>Jeollanam-do</text:p>
          </table:table-cell>
          <table:table-cell office:value-type="float" office:value="1845788">
            <text:p>1845788</text:p>
          </table:table-cell>
        </table:table-row>
        <table:table-row table:style-name="ro1">
          <table:table-cell office:value-type="string">
            <text:p>KR.03</text:p>
          </table:table-cell>
          <table:table-cell office:value-type="string">
            <text:p>Jeollabuk-do</text:p>
          </table:table-cell>
          <table:table-cell office:value-type="string">
            <text:p>Jeollabuk-do</text:p>
          </table:table-cell>
          <table:table-cell office:value-type="float" office:value="1845789">
            <text:p>1845789</text:p>
          </table:table-cell>
        </table:table-row>
        <table:table-row table:style-name="ro1">
          <table:table-cell office:value-type="string">
            <text:p>KR.01</text:p>
          </table:table-cell>
          <table:table-cell office:value-type="string">
            <text:p>Jeju-do</text:p>
          </table:table-cell>
          <table:table-cell office:value-type="string">
            <text:p>Jeju-do</text:p>
          </table:table-cell>
          <table:table-cell office:value-type="float" office:value="1846265">
            <text:p>1846265</text:p>
          </table:table-cell>
        </table:table-row>
        <table:table-row table:style-name="ro1">
          <table:table-cell office:value-type="string">
            <text:p>KR.20</text:p>
          </table:table-cell>
          <table:table-cell office:value-type="string">
            <text:p>Gyeongsangnam-do</text:p>
          </table:table-cell>
          <table:table-cell office:value-type="string">
            <text:p>Gyeongsangnam-do</text:p>
          </table:table-cell>
          <table:table-cell office:value-type="float" office:value="1902028">
            <text:p>1902028</text:p>
          </table:table-cell>
        </table:table-row>
        <table:table-row table:style-name="ro1">
          <table:table-cell office:value-type="string">
            <text:p>KR.22</text:p>
          </table:table-cell>
          <table:table-cell office:value-type="string">
            <text:p>Sejong-si</text:p>
          </table:table-cell>
          <table:table-cell office:value-type="string">
            <text:p>Sejong-si</text:p>
          </table:table-cell>
          <table:table-cell office:value-type="float" office:value="8394437">
            <text:p>8394437</text:p>
          </table:table-cell>
        </table:table-row>
        <table:table-row table:style-name="ro1">
          <table:table-cell office:value-type="string">
            <text:p>KW.08</text:p>
          </table:table-cell>
          <table:table-cell office:value-type="string">
            <text:p>Hawalli</text:p>
          </table:table-cell>
          <table:table-cell office:value-type="string">
            <text:p>Hawalli</text:p>
          </table:table-cell>
          <table:table-cell office:value-type="float" office:value="285628">
            <text:p>285628</text:p>
          </table:table-cell>
        </table:table-row>
        <table:table-row table:style-name="ro1">
          <table:table-cell office:value-type="string">
            <text:p>KW.02</text:p>
          </table:table-cell>
          <table:table-cell office:value-type="string">
            <text:p>Al Asimah</text:p>
          </table:table-cell>
          <table:table-cell office:value-type="string">
            <text:p>Al Asimah</text:p>
          </table:table-cell>
          <table:table-cell office:value-type="float" office:value="285788">
            <text:p>285788</text:p>
          </table:table-cell>
        </table:table-row>
        <table:table-row table:style-name="ro1">
          <table:table-cell office:value-type="string">
            <text:p>KW.05</text:p>
          </table:table-cell>
          <table:table-cell office:value-type="string">
            <text:p>Al Jahra Governorate</text:p>
          </table:table-cell>
          <table:table-cell office:value-type="string">
            <text:p>Al Jahra Governorate</text:p>
          </table:table-cell>
          <table:table-cell office:value-type="float" office:value="285798">
            <text:p>285798</text:p>
          </table:table-cell>
        </table:table-row>
        <table:table-row table:style-name="ro1">
          <table:table-cell office:value-type="string">
            <text:p>KW.07</text:p>
          </table:table-cell>
          <table:table-cell office:value-type="string">
            <text:p>Al Farwaniyah</text:p>
          </table:table-cell>
          <table:table-cell office:value-type="string">
            <text:p>Al Farwaniyah</text:p>
          </table:table-cell>
          <table:table-cell office:value-type="float" office:value="285816">
            <text:p>285816</text:p>
          </table:table-cell>
        </table:table-row>
        <table:table-row table:style-name="ro1">
          <table:table-cell office:value-type="string">
            <text:p>KW.04</text:p>
          </table:table-cell>
          <table:table-cell office:value-type="string">
            <text:p>Al Aḩmadī</text:p>
          </table:table-cell>
          <table:table-cell office:value-type="string">
            <text:p>Al Ahmadi</text:p>
          </table:table-cell>
          <table:table-cell office:value-type="float" office:value="285841">
            <text:p>285841</text:p>
          </table:table-cell>
        </table:table-row>
        <table:table-row table:style-name="ro1">
          <table:table-cell office:value-type="string">
            <text:p>KW.09</text:p>
          </table:table-cell>
          <table:table-cell office:value-type="string">
            <text:p>Mubārak al Kabīr</text:p>
          </table:table-cell>
          <table:table-cell office:value-type="string">
            <text:p>Mubarak al Kabir</text:p>
          </table:table-cell>
          <table:table-cell office:value-type="float" office:value="7733358">
            <text:p>7733358</text:p>
          </table:table-cell>
        </table:table-row>
        <table:table-row table:style-name="ro1">
          <table:table-cell office:value-type="string">
            <text:p>KY.10346796</text:p>
          </table:table-cell>
          <table:table-cell table:number-columns-repeated="2" office:value-type="string">
            <text:p>George Town</text:p>
          </table:table-cell>
          <table:table-cell office:value-type="float" office:value="10346796">
            <text:p>10346796</text:p>
          </table:table-cell>
        </table:table-row>
        <table:table-row table:style-name="ro1">
          <table:table-cell office:value-type="string">
            <text:p>KY.10375968</text:p>
          </table:table-cell>
          <table:table-cell table:number-columns-repeated="2" office:value-type="string">
            <text:p>West Bay</text:p>
          </table:table-cell>
          <table:table-cell office:value-type="float" office:value="10375968">
            <text:p>10375968</text:p>
          </table:table-cell>
        </table:table-row>
        <table:table-row table:style-name="ro1">
          <table:table-cell office:value-type="string">
            <text:p>KY.10375969</text:p>
          </table:table-cell>
          <table:table-cell office:value-type="string">
            <text:p>Bodden Town</text:p>
          </table:table-cell>
          <table:table-cell office:value-type="string">
            <text:p>Bodden Town</text:p>
          </table:table-cell>
          <table:table-cell office:value-type="float" office:value="10375969">
            <text:p>10375969</text:p>
          </table:table-cell>
        </table:table-row>
        <table:table-row table:style-name="ro1">
          <table:table-cell office:value-type="string">
            <text:p>KY.10375970</text:p>
          </table:table-cell>
          <table:table-cell table:number-columns-repeated="2" office:value-type="string">
            <text:p>North Side</text:p>
          </table:table-cell>
          <table:table-cell office:value-type="float" office:value="10375970">
            <text:p>10375970</text:p>
          </table:table-cell>
        </table:table-row>
        <table:table-row table:style-name="ro1">
          <table:table-cell office:value-type="string">
            <text:p>KY.10375971</text:p>
          </table:table-cell>
          <table:table-cell table:number-columns-repeated="2" office:value-type="string">
            <text:p>East End</text:p>
          </table:table-cell>
          <table:table-cell office:value-type="float" office:value="10375971">
            <text:p>10375971</text:p>
          </table:table-cell>
        </table:table-row>
        <table:table-row table:style-name="ro1">
          <table:table-cell office:value-type="string">
            <text:p>KY.10375972</text:p>
          </table:table-cell>
          <table:table-cell table:number-columns-repeated="2" office:value-type="string">
            <text:p>Sister Island</text:p>
          </table:table-cell>
          <table:table-cell office:value-type="float" office:value="10375972">
            <text:p>10375972</text:p>
          </table:table-cell>
        </table:table-row>
        <table:table-row table:style-name="ro1">
          <table:table-cell office:value-type="string">
            <text:p>KZ.07</text:p>
          </table:table-cell>
          <table:table-cell office:value-type="string">
            <text:p>Batys Qazaqstan</text:p>
          </table:table-cell>
          <table:table-cell office:value-type="string">
            <text:p>Batys Qazaqstan</text:p>
          </table:table-cell>
          <table:table-cell office:value-type="float" office:value="607847">
            <text:p>607847</text:p>
          </table:table-cell>
        </table:table-row>
        <table:table-row table:style-name="ro1">
          <table:table-cell office:value-type="string">
            <text:p>KZ.09</text:p>
          </table:table-cell>
          <table:table-cell office:value-type="string">
            <text:p>Mangghystaū</text:p>
          </table:table-cell>
          <table:table-cell office:value-type="string">
            <text:p>Mangghystau</text:p>
          </table:table-cell>
          <table:table-cell office:value-type="float" office:value="608879">
            <text:p>608879</text:p>
          </table:table-cell>
        </table:table-row>
        <table:table-row table:style-name="ro1">
          <table:table-cell office:value-type="string">
            <text:p>KZ.06</text:p>
          </table:table-cell>
          <table:table-cell office:value-type="string">
            <text:p>Atyrau Oblisi</text:p>
          </table:table-cell>
          <table:table-cell office:value-type="string">
            <text:p>Atyrau Oblisi</text:p>
          </table:table-cell>
          <table:table-cell office:value-type="float" office:value="609862">
            <text:p>609862</text:p>
          </table:table-cell>
        </table:table-row>
        <table:table-row table:style-name="ro1">
          <table:table-cell office:value-type="string">
            <text:p>KZ.04</text:p>
          </table:table-cell>
          <table:table-cell office:value-type="string">
            <text:p>Aktyubinskaya Oblast’</text:p>
          </table:table-cell>
          <table:table-cell office:value-type="string">
            <text:p>Aktyubinskaya Oblast'</text:p>
          </table:table-cell>
          <table:table-cell office:value-type="float" office:value="610688">
            <text:p>610688</text:p>
          </table:table-cell>
        </table:table-row>
        <table:table-row table:style-name="ro1">
          <table:table-cell office:value-type="string">
            <text:p>KZ.15</text:p>
          </table:table-cell>
          <table:table-cell table:number-columns-repeated="2" office:value-type="string">
            <text:p>East Kazakhstan</text:p>
          </table:table-cell>
          <table:table-cell office:value-type="float" office:value="1517381">
            <text:p>1517381</text:p>
          </table:table-cell>
        </table:table-row>
        <table:table-row table:style-name="ro1">
          <table:table-cell office:value-type="string">
            <text:p>KZ.03</text:p>
          </table:table-cell>
          <table:table-cell table:number-columns-repeated="2" office:value-type="string">
            <text:p>Aqmola</text:p>
          </table:table-cell>
          <table:table-cell office:value-type="float" office:value="1518003">
            <text:p>1518003</text:p>
          </table:table-cell>
        </table:table-row>
        <table:table-row table:style-name="ro1">
          <table:table-cell office:value-type="string">
            <text:p>KZ.16</text:p>
          </table:table-cell>
          <table:table-cell table:number-columns-repeated="2" office:value-type="string">
            <text:p>North Kazakhstan</text:p>
          </table:table-cell>
          <table:table-cell office:value-type="float" office:value="1519367">
            <text:p>1519367</text:p>
          </table:table-cell>
        </table:table-row>
        <table:table-row table:style-name="ro1">
          <table:table-cell office:value-type="string">
            <text:p>KZ.11</text:p>
          </table:table-cell>
          <table:table-cell table:number-columns-repeated="2" office:value-type="string">
            <text:p>Pavlodar Region</text:p>
          </table:table-cell>
          <table:table-cell office:value-type="float" office:value="1520239">
            <text:p>1520239</text:p>
          </table:table-cell>
        </table:table-row>
        <table:table-row table:style-name="ro1">
          <table:table-cell office:value-type="string">
            <text:p>KZ.14</text:p>
          </table:table-cell>
          <table:table-cell office:value-type="string">
            <text:p>Qyzylorda</text:p>
          </table:table-cell>
          <table:table-cell office:value-type="string">
            <text:p>Qyzylorda</text:p>
          </table:table-cell>
          <table:table-cell office:value-type="float" office:value="1521406">
            <text:p>1521406</text:p>
          </table:table-cell>
        </table:table-row>
        <table:table-row table:style-name="ro1">
          <table:table-cell office:value-type="string">
            <text:p>KZ.13</text:p>
          </table:table-cell>
          <table:table-cell office:value-type="string">
            <text:p>Qostanay</text:p>
          </table:table-cell>
          <table:table-cell office:value-type="string">
            <text:p>Qostanay</text:p>
          </table:table-cell>
          <table:table-cell office:value-type="float" office:value="1521671">
            <text:p>1521671</text:p>
          </table:table-cell>
        </table:table-row>
        <table:table-row table:style-name="ro1">
          <table:table-cell office:value-type="string">
            <text:p>KZ.12</text:p>
          </table:table-cell>
          <table:table-cell table:number-columns-repeated="2" office:value-type="string">
            <text:p>Karaganda</text:p>
          </table:table-cell>
          <table:table-cell office:value-type="float" office:value="1523401">
            <text:p>1523401</text:p>
          </table:table-cell>
        </table:table-row>
        <table:table-row table:style-name="ro1">
          <table:table-cell office:value-type="string">
            <text:p>KZ.17</text:p>
          </table:table-cell>
          <table:table-cell office:value-type="string">
            <text:p>Zhambyl</text:p>
          </table:table-cell>
          <table:table-cell office:value-type="string">
            <text:p>Zhambyl</text:p>
          </table:table-cell>
          <table:table-cell office:value-type="float" office:value="1524444">
            <text:p>1524444</text:p>
          </table:table-cell>
        </table:table-row>
        <table:table-row table:style-name="ro1">
          <table:table-cell office:value-type="string">
            <text:p>KZ.10</text:p>
          </table:table-cell>
          <table:table-cell table:number-columns-repeated="2" office:value-type="string">
            <text:p>Turkistan</text:p>
          </table:table-cell>
          <table:table-cell office:value-type="float" office:value="1524787">
            <text:p>1524787</text:p>
          </table:table-cell>
        </table:table-row>
        <table:table-row table:style-name="ro1">
          <table:table-cell office:value-type="string">
            <text:p>KZ.02</text:p>
          </table:table-cell>
          <table:table-cell table:number-columns-repeated="2" office:value-type="string">
            <text:p>Almaty</text:p>
          </table:table-cell>
          <table:table-cell office:value-type="float" office:value="1526395">
            <text:p>1526395</text:p>
          </table:table-cell>
        </table:table-row>
        <table:table-row table:style-name="ro1">
          <table:table-cell office:value-type="string">
            <text:p>KZ.01</text:p>
          </table:table-cell>
          <table:table-cell office:value-type="string">
            <text:p>Almaty Oblysy</text:p>
          </table:table-cell>
          <table:table-cell office:value-type="string">
            <text:p>Almaty Oblysy</text:p>
          </table:table-cell>
          <table:table-cell office:value-type="float" office:value="1537162">
            <text:p>1537162</text:p>
          </table:table-cell>
        </table:table-row>
        <table:table-row table:style-name="ro1">
          <table:table-cell office:value-type="string">
            <text:p>KZ.1537272</text:p>
          </table:table-cell>
          <table:table-cell table:number-columns-repeated="2" office:value-type="string">
            <text:p>Shymkent</text:p>
          </table:table-cell>
          <table:table-cell office:value-type="float" office:value="1537272">
            <text:p>1537272</text:p>
          </table:table-cell>
        </table:table-row>
        <table:table-row table:style-name="ro1">
          <table:table-cell office:value-type="string">
            <text:p>KZ.08</text:p>
          </table:table-cell>
          <table:table-cell office:value-type="string">
            <text:p>Baikonur</text:p>
          </table:table-cell>
          <table:table-cell office:value-type="string">
            <text:p>Baikonur</text:p>
          </table:table-cell>
          <table:table-cell office:value-type="float" office:value="1538316">
            <text:p>1538316</text:p>
          </table:table-cell>
        </table:table-row>
        <table:table-row table:style-name="ro1">
          <table:table-cell office:value-type="string">
            <text:p>KZ.05</text:p>
          </table:table-cell>
          <table:table-cell table:number-columns-repeated="2" office:value-type="string">
            <text:p>Astana</text:p>
          </table:table-cell>
          <table:table-cell office:value-type="float" office:value="1538317">
            <text:p>1538317</text:p>
          </table:table-cell>
        </table:table-row>
        <table:table-row table:style-name="ro1">
          <table:table-cell office:value-type="string">
            <text:p>KZ.12510143</text:p>
          </table:table-cell>
          <table:table-cell office:value-type="string">
            <text:p>Abai Region</text:p>
          </table:table-cell>
          <table:table-cell office:value-type="string">
            <text:p>Abai Region</text:p>
          </table:table-cell>
          <table:table-cell office:value-type="float" office:value="12510143">
            <text:p>12510143</text:p>
          </table:table-cell>
        </table:table-row>
        <table:table-row table:style-name="ro1">
          <table:table-cell office:value-type="string">
            <text:p>KZ.12510144</text:p>
          </table:table-cell>
          <table:table-cell office:value-type="string">
            <text:p>Jetisu Region</text:p>
          </table:table-cell>
          <table:table-cell office:value-type="string">
            <text:p>Jetisu Region</text:p>
          </table:table-cell>
          <table:table-cell office:value-type="float" office:value="12510144">
            <text:p>12510144</text:p>
          </table:table-cell>
        </table:table-row>
        <table:table-row table:style-name="ro1">
          <table:table-cell office:value-type="string">
            <text:p>KZ.12510145</text:p>
          </table:table-cell>
          <table:table-cell office:value-type="string">
            <text:p>Ulytau Region</text:p>
          </table:table-cell>
          <table:table-cell office:value-type="string">
            <text:p>Ulytau Region</text:p>
          </table:table-cell>
          <table:table-cell office:value-type="float" office:value="12510145">
            <text:p>12510145</text:p>
          </table:table-cell>
        </table:table-row>
        <table:table-row table:style-name="ro1">
          <table:table-cell office:value-type="string">
            <text:p>LA.14</text:p>
          </table:table-cell>
          <table:table-cell office:value-type="string">
            <text:p>Xiangkhoang</text:p>
          </table:table-cell>
          <table:table-cell office:value-type="string">
            <text:p>Xiangkhoang</text:p>
          </table:table-cell>
          <table:table-cell office:value-type="float" office:value="1652077">
            <text:p>1652077</text:p>
          </table:table-cell>
        </table:table-row>
        <table:table-row table:style-name="ro1">
          <table:table-cell office:value-type="string">
            <text:p>LA.13</text:p>
          </table:table-cell>
          <table:table-cell office:value-type="string">
            <text:p>Xiagnabouli</text:p>
          </table:table-cell>
          <table:table-cell office:value-type="string">
            <text:p>Xiagnabouli</text:p>
          </table:table-cell>
          <table:table-cell office:value-type="float" office:value="1652210">
            <text:p>1652210</text:p>
          </table:table-cell>
        </table:table-row>
        <table:table-row table:style-name="ro1">
          <table:table-cell office:value-type="string">
            <text:p>LA.27</text:p>
          </table:table-cell>
          <table:table-cell table:number-columns-repeated="2" office:value-type="string">
            <text:p>Vientiane</text:p>
          </table:table-cell>
          <table:table-cell office:value-type="float" office:value="1652238">
            <text:p>1652238</text:p>
          </table:table-cell>
        </table:table-row>
        <table:table-row table:style-name="ro1">
          <table:table-cell office:value-type="string">
            <text:p>LA.20</text:p>
          </table:table-cell>
          <table:table-cell office:value-type="string">
            <text:p>Savannakhet Province</text:p>
          </table:table-cell>
          <table:table-cell office:value-type="string">
            <text:p>Savannakhet Province</text:p>
          </table:table-cell>
          <table:table-cell office:value-type="float" office:value="1653315">
            <text:p>1653315</text:p>
          </table:table-cell>
        </table:table-row>
        <table:table-row table:style-name="ro1">
          <table:table-cell office:value-type="string">
            <text:p>LA.19</text:p>
          </table:table-cell>
          <table:table-cell office:value-type="string">
            <text:p>Salavan Province</text:p>
          </table:table-cell>
          <table:table-cell office:value-type="string">
            <text:p>Salavan Province</text:p>
          </table:table-cell>
          <table:table-cell office:value-type="float" office:value="1653333">
            <text:p>1653333</text:p>
          </table:table-cell>
        </table:table-row>
        <table:table-row table:style-name="ro1">
          <table:table-cell office:value-type="string">
            <text:p>LA.18</text:p>
          </table:table-cell>
          <table:table-cell office:value-type="string">
            <text:p>Phôngsali</text:p>
          </table:table-cell>
          <table:table-cell office:value-type="string">
            <text:p>Phongsali</text:p>
          </table:table-cell>
          <table:table-cell office:value-type="float" office:value="1653893">
            <text:p>1653893</text:p>
          </table:table-cell>
        </table:table-row>
        <table:table-row table:style-name="ro1">
          <table:table-cell office:value-type="string">
            <text:p>LA.07</text:p>
          </table:table-cell>
          <table:table-cell office:value-type="string">
            <text:p>Oudômxai</text:p>
          </table:table-cell>
          <table:table-cell office:value-type="string">
            <text:p>Oudomxai</text:p>
          </table:table-cell>
          <table:table-cell office:value-type="float" office:value="1654491">
            <text:p>1654491</text:p>
          </table:table-cell>
        </table:table-row>
        <table:table-row table:style-name="ro1">
          <table:table-cell office:value-type="string">
            <text:p>LA.17</text:p>
          </table:table-cell>
          <table:table-cell table:number-columns-repeated="2" office:value-type="string">
            <text:p>Luang Prabang Province</text:p>
          </table:table-cell>
          <table:table-cell office:value-type="float" office:value="1655558">
            <text:p>1655558</text:p>
          </table:table-cell>
        </table:table-row>
        <table:table-row table:style-name="ro1">
          <table:table-cell office:value-type="string">
            <text:p>LA.16</text:p>
          </table:table-cell>
          <table:table-cell office:value-type="string">
            <text:p>Loungnamtha</text:p>
          </table:table-cell>
          <table:table-cell office:value-type="string">
            <text:p>Loungnamtha</text:p>
          </table:table-cell>
          <table:table-cell office:value-type="float" office:value="1655561">
            <text:p>1655561</text:p>
          </table:table-cell>
        </table:table-row>
        <table:table-row table:style-name="ro1">
          <table:table-cell office:value-type="string">
            <text:p>LA.15</text:p>
          </table:table-cell>
          <table:table-cell office:value-type="string">
            <text:p>Khammouane Province</text:p>
          </table:table-cell>
          <table:table-cell office:value-type="string">
            <text:p>Khammouane Province</text:p>
          </table:table-cell>
          <table:table-cell office:value-type="float" office:value="1656538">
            <text:p>1656538</text:p>
          </table:table-cell>
        </table:table-row>
        <table:table-row table:style-name="ro1">
          <table:table-cell office:value-type="string">
            <text:p>LA.03</text:p>
          </table:table-cell>
          <table:table-cell office:value-type="string">
            <text:p>Houaphan</text:p>
          </table:table-cell>
          <table:table-cell office:value-type="string">
            <text:p>Houaphan</text:p>
          </table:table-cell>
          <table:table-cell office:value-type="float" office:value="1657114">
            <text:p>1657114</text:p>
          </table:table-cell>
        </table:table-row>
        <table:table-row table:style-name="ro1">
          <table:table-cell office:value-type="string">
            <text:p>LA.02</text:p>
          </table:table-cell>
          <table:table-cell office:value-type="string">
            <text:p>Champasak Province</text:p>
          </table:table-cell>
          <table:table-cell office:value-type="string">
            <text:p>Champasak Province</text:p>
          </table:table-cell>
          <table:table-cell office:value-type="float" office:value="1657818">
            <text:p>1657818</text:p>
          </table:table-cell>
        </table:table-row>
        <table:table-row table:style-name="ro1">
          <table:table-cell office:value-type="string">
            <text:p>LA.01</text:p>
          </table:table-cell>
          <table:table-cell office:value-type="string">
            <text:p>Attapu</text:p>
          </table:table-cell>
          <table:table-cell office:value-type="string">
            <text:p>Attapu</text:p>
          </table:table-cell>
          <table:table-cell office:value-type="float" office:value="1665045">
            <text:p>1665045</text:p>
          </table:table-cell>
        </table:table-row>
        <table:table-row table:style-name="ro1">
          <table:table-cell office:value-type="string">
            <text:p>LA.26</text:p>
          </table:table-cell>
          <table:table-cell office:value-type="string">
            <text:p>Xékong</text:p>
          </table:table-cell>
          <table:table-cell office:value-type="string">
            <text:p>Xekong</text:p>
          </table:table-cell>
          <table:table-cell office:value-type="float" office:value="1904615">
            <text:p>1904615</text:p>
          </table:table-cell>
        </table:table-row>
        <table:table-row table:style-name="ro1">
          <table:table-cell office:value-type="string">
            <text:p>LA.22</text:p>
          </table:table-cell>
          <table:table-cell office:value-type="string">
            <text:p>Bokeo</text:p>
          </table:table-cell>
          <table:table-cell office:value-type="string">
            <text:p>Bokeo</text:p>
          </table:table-cell>
          <table:table-cell office:value-type="float" office:value="1904616">
            <text:p>1904616</text:p>
          </table:table-cell>
        </table:table-row>
        <table:table-row table:style-name="ro1">
          <table:table-cell office:value-type="string">
            <text:p>LA.23</text:p>
          </table:table-cell>
          <table:table-cell office:value-type="string">
            <text:p>Bolikhamsai</text:p>
          </table:table-cell>
          <table:table-cell office:value-type="string">
            <text:p>Bolikhamsai</text:p>
          </table:table-cell>
          <table:table-cell office:value-type="float" office:value="1904617">
            <text:p>1904617</text:p>
          </table:table-cell>
        </table:table-row>
        <table:table-row table:style-name="ro1">
          <table:table-cell office:value-type="string">
            <text:p>LA.24</text:p>
          </table:table-cell>
          <table:table-cell table:number-columns-repeated="2" office:value-type="string">
            <text:p>Vientiane Prefecture</text:p>
          </table:table-cell>
          <table:table-cell office:value-type="float" office:value="1904618">
            <text:p>1904618</text:p>
          </table:table-cell>
        </table:table-row>
        <table:table-row table:style-name="ro1">
          <table:table-cell office:value-type="string">
            <text:p>LA.28</text:p>
          </table:table-cell>
          <table:table-cell office:value-type="string">
            <text:p>Xaisomboun</text:p>
          </table:table-cell>
          <table:table-cell office:value-type="string">
            <text:p>Xaisomboun</text:p>
          </table:table-cell>
          <table:table-cell office:value-type="float" office:value="11395958">
            <text:p>11395958</text:p>
          </table:table-cell>
        </table:table-row>
        <table:table-row table:style-name="ro1">
          <table:table-cell office:value-type="string">
            <text:p>LB.05</text:p>
          </table:table-cell>
          <table:table-cell office:value-type="string">
            <text:p>Mont-Liban</text:p>
          </table:table-cell>
          <table:table-cell office:value-type="string">
            <text:p>Mont-Liban</text:p>
          </table:table-cell>
          <table:table-cell office:value-type="float" office:value="273607">
            <text:p>273607</text:p>
          </table:table-cell>
        </table:table-row>
        <table:table-row table:style-name="ro1">
          <table:table-cell office:value-type="string">
            <text:p>LB.04</text:p>
          </table:table-cell>
          <table:table-cell office:value-type="string">
            <text:p>Beyrouth</text:p>
          </table:table-cell>
          <table:table-cell office:value-type="string">
            <text:p>Beyrouth</text:p>
          </table:table-cell>
          <table:table-cell office:value-type="float" office:value="276780">
            <text:p>276780</text:p>
          </table:table-cell>
        </table:table-row>
        <table:table-row table:style-name="ro1">
          <table:table-cell office:value-type="string">
            <text:p>LB.09</text:p>
          </table:table-cell>
          <table:table-cell office:value-type="string">
            <text:p>Liban-Nord</text:p>
          </table:table-cell>
          <table:table-cell office:value-type="string">
            <text:p>Liban-Nord</text:p>
          </table:table-cell>
          <table:table-cell office:value-type="float" office:value="278297">
            <text:p>278297</text:p>
          </table:table-cell>
        </table:table-row>
        <table:table-row table:style-name="ro1">
          <table:table-cell office:value-type="string">
            <text:p>LB.06</text:p>
          </table:table-cell>
          <table:table-cell office:value-type="string">
            <text:p>South Governorate</text:p>
          </table:table-cell>
          <table:table-cell office:value-type="string">
            <text:p>South Governorate</text:p>
          </table:table-cell>
          <table:table-cell office:value-type="float" office:value="279894">
            <text:p>279894</text:p>
          </table:table-cell>
        </table:table-row>
        <table:table-row table:style-name="ro1">
          <table:table-cell office:value-type="string">
            <text:p>LB.08</text:p>
          </table:table-cell>
          <table:table-cell office:value-type="string">
            <text:p>Béqaa</text:p>
          </table:table-cell>
          <table:table-cell office:value-type="string">
            <text:p>Beqaa</text:p>
          </table:table-cell>
          <table:table-cell office:value-type="float" office:value="280282">
            <text:p>280282</text:p>
          </table:table-cell>
        </table:table-row>
        <table:table-row table:style-name="ro1">
          <table:table-cell office:value-type="string">
            <text:p>LB.07</text:p>
          </table:table-cell>
          <table:table-cell office:value-type="string">
            <text:p>Nabatîyé</text:p>
          </table:table-cell>
          <table:table-cell office:value-type="string">
            <text:p>Nabatiye</text:p>
          </table:table-cell>
          <table:table-cell office:value-type="float" office:value="444191">
            <text:p>444191</text:p>
          </table:table-cell>
        </table:table-row>
        <table:table-row table:style-name="ro1">
          <table:table-cell office:value-type="string">
            <text:p>LB.10</text:p>
          </table:table-cell>
          <table:table-cell office:value-type="string">
            <text:p>Aakkâr</text:p>
          </table:table-cell>
          <table:table-cell office:value-type="string">
            <text:p>Aakkar</text:p>
          </table:table-cell>
          <table:table-cell office:value-type="float" office:value="6201370">
            <text:p>6201370</text:p>
          </table:table-cell>
        </table:table-row>
        <table:table-row table:style-name="ro1">
          <table:table-cell office:value-type="string">
            <text:p>LB.11</text:p>
          </table:table-cell>
          <table:table-cell office:value-type="string">
            <text:p>Baalbek-Hermel Governorate</text:p>
          </table:table-cell>
          <table:table-cell office:value-type="string">
            <text:p>Baalbek-Hermel Governorate</text:p>
          </table:table-cell>
          <table:table-cell office:value-type="float" office:value="6201371">
            <text:p>6201371</text:p>
          </table:table-cell>
        </table:table-row>
        <table:table-row table:style-name="ro1">
          <table:table-cell office:value-type="string">
            <text:p>LC.10</text:p>
          </table:table-cell>
          <table:table-cell table:number-columns-repeated="2" office:value-type="string">
            <text:p>Vieux-Fort</text:p>
          </table:table-cell>
          <table:table-cell office:value-type="float" office:value="3576413">
            <text:p>3576413</text:p>
          </table:table-cell>
        </table:table-row>
        <table:table-row table:style-name="ro1">
          <table:table-cell office:value-type="string">
            <text:p>LC.09</text:p>
          </table:table-cell>
          <table:table-cell office:value-type="string">
            <text:p>Soufrière</text:p>
          </table:table-cell>
          <table:table-cell office:value-type="string">
            <text:p>Soufriere</text:p>
          </table:table-cell>
          <table:table-cell office:value-type="float" office:value="3576441">
            <text:p>3576441</text:p>
          </table:table-cell>
        </table:table-row>
        <table:table-row table:style-name="ro1">
          <table:table-cell office:value-type="string">
            <text:p>LC.08</text:p>
          </table:table-cell>
          <table:table-cell office:value-type="string">
            <text:p>Micoud</text:p>
          </table:table-cell>
          <table:table-cell office:value-type="string">
            <text:p>Micoud</text:p>
          </table:table-cell>
          <table:table-cell office:value-type="float" office:value="3576567">
            <text:p>3576567</text:p>
          </table:table-cell>
        </table:table-row>
        <table:table-row table:style-name="ro1">
          <table:table-cell office:value-type="string">
            <text:p>LC.07</text:p>
          </table:table-cell>
          <table:table-cell office:value-type="string">
            <text:p>Laborie</text:p>
          </table:table-cell>
          <table:table-cell office:value-type="string">
            <text:p>Laborie</text:p>
          </table:table-cell>
          <table:table-cell office:value-type="float" office:value="3576662">
            <text:p>3576662</text:p>
          </table:table-cell>
        </table:table-row>
        <table:table-row table:style-name="ro1">
          <table:table-cell office:value-type="string">
            <text:p>LC.06</text:p>
          </table:table-cell>
          <table:table-cell office:value-type="string">
            <text:p>Gros-Islet</text:p>
          </table:table-cell>
          <table:table-cell office:value-type="string">
            <text:p>Gros-Islet</text:p>
          </table:table-cell>
          <table:table-cell office:value-type="float" office:value="3576685">
            <text:p>3576685</text:p>
          </table:table-cell>
        </table:table-row>
        <table:table-row table:style-name="ro1">
          <table:table-cell office:value-type="string">
            <text:p>LC.05</text:p>
          </table:table-cell>
          <table:table-cell office:value-type="string">
            <text:p>Dennery</text:p>
          </table:table-cell>
          <table:table-cell office:value-type="string">
            <text:p>Dennery</text:p>
          </table:table-cell>
          <table:table-cell office:value-type="float" office:value="3576764">
            <text:p>3576764</text:p>
          </table:table-cell>
        </table:table-row>
        <table:table-row table:style-name="ro1">
          <table:table-cell office:value-type="string">
            <text:p>LC.04</text:p>
          </table:table-cell>
          <table:table-cell office:value-type="string">
            <text:p>Choiseul</text:p>
          </table:table-cell>
          <table:table-cell office:value-type="string">
            <text:p>Choiseul</text:p>
          </table:table-cell>
          <table:table-cell office:value-type="float" office:value="3576794">
            <text:p>3576794</text:p>
          </table:table-cell>
        </table:table-row>
        <table:table-row table:style-name="ro1">
          <table:table-cell office:value-type="string">
            <text:p>LC.03</text:p>
          </table:table-cell>
          <table:table-cell table:number-columns-repeated="2" office:value-type="string">
            <text:p>Castries</text:p>
          </table:table-cell>
          <table:table-cell office:value-type="float" office:value="3576810">
            <text:p>3576810</text:p>
          </table:table-cell>
        </table:table-row>
        <table:table-row table:style-name="ro1">
          <table:table-cell office:value-type="string">
            <text:p>LC.01</text:p>
          </table:table-cell>
          <table:table-cell office:value-type="string">
            <text:p>Anse-la-Raye</text:p>
          </table:table-cell>
          <table:table-cell office:value-type="string">
            <text:p>Anse-la-Raye</text:p>
          </table:table-cell>
          <table:table-cell office:value-type="float" office:value="3576891">
            <text:p>3576891</text:p>
          </table:table-cell>
        </table:table-row>
        <table:table-row table:style-name="ro1">
          <table:table-cell office:value-type="string">
            <text:p>LC.12</text:p>
          </table:table-cell>
          <table:table-cell table:number-columns-repeated="2" office:value-type="string">
            <text:p>Canaries</text:p>
          </table:table-cell>
          <table:table-cell office:value-type="float" office:value="11351387">
            <text:p>11351387</text:p>
          </table:table-cell>
        </table:table-row>
        <table:table-row table:style-name="ro1">
          <table:table-cell office:value-type="string">
            <text:p>LI.11</text:p>
          </table:table-cell>
          <table:table-cell table:number-columns-repeated="2" office:value-type="string">
            <text:p>Vaduz</text:p>
          </table:table-cell>
          <table:table-cell office:value-type="float" office:value="3042031">
            <text:p>3042031</text:p>
          </table:table-cell>
        </table:table-row>
        <table:table-row table:style-name="ro1">
          <table:table-cell office:value-type="string">
            <text:p>LI.10</text:p>
          </table:table-cell>
          <table:table-cell office:value-type="string">
            <text:p>Triesenberg</text:p>
          </table:table-cell>
          <table:table-cell office:value-type="string">
            <text:p>Triesenberg</text:p>
          </table:table-cell>
          <table:table-cell office:value-type="float" office:value="3042034">
            <text:p>3042034</text:p>
          </table:table-cell>
        </table:table-row>
        <table:table-row table:style-name="ro1">
          <table:table-cell office:value-type="string">
            <text:p>LI.09</text:p>
          </table:table-cell>
          <table:table-cell office:value-type="string">
            <text:p>Triesen</text:p>
          </table:table-cell>
          <table:table-cell office:value-type="string">
            <text:p>Triesen</text:p>
          </table:table-cell>
          <table:table-cell office:value-type="float" office:value="3042036">
            <text:p>3042036</text:p>
          </table:table-cell>
        </table:table-row>
        <table:table-row table:style-name="ro1">
          <table:table-cell office:value-type="string">
            <text:p>LI.08</text:p>
          </table:table-cell>
          <table:table-cell office:value-type="string">
            <text:p>Schellenberg</text:p>
          </table:table-cell>
          <table:table-cell office:value-type="string">
            <text:p>Schellenberg</text:p>
          </table:table-cell>
          <table:table-cell office:value-type="float" office:value="3042038">
            <text:p>3042038</text:p>
          </table:table-cell>
        </table:table-row>
        <table:table-row table:style-name="ro1">
          <table:table-cell office:value-type="string">
            <text:p>LI.07</text:p>
          </table:table-cell>
          <table:table-cell office:value-type="string">
            <text:p>Schaan</text:p>
          </table:table-cell>
          <table:table-cell office:value-type="string">
            <text:p>Schaan</text:p>
          </table:table-cell>
          <table:table-cell office:value-type="float" office:value="3042042">
            <text:p>3042042</text:p>
          </table:table-cell>
        </table:table-row>
        <table:table-row table:style-name="ro1">
          <table:table-cell office:value-type="string">
            <text:p>LI.06</text:p>
          </table:table-cell>
          <table:table-cell office:value-type="string">
            <text:p>Ruggell</text:p>
          </table:table-cell>
          <table:table-cell office:value-type="string">
            <text:p>Ruggell</text:p>
          </table:table-cell>
          <table:table-cell office:value-type="float" office:value="3042047">
            <text:p>3042047</text:p>
          </table:table-cell>
        </table:table-row>
        <table:table-row table:style-name="ro1">
          <table:table-cell office:value-type="string">
            <text:p>LI.05</text:p>
          </table:table-cell>
          <table:table-cell office:value-type="string">
            <text:p>Planken</text:p>
          </table:table-cell>
          <table:table-cell office:value-type="string">
            <text:p>Planken</text:p>
          </table:table-cell>
          <table:table-cell office:value-type="float" office:value="3042050">
            <text:p>3042050</text:p>
          </table:table-cell>
        </table:table-row>
        <table:table-row table:style-name="ro1">
          <table:table-cell office:value-type="string">
            <text:p>LI.04</text:p>
          </table:table-cell>
          <table:table-cell office:value-type="string">
            <text:p>Mauren</text:p>
          </table:table-cell>
          <table:table-cell office:value-type="string">
            <text:p>Mauren</text:p>
          </table:table-cell>
          <table:table-cell office:value-type="float" office:value="3042056">
            <text:p>3042056</text:p>
          </table:table-cell>
        </table:table-row>
        <table:table-row table:style-name="ro1">
          <table:table-cell office:value-type="string">
            <text:p>LI.03</text:p>
          </table:table-cell>
          <table:table-cell office:value-type="string">
            <text:p>Gamprin</text:p>
          </table:table-cell>
          <table:table-cell office:value-type="string">
            <text:p>Gamprin</text:p>
          </table:table-cell>
          <table:table-cell office:value-type="float" office:value="3042063">
            <text:p>3042063</text:p>
          </table:table-cell>
        </table:table-row>
        <table:table-row table:style-name="ro1">
          <table:table-cell office:value-type="string">
            <text:p>LI.02</text:p>
          </table:table-cell>
          <table:table-cell office:value-type="string">
            <text:p>Eschen</text:p>
          </table:table-cell>
          <table:table-cell office:value-type="string">
            <text:p>Eschen</text:p>
          </table:table-cell>
          <table:table-cell office:value-type="float" office:value="3042069">
            <text:p>3042069</text:p>
          </table:table-cell>
        </table:table-row>
        <table:table-row table:style-name="ro1">
          <table:table-cell office:value-type="string">
            <text:p>LI.01</text:p>
          </table:table-cell>
          <table:table-cell office:value-type="string">
            <text:p>Balzers</text:p>
          </table:table-cell>
          <table:table-cell office:value-type="string">
            <text:p>Balzers</text:p>
          </table:table-cell>
          <table:table-cell office:value-type="float" office:value="3042074">
            <text:p>3042074</text:p>
          </table:table-cell>
        </table:table-row>
        <table:table-row table:style-name="ro1">
          <table:table-cell office:value-type="string">
            <text:p>LK.36</text:p>
          </table:table-cell>
          <table:table-cell table:number-columns-repeated="2" office:value-type="string">
            <text:p>Western Province</text:p>
          </table:table-cell>
          <table:table-cell office:value-type="float" office:value="1223421">
            <text:p>1223421</text:p>
          </table:table-cell>
        </table:table-row>
        <table:table-row table:style-name="ro1">
          <table:table-cell office:value-type="string">
            <text:p>LK.35</text:p>
          </table:table-cell>
          <table:table-cell office:value-type="string">
            <text:p>Uva Province</text:p>
          </table:table-cell>
          <table:table-cell office:value-type="string">
            <text:p>Uva Province</text:p>
          </table:table-cell>
          <table:table-cell office:value-type="float" office:value="1225265">
            <text:p>1225265</text:p>
          </table:table-cell>
        </table:table-row>
        <table:table-row table:style-name="ro1">
          <table:table-cell office:value-type="string">
            <text:p>LK.34</text:p>
          </table:table-cell>
          <table:table-cell table:number-columns-repeated="2" office:value-type="string">
            <text:p>Southern Province</text:p>
          </table:table-cell>
          <table:table-cell office:value-type="float" office:value="1227618">
            <text:p>1227618</text:p>
          </table:table-cell>
        </table:table-row>
        <table:table-row table:style-name="ro1">
          <table:table-cell office:value-type="string">
            <text:p>LK.33</text:p>
          </table:table-cell>
          <table:table-cell office:value-type="string">
            <text:p>Sabaragamuwa Province</text:p>
          </table:table-cell>
          <table:table-cell office:value-type="string">
            <text:p>Sabaragamuwa Province</text:p>
          </table:table-cell>
          <table:table-cell office:value-type="float" office:value="1228435">
            <text:p>1228435</text:p>
          </table:table-cell>
        </table:table-row>
        <table:table-row table:style-name="ro1">
          <table:table-cell office:value-type="string">
            <text:p>LK.32</text:p>
          </table:table-cell>
          <table:table-cell table:number-columns-repeated="2" office:value-type="string">
            <text:p>North Western Province</text:p>
          </table:table-cell>
          <table:table-cell office:value-type="float" office:value="1232860">
            <text:p>1232860</text:p>
          </table:table-cell>
        </table:table-row>
        <table:table-row table:style-name="ro1">
          <table:table-cell office:value-type="string">
            <text:p>LK.30</text:p>
          </table:table-cell>
          <table:table-cell table:number-columns-repeated="2" office:value-type="string">
            <text:p>North Central Province</text:p>
          </table:table-cell>
          <table:table-cell office:value-type="float" office:value="1232870">
            <text:p>1232870</text:p>
          </table:table-cell>
        </table:table-row>
        <table:table-row table:style-name="ro1">
          <table:table-cell office:value-type="string">
            <text:p>LK.29</text:p>
          </table:table-cell>
          <table:table-cell table:number-columns-repeated="2" office:value-type="string">
            <text:p>Central Province</text:p>
          </table:table-cell>
          <table:table-cell office:value-type="float" office:value="1249296">
            <text:p>1249296</text:p>
          </table:table-cell>
        </table:table-row>
        <table:table-row table:style-name="ro1">
          <table:table-cell office:value-type="string">
            <text:p>LK.38</text:p>
          </table:table-cell>
          <table:table-cell table:number-columns-repeated="2" office:value-type="string">
            <text:p>Northern Province</text:p>
          </table:table-cell>
          <table:table-cell office:value-type="float" office:value="7671049">
            <text:p>7671049</text:p>
          </table:table-cell>
        </table:table-row>
        <table:table-row table:style-name="ro1">
          <table:table-cell office:value-type="string">
            <text:p>LK.37</text:p>
          </table:table-cell>
          <table:table-cell table:number-columns-repeated="2" office:value-type="string">
            <text:p>Eastern Province</text:p>
          </table:table-cell>
          <table:table-cell office:value-type="float" office:value="8133521">
            <text:p>8133521</text:p>
          </table:table-cell>
        </table:table-row>
        <table:table-row table:style-name="ro1">
          <table:table-cell office:value-type="string">
            <text:p>LR.10</text:p>
          </table:table-cell>
          <table:table-cell office:value-type="string">
            <text:p>Sinoe County</text:p>
          </table:table-cell>
          <table:table-cell office:value-type="string">
            <text:p>Sinoe County</text:p>
          </table:table-cell>
          <table:table-cell office:value-type="float" office:value="2273898">
            <text:p>2273898</text:p>
          </table:table-cell>
        </table:table-row>
        <table:table-row table:style-name="ro1">
          <table:table-cell office:value-type="string">
            <text:p>LR.09</text:p>
          </table:table-cell>
          <table:table-cell office:value-type="string">
            <text:p>Nimba</text:p>
          </table:table-cell>
          <table:table-cell office:value-type="string">
            <text:p>Nimba</text:p>
          </table:table-cell>
          <table:table-cell office:value-type="float" office:value="2274688">
            <text:p>2274688</text:p>
          </table:table-cell>
        </table:table-row>
        <table:table-row table:style-name="ro1">
          <table:table-cell office:value-type="string">
            <text:p>LR.14</text:p>
          </table:table-cell>
          <table:table-cell office:value-type="string">
            <text:p>Montserrado County</text:p>
          </table:table-cell>
          <table:table-cell office:value-type="string">
            <text:p>Montserrado County</text:p>
          </table:table-cell>
          <table:table-cell office:value-type="float" office:value="2274890">
            <text:p>2274890</text:p>
          </table:table-cell>
        </table:table-row>
        <table:table-row table:style-name="ro1">
          <table:table-cell office:value-type="string">
            <text:p>LR.13</text:p>
          </table:table-cell>
          <table:table-cell table:number-columns-repeated="2" office:value-type="string">
            <text:p>Maryland County</text:p>
          </table:table-cell>
          <table:table-cell office:value-type="float" office:value="2275099">
            <text:p>2275099</text:p>
          </table:table-cell>
        </table:table-row>
        <table:table-row table:style-name="ro1">
          <table:table-cell office:value-type="string">
            <text:p>LR.20</text:p>
          </table:table-cell>
          <table:table-cell office:value-type="string">
            <text:p>Lofa County</text:p>
          </table:table-cell>
          <table:table-cell office:value-type="string">
            <text:p>Lofa County</text:p>
          </table:table-cell>
          <table:table-cell office:value-type="float" office:value="2275344">
            <text:p>2275344</text:p>
          </table:table-cell>
        </table:table-row>
        <table:table-row table:style-name="ro1">
          <table:table-cell office:value-type="string">
            <text:p>LR.19</text:p>
          </table:table-cell>
          <table:table-cell office:value-type="string">
            <text:p>Grand Gedeh County</text:p>
          </table:table-cell>
          <table:table-cell office:value-type="string">
            <text:p>Grand Gedeh County</text:p>
          </table:table-cell>
          <table:table-cell office:value-type="float" office:value="2276622">
            <text:p>2276622</text:p>
          </table:table-cell>
        </table:table-row>
        <table:table-row table:style-name="ro1">
          <table:table-cell office:value-type="string">
            <text:p>LR.12</text:p>
          </table:table-cell>
          <table:table-cell table:number-columns-repeated="2" office:value-type="string">
            <text:p>Grand Cape Mount County</text:p>
          </table:table-cell>
          <table:table-cell office:value-type="float" office:value="2276627">
            <text:p>2276627</text:p>
          </table:table-cell>
        </table:table-row>
        <table:table-row table:style-name="ro1">
          <table:table-cell office:value-type="string">
            <text:p>LR.11</text:p>
          </table:table-cell>
          <table:table-cell office:value-type="string">
            <text:p>Grand Bassa County</text:p>
          </table:table-cell>
          <table:table-cell office:value-type="string">
            <text:p>Grand Bassa County</text:p>
          </table:table-cell>
          <table:table-cell office:value-type="float" office:value="2276630">
            <text:p>2276630</text:p>
          </table:table-cell>
        </table:table-row>
        <table:table-row table:style-name="ro1">
          <table:table-cell office:value-type="string">
            <text:p>LR.01</text:p>
          </table:table-cell>
          <table:table-cell table:number-columns-repeated="2" office:value-type="string">
            <text:p>Bong County</text:p>
          </table:table-cell>
          <table:table-cell office:value-type="float" office:value="2278292">
            <text:p>2278292</text:p>
          </table:table-cell>
        </table:table-row>
        <table:table-row table:style-name="ro1">
          <table:table-cell office:value-type="string">
            <text:p>LR.15</text:p>
          </table:table-cell>
          <table:table-cell office:value-type="string">
            <text:p>Bomi County</text:p>
          </table:table-cell>
          <table:table-cell office:value-type="string">
            <text:p>Bomi County</text:p>
          </table:table-cell>
          <table:table-cell office:value-type="float" office:value="2278324">
            <text:p>2278324</text:p>
          </table:table-cell>
        </table:table-row>
        <table:table-row table:style-name="ro1">
          <table:table-cell office:value-type="string">
            <text:p>LR.16</text:p>
          </table:table-cell>
          <table:table-cell office:value-type="string">
            <text:p>Grand Kru County</text:p>
          </table:table-cell>
          <table:table-cell office:value-type="string">
            <text:p>Grand Kru County</text:p>
          </table:table-cell>
          <table:table-cell office:value-type="float" office:value="2588490">
            <text:p>2588490</text:p>
          </table:table-cell>
        </table:table-row>
        <table:table-row table:style-name="ro1">
          <table:table-cell office:value-type="string">
            <text:p>LR.17</text:p>
          </table:table-cell>
          <table:table-cell office:value-type="string">
            <text:p>Margibi County</text:p>
          </table:table-cell>
          <table:table-cell office:value-type="string">
            <text:p>Margibi County</text:p>
          </table:table-cell>
          <table:table-cell office:value-type="float" office:value="2588491">
            <text:p>2588491</text:p>
          </table:table-cell>
        </table:table-row>
        <table:table-row table:style-name="ro1">
          <table:table-cell office:value-type="string">
            <text:p>LR.18</text:p>
          </table:table-cell>
          <table:table-cell table:number-columns-repeated="2" office:value-type="string">
            <text:p>River Cess County</text:p>
          </table:table-cell>
          <table:table-cell office:value-type="float" office:value="2588492">
            <text:p>2588492</text:p>
          </table:table-cell>
        </table:table-row>
        <table:table-row table:style-name="ro1">
          <table:table-cell office:value-type="string">
            <text:p>LR.21</text:p>
          </table:table-cell>
          <table:table-cell office:value-type="string">
            <text:p>Gbarpolu County</text:p>
          </table:table-cell>
          <table:table-cell office:value-type="string">
            <text:p>Gbarpolu County</text:p>
          </table:table-cell>
          <table:table-cell office:value-type="float" office:value="2593119">
            <text:p>2593119</text:p>
          </table:table-cell>
        </table:table-row>
        <table:table-row table:style-name="ro1">
          <table:table-cell office:value-type="string">
            <text:p>LR.22</text:p>
          </table:table-cell>
          <table:table-cell table:number-columns-repeated="2" office:value-type="string">
            <text:p>River Gee County</text:p>
          </table:table-cell>
          <table:table-cell office:value-type="float" office:value="2593120">
            <text:p>2593120</text:p>
          </table:table-cell>
        </table:table-row>
        <table:table-row table:style-name="ro1">
          <table:table-cell office:value-type="string">
            <text:p>LS.19</text:p>
          </table:table-cell>
          <table:table-cell office:value-type="string">
            <text:p>Thaba-Tseka</text:p>
          </table:table-cell>
          <table:table-cell office:value-type="string">
            <text:p>Thaba-Tseka</text:p>
          </table:table-cell>
          <table:table-cell office:value-type="float" office:value="932011">
            <text:p>932011</text:p>
          </table:table-cell>
        </table:table-row>
        <table:table-row table:style-name="ro1">
          <table:table-cell office:value-type="string">
            <text:p>LS.18</text:p>
          </table:table-cell>
          <table:table-cell office:value-type="string">
            <text:p>Quthing</text:p>
          </table:table-cell>
          <table:table-cell office:value-type="string">
            <text:p>Quthing</text:p>
          </table:table-cell>
          <table:table-cell office:value-type="float" office:value="932184">
            <text:p>932184</text:p>
          </table:table-cell>
        </table:table-row>
        <table:table-row table:style-name="ro1">
          <table:table-cell office:value-type="string">
            <text:p>LS.17</text:p>
          </table:table-cell>
          <table:table-cell office:value-type="string">
            <text:p>Qacha's Nek District</text:p>
          </table:table-cell>
          <table:table-cell office:value-type="string">
            <text:p>Qacha's Nek District</text:p>
          </table:table-cell>
          <table:table-cell office:value-type="float" office:value="932219">
            <text:p>932219</text:p>
          </table:table-cell>
        </table:table-row>
        <table:table-row table:style-name="ro1">
          <table:table-cell office:value-type="string">
            <text:p>LS.16</text:p>
          </table:table-cell>
          <table:table-cell office:value-type="string">
            <text:p>Mokhotlong District</text:p>
          </table:table-cell>
          <table:table-cell office:value-type="string">
            <text:p>Mokhotlong District</text:p>
          </table:table-cell>
          <table:table-cell office:value-type="float" office:value="932418">
            <text:p>932418</text:p>
          </table:table-cell>
        </table:table-row>
        <table:table-row table:style-name="ro1">
          <table:table-cell office:value-type="string">
            <text:p>LS.15</text:p>
          </table:table-cell>
          <table:table-cell office:value-type="string">
            <text:p>Mohale's Hoek District</text:p>
          </table:table-cell>
          <table:table-cell office:value-type="string">
            <text:p>Mohale's Hoek District</text:p>
          </table:table-cell>
          <table:table-cell office:value-type="float" office:value="932439">
            <text:p>932439</text:p>
          </table:table-cell>
        </table:table-row>
        <table:table-row table:style-name="ro1">
          <table:table-cell office:value-type="string">
            <text:p>LS.14</text:p>
          </table:table-cell>
          <table:table-cell table:number-columns-repeated="2" office:value-type="string">
            <text:p>Maseru District</text:p>
          </table:table-cell>
          <table:table-cell office:value-type="float" office:value="932506">
            <text:p>932506</text:p>
          </table:table-cell>
        </table:table-row>
        <table:table-row table:style-name="ro1">
          <table:table-cell office:value-type="string">
            <text:p>LS.13</text:p>
          </table:table-cell>
          <table:table-cell office:value-type="string">
            <text:p>Mafeteng District</text:p>
          </table:table-cell>
          <table:table-cell office:value-type="string">
            <text:p>Mafeteng District</text:p>
          </table:table-cell>
          <table:table-cell office:value-type="float" office:value="932615">
            <text:p>932615</text:p>
          </table:table-cell>
        </table:table-row>
        <table:table-row table:style-name="ro1">
          <table:table-cell office:value-type="string">
            <text:p>LS.12</text:p>
          </table:table-cell>
          <table:table-cell office:value-type="string">
            <text:p>Leribe</text:p>
          </table:table-cell>
          <table:table-cell office:value-type="string">
            <text:p>Leribe</text:p>
          </table:table-cell>
          <table:table-cell office:value-type="float" office:value="932700">
            <text:p>932700</text:p>
          </table:table-cell>
        </table:table-row>
        <table:table-row table:style-name="ro1">
          <table:table-cell office:value-type="string">
            <text:p>LS.11</text:p>
          </table:table-cell>
          <table:table-cell office:value-type="string">
            <text:p>Butha-Buthe</text:p>
          </table:table-cell>
          <table:table-cell office:value-type="string">
            <text:p>Butha-Buthe</text:p>
          </table:table-cell>
          <table:table-cell office:value-type="float" office:value="932888">
            <text:p>932888</text:p>
          </table:table-cell>
        </table:table-row>
        <table:table-row table:style-name="ro1">
          <table:table-cell office:value-type="string">
            <text:p>LS.10</text:p>
          </table:table-cell>
          <table:table-cell table:number-columns-repeated="2" office:value-type="string">
            <text:p>Berea</text:p>
          </table:table-cell>
          <table:table-cell office:value-type="float" office:value="932932">
            <text:p>932932</text:p>
          </table:table-cell>
        </table:table-row>
        <table:table-row table:style-name="ro1">
          <table:table-cell office:value-type="string">
            <text:p>LT.56</text:p>
          </table:table-cell>
          <table:table-cell office:value-type="string">
            <text:p>Alytus</text:p>
          </table:table-cell>
          <table:table-cell office:value-type="string">
            <text:p>Alytus</text:p>
          </table:table-cell>
          <table:table-cell office:value-type="float" office:value="864389">
            <text:p>864389</text:p>
          </table:table-cell>
        </table:table-row>
        <table:table-row table:style-name="ro1">
          <table:table-cell office:value-type="string">
            <text:p>LT.57</text:p>
          </table:table-cell>
          <table:table-cell table:number-columns-repeated="2" office:value-type="string">
            <text:p>Kaunas</text:p>
          </table:table-cell>
          <table:table-cell office:value-type="float" office:value="864477">
            <text:p>864477</text:p>
          </table:table-cell>
        </table:table-row>
        <table:table-row table:style-name="ro1">
          <table:table-cell office:value-type="string">
            <text:p>LT.58</text:p>
          </table:table-cell>
          <table:table-cell office:value-type="string">
            <text:p>Klaipėda County</text:p>
          </table:table-cell>
          <table:table-cell office:value-type="string">
            <text:p>Klaipeda County</text:p>
          </table:table-cell>
          <table:table-cell office:value-type="float" office:value="864478">
            <text:p>864478</text:p>
          </table:table-cell>
        </table:table-row>
        <table:table-row table:style-name="ro1">
          <table:table-cell office:value-type="string">
            <text:p>LT.59</text:p>
          </table:table-cell>
          <table:table-cell office:value-type="string">
            <text:p>Marijampolė County</text:p>
          </table:table-cell>
          <table:table-cell office:value-type="string">
            <text:p>Marijampole County</text:p>
          </table:table-cell>
          <table:table-cell office:value-type="float" office:value="864479">
            <text:p>864479</text:p>
          </table:table-cell>
        </table:table-row>
        <table:table-row table:style-name="ro1">
          <table:table-cell office:value-type="string">
            <text:p>LT.60</text:p>
          </table:table-cell>
          <table:table-cell office:value-type="string">
            <text:p>Panevėžys</text:p>
          </table:table-cell>
          <table:table-cell office:value-type="string">
            <text:p>Panevezys</text:p>
          </table:table-cell>
          <table:table-cell office:value-type="float" office:value="864480">
            <text:p>864480</text:p>
          </table:table-cell>
        </table:table-row>
        <table:table-row table:style-name="ro1">
          <table:table-cell office:value-type="string">
            <text:p>LT.61</text:p>
          </table:table-cell>
          <table:table-cell office:value-type="string">
            <text:p>Siauliai</text:p>
          </table:table-cell>
          <table:table-cell office:value-type="string">
            <text:p>Siauliai</text:p>
          </table:table-cell>
          <table:table-cell office:value-type="float" office:value="864481">
            <text:p>864481</text:p>
          </table:table-cell>
        </table:table-row>
        <table:table-row table:style-name="ro1">
          <table:table-cell office:value-type="string">
            <text:p>LT.62</text:p>
          </table:table-cell>
          <table:table-cell office:value-type="string">
            <text:p>Tauragė County</text:p>
          </table:table-cell>
          <table:table-cell office:value-type="string">
            <text:p>Taurage County</text:p>
          </table:table-cell>
          <table:table-cell office:value-type="float" office:value="864482">
            <text:p>864482</text:p>
          </table:table-cell>
        </table:table-row>
        <table:table-row table:style-name="ro1">
          <table:table-cell office:value-type="string">
            <text:p>LT.63</text:p>
          </table:table-cell>
          <table:table-cell office:value-type="string">
            <text:p>Telsiai</text:p>
          </table:table-cell>
          <table:table-cell office:value-type="string">
            <text:p>Telsiai</text:p>
          </table:table-cell>
          <table:table-cell office:value-type="float" office:value="864483">
            <text:p>864483</text:p>
          </table:table-cell>
        </table:table-row>
        <table:table-row table:style-name="ro1">
          <table:table-cell office:value-type="string">
            <text:p>LT.64</text:p>
          </table:table-cell>
          <table:table-cell office:value-type="string">
            <text:p>Utena</text:p>
          </table:table-cell>
          <table:table-cell office:value-type="string">
            <text:p>Utena</text:p>
          </table:table-cell>
          <table:table-cell office:value-type="float" office:value="864484">
            <text:p>864484</text:p>
          </table:table-cell>
        </table:table-row>
        <table:table-row table:style-name="ro1">
          <table:table-cell office:value-type="string">
            <text:p>LT.65</text:p>
          </table:table-cell>
          <table:table-cell table:number-columns-repeated="2" office:value-type="string">
            <text:p>Vilnius</text:p>
          </table:table-cell>
          <table:table-cell office:value-type="float" office:value="864485">
            <text:p>864485</text:p>
          </table:table-cell>
        </table:table-row>
        <table:table-row table:style-name="ro1">
          <table:table-cell office:value-type="string">
            <text:p>LU.WI</text:p>
          </table:table-cell>
          <table:table-cell office:value-type="string">
            <text:p>Wiltz</text:p>
          </table:table-cell>
          <table:table-cell office:value-type="string">
            <text:p>Wiltz</text:p>
          </table:table-cell>
          <table:table-cell office:value-type="float" office:value="2959975">
            <text:p>2959975</text:p>
          </table:table-cell>
        </table:table-row>
        <table:table-row table:style-name="ro1">
          <table:table-cell office:value-type="string">
            <text:p>LU.VD</text:p>
          </table:table-cell>
          <table:table-cell office:value-type="string">
            <text:p>Vianden</text:p>
          </table:table-cell>
          <table:table-cell office:value-type="string">
            <text:p>Vianden</text:p>
          </table:table-cell>
          <table:table-cell office:value-type="float" office:value="2960020">
            <text:p>2960020</text:p>
          </table:table-cell>
        </table:table-row>
        <table:table-row table:style-name="ro1">
          <table:table-cell office:value-type="string">
            <text:p>LU.RM</text:p>
          </table:table-cell>
          <table:table-cell office:value-type="string">
            <text:p>Remich</text:p>
          </table:table-cell>
          <table:table-cell office:value-type="string">
            <text:p>Remich</text:p>
          </table:table-cell>
          <table:table-cell office:value-type="float" office:value="2960152">
            <text:p>2960152</text:p>
          </table:table-cell>
        </table:table-row>
        <table:table-row table:style-name="ro1">
          <table:table-cell office:value-type="string">
            <text:p>LU.RD</text:p>
          </table:table-cell>
          <table:table-cell office:value-type="string">
            <text:p>Redange</text:p>
          </table:table-cell>
          <table:table-cell office:value-type="string">
            <text:p>Redange</text:p>
          </table:table-cell>
          <table:table-cell office:value-type="float" office:value="2960161">
            <text:p>2960161</text:p>
          </table:table-cell>
        </table:table-row>
        <table:table-row table:style-name="ro1">
          <table:table-cell office:value-type="string">
            <text:p>LU.ME</text:p>
          </table:table-cell>
          <table:table-cell office:value-type="string">
            <text:p>Mersch</text:p>
          </table:table-cell>
          <table:table-cell office:value-type="string">
            <text:p>Mersch</text:p>
          </table:table-cell>
          <table:table-cell office:value-type="float" office:value="2960275">
            <text:p>2960275</text:p>
          </table:table-cell>
        </table:table-row>
        <table:table-row table:style-name="ro1">
          <table:table-cell office:value-type="string">
            <text:p>LU.LU</text:p>
          </table:table-cell>
          <table:table-cell table:number-columns-repeated="2" office:value-type="string">
            <text:p>Luxembourg</text:p>
          </table:table-cell>
          <table:table-cell office:value-type="float" office:value="2960315">
            <text:p>2960315</text:p>
          </table:table-cell>
        </table:table-row>
        <table:table-row table:style-name="ro1">
          <table:table-cell office:value-type="string">
            <text:p>LU.GR</text:p>
          </table:table-cell>
          <table:table-cell office:value-type="string">
            <text:p>Grevenmacher</text:p>
          </table:table-cell>
          <table:table-cell office:value-type="string">
            <text:p>Grevenmacher</text:p>
          </table:table-cell>
          <table:table-cell office:value-type="float" office:value="2960514">
            <text:p>2960514</text:p>
          </table:table-cell>
        </table:table-row>
        <table:table-row table:style-name="ro1">
          <table:table-cell office:value-type="string">
            <text:p>LU.ES</text:p>
          </table:table-cell>
          <table:table-cell office:value-type="string">
            <text:p>Esch-sur-Alzette</text:p>
          </table:table-cell>
          <table:table-cell office:value-type="string">
            <text:p>Esch-sur-Alzette</text:p>
          </table:table-cell>
          <table:table-cell office:value-type="float" office:value="2960599">
            <text:p>2960599</text:p>
          </table:table-cell>
        </table:table-row>
        <table:table-row table:style-name="ro1">
          <table:table-cell office:value-type="string">
            <text:p>LU.EC</text:p>
          </table:table-cell>
          <table:table-cell office:value-type="string">
            <text:p>Echternach</text:p>
          </table:table-cell>
          <table:table-cell office:value-type="string">
            <text:p>Echternach</text:p>
          </table:table-cell>
          <table:table-cell office:value-type="float" office:value="2960629">
            <text:p>2960629</text:p>
          </table:table-cell>
        </table:table-row>
        <table:table-row table:style-name="ro1">
          <table:table-cell office:value-type="string">
            <text:p>LU.DI</text:p>
          </table:table-cell>
          <table:table-cell office:value-type="string">
            <text:p>Diekirch</text:p>
          </table:table-cell>
          <table:table-cell office:value-type="string">
            <text:p>Diekirch</text:p>
          </table:table-cell>
          <table:table-cell office:value-type="float" office:value="2960656">
            <text:p>2960656</text:p>
          </table:table-cell>
        </table:table-row>
        <table:table-row table:style-name="ro1">
          <table:table-cell office:value-type="string">
            <text:p>LU.CL</text:p>
          </table:table-cell>
          <table:table-cell office:value-type="string">
            <text:p>Clervaux</text:p>
          </table:table-cell>
          <table:table-cell office:value-type="string">
            <text:p>Clervaux</text:p>
          </table:table-cell>
          <table:table-cell office:value-type="float" office:value="2960683">
            <text:p>2960683</text:p>
          </table:table-cell>
        </table:table-row>
        <table:table-row table:style-name="ro1">
          <table:table-cell office:value-type="string">
            <text:p>LU.CA</text:p>
          </table:table-cell>
          <table:table-cell office:value-type="string">
            <text:p>Capellen</text:p>
          </table:table-cell>
          <table:table-cell office:value-type="string">
            <text:p>Capellen</text:p>
          </table:table-cell>
          <table:table-cell office:value-type="float" office:value="2960696">
            <text:p>2960696</text:p>
          </table:table-cell>
        </table:table-row>
        <table:table-row table:style-name="ro1">
          <table:table-cell office:value-type="string">
            <text:p>LV.33</text:p>
          </table:table-cell>
          <table:table-cell table:number-columns-repeated="2" office:value-type="string">
            <text:p>Ventspils Municipality</text:p>
          </table:table-cell>
          <table:table-cell office:value-type="float" office:value="454307">
            <text:p>454307</text:p>
          </table:table-cell>
        </table:table-row>
        <table:table-row table:style-name="ro1">
          <table:table-cell office:value-type="string">
            <text:p>LV.32</text:p>
          </table:table-cell>
          <table:table-cell table:number-columns-repeated="2" office:value-type="string">
            <text:p>Ventspils</text:p>
          </table:table-cell>
          <table:table-cell office:value-type="float" office:value="454311">
            <text:p>454311</text:p>
          </table:table-cell>
        </table:table-row>
        <table:table-row table:style-name="ro1">
          <table:table-cell office:value-type="string">
            <text:p>LV.31</text:p>
          </table:table-cell>
          <table:table-cell office:value-type="string">
            <text:p>Valmiera</text:p>
          </table:table-cell>
          <table:table-cell office:value-type="string">
            <text:p>Valmiera</text:p>
          </table:table-cell>
          <table:table-cell office:value-type="float" office:value="454564">
            <text:p>454564</text:p>
          </table:table-cell>
        </table:table-row>
        <table:table-row table:style-name="ro1">
          <table:table-cell office:value-type="string">
            <text:p>LV.30</text:p>
          </table:table-cell>
          <table:table-cell office:value-type="string">
            <text:p>Valka</text:p>
          </table:table-cell>
          <table:table-cell office:value-type="string">
            <text:p>Valka</text:p>
          </table:table-cell>
          <table:table-cell office:value-type="float" office:value="454571">
            <text:p>454571</text:p>
          </table:table-cell>
        </table:table-row>
        <table:table-row table:style-name="ro1">
          <table:table-cell office:value-type="string">
            <text:p>LV.29</text:p>
          </table:table-cell>
          <table:table-cell office:value-type="string">
            <text:p>Tukums Municipality</text:p>
          </table:table-cell>
          <table:table-cell office:value-type="string">
            <text:p>Tukums Municipality</text:p>
          </table:table-cell>
          <table:table-cell office:value-type="float" office:value="454771">
            <text:p>454771</text:p>
          </table:table-cell>
        </table:table-row>
        <table:table-row table:style-name="ro1">
          <table:table-cell office:value-type="string">
            <text:p>LV.28</text:p>
          </table:table-cell>
          <table:table-cell office:value-type="string">
            <text:p>Talsi Municipality</text:p>
          </table:table-cell>
          <table:table-cell office:value-type="string">
            <text:p>Talsi Municipality</text:p>
          </table:table-cell>
          <table:table-cell office:value-type="float" office:value="454968">
            <text:p>454968</text:p>
          </table:table-cell>
        </table:table-row>
        <table:table-row table:style-name="ro1">
          <table:table-cell office:value-type="string">
            <text:p>LV.27</text:p>
          </table:table-cell>
          <table:table-cell office:value-type="string">
            <text:p>Saldus Rajons</text:p>
          </table:table-cell>
          <table:table-cell office:value-type="string">
            <text:p>Saldus Rajons</text:p>
          </table:table-cell>
          <table:table-cell office:value-type="float" office:value="455888">
            <text:p>455888</text:p>
          </table:table-cell>
        </table:table-row>
        <table:table-row table:style-name="ro1">
          <table:table-cell office:value-type="string">
            <text:p>LV.25</text:p>
          </table:table-cell>
          <table:table-cell table:number-columns-repeated="2" office:value-type="string">
            <text:p>Riga</text:p>
          </table:table-cell>
          <table:table-cell office:value-type="float" office:value="456173">
            <text:p>456173</text:p>
          </table:table-cell>
        </table:table-row>
        <table:table-row table:style-name="ro1">
          <table:table-cell office:value-type="string">
            <text:p>LV.24</text:p>
          </table:table-cell>
          <table:table-cell office:value-type="string">
            <text:p>Rēzekne Municipality</text:p>
          </table:table-cell>
          <table:table-cell office:value-type="string">
            <text:p>Rezekne Municipality</text:p>
          </table:table-cell>
          <table:table-cell office:value-type="float" office:value="456197">
            <text:p>456197</text:p>
          </table:table-cell>
        </table:table-row>
        <table:table-row table:style-name="ro1">
          <table:table-cell office:value-type="string">
            <text:p>LV.23</text:p>
          </table:table-cell>
          <table:table-cell office:value-type="string">
            <text:p>Rēzekne</text:p>
          </table:table-cell>
          <table:table-cell office:value-type="string">
            <text:p>Rezekne</text:p>
          </table:table-cell>
          <table:table-cell office:value-type="float" office:value="456203">
            <text:p>456203</text:p>
          </table:table-cell>
        </table:table-row>
        <table:table-row table:style-name="ro1">
          <table:table-cell office:value-type="string">
            <text:p>LV.22</text:p>
          </table:table-cell>
          <table:table-cell office:value-type="string">
            <text:p>Preiļu novads</text:p>
          </table:table-cell>
          <table:table-cell office:value-type="string">
            <text:p>Preilu novads</text:p>
          </table:table-cell>
          <table:table-cell office:value-type="float" office:value="456528">
            <text:p>456528</text:p>
          </table:table-cell>
        </table:table-row>
        <table:table-row table:style-name="ro1">
          <table:table-cell office:value-type="string">
            <text:p>LV.21</text:p>
          </table:table-cell>
          <table:table-cell table:number-columns-repeated="2" office:value-type="string">
            <text:p>Ogre</text:p>
          </table:table-cell>
          <table:table-cell office:value-type="float" office:value="457061">
            <text:p>457061</text:p>
          </table:table-cell>
        </table:table-row>
        <table:table-row table:style-name="ro1">
          <table:table-cell office:value-type="string">
            <text:p>LV.20</text:p>
          </table:table-cell>
          <table:table-cell office:value-type="string">
            <text:p>Madona Municipality</text:p>
          </table:table-cell>
          <table:table-cell office:value-type="string">
            <text:p>Madona Municipality</text:p>
          </table:table-cell>
          <table:table-cell office:value-type="float" office:value="457712">
            <text:p>457712</text:p>
          </table:table-cell>
        </table:table-row>
        <table:table-row table:style-name="ro1">
          <table:table-cell office:value-type="string">
            <text:p>LV.19</text:p>
          </table:table-cell>
          <table:table-cell office:value-type="string">
            <text:p>Ludza Municipality</text:p>
          </table:table-cell>
          <table:table-cell office:value-type="string">
            <text:p>Ludza Municipality</text:p>
          </table:table-cell>
          <table:table-cell office:value-type="float" office:value="457773">
            <text:p>457773</text:p>
          </table:table-cell>
        </table:table-row>
        <table:table-row table:style-name="ro1">
          <table:table-cell office:value-type="string">
            <text:p>LV.18</text:p>
          </table:table-cell>
          <table:table-cell office:value-type="string">
            <text:p>Limbaži Municipality</text:p>
          </table:table-cell>
          <table:table-cell office:value-type="string">
            <text:p>Limbazi Municipality</text:p>
          </table:table-cell>
          <table:table-cell office:value-type="float" office:value="457889">
            <text:p>457889</text:p>
          </table:table-cell>
        </table:table-row>
        <table:table-row table:style-name="ro1">
          <table:table-cell office:value-type="string">
            <text:p>LV.16</text:p>
          </table:table-cell>
          <table:table-cell office:value-type="string">
            <text:p>Liepāja</text:p>
          </table:table-cell>
          <table:table-cell office:value-type="string">
            <text:p>Liepaja</text:p>
          </table:table-cell>
          <table:table-cell office:value-type="float" office:value="457955">
            <text:p>457955</text:p>
          </table:table-cell>
        </table:table-row>
        <table:table-row table:style-name="ro1">
          <table:table-cell office:value-type="string">
            <text:p>LV.15</text:p>
          </table:table-cell>
          <table:table-cell office:value-type="string">
            <text:p>Kuldīga Municipality</text:p>
          </table:table-cell>
          <table:table-cell office:value-type="string">
            <text:p>Kuldiga Municipality</text:p>
          </table:table-cell>
          <table:table-cell office:value-type="float" office:value="458459">
            <text:p>458459</text:p>
          </table:table-cell>
        </table:table-row>
        <table:table-row table:style-name="ro1">
          <table:table-cell office:value-type="string">
            <text:p>LV.14</text:p>
          </table:table-cell>
          <table:table-cell office:value-type="string">
            <text:p>Krāslava Municipality</text:p>
          </table:table-cell>
          <table:table-cell office:value-type="string">
            <text:p>Kraslava Municipality</text:p>
          </table:table-cell>
          <table:table-cell office:value-type="float" office:value="458621">
            <text:p>458621</text:p>
          </table:table-cell>
        </table:table-row>
        <table:table-row table:style-name="ro1">
          <table:table-cell office:value-type="string">
            <text:p>LV.13</text:p>
          </table:table-cell>
          <table:table-cell office:value-type="string">
            <text:p>Jūrmala</text:p>
          </table:table-cell>
          <table:table-cell office:value-type="string">
            <text:p>Jurmala</text:p>
          </table:table-cell>
          <table:table-cell office:value-type="float" office:value="459202">
            <text:p>459202</text:p>
          </table:table-cell>
        </table:table-row>
        <table:table-row table:style-name="ro1">
          <table:table-cell office:value-type="string">
            <text:p>LV.12</text:p>
          </table:table-cell>
          <table:table-cell table:number-columns-repeated="2" office:value-type="string">
            <text:p>Jelgava Municipality</text:p>
          </table:table-cell>
          <table:table-cell office:value-type="float" office:value="459278">
            <text:p>459278</text:p>
          </table:table-cell>
        </table:table-row>
        <table:table-row table:style-name="ro1">
          <table:table-cell office:value-type="string">
            <text:p>LV.11</text:p>
          </table:table-cell>
          <table:table-cell table:number-columns-repeated="2" office:value-type="string">
            <text:p>Jelgava</text:p>
          </table:table-cell>
          <table:table-cell office:value-type="float" office:value="459281">
            <text:p>459281</text:p>
          </table:table-cell>
        </table:table-row>
        <table:table-row table:style-name="ro1">
          <table:table-cell office:value-type="string">
            <text:p>LV.10</text:p>
          </table:table-cell>
          <table:table-cell office:value-type="string">
            <text:p>Jēkabpils Municipality</text:p>
          </table:table-cell>
          <table:table-cell office:value-type="string">
            <text:p>Jekabpils Municipality</text:p>
          </table:table-cell>
          <table:table-cell office:value-type="float" office:value="459282">
            <text:p>459282</text:p>
          </table:table-cell>
        </table:table-row>
        <table:table-row table:style-name="ro1">
          <table:table-cell office:value-type="string">
            <text:p>LV.09</text:p>
          </table:table-cell>
          <table:table-cell office:value-type="string">
            <text:p>Gulbene Municipality</text:p>
          </table:table-cell>
          <table:table-cell office:value-type="string">
            <text:p>Gulbene Municipality</text:p>
          </table:table-cell>
          <table:table-cell office:value-type="float" office:value="459664">
            <text:p>459664</text:p>
          </table:table-cell>
        </table:table-row>
        <table:table-row table:style-name="ro1">
          <table:table-cell office:value-type="string">
            <text:p>LV.08</text:p>
          </table:table-cell>
          <table:table-cell office:value-type="string">
            <text:p>Dobele Municipality</text:p>
          </table:table-cell>
          <table:table-cell office:value-type="string">
            <text:p>Dobele Municipality</text:p>
          </table:table-cell>
          <table:table-cell office:value-type="float" office:value="460311">
            <text:p>460311</text:p>
          </table:table-cell>
        </table:table-row>
        <table:table-row table:style-name="ro1">
          <table:table-cell office:value-type="string">
            <text:p>LV.06</text:p>
          </table:table-cell>
          <table:table-cell table:number-columns-repeated="2" office:value-type="string">
            <text:p>Daugavpils</text:p>
          </table:table-cell>
          <table:table-cell office:value-type="float" office:value="460414">
            <text:p>460414</text:p>
          </table:table-cell>
        </table:table-row>
        <table:table-row table:style-name="ro1">
          <table:table-cell office:value-type="string">
            <text:p>LV.05</text:p>
          </table:table-cell>
          <table:table-cell office:value-type="string">
            <text:p>Cēsis Municipality</text:p>
          </table:table-cell>
          <table:table-cell office:value-type="string">
            <text:p>Cesis Municipality</text:p>
          </table:table-cell>
          <table:table-cell office:value-type="float" office:value="460569">
            <text:p>460569</text:p>
          </table:table-cell>
        </table:table-row>
        <table:table-row table:style-name="ro1">
          <table:table-cell office:value-type="string">
            <text:p>LV.04</text:p>
          </table:table-cell>
          <table:table-cell office:value-type="string">
            <text:p>Bauska Municipality</text:p>
          </table:table-cell>
          <table:table-cell office:value-type="string">
            <text:p>Bauska Municipality</text:p>
          </table:table-cell>
          <table:table-cell office:value-type="float" office:value="461112">
            <text:p>461112</text:p>
          </table:table-cell>
        </table:table-row>
        <table:table-row table:style-name="ro1">
          <table:table-cell office:value-type="string">
            <text:p>LV.03</text:p>
          </table:table-cell>
          <table:table-cell office:value-type="string">
            <text:p>Balvi Municipality</text:p>
          </table:table-cell>
          <table:table-cell office:value-type="string">
            <text:p>Balvi Municipality</text:p>
          </table:table-cell>
          <table:table-cell office:value-type="float" office:value="461160">
            <text:p>461160</text:p>
          </table:table-cell>
        </table:table-row>
        <table:table-row table:style-name="ro1">
          <table:table-cell office:value-type="string">
            <text:p>LV.02</text:p>
          </table:table-cell>
          <table:table-cell office:value-type="string">
            <text:p>Alūksne Municipality</text:p>
          </table:table-cell>
          <table:table-cell office:value-type="string">
            <text:p>Aluksne Municipality</text:p>
          </table:table-cell>
          <table:table-cell office:value-type="float" office:value="461525">
            <text:p>461525</text:p>
          </table:table-cell>
        </table:table-row>
        <table:table-row table:style-name="ro1">
          <table:table-cell office:value-type="string">
            <text:p>LV.01</text:p>
          </table:table-cell>
          <table:table-cell office:value-type="string">
            <text:p>Aizkraukle Municipality</text:p>
          </table:table-cell>
          <table:table-cell office:value-type="string">
            <text:p>Aizkraukle Municipality</text:p>
          </table:table-cell>
          <table:table-cell office:value-type="float" office:value="461613">
            <text:p>461613</text:p>
          </table:table-cell>
        </table:table-row>
        <table:table-row table:style-name="ro1">
          <table:table-cell office:value-type="string">
            <text:p>LV.95</text:p>
          </table:table-cell>
          <table:table-cell office:value-type="string">
            <text:p>Mārupe</text:p>
          </table:table-cell>
          <table:table-cell office:value-type="string">
            <text:p>Marupe</text:p>
          </table:table-cell>
          <table:table-cell office:value-type="float" office:value="7628319">
            <text:p>7628319</text:p>
          </table:table-cell>
        </table:table-row>
        <table:table-row table:style-name="ro1">
          <table:table-cell office:value-type="string">
            <text:p>LV.A2</text:p>
          </table:table-cell>
          <table:table-cell office:value-type="string">
            <text:p>Olaine</text:p>
          </table:table-cell>
          <table:table-cell office:value-type="string">
            <text:p>Olaine</text:p>
          </table:table-cell>
          <table:table-cell office:value-type="float" office:value="7628320">
            <text:p>7628320</text:p>
          </table:table-cell>
        </table:table-row>
        <table:table-row table:style-name="ro1">
          <table:table-cell office:value-type="string">
            <text:p>LV.80</text:p>
          </table:table-cell>
          <table:table-cell office:value-type="string">
            <text:p>Ķekava</text:p>
          </table:table-cell>
          <table:table-cell office:value-type="string">
            <text:p>Kekava</text:p>
          </table:table-cell>
          <table:table-cell office:value-type="float" office:value="7628322">
            <text:p>7628322</text:p>
          </table:table-cell>
        </table:table-row>
        <table:table-row table:style-name="ro1">
          <table:table-cell office:value-type="string">
            <text:p>LV.C3</text:p>
          </table:table-cell>
          <table:table-cell office:value-type="string">
            <text:p>Salaspils Municipality</text:p>
          </table:table-cell>
          <table:table-cell office:value-type="string">
            <text:p>Salaspils Municipality</text:p>
          </table:table-cell>
          <table:table-cell office:value-type="float" office:value="7628323">
            <text:p>7628323</text:p>
          </table:table-cell>
        </table:table-row>
        <table:table-row table:style-name="ro1">
          <table:table-cell office:value-type="string">
            <text:p>LV.34</text:p>
          </table:table-cell>
          <table:table-cell office:value-type="string">
            <text:p>Ādaži</text:p>
          </table:table-cell>
          <table:table-cell office:value-type="string">
            <text:p>Adazi</text:p>
          </table:table-cell>
          <table:table-cell office:value-type="float" office:value="7628327">
            <text:p>7628327</text:p>
          </table:table-cell>
        </table:table-row>
        <table:table-row table:style-name="ro1">
          <table:table-cell office:value-type="string">
            <text:p>LV.90</text:p>
          </table:table-cell>
          <table:table-cell office:value-type="string">
            <text:p>Līvāni</text:p>
          </table:table-cell>
          <table:table-cell office:value-type="string">
            <text:p>Livani</text:p>
          </table:table-cell>
          <table:table-cell office:value-type="float" office:value="7628341">
            <text:p>7628341</text:p>
          </table:table-cell>
        </table:table-row>
        <table:table-row table:style-name="ro1">
          <table:table-cell office:value-type="string">
            <text:p>LV.E1</text:p>
          </table:table-cell>
          <table:table-cell office:value-type="string">
            <text:p>Varakļāni Municipality</text:p>
          </table:table-cell>
          <table:table-cell office:value-type="string">
            <text:p>Varaklani Municipality</text:p>
          </table:table-cell>
          <table:table-cell office:value-type="float" office:value="7628342">
            <text:p>7628342</text:p>
          </table:table-cell>
        </table:table-row>
        <table:table-row table:style-name="ro1">
          <table:table-cell office:value-type="string">
            <text:p>LV.B5</text:p>
          </table:table-cell>
          <table:table-cell office:value-type="string">
            <text:p>Ropaži Municipality</text:p>
          </table:table-cell>
          <table:table-cell office:value-type="string">
            <text:p>Ropazi Municipality</text:p>
          </table:table-cell>
          <table:table-cell office:value-type="float" office:value="7628359">
            <text:p>7628359</text:p>
          </table:table-cell>
        </table:table-row>
        <table:table-row table:style-name="ro1">
          <table:table-cell office:value-type="string">
            <text:p>LV.C7</text:p>
          </table:table-cell>
          <table:table-cell office:value-type="string">
            <text:p>Sigulda Municipality</text:p>
          </table:table-cell>
          <table:table-cell office:value-type="string">
            <text:p>Sigulda Municipality</text:p>
          </table:table-cell>
          <table:table-cell office:value-type="float" office:value="7628362">
            <text:p>7628362</text:p>
          </table:table-cell>
        </table:table-row>
        <table:table-row table:style-name="ro1">
          <table:table-cell office:value-type="string">
            <text:p>LV.C5</text:p>
          </table:table-cell>
          <table:table-cell office:value-type="string">
            <text:p>Saulkrasti Municipality</text:p>
          </table:table-cell>
          <table:table-cell office:value-type="string">
            <text:p>Saulkrasti Municipality</text:p>
          </table:table-cell>
          <table:table-cell office:value-type="float" office:value="7628366">
            <text:p>7628366</text:p>
          </table:table-cell>
        </table:table-row>
        <table:table-row table:style-name="ro1">
          <table:table-cell office:value-type="string">
            <text:p>LV.D1</text:p>
          </table:table-cell>
          <table:table-cell office:value-type="string">
            <text:p>Smiltene Municipality</text:p>
          </table:table-cell>
          <table:table-cell office:value-type="string">
            <text:p>Smiltene Municipality</text:p>
          </table:table-cell>
          <table:table-cell office:value-type="float" office:value="7628380">
            <text:p>7628380</text:p>
          </table:table-cell>
        </table:table-row>
        <table:table-row table:style-name="ro1">
          <table:table-cell office:value-type="string">
            <text:p>LV.DN</text:p>
          </table:table-cell>
          <table:table-cell office:value-type="string">
            <text:p>South Kurzeme Municipality</text:p>
          </table:table-cell>
          <table:table-cell office:value-type="string">
            <text:p>South Kurzeme Municipality</text:p>
          </table:table-cell>
          <table:table-cell office:value-type="float" office:value="12276857">
            <text:p>12276857</text:p>
          </table:table-cell>
        </table:table-row>
        <table:table-row table:style-name="ro1">
          <table:table-cell office:value-type="string">
            <text:p>LV.AN</text:p>
          </table:table-cell>
          <table:table-cell office:value-type="string">
            <text:p>Augšdaugava Municipality</text:p>
          </table:table-cell>
          <table:table-cell office:value-type="string">
            <text:p>Augsdaugava Municipality</text:p>
          </table:table-cell>
          <table:table-cell office:value-type="float" office:value="12276858">
            <text:p>12276858</text:p>
          </table:table-cell>
        </table:table-row>
        <table:table-row table:style-name="ro1">
          <table:table-cell office:value-type="string">
            <text:p>LY.70</text:p>
          </table:table-cell>
          <table:table-cell office:value-type="string">
            <text:p>Darnah</text:p>
          </table:table-cell>
          <table:table-cell office:value-type="string">
            <text:p>Darnah</text:p>
          </table:table-cell>
          <table:table-cell office:value-type="float" office:value="87204">
            <text:p>87204</text:p>
          </table:table-cell>
        </table:table-row>
        <table:table-row table:style-name="ro1">
          <table:table-cell office:value-type="string">
            <text:p>LY.69</text:p>
          </table:table-cell>
          <table:table-cell office:value-type="string">
            <text:p>Banghāzī</text:p>
          </table:table-cell>
          <table:table-cell office:value-type="string">
            <text:p>Banghazi</text:p>
          </table:table-cell>
          <table:table-cell office:value-type="float" office:value="88318">
            <text:p>88318</text:p>
          </table:table-cell>
        </table:table-row>
        <table:table-row table:style-name="ro1">
          <table:table-cell office:value-type="string">
            <text:p>LY.66</text:p>
          </table:table-cell>
          <table:table-cell office:value-type="string">
            <text:p>Al Marj</text:p>
          </table:table-cell>
          <table:table-cell office:value-type="string">
            <text:p>Al Marj</text:p>
          </table:table-cell>
          <table:table-cell office:value-type="float" office:value="88904">
            <text:p>88904</text:p>
          </table:table-cell>
        </table:table-row>
        <table:table-row table:style-name="ro1">
          <table:table-cell office:value-type="string">
            <text:p>LY.65</text:p>
          </table:table-cell>
          <table:table-cell office:value-type="string">
            <text:p>Al Kufrah</text:p>
          </table:table-cell>
          <table:table-cell office:value-type="string">
            <text:p>Al Kufrah</text:p>
          </table:table-cell>
          <table:table-cell office:value-type="float" office:value="88932">
            <text:p>88932</text:p>
          </table:table-cell>
        </table:table-row>
        <table:table-row table:style-name="ro1">
          <table:table-cell office:value-type="string">
            <text:p>LY.63</text:p>
          </table:table-cell>
          <table:table-cell office:value-type="string">
            <text:p>Al Jabal al Akhḑar</text:p>
          </table:table-cell>
          <table:table-cell office:value-type="string">
            <text:p>Al Jabal al Akhdar</text:p>
          </table:table-cell>
          <table:table-cell office:value-type="float" office:value="443289">
            <text:p>443289</text:p>
          </table:table-cell>
        </table:table-row>
        <table:table-row table:style-name="ro1">
          <table:table-cell office:value-type="string">
            <text:p>LY.77</text:p>
          </table:table-cell>
          <table:table-cell table:number-columns-repeated="2" office:value-type="string">
            <text:p>Tripoli</text:p>
          </table:table-cell>
          <table:table-cell office:value-type="float" office:value="2210245">
            <text:p>2210245</text:p>
          </table:table-cell>
        </table:table-row>
        <table:table-row table:style-name="ro1">
          <table:table-cell office:value-type="string">
            <text:p>LY.76</text:p>
          </table:table-cell>
          <table:table-cell office:value-type="string">
            <text:p>Surt</text:p>
          </table:table-cell>
          <table:table-cell office:value-type="string">
            <text:p>Surt</text:p>
          </table:table-cell>
          <table:table-cell office:value-type="float" office:value="2210553">
            <text:p>2210553</text:p>
          </table:table-cell>
        </table:table-row>
        <table:table-row table:style-name="ro1">
          <table:table-cell office:value-type="string">
            <text:p>LY.75</text:p>
          </table:table-cell>
          <table:table-cell table:number-columns-repeated="2" office:value-type="string">
            <text:p>Sabha District</text:p>
          </table:table-cell>
          <table:table-cell office:value-type="float" office:value="2212774">
            <text:p>2212774</text:p>
          </table:table-cell>
        </table:table-row>
        <table:table-row table:style-name="ro1">
          <table:table-cell office:value-type="string">
            <text:p>LY.74</text:p>
          </table:table-cell>
          <table:table-cell office:value-type="string">
            <text:p>Nālūt</text:p>
          </table:table-cell>
          <table:table-cell office:value-type="string">
            <text:p>Nalut</text:p>
          </table:table-cell>
          <table:table-cell office:value-type="float" office:value="2214432">
            <text:p>2214432</text:p>
          </table:table-cell>
        </table:table-row>
        <table:table-row table:style-name="ro1">
          <table:table-cell office:value-type="string">
            <text:p>LY.73</text:p>
          </table:table-cell>
          <table:table-cell office:value-type="string">
            <text:p>Murzuq District</text:p>
          </table:table-cell>
          <table:table-cell office:value-type="string">
            <text:p>Murzuq District</text:p>
          </table:table-cell>
          <table:table-cell office:value-type="float" office:value="2214602">
            <text:p>2214602</text:p>
          </table:table-cell>
        </table:table-row>
        <table:table-row table:style-name="ro1">
          <table:table-cell office:value-type="string">
            <text:p>LY.72</text:p>
          </table:table-cell>
          <table:table-cell office:value-type="string">
            <text:p>Mişrātah</text:p>
          </table:table-cell>
          <table:table-cell office:value-type="string">
            <text:p>Misratah</text:p>
          </table:table-cell>
          <table:table-cell office:value-type="float" office:value="2214845">
            <text:p>2214845</text:p>
          </table:table-cell>
        </table:table-row>
        <table:table-row table:style-name="ro1">
          <table:table-cell office:value-type="string">
            <text:p>LY.71</text:p>
          </table:table-cell>
          <table:table-cell office:value-type="string">
            <text:p>Ghāt</text:p>
          </table:table-cell>
          <table:table-cell office:value-type="string">
            <text:p>Ghat</text:p>
          </table:table-cell>
          <table:table-cell office:value-type="float" office:value="2217350">
            <text:p>2217350</text:p>
          </table:table-cell>
        </table:table-row>
        <table:table-row table:style-name="ro1">
          <table:table-cell office:value-type="string">
            <text:p>LY.68</text:p>
          </table:table-cell>
          <table:table-cell office:value-type="string">
            <text:p>Az Zāwiyah</text:p>
          </table:table-cell>
          <table:table-cell office:value-type="string">
            <text:p>Az Zawiyah</text:p>
          </table:table-cell>
          <table:table-cell office:value-type="float" office:value="2218972">
            <text:p>2218972</text:p>
          </table:table-cell>
        </table:table-row>
        <table:table-row table:style-name="ro1">
          <table:table-cell office:value-type="string">
            <text:p>LY.78</text:p>
          </table:table-cell>
          <table:table-cell office:value-type="string">
            <text:p>Ash Shāţiʼ</text:p>
          </table:table-cell>
          <table:table-cell office:value-type="string">
            <text:p>Wadi ash Shati'</text:p>
          </table:table-cell>
          <table:table-cell office:value-type="float" office:value="2219413">
            <text:p>2219413</text:p>
          </table:table-cell>
        </table:table-row>
        <table:table-row table:style-name="ro1">
          <table:table-cell office:value-type="string">
            <text:p>LY.64</text:p>
          </table:table-cell>
          <table:table-cell office:value-type="string">
            <text:p>Al Jufrah</text:p>
          </table:table-cell>
          <table:table-cell office:value-type="string">
            <text:p>Al Jufrah</text:p>
          </table:table-cell>
          <table:table-cell office:value-type="float" office:value="2219944">
            <text:p>2219944</text:p>
          </table:table-cell>
        </table:table-row>
        <table:table-row table:style-name="ro1">
          <table:table-cell office:value-type="string">
            <text:p>LY.67</text:p>
          </table:table-cell>
          <table:table-cell office:value-type="string">
            <text:p>An Nuqāţ al Khams</text:p>
          </table:table-cell>
          <table:table-cell office:value-type="string">
            <text:p>An Nuqat al Khams</text:p>
          </table:table-cell>
          <table:table-cell office:value-type="float" office:value="2593778">
            <text:p>2593778</text:p>
          </table:table-cell>
        </table:table-row>
        <table:table-row table:style-name="ro1">
          <table:table-cell office:value-type="string">
            <text:p>LY.79</text:p>
          </table:table-cell>
          <table:table-cell office:value-type="string">
            <text:p>Al Buţnān</text:p>
          </table:table-cell>
          <table:table-cell office:value-type="string">
            <text:p>Al Butnan</text:p>
          </table:table-cell>
          <table:table-cell office:value-type="float" office:value="7602688">
            <text:p>7602688</text:p>
          </table:table-cell>
        </table:table-row>
        <table:table-row table:style-name="ro1">
          <table:table-cell office:value-type="string">
            <text:p>LY.80</text:p>
          </table:table-cell>
          <table:table-cell office:value-type="string">
            <text:p>Jabal al Gharbi</text:p>
          </table:table-cell>
          <table:table-cell office:value-type="string">
            <text:p>Jabal al Gharbi</text:p>
          </table:table-cell>
          <table:table-cell office:value-type="float" office:value="7602689">
            <text:p>7602689</text:p>
          </table:table-cell>
        </table:table-row>
        <table:table-row table:style-name="ro1">
          <table:table-cell office:value-type="string">
            <text:p>LY.81</text:p>
          </table:table-cell>
          <table:table-cell office:value-type="string">
            <text:p>Al Jafārah</text:p>
          </table:table-cell>
          <table:table-cell office:value-type="string">
            <text:p>Al Jafarah</text:p>
          </table:table-cell>
          <table:table-cell office:value-type="float" office:value="7602690">
            <text:p>7602690</text:p>
          </table:table-cell>
        </table:table-row>
        <table:table-row table:style-name="ro1">
          <table:table-cell office:value-type="string">
            <text:p>LY.82</text:p>
          </table:table-cell>
          <table:table-cell office:value-type="string">
            <text:p>Al Marqab</text:p>
          </table:table-cell>
          <table:table-cell office:value-type="string">
            <text:p>Al Marqab</text:p>
          </table:table-cell>
          <table:table-cell office:value-type="float" office:value="7602691">
            <text:p>7602691</text:p>
          </table:table-cell>
        </table:table-row>
        <table:table-row table:style-name="ro1">
          <table:table-cell office:value-type="string">
            <text:p>LY.83</text:p>
          </table:table-cell>
          <table:table-cell office:value-type="string">
            <text:p>Al Wāḩāt</text:p>
          </table:table-cell>
          <table:table-cell office:value-type="string">
            <text:p>Al Wahat</text:p>
          </table:table-cell>
          <table:table-cell office:value-type="float" office:value="7602692">
            <text:p>7602692</text:p>
          </table:table-cell>
        </table:table-row>
        <table:table-row table:style-name="ro1">
          <table:table-cell office:value-type="string">
            <text:p>LY.84</text:p>
          </table:table-cell>
          <table:table-cell office:value-type="string">
            <text:p>Wādī al Ḩayāt</text:p>
          </table:table-cell>
          <table:table-cell office:value-type="string">
            <text:p>Wadi al Hayat</text:p>
          </table:table-cell>
          <table:table-cell office:value-type="float" office:value="7602693">
            <text:p>7602693</text:p>
          </table:table-cell>
        </table:table-row>
        <table:table-row table:style-name="ro1">
          <table:table-cell office:value-type="string">
            <text:p>MA.01</text:p>
          </table:table-cell>
          <table:table-cell office:value-type="string">
            <text:p>Tanger-Tetouan-Al Hoceima</text:p>
          </table:table-cell>
          <table:table-cell office:value-type="string">
            <text:p>Tanger-Tetouan-Al Hoceima</text:p>
          </table:table-cell>
          <table:table-cell office:value-type="float" office:value="11281874">
            <text:p>11281874</text:p>
          </table:table-cell>
        </table:table-row>
        <table:table-row table:style-name="ro1">
          <table:table-cell office:value-type="string">
            <text:p>MA.02</text:p>
          </table:table-cell>
          <table:table-cell table:number-columns-repeated="2" office:value-type="string">
            <text:p>Oriental</text:p>
          </table:table-cell>
          <table:table-cell office:value-type="float" office:value="11281875">
            <text:p>11281875</text:p>
          </table:table-cell>
        </table:table-row>
        <table:table-row table:style-name="ro1">
          <table:table-cell office:value-type="string">
            <text:p>MA.03</text:p>
          </table:table-cell>
          <table:table-cell office:value-type="string">
            <text:p>Fès-Meknès</text:p>
          </table:table-cell>
          <table:table-cell office:value-type="string">
            <text:p>Fes-Meknes</text:p>
          </table:table-cell>
          <table:table-cell office:value-type="float" office:value="11281876">
            <text:p>11281876</text:p>
          </table:table-cell>
        </table:table-row>
        <table:table-row table:style-name="ro1">
          <table:table-cell office:value-type="string">
            <text:p>MA.04</text:p>
          </table:table-cell>
          <table:table-cell office:value-type="string">
            <text:p>Rabat-Salé-Kénitra</text:p>
          </table:table-cell>
          <table:table-cell office:value-type="string">
            <text:p>Rabat-Sale-Kenitra</text:p>
          </table:table-cell>
          <table:table-cell office:value-type="float" office:value="11281877">
            <text:p>11281877</text:p>
          </table:table-cell>
        </table:table-row>
        <table:table-row table:style-name="ro1">
          <table:table-cell office:value-type="string">
            <text:p>MA.05</text:p>
          </table:table-cell>
          <table:table-cell office:value-type="string">
            <text:p>Béni Mellal-Khénifra</text:p>
          </table:table-cell>
          <table:table-cell office:value-type="string">
            <text:p>Beni Mellal-Khenifra</text:p>
          </table:table-cell>
          <table:table-cell office:value-type="float" office:value="11281878">
            <text:p>11281878</text:p>
          </table:table-cell>
        </table:table-row>
        <table:table-row table:style-name="ro1">
          <table:table-cell office:value-type="string">
            <text:p>MA.06</text:p>
          </table:table-cell>
          <table:table-cell office:value-type="string">
            <text:p>Casablanca-Settat</text:p>
          </table:table-cell>
          <table:table-cell office:value-type="string">
            <text:p>Casablanca-Settat</text:p>
          </table:table-cell>
          <table:table-cell office:value-type="float" office:value="11281879">
            <text:p>11281879</text:p>
          </table:table-cell>
        </table:table-row>
        <table:table-row table:style-name="ro1">
          <table:table-cell office:value-type="string">
            <text:p>MA.07</text:p>
          </table:table-cell>
          <table:table-cell table:number-columns-repeated="2" office:value-type="string">
            <text:p>Marrakesh-Safi</text:p>
          </table:table-cell>
          <table:table-cell office:value-type="float" office:value="11281880">
            <text:p>11281880</text:p>
          </table:table-cell>
        </table:table-row>
        <table:table-row table:style-name="ro1">
          <table:table-cell office:value-type="string">
            <text:p>MA.08</text:p>
          </table:table-cell>
          <table:table-cell office:value-type="string">
            <text:p>Drâa-Tafilalet</text:p>
          </table:table-cell>
          <table:table-cell office:value-type="string">
            <text:p>Draa-Tafilalet</text:p>
          </table:table-cell>
          <table:table-cell office:value-type="float" office:value="11281881">
            <text:p>11281881</text:p>
          </table:table-cell>
        </table:table-row>
        <table:table-row table:style-name="ro1">
          <table:table-cell office:value-type="string">
            <text:p>MA.09</text:p>
          </table:table-cell>
          <table:table-cell office:value-type="string">
            <text:p>Souss-Massa</text:p>
          </table:table-cell>
          <table:table-cell office:value-type="string">
            <text:p>Souss-Massa</text:p>
          </table:table-cell>
          <table:table-cell office:value-type="float" office:value="11281882">
            <text:p>11281882</text:p>
          </table:table-cell>
        </table:table-row>
        <table:table-row table:style-name="ro1">
          <table:table-cell office:value-type="string">
            <text:p>MA.10</text:p>
          </table:table-cell>
          <table:table-cell office:value-type="string">
            <text:p>Guelmim-Oued Noun</text:p>
          </table:table-cell>
          <table:table-cell office:value-type="string">
            <text:p>Guelmim-Oued Noun</text:p>
          </table:table-cell>
          <table:table-cell office:value-type="float" office:value="11281884">
            <text:p>11281884</text:p>
          </table:table-cell>
        </table:table-row>
        <table:table-row table:style-name="ro1">
          <table:table-cell office:value-type="string">
            <text:p>MA.11</text:p>
          </table:table-cell>
          <table:table-cell office:value-type="string">
            <text:p>Laâyoune-Sakia El Hamra</text:p>
          </table:table-cell>
          <table:table-cell office:value-type="string">
            <text:p>Laayoune-Sakia El Hamra</text:p>
          </table:table-cell>
          <table:table-cell office:value-type="float" office:value="11281885">
            <text:p>11281885</text:p>
          </table:table-cell>
        </table:table-row>
        <table:table-row table:style-name="ro1">
          <table:table-cell office:value-type="string">
            <text:p>MA.12</text:p>
          </table:table-cell>
          <table:table-cell office:value-type="string">
            <text:p>Dakhla-Oued Ed-Dahab</text:p>
          </table:table-cell>
          <table:table-cell office:value-type="string">
            <text:p>Dakhla-Oued Ed-Dahab</text:p>
          </table:table-cell>
          <table:table-cell office:value-type="float" office:value="11281886">
            <text:p>11281886</text:p>
          </table:table-cell>
        </table:table-row>
        <table:table-row table:style-name="ro1">
          <table:table-cell office:value-type="string">
            <text:p>MC.00</text:p>
          </table:table-cell>
          <table:table-cell table:number-columns-repeated="2" office:value-type="string">
            <text:p>Municipality of Monaco</text:p>
          </table:table-cell>
          <table:table-cell office:value-type="float" office:value="3319178">
            <text:p>3319178</text:p>
          </table:table-cell>
        </table:table-row>
        <table:table-row table:style-name="ro1">
          <table:table-cell office:value-type="string">
            <text:p>MD.73</text:p>
          </table:table-cell>
          <table:table-cell office:value-type="string">
            <text:p>Raionul Edineţ</text:p>
          </table:table-cell>
          <table:table-cell office:value-type="string">
            <text:p>Raionul Edinet</text:p>
          </table:table-cell>
          <table:table-cell office:value-type="float" office:value="617077">
            <text:p>617077</text:p>
          </table:table-cell>
        </table:table-row>
        <table:table-row table:style-name="ro1">
          <table:table-cell office:value-type="string">
            <text:p>MD.92</text:p>
          </table:table-cell>
          <table:table-cell office:value-type="string">
            <text:p>Ungheni</text:p>
          </table:table-cell>
          <table:table-cell office:value-type="string">
            <text:p>Ungheni</text:p>
          </table:table-cell>
          <table:table-cell office:value-type="float" office:value="617181">
            <text:p>617181</text:p>
          </table:table-cell>
        </table:table-row>
        <table:table-row table:style-name="ro1">
          <table:table-cell office:value-type="string">
            <text:p>MD.91</text:p>
          </table:table-cell>
          <table:table-cell office:value-type="string">
            <text:p>Teleneşti</text:p>
          </table:table-cell>
          <table:table-cell office:value-type="string">
            <text:p>Telenesti</text:p>
          </table:table-cell>
          <table:table-cell office:value-type="float" office:value="617255">
            <text:p>617255</text:p>
          </table:table-cell>
        </table:table-row>
        <table:table-row table:style-name="ro1">
          <table:table-cell office:value-type="string">
            <text:p>MD.90</text:p>
          </table:table-cell>
          <table:table-cell office:value-type="string">
            <text:p>Taraclia</text:p>
          </table:table-cell>
          <table:table-cell office:value-type="string">
            <text:p>Taraclia</text:p>
          </table:table-cell>
          <table:table-cell office:value-type="float" office:value="617264">
            <text:p>617264</text:p>
          </table:table-cell>
        </table:table-row>
        <table:table-row table:style-name="ro1">
          <table:table-cell office:value-type="string">
            <text:p>MD.88</text:p>
          </table:table-cell>
          <table:table-cell office:value-type="string">
            <text:p>Ştefan-Vodă</text:p>
          </table:table-cell>
          <table:table-cell office:value-type="string">
            <text:p>Stefan-Voda</text:p>
          </table:table-cell>
          <table:table-cell office:value-type="float" office:value="617283">
            <text:p>617283</text:p>
          </table:table-cell>
        </table:table-row>
        <table:table-row table:style-name="ro1">
          <table:table-cell office:value-type="string">
            <text:p>MD.89</text:p>
          </table:table-cell>
          <table:table-cell office:value-type="string">
            <text:p>Strășeni</text:p>
          </table:table-cell>
          <table:table-cell office:value-type="string">
            <text:p>Straseni</text:p>
          </table:table-cell>
          <table:table-cell office:value-type="float" office:value="617301">
            <text:p>617301</text:p>
          </table:table-cell>
        </table:table-row>
        <table:table-row table:style-name="ro1">
          <table:table-cell office:value-type="string">
            <text:p>MD.87</text:p>
          </table:table-cell>
          <table:table-cell office:value-type="string">
            <text:p>Soroca District</text:p>
          </table:table-cell>
          <table:table-cell office:value-type="string">
            <text:p>Soroca District</text:p>
          </table:table-cell>
          <table:table-cell office:value-type="float" office:value="617366">
            <text:p>617366</text:p>
          </table:table-cell>
        </table:table-row>
        <table:table-row table:style-name="ro1">
          <table:table-cell office:value-type="string">
            <text:p>MD.84</text:p>
          </table:table-cell>
          <table:table-cell office:value-type="string">
            <text:p>Rîşcani</text:p>
          </table:table-cell>
          <table:table-cell office:value-type="string">
            <text:p>Riscani</text:p>
          </table:table-cell>
          <table:table-cell office:value-type="float" office:value="617483">
            <text:p>617483</text:p>
          </table:table-cell>
        </table:table-row>
        <table:table-row table:style-name="ro1">
          <table:table-cell office:value-type="string">
            <text:p>MD.83</text:p>
          </table:table-cell>
          <table:table-cell office:value-type="string">
            <text:p>Rezina</text:p>
          </table:table-cell>
          <table:table-cell office:value-type="string">
            <text:p>Rezina</text:p>
          </table:table-cell>
          <table:table-cell office:value-type="float" office:value="617501">
            <text:p>617501</text:p>
          </table:table-cell>
        </table:table-row>
        <table:table-row table:style-name="ro1">
          <table:table-cell office:value-type="string">
            <text:p>MD.82</text:p>
          </table:table-cell>
          <table:table-cell office:value-type="string">
            <text:p>Orhei</text:p>
          </table:table-cell>
          <table:table-cell office:value-type="string">
            <text:p>Orhei</text:p>
          </table:table-cell>
          <table:table-cell office:value-type="float" office:value="617639">
            <text:p>617639</text:p>
          </table:table-cell>
        </table:table-row>
        <table:table-row table:style-name="ro1">
          <table:table-cell office:value-type="string">
            <text:p>MD.81</text:p>
          </table:table-cell>
          <table:table-cell office:value-type="string">
            <text:p>Raionul Ocniţa</text:p>
          </table:table-cell>
          <table:table-cell office:value-type="string">
            <text:p>Raionul Ocnita</text:p>
          </table:table-cell>
          <table:table-cell office:value-type="float" office:value="617656">
            <text:p>617656</text:p>
          </table:table-cell>
        </table:table-row>
        <table:table-row table:style-name="ro1">
          <table:table-cell office:value-type="string">
            <text:p>MD.59</text:p>
          </table:table-cell>
          <table:table-cell office:value-type="string">
            <text:p>Anenii Noi</text:p>
          </table:table-cell>
          <table:table-cell office:value-type="string">
            <text:p>Anenii Noi</text:p>
          </table:table-cell>
          <table:table-cell office:value-type="float" office:value="617715">
            <text:p>617715</text:p>
          </table:table-cell>
        </table:table-row>
        <table:table-row table:style-name="ro1">
          <table:table-cell office:value-type="string">
            <text:p>MD.80</text:p>
          </table:table-cell>
          <table:table-cell office:value-type="string">
            <text:p>Nisporeni</text:p>
          </table:table-cell>
          <table:table-cell office:value-type="string">
            <text:p>Nisporeni</text:p>
          </table:table-cell>
          <table:table-cell office:value-type="float" office:value="617754">
            <text:p>617754</text:p>
          </table:table-cell>
        </table:table-row>
        <table:table-row table:style-name="ro1">
          <table:table-cell office:value-type="string">
            <text:p>MD.79</text:p>
          </table:table-cell>
          <table:table-cell office:value-type="string">
            <text:p>Leova</text:p>
          </table:table-cell>
          <table:table-cell office:value-type="string">
            <text:p>Leova</text:p>
          </table:table-cell>
          <table:table-cell office:value-type="float" office:value="617903">
            <text:p>617903</text:p>
          </table:table-cell>
        </table:table-row>
        <table:table-row table:style-name="ro1">
          <table:table-cell office:value-type="string">
            <text:p>MD.85</text:p>
          </table:table-cell>
          <table:table-cell office:value-type="string">
            <text:p>Sîngerei</text:p>
          </table:table-cell>
          <table:table-cell office:value-type="string">
            <text:p>Singerei</text:p>
          </table:table-cell>
          <table:table-cell office:value-type="float" office:value="617913">
            <text:p>617913</text:p>
          </table:table-cell>
        </table:table-row>
        <table:table-row table:style-name="ro1">
          <table:table-cell office:value-type="string">
            <text:p>MD.69</text:p>
          </table:table-cell>
          <table:table-cell office:value-type="string">
            <text:p>Criuleni</text:p>
          </table:table-cell>
          <table:table-cell office:value-type="string">
            <text:p>Criuleni</text:p>
          </table:table-cell>
          <table:table-cell office:value-type="float" office:value="617962">
            <text:p>617962</text:p>
          </table:table-cell>
        </table:table-row>
        <table:table-row table:style-name="ro1">
          <table:table-cell office:value-type="string">
            <text:p>MD.78</text:p>
          </table:table-cell>
          <table:table-cell office:value-type="string">
            <text:p>Ialoveni</text:p>
          </table:table-cell>
          <table:table-cell office:value-type="string">
            <text:p>Ialoveni</text:p>
          </table:table-cell>
          <table:table-cell office:value-type="float" office:value="617991">
            <text:p>617991</text:p>
          </table:table-cell>
        </table:table-row>
        <table:table-row table:style-name="ro1">
          <table:table-cell office:value-type="string">
            <text:p>MD.57</text:p>
          </table:table-cell>
          <table:table-cell office:value-type="string">
            <text:p>Chișinău Municipality</text:p>
          </table:table-cell>
          <table:table-cell office:value-type="string">
            <text:p>Chisinau Municipality</text:p>
          </table:table-cell>
          <table:table-cell office:value-type="float" office:value="618069">
            <text:p>618069</text:p>
          </table:table-cell>
        </table:table-row>
        <table:table-row table:style-name="ro1">
          <table:table-cell office:value-type="string">
            <text:p>MD.67</text:p>
          </table:table-cell>
          <table:table-cell office:value-type="string">
            <text:p>Căuşeni</text:p>
          </table:table-cell>
          <table:table-cell office:value-type="string">
            <text:p>Causeni</text:p>
          </table:table-cell>
          <table:table-cell office:value-type="float" office:value="618119">
            <text:p>618119</text:p>
          </table:table-cell>
        </table:table-row>
        <table:table-row table:style-name="ro1">
          <table:table-cell office:value-type="string">
            <text:p>MD.65</text:p>
          </table:table-cell>
          <table:table-cell office:value-type="string">
            <text:p>Cantemir</text:p>
          </table:table-cell>
          <table:table-cell office:value-type="string">
            <text:p>Cantemir</text:p>
          </table:table-cell>
          <table:table-cell office:value-type="float" office:value="618142">
            <text:p>618142</text:p>
          </table:table-cell>
        </table:table-row>
        <table:table-row table:style-name="ro1">
          <table:table-cell office:value-type="string">
            <text:p>MD.66</text:p>
          </table:table-cell>
          <table:table-cell office:value-type="string">
            <text:p>Călăraşi</text:p>
          </table:table-cell>
          <table:table-cell office:value-type="string">
            <text:p>Calarasi</text:p>
          </table:table-cell>
          <table:table-cell office:value-type="float" office:value="618162">
            <text:p>618162</text:p>
          </table:table-cell>
        </table:table-row>
        <table:table-row table:style-name="ro1">
          <table:table-cell office:value-type="string">
            <text:p>MD.64</text:p>
          </table:table-cell>
          <table:table-cell office:value-type="string">
            <text:p>Cahul</text:p>
          </table:table-cell>
          <table:table-cell office:value-type="string">
            <text:p>Cahul</text:p>
          </table:table-cell>
          <table:table-cell office:value-type="float" office:value="618164">
            <text:p>618164</text:p>
          </table:table-cell>
        </table:table-row>
        <table:table-row table:style-name="ro1">
          <table:table-cell office:value-type="string">
            <text:p>MD.76</text:p>
          </table:table-cell>
          <table:table-cell office:value-type="string">
            <text:p>Glodeni</text:p>
          </table:table-cell>
          <table:table-cell office:value-type="string">
            <text:p>Glodeni</text:p>
          </table:table-cell>
          <table:table-cell office:value-type="float" office:value="618260">
            <text:p>618260</text:p>
          </table:table-cell>
        </table:table-row>
        <table:table-row table:style-name="ro1">
          <table:table-cell office:value-type="string">
            <text:p>MD.75</text:p>
          </table:table-cell>
          <table:table-cell office:value-type="string">
            <text:p>Floreşti</text:p>
          </table:table-cell>
          <table:table-cell office:value-type="string">
            <text:p>Floresti</text:p>
          </table:table-cell>
          <table:table-cell office:value-type="float" office:value="618331">
            <text:p>618331</text:p>
          </table:table-cell>
        </table:table-row>
        <table:table-row table:style-name="ro1">
          <table:table-cell office:value-type="string">
            <text:p>MD.74</text:p>
          </table:table-cell>
          <table:table-cell office:value-type="string">
            <text:p>Fălești</text:p>
          </table:table-cell>
          <table:table-cell office:value-type="string">
            <text:p>Falesti</text:p>
          </table:table-cell>
          <table:table-cell office:value-type="float" office:value="618345">
            <text:p>618345</text:p>
          </table:table-cell>
        </table:table-row>
        <table:table-row table:style-name="ro1">
          <table:table-cell office:value-type="string">
            <text:p>MD.72</text:p>
          </table:table-cell>
          <table:table-cell office:value-type="string">
            <text:p>Dubăsari District</text:p>
          </table:table-cell>
          <table:table-cell office:value-type="string">
            <text:p>Dubasari District</text:p>
          </table:table-cell>
          <table:table-cell office:value-type="float" office:value="618363">
            <text:p>618363</text:p>
          </table:table-cell>
        </table:table-row>
        <table:table-row table:style-name="ro1">
          <table:table-cell office:value-type="string">
            <text:p>MD.71</text:p>
          </table:table-cell>
          <table:table-cell office:value-type="string">
            <text:p>Drochia</text:p>
          </table:table-cell>
          <table:table-cell office:value-type="string">
            <text:p>Drochia</text:p>
          </table:table-cell>
          <table:table-cell office:value-type="float" office:value="618369">
            <text:p>618369</text:p>
          </table:table-cell>
        </table:table-row>
        <table:table-row table:style-name="ro1">
          <table:table-cell office:value-type="string">
            <text:p>MD.70</text:p>
          </table:table-cell>
          <table:table-cell office:value-type="string">
            <text:p>Donduşeni</text:p>
          </table:table-cell>
          <table:table-cell office:value-type="string">
            <text:p>Donduseni</text:p>
          </table:table-cell>
          <table:table-cell office:value-type="float" office:value="618381">
            <text:p>618381</text:p>
          </table:table-cell>
        </table:table-row>
        <table:table-row table:style-name="ro1">
          <table:table-cell office:value-type="string">
            <text:p>MD.68</text:p>
          </table:table-cell>
          <table:table-cell office:value-type="string">
            <text:p>Cimişlia</text:p>
          </table:table-cell>
          <table:table-cell office:value-type="string">
            <text:p>Cimislia</text:p>
          </table:table-cell>
          <table:table-cell office:value-type="float" office:value="618430">
            <text:p>618430</text:p>
          </table:table-cell>
        </table:table-row>
        <table:table-row table:style-name="ro1">
          <table:table-cell office:value-type="string">
            <text:p>MD.63</text:p>
          </table:table-cell>
          <table:table-cell office:value-type="string">
            <text:p>Briceni</text:p>
          </table:table-cell>
          <table:table-cell office:value-type="string">
            <text:p>Briceni</text:p>
          </table:table-cell>
          <table:table-cell office:value-type="float" office:value="618511">
            <text:p>618511</text:p>
          </table:table-cell>
        </table:table-row>
        <table:table-row table:style-name="ro1">
          <table:table-cell office:value-type="string">
            <text:p>MD.61</text:p>
          </table:table-cell>
          <table:table-cell office:value-type="string">
            <text:p>Basarabeasca</text:p>
          </table:table-cell>
          <table:table-cell office:value-type="string">
            <text:p>Basarabeasca</text:p>
          </table:table-cell>
          <table:table-cell office:value-type="float" office:value="618565">
            <text:p>618565</text:p>
          </table:table-cell>
        </table:table-row>
        <table:table-row table:style-name="ro1">
          <table:table-cell office:value-type="string">
            <text:p>MD.77</text:p>
          </table:table-cell>
          <table:table-cell office:value-type="string">
            <text:p>Hînceşti</text:p>
          </table:table-cell>
          <table:table-cell office:value-type="string">
            <text:p>Hincesti</text:p>
          </table:table-cell>
          <table:table-cell office:value-type="float" office:value="858803">
            <text:p>858803</text:p>
          </table:table-cell>
        </table:table-row>
        <table:table-row table:style-name="ro1">
          <table:table-cell office:value-type="string">
            <text:p>MD.86</text:p>
          </table:table-cell>
          <table:table-cell office:value-type="string">
            <text:p>Şoldăneşti</text:p>
          </table:table-cell>
          <table:table-cell office:value-type="string">
            <text:p>Soldanesti</text:p>
          </table:table-cell>
          <table:table-cell office:value-type="float" office:value="858808">
            <text:p>858808</text:p>
          </table:table-cell>
        </table:table-row>
        <table:table-row table:style-name="ro1">
          <table:table-cell office:value-type="string">
            <text:p>MD.58</text:p>
          </table:table-cell>
          <table:table-cell table:number-columns-repeated="2" office:value-type="string">
            <text:p>Transnistria</text:p>
          </table:table-cell>
          <table:table-cell office:value-type="float" office:value="858889">
            <text:p>858889</text:p>
          </table:table-cell>
        </table:table-row>
        <table:table-row table:style-name="ro1">
          <table:table-cell office:value-type="string">
            <text:p>MD.51</text:p>
          </table:table-cell>
          <table:table-cell office:value-type="string">
            <text:p>Gagauzia</text:p>
          </table:table-cell>
          <table:table-cell office:value-type="string">
            <text:p>Gagauzia</text:p>
          </table:table-cell>
          <table:table-cell office:value-type="float" office:value="858895">
            <text:p>858895</text:p>
          </table:table-cell>
        </table:table-row>
        <table:table-row table:style-name="ro1">
          <table:table-cell office:value-type="string">
            <text:p>MD.62</text:p>
          </table:table-cell>
          <table:table-cell table:number-columns-repeated="2" office:value-type="string">
            <text:p>Bender Municipality</text:p>
          </table:table-cell>
          <table:table-cell office:value-type="float" office:value="861487">
            <text:p>861487</text:p>
          </table:table-cell>
        </table:table-row>
        <table:table-row table:style-name="ro1">
          <table:table-cell office:value-type="string">
            <text:p>MD.60</text:p>
          </table:table-cell>
          <table:table-cell office:value-type="string">
            <text:p>Bălţi</text:p>
          </table:table-cell>
          <table:table-cell office:value-type="string">
            <text:p>Balti</text:p>
          </table:table-cell>
          <table:table-cell office:value-type="float" office:value="873909">
            <text:p>873909</text:p>
          </table:table-cell>
        </table:table-row>
        <table:table-row table:style-name="ro1">
          <table:table-cell office:value-type="string">
            <text:p>ME.17</text:p>
          </table:table-cell>
          <table:table-cell office:value-type="string">
            <text:p>Rožaje Municipality</text:p>
          </table:table-cell>
          <table:table-cell office:value-type="string">
            <text:p>Rozaje Municipality</text:p>
          </table:table-cell>
          <table:table-cell office:value-type="float" office:value="786233">
            <text:p>786233</text:p>
          </table:table-cell>
        </table:table-row>
        <table:table-row table:style-name="ro1">
          <table:table-cell office:value-type="string">
            <text:p>ME.21</text:p>
          </table:table-cell>
          <table:table-cell office:value-type="string">
            <text:p>Opština Žabljak</text:p>
          </table:table-cell>
          <table:table-cell office:value-type="string">
            <text:p>Opstina Zabljak</text:p>
          </table:table-cell>
          <table:table-cell office:value-type="float" office:value="3186995">
            <text:p>3186995</text:p>
          </table:table-cell>
        </table:table-row>
        <table:table-row table:style-name="ro1">
          <table:table-cell office:value-type="string">
            <text:p>ME.20</text:p>
          </table:table-cell>
          <table:table-cell office:value-type="string">
            <text:p>Ulcinj</text:p>
          </table:table-cell>
          <table:table-cell office:value-type="string">
            <text:p>Ulcinj</text:p>
          </table:table-cell>
          <table:table-cell office:value-type="float" office:value="3188514">
            <text:p>3188514</text:p>
          </table:table-cell>
        </table:table-row>
        <table:table-row table:style-name="ro1">
          <table:table-cell office:value-type="string">
            <text:p>ME.19</text:p>
          </table:table-cell>
          <table:table-cell office:value-type="string">
            <text:p>Tivat</text:p>
          </table:table-cell>
          <table:table-cell office:value-type="string">
            <text:p>Tivat</text:p>
          </table:table-cell>
          <table:table-cell office:value-type="float" office:value="3189071">
            <text:p>3189071</text:p>
          </table:table-cell>
        </table:table-row>
        <table:table-row table:style-name="ro1">
          <table:table-cell office:value-type="string">
            <text:p>ME.16</text:p>
          </table:table-cell>
          <table:table-cell table:number-columns-repeated="2" office:value-type="string">
            <text:p>Podgorica</text:p>
          </table:table-cell>
          <table:table-cell office:value-type="float" office:value="3189077">
            <text:p>3189077</text:p>
          </table:table-cell>
        </table:table-row>
        <table:table-row table:style-name="ro1">
          <table:table-cell office:value-type="string">
            <text:p>ME.18</text:p>
          </table:table-cell>
          <table:table-cell office:value-type="string">
            <text:p>Opština Šavnik</text:p>
          </table:table-cell>
          <table:table-cell office:value-type="string">
            <text:p>Opstina Savnik</text:p>
          </table:table-cell>
          <table:table-cell office:value-type="float" office:value="3191221">
            <text:p>3191221</text:p>
          </table:table-cell>
        </table:table-row>
        <table:table-row table:style-name="ro1">
          <table:table-cell office:value-type="string">
            <text:p>ME.15</text:p>
          </table:table-cell>
          <table:table-cell office:value-type="string">
            <text:p>Opština Plužine</text:p>
          </table:table-cell>
          <table:table-cell office:value-type="string">
            <text:p>Opstina Pluzine</text:p>
          </table:table-cell>
          <table:table-cell office:value-type="float" office:value="3193129">
            <text:p>3193129</text:p>
          </table:table-cell>
        </table:table-row>
        <table:table-row table:style-name="ro1">
          <table:table-cell office:value-type="string">
            <text:p>ME.14</text:p>
          </table:table-cell>
          <table:table-cell office:value-type="string">
            <text:p>Pljevlja</text:p>
          </table:table-cell>
          <table:table-cell office:value-type="string">
            <text:p>Pljevlja</text:p>
          </table:table-cell>
          <table:table-cell office:value-type="float" office:value="3193160">
            <text:p>3193160</text:p>
          </table:table-cell>
        </table:table-row>
        <table:table-row table:style-name="ro1">
          <table:table-cell office:value-type="string">
            <text:p>ME.13</text:p>
          </table:table-cell>
          <table:table-cell office:value-type="string">
            <text:p>Opština Plav</text:p>
          </table:table-cell>
          <table:table-cell office:value-type="string">
            <text:p>Opstina Plav</text:p>
          </table:table-cell>
          <table:table-cell office:value-type="float" office:value="3193227">
            <text:p>3193227</text:p>
          </table:table-cell>
        </table:table-row>
        <table:table-row table:style-name="ro1">
          <table:table-cell office:value-type="string">
            <text:p>ME.12</text:p>
          </table:table-cell>
          <table:table-cell office:value-type="string">
            <text:p>Opština Nikšić</text:p>
          </table:table-cell>
          <table:table-cell office:value-type="string">
            <text:p>Opstina Niksic</text:p>
          </table:table-cell>
          <table:table-cell office:value-type="float" office:value="3194493">
            <text:p>3194493</text:p>
          </table:table-cell>
        </table:table-row>
        <table:table-row table:style-name="ro1">
          <table:table-cell office:value-type="string">
            <text:p>ME.11</text:p>
          </table:table-cell>
          <table:table-cell office:value-type="string">
            <text:p>Mojkovac</text:p>
          </table:table-cell>
          <table:table-cell office:value-type="string">
            <text:p>Mojkovac</text:p>
          </table:table-cell>
          <table:table-cell office:value-type="float" office:value="3194925">
            <text:p>3194925</text:p>
          </table:table-cell>
        </table:table-row>
        <table:table-row table:style-name="ro1">
          <table:table-cell office:value-type="string">
            <text:p>ME.10</text:p>
          </table:table-cell>
          <table:table-cell office:value-type="string">
            <text:p>Kotor</text:p>
          </table:table-cell>
          <table:table-cell office:value-type="string">
            <text:p>Kotor</text:p>
          </table:table-cell>
          <table:table-cell office:value-type="float" office:value="3197537">
            <text:p>3197537</text:p>
          </table:table-cell>
        </table:table-row>
        <table:table-row table:style-name="ro1">
          <table:table-cell office:value-type="string">
            <text:p>ME.09</text:p>
          </table:table-cell>
          <table:table-cell office:value-type="string">
            <text:p>Opština Kolašin</text:p>
          </table:table-cell>
          <table:table-cell office:value-type="string">
            <text:p>Opstina Kolasin</text:p>
          </table:table-cell>
          <table:table-cell office:value-type="float" office:value="3197895">
            <text:p>3197895</text:p>
          </table:table-cell>
        </table:table-row>
        <table:table-row table:style-name="ro1">
          <table:table-cell office:value-type="string">
            <text:p>ME.03</text:p>
          </table:table-cell>
          <table:table-cell office:value-type="string">
            <text:p>Berane</text:p>
          </table:table-cell>
          <table:table-cell office:value-type="string">
            <text:p>Berane</text:p>
          </table:table-cell>
          <table:table-cell office:value-type="float" office:value="3199070">
            <text:p>3199070</text:p>
          </table:table-cell>
        </table:table-row>
        <table:table-row table:style-name="ro1">
          <table:table-cell office:value-type="string">
            <text:p>ME.08</text:p>
          </table:table-cell>
          <table:table-cell office:value-type="string">
            <text:p>Herceg Novi</text:p>
          </table:table-cell>
          <table:table-cell office:value-type="string">
            <text:p>Herceg Novi</text:p>
          </table:table-cell>
          <table:table-cell office:value-type="float" office:value="3199393">
            <text:p>3199393</text:p>
          </table:table-cell>
        </table:table-row>
        <table:table-row table:style-name="ro1">
          <table:table-cell office:value-type="string">
            <text:p>ME.07</text:p>
          </table:table-cell>
          <table:table-cell office:value-type="string">
            <text:p>Danilovgrad</text:p>
          </table:table-cell>
          <table:table-cell office:value-type="string">
            <text:p>Danilovgrad</text:p>
          </table:table-cell>
          <table:table-cell office:value-type="float" office:value="3202193">
            <text:p>3202193</text:p>
          </table:table-cell>
        </table:table-row>
        <table:table-row table:style-name="ro1">
          <table:table-cell office:value-type="string">
            <text:p>ME.06</text:p>
          </table:table-cell>
          <table:table-cell table:number-columns-repeated="2" office:value-type="string">
            <text:p>Cetinje</text:p>
          </table:table-cell>
          <table:table-cell office:value-type="float" office:value="3202640">
            <text:p>3202640</text:p>
          </table:table-cell>
        </table:table-row>
        <table:table-row table:style-name="ro1">
          <table:table-cell office:value-type="string">
            <text:p>ME.05</text:p>
          </table:table-cell>
          <table:table-cell office:value-type="string">
            <text:p>Budva</text:p>
          </table:table-cell>
          <table:table-cell office:value-type="string">
            <text:p>Budva</text:p>
          </table:table-cell>
          <table:table-cell office:value-type="float" office:value="3203104">
            <text:p>3203104</text:p>
          </table:table-cell>
        </table:table-row>
        <table:table-row table:style-name="ro1">
          <table:table-cell office:value-type="string">
            <text:p>ME.04</text:p>
          </table:table-cell>
          <table:table-cell office:value-type="string">
            <text:p>Bijelo Polje</text:p>
          </table:table-cell>
          <table:table-cell office:value-type="string">
            <text:p>Bijelo Polje</text:p>
          </table:table-cell>
          <table:table-cell office:value-type="float" office:value="3204173">
            <text:p>3204173</text:p>
          </table:table-cell>
        </table:table-row>
        <table:table-row table:style-name="ro1">
          <table:table-cell office:value-type="string">
            <text:p>ME.02</text:p>
          </table:table-cell>
          <table:table-cell table:number-columns-repeated="2" office:value-type="string">
            <text:p>Bar</text:p>
          </table:table-cell>
          <table:table-cell office:value-type="float" office:value="3204508">
            <text:p>3204508</text:p>
          </table:table-cell>
        </table:table-row>
        <table:table-row table:style-name="ro1">
          <table:table-cell office:value-type="string">
            <text:p>ME.01</text:p>
          </table:table-cell>
          <table:table-cell office:value-type="string">
            <text:p>Andrijevica</text:p>
          </table:table-cell>
          <table:table-cell office:value-type="string">
            <text:p>Andrijevica</text:p>
          </table:table-cell>
          <table:table-cell office:value-type="float" office:value="3343959">
            <text:p>3343959</text:p>
          </table:table-cell>
        </table:table-row>
        <table:table-row table:style-name="ro1">
          <table:table-cell office:value-type="string">
            <text:p>ME.22</text:p>
          </table:table-cell>
          <table:table-cell office:value-type="string">
            <text:p>Gusinje Municipality</text:p>
          </table:table-cell>
          <table:table-cell office:value-type="string">
            <text:p>Gusinje Municipality</text:p>
          </table:table-cell>
          <table:table-cell office:value-type="float" office:value="11497642">
            <text:p>11497642</text:p>
          </table:table-cell>
        </table:table-row>
        <table:table-row table:style-name="ro1">
          <table:table-cell office:value-type="string">
            <text:p>ME.23</text:p>
          </table:table-cell>
          <table:table-cell office:value-type="string">
            <text:p>Petnjica Municipality</text:p>
          </table:table-cell>
          <table:table-cell office:value-type="string">
            <text:p>Petnjica Municipality</text:p>
          </table:table-cell>
          <table:table-cell office:value-type="float" office:value="11497643">
            <text:p>11497643</text:p>
          </table:table-cell>
        </table:table-row>
        <table:table-row table:style-name="ro1">
          <table:table-cell office:value-type="string">
            <text:p>ME.24</text:p>
          </table:table-cell>
          <table:table-cell office:value-type="string">
            <text:p>Tuzi Municipality</text:p>
          </table:table-cell>
          <table:table-cell office:value-type="string">
            <text:p>Tuzi Municipality</text:p>
          </table:table-cell>
          <table:table-cell office:value-type="float" office:value="12104729">
            <text:p>12104729</text:p>
          </table:table-cell>
        </table:table-row>
        <table:table-row table:style-name="ro1">
          <table:table-cell office:value-type="string">
            <text:p>ME.25</text:p>
          </table:table-cell>
          <table:table-cell table:number-columns-repeated="2" office:value-type="string">
            <text:p>Zeta</text:p>
          </table:table-cell>
          <table:table-cell office:value-type="float" office:value="12640530">
            <text:p>12640530</text:p>
          </table:table-cell>
        </table:table-row>
        <table:table-row table:style-name="ro1">
          <table:table-cell office:value-type="string">
            <text:p>MG.71</text:p>
          </table:table-cell>
          <table:table-cell table:number-columns-repeated="2" office:value-type="string">
            <text:p>Diana</text:p>
          </table:table-cell>
          <table:table-cell office:value-type="float" office:value="7670842">
            <text:p>7670842</text:p>
          </table:table-cell>
        </table:table-row>
        <table:table-row table:style-name="ro1">
          <table:table-cell office:value-type="string">
            <text:p>MG.72</text:p>
          </table:table-cell>
          <table:table-cell office:value-type="string">
            <text:p>Sava</text:p>
          </table:table-cell>
          <table:table-cell office:value-type="string">
            <text:p>Sava</text:p>
          </table:table-cell>
          <table:table-cell office:value-type="float" office:value="7670846">
            <text:p>7670846</text:p>
          </table:table-cell>
        </table:table-row>
        <table:table-row table:style-name="ro1">
          <table:table-cell office:value-type="string">
            <text:p>MG.42</text:p>
          </table:table-cell>
          <table:table-cell table:number-columns-repeated="2" office:value-type="string">
            <text:p>Sofia</text:p>
          </table:table-cell>
          <table:table-cell office:value-type="float" office:value="7670847">
            <text:p>7670847</text:p>
          </table:table-cell>
        </table:table-row>
        <table:table-row table:style-name="ro1">
          <table:table-cell office:value-type="string">
            <text:p>MG.32</text:p>
          </table:table-cell>
          <table:table-cell office:value-type="string">
            <text:p>Analanjirofo</text:p>
          </table:table-cell>
          <table:table-cell office:value-type="string">
            <text:p>Analanjirofo</text:p>
          </table:table-cell>
          <table:table-cell office:value-type="float" office:value="7670848">
            <text:p>7670848</text:p>
          </table:table-cell>
        </table:table-row>
        <table:table-row table:style-name="ro1">
          <table:table-cell office:value-type="string">
            <text:p>MG.41</text:p>
          </table:table-cell>
          <table:table-cell office:value-type="string">
            <text:p>Boeny</text:p>
          </table:table-cell>
          <table:table-cell office:value-type="string">
            <text:p>Boeny</text:p>
          </table:table-cell>
          <table:table-cell office:value-type="float" office:value="7670849">
            <text:p>7670849</text:p>
          </table:table-cell>
        </table:table-row>
        <table:table-row table:style-name="ro1">
          <table:table-cell office:value-type="string">
            <text:p>MG.43</text:p>
          </table:table-cell>
          <table:table-cell office:value-type="string">
            <text:p>Betsiboka</text:p>
          </table:table-cell>
          <table:table-cell office:value-type="string">
            <text:p>Betsiboka</text:p>
          </table:table-cell>
          <table:table-cell office:value-type="float" office:value="7670850">
            <text:p>7670850</text:p>
          </table:table-cell>
        </table:table-row>
        <table:table-row table:style-name="ro1">
          <table:table-cell office:value-type="string">
            <text:p>MG.33</text:p>
          </table:table-cell>
          <table:table-cell office:value-type="string">
            <text:p>Alaotra Mangoro</text:p>
          </table:table-cell>
          <table:table-cell office:value-type="string">
            <text:p>Alaotra Mangoro</text:p>
          </table:table-cell>
          <table:table-cell office:value-type="float" office:value="7670851">
            <text:p>7670851</text:p>
          </table:table-cell>
        </table:table-row>
        <table:table-row table:style-name="ro1">
          <table:table-cell office:value-type="string">
            <text:p>MG.44</text:p>
          </table:table-cell>
          <table:table-cell office:value-type="string">
            <text:p>Melaky</text:p>
          </table:table-cell>
          <table:table-cell office:value-type="string">
            <text:p>Melaky</text:p>
          </table:table-cell>
          <table:table-cell office:value-type="float" office:value="7670852">
            <text:p>7670852</text:p>
          </table:table-cell>
        </table:table-row>
        <table:table-row table:style-name="ro1">
          <table:table-cell office:value-type="string">
            <text:p>MG.14</text:p>
          </table:table-cell>
          <table:table-cell office:value-type="string">
            <text:p>Bongolava</text:p>
          </table:table-cell>
          <table:table-cell office:value-type="string">
            <text:p>Bongolava</text:p>
          </table:table-cell>
          <table:table-cell office:value-type="float" office:value="7670853">
            <text:p>7670853</text:p>
          </table:table-cell>
        </table:table-row>
        <table:table-row table:style-name="ro1">
          <table:table-cell office:value-type="string">
            <text:p>MG.12</text:p>
          </table:table-cell>
          <table:table-cell office:value-type="string">
            <text:p>Vakinankaratra</text:p>
          </table:table-cell>
          <table:table-cell office:value-type="string">
            <text:p>Vakinankaratra</text:p>
          </table:table-cell>
          <table:table-cell office:value-type="float" office:value="7670854">
            <text:p>7670854</text:p>
          </table:table-cell>
        </table:table-row>
        <table:table-row table:style-name="ro1">
          <table:table-cell office:value-type="string">
            <text:p>MG.13</text:p>
          </table:table-cell>
          <table:table-cell office:value-type="string">
            <text:p>Itasy</text:p>
          </table:table-cell>
          <table:table-cell office:value-type="string">
            <text:p>Itasy</text:p>
          </table:table-cell>
          <table:table-cell office:value-type="float" office:value="7670855">
            <text:p>7670855</text:p>
          </table:table-cell>
        </table:table-row>
        <table:table-row table:style-name="ro1">
          <table:table-cell office:value-type="string">
            <text:p>MG.11</text:p>
          </table:table-cell>
          <table:table-cell office:value-type="string">
            <text:p>Analamanga</text:p>
          </table:table-cell>
          <table:table-cell office:value-type="string">
            <text:p>Analamanga</text:p>
          </table:table-cell>
          <table:table-cell office:value-type="float" office:value="7670856">
            <text:p>7670856</text:p>
          </table:table-cell>
        </table:table-row>
        <table:table-row table:style-name="ro1">
          <table:table-cell office:value-type="string">
            <text:p>MG.31</text:p>
          </table:table-cell>
          <table:table-cell office:value-type="string">
            <text:p>Atsinanana</text:p>
          </table:table-cell>
          <table:table-cell office:value-type="string">
            <text:p>Atsinanana</text:p>
          </table:table-cell>
          <table:table-cell office:value-type="float" office:value="7670857">
            <text:p>7670857</text:p>
          </table:table-cell>
        </table:table-row>
        <table:table-row table:style-name="ro1">
          <table:table-cell office:value-type="string">
            <text:p>MG.54</text:p>
          </table:table-cell>
          <table:table-cell office:value-type="string">
            <text:p>Menabe</text:p>
          </table:table-cell>
          <table:table-cell office:value-type="string">
            <text:p>Menabe</text:p>
          </table:table-cell>
          <table:table-cell office:value-type="float" office:value="7670902">
            <text:p>7670902</text:p>
          </table:table-cell>
        </table:table-row>
        <table:table-row table:style-name="ro1">
          <table:table-cell office:value-type="string">
            <text:p>MG.22</text:p>
          </table:table-cell>
          <table:table-cell office:value-type="string">
            <text:p>Amoron'i Mania</text:p>
          </table:table-cell>
          <table:table-cell office:value-type="string">
            <text:p>Amoron'i Mania</text:p>
          </table:table-cell>
          <table:table-cell office:value-type="float" office:value="7670904">
            <text:p>7670904</text:p>
          </table:table-cell>
        </table:table-row>
        <table:table-row table:style-name="ro1">
          <table:table-cell office:value-type="string">
            <text:p>MG.21</text:p>
          </table:table-cell>
          <table:table-cell office:value-type="string">
            <text:p>Upper Matsiatra</text:p>
          </table:table-cell>
          <table:table-cell office:value-type="string">
            <text:p>Upper Matsiatra</text:p>
          </table:table-cell>
          <table:table-cell office:value-type="float" office:value="7670905">
            <text:p>7670905</text:p>
          </table:table-cell>
        </table:table-row>
        <table:table-row table:style-name="ro1">
          <table:table-cell office:value-type="string">
            <text:p>MG.24</text:p>
          </table:table-cell>
          <table:table-cell office:value-type="string">
            <text:p>Ihorombe</text:p>
          </table:table-cell>
          <table:table-cell office:value-type="string">
            <text:p>Ihorombe</text:p>
          </table:table-cell>
          <table:table-cell office:value-type="float" office:value="7670907">
            <text:p>7670907</text:p>
          </table:table-cell>
        </table:table-row>
        <table:table-row table:style-name="ro1">
          <table:table-cell office:value-type="string">
            <text:p>MG.25</text:p>
          </table:table-cell>
          <table:table-cell office:value-type="string">
            <text:p>Atsimo-Atsinanana</text:p>
          </table:table-cell>
          <table:table-cell office:value-type="string">
            <text:p>Atsimo-Atsinanana</text:p>
          </table:table-cell>
          <table:table-cell office:value-type="float" office:value="7670908">
            <text:p>7670908</text:p>
          </table:table-cell>
        </table:table-row>
        <table:table-row table:style-name="ro1">
          <table:table-cell office:value-type="string">
            <text:p>MG.53</text:p>
          </table:table-cell>
          <table:table-cell office:value-type="string">
            <text:p>Anosy</text:p>
          </table:table-cell>
          <table:table-cell office:value-type="string">
            <text:p>Anosy</text:p>
          </table:table-cell>
          <table:table-cell office:value-type="float" office:value="7670910">
            <text:p>7670910</text:p>
          </table:table-cell>
        </table:table-row>
        <table:table-row table:style-name="ro1">
          <table:table-cell office:value-type="string">
            <text:p>MG.52</text:p>
          </table:table-cell>
          <table:table-cell office:value-type="string">
            <text:p>Androy</text:p>
          </table:table-cell>
          <table:table-cell office:value-type="string">
            <text:p>Androy</text:p>
          </table:table-cell>
          <table:table-cell office:value-type="float" office:value="7670911">
            <text:p>7670911</text:p>
          </table:table-cell>
        </table:table-row>
        <table:table-row table:style-name="ro1">
          <table:table-cell office:value-type="string">
            <text:p>MG.51</text:p>
          </table:table-cell>
          <table:table-cell office:value-type="string">
            <text:p>Atsimo-Andrefana</text:p>
          </table:table-cell>
          <table:table-cell office:value-type="string">
            <text:p>Atsimo-Andrefana</text:p>
          </table:table-cell>
          <table:table-cell office:value-type="float" office:value="7670913">
            <text:p>7670913</text:p>
          </table:table-cell>
        </table:table-row>
        <table:table-row table:style-name="ro1">
          <table:table-cell office:value-type="string">
            <text:p>MG.26</text:p>
          </table:table-cell>
          <table:table-cell office:value-type="string">
            <text:p>Fitovinany Region</text:p>
          </table:table-cell>
          <table:table-cell office:value-type="string">
            <text:p>Fitovinany Region</text:p>
          </table:table-cell>
          <table:table-cell office:value-type="float" office:value="12494965">
            <text:p>12494965</text:p>
          </table:table-cell>
        </table:table-row>
        <table:table-row table:style-name="ro1">
          <table:table-cell office:value-type="string">
            <text:p>MG.27</text:p>
          </table:table-cell>
          <table:table-cell office:value-type="string">
            <text:p>Vatovavy Region</text:p>
          </table:table-cell>
          <table:table-cell office:value-type="string">
            <text:p>Vatovavy Region</text:p>
          </table:table-cell>
          <table:table-cell office:value-type="float" office:value="12494968">
            <text:p>12494968</text:p>
          </table:table-cell>
        </table:table-row>
        <table:table-row table:style-name="ro1">
          <table:table-cell office:value-type="string">
            <text:p>MH.007</text:p>
          </table:table-cell>
          <table:table-cell office:value-type="string">
            <text:p>Ailinginae Atoll</text:p>
          </table:table-cell>
          <table:table-cell office:value-type="string">
            <text:p>Ailinginae Atoll</text:p>
          </table:table-cell>
          <table:table-cell office:value-type="float" office:value="7303491">
            <text:p>7303491</text:p>
          </table:table-cell>
        </table:table-row>
        <table:table-row table:style-name="ro1">
          <table:table-cell office:value-type="string">
            <text:p>MH.010</text:p>
          </table:table-cell>
          <table:table-cell office:value-type="string">
            <text:p>Ailinglaplap Atoll</text:p>
          </table:table-cell>
          <table:table-cell office:value-type="string">
            <text:p>Ailinglaplap Atoll</text:p>
          </table:table-cell>
          <table:table-cell office:value-type="float" office:value="7303492">
            <text:p>7303492</text:p>
          </table:table-cell>
        </table:table-row>
        <table:table-row table:style-name="ro1">
          <table:table-cell office:value-type="string">
            <text:p>MH.030</text:p>
          </table:table-cell>
          <table:table-cell office:value-type="string">
            <text:p>Ailuk Atoll</text:p>
          </table:table-cell>
          <table:table-cell office:value-type="string">
            <text:p>Ailuk Atoll</text:p>
          </table:table-cell>
          <table:table-cell office:value-type="float" office:value="7303493">
            <text:p>7303493</text:p>
          </table:table-cell>
        </table:table-row>
        <table:table-row table:style-name="ro1">
          <table:table-cell office:value-type="string">
            <text:p>MH.040</text:p>
          </table:table-cell>
          <table:table-cell table:number-columns-repeated="2" office:value-type="string">
            <text:p>Arno Atoll</text:p>
          </table:table-cell>
          <table:table-cell office:value-type="float" office:value="7303494">
            <text:p>7303494</text:p>
          </table:table-cell>
        </table:table-row>
        <table:table-row table:style-name="ro1">
          <table:table-cell office:value-type="string">
            <text:p>MH.050</text:p>
          </table:table-cell>
          <table:table-cell office:value-type="string">
            <text:p>Aur Atoll</text:p>
          </table:table-cell>
          <table:table-cell office:value-type="string">
            <text:p>Aur Atoll</text:p>
          </table:table-cell>
          <table:table-cell office:value-type="float" office:value="7303495">
            <text:p>7303495</text:p>
          </table:table-cell>
        </table:table-row>
        <table:table-row table:style-name="ro1">
          <table:table-cell office:value-type="string">
            <text:p>MH.060</text:p>
          </table:table-cell>
          <table:table-cell office:value-type="string">
            <text:p>Bikar Atoll</text:p>
          </table:table-cell>
          <table:table-cell office:value-type="string">
            <text:p>Bikar Atoll</text:p>
          </table:table-cell>
          <table:table-cell office:value-type="float" office:value="7303496">
            <text:p>7303496</text:p>
          </table:table-cell>
        </table:table-row>
        <table:table-row table:style-name="ro1">
          <table:table-cell office:value-type="string">
            <text:p>MH.070</text:p>
          </table:table-cell>
          <table:table-cell table:number-columns-repeated="2" office:value-type="string">
            <text:p>Bikini Atoll</text:p>
          </table:table-cell>
          <table:table-cell office:value-type="float" office:value="7303497">
            <text:p>7303497</text:p>
          </table:table-cell>
        </table:table-row>
        <table:table-row table:style-name="ro1">
          <table:table-cell office:value-type="string">
            <text:p>MH.080</text:p>
          </table:table-cell>
          <table:table-cell table:number-columns-repeated="2" office:value-type="string">
            <text:p>Ebon Atoll</text:p>
          </table:table-cell>
          <table:table-cell office:value-type="float" office:value="7303498">
            <text:p>7303498</text:p>
          </table:table-cell>
        </table:table-row>
        <table:table-row table:style-name="ro1">
          <table:table-cell office:value-type="string">
            <text:p>MH.090</text:p>
          </table:table-cell>
          <table:table-cell table:number-columns-repeated="2" office:value-type="string">
            <text:p>Enewetak Atoll</text:p>
          </table:table-cell>
          <table:table-cell office:value-type="float" office:value="7303499">
            <text:p>7303499</text:p>
          </table:table-cell>
        </table:table-row>
        <table:table-row table:style-name="ro1">
          <table:table-cell office:value-type="string">
            <text:p>MH.100</text:p>
          </table:table-cell>
          <table:table-cell office:value-type="string">
            <text:p>Erikub Atoll</text:p>
          </table:table-cell>
          <table:table-cell office:value-type="string">
            <text:p>Erikub Atoll</text:p>
          </table:table-cell>
          <table:table-cell office:value-type="float" office:value="7303500">
            <text:p>7303500</text:p>
          </table:table-cell>
        </table:table-row>
        <table:table-row table:style-name="ro1">
          <table:table-cell office:value-type="string">
            <text:p>MH.120</text:p>
          </table:table-cell>
          <table:table-cell office:value-type="string">
            <text:p>Jaluit Atoll</text:p>
          </table:table-cell>
          <table:table-cell office:value-type="string">
            <text:p>Jaluit Atoll</text:p>
          </table:table-cell>
          <table:table-cell office:value-type="float" office:value="7303501">
            <text:p>7303501</text:p>
          </table:table-cell>
        </table:table-row>
        <table:table-row table:style-name="ro1">
          <table:table-cell office:value-type="string">
            <text:p>MH.150</text:p>
          </table:table-cell>
          <table:table-cell table:number-columns-repeated="2" office:value-type="string">
            <text:p>Kwajalein Atoll</text:p>
          </table:table-cell>
          <table:table-cell office:value-type="float" office:value="7303502">
            <text:p>7303502</text:p>
          </table:table-cell>
        </table:table-row>
        <table:table-row table:style-name="ro1">
          <table:table-cell office:value-type="string">
            <text:p>MH.160</text:p>
          </table:table-cell>
          <table:table-cell table:number-columns-repeated="2" office:value-type="string">
            <text:p>Lae Atoll</text:p>
          </table:table-cell>
          <table:table-cell office:value-type="float" office:value="7303503">
            <text:p>7303503</text:p>
          </table:table-cell>
        </table:table-row>
        <table:table-row table:style-name="ro1">
          <table:table-cell office:value-type="string">
            <text:p>MH.180</text:p>
          </table:table-cell>
          <table:table-cell office:value-type="string">
            <text:p>Likiep Atoll</text:p>
          </table:table-cell>
          <table:table-cell office:value-type="string">
            <text:p>Likiep Atoll</text:p>
          </table:table-cell>
          <table:table-cell office:value-type="float" office:value="7303504">
            <text:p>7303504</text:p>
          </table:table-cell>
        </table:table-row>
        <table:table-row table:style-name="ro1">
          <table:table-cell office:value-type="string">
            <text:p>MH.190</text:p>
          </table:table-cell>
          <table:table-cell table:number-columns-repeated="2" office:value-type="string">
            <text:p>Majuro Atoll</text:p>
          </table:table-cell>
          <table:table-cell office:value-type="float" office:value="7303505">
            <text:p>7303505</text:p>
          </table:table-cell>
        </table:table-row>
        <table:table-row table:style-name="ro1">
          <table:table-cell office:value-type="string">
            <text:p>MH.300</text:p>
          </table:table-cell>
          <table:table-cell office:value-type="string">
            <text:p>Maloelap Atoll</text:p>
          </table:table-cell>
          <table:table-cell office:value-type="string">
            <text:p>Maloelap Atoll</text:p>
          </table:table-cell>
          <table:table-cell office:value-type="float" office:value="7303506">
            <text:p>7303506</text:p>
          </table:table-cell>
        </table:table-row>
        <table:table-row table:style-name="ro1">
          <table:table-cell office:value-type="string">
            <text:p>MH.320</text:p>
          </table:table-cell>
          <table:table-cell table:number-columns-repeated="2" office:value-type="string">
            <text:p>Mili Atoll</text:p>
          </table:table-cell>
          <table:table-cell office:value-type="float" office:value="7303507">
            <text:p>7303507</text:p>
          </table:table-cell>
        </table:table-row>
        <table:table-row table:style-name="ro1">
          <table:table-cell office:value-type="string">
            <text:p>MH.330</text:p>
          </table:table-cell>
          <table:table-cell office:value-type="string">
            <text:p>Namdrik Atoll</text:p>
          </table:table-cell>
          <table:table-cell office:value-type="string">
            <text:p>Namdrik Atoll</text:p>
          </table:table-cell>
          <table:table-cell office:value-type="float" office:value="7303508">
            <text:p>7303508</text:p>
          </table:table-cell>
        </table:table-row>
        <table:table-row table:style-name="ro1">
          <table:table-cell office:value-type="string">
            <text:p>MH.340</text:p>
          </table:table-cell>
          <table:table-cell office:value-type="string">
            <text:p>Namu Atoll</text:p>
          </table:table-cell>
          <table:table-cell office:value-type="string">
            <text:p>Namu Atoll</text:p>
          </table:table-cell>
          <table:table-cell office:value-type="float" office:value="7303509">
            <text:p>7303509</text:p>
          </table:table-cell>
        </table:table-row>
        <table:table-row table:style-name="ro1">
          <table:table-cell office:value-type="string">
            <text:p>MH.350</text:p>
          </table:table-cell>
          <table:table-cell table:number-columns-repeated="2" office:value-type="string">
            <text:p>Rongelap Atoll</text:p>
          </table:table-cell>
          <table:table-cell office:value-type="float" office:value="7303510">
            <text:p>7303510</text:p>
          </table:table-cell>
        </table:table-row>
        <table:table-row table:style-name="ro1">
          <table:table-cell office:value-type="string">
            <text:p>MH.360</text:p>
          </table:table-cell>
          <table:table-cell office:value-type="string">
            <text:p>Rongrik Atoll</text:p>
          </table:table-cell>
          <table:table-cell office:value-type="string">
            <text:p>Rongrik Atoll</text:p>
          </table:table-cell>
          <table:table-cell office:value-type="float" office:value="7303511">
            <text:p>7303511</text:p>
          </table:table-cell>
        </table:table-row>
        <table:table-row table:style-name="ro1">
          <table:table-cell office:value-type="string">
            <text:p>MH.385</text:p>
          </table:table-cell>
          <table:table-cell office:value-type="string">
            <text:p>Taka Atoll</text:p>
          </table:table-cell>
          <table:table-cell office:value-type="string">
            <text:p>Taka Atoll</text:p>
          </table:table-cell>
          <table:table-cell office:value-type="float" office:value="7303512">
            <text:p>7303512</text:p>
          </table:table-cell>
        </table:table-row>
        <table:table-row table:style-name="ro1">
          <table:table-cell office:value-type="string">
            <text:p>MH.073</text:p>
          </table:table-cell>
          <table:table-cell office:value-type="string">
            <text:p>Bokak Atoll</text:p>
          </table:table-cell>
          <table:table-cell office:value-type="string">
            <text:p>Bokak Atoll</text:p>
          </table:table-cell>
          <table:table-cell office:value-type="float" office:value="7303513">
            <text:p>7303513</text:p>
          </table:table-cell>
        </table:table-row>
        <table:table-row table:style-name="ro1">
          <table:table-cell office:value-type="string">
            <text:p>MH.390</text:p>
          </table:table-cell>
          <table:table-cell office:value-type="string">
            <text:p>Ujae Atoll</text:p>
          </table:table-cell>
          <table:table-cell office:value-type="string">
            <text:p>Ujae Atoll</text:p>
          </table:table-cell>
          <table:table-cell office:value-type="float" office:value="7303514">
            <text:p>7303514</text:p>
          </table:table-cell>
        </table:table-row>
        <table:table-row table:style-name="ro1">
          <table:table-cell office:value-type="string">
            <text:p>MH.400</text:p>
          </table:table-cell>
          <table:table-cell office:value-type="string">
            <text:p>Ujelang</text:p>
          </table:table-cell>
          <table:table-cell office:value-type="string">
            <text:p>Ujelang</text:p>
          </table:table-cell>
          <table:table-cell office:value-type="float" office:value="7303515">
            <text:p>7303515</text:p>
          </table:table-cell>
        </table:table-row>
        <table:table-row table:style-name="ro1">
          <table:table-cell office:value-type="string">
            <text:p>MH.410</text:p>
          </table:table-cell>
          <table:table-cell office:value-type="string">
            <text:p>Utrik Atoll</text:p>
          </table:table-cell>
          <table:table-cell office:value-type="string">
            <text:p>Utrik Atoll</text:p>
          </table:table-cell>
          <table:table-cell office:value-type="float" office:value="7303516">
            <text:p>7303516</text:p>
          </table:table-cell>
        </table:table-row>
        <table:table-row table:style-name="ro1">
          <table:table-cell office:value-type="string">
            <text:p>MH.420</text:p>
          </table:table-cell>
          <table:table-cell office:value-type="string">
            <text:p>Wotho Atoll</text:p>
          </table:table-cell>
          <table:table-cell office:value-type="string">
            <text:p>Wotho Atoll</text:p>
          </table:table-cell>
          <table:table-cell office:value-type="float" office:value="7303517">
            <text:p>7303517</text:p>
          </table:table-cell>
        </table:table-row>
        <table:table-row table:style-name="ro1">
          <table:table-cell office:value-type="string">
            <text:p>MH.430</text:p>
          </table:table-cell>
          <table:table-cell office:value-type="string">
            <text:p>Wotje Atoll</text:p>
          </table:table-cell>
          <table:table-cell office:value-type="string">
            <text:p>Wotje Atoll</text:p>
          </table:table-cell>
          <table:table-cell office:value-type="float" office:value="7303518">
            <text:p>7303518</text:p>
          </table:table-cell>
        </table:table-row>
        <table:table-row table:style-name="ro1">
          <table:table-cell office:value-type="string">
            <text:p>MH.110</text:p>
          </table:table-cell>
          <table:table-cell office:value-type="string">
            <text:p>Jabat Island</text:p>
          </table:table-cell>
          <table:table-cell office:value-type="string">
            <text:p>Jabat Island</text:p>
          </table:table-cell>
          <table:table-cell office:value-type="float" office:value="7303519">
            <text:p>7303519</text:p>
          </table:table-cell>
        </table:table-row>
        <table:table-row table:style-name="ro1">
          <table:table-cell office:value-type="string">
            <text:p>MH.130</text:p>
          </table:table-cell>
          <table:table-cell office:value-type="string">
            <text:p>Jemo Island</text:p>
          </table:table-cell>
          <table:table-cell office:value-type="string">
            <text:p>Jemo Island</text:p>
          </table:table-cell>
          <table:table-cell office:value-type="float" office:value="7303520">
            <text:p>7303520</text:p>
          </table:table-cell>
        </table:table-row>
        <table:table-row table:style-name="ro1">
          <table:table-cell office:value-type="string">
            <text:p>MH.140</text:p>
          </table:table-cell>
          <table:table-cell office:value-type="string">
            <text:p>Kili Island</text:p>
          </table:table-cell>
          <table:table-cell office:value-type="string">
            <text:p>Kili Island</text:p>
          </table:table-cell>
          <table:table-cell office:value-type="float" office:value="7303521">
            <text:p>7303521</text:p>
          </table:table-cell>
        </table:table-row>
        <table:table-row table:style-name="ro1">
          <table:table-cell office:value-type="string">
            <text:p>MH.170</text:p>
          </table:table-cell>
          <table:table-cell table:number-columns-repeated="2" office:value-type="string">
            <text:p>Lib Island</text:p>
          </table:table-cell>
          <table:table-cell office:value-type="float" office:value="7303522">
            <text:p>7303522</text:p>
          </table:table-cell>
        </table:table-row>
        <table:table-row table:style-name="ro1">
          <table:table-cell office:value-type="string">
            <text:p>MH.310</text:p>
          </table:table-cell>
          <table:table-cell office:value-type="string">
            <text:p>Mejit Island</text:p>
          </table:table-cell>
          <table:table-cell office:value-type="string">
            <text:p>Mejit Island</text:p>
          </table:table-cell>
          <table:table-cell office:value-type="float" office:value="7303523">
            <text:p>7303523</text:p>
          </table:table-cell>
        </table:table-row>
        <table:table-row table:style-name="ro1">
          <table:table-cell office:value-type="string">
            <text:p>MK.E9</text:p>
          </table:table-cell>
          <table:table-cell office:value-type="string">
            <text:p>Valandovo</text:p>
          </table:table-cell>
          <table:table-cell office:value-type="string">
            <text:p>Valandovo</text:p>
          </table:table-cell>
          <table:table-cell office:value-type="float" office:value="784732">
            <text:p>784732</text:p>
          </table:table-cell>
        </table:table-row>
        <table:table-row table:style-name="ro1">
          <table:table-cell office:value-type="string">
            <text:p>MK.86</text:p>
          </table:table-cell>
          <table:table-cell office:value-type="string">
            <text:p>Resen</text:p>
          </table:table-cell>
          <table:table-cell office:value-type="string">
            <text:p>Resen</text:p>
          </table:table-cell>
          <table:table-cell office:value-type="float" office:value="786339">
            <text:p>786339</text:p>
          </table:table-cell>
        </table:table-row>
        <table:table-row table:style-name="ro1">
          <table:table-cell office:value-type="string">
            <text:p>MK.51</text:p>
          </table:table-cell>
          <table:table-cell office:value-type="string">
            <text:p>Kratovo</text:p>
          </table:table-cell>
          <table:table-cell office:value-type="string">
            <text:p>Kratovo</text:p>
          </table:table-cell>
          <table:table-cell office:value-type="float" office:value="789090">
            <text:p>789090</text:p>
          </table:table-cell>
        </table:table-row>
        <table:table-row table:style-name="ro1">
          <table:table-cell office:value-type="string">
            <text:p>MK.78</text:p>
          </table:table-cell>
          <table:table-cell office:value-type="string">
            <text:p>Pehchevo</text:p>
          </table:table-cell>
          <table:table-cell office:value-type="string">
            <text:p>Pehchevo</text:p>
          </table:table-cell>
          <table:table-cell office:value-type="float" office:value="862938">
            <text:p>862938</text:p>
          </table:table-cell>
        </table:table-row>
        <table:table-row table:style-name="ro1">
          <table:table-cell office:value-type="string">
            <text:p>MK.72</text:p>
          </table:table-cell>
          <table:table-cell office:value-type="string">
            <text:p>Novo Selo</text:p>
          </table:table-cell>
          <table:table-cell office:value-type="string">
            <text:p>Novo Selo</text:p>
          </table:table-cell>
          <table:table-cell office:value-type="float" office:value="862945">
            <text:p>862945</text:p>
          </table:table-cell>
        </table:table-row>
        <table:table-row table:style-name="ro1">
          <table:table-cell office:value-type="string">
            <text:p>MK.11</text:p>
          </table:table-cell>
          <table:table-cell office:value-type="string">
            <text:p>Bosilovo</text:p>
          </table:table-cell>
          <table:table-cell office:value-type="string">
            <text:p>Bosilovo</text:p>
          </table:table-cell>
          <table:table-cell office:value-type="float" office:value="862946">
            <text:p>862946</text:p>
          </table:table-cell>
        </table:table-row>
        <table:table-row table:style-name="ro1">
          <table:table-cell office:value-type="string">
            <text:p>MK.A9</text:p>
          </table:table-cell>
          <table:table-cell office:value-type="string">
            <text:p>Vasilevo</text:p>
          </table:table-cell>
          <table:table-cell office:value-type="string">
            <text:p>Vasilevo</text:p>
          </table:table-cell>
          <table:table-cell office:value-type="float" office:value="862947">
            <text:p>862947</text:p>
          </table:table-cell>
        </table:table-row>
        <table:table-row table:style-name="ro1">
          <table:table-cell office:value-type="string">
            <text:p>MK.E5</text:p>
          </table:table-cell>
          <table:table-cell office:value-type="string">
            <text:p>Dojran</text:p>
          </table:table-cell>
          <table:table-cell office:value-type="string">
            <text:p>Dojran</text:p>
          </table:table-cell>
          <table:table-cell office:value-type="float" office:value="862949">
            <text:p>862949</text:p>
          </table:table-cell>
        </table:table-row>
        <table:table-row table:style-name="ro1">
          <table:table-cell office:value-type="string">
            <text:p>MK.08</text:p>
          </table:table-cell>
          <table:table-cell office:value-type="string">
            <text:p>Bogdanci</text:p>
          </table:table-cell>
          <table:table-cell office:value-type="string">
            <text:p>Bogdanci</text:p>
          </table:table-cell>
          <table:table-cell office:value-type="float" office:value="862950">
            <text:p>862950</text:p>
          </table:table-cell>
        </table:table-row>
        <table:table-row table:style-name="ro1">
          <table:table-cell office:value-type="string">
            <text:p>MK.47</text:p>
          </table:table-cell>
          <table:table-cell office:value-type="string">
            <text:p>Konche</text:p>
          </table:table-cell>
          <table:table-cell office:value-type="string">
            <text:p>Konche</text:p>
          </table:table-cell>
          <table:table-cell office:value-type="float" office:value="862953">
            <text:p>862953</text:p>
          </table:table-cell>
        </table:table-row>
        <table:table-row table:style-name="ro1">
          <table:table-cell office:value-type="string">
            <text:p>MK.62</text:p>
          </table:table-cell>
          <table:table-cell office:value-type="string">
            <text:p>Makedonska Kamenica</text:p>
          </table:table-cell>
          <table:table-cell office:value-type="string">
            <text:p>Makedonska Kamenica</text:p>
          </table:table-cell>
          <table:table-cell office:value-type="float" office:value="862956">
            <text:p>862956</text:p>
          </table:table-cell>
        </table:table-row>
        <table:table-row table:style-name="ro1">
          <table:table-cell office:value-type="string">
            <text:p>MK.C6</text:p>
          </table:table-cell>
          <table:table-cell office:value-type="string">
            <text:p>Zrnovci</text:p>
          </table:table-cell>
          <table:table-cell office:value-type="string">
            <text:p>Zrnovci</text:p>
          </table:table-cell>
          <table:table-cell office:value-type="float" office:value="862958">
            <text:p>862958</text:p>
          </table:table-cell>
        </table:table-row>
        <table:table-row table:style-name="ro1">
          <table:table-cell office:value-type="string">
            <text:p>MK.40</text:p>
          </table:table-cell>
          <table:table-cell office:value-type="string">
            <text:p>Karbinci</text:p>
          </table:table-cell>
          <table:table-cell office:value-type="string">
            <text:p>Karbinci</text:p>
          </table:table-cell>
          <table:table-cell office:value-type="float" office:value="862960">
            <text:p>862960</text:p>
          </table:table-cell>
        </table:table-row>
        <table:table-row table:style-name="ro1">
          <table:table-cell office:value-type="string">
            <text:p>MK.25</text:p>
          </table:table-cell>
          <table:table-cell office:value-type="string">
            <text:p>Demir Kapija</text:p>
          </table:table-cell>
          <table:table-cell office:value-type="string">
            <text:p>Demir Kapija</text:p>
          </table:table-cell>
          <table:table-cell office:value-type="float" office:value="862961">
            <text:p>862961</text:p>
          </table:table-cell>
        </table:table-row>
        <table:table-row table:style-name="ro1">
          <table:table-cell office:value-type="string">
            <text:p>MK.87</text:p>
          </table:table-cell>
          <table:table-cell office:value-type="string">
            <text:p>Rosoman</text:p>
          </table:table-cell>
          <table:table-cell office:value-type="string">
            <text:p>Rosoman</text:p>
          </table:table-cell>
          <table:table-cell office:value-type="float" office:value="862973">
            <text:p>862973</text:p>
          </table:table-cell>
        </table:table-row>
        <table:table-row table:style-name="ro1">
          <table:table-cell office:value-type="string">
            <text:p>MK.35</text:p>
          </table:table-cell>
          <table:table-cell office:value-type="string">
            <text:p>Gradsko</text:p>
          </table:table-cell>
          <table:table-cell office:value-type="string">
            <text:p>Gradsko</text:p>
          </table:table-cell>
          <table:table-cell office:value-type="float" office:value="862974">
            <text:p>862974</text:p>
          </table:table-cell>
        </table:table-row>
        <table:table-row table:style-name="ro1">
          <table:table-cell office:value-type="string">
            <text:p>MK.60</text:p>
          </table:table-cell>
          <table:table-cell office:value-type="string">
            <text:p>Lozovo</text:p>
          </table:table-cell>
          <table:table-cell office:value-type="string">
            <text:p>Lozovo</text:p>
          </table:table-cell>
          <table:table-cell office:value-type="float" office:value="862975">
            <text:p>862975</text:p>
          </table:table-cell>
        </table:table-row>
        <table:table-row table:style-name="ro1">
          <table:table-cell office:value-type="string">
            <text:p>MK.19</text:p>
          </table:table-cell>
          <table:table-cell office:value-type="string">
            <text:p>Češinovo-Obleševo</text:p>
          </table:table-cell>
          <table:table-cell office:value-type="string">
            <text:p>Cesinovo-Oblesevo</text:p>
          </table:table-cell>
          <table:table-cell office:value-type="float" office:value="862977">
            <text:p>862977</text:p>
          </table:table-cell>
        </table:table-row>
        <table:table-row table:style-name="ro1">
          <table:table-cell office:value-type="string">
            <text:p>MK.E1</text:p>
          </table:table-cell>
          <table:table-cell office:value-type="string">
            <text:p>Novaci</text:p>
          </table:table-cell>
          <table:table-cell office:value-type="string">
            <text:p>Novaci</text:p>
          </table:table-cell>
          <table:table-cell office:value-type="float" office:value="863468">
            <text:p>863468</text:p>
          </table:table-cell>
        </table:table-row>
        <table:table-row table:style-name="ro1">
          <table:table-cell office:value-type="string">
            <text:p>MK.04</text:p>
          </table:table-cell>
          <table:table-cell office:value-type="string">
            <text:p>Berovo</text:p>
          </table:table-cell>
          <table:table-cell office:value-type="string">
            <text:p>Berovo</text:p>
          </table:table-cell>
          <table:table-cell office:value-type="float" office:value="863485">
            <text:p>863485</text:p>
          </table:table-cell>
        </table:table-row>
        <table:table-row table:style-name="ro1">
          <table:table-cell office:value-type="string">
            <text:p>MK.06</text:p>
          </table:table-cell>
          <table:table-cell office:value-type="string">
            <text:p>Bitola</text:p>
          </table:table-cell>
          <table:table-cell office:value-type="string">
            <text:p>Bitola</text:p>
          </table:table-cell>
          <table:table-cell office:value-type="float" office:value="863486">
            <text:p>863486</text:p>
          </table:table-cell>
        </table:table-row>
        <table:table-row table:style-name="ro1">
          <table:table-cell office:value-type="string">
            <text:p>MK.D9</text:p>
          </table:table-cell>
          <table:table-cell office:value-type="string">
            <text:p>Mogila</text:p>
          </table:table-cell>
          <table:table-cell office:value-type="string">
            <text:p>Mogila</text:p>
          </table:table-cell>
          <table:table-cell office:value-type="float" office:value="863488">
            <text:p>863488</text:p>
          </table:table-cell>
        </table:table-row>
        <table:table-row table:style-name="ro1">
          <table:table-cell office:value-type="string">
            <text:p>MK.01</text:p>
          </table:table-cell>
          <table:table-cell office:value-type="string">
            <text:p>Arachinovo</text:p>
          </table:table-cell>
          <table:table-cell office:value-type="string">
            <text:p>Arachinovo</text:p>
          </table:table-cell>
          <table:table-cell office:value-type="float" office:value="863831">
            <text:p>863831</text:p>
          </table:table-cell>
        </table:table-row>
        <table:table-row table:style-name="ro1">
          <table:table-cell office:value-type="string">
            <text:p>MK.C7</text:p>
          </table:table-cell>
          <table:table-cell office:value-type="string">
            <text:p>Bogovinje</text:p>
          </table:table-cell>
          <table:table-cell office:value-type="string">
            <text:p>Bogovinje</text:p>
          </table:table-cell>
          <table:table-cell office:value-type="float" office:value="863834">
            <text:p>863834</text:p>
          </table:table-cell>
        </table:table-row>
        <table:table-row table:style-name="ro1">
          <table:table-cell office:value-type="string">
            <text:p>MK.12</text:p>
          </table:table-cell>
          <table:table-cell office:value-type="string">
            <text:p>Brvenica</text:p>
          </table:table-cell>
          <table:table-cell office:value-type="string">
            <text:p>Brvenica</text:p>
          </table:table-cell>
          <table:table-cell office:value-type="float" office:value="863835">
            <text:p>863835</text:p>
          </table:table-cell>
        </table:table-row>
        <table:table-row table:style-name="ro1">
          <table:table-cell office:value-type="string">
            <text:p>MK.C9</text:p>
          </table:table-cell>
          <table:table-cell office:value-type="string">
            <text:p>Chashka</text:p>
          </table:table-cell>
          <table:table-cell office:value-type="string">
            <text:p>Chashka</text:p>
          </table:table-cell>
          <table:table-cell office:value-type="float" office:value="863838">
            <text:p>863838</text:p>
          </table:table-cell>
        </table:table-row>
        <table:table-row table:style-name="ro1">
          <table:table-cell office:value-type="string">
            <text:p>MK.18</text:p>
          </table:table-cell>
          <table:table-cell office:value-type="string">
            <text:p>Centar Zhupa</text:p>
          </table:table-cell>
          <table:table-cell office:value-type="string">
            <text:p>Centar Zhupa</text:p>
          </table:table-cell>
          <table:table-cell office:value-type="float" office:value="863841">
            <text:p>863841</text:p>
          </table:table-cell>
        </table:table-row>
        <table:table-row table:style-name="ro1">
          <table:table-cell office:value-type="string">
            <text:p>MK.20</text:p>
          </table:table-cell>
          <table:table-cell office:value-type="string">
            <text:p>Chucher Sandevo</text:p>
          </table:table-cell>
          <table:table-cell office:value-type="string">
            <text:p>Chucher Sandevo</text:p>
          </table:table-cell>
          <table:table-cell office:value-type="float" office:value="863842">
            <text:p>863842</text:p>
          </table:table-cell>
        </table:table-row>
        <table:table-row table:style-name="ro1">
          <table:table-cell office:value-type="string">
            <text:p>MK.D2</text:p>
          </table:table-cell>
          <table:table-cell table:number-columns-repeated="2" office:value-type="string">
            <text:p>Debar</text:p>
          </table:table-cell>
          <table:table-cell office:value-type="float" office:value="863843">
            <text:p>863843</text:p>
          </table:table-cell>
        </table:table-row>
        <table:table-row table:style-name="ro1">
          <table:table-cell office:value-type="string">
            <text:p>MK.22</text:p>
          </table:table-cell>
          <table:table-cell office:value-type="string">
            <text:p>Delchevo</text:p>
          </table:table-cell>
          <table:table-cell office:value-type="string">
            <text:p>Delchevo</text:p>
          </table:table-cell>
          <table:table-cell office:value-type="float" office:value="863844">
            <text:p>863844</text:p>
          </table:table-cell>
        </table:table-row>
        <table:table-row table:style-name="ro1">
          <table:table-cell office:value-type="string">
            <text:p>MK.D3</text:p>
          </table:table-cell>
          <table:table-cell office:value-type="string">
            <text:p>Demir Hisar</text:p>
          </table:table-cell>
          <table:table-cell office:value-type="string">
            <text:p>Demir Hisar</text:p>
          </table:table-cell>
          <table:table-cell office:value-type="float" office:value="863846">
            <text:p>863846</text:p>
          </table:table-cell>
        </table:table-row>
        <table:table-row table:style-name="ro1">
          <table:table-cell office:value-type="string">
            <text:p>MK.28</text:p>
          </table:table-cell>
          <table:table-cell office:value-type="string">
            <text:p>Dolneni</text:p>
          </table:table-cell>
          <table:table-cell office:value-type="string">
            <text:p>Dolneni</text:p>
          </table:table-cell>
          <table:table-cell office:value-type="float" office:value="863849">
            <text:p>863849</text:p>
          </table:table-cell>
        </table:table-row>
        <table:table-row table:style-name="ro1">
          <table:table-cell office:value-type="string">
            <text:p>MK.33</text:p>
          </table:table-cell>
          <table:table-cell office:value-type="string">
            <text:p>Gevgelija</text:p>
          </table:table-cell>
          <table:table-cell office:value-type="string">
            <text:p>Gevgelija</text:p>
          </table:table-cell>
          <table:table-cell office:value-type="float" office:value="863854">
            <text:p>863854</text:p>
          </table:table-cell>
        </table:table-row>
        <table:table-row table:style-name="ro1">
          <table:table-cell office:value-type="string">
            <text:p>MK.D4</text:p>
          </table:table-cell>
          <table:table-cell office:value-type="string">
            <text:p>Gostivar</text:p>
          </table:table-cell>
          <table:table-cell office:value-type="string">
            <text:p>Gostivar</text:p>
          </table:table-cell>
          <table:table-cell office:value-type="float" office:value="863855">
            <text:p>863855</text:p>
          </table:table-cell>
        </table:table-row>
        <table:table-row table:style-name="ro1">
          <table:table-cell office:value-type="string">
            <text:p>MK.36</text:p>
          </table:table-cell>
          <table:table-cell office:value-type="string">
            <text:p>Ilinden</text:p>
          </table:table-cell>
          <table:table-cell office:value-type="string">
            <text:p>Ilinden</text:p>
          </table:table-cell>
          <table:table-cell office:value-type="float" office:value="863856">
            <text:p>863856</text:p>
          </table:table-cell>
        </table:table-row>
        <table:table-row table:style-name="ro1">
          <table:table-cell office:value-type="string">
            <text:p>MK.D5</text:p>
          </table:table-cell>
          <table:table-cell office:value-type="string">
            <text:p>Jegunovce</text:p>
          </table:table-cell>
          <table:table-cell office:value-type="string">
            <text:p>Jegunovce</text:p>
          </table:table-cell>
          <table:table-cell office:value-type="float" office:value="863858">
            <text:p>863858</text:p>
          </table:table-cell>
        </table:table-row>
        <table:table-row table:style-name="ro1">
          <table:table-cell office:value-type="string">
            <text:p>MK.D6</text:p>
          </table:table-cell>
          <table:table-cell office:value-type="string">
            <text:p>Kavadarci</text:p>
          </table:table-cell>
          <table:table-cell office:value-type="string">
            <text:p>Kavadarci</text:p>
          </table:table-cell>
          <table:table-cell office:value-type="float" office:value="863861">
            <text:p>863861</text:p>
          </table:table-cell>
        </table:table-row>
        <table:table-row table:style-name="ro1">
          <table:table-cell office:value-type="string">
            <text:p>MK.43</text:p>
          </table:table-cell>
          <table:table-cell office:value-type="string">
            <text:p>Kichevo</text:p>
          </table:table-cell>
          <table:table-cell office:value-type="string">
            <text:p>Kichevo</text:p>
          </table:table-cell>
          <table:table-cell office:value-type="float" office:value="863862">
            <text:p>863862</text:p>
          </table:table-cell>
        </table:table-row>
        <table:table-row table:style-name="ro1">
          <table:table-cell office:value-type="string">
            <text:p>MK.46</text:p>
          </table:table-cell>
          <table:table-cell office:value-type="string">
            <text:p>Kochani</text:p>
          </table:table-cell>
          <table:table-cell office:value-type="string">
            <text:p>Kochani</text:p>
          </table:table-cell>
          <table:table-cell office:value-type="float" office:value="863865">
            <text:p>863865</text:p>
          </table:table-cell>
        </table:table-row>
        <table:table-row table:style-name="ro1">
          <table:table-cell office:value-type="string">
            <text:p>MK.52</text:p>
          </table:table-cell>
          <table:table-cell office:value-type="string">
            <text:p>Kriva Palanka</text:p>
          </table:table-cell>
          <table:table-cell office:value-type="string">
            <text:p>Kriva Palanka</text:p>
          </table:table-cell>
          <table:table-cell office:value-type="float" office:value="863869">
            <text:p>863869</text:p>
          </table:table-cell>
        </table:table-row>
        <table:table-row table:style-name="ro1">
          <table:table-cell office:value-type="string">
            <text:p>MK.53</text:p>
          </table:table-cell>
          <table:table-cell office:value-type="string">
            <text:p>Krivogashtani</text:p>
          </table:table-cell>
          <table:table-cell office:value-type="string">
            <text:p>Krivogashtani</text:p>
          </table:table-cell>
          <table:table-cell office:value-type="float" office:value="863870">
            <text:p>863870</text:p>
          </table:table-cell>
        </table:table-row>
        <table:table-row table:style-name="ro1">
          <table:table-cell office:value-type="string">
            <text:p>MK.54</text:p>
          </table:table-cell>
          <table:table-cell office:value-type="string">
            <text:p>Krushevo</text:p>
          </table:table-cell>
          <table:table-cell office:value-type="string">
            <text:p>Krushevo</text:p>
          </table:table-cell>
          <table:table-cell office:value-type="float" office:value="863871">
            <text:p>863871</text:p>
          </table:table-cell>
        </table:table-row>
        <table:table-row table:style-name="ro1">
          <table:table-cell office:value-type="string">
            <text:p>MK.D7</text:p>
          </table:table-cell>
          <table:table-cell office:value-type="string">
            <text:p>Kumanovo</text:p>
          </table:table-cell>
          <table:table-cell office:value-type="string">
            <text:p>Kumanovo</text:p>
          </table:table-cell>
          <table:table-cell office:value-type="float" office:value="863873">
            <text:p>863873</text:p>
          </table:table-cell>
        </table:table-row>
        <table:table-row table:style-name="ro1">
          <table:table-cell office:value-type="string">
            <text:p>MK.59</text:p>
          </table:table-cell>
          <table:table-cell office:value-type="string">
            <text:p>Lipkovo</text:p>
          </table:table-cell>
          <table:table-cell office:value-type="string">
            <text:p>Lipkovo</text:p>
          </table:table-cell>
          <table:table-cell office:value-type="float" office:value="863875">
            <text:p>863875</text:p>
          </table:table-cell>
        </table:table-row>
        <table:table-row table:style-name="ro1">
          <table:table-cell office:value-type="string">
            <text:p>MK.D8</text:p>
          </table:table-cell>
          <table:table-cell office:value-type="string">
            <text:p>Makedonski Brod</text:p>
          </table:table-cell>
          <table:table-cell office:value-type="string">
            <text:p>Makedonski Brod</text:p>
          </table:table-cell>
          <table:table-cell office:value-type="float" office:value="863877">
            <text:p>863877</text:p>
          </table:table-cell>
        </table:table-row>
        <table:table-row table:style-name="ro1">
          <table:table-cell office:value-type="string">
            <text:p>MK.69</text:p>
          </table:table-cell>
          <table:table-cell office:value-type="string">
            <text:p>Negotino</text:p>
          </table:table-cell>
          <table:table-cell office:value-type="string">
            <text:p>Negotino</text:p>
          </table:table-cell>
          <table:table-cell office:value-type="float" office:value="863881">
            <text:p>863881</text:p>
          </table:table-cell>
        </table:table-row>
        <table:table-row table:style-name="ro1">
          <table:table-cell office:value-type="string">
            <text:p>MK.E2</text:p>
          </table:table-cell>
          <table:table-cell office:value-type="string">
            <text:p>Ohrid</text:p>
          </table:table-cell>
          <table:table-cell office:value-type="string">
            <text:p>Ohrid</text:p>
          </table:table-cell>
          <table:table-cell office:value-type="float" office:value="863883">
            <text:p>863883</text:p>
          </table:table-cell>
        </table:table-row>
        <table:table-row table:style-name="ro1">
          <table:table-cell office:value-type="string">
            <text:p>MK.79</text:p>
          </table:table-cell>
          <table:table-cell office:value-type="string">
            <text:p>Petrovec</text:p>
          </table:table-cell>
          <table:table-cell office:value-type="string">
            <text:p>Petrovec</text:p>
          </table:table-cell>
          <table:table-cell office:value-type="float" office:value="863886">
            <text:p>863886</text:p>
          </table:table-cell>
        </table:table-row>
        <table:table-row table:style-name="ro1">
          <table:table-cell office:value-type="string">
            <text:p>MK.80</text:p>
          </table:table-cell>
          <table:table-cell office:value-type="string">
            <text:p>Plasnica</text:p>
          </table:table-cell>
          <table:table-cell office:value-type="string">
            <text:p>Plasnica</text:p>
          </table:table-cell>
          <table:table-cell office:value-type="float" office:value="863887">
            <text:p>863887</text:p>
          </table:table-cell>
        </table:table-row>
        <table:table-row table:style-name="ro1">
          <table:table-cell office:value-type="string">
            <text:p>MK.E3</text:p>
          </table:table-cell>
          <table:table-cell office:value-type="string">
            <text:p>Prilep</text:p>
          </table:table-cell>
          <table:table-cell office:value-type="string">
            <text:p>Prilep</text:p>
          </table:table-cell>
          <table:table-cell office:value-type="float" office:value="863888">
            <text:p>863888</text:p>
          </table:table-cell>
        </table:table-row>
        <table:table-row table:style-name="ro1">
          <table:table-cell office:value-type="string">
            <text:p>MK.83</text:p>
          </table:table-cell>
          <table:table-cell office:value-type="string">
            <text:p>Probishtip</text:p>
          </table:table-cell>
          <table:table-cell office:value-type="string">
            <text:p>Probishtip</text:p>
          </table:table-cell>
          <table:table-cell office:value-type="float" office:value="863889">
            <text:p>863889</text:p>
          </table:table-cell>
        </table:table-row>
        <table:table-row table:style-name="ro1">
          <table:table-cell office:value-type="string">
            <text:p>MK.84</text:p>
          </table:table-cell>
          <table:table-cell office:value-type="string">
            <text:p>Radovish</text:p>
          </table:table-cell>
          <table:table-cell office:value-type="string">
            <text:p>Radovish</text:p>
          </table:table-cell>
          <table:table-cell office:value-type="float" office:value="863890">
            <text:p>863890</text:p>
          </table:table-cell>
        </table:table-row>
        <table:table-row table:style-name="ro1">
          <table:table-cell office:value-type="string">
            <text:p>MK.85</text:p>
          </table:table-cell>
          <table:table-cell office:value-type="string">
            <text:p>Rankovce</text:p>
          </table:table-cell>
          <table:table-cell office:value-type="string">
            <text:p>Rankovce</text:p>
          </table:table-cell>
          <table:table-cell office:value-type="float" office:value="863891">
            <text:p>863891</text:p>
          </table:table-cell>
        </table:table-row>
        <table:table-row table:style-name="ro1">
          <table:table-cell office:value-type="string">
            <text:p>MK.E4</text:p>
          </table:table-cell>
          <table:table-cell office:value-type="string">
            <text:p>Mavrovo and Rostuša</text:p>
          </table:table-cell>
          <table:table-cell office:value-type="string">
            <text:p>Mavrovo and Rostusa</text:p>
          </table:table-cell>
          <table:table-cell office:value-type="float" office:value="863892">
            <text:p>863892</text:p>
          </table:table-cell>
        </table:table-row>
        <table:table-row table:style-name="ro1">
          <table:table-cell office:value-type="string">
            <text:p>MK.92</text:p>
          </table:table-cell>
          <table:table-cell office:value-type="string">
            <text:p>Sopište</text:p>
          </table:table-cell>
          <table:table-cell office:value-type="string">
            <text:p>Sopiste</text:p>
          </table:table-cell>
          <table:table-cell office:value-type="float" office:value="863896">
            <text:p>863896</text:p>
          </table:table-cell>
        </table:table-row>
        <table:table-row table:style-name="ro1">
          <table:table-cell office:value-type="string">
            <text:p>MK.97</text:p>
          </table:table-cell>
          <table:table-cell office:value-type="string">
            <text:p>Staro Nagorichane</text:p>
          </table:table-cell>
          <table:table-cell office:value-type="string">
            <text:p>Staro Nagorichane</text:p>
          </table:table-cell>
          <table:table-cell office:value-type="float" office:value="863899">
            <text:p>863899</text:p>
          </table:table-cell>
        </table:table-row>
        <table:table-row table:style-name="ro1">
          <table:table-cell office:value-type="string">
            <text:p>MK.98</text:p>
          </table:table-cell>
          <table:table-cell office:value-type="string">
            <text:p>Shtip</text:p>
          </table:table-cell>
          <table:table-cell office:value-type="string">
            <text:p>Shtip</text:p>
          </table:table-cell>
          <table:table-cell office:value-type="float" office:value="863900">
            <text:p>863900</text:p>
          </table:table-cell>
        </table:table-row>
        <table:table-row table:style-name="ro1">
          <table:table-cell office:value-type="string">
            <text:p>MK.E6</text:p>
          </table:table-cell>
          <table:table-cell office:value-type="string">
            <text:p>Struga</text:p>
          </table:table-cell>
          <table:table-cell office:value-type="string">
            <text:p>Struga</text:p>
          </table:table-cell>
          <table:table-cell office:value-type="float" office:value="863901">
            <text:p>863901</text:p>
          </table:table-cell>
        </table:table-row>
        <table:table-row table:style-name="ro1">
          <table:table-cell office:value-type="string">
            <text:p>MK.E7</text:p>
          </table:table-cell>
          <table:table-cell office:value-type="string">
            <text:p>Strumica</text:p>
          </table:table-cell>
          <table:table-cell office:value-type="string">
            <text:p>Strumica</text:p>
          </table:table-cell>
          <table:table-cell office:value-type="float" office:value="863902">
            <text:p>863902</text:p>
          </table:table-cell>
        </table:table-row>
        <table:table-row table:style-name="ro1">
          <table:table-cell office:value-type="string">
            <text:p>MK.A2</text:p>
          </table:table-cell>
          <table:table-cell office:value-type="string">
            <text:p>Studenichani</text:p>
          </table:table-cell>
          <table:table-cell office:value-type="string">
            <text:p>Studenichani</text:p>
          </table:table-cell>
          <table:table-cell office:value-type="float" office:value="863903">
            <text:p>863903</text:p>
          </table:table-cell>
        </table:table-row>
        <table:table-row table:style-name="ro1">
          <table:table-cell office:value-type="string">
            <text:p>MK.A4</text:p>
          </table:table-cell>
          <table:table-cell office:value-type="string">
            <text:p>Sveti Nikole</text:p>
          </table:table-cell>
          <table:table-cell office:value-type="string">
            <text:p>Sveti Nikole</text:p>
          </table:table-cell>
          <table:table-cell office:value-type="float" office:value="863905">
            <text:p>863905</text:p>
          </table:table-cell>
        </table:table-row>
        <table:table-row table:style-name="ro1">
          <table:table-cell office:value-type="string">
            <text:p>MK.A5</text:p>
          </table:table-cell>
          <table:table-cell office:value-type="string">
            <text:p>Tearce</text:p>
          </table:table-cell>
          <table:table-cell office:value-type="string">
            <text:p>Tearce</text:p>
          </table:table-cell>
          <table:table-cell office:value-type="float" office:value="863906">
            <text:p>863906</text:p>
          </table:table-cell>
        </table:table-row>
        <table:table-row table:style-name="ro1">
          <table:table-cell office:value-type="string">
            <text:p>MK.E8</text:p>
          </table:table-cell>
          <table:table-cell office:value-type="string">
            <text:p>Tetovo</text:p>
          </table:table-cell>
          <table:table-cell office:value-type="string">
            <text:p>Tetovo</text:p>
          </table:table-cell>
          <table:table-cell office:value-type="float" office:value="863907">
            <text:p>863907</text:p>
          </table:table-cell>
        </table:table-row>
        <table:table-row table:style-name="ro1">
          <table:table-cell office:value-type="string">
            <text:p>MK.F1</text:p>
          </table:table-cell>
          <table:table-cell office:value-type="string">
            <text:p>Veles</text:p>
          </table:table-cell>
          <table:table-cell office:value-type="string">
            <text:p>Veles</text:p>
          </table:table-cell>
          <table:table-cell office:value-type="float" office:value="863909">
            <text:p>863909</text:p>
          </table:table-cell>
        </table:table-row>
        <table:table-row table:style-name="ro1">
          <table:table-cell office:value-type="string">
            <text:p>MK.B3</text:p>
          </table:table-cell>
          <table:table-cell office:value-type="string">
            <text:p>Vevchani</text:p>
          </table:table-cell>
          <table:table-cell office:value-type="string">
            <text:p>Vevchani</text:p>
          </table:table-cell>
          <table:table-cell office:value-type="float" office:value="863911">
            <text:p>863911</text:p>
          </table:table-cell>
        </table:table-row>
        <table:table-row table:style-name="ro1">
          <table:table-cell office:value-type="string">
            <text:p>MK.B4</text:p>
          </table:table-cell>
          <table:table-cell office:value-type="string">
            <text:p>Vinica</text:p>
          </table:table-cell>
          <table:table-cell office:value-type="string">
            <text:p>Vinica</text:p>
          </table:table-cell>
          <table:table-cell office:value-type="float" office:value="863912">
            <text:p>863912</text:p>
          </table:table-cell>
        </table:table-row>
        <table:table-row table:style-name="ro1">
          <table:table-cell office:value-type="string">
            <text:p>MK.B7</text:p>
          </table:table-cell>
          <table:table-cell office:value-type="string">
            <text:p>Vrapchishte</text:p>
          </table:table-cell>
          <table:table-cell office:value-type="string">
            <text:p>Vrapchishte</text:p>
          </table:table-cell>
          <table:table-cell office:value-type="float" office:value="863914">
            <text:p>863914</text:p>
          </table:table-cell>
        </table:table-row>
        <table:table-row table:style-name="ro1">
          <table:table-cell office:value-type="string">
            <text:p>MK.C2</text:p>
          </table:table-cell>
          <table:table-cell office:value-type="string">
            <text:p>Zelenikovo</text:p>
          </table:table-cell>
          <table:table-cell office:value-type="string">
            <text:p>Zelenikovo</text:p>
          </table:table-cell>
          <table:table-cell office:value-type="float" office:value="863918">
            <text:p>863918</text:p>
          </table:table-cell>
        </table:table-row>
        <table:table-row table:style-name="ro1">
          <table:table-cell office:value-type="string">
            <text:p>MK.C3</text:p>
          </table:table-cell>
          <table:table-cell office:value-type="string">
            <text:p>Zhelino</text:p>
          </table:table-cell>
          <table:table-cell office:value-type="string">
            <text:p>Zhelino</text:p>
          </table:table-cell>
          <table:table-cell office:value-type="float" office:value="863919">
            <text:p>863919</text:p>
          </table:table-cell>
        </table:table-row>
        <table:table-row table:style-name="ro1">
          <table:table-cell office:value-type="string">
            <text:p>MK.F5</text:p>
          </table:table-cell>
          <table:table-cell office:value-type="string">
            <text:p>Debarca</text:p>
          </table:table-cell>
          <table:table-cell office:value-type="string">
            <text:p>Debarca</text:p>
          </table:table-cell>
          <table:table-cell office:value-type="float" office:value="7056271">
            <text:p>7056271</text:p>
          </table:table-cell>
        </table:table-row>
        <table:table-row table:style-name="ro1">
          <table:table-cell office:value-type="string">
            <text:p>MK.F6</text:p>
          </table:table-cell>
          <table:table-cell table:number-columns-repeated="2" office:value-type="string">
            <text:p>Grad Skopje</text:p>
          </table:table-cell>
          <table:table-cell office:value-type="float" office:value="11398357">
            <text:p>11398357</text:p>
          </table:table-cell>
        </table:table-row>
        <table:table-row table:style-name="ro1">
          <table:table-cell office:value-type="string">
            <text:p>ML.08</text:p>
          </table:table-cell>
          <table:table-cell office:value-type="string">
            <text:p>Tombouctou</text:p>
          </table:table-cell>
          <table:table-cell office:value-type="string">
            <text:p>Tombouctou</text:p>
          </table:table-cell>
          <table:table-cell office:value-type="float" office:value="2449066">
            <text:p>2449066</text:p>
          </table:table-cell>
        </table:table-row>
        <table:table-row table:style-name="ro1">
          <table:table-cell office:value-type="string">
            <text:p>ML.06</text:p>
          </table:table-cell>
          <table:table-cell office:value-type="string">
            <text:p>Sikasso</text:p>
          </table:table-cell>
          <table:table-cell office:value-type="string">
            <text:p>Sikasso</text:p>
          </table:table-cell>
          <table:table-cell office:value-type="float" office:value="2451184">
            <text:p>2451184</text:p>
          </table:table-cell>
        </table:table-row>
        <table:table-row table:style-name="ro1">
          <table:table-cell office:value-type="string">
            <text:p>ML.05</text:p>
          </table:table-cell>
          <table:table-cell office:value-type="string">
            <text:p>Ségou</text:p>
          </table:table-cell>
          <table:table-cell office:value-type="string">
            <text:p>Segou</text:p>
          </table:table-cell>
          <table:table-cell office:value-type="float" office:value="2451477">
            <text:p>2451477</text:p>
          </table:table-cell>
        </table:table-row>
        <table:table-row table:style-name="ro1">
          <table:table-cell office:value-type="string">
            <text:p>ML.04</text:p>
          </table:table-cell>
          <table:table-cell office:value-type="string">
            <text:p>Mopti</text:p>
          </table:table-cell>
          <table:table-cell office:value-type="string">
            <text:p>Mopti</text:p>
          </table:table-cell>
          <table:table-cell office:value-type="float" office:value="2453347">
            <text:p>2453347</text:p>
          </table:table-cell>
        </table:table-row>
        <table:table-row table:style-name="ro1">
          <table:table-cell office:value-type="string">
            <text:p>ML.07</text:p>
          </table:table-cell>
          <table:table-cell office:value-type="string">
            <text:p>Koulikoro</text:p>
          </table:table-cell>
          <table:table-cell office:value-type="string">
            <text:p>Koulikoro</text:p>
          </table:table-cell>
          <table:table-cell office:value-type="float" office:value="2454532">
            <text:p>2454532</text:p>
          </table:table-cell>
        </table:table-row>
        <table:table-row table:style-name="ro1">
          <table:table-cell office:value-type="string">
            <text:p>ML.03</text:p>
          </table:table-cell>
          <table:table-cell table:number-columns-repeated="2" office:value-type="string">
            <text:p>Kayes</text:p>
          </table:table-cell>
          <table:table-cell office:value-type="float" office:value="2455517">
            <text:p>2455517</text:p>
          </table:table-cell>
        </table:table-row>
        <table:table-row table:style-name="ro1">
          <table:table-cell office:value-type="string">
            <text:p>ML.09</text:p>
          </table:table-cell>
          <table:table-cell office:value-type="string">
            <text:p>Gao</text:p>
          </table:table-cell>
          <table:table-cell office:value-type="string">
            <text:p>Gao</text:p>
          </table:table-cell>
          <table:table-cell office:value-type="float" office:value="2457161">
            <text:p>2457161</text:p>
          </table:table-cell>
        </table:table-row>
        <table:table-row table:style-name="ro1">
          <table:table-cell office:value-type="string">
            <text:p>ML.01</text:p>
          </table:table-cell>
          <table:table-cell table:number-columns-repeated="2" office:value-type="string">
            <text:p>Bamako</text:p>
          </table:table-cell>
          <table:table-cell office:value-type="float" office:value="2460594">
            <text:p>2460594</text:p>
          </table:table-cell>
        </table:table-row>
        <table:table-row table:style-name="ro1">
          <table:table-cell office:value-type="string">
            <text:p>ML.10</text:p>
          </table:table-cell>
          <table:table-cell office:value-type="string">
            <text:p>Kidal</text:p>
          </table:table-cell>
          <table:table-cell office:value-type="string">
            <text:p>Kidal</text:p>
          </table:table-cell>
          <table:table-cell office:value-type="float" office:value="2597449">
            <text:p>2597449</text:p>
          </table:table-cell>
        </table:table-row>
        <table:table-row table:style-name="ro1">
          <table:table-cell office:value-type="string">
            <text:p>ML.12070575</text:p>
          </table:table-cell>
          <table:table-cell office:value-type="string">
            <text:p>Taoudénit</text:p>
          </table:table-cell>
          <table:table-cell office:value-type="string">
            <text:p>Taoudenit</text:p>
          </table:table-cell>
          <table:table-cell office:value-type="float" office:value="12070575">
            <text:p>12070575</text:p>
          </table:table-cell>
        </table:table-row>
        <table:table-row table:style-name="ro1">
          <table:table-cell office:value-type="string">
            <text:p>ML.12070577</text:p>
          </table:table-cell>
          <table:table-cell office:value-type="string">
            <text:p>Ménaka</text:p>
          </table:table-cell>
          <table:table-cell office:value-type="string">
            <text:p>Menaka</text:p>
          </table:table-cell>
          <table:table-cell office:value-type="float" office:value="12070577">
            <text:p>12070577</text:p>
          </table:table-cell>
        </table:table-row>
        <table:table-row table:style-name="ro1">
          <table:table-cell office:value-type="string">
            <text:p>MM.12</text:p>
          </table:table-cell>
          <table:table-cell office:value-type="string">
            <text:p>Tanintharyi Region</text:p>
          </table:table-cell>
          <table:table-cell office:value-type="string">
            <text:p>Tanintharyi Region</text:p>
          </table:table-cell>
          <table:table-cell office:value-type="float" office:value="1293118">
            <text:p>1293118</text:p>
          </table:table-cell>
        </table:table-row>
        <table:table-row table:style-name="ro1">
          <table:table-cell office:value-type="string">
            <text:p>MM.11</text:p>
          </table:table-cell>
          <table:table-cell table:number-columns-repeated="2" office:value-type="string">
            <text:p>Shan State</text:p>
          </table:table-cell>
          <table:table-cell office:value-type="float" office:value="1297099">
            <text:p>1297099</text:p>
          </table:table-cell>
        </table:table-row>
        <table:table-row table:style-name="ro1">
          <table:table-cell office:value-type="string">
            <text:p>MM.10</text:p>
          </table:table-cell>
          <table:table-cell office:value-type="string">
            <text:p>Sagaing Region</text:p>
          </table:table-cell>
          <table:table-cell office:value-type="string">
            <text:p>Sagaing Region</text:p>
          </table:table-cell>
          <table:table-cell office:value-type="float" office:value="1298480">
            <text:p>1298480</text:p>
          </table:table-cell>
        </table:table-row>
        <table:table-row table:style-name="ro1">
          <table:table-cell office:value-type="string">
            <text:p>MM.17</text:p>
          </table:table-cell>
          <table:table-cell table:number-columns-repeated="2" office:value-type="string">
            <text:p>Yangon</text:p>
          </table:table-cell>
          <table:table-cell office:value-type="float" office:value="1298822">
            <text:p>1298822</text:p>
          </table:table-cell>
        </table:table-row>
        <table:table-row table:style-name="ro1">
          <table:table-cell office:value-type="string">
            <text:p>MM.01</text:p>
          </table:table-cell>
          <table:table-cell office:value-type="string">
            <text:p>Rakhine</text:p>
          </table:table-cell>
          <table:table-cell office:value-type="string">
            <text:p>Rakhine</text:p>
          </table:table-cell>
          <table:table-cell office:value-type="float" office:value="1298852">
            <text:p>1298852</text:p>
          </table:table-cell>
        </table:table-row>
        <table:table-row table:style-name="ro1">
          <table:table-cell office:value-type="string">
            <text:p>MM.16</text:p>
          </table:table-cell>
          <table:table-cell office:value-type="string">
            <text:p>Bago Region</text:p>
          </table:table-cell>
          <table:table-cell office:value-type="string">
            <text:p>Bago Region</text:p>
          </table:table-cell>
          <table:table-cell office:value-type="float" office:value="1300463">
            <text:p>1300463</text:p>
          </table:table-cell>
        </table:table-row>
        <table:table-row table:style-name="ro1">
          <table:table-cell office:value-type="string">
            <text:p>MM.13</text:p>
          </table:table-cell>
          <table:table-cell table:number-columns-repeated="2" office:value-type="string">
            <text:p>Mon</text:p>
          </table:table-cell>
          <table:table-cell office:value-type="float" office:value="1308528">
            <text:p>1308528</text:p>
          </table:table-cell>
        </table:table-row>
        <table:table-row table:style-name="ro1">
          <table:table-cell office:value-type="string">
            <text:p>MM.08</text:p>
          </table:table-cell>
          <table:table-cell table:number-columns-repeated="2" office:value-type="string">
            <text:p>Mandalay Region</text:p>
          </table:table-cell>
          <table:table-cell office:value-type="float" office:value="1311871">
            <text:p>1311871</text:p>
          </table:table-cell>
        </table:table-row>
        <table:table-row table:style-name="ro1">
          <table:table-cell office:value-type="string">
            <text:p>MM.15</text:p>
          </table:table-cell>
          <table:table-cell office:value-type="string">
            <text:p>Magway</text:p>
          </table:table-cell>
          <table:table-cell office:value-type="string">
            <text:p>Magway</text:p>
          </table:table-cell>
          <table:table-cell office:value-type="float" office:value="1312604">
            <text:p>1312604</text:p>
          </table:table-cell>
        </table:table-row>
        <table:table-row table:style-name="ro1">
          <table:table-cell office:value-type="string">
            <text:p>MM.06</text:p>
          </table:table-cell>
          <table:table-cell office:value-type="string">
            <text:p>Kayah State</text:p>
          </table:table-cell>
          <table:table-cell office:value-type="string">
            <text:p>Kayah State</text:p>
          </table:table-cell>
          <table:table-cell office:value-type="float" office:value="1319539">
            <text:p>1319539</text:p>
          </table:table-cell>
        </table:table-row>
        <table:table-row table:style-name="ro1">
          <table:table-cell office:value-type="string">
            <text:p>MM.05</text:p>
          </table:table-cell>
          <table:table-cell office:value-type="string">
            <text:p>Kayin State</text:p>
          </table:table-cell>
          <table:table-cell office:value-type="string">
            <text:p>Kayin State</text:p>
          </table:table-cell>
          <table:table-cell office:value-type="float" office:value="1320233">
            <text:p>1320233</text:p>
          </table:table-cell>
        </table:table-row>
        <table:table-row table:style-name="ro1">
          <table:table-cell office:value-type="string">
            <text:p>MM.04</text:p>
          </table:table-cell>
          <table:table-cell table:number-columns-repeated="2" office:value-type="string">
            <text:p>Kachin State</text:p>
          </table:table-cell>
          <table:table-cell office:value-type="float" office:value="1321702">
            <text:p>1321702</text:p>
          </table:table-cell>
        </table:table-row>
        <table:table-row table:style-name="ro1">
          <table:table-cell office:value-type="string">
            <text:p>MM.03</text:p>
          </table:table-cell>
          <table:table-cell office:value-type="string">
            <text:p>Ayeyarwady</text:p>
          </table:table-cell>
          <table:table-cell office:value-type="string">
            <text:p>Ayeyarwady</text:p>
          </table:table-cell>
          <table:table-cell office:value-type="float" office:value="1321850">
            <text:p>1321850</text:p>
          </table:table-cell>
        </table:table-row>
        <table:table-row table:style-name="ro1">
          <table:table-cell office:value-type="string">
            <text:p>MM.02</text:p>
          </table:table-cell>
          <table:table-cell table:number-columns-repeated="2" office:value-type="string">
            <text:p>Chin State</text:p>
          </table:table-cell>
          <table:table-cell office:value-type="float" office:value="1327132">
            <text:p>1327132</text:p>
          </table:table-cell>
        </table:table-row>
        <table:table-row table:style-name="ro1">
          <table:table-cell office:value-type="string">
            <text:p>MM.18</text:p>
          </table:table-cell>
          <table:table-cell office:value-type="string">
            <text:p>Nay Pyi Taw</text:p>
          </table:table-cell>
          <table:table-cell office:value-type="string">
            <text:p>Nay Pyi Taw</text:p>
          </table:table-cell>
          <table:table-cell office:value-type="float" office:value="8239588">
            <text:p>8239588</text:p>
          </table:table-cell>
        </table:table-row>
        <table:table-row table:style-name="ro1">
          <table:table-cell office:value-type="string">
            <text:p>MN.19</text:p>
          </table:table-cell>
          <table:table-cell office:value-type="string">
            <text:p>Uvs Province</text:p>
          </table:table-cell>
          <table:table-cell office:value-type="string">
            <text:p>Uvs Province</text:p>
          </table:table-cell>
          <table:table-cell office:value-type="float" office:value="1514967">
            <text:p>1514967</text:p>
          </table:table-cell>
        </table:table-row>
        <table:table-row table:style-name="ro1">
          <table:table-cell office:value-type="string">
            <text:p>MN.12</text:p>
          </table:table-cell>
          <table:table-cell office:value-type="string">
            <text:p>Hovd</text:p>
          </table:table-cell>
          <table:table-cell office:value-type="string">
            <text:p>Hovd</text:p>
          </table:table-cell>
          <table:table-cell office:value-type="float" office:value="1515696">
            <text:p>1515696</text:p>
          </table:table-cell>
        </table:table-row>
        <table:table-row table:style-name="ro1">
          <table:table-cell office:value-type="string">
            <text:p>MN.10</text:p>
          </table:table-cell>
          <table:table-cell office:value-type="string">
            <text:p>Govi-Altai Province</text:p>
          </table:table-cell>
          <table:table-cell office:value-type="string">
            <text:p>Govi-Altai Province</text:p>
          </table:table-cell>
          <table:table-cell office:value-type="float" office:value="1515917">
            <text:p>1515917</text:p>
          </table:table-cell>
        </table:table-row>
        <table:table-row table:style-name="ro1">
          <table:table-cell office:value-type="string">
            <text:p>MN.09</text:p>
          </table:table-cell>
          <table:table-cell office:value-type="string">
            <text:p>Dzabkhan</text:p>
          </table:table-cell>
          <table:table-cell office:value-type="string">
            <text:p>Dzabkhan</text:p>
          </table:table-cell>
          <table:table-cell office:value-type="float" office:value="1516012">
            <text:p>1516012</text:p>
          </table:table-cell>
        </table:table-row>
        <table:table-row table:style-name="ro1">
          <table:table-cell office:value-type="string">
            <text:p>MN.03</text:p>
          </table:table-cell>
          <table:table-cell office:value-type="string">
            <text:p>Bayan-Ölgii Province</text:p>
          </table:table-cell>
          <table:table-cell office:value-type="string">
            <text:p>Bayan-OElgii Province</text:p>
          </table:table-cell>
          <table:table-cell office:value-type="float" office:value="1516278">
            <text:p>1516278</text:p>
          </table:table-cell>
        </table:table-row>
        <table:table-row table:style-name="ro1">
          <table:table-cell office:value-type="string">
            <text:p>MN.02</text:p>
          </table:table-cell>
          <table:table-cell office:value-type="string">
            <text:p>Bayanhongor</text:p>
          </table:table-cell>
          <table:table-cell office:value-type="string">
            <text:p>Bayanhongor</text:p>
          </table:table-cell>
          <table:table-cell office:value-type="float" office:value="1516290">
            <text:p>1516290</text:p>
          </table:table-cell>
        </table:table-row>
        <table:table-row table:style-name="ro1">
          <table:table-cell office:value-type="string">
            <text:p>MN.20</text:p>
          </table:table-cell>
          <table:table-cell office:value-type="string">
            <text:p>Ulaanbaatar</text:p>
          </table:table-cell>
          <table:table-cell office:value-type="string">
            <text:p>Ulaanbaatar</text:p>
          </table:table-cell>
          <table:table-cell office:value-type="float" office:value="2028461">
            <text:p>2028461</text:p>
          </table:table-cell>
        </table:table-row>
        <table:table-row table:style-name="ro1">
          <table:table-cell office:value-type="string">
            <text:p>MN.18</text:p>
          </table:table-cell>
          <table:table-cell office:value-type="string">
            <text:p>Central Aimak</text:p>
          </table:table-cell>
          <table:table-cell office:value-type="string">
            <text:p>Central Aimak</text:p>
          </table:table-cell>
          <table:table-cell office:value-type="float" office:value="2028849">
            <text:p>2028849</text:p>
          </table:table-cell>
        </table:table-row>
        <table:table-row table:style-name="ro1">
          <table:table-cell office:value-type="string">
            <text:p>MN.17</text:p>
          </table:table-cell>
          <table:table-cell office:value-type="string">
            <text:p>Sühbaatar</text:p>
          </table:table-cell>
          <table:table-cell office:value-type="string">
            <text:p>Suhbaatar</text:p>
          </table:table-cell>
          <table:table-cell office:value-type="float" office:value="2029155">
            <text:p>2029155</text:p>
          </table:table-cell>
        </table:table-row>
        <table:table-row table:style-name="ro1">
          <table:table-cell office:value-type="string">
            <text:p>MN.16</text:p>
          </table:table-cell>
          <table:table-cell office:value-type="string">
            <text:p>Selenge Province</text:p>
          </table:table-cell>
          <table:table-cell office:value-type="string">
            <text:p>Selenge Province</text:p>
          </table:table-cell>
          <table:table-cell office:value-type="float" office:value="2029432">
            <text:p>2029432</text:p>
          </table:table-cell>
        </table:table-row>
        <table:table-row table:style-name="ro1">
          <table:table-cell office:value-type="string">
            <text:p>MN.15</text:p>
          </table:table-cell>
          <table:table-cell office:value-type="string">
            <text:p>Övörhangay</text:p>
          </table:table-cell>
          <table:table-cell office:value-type="string">
            <text:p>OEvoerhangay</text:p>
          </table:table-cell>
          <table:table-cell office:value-type="float" office:value="2029546">
            <text:p>2029546</text:p>
          </table:table-cell>
        </table:table-row>
        <table:table-row table:style-name="ro1">
          <table:table-cell office:value-type="string">
            <text:p>MN.14</text:p>
          </table:table-cell>
          <table:table-cell office:value-type="string">
            <text:p>Ömnögovĭ</text:p>
          </table:table-cell>
          <table:table-cell office:value-type="string">
            <text:p>OEmnoegovi</text:p>
          </table:table-cell>
          <table:table-cell office:value-type="float" office:value="2029669">
            <text:p>2029669</text:p>
          </table:table-cell>
        </table:table-row>
        <table:table-row table:style-name="ro1">
          <table:table-cell office:value-type="string">
            <text:p>MN.13</text:p>
          </table:table-cell>
          <table:table-cell office:value-type="string">
            <text:p>Khövsgöl Province</text:p>
          </table:table-cell>
          <table:table-cell office:value-type="string">
            <text:p>Khoevsgoel Province</text:p>
          </table:table-cell>
          <table:table-cell office:value-type="float" office:value="2030469">
            <text:p>2030469</text:p>
          </table:table-cell>
        </table:table-row>
        <table:table-row table:style-name="ro1">
          <table:table-cell office:value-type="string">
            <text:p>MN.11</text:p>
          </table:table-cell>
          <table:table-cell office:value-type="string">
            <text:p>Hentiy</text:p>
          </table:table-cell>
          <table:table-cell office:value-type="string">
            <text:p>Hentiy</text:p>
          </table:table-cell>
          <table:table-cell office:value-type="float" office:value="2030783">
            <text:p>2030783</text:p>
          </table:table-cell>
        </table:table-row>
        <table:table-row table:style-name="ro1">
          <table:table-cell office:value-type="string">
            <text:p>MN.08</text:p>
          </table:table-cell>
          <table:table-cell office:value-type="string">
            <text:p>Middle Govĭ</text:p>
          </table:table-cell>
          <table:table-cell office:value-type="string">
            <text:p>Middle Govi</text:p>
          </table:table-cell>
          <table:table-cell office:value-type="float" office:value="2031740">
            <text:p>2031740</text:p>
          </table:table-cell>
        </table:table-row>
        <table:table-row table:style-name="ro1">
          <table:table-cell office:value-type="string">
            <text:p>MN.07</text:p>
          </table:table-cell>
          <table:table-cell office:value-type="string">
            <text:p>East Gobi Aymag</text:p>
          </table:table-cell>
          <table:table-cell office:value-type="string">
            <text:p>East Gobi Aymag</text:p>
          </table:table-cell>
          <table:table-cell office:value-type="float" office:value="2031798">
            <text:p>2031798</text:p>
          </table:table-cell>
        </table:table-row>
        <table:table-row table:style-name="ro1">
          <table:table-cell office:value-type="string">
            <text:p>MN.06</text:p>
          </table:table-cell>
          <table:table-cell office:value-type="string">
            <text:p>East Aimak</text:p>
          </table:table-cell>
          <table:table-cell office:value-type="string">
            <text:p>East Aimak</text:p>
          </table:table-cell>
          <table:table-cell office:value-type="float" office:value="2031799">
            <text:p>2031799</text:p>
          </table:table-cell>
        </table:table-row>
        <table:table-row table:style-name="ro1">
          <table:table-cell office:value-type="string">
            <text:p>MN.21</text:p>
          </table:table-cell>
          <table:table-cell office:value-type="string">
            <text:p>Bulgan</text:p>
          </table:table-cell>
          <table:table-cell office:value-type="string">
            <text:p>Bulgan</text:p>
          </table:table-cell>
          <table:table-cell office:value-type="float" office:value="2032199">
            <text:p>2032199</text:p>
          </table:table-cell>
        </table:table-row>
        <table:table-row table:style-name="ro1">
          <table:table-cell office:value-type="string">
            <text:p>MN.01</text:p>
          </table:table-cell>
          <table:table-cell office:value-type="string">
            <text:p>Arkhangai Province</text:p>
          </table:table-cell>
          <table:table-cell office:value-type="string">
            <text:p>Arkhangai Province</text:p>
          </table:table-cell>
          <table:table-cell office:value-type="float" office:value="2032855">
            <text:p>2032855</text:p>
          </table:table-cell>
        </table:table-row>
        <table:table-row table:style-name="ro1">
          <table:table-cell office:value-type="string">
            <text:p>MN.23</text:p>
          </table:table-cell>
          <table:table-cell office:value-type="string">
            <text:p>Darhan Uul</text:p>
          </table:table-cell>
          <table:table-cell office:value-type="string">
            <text:p>Darhan Uul</text:p>
          </table:table-cell>
          <table:table-cell office:value-type="float" office:value="2055111">
            <text:p>2055111</text:p>
          </table:table-cell>
        </table:table-row>
        <table:table-row table:style-name="ro1">
          <table:table-cell office:value-type="string">
            <text:p>MN.24</text:p>
          </table:table-cell>
          <table:table-cell office:value-type="string">
            <text:p>Govĭ-Sumber</text:p>
          </table:table-cell>
          <table:table-cell office:value-type="string">
            <text:p>Govi-Sumber</text:p>
          </table:table-cell>
          <table:table-cell office:value-type="float" office:value="2055112">
            <text:p>2055112</text:p>
          </table:table-cell>
        </table:table-row>
        <table:table-row table:style-name="ro1">
          <table:table-cell office:value-type="string">
            <text:p>MN.25</text:p>
          </table:table-cell>
          <table:table-cell office:value-type="string">
            <text:p>Orhon</text:p>
          </table:table-cell>
          <table:table-cell office:value-type="string">
            <text:p>Orhon</text:p>
          </table:table-cell>
          <table:table-cell office:value-type="float" office:value="2055113">
            <text:p>2055113</text:p>
          </table:table-cell>
        </table:table-row>
        <table:table-row table:style-name="ro1">
          <table:table-cell office:value-type="string">
            <text:p>MO.11875154</text:p>
          </table:table-cell>
          <table:table-cell office:value-type="string">
            <text:p>Nossa Senhora de Fátima</text:p>
          </table:table-cell>
          <table:table-cell office:value-type="string">
            <text:p>Nossa Senhora de Fatima</text:p>
          </table:table-cell>
          <table:table-cell office:value-type="float" office:value="11875154">
            <text:p>11875154</text:p>
          </table:table-cell>
        </table:table-row>
        <table:table-row table:style-name="ro1">
          <table:table-cell office:value-type="string">
            <text:p>MO.11875155</text:p>
          </table:table-cell>
          <table:table-cell office:value-type="string">
            <text:p>Santo António</text:p>
          </table:table-cell>
          <table:table-cell office:value-type="string">
            <text:p>Santo Antonio</text:p>
          </table:table-cell>
          <table:table-cell office:value-type="float" office:value="11875155">
            <text:p>11875155</text:p>
          </table:table-cell>
        </table:table-row>
        <table:table-row table:style-name="ro1">
          <table:table-cell office:value-type="string">
            <text:p>MO.11875156</text:p>
          </table:table-cell>
          <table:table-cell office:value-type="string">
            <text:p>São Lázaro</text:p>
          </table:table-cell>
          <table:table-cell office:value-type="string">
            <text:p>Sao Lazaro</text:p>
          </table:table-cell>
          <table:table-cell office:value-type="float" office:value="11875156">
            <text:p>11875156</text:p>
          </table:table-cell>
        </table:table-row>
        <table:table-row table:style-name="ro1">
          <table:table-cell office:value-type="string">
            <text:p>MO.11875157</text:p>
          </table:table-cell>
          <table:table-cell office:value-type="string">
            <text:p>Sé</text:p>
          </table:table-cell>
          <table:table-cell office:value-type="string">
            <text:p>Se</text:p>
          </table:table-cell>
          <table:table-cell office:value-type="float" office:value="11875157">
            <text:p>11875157</text:p>
          </table:table-cell>
        </table:table-row>
        <table:table-row table:style-name="ro1">
          <table:table-cell office:value-type="string">
            <text:p>MO.11875158</text:p>
          </table:table-cell>
          <table:table-cell office:value-type="string">
            <text:p>São Lourenço</text:p>
          </table:table-cell>
          <table:table-cell office:value-type="string">
            <text:p>Sao Lourenco</text:p>
          </table:table-cell>
          <table:table-cell office:value-type="float" office:value="11875158">
            <text:p>11875158</text:p>
          </table:table-cell>
        </table:table-row>
        <table:table-row table:style-name="ro1">
          <table:table-cell office:value-type="string">
            <text:p>MO.11875159</text:p>
          </table:table-cell>
          <table:table-cell office:value-type="string">
            <text:p>Nossa Senhora do Carmo</text:p>
          </table:table-cell>
          <table:table-cell office:value-type="string">
            <text:p>Nossa Senhora do Carmo</text:p>
          </table:table-cell>
          <table:table-cell office:value-type="float" office:value="11875159">
            <text:p>11875159</text:p>
          </table:table-cell>
        </table:table-row>
        <table:table-row table:style-name="ro1">
          <table:table-cell office:value-type="string">
            <text:p>MO.11875160</text:p>
          </table:table-cell>
          <table:table-cell table:number-columns-repeated="2" office:value-type="string">
            <text:p>Cotai</text:p>
          </table:table-cell>
          <table:table-cell office:value-type="float" office:value="11875160">
            <text:p>11875160</text:p>
          </table:table-cell>
        </table:table-row>
        <table:table-row table:style-name="ro1">
          <table:table-cell office:value-type="string">
            <text:p>MO.11875161</text:p>
          </table:table-cell>
          <table:table-cell office:value-type="string">
            <text:p>São Francisco Xavier</text:p>
          </table:table-cell>
          <table:table-cell office:value-type="string">
            <text:p>Sao Francisco Xavier</text:p>
          </table:table-cell>
          <table:table-cell office:value-type="float" office:value="11875161">
            <text:p>11875161</text:p>
          </table:table-cell>
        </table:table-row>
        <table:table-row table:style-name="ro1">
          <table:table-cell office:value-type="string">
            <text:p>MP.100</text:p>
          </table:table-cell>
          <table:table-cell table:number-columns-repeated="2" office:value-type="string">
            <text:p>Rota</text:p>
          </table:table-cell>
          <table:table-cell office:value-type="float" office:value="4041530">
            <text:p>4041530</text:p>
          </table:table-cell>
        </table:table-row>
        <table:table-row table:style-name="ro1">
          <table:table-cell office:value-type="string">
            <text:p>MP.110</text:p>
          </table:table-cell>
          <table:table-cell table:number-columns-repeated="2" office:value-type="string">
            <text:p>Saipan</text:p>
          </table:table-cell>
          <table:table-cell office:value-type="float" office:value="4041552">
            <text:p>4041552</text:p>
          </table:table-cell>
        </table:table-row>
        <table:table-row table:style-name="ro1">
          <table:table-cell office:value-type="string">
            <text:p>MP.120</text:p>
          </table:table-cell>
          <table:table-cell office:value-type="string">
            <text:p>Tinian</text:p>
          </table:table-cell>
          <table:table-cell office:value-type="string">
            <text:p>Tinian</text:p>
          </table:table-cell>
          <table:table-cell office:value-type="float" office:value="4041650">
            <text:p>4041650</text:p>
          </table:table-cell>
        </table:table-row>
        <table:table-row table:style-name="ro1">
          <table:table-cell office:value-type="string">
            <text:p>MP.085</text:p>
          </table:table-cell>
          <table:table-cell table:number-columns-repeated="2" office:value-type="string">
            <text:p>Northern Islands</text:p>
          </table:table-cell>
          <table:table-cell office:value-type="float" office:value="7733156">
            <text:p>7733156</text:p>
          </table:table-cell>
        </table:table-row>
        <table:table-row table:style-name="ro1">
          <table:table-cell office:value-type="string">
            <text:p>MQ.MQ</text:p>
          </table:table-cell>
          <table:table-cell table:number-columns-repeated="2" office:value-type="string">
            <text:p>Martinique</text:p>
          </table:table-cell>
          <table:table-cell office:value-type="float" office:value="6690603">
            <text:p>6690603</text:p>
          </table:table-cell>
        </table:table-row>
        <table:table-row table:style-name="ro1">
          <table:table-cell office:value-type="string">
            <text:p>MR.06</text:p>
          </table:table-cell>
          <table:table-cell office:value-type="string">
            <text:p>Trarza</text:p>
          </table:table-cell>
          <table:table-cell office:value-type="string">
            <text:p>Trarza</text:p>
          </table:table-cell>
          <table:table-cell office:value-type="float" office:value="2375742">
            <text:p>2375742</text:p>
          </table:table-cell>
        </table:table-row>
        <table:table-row table:style-name="ro1">
          <table:table-cell office:value-type="string">
            <text:p>MR.11</text:p>
          </table:table-cell>
          <table:table-cell office:value-type="string">
            <text:p>Tiris Zemmour</text:p>
          </table:table-cell>
          <table:table-cell office:value-type="string">
            <text:p>Tiris Zemmour</text:p>
          </table:table-cell>
          <table:table-cell office:value-type="float" office:value="2375989">
            <text:p>2375989</text:p>
          </table:table-cell>
        </table:table-row>
        <table:table-row table:style-name="ro1">
          <table:table-cell office:value-type="string">
            <text:p>MR.09</text:p>
          </table:table-cell>
          <table:table-cell office:value-type="string">
            <text:p>Tagant</text:p>
          </table:table-cell>
          <table:table-cell office:value-type="string">
            <text:p>Tagant</text:p>
          </table:table-cell>
          <table:table-cell office:value-type="float" office:value="2376551">
            <text:p>2376551</text:p>
          </table:table-cell>
        </table:table-row>
        <table:table-row table:style-name="ro1">
          <table:table-cell office:value-type="string">
            <text:p>MR.12</text:p>
          </table:table-cell>
          <table:table-cell office:value-type="string">
            <text:p>Inchiri</text:p>
          </table:table-cell>
          <table:table-cell office:value-type="string">
            <text:p>Inchiri</text:p>
          </table:table-cell>
          <table:table-cell office:value-type="float" office:value="2378903">
            <text:p>2378903</text:p>
          </table:table-cell>
        </table:table-row>
        <table:table-row table:style-name="ro1">
          <table:table-cell office:value-type="string">
            <text:p>MR.02</text:p>
          </table:table-cell>
          <table:table-cell office:value-type="string">
            <text:p>Hodh El Gharbi</text:p>
          </table:table-cell>
          <table:table-cell office:value-type="string">
            <text:p>Hodh El Gharbi</text:p>
          </table:table-cell>
          <table:table-cell office:value-type="float" office:value="2379024">
            <text:p>2379024</text:p>
          </table:table-cell>
        </table:table-row>
        <table:table-row table:style-name="ro1">
          <table:table-cell office:value-type="string">
            <text:p>MR.01</text:p>
          </table:table-cell>
          <table:table-cell office:value-type="string">
            <text:p>Hodh Ech Chargi</text:p>
          </table:table-cell>
          <table:table-cell office:value-type="string">
            <text:p>Hodh Ech Chargi</text:p>
          </table:table-cell>
          <table:table-cell office:value-type="float" office:value="2379025">
            <text:p>2379025</text:p>
          </table:table-cell>
        </table:table-row>
        <table:table-row table:style-name="ro1">
          <table:table-cell office:value-type="string">
            <text:p>MR.10</text:p>
          </table:table-cell>
          <table:table-cell office:value-type="string">
            <text:p>Guidimaka</text:p>
          </table:table-cell>
          <table:table-cell office:value-type="string">
            <text:p>Guidimaka</text:p>
          </table:table-cell>
          <table:table-cell office:value-type="float" office:value="2379216">
            <text:p>2379216</text:p>
          </table:table-cell>
        </table:table-row>
        <table:table-row table:style-name="ro1">
          <table:table-cell office:value-type="string">
            <text:p>MR.04</text:p>
          </table:table-cell>
          <table:table-cell office:value-type="string">
            <text:p>Gorgol</text:p>
          </table:table-cell>
          <table:table-cell office:value-type="string">
            <text:p>Gorgol</text:p>
          </table:table-cell>
          <table:table-cell office:value-type="float" office:value="2379384">
            <text:p>2379384</text:p>
          </table:table-cell>
        </table:table-row>
        <table:table-row table:style-name="ro1">
          <table:table-cell office:value-type="string">
            <text:p>MR.08</text:p>
          </table:table-cell>
          <table:table-cell office:value-type="string">
            <text:p>Dakhlet Nouadhibou</text:p>
          </table:table-cell>
          <table:table-cell office:value-type="string">
            <text:p>Dakhlet Nouadhibou</text:p>
          </table:table-cell>
          <table:table-cell office:value-type="float" office:value="2380426">
            <text:p>2380426</text:p>
          </table:table-cell>
        </table:table-row>
        <table:table-row table:style-name="ro1">
          <table:table-cell office:value-type="string">
            <text:p>MR.05</text:p>
          </table:table-cell>
          <table:table-cell office:value-type="string">
            <text:p>Brakna</text:p>
          </table:table-cell>
          <table:table-cell office:value-type="string">
            <text:p>Brakna</text:p>
          </table:table-cell>
          <table:table-cell office:value-type="float" office:value="2380635">
            <text:p>2380635</text:p>
          </table:table-cell>
        </table:table-row>
        <table:table-row table:style-name="ro1">
          <table:table-cell office:value-type="string">
            <text:p>MR.03</text:p>
          </table:table-cell>
          <table:table-cell office:value-type="string">
            <text:p>Assaba</text:p>
          </table:table-cell>
          <table:table-cell office:value-type="string">
            <text:p>Assaba</text:p>
          </table:table-cell>
          <table:table-cell office:value-type="float" office:value="2381344">
            <text:p>2381344</text:p>
          </table:table-cell>
        </table:table-row>
        <table:table-row table:style-name="ro1">
          <table:table-cell office:value-type="string">
            <text:p>MR.07</text:p>
          </table:table-cell>
          <table:table-cell office:value-type="string">
            <text:p>Adrar</text:p>
          </table:table-cell>
          <table:table-cell office:value-type="string">
            <text:p>Adrar</text:p>
          </table:table-cell>
          <table:table-cell office:value-type="float" office:value="2381972">
            <text:p>2381972</text:p>
          </table:table-cell>
        </table:table-row>
        <table:table-row table:style-name="ro1">
          <table:table-cell office:value-type="string">
            <text:p>MR.13</text:p>
          </table:table-cell>
          <table:table-cell office:value-type="string">
            <text:p>Nouakchott Ouest</text:p>
          </table:table-cell>
          <table:table-cell office:value-type="string">
            <text:p>Nouakchott Ouest</text:p>
          </table:table-cell>
          <table:table-cell office:value-type="float" office:value="11496391">
            <text:p>11496391</text:p>
          </table:table-cell>
        </table:table-row>
        <table:table-row table:style-name="ro1">
          <table:table-cell office:value-type="string">
            <text:p>MR.14</text:p>
          </table:table-cell>
          <table:table-cell table:number-columns-repeated="2" office:value-type="string">
            <text:p>Nouakchott Nord</text:p>
          </table:table-cell>
          <table:table-cell office:value-type="float" office:value="11496392">
            <text:p>11496392</text:p>
          </table:table-cell>
        </table:table-row>
        <table:table-row table:style-name="ro1">
          <table:table-cell office:value-type="string">
            <text:p>MR.15</text:p>
          </table:table-cell>
          <table:table-cell table:number-columns-repeated="2" office:value-type="string">
            <text:p>Nouakchott Sud</text:p>
          </table:table-cell>
          <table:table-cell office:value-type="float" office:value="11496393">
            <text:p>11496393</text:p>
          </table:table-cell>
        </table:table-row>
        <table:table-row table:style-name="ro1">
          <table:table-cell office:value-type="string">
            <text:p>MS.03</text:p>
          </table:table-cell>
          <table:table-cell table:number-columns-repeated="2" office:value-type="string">
            <text:p>Saint Peter</text:p>
          </table:table-cell>
          <table:table-cell office:value-type="float" office:value="3578039">
            <text:p>3578039</text:p>
          </table:table-cell>
        </table:table-row>
        <table:table-row table:style-name="ro1">
          <table:table-cell office:value-type="string">
            <text:p>MS.02</text:p>
          </table:table-cell>
          <table:table-cell table:number-columns-repeated="2" office:value-type="string">
            <text:p>Saint Georges</text:p>
          </table:table-cell>
          <table:table-cell office:value-type="float" office:value="3578044">
            <text:p>3578044</text:p>
          </table:table-cell>
        </table:table-row>
        <table:table-row table:style-name="ro1">
          <table:table-cell office:value-type="string">
            <text:p>MS.01</text:p>
          </table:table-cell>
          <table:table-cell table:number-columns-repeated="2" office:value-type="string">
            <text:p>Saint Anthony</text:p>
          </table:table-cell>
          <table:table-cell office:value-type="float" office:value="3578045">
            <text:p>3578045</text:p>
          </table:table-cell>
        </table:table-row>
        <table:table-row table:style-name="ro1">
          <table:table-cell office:value-type="string">
            <text:p>MT.01</text:p>
          </table:table-cell>
          <table:table-cell office:value-type="string">
            <text:p>Attard</text:p>
          </table:table-cell>
          <table:table-cell office:value-type="string">
            <text:p>Attard</text:p>
          </table:table-cell>
          <table:table-cell office:value-type="float" office:value="8299700">
            <text:p>8299700</text:p>
          </table:table-cell>
        </table:table-row>
        <table:table-row table:style-name="ro1">
          <table:table-cell office:value-type="string">
            <text:p>MT.02</text:p>
          </table:table-cell>
          <table:table-cell office:value-type="string">
            <text:p>Balzan</text:p>
          </table:table-cell>
          <table:table-cell office:value-type="string">
            <text:p>Balzan</text:p>
          </table:table-cell>
          <table:table-cell office:value-type="float" office:value="8299701">
            <text:p>8299701</text:p>
          </table:table-cell>
        </table:table-row>
        <table:table-row table:style-name="ro1">
          <table:table-cell office:value-type="string">
            <text:p>MT.03</text:p>
          </table:table-cell>
          <table:table-cell office:value-type="string">
            <text:p>Il-Birgu</text:p>
          </table:table-cell>
          <table:table-cell office:value-type="string">
            <text:p>Il-Birgu</text:p>
          </table:table-cell>
          <table:table-cell office:value-type="float" office:value="8299702">
            <text:p>8299702</text:p>
          </table:table-cell>
        </table:table-row>
        <table:table-row table:style-name="ro1">
          <table:table-cell office:value-type="string">
            <text:p>MT.04</text:p>
          </table:table-cell>
          <table:table-cell table:number-columns-repeated="2" office:value-type="string">
            <text:p>Birkirkara</text:p>
          </table:table-cell>
          <table:table-cell office:value-type="float" office:value="8299703">
            <text:p>8299703</text:p>
          </table:table-cell>
        </table:table-row>
        <table:table-row table:style-name="ro1">
          <table:table-cell office:value-type="string">
            <text:p>MT.05</text:p>
          </table:table-cell>
          <table:table-cell office:value-type="string">
            <text:p>Birżebbuġa</text:p>
          </table:table-cell>
          <table:table-cell office:value-type="string">
            <text:p>Birzebbuga</text:p>
          </table:table-cell>
          <table:table-cell office:value-type="float" office:value="8299704">
            <text:p>8299704</text:p>
          </table:table-cell>
        </table:table-row>
        <table:table-row table:style-name="ro1">
          <table:table-cell office:value-type="string">
            <text:p>MT.06</text:p>
          </table:table-cell>
          <table:table-cell office:value-type="string">
            <text:p>Bormla</text:p>
          </table:table-cell>
          <table:table-cell office:value-type="string">
            <text:p>Bormla</text:p>
          </table:table-cell>
          <table:table-cell office:value-type="float" office:value="8299705">
            <text:p>8299705</text:p>
          </table:table-cell>
        </table:table-row>
        <table:table-row table:style-name="ro1">
          <table:table-cell office:value-type="string">
            <text:p>MT.07</text:p>
          </table:table-cell>
          <table:table-cell office:value-type="string">
            <text:p>Dingli</text:p>
          </table:table-cell>
          <table:table-cell office:value-type="string">
            <text:p>Dingli</text:p>
          </table:table-cell>
          <table:table-cell office:value-type="float" office:value="8299706">
            <text:p>8299706</text:p>
          </table:table-cell>
        </table:table-row>
        <table:table-row table:style-name="ro1">
          <table:table-cell office:value-type="string">
            <text:p>MT.08</text:p>
          </table:table-cell>
          <table:table-cell office:value-type="string">
            <text:p>Il-Fgura</text:p>
          </table:table-cell>
          <table:table-cell office:value-type="string">
            <text:p>Il-Fgura</text:p>
          </table:table-cell>
          <table:table-cell office:value-type="float" office:value="8299707">
            <text:p>8299707</text:p>
          </table:table-cell>
        </table:table-row>
        <table:table-row table:style-name="ro1">
          <table:table-cell office:value-type="string">
            <text:p>MT.09</text:p>
          </table:table-cell>
          <table:table-cell office:value-type="string">
            <text:p>Floriana</text:p>
          </table:table-cell>
          <table:table-cell office:value-type="string">
            <text:p>Floriana</text:p>
          </table:table-cell>
          <table:table-cell office:value-type="float" office:value="8299708">
            <text:p>8299708</text:p>
          </table:table-cell>
        </table:table-row>
        <table:table-row table:style-name="ro1">
          <table:table-cell office:value-type="string">
            <text:p>MT.10</text:p>
          </table:table-cell>
          <table:table-cell table:number-columns-repeated="2" office:value-type="string">
            <text:p>Il-Fontana</text:p>
          </table:table-cell>
          <table:table-cell office:value-type="float" office:value="8299709">
            <text:p>8299709</text:p>
          </table:table-cell>
        </table:table-row>
        <table:table-row table:style-name="ro1">
          <table:table-cell office:value-type="string">
            <text:p>MT.11</text:p>
          </table:table-cell>
          <table:table-cell office:value-type="string">
            <text:p>Għajnsielem</text:p>
          </table:table-cell>
          <table:table-cell office:value-type="string">
            <text:p>Ghajnsielem</text:p>
          </table:table-cell>
          <table:table-cell office:value-type="float" office:value="8299710">
            <text:p>8299710</text:p>
          </table:table-cell>
        </table:table-row>
        <table:table-row table:style-name="ro1">
          <table:table-cell office:value-type="string">
            <text:p>MT.12</text:p>
          </table:table-cell>
          <table:table-cell office:value-type="string">
            <text:p>L-Għarb</text:p>
          </table:table-cell>
          <table:table-cell office:value-type="string">
            <text:p>L-Gharb</text:p>
          </table:table-cell>
          <table:table-cell office:value-type="float" office:value="8299711">
            <text:p>8299711</text:p>
          </table:table-cell>
        </table:table-row>
        <table:table-row table:style-name="ro1">
          <table:table-cell office:value-type="string">
            <text:p>MT.13</text:p>
          </table:table-cell>
          <table:table-cell office:value-type="string">
            <text:p>Ħal Għargħur</text:p>
          </table:table-cell>
          <table:table-cell office:value-type="string">
            <text:p>Hal Gharghur</text:p>
          </table:table-cell>
          <table:table-cell office:value-type="float" office:value="8299712">
            <text:p>8299712</text:p>
          </table:table-cell>
        </table:table-row>
        <table:table-row table:style-name="ro1">
          <table:table-cell office:value-type="string">
            <text:p>MT.14</text:p>
          </table:table-cell>
          <table:table-cell office:value-type="string">
            <text:p>L-Għasri</text:p>
          </table:table-cell>
          <table:table-cell office:value-type="string">
            <text:p>L-Ghasri</text:p>
          </table:table-cell>
          <table:table-cell office:value-type="float" office:value="8299713">
            <text:p>8299713</text:p>
          </table:table-cell>
        </table:table-row>
        <table:table-row table:style-name="ro1">
          <table:table-cell office:value-type="string">
            <text:p>MT.15</text:p>
          </table:table-cell>
          <table:table-cell office:value-type="string">
            <text:p>Ħal Għaxaq</text:p>
          </table:table-cell>
          <table:table-cell office:value-type="string">
            <text:p>Hal Ghaxaq</text:p>
          </table:table-cell>
          <table:table-cell office:value-type="float" office:value="8299714">
            <text:p>8299714</text:p>
          </table:table-cell>
        </table:table-row>
        <table:table-row table:style-name="ro1">
          <table:table-cell office:value-type="string">
            <text:p>MT.16</text:p>
          </table:table-cell>
          <table:table-cell office:value-type="string">
            <text:p>Il-Gudja</text:p>
          </table:table-cell>
          <table:table-cell office:value-type="string">
            <text:p>Il-Gudja</text:p>
          </table:table-cell>
          <table:table-cell office:value-type="float" office:value="8299715">
            <text:p>8299715</text:p>
          </table:table-cell>
        </table:table-row>
        <table:table-row table:style-name="ro1">
          <table:table-cell office:value-type="string">
            <text:p>MT.17</text:p>
          </table:table-cell>
          <table:table-cell office:value-type="string">
            <text:p>Il-Gżira</text:p>
          </table:table-cell>
          <table:table-cell office:value-type="string">
            <text:p>Il-Gzira</text:p>
          </table:table-cell>
          <table:table-cell office:value-type="float" office:value="8299716">
            <text:p>8299716</text:p>
          </table:table-cell>
        </table:table-row>
        <table:table-row table:style-name="ro1">
          <table:table-cell office:value-type="string">
            <text:p>MT.18</text:p>
          </table:table-cell>
          <table:table-cell office:value-type="string">
            <text:p>Il-Ħamrun</text:p>
          </table:table-cell>
          <table:table-cell office:value-type="string">
            <text:p>Il-Hamrun</text:p>
          </table:table-cell>
          <table:table-cell office:value-type="float" office:value="8299717">
            <text:p>8299717</text:p>
          </table:table-cell>
        </table:table-row>
        <table:table-row table:style-name="ro1">
          <table:table-cell office:value-type="string">
            <text:p>MT.19</text:p>
          </table:table-cell>
          <table:table-cell office:value-type="string">
            <text:p>L-Iklin</text:p>
          </table:table-cell>
          <table:table-cell office:value-type="string">
            <text:p>L-Iklin</text:p>
          </table:table-cell>
          <table:table-cell office:value-type="float" office:value="8299718">
            <text:p>8299718</text:p>
          </table:table-cell>
        </table:table-row>
        <table:table-row table:style-name="ro1">
          <table:table-cell office:value-type="string">
            <text:p>MT.20</text:p>
          </table:table-cell>
          <table:table-cell office:value-type="string">
            <text:p>L-Imdina</text:p>
          </table:table-cell>
          <table:table-cell office:value-type="string">
            <text:p>L-Imdina</text:p>
          </table:table-cell>
          <table:table-cell office:value-type="float" office:value="8299719">
            <text:p>8299719</text:p>
          </table:table-cell>
        </table:table-row>
        <table:table-row table:style-name="ro1">
          <table:table-cell office:value-type="string">
            <text:p>MT.21</text:p>
          </table:table-cell>
          <table:table-cell office:value-type="string">
            <text:p>L-Imġarr</text:p>
          </table:table-cell>
          <table:table-cell office:value-type="string">
            <text:p>L-Imgarr</text:p>
          </table:table-cell>
          <table:table-cell office:value-type="float" office:value="8299720">
            <text:p>8299720</text:p>
          </table:table-cell>
        </table:table-row>
        <table:table-row table:style-name="ro1">
          <table:table-cell office:value-type="string">
            <text:p>MT.22</text:p>
          </table:table-cell>
          <table:table-cell office:value-type="string">
            <text:p>L-Imqabba</text:p>
          </table:table-cell>
          <table:table-cell office:value-type="string">
            <text:p>L-Imqabba</text:p>
          </table:table-cell>
          <table:table-cell office:value-type="float" office:value="8299721">
            <text:p>8299721</text:p>
          </table:table-cell>
        </table:table-row>
        <table:table-row table:style-name="ro1">
          <table:table-cell office:value-type="string">
            <text:p>MT.23</text:p>
          </table:table-cell>
          <table:table-cell office:value-type="string">
            <text:p>L-Imsida</text:p>
          </table:table-cell>
          <table:table-cell office:value-type="string">
            <text:p>L-Imsida</text:p>
          </table:table-cell>
          <table:table-cell office:value-type="float" office:value="8299722">
            <text:p>8299722</text:p>
          </table:table-cell>
        </table:table-row>
        <table:table-row table:style-name="ro1">
          <table:table-cell office:value-type="string">
            <text:p>MT.24</text:p>
          </table:table-cell>
          <table:table-cell office:value-type="string">
            <text:p>Mtarfa</text:p>
          </table:table-cell>
          <table:table-cell office:value-type="string">
            <text:p>Mtarfa</text:p>
          </table:table-cell>
          <table:table-cell office:value-type="float" office:value="8299723">
            <text:p>8299723</text:p>
          </table:table-cell>
        </table:table-row>
        <table:table-row table:style-name="ro1">
          <table:table-cell office:value-type="string">
            <text:p>MT.25</text:p>
          </table:table-cell>
          <table:table-cell office:value-type="string">
            <text:p>Senglea</text:p>
          </table:table-cell>
          <table:table-cell office:value-type="string">
            <text:p>Senglea</text:p>
          </table:table-cell>
          <table:table-cell office:value-type="float" office:value="8299724">
            <text:p>8299724</text:p>
          </table:table-cell>
        </table:table-row>
        <table:table-row table:style-name="ro1">
          <table:table-cell office:value-type="string">
            <text:p>MT.26</text:p>
          </table:table-cell>
          <table:table-cell office:value-type="string">
            <text:p>Il-Kalkara</text:p>
          </table:table-cell>
          <table:table-cell office:value-type="string">
            <text:p>Il-Kalkara</text:p>
          </table:table-cell>
          <table:table-cell office:value-type="float" office:value="8299725">
            <text:p>8299725</text:p>
          </table:table-cell>
        </table:table-row>
        <table:table-row table:style-name="ro1">
          <table:table-cell office:value-type="string">
            <text:p>MT.27</text:p>
          </table:table-cell>
          <table:table-cell office:value-type="string">
            <text:p>Ta’ Kerċem</text:p>
          </table:table-cell>
          <table:table-cell office:value-type="string">
            <text:p>Ta' Kercem</text:p>
          </table:table-cell>
          <table:table-cell office:value-type="float" office:value="8299726">
            <text:p>8299726</text:p>
          </table:table-cell>
        </table:table-row>
        <table:table-row table:style-name="ro1">
          <table:table-cell office:value-type="string">
            <text:p>MT.28</text:p>
          </table:table-cell>
          <table:table-cell office:value-type="string">
            <text:p>Kirkop</text:p>
          </table:table-cell>
          <table:table-cell office:value-type="string">
            <text:p>Kirkop</text:p>
          </table:table-cell>
          <table:table-cell office:value-type="float" office:value="8299727">
            <text:p>8299727</text:p>
          </table:table-cell>
        </table:table-row>
        <table:table-row table:style-name="ro1">
          <table:table-cell office:value-type="string">
            <text:p>MT.29</text:p>
          </table:table-cell>
          <table:table-cell office:value-type="string">
            <text:p>Lija</text:p>
          </table:table-cell>
          <table:table-cell office:value-type="string">
            <text:p>Lija</text:p>
          </table:table-cell>
          <table:table-cell office:value-type="float" office:value="8299728">
            <text:p>8299728</text:p>
          </table:table-cell>
        </table:table-row>
        <table:table-row table:style-name="ro1">
          <table:table-cell office:value-type="string">
            <text:p>MT.30</text:p>
          </table:table-cell>
          <table:table-cell office:value-type="string">
            <text:p>Luqa</text:p>
          </table:table-cell>
          <table:table-cell office:value-type="string">
            <text:p>Luqa</text:p>
          </table:table-cell>
          <table:table-cell office:value-type="float" office:value="8299729">
            <text:p>8299729</text:p>
          </table:table-cell>
        </table:table-row>
        <table:table-row table:style-name="ro1">
          <table:table-cell office:value-type="string">
            <text:p>MT.31</text:p>
          </table:table-cell>
          <table:table-cell office:value-type="string">
            <text:p>Il-Marsa</text:p>
          </table:table-cell>
          <table:table-cell office:value-type="string">
            <text:p>Il-Marsa</text:p>
          </table:table-cell>
          <table:table-cell office:value-type="float" office:value="8299730">
            <text:p>8299730</text:p>
          </table:table-cell>
        </table:table-row>
        <table:table-row table:style-name="ro1">
          <table:table-cell office:value-type="string">
            <text:p>MT.32</text:p>
          </table:table-cell>
          <table:table-cell office:value-type="string">
            <text:p>Marsaskala</text:p>
          </table:table-cell>
          <table:table-cell office:value-type="string">
            <text:p>Marsaskala</text:p>
          </table:table-cell>
          <table:table-cell office:value-type="float" office:value="8299731">
            <text:p>8299731</text:p>
          </table:table-cell>
        </table:table-row>
        <table:table-row table:style-name="ro1">
          <table:table-cell office:value-type="string">
            <text:p>MT.33</text:p>
          </table:table-cell>
          <table:table-cell office:value-type="string">
            <text:p>Marsaxlokk</text:p>
          </table:table-cell>
          <table:table-cell office:value-type="string">
            <text:p>Marsaxlokk</text:p>
          </table:table-cell>
          <table:table-cell office:value-type="float" office:value="8299732">
            <text:p>8299732</text:p>
          </table:table-cell>
        </table:table-row>
        <table:table-row table:style-name="ro1">
          <table:table-cell office:value-type="string">
            <text:p>MT.34</text:p>
          </table:table-cell>
          <table:table-cell office:value-type="string">
            <text:p>Il-Mellieħa</text:p>
          </table:table-cell>
          <table:table-cell office:value-type="string">
            <text:p>Il-Mellieha</text:p>
          </table:table-cell>
          <table:table-cell office:value-type="float" office:value="8299733">
            <text:p>8299733</text:p>
          </table:table-cell>
        </table:table-row>
        <table:table-row table:style-name="ro1">
          <table:table-cell office:value-type="string">
            <text:p>MT.35</text:p>
          </table:table-cell>
          <table:table-cell office:value-type="string">
            <text:p>Il-Mosta</text:p>
          </table:table-cell>
          <table:table-cell office:value-type="string">
            <text:p>Il-Mosta</text:p>
          </table:table-cell>
          <table:table-cell office:value-type="float" office:value="8299734">
            <text:p>8299734</text:p>
          </table:table-cell>
        </table:table-row>
        <table:table-row table:style-name="ro1">
          <table:table-cell office:value-type="string">
            <text:p>MT.36</text:p>
          </table:table-cell>
          <table:table-cell office:value-type="string">
            <text:p>Il-Munxar</text:p>
          </table:table-cell>
          <table:table-cell office:value-type="string">
            <text:p>Il-Munxar</text:p>
          </table:table-cell>
          <table:table-cell office:value-type="float" office:value="8299735">
            <text:p>8299735</text:p>
          </table:table-cell>
        </table:table-row>
        <table:table-row table:style-name="ro1">
          <table:table-cell office:value-type="string">
            <text:p>MT.37</text:p>
          </table:table-cell>
          <table:table-cell office:value-type="string">
            <text:p>In-Nadur</text:p>
          </table:table-cell>
          <table:table-cell office:value-type="string">
            <text:p>In-Nadur</text:p>
          </table:table-cell>
          <table:table-cell office:value-type="float" office:value="8299736">
            <text:p>8299736</text:p>
          </table:table-cell>
        </table:table-row>
        <table:table-row table:style-name="ro1">
          <table:table-cell office:value-type="string">
            <text:p>MT.38</text:p>
          </table:table-cell>
          <table:table-cell office:value-type="string">
            <text:p>In-Naxxar</text:p>
          </table:table-cell>
          <table:table-cell office:value-type="string">
            <text:p>In-Naxxar</text:p>
          </table:table-cell>
          <table:table-cell office:value-type="float" office:value="8299737">
            <text:p>8299737</text:p>
          </table:table-cell>
        </table:table-row>
        <table:table-row table:style-name="ro1">
          <table:table-cell office:value-type="string">
            <text:p>MT.39</text:p>
          </table:table-cell>
          <table:table-cell table:number-columns-repeated="2" office:value-type="string">
            <text:p>Paola</text:p>
          </table:table-cell>
          <table:table-cell office:value-type="float" office:value="8299738">
            <text:p>8299738</text:p>
          </table:table-cell>
        </table:table-row>
        <table:table-row table:style-name="ro1">
          <table:table-cell office:value-type="string">
            <text:p>MT.40</text:p>
          </table:table-cell>
          <table:table-cell table:number-columns-repeated="2" office:value-type="string">
            <text:p>Pembroke</text:p>
          </table:table-cell>
          <table:table-cell office:value-type="float" office:value="8299739">
            <text:p>8299739</text:p>
          </table:table-cell>
        </table:table-row>
        <table:table-row table:style-name="ro1">
          <table:table-cell office:value-type="string">
            <text:p>MT.41</text:p>
          </table:table-cell>
          <table:table-cell office:value-type="string">
            <text:p>Tal-Pietà</text:p>
          </table:table-cell>
          <table:table-cell office:value-type="string">
            <text:p>Tal-Pieta</text:p>
          </table:table-cell>
          <table:table-cell office:value-type="float" office:value="8299740">
            <text:p>8299740</text:p>
          </table:table-cell>
        </table:table-row>
        <table:table-row table:style-name="ro1">
          <table:table-cell office:value-type="string">
            <text:p>MT.42</text:p>
          </table:table-cell>
          <table:table-cell office:value-type="string">
            <text:p>Il-Qala</text:p>
          </table:table-cell>
          <table:table-cell office:value-type="string">
            <text:p>Il-Qala</text:p>
          </table:table-cell>
          <table:table-cell office:value-type="float" office:value="8299741">
            <text:p>8299741</text:p>
          </table:table-cell>
        </table:table-row>
        <table:table-row table:style-name="ro1">
          <table:table-cell office:value-type="string">
            <text:p>MT.43</text:p>
          </table:table-cell>
          <table:table-cell office:value-type="string">
            <text:p>Qormi</text:p>
          </table:table-cell>
          <table:table-cell office:value-type="string">
            <text:p>Qormi</text:p>
          </table:table-cell>
          <table:table-cell office:value-type="float" office:value="8299742">
            <text:p>8299742</text:p>
          </table:table-cell>
        </table:table-row>
        <table:table-row table:style-name="ro1">
          <table:table-cell office:value-type="string">
            <text:p>MT.44</text:p>
          </table:table-cell>
          <table:table-cell office:value-type="string">
            <text:p>Il-Qrendi</text:p>
          </table:table-cell>
          <table:table-cell office:value-type="string">
            <text:p>Il-Qrendi</text:p>
          </table:table-cell>
          <table:table-cell office:value-type="float" office:value="8299743">
            <text:p>8299743</text:p>
          </table:table-cell>
        </table:table-row>
        <table:table-row table:style-name="ro1">
          <table:table-cell office:value-type="string">
            <text:p>MT.45</text:p>
          </table:table-cell>
          <table:table-cell table:number-columns-repeated="2" office:value-type="string">
            <text:p>Ir-Rabat</text:p>
          </table:table-cell>
          <table:table-cell office:value-type="float" office:value="8299744">
            <text:p>8299744</text:p>
          </table:table-cell>
        </table:table-row>
        <table:table-row table:style-name="ro1">
          <table:table-cell office:value-type="string">
            <text:p>MT.46</text:p>
          </table:table-cell>
          <table:table-cell table:number-columns-repeated="2" office:value-type="string">
            <text:p>Victoria</text:p>
          </table:table-cell>
          <table:table-cell office:value-type="float" office:value="8299745">
            <text:p>8299745</text:p>
          </table:table-cell>
        </table:table-row>
        <table:table-row table:style-name="ro1">
          <table:table-cell office:value-type="string">
            <text:p>MT.47</text:p>
          </table:table-cell>
          <table:table-cell table:number-columns-repeated="2" office:value-type="string">
            <text:p>Safi</text:p>
          </table:table-cell>
          <table:table-cell office:value-type="float" office:value="8299746">
            <text:p>8299746</text:p>
          </table:table-cell>
        </table:table-row>
        <table:table-row table:style-name="ro1">
          <table:table-cell office:value-type="string">
            <text:p>MT.48</text:p>
          </table:table-cell>
          <table:table-cell table:number-columns-repeated="2" office:value-type="string">
            <text:p>Saint John</text:p>
          </table:table-cell>
          <table:table-cell office:value-type="float" office:value="8299747">
            <text:p>8299747</text:p>
          </table:table-cell>
        </table:table-row>
        <table:table-row table:style-name="ro1">
          <table:table-cell office:value-type="string">
            <text:p>MT.49</text:p>
          </table:table-cell>
          <table:table-cell table:number-columns-repeated="2" office:value-type="string">
            <text:p>Saint Julian</text:p>
          </table:table-cell>
          <table:table-cell office:value-type="float" office:value="8299748">
            <text:p>8299748</text:p>
          </table:table-cell>
        </table:table-row>
        <table:table-row table:style-name="ro1">
          <table:table-cell office:value-type="string">
            <text:p>MT.50</text:p>
          </table:table-cell>
          <table:table-cell table:number-columns-repeated="2" office:value-type="string">
            <text:p>Saint Lawrence</text:p>
          </table:table-cell>
          <table:table-cell office:value-type="float" office:value="8299749">
            <text:p>8299749</text:p>
          </table:table-cell>
        </table:table-row>
        <table:table-row table:style-name="ro1">
          <table:table-cell office:value-type="string">
            <text:p>MT.51</text:p>
          </table:table-cell>
          <table:table-cell table:number-columns-repeated="2" office:value-type="string">
            <text:p>Saint Lucia</text:p>
          </table:table-cell>
          <table:table-cell office:value-type="float" office:value="8299750">
            <text:p>8299750</text:p>
          </table:table-cell>
        </table:table-row>
        <table:table-row table:style-name="ro1">
          <table:table-cell office:value-type="string">
            <text:p>MT.52</text:p>
          </table:table-cell>
          <table:table-cell office:value-type="string">
            <text:p>Saint Paul’s Bay</text:p>
          </table:table-cell>
          <table:table-cell office:value-type="string">
            <text:p>Saint Paul's Bay</text:p>
          </table:table-cell>
          <table:table-cell office:value-type="float" office:value="8299751">
            <text:p>8299751</text:p>
          </table:table-cell>
        </table:table-row>
        <table:table-row table:style-name="ro1">
          <table:table-cell office:value-type="string">
            <text:p>MT.53</text:p>
          </table:table-cell>
          <table:table-cell office:value-type="string">
            <text:p>Saint Venera</text:p>
          </table:table-cell>
          <table:table-cell office:value-type="string">
            <text:p>Saint Venera</text:p>
          </table:table-cell>
          <table:table-cell office:value-type="float" office:value="8299752">
            <text:p>8299752</text:p>
          </table:table-cell>
        </table:table-row>
        <table:table-row table:style-name="ro1">
          <table:table-cell office:value-type="string">
            <text:p>MT.54</text:p>
          </table:table-cell>
          <table:table-cell office:value-type="string">
            <text:p>Sannat</text:p>
          </table:table-cell>
          <table:table-cell office:value-type="string">
            <text:p>Sannat</text:p>
          </table:table-cell>
          <table:table-cell office:value-type="float" office:value="8299753">
            <text:p>8299753</text:p>
          </table:table-cell>
        </table:table-row>
        <table:table-row table:style-name="ro1">
          <table:table-cell office:value-type="string">
            <text:p>MT.55</text:p>
          </table:table-cell>
          <table:table-cell office:value-type="string">
            <text:p>Is-Siġġiewi</text:p>
          </table:table-cell>
          <table:table-cell office:value-type="string">
            <text:p>Is-Siggiewi</text:p>
          </table:table-cell>
          <table:table-cell office:value-type="float" office:value="8299754">
            <text:p>8299754</text:p>
          </table:table-cell>
        </table:table-row>
        <table:table-row table:style-name="ro1">
          <table:table-cell office:value-type="string">
            <text:p>MT.56</text:p>
          </table:table-cell>
          <table:table-cell office:value-type="string">
            <text:p>Tas-Sliema</text:p>
          </table:table-cell>
          <table:table-cell office:value-type="string">
            <text:p>Tas-Sliema</text:p>
          </table:table-cell>
          <table:table-cell office:value-type="float" office:value="8299755">
            <text:p>8299755</text:p>
          </table:table-cell>
        </table:table-row>
        <table:table-row table:style-name="ro1">
          <table:table-cell office:value-type="string">
            <text:p>MT.57</text:p>
          </table:table-cell>
          <table:table-cell office:value-type="string">
            <text:p>Is-Swieqi</text:p>
          </table:table-cell>
          <table:table-cell office:value-type="string">
            <text:p>Is-Swieqi</text:p>
          </table:table-cell>
          <table:table-cell office:value-type="float" office:value="8299756">
            <text:p>8299756</text:p>
          </table:table-cell>
        </table:table-row>
        <table:table-row table:style-name="ro1">
          <table:table-cell office:value-type="string">
            <text:p>MT.58</text:p>
          </table:table-cell>
          <table:table-cell office:value-type="string">
            <text:p>Tarxien</text:p>
          </table:table-cell>
          <table:table-cell office:value-type="string">
            <text:p>Tarxien</text:p>
          </table:table-cell>
          <table:table-cell office:value-type="float" office:value="8299757">
            <text:p>8299757</text:p>
          </table:table-cell>
        </table:table-row>
        <table:table-row table:style-name="ro1">
          <table:table-cell office:value-type="string">
            <text:p>MT.59</text:p>
          </table:table-cell>
          <table:table-cell office:value-type="string">
            <text:p>Ta’ Xbiex</text:p>
          </table:table-cell>
          <table:table-cell office:value-type="string">
            <text:p>Ta' Xbiex</text:p>
          </table:table-cell>
          <table:table-cell office:value-type="float" office:value="8299758">
            <text:p>8299758</text:p>
          </table:table-cell>
        </table:table-row>
        <table:table-row table:style-name="ro1">
          <table:table-cell office:value-type="string">
            <text:p>MT.61</text:p>
          </table:table-cell>
          <table:table-cell office:value-type="string">
            <text:p>Ix-Xagħra</text:p>
          </table:table-cell>
          <table:table-cell office:value-type="string">
            <text:p>Ix-Xaghra</text:p>
          </table:table-cell>
          <table:table-cell office:value-type="float" office:value="8299759">
            <text:p>8299759</text:p>
          </table:table-cell>
        </table:table-row>
        <table:table-row table:style-name="ro1">
          <table:table-cell office:value-type="string">
            <text:p>MT.62</text:p>
          </table:table-cell>
          <table:table-cell office:value-type="string">
            <text:p>Ix-Xewkija</text:p>
          </table:table-cell>
          <table:table-cell office:value-type="string">
            <text:p>Ix-Xewkija</text:p>
          </table:table-cell>
          <table:table-cell office:value-type="float" office:value="8299760">
            <text:p>8299760</text:p>
          </table:table-cell>
        </table:table-row>
        <table:table-row table:style-name="ro1">
          <table:table-cell office:value-type="string">
            <text:p>MT.63</text:p>
          </table:table-cell>
          <table:table-cell office:value-type="string">
            <text:p>Ix-Xgħajra</text:p>
          </table:table-cell>
          <table:table-cell office:value-type="string">
            <text:p>Ix-Xghajra</text:p>
          </table:table-cell>
          <table:table-cell office:value-type="float" office:value="8299761">
            <text:p>8299761</text:p>
          </table:table-cell>
        </table:table-row>
        <table:table-row table:style-name="ro1">
          <table:table-cell office:value-type="string">
            <text:p>MT.64</text:p>
          </table:table-cell>
          <table:table-cell office:value-type="string">
            <text:p>Ħaż-Żabbar</text:p>
          </table:table-cell>
          <table:table-cell office:value-type="string">
            <text:p>Haz-Zabbar</text:p>
          </table:table-cell>
          <table:table-cell office:value-type="float" office:value="8299762">
            <text:p>8299762</text:p>
          </table:table-cell>
        </table:table-row>
        <table:table-row table:style-name="ro1">
          <table:table-cell office:value-type="string">
            <text:p>MT.65</text:p>
          </table:table-cell>
          <table:table-cell office:value-type="string">
            <text:p>Ħaż-Żebbuġ</text:p>
          </table:table-cell>
          <table:table-cell office:value-type="string">
            <text:p>Haz-Zebbug</text:p>
          </table:table-cell>
          <table:table-cell office:value-type="float" office:value="8299763">
            <text:p>8299763</text:p>
          </table:table-cell>
        </table:table-row>
        <table:table-row table:style-name="ro1">
          <table:table-cell office:value-type="string">
            <text:p>MT.66</text:p>
          </table:table-cell>
          <table:table-cell office:value-type="string">
            <text:p>Iż-Żebbuġ</text:p>
          </table:table-cell>
          <table:table-cell office:value-type="string">
            <text:p>Iz-Zebbug</text:p>
          </table:table-cell>
          <table:table-cell office:value-type="float" office:value="8299764">
            <text:p>8299764</text:p>
          </table:table-cell>
        </table:table-row>
        <table:table-row table:style-name="ro1">
          <table:table-cell office:value-type="string">
            <text:p>MT.67</text:p>
          </table:table-cell>
          <table:table-cell office:value-type="string">
            <text:p>Iż-Żejtun</text:p>
          </table:table-cell>
          <table:table-cell office:value-type="string">
            <text:p>Iz-Zejtun</text:p>
          </table:table-cell>
          <table:table-cell office:value-type="float" office:value="8299765">
            <text:p>8299765</text:p>
          </table:table-cell>
        </table:table-row>
        <table:table-row table:style-name="ro1">
          <table:table-cell office:value-type="string">
            <text:p>MT.68</text:p>
          </table:table-cell>
          <table:table-cell office:value-type="string">
            <text:p>Iż-Żurrieq</text:p>
          </table:table-cell>
          <table:table-cell office:value-type="string">
            <text:p>Iz-Zurrieq</text:p>
          </table:table-cell>
          <table:table-cell office:value-type="float" office:value="8299766">
            <text:p>8299766</text:p>
          </table:table-cell>
        </table:table-row>
        <table:table-row table:style-name="ro1">
          <table:table-cell office:value-type="string">
            <text:p>MT.60</text:p>
          </table:table-cell>
          <table:table-cell table:number-columns-repeated="2" office:value-type="string">
            <text:p>Valletta</text:p>
          </table:table-cell>
          <table:table-cell office:value-type="float" office:value="8334638">
            <text:p>8334638</text:p>
          </table:table-cell>
        </table:table-row>
        <table:table-row table:style-name="ro1">
          <table:table-cell office:value-type="string">
            <text:p>MU.21</text:p>
          </table:table-cell>
          <table:table-cell office:value-type="string">
            <text:p>Agalega Islands</text:p>
          </table:table-cell>
          <table:table-cell office:value-type="string">
            <text:p>Agalega Islands</text:p>
          </table:table-cell>
          <table:table-cell office:value-type="float" office:value="448254">
            <text:p>448254</text:p>
          </table:table-cell>
        </table:table-row>
        <table:table-row table:style-name="ro1">
          <table:table-cell office:value-type="string">
            <text:p>MU.20</text:p>
          </table:table-cell>
          <table:table-cell office:value-type="string">
            <text:p>Savanne</text:p>
          </table:table-cell>
          <table:table-cell office:value-type="string">
            <text:p>Savanne</text:p>
          </table:table-cell>
          <table:table-cell office:value-type="float" office:value="934017">
            <text:p>934017</text:p>
          </table:table-cell>
        </table:table-row>
        <table:table-row table:style-name="ro1">
          <table:table-cell office:value-type="string">
            <text:p>MU.19</text:p>
          </table:table-cell>
          <table:table-cell office:value-type="string">
            <text:p>Rivière du Rempart</text:p>
          </table:table-cell>
          <table:table-cell office:value-type="string">
            <text:p>Riviere du Rempart</text:p>
          </table:table-cell>
          <table:table-cell office:value-type="float" office:value="934090">
            <text:p>934090</text:p>
          </table:table-cell>
        </table:table-row>
        <table:table-row table:style-name="ro1">
          <table:table-cell office:value-type="string">
            <text:p>MU.18</text:p>
          </table:table-cell>
          <table:table-cell table:number-columns-repeated="2" office:value-type="string">
            <text:p>Port Louis</text:p>
          </table:table-cell>
          <table:table-cell office:value-type="float" office:value="934153">
            <text:p>934153</text:p>
          </table:table-cell>
        </table:table-row>
        <table:table-row table:style-name="ro1">
          <table:table-cell office:value-type="string">
            <text:p>MU.17</text:p>
          </table:table-cell>
          <table:table-cell office:value-type="string">
            <text:p>Plaines Wilhems</text:p>
          </table:table-cell>
          <table:table-cell office:value-type="string">
            <text:p>Plaines Wilhems</text:p>
          </table:table-cell>
          <table:table-cell office:value-type="float" office:value="934166">
            <text:p>934166</text:p>
          </table:table-cell>
        </table:table-row>
        <table:table-row table:style-name="ro1">
          <table:table-cell office:value-type="string">
            <text:p>MU.16</text:p>
          </table:table-cell>
          <table:table-cell office:value-type="string">
            <text:p>Pamplemousses</text:p>
          </table:table-cell>
          <table:table-cell office:value-type="string">
            <text:p>Pamplemousses</text:p>
          </table:table-cell>
          <table:table-cell office:value-type="float" office:value="934212">
            <text:p>934212</text:p>
          </table:table-cell>
        </table:table-row>
        <table:table-row table:style-name="ro1">
          <table:table-cell office:value-type="string">
            <text:p>MU.15</text:p>
          </table:table-cell>
          <table:table-cell office:value-type="string">
            <text:p>Moka</text:p>
          </table:table-cell>
          <table:table-cell office:value-type="string">
            <text:p>Moka</text:p>
          </table:table-cell>
          <table:table-cell office:value-type="float" office:value="934275">
            <text:p>934275</text:p>
          </table:table-cell>
        </table:table-row>
        <table:table-row table:style-name="ro1">
          <table:table-cell office:value-type="string">
            <text:p>MU.14</text:p>
          </table:table-cell>
          <table:table-cell table:number-columns-repeated="2" office:value-type="string">
            <text:p>Grand Port</text:p>
          </table:table-cell>
          <table:table-cell office:value-type="float" office:value="934466">
            <text:p>934466</text:p>
          </table:table-cell>
        </table:table-row>
        <table:table-row table:style-name="ro1">
          <table:table-cell office:value-type="string">
            <text:p>MU.13</text:p>
          </table:table-cell>
          <table:table-cell office:value-type="string">
            <text:p>Flacq</text:p>
          </table:table-cell>
          <table:table-cell office:value-type="string">
            <text:p>Flacq</text:p>
          </table:table-cell>
          <table:table-cell office:value-type="float" office:value="934522">
            <text:p>934522</text:p>
          </table:table-cell>
        </table:table-row>
        <table:table-row table:style-name="ro1">
          <table:table-cell office:value-type="string">
            <text:p>MU.12</text:p>
          </table:table-cell>
          <table:table-cell table:number-columns-repeated="2" office:value-type="string">
            <text:p>Black River</text:p>
          </table:table-cell>
          <table:table-cell office:value-type="float" office:value="934718">
            <text:p>934718</text:p>
          </table:table-cell>
        </table:table-row>
        <table:table-row table:style-name="ro1">
          <table:table-cell office:value-type="string">
            <text:p>MU.22</text:p>
          </table:table-cell>
          <table:table-cell office:value-type="string">
            <text:p>Cargados Carajos</text:p>
          </table:table-cell>
          <table:table-cell office:value-type="string">
            <text:p>Cargados Carajos</text:p>
          </table:table-cell>
          <table:table-cell office:value-type="float" office:value="1106583">
            <text:p>1106583</text:p>
          </table:table-cell>
        </table:table-row>
        <table:table-row table:style-name="ro1">
          <table:table-cell office:value-type="string">
            <text:p>MU.23</text:p>
          </table:table-cell>
          <table:table-cell table:number-columns-repeated="2" office:value-type="string">
            <text:p>Rodrigues</text:p>
          </table:table-cell>
          <table:table-cell office:value-type="float" office:value="1547449">
            <text:p>1547449</text:p>
          </table:table-cell>
        </table:table-row>
        <table:table-row table:style-name="ro1">
          <table:table-cell office:value-type="string">
            <text:p>MV.47</text:p>
          </table:table-cell>
          <table:table-cell office:value-type="string">
            <text:p>Vaavu Atholhu</text:p>
          </table:table-cell>
          <table:table-cell office:value-type="string">
            <text:p>Vaavu Atholhu</text:p>
          </table:table-cell>
          <table:table-cell office:value-type="float" office:value="1281843">
            <text:p>1281843</text:p>
          </table:table-cell>
        </table:table-row>
        <table:table-row table:style-name="ro1">
          <table:table-cell office:value-type="string">
            <text:p>MV.46</text:p>
          </table:table-cell>
          <table:table-cell office:value-type="string">
            <text:p>Thaa Atholhu</text:p>
          </table:table-cell>
          <table:table-cell office:value-type="string">
            <text:p>Thaa Atholhu</text:p>
          </table:table-cell>
          <table:table-cell office:value-type="float" office:value="1281881">
            <text:p>1281881</text:p>
          </table:table-cell>
        </table:table-row>
        <table:table-row table:style-name="ro1">
          <table:table-cell office:value-type="string">
            <text:p>MV.45</text:p>
          </table:table-cell>
          <table:table-cell office:value-type="string">
            <text:p>Shaviyani Atholhu</text:p>
          </table:table-cell>
          <table:table-cell office:value-type="string">
            <text:p>Shaviyani Atholhu</text:p>
          </table:table-cell>
          <table:table-cell office:value-type="float" office:value="1281892">
            <text:p>1281892</text:p>
          </table:table-cell>
        </table:table-row>
        <table:table-row table:style-name="ro1">
          <table:table-cell office:value-type="string">
            <text:p>MV.01</text:p>
          </table:table-cell>
          <table:table-cell table:number-columns-repeated="2" office:value-type="string">
            <text:p>Seenu</text:p>
          </table:table-cell>
          <table:table-cell office:value-type="float" office:value="1281893">
            <text:p>1281893</text:p>
          </table:table-cell>
        </table:table-row>
        <table:table-row table:style-name="ro1">
          <table:table-cell office:value-type="string">
            <text:p>MV.44</text:p>
          </table:table-cell>
          <table:table-cell office:value-type="string">
            <text:p>Raa Atoll</text:p>
          </table:table-cell>
          <table:table-cell office:value-type="string">
            <text:p>Raa Atoll</text:p>
          </table:table-cell>
          <table:table-cell office:value-type="float" office:value="1281918">
            <text:p>1281918</text:p>
          </table:table-cell>
        </table:table-row>
        <table:table-row table:style-name="ro1">
          <table:table-cell office:value-type="string">
            <text:p>MV.43</text:p>
          </table:table-cell>
          <table:table-cell office:value-type="string">
            <text:p>Noonu Atoll</text:p>
          </table:table-cell>
          <table:table-cell office:value-type="string">
            <text:p>Noonu Atoll</text:p>
          </table:table-cell>
          <table:table-cell office:value-type="float" office:value="1281937">
            <text:p>1281937</text:p>
          </table:table-cell>
        </table:table-row>
        <table:table-row table:style-name="ro1">
          <table:table-cell office:value-type="string">
            <text:p>MV.42</text:p>
          </table:table-cell>
          <table:table-cell office:value-type="string">
            <text:p>Gnyaviyani Atoll</text:p>
          </table:table-cell>
          <table:table-cell office:value-type="string">
            <text:p>Gnyaviyani Atoll</text:p>
          </table:table-cell>
          <table:table-cell office:value-type="float" office:value="1281945">
            <text:p>1281945</text:p>
          </table:table-cell>
        </table:table-row>
        <table:table-row table:style-name="ro1">
          <table:table-cell office:value-type="string">
            <text:p>MV.41</text:p>
          </table:table-cell>
          <table:table-cell office:value-type="string">
            <text:p>Meemu Atholhu</text:p>
          </table:table-cell>
          <table:table-cell office:value-type="string">
            <text:p>Meemu Atholhu</text:p>
          </table:table-cell>
          <table:table-cell office:value-type="float" office:value="1281985">
            <text:p>1281985</text:p>
          </table:table-cell>
        </table:table-row>
        <table:table-row table:style-name="ro1">
          <table:table-cell office:value-type="string">
            <text:p>MV.39</text:p>
          </table:table-cell>
          <table:table-cell office:value-type="string">
            <text:p>Faadhippolhu Atoll</text:p>
          </table:table-cell>
          <table:table-cell office:value-type="string">
            <text:p>Faadhippolhu Atoll</text:p>
          </table:table-cell>
          <table:table-cell office:value-type="float" office:value="1282096">
            <text:p>1282096</text:p>
          </table:table-cell>
        </table:table-row>
        <table:table-row table:style-name="ro1">
          <table:table-cell office:value-type="string">
            <text:p>MV.05</text:p>
          </table:table-cell>
          <table:table-cell office:value-type="string">
            <text:p>Laamu</text:p>
          </table:table-cell>
          <table:table-cell office:value-type="string">
            <text:p>Laamu</text:p>
          </table:table-cell>
          <table:table-cell office:value-type="float" office:value="1282101">
            <text:p>1282101</text:p>
          </table:table-cell>
        </table:table-row>
        <table:table-row table:style-name="ro1">
          <table:table-cell office:value-type="string">
            <text:p>MV.38</text:p>
          </table:table-cell>
          <table:table-cell office:value-type="string">
            <text:p>Kaafu Atoll</text:p>
          </table:table-cell>
          <table:table-cell office:value-type="string">
            <text:p>Kaafu Atoll</text:p>
          </table:table-cell>
          <table:table-cell office:value-type="float" office:value="1282208">
            <text:p>1282208</text:p>
          </table:table-cell>
        </table:table-row>
        <table:table-row table:style-name="ro1">
          <table:table-cell office:value-type="string">
            <text:p>MV.37</text:p>
          </table:table-cell>
          <table:table-cell office:value-type="string">
            <text:p>Haa Dhaalu Atholhu</text:p>
          </table:table-cell>
          <table:table-cell office:value-type="string">
            <text:p>Haa Dhaalu Atholhu</text:p>
          </table:table-cell>
          <table:table-cell office:value-type="float" office:value="1282293">
            <text:p>1282293</text:p>
          </table:table-cell>
        </table:table-row>
        <table:table-row table:style-name="ro1">
          <table:table-cell office:value-type="string">
            <text:p>MV.36</text:p>
          </table:table-cell>
          <table:table-cell office:value-type="string">
            <text:p>Haa Alifu Atholhu</text:p>
          </table:table-cell>
          <table:table-cell office:value-type="string">
            <text:p>Haa Alifu Atholhu</text:p>
          </table:table-cell>
          <table:table-cell office:value-type="float" office:value="1282294">
            <text:p>1282294</text:p>
          </table:table-cell>
        </table:table-row>
        <table:table-row table:style-name="ro1">
          <table:table-cell office:value-type="string">
            <text:p>MV.35</text:p>
          </table:table-cell>
          <table:table-cell office:value-type="string">
            <text:p>Gaafu Dhaalu Atoll</text:p>
          </table:table-cell>
          <table:table-cell office:value-type="string">
            <text:p>Gaafu Dhaalu Atoll</text:p>
          </table:table-cell>
          <table:table-cell office:value-type="float" office:value="1282328">
            <text:p>1282328</text:p>
          </table:table-cell>
        </table:table-row>
        <table:table-row table:style-name="ro1">
          <table:table-cell office:value-type="string">
            <text:p>MV.34</text:p>
          </table:table-cell>
          <table:table-cell office:value-type="string">
            <text:p>Gaafu Alif Atoll</text:p>
          </table:table-cell>
          <table:table-cell office:value-type="string">
            <text:p>Gaafu Alif Atoll</text:p>
          </table:table-cell>
          <table:table-cell office:value-type="float" office:value="1282329">
            <text:p>1282329</text:p>
          </table:table-cell>
        </table:table-row>
        <table:table-row table:style-name="ro1">
          <table:table-cell office:value-type="string">
            <text:p>MV.33</text:p>
          </table:table-cell>
          <table:table-cell office:value-type="string">
            <text:p>Faafu Atholhu</text:p>
          </table:table-cell>
          <table:table-cell office:value-type="string">
            <text:p>Faafu Atholhu</text:p>
          </table:table-cell>
          <table:table-cell office:value-type="float" office:value="1282393">
            <text:p>1282393</text:p>
          </table:table-cell>
        </table:table-row>
        <table:table-row table:style-name="ro1">
          <table:table-cell office:value-type="string">
            <text:p>MV.32</text:p>
          </table:table-cell>
          <table:table-cell office:value-type="string">
            <text:p>Dhaalu Atholhu</text:p>
          </table:table-cell>
          <table:table-cell office:value-type="string">
            <text:p>Dhaalu Atholhu</text:p>
          </table:table-cell>
          <table:table-cell office:value-type="float" office:value="1282447">
            <text:p>1282447</text:p>
          </table:table-cell>
        </table:table-row>
        <table:table-row table:style-name="ro1">
          <table:table-cell office:value-type="string">
            <text:p>MV.31</text:p>
          </table:table-cell>
          <table:table-cell office:value-type="string">
            <text:p>Baa Atholhu</text:p>
          </table:table-cell>
          <table:table-cell office:value-type="string">
            <text:p>Baa Atholhu</text:p>
          </table:table-cell>
          <table:table-cell office:value-type="float" office:value="1282478">
            <text:p>1282478</text:p>
          </table:table-cell>
        </table:table-row>
        <table:table-row table:style-name="ro1">
          <table:table-cell office:value-type="string">
            <text:p>MV.30</text:p>
          </table:table-cell>
          <table:table-cell table:number-columns-repeated="2" office:value-type="string">
            <text:p>Northern Ari Atoll</text:p>
          </table:table-cell>
          <table:table-cell office:value-type="float" office:value="1282497">
            <text:p>1282497</text:p>
          </table:table-cell>
        </table:table-row>
        <table:table-row table:style-name="ro1">
          <table:table-cell office:value-type="string">
            <text:p>MV.40</text:p>
          </table:table-cell>
          <table:table-cell table:number-columns-repeated="2" office:value-type="string">
            <text:p>Male</text:p>
          </table:table-cell>
          <table:table-cell office:value-type="float" office:value="1337624">
            <text:p>1337624</text:p>
          </table:table-cell>
        </table:table-row>
        <table:table-row table:style-name="ro1">
          <table:table-cell office:value-type="string">
            <text:p>MV.10346475</text:p>
          </table:table-cell>
          <table:table-cell table:number-columns-repeated="2" office:value-type="string">
            <text:p>Southern Ari Atoll</text:p>
          </table:table-cell>
          <table:table-cell office:value-type="float" office:value="10346475">
            <text:p>10346475</text:p>
          </table:table-cell>
        </table:table-row>
        <table:table-row table:style-name="ro1">
          <table:table-cell office:value-type="string">
            <text:p>MW.S</text:p>
          </table:table-cell>
          <table:table-cell table:number-columns-repeated="2" office:value-type="string">
            <text:p>Southern Region</text:p>
          </table:table-cell>
          <table:table-cell office:value-type="float" office:value="923817">
            <text:p>923817</text:p>
          </table:table-cell>
        </table:table-row>
        <table:table-row table:style-name="ro1">
          <table:table-cell office:value-type="string">
            <text:p>MW.N</text:p>
          </table:table-cell>
          <table:table-cell table:number-columns-repeated="2" office:value-type="string">
            <text:p>Northern Region</text:p>
          </table:table-cell>
          <table:table-cell office:value-type="float" office:value="924591">
            <text:p>924591</text:p>
          </table:table-cell>
        </table:table-row>
        <table:table-row table:style-name="ro1">
          <table:table-cell office:value-type="string">
            <text:p>MW.C</text:p>
          </table:table-cell>
          <table:table-cell table:number-columns-repeated="2" office:value-type="string">
            <text:p>Central Region</text:p>
          </table:table-cell>
          <table:table-cell office:value-type="float" office:value="931597">
            <text:p>931597</text:p>
          </table:table-cell>
        </table:table-row>
        <table:table-row table:style-name="ro1">
          <table:table-cell office:value-type="string">
            <text:p>MX.31</text:p>
          </table:table-cell>
          <table:table-cell office:value-type="string">
            <text:p>Yucatán</text:p>
          </table:table-cell>
          <table:table-cell office:value-type="string">
            <text:p>Yucatan</text:p>
          </table:table-cell>
          <table:table-cell office:value-type="float" office:value="3514211">
            <text:p>3514211</text:p>
          </table:table-cell>
        </table:table-row>
        <table:table-row table:style-name="ro1">
          <table:table-cell office:value-type="string">
            <text:p>MX.30</text:p>
          </table:table-cell>
          <table:table-cell table:number-columns-repeated="2" office:value-type="string">
            <text:p>Veracruz</text:p>
          </table:table-cell>
          <table:table-cell office:value-type="float" office:value="3514780">
            <text:p>3514780</text:p>
          </table:table-cell>
        </table:table-row>
        <table:table-row table:style-name="ro1">
          <table:table-cell office:value-type="string">
            <text:p>MX.29</text:p>
          </table:table-cell>
          <table:table-cell table:number-columns-repeated="2" office:value-type="string">
            <text:p>Tlaxcala</text:p>
          </table:table-cell>
          <table:table-cell office:value-type="float" office:value="3515359">
            <text:p>3515359</text:p>
          </table:table-cell>
        </table:table-row>
        <table:table-row table:style-name="ro1">
          <table:table-cell office:value-type="string">
            <text:p>MX.28</text:p>
          </table:table-cell>
          <table:table-cell table:number-columns-repeated="2" office:value-type="string">
            <text:p>Tamaulipas</text:p>
          </table:table-cell>
          <table:table-cell office:value-type="float" office:value="3516391">
            <text:p>3516391</text:p>
          </table:table-cell>
        </table:table-row>
        <table:table-row table:style-name="ro1">
          <table:table-cell office:value-type="string">
            <text:p>MX.27</text:p>
          </table:table-cell>
          <table:table-cell table:number-columns-repeated="2" office:value-type="string">
            <text:p>Tabasco</text:p>
          </table:table-cell>
          <table:table-cell office:value-type="float" office:value="3516458">
            <text:p>3516458</text:p>
          </table:table-cell>
        </table:table-row>
        <table:table-row table:style-name="ro1">
          <table:table-cell office:value-type="string">
            <text:p>MX.23</text:p>
          </table:table-cell>
          <table:table-cell office:value-type="string">
            <text:p>Quintana Roo</text:p>
          </table:table-cell>
          <table:table-cell office:value-type="string">
            <text:p>Quintana Roo</text:p>
          </table:table-cell>
          <table:table-cell office:value-type="float" office:value="3520887">
            <text:p>3520887</text:p>
          </table:table-cell>
        </table:table-row>
        <table:table-row table:style-name="ro1">
          <table:table-cell office:value-type="string">
            <text:p>MX.22</text:p>
          </table:table-cell>
          <table:table-cell office:value-type="string">
            <text:p>Querétaro</text:p>
          </table:table-cell>
          <table:table-cell office:value-type="string">
            <text:p>Queretaro</text:p>
          </table:table-cell>
          <table:table-cell office:value-type="float" office:value="3520914">
            <text:p>3520914</text:p>
          </table:table-cell>
        </table:table-row>
        <table:table-row table:style-name="ro1">
          <table:table-cell office:value-type="string">
            <text:p>MX.21</text:p>
          </table:table-cell>
          <table:table-cell table:number-columns-repeated="2" office:value-type="string">
            <text:p>Puebla</text:p>
          </table:table-cell>
          <table:table-cell office:value-type="float" office:value="3521082">
            <text:p>3521082</text:p>
          </table:table-cell>
        </table:table-row>
        <table:table-row table:style-name="ro1">
          <table:table-cell office:value-type="string">
            <text:p>MX.20</text:p>
          </table:table-cell>
          <table:table-cell table:number-columns-repeated="2" office:value-type="string">
            <text:p>Oaxaca</text:p>
          </table:table-cell>
          <table:table-cell office:value-type="float" office:value="3522509">
            <text:p>3522509</text:p>
          </table:table-cell>
        </table:table-row>
        <table:table-row table:style-name="ro1">
          <table:table-cell office:value-type="string">
            <text:p>MX.19</text:p>
          </table:table-cell>
          <table:table-cell office:value-type="string">
            <text:p>Nuevo León</text:p>
          </table:table-cell>
          <table:table-cell office:value-type="string">
            <text:p>Nuevo Leon</text:p>
          </table:table-cell>
          <table:table-cell office:value-type="float" office:value="3522542">
            <text:p>3522542</text:p>
          </table:table-cell>
        </table:table-row>
        <table:table-row table:style-name="ro1">
          <table:table-cell office:value-type="string">
            <text:p>MX.17</text:p>
          </table:table-cell>
          <table:table-cell table:number-columns-repeated="2" office:value-type="string">
            <text:p>Morelos</text:p>
          </table:table-cell>
          <table:table-cell office:value-type="float" office:value="3522961">
            <text:p>3522961</text:p>
          </table:table-cell>
        </table:table-row>
        <table:table-row table:style-name="ro1">
          <table:table-cell office:value-type="string">
            <text:p>MX.15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float" office:value="3523272">
            <text:p>3523272</text:p>
          </table:table-cell>
        </table:table-row>
        <table:table-row table:style-name="ro1">
          <table:table-cell office:value-type="string">
            <text:p>MX.13</text:p>
          </table:table-cell>
          <table:table-cell table:number-columns-repeated="2" office:value-type="string">
            <text:p>Hidalgo</text:p>
          </table:table-cell>
          <table:table-cell office:value-type="float" office:value="3527115">
            <text:p>3527115</text:p>
          </table:table-cell>
        </table:table-row>
        <table:table-row table:style-name="ro1">
          <table:table-cell office:value-type="string">
            <text:p>MX.12</text:p>
          </table:table-cell>
          <table:table-cell table:number-columns-repeated="2" office:value-type="string">
            <text:p>Guerrero</text:p>
          </table:table-cell>
          <table:table-cell office:value-type="float" office:value="3527213">
            <text:p>3527213</text:p>
          </table:table-cell>
        </table:table-row>
        <table:table-row table:style-name="ro1">
          <table:table-cell office:value-type="string">
            <text:p>MX.09</text:p>
          </table:table-cell>
          <table:table-cell table:number-columns-repeated="2" office:value-type="string">
            <text:p>Mexico City</text:p>
          </table:table-cell>
          <table:table-cell office:value-type="float" office:value="3527646">
            <text:p>3527646</text:p>
          </table:table-cell>
        </table:table-row>
        <table:table-row table:style-name="ro1">
          <table:table-cell office:value-type="string">
            <text:p>MX.05</text:p>
          </table:table-cell>
          <table:table-cell table:number-columns-repeated="2" office:value-type="string">
            <text:p>Chiapas</text:p>
          </table:table-cell>
          <table:table-cell office:value-type="float" office:value="3531011">
            <text:p>3531011</text:p>
          </table:table-cell>
        </table:table-row>
        <table:table-row table:style-name="ro1">
          <table:table-cell office:value-type="string">
            <text:p>MX.04</text:p>
          </table:table-cell>
          <table:table-cell table:number-columns-repeated="2" office:value-type="string">
            <text:p>Campeche</text:p>
          </table:table-cell>
          <table:table-cell office:value-type="float" office:value="3531730">
            <text:p>3531730</text:p>
          </table:table-cell>
        </table:table-row>
        <table:table-row table:style-name="ro1">
          <table:table-cell office:value-type="string">
            <text:p>MX.32</text:p>
          </table:table-cell>
          <table:table-cell table:number-columns-repeated="2" office:value-type="string">
            <text:p>Zacatecas</text:p>
          </table:table-cell>
          <table:table-cell office:value-type="float" office:value="3979840">
            <text:p>3979840</text:p>
          </table:table-cell>
        </table:table-row>
        <table:table-row table:style-name="ro1">
          <table:table-cell office:value-type="string">
            <text:p>MX.26</text:p>
          </table:table-cell>
          <table:table-cell table:number-columns-repeated="2" office:value-type="string">
            <text:p>Sonora</text:p>
          </table:table-cell>
          <table:table-cell office:value-type="float" office:value="3982846">
            <text:p>3982846</text:p>
          </table:table-cell>
        </table:table-row>
        <table:table-row table:style-name="ro1">
          <table:table-cell office:value-type="string">
            <text:p>MX.25</text:p>
          </table:table-cell>
          <table:table-cell table:number-columns-repeated="2" office:value-type="string">
            <text:p>Sinaloa</text:p>
          </table:table-cell>
          <table:table-cell office:value-type="float" office:value="3983035">
            <text:p>3983035</text:p>
          </table:table-cell>
        </table:table-row>
        <table:table-row table:style-name="ro1">
          <table:table-cell office:value-type="string">
            <text:p>MX.24</text:p>
          </table:table-cell>
          <table:table-cell office:value-type="string">
            <text:p>San Luis Potosí</text:p>
          </table:table-cell>
          <table:table-cell office:value-type="string">
            <text:p>San Luis Potosi</text:p>
          </table:table-cell>
          <table:table-cell office:value-type="float" office:value="3985605">
            <text:p>3985605</text:p>
          </table:table-cell>
        </table:table-row>
        <table:table-row table:style-name="ro1">
          <table:table-cell office:value-type="string">
            <text:p>MX.18</text:p>
          </table:table-cell>
          <table:table-cell table:number-columns-repeated="2" office:value-type="string">
            <text:p>Nayarit</text:p>
          </table:table-cell>
          <table:table-cell office:value-type="float" office:value="3995012">
            <text:p>3995012</text:p>
          </table:table-cell>
        </table:table-row>
        <table:table-row table:style-name="ro1">
          <table:table-cell office:value-type="string">
            <text:p>MX.16</text:p>
          </table:table-cell>
          <table:table-cell office:value-type="string">
            <text:p>Michoacán</text:p>
          </table:table-cell>
          <table:table-cell office:value-type="string">
            <text:p>Michoacan</text:p>
          </table:table-cell>
          <table:table-cell office:value-type="float" office:value="3995955">
            <text:p>3995955</text:p>
          </table:table-cell>
        </table:table-row>
        <table:table-row table:style-name="ro1">
          <table:table-cell office:value-type="string">
            <text:p>MX.14</text:p>
          </table:table-cell>
          <table:table-cell table:number-columns-repeated="2" office:value-type="string">
            <text:p>Jalisco</text:p>
          </table:table-cell>
          <table:table-cell office:value-type="float" office:value="4004156">
            <text:p>4004156</text:p>
          </table:table-cell>
        </table:table-row>
        <table:table-row table:style-name="ro1">
          <table:table-cell office:value-type="string">
            <text:p>MX.11</text:p>
          </table:table-cell>
          <table:table-cell table:number-columns-repeated="2" office:value-type="string">
            <text:p>Guanajuato</text:p>
          </table:table-cell>
          <table:table-cell office:value-type="float" office:value="4005267">
            <text:p>4005267</text:p>
          </table:table-cell>
        </table:table-row>
        <table:table-row table:style-name="ro1">
          <table:table-cell office:value-type="string">
            <text:p>MX.10</text:p>
          </table:table-cell>
          <table:table-cell table:number-columns-repeated="2" office:value-type="string">
            <text:p>Durango</text:p>
          </table:table-cell>
          <table:table-cell office:value-type="float" office:value="4011741">
            <text:p>4011741</text:p>
          </table:table-cell>
        </table:table-row>
        <table:table-row table:style-name="ro1">
          <table:table-cell office:value-type="string">
            <text:p>MX.08</text:p>
          </table:table-cell>
          <table:table-cell table:number-columns-repeated="2" office:value-type="string">
            <text:p>Colima</text:p>
          </table:table-cell>
          <table:table-cell office:value-type="float" office:value="4013513">
            <text:p>4013513</text:p>
          </table:table-cell>
        </table:table-row>
        <table:table-row table:style-name="ro1">
          <table:table-cell office:value-type="string">
            <text:p>MX.07</text:p>
          </table:table-cell>
          <table:table-cell table:number-columns-repeated="2" office:value-type="string">
            <text:p>Coahuila</text:p>
          </table:table-cell>
          <table:table-cell office:value-type="float" office:value="4013674">
            <text:p>4013674</text:p>
          </table:table-cell>
        </table:table-row>
        <table:table-row table:style-name="ro1">
          <table:table-cell office:value-type="string">
            <text:p>MX.06</text:p>
          </table:table-cell>
          <table:table-cell table:number-columns-repeated="2" office:value-type="string">
            <text:p>Chihuahua</text:p>
          </table:table-cell>
          <table:table-cell office:value-type="float" office:value="4014336">
            <text:p>4014336</text:p>
          </table:table-cell>
        </table:table-row>
        <table:table-row table:style-name="ro1">
          <table:table-cell office:value-type="string">
            <text:p>MX.03</text:p>
          </table:table-cell>
          <table:table-cell table:number-columns-repeated="2" office:value-type="string">
            <text:p>Baja California Sur</text:p>
          </table:table-cell>
          <table:table-cell office:value-type="float" office:value="4017698">
            <text:p>4017698</text:p>
          </table:table-cell>
        </table:table-row>
        <table:table-row table:style-name="ro1">
          <table:table-cell office:value-type="string">
            <text:p>MX.02</text:p>
          </table:table-cell>
          <table:table-cell table:number-columns-repeated="2" office:value-type="string">
            <text:p>Baja California</text:p>
          </table:table-cell>
          <table:table-cell office:value-type="float" office:value="4017700">
            <text:p>4017700</text:p>
          </table:table-cell>
        </table:table-row>
        <table:table-row table:style-name="ro1">
          <table:table-cell office:value-type="string">
            <text:p>MX.01</text:p>
          </table:table-cell>
          <table:table-cell table:number-columns-repeated="2" office:value-type="string">
            <text:p>Aguascalientes</text:p>
          </table:table-cell>
          <table:table-cell office:value-type="float" office:value="4019231">
            <text:p>4019231</text:p>
          </table:table-cell>
        </table:table-row>
        <table:table-row table:style-name="ro1">
          <table:table-cell office:value-type="string">
            <text:p>MY.04</text:p>
          </table:table-cell>
          <table:table-cell table:number-columns-repeated="2" office:value-type="string">
            <text:p>Melaka</text:p>
          </table:table-cell>
          <table:table-cell office:value-type="float" office:value="1733035">
            <text:p>1733035</text:p>
          </table:table-cell>
        </table:table-row>
        <table:table-row table:style-name="ro1">
          <table:table-cell office:value-type="string">
            <text:p>MY.13</text:p>
          </table:table-cell>
          <table:table-cell table:number-columns-repeated="2" office:value-type="string">
            <text:p>Terengganu</text:p>
          </table:table-cell>
          <table:table-cell office:value-type="float" office:value="1733036">
            <text:p>1733036</text:p>
          </table:table-cell>
        </table:table-row>
        <table:table-row table:style-name="ro1">
          <table:table-cell office:value-type="string">
            <text:p>MY.12</text:p>
          </table:table-cell>
          <table:table-cell office:value-type="string">
            <text:p>Selangor</text:p>
          </table:table-cell>
          <table:table-cell office:value-type="string">
            <text:p>Selangor</text:p>
          </table:table-cell>
          <table:table-cell office:value-type="float" office:value="1733037">
            <text:p>1733037</text:p>
          </table:table-cell>
        </table:table-row>
        <table:table-row table:style-name="ro1">
          <table:table-cell office:value-type="string">
            <text:p>MY.11</text:p>
          </table:table-cell>
          <table:table-cell table:number-columns-repeated="2" office:value-type="string">
            <text:p>Sarawak</text:p>
          </table:table-cell>
          <table:table-cell office:value-type="float" office:value="1733038">
            <text:p>1733038</text:p>
          </table:table-cell>
        </table:table-row>
        <table:table-row table:style-name="ro1">
          <table:table-cell office:value-type="string">
            <text:p>MY.16</text:p>
          </table:table-cell>
          <table:table-cell table:number-columns-repeated="2" office:value-type="string">
            <text:p>Sabah</text:p>
          </table:table-cell>
          <table:table-cell office:value-type="float" office:value="1733039">
            <text:p>1733039</text:p>
          </table:table-cell>
        </table:table-row>
        <table:table-row table:style-name="ro1">
          <table:table-cell office:value-type="string">
            <text:p>MY.08</text:p>
          </table:table-cell>
          <table:table-cell office:value-type="string">
            <text:p>Perlis</text:p>
          </table:table-cell>
          <table:table-cell office:value-type="string">
            <text:p>Perlis</text:p>
          </table:table-cell>
          <table:table-cell office:value-type="float" office:value="1733040">
            <text:p>1733040</text:p>
          </table:table-cell>
        </table:table-row>
        <table:table-row table:style-name="ro1">
          <table:table-cell office:value-type="string">
            <text:p>MY.07</text:p>
          </table:table-cell>
          <table:table-cell table:number-columns-repeated="2" office:value-type="string">
            <text:p>Perak</text:p>
          </table:table-cell>
          <table:table-cell office:value-type="float" office:value="1733041">
            <text:p>1733041</text:p>
          </table:table-cell>
        </table:table-row>
        <table:table-row table:style-name="ro1">
          <table:table-cell office:value-type="string">
            <text:p>MY.06</text:p>
          </table:table-cell>
          <table:table-cell office:value-type="string">
            <text:p>Pahang</text:p>
          </table:table-cell>
          <table:table-cell office:value-type="string">
            <text:p>Pahang</text:p>
          </table:table-cell>
          <table:table-cell office:value-type="float" office:value="1733042">
            <text:p>1733042</text:p>
          </table:table-cell>
        </table:table-row>
        <table:table-row table:style-name="ro1">
          <table:table-cell office:value-type="string">
            <text:p>MY.05</text:p>
          </table:table-cell>
          <table:table-cell office:value-type="string">
            <text:p>Negeri Sembilan</text:p>
          </table:table-cell>
          <table:table-cell office:value-type="string">
            <text:p>Negeri Sembilan</text:p>
          </table:table-cell>
          <table:table-cell office:value-type="float" office:value="1733043">
            <text:p>1733043</text:p>
          </table:table-cell>
        </table:table-row>
        <table:table-row table:style-name="ro1">
          <table:table-cell office:value-type="string">
            <text:p>MY.03</text:p>
          </table:table-cell>
          <table:table-cell office:value-type="string">
            <text:p>Kelantan</text:p>
          </table:table-cell>
          <table:table-cell office:value-type="string">
            <text:p>Kelantan</text:p>
          </table:table-cell>
          <table:table-cell office:value-type="float" office:value="1733044">
            <text:p>1733044</text:p>
          </table:table-cell>
        </table:table-row>
        <table:table-row table:style-name="ro1">
          <table:table-cell office:value-type="string">
            <text:p>MY.14</text:p>
          </table:table-cell>
          <table:table-cell table:number-columns-repeated="2" office:value-type="string">
            <text:p>Kuala Lumpur</text:p>
          </table:table-cell>
          <table:table-cell office:value-type="float" office:value="1733046">
            <text:p>1733046</text:p>
          </table:table-cell>
        </table:table-row>
        <table:table-row table:style-name="ro1">
          <table:table-cell office:value-type="string">
            <text:p>MY.09</text:p>
          </table:table-cell>
          <table:table-cell table:number-columns-repeated="2" office:value-type="string">
            <text:p>Penang</text:p>
          </table:table-cell>
          <table:table-cell office:value-type="float" office:value="1733047">
            <text:p>1733047</text:p>
          </table:table-cell>
        </table:table-row>
        <table:table-row table:style-name="ro1">
          <table:table-cell office:value-type="string">
            <text:p>MY.02</text:p>
          </table:table-cell>
          <table:table-cell table:number-columns-repeated="2" office:value-type="string">
            <text:p>Kedah</text:p>
          </table:table-cell>
          <table:table-cell office:value-type="float" office:value="1733048">
            <text:p>1733048</text:p>
          </table:table-cell>
        </table:table-row>
        <table:table-row table:style-name="ro1">
          <table:table-cell office:value-type="string">
            <text:p>MY.01</text:p>
          </table:table-cell>
          <table:table-cell table:number-columns-repeated="2" office:value-type="string">
            <text:p>Johor</text:p>
          </table:table-cell>
          <table:table-cell office:value-type="float" office:value="1733049">
            <text:p>1733049</text:p>
          </table:table-cell>
        </table:table-row>
        <table:table-row table:style-name="ro1">
          <table:table-cell office:value-type="string">
            <text:p>MY.15</text:p>
          </table:table-cell>
          <table:table-cell table:number-columns-repeated="2" office:value-type="string">
            <text:p>Labuan</text:p>
          </table:table-cell>
          <table:table-cell office:value-type="float" office:value="1734240">
            <text:p>1734240</text:p>
          </table:table-cell>
        </table:table-row>
        <table:table-row table:style-name="ro1">
          <table:table-cell office:value-type="string">
            <text:p>MY.17</text:p>
          </table:table-cell>
          <table:table-cell office:value-type="string">
            <text:p>Putrajaya</text:p>
          </table:table-cell>
          <table:table-cell office:value-type="string">
            <text:p>Putrajaya</text:p>
          </table:table-cell>
          <table:table-cell office:value-type="float" office:value="1996552">
            <text:p>1996552</text:p>
          </table:table-cell>
        </table:table-row>
        <table:table-row table:style-name="ro1">
          <table:table-cell office:value-type="string">
            <text:p>MZ.09</text:p>
          </table:table-cell>
          <table:table-cell office:value-type="string">
            <text:p>Zambezia Province</text:p>
          </table:table-cell>
          <table:table-cell office:value-type="string">
            <text:p>Zambezia Province</text:p>
          </table:table-cell>
          <table:table-cell office:value-type="float" office:value="1024312">
            <text:p>1024312</text:p>
          </table:table-cell>
        </table:table-row>
        <table:table-row table:style-name="ro1">
          <table:table-cell office:value-type="string">
            <text:p>MZ.08</text:p>
          </table:table-cell>
          <table:table-cell table:number-columns-repeated="2" office:value-type="string">
            <text:p>Tete</text:p>
          </table:table-cell>
          <table:table-cell office:value-type="float" office:value="1026010">
            <text:p>1026010</text:p>
          </table:table-cell>
        </table:table-row>
        <table:table-row table:style-name="ro1">
          <table:table-cell office:value-type="string">
            <text:p>MZ.05</text:p>
          </table:table-cell>
          <table:table-cell table:number-columns-repeated="2" office:value-type="string">
            <text:p>Sofala</text:p>
          </table:table-cell>
          <table:table-cell office:value-type="float" office:value="1026804">
            <text:p>1026804</text:p>
          </table:table-cell>
        </table:table-row>
        <table:table-row table:style-name="ro1">
          <table:table-cell office:value-type="string">
            <text:p>MZ.07</text:p>
          </table:table-cell>
          <table:table-cell office:value-type="string">
            <text:p>Niassa Province</text:p>
          </table:table-cell>
          <table:table-cell office:value-type="string">
            <text:p>Niassa Province</text:p>
          </table:table-cell>
          <table:table-cell office:value-type="float" office:value="1030006">
            <text:p>1030006</text:p>
          </table:table-cell>
        </table:table-row>
        <table:table-row table:style-name="ro1">
          <table:table-cell office:value-type="string">
            <text:p>MZ.06</text:p>
          </table:table-cell>
          <table:table-cell table:number-columns-repeated="2" office:value-type="string">
            <text:p>Nampula</text:p>
          </table:table-cell>
          <table:table-cell office:value-type="float" office:value="1033354">
            <text:p>1033354</text:p>
          </table:table-cell>
        </table:table-row>
        <table:table-row table:style-name="ro1">
          <table:table-cell office:value-type="string">
            <text:p>MZ.04</text:p>
          </table:table-cell>
          <table:table-cell table:number-columns-repeated="2" office:value-type="string">
            <text:p>Maputo Province</text:p>
          </table:table-cell>
          <table:table-cell office:value-type="float" office:value="1040649">
            <text:p>1040649</text:p>
          </table:table-cell>
        </table:table-row>
        <table:table-row table:style-name="ro1">
          <table:table-cell office:value-type="string">
            <text:p>MZ.10</text:p>
          </table:table-cell>
          <table:table-cell office:value-type="string">
            <text:p>Manica</text:p>
          </table:table-cell>
          <table:table-cell office:value-type="string">
            <text:p>Manica</text:p>
          </table:table-cell>
          <table:table-cell office:value-type="float" office:value="1040947">
            <text:p>1040947</text:p>
          </table:table-cell>
        </table:table-row>
        <table:table-row table:style-name="ro1">
          <table:table-cell office:value-type="string">
            <text:p>MZ.03</text:p>
          </table:table-cell>
          <table:table-cell office:value-type="string">
            <text:p>Inhambane Province</text:p>
          </table:table-cell>
          <table:table-cell office:value-type="string">
            <text:p>Inhambane Province</text:p>
          </table:table-cell>
          <table:table-cell office:value-type="float" office:value="1045110">
            <text:p>1045110</text:p>
          </table:table-cell>
        </table:table-row>
        <table:table-row table:style-name="ro1">
          <table:table-cell office:value-type="string">
            <text:p>MZ.02</text:p>
          </table:table-cell>
          <table:table-cell table:number-columns-repeated="2" office:value-type="string">
            <text:p>Gaza Province</text:p>
          </table:table-cell>
          <table:table-cell office:value-type="float" office:value="1046058">
            <text:p>1046058</text:p>
          </table:table-cell>
        </table:table-row>
        <table:table-row table:style-name="ro1">
          <table:table-cell office:value-type="string">
            <text:p>MZ.01</text:p>
          </table:table-cell>
          <table:table-cell table:number-columns-repeated="2" office:value-type="string">
            <text:p>Cabo Delgado Province</text:p>
          </table:table-cell>
          <table:table-cell office:value-type="float" office:value="1051823">
            <text:p>1051823</text:p>
          </table:table-cell>
        </table:table-row>
        <table:table-row table:style-name="ro1">
          <table:table-cell office:value-type="string">
            <text:p>MZ.11</text:p>
          </table:table-cell>
          <table:table-cell table:number-columns-repeated="2" office:value-type="string">
            <text:p>Maputo City</text:p>
          </table:table-cell>
          <table:table-cell office:value-type="float" office:value="1105845">
            <text:p>1105845</text:p>
          </table:table-cell>
        </table:table-row>
        <table:table-row table:style-name="ro1">
          <table:table-cell office:value-type="string">
            <text:p>NA.28</text:p>
          </table:table-cell>
          <table:table-cell table:number-columns-repeated="2" office:value-type="string">
            <text:p>Zambezi Region</text:p>
          </table:table-cell>
          <table:table-cell office:value-type="float" office:value="1090052">
            <text:p>1090052</text:p>
          </table:table-cell>
        </table:table-row>
        <table:table-row table:style-name="ro1">
          <table:table-cell office:value-type="string">
            <text:p>NA.21</text:p>
          </table:table-cell>
          <table:table-cell office:value-type="string">
            <text:p>Khomas Region</text:p>
          </table:table-cell>
          <table:table-cell office:value-type="string">
            <text:p>Khomas Region</text:p>
          </table:table-cell>
          <table:table-cell office:value-type="float" office:value="3352137">
            <text:p>3352137</text:p>
          </table:table-cell>
        </table:table-row>
        <table:table-row table:style-name="ro1">
          <table:table-cell office:value-type="string">
            <text:p>NA.29</text:p>
          </table:table-cell>
          <table:table-cell office:value-type="string">
            <text:p>Erongo Region</text:p>
          </table:table-cell>
          <table:table-cell office:value-type="string">
            <text:p>Erongo Region</text:p>
          </table:table-cell>
          <table:table-cell office:value-type="float" office:value="3371199">
            <text:p>3371199</text:p>
          </table:table-cell>
        </table:table-row>
        <table:table-row table:style-name="ro1">
          <table:table-cell office:value-type="string">
            <text:p>NA.30</text:p>
          </table:table-cell>
          <table:table-cell office:value-type="string">
            <text:p>Hardap Region</text:p>
          </table:table-cell>
          <table:table-cell office:value-type="string">
            <text:p>Hardap Region</text:p>
          </table:table-cell>
          <table:table-cell office:value-type="float" office:value="3371200">
            <text:p>3371200</text:p>
          </table:table-cell>
        </table:table-row>
        <table:table-row table:style-name="ro1">
          <table:table-cell office:value-type="string">
            <text:p>NA.31</text:p>
          </table:table-cell>
          <table:table-cell table:number-columns-repeated="2" office:value-type="string">
            <text:p>Karas Region</text:p>
          </table:table-cell>
          <table:table-cell office:value-type="float" office:value="3371201">
            <text:p>3371201</text:p>
          </table:table-cell>
        </table:table-row>
        <table:table-row table:style-name="ro1">
          <table:table-cell office:value-type="string">
            <text:p>NA.32</text:p>
          </table:table-cell>
          <table:table-cell office:value-type="string">
            <text:p>Kunene Region</text:p>
          </table:table-cell>
          <table:table-cell office:value-type="string">
            <text:p>Kunene Region</text:p>
          </table:table-cell>
          <table:table-cell office:value-type="float" office:value="3371202">
            <text:p>3371202</text:p>
          </table:table-cell>
        </table:table-row>
        <table:table-row table:style-name="ro1">
          <table:table-cell office:value-type="string">
            <text:p>NA.33</text:p>
          </table:table-cell>
          <table:table-cell office:value-type="string">
            <text:p>Ohangwena Region</text:p>
          </table:table-cell>
          <table:table-cell office:value-type="string">
            <text:p>Ohangwena Region</text:p>
          </table:table-cell>
          <table:table-cell office:value-type="float" office:value="3371203">
            <text:p>3371203</text:p>
          </table:table-cell>
        </table:table-row>
        <table:table-row table:style-name="ro1">
          <table:table-cell office:value-type="string">
            <text:p>NA.35</text:p>
          </table:table-cell>
          <table:table-cell office:value-type="string">
            <text:p>Omaheke Region</text:p>
          </table:table-cell>
          <table:table-cell office:value-type="string">
            <text:p>Omaheke Region</text:p>
          </table:table-cell>
          <table:table-cell office:value-type="float" office:value="3371205">
            <text:p>3371205</text:p>
          </table:table-cell>
        </table:table-row>
        <table:table-row table:style-name="ro1">
          <table:table-cell office:value-type="string">
            <text:p>NA.36</text:p>
          </table:table-cell>
          <table:table-cell office:value-type="string">
            <text:p>Omusati Region</text:p>
          </table:table-cell>
          <table:table-cell office:value-type="string">
            <text:p>Omusati Region</text:p>
          </table:table-cell>
          <table:table-cell office:value-type="float" office:value="3371206">
            <text:p>3371206</text:p>
          </table:table-cell>
        </table:table-row>
        <table:table-row table:style-name="ro1">
          <table:table-cell office:value-type="string">
            <text:p>NA.37</text:p>
          </table:table-cell>
          <table:table-cell office:value-type="string">
            <text:p>Oshana Region</text:p>
          </table:table-cell>
          <table:table-cell office:value-type="string">
            <text:p>Oshana Region</text:p>
          </table:table-cell>
          <table:table-cell office:value-type="float" office:value="3371207">
            <text:p>3371207</text:p>
          </table:table-cell>
        </table:table-row>
        <table:table-row table:style-name="ro1">
          <table:table-cell office:value-type="string">
            <text:p>NA.38</text:p>
          </table:table-cell>
          <table:table-cell office:value-type="string">
            <text:p>Oshikoto Region</text:p>
          </table:table-cell>
          <table:table-cell office:value-type="string">
            <text:p>Oshikoto Region</text:p>
          </table:table-cell>
          <table:table-cell office:value-type="float" office:value="3371208">
            <text:p>3371208</text:p>
          </table:table-cell>
        </table:table-row>
        <table:table-row table:style-name="ro1">
          <table:table-cell office:value-type="string">
            <text:p>NA.39</text:p>
          </table:table-cell>
          <table:table-cell office:value-type="string">
            <text:p>Otjozondjupa Region</text:p>
          </table:table-cell>
          <table:table-cell office:value-type="string">
            <text:p>Otjozondjupa Region</text:p>
          </table:table-cell>
          <table:table-cell office:value-type="float" office:value="3371209">
            <text:p>3371209</text:p>
          </table:table-cell>
        </table:table-row>
        <table:table-row table:style-name="ro1">
          <table:table-cell office:value-type="string">
            <text:p>NA.40</text:p>
          </table:table-cell>
          <table:table-cell office:value-type="string">
            <text:p>Kavango East</text:p>
          </table:table-cell>
          <table:table-cell office:value-type="string">
            <text:p>Kavango East</text:p>
          </table:table-cell>
          <table:table-cell office:value-type="float" office:value="8693188">
            <text:p>8693188</text:p>
          </table:table-cell>
        </table:table-row>
        <table:table-row table:style-name="ro1">
          <table:table-cell office:value-type="string">
            <text:p>NA.41</text:p>
          </table:table-cell>
          <table:table-cell office:value-type="string">
            <text:p>Kavango West</text:p>
          </table:table-cell>
          <table:table-cell office:value-type="string">
            <text:p>Kavango West</text:p>
          </table:table-cell>
          <table:table-cell office:value-type="float" office:value="8693189">
            <text:p>8693189</text:p>
          </table:table-cell>
        </table:table-row>
        <table:table-row table:style-name="ro1">
          <table:table-cell office:value-type="string">
            <text:p>NC.02</text:p>
          </table:table-cell>
          <table:table-cell table:number-columns-repeated="2" office:value-type="string">
            <text:p>South Province</text:p>
          </table:table-cell>
          <table:table-cell office:value-type="float" office:value="2140464">
            <text:p>2140464</text:p>
          </table:table-cell>
        </table:table-row>
        <table:table-row table:style-name="ro1">
          <table:table-cell office:value-type="string">
            <text:p>NC.01</text:p>
          </table:table-cell>
          <table:table-cell table:number-columns-repeated="2" office:value-type="string">
            <text:p>North Province</text:p>
          </table:table-cell>
          <table:table-cell office:value-type="float" office:value="2140685">
            <text:p>2140685</text:p>
          </table:table-cell>
        </table:table-row>
        <table:table-row table:style-name="ro1">
          <table:table-cell office:value-type="string">
            <text:p>NC.03</text:p>
          </table:table-cell>
          <table:table-cell table:number-columns-repeated="2" office:value-type="string">
            <text:p>Loyalty Islands</text:p>
          </table:table-cell>
          <table:table-cell office:value-type="float" office:value="7521415">
            <text:p>7521415</text:p>
          </table:table-cell>
        </table:table-row>
        <table:table-row table:style-name="ro1">
          <table:table-cell office:value-type="string">
            <text:p>NE.07</text:p>
          </table:table-cell>
          <table:table-cell table:number-columns-repeated="2" office:value-type="string">
            <text:p>Zinder Region</text:p>
          </table:table-cell>
          <table:table-cell office:value-type="float" office:value="2437797">
            <text:p>2437797</text:p>
          </table:table-cell>
        </table:table-row>
        <table:table-row table:style-name="ro1">
          <table:table-cell office:value-type="string">
            <text:p>NE.06</text:p>
          </table:table-cell>
          <table:table-cell office:value-type="string">
            <text:p>Tahoua Region</text:p>
          </table:table-cell>
          <table:table-cell office:value-type="string">
            <text:p>Tahoua Region</text:p>
          </table:table-cell>
          <table:table-cell office:value-type="float" office:value="2439374">
            <text:p>2439374</text:p>
          </table:table-cell>
        </table:table-row>
        <table:table-row table:style-name="ro1">
          <table:table-cell office:value-type="string">
            <text:p>NE.04</text:p>
          </table:table-cell>
          <table:table-cell table:number-columns-repeated="2" office:value-type="string">
            <text:p>Maradi Region</text:p>
          </table:table-cell>
          <table:table-cell office:value-type="float" office:value="2441289">
            <text:p>2441289</text:p>
          </table:table-cell>
        </table:table-row>
        <table:table-row table:style-name="ro1">
          <table:table-cell office:value-type="string">
            <text:p>NE.03</text:p>
          </table:table-cell>
          <table:table-cell office:value-type="string">
            <text:p>Dosso Region</text:p>
          </table:table-cell>
          <table:table-cell office:value-type="string">
            <text:p>Dosso Region</text:p>
          </table:table-cell>
          <table:table-cell office:value-type="float" office:value="2445486">
            <text:p>2445486</text:p>
          </table:table-cell>
        </table:table-row>
        <table:table-row table:style-name="ro1">
          <table:table-cell office:value-type="string">
            <text:p>NE.02</text:p>
          </table:table-cell>
          <table:table-cell office:value-type="string">
            <text:p>Diffa</text:p>
          </table:table-cell>
          <table:table-cell office:value-type="string">
            <text:p>Diffa</text:p>
          </table:table-cell>
          <table:table-cell office:value-type="float" office:value="2445702">
            <text:p>2445702</text:p>
          </table:table-cell>
        </table:table-row>
        <table:table-row table:style-name="ro1">
          <table:table-cell office:value-type="string">
            <text:p>NE.01</text:p>
          </table:table-cell>
          <table:table-cell office:value-type="string">
            <text:p>Agadez</text:p>
          </table:table-cell>
          <table:table-cell office:value-type="string">
            <text:p>Agadez</text:p>
          </table:table-cell>
          <table:table-cell office:value-type="float" office:value="2448083">
            <text:p>2448083</text:p>
          </table:table-cell>
        </table:table-row>
        <table:table-row table:style-name="ro1">
          <table:table-cell office:value-type="string">
            <text:p>NE.09</text:p>
          </table:table-cell>
          <table:table-cell office:value-type="string">
            <text:p>Tillabéri Region</text:p>
          </table:table-cell>
          <table:table-cell office:value-type="string">
            <text:p>Tillaberi Region</text:p>
          </table:table-cell>
          <table:table-cell office:value-type="float" office:value="2595293">
            <text:p>2595293</text:p>
          </table:table-cell>
        </table:table-row>
        <table:table-row table:style-name="ro1">
          <table:table-cell office:value-type="string">
            <text:p>NE.08</text:p>
          </table:table-cell>
          <table:table-cell table:number-columns-repeated="2" office:value-type="string">
            <text:p>Niamey</text:p>
          </table:table-cell>
          <table:table-cell office:value-type="float" office:value="2595294">
            <text:p>2595294</text:p>
          </table:table-cell>
        </table:table-row>
        <table:table-row table:style-name="ro1">
          <table:table-cell office:value-type="string">
            <text:p>NG.51</text:p>
          </table:table-cell>
          <table:table-cell table:number-columns-repeated="2" office:value-type="string">
            <text:p>Sokoto</text:p>
          </table:table-cell>
          <table:table-cell office:value-type="float" office:value="2322907">
            <text:p>2322907</text:p>
          </table:table-cell>
        </table:table-row>
        <table:table-row table:style-name="ro1">
          <table:table-cell office:value-type="string">
            <text:p>NG.50</text:p>
          </table:table-cell>
          <table:table-cell table:number-columns-repeated="2" office:value-type="string">
            <text:p>Rivers State</text:p>
          </table:table-cell>
          <table:table-cell office:value-type="float" office:value="2324433">
            <text:p>2324433</text:p>
          </table:table-cell>
        </table:table-row>
        <table:table-row table:style-name="ro1">
          <table:table-cell office:value-type="string">
            <text:p>NG.49</text:p>
          </table:table-cell>
          <table:table-cell table:number-columns-repeated="2" office:value-type="string">
            <text:p>Plateau State</text:p>
          </table:table-cell>
          <table:table-cell office:value-type="float" office:value="2324828">
            <text:p>2324828</text:p>
          </table:table-cell>
        </table:table-row>
        <table:table-row table:style-name="ro1">
          <table:table-cell office:value-type="string">
            <text:p>NG.32</text:p>
          </table:table-cell>
          <table:table-cell office:value-type="string">
            <text:p>Oyo State</text:p>
          </table:table-cell>
          <table:table-cell office:value-type="string">
            <text:p>Oyo State</text:p>
          </table:table-cell>
          <table:table-cell office:value-type="float" office:value="2325190">
            <text:p>2325190</text:p>
          </table:table-cell>
        </table:table-row>
        <table:table-row table:style-name="ro1">
          <table:table-cell office:value-type="string">
            <text:p>NG.48</text:p>
          </table:table-cell>
          <table:table-cell office:value-type="string">
            <text:p>Ondo State</text:p>
          </table:table-cell>
          <table:table-cell office:value-type="string">
            <text:p>Ondo State</text:p>
          </table:table-cell>
          <table:table-cell office:value-type="float" office:value="2326168">
            <text:p>2326168</text:p>
          </table:table-cell>
        </table:table-row>
        <table:table-row table:style-name="ro1">
          <table:table-cell office:value-type="string">
            <text:p>NG.16</text:p>
          </table:table-cell>
          <table:table-cell office:value-type="string">
            <text:p>Ogun State</text:p>
          </table:table-cell>
          <table:table-cell office:value-type="string">
            <text:p>Ogun State</text:p>
          </table:table-cell>
          <table:table-cell office:value-type="float" office:value="2327546">
            <text:p>2327546</text:p>
          </table:table-cell>
        </table:table-row>
        <table:table-row table:style-name="ro1">
          <table:table-cell office:value-type="string">
            <text:p>NG.31</text:p>
          </table:table-cell>
          <table:table-cell table:number-columns-repeated="2" office:value-type="string">
            <text:p>Niger State</text:p>
          </table:table-cell>
          <table:table-cell office:value-type="float" office:value="2328925">
            <text:p>2328925</text:p>
          </table:table-cell>
        </table:table-row>
        <table:table-row table:style-name="ro1">
          <table:table-cell office:value-type="string">
            <text:p>NG.05</text:p>
          </table:table-cell>
          <table:table-cell table:number-columns-repeated="2" office:value-type="string">
            <text:p>Lagos</text:p>
          </table:table-cell>
          <table:table-cell office:value-type="float" office:value="2332453">
            <text:p>2332453</text:p>
          </table:table-cell>
        </table:table-row>
        <table:table-row table:style-name="ro1">
          <table:table-cell office:value-type="string">
            <text:p>NG.30</text:p>
          </table:table-cell>
          <table:table-cell office:value-type="string">
            <text:p>Kwara State</text:p>
          </table:table-cell>
          <table:table-cell office:value-type="string">
            <text:p>Kwara State</text:p>
          </table:table-cell>
          <table:table-cell office:value-type="float" office:value="2332785">
            <text:p>2332785</text:p>
          </table:table-cell>
        </table:table-row>
        <table:table-row table:style-name="ro1">
          <table:table-cell office:value-type="string">
            <text:p>NG.24</text:p>
          </table:table-cell>
          <table:table-cell table:number-columns-repeated="2" office:value-type="string">
            <text:p>Katsina State</text:p>
          </table:table-cell>
          <table:table-cell office:value-type="float" office:value="2334797">
            <text:p>2334797</text:p>
          </table:table-cell>
        </table:table-row>
        <table:table-row table:style-name="ro1">
          <table:table-cell office:value-type="string">
            <text:p>NG.29</text:p>
          </table:table-cell>
          <table:table-cell table:number-columns-repeated="2" office:value-type="string">
            <text:p>Kano State</text:p>
          </table:table-cell>
          <table:table-cell office:value-type="float" office:value="2335196">
            <text:p>2335196</text:p>
          </table:table-cell>
        </table:table-row>
        <table:table-row table:style-name="ro1">
          <table:table-cell office:value-type="string">
            <text:p>NG.23</text:p>
          </table:table-cell>
          <table:table-cell table:number-columns-repeated="2" office:value-type="string">
            <text:p>Kaduna State</text:p>
          </table:table-cell>
          <table:table-cell office:value-type="float" office:value="2335722">
            <text:p>2335722</text:p>
          </table:table-cell>
        </table:table-row>
        <table:table-row table:style-name="ro1">
          <table:table-cell office:value-type="string">
            <text:p>NG.28</text:p>
          </table:table-cell>
          <table:table-cell table:number-columns-repeated="2" office:value-type="string">
            <text:p>Imo State</text:p>
          </table:table-cell>
          <table:table-cell office:value-type="float" office:value="2337542">
            <text:p>2337542</text:p>
          </table:table-cell>
        </table:table-row>
        <table:table-row table:style-name="ro1">
          <table:table-cell office:value-type="string">
            <text:p>NG.22</text:p>
          </table:table-cell>
          <table:table-cell table:number-columns-repeated="2" office:value-type="string">
            <text:p>Cross River State</text:p>
          </table:table-cell>
          <table:table-cell office:value-type="float" office:value="2345891">
            <text:p>2345891</text:p>
          </table:table-cell>
        </table:table-row>
        <table:table-row table:style-name="ro1">
          <table:table-cell office:value-type="string">
            <text:p>NG.27</text:p>
          </table:table-cell>
          <table:table-cell office:value-type="string">
            <text:p>Borno State</text:p>
          </table:table-cell>
          <table:table-cell office:value-type="string">
            <text:p>Borno State</text:p>
          </table:table-cell>
          <table:table-cell office:value-type="float" office:value="2346794">
            <text:p>2346794</text:p>
          </table:table-cell>
        </table:table-row>
        <table:table-row table:style-name="ro1">
          <table:table-cell office:value-type="string">
            <text:p>NG.26</text:p>
          </table:table-cell>
          <table:table-cell office:value-type="string">
            <text:p>Benue State</text:p>
          </table:table-cell>
          <table:table-cell office:value-type="string">
            <text:p>Benue State</text:p>
          </table:table-cell>
          <table:table-cell office:value-type="float" office:value="2347266">
            <text:p>2347266</text:p>
          </table:table-cell>
        </table:table-row>
        <table:table-row table:style-name="ro1">
          <table:table-cell office:value-type="string">
            <text:p>NG.46</text:p>
          </table:table-cell>
          <table:table-cell table:number-columns-repeated="2" office:value-type="string">
            <text:p>Bauchi</text:p>
          </table:table-cell>
          <table:table-cell office:value-type="float" office:value="2347468">
            <text:p>2347468</text:p>
          </table:table-cell>
        </table:table-row>
        <table:table-row table:style-name="ro1">
          <table:table-cell office:value-type="string">
            <text:p>NG.25</text:p>
          </table:table-cell>
          <table:table-cell office:value-type="string">
            <text:p>Anambra</text:p>
          </table:table-cell>
          <table:table-cell office:value-type="string">
            <text:p>Anambra</text:p>
          </table:table-cell>
          <table:table-cell office:value-type="float" office:value="2349961">
            <text:p>2349961</text:p>
          </table:table-cell>
        </table:table-row>
        <table:table-row table:style-name="ro1">
          <table:table-cell office:value-type="string">
            <text:p>NG.21</text:p>
          </table:table-cell>
          <table:table-cell office:value-type="string">
            <text:p>Akwa Ibom State</text:p>
          </table:table-cell>
          <table:table-cell office:value-type="string">
            <text:p>Akwa Ibom State</text:p>
          </table:table-cell>
          <table:table-cell office:value-type="float" office:value="2350813">
            <text:p>2350813</text:p>
          </table:table-cell>
        </table:table-row>
        <table:table-row table:style-name="ro1">
          <table:table-cell office:value-type="string">
            <text:p>NG.11</text:p>
          </table:table-cell>
          <table:table-cell table:number-columns-repeated="2" office:value-type="string">
            <text:p>FCT</text:p>
          </table:table-cell>
          <table:table-cell office:value-type="float" office:value="2352776">
            <text:p>2352776</text:p>
          </table:table-cell>
        </table:table-row>
        <table:table-row table:style-name="ro1">
          <table:table-cell office:value-type="string">
            <text:p>NG.45</text:p>
          </table:table-cell>
          <table:table-cell office:value-type="string">
            <text:p>Abia State</text:p>
          </table:table-cell>
          <table:table-cell office:value-type="string">
            <text:p>Abia State</text:p>
          </table:table-cell>
          <table:table-cell office:value-type="float" office:value="2565340">
            <text:p>2565340</text:p>
          </table:table-cell>
        </table:table-row>
        <table:table-row table:style-name="ro1">
          <table:table-cell office:value-type="string">
            <text:p>NG.36</text:p>
          </table:table-cell>
          <table:table-cell table:number-columns-repeated="2" office:value-type="string">
            <text:p>Delta</text:p>
          </table:table-cell>
          <table:table-cell office:value-type="float" office:value="2565341">
            <text:p>2565341</text:p>
          </table:table-cell>
        </table:table-row>
        <table:table-row table:style-name="ro1">
          <table:table-cell office:value-type="string">
            <text:p>NG.35</text:p>
          </table:table-cell>
          <table:table-cell office:value-type="string">
            <text:p>Adamawa</text:p>
          </table:table-cell>
          <table:table-cell office:value-type="string">
            <text:p>Adamawa</text:p>
          </table:table-cell>
          <table:table-cell office:value-type="float" office:value="2565342">
            <text:p>2565342</text:p>
          </table:table-cell>
        </table:table-row>
        <table:table-row table:style-name="ro1">
          <table:table-cell office:value-type="string">
            <text:p>NG.37</text:p>
          </table:table-cell>
          <table:table-cell office:value-type="string">
            <text:p>Edo State</text:p>
          </table:table-cell>
          <table:table-cell office:value-type="string">
            <text:p>Edo State</text:p>
          </table:table-cell>
          <table:table-cell office:value-type="float" office:value="2565343">
            <text:p>2565343</text:p>
          </table:table-cell>
        </table:table-row>
        <table:table-row table:style-name="ro1">
          <table:table-cell office:value-type="string">
            <text:p>NG.47</text:p>
          </table:table-cell>
          <table:table-cell table:number-columns-repeated="2" office:value-type="string">
            <text:p>Enugu State</text:p>
          </table:table-cell>
          <table:table-cell office:value-type="float" office:value="2565344">
            <text:p>2565344</text:p>
          </table:table-cell>
        </table:table-row>
        <table:table-row table:style-name="ro1">
          <table:table-cell office:value-type="string">
            <text:p>NG.39</text:p>
          </table:table-cell>
          <table:table-cell office:value-type="string">
            <text:p>Jigawa State</text:p>
          </table:table-cell>
          <table:table-cell office:value-type="string">
            <text:p>Jigawa State</text:p>
          </table:table-cell>
          <table:table-cell office:value-type="float" office:value="2565345">
            <text:p>2565345</text:p>
          </table:table-cell>
        </table:table-row>
        <table:table-row table:style-name="ro1">
          <table:table-cell office:value-type="string">
            <text:p>NG.52</text:p>
          </table:table-cell>
          <table:table-cell office:value-type="string">
            <text:p>Bayelsa State</text:p>
          </table:table-cell>
          <table:table-cell office:value-type="string">
            <text:p>Bayelsa State</text:p>
          </table:table-cell>
          <table:table-cell office:value-type="float" office:value="2595344">
            <text:p>2595344</text:p>
          </table:table-cell>
        </table:table-row>
        <table:table-row table:style-name="ro1">
          <table:table-cell office:value-type="string">
            <text:p>NG.53</text:p>
          </table:table-cell>
          <table:table-cell office:value-type="string">
            <text:p>Ebonyi State</text:p>
          </table:table-cell>
          <table:table-cell office:value-type="string">
            <text:p>Ebonyi State</text:p>
          </table:table-cell>
          <table:table-cell office:value-type="float" office:value="2595345">
            <text:p>2595345</text:p>
          </table:table-cell>
        </table:table-row>
        <table:table-row table:style-name="ro1">
          <table:table-cell office:value-type="string">
            <text:p>NG.54</text:p>
          </table:table-cell>
          <table:table-cell office:value-type="string">
            <text:p>Ekiti State</text:p>
          </table:table-cell>
          <table:table-cell office:value-type="string">
            <text:p>Ekiti State</text:p>
          </table:table-cell>
          <table:table-cell office:value-type="float" office:value="2595346">
            <text:p>2595346</text:p>
          </table:table-cell>
        </table:table-row>
        <table:table-row table:style-name="ro1">
          <table:table-cell office:value-type="string">
            <text:p>NG.55</text:p>
          </table:table-cell>
          <table:table-cell table:number-columns-repeated="2" office:value-type="string">
            <text:p>Gombe State</text:p>
          </table:table-cell>
          <table:table-cell office:value-type="float" office:value="2595347">
            <text:p>2595347</text:p>
          </table:table-cell>
        </table:table-row>
        <table:table-row table:style-name="ro1">
          <table:table-cell office:value-type="string">
            <text:p>NG.56</text:p>
          </table:table-cell>
          <table:table-cell office:value-type="string">
            <text:p>Nasarawa State</text:p>
          </table:table-cell>
          <table:table-cell office:value-type="string">
            <text:p>Nasarawa State</text:p>
          </table:table-cell>
          <table:table-cell office:value-type="float" office:value="2595348">
            <text:p>2595348</text:p>
          </table:table-cell>
        </table:table-row>
        <table:table-row table:style-name="ro1">
          <table:table-cell office:value-type="string">
            <text:p>NG.57</text:p>
          </table:table-cell>
          <table:table-cell office:value-type="string">
            <text:p>Zamfara State</text:p>
          </table:table-cell>
          <table:table-cell office:value-type="string">
            <text:p>Zamfara State</text:p>
          </table:table-cell>
          <table:table-cell office:value-type="float" office:value="2595349">
            <text:p>2595349</text:p>
          </table:table-cell>
        </table:table-row>
        <table:table-row table:style-name="ro1">
          <table:table-cell office:value-type="string">
            <text:p>NG.40</text:p>
          </table:table-cell>
          <table:table-cell office:value-type="string">
            <text:p>Kebbi</text:p>
          </table:table-cell>
          <table:table-cell office:value-type="string">
            <text:p>Kebbi</text:p>
          </table:table-cell>
          <table:table-cell office:value-type="float" office:value="2597363">
            <text:p>2597363</text:p>
          </table:table-cell>
        </table:table-row>
        <table:table-row table:style-name="ro1">
          <table:table-cell office:value-type="string">
            <text:p>NG.41</text:p>
          </table:table-cell>
          <table:table-cell office:value-type="string">
            <text:p>Kogi State</text:p>
          </table:table-cell>
          <table:table-cell office:value-type="string">
            <text:p>Kogi State</text:p>
          </table:table-cell>
          <table:table-cell office:value-type="float" office:value="2597364">
            <text:p>2597364</text:p>
          </table:table-cell>
        </table:table-row>
        <table:table-row table:style-name="ro1">
          <table:table-cell office:value-type="string">
            <text:p>NG.42</text:p>
          </table:table-cell>
          <table:table-cell office:value-type="string">
            <text:p>Osun State</text:p>
          </table:table-cell>
          <table:table-cell office:value-type="string">
            <text:p>Osun State</text:p>
          </table:table-cell>
          <table:table-cell office:value-type="float" office:value="2597365">
            <text:p>2597365</text:p>
          </table:table-cell>
        </table:table-row>
        <table:table-row table:style-name="ro1">
          <table:table-cell office:value-type="string">
            <text:p>NG.43</text:p>
          </table:table-cell>
          <table:table-cell office:value-type="string">
            <text:p>Taraba State</text:p>
          </table:table-cell>
          <table:table-cell office:value-type="string">
            <text:p>Taraba State</text:p>
          </table:table-cell>
          <table:table-cell office:value-type="float" office:value="2597366">
            <text:p>2597366</text:p>
          </table:table-cell>
        </table:table-row>
        <table:table-row table:style-name="ro1">
          <table:table-cell office:value-type="string">
            <text:p>NG.44</text:p>
          </table:table-cell>
          <table:table-cell office:value-type="string">
            <text:p>Yobe State</text:p>
          </table:table-cell>
          <table:table-cell office:value-type="string">
            <text:p>Yobe State</text:p>
          </table:table-cell>
          <table:table-cell office:value-type="float" office:value="2597367">
            <text:p>2597367</text:p>
          </table:table-cell>
        </table:table-row>
        <table:table-row table:style-name="ro1">
          <table:table-cell office:value-type="string">
            <text:p>NI.15</text:p>
          </table:table-cell>
          <table:table-cell table:number-columns-repeated="2" office:value-type="string">
            <text:p>Rivas Department</text:p>
          </table:table-cell>
          <table:table-cell office:value-type="float" office:value="3617051">
            <text:p>3617051</text:p>
          </table:table-cell>
        </table:table-row>
        <table:table-row table:style-name="ro1">
          <table:table-cell office:value-type="string">
            <text:p>NI.14</text:p>
          </table:table-cell>
          <table:table-cell office:value-type="string">
            <text:p>Río San Juan Department</text:p>
          </table:table-cell>
          <table:table-cell office:value-type="string">
            <text:p>Rio San Juan Department</text:p>
          </table:table-cell>
          <table:table-cell office:value-type="float" office:value="3617056">
            <text:p>3617056</text:p>
          </table:table-cell>
        </table:table-row>
        <table:table-row table:style-name="ro1">
          <table:table-cell office:value-type="string">
            <text:p>NI.13</text:p>
          </table:table-cell>
          <table:table-cell table:number-columns-repeated="2" office:value-type="string">
            <text:p>Nueva Segovia Department</text:p>
          </table:table-cell>
          <table:table-cell office:value-type="float" office:value="3617458">
            <text:p>3617458</text:p>
          </table:table-cell>
        </table:table-row>
        <table:table-row table:style-name="ro1">
          <table:table-cell office:value-type="string">
            <text:p>NI.12</text:p>
          </table:table-cell>
          <table:table-cell office:value-type="string">
            <text:p>Matagalpa Department</text:p>
          </table:table-cell>
          <table:table-cell office:value-type="string">
            <text:p>Matagalpa Department</text:p>
          </table:table-cell>
          <table:table-cell office:value-type="float" office:value="3617707">
            <text:p>3617707</text:p>
          </table:table-cell>
        </table:table-row>
        <table:table-row table:style-name="ro1">
          <table:table-cell office:value-type="string">
            <text:p>NI.11</text:p>
          </table:table-cell>
          <table:table-cell office:value-type="string">
            <text:p>Masaya Department</text:p>
          </table:table-cell>
          <table:table-cell office:value-type="string">
            <text:p>Masaya Department</text:p>
          </table:table-cell>
          <table:table-cell office:value-type="float" office:value="3617722">
            <text:p>3617722</text:p>
          </table:table-cell>
        </table:table-row>
        <table:table-row table:style-name="ro1">
          <table:table-cell office:value-type="string">
            <text:p>NI.10</text:p>
          </table:table-cell>
          <table:table-cell table:number-columns-repeated="2" office:value-type="string">
            <text:p>Managua Department</text:p>
          </table:table-cell>
          <table:table-cell office:value-type="float" office:value="3617762">
            <text:p>3617762</text:p>
          </table:table-cell>
        </table:table-row>
        <table:table-row table:style-name="ro1">
          <table:table-cell office:value-type="string">
            <text:p>NI.09</text:p>
          </table:table-cell>
          <table:table-cell office:value-type="string">
            <text:p>Madriz Department</text:p>
          </table:table-cell>
          <table:table-cell office:value-type="string">
            <text:p>Madriz Department</text:p>
          </table:table-cell>
          <table:table-cell office:value-type="float" office:value="3617796">
            <text:p>3617796</text:p>
          </table:table-cell>
        </table:table-row>
        <table:table-row table:style-name="ro1">
          <table:table-cell office:value-type="string">
            <text:p>NI.08</text:p>
          </table:table-cell>
          <table:table-cell office:value-type="string">
            <text:p>León Department</text:p>
          </table:table-cell>
          <table:table-cell office:value-type="string">
            <text:p>Leon Department</text:p>
          </table:table-cell>
          <table:table-cell office:value-type="float" office:value="3618029">
            <text:p>3618029</text:p>
          </table:table-cell>
        </table:table-row>
        <table:table-row table:style-name="ro1">
          <table:table-cell office:value-type="string">
            <text:p>NI.07</text:p>
          </table:table-cell>
          <table:table-cell office:value-type="string">
            <text:p>Jinotega Department</text:p>
          </table:table-cell>
          <table:table-cell office:value-type="string">
            <text:p>Jinotega Department</text:p>
          </table:table-cell>
          <table:table-cell office:value-type="float" office:value="3618928">
            <text:p>3618928</text:p>
          </table:table-cell>
        </table:table-row>
        <table:table-row table:style-name="ro1">
          <table:table-cell office:value-type="string">
            <text:p>NI.06</text:p>
          </table:table-cell>
          <table:table-cell table:number-columns-repeated="2" office:value-type="string">
            <text:p>Granada Department</text:p>
          </table:table-cell>
          <table:table-cell office:value-type="float" office:value="3619135">
            <text:p>3619135</text:p>
          </table:table-cell>
        </table:table-row>
        <table:table-row table:style-name="ro1">
          <table:table-cell office:value-type="string">
            <text:p>NI.05</text:p>
          </table:table-cell>
          <table:table-cell office:value-type="string">
            <text:p>Estelí Department</text:p>
          </table:table-cell>
          <table:table-cell office:value-type="string">
            <text:p>Esteli Department</text:p>
          </table:table-cell>
          <table:table-cell office:value-type="float" office:value="3619193">
            <text:p>3619193</text:p>
          </table:table-cell>
        </table:table-row>
        <table:table-row table:style-name="ro1">
          <table:table-cell office:value-type="string">
            <text:p>NI.04</text:p>
          </table:table-cell>
          <table:table-cell office:value-type="string">
            <text:p>Chontales Department</text:p>
          </table:table-cell>
          <table:table-cell office:value-type="string">
            <text:p>Chontales Department</text:p>
          </table:table-cell>
          <table:table-cell office:value-type="float" office:value="3620368">
            <text:p>3620368</text:p>
          </table:table-cell>
        </table:table-row>
        <table:table-row table:style-name="ro1">
          <table:table-cell office:value-type="string">
            <text:p>NI.03</text:p>
          </table:table-cell>
          <table:table-cell office:value-type="string">
            <text:p>Chinandega Department</text:p>
          </table:table-cell>
          <table:table-cell office:value-type="string">
            <text:p>Chinandega Department</text:p>
          </table:table-cell>
          <table:table-cell office:value-type="float" office:value="3620380">
            <text:p>3620380</text:p>
          </table:table-cell>
        </table:table-row>
        <table:table-row table:style-name="ro1">
          <table:table-cell office:value-type="string">
            <text:p>NI.02</text:p>
          </table:table-cell>
          <table:table-cell office:value-type="string">
            <text:p>Carazo Department</text:p>
          </table:table-cell>
          <table:table-cell office:value-type="string">
            <text:p>Carazo Department</text:p>
          </table:table-cell>
          <table:table-cell office:value-type="float" office:value="3620481">
            <text:p>3620481</text:p>
          </table:table-cell>
        </table:table-row>
        <table:table-row table:style-name="ro1">
          <table:table-cell office:value-type="string">
            <text:p>NI.01</text:p>
          </table:table-cell>
          <table:table-cell office:value-type="string">
            <text:p>Boaco Department</text:p>
          </table:table-cell>
          <table:table-cell office:value-type="string">
            <text:p>Boaco Department</text:p>
          </table:table-cell>
          <table:table-cell office:value-type="float" office:value="3620673">
            <text:p>3620673</text:p>
          </table:table-cell>
        </table:table-row>
        <table:table-row table:style-name="ro1">
          <table:table-cell office:value-type="string">
            <text:p>NI.17</text:p>
          </table:table-cell>
          <table:table-cell table:number-columns-repeated="2" office:value-type="string">
            <text:p>North Caribbean Coast</text:p>
          </table:table-cell>
          <table:table-cell office:value-type="float" office:value="3830307">
            <text:p>3830307</text:p>
          </table:table-cell>
        </table:table-row>
        <table:table-row table:style-name="ro1">
          <table:table-cell office:value-type="string">
            <text:p>NI.18</text:p>
          </table:table-cell>
          <table:table-cell table:number-columns-repeated="2" office:value-type="string">
            <text:p>South Caribbean Coast</text:p>
          </table:table-cell>
          <table:table-cell office:value-type="float" office:value="3830308">
            <text:p>3830308</text:p>
          </table:table-cell>
        </table:table-row>
        <table:table-row table:style-name="ro1">
          <table:table-cell office:value-type="string">
            <text:p>NL.11</text:p>
          </table:table-cell>
          <table:table-cell table:number-columns-repeated="2" office:value-type="string">
            <text:p>South Holland</text:p>
          </table:table-cell>
          <table:table-cell office:value-type="float" office:value="2743698">
            <text:p>2743698</text:p>
          </table:table-cell>
        </table:table-row>
        <table:table-row table:style-name="ro1">
          <table:table-cell office:value-type="string">
            <text:p>NL.10</text:p>
          </table:table-cell>
          <table:table-cell office:value-type="string">
            <text:p>Zeeland</text:p>
          </table:table-cell>
          <table:table-cell office:value-type="string">
            <text:p>Zeeland</text:p>
          </table:table-cell>
          <table:table-cell office:value-type="float" office:value="2744011">
            <text:p>2744011</text:p>
          </table:table-cell>
        </table:table-row>
        <table:table-row table:style-name="ro1">
          <table:table-cell office:value-type="string">
            <text:p>NL.09</text:p>
          </table:table-cell>
          <table:table-cell table:number-columns-repeated="2" office:value-type="string">
            <text:p>Utrecht</text:p>
          </table:table-cell>
          <table:table-cell office:value-type="float" office:value="2745909">
            <text:p>2745909</text:p>
          </table:table-cell>
        </table:table-row>
        <table:table-row table:style-name="ro1">
          <table:table-cell office:value-type="string">
            <text:p>NL.15</text:p>
          </table:table-cell>
          <table:table-cell office:value-type="string">
            <text:p>Overijssel</text:p>
          </table:table-cell>
          <table:table-cell office:value-type="string">
            <text:p>Overijssel</text:p>
          </table:table-cell>
          <table:table-cell office:value-type="float" office:value="2748838">
            <text:p>2748838</text:p>
          </table:table-cell>
        </table:table-row>
        <table:table-row table:style-name="ro1">
          <table:table-cell office:value-type="string">
            <text:p>NL.07</text:p>
          </table:table-cell>
          <table:table-cell table:number-columns-repeated="2" office:value-type="string">
            <text:p>North Holland</text:p>
          </table:table-cell>
          <table:table-cell office:value-type="float" office:value="2749879">
            <text:p>2749879</text:p>
          </table:table-cell>
        </table:table-row>
        <table:table-row table:style-name="ro1">
          <table:table-cell office:value-type="string">
            <text:p>NL.06</text:p>
          </table:table-cell>
          <table:table-cell table:number-columns-repeated="2" office:value-type="string">
            <text:p>North Brabant</text:p>
          </table:table-cell>
          <table:table-cell office:value-type="float" office:value="2749990">
            <text:p>2749990</text:p>
          </table:table-cell>
        </table:table-row>
        <table:table-row table:style-name="ro1">
          <table:table-cell office:value-type="string">
            <text:p>NL.05</text:p>
          </table:table-cell>
          <table:table-cell table:number-columns-repeated="2" office:value-type="string">
            <text:p>Limburg</text:p>
          </table:table-cell>
          <table:table-cell office:value-type="float" office:value="2751596">
            <text:p>2751596</text:p>
          </table:table-cell>
        </table:table-row>
        <table:table-row table:style-name="ro1">
          <table:table-cell office:value-type="string">
            <text:p>NL.04</text:p>
          </table:table-cell>
          <table:table-cell table:number-columns-repeated="2" office:value-type="string">
            <text:p>Groningen</text:p>
          </table:table-cell>
          <table:table-cell office:value-type="float" office:value="2755249">
            <text:p>2755249</text:p>
          </table:table-cell>
        </table:table-row>
        <table:table-row table:style-name="ro1">
          <table:table-cell office:value-type="string">
            <text:p>NL.03</text:p>
          </table:table-cell>
          <table:table-cell table:number-columns-repeated="2" office:value-type="string">
            <text:p>Gelderland</text:p>
          </table:table-cell>
          <table:table-cell office:value-type="float" office:value="2755634">
            <text:p>2755634</text:p>
          </table:table-cell>
        </table:table-row>
        <table:table-row table:style-name="ro1">
          <table:table-cell office:value-type="string">
            <text:p>NL.02</text:p>
          </table:table-cell>
          <table:table-cell table:number-columns-repeated="2" office:value-type="string">
            <text:p>Friesland</text:p>
          </table:table-cell>
          <table:table-cell office:value-type="float" office:value="2755812">
            <text:p>2755812</text:p>
          </table:table-cell>
        </table:table-row>
        <table:table-row table:style-name="ro1">
          <table:table-cell office:value-type="string">
            <text:p>NL.01</text:p>
          </table:table-cell>
          <table:table-cell office:value-type="string">
            <text:p>Drenthe</text:p>
          </table:table-cell>
          <table:table-cell office:value-type="string">
            <text:p>Drenthe</text:p>
          </table:table-cell>
          <table:table-cell office:value-type="float" office:value="2756631">
            <text:p>2756631</text:p>
          </table:table-cell>
        </table:table-row>
        <table:table-row table:style-name="ro1">
          <table:table-cell office:value-type="string">
            <text:p>NL.16</text:p>
          </table:table-cell>
          <table:table-cell office:value-type="string">
            <text:p>Flevoland</text:p>
          </table:table-cell>
          <table:table-cell office:value-type="string">
            <text:p>Flevoland</text:p>
          </table:table-cell>
          <table:table-cell office:value-type="float" office:value="3319179">
            <text:p>3319179</text:p>
          </table:table-cell>
        </table:table-row>
        <table:table-row table:style-name="ro1">
          <table:table-cell office:value-type="string">
            <text:p>NO.05</text:p>
          </table:table-cell>
          <table:table-cell office:value-type="string">
            <text:p>Finnmark</text:p>
          </table:table-cell>
          <table:table-cell office:value-type="string">
            <text:p>Finnmark</text:p>
          </table:table-cell>
          <table:table-cell office:value-type="float" office:value="780166">
            <text:p>780166</text:p>
          </table:table-cell>
        </table:table-row>
        <table:table-row table:style-name="ro1">
          <table:table-cell office:value-type="string">
            <text:p>NO.20</text:p>
          </table:table-cell>
          <table:table-cell office:value-type="string">
            <text:p>Vestfold</text:p>
          </table:table-cell>
          <table:table-cell office:value-type="string">
            <text:p>Vestfold</text:p>
          </table:table-cell>
          <table:table-cell office:value-type="float" office:value="3132015">
            <text:p>3132015</text:p>
          </table:table-cell>
        </table:table-row>
        <table:table-row table:style-name="ro1">
          <table:table-cell office:value-type="string">
            <text:p>NO.18</text:p>
          </table:table-cell>
          <table:table-cell office:value-type="string">
            <text:p>Troms</text:p>
          </table:table-cell>
          <table:table-cell office:value-type="string">
            <text:p>Troms</text:p>
          </table:table-cell>
          <table:table-cell office:value-type="float" office:value="3133897">
            <text:p>3133897</text:p>
          </table:table-cell>
        </table:table-row>
        <table:table-row table:style-name="ro1">
          <table:table-cell office:value-type="string">
            <text:p>NO.17</text:p>
          </table:table-cell>
          <table:table-cell table:number-columns-repeated="2" office:value-type="string">
            <text:p>Telemark</text:p>
          </table:table-cell>
          <table:table-cell office:value-type="float" office:value="3134723">
            <text:p>3134723</text:p>
          </table:table-cell>
        </table:table-row>
        <table:table-row table:style-name="ro1">
          <table:table-cell office:value-type="string">
            <text:p>NO.14</text:p>
          </table:table-cell>
          <table:table-cell table:number-columns-repeated="2" office:value-type="string">
            <text:p>Rogaland</text:p>
          </table:table-cell>
          <table:table-cell office:value-type="float" office:value="3141558">
            <text:p>3141558</text:p>
          </table:table-cell>
        </table:table-row>
        <table:table-row table:style-name="ro1">
          <table:table-cell office:value-type="string">
            <text:p>NO.13</text:p>
          </table:table-cell>
          <table:table-cell office:value-type="string">
            <text:p>Østfold</text:p>
          </table:table-cell>
          <table:table-cell office:value-type="string">
            <text:p>Ostfold</text:p>
          </table:table-cell>
          <table:table-cell office:value-type="float" office:value="3143188">
            <text:p>3143188</text:p>
          </table:table-cell>
        </table:table-row>
        <table:table-row table:style-name="ro1">
          <table:table-cell office:value-type="string">
            <text:p>NO.12</text:p>
          </table:table-cell>
          <table:table-cell table:number-columns-repeated="2" office:value-type="string">
            <text:p>Oslo</text:p>
          </table:table-cell>
          <table:table-cell office:value-type="float" office:value="3143242">
            <text:p>3143242</text:p>
          </table:table-cell>
        </table:table-row>
        <table:table-row table:style-name="ro1">
          <table:table-cell office:value-type="string">
            <text:p>NO.09</text:p>
          </table:table-cell>
          <table:table-cell office:value-type="string">
            <text:p>Nordland</text:p>
          </table:table-cell>
          <table:table-cell office:value-type="string">
            <text:p>Nordland</text:p>
          </table:table-cell>
          <table:table-cell office:value-type="float" office:value="3144301">
            <text:p>3144301</text:p>
          </table:table-cell>
        </table:table-row>
        <table:table-row table:style-name="ro1">
          <table:table-cell office:value-type="string">
            <text:p>NO.08</text:p>
          </table:table-cell>
          <table:table-cell office:value-type="string">
            <text:p>Møre og Romsdal</text:p>
          </table:table-cell>
          <table:table-cell office:value-type="string">
            <text:p>More og Romsdal</text:p>
          </table:table-cell>
          <table:table-cell office:value-type="float" office:value="3145495">
            <text:p>3145495</text:p>
          </table:table-cell>
        </table:table-row>
        <table:table-row table:style-name="ro1">
          <table:table-cell office:value-type="string">
            <text:p>NO.04</text:p>
          </table:table-cell>
          <table:table-cell office:value-type="string">
            <text:p>Buskerud</text:p>
          </table:table-cell>
          <table:table-cell office:value-type="string">
            <text:p>Buskerud</text:p>
          </table:table-cell>
          <table:table-cell office:value-type="float" office:value="3159665">
            <text:p>3159665</text:p>
          </table:table-cell>
        </table:table-row>
        <table:table-row table:style-name="ro1">
          <table:table-cell office:value-type="string">
            <text:p>NO.01</text:p>
          </table:table-cell>
          <table:table-cell office:value-type="string">
            <text:p>Akershus</text:p>
          </table:table-cell>
          <table:table-cell office:value-type="string">
            <text:p>Akershus</text:p>
          </table:table-cell>
          <table:table-cell office:value-type="float" office:value="3163480">
            <text:p>3163480</text:p>
          </table:table-cell>
        </table:table-row>
        <table:table-row table:style-name="ro1">
          <table:table-cell office:value-type="string">
            <text:p>NO.21</text:p>
          </table:table-cell>
          <table:table-cell office:value-type="string">
            <text:p>Trøndelag</text:p>
          </table:table-cell>
          <table:table-cell office:value-type="string">
            <text:p>Trondelag</text:p>
          </table:table-cell>
          <table:table-cell office:value-type="float" office:value="11862827">
            <text:p>11862827</text:p>
          </table:table-cell>
        </table:table-row>
        <table:table-row table:style-name="ro1">
          <table:table-cell office:value-type="string">
            <text:p>NO.42</text:p>
          </table:table-cell>
          <table:table-cell office:value-type="string">
            <text:p>Agder</text:p>
          </table:table-cell>
          <table:table-cell office:value-type="string">
            <text:p>Agder</text:p>
          </table:table-cell>
          <table:table-cell office:value-type="float" office:value="12110596">
            <text:p>12110596</text:p>
          </table:table-cell>
        </table:table-row>
        <table:table-row table:style-name="ro1">
          <table:table-cell office:value-type="string">
            <text:p>NO.34</text:p>
          </table:table-cell>
          <table:table-cell office:value-type="string">
            <text:p>Innlandet</text:p>
          </table:table-cell>
          <table:table-cell office:value-type="string">
            <text:p>Innlandet</text:p>
          </table:table-cell>
          <table:table-cell office:value-type="float" office:value="12110598">
            <text:p>12110598</text:p>
          </table:table-cell>
        </table:table-row>
        <table:table-row table:style-name="ro1">
          <table:table-cell office:value-type="string">
            <text:p>NO.46</text:p>
          </table:table-cell>
          <table:table-cell office:value-type="string">
            <text:p>Vestland</text:p>
          </table:table-cell>
          <table:table-cell office:value-type="string">
            <text:p>Vestland</text:p>
          </table:table-cell>
          <table:table-cell office:value-type="float" office:value="12110600">
            <text:p>12110600</text:p>
          </table:table-cell>
        </table:table-row>
        <table:table-row table:style-name="ro1">
          <table:table-cell office:value-type="string">
            <text:p>NP.1</text:p>
          </table:table-cell>
          <table:table-cell office:value-type="string">
            <text:p>Koshi</text:p>
          </table:table-cell>
          <table:table-cell office:value-type="string">
            <text:p>Koshi</text:p>
          </table:table-cell>
          <table:table-cell office:value-type="float" office:value="12095447">
            <text:p>12095447</text:p>
          </table:table-cell>
        </table:table-row>
        <table:table-row table:style-name="ro1">
          <table:table-cell office:value-type="string">
            <text:p>NP.2</text:p>
          </table:table-cell>
          <table:table-cell office:value-type="string">
            <text:p>Madhesh</text:p>
          </table:table-cell>
          <table:table-cell office:value-type="string">
            <text:p>Madhesh</text:p>
          </table:table-cell>
          <table:table-cell office:value-type="float" office:value="12095448">
            <text:p>12095448</text:p>
          </table:table-cell>
        </table:table-row>
        <table:table-row table:style-name="ro1">
          <table:table-cell office:value-type="string">
            <text:p>NP.3</text:p>
          </table:table-cell>
          <table:table-cell office:value-type="string">
            <text:p>Bagmati Province</text:p>
          </table:table-cell>
          <table:table-cell office:value-type="string">
            <text:p>Bagmati Province</text:p>
          </table:table-cell>
          <table:table-cell office:value-type="float" office:value="12095449">
            <text:p>12095449</text:p>
          </table:table-cell>
        </table:table-row>
        <table:table-row table:style-name="ro1">
          <table:table-cell office:value-type="string">
            <text:p>NP.4</text:p>
          </table:table-cell>
          <table:table-cell table:number-columns-repeated="2" office:value-type="string">
            <text:p>Province 4</text:p>
          </table:table-cell>
          <table:table-cell office:value-type="float" office:value="12095450">
            <text:p>12095450</text:p>
          </table:table-cell>
        </table:table-row>
        <table:table-row table:style-name="ro1">
          <table:table-cell office:value-type="string">
            <text:p>NP.5</text:p>
          </table:table-cell>
          <table:table-cell office:value-type="string">
            <text:p>Lumbini Province</text:p>
          </table:table-cell>
          <table:table-cell office:value-type="string">
            <text:p>Lumbini Province</text:p>
          </table:table-cell>
          <table:table-cell office:value-type="float" office:value="12095451">
            <text:p>12095451</text:p>
          </table:table-cell>
        </table:table-row>
        <table:table-row table:style-name="ro1">
          <table:table-cell office:value-type="string">
            <text:p>NP.6</text:p>
          </table:table-cell>
          <table:table-cell office:value-type="string">
            <text:p>Karnali Pradesh</text:p>
          </table:table-cell>
          <table:table-cell office:value-type="string">
            <text:p>Karnali Pradesh</text:p>
          </table:table-cell>
          <table:table-cell office:value-type="float" office:value="12095452">
            <text:p>12095452</text:p>
          </table:table-cell>
        </table:table-row>
        <table:table-row table:style-name="ro1">
          <table:table-cell office:value-type="string">
            <text:p>NP.7</text:p>
          </table:table-cell>
          <table:table-cell office:value-type="string">
            <text:p>Sudurpashchim Pradesh</text:p>
          </table:table-cell>
          <table:table-cell office:value-type="string">
            <text:p>Sudurpashchim Pradesh</text:p>
          </table:table-cell>
          <table:table-cell office:value-type="float" office:value="12095453">
            <text:p>12095453</text:p>
          </table:table-cell>
        </table:table-row>
        <table:table-row table:style-name="ro1">
          <table:table-cell office:value-type="string">
            <text:p>NR.14</text:p>
          </table:table-cell>
          <table:table-cell table:number-columns-repeated="2" office:value-type="string">
            <text:p>Yaren District</text:p>
          </table:table-cell>
          <table:table-cell office:value-type="float" office:value="2110418">
            <text:p>2110418</text:p>
          </table:table-cell>
        </table:table-row>
        <table:table-row table:style-name="ro1">
          <table:table-cell office:value-type="string">
            <text:p>NR.13</text:p>
          </table:table-cell>
          <table:table-cell office:value-type="string">
            <text:p>Uaboe District</text:p>
          </table:table-cell>
          <table:table-cell office:value-type="string">
            <text:p>Uaboe District</text:p>
          </table:table-cell>
          <table:table-cell office:value-type="float" office:value="2110420">
            <text:p>2110420</text:p>
          </table:table-cell>
        </table:table-row>
        <table:table-row table:style-name="ro1">
          <table:table-cell office:value-type="string">
            <text:p>NR.12</text:p>
          </table:table-cell>
          <table:table-cell office:value-type="string">
            <text:p>Nibok District</text:p>
          </table:table-cell>
          <table:table-cell office:value-type="string">
            <text:p>Nibok District</text:p>
          </table:table-cell>
          <table:table-cell office:value-type="float" office:value="2110423">
            <text:p>2110423</text:p>
          </table:table-cell>
        </table:table-row>
        <table:table-row table:style-name="ro1">
          <table:table-cell office:value-type="string">
            <text:p>NR.11</text:p>
          </table:table-cell>
          <table:table-cell office:value-type="string">
            <text:p>Meneng District</text:p>
          </table:table-cell>
          <table:table-cell office:value-type="string">
            <text:p>Meneng District</text:p>
          </table:table-cell>
          <table:table-cell office:value-type="float" office:value="2110431">
            <text:p>2110431</text:p>
          </table:table-cell>
        </table:table-row>
        <table:table-row table:style-name="ro1">
          <table:table-cell office:value-type="string">
            <text:p>NR.10</text:p>
          </table:table-cell>
          <table:table-cell office:value-type="string">
            <text:p>Ijuw District</text:p>
          </table:table-cell>
          <table:table-cell office:value-type="string">
            <text:p>Ijuw District</text:p>
          </table:table-cell>
          <table:table-cell office:value-type="float" office:value="2110432">
            <text:p>2110432</text:p>
          </table:table-cell>
        </table:table-row>
        <table:table-row table:style-name="ro1">
          <table:table-cell office:value-type="string">
            <text:p>NR.09</text:p>
          </table:table-cell>
          <table:table-cell table:number-columns-repeated="2" office:value-type="string">
            <text:p>Ewa District</text:p>
          </table:table-cell>
          <table:table-cell office:value-type="float" office:value="2110435">
            <text:p>2110435</text:p>
          </table:table-cell>
        </table:table-row>
        <table:table-row table:style-name="ro1">
          <table:table-cell office:value-type="string">
            <text:p>NR.08</text:p>
          </table:table-cell>
          <table:table-cell office:value-type="string">
            <text:p>Denigomodu District</text:p>
          </table:table-cell>
          <table:table-cell office:value-type="string">
            <text:p>Denigomodu District</text:p>
          </table:table-cell>
          <table:table-cell office:value-type="float" office:value="2110437">
            <text:p>2110437</text:p>
          </table:table-cell>
        </table:table-row>
        <table:table-row table:style-name="ro1">
          <table:table-cell office:value-type="string">
            <text:p>NR.07</text:p>
          </table:table-cell>
          <table:table-cell office:value-type="string">
            <text:p>Buada District</text:p>
          </table:table-cell>
          <table:table-cell office:value-type="string">
            <text:p>Buada District</text:p>
          </table:table-cell>
          <table:table-cell office:value-type="float" office:value="2110440">
            <text:p>2110440</text:p>
          </table:table-cell>
        </table:table-row>
        <table:table-row table:style-name="ro1">
          <table:table-cell office:value-type="string">
            <text:p>NR.06</text:p>
          </table:table-cell>
          <table:table-cell office:value-type="string">
            <text:p>Boe District</text:p>
          </table:table-cell>
          <table:table-cell office:value-type="string">
            <text:p>Boe District</text:p>
          </table:table-cell>
          <table:table-cell office:value-type="float" office:value="2110441">
            <text:p>2110441</text:p>
          </table:table-cell>
        </table:table-row>
        <table:table-row table:style-name="ro1">
          <table:table-cell office:value-type="string">
            <text:p>NR.05</text:p>
          </table:table-cell>
          <table:table-cell office:value-type="string">
            <text:p>Baiti District</text:p>
          </table:table-cell>
          <table:table-cell office:value-type="string">
            <text:p>Baiti District</text:p>
          </table:table-cell>
          <table:table-cell office:value-type="float" office:value="2110442">
            <text:p>2110442</text:p>
          </table:table-cell>
        </table:table-row>
        <table:table-row table:style-name="ro1">
          <table:table-cell office:value-type="string">
            <text:p>NR.04</text:p>
          </table:table-cell>
          <table:table-cell office:value-type="string">
            <text:p>Anibare District</text:p>
          </table:table-cell>
          <table:table-cell office:value-type="string">
            <text:p>Anibare District</text:p>
          </table:table-cell>
          <table:table-cell office:value-type="float" office:value="2110445">
            <text:p>2110445</text:p>
          </table:table-cell>
        </table:table-row>
        <table:table-row table:style-name="ro1">
          <table:table-cell office:value-type="string">
            <text:p>NR.03</text:p>
          </table:table-cell>
          <table:table-cell office:value-type="string">
            <text:p>Anetan District</text:p>
          </table:table-cell>
          <table:table-cell office:value-type="string">
            <text:p>Anetan District</text:p>
          </table:table-cell>
          <table:table-cell office:value-type="float" office:value="2110448">
            <text:p>2110448</text:p>
          </table:table-cell>
        </table:table-row>
        <table:table-row table:style-name="ro1">
          <table:table-cell office:value-type="string">
            <text:p>NR.02</text:p>
          </table:table-cell>
          <table:table-cell office:value-type="string">
            <text:p>Anabar District</text:p>
          </table:table-cell>
          <table:table-cell office:value-type="string">
            <text:p>Anabar District</text:p>
          </table:table-cell>
          <table:table-cell office:value-type="float" office:value="2110449">
            <text:p>2110449</text:p>
          </table:table-cell>
        </table:table-row>
        <table:table-row table:style-name="ro1">
          <table:table-cell office:value-type="string">
            <text:p>NR.01</text:p>
          </table:table-cell>
          <table:table-cell office:value-type="string">
            <text:p>Aiwo District</text:p>
          </table:table-cell>
          <table:table-cell office:value-type="string">
            <text:p>Aiwo District</text:p>
          </table:table-cell>
          <table:table-cell office:value-type="float" office:value="2110451">
            <text:p>2110451</text:p>
          </table:table-cell>
        </table:table-row>
        <table:table-row table:style-name="ro1">
          <table:table-cell office:value-type="string">
            <text:p>NZ.G2</text:p>
          </table:table-cell>
          <table:table-cell table:number-columns-repeated="2" office:value-type="string">
            <text:p>Wellington Region</text:p>
          </table:table-cell>
          <table:table-cell office:value-type="float" office:value="2179538">
            <text:p>2179538</text:p>
          </table:table-cell>
        </table:table-row>
        <table:table-row table:style-name="ro1">
          <table:table-cell office:value-type="string">
            <text:p>NZ.F3</text:p>
          </table:table-cell>
          <table:table-cell office:value-type="string">
            <text:p>Manawatu-Wanganui</text:p>
          </table:table-cell>
          <table:table-cell office:value-type="string">
            <text:p>Manawatu-Wanganui</text:p>
          </table:table-cell>
          <table:table-cell office:value-type="float" office:value="2179671">
            <text:p>2179671</text:p>
          </table:table-cell>
        </table:table-row>
        <table:table-row table:style-name="ro1">
          <table:table-cell office:value-type="string">
            <text:p>NZ.G1</text:p>
          </table:table-cell>
          <table:table-cell table:number-columns-repeated="2" office:value-type="string">
            <text:p>Waikato Region</text:p>
          </table:table-cell>
          <table:table-cell office:value-type="float" office:value="2180293">
            <text:p>2180293</text:p>
          </table:table-cell>
        </table:table-row>
        <table:table-row table:style-name="ro1">
          <table:table-cell office:value-type="string">
            <text:p>NZ.TAS</text:p>
          </table:table-cell>
          <table:table-cell table:number-columns-repeated="2" office:value-type="string">
            <text:p>Tasman District</text:p>
          </table:table-cell>
          <table:table-cell office:value-type="float" office:value="2181818">
            <text:p>2181818</text:p>
          </table:table-cell>
        </table:table-row>
        <table:table-row table:style-name="ro1">
          <table:table-cell office:value-type="string">
            <text:p>NZ.F9</text:p>
          </table:table-cell>
          <table:table-cell table:number-columns-repeated="2" office:value-type="string">
            <text:p>Taranaki Region</text:p>
          </table:table-cell>
          <table:table-cell office:value-type="float" office:value="2181872">
            <text:p>2181872</text:p>
          </table:table-cell>
        </table:table-row>
        <table:table-row table:style-name="ro1">
          <table:table-cell office:value-type="string">
            <text:p>NZ.F8</text:p>
          </table:table-cell>
          <table:table-cell table:number-columns-repeated="2" office:value-type="string">
            <text:p>Southland</text:p>
          </table:table-cell>
          <table:table-cell office:value-type="float" office:value="2182501">
            <text:p>2182501</text:p>
          </table:table-cell>
        </table:table-row>
        <table:table-row table:style-name="ro1">
          <table:table-cell office:value-type="string">
            <text:p>NZ.E8</text:p>
          </table:table-cell>
          <table:table-cell table:number-columns-repeated="2" office:value-type="string">
            <text:p>Bay of Plenty</text:p>
          </table:table-cell>
          <table:table-cell office:value-type="float" office:value="2182560">
            <text:p>2182560</text:p>
          </table:table-cell>
        </table:table-row>
        <table:table-row table:style-name="ro1">
          <table:table-cell office:value-type="string">
            <text:p>NZ.F6</text:p>
          </table:table-cell>
          <table:table-cell table:number-columns-repeated="2" office:value-type="string">
            <text:p>Northland</text:p>
          </table:table-cell>
          <table:table-cell office:value-type="float" office:value="2185978">
            <text:p>2185978</text:p>
          </table:table-cell>
        </table:table-row>
        <table:table-row table:style-name="ro1">
          <table:table-cell office:value-type="string">
            <text:p>NZ.F4</text:p>
          </table:table-cell>
          <table:table-cell table:number-columns-repeated="2" office:value-type="string">
            <text:p>Marlborough</text:p>
          </table:table-cell>
          <table:table-cell office:value-type="float" office:value="2187304">
            <text:p>2187304</text:p>
          </table:table-cell>
        </table:table-row>
        <table:table-row table:style-name="ro1">
          <table:table-cell office:value-type="string">
            <text:p>NZ.F2</text:p>
          </table:table-cell>
          <table:table-cell table:number-columns-repeated="2" office:value-type="string">
            <text:p>Hawke's Bay Region</text:p>
          </table:table-cell>
          <table:table-cell office:value-type="float" office:value="2190146">
            <text:p>2190146</text:p>
          </table:table-cell>
        </table:table-row>
        <table:table-row table:style-name="ro1">
          <table:table-cell office:value-type="string">
            <text:p>NZ.F1</text:p>
          </table:table-cell>
          <table:table-cell table:number-columns-repeated="2" office:value-type="string">
            <text:p>Gisborne</text:p>
          </table:table-cell>
          <table:table-cell office:value-type="float" office:value="2190767">
            <text:p>2190767</text:p>
          </table:table-cell>
        </table:table-row>
        <table:table-row table:style-name="ro1">
          <table:table-cell office:value-type="string">
            <text:p>NZ.E9</text:p>
          </table:table-cell>
          <table:table-cell table:number-columns-repeated="2" office:value-type="string">
            <text:p>Canterbury</text:p>
          </table:table-cell>
          <table:table-cell office:value-type="float" office:value="2192628">
            <text:p>2192628</text:p>
          </table:table-cell>
        </table:table-row>
        <table:table-row table:style-name="ro1">
          <table:table-cell office:value-type="string">
            <text:p>NZ.E7</text:p>
          </table:table-cell>
          <table:table-cell table:number-columns-repeated="2" office:value-type="string">
            <text:p>Auckland</text:p>
          </table:table-cell>
          <table:table-cell office:value-type="float" office:value="2193734">
            <text:p>2193734</text:p>
          </table:table-cell>
        </table:table-row>
        <table:table-row table:style-name="ro1">
          <table:table-cell office:value-type="string">
            <text:p>NZ.10</text:p>
          </table:table-cell>
          <table:table-cell table:number-columns-repeated="2" office:value-type="string">
            <text:p>Chatham Islands</text:p>
          </table:table-cell>
          <table:table-cell office:value-type="float" office:value="4033013">
            <text:p>4033013</text:p>
          </table:table-cell>
        </table:table-row>
        <table:table-row table:style-name="ro1">
          <table:table-cell office:value-type="string">
            <text:p>NZ.F5</text:p>
          </table:table-cell>
          <table:table-cell table:number-columns-repeated="2" office:value-type="string">
            <text:p>Nelson Region</text:p>
          </table:table-cell>
          <table:table-cell office:value-type="float" office:value="6612108">
            <text:p>6612108</text:p>
          </table:table-cell>
        </table:table-row>
        <table:table-row table:style-name="ro1">
          <table:table-cell office:value-type="string">
            <text:p>NZ.F7</text:p>
          </table:table-cell>
          <table:table-cell table:number-columns-repeated="2" office:value-type="string">
            <text:p>Otago</text:p>
          </table:table-cell>
          <table:table-cell office:value-type="float" office:value="6612109">
            <text:p>6612109</text:p>
          </table:table-cell>
        </table:table-row>
        <table:table-row table:style-name="ro1">
          <table:table-cell office:value-type="string">
            <text:p>NZ.G3</text:p>
          </table:table-cell>
          <table:table-cell table:number-columns-repeated="2" office:value-type="string">
            <text:p>West Coast</text:p>
          </table:table-cell>
          <table:table-cell office:value-type="float" office:value="6612113">
            <text:p>6612113</text:p>
          </table:table-cell>
        </table:table-row>
        <table:table-row table:style-name="ro1">
          <table:table-cell office:value-type="string">
            <text:p>OM.01</text:p>
          </table:table-cell>
          <table:table-cell office:value-type="string">
            <text:p>Ad Dakhiliyah</text:p>
          </table:table-cell>
          <table:table-cell office:value-type="string">
            <text:p>Ad Dakhiliyah</text:p>
          </table:table-cell>
          <table:table-cell office:value-type="float" office:value="411735">
            <text:p>411735</text:p>
          </table:table-cell>
        </table:table-row>
        <table:table-row table:style-name="ro1">
          <table:table-cell office:value-type="string">
            <text:p>OM.02</text:p>
          </table:table-cell>
          <table:table-cell office:value-type="string">
            <text:p>Al Batinah South</text:p>
          </table:table-cell>
          <table:table-cell office:value-type="string">
            <text:p>Al Batinah South</text:p>
          </table:table-cell>
          <table:table-cell office:value-type="float" office:value="411736">
            <text:p>411736</text:p>
          </table:table-cell>
        </table:table-row>
        <table:table-row table:style-name="ro1">
          <table:table-cell office:value-type="string">
            <text:p>OM.03</text:p>
          </table:table-cell>
          <table:table-cell office:value-type="string">
            <text:p>Al Wusta Governorate</text:p>
          </table:table-cell>
          <table:table-cell office:value-type="string">
            <text:p>Al Wusta Governorate</text:p>
          </table:table-cell>
          <table:table-cell office:value-type="float" office:value="411737">
            <text:p>411737</text:p>
          </table:table-cell>
        </table:table-row>
        <table:table-row table:style-name="ro1">
          <table:table-cell office:value-type="string">
            <text:p>OM.04</text:p>
          </table:table-cell>
          <table:table-cell office:value-type="string">
            <text:p>Southeastern Governorate</text:p>
          </table:table-cell>
          <table:table-cell office:value-type="string">
            <text:p>Southeastern Governorate</text:p>
          </table:table-cell>
          <table:table-cell office:value-type="float" office:value="411738">
            <text:p>411738</text:p>
          </table:table-cell>
        </table:table-row>
        <table:table-row table:style-name="ro1">
          <table:table-cell office:value-type="string">
            <text:p>OM.09</text:p>
          </table:table-cell>
          <table:table-cell office:value-type="string">
            <text:p>Ad Dhahirah</text:p>
          </table:table-cell>
          <table:table-cell office:value-type="string">
            <text:p>Ad Dhahirah</text:p>
          </table:table-cell>
          <table:table-cell office:value-type="float" office:value="411739">
            <text:p>411739</text:p>
          </table:table-cell>
        </table:table-row>
        <table:table-row table:style-name="ro1">
          <table:table-cell office:value-type="string">
            <text:p>OM.06</text:p>
          </table:table-cell>
          <table:table-cell table:number-columns-repeated="2" office:value-type="string">
            <text:p>Muscat</text:p>
          </table:table-cell>
          <table:table-cell office:value-type="float" office:value="411740">
            <text:p>411740</text:p>
          </table:table-cell>
        </table:table-row>
        <table:table-row table:style-name="ro1">
          <table:table-cell office:value-type="string">
            <text:p>OM.07</text:p>
          </table:table-cell>
          <table:table-cell office:value-type="string">
            <text:p>Musandam Governorate</text:p>
          </table:table-cell>
          <table:table-cell office:value-type="string">
            <text:p>Musandam Governorate</text:p>
          </table:table-cell>
          <table:table-cell office:value-type="float" office:value="411741">
            <text:p>411741</text:p>
          </table:table-cell>
        </table:table-row>
        <table:table-row table:style-name="ro1">
          <table:table-cell office:value-type="string">
            <text:p>OM.08</text:p>
          </table:table-cell>
          <table:table-cell table:number-columns-repeated="2" office:value-type="string">
            <text:p>Dhofar</text:p>
          </table:table-cell>
          <table:table-cell office:value-type="float" office:value="411742">
            <text:p>411742</text:p>
          </table:table-cell>
        </table:table-row>
        <table:table-row table:style-name="ro1">
          <table:table-cell office:value-type="string">
            <text:p>OM.10</text:p>
          </table:table-cell>
          <table:table-cell office:value-type="string">
            <text:p>Al Buraimi</text:p>
          </table:table-cell>
          <table:table-cell office:value-type="string">
            <text:p>Al Buraimi</text:p>
          </table:table-cell>
          <table:table-cell office:value-type="float" office:value="7110710">
            <text:p>7110710</text:p>
          </table:table-cell>
        </table:table-row>
        <table:table-row table:style-name="ro1">
          <table:table-cell office:value-type="string">
            <text:p>OM.12</text:p>
          </table:table-cell>
          <table:table-cell office:value-type="string">
            <text:p>Northeastern Governorate</text:p>
          </table:table-cell>
          <table:table-cell office:value-type="string">
            <text:p>Northeastern Governorate</text:p>
          </table:table-cell>
          <table:table-cell office:value-type="float" office:value="8394433">
            <text:p>8394433</text:p>
          </table:table-cell>
        </table:table-row>
        <table:table-row table:style-name="ro1">
          <table:table-cell office:value-type="string">
            <text:p>OM.11</text:p>
          </table:table-cell>
          <table:table-cell office:value-type="string">
            <text:p>Al Batinah North</text:p>
          </table:table-cell>
          <table:table-cell office:value-type="string">
            <text:p>Al Batinah North</text:p>
          </table:table-cell>
          <table:table-cell office:value-type="float" office:value="8394434">
            <text:p>8394434</text:p>
          </table:table-cell>
        </table:table-row>
        <table:table-row table:style-name="ro1">
          <table:table-cell office:value-type="string">
            <text:p>PA.10</text:p>
          </table:table-cell>
          <table:table-cell office:value-type="string">
            <text:p>Veraguas Province</text:p>
          </table:table-cell>
          <table:table-cell office:value-type="string">
            <text:p>Veraguas Province</text:p>
          </table:table-cell>
          <table:table-cell office:value-type="float" office:value="3700159">
            <text:p>3700159</text:p>
          </table:table-cell>
        </table:table-row>
        <table:table-row table:style-name="ro1">
          <table:table-cell office:value-type="string">
            <text:p>PA.09</text:p>
          </table:table-cell>
          <table:table-cell office:value-type="string">
            <text:p>Guna Yala</text:p>
          </table:table-cell>
          <table:table-cell office:value-type="string">
            <text:p>Guna Yala</text:p>
          </table:table-cell>
          <table:table-cell office:value-type="float" office:value="3701537">
            <text:p>3701537</text:p>
          </table:table-cell>
        </table:table-row>
        <table:table-row table:style-name="ro1">
          <table:table-cell office:value-type="string">
            <text:p>PA.08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float" office:value="3703433">
            <text:p>3703433</text:p>
          </table:table-cell>
        </table:table-row>
        <table:table-row table:style-name="ro1">
          <table:table-cell office:value-type="string">
            <text:p>PA.07</text:p>
          </table:table-cell>
          <table:table-cell table:number-columns-repeated="2" office:value-type="string">
            <text:p>Los Santos Province</text:p>
          </table:table-cell>
          <table:table-cell office:value-type="float" office:value="3704961">
            <text:p>3704961</text:p>
          </table:table-cell>
        </table:table-row>
        <table:table-row table:style-name="ro1">
          <table:table-cell office:value-type="string">
            <text:p>PA.06</text:p>
          </table:table-cell>
          <table:table-cell table:number-columns-repeated="2" office:value-type="string">
            <text:p>Herrera Province</text:p>
          </table:table-cell>
          <table:table-cell office:value-type="float" office:value="3708710">
            <text:p>3708710</text:p>
          </table:table-cell>
        </table:table-row>
        <table:table-row table:style-name="ro1">
          <table:table-cell office:value-type="string">
            <text:p>PA.05</text:p>
          </table:table-cell>
          <table:table-cell office:value-type="string">
            <text:p>Darién</text:p>
          </table:table-cell>
          <table:table-cell office:value-type="string">
            <text:p>Darien</text:p>
          </table:table-cell>
          <table:table-cell office:value-type="float" office:value="3711671">
            <text:p>3711671</text:p>
          </table:table-cell>
        </table:table-row>
        <table:table-row table:style-name="ro1">
          <table:table-cell office:value-type="string">
            <text:p>PA.04</text:p>
          </table:table-cell>
          <table:table-cell office:value-type="string">
            <text:p>Colón</text:p>
          </table:table-cell>
          <table:table-cell office:value-type="string">
            <text:p>Colon</text:p>
          </table:table-cell>
          <table:table-cell office:value-type="float" office:value="3712073">
            <text:p>3712073</text:p>
          </table:table-cell>
        </table:table-row>
        <table:table-row table:style-name="ro1">
          <table:table-cell office:value-type="string">
            <text:p>PA.03</text:p>
          </table:table-cell>
          <table:table-cell office:value-type="string">
            <text:p>Coclé</text:p>
          </table:table-cell>
          <table:table-cell office:value-type="string">
            <text:p>Cocle</text:p>
          </table:table-cell>
          <table:table-cell office:value-type="float" office:value="3712162">
            <text:p>3712162</text:p>
          </table:table-cell>
        </table:table-row>
        <table:table-row table:style-name="ro1">
          <table:table-cell office:value-type="string">
            <text:p>PA.02</text:p>
          </table:table-cell>
          <table:table-cell office:value-type="string">
            <text:p>Chiriquí Province</text:p>
          </table:table-cell>
          <table:table-cell office:value-type="string">
            <text:p>Chiriqui Province</text:p>
          </table:table-cell>
          <table:table-cell office:value-type="float" office:value="3712410">
            <text:p>3712410</text:p>
          </table:table-cell>
        </table:table-row>
        <table:table-row table:style-name="ro1">
          <table:table-cell office:value-type="string">
            <text:p>PA.01</text:p>
          </table:table-cell>
          <table:table-cell table:number-columns-repeated="2" office:value-type="string">
            <text:p>Bocas del Toro Province</text:p>
          </table:table-cell>
          <table:table-cell office:value-type="float" office:value="3713954">
            <text:p>3713954</text:p>
          </table:table-cell>
        </table:table-row>
        <table:table-row table:style-name="ro1">
          <table:table-cell office:value-type="string">
            <text:p>PA.11</text:p>
          </table:table-cell>
          <table:table-cell office:value-type="string">
            <text:p>Emberá</text:p>
          </table:table-cell>
          <table:table-cell office:value-type="string">
            <text:p>Embera</text:p>
          </table:table-cell>
          <table:table-cell office:value-type="float" office:value="7303686">
            <text:p>7303686</text:p>
          </table:table-cell>
        </table:table-row>
        <table:table-row table:style-name="ro1">
          <table:table-cell office:value-type="string">
            <text:p>PA.12</text:p>
          </table:table-cell>
          <table:table-cell office:value-type="string">
            <text:p>Ngöbe-Buglé Comarca</text:p>
          </table:table-cell>
          <table:table-cell office:value-type="string">
            <text:p>Ngoebe-Bugle Comarca</text:p>
          </table:table-cell>
          <table:table-cell office:value-type="float" office:value="7303688">
            <text:p>7303688</text:p>
          </table:table-cell>
        </table:table-row>
        <table:table-row table:style-name="ro1">
          <table:table-cell office:value-type="string">
            <text:p>PA.13</text:p>
          </table:table-cell>
          <table:table-cell office:value-type="string">
            <text:p>Panamá Oeste Province</text:p>
          </table:table-cell>
          <table:table-cell office:value-type="string">
            <text:p>Panama Oeste Province</text:p>
          </table:table-cell>
          <table:table-cell office:value-type="float" office:value="11353126">
            <text:p>11353126</text:p>
          </table:table-cell>
        </table:table-row>
        <table:table-row table:style-name="ro1">
          <table:table-cell office:value-type="string">
            <text:p>PA.NT</text:p>
          </table:table-cell>
          <table:table-cell office:value-type="string">
            <text:p>Naso Tjër Di</text:p>
          </table:table-cell>
          <table:table-cell office:value-type="string">
            <text:p>Naso Tjer Di</text:p>
          </table:table-cell>
          <table:table-cell office:value-type="float" office:value="12508964">
            <text:p>12508964</text:p>
          </table:table-cell>
        </table:table-row>
        <table:table-row table:style-name="ro1">
          <table:table-cell office:value-type="string">
            <text:p>PE.25</text:p>
          </table:table-cell>
          <table:table-cell table:number-columns-repeated="2" office:value-type="string">
            <text:p>Ucayali</text:p>
          </table:table-cell>
          <table:table-cell office:value-type="float" office:value="3691099">
            <text:p>3691099</text:p>
          </table:table-cell>
        </table:table-row>
        <table:table-row table:style-name="ro1">
          <table:table-cell office:value-type="string">
            <text:p>PE.24</text:p>
          </table:table-cell>
          <table:table-cell office:value-type="string">
            <text:p>Tumbes</text:p>
          </table:table-cell>
          <table:table-cell office:value-type="string">
            <text:p>Tumbes</text:p>
          </table:table-cell>
          <table:table-cell office:value-type="float" office:value="3691146">
            <text:p>3691146</text:p>
          </table:table-cell>
        </table:table-row>
        <table:table-row table:style-name="ro1">
          <table:table-cell office:value-type="string">
            <text:p>PE.22</text:p>
          </table:table-cell>
          <table:table-cell office:value-type="string">
            <text:p>San Martín Department</text:p>
          </table:table-cell>
          <table:table-cell office:value-type="string">
            <text:p>San Martin Department</text:p>
          </table:table-cell>
          <table:table-cell office:value-type="float" office:value="3692385">
            <text:p>3692385</text:p>
          </table:table-cell>
        </table:table-row>
        <table:table-row table:style-name="ro1">
          <table:table-cell office:value-type="string">
            <text:p>PE.20</text:p>
          </table:table-cell>
          <table:table-cell table:number-columns-repeated="2" office:value-type="string">
            <text:p>Piura</text:p>
          </table:table-cell>
          <table:table-cell office:value-type="float" office:value="3693525">
            <text:p>3693525</text:p>
          </table:table-cell>
        </table:table-row>
        <table:table-row table:style-name="ro1">
          <table:table-cell office:value-type="string">
            <text:p>PE.16</text:p>
          </table:table-cell>
          <table:table-cell office:value-type="string">
            <text:p>Loreto</text:p>
          </table:table-cell>
          <table:table-cell office:value-type="string">
            <text:p>Loreto</text:p>
          </table:table-cell>
          <table:table-cell office:value-type="float" office:value="3695238">
            <text:p>3695238</text:p>
          </table:table-cell>
        </table:table-row>
        <table:table-row table:style-name="ro1">
          <table:table-cell office:value-type="string">
            <text:p>PE.14</text:p>
          </table:table-cell>
          <table:table-cell office:value-type="string">
            <text:p>Lambayeque</text:p>
          </table:table-cell>
          <table:table-cell office:value-type="string">
            <text:p>Lambayeque</text:p>
          </table:table-cell>
          <table:table-cell office:value-type="float" office:value="3695753">
            <text:p>3695753</text:p>
          </table:table-cell>
        </table:table-row>
        <table:table-row table:style-name="ro1">
          <table:table-cell office:value-type="string">
            <text:p>PE.13</text:p>
          </table:table-cell>
          <table:table-cell office:value-type="string">
            <text:p>La Libertad</text:p>
          </table:table-cell>
          <table:table-cell office:value-type="string">
            <text:p>La Libertad</text:p>
          </table:table-cell>
          <table:table-cell office:value-type="float" office:value="3695781">
            <text:p>3695781</text:p>
          </table:table-cell>
        </table:table-row>
        <table:table-row table:style-name="ro1">
          <table:table-cell office:value-type="string">
            <text:p>PE.10</text:p>
          </table:table-cell>
          <table:table-cell office:value-type="string">
            <text:p>Huánuco Department</text:p>
          </table:table-cell>
          <table:table-cell office:value-type="string">
            <text:p>Huanuco Department</text:p>
          </table:table-cell>
          <table:table-cell office:value-type="float" office:value="3696416">
            <text:p>3696416</text:p>
          </table:table-cell>
        </table:table-row>
        <table:table-row table:style-name="ro1">
          <table:table-cell office:value-type="string">
            <text:p>PE.06</text:p>
          </table:table-cell>
          <table:table-cell office:value-type="string">
            <text:p>Cajamarca Department</text:p>
          </table:table-cell>
          <table:table-cell office:value-type="string">
            <text:p>Cajamarca Department</text:p>
          </table:table-cell>
          <table:table-cell office:value-type="float" office:value="3699087">
            <text:p>3699087</text:p>
          </table:table-cell>
        </table:table-row>
        <table:table-row table:style-name="ro1">
          <table:table-cell office:value-type="string">
            <text:p>PE.02</text:p>
          </table:table-cell>
          <table:table-cell office:value-type="string">
            <text:p>Ancash</text:p>
          </table:table-cell>
          <table:table-cell office:value-type="string">
            <text:p>Ancash</text:p>
          </table:table-cell>
          <table:table-cell office:value-type="float" office:value="3699674">
            <text:p>3699674</text:p>
          </table:table-cell>
        </table:table-row>
        <table:table-row table:style-name="ro1">
          <table:table-cell office:value-type="string">
            <text:p>PE.01</text:p>
          </table:table-cell>
          <table:table-cell office:value-type="string">
            <text:p>Amazonas</text:p>
          </table:table-cell>
          <table:table-cell office:value-type="string">
            <text:p>Amazonas</text:p>
          </table:table-cell>
          <table:table-cell office:value-type="float" office:value="3699699">
            <text:p>3699699</text:p>
          </table:table-cell>
        </table:table-row>
        <table:table-row table:style-name="ro1">
          <table:table-cell office:value-type="string">
            <text:p>PE.23</text:p>
          </table:table-cell>
          <table:table-cell table:number-columns-repeated="2" office:value-type="string">
            <text:p>Tacna</text:p>
          </table:table-cell>
          <table:table-cell office:value-type="float" office:value="3928127">
            <text:p>3928127</text:p>
          </table:table-cell>
        </table:table-row>
        <table:table-row table:style-name="ro1">
          <table:table-cell office:value-type="string">
            <text:p>PE.21</text:p>
          </table:table-cell>
          <table:table-cell table:number-columns-repeated="2" office:value-type="string">
            <text:p>Puno</text:p>
          </table:table-cell>
          <table:table-cell office:value-type="float" office:value="3931275">
            <text:p>3931275</text:p>
          </table:table-cell>
        </table:table-row>
        <table:table-row table:style-name="ro1">
          <table:table-cell office:value-type="string">
            <text:p>PE.19</text:p>
          </table:table-cell>
          <table:table-cell table:number-columns-repeated="2" office:value-type="string">
            <text:p>Pasco</text:p>
          </table:table-cell>
          <table:table-cell office:value-type="float" office:value="3932834">
            <text:p>3932834</text:p>
          </table:table-cell>
        </table:table-row>
        <table:table-row table:style-name="ro1">
          <table:table-cell office:value-type="string">
            <text:p>PE.18</text:p>
          </table:table-cell>
          <table:table-cell office:value-type="string">
            <text:p>Moquegua Department</text:p>
          </table:table-cell>
          <table:table-cell office:value-type="string">
            <text:p>Moquegua Department</text:p>
          </table:table-cell>
          <table:table-cell office:value-type="float" office:value="3934607">
            <text:p>3934607</text:p>
          </table:table-cell>
        </table:table-row>
        <table:table-row table:style-name="ro1">
          <table:table-cell office:value-type="string">
            <text:p>PE.17</text:p>
          </table:table-cell>
          <table:table-cell office:value-type="string">
            <text:p>Madre de Dios</text:p>
          </table:table-cell>
          <table:table-cell office:value-type="string">
            <text:p>Madre de Dios</text:p>
          </table:table-cell>
          <table:table-cell office:value-type="float" office:value="3935619">
            <text:p>3935619</text:p>
          </table:table-cell>
        </table:table-row>
        <table:table-row table:style-name="ro1">
          <table:table-cell office:value-type="string">
            <text:p>PE.LMA</text:p>
          </table:table-cell>
          <table:table-cell table:number-columns-repeated="2" office:value-type="string">
            <text:p>Lima Province</text:p>
          </table:table-cell>
          <table:table-cell office:value-type="float" office:value="3936451">
            <text:p>3936451</text:p>
          </table:table-cell>
        </table:table-row>
        <table:table-row table:style-name="ro1">
          <table:table-cell office:value-type="string">
            <text:p>PE.15</text:p>
          </table:table-cell>
          <table:table-cell table:number-columns-repeated="2" office:value-type="string">
            <text:p>Lima region</text:p>
          </table:table-cell>
          <table:table-cell office:value-type="float" office:value="3936452">
            <text:p>3936452</text:p>
          </table:table-cell>
        </table:table-row>
        <table:table-row table:style-name="ro1">
          <table:table-cell office:value-type="string">
            <text:p>PE.12</text:p>
          </table:table-cell>
          <table:table-cell office:value-type="string">
            <text:p>Junin</text:p>
          </table:table-cell>
          <table:table-cell office:value-type="string">
            <text:p>Junin</text:p>
          </table:table-cell>
          <table:table-cell office:value-type="float" office:value="3937485">
            <text:p>3937485</text:p>
          </table:table-cell>
        </table:table-row>
        <table:table-row table:style-name="ro1">
          <table:table-cell office:value-type="string">
            <text:p>PE.11</text:p>
          </table:table-cell>
          <table:table-cell table:number-columns-repeated="2" office:value-type="string">
            <text:p>Ica</text:p>
          </table:table-cell>
          <table:table-cell office:value-type="float" office:value="3938526">
            <text:p>3938526</text:p>
          </table:table-cell>
        </table:table-row>
        <table:table-row table:style-name="ro1">
          <table:table-cell office:value-type="string">
            <text:p>PE.09</text:p>
          </table:table-cell>
          <table:table-cell office:value-type="string">
            <text:p>Huancavelica</text:p>
          </table:table-cell>
          <table:table-cell office:value-type="string">
            <text:p>Huancavelica</text:p>
          </table:table-cell>
          <table:table-cell office:value-type="float" office:value="3939467">
            <text:p>3939467</text:p>
          </table:table-cell>
        </table:table-row>
        <table:table-row table:style-name="ro1">
          <table:table-cell office:value-type="string">
            <text:p>PE.08</text:p>
          </table:table-cell>
          <table:table-cell table:number-columns-repeated="2" office:value-type="string">
            <text:p>Cuzco Department</text:p>
          </table:table-cell>
          <table:table-cell office:value-type="float" office:value="3941583">
            <text:p>3941583</text:p>
          </table:table-cell>
        </table:table-row>
        <table:table-row table:style-name="ro1">
          <table:table-cell office:value-type="string">
            <text:p>PE.07</text:p>
          </table:table-cell>
          <table:table-cell table:number-columns-repeated="2" office:value-type="string">
            <text:p>Callao</text:p>
          </table:table-cell>
          <table:table-cell office:value-type="float" office:value="3946080">
            <text:p>3946080</text:p>
          </table:table-cell>
        </table:table-row>
        <table:table-row table:style-name="ro1">
          <table:table-cell office:value-type="string">
            <text:p>PE.05</text:p>
          </table:table-cell>
          <table:table-cell table:number-columns-repeated="2" office:value-type="string">
            <text:p>Ayacucho</text:p>
          </table:table-cell>
          <table:table-cell office:value-type="float" office:value="3947018">
            <text:p>3947018</text:p>
          </table:table-cell>
        </table:table-row>
        <table:table-row table:style-name="ro1">
          <table:table-cell office:value-type="string">
            <text:p>PE.04</text:p>
          </table:table-cell>
          <table:table-cell table:number-columns-repeated="2" office:value-type="string">
            <text:p>Arequipa</text:p>
          </table:table-cell>
          <table:table-cell office:value-type="float" office:value="3947319">
            <text:p>3947319</text:p>
          </table:table-cell>
        </table:table-row>
        <table:table-row table:style-name="ro1">
          <table:table-cell office:value-type="string">
            <text:p>PE.03</text:p>
          </table:table-cell>
          <table:table-cell office:value-type="string">
            <text:p>Apurímac Department</text:p>
          </table:table-cell>
          <table:table-cell office:value-type="string">
            <text:p>Apurimac Department</text:p>
          </table:table-cell>
          <table:table-cell office:value-type="float" office:value="3947421">
            <text:p>3947421</text:p>
          </table:table-cell>
        </table:table-row>
        <table:table-row table:style-name="ro1">
          <table:table-cell office:value-type="string">
            <text:p>PF.04</text:p>
          </table:table-cell>
          <table:table-cell office:value-type="string">
            <text:p>Îles Marquises</text:p>
          </table:table-cell>
          <table:table-cell office:value-type="string">
            <text:p>Iles Marquises</text:p>
          </table:table-cell>
          <table:table-cell office:value-type="float" office:value="4019991">
            <text:p>4019991</text:p>
          </table:table-cell>
        </table:table-row>
        <table:table-row table:style-name="ro1">
          <table:table-cell office:value-type="string">
            <text:p>PF.03</text:p>
          </table:table-cell>
          <table:table-cell office:value-type="string">
            <text:p>Îles Tuamotu-Gambier</text:p>
          </table:table-cell>
          <table:table-cell office:value-type="string">
            <text:p>Iles Tuamotu-Gambier</text:p>
          </table:table-cell>
          <table:table-cell office:value-type="float" office:value="4030621">
            <text:p>4030621</text:p>
          </table:table-cell>
        </table:table-row>
        <table:table-row table:style-name="ro1">
          <table:table-cell office:value-type="string">
            <text:p>PF.02</text:p>
          </table:table-cell>
          <table:table-cell table:number-columns-repeated="2" office:value-type="string">
            <text:p>Leeward Islands</text:p>
          </table:table-cell>
          <table:table-cell office:value-type="float" office:value="4034364">
            <text:p>4034364</text:p>
          </table:table-cell>
        </table:table-row>
        <table:table-row table:style-name="ro1">
          <table:table-cell office:value-type="string">
            <text:p>PF.01</text:p>
          </table:table-cell>
          <table:table-cell office:value-type="string">
            <text:p>Îles du Vent</text:p>
          </table:table-cell>
          <table:table-cell office:value-type="string">
            <text:p>Iles du Vent</text:p>
          </table:table-cell>
          <table:table-cell office:value-type="float" office:value="4034365">
            <text:p>4034365</text:p>
          </table:table-cell>
        </table:table-row>
        <table:table-row table:style-name="ro1">
          <table:table-cell office:value-type="string">
            <text:p>PF.05</text:p>
          </table:table-cell>
          <table:table-cell office:value-type="string">
            <text:p>Îles Australes</text:p>
          </table:table-cell>
          <table:table-cell office:value-type="string">
            <text:p>Iles Australes</text:p>
          </table:table-cell>
          <table:table-cell office:value-type="float" office:value="4034366">
            <text:p>4034366</text:p>
          </table:table-cell>
        </table:table-row>
        <table:table-row table:style-name="ro1">
          <table:table-cell office:value-type="string">
            <text:p>PG.17</text:p>
          </table:table-cell>
          <table:table-cell table:number-columns-repeated="2" office:value-type="string">
            <text:p>West New Britain Province</text:p>
          </table:table-cell>
          <table:table-cell office:value-type="float" office:value="2083546">
            <text:p>2083546</text:p>
          </table:table-cell>
        </table:table-row>
        <table:table-row table:style-name="ro1">
          <table:table-cell office:value-type="string">
            <text:p>PG.06</text:p>
          </table:table-cell>
          <table:table-cell table:number-columns-repeated="2" office:value-type="string">
            <text:p>Western Province</text:p>
          </table:table-cell>
          <table:table-cell office:value-type="float" office:value="2083549">
            <text:p>2083549</text:p>
          </table:table-cell>
        </table:table-row>
        <table:table-row table:style-name="ro1">
          <table:table-cell office:value-type="string">
            <text:p>PG.16</text:p>
          </table:table-cell>
          <table:table-cell table:number-columns-repeated="2" office:value-type="string">
            <text:p>Western Highlands Province</text:p>
          </table:table-cell>
          <table:table-cell office:value-type="float" office:value="2083551">
            <text:p>2083551</text:p>
          </table:table-cell>
        </table:table-row>
        <table:table-row table:style-name="ro1">
          <table:table-cell office:value-type="string">
            <text:p>PG.05</text:p>
          </table:table-cell>
          <table:table-cell table:number-columns-repeated="2" office:value-type="string">
            <text:p>Southern Highlands Province</text:p>
          </table:table-cell>
          <table:table-cell office:value-type="float" office:value="2086331">
            <text:p>2086331</text:p>
          </table:table-cell>
        </table:table-row>
        <table:table-row table:style-name="ro1">
          <table:table-cell office:value-type="string">
            <text:p>PG.18</text:p>
          </table:table-cell>
          <table:table-cell office:value-type="string">
            <text:p>Sandaun Province</text:p>
          </table:table-cell>
          <table:table-cell office:value-type="string">
            <text:p>Sandaun Province</text:p>
          </table:table-cell>
          <table:table-cell office:value-type="float" office:value="2087246">
            <text:p>2087246</text:p>
          </table:table-cell>
        </table:table-row>
        <table:table-row table:style-name="ro1">
          <table:table-cell office:value-type="string">
            <text:p>PG.07</text:p>
          </table:table-cell>
          <table:table-cell table:number-columns-repeated="2" office:value-type="string">
            <text:p>Bougainville</text:p>
          </table:table-cell>
          <table:table-cell office:value-type="float" office:value="2089470">
            <text:p>2089470</text:p>
          </table:table-cell>
        </table:table-row>
        <table:table-row table:style-name="ro1">
          <table:table-cell office:value-type="string">
            <text:p>PG.04</text:p>
          </table:table-cell>
          <table:table-cell office:value-type="string">
            <text:p>Oro Province</text:p>
          </table:table-cell>
          <table:table-cell office:value-type="string">
            <text:p>Oro Province</text:p>
          </table:table-cell>
          <table:table-cell office:value-type="float" office:value="2089478">
            <text:p>2089478</text:p>
          </table:table-cell>
        </table:table-row>
        <table:table-row table:style-name="ro1">
          <table:table-cell office:value-type="string">
            <text:p>PG.15</text:p>
          </table:table-cell>
          <table:table-cell table:number-columns-repeated="2" office:value-type="string">
            <text:p>New Ireland</text:p>
          </table:table-cell>
          <table:table-cell office:value-type="float" office:value="2089693">
            <text:p>2089693</text:p>
          </table:table-cell>
        </table:table-row>
        <table:table-row table:style-name="ro1">
          <table:table-cell office:value-type="string">
            <text:p>PG.20</text:p>
          </table:table-cell>
          <table:table-cell table:number-columns-repeated="2" office:value-type="string">
            <text:p>National Capital</text:p>
          </table:table-cell>
          <table:table-cell office:value-type="float" office:value="2089856">
            <text:p>2089856</text:p>
          </table:table-cell>
        </table:table-row>
        <table:table-row table:style-name="ro1">
          <table:table-cell office:value-type="string">
            <text:p>PG.14</text:p>
          </table:table-cell>
          <table:table-cell office:value-type="string">
            <text:p>Morobe Province</text:p>
          </table:table-cell>
          <table:table-cell office:value-type="string">
            <text:p>Morobe Province</text:p>
          </table:table-cell>
          <table:table-cell office:value-type="float" office:value="2090468">
            <text:p>2090468</text:p>
          </table:table-cell>
        </table:table-row>
        <table:table-row table:style-name="ro1">
          <table:table-cell office:value-type="string">
            <text:p>PG.13</text:p>
          </table:table-cell>
          <table:table-cell table:number-columns-repeated="2" office:value-type="string">
            <text:p>Manus Province</text:p>
          </table:table-cell>
          <table:table-cell office:value-type="float" office:value="2091495">
            <text:p>2091495</text:p>
          </table:table-cell>
        </table:table-row>
        <table:table-row table:style-name="ro1">
          <table:table-cell office:value-type="string">
            <text:p>PG.12</text:p>
          </table:table-cell>
          <table:table-cell office:value-type="string">
            <text:p>Madang Province</text:p>
          </table:table-cell>
          <table:table-cell office:value-type="string">
            <text:p>Madang Province</text:p>
          </table:table-cell>
          <table:table-cell office:value-type="float" office:value="2091993">
            <text:p>2091993</text:p>
          </table:table-cell>
        </table:table-row>
        <table:table-row table:style-name="ro1">
          <table:table-cell office:value-type="string">
            <text:p>PG.02</text:p>
          </table:table-cell>
          <table:table-cell table:number-columns-repeated="2" office:value-type="string">
            <text:p>Gulf Province</text:p>
          </table:table-cell>
          <table:table-cell office:value-type="float" office:value="2096633">
            <text:p>2096633</text:p>
          </table:table-cell>
        </table:table-row>
        <table:table-row table:style-name="ro1">
          <table:table-cell office:value-type="string">
            <text:p>PG.19</text:p>
          </table:table-cell>
          <table:table-cell office:value-type="string">
            <text:p>Enga Province</text:p>
          </table:table-cell>
          <table:table-cell office:value-type="string">
            <text:p>Enga Province</text:p>
          </table:table-cell>
          <table:table-cell office:value-type="float" office:value="2097655">
            <text:p>2097655</text:p>
          </table:table-cell>
        </table:table-row>
        <table:table-row table:style-name="ro1">
          <table:table-cell office:value-type="string">
            <text:p>PG.11</text:p>
          </table:table-cell>
          <table:table-cell office:value-type="string">
            <text:p>East Sepik Province</text:p>
          </table:table-cell>
          <table:table-cell office:value-type="string">
            <text:p>East Sepik Province</text:p>
          </table:table-cell>
          <table:table-cell office:value-type="float" office:value="2097846">
            <text:p>2097846</text:p>
          </table:table-cell>
        </table:table-row>
        <table:table-row table:style-name="ro1">
          <table:table-cell office:value-type="string">
            <text:p>PG.10</text:p>
          </table:table-cell>
          <table:table-cell table:number-columns-repeated="2" office:value-type="string">
            <text:p>East New Britain Province</text:p>
          </table:table-cell>
          <table:table-cell office:value-type="float" office:value="2097853">
            <text:p>2097853</text:p>
          </table:table-cell>
        </table:table-row>
        <table:table-row table:style-name="ro1">
          <table:table-cell office:value-type="string">
            <text:p>PG.09</text:p>
          </table:table-cell>
          <table:table-cell table:number-columns-repeated="2" office:value-type="string">
            <text:p>Eastern Highlands Province</text:p>
          </table:table-cell>
          <table:table-cell office:value-type="float" office:value="2097855">
            <text:p>2097855</text:p>
          </table:table-cell>
        </table:table-row>
        <table:table-row table:style-name="ro1">
          <table:table-cell office:value-type="string">
            <text:p>PG.08</text:p>
          </table:table-cell>
          <table:table-cell office:value-type="string">
            <text:p>Chimbu Province</text:p>
          </table:table-cell>
          <table:table-cell office:value-type="string">
            <text:p>Chimbu Province</text:p>
          </table:table-cell>
          <table:table-cell office:value-type="float" office:value="2098593">
            <text:p>2098593</text:p>
          </table:table-cell>
        </table:table-row>
        <table:table-row table:style-name="ro1">
          <table:table-cell office:value-type="string">
            <text:p>PG.03</text:p>
          </table:table-cell>
          <table:table-cell table:number-columns-repeated="2" office:value-type="string">
            <text:p>Milne Bay Province</text:p>
          </table:table-cell>
          <table:table-cell office:value-type="float" office:value="2132895">
            <text:p>2132895</text:p>
          </table:table-cell>
        </table:table-row>
        <table:table-row table:style-name="ro1">
          <table:table-cell office:value-type="string">
            <text:p>PG.01</text:p>
          </table:table-cell>
          <table:table-cell table:number-columns-repeated="2" office:value-type="string">
            <text:p>Central Province</text:p>
          </table:table-cell>
          <table:table-cell office:value-type="float" office:value="2133763">
            <text:p>2133763</text:p>
          </table:table-cell>
        </table:table-row>
        <table:table-row table:style-name="ro1">
          <table:table-cell office:value-type="string">
            <text:p>PG.21</text:p>
          </table:table-cell>
          <table:table-cell office:value-type="string">
            <text:p>Hela Province</text:p>
          </table:table-cell>
          <table:table-cell office:value-type="string">
            <text:p>Hela Province</text:p>
          </table:table-cell>
          <table:table-cell office:value-type="float" office:value="8521658">
            <text:p>8521658</text:p>
          </table:table-cell>
        </table:table-row>
        <table:table-row table:style-name="ro1">
          <table:table-cell office:value-type="string">
            <text:p>PG.22</text:p>
          </table:table-cell>
          <table:table-cell office:value-type="string">
            <text:p>Jiwaka Province</text:p>
          </table:table-cell>
          <table:table-cell office:value-type="string">
            <text:p>Jiwaka Province</text:p>
          </table:table-cell>
          <table:table-cell office:value-type="float" office:value="8521660">
            <text:p>8521660</text:p>
          </table:table-cell>
        </table:table-row>
        <table:table-row table:style-name="ro1">
          <table:table-cell office:value-type="string">
            <text:p>PH.14</text:p>
          </table:table-cell>
          <table:table-cell table:number-columns-repeated="2" office:value-type="string">
            <text:p>Autonomous Region in Muslim Mindanao</text:p>
          </table:table-cell>
          <table:table-cell office:value-type="float" office:value="7115989">
            <text:p>7115989</text:p>
          </table:table-cell>
        </table:table-row>
        <table:table-row table:style-name="ro1">
          <table:table-cell office:value-type="string">
            <text:p>PH.10</text:p>
          </table:table-cell>
          <table:table-cell table:number-columns-repeated="2" office:value-type="string">
            <text:p>Northern Mindanao</text:p>
          </table:table-cell>
          <table:table-cell office:value-type="float" office:value="7521295">
            <text:p>7521295</text:p>
          </table:table-cell>
        </table:table-row>
        <table:table-row table:style-name="ro1">
          <table:table-cell office:value-type="string">
            <text:p>PH.41</text:p>
          </table:table-cell>
          <table:table-cell office:value-type="string">
            <text:p>Mimaropa</text:p>
          </table:table-cell>
          <table:table-cell office:value-type="string">
            <text:p>Mimaropa</text:p>
          </table:table-cell>
          <table:table-cell office:value-type="float" office:value="7521296">
            <text:p>7521296</text:p>
          </table:table-cell>
        </table:table-row>
        <table:table-row table:style-name="ro1">
          <table:table-cell office:value-type="string">
            <text:p>PH.02</text:p>
          </table:table-cell>
          <table:table-cell table:number-columns-repeated="2" office:value-type="string">
            <text:p>Cagayan Valley</text:p>
          </table:table-cell>
          <table:table-cell office:value-type="float" office:value="7521297">
            <text:p>7521297</text:p>
          </table:table-cell>
        </table:table-row>
        <table:table-row table:style-name="ro1">
          <table:table-cell office:value-type="string">
            <text:p>PH.12</text:p>
          </table:table-cell>
          <table:table-cell office:value-type="string">
            <text:p>Soccsksargen</text:p>
          </table:table-cell>
          <table:table-cell office:value-type="string">
            <text:p>Soccsksargen</text:p>
          </table:table-cell>
          <table:table-cell office:value-type="float" office:value="7521298">
            <text:p>7521298</text:p>
          </table:table-cell>
        </table:table-row>
        <table:table-row table:style-name="ro1">
          <table:table-cell office:value-type="string">
            <text:p>PH.13</text:p>
          </table:table-cell>
          <table:table-cell office:value-type="string">
            <text:p>Caraga</text:p>
          </table:table-cell>
          <table:table-cell office:value-type="string">
            <text:p>Caraga</text:p>
          </table:table-cell>
          <table:table-cell office:value-type="float" office:value="7521299">
            <text:p>7521299</text:p>
          </table:table-cell>
        </table:table-row>
        <table:table-row table:style-name="ro1">
          <table:table-cell office:value-type="string">
            <text:p>PH.15</text:p>
          </table:table-cell>
          <table:table-cell table:number-columns-repeated="2" office:value-type="string">
            <text:p>Cordillera</text:p>
          </table:table-cell>
          <table:table-cell office:value-type="float" office:value="7521300">
            <text:p>7521300</text:p>
          </table:table-cell>
        </table:table-row>
        <table:table-row table:style-name="ro1">
          <table:table-cell office:value-type="string">
            <text:p>PH.01</text:p>
          </table:table-cell>
          <table:table-cell office:value-type="string">
            <text:p>Ilocos</text:p>
          </table:table-cell>
          <table:table-cell office:value-type="string">
            <text:p>Ilocos</text:p>
          </table:table-cell>
          <table:table-cell office:value-type="float" office:value="7521301">
            <text:p>7521301</text:p>
          </table:table-cell>
        </table:table-row>
        <table:table-row table:style-name="ro1">
          <table:table-cell office:value-type="string">
            <text:p>PH.40</text:p>
          </table:table-cell>
          <table:table-cell office:value-type="string">
            <text:p>Calabarzon</text:p>
          </table:table-cell>
          <table:table-cell office:value-type="string">
            <text:p>Calabarzon</text:p>
          </table:table-cell>
          <table:table-cell office:value-type="float" office:value="7521303">
            <text:p>7521303</text:p>
          </table:table-cell>
        </table:table-row>
        <table:table-row table:style-name="ro1">
          <table:table-cell office:value-type="string">
            <text:p>PH.06</text:p>
          </table:table-cell>
          <table:table-cell office:value-type="string">
            <text:p>Western Visayas</text:p>
          </table:table-cell>
          <table:table-cell office:value-type="string">
            <text:p>Western Visayas</text:p>
          </table:table-cell>
          <table:table-cell office:value-type="float" office:value="7521304">
            <text:p>7521304</text:p>
          </table:table-cell>
        </table:table-row>
        <table:table-row table:style-name="ro1">
          <table:table-cell office:value-type="string">
            <text:p>PH.03</text:p>
          </table:table-cell>
          <table:table-cell table:number-columns-repeated="2" office:value-type="string">
            <text:p>Central Luzon</text:p>
          </table:table-cell>
          <table:table-cell office:value-type="float" office:value="7521305">
            <text:p>7521305</text:p>
          </table:table-cell>
        </table:table-row>
        <table:table-row table:style-name="ro1">
          <table:table-cell office:value-type="string">
            <text:p>PH.07</text:p>
          </table:table-cell>
          <table:table-cell office:value-type="string">
            <text:p>Central Visayas</text:p>
          </table:table-cell>
          <table:table-cell office:value-type="string">
            <text:p>Central Visayas</text:p>
          </table:table-cell>
          <table:table-cell office:value-type="float" office:value="7521306">
            <text:p>7521306</text:p>
          </table:table-cell>
        </table:table-row>
        <table:table-row table:style-name="ro1">
          <table:table-cell office:value-type="string">
            <text:p>PH.08</text:p>
          </table:table-cell>
          <table:table-cell office:value-type="string">
            <text:p>Eastern Visayas</text:p>
          </table:table-cell>
          <table:table-cell office:value-type="string">
            <text:p>Eastern Visayas</text:p>
          </table:table-cell>
          <table:table-cell office:value-type="float" office:value="7521307">
            <text:p>7521307</text:p>
          </table:table-cell>
        </table:table-row>
        <table:table-row table:style-name="ro1">
          <table:table-cell office:value-type="string">
            <text:p>PH.09</text:p>
          </table:table-cell>
          <table:table-cell table:number-columns-repeated="2" office:value-type="string">
            <text:p>Zamboanga Peninsula</text:p>
          </table:table-cell>
          <table:table-cell office:value-type="float" office:value="7521308">
            <text:p>7521308</text:p>
          </table:table-cell>
        </table:table-row>
        <table:table-row table:style-name="ro1">
          <table:table-cell office:value-type="string">
            <text:p>PH.11</text:p>
          </table:table-cell>
          <table:table-cell table:number-columns-repeated="2" office:value-type="string">
            <text:p>Davao Region</text:p>
          </table:table-cell>
          <table:table-cell office:value-type="float" office:value="7521309">
            <text:p>7521309</text:p>
          </table:table-cell>
        </table:table-row>
        <table:table-row table:style-name="ro1">
          <table:table-cell office:value-type="string">
            <text:p>PH.05</text:p>
          </table:table-cell>
          <table:table-cell table:number-columns-repeated="2" office:value-type="string">
            <text:p>Bicol Region</text:p>
          </table:table-cell>
          <table:table-cell office:value-type="float" office:value="7521310">
            <text:p>7521310</text:p>
          </table:table-cell>
        </table:table-row>
        <table:table-row table:style-name="ro1">
          <table:table-cell office:value-type="string">
            <text:p>PH.NCR</text:p>
          </table:table-cell>
          <table:table-cell table:number-columns-repeated="2" office:value-type="string">
            <text:p>Metro Manila</text:p>
          </table:table-cell>
          <table:table-cell office:value-type="float" office:value="7521311">
            <text:p>7521311</text:p>
          </table:table-cell>
        </table:table-row>
        <table:table-row table:style-name="ro1">
          <table:table-cell office:value-type="string">
            <text:p>PK.08</text:p>
          </table:table-cell>
          <table:table-cell table:number-columns-repeated="2" office:value-type="string">
            <text:p>Islamabad</text:p>
          </table:table-cell>
          <table:table-cell office:value-type="float" office:value="1162015">
            <text:p>1162015</text:p>
          </table:table-cell>
        </table:table-row>
        <table:table-row table:style-name="ro1">
          <table:table-cell office:value-type="string">
            <text:p>PK.05</text:p>
          </table:table-cell>
          <table:table-cell office:value-type="string">
            <text:p>Sindh</text:p>
          </table:table-cell>
          <table:table-cell office:value-type="string">
            <text:p>Sindh</text:p>
          </table:table-cell>
          <table:table-cell office:value-type="float" office:value="1164807">
            <text:p>1164807</text:p>
          </table:table-cell>
        </table:table-row>
        <table:table-row table:style-name="ro1">
          <table:table-cell office:value-type="string">
            <text:p>PK.04</text:p>
          </table:table-cell>
          <table:table-cell table:number-columns-repeated="2" office:value-type="string">
            <text:p>Punjab</text:p>
          </table:table-cell>
          <table:table-cell office:value-type="float" office:value="1167710">
            <text:p>1167710</text:p>
          </table:table-cell>
        </table:table-row>
        <table:table-row table:style-name="ro1">
          <table:table-cell office:value-type="string">
            <text:p>PK.03</text:p>
          </table:table-cell>
          <table:table-cell office:value-type="string">
            <text:p>Khyber Pakhtunkhwa</text:p>
          </table:table-cell>
          <table:table-cell office:value-type="string">
            <text:p>Khyber Pakhtunkhwa</text:p>
          </table:table-cell>
          <table:table-cell office:value-type="float" office:value="1168873">
            <text:p>1168873</text:p>
          </table:table-cell>
        </table:table-row>
        <table:table-row table:style-name="ro1">
          <table:table-cell office:value-type="string">
            <text:p>PK.07</text:p>
          </table:table-cell>
          <table:table-cell office:value-type="string">
            <text:p>Gilgit-Baltistan(POK)</text:p>
          </table:table-cell>
          <table:table-cell office:value-type="string">
            <text:p>Gilgit-Baltistan(POK)</text:p>
          </table:table-cell>
          <table:table-cell office:value-type="float" office:value="1168878">
            <text:p>1168878</text:p>
          </table:table-cell>
        </table:table-row>
        <table:table-row table:style-name="ro1">
          <table:table-cell office:value-type="string">
            <text:p>PK.02</text:p>
          </table:table-cell>
          <table:table-cell office:value-type="string">
            <text:p>Balochistan</text:p>
          </table:table-cell>
          <table:table-cell office:value-type="string">
            <text:p>Balochistan</text:p>
          </table:table-cell>
          <table:table-cell office:value-type="float" office:value="1183606">
            <text:p>1183606</text:p>
          </table:table-cell>
        </table:table-row>
        <table:table-row table:style-name="ro1">
          <table:table-cell office:value-type="string">
            <text:p>PK.06</text:p>
          </table:table-cell>
          <table:table-cell office:value-type="string">
            <text:p>Azad Jammu and Kashmir(POK)</text:p>
          </table:table-cell>
          <table:table-cell office:value-type="string">
            <text:p>Azad Jammu and Kashmir(POK)</text:p>
          </table:table-cell>
          <table:table-cell office:value-type="float" office:value="1184196">
            <text:p>1184196</text:p>
          </table:table-cell>
        </table:table-row>
        <table:table-row table:style-name="ro1">
          <table:table-cell office:value-type="string">
            <text:p>PL.75</text:p>
          </table:table-cell>
          <table:table-cell table:number-columns-repeated="2" office:value-type="string">
            <text:p>Lublin</text:p>
          </table:table-cell>
          <table:table-cell office:value-type="float" office:value="858785">
            <text:p>858785</text:p>
          </table:table-cell>
        </table:table-row>
        <table:table-row table:style-name="ro1">
          <table:table-cell office:value-type="string">
            <text:p>PL.77</text:p>
          </table:table-cell>
          <table:table-cell table:number-columns-repeated="2" office:value-type="string">
            <text:p>Lesser Poland</text:p>
          </table:table-cell>
          <table:table-cell office:value-type="float" office:value="858786">
            <text:p>858786</text:p>
          </table:table-cell>
        </table:table-row>
        <table:table-row table:style-name="ro1">
          <table:table-cell office:value-type="string">
            <text:p>PL.78</text:p>
          </table:table-cell>
          <table:table-cell office:value-type="string">
            <text:p>Mazovia</text:p>
          </table:table-cell>
          <table:table-cell office:value-type="string">
            <text:p>Mazovia</text:p>
          </table:table-cell>
          <table:table-cell office:value-type="float" office:value="858787">
            <text:p>858787</text:p>
          </table:table-cell>
        </table:table-row>
        <table:table-row table:style-name="ro1">
          <table:table-cell office:value-type="string">
            <text:p>PL.80</text:p>
          </table:table-cell>
          <table:table-cell office:value-type="string">
            <text:p>Subcarpathia</text:p>
          </table:table-cell>
          <table:table-cell office:value-type="string">
            <text:p>Subcarpathia</text:p>
          </table:table-cell>
          <table:table-cell office:value-type="float" office:value="858788">
            <text:p>858788</text:p>
          </table:table-cell>
        </table:table-row>
        <table:table-row table:style-name="ro1">
          <table:table-cell office:value-type="string">
            <text:p>PL.81</text:p>
          </table:table-cell>
          <table:table-cell office:value-type="string">
            <text:p>Podlasie</text:p>
          </table:table-cell>
          <table:table-cell office:value-type="string">
            <text:p>Podlasie</text:p>
          </table:table-cell>
          <table:table-cell office:value-type="float" office:value="858789">
            <text:p>858789</text:p>
          </table:table-cell>
        </table:table-row>
        <table:table-row table:style-name="ro1">
          <table:table-cell office:value-type="string">
            <text:p>PL.84</text:p>
          </table:table-cell>
          <table:table-cell office:value-type="string">
            <text:p>Świętokrzyskie</text:p>
          </table:table-cell>
          <table:table-cell office:value-type="string">
            <text:p>Swietokrzyskie</text:p>
          </table:table-cell>
          <table:table-cell office:value-type="float" office:value="858790">
            <text:p>858790</text:p>
          </table:table-cell>
        </table:table-row>
        <table:table-row table:style-name="ro1">
          <table:table-cell office:value-type="string">
            <text:p>PL.85</text:p>
          </table:table-cell>
          <table:table-cell office:value-type="string">
            <text:p>Warmia-Masuria</text:p>
          </table:table-cell>
          <table:table-cell office:value-type="string">
            <text:p>Warmia-Masuria</text:p>
          </table:table-cell>
          <table:table-cell office:value-type="float" office:value="858791">
            <text:p>858791</text:p>
          </table:table-cell>
        </table:table-row>
        <table:table-row table:style-name="ro1">
          <table:table-cell office:value-type="string">
            <text:p>PL.72</text:p>
          </table:table-cell>
          <table:table-cell table:number-columns-repeated="2" office:value-type="string">
            <text:p>Lower Silesia</text:p>
          </table:table-cell>
          <table:table-cell office:value-type="float" office:value="3337492">
            <text:p>3337492</text:p>
          </table:table-cell>
        </table:table-row>
        <table:table-row table:style-name="ro1">
          <table:table-cell office:value-type="string">
            <text:p>PL.74</text:p>
          </table:table-cell>
          <table:table-cell office:value-type="string">
            <text:p>Łódź Voivodeship</text:p>
          </table:table-cell>
          <table:table-cell office:value-type="string">
            <text:p>Lodz Voivodeship</text:p>
          </table:table-cell>
          <table:table-cell office:value-type="float" office:value="3337493">
            <text:p>3337493</text:p>
          </table:table-cell>
        </table:table-row>
        <table:table-row table:style-name="ro1">
          <table:table-cell office:value-type="string">
            <text:p>PL.76</text:p>
          </table:table-cell>
          <table:table-cell office:value-type="string">
            <text:p>Lubusz</text:p>
          </table:table-cell>
          <table:table-cell office:value-type="string">
            <text:p>Lubusz</text:p>
          </table:table-cell>
          <table:table-cell office:value-type="float" office:value="3337494">
            <text:p>3337494</text:p>
          </table:table-cell>
        </table:table-row>
        <table:table-row table:style-name="ro1">
          <table:table-cell office:value-type="string">
            <text:p>PL.79</text:p>
          </table:table-cell>
          <table:table-cell office:value-type="string">
            <text:p>Opole Voivodeship</text:p>
          </table:table-cell>
          <table:table-cell office:value-type="string">
            <text:p>Opole Voivodeship</text:p>
          </table:table-cell>
          <table:table-cell office:value-type="float" office:value="3337495">
            <text:p>3337495</text:p>
          </table:table-cell>
        </table:table-row>
        <table:table-row table:style-name="ro1">
          <table:table-cell office:value-type="string">
            <text:p>PL.82</text:p>
          </table:table-cell>
          <table:table-cell table:number-columns-repeated="2" office:value-type="string">
            <text:p>Pomerania</text:p>
          </table:table-cell>
          <table:table-cell office:value-type="float" office:value="3337496">
            <text:p>3337496</text:p>
          </table:table-cell>
        </table:table-row>
        <table:table-row table:style-name="ro1">
          <table:table-cell office:value-type="string">
            <text:p>PL.83</text:p>
          </table:table-cell>
          <table:table-cell table:number-columns-repeated="2" office:value-type="string">
            <text:p>Silesia</text:p>
          </table:table-cell>
          <table:table-cell office:value-type="float" office:value="3337497">
            <text:p>3337497</text:p>
          </table:table-cell>
        </table:table-row>
        <table:table-row table:style-name="ro1">
          <table:table-cell office:value-type="string">
            <text:p>PL.86</text:p>
          </table:table-cell>
          <table:table-cell table:number-columns-repeated="2" office:value-type="string">
            <text:p>Greater Poland</text:p>
          </table:table-cell>
          <table:table-cell office:value-type="float" office:value="3337498">
            <text:p>3337498</text:p>
          </table:table-cell>
        </table:table-row>
        <table:table-row table:style-name="ro1">
          <table:table-cell office:value-type="string">
            <text:p>PL.87</text:p>
          </table:table-cell>
          <table:table-cell table:number-columns-repeated="2" office:value-type="string">
            <text:p>West Pomerania</text:p>
          </table:table-cell>
          <table:table-cell office:value-type="float" office:value="3337499">
            <text:p>3337499</text:p>
          </table:table-cell>
        </table:table-row>
        <table:table-row table:style-name="ro1">
          <table:table-cell office:value-type="string">
            <text:p>PL.73</text:p>
          </table:table-cell>
          <table:table-cell office:value-type="string">
            <text:p>Kujawsko-Pomorskie</text:p>
          </table:table-cell>
          <table:table-cell office:value-type="string">
            <text:p>Kujawsko-Pomorskie</text:p>
          </table:table-cell>
          <table:table-cell office:value-type="float" office:value="3337500">
            <text:p>3337500</text:p>
          </table:table-cell>
        </table:table-row>
        <table:table-row table:style-name="ro1">
          <table:table-cell office:value-type="string">
            <text:p>PM.97502</text:p>
          </table:table-cell>
          <table:table-cell table:number-columns-repeated="2" office:value-type="string">
            <text:p>Saint-Pierre</text:p>
          </table:table-cell>
          <table:table-cell office:value-type="float" office:value="3424935">
            <text:p>3424935</text:p>
          </table:table-cell>
        </table:table-row>
        <table:table-row table:style-name="ro1">
          <table:table-cell office:value-type="string">
            <text:p>PM.97501</text:p>
          </table:table-cell>
          <table:table-cell office:value-type="string">
            <text:p>Miquelon-Langlade</text:p>
          </table:table-cell>
          <table:table-cell office:value-type="string">
            <text:p>Miquelon-Langlade</text:p>
          </table:table-cell>
          <table:table-cell office:value-type="float" office:value="3424938">
            <text:p>3424938</text:p>
          </table:table-cell>
        </table:table-row>
        <table:table-row table:style-name="ro1">
          <table:table-cell office:value-type="string">
            <text:p>PR.001</text:p>
          </table:table-cell>
          <table:table-cell office:value-type="string">
            <text:p>Adjuntas</text:p>
          </table:table-cell>
          <table:table-cell office:value-type="string">
            <text:p>Adjuntas</text:p>
          </table:table-cell>
          <table:table-cell office:value-type="float" office:value="4562487">
            <text:p>4562487</text:p>
          </table:table-cell>
        </table:table-row>
        <table:table-row table:style-name="ro1">
          <table:table-cell office:value-type="string">
            <text:p>PR.003</text:p>
          </table:table-cell>
          <table:table-cell office:value-type="string">
            <text:p>Aguada</text:p>
          </table:table-cell>
          <table:table-cell office:value-type="string">
            <text:p>Aguada</text:p>
          </table:table-cell>
          <table:table-cell office:value-type="float" office:value="4562503">
            <text:p>4562503</text:p>
          </table:table-cell>
        </table:table-row>
        <table:table-row table:style-name="ro1">
          <table:table-cell office:value-type="string">
            <text:p>PR.005</text:p>
          </table:table-cell>
          <table:table-cell table:number-columns-repeated="2" office:value-type="string">
            <text:p>Aguadilla</text:p>
          </table:table-cell>
          <table:table-cell office:value-type="float" office:value="4562512">
            <text:p>4562512</text:p>
          </table:table-cell>
        </table:table-row>
        <table:table-row table:style-name="ro1">
          <table:table-cell office:value-type="string">
            <text:p>PR.007</text:p>
          </table:table-cell>
          <table:table-cell office:value-type="string">
            <text:p>Aguas Buenas</text:p>
          </table:table-cell>
          <table:table-cell office:value-type="string">
            <text:p>Aguas Buenas</text:p>
          </table:table-cell>
          <table:table-cell office:value-type="float" office:value="4562516">
            <text:p>4562516</text:p>
          </table:table-cell>
        </table:table-row>
        <table:table-row table:style-name="ro1">
          <table:table-cell office:value-type="string">
            <text:p>PR.009</text:p>
          </table:table-cell>
          <table:table-cell office:value-type="string">
            <text:p>Aibonito</text:p>
          </table:table-cell>
          <table:table-cell office:value-type="string">
            <text:p>Aibonito</text:p>
          </table:table-cell>
          <table:table-cell office:value-type="float" office:value="4562531">
            <text:p>4562531</text:p>
          </table:table-cell>
        </table:table-row>
        <table:table-row table:style-name="ro1">
          <table:table-cell office:value-type="string">
            <text:p>PR.011</text:p>
          </table:table-cell>
          <table:table-cell office:value-type="string">
            <text:p>Añasco</text:p>
          </table:table-cell>
          <table:table-cell office:value-type="string">
            <text:p>Anasco</text:p>
          </table:table-cell>
          <table:table-cell office:value-type="float" office:value="4562605">
            <text:p>4562605</text:p>
          </table:table-cell>
        </table:table-row>
        <table:table-row table:style-name="ro1">
          <table:table-cell office:value-type="string">
            <text:p>PR.013</text:p>
          </table:table-cell>
          <table:table-cell table:number-columns-repeated="2" office:value-type="string">
            <text:p>Arecibo</text:p>
          </table:table-cell>
          <table:table-cell office:value-type="float" office:value="4562640">
            <text:p>4562640</text:p>
          </table:table-cell>
        </table:table-row>
        <table:table-row table:style-name="ro1">
          <table:table-cell office:value-type="string">
            <text:p>PR.015</text:p>
          </table:table-cell>
          <table:table-cell table:number-columns-repeated="2" office:value-type="string">
            <text:p>Arroyo</text:p>
          </table:table-cell>
          <table:table-cell office:value-type="float" office:value="4562682">
            <text:p>4562682</text:p>
          </table:table-cell>
        </table:table-row>
        <table:table-row table:style-name="ro1">
          <table:table-cell office:value-type="string">
            <text:p>PR.017</text:p>
          </table:table-cell>
          <table:table-cell table:number-columns-repeated="2" office:value-type="string">
            <text:p>Barceloneta</text:p>
          </table:table-cell>
          <table:table-cell office:value-type="float" office:value="4562771">
            <text:p>4562771</text:p>
          </table:table-cell>
        </table:table-row>
        <table:table-row table:style-name="ro1">
          <table:table-cell office:value-type="string">
            <text:p>PR.019</text:p>
          </table:table-cell>
          <table:table-cell office:value-type="string">
            <text:p>Barranquitas</text:p>
          </table:table-cell>
          <table:table-cell office:value-type="string">
            <text:p>Barranquitas</text:p>
          </table:table-cell>
          <table:table-cell office:value-type="float" office:value="4562779">
            <text:p>4562779</text:p>
          </table:table-cell>
        </table:table-row>
        <table:table-row table:style-name="ro1">
          <table:table-cell office:value-type="string">
            <text:p>PR.021</text:p>
          </table:table-cell>
          <table:table-cell office:value-type="string">
            <text:p>Bayamón</text:p>
          </table:table-cell>
          <table:table-cell office:value-type="string">
            <text:p>Bayamon</text:p>
          </table:table-cell>
          <table:table-cell office:value-type="float" office:value="4562837">
            <text:p>4562837</text:p>
          </table:table-cell>
        </table:table-row>
        <table:table-row table:style-name="ro1">
          <table:table-cell office:value-type="string">
            <text:p>PR.023</text:p>
          </table:table-cell>
          <table:table-cell office:value-type="string">
            <text:p>Cabo Rojo</text:p>
          </table:table-cell>
          <table:table-cell office:value-type="string">
            <text:p>Cabo Rojo</text:p>
          </table:table-cell>
          <table:table-cell office:value-type="float" office:value="4562997">
            <text:p>4562997</text:p>
          </table:table-cell>
        </table:table-row>
        <table:table-row table:style-name="ro1">
          <table:table-cell office:value-type="string">
            <text:p>PR.025</text:p>
          </table:table-cell>
          <table:table-cell office:value-type="string">
            <text:p>Caguas</text:p>
          </table:table-cell>
          <table:table-cell office:value-type="string">
            <text:p>Caguas</text:p>
          </table:table-cell>
          <table:table-cell office:value-type="float" office:value="4563011">
            <text:p>4563011</text:p>
          </table:table-cell>
        </table:table-row>
        <table:table-row table:style-name="ro1">
          <table:table-cell office:value-type="string">
            <text:p>PR.027</text:p>
          </table:table-cell>
          <table:table-cell office:value-type="string">
            <text:p>Camuy</text:p>
          </table:table-cell>
          <table:table-cell office:value-type="string">
            <text:p>Camuy</text:p>
          </table:table-cell>
          <table:table-cell office:value-type="float" office:value="4563065">
            <text:p>4563065</text:p>
          </table:table-cell>
        </table:table-row>
        <table:table-row table:style-name="ro1">
          <table:table-cell office:value-type="string">
            <text:p>PR.029</text:p>
          </table:table-cell>
          <table:table-cell office:value-type="string">
            <text:p>Canóvanas</text:p>
          </table:table-cell>
          <table:table-cell office:value-type="string">
            <text:p>Canovanas</text:p>
          </table:table-cell>
          <table:table-cell office:value-type="float" office:value="4563169">
            <text:p>4563169</text:p>
          </table:table-cell>
        </table:table-row>
        <table:table-row table:style-name="ro1">
          <table:table-cell office:value-type="string">
            <text:p>PR.031</text:p>
          </table:table-cell>
          <table:table-cell table:number-columns-repeated="2" office:value-type="string">
            <text:p>Carolina</text:p>
          </table:table-cell>
          <table:table-cell office:value-type="float" office:value="4563244">
            <text:p>4563244</text:p>
          </table:table-cell>
        </table:table-row>
        <table:table-row table:style-name="ro1">
          <table:table-cell office:value-type="string">
            <text:p>PR.033</text:p>
          </table:table-cell>
          <table:table-cell office:value-type="string">
            <text:p>Cataño</text:p>
          </table:table-cell>
          <table:table-cell office:value-type="string">
            <text:p>Catano</text:p>
          </table:table-cell>
          <table:table-cell office:value-type="float" office:value="4563299">
            <text:p>4563299</text:p>
          </table:table-cell>
        </table:table-row>
        <table:table-row table:style-name="ro1">
          <table:table-cell office:value-type="string">
            <text:p>PR.035</text:p>
          </table:table-cell>
          <table:table-cell office:value-type="string">
            <text:p>Cayey</text:p>
          </table:table-cell>
          <table:table-cell office:value-type="string">
            <text:p>Cayey</text:p>
          </table:table-cell>
          <table:table-cell office:value-type="float" office:value="4563309">
            <text:p>4563309</text:p>
          </table:table-cell>
        </table:table-row>
        <table:table-row table:style-name="ro1">
          <table:table-cell office:value-type="string">
            <text:p>PR.037</text:p>
          </table:table-cell>
          <table:table-cell table:number-columns-repeated="2" office:value-type="string">
            <text:p>Ceiba</text:p>
          </table:table-cell>
          <table:table-cell office:value-type="float" office:value="4563380">
            <text:p>4563380</text:p>
          </table:table-cell>
        </table:table-row>
        <table:table-row table:style-name="ro1">
          <table:table-cell office:value-type="string">
            <text:p>PR.039</text:p>
          </table:table-cell>
          <table:table-cell office:value-type="string">
            <text:p>Ciales</text:p>
          </table:table-cell>
          <table:table-cell office:value-type="string">
            <text:p>Ciales</text:p>
          </table:table-cell>
          <table:table-cell office:value-type="float" office:value="4563774">
            <text:p>4563774</text:p>
          </table:table-cell>
        </table:table-row>
        <table:table-row table:style-name="ro1">
          <table:table-cell office:value-type="string">
            <text:p>PR.041</text:p>
          </table:table-cell>
          <table:table-cell office:value-type="string">
            <text:p>Cidra</text:p>
          </table:table-cell>
          <table:table-cell office:value-type="string">
            <text:p>Cidra</text:p>
          </table:table-cell>
          <table:table-cell office:value-type="float" office:value="4563778">
            <text:p>4563778</text:p>
          </table:table-cell>
        </table:table-row>
        <table:table-row table:style-name="ro1">
          <table:table-cell office:value-type="string">
            <text:p>PR.043</text:p>
          </table:table-cell>
          <table:table-cell office:value-type="string">
            <text:p>Coamo</text:p>
          </table:table-cell>
          <table:table-cell office:value-type="string">
            <text:p>Coamo</text:p>
          </table:table-cell>
          <table:table-cell office:value-type="float" office:value="4563812">
            <text:p>4563812</text:p>
          </table:table-cell>
        </table:table-row>
        <table:table-row table:style-name="ro1">
          <table:table-cell office:value-type="string">
            <text:p>PR.045</text:p>
          </table:table-cell>
          <table:table-cell office:value-type="string">
            <text:p>Comerío</text:p>
          </table:table-cell>
          <table:table-cell office:value-type="string">
            <text:p>Comerio</text:p>
          </table:table-cell>
          <table:table-cell office:value-type="float" office:value="4563921">
            <text:p>4563921</text:p>
          </table:table-cell>
        </table:table-row>
        <table:table-row table:style-name="ro1">
          <table:table-cell office:value-type="string">
            <text:p>PR.047</text:p>
          </table:table-cell>
          <table:table-cell office:value-type="string">
            <text:p>Corozal</text:p>
          </table:table-cell>
          <table:table-cell office:value-type="string">
            <text:p>Corozal</text:p>
          </table:table-cell>
          <table:table-cell office:value-type="float" office:value="4564004">
            <text:p>4564004</text:p>
          </table:table-cell>
        </table:table-row>
        <table:table-row table:style-name="ro1">
          <table:table-cell office:value-type="string">
            <text:p>PR.049</text:p>
          </table:table-cell>
          <table:table-cell office:value-type="string">
            <text:p>Culebra</text:p>
          </table:table-cell>
          <table:table-cell office:value-type="string">
            <text:p>Culebra</text:p>
          </table:table-cell>
          <table:table-cell office:value-type="float" office:value="4564071">
            <text:p>4564071</text:p>
          </table:table-cell>
        </table:table-row>
        <table:table-row table:style-name="ro1">
          <table:table-cell office:value-type="string">
            <text:p>PR.051</text:p>
          </table:table-cell>
          <table:table-cell table:number-columns-repeated="2" office:value-type="string">
            <text:p>Dorado</text:p>
          </table:table-cell>
          <table:table-cell office:value-type="float" office:value="4564134">
            <text:p>4564134</text:p>
          </table:table-cell>
        </table:table-row>
        <table:table-row table:style-name="ro1">
          <table:table-cell office:value-type="string">
            <text:p>PR.053</text:p>
          </table:table-cell>
          <table:table-cell table:number-columns-repeated="2" office:value-type="string">
            <text:p>Fajardo</text:p>
          </table:table-cell>
          <table:table-cell office:value-type="float" office:value="4564949">
            <text:p>4564949</text:p>
          </table:table-cell>
        </table:table-row>
        <table:table-row table:style-name="ro1">
          <table:table-cell office:value-type="string">
            <text:p>PR.054</text:p>
          </table:table-cell>
          <table:table-cell table:number-columns-repeated="2" office:value-type="string">
            <text:p>Florida</text:p>
          </table:table-cell>
          <table:table-cell office:value-type="float" office:value="4564993">
            <text:p>4564993</text:p>
          </table:table-cell>
        </table:table-row>
        <table:table-row table:style-name="ro1">
          <table:table-cell office:value-type="string">
            <text:p>PR.055</text:p>
          </table:table-cell>
          <table:table-cell office:value-type="string">
            <text:p>Guánica</text:p>
          </table:table-cell>
          <table:table-cell office:value-type="string">
            <text:p>Guanica</text:p>
          </table:table-cell>
          <table:table-cell office:value-type="float" office:value="4565091">
            <text:p>4565091</text:p>
          </table:table-cell>
        </table:table-row>
        <table:table-row table:style-name="ro1">
          <table:table-cell office:value-type="string">
            <text:p>PR.057</text:p>
          </table:table-cell>
          <table:table-cell table:number-columns-repeated="2" office:value-type="string">
            <text:p>Guayama</text:p>
          </table:table-cell>
          <table:table-cell office:value-type="float" office:value="4565107">
            <text:p>4565107</text:p>
          </table:table-cell>
        </table:table-row>
        <table:table-row table:style-name="ro1">
          <table:table-cell office:value-type="string">
            <text:p>PR.059</text:p>
          </table:table-cell>
          <table:table-cell office:value-type="string">
            <text:p>Guayanilla</text:p>
          </table:table-cell>
          <table:table-cell office:value-type="string">
            <text:p>Guayanilla</text:p>
          </table:table-cell>
          <table:table-cell office:value-type="float" office:value="4565112">
            <text:p>4565112</text:p>
          </table:table-cell>
        </table:table-row>
        <table:table-row table:style-name="ro1">
          <table:table-cell office:value-type="string">
            <text:p>PR.061</text:p>
          </table:table-cell>
          <table:table-cell office:value-type="string">
            <text:p>Guaynabo</text:p>
          </table:table-cell>
          <table:table-cell office:value-type="string">
            <text:p>Guaynabo</text:p>
          </table:table-cell>
          <table:table-cell office:value-type="float" office:value="4565120">
            <text:p>4565120</text:p>
          </table:table-cell>
        </table:table-row>
        <table:table-row table:style-name="ro1">
          <table:table-cell office:value-type="string">
            <text:p>PR.063</text:p>
          </table:table-cell>
          <table:table-cell office:value-type="string">
            <text:p>Gurabo</text:p>
          </table:table-cell>
          <table:table-cell office:value-type="string">
            <text:p>Gurabo</text:p>
          </table:table-cell>
          <table:table-cell office:value-type="float" office:value="4565126">
            <text:p>4565126</text:p>
          </table:table-cell>
        </table:table-row>
        <table:table-row table:style-name="ro1">
          <table:table-cell office:value-type="string">
            <text:p>PR.065</text:p>
          </table:table-cell>
          <table:table-cell office:value-type="string">
            <text:p>Hatillo</text:p>
          </table:table-cell>
          <table:table-cell office:value-type="string">
            <text:p>Hatillo</text:p>
          </table:table-cell>
          <table:table-cell office:value-type="float" office:value="4565348">
            <text:p>4565348</text:p>
          </table:table-cell>
        </table:table-row>
        <table:table-row table:style-name="ro1">
          <table:table-cell office:value-type="string">
            <text:p>PR.067</text:p>
          </table:table-cell>
          <table:table-cell office:value-type="string">
            <text:p>Hormigueros</text:p>
          </table:table-cell>
          <table:table-cell office:value-type="string">
            <text:p>Hormigueros</text:p>
          </table:table-cell>
          <table:table-cell office:value-type="float" office:value="4565381">
            <text:p>4565381</text:p>
          </table:table-cell>
        </table:table-row>
        <table:table-row table:style-name="ro1">
          <table:table-cell office:value-type="string">
            <text:p>PR.069</text:p>
          </table:table-cell>
          <table:table-cell table:number-columns-repeated="2" office:value-type="string">
            <text:p>Humacao</text:p>
          </table:table-cell>
          <table:table-cell office:value-type="float" office:value="4565449">
            <text:p>4565449</text:p>
          </table:table-cell>
        </table:table-row>
        <table:table-row table:style-name="ro1">
          <table:table-cell office:value-type="string">
            <text:p>PR.071</text:p>
          </table:table-cell>
          <table:table-cell table:number-columns-repeated="2" office:value-type="string">
            <text:p>Isabela</text:p>
          </table:table-cell>
          <table:table-cell office:value-type="float" office:value="4565581">
            <text:p>4565581</text:p>
          </table:table-cell>
        </table:table-row>
        <table:table-row table:style-name="ro1">
          <table:table-cell office:value-type="string">
            <text:p>PR.073</text:p>
          </table:table-cell>
          <table:table-cell office:value-type="string">
            <text:p>Jayuya</text:p>
          </table:table-cell>
          <table:table-cell office:value-type="string">
            <text:p>Jayuya</text:p>
          </table:table-cell>
          <table:table-cell office:value-type="float" office:value="4565684">
            <text:p>4565684</text:p>
          </table:table-cell>
        </table:table-row>
        <table:table-row table:style-name="ro1">
          <table:table-cell office:value-type="string">
            <text:p>PR.075</text:p>
          </table:table-cell>
          <table:table-cell office:value-type="string">
            <text:p>Juana Díaz</text:p>
          </table:table-cell>
          <table:table-cell office:value-type="string">
            <text:p>Juana Diaz</text:p>
          </table:table-cell>
          <table:table-cell office:value-type="float" office:value="4565713">
            <text:p>4565713</text:p>
          </table:table-cell>
        </table:table-row>
        <table:table-row table:style-name="ro1">
          <table:table-cell office:value-type="string">
            <text:p>PR.077</text:p>
          </table:table-cell>
          <table:table-cell table:number-columns-repeated="2" office:value-type="string">
            <text:p>Juncos</text:p>
          </table:table-cell>
          <table:table-cell office:value-type="float" office:value="4565720">
            <text:p>4565720</text:p>
          </table:table-cell>
        </table:table-row>
        <table:table-row table:style-name="ro1">
          <table:table-cell office:value-type="string">
            <text:p>PR.079</text:p>
          </table:table-cell>
          <table:table-cell office:value-type="string">
            <text:p>Lajas</text:p>
          </table:table-cell>
          <table:table-cell office:value-type="string">
            <text:p>Lajas</text:p>
          </table:table-cell>
          <table:table-cell office:value-type="float" office:value="4565900">
            <text:p>4565900</text:p>
          </table:table-cell>
        </table:table-row>
        <table:table-row table:style-name="ro1">
          <table:table-cell office:value-type="string">
            <text:p>PR.081</text:p>
          </table:table-cell>
          <table:table-cell table:number-columns-repeated="2" office:value-type="string">
            <text:p>Lares</text:p>
          </table:table-cell>
          <table:table-cell office:value-type="float" office:value="4565910">
            <text:p>4565910</text:p>
          </table:table-cell>
        </table:table-row>
        <table:table-row table:style-name="ro1">
          <table:table-cell office:value-type="string">
            <text:p>PR.083</text:p>
          </table:table-cell>
          <table:table-cell office:value-type="string">
            <text:p>Las Marías</text:p>
          </table:table-cell>
          <table:table-cell office:value-type="string">
            <text:p>Las Marias</text:p>
          </table:table-cell>
          <table:table-cell office:value-type="float" office:value="4565961">
            <text:p>4565961</text:p>
          </table:table-cell>
        </table:table-row>
        <table:table-row table:style-name="ro1">
          <table:table-cell office:value-type="string">
            <text:p>PR.085</text:p>
          </table:table-cell>
          <table:table-cell office:value-type="string">
            <text:p>Las Piedras</text:p>
          </table:table-cell>
          <table:table-cell office:value-type="string">
            <text:p>Las Piedras</text:p>
          </table:table-cell>
          <table:table-cell office:value-type="float" office:value="4565981">
            <text:p>4565981</text:p>
          </table:table-cell>
        </table:table-row>
        <table:table-row table:style-name="ro1">
          <table:table-cell office:value-type="string">
            <text:p>PR.087</text:p>
          </table:table-cell>
          <table:table-cell office:value-type="string">
            <text:p>Loíza</text:p>
          </table:table-cell>
          <table:table-cell office:value-type="string">
            <text:p>Loiza</text:p>
          </table:table-cell>
          <table:table-cell office:value-type="float" office:value="4566025">
            <text:p>4566025</text:p>
          </table:table-cell>
        </table:table-row>
        <table:table-row table:style-name="ro1">
          <table:table-cell office:value-type="string">
            <text:p>PR.089</text:p>
          </table:table-cell>
          <table:table-cell table:number-columns-repeated="2" office:value-type="string">
            <text:p>Luquillo</text:p>
          </table:table-cell>
          <table:table-cell office:value-type="float" office:value="4566106">
            <text:p>4566106</text:p>
          </table:table-cell>
        </table:table-row>
        <table:table-row table:style-name="ro1">
          <table:table-cell office:value-type="string">
            <text:p>PR.091</text:p>
          </table:table-cell>
          <table:table-cell office:value-type="string">
            <text:p>Manatí</text:p>
          </table:table-cell>
          <table:table-cell office:value-type="string">
            <text:p>Manati</text:p>
          </table:table-cell>
          <table:table-cell office:value-type="float" office:value="4566138">
            <text:p>4566138</text:p>
          </table:table-cell>
        </table:table-row>
        <table:table-row table:style-name="ro1">
          <table:table-cell office:value-type="string">
            <text:p>PR.093</text:p>
          </table:table-cell>
          <table:table-cell office:value-type="string">
            <text:p>Maricao</text:p>
          </table:table-cell>
          <table:table-cell office:value-type="string">
            <text:p>Maricao</text:p>
          </table:table-cell>
          <table:table-cell office:value-type="float" office:value="4566180">
            <text:p>4566180</text:p>
          </table:table-cell>
        </table:table-row>
        <table:table-row table:style-name="ro1">
          <table:table-cell office:value-type="string">
            <text:p>PR.095</text:p>
          </table:table-cell>
          <table:table-cell office:value-type="string">
            <text:p>Maunabo</text:p>
          </table:table-cell>
          <table:table-cell office:value-type="string">
            <text:p>Maunabo</text:p>
          </table:table-cell>
          <table:table-cell office:value-type="float" office:value="4566209">
            <text:p>4566209</text:p>
          </table:table-cell>
        </table:table-row>
        <table:table-row table:style-name="ro1">
          <table:table-cell office:value-type="string">
            <text:p>PR.097</text:p>
          </table:table-cell>
          <table:table-cell office:value-type="string">
            <text:p>Mayagüez</text:p>
          </table:table-cell>
          <table:table-cell office:value-type="string">
            <text:p>Mayagueez</text:p>
          </table:table-cell>
          <table:table-cell office:value-type="float" office:value="4566217">
            <text:p>4566217</text:p>
          </table:table-cell>
        </table:table-row>
        <table:table-row table:style-name="ro1">
          <table:table-cell office:value-type="string">
            <text:p>PR.099</text:p>
          </table:table-cell>
          <table:table-cell office:value-type="string">
            <text:p>Moca</text:p>
          </table:table-cell>
          <table:table-cell office:value-type="string">
            <text:p>Moca</text:p>
          </table:table-cell>
          <table:table-cell office:value-type="float" office:value="4566272">
            <text:p>4566272</text:p>
          </table:table-cell>
        </table:table-row>
        <table:table-row table:style-name="ro1">
          <table:table-cell office:value-type="string">
            <text:p>PR.101</text:p>
          </table:table-cell>
          <table:table-cell office:value-type="string">
            <text:p>Morovis</text:p>
          </table:table-cell>
          <table:table-cell office:value-type="string">
            <text:p>Morovis</text:p>
          </table:table-cell>
          <table:table-cell office:value-type="float" office:value="4566334">
            <text:p>4566334</text:p>
          </table:table-cell>
        </table:table-row>
        <table:table-row table:style-name="ro1">
          <table:table-cell office:value-type="string">
            <text:p>PR.103</text:p>
          </table:table-cell>
          <table:table-cell office:value-type="string">
            <text:p>Naguabo</text:p>
          </table:table-cell>
          <table:table-cell office:value-type="string">
            <text:p>Naguabo</text:p>
          </table:table-cell>
          <table:table-cell office:value-type="float" office:value="4566397">
            <text:p>4566397</text:p>
          </table:table-cell>
        </table:table-row>
        <table:table-row table:style-name="ro1">
          <table:table-cell office:value-type="string">
            <text:p>PR.105</text:p>
          </table:table-cell>
          <table:table-cell office:value-type="string">
            <text:p>Naranjito</text:p>
          </table:table-cell>
          <table:table-cell office:value-type="string">
            <text:p>Naranjito</text:p>
          </table:table-cell>
          <table:table-cell office:value-type="float" office:value="4566403">
            <text:p>4566403</text:p>
          </table:table-cell>
        </table:table-row>
        <table:table-row table:style-name="ro1">
          <table:table-cell office:value-type="string">
            <text:p>PR.107</text:p>
          </table:table-cell>
          <table:table-cell office:value-type="string">
            <text:p>Orocovis</text:p>
          </table:table-cell>
          <table:table-cell office:value-type="string">
            <text:p>Orocovis</text:p>
          </table:table-cell>
          <table:table-cell office:value-type="float" office:value="4566456">
            <text:p>4566456</text:p>
          </table:table-cell>
        </table:table-row>
        <table:table-row table:style-name="ro1">
          <table:table-cell office:value-type="string">
            <text:p>PR.109</text:p>
          </table:table-cell>
          <table:table-cell office:value-type="string">
            <text:p>Patillas</text:p>
          </table:table-cell>
          <table:table-cell office:value-type="string">
            <text:p>Patillas</text:p>
          </table:table-cell>
          <table:table-cell office:value-type="float" office:value="4566654">
            <text:p>4566654</text:p>
          </table:table-cell>
        </table:table-row>
        <table:table-row table:style-name="ro1">
          <table:table-cell office:value-type="string">
            <text:p>PR.111</text:p>
          </table:table-cell>
          <table:table-cell office:value-type="string">
            <text:p>Peñuelas</text:p>
          </table:table-cell>
          <table:table-cell office:value-type="string">
            <text:p>Penuelas</text:p>
          </table:table-cell>
          <table:table-cell office:value-type="float" office:value="4566689">
            <text:p>4566689</text:p>
          </table:table-cell>
        </table:table-row>
        <table:table-row table:style-name="ro1">
          <table:table-cell office:value-type="string">
            <text:p>PR.113</text:p>
          </table:table-cell>
          <table:table-cell table:number-columns-repeated="2" office:value-type="string">
            <text:p>Ponce</text:p>
          </table:table-cell>
          <table:table-cell office:value-type="float" office:value="4566886">
            <text:p>4566886</text:p>
          </table:table-cell>
        </table:table-row>
        <table:table-row table:style-name="ro1">
          <table:table-cell office:value-type="string">
            <text:p>PR.117</text:p>
          </table:table-cell>
          <table:table-cell office:value-type="string">
            <text:p>Rincón</text:p>
          </table:table-cell>
          <table:table-cell office:value-type="string">
            <text:p>Rincon</text:p>
          </table:table-cell>
          <table:table-cell office:value-type="float" office:value="4567727">
            <text:p>4567727</text:p>
          </table:table-cell>
        </table:table-row>
        <table:table-row table:style-name="ro1">
          <table:table-cell office:value-type="string">
            <text:p>PR.115</text:p>
          </table:table-cell>
          <table:table-cell office:value-type="string">
            <text:p>Quebradillas</text:p>
          </table:table-cell>
          <table:table-cell office:value-type="string">
            <text:p>Quebradillas</text:p>
          </table:table-cell>
          <table:table-cell office:value-type="float" office:value="4567734">
            <text:p>4567734</text:p>
          </table:table-cell>
        </table:table-row>
        <table:table-row table:style-name="ro1">
          <table:table-cell office:value-type="string">
            <text:p>PR.119</text:p>
          </table:table-cell>
          <table:table-cell office:value-type="string">
            <text:p>Río Grande</text:p>
          </table:table-cell>
          <table:table-cell office:value-type="string">
            <text:p>Rio Grande</text:p>
          </table:table-cell>
          <table:table-cell office:value-type="float" office:value="4567823">
            <text:p>4567823</text:p>
          </table:table-cell>
        </table:table-row>
        <table:table-row table:style-name="ro1">
          <table:table-cell office:value-type="string">
            <text:p>PR.121</text:p>
          </table:table-cell>
          <table:table-cell office:value-type="string">
            <text:p>Sabana Grande</text:p>
          </table:table-cell>
          <table:table-cell office:value-type="string">
            <text:p>Sabana Grande</text:p>
          </table:table-cell>
          <table:table-cell office:value-type="float" office:value="4568015">
            <text:p>4568015</text:p>
          </table:table-cell>
        </table:table-row>
        <table:table-row table:style-name="ro1">
          <table:table-cell office:value-type="string">
            <text:p>PR.123</text:p>
          </table:table-cell>
          <table:table-cell table:number-columns-repeated="2" office:value-type="string">
            <text:p>Salinas</text:p>
          </table:table-cell>
          <table:table-cell office:value-type="float" office:value="4568043">
            <text:p>4568043</text:p>
          </table:table-cell>
        </table:table-row>
        <table:table-row table:style-name="ro1">
          <table:table-cell office:value-type="string">
            <text:p>PR.125</text:p>
          </table:table-cell>
          <table:table-cell office:value-type="string">
            <text:p>San Germán</text:p>
          </table:table-cell>
          <table:table-cell office:value-type="string">
            <text:p>San German</text:p>
          </table:table-cell>
          <table:table-cell office:value-type="float" office:value="4568105">
            <text:p>4568105</text:p>
          </table:table-cell>
        </table:table-row>
        <table:table-row table:style-name="ro1">
          <table:table-cell office:value-type="string">
            <text:p>PR.127</text:p>
          </table:table-cell>
          <table:table-cell table:number-columns-repeated="2" office:value-type="string">
            <text:p>San Juan</text:p>
          </table:table-cell>
          <table:table-cell office:value-type="float" office:value="4568138">
            <text:p>4568138</text:p>
          </table:table-cell>
        </table:table-row>
        <table:table-row table:style-name="ro1">
          <table:table-cell office:value-type="string">
            <text:p>PR.129</text:p>
          </table:table-cell>
          <table:table-cell table:number-columns-repeated="2" office:value-type="string">
            <text:p>San Lorenzo</text:p>
          </table:table-cell>
          <table:table-cell office:value-type="float" office:value="4568150">
            <text:p>4568150</text:p>
          </table:table-cell>
        </table:table-row>
        <table:table-row table:style-name="ro1">
          <table:table-cell office:value-type="string">
            <text:p>PR.131</text:p>
          </table:table-cell>
          <table:table-cell office:value-type="string">
            <text:p>San Sebastián</text:p>
          </table:table-cell>
          <table:table-cell office:value-type="string">
            <text:p>San Sebastian</text:p>
          </table:table-cell>
          <table:table-cell office:value-type="float" office:value="4568177">
            <text:p>4568177</text:p>
          </table:table-cell>
        </table:table-row>
        <table:table-row table:style-name="ro1">
          <table:table-cell office:value-type="string">
            <text:p>PR.133</text:p>
          </table:table-cell>
          <table:table-cell table:number-columns-repeated="2" office:value-type="string">
            <text:p>Santa Isabel</text:p>
          </table:table-cell>
          <table:table-cell office:value-type="float" office:value="4568213">
            <text:p>4568213</text:p>
          </table:table-cell>
        </table:table-row>
        <table:table-row table:style-name="ro1">
          <table:table-cell office:value-type="string">
            <text:p>PR.135</text:p>
          </table:table-cell>
          <table:table-cell office:value-type="string">
            <text:p>Toa Alta</text:p>
          </table:table-cell>
          <table:table-cell office:value-type="string">
            <text:p>Toa Alta</text:p>
          </table:table-cell>
          <table:table-cell office:value-type="float" office:value="4568404">
            <text:p>4568404</text:p>
          </table:table-cell>
        </table:table-row>
        <table:table-row table:style-name="ro1">
          <table:table-cell office:value-type="string">
            <text:p>PR.137</text:p>
          </table:table-cell>
          <table:table-cell office:value-type="string">
            <text:p>Toa Baja</text:p>
          </table:table-cell>
          <table:table-cell office:value-type="string">
            <text:p>Toa Baja</text:p>
          </table:table-cell>
          <table:table-cell office:value-type="float" office:value="4568408">
            <text:p>4568408</text:p>
          </table:table-cell>
        </table:table-row>
        <table:table-row table:style-name="ro1">
          <table:table-cell office:value-type="string">
            <text:p>PR.139</text:p>
          </table:table-cell>
          <table:table-cell table:number-columns-repeated="2" office:value-type="string">
            <text:p>Trujillo Alto</text:p>
          </table:table-cell>
          <table:table-cell office:value-type="float" office:value="4568452">
            <text:p>4568452</text:p>
          </table:table-cell>
        </table:table-row>
        <table:table-row table:style-name="ro1">
          <table:table-cell office:value-type="string">
            <text:p>PR.141</text:p>
          </table:table-cell>
          <table:table-cell office:value-type="string">
            <text:p>Utuado</text:p>
          </table:table-cell>
          <table:table-cell office:value-type="string">
            <text:p>Utuado</text:p>
          </table:table-cell>
          <table:table-cell office:value-type="float" office:value="4568491">
            <text:p>4568491</text:p>
          </table:table-cell>
        </table:table-row>
        <table:table-row table:style-name="ro1">
          <table:table-cell office:value-type="string">
            <text:p>PR.143</text:p>
          </table:table-cell>
          <table:table-cell table:number-columns-repeated="2" office:value-type="string">
            <text:p>Vega Alta</text:p>
          </table:table-cell>
          <table:table-cell office:value-type="float" office:value="4568529">
            <text:p>4568529</text:p>
          </table:table-cell>
        </table:table-row>
        <table:table-row table:style-name="ro1">
          <table:table-cell office:value-type="string">
            <text:p>PR.145</text:p>
          </table:table-cell>
          <table:table-cell table:number-columns-repeated="2" office:value-type="string">
            <text:p>Vega Baja</text:p>
          </table:table-cell>
          <table:table-cell office:value-type="float" office:value="4568534">
            <text:p>4568534</text:p>
          </table:table-cell>
        </table:table-row>
        <table:table-row table:style-name="ro1">
          <table:table-cell office:value-type="string">
            <text:p>PR.149</text:p>
          </table:table-cell>
          <table:table-cell office:value-type="string">
            <text:p>Villalba</text:p>
          </table:table-cell>
          <table:table-cell office:value-type="string">
            <text:p>Villalba</text:p>
          </table:table-cell>
          <table:table-cell office:value-type="float" office:value="4568684">
            <text:p>4568684</text:p>
          </table:table-cell>
        </table:table-row>
        <table:table-row table:style-name="ro1">
          <table:table-cell office:value-type="string">
            <text:p>PR.151</text:p>
          </table:table-cell>
          <table:table-cell office:value-type="string">
            <text:p>Yabucoa</text:p>
          </table:table-cell>
          <table:table-cell office:value-type="string">
            <text:p>Yabucoa</text:p>
          </table:table-cell>
          <table:table-cell office:value-type="float" office:value="4568909">
            <text:p>4568909</text:p>
          </table:table-cell>
        </table:table-row>
        <table:table-row table:style-name="ro1">
          <table:table-cell office:value-type="string">
            <text:p>PR.153</text:p>
          </table:table-cell>
          <table:table-cell table:number-columns-repeated="2" office:value-type="string">
            <text:p>Yauco</text:p>
          </table:table-cell>
          <table:table-cell office:value-type="float" office:value="4568918">
            <text:p>4568918</text:p>
          </table:table-cell>
        </table:table-row>
        <table:table-row table:style-name="ro1">
          <table:table-cell office:value-type="string">
            <text:p>PR.147</text:p>
          </table:table-cell>
          <table:table-cell table:number-columns-repeated="2" office:value-type="string">
            <text:p>Vieques</text:p>
          </table:table-cell>
          <table:table-cell office:value-type="float" office:value="4568924">
            <text:p>4568924</text:p>
          </table:table-cell>
        </table:table-row>
        <table:table-row table:style-name="ro1">
          <table:table-cell office:value-type="string">
            <text:p>PS.GZ</text:p>
          </table:table-cell>
          <table:table-cell table:number-columns-repeated="2" office:value-type="string">
            <text:p>Gaza Strip</text:p>
          </table:table-cell>
          <table:table-cell office:value-type="float" office:value="281132">
            <text:p>281132</text:p>
          </table:table-cell>
        </table:table-row>
        <table:table-row table:style-name="ro1">
          <table:table-cell office:value-type="string">
            <text:p>PS.WE</text:p>
          </table:table-cell>
          <table:table-cell table:number-columns-repeated="2" office:value-type="string">
            <text:p>West Bank</text:p>
          </table:table-cell>
          <table:table-cell office:value-type="float" office:value="285153">
            <text:p>285153</text:p>
          </table:table-cell>
        </table:table-row>
        <table:table-row table:style-name="ro1">
          <table:table-cell office:value-type="string">
            <text:p>PT.19</text:p>
          </table:table-cell>
          <table:table-cell office:value-type="string">
            <text:p>Setúbal</text:p>
          </table:table-cell>
          <table:table-cell office:value-type="string">
            <text:p>Setubal</text:p>
          </table:table-cell>
          <table:table-cell office:value-type="float" office:value="2262961">
            <text:p>2262961</text:p>
          </table:table-cell>
        </table:table-row>
        <table:table-row table:style-name="ro1">
          <table:table-cell office:value-type="string">
            <text:p>PT.18</text:p>
          </table:table-cell>
          <table:table-cell office:value-type="string">
            <text:p>Santarém</text:p>
          </table:table-cell>
          <table:table-cell office:value-type="string">
            <text:p>Santarem</text:p>
          </table:table-cell>
          <table:table-cell office:value-type="float" office:value="2263478">
            <text:p>2263478</text:p>
          </table:table-cell>
        </table:table-row>
        <table:table-row table:style-name="ro1">
          <table:table-cell office:value-type="string">
            <text:p>PT.16</text:p>
          </table:table-cell>
          <table:table-cell office:value-type="string">
            <text:p>Portalegre</text:p>
          </table:table-cell>
          <table:table-cell office:value-type="string">
            <text:p>Portalegre</text:p>
          </table:table-cell>
          <table:table-cell office:value-type="float" office:value="2264507">
            <text:p>2264507</text:p>
          </table:table-cell>
        </table:table-row>
        <table:table-row table:style-name="ro1">
          <table:table-cell office:value-type="string">
            <text:p>PT.14</text:p>
          </table:table-cell>
          <table:table-cell table:number-columns-repeated="2" office:value-type="string">
            <text:p>Lisbon</text:p>
          </table:table-cell>
          <table:table-cell office:value-type="float" office:value="2267056">
            <text:p>2267056</text:p>
          </table:table-cell>
        </table:table-row>
        <table:table-row table:style-name="ro1">
          <table:table-cell office:value-type="string">
            <text:p>PT.13</text:p>
          </table:table-cell>
          <table:table-cell office:value-type="string">
            <text:p>Leiria</text:p>
          </table:table-cell>
          <table:table-cell office:value-type="string">
            <text:p>Leiria</text:p>
          </table:table-cell>
          <table:table-cell office:value-type="float" office:value="2267094">
            <text:p>2267094</text:p>
          </table:table-cell>
        </table:table-row>
        <table:table-row table:style-name="ro1">
          <table:table-cell office:value-type="string">
            <text:p>PT.09</text:p>
          </table:table-cell>
          <table:table-cell table:number-columns-repeated="2" office:value-type="string">
            <text:p>Faro</text:p>
          </table:table-cell>
          <table:table-cell office:value-type="float" office:value="2268337">
            <text:p>2268337</text:p>
          </table:table-cell>
        </table:table-row>
        <table:table-row table:style-name="ro1">
          <table:table-cell office:value-type="string">
            <text:p>PT.08</text:p>
          </table:table-cell>
          <table:table-cell office:value-type="string">
            <text:p>Évora</text:p>
          </table:table-cell>
          <table:table-cell office:value-type="string">
            <text:p>Evora</text:p>
          </table:table-cell>
          <table:table-cell office:value-type="float" office:value="2268404">
            <text:p>2268404</text:p>
          </table:table-cell>
        </table:table-row>
        <table:table-row table:style-name="ro1">
          <table:table-cell office:value-type="string">
            <text:p>PT.06</text:p>
          </table:table-cell>
          <table:table-cell table:number-columns-repeated="2" office:value-type="string">
            <text:p>Castelo Branco</text:p>
          </table:table-cell>
          <table:table-cell office:value-type="float" office:value="2269513">
            <text:p>2269513</text:p>
          </table:table-cell>
        </table:table-row>
        <table:table-row table:style-name="ro1">
          <table:table-cell office:value-type="string">
            <text:p>PT.03</text:p>
          </table:table-cell>
          <table:table-cell table:number-columns-repeated="2" office:value-type="string">
            <text:p>Beja</text:p>
          </table:table-cell>
          <table:table-cell office:value-type="float" office:value="2270984">
            <text:p>2270984</text:p>
          </table:table-cell>
        </table:table-row>
        <table:table-row table:style-name="ro1">
          <table:table-cell office:value-type="string">
            <text:p>PT.10</text:p>
          </table:table-cell>
          <table:table-cell table:number-columns-repeated="2" office:value-type="string">
            <text:p>Madeira</text:p>
          </table:table-cell>
          <table:table-cell office:value-type="float" office:value="2593105">
            <text:p>2593105</text:p>
          </table:table-cell>
        </table:table-row>
        <table:table-row table:style-name="ro1">
          <table:table-cell office:value-type="string">
            <text:p>PT.22</text:p>
          </table:table-cell>
          <table:table-cell office:value-type="string">
            <text:p>Viseu</text:p>
          </table:table-cell>
          <table:table-cell office:value-type="string">
            <text:p>Viseu</text:p>
          </table:table-cell>
          <table:table-cell office:value-type="float" office:value="2732264">
            <text:p>2732264</text:p>
          </table:table-cell>
        </table:table-row>
        <table:table-row table:style-name="ro1">
          <table:table-cell office:value-type="string">
            <text:p>PT.21</text:p>
          </table:table-cell>
          <table:table-cell table:number-columns-repeated="2" office:value-type="string">
            <text:p>Vila Real</text:p>
          </table:table-cell>
          <table:table-cell office:value-type="float" office:value="2732437">
            <text:p>2732437</text:p>
          </table:table-cell>
        </table:table-row>
        <table:table-row table:style-name="ro1">
          <table:table-cell office:value-type="string">
            <text:p>PT.20</text:p>
          </table:table-cell>
          <table:table-cell table:number-columns-repeated="2" office:value-type="string">
            <text:p>Viana do Castelo</text:p>
          </table:table-cell>
          <table:table-cell office:value-type="float" office:value="2732772">
            <text:p>2732772</text:p>
          </table:table-cell>
        </table:table-row>
        <table:table-row table:style-name="ro1">
          <table:table-cell office:value-type="string">
            <text:p>PT.17</text:p>
          </table:table-cell>
          <table:table-cell table:number-columns-repeated="2" office:value-type="string">
            <text:p>Porto</text:p>
          </table:table-cell>
          <table:table-cell office:value-type="float" office:value="2735941">
            <text:p>2735941</text:p>
          </table:table-cell>
        </table:table-row>
        <table:table-row table:style-name="ro1">
          <table:table-cell office:value-type="string">
            <text:p>PT.11</text:p>
          </table:table-cell>
          <table:table-cell office:value-type="string">
            <text:p>Guarda</text:p>
          </table:table-cell>
          <table:table-cell office:value-type="string">
            <text:p>Guarda</text:p>
          </table:table-cell>
          <table:table-cell office:value-type="float" office:value="2738782">
            <text:p>2738782</text:p>
          </table:table-cell>
        </table:table-row>
        <table:table-row table:style-name="ro1">
          <table:table-cell office:value-type="string">
            <text:p>PT.07</text:p>
          </table:table-cell>
          <table:table-cell office:value-type="string">
            <text:p>Coimbra</text:p>
          </table:table-cell>
          <table:table-cell office:value-type="string">
            <text:p>Coimbra</text:p>
          </table:table-cell>
          <table:table-cell office:value-type="float" office:value="2740636">
            <text:p>2740636</text:p>
          </table:table-cell>
        </table:table-row>
        <table:table-row table:style-name="ro1">
          <table:table-cell office:value-type="string">
            <text:p>PT.05</text:p>
          </table:table-cell>
          <table:table-cell office:value-type="string">
            <text:p>Bragança</text:p>
          </table:table-cell>
          <table:table-cell office:value-type="string">
            <text:p>Braganca</text:p>
          </table:table-cell>
          <table:table-cell office:value-type="float" office:value="2742026">
            <text:p>2742026</text:p>
          </table:table-cell>
        </table:table-row>
        <table:table-row table:style-name="ro1">
          <table:table-cell office:value-type="string">
            <text:p>PT.04</text:p>
          </table:table-cell>
          <table:table-cell office:value-type="string">
            <text:p>Braga</text:p>
          </table:table-cell>
          <table:table-cell office:value-type="string">
            <text:p>Braga</text:p>
          </table:table-cell>
          <table:table-cell office:value-type="float" office:value="2742031">
            <text:p>2742031</text:p>
          </table:table-cell>
        </table:table-row>
        <table:table-row table:style-name="ro1">
          <table:table-cell office:value-type="string">
            <text:p>PT.02</text:p>
          </table:table-cell>
          <table:table-cell office:value-type="string">
            <text:p>Aveiro</text:p>
          </table:table-cell>
          <table:table-cell office:value-type="string">
            <text:p>Aveiro</text:p>
          </table:table-cell>
          <table:table-cell office:value-type="float" office:value="2742610">
            <text:p>2742610</text:p>
          </table:table-cell>
        </table:table-row>
        <table:table-row table:style-name="ro1">
          <table:table-cell office:value-type="string">
            <text:p>PT.23</text:p>
          </table:table-cell>
          <table:table-cell table:number-columns-repeated="2" office:value-type="string">
            <text:p>Azores</text:p>
          </table:table-cell>
          <table:table-cell office:value-type="float" office:value="3411865">
            <text:p>3411865</text:p>
          </table:table-cell>
        </table:table-row>
        <table:table-row table:style-name="ro1">
          <table:table-cell office:value-type="string">
            <text:p>PW.11</text:p>
          </table:table-cell>
          <table:table-cell office:value-type="string">
            <text:p>Ngatpang</text:p>
          </table:table-cell>
          <table:table-cell office:value-type="string">
            <text:p>Ngatpang</text:p>
          </table:table-cell>
          <table:table-cell office:value-type="float" office:value="1559532">
            <text:p>1559532</text:p>
          </table:table-cell>
        </table:table-row>
        <table:table-row table:style-name="ro1">
          <table:table-cell office:value-type="string">
            <text:p>PW.16</text:p>
          </table:table-cell>
          <table:table-cell office:value-type="string">
            <text:p>Sonsorol</text:p>
          </table:table-cell>
          <table:table-cell office:value-type="string">
            <text:p>Sonsorol</text:p>
          </table:table-cell>
          <table:table-cell office:value-type="float" office:value="1559630">
            <text:p>1559630</text:p>
          </table:table-cell>
        </table:table-row>
        <table:table-row table:style-name="ro1">
          <table:table-cell office:value-type="string">
            <text:p>PW.05</text:p>
          </table:table-cell>
          <table:table-cell office:value-type="string">
            <text:p>Kayangel</text:p>
          </table:table-cell>
          <table:table-cell office:value-type="string">
            <text:p>Kayangel</text:p>
          </table:table-cell>
          <table:table-cell office:value-type="float" office:value="1559774">
            <text:p>1559774</text:p>
          </table:table-cell>
        </table:table-row>
        <table:table-row table:style-name="ro1">
          <table:table-cell office:value-type="string">
            <text:p>PW.04</text:p>
          </table:table-cell>
          <table:table-cell office:value-type="string">
            <text:p>Hatohobei</text:p>
          </table:table-cell>
          <table:table-cell office:value-type="string">
            <text:p>Hatohobei</text:p>
          </table:table-cell>
          <table:table-cell office:value-type="float" office:value="1559776">
            <text:p>1559776</text:p>
          </table:table-cell>
        </table:table-row>
        <table:table-row table:style-name="ro1">
          <table:table-cell office:value-type="string">
            <text:p>PW.01</text:p>
          </table:table-cell>
          <table:table-cell office:value-type="string">
            <text:p>Aimeliik</text:p>
          </table:table-cell>
          <table:table-cell office:value-type="string">
            <text:p>Aimeliik</text:p>
          </table:table-cell>
          <table:table-cell office:value-type="float" office:value="1559964">
            <text:p>1559964</text:p>
          </table:table-cell>
        </table:table-row>
        <table:table-row table:style-name="ro1">
          <table:table-cell office:value-type="string">
            <text:p>PW.02</text:p>
          </table:table-cell>
          <table:table-cell office:value-type="string">
            <text:p>Airai</text:p>
          </table:table-cell>
          <table:table-cell office:value-type="string">
            <text:p>Airai</text:p>
          </table:table-cell>
          <table:table-cell office:value-type="float" office:value="4037645">
            <text:p>4037645</text:p>
          </table:table-cell>
        </table:table-row>
        <table:table-row table:style-name="ro1">
          <table:table-cell office:value-type="string">
            <text:p>PW.03</text:p>
          </table:table-cell>
          <table:table-cell office:value-type="string">
            <text:p>Angaur</text:p>
          </table:table-cell>
          <table:table-cell office:value-type="string">
            <text:p>Angaur</text:p>
          </table:table-cell>
          <table:table-cell office:value-type="float" office:value="4037653">
            <text:p>4037653</text:p>
          </table:table-cell>
        </table:table-row>
        <table:table-row table:style-name="ro1">
          <table:table-cell office:value-type="string">
            <text:p>PW.06</text:p>
          </table:table-cell>
          <table:table-cell table:number-columns-repeated="2" office:value-type="string">
            <text:p>Koror</text:p>
          </table:table-cell>
          <table:table-cell office:value-type="float" office:value="4037892">
            <text:p>4037892</text:p>
          </table:table-cell>
        </table:table-row>
        <table:table-row table:style-name="ro1">
          <table:table-cell office:value-type="string">
            <text:p>PW.07</text:p>
          </table:table-cell>
          <table:table-cell table:number-columns-repeated="2" office:value-type="string">
            <text:p>Melekeok</text:p>
          </table:table-cell>
          <table:table-cell office:value-type="float" office:value="4037930">
            <text:p>4037930</text:p>
          </table:table-cell>
        </table:table-row>
        <table:table-row table:style-name="ro1">
          <table:table-cell office:value-type="string">
            <text:p>PW.08</text:p>
          </table:table-cell>
          <table:table-cell office:value-type="string">
            <text:p>Ngaraard</text:p>
          </table:table-cell>
          <table:table-cell office:value-type="string">
            <text:p>Ngaraard</text:p>
          </table:table-cell>
          <table:table-cell office:value-type="float" office:value="4037962">
            <text:p>4037962</text:p>
          </table:table-cell>
        </table:table-row>
        <table:table-row table:style-name="ro1">
          <table:table-cell office:value-type="string">
            <text:p>PW.12</text:p>
          </table:table-cell>
          <table:table-cell office:value-type="string">
            <text:p>Ngchesar</text:p>
          </table:table-cell>
          <table:table-cell office:value-type="string">
            <text:p>Ngchesar</text:p>
          </table:table-cell>
          <table:table-cell office:value-type="float" office:value="4037976">
            <text:p>4037976</text:p>
          </table:table-cell>
        </table:table-row>
        <table:table-row table:style-name="ro1">
          <table:table-cell office:value-type="string">
            <text:p>PW.09</text:p>
          </table:table-cell>
          <table:table-cell office:value-type="string">
            <text:p>Ngarchelong</text:p>
          </table:table-cell>
          <table:table-cell office:value-type="string">
            <text:p>Ngarchelong</text:p>
          </table:table-cell>
          <table:table-cell office:value-type="float" office:value="4038037">
            <text:p>4038037</text:p>
          </table:table-cell>
        </table:table-row>
        <table:table-row table:style-name="ro1">
          <table:table-cell office:value-type="string">
            <text:p>PW.10</text:p>
          </table:table-cell>
          <table:table-cell office:value-type="string">
            <text:p>Ngardmau</text:p>
          </table:table-cell>
          <table:table-cell office:value-type="string">
            <text:p>Ngardmau</text:p>
          </table:table-cell>
          <table:table-cell office:value-type="float" office:value="4038043">
            <text:p>4038043</text:p>
          </table:table-cell>
        </table:table-row>
        <table:table-row table:style-name="ro1">
          <table:table-cell office:value-type="string">
            <text:p>PW.13</text:p>
          </table:table-cell>
          <table:table-cell office:value-type="string">
            <text:p>Ngeremlengui</text:p>
          </table:table-cell>
          <table:table-cell office:value-type="string">
            <text:p>Ngeremlengui</text:p>
          </table:table-cell>
          <table:table-cell office:value-type="float" office:value="4038068">
            <text:p>4038068</text:p>
          </table:table-cell>
        </table:table-row>
        <table:table-row table:style-name="ro1">
          <table:table-cell office:value-type="string">
            <text:p>PW.14</text:p>
          </table:table-cell>
          <table:table-cell office:value-type="string">
            <text:p>Ngiwal</text:p>
          </table:table-cell>
          <table:table-cell office:value-type="string">
            <text:p>Ngiwal</text:p>
          </table:table-cell>
          <table:table-cell office:value-type="float" office:value="4038179">
            <text:p>4038179</text:p>
          </table:table-cell>
        </table:table-row>
        <table:table-row table:style-name="ro1">
          <table:table-cell office:value-type="string">
            <text:p>PW.15</text:p>
          </table:table-cell>
          <table:table-cell office:value-type="string">
            <text:p>Peleliu</text:p>
          </table:table-cell>
          <table:table-cell office:value-type="string">
            <text:p>Peleliu</text:p>
          </table:table-cell>
          <table:table-cell office:value-type="float" office:value="4038261">
            <text:p>4038261</text:p>
          </table:table-cell>
        </table:table-row>
        <table:table-row table:style-name="ro1">
          <table:table-cell office:value-type="string">
            <text:p>PY.17</text:p>
          </table:table-cell>
          <table:table-cell table:number-columns-repeated="2" office:value-type="string">
            <text:p>San Pedro Department</text:p>
          </table:table-cell>
          <table:table-cell office:value-type="float" office:value="3437027">
            <text:p>3437027</text:p>
          </table:table-cell>
        </table:table-row>
        <table:table-row table:style-name="ro1">
          <table:table-cell office:value-type="string">
            <text:p>PY.16</text:p>
          </table:table-cell>
          <table:table-cell office:value-type="string">
            <text:p>Presidente Hayes</text:p>
          </table:table-cell>
          <table:table-cell office:value-type="string">
            <text:p>Presidente Hayes</text:p>
          </table:table-cell>
          <table:table-cell office:value-type="float" office:value="3437443">
            <text:p>3437443</text:p>
          </table:table-cell>
        </table:table-row>
        <table:table-row table:style-name="ro1">
          <table:table-cell office:value-type="string">
            <text:p>PY.15</text:p>
          </table:table-cell>
          <table:table-cell office:value-type="string">
            <text:p>Paraguarí</text:p>
          </table:table-cell>
          <table:table-cell office:value-type="string">
            <text:p>Paraguari</text:p>
          </table:table-cell>
          <table:table-cell office:value-type="float" office:value="3437599">
            <text:p>3437599</text:p>
          </table:table-cell>
        </table:table-row>
        <table:table-row table:style-name="ro1">
          <table:table-cell office:value-type="string">
            <text:p>PY.13</text:p>
          </table:table-cell>
          <table:table-cell office:value-type="string">
            <text:p>Ñeembucú</text:p>
          </table:table-cell>
          <table:table-cell office:value-type="string">
            <text:p>Neembucu</text:p>
          </table:table-cell>
          <table:table-cell office:value-type="float" office:value="3437677">
            <text:p>3437677</text:p>
          </table:table-cell>
        </table:table-row>
        <table:table-row table:style-name="ro1">
          <table:table-cell office:value-type="string">
            <text:p>PY.12</text:p>
          </table:table-cell>
          <table:table-cell office:value-type="string">
            <text:p>Misiones Department</text:p>
          </table:table-cell>
          <table:table-cell office:value-type="string">
            <text:p>Misiones Department</text:p>
          </table:table-cell>
          <table:table-cell office:value-type="float" office:value="3437727">
            <text:p>3437727</text:p>
          </table:table-cell>
        </table:table-row>
        <table:table-row table:style-name="ro1">
          <table:table-cell office:value-type="string">
            <text:p>PY.11</text:p>
          </table:table-cell>
          <table:table-cell office:value-type="string">
            <text:p>Itapúa</text:p>
          </table:table-cell>
          <table:table-cell office:value-type="string">
            <text:p>Itapua</text:p>
          </table:table-cell>
          <table:table-cell office:value-type="float" office:value="3437923">
            <text:p>3437923</text:p>
          </table:table-cell>
        </table:table-row>
        <table:table-row table:style-name="ro1">
          <table:table-cell office:value-type="string">
            <text:p>PY.10</text:p>
          </table:table-cell>
          <table:table-cell office:value-type="string">
            <text:p>Guairá</text:p>
          </table:table-cell>
          <table:table-cell office:value-type="string">
            <text:p>Guaira</text:p>
          </table:table-cell>
          <table:table-cell office:value-type="float" office:value="3438049">
            <text:p>3438049</text:p>
          </table:table-cell>
        </table:table-row>
        <table:table-row table:style-name="ro1">
          <table:table-cell office:value-type="string">
            <text:p>PY.08</text:p>
          </table:table-cell>
          <table:table-cell table:number-columns-repeated="2" office:value-type="string">
            <text:p>Cordillera Department</text:p>
          </table:table-cell>
          <table:table-cell office:value-type="float" office:value="3438827">
            <text:p>3438827</text:p>
          </table:table-cell>
        </table:table-row>
        <table:table-row table:style-name="ro1">
          <table:table-cell office:value-type="string">
            <text:p>PY.07</text:p>
          </table:table-cell>
          <table:table-cell office:value-type="string">
            <text:p>Concepción</text:p>
          </table:table-cell>
          <table:table-cell office:value-type="string">
            <text:p>Concepcion</text:p>
          </table:table-cell>
          <table:table-cell office:value-type="float" office:value="3438833">
            <text:p>3438833</text:p>
          </table:table-cell>
        </table:table-row>
        <table:table-row table:style-name="ro1">
          <table:table-cell office:value-type="string">
            <text:p>PY.06</text:p>
          </table:table-cell>
          <table:table-cell table:number-columns-repeated="2" office:value-type="string">
            <text:p>Central Department</text:p>
          </table:table-cell>
          <table:table-cell office:value-type="float" office:value="3439137">
            <text:p>3439137</text:p>
          </table:table-cell>
        </table:table-row>
        <table:table-row table:style-name="ro1">
          <table:table-cell office:value-type="string">
            <text:p>PY.19</text:p>
          </table:table-cell>
          <table:table-cell office:value-type="string">
            <text:p>Canindeyú</text:p>
          </table:table-cell>
          <table:table-cell office:value-type="string">
            <text:p>Canindeyu</text:p>
          </table:table-cell>
          <table:table-cell office:value-type="float" office:value="3439216">
            <text:p>3439216</text:p>
          </table:table-cell>
        </table:table-row>
        <table:table-row table:style-name="ro1">
          <table:table-cell office:value-type="string">
            <text:p>PY.05</text:p>
          </table:table-cell>
          <table:table-cell office:value-type="string">
            <text:p>Caazapá</text:p>
          </table:table-cell>
          <table:table-cell office:value-type="string">
            <text:p>Caazapa</text:p>
          </table:table-cell>
          <table:table-cell office:value-type="float" office:value="3439296">
            <text:p>3439296</text:p>
          </table:table-cell>
        </table:table-row>
        <table:table-row table:style-name="ro1">
          <table:table-cell office:value-type="string">
            <text:p>PY.04</text:p>
          </table:table-cell>
          <table:table-cell office:value-type="string">
            <text:p>Caaguazú</text:p>
          </table:table-cell>
          <table:table-cell office:value-type="string">
            <text:p>Caaguazu</text:p>
          </table:table-cell>
          <table:table-cell office:value-type="float" office:value="3439312">
            <text:p>3439312</text:p>
          </table:table-cell>
        </table:table-row>
        <table:table-row table:style-name="ro1">
          <table:table-cell office:value-type="string">
            <text:p>PY.02</text:p>
          </table:table-cell>
          <table:table-cell office:value-type="string">
            <text:p>Amambay Department</text:p>
          </table:table-cell>
          <table:table-cell office:value-type="string">
            <text:p>Amambay Department</text:p>
          </table:table-cell>
          <table:table-cell office:value-type="float" office:value="3439433">
            <text:p>3439433</text:p>
          </table:table-cell>
        </table:table-row>
        <table:table-row table:style-name="ro1">
          <table:table-cell office:value-type="string">
            <text:p>PY.01</text:p>
          </table:table-cell>
          <table:table-cell office:value-type="string">
            <text:p>Alto Paraná</text:p>
          </table:table-cell>
          <table:table-cell office:value-type="string">
            <text:p>Alto Parana</text:p>
          </table:table-cell>
          <table:table-cell office:value-type="float" office:value="3439440">
            <text:p>3439440</text:p>
          </table:table-cell>
        </table:table-row>
        <table:table-row table:style-name="ro1">
          <table:table-cell office:value-type="string">
            <text:p>PY.23</text:p>
          </table:table-cell>
          <table:table-cell table:number-columns-repeated="2" office:value-type="string">
            <text:p>Alto Paraguay</text:p>
          </table:table-cell>
          <table:table-cell office:value-type="float" office:value="3439441">
            <text:p>3439441</text:p>
          </table:table-cell>
        </table:table-row>
        <table:table-row table:style-name="ro1">
          <table:table-cell office:value-type="string">
            <text:p>PY.22</text:p>
          </table:table-cell>
          <table:table-cell office:value-type="string">
            <text:p>Asunción</text:p>
          </table:table-cell>
          <table:table-cell office:value-type="string">
            <text:p>Asuncion</text:p>
          </table:table-cell>
          <table:table-cell office:value-type="float" office:value="3474570">
            <text:p>3474570</text:p>
          </table:table-cell>
        </table:table-row>
        <table:table-row table:style-name="ro1">
          <table:table-cell office:value-type="string">
            <text:p>PY.24</text:p>
          </table:table-cell>
          <table:table-cell office:value-type="string">
            <text:p>Boquerón</text:p>
          </table:table-cell>
          <table:table-cell office:value-type="string">
            <text:p>Boqueron</text:p>
          </table:table-cell>
          <table:table-cell office:value-type="float" office:value="3867442">
            <text:p>3867442</text:p>
          </table:table-cell>
        </table:table-row>
        <table:table-row table:style-name="ro1">
          <table:table-cell office:value-type="string">
            <text:p>QA.08</text:p>
          </table:table-cell>
          <table:table-cell office:value-type="string">
            <text:p>Madīnat ash Shamāl</text:p>
          </table:table-cell>
          <table:table-cell office:value-type="string">
            <text:p>Madinat ash Shamal</text:p>
          </table:table-cell>
          <table:table-cell office:value-type="float" office:value="389462">
            <text:p>389462</text:p>
          </table:table-cell>
        </table:table-row>
        <table:table-row table:style-name="ro1">
          <table:table-cell office:value-type="string">
            <text:p>QA.04</text:p>
          </table:table-cell>
          <table:table-cell office:value-type="string">
            <text:p>Al Khor</text:p>
          </table:table-cell>
          <table:table-cell office:value-type="string">
            <text:p>Al Khor</text:p>
          </table:table-cell>
          <table:table-cell office:value-type="float" office:value="389465">
            <text:p>389465</text:p>
          </table:table-cell>
        </table:table-row>
        <table:table-row table:style-name="ro1">
          <table:table-cell office:value-type="string">
            <text:p>QA.09</text:p>
          </table:table-cell>
          <table:table-cell office:value-type="string">
            <text:p>Umm Salal</text:p>
          </table:table-cell>
          <table:table-cell office:value-type="string">
            <text:p>Umm Salal</text:p>
          </table:table-cell>
          <table:table-cell office:value-type="float" office:value="389467">
            <text:p>389467</text:p>
          </table:table-cell>
        </table:table-row>
        <table:table-row table:style-name="ro1">
          <table:table-cell office:value-type="string">
            <text:p>QA.06</text:p>
          </table:table-cell>
          <table:table-cell office:value-type="string">
            <text:p>Baladīyat ar Rayyān</text:p>
          </table:table-cell>
          <table:table-cell office:value-type="string">
            <text:p>Baladiyat ar Rayyan</text:p>
          </table:table-cell>
          <table:table-cell office:value-type="float" office:value="389469">
            <text:p>389469</text:p>
          </table:table-cell>
        </table:table-row>
        <table:table-row table:style-name="ro1">
          <table:table-cell office:value-type="string">
            <text:p>QA.01</text:p>
          </table:table-cell>
          <table:table-cell office:value-type="string">
            <text:p>Baladīyat ad Dawḩah</text:p>
          </table:table-cell>
          <table:table-cell office:value-type="string">
            <text:p>Baladiyat ad Dawhah</text:p>
          </table:table-cell>
          <table:table-cell office:value-type="float" office:value="389470">
            <text:p>389470</text:p>
          </table:table-cell>
        </table:table-row>
        <table:table-row table:style-name="ro1">
          <table:table-cell office:value-type="string">
            <text:p>QA.10</text:p>
          </table:table-cell>
          <table:table-cell office:value-type="string">
            <text:p>Al Wakrah</text:p>
          </table:table-cell>
          <table:table-cell office:value-type="string">
            <text:p>Al Wakrah</text:p>
          </table:table-cell>
          <table:table-cell office:value-type="float" office:value="389472">
            <text:p>389472</text:p>
          </table:table-cell>
        </table:table-row>
        <table:table-row table:style-name="ro1">
          <table:table-cell office:value-type="string">
            <text:p>QA.13</text:p>
          </table:table-cell>
          <table:table-cell office:value-type="string">
            <text:p>Al Daayen</text:p>
          </table:table-cell>
          <table:table-cell office:value-type="string">
            <text:p>Al Daayen</text:p>
          </table:table-cell>
          <table:table-cell office:value-type="float" office:value="8030540">
            <text:p>8030540</text:p>
          </table:table-cell>
        </table:table-row>
        <table:table-row table:style-name="ro1">
          <table:table-cell office:value-type="string">
            <text:p>QA.14</text:p>
          </table:table-cell>
          <table:table-cell office:value-type="string">
            <text:p>Al-Shahaniya</text:p>
          </table:table-cell>
          <table:table-cell office:value-type="string">
            <text:p>Al-Shahaniya</text:p>
          </table:table-cell>
          <table:table-cell office:value-type="float" office:value="11777514">
            <text:p>11777514</text:p>
          </table:table-cell>
        </table:table-row>
        <table:table-row table:style-name="ro1">
          <table:table-cell office:value-type="string">
            <text:p>RE.RE</text:p>
          </table:table-cell>
          <table:table-cell office:value-type="string">
            <text:p>Réunion</text:p>
          </table:table-cell>
          <table:table-cell office:value-type="string">
            <text:p>Reunion</text:p>
          </table:table-cell>
          <table:table-cell office:value-type="float" office:value="6690283">
            <text:p>6690283</text:p>
          </table:table-cell>
        </table:table-row>
        <table:table-row table:style-name="ro1">
          <table:table-cell office:value-type="string">
            <text:p>RO.40</text:p>
          </table:table-cell>
          <table:table-cell office:value-type="string">
            <text:p>Vrancea</text:p>
          </table:table-cell>
          <table:table-cell office:value-type="string">
            <text:p>Vrancea</text:p>
          </table:table-cell>
          <table:table-cell office:value-type="float" office:value="662447">
            <text:p>662447</text:p>
          </table:table-cell>
        </table:table-row>
        <table:table-row table:style-name="ro1">
          <table:table-cell office:value-type="string">
            <text:p>RO.39</text:p>
          </table:table-cell>
          <table:table-cell office:value-type="string">
            <text:p>Vâlcea County</text:p>
          </table:table-cell>
          <table:table-cell office:value-type="string">
            <text:p>Valcea County</text:p>
          </table:table-cell>
          <table:table-cell office:value-type="float" office:value="662892">
            <text:p>662892</text:p>
          </table:table-cell>
        </table:table-row>
        <table:table-row table:style-name="ro1">
          <table:table-cell office:value-type="string">
            <text:p>RO.38</text:p>
          </table:table-cell>
          <table:table-cell office:value-type="string">
            <text:p>Vaslui County</text:p>
          </table:table-cell>
          <table:table-cell office:value-type="string">
            <text:p>Vaslui County</text:p>
          </table:table-cell>
          <table:table-cell office:value-type="float" office:value="663116">
            <text:p>663116</text:p>
          </table:table-cell>
        </table:table-row>
        <table:table-row table:style-name="ro1">
          <table:table-cell office:value-type="string">
            <text:p>RO.37</text:p>
          </table:table-cell>
          <table:table-cell office:value-type="string">
            <text:p>Tulcea County</text:p>
          </table:table-cell>
          <table:table-cell office:value-type="string">
            <text:p>Tulcea County</text:p>
          </table:table-cell>
          <table:table-cell office:value-type="float" office:value="664517">
            <text:p>664517</text:p>
          </table:table-cell>
        </table:table-row>
        <table:table-row table:style-name="ro1">
          <table:table-cell office:value-type="string">
            <text:p>RO.36</text:p>
          </table:table-cell>
          <table:table-cell office:value-type="string">
            <text:p>Timiș County</text:p>
          </table:table-cell>
          <table:table-cell office:value-type="string">
            <text:p>Timis County</text:p>
          </table:table-cell>
          <table:table-cell office:value-type="float" office:value="665091">
            <text:p>665091</text:p>
          </table:table-cell>
        </table:table-row>
        <table:table-row table:style-name="ro1">
          <table:table-cell office:value-type="string">
            <text:p>RO.35</text:p>
          </table:table-cell>
          <table:table-cell office:value-type="string">
            <text:p>Teleorman County</text:p>
          </table:table-cell>
          <table:table-cell office:value-type="string">
            <text:p>Teleorman County</text:p>
          </table:table-cell>
          <table:table-cell office:value-type="float" office:value="665283">
            <text:p>665283</text:p>
          </table:table-cell>
        </table:table-row>
        <table:table-row table:style-name="ro1">
          <table:table-cell office:value-type="string">
            <text:p>RO.34</text:p>
          </table:table-cell>
          <table:table-cell office:value-type="string">
            <text:p>Suceava</text:p>
          </table:table-cell>
          <table:table-cell office:value-type="string">
            <text:p>Suceava</text:p>
          </table:table-cell>
          <table:table-cell office:value-type="float" office:value="665849">
            <text:p>665849</text:p>
          </table:table-cell>
        </table:table-row>
        <table:table-row table:style-name="ro1">
          <table:table-cell office:value-type="string">
            <text:p>RO.33</text:p>
          </table:table-cell>
          <table:table-cell table:number-columns-repeated="2" office:value-type="string">
            <text:p>Sibiu County</text:p>
          </table:table-cell>
          <table:table-cell office:value-type="float" office:value="667267">
            <text:p>667267</text:p>
          </table:table-cell>
        </table:table-row>
        <table:table-row table:style-name="ro1">
          <table:table-cell office:value-type="string">
            <text:p>RO.32</text:p>
          </table:table-cell>
          <table:table-cell office:value-type="string">
            <text:p>Satu Mare County</text:p>
          </table:table-cell>
          <table:table-cell office:value-type="string">
            <text:p>Satu Mare County</text:p>
          </table:table-cell>
          <table:table-cell office:value-type="float" office:value="667869">
            <text:p>667869</text:p>
          </table:table-cell>
        </table:table-row>
        <table:table-row table:style-name="ro1">
          <table:table-cell office:value-type="string">
            <text:p>RO.31</text:p>
          </table:table-cell>
          <table:table-cell office:value-type="string">
            <text:p>Sălaj County</text:p>
          </table:table-cell>
          <table:table-cell office:value-type="string">
            <text:p>Salaj County</text:p>
          </table:table-cell>
          <table:table-cell office:value-type="float" office:value="668248">
            <text:p>668248</text:p>
          </table:table-cell>
        </table:table-row>
        <table:table-row table:style-name="ro1">
          <table:table-cell office:value-type="string">
            <text:p>RO.30</text:p>
          </table:table-cell>
          <table:table-cell office:value-type="string">
            <text:p>Prahova</text:p>
          </table:table-cell>
          <table:table-cell office:value-type="string">
            <text:p>Prahova</text:p>
          </table:table-cell>
          <table:table-cell office:value-type="float" office:value="669737">
            <text:p>669737</text:p>
          </table:table-cell>
        </table:table-row>
        <table:table-row table:style-name="ro1">
          <table:table-cell office:value-type="string">
            <text:p>RO.29</text:p>
          </table:table-cell>
          <table:table-cell office:value-type="string">
            <text:p>Olt</text:p>
          </table:table-cell>
          <table:table-cell office:value-type="string">
            <text:p>Olt</text:p>
          </table:table-cell>
          <table:table-cell office:value-type="float" office:value="671857">
            <text:p>671857</text:p>
          </table:table-cell>
        </table:table-row>
        <table:table-row table:style-name="ro1">
          <table:table-cell office:value-type="string">
            <text:p>RO.28</text:p>
          </table:table-cell>
          <table:table-cell office:value-type="string">
            <text:p>Neamț County</text:p>
          </table:table-cell>
          <table:table-cell office:value-type="string">
            <text:p>Neamt County</text:p>
          </table:table-cell>
          <table:table-cell office:value-type="float" office:value="672460">
            <text:p>672460</text:p>
          </table:table-cell>
        </table:table-row>
        <table:table-row table:style-name="ro1">
          <table:table-cell office:value-type="string">
            <text:p>RO.27</text:p>
          </table:table-cell>
          <table:table-cell office:value-type="string">
            <text:p>Mureș County</text:p>
          </table:table-cell>
          <table:table-cell office:value-type="string">
            <text:p>Mures County</text:p>
          </table:table-cell>
          <table:table-cell office:value-type="float" office:value="672628">
            <text:p>672628</text:p>
          </table:table-cell>
        </table:table-row>
        <table:table-row table:style-name="ro1">
          <table:table-cell office:value-type="string">
            <text:p>RO.26</text:p>
          </table:table-cell>
          <table:table-cell office:value-type="string">
            <text:p>Mehedinți County</text:p>
          </table:table-cell>
          <table:table-cell office:value-type="string">
            <text:p>Mehedinti County</text:p>
          </table:table-cell>
          <table:table-cell office:value-type="float" office:value="673612">
            <text:p>673612</text:p>
          </table:table-cell>
        </table:table-row>
        <table:table-row table:style-name="ro1">
          <table:table-cell office:value-type="string">
            <text:p>RO.25</text:p>
          </table:table-cell>
          <table:table-cell office:value-type="string">
            <text:p>Maramureş</text:p>
          </table:table-cell>
          <table:table-cell office:value-type="string">
            <text:p>Maramures</text:p>
          </table:table-cell>
          <table:table-cell office:value-type="float" office:value="673887">
            <text:p>673887</text:p>
          </table:table-cell>
        </table:table-row>
        <table:table-row table:style-name="ro1">
          <table:table-cell office:value-type="string">
            <text:p>RO.23</text:p>
          </table:table-cell>
          <table:table-cell office:value-type="string">
            <text:p>Iași County</text:p>
          </table:table-cell>
          <table:table-cell office:value-type="string">
            <text:p>Iasi County</text:p>
          </table:table-cell>
          <table:table-cell office:value-type="float" office:value="675809">
            <text:p>675809</text:p>
          </table:table-cell>
        </table:table-row>
        <table:table-row table:style-name="ro1">
          <table:table-cell office:value-type="string">
            <text:p>RO.22</text:p>
          </table:table-cell>
          <table:table-cell office:value-type="string">
            <text:p>Ialomița County</text:p>
          </table:table-cell>
          <table:table-cell office:value-type="string">
            <text:p>Ialomita County</text:p>
          </table:table-cell>
          <table:table-cell office:value-type="float" office:value="675848">
            <text:p>675848</text:p>
          </table:table-cell>
        </table:table-row>
        <table:table-row table:style-name="ro1">
          <table:table-cell office:value-type="string">
            <text:p>RO.21</text:p>
          </table:table-cell>
          <table:table-cell office:value-type="string">
            <text:p>Hunedoara County</text:p>
          </table:table-cell>
          <table:table-cell office:value-type="string">
            <text:p>Hunedoara County</text:p>
          </table:table-cell>
          <table:table-cell office:value-type="float" office:value="675917">
            <text:p>675917</text:p>
          </table:table-cell>
        </table:table-row>
        <table:table-row table:style-name="ro1">
          <table:table-cell office:value-type="string">
            <text:p>RO.20</text:p>
          </table:table-cell>
          <table:table-cell office:value-type="string">
            <text:p>Harghita County</text:p>
          </table:table-cell>
          <table:table-cell office:value-type="string">
            <text:p>Harghita County</text:p>
          </table:table-cell>
          <table:table-cell office:value-type="float" office:value="676309">
            <text:p>676309</text:p>
          </table:table-cell>
        </table:table-row>
        <table:table-row table:style-name="ro1">
          <table:table-cell office:value-type="string">
            <text:p>RO.19</text:p>
          </table:table-cell>
          <table:table-cell office:value-type="string">
            <text:p>Gorj County</text:p>
          </table:table-cell>
          <table:table-cell office:value-type="string">
            <text:p>Gorj County</text:p>
          </table:table-cell>
          <table:table-cell office:value-type="float" office:value="676898">
            <text:p>676898</text:p>
          </table:table-cell>
        </table:table-row>
        <table:table-row table:style-name="ro1">
          <table:table-cell office:value-type="string">
            <text:p>RO.42</text:p>
          </table:table-cell>
          <table:table-cell table:number-columns-repeated="2" office:value-type="string">
            <text:p>Giurgiu County</text:p>
          </table:table-cell>
          <table:table-cell office:value-type="float" office:value="677104">
            <text:p>677104</text:p>
          </table:table-cell>
        </table:table-row>
        <table:table-row table:style-name="ro1">
          <table:table-cell office:value-type="string">
            <text:p>RO.18</text:p>
          </table:table-cell>
          <table:table-cell office:value-type="string">
            <text:p>Galați County</text:p>
          </table:table-cell>
          <table:table-cell office:value-type="string">
            <text:p>Galati County</text:p>
          </table:table-cell>
          <table:table-cell office:value-type="float" office:value="677692">
            <text:p>677692</text:p>
          </table:table-cell>
        </table:table-row>
        <table:table-row table:style-name="ro1">
          <table:table-cell office:value-type="string">
            <text:p>RO.17</text:p>
          </table:table-cell>
          <table:table-cell office:value-type="string">
            <text:p>Dolj</text:p>
          </table:table-cell>
          <table:table-cell office:value-type="string">
            <text:p>Dolj</text:p>
          </table:table-cell>
          <table:table-cell office:value-type="float" office:value="679134">
            <text:p>679134</text:p>
          </table:table-cell>
        </table:table-row>
        <table:table-row table:style-name="ro1">
          <table:table-cell office:value-type="string">
            <text:p>RO.16</text:p>
          </table:table-cell>
          <table:table-cell office:value-type="string">
            <text:p>Dâmbovița County</text:p>
          </table:table-cell>
          <table:table-cell office:value-type="string">
            <text:p>Dambovita County</text:p>
          </table:table-cell>
          <table:table-cell office:value-type="float" office:value="679385">
            <text:p>679385</text:p>
          </table:table-cell>
        </table:table-row>
        <table:table-row table:style-name="ro1">
          <table:table-cell office:value-type="string">
            <text:p>RO.15</text:p>
          </table:table-cell>
          <table:table-cell office:value-type="string">
            <text:p>Covasna County</text:p>
          </table:table-cell>
          <table:table-cell office:value-type="string">
            <text:p>Covasna County</text:p>
          </table:table-cell>
          <table:table-cell office:value-type="float" office:value="680428">
            <text:p>680428</text:p>
          </table:table-cell>
        </table:table-row>
        <table:table-row table:style-name="ro1">
          <table:table-cell office:value-type="string">
            <text:p>RO.14</text:p>
          </table:table-cell>
          <table:table-cell office:value-type="string">
            <text:p>Constanța County</text:p>
          </table:table-cell>
          <table:table-cell office:value-type="string">
            <text:p>Constanta County</text:p>
          </table:table-cell>
          <table:table-cell office:value-type="float" office:value="680962">
            <text:p>680962</text:p>
          </table:table-cell>
        </table:table-row>
        <table:table-row table:style-name="ro1">
          <table:table-cell office:value-type="string">
            <text:p>RO.13</text:p>
          </table:table-cell>
          <table:table-cell table:number-columns-repeated="2" office:value-type="string">
            <text:p>Cluj County</text:p>
          </table:table-cell>
          <table:table-cell office:value-type="float" office:value="681291">
            <text:p>681291</text:p>
          </table:table-cell>
        </table:table-row>
        <table:table-row table:style-name="ro1">
          <table:table-cell office:value-type="string">
            <text:p>RO.12</text:p>
          </table:table-cell>
          <table:table-cell office:value-type="string">
            <text:p>Caraș-Severin County</text:p>
          </table:table-cell>
          <table:table-cell office:value-type="string">
            <text:p>Caras-Severin County</text:p>
          </table:table-cell>
          <table:table-cell office:value-type="float" office:value="682714">
            <text:p>682714</text:p>
          </table:table-cell>
        </table:table-row>
        <table:table-row table:style-name="ro1">
          <table:table-cell office:value-type="string">
            <text:p>RO.41</text:p>
          </table:table-cell>
          <table:table-cell office:value-type="string">
            <text:p>Călărași County</text:p>
          </table:table-cell>
          <table:table-cell office:value-type="string">
            <text:p>Calarasi County</text:p>
          </table:table-cell>
          <table:table-cell office:value-type="float" office:value="683016">
            <text:p>683016</text:p>
          </table:table-cell>
        </table:table-row>
        <table:table-row table:style-name="ro1">
          <table:table-cell office:value-type="string">
            <text:p>RO.11</text:p>
          </table:table-cell>
          <table:table-cell office:value-type="string">
            <text:p>Buzău County</text:p>
          </table:table-cell>
          <table:table-cell office:value-type="string">
            <text:p>Buzau County</text:p>
          </table:table-cell>
          <table:table-cell office:value-type="float" office:value="683121">
            <text:p>683121</text:p>
          </table:table-cell>
        </table:table-row>
        <table:table-row table:style-name="ro1">
          <table:table-cell office:value-type="string">
            <text:p>RO.10</text:p>
          </table:table-cell>
          <table:table-cell office:value-type="string">
            <text:p>București</text:p>
          </table:table-cell>
          <table:table-cell office:value-type="string">
            <text:p>Bucuresti</text:p>
          </table:table-cell>
          <table:table-cell office:value-type="float" office:value="683504">
            <text:p>683504</text:p>
          </table:table-cell>
        </table:table-row>
        <table:table-row table:style-name="ro1">
          <table:table-cell office:value-type="string">
            <text:p>RO.09</text:p>
          </table:table-cell>
          <table:table-cell office:value-type="string">
            <text:p>Brașov County</text:p>
          </table:table-cell>
          <table:table-cell office:value-type="string">
            <text:p>Brasov County</text:p>
          </table:table-cell>
          <table:table-cell office:value-type="float" office:value="683843">
            <text:p>683843</text:p>
          </table:table-cell>
        </table:table-row>
        <table:table-row table:style-name="ro1">
          <table:table-cell office:value-type="string">
            <text:p>RO.08</text:p>
          </table:table-cell>
          <table:table-cell office:value-type="string">
            <text:p>Brăila County</text:p>
          </table:table-cell>
          <table:table-cell office:value-type="string">
            <text:p>Braila County</text:p>
          </table:table-cell>
          <table:table-cell office:value-type="float" office:value="683901">
            <text:p>683901</text:p>
          </table:table-cell>
        </table:table-row>
        <table:table-row table:style-name="ro1">
          <table:table-cell office:value-type="string">
            <text:p>RO.07</text:p>
          </table:table-cell>
          <table:table-cell office:value-type="string">
            <text:p>Botoșani County</text:p>
          </table:table-cell>
          <table:table-cell office:value-type="string">
            <text:p>Botosani County</text:p>
          </table:table-cell>
          <table:table-cell office:value-type="float" office:value="684038">
            <text:p>684038</text:p>
          </table:table-cell>
        </table:table-row>
        <table:table-row table:style-name="ro1">
          <table:table-cell office:value-type="string">
            <text:p>RO.06</text:p>
          </table:table-cell>
          <table:table-cell office:value-type="string">
            <text:p>Bistrița-Năsăud County</text:p>
          </table:table-cell>
          <table:table-cell office:value-type="string">
            <text:p>Bistrita-Nasaud County</text:p>
          </table:table-cell>
          <table:table-cell office:value-type="float" office:value="684647">
            <text:p>684647</text:p>
          </table:table-cell>
        </table:table-row>
        <table:table-row table:style-name="ro1">
          <table:table-cell office:value-type="string">
            <text:p>RO.05</text:p>
          </table:table-cell>
          <table:table-cell office:value-type="string">
            <text:p>Bihor County</text:p>
          </table:table-cell>
          <table:table-cell office:value-type="string">
            <text:p>Bihor County</text:p>
          </table:table-cell>
          <table:table-cell office:value-type="float" office:value="684878">
            <text:p>684878</text:p>
          </table:table-cell>
        </table:table-row>
        <table:table-row table:style-name="ro1">
          <table:table-cell office:value-type="string">
            <text:p>RO.04</text:p>
          </table:table-cell>
          <table:table-cell office:value-type="string">
            <text:p>Bacău County</text:p>
          </table:table-cell>
          <table:table-cell office:value-type="string">
            <text:p>Bacau County</text:p>
          </table:table-cell>
          <table:table-cell office:value-type="float" office:value="685947">
            <text:p>685947</text:p>
          </table:table-cell>
        </table:table-row>
        <table:table-row table:style-name="ro1">
          <table:table-cell office:value-type="string">
            <text:p>RO.03</text:p>
          </table:table-cell>
          <table:table-cell office:value-type="string">
            <text:p>Arges</text:p>
          </table:table-cell>
          <table:table-cell office:value-type="string">
            <text:p>Arges</text:p>
          </table:table-cell>
          <table:table-cell office:value-type="float" office:value="686192">
            <text:p>686192</text:p>
          </table:table-cell>
        </table:table-row>
        <table:table-row table:style-name="ro1">
          <table:table-cell office:value-type="string">
            <text:p>RO.02</text:p>
          </table:table-cell>
          <table:table-cell office:value-type="string">
            <text:p>Arad County</text:p>
          </table:table-cell>
          <table:table-cell office:value-type="string">
            <text:p>Arad County</text:p>
          </table:table-cell>
          <table:table-cell office:value-type="float" office:value="686253">
            <text:p>686253</text:p>
          </table:table-cell>
        </table:table-row>
        <table:table-row table:style-name="ro1">
          <table:table-cell office:value-type="string">
            <text:p>RO.01</text:p>
          </table:table-cell>
          <table:table-cell table:number-columns-repeated="2" office:value-type="string">
            <text:p>Alba County</text:p>
          </table:table-cell>
          <table:table-cell office:value-type="float" office:value="686581">
            <text:p>686581</text:p>
          </table:table-cell>
        </table:table-row>
        <table:table-row table:style-name="ro1">
          <table:table-cell office:value-type="string">
            <text:p>RO.43</text:p>
          </table:table-cell>
          <table:table-cell office:value-type="string">
            <text:p>Ilfov</text:p>
          </table:table-cell>
          <table:table-cell office:value-type="string">
            <text:p>Ilfov</text:p>
          </table:table-cell>
          <table:table-cell office:value-type="float" office:value="865518">
            <text:p>865518</text:p>
          </table:table-cell>
        </table:table-row>
        <table:table-row table:style-name="ro1">
          <table:table-cell office:value-type="string">
            <text:p>RS.VO</text:p>
          </table:table-cell>
          <table:table-cell table:number-columns-repeated="2" office:value-type="string">
            <text:p>Vojvodina</text:p>
          </table:table-cell>
          <table:table-cell office:value-type="float" office:value="784272">
            <text:p>784272</text:p>
          </table:table-cell>
        </table:table-row>
        <table:table-row table:style-name="ro1">
          <table:table-cell office:value-type="string">
            <text:p>RS.SE</text:p>
          </table:table-cell>
          <table:table-cell table:number-columns-repeated="2" office:value-type="string">
            <text:p>Central Serbia</text:p>
          </table:table-cell>
          <table:table-cell office:value-type="float" office:value="785958">
            <text:p>785958</text:p>
          </table:table-cell>
        </table:table-row>
        <table:table-row table:style-name="ro1">
          <table:table-cell office:value-type="string">
            <text:p>RU.88</text:p>
          </table:table-cell>
          <table:table-cell table:number-columns-repeated="2" office:value-type="string">
            <text:p>Yaroslavl Oblast</text:p>
          </table:table-cell>
          <table:table-cell office:value-type="float" office:value="468898">
            <text:p>468898</text:p>
          </table:table-cell>
        </table:table-row>
        <table:table-row table:style-name="ro1">
          <table:table-cell office:value-type="string">
            <text:p>RU.86</text:p>
          </table:table-cell>
          <table:table-cell table:number-columns-repeated="2" office:value-type="string">
            <text:p>Voronezh Oblast</text:p>
          </table:table-cell>
          <table:table-cell office:value-type="float" office:value="472039">
            <text:p>472039</text:p>
          </table:table-cell>
        </table:table-row>
        <table:table-row table:style-name="ro1">
          <table:table-cell office:value-type="string">
            <text:p>RU.85</text:p>
          </table:table-cell>
          <table:table-cell office:value-type="string">
            <text:p>Vologda Oblast</text:p>
          </table:table-cell>
          <table:table-cell office:value-type="string">
            <text:p>Vologda Oblast</text:p>
          </table:table-cell>
          <table:table-cell office:value-type="float" office:value="472454">
            <text:p>472454</text:p>
          </table:table-cell>
        </table:table-row>
        <table:table-row table:style-name="ro1">
          <table:table-cell office:value-type="string">
            <text:p>RU.84</text:p>
          </table:table-cell>
          <table:table-cell table:number-columns-repeated="2" office:value-type="string">
            <text:p>Volgograd Oblast</text:p>
          </table:table-cell>
          <table:table-cell office:value-type="float" office:value="472755">
            <text:p>472755</text:p>
          </table:table-cell>
        </table:table-row>
        <table:table-row table:style-name="ro1">
          <table:table-cell office:value-type="string">
            <text:p>RU.81</text:p>
          </table:table-cell>
          <table:table-cell table:number-columns-repeated="2" office:value-type="string">
            <text:p>Ulyanovsk</text:p>
          </table:table-cell>
          <table:table-cell office:value-type="float" office:value="479119">
            <text:p>479119</text:p>
          </table:table-cell>
        </table:table-row>
        <table:table-row table:style-name="ro1">
          <table:table-cell office:value-type="string">
            <text:p>RU.80</text:p>
          </table:table-cell>
          <table:table-cell office:value-type="string">
            <text:p>Udmurtiya Republic</text:p>
          </table:table-cell>
          <table:table-cell office:value-type="string">
            <text:p>Udmurtiya Republic</text:p>
          </table:table-cell>
          <table:table-cell office:value-type="float" office:value="479613">
            <text:p>479613</text:p>
          </table:table-cell>
        </table:table-row>
        <table:table-row table:style-name="ro1">
          <table:table-cell office:value-type="string">
            <text:p>RU.77</text:p>
          </table:table-cell>
          <table:table-cell table:number-columns-repeated="2" office:value-type="string">
            <text:p>Tver Oblast</text:p>
          </table:table-cell>
          <table:table-cell office:value-type="float" office:value="480041">
            <text:p>480041</text:p>
          </table:table-cell>
        </table:table-row>
        <table:table-row table:style-name="ro1">
          <table:table-cell office:value-type="string">
            <text:p>RU.76</text:p>
          </table:table-cell>
          <table:table-cell table:number-columns-repeated="2" office:value-type="string">
            <text:p>Tula Oblast</text:p>
          </table:table-cell>
          <table:table-cell office:value-type="float" office:value="480508">
            <text:p>480508</text:p>
          </table:table-cell>
        </table:table-row>
        <table:table-row table:style-name="ro1">
          <table:table-cell office:value-type="string">
            <text:p>RU.73</text:p>
          </table:table-cell>
          <table:table-cell table:number-columns-repeated="2" office:value-type="string">
            <text:p>Tatarstan Republic</text:p>
          </table:table-cell>
          <table:table-cell office:value-type="float" office:value="484048">
            <text:p>484048</text:p>
          </table:table-cell>
        </table:table-row>
        <table:table-row table:style-name="ro1">
          <table:table-cell office:value-type="string">
            <text:p>RU.72</text:p>
          </table:table-cell>
          <table:table-cell table:number-columns-repeated="2" office:value-type="string">
            <text:p>Tambov Oblast</text:p>
          </table:table-cell>
          <table:table-cell office:value-type="float" office:value="484638">
            <text:p>484638</text:p>
          </table:table-cell>
        </table:table-row>
        <table:table-row table:style-name="ro1">
          <table:table-cell office:value-type="string">
            <text:p>RU.70</text:p>
          </table:table-cell>
          <table:table-cell office:value-type="string">
            <text:p>Stavropol Kray</text:p>
          </table:table-cell>
          <table:table-cell office:value-type="string">
            <text:p>Stavropol Kray</text:p>
          </table:table-cell>
          <table:table-cell office:value-type="float" office:value="487839">
            <text:p>487839</text:p>
          </table:table-cell>
        </table:table-row>
        <table:table-row table:style-name="ro1">
          <table:table-cell office:value-type="string">
            <text:p>RU.69</text:p>
          </table:table-cell>
          <table:table-cell table:number-columns-repeated="2" office:value-type="string">
            <text:p>Smolensk Oblast</text:p>
          </table:table-cell>
          <table:table-cell office:value-type="float" office:value="491684">
            <text:p>491684</text:p>
          </table:table-cell>
        </table:table-row>
        <table:table-row table:style-name="ro1">
          <table:table-cell office:value-type="string">
            <text:p>RU.67</text:p>
          </table:table-cell>
          <table:table-cell table:number-columns-repeated="2" office:value-type="string">
            <text:p>Saratov Oblast</text:p>
          </table:table-cell>
          <table:table-cell office:value-type="float" office:value="498671">
            <text:p>498671</text:p>
          </table:table-cell>
        </table:table-row>
        <table:table-row table:style-name="ro1">
          <table:table-cell office:value-type="string">
            <text:p>RU.65</text:p>
          </table:table-cell>
          <table:table-cell table:number-columns-repeated="2" office:value-type="string">
            <text:p>Samara Oblast</text:p>
          </table:table-cell>
          <table:table-cell office:value-type="float" office:value="499068">
            <text:p>499068</text:p>
          </table:table-cell>
        </table:table-row>
        <table:table-row table:style-name="ro1">
          <table:table-cell office:value-type="string">
            <text:p>RU.62</text:p>
          </table:table-cell>
          <table:table-cell table:number-columns-repeated="2" office:value-type="string">
            <text:p>Ryazan Oblast</text:p>
          </table:table-cell>
          <table:table-cell office:value-type="float" office:value="500059">
            <text:p>500059</text:p>
          </table:table-cell>
        </table:table-row>
        <table:table-row table:style-name="ro1">
          <table:table-cell office:value-type="string">
            <text:p>RU.61</text:p>
          </table:table-cell>
          <table:table-cell table:number-columns-repeated="2" office:value-type="string">
            <text:p>Rostov</text:p>
          </table:table-cell>
          <table:table-cell office:value-type="float" office:value="501165">
            <text:p>501165</text:p>
          </table:table-cell>
        </table:table-row>
        <table:table-row table:style-name="ro1">
          <table:table-cell office:value-type="string">
            <text:p>RU.60</text:p>
          </table:table-cell>
          <table:table-cell table:number-columns-repeated="2" office:value-type="string">
            <text:p>Pskov Oblast</text:p>
          </table:table-cell>
          <table:table-cell office:value-type="float" office:value="504338">
            <text:p>504338</text:p>
          </table:table-cell>
        </table:table-row>
        <table:table-row table:style-name="ro1">
          <table:table-cell office:value-type="string">
            <text:p>RU.90</text:p>
          </table:table-cell>
          <table:table-cell office:value-type="string">
            <text:p>Perm Krai</text:p>
          </table:table-cell>
          <table:table-cell office:value-type="string">
            <text:p>Perm Krai</text:p>
          </table:table-cell>
          <table:table-cell office:value-type="float" office:value="511180">
            <text:p>511180</text:p>
          </table:table-cell>
        </table:table-row>
        <table:table-row table:style-name="ro1">
          <table:table-cell office:value-type="string">
            <text:p>RU.57</text:p>
          </table:table-cell>
          <table:table-cell table:number-columns-repeated="2" office:value-type="string">
            <text:p>Penza Oblast</text:p>
          </table:table-cell>
          <table:table-cell office:value-type="float" office:value="511555">
            <text:p>511555</text:p>
          </table:table-cell>
        </table:table-row>
        <table:table-row table:style-name="ro1">
          <table:table-cell office:value-type="string">
            <text:p>RU.56</text:p>
          </table:table-cell>
          <table:table-cell office:value-type="string">
            <text:p>Oryol oblast</text:p>
          </table:table-cell>
          <table:table-cell office:value-type="string">
            <text:p>Oryol oblast</text:p>
          </table:table-cell>
          <table:table-cell office:value-type="float" office:value="514801">
            <text:p>514801</text:p>
          </table:table-cell>
        </table:table-row>
        <table:table-row table:style-name="ro1">
          <table:table-cell office:value-type="string">
            <text:p>RU.55</text:p>
          </table:table-cell>
          <table:table-cell table:number-columns-repeated="2" office:value-type="string">
            <text:p>Orenburg Oblast</text:p>
          </table:table-cell>
          <table:table-cell office:value-type="float" office:value="515001">
            <text:p>515001</text:p>
          </table:table-cell>
        </table:table-row>
        <table:table-row table:style-name="ro1">
          <table:table-cell office:value-type="string">
            <text:p>RU.52</text:p>
          </table:table-cell>
          <table:table-cell table:number-columns-repeated="2" office:value-type="string">
            <text:p>Novgorod Oblast</text:p>
          </table:table-cell>
          <table:table-cell office:value-type="float" office:value="519324">
            <text:p>519324</text:p>
          </table:table-cell>
        </table:table-row>
        <table:table-row table:style-name="ro1">
          <table:table-cell office:value-type="string">
            <text:p>RU.68</text:p>
          </table:table-cell>
          <table:table-cell office:value-type="string">
            <text:p>North Ossetia–Alania</text:p>
          </table:table-cell>
          <table:table-cell office:value-type="string">
            <text:p>North Ossetia-Alania</text:p>
          </table:table-cell>
          <table:table-cell office:value-type="float" office:value="519969">
            <text:p>519969</text:p>
          </table:table-cell>
        </table:table-row>
        <table:table-row table:style-name="ro1">
          <table:table-cell office:value-type="string">
            <text:p>RU.50</text:p>
          </table:table-cell>
          <table:table-cell office:value-type="string">
            <text:p>Nenets</text:p>
          </table:table-cell>
          <table:table-cell office:value-type="string">
            <text:p>Nenets</text:p>
          </table:table-cell>
          <table:table-cell office:value-type="float" office:value="522652">
            <text:p>522652</text:p>
          </table:table-cell>
        </table:table-row>
        <table:table-row table:style-name="ro1">
          <table:table-cell office:value-type="string">
            <text:p>RU.49</text:p>
          </table:table-cell>
          <table:table-cell table:number-columns-repeated="2" office:value-type="string">
            <text:p>Murmansk</text:p>
          </table:table-cell>
          <table:table-cell office:value-type="float" office:value="524304">
            <text:p>524304</text:p>
          </table:table-cell>
        </table:table-row>
        <table:table-row table:style-name="ro1">
          <table:table-cell office:value-type="string">
            <text:p>RU.48</text:p>
          </table:table-cell>
          <table:table-cell table:number-columns-repeated="2" office:value-type="string">
            <text:p>Moscow</text:p>
          </table:table-cell>
          <table:table-cell office:value-type="float" office:value="524894">
            <text:p>524894</text:p>
          </table:table-cell>
        </table:table-row>
        <table:table-row table:style-name="ro1">
          <table:table-cell office:value-type="string">
            <text:p>RU.47</text:p>
          </table:table-cell>
          <table:table-cell table:number-columns-repeated="2" office:value-type="string">
            <text:p>Moscow Oblast</text:p>
          </table:table-cell>
          <table:table-cell office:value-type="float" office:value="524925">
            <text:p>524925</text:p>
          </table:table-cell>
        </table:table-row>
        <table:table-row table:style-name="ro1">
          <table:table-cell office:value-type="string">
            <text:p>RU.46</text:p>
          </table:table-cell>
          <table:table-cell office:value-type="string">
            <text:p>Mordoviya Republic</text:p>
          </table:table-cell>
          <table:table-cell office:value-type="string">
            <text:p>Mordoviya Republic</text:p>
          </table:table-cell>
          <table:table-cell office:value-type="float" office:value="525369">
            <text:p>525369</text:p>
          </table:table-cell>
        </table:table-row>
        <table:table-row table:style-name="ro1">
          <table:table-cell office:value-type="string">
            <text:p>RU.45</text:p>
          </table:table-cell>
          <table:table-cell office:value-type="string">
            <text:p>Mariy-El Republic</text:p>
          </table:table-cell>
          <table:table-cell office:value-type="string">
            <text:p>Mariy-El Republic</text:p>
          </table:table-cell>
          <table:table-cell office:value-type="float" office:value="529352">
            <text:p>529352</text:p>
          </table:table-cell>
        </table:table-row>
        <table:table-row table:style-name="ro1">
          <table:table-cell office:value-type="string">
            <text:p>RU.43</text:p>
          </table:table-cell>
          <table:table-cell office:value-type="string">
            <text:p>Lipetsk Oblast</text:p>
          </table:table-cell>
          <table:table-cell office:value-type="string">
            <text:p>Lipetsk Oblast</text:p>
          </table:table-cell>
          <table:table-cell office:value-type="float" office:value="535120">
            <text:p>535120</text:p>
          </table:table-cell>
        </table:table-row>
        <table:table-row table:style-name="ro1">
          <table:table-cell office:value-type="string">
            <text:p>RU.42</text:p>
          </table:table-cell>
          <table:table-cell office:value-type="string">
            <text:p>Leningradskaya Oblast'</text:p>
          </table:table-cell>
          <table:table-cell office:value-type="string">
            <text:p>Leningradskaya Oblast'</text:p>
          </table:table-cell>
          <table:table-cell office:value-type="float" office:value="536199">
            <text:p>536199</text:p>
          </table:table-cell>
        </table:table-row>
        <table:table-row table:style-name="ro1">
          <table:table-cell office:value-type="string">
            <text:p>RU.66</text:p>
          </table:table-cell>
          <table:table-cell table:number-columns-repeated="2" office:value-type="string">
            <text:p>St.-Petersburg</text:p>
          </table:table-cell>
          <table:table-cell office:value-type="float" office:value="536203">
            <text:p>536203</text:p>
          </table:table-cell>
        </table:table-row>
        <table:table-row table:style-name="ro1">
          <table:table-cell office:value-type="string">
            <text:p>RU.41</text:p>
          </table:table-cell>
          <table:table-cell table:number-columns-repeated="2" office:value-type="string">
            <text:p>Kursk Oblast</text:p>
          </table:table-cell>
          <table:table-cell office:value-type="float" office:value="538555">
            <text:p>538555</text:p>
          </table:table-cell>
        </table:table-row>
        <table:table-row table:style-name="ro1">
          <table:table-cell office:value-type="string">
            <text:p>RU.38</text:p>
          </table:table-cell>
          <table:table-cell office:value-type="string">
            <text:p>Krasnodar Krai</text:p>
          </table:table-cell>
          <table:table-cell office:value-type="string">
            <text:p>Krasnodar Krai</text:p>
          </table:table-cell>
          <table:table-cell office:value-type="float" office:value="542415">
            <text:p>542415</text:p>
          </table:table-cell>
        </table:table-row>
        <table:table-row table:style-name="ro1">
          <table:table-cell office:value-type="string">
            <text:p>RU.37</text:p>
          </table:table-cell>
          <table:table-cell office:value-type="string">
            <text:p>Kostroma Oblast</text:p>
          </table:table-cell>
          <table:table-cell office:value-type="string">
            <text:p>Kostroma Oblast</text:p>
          </table:table-cell>
          <table:table-cell office:value-type="float" office:value="543871">
            <text:p>543871</text:p>
          </table:table-cell>
        </table:table-row>
        <table:table-row table:style-name="ro1">
          <table:table-cell office:value-type="string">
            <text:p>RU.34</text:p>
          </table:table-cell>
          <table:table-cell table:number-columns-repeated="2" office:value-type="string">
            <text:p>Komi</text:p>
          </table:table-cell>
          <table:table-cell office:value-type="float" office:value="545854">
            <text:p>545854</text:p>
          </table:table-cell>
        </table:table-row>
        <table:table-row table:style-name="ro1">
          <table:table-cell office:value-type="string">
            <text:p>RU.33</text:p>
          </table:table-cell>
          <table:table-cell table:number-columns-repeated="2" office:value-type="string">
            <text:p>Kirov Oblast</text:p>
          </table:table-cell>
          <table:table-cell office:value-type="float" office:value="548389">
            <text:p>548389</text:p>
          </table:table-cell>
        </table:table-row>
        <table:table-row table:style-name="ro1">
          <table:table-cell office:value-type="string">
            <text:p>RU.28</text:p>
          </table:table-cell>
          <table:table-cell table:number-columns-repeated="2" office:value-type="string">
            <text:p>Karelia</text:p>
          </table:table-cell>
          <table:table-cell office:value-type="float" office:value="552548">
            <text:p>552548</text:p>
          </table:table-cell>
        </table:table-row>
        <table:table-row table:style-name="ro1">
          <table:table-cell office:value-type="string">
            <text:p>RU.27</text:p>
          </table:table-cell>
          <table:table-cell office:value-type="string">
            <text:p>Karachayevo-Cherkesiya Republic</text:p>
          </table:table-cell>
          <table:table-cell office:value-type="string">
            <text:p>Karachayevo-Cherkesiya Republic</text:p>
          </table:table-cell>
          <table:table-cell office:value-type="float" office:value="552927">
            <text:p>552927</text:p>
          </table:table-cell>
        </table:table-row>
        <table:table-row table:style-name="ro1">
          <table:table-cell office:value-type="string">
            <text:p>RU.25</text:p>
          </table:table-cell>
          <table:table-cell office:value-type="string">
            <text:p>Kaluga Oblast</text:p>
          </table:table-cell>
          <table:table-cell office:value-type="string">
            <text:p>Kaluga Oblast</text:p>
          </table:table-cell>
          <table:table-cell office:value-type="float" office:value="553899">
            <text:p>553899</text:p>
          </table:table-cell>
        </table:table-row>
        <table:table-row table:style-name="ro1">
          <table:table-cell office:value-type="string">
            <text:p>RU.24</text:p>
          </table:table-cell>
          <table:table-cell office:value-type="string">
            <text:p>Kalmykiya Republic</text:p>
          </table:table-cell>
          <table:table-cell office:value-type="string">
            <text:p>Kalmykiya Republic</text:p>
          </table:table-cell>
          <table:table-cell office:value-type="float" office:value="553972">
            <text:p>553972</text:p>
          </table:table-cell>
        </table:table-row>
        <table:table-row table:style-name="ro1">
          <table:table-cell office:value-type="string">
            <text:p>RU.23</text:p>
          </table:table-cell>
          <table:table-cell table:number-columns-repeated="2" office:value-type="string">
            <text:p>Kaliningrad Oblast</text:p>
          </table:table-cell>
          <table:table-cell office:value-type="float" office:value="554230">
            <text:p>554230</text:p>
          </table:table-cell>
        </table:table-row>
        <table:table-row table:style-name="ro1">
          <table:table-cell office:value-type="string">
            <text:p>RU.22</text:p>
          </table:table-cell>
          <table:table-cell office:value-type="string">
            <text:p>Kabardino-Balkariya Republic</text:p>
          </table:table-cell>
          <table:table-cell office:value-type="string">
            <text:p>Kabardino-Balkariya Republic</text:p>
          </table:table-cell>
          <table:table-cell office:value-type="float" office:value="554667">
            <text:p>554667</text:p>
          </table:table-cell>
        </table:table-row>
        <table:table-row table:style-name="ro1">
          <table:table-cell office:value-type="string">
            <text:p>RU.21</text:p>
          </table:table-cell>
          <table:table-cell table:number-columns-repeated="2" office:value-type="string">
            <text:p>Ivanovo Oblast</text:p>
          </table:table-cell>
          <table:table-cell office:value-type="float" office:value="555235">
            <text:p>555235</text:p>
          </table:table-cell>
        </table:table-row>
        <table:table-row table:style-name="ro1">
          <table:table-cell office:value-type="string">
            <text:p>RU.19</text:p>
          </table:table-cell>
          <table:table-cell office:value-type="string">
            <text:p>Ingushetiya Republic</text:p>
          </table:table-cell>
          <table:table-cell office:value-type="string">
            <text:p>Ingushetiya Republic</text:p>
          </table:table-cell>
          <table:table-cell office:value-type="float" office:value="556349">
            <text:p>556349</text:p>
          </table:table-cell>
        </table:table-row>
        <table:table-row table:style-name="ro1">
          <table:table-cell office:value-type="string">
            <text:p>RU.51</text:p>
          </table:table-cell>
          <table:table-cell office:value-type="string">
            <text:p>Nizhny Novgorod Oblast</text:p>
          </table:table-cell>
          <table:table-cell office:value-type="string">
            <text:p>Nizhny Novgorod Oblast</text:p>
          </table:table-cell>
          <table:table-cell office:value-type="float" office:value="559838">
            <text:p>559838</text:p>
          </table:table-cell>
        </table:table-row>
        <table:table-row table:style-name="ro1">
          <table:table-cell office:value-type="string">
            <text:p>RU.17</text:p>
          </table:table-cell>
          <table:table-cell table:number-columns-repeated="2" office:value-type="string">
            <text:p>Dagestan</text:p>
          </table:table-cell>
          <table:table-cell office:value-type="float" office:value="567293">
            <text:p>567293</text:p>
          </table:table-cell>
        </table:table-row>
        <table:table-row table:style-name="ro1">
          <table:table-cell office:value-type="string">
            <text:p>RU.16</text:p>
          </table:table-cell>
          <table:table-cell table:number-columns-repeated="2" office:value-type="string">
            <text:p>Chuvash Republic</text:p>
          </table:table-cell>
          <table:table-cell office:value-type="float" office:value="567395">
            <text:p>567395</text:p>
          </table:table-cell>
        </table:table-row>
        <table:table-row table:style-name="ro1">
          <table:table-cell office:value-type="string">
            <text:p>RU.12</text:p>
          </table:table-cell>
          <table:table-cell table:number-columns-repeated="2" office:value-type="string">
            <text:p>Chechnya</text:p>
          </table:table-cell>
          <table:table-cell office:value-type="float" office:value="569665">
            <text:p>569665</text:p>
          </table:table-cell>
        </table:table-row>
        <table:table-row table:style-name="ro1">
          <table:table-cell office:value-type="string">
            <text:p>RU.10</text:p>
          </table:table-cell>
          <table:table-cell table:number-columns-repeated="2" office:value-type="string">
            <text:p>Bryansk Oblast</text:p>
          </table:table-cell>
          <table:table-cell office:value-type="float" office:value="571473">
            <text:p>571473</text:p>
          </table:table-cell>
        </table:table-row>
        <table:table-row table:style-name="ro1">
          <table:table-cell office:value-type="string">
            <text:p>RU.09</text:p>
          </table:table-cell>
          <table:table-cell office:value-type="string">
            <text:p>Belgorod Oblast</text:p>
          </table:table-cell>
          <table:table-cell office:value-type="string">
            <text:p>Belgorod Oblast</text:p>
          </table:table-cell>
          <table:table-cell office:value-type="float" office:value="578071">
            <text:p>578071</text:p>
          </table:table-cell>
        </table:table-row>
        <table:table-row table:style-name="ro1">
          <table:table-cell office:value-type="string">
            <text:p>RU.08</text:p>
          </table:table-cell>
          <table:table-cell office:value-type="string">
            <text:p>Bashkortostan Republic</text:p>
          </table:table-cell>
          <table:table-cell office:value-type="string">
            <text:p>Bashkortostan Republic</text:p>
          </table:table-cell>
          <table:table-cell office:value-type="float" office:value="578853">
            <text:p>578853</text:p>
          </table:table-cell>
        </table:table-row>
        <table:table-row table:style-name="ro1">
          <table:table-cell office:value-type="string">
            <text:p>RU.07</text:p>
          </table:table-cell>
          <table:table-cell table:number-columns-repeated="2" office:value-type="string">
            <text:p>Astrakhan Oblast</text:p>
          </table:table-cell>
          <table:table-cell office:value-type="float" office:value="580491">
            <text:p>580491</text:p>
          </table:table-cell>
        </table:table-row>
        <table:table-row table:style-name="ro1">
          <table:table-cell office:value-type="string">
            <text:p>RU.06</text:p>
          </table:table-cell>
          <table:table-cell office:value-type="string">
            <text:p>Arkhangelskaya</text:p>
          </table:table-cell>
          <table:table-cell office:value-type="string">
            <text:p>Arkhangelskaya</text:p>
          </table:table-cell>
          <table:table-cell office:value-type="float" office:value="581043">
            <text:p>581043</text:p>
          </table:table-cell>
        </table:table-row>
        <table:table-row table:style-name="ro1">
          <table:table-cell office:value-type="string">
            <text:p>RU.01</text:p>
          </table:table-cell>
          <table:table-cell office:value-type="string">
            <text:p>Adygeya Republic</text:p>
          </table:table-cell>
          <table:table-cell office:value-type="string">
            <text:p>Adygeya Republic</text:p>
          </table:table-cell>
          <table:table-cell office:value-type="float" office:value="584222">
            <text:p>584222</text:p>
          </table:table-cell>
        </table:table-row>
        <table:table-row table:style-name="ro1">
          <table:table-cell office:value-type="string">
            <text:p>RU.83</text:p>
          </table:table-cell>
          <table:table-cell table:number-columns-repeated="2" office:value-type="string">
            <text:p>Vladimir Oblast</text:p>
          </table:table-cell>
          <table:table-cell office:value-type="float" office:value="826294">
            <text:p>826294</text:p>
          </table:table-cell>
        </table:table-row>
        <table:table-row table:style-name="ro1">
          <table:table-cell office:value-type="string">
            <text:p>RU.87</text:p>
          </table:table-cell>
          <table:table-cell office:value-type="string">
            <text:p>Yamalo-Nenets</text:p>
          </table:table-cell>
          <table:table-cell office:value-type="string">
            <text:p>Yamalo-Nenets</text:p>
          </table:table-cell>
          <table:table-cell office:value-type="float" office:value="1486462">
            <text:p>1486462</text:p>
          </table:table-cell>
        </table:table-row>
        <table:table-row table:style-name="ro1">
          <table:table-cell office:value-type="string">
            <text:p>RU.78</text:p>
          </table:table-cell>
          <table:table-cell table:number-columns-repeated="2" office:value-type="string">
            <text:p>Tyumen Oblast</text:p>
          </table:table-cell>
          <table:table-cell office:value-type="float" office:value="1488747">
            <text:p>1488747</text:p>
          </table:table-cell>
        </table:table-row>
        <table:table-row table:style-name="ro1">
          <table:table-cell office:value-type="string">
            <text:p>RU.79</text:p>
          </table:table-cell>
          <table:table-cell office:value-type="string">
            <text:p>Republic of Tyva</text:p>
          </table:table-cell>
          <table:table-cell office:value-type="string">
            <text:p>Republic of Tyva</text:p>
          </table:table-cell>
          <table:table-cell office:value-type="float" office:value="1488873">
            <text:p>1488873</text:p>
          </table:table-cell>
        </table:table-row>
        <table:table-row table:style-name="ro1">
          <table:table-cell office:value-type="string">
            <text:p>RU.75</text:p>
          </table:table-cell>
          <table:table-cell table:number-columns-repeated="2" office:value-type="string">
            <text:p>Tomsk Oblast</text:p>
          </table:table-cell>
          <table:table-cell office:value-type="float" office:value="1489421">
            <text:p>1489421</text:p>
          </table:table-cell>
        </table:table-row>
        <table:table-row table:style-name="ro1">
          <table:table-cell office:value-type="string">
            <text:p>RU.71</text:p>
          </table:table-cell>
          <table:table-cell table:number-columns-repeated="2" office:value-type="string">
            <text:p>Sverdlovsk Oblast</text:p>
          </table:table-cell>
          <table:table-cell office:value-type="float" office:value="1490542">
            <text:p>1490542</text:p>
          </table:table-cell>
        </table:table-row>
        <table:table-row table:style-name="ro1">
          <table:table-cell office:value-type="string">
            <text:p>RU.54</text:p>
          </table:table-cell>
          <table:table-cell table:number-columns-repeated="2" office:value-type="string">
            <text:p>Omsk Oblast</text:p>
          </table:table-cell>
          <table:table-cell office:value-type="float" office:value="1496152">
            <text:p>1496152</text:p>
          </table:table-cell>
        </table:table-row>
        <table:table-row table:style-name="ro1">
          <table:table-cell office:value-type="string">
            <text:p>RU.53</text:p>
          </table:table-cell>
          <table:table-cell table:number-columns-repeated="2" office:value-type="string">
            <text:p>Novosibirsk Oblast</text:p>
          </table:table-cell>
          <table:table-cell office:value-type="float" office:value="1496745">
            <text:p>1496745</text:p>
          </table:table-cell>
        </table:table-row>
        <table:table-row table:style-name="ro1">
          <table:table-cell office:value-type="string">
            <text:p>RU.40</text:p>
          </table:table-cell>
          <table:table-cell table:number-columns-repeated="2" office:value-type="string">
            <text:p>Kurgan Oblast</text:p>
          </table:table-cell>
          <table:table-cell office:value-type="float" office:value="1501312">
            <text:p>1501312</text:p>
          </table:table-cell>
        </table:table-row>
        <table:table-row table:style-name="ro1">
          <table:table-cell office:value-type="string">
            <text:p>RU.91</text:p>
          </table:table-cell>
          <table:table-cell office:value-type="string">
            <text:p>Krasnoyarsk Krai</text:p>
          </table:table-cell>
          <table:table-cell office:value-type="string">
            <text:p>Krasnoyarsk Krai</text:p>
          </table:table-cell>
          <table:table-cell office:value-type="float" office:value="1502020">
            <text:p>1502020</text:p>
          </table:table-cell>
        </table:table-row>
        <table:table-row table:style-name="ro1">
          <table:table-cell office:value-type="string">
            <text:p>RU.32</text:p>
          </table:table-cell>
          <table:table-cell office:value-type="string">
            <text:p>Khanty-Mansia</text:p>
          </table:table-cell>
          <table:table-cell office:value-type="string">
            <text:p>Khanty-Mansia</text:p>
          </table:table-cell>
          <table:table-cell office:value-type="float" office:value="1503773">
            <text:p>1503773</text:p>
          </table:table-cell>
        </table:table-row>
        <table:table-row table:style-name="ro1">
          <table:table-cell office:value-type="string">
            <text:p>RU.31</text:p>
          </table:table-cell>
          <table:table-cell office:value-type="string">
            <text:p>Khakasiya Republic</text:p>
          </table:table-cell>
          <table:table-cell office:value-type="string">
            <text:p>Khakasiya Republic</text:p>
          </table:table-cell>
          <table:table-cell office:value-type="float" office:value="1503834">
            <text:p>1503834</text:p>
          </table:table-cell>
        </table:table-row>
        <table:table-row table:style-name="ro1">
          <table:table-cell office:value-type="string">
            <text:p>RU.29</text:p>
          </table:table-cell>
          <table:table-cell table:number-columns-repeated="2" office:value-type="string">
            <text:p>Kuzbass</text:p>
          </table:table-cell>
          <table:table-cell office:value-type="float" office:value="1503900">
            <text:p>1503900</text:p>
          </table:table-cell>
        </table:table-row>
        <table:table-row table:style-name="ro1">
          <table:table-cell office:value-type="string">
            <text:p>RU.03</text:p>
          </table:table-cell>
          <table:table-cell table:number-columns-repeated="2" office:value-type="string">
            <text:p>Altai</text:p>
          </table:table-cell>
          <table:table-cell office:value-type="float" office:value="1506272">
            <text:p>1506272</text:p>
          </table:table-cell>
        </table:table-row>
        <table:table-row table:style-name="ro1">
          <table:table-cell office:value-type="string">
            <text:p>RU.13</text:p>
          </table:table-cell>
          <table:table-cell table:number-columns-repeated="2" office:value-type="string">
            <text:p>Chelyabinsk</text:p>
          </table:table-cell>
          <table:table-cell office:value-type="float" office:value="1508290">
            <text:p>1508290</text:p>
          </table:table-cell>
        </table:table-row>
        <table:table-row table:style-name="ro1">
          <table:table-cell office:value-type="string">
            <text:p>RU.04</text:p>
          </table:table-cell>
          <table:table-cell office:value-type="string">
            <text:p>Altai Krai</text:p>
          </table:table-cell>
          <table:table-cell office:value-type="string">
            <text:p>Altai Krai</text:p>
          </table:table-cell>
          <table:table-cell office:value-type="float" office:value="1511732">
            <text:p>1511732</text:p>
          </table:table-cell>
        </table:table-row>
        <table:table-row table:style-name="ro1">
          <table:table-cell office:value-type="string">
            <text:p>RU.63</text:p>
          </table:table-cell>
          <table:table-cell table:number-columns-repeated="2" office:value-type="string">
            <text:p>Sakha</text:p>
          </table:table-cell>
          <table:table-cell office:value-type="float" office:value="2013162">
            <text:p>2013162</text:p>
          </table:table-cell>
        </table:table-row>
        <table:table-row table:style-name="ro1">
          <table:table-cell office:value-type="string">
            <text:p>RU.59</text:p>
          </table:table-cell>
          <table:table-cell office:value-type="string">
            <text:p>Primorye</text:p>
          </table:table-cell>
          <table:table-cell office:value-type="string">
            <text:p>Primorye</text:p>
          </table:table-cell>
          <table:table-cell office:value-type="float" office:value="2017623">
            <text:p>2017623</text:p>
          </table:table-cell>
        </table:table-row>
        <table:table-row table:style-name="ro1">
          <table:table-cell office:value-type="string">
            <text:p>RU.30</text:p>
          </table:table-cell>
          <table:table-cell table:number-columns-repeated="2" office:value-type="string">
            <text:p>Khabarovsk</text:p>
          </table:table-cell>
          <table:table-cell office:value-type="float" office:value="2022888">
            <text:p>2022888</text:p>
          </table:table-cell>
        </table:table-row>
        <table:table-row table:style-name="ro1">
          <table:table-cell office:value-type="string">
            <text:p>RU.20</text:p>
          </table:table-cell>
          <table:table-cell table:number-columns-repeated="2" office:value-type="string">
            <text:p>Irkutsk Oblast</text:p>
          </table:table-cell>
          <table:table-cell office:value-type="float" office:value="2023468">
            <text:p>2023468</text:p>
          </table:table-cell>
        </table:table-row>
        <table:table-row table:style-name="ro1">
          <table:table-cell office:value-type="string">
            <text:p>RU.89</text:p>
          </table:table-cell>
          <table:table-cell table:number-columns-repeated="2" office:value-type="string">
            <text:p>Jewish Autonomous Oblast</text:p>
          </table:table-cell>
          <table:table-cell office:value-type="float" office:value="2026639">
            <text:p>2026639</text:p>
          </table:table-cell>
        </table:table-row>
        <table:table-row table:style-name="ro1">
          <table:table-cell office:value-type="string">
            <text:p>RU.05</text:p>
          </table:table-cell>
          <table:table-cell table:number-columns-repeated="2" office:value-type="string">
            <text:p>Amur Oblast</text:p>
          </table:table-cell>
          <table:table-cell office:value-type="float" office:value="2027748">
            <text:p>2027748</text:p>
          </table:table-cell>
        </table:table-row>
        <table:table-row table:style-name="ro1">
          <table:table-cell office:value-type="string">
            <text:p>RU.11</text:p>
          </table:table-cell>
          <table:table-cell office:value-type="string">
            <text:p>Buryatiya Republic</text:p>
          </table:table-cell>
          <table:table-cell office:value-type="string">
            <text:p>Buryatiya Republic</text:p>
          </table:table-cell>
          <table:table-cell office:value-type="float" office:value="2050915">
            <text:p>2050915</text:p>
          </table:table-cell>
        </table:table-row>
        <table:table-row table:style-name="ro1">
          <table:table-cell office:value-type="string">
            <text:p>RU.64</text:p>
          </table:table-cell>
          <table:table-cell table:number-columns-repeated="2" office:value-type="string">
            <text:p>Sakhalin Oblast</text:p>
          </table:table-cell>
          <table:table-cell office:value-type="float" office:value="2121529">
            <text:p>2121529</text:p>
          </table:table-cell>
        </table:table-row>
        <table:table-row table:style-name="ro1">
          <table:table-cell office:value-type="string">
            <text:p>RU.44</text:p>
          </table:table-cell>
          <table:table-cell office:value-type="string">
            <text:p>Magadan Oblast</text:p>
          </table:table-cell>
          <table:table-cell office:value-type="string">
            <text:p>Magadan Oblast</text:p>
          </table:table-cell>
          <table:table-cell office:value-type="float" office:value="2123627">
            <text:p>2123627</text:p>
          </table:table-cell>
        </table:table-row>
        <table:table-row table:style-name="ro1">
          <table:table-cell office:value-type="string">
            <text:p>RU.92</text:p>
          </table:table-cell>
          <table:table-cell table:number-columns-repeated="2" office:value-type="string">
            <text:p>Kamchatka</text:p>
          </table:table-cell>
          <table:table-cell office:value-type="float" office:value="2125072">
            <text:p>2125072</text:p>
          </table:table-cell>
        </table:table-row>
        <table:table-row table:style-name="ro1">
          <table:table-cell office:value-type="string">
            <text:p>RU.15</text:p>
          </table:table-cell>
          <table:table-cell table:number-columns-repeated="2" office:value-type="string">
            <text:p>Chukotka</text:p>
          </table:table-cell>
          <table:table-cell office:value-type="float" office:value="2126099">
            <text:p>2126099</text:p>
          </table:table-cell>
        </table:table-row>
        <table:table-row table:style-name="ro1">
          <table:table-cell office:value-type="string">
            <text:p>RU.93</text:p>
          </table:table-cell>
          <table:table-cell office:value-type="string">
            <text:p>Zabaykalskiy (Transbaikal) Kray</text:p>
          </table:table-cell>
          <table:table-cell office:value-type="string">
            <text:p>Zabaykalskiy (Transbaikal) Kray</text:p>
          </table:table-cell>
          <table:table-cell office:value-type="float" office:value="7779061">
            <text:p>7779061</text:p>
          </table:table-cell>
        </table:table-row>
        <table:table-row table:style-name="ro1">
          <table:table-cell office:value-type="string">
            <text:p>RW.11</text:p>
          </table:table-cell>
          <table:table-cell table:number-columns-repeated="2" office:value-type="string">
            <text:p>Eastern Province</text:p>
          </table:table-cell>
          <table:table-cell office:value-type="float" office:value="6413337">
            <text:p>6413337</text:p>
          </table:table-cell>
        </table:table-row>
        <table:table-row table:style-name="ro1">
          <table:table-cell office:value-type="string">
            <text:p>RW.12</text:p>
          </table:table-cell>
          <table:table-cell table:number-columns-repeated="2" office:value-type="string">
            <text:p>Kigali</text:p>
          </table:table-cell>
          <table:table-cell office:value-type="float" office:value="6413338">
            <text:p>6413338</text:p>
          </table:table-cell>
        </table:table-row>
        <table:table-row table:style-name="ro1">
          <table:table-cell office:value-type="string">
            <text:p>RW.13</text:p>
          </table:table-cell>
          <table:table-cell table:number-columns-repeated="2" office:value-type="string">
            <text:p>Northern Province</text:p>
          </table:table-cell>
          <table:table-cell office:value-type="float" office:value="6413339">
            <text:p>6413339</text:p>
          </table:table-cell>
        </table:table-row>
        <table:table-row table:style-name="ro1">
          <table:table-cell office:value-type="string">
            <text:p>RW.14</text:p>
          </table:table-cell>
          <table:table-cell table:number-columns-repeated="2" office:value-type="string">
            <text:p>Western Province</text:p>
          </table:table-cell>
          <table:table-cell office:value-type="float" office:value="6413340">
            <text:p>6413340</text:p>
          </table:table-cell>
        </table:table-row>
        <table:table-row table:style-name="ro1">
          <table:table-cell office:value-type="string">
            <text:p>RW.15</text:p>
          </table:table-cell>
          <table:table-cell table:number-columns-repeated="2" office:value-type="string">
            <text:p>Southern Province</text:p>
          </table:table-cell>
          <table:table-cell office:value-type="float" office:value="6413341">
            <text:p>6413341</text:p>
          </table:table-cell>
        </table:table-row>
        <table:table-row table:style-name="ro1">
          <table:table-cell office:value-type="string">
            <text:p>SA.19</text:p>
          </table:table-cell>
          <table:table-cell table:number-columns-repeated="2" office:value-type="string">
            <text:p>Tabuk Region</text:p>
          </table:table-cell>
          <table:table-cell office:value-type="float" office:value="101627">
            <text:p>101627</text:p>
          </table:table-cell>
        </table:table-row>
        <table:table-row table:style-name="ro1">
          <table:table-cell office:value-type="string">
            <text:p>SA.16</text:p>
          </table:table-cell>
          <table:table-cell office:value-type="string">
            <text:p>Najran Region</text:p>
          </table:table-cell>
          <table:table-cell office:value-type="string">
            <text:p>Najran Region</text:p>
          </table:table-cell>
          <table:table-cell office:value-type="float" office:value="103628">
            <text:p>103628</text:p>
          </table:table-cell>
        </table:table-row>
        <table:table-row table:style-name="ro1">
          <table:table-cell office:value-type="string">
            <text:p>SA.14</text:p>
          </table:table-cell>
          <table:table-cell table:number-columns-repeated="2" office:value-type="string">
            <text:p>Mecca Region</text:p>
          </table:table-cell>
          <table:table-cell office:value-type="float" office:value="104514">
            <text:p>104514</text:p>
          </table:table-cell>
        </table:table-row>
        <table:table-row table:style-name="ro1">
          <table:table-cell office:value-type="string">
            <text:p>SA.17</text:p>
          </table:table-cell>
          <table:table-cell office:value-type="string">
            <text:p>Jazan Region</text:p>
          </table:table-cell>
          <table:table-cell office:value-type="string">
            <text:p>Jazan Region</text:p>
          </table:table-cell>
          <table:table-cell office:value-type="float" office:value="105298">
            <text:p>105298</text:p>
          </table:table-cell>
        </table:table-row>
        <table:table-row table:style-name="ro1">
          <table:table-cell office:value-type="string">
            <text:p>SA.13</text:p>
          </table:table-cell>
          <table:table-cell office:value-type="string">
            <text:p>Ha'il Region</text:p>
          </table:table-cell>
          <table:table-cell office:value-type="string">
            <text:p>Ha'il Region</text:p>
          </table:table-cell>
          <table:table-cell office:value-type="float" office:value="106280">
            <text:p>106280</text:p>
          </table:table-cell>
        </table:table-row>
        <table:table-row table:style-name="ro1">
          <table:table-cell office:value-type="string">
            <text:p>SA.11</text:p>
          </table:table-cell>
          <table:table-cell office:value-type="string">
            <text:p>Asir Region</text:p>
          </table:table-cell>
          <table:table-cell office:value-type="string">
            <text:p>Asir Region</text:p>
          </table:table-cell>
          <table:table-cell office:value-type="float" office:value="108179">
            <text:p>108179</text:p>
          </table:table-cell>
        </table:table-row>
        <table:table-row table:style-name="ro1">
          <table:table-cell office:value-type="string">
            <text:p>SA.06</text:p>
          </table:table-cell>
          <table:table-cell table:number-columns-repeated="2" office:value-type="string">
            <text:p>Eastern Province</text:p>
          </table:table-cell>
          <table:table-cell office:value-type="float" office:value="108241">
            <text:p>108241</text:p>
          </table:table-cell>
        </table:table-row>
        <table:table-row table:style-name="ro1">
          <table:table-cell office:value-type="string">
            <text:p>SA.10</text:p>
          </table:table-cell>
          <table:table-cell table:number-columns-repeated="2" office:value-type="string">
            <text:p>Riyadh Region</text:p>
          </table:table-cell>
          <table:table-cell office:value-type="float" office:value="108411">
            <text:p>108411</text:p>
          </table:table-cell>
        </table:table-row>
        <table:table-row table:style-name="ro1">
          <table:table-cell office:value-type="string">
            <text:p>SA.08</text:p>
          </table:table-cell>
          <table:table-cell office:value-type="string">
            <text:p>Al-Qassim Region</text:p>
          </table:table-cell>
          <table:table-cell office:value-type="string">
            <text:p>Al-Qassim Region</text:p>
          </table:table-cell>
          <table:table-cell office:value-type="float" office:value="108933">
            <text:p>108933</text:p>
          </table:table-cell>
        </table:table-row>
        <table:table-row table:style-name="ro1">
          <table:table-cell office:value-type="string">
            <text:p>SA.05</text:p>
          </table:table-cell>
          <table:table-cell table:number-columns-repeated="2" office:value-type="string">
            <text:p>Medina Region</text:p>
          </table:table-cell>
          <table:table-cell office:value-type="float" office:value="109224">
            <text:p>109224</text:p>
          </table:table-cell>
        </table:table-row>
        <table:table-row table:style-name="ro1">
          <table:table-cell office:value-type="string">
            <text:p>SA.20</text:p>
          </table:table-cell>
          <table:table-cell office:value-type="string">
            <text:p>Al Jawf Region</text:p>
          </table:table-cell>
          <table:table-cell office:value-type="string">
            <text:p>Al Jawf Region</text:p>
          </table:table-cell>
          <table:table-cell office:value-type="float" office:value="109470">
            <text:p>109470</text:p>
          </table:table-cell>
        </table:table-row>
        <table:table-row table:style-name="ro1">
          <table:table-cell office:value-type="string">
            <text:p>SA.15</text:p>
          </table:table-cell>
          <table:table-cell table:number-columns-repeated="2" office:value-type="string">
            <text:p>Northern Borders Region</text:p>
          </table:table-cell>
          <table:table-cell office:value-type="float" office:value="109579">
            <text:p>109579</text:p>
          </table:table-cell>
        </table:table-row>
        <table:table-row table:style-name="ro1">
          <table:table-cell office:value-type="string">
            <text:p>SA.02</text:p>
          </table:table-cell>
          <table:table-cell office:value-type="string">
            <text:p>Al Bahah Region</text:p>
          </table:table-cell>
          <table:table-cell office:value-type="string">
            <text:p>Al Bahah Region</text:p>
          </table:table-cell>
          <table:table-cell office:value-type="float" office:value="109954">
            <text:p>109954</text:p>
          </table:table-cell>
        </table:table-row>
        <table:table-row table:style-name="ro1">
          <table:table-cell office:value-type="string">
            <text:p>SB.11</text:p>
          </table:table-cell>
          <table:table-cell table:number-columns-repeated="2" office:value-type="string">
            <text:p>Western Province</text:p>
          </table:table-cell>
          <table:table-cell office:value-type="float" office:value="2101556">
            <text:p>2101556</text:p>
          </table:table-cell>
        </table:table-row>
        <table:table-row table:style-name="ro1">
          <table:table-cell office:value-type="string">
            <text:p>SB.03</text:p>
          </table:table-cell>
          <table:table-cell office:value-type="string">
            <text:p>Malaita Province</text:p>
          </table:table-cell>
          <table:table-cell office:value-type="string">
            <text:p>Malaita Province</text:p>
          </table:table-cell>
          <table:table-cell office:value-type="float" office:value="2106552">
            <text:p>2106552</text:p>
          </table:table-cell>
        </table:table-row>
        <table:table-row table:style-name="ro1">
          <table:table-cell office:value-type="string">
            <text:p>SB.07</text:p>
          </table:table-cell>
          <table:table-cell table:number-columns-repeated="2" office:value-type="string">
            <text:p>Isabel Province</text:p>
          </table:table-cell>
          <table:table-cell office:value-type="float" office:value="2108262">
            <text:p>2108262</text:p>
          </table:table-cell>
        </table:table-row>
        <table:table-row table:style-name="ro1">
          <table:table-cell office:value-type="string">
            <text:p>SB.06</text:p>
          </table:table-cell>
          <table:table-cell table:number-columns-repeated="2" office:value-type="string">
            <text:p>Guadalcanal Province</text:p>
          </table:table-cell>
          <table:table-cell office:value-type="float" office:value="2108831">
            <text:p>2108831</text:p>
          </table:table-cell>
        </table:table-row>
        <table:table-row table:style-name="ro1">
          <table:table-cell office:value-type="string">
            <text:p>SB.10</text:p>
          </table:table-cell>
          <table:table-cell table:number-columns-repeated="2" office:value-type="string">
            <text:p>Central Province</text:p>
          </table:table-cell>
          <table:table-cell office:value-type="float" office:value="2109495">
            <text:p>2109495</text:p>
          </table:table-cell>
        </table:table-row>
        <table:table-row table:style-name="ro1">
          <table:table-cell office:value-type="string">
            <text:p>SB.09</text:p>
          </table:table-cell>
          <table:table-cell office:value-type="string">
            <text:p>Temotu Province</text:p>
          </table:table-cell>
          <table:table-cell office:value-type="string">
            <text:p>Temotu Province</text:p>
          </table:table-cell>
          <table:table-cell office:value-type="float" office:value="2178472">
            <text:p>2178472</text:p>
          </table:table-cell>
        </table:table-row>
        <table:table-row table:style-name="ro1">
          <table:table-cell office:value-type="string">
            <text:p>SB.08</text:p>
          </table:table-cell>
          <table:table-cell office:value-type="string">
            <text:p>Makira-Ulawa Province</text:p>
          </table:table-cell>
          <table:table-cell office:value-type="string">
            <text:p>Makira-Ulawa Province</text:p>
          </table:table-cell>
          <table:table-cell office:value-type="float" office:value="2178730">
            <text:p>2178730</text:p>
          </table:table-cell>
        </table:table-row>
        <table:table-row table:style-name="ro1">
          <table:table-cell office:value-type="string">
            <text:p>SB.12</text:p>
          </table:table-cell>
          <table:table-cell office:value-type="string">
            <text:p>Choiseul Province</text:p>
          </table:table-cell>
          <table:table-cell office:value-type="string">
            <text:p>Choiseul Province</text:p>
          </table:table-cell>
          <table:table-cell office:value-type="float" office:value="7280292">
            <text:p>7280292</text:p>
          </table:table-cell>
        </table:table-row>
        <table:table-row table:style-name="ro1">
          <table:table-cell office:value-type="string">
            <text:p>SB.13</text:p>
          </table:table-cell>
          <table:table-cell office:value-type="string">
            <text:p>Rennell and Bellona Province</text:p>
          </table:table-cell>
          <table:table-cell office:value-type="string">
            <text:p>Rennell and Bellona Province</text:p>
          </table:table-cell>
          <table:table-cell office:value-type="float" office:value="7280293">
            <text:p>7280293</text:p>
          </table:table-cell>
        </table:table-row>
        <table:table-row table:style-name="ro1">
          <table:table-cell office:value-type="string">
            <text:p>SB.14</text:p>
          </table:table-cell>
          <table:table-cell table:number-columns-repeated="2" office:value-type="string">
            <text:p>Honiara</text:p>
          </table:table-cell>
          <table:table-cell office:value-type="float" office:value="9259067">
            <text:p>9259067</text:p>
          </table:table-cell>
        </table:table-row>
        <table:table-row table:style-name="ro1">
          <table:table-cell office:value-type="string">
            <text:p>SC.23</text:p>
          </table:table-cell>
          <table:table-cell office:value-type="string">
            <text:p>Takamaka</text:p>
          </table:table-cell>
          <table:table-cell office:value-type="string">
            <text:p>Takamaka</text:p>
          </table:table-cell>
          <table:table-cell office:value-type="float" office:value="241151">
            <text:p>241151</text:p>
          </table:table-cell>
        </table:table-row>
        <table:table-row table:style-name="ro1">
          <table:table-cell office:value-type="string">
            <text:p>SC.22</text:p>
          </table:table-cell>
          <table:table-cell table:number-columns-repeated="2" office:value-type="string">
            <text:p>Saint Louis</text:p>
          </table:table-cell>
          <table:table-cell office:value-type="float" office:value="241181">
            <text:p>241181</text:p>
          </table:table-cell>
        </table:table-row>
        <table:table-row table:style-name="ro1">
          <table:table-cell office:value-type="string">
            <text:p>SC.27</text:p>
          </table:table-cell>
          <table:table-cell office:value-type="string">
            <text:p>Port Glaud</text:p>
          </table:table-cell>
          <table:table-cell office:value-type="string">
            <text:p>Port Glaud</text:p>
          </table:table-cell>
          <table:table-cell office:value-type="float" office:value="241215">
            <text:p>241215</text:p>
          </table:table-cell>
        </table:table-row>
        <table:table-row table:style-name="ro1">
          <table:table-cell office:value-type="string">
            <text:p>SC.20</text:p>
          </table:table-cell>
          <table:table-cell table:number-columns-repeated="2" office:value-type="string">
            <text:p>Pointe La Rue</text:p>
          </table:table-cell>
          <table:table-cell office:value-type="float" office:value="241221">
            <text:p>241221</text:p>
          </table:table-cell>
        </table:table-row>
        <table:table-row table:style-name="ro1">
          <table:table-cell office:value-type="string">
            <text:p>SC.19</text:p>
          </table:table-cell>
          <table:table-cell office:value-type="string">
            <text:p>Plaisance</text:p>
          </table:table-cell>
          <table:table-cell office:value-type="string">
            <text:p>Plaisance</text:p>
          </table:table-cell>
          <table:table-cell office:value-type="float" office:value="241224">
            <text:p>241224</text:p>
          </table:table-cell>
        </table:table-row>
        <table:table-row table:style-name="ro1">
          <table:table-cell office:value-type="string">
            <text:p>SC.18</text:p>
          </table:table-cell>
          <table:table-cell office:value-type="string">
            <text:p>Mont Fleuri</text:p>
          </table:table-cell>
          <table:table-cell office:value-type="string">
            <text:p>Mont Fleuri</text:p>
          </table:table-cell>
          <table:table-cell office:value-type="float" office:value="241251">
            <text:p>241251</text:p>
          </table:table-cell>
        </table:table-row>
        <table:table-row table:style-name="ro1">
          <table:table-cell office:value-type="string">
            <text:p>SC.17</text:p>
          </table:table-cell>
          <table:table-cell table:number-columns-repeated="2" office:value-type="string">
            <text:p>Mont Buxton</text:p>
          </table:table-cell>
          <table:table-cell office:value-type="float" office:value="241252">
            <text:p>241252</text:p>
          </table:table-cell>
        </table:table-row>
        <table:table-row table:style-name="ro1">
          <table:table-cell office:value-type="string">
            <text:p>SC.26</text:p>
          </table:table-cell>
          <table:table-cell office:value-type="string">
            <text:p>La Rivière Anglaise</text:p>
          </table:table-cell>
          <table:table-cell office:value-type="string">
            <text:p>La Riviere Anglaise</text:p>
          </table:table-cell>
          <table:table-cell office:value-type="float" office:value="241302">
            <text:p>241302</text:p>
          </table:table-cell>
        </table:table-row>
        <table:table-row table:style-name="ro1">
          <table:table-cell office:value-type="string">
            <text:p>SC.25</text:p>
          </table:table-cell>
          <table:table-cell office:value-type="string">
            <text:p>La Digue and Inner Islands</text:p>
          </table:table-cell>
          <table:table-cell office:value-type="string">
            <text:p>La Digue and Inner Islands</text:p>
          </table:table-cell>
          <table:table-cell office:value-type="float" office:value="241311">
            <text:p>241311</text:p>
          </table:table-cell>
        </table:table-row>
        <table:table-row table:style-name="ro1">
          <table:table-cell office:value-type="string">
            <text:p>SC.24</text:p>
          </table:table-cell>
          <table:table-cell office:value-type="string">
            <text:p>Grand Anse Mahe</text:p>
          </table:table-cell>
          <table:table-cell office:value-type="string">
            <text:p>Grand Anse Mahe</text:p>
          </table:table-cell>
          <table:table-cell office:value-type="float" office:value="241330">
            <text:p>241330</text:p>
          </table:table-cell>
        </table:table-row>
        <table:table-row table:style-name="ro1">
          <table:table-cell office:value-type="string">
            <text:p>SC.14</text:p>
          </table:table-cell>
          <table:table-cell office:value-type="string">
            <text:p>Grand Anse Praslin</text:p>
          </table:table-cell>
          <table:table-cell office:value-type="string">
            <text:p>Grand Anse Praslin</text:p>
          </table:table-cell>
          <table:table-cell office:value-type="float" office:value="241331">
            <text:p>241331</text:p>
          </table:table-cell>
        </table:table-row>
        <table:table-row table:style-name="ro1">
          <table:table-cell office:value-type="string">
            <text:p>SC.12</text:p>
          </table:table-cell>
          <table:table-cell table:number-columns-repeated="2" office:value-type="string">
            <text:p>Glacis</text:p>
          </table:table-cell>
          <table:table-cell office:value-type="float" office:value="241336">
            <text:p>241336</text:p>
          </table:table-cell>
        </table:table-row>
        <table:table-row table:style-name="ro1">
          <table:table-cell office:value-type="string">
            <text:p>SC.11</text:p>
          </table:table-cell>
          <table:table-cell table:number-columns-repeated="2" office:value-type="string">
            <text:p>Cascade</text:p>
          </table:table-cell>
          <table:table-cell office:value-type="float" office:value="241396">
            <text:p>241396</text:p>
          </table:table-cell>
        </table:table-row>
        <table:table-row table:style-name="ro1">
          <table:table-cell office:value-type="string">
            <text:p>SC.10</text:p>
          </table:table-cell>
          <table:table-cell table:number-columns-repeated="2" office:value-type="string">
            <text:p>Bel Ombre</text:p>
          </table:table-cell>
          <table:table-cell office:value-type="float" office:value="241424">
            <text:p>241424</text:p>
          </table:table-cell>
        </table:table-row>
        <table:table-row table:style-name="ro1">
          <table:table-cell office:value-type="string">
            <text:p>SC.09</text:p>
          </table:table-cell>
          <table:table-cell table:number-columns-repeated="2" office:value-type="string">
            <text:p>Bel Air</text:p>
          </table:table-cell>
          <table:table-cell office:value-type="float" office:value="241426">
            <text:p>241426</text:p>
          </table:table-cell>
        </table:table-row>
        <table:table-row table:style-name="ro1">
          <table:table-cell office:value-type="string">
            <text:p>SC.08</text:p>
          </table:table-cell>
          <table:table-cell table:number-columns-repeated="2" office:value-type="string">
            <text:p>Beau Vallon</text:p>
          </table:table-cell>
          <table:table-cell office:value-type="float" office:value="241428">
            <text:p>241428</text:p>
          </table:table-cell>
        </table:table-row>
        <table:table-row table:style-name="ro1">
          <table:table-cell office:value-type="string">
            <text:p>SC.07</text:p>
          </table:table-cell>
          <table:table-cell office:value-type="string">
            <text:p>Baie Sainte Anne</text:p>
          </table:table-cell>
          <table:table-cell office:value-type="string">
            <text:p>Baie Sainte Anne</text:p>
          </table:table-cell>
          <table:table-cell office:value-type="float" office:value="241438">
            <text:p>241438</text:p>
          </table:table-cell>
        </table:table-row>
        <table:table-row table:style-name="ro1">
          <table:table-cell office:value-type="string">
            <text:p>SC.06</text:p>
          </table:table-cell>
          <table:table-cell office:value-type="string">
            <text:p>Baie Lazare</text:p>
          </table:table-cell>
          <table:table-cell office:value-type="string">
            <text:p>Baie Lazare</text:p>
          </table:table-cell>
          <table:table-cell office:value-type="float" office:value="241439">
            <text:p>241439</text:p>
          </table:table-cell>
        </table:table-row>
        <table:table-row table:style-name="ro1">
          <table:table-cell office:value-type="string">
            <text:p>SC.05</text:p>
          </table:table-cell>
          <table:table-cell office:value-type="string">
            <text:p>Anse Royale</text:p>
          </table:table-cell>
          <table:table-cell office:value-type="string">
            <text:p>Anse Royale</text:p>
          </table:table-cell>
          <table:table-cell office:value-type="float" office:value="241444">
            <text:p>241444</text:p>
          </table:table-cell>
        </table:table-row>
        <table:table-row table:style-name="ro1">
          <table:table-cell office:value-type="string">
            <text:p>SC.03</text:p>
          </table:table-cell>
          <table:table-cell office:value-type="string">
            <text:p>Anse Etoile</text:p>
          </table:table-cell>
          <table:table-cell office:value-type="string">
            <text:p>Anse Etoile</text:p>
          </table:table-cell>
          <table:table-cell office:value-type="float" office:value="241447">
            <text:p>241447</text:p>
          </table:table-cell>
        </table:table-row>
        <table:table-row table:style-name="ro1">
          <table:table-cell office:value-type="string">
            <text:p>SC.02</text:p>
          </table:table-cell>
          <table:table-cell office:value-type="string">
            <text:p>Anse Boileau</text:p>
          </table:table-cell>
          <table:table-cell office:value-type="string">
            <text:p>Anse Boileau</text:p>
          </table:table-cell>
          <table:table-cell office:value-type="float" office:value="241449">
            <text:p>241449</text:p>
          </table:table-cell>
        </table:table-row>
        <table:table-row table:style-name="ro1">
          <table:table-cell office:value-type="string">
            <text:p>SC.01</text:p>
          </table:table-cell>
          <table:table-cell office:value-type="string">
            <text:p>Anse-aux-Pins</text:p>
          </table:table-cell>
          <table:table-cell office:value-type="string">
            <text:p>Anse-aux-Pins</text:p>
          </table:table-cell>
          <table:table-cell office:value-type="float" office:value="241450">
            <text:p>241450</text:p>
          </table:table-cell>
        </table:table-row>
        <table:table-row table:style-name="ro1">
          <table:table-cell office:value-type="string">
            <text:p>SC.29</text:p>
          </table:table-cell>
          <table:table-cell office:value-type="string">
            <text:p>Les Mamelles</text:p>
          </table:table-cell>
          <table:table-cell office:value-type="string">
            <text:p>Les Mamelles</text:p>
          </table:table-cell>
          <table:table-cell office:value-type="float" office:value="448408">
            <text:p>448408</text:p>
          </table:table-cell>
        </table:table-row>
        <table:table-row table:style-name="ro1">
          <table:table-cell office:value-type="string">
            <text:p>SC.30</text:p>
          </table:table-cell>
          <table:table-cell table:number-columns-repeated="2" office:value-type="string">
            <text:p>Roche Caiman</text:p>
          </table:table-cell>
          <table:table-cell office:value-type="float" office:value="448409">
            <text:p>448409</text:p>
          </table:table-cell>
        </table:table-row>
        <table:table-row table:style-name="ro1">
          <table:table-cell office:value-type="string">
            <text:p>SC.28</text:p>
          </table:table-cell>
          <table:table-cell table:number-columns-repeated="2" office:value-type="string">
            <text:p>Au Cap</text:p>
          </table:table-cell>
          <table:table-cell office:value-type="float" office:value="448410">
            <text:p>448410</text:p>
          </table:table-cell>
        </table:table-row>
        <table:table-row table:style-name="ro1">
          <table:table-cell office:value-type="string">
            <text:p>SC.11876017</text:p>
          </table:table-cell>
          <table:table-cell table:number-columns-repeated="2" office:value-type="string">
            <text:p>Outer Islands</text:p>
          </table:table-cell>
          <table:table-cell office:value-type="float" office:value="11876017">
            <text:p>11876017</text:p>
          </table:table-cell>
        </table:table-row>
        <table:table-row table:style-name="ro1">
          <table:table-cell office:value-type="string">
            <text:p>SC.12200079</text:p>
          </table:table-cell>
          <table:table-cell office:value-type="string">
            <text:p>Ile Perseverance I</text:p>
          </table:table-cell>
          <table:table-cell office:value-type="string">
            <text:p>Ile Perseverance I</text:p>
          </table:table-cell>
          <table:table-cell office:value-type="float" office:value="12200079">
            <text:p>12200079</text:p>
          </table:table-cell>
        </table:table-row>
        <table:table-row table:style-name="ro1">
          <table:table-cell office:value-type="string">
            <text:p>SC.12200080</text:p>
          </table:table-cell>
          <table:table-cell office:value-type="string">
            <text:p>Ile Perseverance II</text:p>
          </table:table-cell>
          <table:table-cell office:value-type="string">
            <text:p>Ile Perseverance II</text:p>
          </table:table-cell>
          <table:table-cell office:value-type="float" office:value="12200080">
            <text:p>12200080</text:p>
          </table:table-cell>
        </table:table-row>
        <table:table-row table:style-name="ro1">
          <table:table-cell office:value-type="string">
            <text:p>SD.43</text:p>
          </table:table-cell>
          <table:table-cell table:number-columns-repeated="2" office:value-type="string">
            <text:p>Northern State</text:p>
          </table:table-cell>
          <table:table-cell office:value-type="float" office:value="378389">
            <text:p>378389</text:p>
          </table:table-cell>
        </table:table-row>
        <table:table-row table:style-name="ro1">
          <table:table-cell office:value-type="string">
            <text:p>SD.29</text:p>
          </table:table-cell>
          <table:table-cell table:number-columns-repeated="2" office:value-type="string">
            <text:p>Khartoum</text:p>
          </table:table-cell>
          <table:table-cell office:value-type="float" office:value="379253">
            <text:p>379253</text:p>
          </table:table-cell>
        </table:table-row>
        <table:table-row table:style-name="ro1">
          <table:table-cell office:value-type="string">
            <text:p>SD.36</text:p>
          </table:table-cell>
          <table:table-cell table:number-columns-repeated="2" office:value-type="string">
            <text:p>Red Sea</text:p>
          </table:table-cell>
          <table:table-cell office:value-type="float" office:value="408646">
            <text:p>408646</text:p>
          </table:table-cell>
        </table:table-row>
        <table:table-row table:style-name="ro1">
          <table:table-cell office:value-type="string">
            <text:p>SD.38</text:p>
          </table:table-cell>
          <table:table-cell office:value-type="string">
            <text:p>Al Jazīrah</text:p>
          </table:table-cell>
          <table:table-cell office:value-type="string">
            <text:p>Al Jazirah</text:p>
          </table:table-cell>
          <table:table-cell office:value-type="float" office:value="408648">
            <text:p>408648</text:p>
          </table:table-cell>
        </table:table-row>
        <table:table-row table:style-name="ro1">
          <table:table-cell office:value-type="string">
            <text:p>SD.39</text:p>
          </table:table-cell>
          <table:table-cell office:value-type="string">
            <text:p>Al Qaḑārif</text:p>
          </table:table-cell>
          <table:table-cell office:value-type="string">
            <text:p>Al Qadarif</text:p>
          </table:table-cell>
          <table:table-cell office:value-type="float" office:value="408649">
            <text:p>408649</text:p>
          </table:table-cell>
        </table:table-row>
        <table:table-row table:style-name="ro1">
          <table:table-cell office:value-type="string">
            <text:p>SD.41</text:p>
          </table:table-cell>
          <table:table-cell table:number-columns-repeated="2" office:value-type="string">
            <text:p>White Nile</text:p>
          </table:table-cell>
          <table:table-cell office:value-type="float" office:value="408653">
            <text:p>408653</text:p>
          </table:table-cell>
        </table:table-row>
        <table:table-row table:style-name="ro1">
          <table:table-cell office:value-type="string">
            <text:p>SD.42</text:p>
          </table:table-cell>
          <table:table-cell table:number-columns-repeated="2" office:value-type="string">
            <text:p>Blue Nile</text:p>
          </table:table-cell>
          <table:table-cell office:value-type="float" office:value="408654">
            <text:p>408654</text:p>
          </table:table-cell>
        </table:table-row>
        <table:table-row table:style-name="ro1">
          <table:table-cell office:value-type="string">
            <text:p>SD.47</text:p>
          </table:table-cell>
          <table:table-cell table:number-columns-repeated="2" office:value-type="string">
            <text:p>Western Darfur</text:p>
          </table:table-cell>
          <table:table-cell office:value-type="float" office:value="408658">
            <text:p>408658</text:p>
          </table:table-cell>
        </table:table-row>
        <table:table-row table:style-name="ro1">
          <table:table-cell office:value-type="string">
            <text:p>SD.62</text:p>
          </table:table-cell>
          <table:table-cell office:value-type="string">
            <text:p>West Kordofan State</text:p>
          </table:table-cell>
          <table:table-cell office:value-type="string">
            <text:p>West Kordofan State</text:p>
          </table:table-cell>
          <table:table-cell office:value-type="float" office:value="408659">
            <text:p>408659</text:p>
          </table:table-cell>
        </table:table-row>
        <table:table-row table:style-name="ro1">
          <table:table-cell office:value-type="string">
            <text:p>SD.49</text:p>
          </table:table-cell>
          <table:table-cell table:number-columns-repeated="2" office:value-type="string">
            <text:p>Southern Darfur</text:p>
          </table:table-cell>
          <table:table-cell office:value-type="float" office:value="408660">
            <text:p>408660</text:p>
          </table:table-cell>
        </table:table-row>
        <table:table-row table:style-name="ro1">
          <table:table-cell office:value-type="string">
            <text:p>SD.50</text:p>
          </table:table-cell>
          <table:table-cell office:value-type="string">
            <text:p>Southern Kordofan</text:p>
          </table:table-cell>
          <table:table-cell office:value-type="string">
            <text:p>Southern Kordofan</text:p>
          </table:table-cell>
          <table:table-cell office:value-type="float" office:value="408661">
            <text:p>408661</text:p>
          </table:table-cell>
        </table:table-row>
        <table:table-row table:style-name="ro1">
          <table:table-cell office:value-type="string">
            <text:p>SD.52</text:p>
          </table:table-cell>
          <table:table-cell table:number-columns-repeated="2" office:value-type="string">
            <text:p>Kassala</text:p>
          </table:table-cell>
          <table:table-cell office:value-type="float" office:value="408663">
            <text:p>408663</text:p>
          </table:table-cell>
        </table:table-row>
        <table:table-row table:style-name="ro1">
          <table:table-cell office:value-type="string">
            <text:p>SD.53</text:p>
          </table:table-cell>
          <table:table-cell table:number-columns-repeated="2" office:value-type="string">
            <text:p>River Nile</text:p>
          </table:table-cell>
          <table:table-cell office:value-type="float" office:value="408664">
            <text:p>408664</text:p>
          </table:table-cell>
        </table:table-row>
        <table:table-row table:style-name="ro1">
          <table:table-cell office:value-type="string">
            <text:p>SD.55</text:p>
          </table:table-cell>
          <table:table-cell table:number-columns-repeated="2" office:value-type="string">
            <text:p>Northern Darfur</text:p>
          </table:table-cell>
          <table:table-cell office:value-type="float" office:value="408666">
            <text:p>408666</text:p>
          </table:table-cell>
        </table:table-row>
        <table:table-row table:style-name="ro1">
          <table:table-cell office:value-type="string">
            <text:p>SD.56</text:p>
          </table:table-cell>
          <table:table-cell office:value-type="string">
            <text:p>North Kordofan</text:p>
          </table:table-cell>
          <table:table-cell office:value-type="string">
            <text:p>North Kordofan</text:p>
          </table:table-cell>
          <table:table-cell office:value-type="float" office:value="408667">
            <text:p>408667</text:p>
          </table:table-cell>
        </table:table-row>
        <table:table-row table:style-name="ro1">
          <table:table-cell office:value-type="string">
            <text:p>SD.58</text:p>
          </table:table-cell>
          <table:table-cell office:value-type="string">
            <text:p>Sinnār</text:p>
          </table:table-cell>
          <table:table-cell office:value-type="string">
            <text:p>Sinnar</text:p>
          </table:table-cell>
          <table:table-cell office:value-type="float" office:value="408669">
            <text:p>408669</text:p>
          </table:table-cell>
        </table:table-row>
        <table:table-row table:style-name="ro1">
          <table:table-cell office:value-type="string">
            <text:p>SD.60</text:p>
          </table:table-cell>
          <table:table-cell table:number-columns-repeated="2" office:value-type="string">
            <text:p>Eastern Darfur</text:p>
          </table:table-cell>
          <table:table-cell office:value-type="float" office:value="8394435">
            <text:p>8394435</text:p>
          </table:table-cell>
        </table:table-row>
        <table:table-row table:style-name="ro1">
          <table:table-cell office:value-type="string">
            <text:p>SD.61</text:p>
          </table:table-cell>
          <table:table-cell table:number-columns-repeated="2" office:value-type="string">
            <text:p>Central Darfur</text:p>
          </table:table-cell>
          <table:table-cell office:value-type="float" office:value="8394436">
            <text:p>8394436</text:p>
          </table:table-cell>
        </table:table-row>
        <table:table-row table:style-name="ro1">
          <table:table-cell office:value-type="string">
            <text:p>SE.14</text:p>
          </table:table-cell>
          <table:table-cell office:value-type="string">
            <text:p>Norrbotten</text:p>
          </table:table-cell>
          <table:table-cell office:value-type="string">
            <text:p>Norrbotten</text:p>
          </table:table-cell>
          <table:table-cell office:value-type="float" office:value="604010">
            <text:p>604010</text:p>
          </table:table-cell>
        </table:table-row>
        <table:table-row table:style-name="ro1">
          <table:table-cell office:value-type="string">
            <text:p>SE.25</text:p>
          </table:table-cell>
          <table:table-cell office:value-type="string">
            <text:p>Västmanland</text:p>
          </table:table-cell>
          <table:table-cell office:value-type="string">
            <text:p>Vaestmanland</text:p>
          </table:table-cell>
          <table:table-cell office:value-type="float" office:value="2664179">
            <text:p>2664179</text:p>
          </table:table-cell>
        </table:table-row>
        <table:table-row table:style-name="ro1">
          <table:table-cell office:value-type="string">
            <text:p>SE.24</text:p>
          </table:table-cell>
          <table:table-cell office:value-type="string">
            <text:p>Västernorrland</text:p>
          </table:table-cell>
          <table:table-cell office:value-type="string">
            <text:p>Vaesternorrland</text:p>
          </table:table-cell>
          <table:table-cell office:value-type="float" office:value="2664292">
            <text:p>2664292</text:p>
          </table:table-cell>
        </table:table-row>
        <table:table-row table:style-name="ro1">
          <table:table-cell office:value-type="string">
            <text:p>SE.23</text:p>
          </table:table-cell>
          <table:table-cell office:value-type="string">
            <text:p>Västerbotten</text:p>
          </table:table-cell>
          <table:table-cell office:value-type="string">
            <text:p>Vaesterbotten</text:p>
          </table:table-cell>
          <table:table-cell office:value-type="float" office:value="2664415">
            <text:p>2664415</text:p>
          </table:table-cell>
        </table:table-row>
        <table:table-row table:style-name="ro1">
          <table:table-cell office:value-type="string">
            <text:p>SE.22</text:p>
          </table:table-cell>
          <table:table-cell office:value-type="string">
            <text:p>Värmland</text:p>
          </table:table-cell>
          <table:table-cell office:value-type="string">
            <text:p>Vaermland</text:p>
          </table:table-cell>
          <table:table-cell office:value-type="float" office:value="2664870">
            <text:p>2664870</text:p>
          </table:table-cell>
        </table:table-row>
        <table:table-row table:style-name="ro1">
          <table:table-cell office:value-type="string">
            <text:p>SE.21</text:p>
          </table:table-cell>
          <table:table-cell table:number-columns-repeated="2" office:value-type="string">
            <text:p>Uppsala</text:p>
          </table:table-cell>
          <table:table-cell office:value-type="float" office:value="2666218">
            <text:p>2666218</text:p>
          </table:table-cell>
        </table:table-row>
        <table:table-row table:style-name="ro1">
          <table:table-cell office:value-type="string">
            <text:p>SE.26</text:p>
          </table:table-cell>
          <table:table-cell table:number-columns-repeated="2" office:value-type="string">
            <text:p>Stockholm</text:p>
          </table:table-cell>
          <table:table-cell office:value-type="float" office:value="2673722">
            <text:p>2673722</text:p>
          </table:table-cell>
        </table:table-row>
        <table:table-row table:style-name="ro1">
          <table:table-cell office:value-type="string">
            <text:p>SE.18</text:p>
          </table:table-cell>
          <table:table-cell office:value-type="string">
            <text:p>Södermanland</text:p>
          </table:table-cell>
          <table:table-cell office:value-type="string">
            <text:p>Soedermanland</text:p>
          </table:table-cell>
          <table:table-cell office:value-type="float" office:value="2676207">
            <text:p>2676207</text:p>
          </table:table-cell>
        </table:table-row>
        <table:table-row table:style-name="ro1">
          <table:table-cell office:value-type="string">
            <text:p>SE.16</text:p>
          </table:table-cell>
          <table:table-cell office:value-type="string">
            <text:p>Östergötland</text:p>
          </table:table-cell>
          <table:table-cell office:value-type="string">
            <text:p>OEstergoetland</text:p>
          </table:table-cell>
          <table:table-cell office:value-type="float" office:value="2685867">
            <text:p>2685867</text:p>
          </table:table-cell>
        </table:table-row>
        <table:table-row table:style-name="ro1">
          <table:table-cell office:value-type="string">
            <text:p>SE.15</text:p>
          </table:table-cell>
          <table:table-cell office:value-type="string">
            <text:p>Örebro</text:p>
          </table:table-cell>
          <table:table-cell office:value-type="string">
            <text:p>OErebro</text:p>
          </table:table-cell>
          <table:table-cell office:value-type="float" office:value="2686655">
            <text:p>2686655</text:p>
          </table:table-cell>
        </table:table-row>
        <table:table-row table:style-name="ro1">
          <table:table-cell office:value-type="string">
            <text:p>SE.12</text:p>
          </table:table-cell>
          <table:table-cell office:value-type="string">
            <text:p>Kronoberg</text:p>
          </table:table-cell>
          <table:table-cell office:value-type="string">
            <text:p>Kronoberg</text:p>
          </table:table-cell>
          <table:table-cell office:value-type="float" office:value="2699050">
            <text:p>2699050</text:p>
          </table:table-cell>
        </table:table-row>
        <table:table-row table:style-name="ro1">
          <table:table-cell office:value-type="string">
            <text:p>SE.10</text:p>
          </table:table-cell>
          <table:table-cell office:value-type="string">
            <text:p>Dalarna</text:p>
          </table:table-cell>
          <table:table-cell office:value-type="string">
            <text:p>Dalarna</text:p>
          </table:table-cell>
          <table:table-cell office:value-type="float" office:value="2699767">
            <text:p>2699767</text:p>
          </table:table-cell>
        </table:table-row>
        <table:table-row table:style-name="ro1">
          <table:table-cell office:value-type="string">
            <text:p>SE.09</text:p>
          </table:table-cell>
          <table:table-cell office:value-type="string">
            <text:p>Kalmar</text:p>
          </table:table-cell>
          <table:table-cell office:value-type="string">
            <text:p>Kalmar</text:p>
          </table:table-cell>
          <table:table-cell office:value-type="float" office:value="2702259">
            <text:p>2702259</text:p>
          </table:table-cell>
        </table:table-row>
        <table:table-row table:style-name="ro1">
          <table:table-cell office:value-type="string">
            <text:p>SE.08</text:p>
          </table:table-cell>
          <table:table-cell office:value-type="string">
            <text:p>Jönköping</text:p>
          </table:table-cell>
          <table:table-cell office:value-type="string">
            <text:p>Joenkoeping</text:p>
          </table:table-cell>
          <table:table-cell office:value-type="float" office:value="2702976">
            <text:p>2702976</text:p>
          </table:table-cell>
        </table:table-row>
        <table:table-row table:style-name="ro1">
          <table:table-cell office:value-type="string">
            <text:p>SE.07</text:p>
          </table:table-cell>
          <table:table-cell office:value-type="string">
            <text:p>Jämtland</text:p>
          </table:table-cell>
          <table:table-cell office:value-type="string">
            <text:p>Jaemtland</text:p>
          </table:table-cell>
          <table:table-cell office:value-type="float" office:value="2703330">
            <text:p>2703330</text:p>
          </table:table-cell>
        </table:table-row>
        <table:table-row table:style-name="ro1">
          <table:table-cell office:value-type="string">
            <text:p>SE.06</text:p>
          </table:table-cell>
          <table:table-cell office:value-type="string">
            <text:p>Halland</text:p>
          </table:table-cell>
          <table:table-cell office:value-type="string">
            <text:p>Halland</text:p>
          </table:table-cell>
          <table:table-cell office:value-type="float" office:value="2708794">
            <text:p>2708794</text:p>
          </table:table-cell>
        </table:table-row>
        <table:table-row table:style-name="ro1">
          <table:table-cell office:value-type="string">
            <text:p>SE.05</text:p>
          </table:table-cell>
          <table:table-cell table:number-columns-repeated="2" office:value-type="string">
            <text:p>Gotland</text:p>
          </table:table-cell>
          <table:table-cell office:value-type="float" office:value="2711508">
            <text:p>2711508</text:p>
          </table:table-cell>
        </table:table-row>
        <table:table-row table:style-name="ro1">
          <table:table-cell office:value-type="string">
            <text:p>SE.03</text:p>
          </table:table-cell>
          <table:table-cell office:value-type="string">
            <text:p>Gävleborg</text:p>
          </table:table-cell>
          <table:table-cell office:value-type="string">
            <text:p>Gaevleborg</text:p>
          </table:table-cell>
          <table:table-cell office:value-type="float" office:value="2712411">
            <text:p>2712411</text:p>
          </table:table-cell>
        </table:table-row>
        <table:table-row table:style-name="ro1">
          <table:table-cell office:value-type="string">
            <text:p>SE.02</text:p>
          </table:table-cell>
          <table:table-cell office:value-type="string">
            <text:p>Blekinge</text:p>
          </table:table-cell>
          <table:table-cell office:value-type="string">
            <text:p>Blekinge</text:p>
          </table:table-cell>
          <table:table-cell office:value-type="float" office:value="2721357">
            <text:p>2721357</text:p>
          </table:table-cell>
        </table:table-row>
        <table:table-row table:style-name="ro1">
          <table:table-cell office:value-type="string">
            <text:p>SE.27</text:p>
          </table:table-cell>
          <table:table-cell office:value-type="string">
            <text:p>Skåne</text:p>
          </table:table-cell>
          <table:table-cell office:value-type="string">
            <text:p>Skane</text:p>
          </table:table-cell>
          <table:table-cell office:value-type="float" office:value="3337385">
            <text:p>3337385</text:p>
          </table:table-cell>
        </table:table-row>
        <table:table-row table:style-name="ro1">
          <table:table-cell office:value-type="string">
            <text:p>SE.28</text:p>
          </table:table-cell>
          <table:table-cell office:value-type="string">
            <text:p>Västra Götaland</text:p>
          </table:table-cell>
          <table:table-cell office:value-type="string">
            <text:p>Vaestra Goetaland</text:p>
          </table:table-cell>
          <table:table-cell office:value-type="float" office:value="3337386">
            <text:p>3337386</text:p>
          </table:table-cell>
        </table:table-row>
        <table:table-row table:style-name="ro1">
          <table:table-cell table:number-columns-repeated="2" office:value-type="string">
            <text:p>SG.13118799</text:p>
          </table:table-cell>
          <table:table-cell office:value-type="string">
            <text:p>South West</text:p>
          </table:table-cell>
          <table:table-cell office:value-type="float" office:value="13118799">
            <text:p>13118799</text:p>
          </table:table-cell>
        </table:table-row>
        <table:table-row table:style-name="ro1">
          <table:table-cell table:number-columns-repeated="2" office:value-type="string">
            <text:p>SG.13118800</text:p>
          </table:table-cell>
          <table:table-cell office:value-type="string">
            <text:p>North West</text:p>
          </table:table-cell>
          <table:table-cell office:value-type="float" office:value="13118800">
            <text:p>13118800</text:p>
          </table:table-cell>
        </table:table-row>
        <table:table-row table:style-name="ro1">
          <table:table-cell table:number-columns-repeated="2" office:value-type="string">
            <text:p>SG.13118801</text:p>
          </table:table-cell>
          <table:table-cell office:value-type="string">
            <text:p>South East</text:p>
          </table:table-cell>
          <table:table-cell office:value-type="float" office:value="13118801">
            <text:p>13118801</text:p>
          </table:table-cell>
        </table:table-row>
        <table:table-row table:style-name="ro1">
          <table:table-cell table:number-columns-repeated="2" office:value-type="string">
            <text:p>SG.13118802</text:p>
          </table:table-cell>
          <table:table-cell office:value-type="string">
            <text:p>North East</text:p>
          </table:table-cell>
          <table:table-cell office:value-type="float" office:value="13118802">
            <text:p>13118802</text:p>
          </table:table-cell>
        </table:table-row>
        <table:table-row table:style-name="ro1">
          <table:table-cell table:number-columns-repeated="2" office:value-type="string">
            <text:p>SG.13118803</text:p>
          </table:table-cell>
          <table:table-cell office:value-type="string">
            <text:p>Central Singapore</text:p>
          </table:table-cell>
          <table:table-cell office:value-type="float" office:value="13118803">
            <text:p>13118803</text:p>
          </table:table-cell>
        </table:table-row>
        <table:table-row table:style-name="ro1">
          <table:table-cell office:value-type="string">
            <text:p>SH.01</text:p>
          </table:table-cell>
          <table:table-cell table:number-columns-repeated="2" office:value-type="string">
            <text:p>Ascension</text:p>
          </table:table-cell>
          <table:table-cell office:value-type="float" office:value="2411430">
            <text:p>2411430</text:p>
          </table:table-cell>
        </table:table-row>
        <table:table-row table:style-name="ro1">
          <table:table-cell office:value-type="string">
            <text:p>SH.03</text:p>
          </table:table-cell>
          <table:table-cell table:number-columns-repeated="2" office:value-type="string">
            <text:p>Tristan da Cunha</text:p>
          </table:table-cell>
          <table:table-cell office:value-type="float" office:value="3370684">
            <text:p>3370684</text:p>
          </table:table-cell>
        </table:table-row>
        <table:table-row table:style-name="ro1">
          <table:table-cell office:value-type="string">
            <text:p>SH.02</text:p>
          </table:table-cell>
          <table:table-cell table:number-columns-repeated="2" office:value-type="string">
            <text:p>Saint Helena</text:p>
          </table:table-cell>
          <table:table-cell office:value-type="float" office:value="6930057">
            <text:p>6930057</text:p>
          </table:table-cell>
        </table:table-row>
        <table:table-row table:style-name="ro1">
          <table:table-cell office:value-type="string">
            <text:p>SI.N5</text:p>
          </table:table-cell>
          <table:table-cell office:value-type="string">
            <text:p>Žalec</text:p>
          </table:table-cell>
          <table:table-cell office:value-type="string">
            <text:p>Zalec</text:p>
          </table:table-cell>
          <table:table-cell office:value-type="float" office:value="3186843">
            <text:p>3186843</text:p>
          </table:table-cell>
        </table:table-row>
        <table:table-row table:style-name="ro1">
          <table:table-cell office:value-type="string">
            <text:p>SI.E7</text:p>
          </table:table-cell>
          <table:table-cell office:value-type="string">
            <text:p>Zagorje ob Savi Municipality</text:p>
          </table:table-cell>
          <table:table-cell office:value-type="string">
            <text:p>Zagorje ob Savi Municipality</text:p>
          </table:table-cell>
          <table:table-cell office:value-type="float" office:value="3186905">
            <text:p>3186905</text:p>
          </table:table-cell>
        </table:table-row>
        <table:table-row table:style-name="ro1">
          <table:table-cell office:value-type="string">
            <text:p>SI.E5</text:p>
          </table:table-cell>
          <table:table-cell office:value-type="string">
            <text:p>Vrhnika</text:p>
          </table:table-cell>
          <table:table-cell office:value-type="string">
            <text:p>Vrhnika</text:p>
          </table:table-cell>
          <table:table-cell office:value-type="float" office:value="3187213">
            <text:p>3187213</text:p>
          </table:table-cell>
        </table:table-row>
        <table:table-row table:style-name="ro1">
          <table:table-cell office:value-type="string">
            <text:p>SI.D5</text:p>
          </table:table-cell>
          <table:table-cell office:value-type="string">
            <text:p>Tržič</text:p>
          </table:table-cell>
          <table:table-cell office:value-type="string">
            <text:p>Trzic</text:p>
          </table:table-cell>
          <table:table-cell office:value-type="float" office:value="3188687">
            <text:p>3188687</text:p>
          </table:table-cell>
        </table:table-row>
        <table:table-row table:style-name="ro1">
          <table:table-cell office:value-type="string">
            <text:p>SI.D4</text:p>
          </table:table-cell>
          <table:table-cell office:value-type="string">
            <text:p>Trebnje</text:p>
          </table:table-cell>
          <table:table-cell office:value-type="string">
            <text:p>Trebnje</text:p>
          </table:table-cell>
          <table:table-cell office:value-type="float" office:value="3188885">
            <text:p>3188885</text:p>
          </table:table-cell>
        </table:table-row>
        <table:table-row table:style-name="ro1">
          <table:table-cell office:value-type="string">
            <text:p>SI.D3</text:p>
          </table:table-cell>
          <table:table-cell office:value-type="string">
            <text:p>Trbovlje</text:p>
          </table:table-cell>
          <table:table-cell office:value-type="string">
            <text:p>Trbovlje</text:p>
          </table:table-cell>
          <table:table-cell office:value-type="float" office:value="3188914">
            <text:p>3188914</text:p>
          </table:table-cell>
        </table:table-row>
        <table:table-row table:style-name="ro1">
          <table:table-cell office:value-type="string">
            <text:p>SI.D2</text:p>
          </table:table-cell>
          <table:table-cell office:value-type="string">
            <text:p>Tolmin</text:p>
          </table:table-cell>
          <table:table-cell office:value-type="string">
            <text:p>Tolmin</text:p>
          </table:table-cell>
          <table:table-cell office:value-type="float" office:value="3189037">
            <text:p>3189037</text:p>
          </table:table-cell>
        </table:table-row>
        <table:table-row table:style-name="ro1">
          <table:table-cell office:value-type="string">
            <text:p>SI.D7</text:p>
          </table:table-cell>
          <table:table-cell table:number-columns-repeated="2" office:value-type="string">
            <text:p>Velenje</text:p>
          </table:table-cell>
          <table:table-cell office:value-type="float" office:value="3189074">
            <text:p>3189074</text:p>
          </table:table-cell>
        </table:table-row>
        <table:table-row table:style-name="ro1">
          <table:table-cell office:value-type="string">
            <text:p>SI.C5</text:p>
          </table:table-cell>
          <table:table-cell office:value-type="string">
            <text:p>Šmarje pri Jelšah</text:p>
          </table:table-cell>
          <table:table-cell office:value-type="string">
            <text:p>Smarje pri Jelsah</text:p>
          </table:table-cell>
          <table:table-cell office:value-type="float" office:value="3190509">
            <text:p>3190509</text:p>
          </table:table-cell>
        </table:table-row>
        <table:table-row table:style-name="ro1">
          <table:table-cell office:value-type="string">
            <text:p>SI.C4</text:p>
          </table:table-cell>
          <table:table-cell office:value-type="string">
            <text:p>Slovenska Konjice</text:p>
          </table:table-cell>
          <table:table-cell office:value-type="string">
            <text:p>Slovenska Konjice</text:p>
          </table:table-cell>
          <table:table-cell office:value-type="float" office:value="3190529">
            <text:p>3190529</text:p>
          </table:table-cell>
        </table:table-row>
        <table:table-row table:style-name="ro1">
          <table:table-cell office:value-type="string">
            <text:p>SI.L8</text:p>
          </table:table-cell>
          <table:table-cell office:value-type="string">
            <text:p>Slovenska Bistrica</text:p>
          </table:table-cell>
          <table:table-cell office:value-type="string">
            <text:p>Slovenska Bistrica</text:p>
          </table:table-cell>
          <table:table-cell office:value-type="float" office:value="3190533">
            <text:p>3190533</text:p>
          </table:table-cell>
        </table:table-row>
        <table:table-row table:style-name="ro1">
          <table:table-cell office:value-type="string">
            <text:p>SI.C2</text:p>
          </table:table-cell>
          <table:table-cell office:value-type="string">
            <text:p>Slovenj Gradec</text:p>
          </table:table-cell>
          <table:table-cell office:value-type="string">
            <text:p>Slovenj Gradec</text:p>
          </table:table-cell>
          <table:table-cell office:value-type="float" office:value="3190535">
            <text:p>3190535</text:p>
          </table:table-cell>
        </table:table-row>
        <table:table-row table:style-name="ro1">
          <table:table-cell office:value-type="string">
            <text:p>SI.B9</text:p>
          </table:table-cell>
          <table:table-cell office:value-type="string">
            <text:p>Škofja Loka</text:p>
          </table:table-cell>
          <table:table-cell office:value-type="string">
            <text:p>Skofja Loka</text:p>
          </table:table-cell>
          <table:table-cell office:value-type="float" office:value="3190716">
            <text:p>3190716</text:p>
          </table:table-cell>
        </table:table-row>
        <table:table-row table:style-name="ro1">
          <table:table-cell office:value-type="string">
            <text:p>SI.B7</text:p>
          </table:table-cell>
          <table:table-cell office:value-type="string">
            <text:p>Sežana</text:p>
          </table:table-cell>
          <table:table-cell office:value-type="string">
            <text:p>Sezana</text:p>
          </table:table-cell>
          <table:table-cell office:value-type="float" office:value="3190944">
            <text:p>3190944</text:p>
          </table:table-cell>
        </table:table-row>
        <table:table-row table:style-name="ro1">
          <table:table-cell office:value-type="string">
            <text:p>SI.B6</text:p>
          </table:table-cell>
          <table:table-cell office:value-type="string">
            <text:p>Sevnica Municipality</text:p>
          </table:table-cell>
          <table:table-cell office:value-type="string">
            <text:p>Sevnica Municipality</text:p>
          </table:table-cell>
          <table:table-cell office:value-type="float" office:value="3190949">
            <text:p>3190949</text:p>
          </table:table-cell>
        </table:table-row>
        <table:table-row table:style-name="ro1">
          <table:table-cell office:value-type="string">
            <text:p>SI.L7</text:p>
          </table:table-cell>
          <table:table-cell office:value-type="string">
            <text:p>Sentjur</text:p>
          </table:table-cell>
          <table:table-cell office:value-type="string">
            <text:p>Sentjur</text:p>
          </table:table-cell>
          <table:table-cell office:value-type="float" office:value="3191028">
            <text:p>3191028</text:p>
          </table:table-cell>
        </table:table-row>
        <table:table-row table:style-name="ro1">
          <table:table-cell office:value-type="string">
            <text:p>SI.L1</text:p>
          </table:table-cell>
          <table:table-cell office:value-type="string">
            <text:p>Ribnica</text:p>
          </table:table-cell>
          <table:table-cell office:value-type="string">
            <text:p>Ribnica</text:p>
          </table:table-cell>
          <table:table-cell office:value-type="float" office:value="3191679">
            <text:p>3191679</text:p>
          </table:table-cell>
        </table:table-row>
        <table:table-row table:style-name="ro1">
          <table:table-cell office:value-type="string">
            <text:p>SI.A3</text:p>
          </table:table-cell>
          <table:table-cell office:value-type="string">
            <text:p>Radovljica</text:p>
          </table:table-cell>
          <table:table-cell office:value-type="string">
            <text:p>Radovljica</text:p>
          </table:table-cell>
          <table:table-cell office:value-type="float" office:value="3192062">
            <text:p>3192062</text:p>
          </table:table-cell>
        </table:table-row>
        <table:table-row table:style-name="ro1">
          <table:table-cell office:value-type="string">
            <text:p>SI.A2</text:p>
          </table:table-cell>
          <table:table-cell office:value-type="string">
            <text:p>Radlje ob Dravi</text:p>
          </table:table-cell>
          <table:table-cell office:value-type="string">
            <text:p>Radlje ob Dravi</text:p>
          </table:table-cell>
          <table:table-cell office:value-type="float" office:value="3192120">
            <text:p>3192120</text:p>
          </table:table-cell>
        </table:table-row>
        <table:table-row table:style-name="ro1">
          <table:table-cell office:value-type="string">
            <text:p>SI.K7</text:p>
          </table:table-cell>
          <table:table-cell office:value-type="string">
            <text:p>Ptuj</text:p>
          </table:table-cell>
          <table:table-cell office:value-type="string">
            <text:p>Ptuj</text:p>
          </table:table-cell>
          <table:table-cell office:value-type="float" office:value="3192240">
            <text:p>3192240</text:p>
          </table:table-cell>
        </table:table-row>
        <table:table-row table:style-name="ro1">
          <table:table-cell office:value-type="string">
            <text:p>SI.94</text:p>
          </table:table-cell>
          <table:table-cell office:value-type="string">
            <text:p>Postojna</text:p>
          </table:table-cell>
          <table:table-cell office:value-type="string">
            <text:p>Postojna</text:p>
          </table:table-cell>
          <table:table-cell office:value-type="float" office:value="3192672">
            <text:p>3192672</text:p>
          </table:table-cell>
        </table:table-row>
        <table:table-row table:style-name="ro1">
          <table:table-cell office:value-type="string">
            <text:p>SI.J9</text:p>
          </table:table-cell>
          <table:table-cell office:value-type="string">
            <text:p>Piran-Pirano</text:p>
          </table:table-cell>
          <table:table-cell office:value-type="string">
            <text:p>Piran-Pirano</text:p>
          </table:table-cell>
          <table:table-cell office:value-type="float" office:value="3193340">
            <text:p>3193340</text:p>
          </table:table-cell>
        </table:table-row>
        <table:table-row table:style-name="ro1">
          <table:table-cell office:value-type="string">
            <text:p>SI.87</text:p>
          </table:table-cell>
          <table:table-cell office:value-type="string">
            <text:p>Ormož</text:p>
          </table:table-cell>
          <table:table-cell office:value-type="string">
            <text:p>Ormoz</text:p>
          </table:table-cell>
          <table:table-cell office:value-type="float" office:value="3193964">
            <text:p>3193964</text:p>
          </table:table-cell>
        </table:table-row>
        <table:table-row table:style-name="ro1">
          <table:table-cell office:value-type="string">
            <text:p>SI.J7</text:p>
          </table:table-cell>
          <table:table-cell office:value-type="string">
            <text:p>Novo Mesto</text:p>
          </table:table-cell>
          <table:table-cell office:value-type="string">
            <text:p>Novo Mesto</text:p>
          </table:table-cell>
          <table:table-cell office:value-type="float" office:value="3194350">
            <text:p>3194350</text:p>
          </table:table-cell>
        </table:table-row>
        <table:table-row table:style-name="ro1">
          <table:table-cell office:value-type="string">
            <text:p>SI.84</text:p>
          </table:table-cell>
          <table:table-cell table:number-columns-repeated="2" office:value-type="string">
            <text:p>Nova Gorica</text:p>
          </table:table-cell>
          <table:table-cell office:value-type="float" office:value="3194451">
            <text:p>3194451</text:p>
          </table:table-cell>
        </table:table-row>
        <table:table-row table:style-name="ro1">
          <table:table-cell office:value-type="string">
            <text:p>SI.80</text:p>
          </table:table-cell>
          <table:table-cell office:value-type="string">
            <text:p>Murska Sobota</text:p>
          </table:table-cell>
          <table:table-cell office:value-type="string">
            <text:p>Murska Sobota</text:p>
          </table:table-cell>
          <table:table-cell office:value-type="float" office:value="3194647">
            <text:p>3194647</text:p>
          </table:table-cell>
        </table:table-row>
        <table:table-row table:style-name="ro1">
          <table:table-cell office:value-type="string">
            <text:p>SI.79</text:p>
          </table:table-cell>
          <table:table-cell office:value-type="string">
            <text:p>Mozirje</text:p>
          </table:table-cell>
          <table:table-cell office:value-type="string">
            <text:p>Mozirje</text:p>
          </table:table-cell>
          <table:table-cell office:value-type="float" office:value="3194791">
            <text:p>3194791</text:p>
          </table:table-cell>
        </table:table-row>
        <table:table-row table:style-name="ro1">
          <table:table-cell office:value-type="string">
            <text:p>SI.73</text:p>
          </table:table-cell>
          <table:table-cell office:value-type="string">
            <text:p>Metlika</text:p>
          </table:table-cell>
          <table:table-cell office:value-type="string">
            <text:p>Metlika</text:p>
          </table:table-cell>
          <table:table-cell office:value-type="float" office:value="3195213">
            <text:p>3195213</text:p>
          </table:table-cell>
        </table:table-row>
        <table:table-row table:style-name="ro1">
          <table:table-cell office:value-type="string">
            <text:p>SI.J2</text:p>
          </table:table-cell>
          <table:table-cell table:number-columns-repeated="2" office:value-type="string">
            <text:p>Maribor City Municipality</text:p>
          </table:table-cell>
          <table:table-cell office:value-type="float" office:value="3195505">
            <text:p>3195505</text:p>
          </table:table-cell>
        </table:table-row>
        <table:table-row table:style-name="ro1">
          <table:table-cell office:value-type="string">
            <text:p>SI.64</text:p>
          </table:table-cell>
          <table:table-cell office:value-type="string">
            <text:p>Logatec</text:p>
          </table:table-cell>
          <table:table-cell office:value-type="string">
            <text:p>Logatec</text:p>
          </table:table-cell>
          <table:table-cell office:value-type="float" office:value="3196288">
            <text:p>3196288</text:p>
          </table:table-cell>
        </table:table-row>
        <table:table-row table:style-name="ro1">
          <table:table-cell office:value-type="string">
            <text:p>SI.I6</text:p>
          </table:table-cell>
          <table:table-cell office:value-type="string">
            <text:p>Ljutomer</text:p>
          </table:table-cell>
          <table:table-cell office:value-type="string">
            <text:p>Ljutomer</text:p>
          </table:table-cell>
          <table:table-cell office:value-type="float" office:value="3196306">
            <text:p>3196306</text:p>
          </table:table-cell>
        </table:table-row>
        <table:table-row table:style-name="ro1">
          <table:table-cell office:value-type="string">
            <text:p>SI.I5</text:p>
          </table:table-cell>
          <table:table-cell office:value-type="string">
            <text:p>Litija</text:p>
          </table:table-cell>
          <table:table-cell office:value-type="string">
            <text:p>Litija</text:p>
          </table:table-cell>
          <table:table-cell office:value-type="float" office:value="3196424">
            <text:p>3196424</text:p>
          </table:table-cell>
        </table:table-row>
        <table:table-row table:style-name="ro1">
          <table:table-cell office:value-type="string">
            <text:p>SI.I3</text:p>
          </table:table-cell>
          <table:table-cell office:value-type="string">
            <text:p>Lenart</text:p>
          </table:table-cell>
          <table:table-cell office:value-type="string">
            <text:p>Lenart</text:p>
          </table:table-cell>
          <table:table-cell office:value-type="float" office:value="3196684">
            <text:p>3196684</text:p>
          </table:table-cell>
        </table:table-row>
        <table:table-row table:style-name="ro1">
          <table:table-cell office:value-type="string">
            <text:p>SI.57</text:p>
          </table:table-cell>
          <table:table-cell office:value-type="string">
            <text:p>Laško Municipality</text:p>
          </table:table-cell>
          <table:table-cell office:value-type="string">
            <text:p>Lasko Municipality</text:p>
          </table:table-cell>
          <table:table-cell office:value-type="float" office:value="3196759">
            <text:p>3196759</text:p>
          </table:table-cell>
        </table:table-row>
        <table:table-row table:style-name="ro1">
          <table:table-cell office:value-type="string">
            <text:p>SI.54</text:p>
          </table:table-cell>
          <table:table-cell office:value-type="string">
            <text:p>Krško</text:p>
          </table:table-cell>
          <table:table-cell office:value-type="string">
            <text:p>Krsko</text:p>
          </table:table-cell>
          <table:table-cell office:value-type="float" office:value="3197146">
            <text:p>3197146</text:p>
          </table:table-cell>
        </table:table-row>
        <table:table-row table:style-name="ro1">
          <table:table-cell office:value-type="string">
            <text:p>SI.52</text:p>
          </table:table-cell>
          <table:table-cell office:value-type="string">
            <text:p>Kranj</text:p>
          </table:table-cell>
          <table:table-cell office:value-type="string">
            <text:p>Kranj</text:p>
          </table:table-cell>
          <table:table-cell office:value-type="float" office:value="3197377">
            <text:p>3197377</text:p>
          </table:table-cell>
        </table:table-row>
        <table:table-row table:style-name="ro1">
          <table:table-cell office:value-type="string">
            <text:p>SI.50</text:p>
          </table:table-cell>
          <table:table-cell office:value-type="string">
            <text:p>Koper-Capodistria</text:p>
          </table:table-cell>
          <table:table-cell office:value-type="string">
            <text:p>Koper-Capodistria</text:p>
          </table:table-cell>
          <table:table-cell office:value-type="float" office:value="3197752">
            <text:p>3197752</text:p>
          </table:table-cell>
        </table:table-row>
        <table:table-row table:style-name="ro1">
          <table:table-cell office:value-type="string">
            <text:p>SI.H7</text:p>
          </table:table-cell>
          <table:table-cell office:value-type="string">
            <text:p>Kočevje</text:p>
          </table:table-cell>
          <table:table-cell office:value-type="string">
            <text:p>Kocevje</text:p>
          </table:table-cell>
          <table:table-cell office:value-type="float" office:value="3197942">
            <text:p>3197942</text:p>
          </table:table-cell>
        </table:table-row>
        <table:table-row table:style-name="ro1">
          <table:table-cell office:value-type="string">
            <text:p>SI.H6</text:p>
          </table:table-cell>
          <table:table-cell office:value-type="string">
            <text:p>Kamnik</text:p>
          </table:table-cell>
          <table:table-cell office:value-type="string">
            <text:p>Kamnik</text:p>
          </table:table-cell>
          <table:table-cell office:value-type="float" office:value="3198364">
            <text:p>3198364</text:p>
          </table:table-cell>
        </table:table-row>
        <table:table-row table:style-name="ro1">
          <table:table-cell office:value-type="string">
            <text:p>SI.H4</text:p>
          </table:table-cell>
          <table:table-cell office:value-type="string">
            <text:p>Jesenice</text:p>
          </table:table-cell>
          <table:table-cell office:value-type="string">
            <text:p>Jesenice</text:p>
          </table:table-cell>
          <table:table-cell office:value-type="float" office:value="3198646">
            <text:p>3198646</text:p>
          </table:table-cell>
        </table:table-row>
        <table:table-row table:style-name="ro1">
          <table:table-cell office:value-type="string">
            <text:p>SI.40</text:p>
          </table:table-cell>
          <table:table-cell office:value-type="string">
            <text:p>Izola-Isola</text:p>
          </table:table-cell>
          <table:table-cell office:value-type="string">
            <text:p>Izola-Isola</text:p>
          </table:table-cell>
          <table:table-cell office:value-type="float" office:value="3199016">
            <text:p>3199016</text:p>
          </table:table-cell>
        </table:table-row>
        <table:table-row table:style-name="ro1">
          <table:table-cell office:value-type="string">
            <text:p>SI.38</text:p>
          </table:table-cell>
          <table:table-cell office:value-type="string">
            <text:p>Ilirska Bistrica</text:p>
          </table:table-cell>
          <table:table-cell office:value-type="string">
            <text:p>Ilirska Bistrica</text:p>
          </table:table-cell>
          <table:table-cell office:value-type="float" office:value="3199130">
            <text:p>3199130</text:p>
          </table:table-cell>
        </table:table-row>
        <table:table-row table:style-name="ro1">
          <table:table-cell office:value-type="string">
            <text:p>SI.36</text:p>
          </table:table-cell>
          <table:table-cell office:value-type="string">
            <text:p>Idrija</text:p>
          </table:table-cell>
          <table:table-cell office:value-type="string">
            <text:p>Idrija</text:p>
          </table:table-cell>
          <table:table-cell office:value-type="float" office:value="3199169">
            <text:p>3199169</text:p>
          </table:table-cell>
        </table:table-row>
        <table:table-row table:style-name="ro1">
          <table:table-cell office:value-type="string">
            <text:p>SI.34</text:p>
          </table:table-cell>
          <table:table-cell office:value-type="string">
            <text:p>Hrastnik Municipality</text:p>
          </table:table-cell>
          <table:table-cell office:value-type="string">
            <text:p>Hrastnik Municipality</text:p>
          </table:table-cell>
          <table:table-cell office:value-type="float" office:value="3199296">
            <text:p>3199296</text:p>
          </table:table-cell>
        </table:table-row>
        <table:table-row table:style-name="ro1">
          <table:table-cell office:value-type="string">
            <text:p>SI.32</text:p>
          </table:table-cell>
          <table:table-cell office:value-type="string">
            <text:p>Grosuplje</text:p>
          </table:table-cell>
          <table:table-cell office:value-type="string">
            <text:p>Grosuplje</text:p>
          </table:table-cell>
          <table:table-cell office:value-type="float" office:value="3199522">
            <text:p>3199522</text:p>
          </table:table-cell>
        </table:table-row>
        <table:table-row table:style-name="ro1">
          <table:table-cell office:value-type="string">
            <text:p>SI.29</text:p>
          </table:table-cell>
          <table:table-cell office:value-type="string">
            <text:p>Gornja Radgona</text:p>
          </table:table-cell>
          <table:table-cell office:value-type="string">
            <text:p>Gornja Radgona</text:p>
          </table:table-cell>
          <table:table-cell office:value-type="float" office:value="3200196">
            <text:p>3200196</text:p>
          </table:table-cell>
        </table:table-row>
        <table:table-row table:style-name="ro1">
          <table:table-cell office:value-type="string">
            <text:p>SI.25</text:p>
          </table:table-cell>
          <table:table-cell office:value-type="string">
            <text:p>Dravograd</text:p>
          </table:table-cell>
          <table:table-cell office:value-type="string">
            <text:p>Dravograd</text:p>
          </table:table-cell>
          <table:table-cell office:value-type="float" office:value="3201252">
            <text:p>3201252</text:p>
          </table:table-cell>
        </table:table-row>
        <table:table-row table:style-name="ro1">
          <table:table-cell office:value-type="string">
            <text:p>SI.G7</text:p>
          </table:table-cell>
          <table:table-cell office:value-type="string">
            <text:p>Domžale</text:p>
          </table:table-cell>
          <table:table-cell office:value-type="string">
            <text:p>Domzale</text:p>
          </table:table-cell>
          <table:table-cell office:value-type="float" office:value="3201729">
            <text:p>3201729</text:p>
          </table:table-cell>
        </table:table-row>
        <table:table-row table:style-name="ro1">
          <table:table-cell office:value-type="string">
            <text:p>SI.17</text:p>
          </table:table-cell>
          <table:table-cell office:value-type="string">
            <text:p>Črnomelj Municipality</text:p>
          </table:table-cell>
          <table:table-cell office:value-type="string">
            <text:p>Crnomelj Municipality</text:p>
          </table:table-cell>
          <table:table-cell office:value-type="float" office:value="3202332">
            <text:p>3202332</text:p>
          </table:table-cell>
        </table:table-row>
        <table:table-row table:style-name="ro1">
          <table:table-cell office:value-type="string">
            <text:p>SI.13</text:p>
          </table:table-cell>
          <table:table-cell office:value-type="string">
            <text:p>Cerknica</text:p>
          </table:table-cell>
          <table:table-cell office:value-type="string">
            <text:p>Cerknica</text:p>
          </table:table-cell>
          <table:table-cell office:value-type="float" office:value="3202707">
            <text:p>3202707</text:p>
          </table:table-cell>
        </table:table-row>
        <table:table-row table:style-name="ro1">
          <table:table-cell office:value-type="string">
            <text:p>SI.11</text:p>
          </table:table-cell>
          <table:table-cell office:value-type="string">
            <text:p>Celje</text:p>
          </table:table-cell>
          <table:table-cell office:value-type="string">
            <text:p>Celje</text:p>
          </table:table-cell>
          <table:table-cell office:value-type="float" office:value="3202780">
            <text:p>3202780</text:p>
          </table:table-cell>
        </table:table-row>
        <table:table-row table:style-name="ro1">
          <table:table-cell office:value-type="string">
            <text:p>SI.08</text:p>
          </table:table-cell>
          <table:table-cell office:value-type="string">
            <text:p>Brežice</text:p>
          </table:table-cell>
          <table:table-cell office:value-type="string">
            <text:p>Brezice</text:p>
          </table:table-cell>
          <table:table-cell office:value-type="float" office:value="3203411">
            <text:p>3203411</text:p>
          </table:table-cell>
        </table:table-row>
        <table:table-row table:style-name="ro1">
          <table:table-cell office:value-type="string">
            <text:p>SI.01</text:p>
          </table:table-cell>
          <table:table-cell office:value-type="string">
            <text:p>Ajdovščina Municipality</text:p>
          </table:table-cell>
          <table:table-cell office:value-type="string">
            <text:p>Ajdovscina Municipality</text:p>
          </table:table-cell>
          <table:table-cell office:value-type="float" office:value="3204853">
            <text:p>3204853</text:p>
          </table:table-cell>
        </table:table-row>
        <table:table-row table:style-name="ro1">
          <table:table-cell office:value-type="string">
            <text:p>SI.35</text:p>
          </table:table-cell>
          <table:table-cell office:value-type="string">
            <text:p>Hrpelje-Kozina</text:p>
          </table:table-cell>
          <table:table-cell office:value-type="string">
            <text:p>Hrpelje-Kozina</text:p>
          </table:table-cell>
          <table:table-cell office:value-type="float" office:value="3239050">
            <text:p>3239050</text:p>
          </table:table-cell>
        </table:table-row>
        <table:table-row table:style-name="ro1">
          <table:table-cell office:value-type="string">
            <text:p>SI.19</text:p>
          </table:table-cell>
          <table:table-cell office:value-type="string">
            <text:p>Divača</text:p>
          </table:table-cell>
          <table:table-cell office:value-type="string">
            <text:p>Divaca</text:p>
          </table:table-cell>
          <table:table-cell office:value-type="float" office:value="3239051">
            <text:p>3239051</text:p>
          </table:table-cell>
        </table:table-row>
        <table:table-row table:style-name="ro1">
          <table:table-cell office:value-type="string">
            <text:p>SI.91</text:p>
          </table:table-cell>
          <table:table-cell office:value-type="string">
            <text:p>Pivka</text:p>
          </table:table-cell>
          <table:table-cell office:value-type="string">
            <text:p>Pivka</text:p>
          </table:table-cell>
          <table:table-cell office:value-type="float" office:value="3239054">
            <text:p>3239054</text:p>
          </table:table-cell>
        </table:table-row>
        <table:table-row table:style-name="ro1">
          <table:table-cell office:value-type="string">
            <text:p>SI.I7</text:p>
          </table:table-cell>
          <table:table-cell office:value-type="string">
            <text:p>Loška Dolina Municipality</text:p>
          </table:table-cell>
          <table:table-cell office:value-type="string">
            <text:p>Loska Dolina Municipality</text:p>
          </table:table-cell>
          <table:table-cell office:value-type="float" office:value="3239056">
            <text:p>3239056</text:p>
          </table:table-cell>
        </table:table-row>
        <table:table-row table:style-name="ro1">
          <table:table-cell office:value-type="string">
            <text:p>SI.66</text:p>
          </table:table-cell>
          <table:table-cell office:value-type="string">
            <text:p>Loški Potok</text:p>
          </table:table-cell>
          <table:table-cell office:value-type="string">
            <text:p>Loski Potok</text:p>
          </table:table-cell>
          <table:table-cell office:value-type="float" office:value="3239059">
            <text:p>3239059</text:p>
          </table:table-cell>
        </table:table-row>
        <table:table-row table:style-name="ro1">
          <table:table-cell office:value-type="string">
            <text:p>SI.88</text:p>
          </table:table-cell>
          <table:table-cell office:value-type="string">
            <text:p>Osilnica</text:p>
          </table:table-cell>
          <table:table-cell office:value-type="string">
            <text:p>Osilnica</text:p>
          </table:table-cell>
          <table:table-cell office:value-type="float" office:value="3239061">
            <text:p>3239061</text:p>
          </table:table-cell>
        </table:table-row>
        <table:table-row table:style-name="ro1">
          <table:table-cell office:value-type="string">
            <text:p>SI.D8</text:p>
          </table:table-cell>
          <table:table-cell office:value-type="string">
            <text:p>Velike Lašče</text:p>
          </table:table-cell>
          <table:table-cell office:value-type="string">
            <text:p>Velike Lasce</text:p>
          </table:table-cell>
          <table:table-cell office:value-type="float" office:value="3239062">
            <text:p>3239062</text:p>
          </table:table-cell>
        </table:table-row>
        <table:table-row table:style-name="ro1">
          <table:table-cell office:value-type="string">
            <text:p>SI.C1</text:p>
          </table:table-cell>
          <table:table-cell office:value-type="string">
            <text:p>Škofljica</text:p>
          </table:table-cell>
          <table:table-cell office:value-type="string">
            <text:p>Skofljica</text:p>
          </table:table-cell>
          <table:table-cell office:value-type="float" office:value="3239066">
            <text:p>3239066</text:p>
          </table:table-cell>
        </table:table-row>
        <table:table-row table:style-name="ro1">
          <table:table-cell office:value-type="string">
            <text:p>SI.37</text:p>
          </table:table-cell>
          <table:table-cell table:number-columns-repeated="2" office:value-type="string">
            <text:p>Ig Municipality</text:p>
          </table:table-cell>
          <table:table-cell office:value-type="float" office:value="3239069">
            <text:p>3239069</text:p>
          </table:table-cell>
        </table:table-row>
        <table:table-row table:style-name="ro1">
          <table:table-cell office:value-type="string">
            <text:p>SI.09</text:p>
          </table:table-cell>
          <table:table-cell office:value-type="string">
            <text:p>Brezovica</text:p>
          </table:table-cell>
          <table:table-cell office:value-type="string">
            <text:p>Brezovica</text:p>
          </table:table-cell>
          <table:table-cell office:value-type="float" office:value="3239071">
            <text:p>3239071</text:p>
          </table:table-cell>
        </table:table-row>
        <table:table-row table:style-name="ro1">
          <table:table-cell office:value-type="string">
            <text:p>SI.05</text:p>
          </table:table-cell>
          <table:table-cell office:value-type="string">
            <text:p>Borovnica</text:p>
          </table:table-cell>
          <table:table-cell office:value-type="string">
            <text:p>Borovnica</text:p>
          </table:table-cell>
          <table:table-cell office:value-type="float" office:value="3239073">
            <text:p>3239073</text:p>
          </table:table-cell>
        </table:table-row>
        <table:table-row table:style-name="ro1">
          <table:table-cell office:value-type="string">
            <text:p>SI.E1</text:p>
          </table:table-cell>
          <table:table-cell office:value-type="string">
            <text:p>Vipava</text:p>
          </table:table-cell>
          <table:table-cell office:value-type="string">
            <text:p>Vipava</text:p>
          </table:table-cell>
          <table:table-cell office:value-type="float" office:value="3239075">
            <text:p>3239075</text:p>
          </table:table-cell>
        </table:table-row>
        <table:table-row table:style-name="ro1">
          <table:table-cell office:value-type="string">
            <text:p>SI.49</text:p>
          </table:table-cell>
          <table:table-cell office:value-type="string">
            <text:p>Komen</text:p>
          </table:table-cell>
          <table:table-cell office:value-type="string">
            <text:p>Komen</text:p>
          </table:table-cell>
          <table:table-cell office:value-type="float" office:value="3239078">
            <text:p>3239078</text:p>
          </table:table-cell>
        </table:table-row>
        <table:table-row table:style-name="ro1">
          <table:table-cell office:value-type="string">
            <text:p>SI.J5</text:p>
          </table:table-cell>
          <table:table-cell office:value-type="string">
            <text:p>Miren-Kostanjevica</text:p>
          </table:table-cell>
          <table:table-cell office:value-type="string">
            <text:p>Miren-Kostanjevica</text:p>
          </table:table-cell>
          <table:table-cell office:value-type="float" office:value="3239080">
            <text:p>3239080</text:p>
          </table:table-cell>
        </table:table-row>
        <table:table-row table:style-name="ro1">
          <table:table-cell office:value-type="string">
            <text:p>SI.07</text:p>
          </table:table-cell>
          <table:table-cell office:value-type="string">
            <text:p>Brda</text:p>
          </table:table-cell>
          <table:table-cell office:value-type="string">
            <text:p>Brda</text:p>
          </table:table-cell>
          <table:table-cell office:value-type="float" office:value="3239083">
            <text:p>3239083</text:p>
          </table:table-cell>
        </table:table-row>
        <table:table-row table:style-name="ro1">
          <table:table-cell office:value-type="string">
            <text:p>SI.44</text:p>
          </table:table-cell>
          <table:table-cell office:value-type="string">
            <text:p>Kanal ob Soči Municipality</text:p>
          </table:table-cell>
          <table:table-cell office:value-type="string">
            <text:p>Kanal ob Soci Municipality</text:p>
          </table:table-cell>
          <table:table-cell office:value-type="float" office:value="3239086">
            <text:p>3239086</text:p>
          </table:table-cell>
        </table:table-row>
        <table:table-row table:style-name="ro1">
          <table:table-cell office:value-type="string">
            <text:p>SI.F2</text:p>
          </table:table-cell>
          <table:table-cell office:value-type="string">
            <text:p>Žiri</text:p>
          </table:table-cell>
          <table:table-cell office:value-type="string">
            <text:p>Ziri</text:p>
          </table:table-cell>
          <table:table-cell office:value-type="float" office:value="3239087">
            <text:p>3239087</text:p>
          </table:table-cell>
        </table:table-row>
        <table:table-row table:style-name="ro1">
          <table:table-cell office:value-type="string">
            <text:p>SI.14</text:p>
          </table:table-cell>
          <table:table-cell office:value-type="string">
            <text:p>Cerkno</text:p>
          </table:table-cell>
          <table:table-cell office:value-type="string">
            <text:p>Cerkno</text:p>
          </table:table-cell>
          <table:table-cell office:value-type="float" office:value="3239091">
            <text:p>3239091</text:p>
          </table:table-cell>
        </table:table-row>
        <table:table-row table:style-name="ro1">
          <table:table-cell office:value-type="string">
            <text:p>SI.F1</text:p>
          </table:table-cell>
          <table:table-cell office:value-type="string">
            <text:p>Železniki Municipality</text:p>
          </table:table-cell>
          <table:table-cell office:value-type="string">
            <text:p>Zelezniki Municipality</text:p>
          </table:table-cell>
          <table:table-cell office:value-type="float" office:value="3239093">
            <text:p>3239093</text:p>
          </table:table-cell>
        </table:table-row>
        <table:table-row table:style-name="ro1">
          <table:table-cell office:value-type="string">
            <text:p>SI.27</text:p>
          </table:table-cell>
          <table:table-cell office:value-type="string">
            <text:p>Občina Gorenja vas-Poljane</text:p>
          </table:table-cell>
          <table:table-cell office:value-type="string">
            <text:p>Obcina Gorenja vas-Poljane</text:p>
          </table:table-cell>
          <table:table-cell office:value-type="float" office:value="3239095">
            <text:p>3239095</text:p>
          </table:table-cell>
        </table:table-row>
        <table:table-row table:style-name="ro1">
          <table:table-cell office:value-type="string">
            <text:p>SI.G4</text:p>
          </table:table-cell>
          <table:table-cell office:value-type="string">
            <text:p>Dobrova-Horjul-Polhov Gradec</text:p>
          </table:table-cell>
          <table:table-cell office:value-type="string">
            <text:p>Dobrova-Horjul-Polhov Gradec</text:p>
          </table:table-cell>
          <table:table-cell office:value-type="float" office:value="3239096">
            <text:p>3239096</text:p>
          </table:table-cell>
        </table:table-row>
        <table:table-row table:style-name="ro1">
          <table:table-cell office:value-type="string">
            <text:p>SI.46</text:p>
          </table:table-cell>
          <table:table-cell office:value-type="string">
            <text:p>Kobarid Municipality</text:p>
          </table:table-cell>
          <table:table-cell office:value-type="string">
            <text:p>Kobarid Municipality</text:p>
          </table:table-cell>
          <table:table-cell office:value-type="float" office:value="3239098">
            <text:p>3239098</text:p>
          </table:table-cell>
        </table:table-row>
        <table:table-row table:style-name="ro1">
          <table:table-cell office:value-type="string">
            <text:p>SI.06</text:p>
          </table:table-cell>
          <table:table-cell office:value-type="string">
            <text:p>Bovec</text:p>
          </table:table-cell>
          <table:table-cell office:value-type="string">
            <text:p>Bovec</text:p>
          </table:table-cell>
          <table:table-cell office:value-type="float" office:value="3239100">
            <text:p>3239100</text:p>
          </table:table-cell>
        </table:table-row>
        <table:table-row table:style-name="ro1">
          <table:table-cell office:value-type="string">
            <text:p>SI.04</text:p>
          </table:table-cell>
          <table:table-cell office:value-type="string">
            <text:p>Bohinj Municipality</text:p>
          </table:table-cell>
          <table:table-cell office:value-type="string">
            <text:p>Bohinj Municipality</text:p>
          </table:table-cell>
          <table:table-cell office:value-type="float" office:value="3239101">
            <text:p>3239101</text:p>
          </table:table-cell>
        </table:table-row>
        <table:table-row table:style-name="ro1">
          <table:table-cell office:value-type="string">
            <text:p>SI.03</text:p>
          </table:table-cell>
          <table:table-cell table:number-columns-repeated="2" office:value-type="string">
            <text:p>Bled</text:p>
          </table:table-cell>
          <table:table-cell office:value-type="float" office:value="3239103">
            <text:p>3239103</text:p>
          </table:table-cell>
        </table:table-row>
        <table:table-row table:style-name="ro1">
          <table:table-cell office:value-type="string">
            <text:p>SI.82</text:p>
          </table:table-cell>
          <table:table-cell office:value-type="string">
            <text:p>Naklo</text:p>
          </table:table-cell>
          <table:table-cell office:value-type="string">
            <text:p>Naklo</text:p>
          </table:table-cell>
          <table:table-cell office:value-type="float" office:value="3239104">
            <text:p>3239104</text:p>
          </table:table-cell>
        </table:table-row>
        <table:table-row table:style-name="ro1">
          <table:table-cell office:value-type="string">
            <text:p>SI.53</text:p>
          </table:table-cell>
          <table:table-cell office:value-type="string">
            <text:p>Kranjska Gora</text:p>
          </table:table-cell>
          <table:table-cell office:value-type="string">
            <text:p>Kranjska Gora</text:p>
          </table:table-cell>
          <table:table-cell office:value-type="float" office:value="3239105">
            <text:p>3239105</text:p>
          </table:table-cell>
        </table:table-row>
        <table:table-row table:style-name="ro1">
          <table:table-cell office:value-type="string">
            <text:p>SI.K5</text:p>
          </table:table-cell>
          <table:table-cell office:value-type="string">
            <text:p>Preddvor</text:p>
          </table:table-cell>
          <table:table-cell office:value-type="string">
            <text:p>Preddvor</text:p>
          </table:table-cell>
          <table:table-cell office:value-type="float" office:value="3239107">
            <text:p>3239107</text:p>
          </table:table-cell>
        </table:table-row>
        <table:table-row table:style-name="ro1">
          <table:table-cell office:value-type="string">
            <text:p>SI.12</text:p>
          </table:table-cell>
          <table:table-cell office:value-type="string">
            <text:p>Cerklje na Gorenjskem</text:p>
          </table:table-cell>
          <table:table-cell office:value-type="string">
            <text:p>Cerklje na Gorenjskem</text:p>
          </table:table-cell>
          <table:table-cell office:value-type="float" office:value="3239110">
            <text:p>3239110</text:p>
          </table:table-cell>
        </table:table-row>
        <table:table-row table:style-name="ro1">
          <table:table-cell office:value-type="string">
            <text:p>SI.B2</text:p>
          </table:table-cell>
          <table:table-cell office:value-type="string">
            <text:p>Šenčur</text:p>
          </table:table-cell>
          <table:table-cell office:value-type="string">
            <text:p>Sencur</text:p>
          </table:table-cell>
          <table:table-cell office:value-type="float" office:value="3239111">
            <text:p>3239111</text:p>
          </table:table-cell>
        </table:table-row>
        <table:table-row table:style-name="ro1">
          <table:table-cell office:value-type="string">
            <text:p>SI.E3</text:p>
          </table:table-cell>
          <table:table-cell office:value-type="string">
            <text:p>Vodice</text:p>
          </table:table-cell>
          <table:table-cell office:value-type="string">
            <text:p>Vodice</text:p>
          </table:table-cell>
          <table:table-cell office:value-type="float" office:value="3239112">
            <text:p>3239112</text:p>
          </table:table-cell>
        </table:table-row>
        <table:table-row table:style-name="ro1">
          <table:table-cell office:value-type="string">
            <text:p>SI.71</text:p>
          </table:table-cell>
          <table:table-cell office:value-type="string">
            <text:p>Medvode</text:p>
          </table:table-cell>
          <table:table-cell office:value-type="string">
            <text:p>Medvode</text:p>
          </table:table-cell>
          <table:table-cell office:value-type="float" office:value="3239113">
            <text:p>3239113</text:p>
          </table:table-cell>
        </table:table-row>
        <table:table-row table:style-name="ro1">
          <table:table-cell office:value-type="string">
            <text:p>SI.72</text:p>
          </table:table-cell>
          <table:table-cell office:value-type="string">
            <text:p>Mengeš</text:p>
          </table:table-cell>
          <table:table-cell office:value-type="string">
            <text:p>Menges</text:p>
          </table:table-cell>
          <table:table-cell office:value-type="float" office:value="3239114">
            <text:p>3239114</text:p>
          </table:table-cell>
        </table:table-row>
        <table:table-row table:style-name="ro1">
          <table:table-cell office:value-type="string">
            <text:p>SI.22</text:p>
          </table:table-cell>
          <table:table-cell office:value-type="string">
            <text:p>Dol pri Ljubljani</text:p>
          </table:table-cell>
          <table:table-cell office:value-type="string">
            <text:p>Dol pri Ljubljani</text:p>
          </table:table-cell>
          <table:table-cell office:value-type="float" office:value="3239115">
            <text:p>3239115</text:p>
          </table:table-cell>
        </table:table-row>
        <table:table-row table:style-name="ro1">
          <table:table-cell office:value-type="string">
            <text:p>SI.77</text:p>
          </table:table-cell>
          <table:table-cell office:value-type="string">
            <text:p>Moravče</text:p>
          </table:table-cell>
          <table:table-cell office:value-type="string">
            <text:p>Moravce</text:p>
          </table:table-cell>
          <table:table-cell office:value-type="float" office:value="3239132">
            <text:p>3239132</text:p>
          </table:table-cell>
        </table:table-row>
        <table:table-row table:style-name="ro1">
          <table:table-cell office:value-type="string">
            <text:p>SI.30</text:p>
          </table:table-cell>
          <table:table-cell office:value-type="string">
            <text:p>Gornji Grad</text:p>
          </table:table-cell>
          <table:table-cell office:value-type="string">
            <text:p>Gornji Grad</text:p>
          </table:table-cell>
          <table:table-cell office:value-type="float" office:value="3239133">
            <text:p>3239133</text:p>
          </table:table-cell>
        </table:table-row>
        <table:table-row table:style-name="ro1">
          <table:table-cell office:value-type="string">
            <text:p>SI.I9</text:p>
          </table:table-cell>
          <table:table-cell office:value-type="string">
            <text:p>Luče</text:p>
          </table:table-cell>
          <table:table-cell office:value-type="string">
            <text:p>Luce</text:p>
          </table:table-cell>
          <table:table-cell office:value-type="float" office:value="3239134">
            <text:p>3239134</text:p>
          </table:table-cell>
        </table:table-row>
        <table:table-row table:style-name="ro1">
          <table:table-cell office:value-type="string">
            <text:p>SI.K8</text:p>
          </table:table-cell>
          <table:table-cell office:value-type="string">
            <text:p>Ravne na Koroškem</text:p>
          </table:table-cell>
          <table:table-cell office:value-type="string">
            <text:p>Ravne na Koroskem</text:p>
          </table:table-cell>
          <table:table-cell office:value-type="float" office:value="3239175">
            <text:p>3239175</text:p>
          </table:table-cell>
        </table:table-row>
        <table:table-row table:style-name="ro1">
          <table:table-cell office:value-type="string">
            <text:p>SI.74</text:p>
          </table:table-cell>
          <table:table-cell office:value-type="string">
            <text:p>Mežica</text:p>
          </table:table-cell>
          <table:table-cell office:value-type="string">
            <text:p>Mezica</text:p>
          </table:table-cell>
          <table:table-cell office:value-type="float" office:value="3239177">
            <text:p>3239177</text:p>
          </table:table-cell>
        </table:table-row>
        <table:table-row table:style-name="ro1">
          <table:table-cell office:value-type="string">
            <text:p>SI.81</text:p>
          </table:table-cell>
          <table:table-cell office:value-type="string">
            <text:p>Muta</text:p>
          </table:table-cell>
          <table:table-cell office:value-type="string">
            <text:p>Muta</text:p>
          </table:table-cell>
          <table:table-cell office:value-type="float" office:value="3239179">
            <text:p>3239179</text:p>
          </table:table-cell>
        </table:table-row>
        <table:table-row table:style-name="ro1">
          <table:table-cell office:value-type="string">
            <text:p>SI.E6</text:p>
          </table:table-cell>
          <table:table-cell office:value-type="string">
            <text:p>Vuzenica</text:p>
          </table:table-cell>
          <table:table-cell office:value-type="string">
            <text:p>Vuzenica</text:p>
          </table:table-cell>
          <table:table-cell office:value-type="float" office:value="3239180">
            <text:p>3239180</text:p>
          </table:table-cell>
        </table:table-row>
        <table:table-row table:style-name="ro1">
          <table:table-cell office:value-type="string">
            <text:p>SI.16</text:p>
          </table:table-cell>
          <table:table-cell office:value-type="string">
            <text:p>Črna na Koroškem Municipality</text:p>
          </table:table-cell>
          <table:table-cell office:value-type="string">
            <text:p>Crna na Koroskem Municipality</text:p>
          </table:table-cell>
          <table:table-cell office:value-type="float" office:value="3239181">
            <text:p>3239181</text:p>
          </table:table-cell>
        </table:table-row>
        <table:table-row table:style-name="ro1">
          <table:table-cell office:value-type="string">
            <text:p>SI.62</text:p>
          </table:table-cell>
          <table:table-cell office:value-type="string">
            <text:p>Ljubno</text:p>
          </table:table-cell>
          <table:table-cell office:value-type="string">
            <text:p>Ljubno</text:p>
          </table:table-cell>
          <table:table-cell office:value-type="float" office:value="3239184">
            <text:p>3239184</text:p>
          </table:table-cell>
        </table:table-row>
        <table:table-row table:style-name="ro1">
          <table:table-cell office:value-type="string">
            <text:p>SI.C7</text:p>
          </table:table-cell>
          <table:table-cell office:value-type="string">
            <text:p>Šoštanj</text:p>
          </table:table-cell>
          <table:table-cell office:value-type="string">
            <text:p>Sostanj</text:p>
          </table:table-cell>
          <table:table-cell office:value-type="float" office:value="3239185">
            <text:p>3239185</text:p>
          </table:table-cell>
        </table:table-row>
        <table:table-row table:style-name="ro1">
          <table:table-cell office:value-type="string">
            <text:p>SI.C6</text:p>
          </table:table-cell>
          <table:table-cell office:value-type="string">
            <text:p>Šmartno ob Paki</text:p>
          </table:table-cell>
          <table:table-cell office:value-type="string">
            <text:p>Smartno ob Paki</text:p>
          </table:table-cell>
          <table:table-cell office:value-type="float" office:value="3239187">
            <text:p>3239187</text:p>
          </table:table-cell>
        </table:table-row>
        <table:table-row table:style-name="ro1">
          <table:table-cell office:value-type="string">
            <text:p>SI.68</text:p>
          </table:table-cell>
          <table:table-cell office:value-type="string">
            <text:p>Lukovica</text:p>
          </table:table-cell>
          <table:table-cell office:value-type="string">
            <text:p>Lukovica</text:p>
          </table:table-cell>
          <table:table-cell office:value-type="float" office:value="3239188">
            <text:p>3239188</text:p>
          </table:table-cell>
        </table:table-row>
        <table:table-row table:style-name="ro1">
          <table:table-cell office:value-type="string">
            <text:p>SI.99</text:p>
          </table:table-cell>
          <table:table-cell office:value-type="string">
            <text:p>Radeče Municipality</text:p>
          </table:table-cell>
          <table:table-cell office:value-type="string">
            <text:p>Radece Municipality</text:p>
          </table:table-cell>
          <table:table-cell office:value-type="float" office:value="3239189">
            <text:p>3239189</text:p>
          </table:table-cell>
        </table:table-row>
        <table:table-row table:style-name="ro1">
          <table:table-cell office:value-type="string">
            <text:p>SI.39</text:p>
          </table:table-cell>
          <table:table-cell office:value-type="string">
            <text:p>Ivančna Gorica</text:p>
          </table:table-cell>
          <table:table-cell office:value-type="string">
            <text:p>Ivancna Gorica</text:p>
          </table:table-cell>
          <table:table-cell office:value-type="float" office:value="3239191">
            <text:p>3239191</text:p>
          </table:table-cell>
        </table:table-row>
        <table:table-row table:style-name="ro1">
          <table:table-cell office:value-type="string">
            <text:p>SI.20</text:p>
          </table:table-cell>
          <table:table-cell office:value-type="string">
            <text:p>Dobrepolje</text:p>
          </table:table-cell>
          <table:table-cell office:value-type="string">
            <text:p>Dobrepolje</text:p>
          </table:table-cell>
          <table:table-cell office:value-type="float" office:value="3239193">
            <text:p>3239193</text:p>
          </table:table-cell>
        </table:table-row>
        <table:table-row table:style-name="ro1">
          <table:table-cell office:value-type="string">
            <text:p>SI.B1</text:p>
          </table:table-cell>
          <table:table-cell office:value-type="string">
            <text:p>Semič</text:p>
          </table:table-cell>
          <table:table-cell office:value-type="string">
            <text:p>Semic</text:p>
          </table:table-cell>
          <table:table-cell office:value-type="float" office:value="3239195">
            <text:p>3239195</text:p>
          </table:table-cell>
        </table:table-row>
        <table:table-row table:style-name="ro1">
          <table:table-cell office:value-type="string">
            <text:p>SI.B4</text:p>
          </table:table-cell>
          <table:table-cell office:value-type="string">
            <text:p>Šentjernej</text:p>
          </table:table-cell>
          <table:table-cell office:value-type="string">
            <text:p>Sentjernej</text:p>
          </table:table-cell>
          <table:table-cell office:value-type="float" office:value="3239197">
            <text:p>3239197</text:p>
          </table:table-cell>
        </table:table-row>
        <table:table-row table:style-name="ro1">
          <table:table-cell office:value-type="string">
            <text:p>SI.B8</text:p>
          </table:table-cell>
          <table:table-cell office:value-type="string">
            <text:p>Škocjan</text:p>
          </table:table-cell>
          <table:table-cell office:value-type="string">
            <text:p>Skocjan</text:p>
          </table:table-cell>
          <table:table-cell office:value-type="float" office:value="3239199">
            <text:p>3239199</text:p>
          </table:table-cell>
        </table:table-row>
        <table:table-row table:style-name="ro1">
          <table:table-cell office:value-type="string">
            <text:p>SI.C9</text:p>
          </table:table-cell>
          <table:table-cell office:value-type="string">
            <text:p>Štore</text:p>
          </table:table-cell>
          <table:table-cell office:value-type="string">
            <text:p>Store</text:p>
          </table:table-cell>
          <table:table-cell office:value-type="float" office:value="3239200">
            <text:p>3239200</text:p>
          </table:table-cell>
        </table:table-row>
        <table:table-row table:style-name="ro1">
          <table:table-cell office:value-type="string">
            <text:p>SI.N3</text:p>
          </table:table-cell>
          <table:table-cell office:value-type="string">
            <text:p>Vojnik</text:p>
          </table:table-cell>
          <table:table-cell office:value-type="string">
            <text:p>Vojnik</text:p>
          </table:table-cell>
          <table:table-cell office:value-type="float" office:value="3239202">
            <text:p>3239202</text:p>
          </table:table-cell>
        </table:table-row>
        <table:table-row table:style-name="ro1">
          <table:table-cell office:value-type="string">
            <text:p>SI.E2</text:p>
          </table:table-cell>
          <table:table-cell office:value-type="string">
            <text:p>Vitanje</text:p>
          </table:table-cell>
          <table:table-cell office:value-type="string">
            <text:p>Vitanje</text:p>
          </table:table-cell>
          <table:table-cell office:value-type="float" office:value="3239204">
            <text:p>3239204</text:p>
          </table:table-cell>
        </table:table-row>
        <table:table-row table:style-name="ro1">
          <table:table-cell office:value-type="string">
            <text:p>SI.F3</text:p>
          </table:table-cell>
          <table:table-cell office:value-type="string">
            <text:p>Zreče Municipality</text:p>
          </table:table-cell>
          <table:table-cell office:value-type="string">
            <text:p>Zrece Municipality</text:p>
          </table:table-cell>
          <table:table-cell office:value-type="float" office:value="3239205">
            <text:p>3239205</text:p>
          </table:table-cell>
        </table:table-row>
        <table:table-row table:style-name="ro1">
          <table:table-cell office:value-type="string">
            <text:p>SI.76</text:p>
          </table:table-cell>
          <table:table-cell office:value-type="string">
            <text:p>Mislinja</text:p>
          </table:table-cell>
          <table:table-cell office:value-type="string">
            <text:p>Mislinja</text:p>
          </table:table-cell>
          <table:table-cell office:value-type="float" office:value="3239207">
            <text:p>3239207</text:p>
          </table:table-cell>
        </table:table-row>
        <table:table-row table:style-name="ro1">
          <table:table-cell office:value-type="string">
            <text:p>SI.L3</text:p>
          </table:table-cell>
          <table:table-cell office:value-type="string">
            <text:p>Ruše Municipality</text:p>
          </table:table-cell>
          <table:table-cell office:value-type="string">
            <text:p>Ruse Municipality</text:p>
          </table:table-cell>
          <table:table-cell office:value-type="float" office:value="3239211">
            <text:p>3239211</text:p>
          </table:table-cell>
        </table:table-row>
        <table:table-row table:style-name="ro1">
          <table:table-cell office:value-type="string">
            <text:p>SI.55</text:p>
          </table:table-cell>
          <table:table-cell office:value-type="string">
            <text:p>Kungota</text:p>
          </table:table-cell>
          <table:table-cell office:value-type="string">
            <text:p>Kungota</text:p>
          </table:table-cell>
          <table:table-cell office:value-type="float" office:value="3239213">
            <text:p>3239213</text:p>
          </table:table-cell>
        </table:table-row>
        <table:table-row table:style-name="ro1">
          <table:table-cell office:value-type="string">
            <text:p>SI.B3</text:p>
          </table:table-cell>
          <table:table-cell office:value-type="string">
            <text:p>Šentilj</text:p>
          </table:table-cell>
          <table:table-cell office:value-type="string">
            <text:p>Sentilj</text:p>
          </table:table-cell>
          <table:table-cell office:value-type="float" office:value="3239214">
            <text:p>3239214</text:p>
          </table:table-cell>
        </table:table-row>
        <table:table-row table:style-name="ro1">
          <table:table-cell office:value-type="string">
            <text:p>SI.89</text:p>
          </table:table-cell>
          <table:table-cell office:value-type="string">
            <text:p>Pesnica</text:p>
          </table:table-cell>
          <table:table-cell office:value-type="string">
            <text:p>Pesnica</text:p>
          </table:table-cell>
          <table:table-cell office:value-type="float" office:value="3239215">
            <text:p>3239215</text:p>
          </table:table-cell>
        </table:table-row>
        <table:table-row table:style-name="ro1">
          <table:table-cell office:value-type="string">
            <text:p>SI.26</text:p>
          </table:table-cell>
          <table:table-cell office:value-type="string">
            <text:p>Duplek</text:p>
          </table:table-cell>
          <table:table-cell office:value-type="string">
            <text:p>Duplek</text:p>
          </table:table-cell>
          <table:table-cell office:value-type="float" office:value="3239216">
            <text:p>3239216</text:p>
          </table:table-cell>
        </table:table-row>
        <table:table-row table:style-name="ro1">
          <table:table-cell office:value-type="string">
            <text:p>SI.98</text:p>
          </table:table-cell>
          <table:table-cell office:value-type="string">
            <text:p>Rače-Fram</text:p>
          </table:table-cell>
          <table:table-cell office:value-type="string">
            <text:p>Race-Fram</text:p>
          </table:table-cell>
          <table:table-cell office:value-type="float" office:value="3239224">
            <text:p>3239224</text:p>
          </table:table-cell>
        </table:table-row>
        <table:table-row table:style-name="ro1">
          <table:table-cell office:value-type="string">
            <text:p>SI.C8</text:p>
          </table:table-cell>
          <table:table-cell office:value-type="string">
            <text:p>Starše</text:p>
          </table:table-cell>
          <table:table-cell office:value-type="string">
            <text:p>Starse</text:p>
          </table:table-cell>
          <table:table-cell office:value-type="float" office:value="3239226">
            <text:p>3239226</text:p>
          </table:table-cell>
        </table:table-row>
        <table:table-row table:style-name="ro1">
          <table:table-cell office:value-type="string">
            <text:p>SI.45</text:p>
          </table:table-cell>
          <table:table-cell office:value-type="string">
            <text:p>Kidričevo</text:p>
          </table:table-cell>
          <table:table-cell office:value-type="string">
            <text:p>Kidricevo</text:p>
          </table:table-cell>
          <table:table-cell office:value-type="float" office:value="3239227">
            <text:p>3239227</text:p>
          </table:table-cell>
        </table:table-row>
        <table:table-row table:style-name="ro1">
          <table:table-cell office:value-type="string">
            <text:p>SI.J1</text:p>
          </table:table-cell>
          <table:table-cell office:value-type="string">
            <text:p>Majšperk</text:p>
          </table:table-cell>
          <table:table-cell office:value-type="string">
            <text:p>Majsperk</text:p>
          </table:table-cell>
          <table:table-cell office:value-type="float" office:value="3239229">
            <text:p>3239229</text:p>
          </table:table-cell>
        </table:table-row>
        <table:table-row table:style-name="ro1">
          <table:table-cell office:value-type="string">
            <text:p>SI.N2</text:p>
          </table:table-cell>
          <table:table-cell office:value-type="string">
            <text:p>Videm</text:p>
          </table:table-cell>
          <table:table-cell office:value-type="string">
            <text:p>Videm</text:p>
          </table:table-cell>
          <table:table-cell office:value-type="float" office:value="3239231">
            <text:p>3239231</text:p>
          </table:table-cell>
        </table:table-row>
        <table:table-row table:style-name="ro1">
          <table:table-cell office:value-type="string">
            <text:p>SI.A7</text:p>
          </table:table-cell>
          <table:table-cell office:value-type="string">
            <text:p>Rogaška Slatina</text:p>
          </table:table-cell>
          <table:table-cell office:value-type="string">
            <text:p>Rogaska Slatina</text:p>
          </table:table-cell>
          <table:table-cell office:value-type="float" office:value="3239234">
            <text:p>3239234</text:p>
          </table:table-cell>
        </table:table-row>
        <table:table-row table:style-name="ro1">
          <table:table-cell office:value-type="string">
            <text:p>SI.A8</text:p>
          </table:table-cell>
          <table:table-cell office:value-type="string">
            <text:p>Rogatec</text:p>
          </table:table-cell>
          <table:table-cell office:value-type="string">
            <text:p>Rogatec</text:p>
          </table:table-cell>
          <table:table-cell office:value-type="float" office:value="3239237">
            <text:p>3239237</text:p>
          </table:table-cell>
        </table:table-row>
        <table:table-row table:style-name="ro1">
          <table:table-cell office:value-type="string">
            <text:p>SI.92</text:p>
          </table:table-cell>
          <table:table-cell office:value-type="string">
            <text:p>Podčetrtek</text:p>
          </table:table-cell>
          <table:table-cell office:value-type="string">
            <text:p>Podcetrtek</text:p>
          </table:table-cell>
          <table:table-cell office:value-type="float" office:value="3239241">
            <text:p>3239241</text:p>
          </table:table-cell>
        </table:table-row>
        <table:table-row table:style-name="ro1">
          <table:table-cell office:value-type="string">
            <text:p>SI.51</text:p>
          </table:table-cell>
          <table:table-cell office:value-type="string">
            <text:p>Kozje</text:p>
          </table:table-cell>
          <table:table-cell office:value-type="string">
            <text:p>Kozje</text:p>
          </table:table-cell>
          <table:table-cell office:value-type="float" office:value="3239243">
            <text:p>3239243</text:p>
          </table:table-cell>
        </table:table-row>
        <table:table-row table:style-name="ro1">
          <table:table-cell office:value-type="string">
            <text:p>SI.28</text:p>
          </table:table-cell>
          <table:table-cell office:value-type="string">
            <text:p>Gorišnica</text:p>
          </table:table-cell>
          <table:table-cell office:value-type="string">
            <text:p>Gorisnica</text:p>
          </table:table-cell>
          <table:table-cell office:value-type="float" office:value="3239245">
            <text:p>3239245</text:p>
          </table:table-cell>
        </table:table-row>
        <table:table-row table:style-name="ro1">
          <table:table-cell office:value-type="string">
            <text:p>SI.E9</text:p>
          </table:table-cell>
          <table:table-cell office:value-type="string">
            <text:p>Zavrč</text:p>
          </table:table-cell>
          <table:table-cell office:value-type="string">
            <text:p>Zavrc</text:p>
          </table:table-cell>
          <table:table-cell office:value-type="float" office:value="3239247">
            <text:p>3239247</text:p>
          </table:table-cell>
        </table:table-row>
        <table:table-row table:style-name="ro1">
          <table:table-cell office:value-type="string">
            <text:p>SI.24</text:p>
          </table:table-cell>
          <table:table-cell office:value-type="string">
            <text:p>Dornava</text:p>
          </table:table-cell>
          <table:table-cell office:value-type="string">
            <text:p>Dornava</text:p>
          </table:table-cell>
          <table:table-cell office:value-type="float" office:value="3239248">
            <text:p>3239248</text:p>
          </table:table-cell>
        </table:table-row>
        <table:table-row table:style-name="ro1">
          <table:table-cell office:value-type="string">
            <text:p>SI.42</text:p>
          </table:table-cell>
          <table:table-cell office:value-type="string">
            <text:p>Juršinci</text:p>
          </table:table-cell>
          <table:table-cell office:value-type="string">
            <text:p>Jursinci</text:p>
          </table:table-cell>
          <table:table-cell office:value-type="float" office:value="3239251">
            <text:p>3239251</text:p>
          </table:table-cell>
        </table:table-row>
        <table:table-row table:style-name="ro1">
          <table:table-cell office:value-type="string">
            <text:p>SI.D1</text:p>
          </table:table-cell>
          <table:table-cell office:value-type="string">
            <text:p>Sveti Jurij</text:p>
          </table:table-cell>
          <table:table-cell office:value-type="string">
            <text:p>Sveti Jurij</text:p>
          </table:table-cell>
          <table:table-cell office:value-type="float" office:value="3239259">
            <text:p>3239259</text:p>
          </table:table-cell>
        </table:table-row>
        <table:table-row table:style-name="ro1">
          <table:table-cell office:value-type="string">
            <text:p>SI.A1</text:p>
          </table:table-cell>
          <table:table-cell office:value-type="string">
            <text:p>Radenci</text:p>
          </table:table-cell>
          <table:table-cell office:value-type="string">
            <text:p>Radenci</text:p>
          </table:table-cell>
          <table:table-cell office:value-type="float" office:value="3239262">
            <text:p>3239262</text:p>
          </table:table-cell>
        </table:table-row>
        <table:table-row table:style-name="ro1">
          <table:table-cell office:value-type="string">
            <text:p>SI.97</text:p>
          </table:table-cell>
          <table:table-cell office:value-type="string">
            <text:p>Puconci</text:p>
          </table:table-cell>
          <table:table-cell office:value-type="string">
            <text:p>Puconci</text:p>
          </table:table-cell>
          <table:table-cell office:value-type="float" office:value="3239268">
            <text:p>3239268</text:p>
          </table:table-cell>
        </table:table-row>
        <table:table-row table:style-name="ro1">
          <table:table-cell office:value-type="string">
            <text:p>SI.A6</text:p>
          </table:table-cell>
          <table:table-cell office:value-type="string">
            <text:p>Rogašovci</text:p>
          </table:table-cell>
          <table:table-cell office:value-type="string">
            <text:p>Rogasovci</text:p>
          </table:table-cell>
          <table:table-cell office:value-type="float" office:value="3239270">
            <text:p>3239270</text:p>
          </table:table-cell>
        </table:table-row>
        <table:table-row table:style-name="ro1">
          <table:table-cell office:value-type="string">
            <text:p>SI.I2</text:p>
          </table:table-cell>
          <table:table-cell office:value-type="string">
            <text:p>Kuzma</text:p>
          </table:table-cell>
          <table:table-cell office:value-type="string">
            <text:p>Kuzma</text:p>
          </table:table-cell>
          <table:table-cell office:value-type="float" office:value="3239272">
            <text:p>3239272</text:p>
          </table:table-cell>
        </table:table-row>
        <table:table-row table:style-name="ro1">
          <table:table-cell office:value-type="string">
            <text:p>SI.31</text:p>
          </table:table-cell>
          <table:table-cell office:value-type="string">
            <text:p>Gornji Petrovci</text:p>
          </table:table-cell>
          <table:table-cell office:value-type="string">
            <text:p>Gornji Petrovci</text:p>
          </table:table-cell>
          <table:table-cell office:value-type="float" office:value="3239275">
            <text:p>3239275</text:p>
          </table:table-cell>
        </table:table-row>
        <table:table-row table:style-name="ro1">
          <table:table-cell office:value-type="string">
            <text:p>SI.78</text:p>
          </table:table-cell>
          <table:table-cell office:value-type="string">
            <text:p>Moravske Toplice</text:p>
          </table:table-cell>
          <table:table-cell office:value-type="string">
            <text:p>Moravske Toplice</text:p>
          </table:table-cell>
          <table:table-cell office:value-type="float" office:value="3239279">
            <text:p>3239279</text:p>
          </table:table-cell>
        </table:table-row>
        <table:table-row table:style-name="ro1">
          <table:table-cell office:value-type="string">
            <text:p>SI.47</text:p>
          </table:table-cell>
          <table:table-cell office:value-type="string">
            <text:p>Kobilje</text:p>
          </table:table-cell>
          <table:table-cell office:value-type="string">
            <text:p>Kobilje</text:p>
          </table:table-cell>
          <table:table-cell office:value-type="float" office:value="3239280">
            <text:p>3239280</text:p>
          </table:table-cell>
        </table:table-row>
        <table:table-row table:style-name="ro1">
          <table:table-cell office:value-type="string">
            <text:p>SI.02</text:p>
          </table:table-cell>
          <table:table-cell office:value-type="string">
            <text:p>Beltinci</text:p>
          </table:table-cell>
          <table:table-cell office:value-type="string">
            <text:p>Beltinci</text:p>
          </table:table-cell>
          <table:table-cell office:value-type="float" office:value="3239282">
            <text:p>3239282</text:p>
          </table:table-cell>
        </table:table-row>
        <table:table-row table:style-name="ro1">
          <table:table-cell office:value-type="string">
            <text:p>SI.D6</text:p>
          </table:table-cell>
          <table:table-cell office:value-type="string">
            <text:p>Turnišče</text:p>
          </table:table-cell>
          <table:table-cell office:value-type="string">
            <text:p>Turnisce</text:p>
          </table:table-cell>
          <table:table-cell office:value-type="float" office:value="3239283">
            <text:p>3239283</text:p>
          </table:table-cell>
        </table:table-row>
        <table:table-row table:style-name="ro1">
          <table:table-cell office:value-type="string">
            <text:p>SI.86</text:p>
          </table:table-cell>
          <table:table-cell office:value-type="string">
            <text:p>Odranci</text:p>
          </table:table-cell>
          <table:table-cell office:value-type="string">
            <text:p>Odranci</text:p>
          </table:table-cell>
          <table:table-cell office:value-type="float" office:value="3239285">
            <text:p>3239285</text:p>
          </table:table-cell>
        </table:table-row>
        <table:table-row table:style-name="ro1">
          <table:table-cell office:value-type="string">
            <text:p>SI.15</text:p>
          </table:table-cell>
          <table:table-cell office:value-type="string">
            <text:p>Črenšovci</text:p>
          </table:table-cell>
          <table:table-cell office:value-type="string">
            <text:p>Crensovci</text:p>
          </table:table-cell>
          <table:table-cell office:value-type="float" office:value="3239286">
            <text:p>3239286</text:p>
          </table:table-cell>
        </table:table-row>
        <table:table-row table:style-name="ro1">
          <table:table-cell office:value-type="string">
            <text:p>SI.83</text:p>
          </table:table-cell>
          <table:table-cell office:value-type="string">
            <text:p>Nazarje</text:p>
          </table:table-cell>
          <table:table-cell office:value-type="string">
            <text:p>Nazarje</text:p>
          </table:table-cell>
          <table:table-cell office:value-type="float" office:value="3239294">
            <text:p>3239294</text:p>
          </table:table-cell>
        </table:table-row>
        <table:table-row table:style-name="ro1">
          <table:table-cell office:value-type="string">
            <text:p>SI.61</text:p>
          </table:table-cell>
          <table:table-cell table:number-columns-repeated="2" office:value-type="string">
            <text:p>Ljubljana</text:p>
          </table:table-cell>
          <table:table-cell office:value-type="float" office:value="3239318">
            <text:p>3239318</text:p>
          </table:table-cell>
        </table:table-row>
        <table:table-row table:style-name="ro1">
          <table:table-cell office:value-type="string">
            <text:p>SI.N7</text:p>
          </table:table-cell>
          <table:table-cell office:value-type="string">
            <text:p>Žirovnica</text:p>
          </table:table-cell>
          <table:table-cell office:value-type="string">
            <text:p>Zirovnica</text:p>
          </table:table-cell>
          <table:table-cell office:value-type="float" office:value="3344893">
            <text:p>3344893</text:p>
          </table:table-cell>
        </table:table-row>
        <table:table-row table:style-name="ro1">
          <table:table-cell office:value-type="string">
            <text:p>SI.H5</text:p>
          </table:table-cell>
          <table:table-cell office:value-type="string">
            <text:p>Jezersko</text:p>
          </table:table-cell>
          <table:table-cell office:value-type="string">
            <text:p>Jezersko</text:p>
          </table:table-cell>
          <table:table-cell office:value-type="float" office:value="3344894">
            <text:p>3344894</text:p>
          </table:table-cell>
        </table:table-row>
        <table:table-row table:style-name="ro1">
          <table:table-cell office:value-type="string">
            <text:p>SI.M2</text:p>
          </table:table-cell>
          <table:table-cell office:value-type="string">
            <text:p>Solčava Municipality</text:p>
          </table:table-cell>
          <table:table-cell office:value-type="string">
            <text:p>Solcava Municipality</text:p>
          </table:table-cell>
          <table:table-cell office:value-type="float" office:value="3344895">
            <text:p>3344895</text:p>
          </table:table-cell>
        </table:table-row>
        <table:table-row table:style-name="ro1">
          <table:table-cell office:value-type="string">
            <text:p>SI.H8</text:p>
          </table:table-cell>
          <table:table-cell office:value-type="string">
            <text:p>Komenda</text:p>
          </table:table-cell>
          <table:table-cell office:value-type="string">
            <text:p>Komenda</text:p>
          </table:table-cell>
          <table:table-cell office:value-type="float" office:value="3344896">
            <text:p>3344896</text:p>
          </table:table-cell>
        </table:table-row>
        <table:table-row table:style-name="ro1">
          <table:table-cell office:value-type="string">
            <text:p>SI.H3</text:p>
          </table:table-cell>
          <table:table-cell office:value-type="string">
            <text:p>Horjul</text:p>
          </table:table-cell>
          <table:table-cell office:value-type="string">
            <text:p>Horjul</text:p>
          </table:table-cell>
          <table:table-cell office:value-type="float" office:value="3344897">
            <text:p>3344897</text:p>
          </table:table-cell>
        </table:table-row>
        <table:table-row table:style-name="ro1">
          <table:table-cell office:value-type="string">
            <text:p>SI.L6</text:p>
          </table:table-cell>
          <table:table-cell office:value-type="string">
            <text:p>Šempeter-Vrtojba</text:p>
          </table:table-cell>
          <table:table-cell office:value-type="string">
            <text:p>Sempeter-Vrtojba</text:p>
          </table:table-cell>
          <table:table-cell office:value-type="float" office:value="3344898">
            <text:p>3344898</text:p>
          </table:table-cell>
        </table:table-row>
        <table:table-row table:style-name="ro1">
          <table:table-cell office:value-type="string">
            <text:p>SI.F6</text:p>
          </table:table-cell>
          <table:table-cell table:number-columns-repeated="2" office:value-type="string">
            <text:p>Bloke</text:p>
          </table:table-cell>
          <table:table-cell office:value-type="float" office:value="3344899">
            <text:p>3344899</text:p>
          </table:table-cell>
        </table:table-row>
        <table:table-row table:style-name="ro1">
          <table:table-cell office:value-type="string">
            <text:p>SI.M1</text:p>
          </table:table-cell>
          <table:table-cell office:value-type="string">
            <text:p>Sodražica</text:p>
          </table:table-cell>
          <table:table-cell office:value-type="string">
            <text:p>Sodrazica</text:p>
          </table:table-cell>
          <table:table-cell office:value-type="float" office:value="3344900">
            <text:p>3344900</text:p>
          </table:table-cell>
        </table:table-row>
        <table:table-row table:style-name="ro1">
          <table:table-cell office:value-type="string">
            <text:p>SI.M8</text:p>
          </table:table-cell>
          <table:table-cell office:value-type="string">
            <text:p>Trzin</text:p>
          </table:table-cell>
          <table:table-cell office:value-type="string">
            <text:p>Trzin</text:p>
          </table:table-cell>
          <table:table-cell office:value-type="float" office:value="3344901">
            <text:p>3344901</text:p>
          </table:table-cell>
        </table:table-row>
        <table:table-row table:style-name="ro1">
          <table:table-cell office:value-type="string">
            <text:p>SI.K6</text:p>
          </table:table-cell>
          <table:table-cell office:value-type="string">
            <text:p>Prevalje</text:p>
          </table:table-cell>
          <table:table-cell office:value-type="string">
            <text:p>Prevalje</text:p>
          </table:table-cell>
          <table:table-cell office:value-type="float" office:value="3344902">
            <text:p>3344902</text:p>
          </table:table-cell>
        </table:table-row>
        <table:table-row table:style-name="ro1">
          <table:table-cell office:value-type="string">
            <text:p>SI.N4</text:p>
          </table:table-cell>
          <table:table-cell office:value-type="string">
            <text:p>Vransko</text:p>
          </table:table-cell>
          <table:table-cell office:value-type="string">
            <text:p>Vransko</text:p>
          </table:table-cell>
          <table:table-cell office:value-type="float" office:value="3344903">
            <text:p>3344903</text:p>
          </table:table-cell>
        </table:table-row>
        <table:table-row table:style-name="ro1">
          <table:table-cell office:value-type="string">
            <text:p>SI.M5</text:p>
          </table:table-cell>
          <table:table-cell table:number-columns-repeated="2" office:value-type="string">
            <text:p>Tabor</text:p>
          </table:table-cell>
          <table:table-cell office:value-type="float" office:value="3344904">
            <text:p>3344904</text:p>
          </table:table-cell>
        </table:table-row>
        <table:table-row table:style-name="ro1">
          <table:table-cell office:value-type="string">
            <text:p>SI.F7</text:p>
          </table:table-cell>
          <table:table-cell office:value-type="string">
            <text:p>Braslovče</text:p>
          </table:table-cell>
          <table:table-cell office:value-type="string">
            <text:p>Braslovce</text:p>
          </table:table-cell>
          <table:table-cell office:value-type="float" office:value="3344905">
            <text:p>3344905</text:p>
          </table:table-cell>
        </table:table-row>
        <table:table-row table:style-name="ro1">
          <table:table-cell office:value-type="string">
            <text:p>SI.K3</text:p>
          </table:table-cell>
          <table:table-cell office:value-type="string">
            <text:p>Polzela</text:p>
          </table:table-cell>
          <table:table-cell office:value-type="string">
            <text:p>Polzela</text:p>
          </table:table-cell>
          <table:table-cell office:value-type="float" office:value="3344906">
            <text:p>3344906</text:p>
          </table:table-cell>
        </table:table-row>
        <table:table-row table:style-name="ro1">
          <table:table-cell office:value-type="string">
            <text:p>SI.K4</text:p>
          </table:table-cell>
          <table:table-cell office:value-type="string">
            <text:p>Prebold</text:p>
          </table:table-cell>
          <table:table-cell office:value-type="string">
            <text:p>Prebold</text:p>
          </table:table-cell>
          <table:table-cell office:value-type="float" office:value="3344907">
            <text:p>3344907</text:p>
          </table:table-cell>
        </table:table-row>
        <table:table-row table:style-name="ro1">
          <table:table-cell office:value-type="string">
            <text:p>SI.H9</text:p>
          </table:table-cell>
          <table:table-cell office:value-type="string">
            <text:p>Kostel</text:p>
          </table:table-cell>
          <table:table-cell office:value-type="string">
            <text:p>Kostel</text:p>
          </table:table-cell>
          <table:table-cell office:value-type="float" office:value="3344908">
            <text:p>3344908</text:p>
          </table:table-cell>
        </table:table-row>
        <table:table-row table:style-name="ro1">
          <table:table-cell office:value-type="string">
            <text:p>SI.N8</text:p>
          </table:table-cell>
          <table:table-cell office:value-type="string">
            <text:p>Žužemberk</text:p>
          </table:table-cell>
          <table:table-cell office:value-type="string">
            <text:p>Zuzemberk</text:p>
          </table:table-cell>
          <table:table-cell office:value-type="float" office:value="3344909">
            <text:p>3344909</text:p>
          </table:table-cell>
        </table:table-row>
        <table:table-row table:style-name="ro1">
          <table:table-cell office:value-type="string">
            <text:p>SI.G6</text:p>
          </table:table-cell>
          <table:table-cell office:value-type="string">
            <text:p>Dolenjske Toplice</text:p>
          </table:table-cell>
          <table:table-cell office:value-type="string">
            <text:p>Dolenjske Toplice</text:p>
          </table:table-cell>
          <table:table-cell office:value-type="float" office:value="3344910">
            <text:p>3344910</text:p>
          </table:table-cell>
        </table:table-row>
        <table:table-row table:style-name="ro1">
          <table:table-cell office:value-type="string">
            <text:p>SI.J6</text:p>
          </table:table-cell>
          <table:table-cell office:value-type="string">
            <text:p>Mirna Peč Municipality</text:p>
          </table:table-cell>
          <table:table-cell office:value-type="string">
            <text:p>Mirna Pec Municipality</text:p>
          </table:table-cell>
          <table:table-cell office:value-type="float" office:value="3344911">
            <text:p>3344911</text:p>
          </table:table-cell>
        </table:table-row>
        <table:table-row table:style-name="ro1">
          <table:table-cell office:value-type="string">
            <text:p>SI.F5</text:p>
          </table:table-cell>
          <table:table-cell office:value-type="string">
            <text:p>Bistrica ob Sotli</text:p>
          </table:table-cell>
          <table:table-cell office:value-type="string">
            <text:p>Bistrica ob Sotli</text:p>
          </table:table-cell>
          <table:table-cell office:value-type="float" office:value="3344912">
            <text:p>3344912</text:p>
          </table:table-cell>
        </table:table-row>
        <table:table-row table:style-name="ro1">
          <table:table-cell office:value-type="string">
            <text:p>SI.G2</text:p>
          </table:table-cell>
          <table:table-cell office:value-type="string">
            <text:p>Dobje</text:p>
          </table:table-cell>
          <table:table-cell office:value-type="string">
            <text:p>Dobje</text:p>
          </table:table-cell>
          <table:table-cell office:value-type="float" office:value="3344913">
            <text:p>3344913</text:p>
          </table:table-cell>
        </table:table-row>
        <table:table-row table:style-name="ro1">
          <table:table-cell office:value-type="string">
            <text:p>SI.G3</text:p>
          </table:table-cell>
          <table:table-cell office:value-type="string">
            <text:p>Dobrna</text:p>
          </table:table-cell>
          <table:table-cell office:value-type="string">
            <text:p>Dobrna</text:p>
          </table:table-cell>
          <table:table-cell office:value-type="float" office:value="3344914">
            <text:p>3344914</text:p>
          </table:table-cell>
        </table:table-row>
        <table:table-row table:style-name="ro1">
          <table:table-cell office:value-type="string">
            <text:p>SI.J8</text:p>
          </table:table-cell>
          <table:table-cell office:value-type="string">
            <text:p>Oplotnica Municipality</text:p>
          </table:table-cell>
          <table:table-cell office:value-type="string">
            <text:p>Oplotnica Municipality</text:p>
          </table:table-cell>
          <table:table-cell office:value-type="float" office:value="3344915">
            <text:p>3344915</text:p>
          </table:table-cell>
        </table:table-row>
        <table:table-row table:style-name="ro1">
          <table:table-cell office:value-type="string">
            <text:p>SI.K2</text:p>
          </table:table-cell>
          <table:table-cell office:value-type="string">
            <text:p>Podvelka</text:p>
          </table:table-cell>
          <table:table-cell office:value-type="string">
            <text:p>Podvelka</text:p>
          </table:table-cell>
          <table:table-cell office:value-type="float" office:value="3344916">
            <text:p>3344916</text:p>
          </table:table-cell>
        </table:table-row>
        <table:table-row table:style-name="ro1">
          <table:table-cell office:value-type="string">
            <text:p>SI.L2</text:p>
          </table:table-cell>
          <table:table-cell office:value-type="string">
            <text:p>Ribnica na Pohorju</text:p>
          </table:table-cell>
          <table:table-cell office:value-type="string">
            <text:p>Ribnica na Pohorju</text:p>
          </table:table-cell>
          <table:table-cell office:value-type="float" office:value="3344917">
            <text:p>3344917</text:p>
          </table:table-cell>
        </table:table-row>
        <table:table-row table:style-name="ro1">
          <table:table-cell office:value-type="string">
            <text:p>SI.I8</text:p>
          </table:table-cell>
          <table:table-cell office:value-type="string">
            <text:p>Lovrenc na Pohorju</text:p>
          </table:table-cell>
          <table:table-cell office:value-type="string">
            <text:p>Lovrenc na Pohorju</text:p>
          </table:table-cell>
          <table:table-cell office:value-type="float" office:value="3344918">
            <text:p>3344918</text:p>
          </table:table-cell>
        </table:table-row>
        <table:table-row table:style-name="ro1">
          <table:table-cell office:value-type="string">
            <text:p>SI.L5</text:p>
          </table:table-cell>
          <table:table-cell office:value-type="string">
            <text:p>Selnica ob Dravi</text:p>
          </table:table-cell>
          <table:table-cell office:value-type="string">
            <text:p>Selnica ob Dravi</text:p>
          </table:table-cell>
          <table:table-cell office:value-type="float" office:value="3344919">
            <text:p>3344919</text:p>
          </table:table-cell>
        </table:table-row>
        <table:table-row table:style-name="ro1">
          <table:table-cell office:value-type="string">
            <text:p>SI.H1</text:p>
          </table:table-cell>
          <table:table-cell office:value-type="string">
            <text:p>Hoče-Slivnica</text:p>
          </table:table-cell>
          <table:table-cell office:value-type="string">
            <text:p>Hoce-Slivnica</text:p>
          </table:table-cell>
          <table:table-cell office:value-type="float" office:value="3344920">
            <text:p>3344920</text:p>
          </table:table-cell>
        </table:table-row>
        <table:table-row table:style-name="ro1">
          <table:table-cell office:value-type="string">
            <text:p>SI.J4</text:p>
          </table:table-cell>
          <table:table-cell office:value-type="string">
            <text:p>Miklavž na Dravskem Polju</text:p>
          </table:table-cell>
          <table:table-cell office:value-type="string">
            <text:p>Miklavz na Dravskem Polju</text:p>
          </table:table-cell>
          <table:table-cell office:value-type="float" office:value="3344921">
            <text:p>3344921</text:p>
          </table:table-cell>
        </table:table-row>
        <table:table-row table:style-name="ro1">
          <table:table-cell office:value-type="string">
            <text:p>SI.G9</text:p>
          </table:table-cell>
          <table:table-cell office:value-type="string">
            <text:p>Hajdina</text:p>
          </table:table-cell>
          <table:table-cell office:value-type="string">
            <text:p>Hajdina</text:p>
          </table:table-cell>
          <table:table-cell office:value-type="float" office:value="3344922">
            <text:p>3344922</text:p>
          </table:table-cell>
        </table:table-row>
        <table:table-row table:style-name="ro1">
          <table:table-cell office:value-type="string">
            <text:p>SI.N6</text:p>
          </table:table-cell>
          <table:table-cell office:value-type="string">
            <text:p>Žetale</text:p>
          </table:table-cell>
          <table:table-cell office:value-type="string">
            <text:p>Zetale</text:p>
          </table:table-cell>
          <table:table-cell office:value-type="float" office:value="3344923">
            <text:p>3344923</text:p>
          </table:table-cell>
        </table:table-row>
        <table:table-row table:style-name="ro1">
          <table:table-cell office:value-type="string">
            <text:p>SI.K1</text:p>
          </table:table-cell>
          <table:table-cell office:value-type="string">
            <text:p>Podlehnik</text:p>
          </table:table-cell>
          <table:table-cell office:value-type="string">
            <text:p>Podlehnik</text:p>
          </table:table-cell>
          <table:table-cell office:value-type="float" office:value="3344924">
            <text:p>3344924</text:p>
          </table:table-cell>
        </table:table-row>
        <table:table-row table:style-name="ro1">
          <table:table-cell office:value-type="string">
            <text:p>SI.J3</text:p>
          </table:table-cell>
          <table:table-cell office:value-type="string">
            <text:p>Markovci</text:p>
          </table:table-cell>
          <table:table-cell office:value-type="string">
            <text:p>Markovci</text:p>
          </table:table-cell>
          <table:table-cell office:value-type="float" office:value="3344925">
            <text:p>3344925</text:p>
          </table:table-cell>
        </table:table-row>
        <table:table-row table:style-name="ro1">
          <table:table-cell office:value-type="string">
            <text:p>SI.G1</text:p>
          </table:table-cell>
          <table:table-cell office:value-type="string">
            <text:p>Destrnik</text:p>
          </table:table-cell>
          <table:table-cell office:value-type="string">
            <text:p>Destrnik</text:p>
          </table:table-cell>
          <table:table-cell office:value-type="float" office:value="3344926">
            <text:p>3344926</text:p>
          </table:table-cell>
        </table:table-row>
        <table:table-row table:style-name="ro1">
          <table:table-cell office:value-type="string">
            <text:p>SI.M7</text:p>
          </table:table-cell>
          <table:table-cell office:value-type="string">
            <text:p>Trnovska Vas</text:p>
          </table:table-cell>
          <table:table-cell office:value-type="string">
            <text:p>Trnovska Vas</text:p>
          </table:table-cell>
          <table:table-cell office:value-type="float" office:value="3344927">
            <text:p>3344927</text:p>
          </table:table-cell>
        </table:table-row>
        <table:table-row table:style-name="ro1">
          <table:table-cell office:value-type="string">
            <text:p>SI.M4</text:p>
          </table:table-cell>
          <table:table-cell office:value-type="string">
            <text:p>Sveti Andraž v Slovenskih Goricah</text:p>
          </table:table-cell>
          <table:table-cell office:value-type="string">
            <text:p>Sveti Andraz v Slovenskih Goricah</text:p>
          </table:table-cell>
          <table:table-cell office:value-type="float" office:value="3344928">
            <text:p>3344928</text:p>
          </table:table-cell>
        </table:table-row>
        <table:table-row table:style-name="ro1">
          <table:table-cell office:value-type="string">
            <text:p>SI.F9</text:p>
          </table:table-cell>
          <table:table-cell office:value-type="string">
            <text:p>Cerkvenjak</text:p>
          </table:table-cell>
          <table:table-cell office:value-type="string">
            <text:p>Cerkvenjak</text:p>
          </table:table-cell>
          <table:table-cell office:value-type="float" office:value="3344929">
            <text:p>3344929</text:p>
          </table:table-cell>
        </table:table-row>
        <table:table-row table:style-name="ro1">
          <table:table-cell office:value-type="string">
            <text:p>SI.F4</text:p>
          </table:table-cell>
          <table:table-cell table:number-columns-repeated="2" office:value-type="string">
            <text:p>Benedikt</text:p>
          </table:table-cell>
          <table:table-cell office:value-type="float" office:value="3344930">
            <text:p>3344930</text:p>
          </table:table-cell>
        </table:table-row>
        <table:table-row table:style-name="ro1">
          <table:table-cell office:value-type="string">
            <text:p>SI.M3</text:p>
          </table:table-cell>
          <table:table-cell office:value-type="string">
            <text:p>Sveta Ana Municipality</text:p>
          </table:table-cell>
          <table:table-cell office:value-type="string">
            <text:p>Sveta Ana Municipality</text:p>
          </table:table-cell>
          <table:table-cell office:value-type="float" office:value="3344931">
            <text:p>3344931</text:p>
          </table:table-cell>
        </table:table-row>
        <table:table-row table:style-name="ro1">
          <table:table-cell office:value-type="string">
            <text:p>SI.I1</text:p>
          </table:table-cell>
          <table:table-cell office:value-type="string">
            <text:p>Križevci</text:p>
          </table:table-cell>
          <table:table-cell office:value-type="string">
            <text:p>Krizevci</text:p>
          </table:table-cell>
          <table:table-cell office:value-type="float" office:value="3344932">
            <text:p>3344932</text:p>
          </table:table-cell>
        </table:table-row>
        <table:table-row table:style-name="ro1">
          <table:table-cell office:value-type="string">
            <text:p>SI.N1</text:p>
          </table:table-cell>
          <table:table-cell office:value-type="string">
            <text:p>Veržej</text:p>
          </table:table-cell>
          <table:table-cell office:value-type="string">
            <text:p>Verzej</text:p>
          </table:table-cell>
          <table:table-cell office:value-type="float" office:value="3344933">
            <text:p>3344933</text:p>
          </table:table-cell>
        </table:table-row>
        <table:table-row table:style-name="ro1">
          <table:table-cell office:value-type="string">
            <text:p>SI.M9</text:p>
          </table:table-cell>
          <table:table-cell table:number-columns-repeated="2" office:value-type="string">
            <text:p>Velika Polana</text:p>
          </table:table-cell>
          <table:table-cell office:value-type="float" office:value="3344934">
            <text:p>3344934</text:p>
          </table:table-cell>
        </table:table-row>
        <table:table-row table:style-name="ro1">
          <table:table-cell office:value-type="string">
            <text:p>SI.I4</text:p>
          </table:table-cell>
          <table:table-cell table:number-columns-repeated="2" office:value-type="string">
            <text:p>Lendava-Lendva</text:p>
          </table:table-cell>
          <table:table-cell office:value-type="float" office:value="3344935">
            <text:p>3344935</text:p>
          </table:table-cell>
        </table:table-row>
        <table:table-row table:style-name="ro1">
          <table:table-cell office:value-type="string">
            <text:p>SI.G5</text:p>
          </table:table-cell>
          <table:table-cell table:number-columns-repeated="2" office:value-type="string">
            <text:p>Dobrovnik-Dobronak</text:p>
          </table:table-cell>
          <table:table-cell office:value-type="float" office:value="3344936">
            <text:p>3344936</text:p>
          </table:table-cell>
        </table:table-row>
        <table:table-row table:style-name="ro1">
          <table:table-cell office:value-type="string">
            <text:p>SI.M6</text:p>
          </table:table-cell>
          <table:table-cell office:value-type="string">
            <text:p>Tišina</text:p>
          </table:table-cell>
          <table:table-cell office:value-type="string">
            <text:p>Tisina</text:p>
          </table:table-cell>
          <table:table-cell office:value-type="float" office:value="3344937">
            <text:p>3344937</text:p>
          </table:table-cell>
        </table:table-row>
        <table:table-row table:style-name="ro1">
          <table:table-cell office:value-type="string">
            <text:p>SI.F8</text:p>
          </table:table-cell>
          <table:table-cell table:number-columns-repeated="2" office:value-type="string">
            <text:p>Cankova</text:p>
          </table:table-cell>
          <table:table-cell office:value-type="float" office:value="3344938">
            <text:p>3344938</text:p>
          </table:table-cell>
        </table:table-row>
        <table:table-row table:style-name="ro1">
          <table:table-cell office:value-type="string">
            <text:p>SI.G8</text:p>
          </table:table-cell>
          <table:table-cell table:number-columns-repeated="2" office:value-type="string">
            <text:p>Grad</text:p>
          </table:table-cell>
          <table:table-cell office:value-type="float" office:value="3344939">
            <text:p>3344939</text:p>
          </table:table-cell>
        </table:table-row>
        <table:table-row table:style-name="ro1">
          <table:table-cell office:value-type="string">
            <text:p>SI.H2</text:p>
          </table:table-cell>
          <table:table-cell office:value-type="string">
            <text:p>Hodoš-Hodos</text:p>
          </table:table-cell>
          <table:table-cell office:value-type="string">
            <text:p>Hodos-Hodos</text:p>
          </table:table-cell>
          <table:table-cell office:value-type="float" office:value="3344940">
            <text:p>3344940</text:p>
          </table:table-cell>
        </table:table-row>
        <table:table-row table:style-name="ro1">
          <table:table-cell office:value-type="string">
            <text:p>SI.K9</text:p>
          </table:table-cell>
          <table:table-cell office:value-type="string">
            <text:p>Razkrižje</text:p>
          </table:table-cell>
          <table:table-cell office:value-type="string">
            <text:p>Razkrizje</text:p>
          </table:table-cell>
          <table:table-cell office:value-type="float" office:value="3344941">
            <text:p>3344941</text:p>
          </table:table-cell>
        </table:table-row>
        <table:table-row table:style-name="ro1">
          <table:table-cell office:value-type="string">
            <text:p>SI.L9</text:p>
          </table:table-cell>
          <table:table-cell office:value-type="string">
            <text:p>Šmartno pri Litiji</text:p>
          </table:table-cell>
          <table:table-cell office:value-type="string">
            <text:p>Smartno pri Litiji</text:p>
          </table:table-cell>
          <table:table-cell office:value-type="float" office:value="3344942">
            <text:p>3344942</text:p>
          </table:table-cell>
        </table:table-row>
        <table:table-row table:style-name="ro1">
          <table:table-cell office:value-type="string">
            <text:p>SI.L4</text:p>
          </table:table-cell>
          <table:table-cell office:value-type="string">
            <text:p>Šalovci</text:p>
          </table:table-cell>
          <table:table-cell office:value-type="string">
            <text:p>Salovci</text:p>
          </table:table-cell>
          <table:table-cell office:value-type="float" office:value="3344943">
            <text:p>3344943</text:p>
          </table:table-cell>
        </table:table-row>
        <table:table-row table:style-name="ro1">
          <table:table-cell office:value-type="string">
            <text:p>SI.N9</text:p>
          </table:table-cell>
          <table:table-cell office:value-type="string">
            <text:p>Apače</text:p>
          </table:table-cell>
          <table:table-cell office:value-type="string">
            <text:p>Apace</text:p>
          </table:table-cell>
          <table:table-cell office:value-type="float" office:value="8133579">
            <text:p>8133579</text:p>
          </table:table-cell>
        </table:table-row>
        <table:table-row table:style-name="ro1">
          <table:table-cell office:value-type="string">
            <text:p>SI.O1</text:p>
          </table:table-cell>
          <table:table-cell table:number-columns-repeated="2" office:value-type="string">
            <text:p>Cirkulane</text:p>
          </table:table-cell>
          <table:table-cell office:value-type="float" office:value="8133580">
            <text:p>8133580</text:p>
          </table:table-cell>
        </table:table-row>
        <table:table-row table:style-name="ro1">
          <table:table-cell office:value-type="string">
            <text:p>SI.O3</text:p>
          </table:table-cell>
          <table:table-cell table:number-columns-repeated="2" office:value-type="string">
            <text:p>Kostanjevica na Krki</text:p>
          </table:table-cell>
          <table:table-cell office:value-type="float" office:value="8133581">
            <text:p>8133581</text:p>
          </table:table-cell>
        </table:table-row>
        <table:table-row table:style-name="ro1">
          <table:table-cell office:value-type="string">
            <text:p>SI.O4</text:p>
          </table:table-cell>
          <table:table-cell office:value-type="string">
            <text:p>Log–Dragomer</text:p>
          </table:table-cell>
          <table:table-cell office:value-type="string">
            <text:p>Log-Dragomer</text:p>
          </table:table-cell>
          <table:table-cell office:value-type="float" office:value="8133582">
            <text:p>8133582</text:p>
          </table:table-cell>
        </table:table-row>
        <table:table-row table:style-name="ro1">
          <table:table-cell office:value-type="string">
            <text:p>SI.O5</text:p>
          </table:table-cell>
          <table:table-cell table:number-columns-repeated="2" office:value-type="string">
            <text:p>Makole</text:p>
          </table:table-cell>
          <table:table-cell office:value-type="float" office:value="8133583">
            <text:p>8133583</text:p>
          </table:table-cell>
        </table:table-row>
        <table:table-row table:style-name="ro1">
          <table:table-cell office:value-type="string">
            <text:p>SI.O7</text:p>
          </table:table-cell>
          <table:table-cell table:number-columns-repeated="2" office:value-type="string">
            <text:p>Mokronog-Trebelno Municipality</text:p>
          </table:table-cell>
          <table:table-cell office:value-type="float" office:value="8133584">
            <text:p>8133584</text:p>
          </table:table-cell>
        </table:table-row>
        <table:table-row table:style-name="ro1">
          <table:table-cell office:value-type="string">
            <text:p>SI.O8</text:p>
          </table:table-cell>
          <table:table-cell office:value-type="string">
            <text:p>Poljčane</text:p>
          </table:table-cell>
          <table:table-cell office:value-type="string">
            <text:p>Poljcane</text:p>
          </table:table-cell>
          <table:table-cell office:value-type="float" office:value="8133585">
            <text:p>8133585</text:p>
          </table:table-cell>
        </table:table-row>
        <table:table-row table:style-name="ro1">
          <table:table-cell office:value-type="string">
            <text:p>SI.O9</text:p>
          </table:table-cell>
          <table:table-cell office:value-type="string">
            <text:p>Rečica ob Savinji</text:p>
          </table:table-cell>
          <table:table-cell office:value-type="string">
            <text:p>Recica ob Savinji</text:p>
          </table:table-cell>
          <table:table-cell office:value-type="float" office:value="8133586">
            <text:p>8133586</text:p>
          </table:table-cell>
        </table:table-row>
        <table:table-row table:style-name="ro1">
          <table:table-cell office:value-type="string">
            <text:p>SI.P1</text:p>
          </table:table-cell>
          <table:table-cell office:value-type="string">
            <text:p>Renče-Vogrsko</text:p>
          </table:table-cell>
          <table:table-cell office:value-type="string">
            <text:p>Rence-Vogrsko</text:p>
          </table:table-cell>
          <table:table-cell office:value-type="float" office:value="8133587">
            <text:p>8133587</text:p>
          </table:table-cell>
        </table:table-row>
        <table:table-row table:style-name="ro1">
          <table:table-cell office:value-type="string">
            <text:p>SI.P4</text:p>
          </table:table-cell>
          <table:table-cell office:value-type="string">
            <text:p>Središče ob Dravi</text:p>
          </table:table-cell>
          <table:table-cell office:value-type="string">
            <text:p>Sredisce ob Dravi</text:p>
          </table:table-cell>
          <table:table-cell office:value-type="float" office:value="8133588">
            <text:p>8133588</text:p>
          </table:table-cell>
        </table:table-row>
        <table:table-row table:style-name="ro1">
          <table:table-cell office:value-type="string">
            <text:p>SI.P5</text:p>
          </table:table-cell>
          <table:table-cell office:value-type="string">
            <text:p>Straža</text:p>
          </table:table-cell>
          <table:table-cell office:value-type="string">
            <text:p>Straza</text:p>
          </table:table-cell>
          <table:table-cell office:value-type="float" office:value="8133589">
            <text:p>8133589</text:p>
          </table:table-cell>
        </table:table-row>
        <table:table-row table:style-name="ro1">
          <table:table-cell office:value-type="string">
            <text:p>SI.P6</text:p>
          </table:table-cell>
          <table:table-cell table:number-columns-repeated="2" office:value-type="string">
            <text:p>Sv. Trojica v Slov. Goricah</text:p>
          </table:table-cell>
          <table:table-cell office:value-type="float" office:value="8133590">
            <text:p>8133590</text:p>
          </table:table-cell>
        </table:table-row>
        <table:table-row table:style-name="ro1">
          <table:table-cell office:value-type="string">
            <text:p>SI.P8</text:p>
          </table:table-cell>
          <table:table-cell office:value-type="string">
            <text:p>Sveti Tomaž</text:p>
          </table:table-cell>
          <table:table-cell office:value-type="string">
            <text:p>Sveti Tomaz</text:p>
          </table:table-cell>
          <table:table-cell office:value-type="float" office:value="8133591">
            <text:p>8133591</text:p>
          </table:table-cell>
        </table:table-row>
        <table:table-row table:style-name="ro1">
          <table:table-cell office:value-type="string">
            <text:p>SI.P2</text:p>
          </table:table-cell>
          <table:table-cell office:value-type="string">
            <text:p>Šentrupert</text:p>
          </table:table-cell>
          <table:table-cell office:value-type="string">
            <text:p>Sentrupert</text:p>
          </table:table-cell>
          <table:table-cell office:value-type="float" office:value="8133592">
            <text:p>8133592</text:p>
          </table:table-cell>
        </table:table-row>
        <table:table-row table:style-name="ro1">
          <table:table-cell office:value-type="string">
            <text:p>SI.P3</text:p>
          </table:table-cell>
          <table:table-cell office:value-type="string">
            <text:p>Šmarješke Toplice</text:p>
          </table:table-cell>
          <table:table-cell office:value-type="string">
            <text:p>Smarjeske Toplice</text:p>
          </table:table-cell>
          <table:table-cell office:value-type="float" office:value="8133593">
            <text:p>8133593</text:p>
          </table:table-cell>
        </table:table-row>
        <table:table-row table:style-name="ro1">
          <table:table-cell office:value-type="string">
            <text:p>SI.P7</text:p>
          </table:table-cell>
          <table:table-cell table:number-columns-repeated="2" office:value-type="string">
            <text:p>Sveti Jurij v Slovenskih Goricah</text:p>
          </table:table-cell>
          <table:table-cell office:value-type="float" office:value="8469236">
            <text:p>8469236</text:p>
          </table:table-cell>
        </table:table-row>
        <table:table-row table:style-name="ro1">
          <table:table-cell office:value-type="string">
            <text:p>SI.O2</text:p>
          </table:table-cell>
          <table:table-cell table:number-columns-repeated="2" office:value-type="string">
            <text:p>Gorje</text:p>
          </table:table-cell>
          <table:table-cell office:value-type="float" office:value="8986279">
            <text:p>8986279</text:p>
          </table:table-cell>
        </table:table-row>
        <table:table-row table:style-name="ro1">
          <table:table-cell office:value-type="string">
            <text:p>SI.P9</text:p>
          </table:table-cell>
          <table:table-cell table:number-columns-repeated="2" office:value-type="string">
            <text:p>Ankaran Municipality</text:p>
          </table:table-cell>
          <table:table-cell office:value-type="float" office:value="11288217">
            <text:p>11288217</text:p>
          </table:table-cell>
        </table:table-row>
        <table:table-row table:style-name="ro1">
          <table:table-cell office:value-type="string">
            <text:p>SI.O6</text:p>
          </table:table-cell>
          <table:table-cell table:number-columns-repeated="2" office:value-type="string">
            <text:p>Mirna</text:p>
          </table:table-cell>
          <table:table-cell office:value-type="float" office:value="11288255">
            <text:p>11288255</text:p>
          </table:table-cell>
        </table:table-row>
        <table:table-row table:style-name="ro1">
          <table:table-cell office:value-type="string">
            <text:p>SJ.22</text:p>
          </table:table-cell>
          <table:table-cell table:number-columns-repeated="2" office:value-type="string">
            <text:p>Jan Mayen</text:p>
          </table:table-cell>
          <table:table-cell office:value-type="float" office:value="3041964">
            <text:p>3041964</text:p>
          </table:table-cell>
        </table:table-row>
        <table:table-row table:style-name="ro1">
          <table:table-cell office:value-type="string">
            <text:p>SJ.21</text:p>
          </table:table-cell>
          <table:table-cell table:number-columns-repeated="2" office:value-type="string">
            <text:p>Svalbard</text:p>
          </table:table-cell>
          <table:table-cell office:value-type="float" office:value="7521757">
            <text:p>7521757</text:p>
          </table:table-cell>
        </table:table-row>
        <table:table-row table:style-name="ro1">
          <table:table-cell office:value-type="string">
            <text:p>SK.03</text:p>
          </table:table-cell>
          <table:table-cell office:value-type="string">
            <text:p>Košice Region</text:p>
          </table:table-cell>
          <table:table-cell office:value-type="string">
            <text:p>Kosice Region</text:p>
          </table:table-cell>
          <table:table-cell office:value-type="float" office:value="865084">
            <text:p>865084</text:p>
          </table:table-cell>
        </table:table-row>
        <table:table-row table:style-name="ro1">
          <table:table-cell office:value-type="string">
            <text:p>SK.05</text:p>
          </table:table-cell>
          <table:table-cell office:value-type="string">
            <text:p>Prešov Region</text:p>
          </table:table-cell>
          <table:table-cell office:value-type="string">
            <text:p>Presov Region</text:p>
          </table:table-cell>
          <table:table-cell office:value-type="float" office:value="865085">
            <text:p>865085</text:p>
          </table:table-cell>
        </table:table-row>
        <table:table-row table:style-name="ro1">
          <table:table-cell office:value-type="string">
            <text:p>SK.08</text:p>
          </table:table-cell>
          <table:table-cell office:value-type="string">
            <text:p>Žilina Region</text:p>
          </table:table-cell>
          <table:table-cell office:value-type="string">
            <text:p>Zilina Region</text:p>
          </table:table-cell>
          <table:table-cell office:value-type="float" office:value="3056506">
            <text:p>3056506</text:p>
          </table:table-cell>
        </table:table-row>
        <table:table-row table:style-name="ro1">
          <table:table-cell office:value-type="string">
            <text:p>SK.01</text:p>
          </table:table-cell>
          <table:table-cell office:value-type="string">
            <text:p>Banská Bystrica Region</text:p>
          </table:table-cell>
          <table:table-cell office:value-type="string">
            <text:p>Banska Bystrica Region</text:p>
          </table:table-cell>
          <table:table-cell office:value-type="float" office:value="3343954">
            <text:p>3343954</text:p>
          </table:table-cell>
        </table:table-row>
        <table:table-row table:style-name="ro1">
          <table:table-cell office:value-type="string">
            <text:p>SK.02</text:p>
          </table:table-cell>
          <table:table-cell table:number-columns-repeated="2" office:value-type="string">
            <text:p>Bratislava Region</text:p>
          </table:table-cell>
          <table:table-cell office:value-type="float" office:value="3343955">
            <text:p>3343955</text:p>
          </table:table-cell>
        </table:table-row>
        <table:table-row table:style-name="ro1">
          <table:table-cell office:value-type="string">
            <text:p>SK.04</text:p>
          </table:table-cell>
          <table:table-cell table:number-columns-repeated="2" office:value-type="string">
            <text:p>Nitra Region</text:p>
          </table:table-cell>
          <table:table-cell office:value-type="float" office:value="3343956">
            <text:p>3343956</text:p>
          </table:table-cell>
        </table:table-row>
        <table:table-row table:style-name="ro1">
          <table:table-cell office:value-type="string">
            <text:p>SK.06</text:p>
          </table:table-cell>
          <table:table-cell office:value-type="string">
            <text:p>Trenčín Region</text:p>
          </table:table-cell>
          <table:table-cell office:value-type="string">
            <text:p>Trencin Region</text:p>
          </table:table-cell>
          <table:table-cell office:value-type="float" office:value="3343957">
            <text:p>3343957</text:p>
          </table:table-cell>
        </table:table-row>
        <table:table-row table:style-name="ro1">
          <table:table-cell office:value-type="string">
            <text:p>SK.07</text:p>
          </table:table-cell>
          <table:table-cell table:number-columns-repeated="2" office:value-type="string">
            <text:p>Trnava Region</text:p>
          </table:table-cell>
          <table:table-cell office:value-type="float" office:value="3343958">
            <text:p>3343958</text:p>
          </table:table-cell>
        </table:table-row>
        <table:table-row table:style-name="ro1">
          <table:table-cell office:value-type="string">
            <text:p>SL.04</text:p>
          </table:table-cell>
          <table:table-cell table:number-columns-repeated="2" office:value-type="string">
            <text:p>Western Area</text:p>
          </table:table-cell>
          <table:table-cell office:value-type="float" office:value="2403068">
            <text:p>2403068</text:p>
          </table:table-cell>
        </table:table-row>
        <table:table-row table:style-name="ro1">
          <table:table-cell office:value-type="string">
            <text:p>SL.03</text:p>
          </table:table-cell>
          <table:table-cell table:number-columns-repeated="2" office:value-type="string">
            <text:p>Southern Province</text:p>
          </table:table-cell>
          <table:table-cell office:value-type="float" office:value="2403745">
            <text:p>2403745</text:p>
          </table:table-cell>
        </table:table-row>
        <table:table-row table:style-name="ro1">
          <table:table-cell office:value-type="string">
            <text:p>SL.02</text:p>
          </table:table-cell>
          <table:table-cell table:number-columns-repeated="2" office:value-type="string">
            <text:p>Northern Province</text:p>
          </table:table-cell>
          <table:table-cell office:value-type="float" office:value="2404798">
            <text:p>2404798</text:p>
          </table:table-cell>
        </table:table-row>
        <table:table-row table:style-name="ro1">
          <table:table-cell office:value-type="string">
            <text:p>SL.01</text:p>
          </table:table-cell>
          <table:table-cell table:number-columns-repeated="2" office:value-type="string">
            <text:p>Eastern Province</text:p>
          </table:table-cell>
          <table:table-cell office:value-type="float" office:value="2409543">
            <text:p>2409543</text:p>
          </table:table-cell>
        </table:table-row>
        <table:table-row table:style-name="ro1">
          <table:table-cell office:value-type="string">
            <text:p>SL.05</text:p>
          </table:table-cell>
          <table:table-cell table:number-columns-repeated="2" office:value-type="string">
            <text:p>North West</text:p>
          </table:table-cell>
          <table:table-cell office:value-type="float" office:value="11919533">
            <text:p>11919533</text:p>
          </table:table-cell>
        </table:table-row>
        <table:table-row table:style-name="ro1">
          <table:table-cell office:value-type="string">
            <text:p>SM.09</text:p>
          </table:table-cell>
          <table:table-cell table:number-columns-repeated="2" office:value-type="string">
            <text:p>Serravalle</text:p>
          </table:table-cell>
          <table:table-cell office:value-type="float" office:value="3166650">
            <text:p>3166650</text:p>
          </table:table-cell>
        </table:table-row>
        <table:table-row table:style-name="ro1">
          <table:table-cell office:value-type="string">
            <text:p>SM.02</text:p>
          </table:table-cell>
          <table:table-cell table:number-columns-repeated="2" office:value-type="string">
            <text:p>Chiesanuova</text:p>
          </table:table-cell>
          <table:table-cell office:value-type="float" office:value="3178807">
            <text:p>3178807</text:p>
          </table:table-cell>
        </table:table-row>
        <table:table-row table:style-name="ro1">
          <table:table-cell office:value-type="string">
            <text:p>SM.07</text:p>
          </table:table-cell>
          <table:table-cell table:number-columns-repeated="2" office:value-type="string">
            <text:p>San Marino</text:p>
          </table:table-cell>
          <table:table-cell office:value-type="float" office:value="3345302">
            <text:p>3345302</text:p>
          </table:table-cell>
        </table:table-row>
        <table:table-row table:style-name="ro1">
          <table:table-cell office:value-type="string">
            <text:p>SM.01</text:p>
          </table:table-cell>
          <table:table-cell table:number-columns-repeated="2" office:value-type="string">
            <text:p>Acquaviva</text:p>
          </table:table-cell>
          <table:table-cell office:value-type="float" office:value="3345303">
            <text:p>3345303</text:p>
          </table:table-cell>
        </table:table-row>
        <table:table-row table:style-name="ro1">
          <table:table-cell office:value-type="string">
            <text:p>SM.06</text:p>
          </table:table-cell>
          <table:table-cell table:number-columns-repeated="2" office:value-type="string">
            <text:p>Borgo Maggiore</text:p>
          </table:table-cell>
          <table:table-cell office:value-type="float" office:value="3345304">
            <text:p>3345304</text:p>
          </table:table-cell>
        </table:table-row>
        <table:table-row table:style-name="ro1">
          <table:table-cell office:value-type="string">
            <text:p>SM.03</text:p>
          </table:table-cell>
          <table:table-cell table:number-columns-repeated="2" office:value-type="string">
            <text:p>Domagnano</text:p>
          </table:table-cell>
          <table:table-cell office:value-type="float" office:value="3345305">
            <text:p>3345305</text:p>
          </table:table-cell>
        </table:table-row>
        <table:table-row table:style-name="ro1">
          <table:table-cell office:value-type="string">
            <text:p>SM.04</text:p>
          </table:table-cell>
          <table:table-cell table:number-columns-repeated="2" office:value-type="string">
            <text:p>Faetano</text:p>
          </table:table-cell>
          <table:table-cell office:value-type="float" office:value="3345306">
            <text:p>3345306</text:p>
          </table:table-cell>
        </table:table-row>
        <table:table-row table:style-name="ro1">
          <table:table-cell office:value-type="string">
            <text:p>SM.05</text:p>
          </table:table-cell>
          <table:table-cell table:number-columns-repeated="2" office:value-type="string">
            <text:p>Fiorentino</text:p>
          </table:table-cell>
          <table:table-cell office:value-type="float" office:value="3345307">
            <text:p>3345307</text:p>
          </table:table-cell>
        </table:table-row>
        <table:table-row table:style-name="ro1">
          <table:table-cell office:value-type="string">
            <text:p>SM.08</text:p>
          </table:table-cell>
          <table:table-cell table:number-columns-repeated="2" office:value-type="string">
            <text:p>Montegiardino</text:p>
          </table:table-cell>
          <table:table-cell office:value-type="float" office:value="3345308">
            <text:p>3345308</text:p>
          </table:table-cell>
        </table:table-row>
        <table:table-row table:style-name="ro1">
          <table:table-cell office:value-type="string">
            <text:p>SN.12</text:p>
          </table:table-cell>
          <table:table-cell table:number-columns-repeated="2" office:value-type="string">
            <text:p>Ziguinchor</text:p>
          </table:table-cell>
          <table:table-cell office:value-type="float" office:value="2243939">
            <text:p>2243939</text:p>
          </table:table-cell>
        </table:table-row>
        <table:table-row table:style-name="ro1">
          <table:table-cell office:value-type="string">
            <text:p>SN.07</text:p>
          </table:table-cell>
          <table:table-cell office:value-type="string">
            <text:p>Thiès</text:p>
          </table:table-cell>
          <table:table-cell office:value-type="string">
            <text:p>Thies</text:p>
          </table:table-cell>
          <table:table-cell office:value-type="float" office:value="2244800">
            <text:p>2244800</text:p>
          </table:table-cell>
        </table:table-row>
        <table:table-row table:style-name="ro1">
          <table:table-cell office:value-type="string">
            <text:p>SN.05</text:p>
          </table:table-cell>
          <table:table-cell table:number-columns-repeated="2" office:value-type="string">
            <text:p>Tambacounda</text:p>
          </table:table-cell>
          <table:table-cell office:value-type="float" office:value="2244990">
            <text:p>2244990</text:p>
          </table:table-cell>
        </table:table-row>
        <table:table-row table:style-name="ro1">
          <table:table-cell office:value-type="string">
            <text:p>SN.14</text:p>
          </table:table-cell>
          <table:table-cell table:number-columns-repeated="2" office:value-type="string">
            <text:p>Saint-Louis</text:p>
          </table:table-cell>
          <table:table-cell office:value-type="float" office:value="2246451">
            <text:p>2246451</text:p>
          </table:table-cell>
        </table:table-row>
        <table:table-row table:style-name="ro1">
          <table:table-cell office:value-type="string">
            <text:p>SN.15</text:p>
          </table:table-cell>
          <table:table-cell table:number-columns-repeated="2" office:value-type="string">
            <text:p>Matam</text:p>
          </table:table-cell>
          <table:table-cell office:value-type="float" office:value="2248753">
            <text:p>2248753</text:p>
          </table:table-cell>
        </table:table-row>
        <table:table-row table:style-name="ro1">
          <table:table-cell office:value-type="string">
            <text:p>SN.13</text:p>
          </table:table-cell>
          <table:table-cell table:number-columns-repeated="2" office:value-type="string">
            <text:p>Louga</text:p>
          </table:table-cell>
          <table:table-cell office:value-type="float" office:value="2249221">
            <text:p>2249221</text:p>
          </table:table-cell>
        </table:table-row>
        <table:table-row table:style-name="ro1">
          <table:table-cell office:value-type="string">
            <text:p>SN.11</text:p>
          </table:table-cell>
          <table:table-cell table:number-columns-repeated="2" office:value-type="string">
            <text:p>Kolda</text:p>
          </table:table-cell>
          <table:table-cell office:value-type="float" office:value="2249781">
            <text:p>2249781</text:p>
          </table:table-cell>
        </table:table-row>
        <table:table-row table:style-name="ro1">
          <table:table-cell office:value-type="string">
            <text:p>SN.10</text:p>
          </table:table-cell>
          <table:table-cell table:number-columns-repeated="2" office:value-type="string">
            <text:p>Kaolack</text:p>
          </table:table-cell>
          <table:table-cell office:value-type="float" office:value="2250804">
            <text:p>2250804</text:p>
          </table:table-cell>
        </table:table-row>
        <table:table-row table:style-name="ro1">
          <table:table-cell office:value-type="string">
            <text:p>SN.09</text:p>
          </table:table-cell>
          <table:table-cell table:number-columns-repeated="2" office:value-type="string">
            <text:p>Fatick</text:p>
          </table:table-cell>
          <table:table-cell office:value-type="float" office:value="2251910">
            <text:p>2251910</text:p>
          </table:table-cell>
        </table:table-row>
        <table:table-row table:style-name="ro1">
          <table:table-cell office:value-type="string">
            <text:p>SN.03</text:p>
          </table:table-cell>
          <table:table-cell table:number-columns-repeated="2" office:value-type="string">
            <text:p>Diourbel Region</text:p>
          </table:table-cell>
          <table:table-cell office:value-type="float" office:value="2252308">
            <text:p>2252308</text:p>
          </table:table-cell>
        </table:table-row>
        <table:table-row table:style-name="ro1">
          <table:table-cell office:value-type="string">
            <text:p>SN.01</text:p>
          </table:table-cell>
          <table:table-cell table:number-columns-repeated="2" office:value-type="string">
            <text:p>Dakar</text:p>
          </table:table-cell>
          <table:table-cell office:value-type="float" office:value="2253350">
            <text:p>2253350</text:p>
          </table:table-cell>
        </table:table-row>
        <table:table-row table:style-name="ro1">
          <table:table-cell office:value-type="string">
            <text:p>SN.16</text:p>
          </table:table-cell>
          <table:table-cell table:number-columns-repeated="2" office:value-type="string">
            <text:p>Kaffrine</text:p>
          </table:table-cell>
          <table:table-cell office:value-type="float" office:value="7303935">
            <text:p>7303935</text:p>
          </table:table-cell>
        </table:table-row>
        <table:table-row table:style-name="ro1">
          <table:table-cell office:value-type="string">
            <text:p>SN.17</text:p>
          </table:table-cell>
          <table:table-cell office:value-type="string">
            <text:p>Kédougou</text:p>
          </table:table-cell>
          <table:table-cell office:value-type="string">
            <text:p>Kedougou</text:p>
          </table:table-cell>
          <table:table-cell office:value-type="float" office:value="7303936">
            <text:p>7303936</text:p>
          </table:table-cell>
        </table:table-row>
        <table:table-row table:style-name="ro1">
          <table:table-cell office:value-type="string">
            <text:p>SN.18</text:p>
          </table:table-cell>
          <table:table-cell office:value-type="string">
            <text:p>Sédhiou</text:p>
          </table:table-cell>
          <table:table-cell office:value-type="string">
            <text:p>Sedhiou</text:p>
          </table:table-cell>
          <table:table-cell office:value-type="float" office:value="7303937">
            <text:p>7303937</text:p>
          </table:table-cell>
        </table:table-row>
        <table:table-row table:style-name="ro1">
          <table:table-cell office:value-type="string">
            <text:p>SO.20</text:p>
          </table:table-cell>
          <table:table-cell table:number-columns-repeated="2" office:value-type="string">
            <text:p>Woqooyi Galbeed</text:p>
          </table:table-cell>
          <table:table-cell office:value-type="float" office:value="50360">
            <text:p>50360</text:p>
          </table:table-cell>
        </table:table-row>
        <table:table-row table:style-name="ro1">
          <table:table-cell office:value-type="string">
            <text:p>SO.19</text:p>
          </table:table-cell>
          <table:table-cell table:number-columns-repeated="2" office:value-type="string">
            <text:p>Togdheer</text:p>
          </table:table-cell>
          <table:table-cell office:value-type="float" office:value="51230">
            <text:p>51230</text:p>
          </table:table-cell>
        </table:table-row>
        <table:table-row table:style-name="ro1">
          <table:table-cell office:value-type="string">
            <text:p>SO.14</text:p>
          </table:table-cell>
          <table:table-cell table:number-columns-repeated="2" office:value-type="string">
            <text:p>Lower Shabeelle</text:p>
          </table:table-cell>
          <table:table-cell office:value-type="float" office:value="51966">
            <text:p>51966</text:p>
          </table:table-cell>
        </table:table-row>
        <table:table-row table:style-name="ro1">
          <table:table-cell office:value-type="string">
            <text:p>SO.13</text:p>
          </table:table-cell>
          <table:table-cell table:number-columns-repeated="2" office:value-type="string">
            <text:p>Middle Shabele</text:p>
          </table:table-cell>
          <table:table-cell office:value-type="float" office:value="51967">
            <text:p>51967</text:p>
          </table:table-cell>
        </table:table-row>
        <table:table-row table:style-name="ro1">
          <table:table-cell office:value-type="string">
            <text:p>SO.12</text:p>
          </table:table-cell>
          <table:table-cell table:number-columns-repeated="2" office:value-type="string">
            <text:p>Sanaag</text:p>
          </table:table-cell>
          <table:table-cell office:value-type="float" office:value="52187">
            <text:p>52187</text:p>
          </table:table-cell>
        </table:table-row>
        <table:table-row table:style-name="ro1">
          <table:table-cell office:value-type="string">
            <text:p>SO.18</text:p>
          </table:table-cell>
          <table:table-cell table:number-columns-repeated="2" office:value-type="string">
            <text:p>Nugaal</text:p>
          </table:table-cell>
          <table:table-cell office:value-type="float" office:value="53477">
            <text:p>53477</text:p>
          </table:table-cell>
        </table:table-row>
        <table:table-row table:style-name="ro1">
          <table:table-cell office:value-type="string">
            <text:p>SO.10</text:p>
          </table:table-cell>
          <table:table-cell table:number-columns-repeated="2" office:value-type="string">
            <text:p>Mudug</text:p>
          </table:table-cell>
          <table:table-cell office:value-type="float" office:value="53707">
            <text:p>53707</text:p>
          </table:table-cell>
        </table:table-row>
        <table:table-row table:style-name="ro1">
          <table:table-cell office:value-type="string">
            <text:p>SO.09</text:p>
          </table:table-cell>
          <table:table-cell table:number-columns-repeated="2" office:value-type="string">
            <text:p>Lower Juba</text:p>
          </table:table-cell>
          <table:table-cell office:value-type="float" office:value="56083">
            <text:p>56083</text:p>
          </table:table-cell>
        </table:table-row>
        <table:table-row table:style-name="ro1">
          <table:table-cell office:value-type="string">
            <text:p>SO.08</text:p>
          </table:table-cell>
          <table:table-cell table:number-columns-repeated="2" office:value-type="string">
            <text:p>Middle Juba</text:p>
          </table:table-cell>
          <table:table-cell office:value-type="float" office:value="56084">
            <text:p>56084</text:p>
          </table:table-cell>
        </table:table-row>
        <table:table-row table:style-name="ro1">
          <table:table-cell office:value-type="string">
            <text:p>SO.07</text:p>
          </table:table-cell>
          <table:table-cell table:number-columns-repeated="2" office:value-type="string">
            <text:p>Hiiraan</text:p>
          </table:table-cell>
          <table:table-cell office:value-type="float" office:value="57060">
            <text:p>57060</text:p>
          </table:table-cell>
        </table:table-row>
        <table:table-row table:style-name="ro1">
          <table:table-cell office:value-type="string">
            <text:p>SO.06</text:p>
          </table:table-cell>
          <table:table-cell table:number-columns-repeated="2" office:value-type="string">
            <text:p>Gedo</text:p>
          </table:table-cell>
          <table:table-cell office:value-type="float" office:value="58802">
            <text:p>58802</text:p>
          </table:table-cell>
        </table:table-row>
        <table:table-row table:style-name="ro1">
          <table:table-cell office:value-type="string">
            <text:p>SO.05</text:p>
          </table:table-cell>
          <table:table-cell table:number-columns-repeated="2" office:value-type="string">
            <text:p>Galguduud</text:p>
          </table:table-cell>
          <table:table-cell office:value-type="float" office:value="59362">
            <text:p>59362</text:p>
          </table:table-cell>
        </table:table-row>
        <table:table-row table:style-name="ro1">
          <table:table-cell office:value-type="string">
            <text:p>SO.04</text:p>
          </table:table-cell>
          <table:table-cell table:number-columns-repeated="2" office:value-type="string">
            <text:p>Bay</text:p>
          </table:table-cell>
          <table:table-cell office:value-type="float" office:value="64538">
            <text:p>64538</text:p>
          </table:table-cell>
        </table:table-row>
        <table:table-row table:style-name="ro1">
          <table:table-cell office:value-type="string">
            <text:p>SO.03</text:p>
          </table:table-cell>
          <table:table-cell table:number-columns-repeated="2" office:value-type="string">
            <text:p>Bari</text:p>
          </table:table-cell>
          <table:table-cell office:value-type="float" office:value="64661">
            <text:p>64661</text:p>
          </table:table-cell>
        </table:table-row>
        <table:table-row table:style-name="ro1">
          <table:table-cell office:value-type="string">
            <text:p>SO.02</text:p>
          </table:table-cell>
          <table:table-cell table:number-columns-repeated="2" office:value-type="string">
            <text:p>Banaadir</text:p>
          </table:table-cell>
          <table:table-cell office:value-type="float" office:value="64833">
            <text:p>64833</text:p>
          </table:table-cell>
        </table:table-row>
        <table:table-row table:style-name="ro1">
          <table:table-cell office:value-type="string">
            <text:p>SO.01</text:p>
          </table:table-cell>
          <table:table-cell table:number-columns-repeated="2" office:value-type="string">
            <text:p>Bakool</text:p>
          </table:table-cell>
          <table:table-cell office:value-type="float" office:value="64982">
            <text:p>64982</text:p>
          </table:table-cell>
        </table:table-row>
        <table:table-row table:style-name="ro1">
          <table:table-cell office:value-type="string">
            <text:p>SO.21</text:p>
          </table:table-cell>
          <table:table-cell table:number-columns-repeated="2" office:value-type="string">
            <text:p>Awdal</text:p>
          </table:table-cell>
          <table:table-cell office:value-type="float" office:value="6268943">
            <text:p>6268943</text:p>
          </table:table-cell>
        </table:table-row>
        <table:table-row table:style-name="ro1">
          <table:table-cell office:value-type="string">
            <text:p>SO.22</text:p>
          </table:table-cell>
          <table:table-cell table:number-columns-repeated="2" office:value-type="string">
            <text:p>Sool</text:p>
          </table:table-cell>
          <table:table-cell office:value-type="float" office:value="6268947">
            <text:p>6268947</text:p>
          </table:table-cell>
        </table:table-row>
        <table:table-row table:style-name="ro1">
          <table:table-cell office:value-type="string">
            <text:p>SR.19</text:p>
          </table:table-cell>
          <table:table-cell table:number-columns-repeated="2" office:value-type="string">
            <text:p>Wanica District</text:p>
          </table:table-cell>
          <table:table-cell office:value-type="float" office:value="3382761">
            <text:p>3382761</text:p>
          </table:table-cell>
        </table:table-row>
        <table:table-row table:style-name="ro1">
          <table:table-cell office:value-type="string">
            <text:p>SR.18</text:p>
          </table:table-cell>
          <table:table-cell table:number-columns-repeated="2" office:value-type="string">
            <text:p>Sipaliwini District</text:p>
          </table:table-cell>
          <table:table-cell office:value-type="float" office:value="3383062">
            <text:p>3383062</text:p>
          </table:table-cell>
        </table:table-row>
        <table:table-row table:style-name="ro1">
          <table:table-cell office:value-type="string">
            <text:p>SR.17</text:p>
          </table:table-cell>
          <table:table-cell table:number-columns-repeated="2" office:value-type="string">
            <text:p>Saramacca District</text:p>
          </table:table-cell>
          <table:table-cell office:value-type="float" office:value="3383110">
            <text:p>3383110</text:p>
          </table:table-cell>
        </table:table-row>
        <table:table-row table:style-name="ro1">
          <table:table-cell office:value-type="string">
            <text:p>SR.16</text:p>
          </table:table-cell>
          <table:table-cell table:number-columns-repeated="2" office:value-type="string">
            <text:p>Paramaribo District</text:p>
          </table:table-cell>
          <table:table-cell office:value-type="float" office:value="3383329">
            <text:p>3383329</text:p>
          </table:table-cell>
        </table:table-row>
        <table:table-row table:style-name="ro1">
          <table:table-cell office:value-type="string">
            <text:p>SR.15</text:p>
          </table:table-cell>
          <table:table-cell table:number-columns-repeated="2" office:value-type="string">
            <text:p>Para District</text:p>
          </table:table-cell>
          <table:table-cell office:value-type="float" office:value="3383337">
            <text:p>3383337</text:p>
          </table:table-cell>
        </table:table-row>
        <table:table-row table:style-name="ro1">
          <table:table-cell office:value-type="string">
            <text:p>SR.14</text:p>
          </table:table-cell>
          <table:table-cell table:number-columns-repeated="2" office:value-type="string">
            <text:p>Nickerie District</text:p>
          </table:table-cell>
          <table:table-cell office:value-type="float" office:value="3383438">
            <text:p>3383438</text:p>
          </table:table-cell>
        </table:table-row>
        <table:table-row table:style-name="ro1">
          <table:table-cell office:value-type="string">
            <text:p>SR.13</text:p>
          </table:table-cell>
          <table:table-cell table:number-columns-repeated="2" office:value-type="string">
            <text:p>Marowijne District</text:p>
          </table:table-cell>
          <table:table-cell office:value-type="float" office:value="3383560">
            <text:p>3383560</text:p>
          </table:table-cell>
        </table:table-row>
        <table:table-row table:style-name="ro1">
          <table:table-cell office:value-type="string">
            <text:p>SR.12</text:p>
          </table:table-cell>
          <table:table-cell table:number-columns-repeated="2" office:value-type="string">
            <text:p>Coronie District</text:p>
          </table:table-cell>
          <table:table-cell office:value-type="float" office:value="3384397">
            <text:p>3384397</text:p>
          </table:table-cell>
        </table:table-row>
        <table:table-row table:style-name="ro1">
          <table:table-cell office:value-type="string">
            <text:p>SR.11</text:p>
          </table:table-cell>
          <table:table-cell table:number-columns-repeated="2" office:value-type="string">
            <text:p>Commewijne District</text:p>
          </table:table-cell>
          <table:table-cell office:value-type="float" office:value="3384418">
            <text:p>3384418</text:p>
          </table:table-cell>
        </table:table-row>
        <table:table-row table:style-name="ro1">
          <table:table-cell office:value-type="string">
            <text:p>SR.10</text:p>
          </table:table-cell>
          <table:table-cell table:number-columns-repeated="2" office:value-type="string">
            <text:p>Brokopondo District</text:p>
          </table:table-cell>
          <table:table-cell office:value-type="float" office:value="3384481">
            <text:p>3384481</text:p>
          </table:table-cell>
        </table:table-row>
        <table:table-row table:style-name="ro1">
          <table:table-cell office:value-type="string">
            <text:p>SS.07</text:p>
          </table:table-cell>
          <table:table-cell table:number-columns-repeated="2" office:value-type="string">
            <text:p>Upper Nile</text:p>
          </table:table-cell>
          <table:table-cell office:value-type="float" office:value="381229">
            <text:p>381229</text:p>
          </table:table-cell>
        </table:table-row>
        <table:table-row table:style-name="ro1">
          <table:table-cell office:value-type="string">
            <text:p>SS.04</text:p>
          </table:table-cell>
          <table:table-cell table:number-columns-repeated="2" office:value-type="string">
            <text:p>Lakes</text:p>
          </table:table-cell>
          <table:table-cell office:value-type="float" office:value="408647">
            <text:p>408647</text:p>
          </table:table-cell>
        </table:table-row>
        <table:table-row table:style-name="ro1">
          <table:table-cell office:value-type="string">
            <text:p>SS.06</text:p>
          </table:table-cell>
          <table:table-cell table:number-columns-repeated="2" office:value-type="string">
            <text:p>Unity</text:p>
          </table:table-cell>
          <table:table-cell office:value-type="float" office:value="408650">
            <text:p>408650</text:p>
          </table:table-cell>
        </table:table-row>
        <table:table-row table:style-name="ro1">
          <table:table-cell office:value-type="string">
            <text:p>SS.01</text:p>
          </table:table-cell>
          <table:table-cell table:number-columns-repeated="2" office:value-type="string">
            <text:p>Central Equatoria</text:p>
          </table:table-cell>
          <table:table-cell office:value-type="float" office:value="408655">
            <text:p>408655</text:p>
          </table:table-cell>
        </table:table-row>
        <table:table-row table:style-name="ro1">
          <table:table-cell office:value-type="string">
            <text:p>SS.10</text:p>
          </table:table-cell>
          <table:table-cell table:number-columns-repeated="2" office:value-type="string">
            <text:p>Western Equatoria</text:p>
          </table:table-cell>
          <table:table-cell office:value-type="float" office:value="408656">
            <text:p>408656</text:p>
          </table:table-cell>
        </table:table-row>
        <table:table-row table:style-name="ro1">
          <table:table-cell office:value-type="string">
            <text:p>SS.09</text:p>
          </table:table-cell>
          <table:table-cell table:number-columns-repeated="2" office:value-type="string">
            <text:p>Western Bahr al Ghazal</text:p>
          </table:table-cell>
          <table:table-cell office:value-type="float" office:value="408657">
            <text:p>408657</text:p>
          </table:table-cell>
        </table:table-row>
        <table:table-row table:style-name="ro1">
          <table:table-cell office:value-type="string">
            <text:p>SS.03</text:p>
          </table:table-cell>
          <table:table-cell table:number-columns-repeated="2" office:value-type="string">
            <text:p>Jonglei</text:p>
          </table:table-cell>
          <table:table-cell office:value-type="float" office:value="408662">
            <text:p>408662</text:p>
          </table:table-cell>
        </table:table-row>
        <table:table-row table:style-name="ro1">
          <table:table-cell office:value-type="string">
            <text:p>SS.05</text:p>
          </table:table-cell>
          <table:table-cell table:number-columns-repeated="2" office:value-type="string">
            <text:p>Northern Bahr al Ghazal</text:p>
          </table:table-cell>
          <table:table-cell office:value-type="float" office:value="408665">
            <text:p>408665</text:p>
          </table:table-cell>
        </table:table-row>
        <table:table-row table:style-name="ro1">
          <table:table-cell office:value-type="string">
            <text:p>SS.02</text:p>
          </table:table-cell>
          <table:table-cell table:number-columns-repeated="2" office:value-type="string">
            <text:p>Eastern Equatoria</text:p>
          </table:table-cell>
          <table:table-cell office:value-type="float" office:value="408668">
            <text:p>408668</text:p>
          </table:table-cell>
        </table:table-row>
        <table:table-row table:style-name="ro1">
          <table:table-cell office:value-type="string">
            <text:p>SS.08</text:p>
          </table:table-cell>
          <table:table-cell table:number-columns-repeated="2" office:value-type="string">
            <text:p>Warrap</text:p>
          </table:table-cell>
          <table:table-cell office:value-type="float" office:value="408670">
            <text:p>408670</text:p>
          </table:table-cell>
        </table:table-row>
        <table:table-row table:style-name="ro1">
          <table:table-cell office:value-type="string">
            <text:p>ST.02</text:p>
          </table:table-cell>
          <table:table-cell office:value-type="string">
            <text:p>São Tomé Island</text:p>
          </table:table-cell>
          <table:table-cell office:value-type="string">
            <text:p>Sao Tome Island</text:p>
          </table:table-cell>
          <table:table-cell office:value-type="float" office:value="2410764">
            <text:p>2410764</text:p>
          </table:table-cell>
        </table:table-row>
        <table:table-row table:style-name="ro1">
          <table:table-cell office:value-type="string">
            <text:p>ST.01</text:p>
          </table:table-cell>
          <table:table-cell office:value-type="string">
            <text:p>Príncipe</text:p>
          </table:table-cell>
          <table:table-cell office:value-type="string">
            <text:p>Principe</text:p>
          </table:table-cell>
          <table:table-cell office:value-type="float" office:value="2410878">
            <text:p>2410878</text:p>
          </table:table-cell>
        </table:table-row>
        <table:table-row table:style-name="ro1">
          <table:table-cell office:value-type="string">
            <text:p>SV.14</text:p>
          </table:table-cell>
          <table:table-cell office:value-type="string">
            <text:p>Usulután</text:p>
          </table:table-cell>
          <table:table-cell office:value-type="string">
            <text:p>Usulutan</text:p>
          </table:table-cell>
          <table:table-cell office:value-type="float" office:value="3582882">
            <text:p>3582882</text:p>
          </table:table-cell>
        </table:table-row>
        <table:table-row table:style-name="ro1">
          <table:table-cell office:value-type="string">
            <text:p>SV.13</text:p>
          </table:table-cell>
          <table:table-cell table:number-columns-repeated="2" office:value-type="string">
            <text:p>Sonsonate Department</text:p>
          </table:table-cell>
          <table:table-cell office:value-type="float" office:value="3583101">
            <text:p>3583101</text:p>
          </table:table-cell>
        </table:table-row>
        <table:table-row table:style-name="ro1">
          <table:table-cell office:value-type="string">
            <text:p>SV.12</text:p>
          </table:table-cell>
          <table:table-cell table:number-columns-repeated="2" office:value-type="string">
            <text:p>San Vicente Department</text:p>
          </table:table-cell>
          <table:table-cell office:value-type="float" office:value="3583176">
            <text:p>3583176</text:p>
          </table:table-cell>
        </table:table-row>
        <table:table-row table:style-name="ro1">
          <table:table-cell office:value-type="string">
            <text:p>SV.11</text:p>
          </table:table-cell>
          <table:table-cell table:number-columns-repeated="2" office:value-type="string">
            <text:p>Santa Ana Department</text:p>
          </table:table-cell>
          <table:table-cell office:value-type="float" office:value="3583332">
            <text:p>3583332</text:p>
          </table:table-cell>
        </table:table-row>
        <table:table-row table:style-name="ro1">
          <table:table-cell office:value-type="string">
            <text:p>SV.10</text:p>
          </table:table-cell>
          <table:table-cell table:number-columns-repeated="2" office:value-type="string">
            <text:p>San Salvador Department</text:p>
          </table:table-cell>
          <table:table-cell office:value-type="float" office:value="3583360">
            <text:p>3583360</text:p>
          </table:table-cell>
        </table:table-row>
        <table:table-row table:style-name="ro1">
          <table:table-cell office:value-type="string">
            <text:p>SV.09</text:p>
          </table:table-cell>
          <table:table-cell table:number-columns-repeated="2" office:value-type="string">
            <text:p>San Miguel Department</text:p>
          </table:table-cell>
          <table:table-cell office:value-type="float" office:value="3583462">
            <text:p>3583462</text:p>
          </table:table-cell>
        </table:table-row>
        <table:table-row table:style-name="ro1">
          <table:table-cell office:value-type="string">
            <text:p>SV.08</text:p>
          </table:table-cell>
          <table:table-cell office:value-type="string">
            <text:p>Morazán</text:p>
          </table:table-cell>
          <table:table-cell office:value-type="string">
            <text:p>Morazan</text:p>
          </table:table-cell>
          <table:table-cell office:value-type="float" office:value="3584317">
            <text:p>3584317</text:p>
          </table:table-cell>
        </table:table-row>
        <table:table-row table:style-name="ro1">
          <table:table-cell office:value-type="string">
            <text:p>SV.07</text:p>
          </table:table-cell>
          <table:table-cell office:value-type="string">
            <text:p>La Unión</text:p>
          </table:table-cell>
          <table:table-cell office:value-type="string">
            <text:p>La Union</text:p>
          </table:table-cell>
          <table:table-cell office:value-type="float" office:value="3584767">
            <text:p>3584767</text:p>
          </table:table-cell>
        </table:table-row>
        <table:table-row table:style-name="ro1">
          <table:table-cell office:value-type="string">
            <text:p>SV.06</text:p>
          </table:table-cell>
          <table:table-cell table:number-columns-repeated="2" office:value-type="string">
            <text:p>La Paz Department</text:p>
          </table:table-cell>
          <table:table-cell office:value-type="float" office:value="3585087">
            <text:p>3585087</text:p>
          </table:table-cell>
        </table:table-row>
        <table:table-row table:style-name="ro1">
          <table:table-cell office:value-type="string">
            <text:p>SV.05</text:p>
          </table:table-cell>
          <table:table-cell table:number-columns-repeated="2" office:value-type="string">
            <text:p>La Libertad Department</text:p>
          </table:table-cell>
          <table:table-cell office:value-type="float" office:value="3585155">
            <text:p>3585155</text:p>
          </table:table-cell>
        </table:table-row>
        <table:table-row table:style-name="ro1">
          <table:table-cell office:value-type="string">
            <text:p>SV.04</text:p>
          </table:table-cell>
          <table:table-cell office:value-type="string">
            <text:p>Cuscatlán</text:p>
          </table:table-cell>
          <table:table-cell office:value-type="string">
            <text:p>Cuscatlan</text:p>
          </table:table-cell>
          <table:table-cell office:value-type="float" office:value="3586831">
            <text:p>3586831</text:p>
          </table:table-cell>
        </table:table-row>
        <table:table-row table:style-name="ro1">
          <table:table-cell office:value-type="string">
            <text:p>SV.03</text:p>
          </table:table-cell>
          <table:table-cell table:number-columns-repeated="2" office:value-type="string">
            <text:p>Chalatenango Department</text:p>
          </table:table-cell>
          <table:table-cell office:value-type="float" office:value="3587090">
            <text:p>3587090</text:p>
          </table:table-cell>
        </table:table-row>
        <table:table-row table:style-name="ro1">
          <table:table-cell office:value-type="string">
            <text:p>SV.02</text:p>
          </table:table-cell>
          <table:table-cell office:value-type="string">
            <text:p>Cabañas</text:p>
          </table:table-cell>
          <table:table-cell office:value-type="string">
            <text:p>Cabanas</text:p>
          </table:table-cell>
          <table:table-cell office:value-type="float" office:value="3587217">
            <text:p>3587217</text:p>
          </table:table-cell>
        </table:table-row>
        <table:table-row table:style-name="ro1">
          <table:table-cell office:value-type="string">
            <text:p>SV.01</text:p>
          </table:table-cell>
          <table:table-cell office:value-type="string">
            <text:p>Ahuachapán</text:p>
          </table:table-cell>
          <table:table-cell office:value-type="string">
            <text:p>Ahuachapan</text:p>
          </table:table-cell>
          <table:table-cell office:value-type="float" office:value="3587425">
            <text:p>3587425</text:p>
          </table:table-cell>
        </table:table-row>
        <table:table-row table:style-name="ro1">
          <table:table-cell office:value-type="string">
            <text:p>SY.14</text:p>
          </table:table-cell>
          <table:table-cell table:number-columns-repeated="2" office:value-type="string">
            <text:p>Tartus</text:p>
          </table:table-cell>
          <table:table-cell office:value-type="float" office:value="163342">
            <text:p>163342</text:p>
          </table:table-cell>
        </table:table-row>
        <table:table-row table:style-name="ro1">
          <table:table-cell office:value-type="string">
            <text:p>SY.13</text:p>
          </table:table-cell>
          <table:table-cell table:number-columns-repeated="2" office:value-type="string">
            <text:p>Dimashq</text:p>
          </table:table-cell>
          <table:table-cell office:value-type="float" office:value="167541">
            <text:p>167541</text:p>
          </table:table-cell>
        </table:table-row>
        <table:table-row table:style-name="ro1">
          <table:table-cell office:value-type="string">
            <text:p>SY.12</text:p>
          </table:table-cell>
          <table:table-cell table:number-columns-repeated="2" office:value-type="string">
            <text:p>Idlib</text:p>
          </table:table-cell>
          <table:table-cell office:value-type="float" office:value="169387">
            <text:p>169387</text:p>
          </table:table-cell>
        </table:table-row>
        <table:table-row table:style-name="ro1">
          <table:table-cell office:value-type="string">
            <text:p>SY.11</text:p>
          </table:table-cell>
          <table:table-cell table:number-columns-repeated="2" office:value-type="string">
            <text:p>Homs</text:p>
          </table:table-cell>
          <table:table-cell office:value-type="float" office:value="169575">
            <text:p>169575</text:p>
          </table:table-cell>
        </table:table-row>
        <table:table-row table:style-name="ro1">
          <table:table-cell office:value-type="string">
            <text:p>SY.10</text:p>
          </table:table-cell>
          <table:table-cell table:number-columns-repeated="2" office:value-type="string">
            <text:p>Hama</text:p>
          </table:table-cell>
          <table:table-cell office:value-type="float" office:value="170015">
            <text:p>170015</text:p>
          </table:table-cell>
        </table:table-row>
        <table:table-row table:style-name="ro1">
          <table:table-cell office:value-type="string">
            <text:p>SY.09</text:p>
          </table:table-cell>
          <table:table-cell table:number-columns-repeated="2" office:value-type="string">
            <text:p>Aleppo</text:p>
          </table:table-cell>
          <table:table-cell office:value-type="float" office:value="170062">
            <text:p>170062</text:p>
          </table:table-cell>
        </table:table-row>
        <table:table-row table:style-name="ro1">
          <table:table-cell office:value-type="string">
            <text:p>SY.08</text:p>
          </table:table-cell>
          <table:table-cell table:number-columns-repeated="2" office:value-type="string">
            <text:p>Rif-dimashq</text:p>
          </table:table-cell>
          <table:table-cell office:value-type="float" office:value="170652">
            <text:p>170652</text:p>
          </table:table-cell>
        </table:table-row>
        <table:table-row table:style-name="ro1">
          <table:table-cell office:value-type="string">
            <text:p>SY.07</text:p>
          </table:table-cell>
          <table:table-cell table:number-columns-repeated="2" office:value-type="string">
            <text:p>Deir ez-Zor</text:p>
          </table:table-cell>
          <table:table-cell office:value-type="float" office:value="170792">
            <text:p>170792</text:p>
          </table:table-cell>
        </table:table-row>
        <table:table-row table:style-name="ro1">
          <table:table-cell office:value-type="string">
            <text:p>SY.06</text:p>
          </table:table-cell>
          <table:table-cell table:number-columns-repeated="2" office:value-type="string">
            <text:p>Daraa</text:p>
          </table:table-cell>
          <table:table-cell office:value-type="float" office:value="170903">
            <text:p>170903</text:p>
          </table:table-cell>
        </table:table-row>
        <table:table-row table:style-name="ro1">
          <table:table-cell office:value-type="string">
            <text:p>SY.05</text:p>
          </table:table-cell>
          <table:table-cell table:number-columns-repeated="2" office:value-type="string">
            <text:p>As-Suwayda</text:p>
          </table:table-cell>
          <table:table-cell office:value-type="float" office:value="172410">
            <text:p>172410</text:p>
          </table:table-cell>
        </table:table-row>
        <table:table-row table:style-name="ro1">
          <table:table-cell office:value-type="string">
            <text:p>SY.04</text:p>
          </table:table-cell>
          <table:table-cell table:number-columns-repeated="2" office:value-type="string">
            <text:p>Ar-Raqqah</text:p>
          </table:table-cell>
          <table:table-cell office:value-type="float" office:value="172957">
            <text:p>172957</text:p>
          </table:table-cell>
        </table:table-row>
        <table:table-row table:style-name="ro1">
          <table:table-cell office:value-type="string">
            <text:p>SY.03</text:p>
          </table:table-cell>
          <table:table-cell table:number-columns-repeated="2" office:value-type="string">
            <text:p>Quneitra</text:p>
          </table:table-cell>
          <table:table-cell office:value-type="float" office:value="173336">
            <text:p>173336</text:p>
          </table:table-cell>
        </table:table-row>
        <table:table-row table:style-name="ro1">
          <table:table-cell office:value-type="string">
            <text:p>SY.02</text:p>
          </table:table-cell>
          <table:table-cell table:number-columns-repeated="2" office:value-type="string">
            <text:p>Latakia</text:p>
          </table:table-cell>
          <table:table-cell office:value-type="float" office:value="173578">
            <text:p>173578</text:p>
          </table:table-cell>
        </table:table-row>
        <table:table-row table:style-name="ro1">
          <table:table-cell office:value-type="string">
            <text:p>SY.01</text:p>
          </table:table-cell>
          <table:table-cell table:number-columns-repeated="2" office:value-type="string">
            <text:p>Al-Hasakah</text:p>
          </table:table-cell>
          <table:table-cell office:value-type="float" office:value="173813">
            <text:p>173813</text:p>
          </table:table-cell>
        </table:table-row>
        <table:table-row table:style-name="ro1">
          <table:table-cell office:value-type="string">
            <text:p>SZ.04</text:p>
          </table:table-cell>
          <table:table-cell table:number-columns-repeated="2" office:value-type="string">
            <text:p>Shiselweni</text:p>
          </table:table-cell>
          <table:table-cell office:value-type="float" office:value="934867">
            <text:p>934867</text:p>
          </table:table-cell>
        </table:table-row>
        <table:table-row table:style-name="ro1">
          <table:table-cell office:value-type="string">
            <text:p>SZ.03</text:p>
          </table:table-cell>
          <table:table-cell table:number-columns-repeated="2" office:value-type="string">
            <text:p>Manzini Region</text:p>
          </table:table-cell>
          <table:table-cell office:value-type="float" office:value="934994">
            <text:p>934994</text:p>
          </table:table-cell>
        </table:table-row>
        <table:table-row table:style-name="ro1">
          <table:table-cell office:value-type="string">
            <text:p>SZ.02</text:p>
          </table:table-cell>
          <table:table-cell table:number-columns-repeated="2" office:value-type="string">
            <text:p>Lubombo Region</text:p>
          </table:table-cell>
          <table:table-cell office:value-type="float" office:value="935042">
            <text:p>935042</text:p>
          </table:table-cell>
        </table:table-row>
        <table:table-row table:style-name="ro1">
          <table:table-cell office:value-type="string">
            <text:p>SZ.01</text:p>
          </table:table-cell>
          <table:table-cell table:number-columns-repeated="2" office:value-type="string">
            <text:p>Hhohho Region</text:p>
          </table:table-cell>
          <table:table-cell office:value-type="float" office:value="935085">
            <text:p>935085</text:p>
          </table:table-cell>
        </table:table-row>
        <table:table-row table:style-name="ro1">
          <table:table-cell office:value-type="string">
            <text:p>TD.13</text:p>
          </table:table-cell>
          <table:table-cell table:number-columns-repeated="2" office:value-type="string">
            <text:p>Salamat</text:p>
          </table:table-cell>
          <table:table-cell office:value-type="float" office:value="242048">
            <text:p>242048</text:p>
          </table:table-cell>
        </table:table-row>
        <table:table-row table:style-name="ro1">
          <table:table-cell office:value-type="string">
            <text:p>TD.12</text:p>
          </table:table-cell>
          <table:table-cell office:value-type="string">
            <text:p>Ouadaï</text:p>
          </table:table-cell>
          <table:table-cell office:value-type="string">
            <text:p>Ouadai</text:p>
          </table:table-cell>
          <table:table-cell office:value-type="float" office:value="242246">
            <text:p>242246</text:p>
          </table:table-cell>
        </table:table-row>
        <table:table-row table:style-name="ro1">
          <table:table-cell office:value-type="string">
            <text:p>TD.02</text:p>
          </table:table-cell>
          <table:table-cell table:number-columns-repeated="2" office:value-type="string">
            <text:p>Wadi Fira</text:p>
          </table:table-cell>
          <table:table-cell office:value-type="float" office:value="244877">
            <text:p>244877</text:p>
          </table:table-cell>
        </table:table-row>
        <table:table-row table:style-name="ro1">
          <table:table-cell office:value-type="string">
            <text:p>TD.14</text:p>
          </table:table-cell>
          <table:table-cell office:value-type="string">
            <text:p>Tandjilé</text:p>
          </table:table-cell>
          <table:table-cell office:value-type="string">
            <text:p>Tandjile</text:p>
          </table:table-cell>
          <table:table-cell office:value-type="float" office:value="2425287">
            <text:p>2425287</text:p>
          </table:table-cell>
        </table:table-row>
        <table:table-row table:style-name="ro1">
          <table:table-cell office:value-type="string">
            <text:p>TD.17</text:p>
          </table:table-cell>
          <table:table-cell table:number-columns-repeated="2" office:value-type="string">
            <text:p>Moyen-Chari</text:p>
          </table:table-cell>
          <table:table-cell office:value-type="float" office:value="2427315">
            <text:p>2427315</text:p>
          </table:table-cell>
        </table:table-row>
        <table:table-row table:style-name="ro1">
          <table:table-cell office:value-type="string">
            <text:p>TD.16</text:p>
          </table:table-cell>
          <table:table-cell table:number-columns-repeated="2" office:value-type="string">
            <text:p>Mayo-Kebbi Est</text:p>
          </table:table-cell>
          <table:table-cell office:value-type="float" office:value="2428132">
            <text:p>2428132</text:p>
          </table:table-cell>
        </table:table-row>
        <table:table-row table:style-name="ro1">
          <table:table-cell office:value-type="string">
            <text:p>TD.09</text:p>
          </table:table-cell>
          <table:table-cell table:number-columns-repeated="2" office:value-type="string">
            <text:p>Logone Oriental</text:p>
          </table:table-cell>
          <table:table-cell office:value-type="float" office:value="2429058">
            <text:p>2429058</text:p>
          </table:table-cell>
        </table:table-row>
        <table:table-row table:style-name="ro1">
          <table:table-cell office:value-type="string">
            <text:p>TD.08</text:p>
          </table:table-cell>
          <table:table-cell table:number-columns-repeated="2" office:value-type="string">
            <text:p>Logone Occidental</text:p>
          </table:table-cell>
          <table:table-cell office:value-type="float" office:value="2429060">
            <text:p>2429060</text:p>
          </table:table-cell>
        </table:table-row>
        <table:table-row table:style-name="ro1">
          <table:table-cell office:value-type="string">
            <text:p>TD.07</text:p>
          </table:table-cell>
          <table:table-cell table:number-columns-repeated="2" office:value-type="string">
            <text:p>Lac</text:p>
          </table:table-cell>
          <table:table-cell office:value-type="float" office:value="2429323">
            <text:p>2429323</text:p>
          </table:table-cell>
        </table:table-row>
        <table:table-row table:style-name="ro1">
          <table:table-cell office:value-type="string">
            <text:p>TD.06</text:p>
          </table:table-cell>
          <table:table-cell table:number-columns-repeated="2" office:value-type="string">
            <text:p>Kanem</text:p>
          </table:table-cell>
          <table:table-cell office:value-type="float" office:value="2430873">
            <text:p>2430873</text:p>
          </table:table-cell>
        </table:table-row>
        <table:table-row table:style-name="ro1">
          <table:table-cell office:value-type="string">
            <text:p>TD.05</text:p>
          </table:table-cell>
          <table:table-cell office:value-type="string">
            <text:p>Guéra</text:p>
          </table:table-cell>
          <table:table-cell office:value-type="string">
            <text:p>Guera</text:p>
          </table:table-cell>
          <table:table-cell office:value-type="float" office:value="2431555">
            <text:p>2431555</text:p>
          </table:table-cell>
        </table:table-row>
        <table:table-row table:style-name="ro1">
          <table:table-cell office:value-type="string">
            <text:p>TD.15</text:p>
          </table:table-cell>
          <table:table-cell table:number-columns-repeated="2" office:value-type="string">
            <text:p>Chari-Baguirmi</text:p>
          </table:table-cell>
          <table:table-cell office:value-type="float" office:value="2434478">
            <text:p>2434478</text:p>
          </table:table-cell>
        </table:table-row>
        <table:table-row table:style-name="ro1">
          <table:table-cell office:value-type="string">
            <text:p>TD.01</text:p>
          </table:table-cell>
          <table:table-cell table:number-columns-repeated="2" office:value-type="string">
            <text:p>Batha</text:p>
          </table:table-cell>
          <table:table-cell office:value-type="float" office:value="2435899">
            <text:p>2435899</text:p>
          </table:table-cell>
        </table:table-row>
        <table:table-row table:style-name="ro1">
          <table:table-cell office:value-type="string">
            <text:p>TD.23</text:p>
          </table:table-cell>
          <table:table-cell table:number-columns-repeated="2" office:value-type="string">
            <text:p>Borkou</text:p>
          </table:table-cell>
          <table:table-cell office:value-type="float" office:value="7602866">
            <text:p>7602866</text:p>
          </table:table-cell>
        </table:table-row>
        <table:table-row table:style-name="ro1">
          <table:table-cell office:value-type="string">
            <text:p>TD.18</text:p>
          </table:table-cell>
          <table:table-cell table:number-columns-repeated="2" office:value-type="string">
            <text:p>Hadjer-Lamis</text:p>
          </table:table-cell>
          <table:table-cell office:value-type="float" office:value="7603251">
            <text:p>7603251</text:p>
          </table:table-cell>
        </table:table-row>
        <table:table-row table:style-name="ro1">
          <table:table-cell office:value-type="string">
            <text:p>TD.19</text:p>
          </table:table-cell>
          <table:table-cell table:number-columns-repeated="2" office:value-type="string">
            <text:p>Mandoul</text:p>
          </table:table-cell>
          <table:table-cell office:value-type="float" office:value="7603252">
            <text:p>7603252</text:p>
          </table:table-cell>
        </table:table-row>
        <table:table-row table:style-name="ro1">
          <table:table-cell office:value-type="string">
            <text:p>TD.20</text:p>
          </table:table-cell>
          <table:table-cell table:number-columns-repeated="2" office:value-type="string">
            <text:p>Mayo-Kebbi Ouest</text:p>
          </table:table-cell>
          <table:table-cell office:value-type="float" office:value="7603253">
            <text:p>7603253</text:p>
          </table:table-cell>
        </table:table-row>
        <table:table-row table:style-name="ro1">
          <table:table-cell office:value-type="string">
            <text:p>TD.21</text:p>
          </table:table-cell>
          <table:table-cell office:value-type="string">
            <text:p>N’Djaména</text:p>
          </table:table-cell>
          <table:table-cell office:value-type="string">
            <text:p>N'Djamena</text:p>
          </table:table-cell>
          <table:table-cell office:value-type="float" office:value="7603254">
            <text:p>7603254</text:p>
          </table:table-cell>
        </table:table-row>
        <table:table-row table:style-name="ro1">
          <table:table-cell office:value-type="string">
            <text:p>TD.22</text:p>
          </table:table-cell>
          <table:table-cell table:number-columns-repeated="2" office:value-type="string">
            <text:p>Barh el Gazel</text:p>
          </table:table-cell>
          <table:table-cell office:value-type="float" office:value="7603255">
            <text:p>7603255</text:p>
          </table:table-cell>
        </table:table-row>
        <table:table-row table:style-name="ro1">
          <table:table-cell office:value-type="string">
            <text:p>TD.25</text:p>
          </table:table-cell>
          <table:table-cell table:number-columns-repeated="2" office:value-type="string">
            <text:p>Sila</text:p>
          </table:table-cell>
          <table:table-cell office:value-type="float" office:value="7603257">
            <text:p>7603257</text:p>
          </table:table-cell>
        </table:table-row>
        <table:table-row table:style-name="ro1">
          <table:table-cell office:value-type="string">
            <text:p>TD.26</text:p>
          </table:table-cell>
          <table:table-cell table:number-columns-repeated="2" office:value-type="string">
            <text:p>Tibesti</text:p>
          </table:table-cell>
          <table:table-cell office:value-type="float" office:value="7603258">
            <text:p>7603258</text:p>
          </table:table-cell>
        </table:table-row>
        <table:table-row table:style-name="ro1">
          <table:table-cell office:value-type="string">
            <text:p>TD.28</text:p>
          </table:table-cell>
          <table:table-cell table:number-columns-repeated="2" office:value-type="string">
            <text:p>Ennedi-Ouest</text:p>
          </table:table-cell>
          <table:table-cell office:value-type="float" office:value="8604857">
            <text:p>8604857</text:p>
          </table:table-cell>
        </table:table-row>
        <table:table-row table:style-name="ro1">
          <table:table-cell office:value-type="string">
            <text:p>TD.27</text:p>
          </table:table-cell>
          <table:table-cell table:number-columns-repeated="2" office:value-type="string">
            <text:p>Ennedi-Est</text:p>
          </table:table-cell>
          <table:table-cell office:value-type="float" office:value="8604858">
            <text:p>8604858</text:p>
          </table:table-cell>
        </table:table-row>
        <table:table-row table:style-name="ro1">
          <table:table-cell office:value-type="string">
            <text:p>TF.02</text:p>
          </table:table-cell>
          <table:table-cell table:number-columns-repeated="2" office:value-type="string">
            <text:p>Crozet</text:p>
          </table:table-cell>
          <table:table-cell office:value-type="float" office:value="936339">
            <text:p>936339</text:p>
          </table:table-cell>
        </table:table-row>
        <table:table-row table:style-name="ro1">
          <table:table-cell office:value-type="string">
            <text:p>TF.03</text:p>
          </table:table-cell>
          <table:table-cell table:number-columns-repeated="2" office:value-type="string">
            <text:p>Kerguelen</text:p>
          </table:table-cell>
          <table:table-cell office:value-type="float" office:value="1546558">
            <text:p>1546558</text:p>
          </table:table-cell>
        </table:table-row>
        <table:table-row table:style-name="ro1">
          <table:table-cell office:value-type="string">
            <text:p>TF.01</text:p>
          </table:table-cell>
          <table:table-cell table:number-columns-repeated="2" office:value-type="string">
            <text:p>Saint-Paul-et-Amsterdam</text:p>
          </table:table-cell>
          <table:table-cell office:value-type="float" office:value="1547221">
            <text:p>1547221</text:p>
          </table:table-cell>
        </table:table-row>
        <table:table-row table:style-name="ro1">
          <table:table-cell office:value-type="string">
            <text:p>TF.05</text:p>
          </table:table-cell>
          <table:table-cell office:value-type="string">
            <text:p>Îles Éparses</text:p>
          </table:table-cell>
          <table:table-cell office:value-type="string">
            <text:p>Iles Eparses</text:p>
          </table:table-cell>
          <table:table-cell office:value-type="float" office:value="6690916">
            <text:p>6690916</text:p>
          </table:table-cell>
        </table:table-row>
        <table:table-row table:style-name="ro1">
          <table:table-cell office:value-type="string">
            <text:p>TF.04</text:p>
          </table:table-cell>
          <table:table-cell office:value-type="string">
            <text:p>Terre-Adélie</text:p>
          </table:table-cell>
          <table:table-cell office:value-type="string">
            <text:p>Terre-Adelie</text:p>
          </table:table-cell>
          <table:table-cell office:value-type="float" office:value="6690917">
            <text:p>6690917</text:p>
          </table:table-cell>
        </table:table-row>
        <table:table-row table:style-name="ro1">
          <table:table-cell office:value-type="string">
            <text:p>TG.26</text:p>
          </table:table-cell>
          <table:table-cell table:number-columns-repeated="2" office:value-type="string">
            <text:p>Savanes</text:p>
          </table:table-cell>
          <table:table-cell office:value-type="float" office:value="2364205">
            <text:p>2364205</text:p>
          </table:table-cell>
        </table:table-row>
        <table:table-row table:style-name="ro1">
          <table:table-cell office:value-type="string">
            <text:p>TG.25</text:p>
          </table:table-cell>
          <table:table-cell table:number-columns-repeated="2" office:value-type="string">
            <text:p>Plateaux</text:p>
          </table:table-cell>
          <table:table-cell office:value-type="float" office:value="2364370">
            <text:p>2364370</text:p>
          </table:table-cell>
        </table:table-row>
        <table:table-row table:style-name="ro1">
          <table:table-cell office:value-type="string">
            <text:p>TG.24</text:p>
          </table:table-cell>
          <table:table-cell table:number-columns-repeated="2" office:value-type="string">
            <text:p>Maritime</text:p>
          </table:table-cell>
          <table:table-cell office:value-type="float" office:value="2365173">
            <text:p>2365173</text:p>
          </table:table-cell>
        </table:table-row>
        <table:table-row table:style-name="ro1">
          <table:table-cell office:value-type="string">
            <text:p>TG.22</text:p>
          </table:table-cell>
          <table:table-cell table:number-columns-repeated="2" office:value-type="string">
            <text:p>Centrale</text:p>
          </table:table-cell>
          <table:table-cell office:value-type="float" office:value="2367237">
            <text:p>2367237</text:p>
          </table:table-cell>
        </table:table-row>
        <table:table-row table:style-name="ro1">
          <table:table-cell office:value-type="string">
            <text:p>TG.23</text:p>
          </table:table-cell>
          <table:table-cell table:number-columns-repeated="2" office:value-type="string">
            <text:p>Kara</text:p>
          </table:table-cell>
          <table:table-cell office:value-type="float" office:value="2597439">
            <text:p>2597439</text:p>
          </table:table-cell>
        </table:table-row>
        <table:table-row table:style-name="ro1">
          <table:table-cell office:value-type="string">
            <text:p>TH.15</text:p>
          </table:table-cell>
          <table:table-cell table:number-columns-repeated="2" office:value-type="string">
            <text:p>Uthai Thani</text:p>
          </table:table-cell>
          <table:table-cell office:value-type="float" office:value="1149965">
            <text:p>1149965</text:p>
          </table:table-cell>
        </table:table-row>
        <table:table-row table:style-name="ro1">
          <table:table-cell office:value-type="string">
            <text:p>TH.65</text:p>
          </table:table-cell>
          <table:table-cell table:number-columns-repeated="2" office:value-type="string">
            <text:p>Trang</text:p>
          </table:table-cell>
          <table:table-cell office:value-type="float" office:value="1150006">
            <text:p>1150006</text:p>
          </table:table-cell>
        </table:table-row>
        <table:table-row table:style-name="ro1">
          <table:table-cell office:value-type="string">
            <text:p>TH.08</text:p>
          </table:table-cell>
          <table:table-cell table:number-columns-repeated="2" office:value-type="string">
            <text:p>Tak</text:p>
          </table:table-cell>
          <table:table-cell office:value-type="float" office:value="1150489">
            <text:p>1150489</text:p>
          </table:table-cell>
        </table:table-row>
        <table:table-row table:style-name="ro1">
          <table:table-cell office:value-type="string">
            <text:p>TH.60</text:p>
          </table:table-cell>
          <table:table-cell table:number-columns-repeated="2" office:value-type="string">
            <text:p>Surat Thani</text:p>
          </table:table-cell>
          <table:table-cell office:value-type="float" office:value="1150514">
            <text:p>1150514</text:p>
          </table:table-cell>
        </table:table-row>
        <table:table-row table:style-name="ro1">
          <table:table-cell office:value-type="string">
            <text:p>TH.09</text:p>
          </table:table-cell>
          <table:table-cell table:number-columns-repeated="2" office:value-type="string">
            <text:p>Sukhothai</text:p>
          </table:table-cell>
          <table:table-cell office:value-type="float" office:value="1150532">
            <text:p>1150532</text:p>
          </table:table-cell>
        </table:table-row>
        <table:table-row table:style-name="ro1">
          <table:table-cell office:value-type="string">
            <text:p>TH.52</text:p>
          </table:table-cell>
          <table:table-cell table:number-columns-repeated="2" office:value-type="string">
            <text:p>Ratchaburi</text:p>
          </table:table-cell>
          <table:table-cell office:value-type="float" office:value="1150953">
            <text:p>1150953</text:p>
          </table:table-cell>
        </table:table-row>
        <table:table-row table:style-name="ro1">
          <table:table-cell office:value-type="string">
            <text:p>TH.59</text:p>
          </table:table-cell>
          <table:table-cell table:number-columns-repeated="2" office:value-type="string">
            <text:p>Ranong province</text:p>
          </table:table-cell>
          <table:table-cell office:value-type="float" office:value="1150964">
            <text:p>1150964</text:p>
          </table:table-cell>
        </table:table-row>
        <table:table-row table:style-name="ro1">
          <table:table-cell office:value-type="string">
            <text:p>TH.57</text:p>
          </table:table-cell>
          <table:table-cell table:number-columns-repeated="2" office:value-type="string">
            <text:p>Prachuap Khiri Khan</text:p>
          </table:table-cell>
          <table:table-cell office:value-type="float" office:value="1151073">
            <text:p>1151073</text:p>
          </table:table-cell>
        </table:table-row>
        <table:table-row table:style-name="ro1">
          <table:table-cell office:value-type="string">
            <text:p>TH.62</text:p>
          </table:table-cell>
          <table:table-cell table:number-columns-repeated="2" office:value-type="string">
            <text:p>Phuket</text:p>
          </table:table-cell>
          <table:table-cell office:value-type="float" office:value="1151253">
            <text:p>1151253</text:p>
          </table:table-cell>
        </table:table-row>
        <table:table-row table:style-name="ro1">
          <table:table-cell office:value-type="string">
            <text:p>TH.56</text:p>
          </table:table-cell>
          <table:table-cell table:number-columns-repeated="2" office:value-type="string">
            <text:p>Phetchaburi</text:p>
          </table:table-cell>
          <table:table-cell office:value-type="float" office:value="1151416">
            <text:p>1151416</text:p>
          </table:table-cell>
        </table:table-row>
        <table:table-row table:style-name="ro1">
          <table:table-cell office:value-type="string">
            <text:p>TH.61</text:p>
          </table:table-cell>
          <table:table-cell table:number-columns-repeated="2" office:value-type="string">
            <text:p>Phang Nga</text:p>
          </table:table-cell>
          <table:table-cell office:value-type="float" office:value="1151462">
            <text:p>1151462</text:p>
          </table:table-cell>
        </table:table-row>
        <table:table-row table:style-name="ro1">
          <table:table-cell office:value-type="string">
            <text:p>TH.01</text:p>
          </table:table-cell>
          <table:table-cell table:number-columns-repeated="2" office:value-type="string">
            <text:p>Mae Hong Son</text:p>
          </table:table-cell>
          <table:table-cell office:value-type="float" office:value="1152221">
            <text:p>1152221</text:p>
          </table:table-cell>
        </table:table-row>
        <table:table-row table:style-name="ro1">
          <table:table-cell office:value-type="string">
            <text:p>TH.05</text:p>
          </table:table-cell>
          <table:table-cell table:number-columns-repeated="2" office:value-type="string">
            <text:p>Lamphun</text:p>
          </table:table-cell>
          <table:table-cell office:value-type="float" office:value="1152467">
            <text:p>1152467</text:p>
          </table:table-cell>
        </table:table-row>
        <table:table-row table:style-name="ro1">
          <table:table-cell office:value-type="string">
            <text:p>TH.06</text:p>
          </table:table-cell>
          <table:table-cell table:number-columns-repeated="2" office:value-type="string">
            <text:p>Lampang</text:p>
          </table:table-cell>
          <table:table-cell office:value-type="float" office:value="1152472">
            <text:p>1152472</text:p>
          </table:table-cell>
        </table:table-row>
        <table:table-row table:style-name="ro1">
          <table:table-cell office:value-type="string">
            <text:p>TH.63</text:p>
          </table:table-cell>
          <table:table-cell table:number-columns-repeated="2" office:value-type="string">
            <text:p>Krabi</text:p>
          </table:table-cell>
          <table:table-cell office:value-type="float" office:value="1152631">
            <text:p>1152631</text:p>
          </table:table-cell>
        </table:table-row>
        <table:table-row table:style-name="ro1">
          <table:table-cell office:value-type="string">
            <text:p>TH.50</text:p>
          </table:table-cell>
          <table:table-cell table:number-columns-repeated="2" office:value-type="string">
            <text:p>Kanchanaburi</text:p>
          </table:table-cell>
          <table:table-cell office:value-type="float" office:value="1153080">
            <text:p>1153080</text:p>
          </table:table-cell>
        </table:table-row>
        <table:table-row table:style-name="ro1">
          <table:table-cell office:value-type="string">
            <text:p>TH.11</text:p>
          </table:table-cell>
          <table:table-cell table:number-columns-repeated="2" office:value-type="string">
            <text:p>Kamphaeng Phet</text:p>
          </table:table-cell>
          <table:table-cell office:value-type="float" office:value="1153089">
            <text:p>1153089</text:p>
          </table:table-cell>
        </table:table-row>
        <table:table-row table:style-name="ro1">
          <table:table-cell office:value-type="string">
            <text:p>TH.58</text:p>
          </table:table-cell>
          <table:table-cell table:number-columns-repeated="2" office:value-type="string">
            <text:p>Chumphon</text:p>
          </table:table-cell>
          <table:table-cell office:value-type="float" office:value="1153555">
            <text:p>1153555</text:p>
          </table:table-cell>
        </table:table-row>
        <table:table-row table:style-name="ro1">
          <table:table-cell office:value-type="string">
            <text:p>TH.03</text:p>
          </table:table-cell>
          <table:table-cell table:number-columns-repeated="2" office:value-type="string">
            <text:p>Chiang Rai</text:p>
          </table:table-cell>
          <table:table-cell office:value-type="float" office:value="1153668">
            <text:p>1153668</text:p>
          </table:table-cell>
        </table:table-row>
        <table:table-row table:style-name="ro1">
          <table:table-cell office:value-type="string">
            <text:p>TH.02</text:p>
          </table:table-cell>
          <table:table-cell table:number-columns-repeated="2" office:value-type="string">
            <text:p>Chiang Mai</text:p>
          </table:table-cell>
          <table:table-cell office:value-type="float" office:value="1153670">
            <text:p>1153670</text:p>
          </table:table-cell>
        </table:table-row>
        <table:table-row table:style-name="ro1">
          <table:table-cell office:value-type="string">
            <text:p>TH.72</text:p>
          </table:table-cell>
          <table:table-cell table:number-columns-repeated="2" office:value-type="string">
            <text:p>Yasothon</text:p>
          </table:table-cell>
          <table:table-cell office:value-type="float" office:value="1604767">
            <text:p>1604767</text:p>
          </table:table-cell>
        </table:table-row>
        <table:table-row table:style-name="ro1">
          <table:table-cell office:value-type="string">
            <text:p>TH.70</text:p>
          </table:table-cell>
          <table:table-cell table:number-columns-repeated="2" office:value-type="string">
            <text:p>Yala</text:p>
          </table:table-cell>
          <table:table-cell office:value-type="float" office:value="1604869">
            <text:p>1604869</text:p>
          </table:table-cell>
        </table:table-row>
        <table:table-row table:style-name="ro1">
          <table:table-cell office:value-type="string">
            <text:p>TH.10</text:p>
          </table:table-cell>
          <table:table-cell table:number-columns-repeated="2" office:value-type="string">
            <text:p>Uttaradit</text:p>
          </table:table-cell>
          <table:table-cell office:value-type="float" office:value="1605214">
            <text:p>1605214</text:p>
          </table:table-cell>
        </table:table-row>
        <table:table-row table:style-name="ro1">
          <table:table-cell office:value-type="string">
            <text:p>TH.49</text:p>
          </table:table-cell>
          <table:table-cell table:number-columns-repeated="2" office:value-type="string">
            <text:p>Trat</text:p>
          </table:table-cell>
          <table:table-cell office:value-type="float" office:value="1605277">
            <text:p>1605277</text:p>
          </table:table-cell>
        </table:table-row>
        <table:table-row table:style-name="ro1">
          <table:table-cell office:value-type="string">
            <text:p>TH.29</text:p>
          </table:table-cell>
          <table:table-cell table:number-columns-repeated="2" office:value-type="string">
            <text:p>Surin</text:p>
          </table:table-cell>
          <table:table-cell office:value-type="float" office:value="1606029">
            <text:p>1606029</text:p>
          </table:table-cell>
        </table:table-row>
        <table:table-row table:style-name="ro1">
          <table:table-cell office:value-type="string">
            <text:p>TH.51</text:p>
          </table:table-cell>
          <table:table-cell table:number-columns-repeated="2" office:value-type="string">
            <text:p>Suphan Buri</text:p>
          </table:table-cell>
          <table:table-cell office:value-type="float" office:value="1606032">
            <text:p>1606032</text:p>
          </table:table-cell>
        </table:table-row>
        <table:table-row table:style-name="ro1">
          <table:table-cell office:value-type="string">
            <text:p>TH.68</text:p>
          </table:table-cell>
          <table:table-cell table:number-columns-repeated="2" office:value-type="string">
            <text:p>Songkhla</text:p>
          </table:table-cell>
          <table:table-cell office:value-type="float" office:value="1606146">
            <text:p>1606146</text:p>
          </table:table-cell>
        </table:table-row>
        <table:table-row table:style-name="ro1">
          <table:table-cell office:value-type="string">
            <text:p>TH.30</text:p>
          </table:table-cell>
          <table:table-cell table:number-columns-repeated="2" office:value-type="string">
            <text:p>Si Sa Ket</text:p>
          </table:table-cell>
          <table:table-cell office:value-type="float" office:value="1606238">
            <text:p>1606238</text:p>
          </table:table-cell>
        </table:table-row>
        <table:table-row table:style-name="ro1">
          <table:table-cell office:value-type="string">
            <text:p>TH.33</text:p>
          </table:table-cell>
          <table:table-cell table:number-columns-repeated="2" office:value-type="string">
            <text:p>Sing Buri</text:p>
          </table:table-cell>
          <table:table-cell office:value-type="float" office:value="1606269">
            <text:p>1606269</text:p>
          </table:table-cell>
        </table:table-row>
        <table:table-row table:style-name="ro1">
          <table:table-cell office:value-type="string">
            <text:p>TH.67</text:p>
          </table:table-cell>
          <table:table-cell table:number-columns-repeated="2" office:value-type="string">
            <text:p>Satun</text:p>
          </table:table-cell>
          <table:table-cell office:value-type="float" office:value="1606375">
            <text:p>1606375</text:p>
          </table:table-cell>
        </table:table-row>
        <table:table-row table:style-name="ro1">
          <table:table-cell office:value-type="string">
            <text:p>TH.37</text:p>
          </table:table-cell>
          <table:table-cell table:number-columns-repeated="2" office:value-type="string">
            <text:p>Saraburi</text:p>
          </table:table-cell>
          <table:table-cell office:value-type="float" office:value="1606417">
            <text:p>1606417</text:p>
          </table:table-cell>
        </table:table-row>
        <table:table-row table:style-name="ro1">
          <table:table-cell office:value-type="string">
            <text:p>TH.54</text:p>
          </table:table-cell>
          <table:table-cell table:number-columns-repeated="2" office:value-type="string">
            <text:p>Samut Songkhram</text:p>
          </table:table-cell>
          <table:table-cell office:value-type="float" office:value="1606585">
            <text:p>1606585</text:p>
          </table:table-cell>
        </table:table-row>
        <table:table-row table:style-name="ro1">
          <table:table-cell office:value-type="string">
            <text:p>TH.55</text:p>
          </table:table-cell>
          <table:table-cell table:number-columns-repeated="2" office:value-type="string">
            <text:p>Samut Sakhon</text:p>
          </table:table-cell>
          <table:table-cell office:value-type="float" office:value="1606587">
            <text:p>1606587</text:p>
          </table:table-cell>
        </table:table-row>
        <table:table-row table:style-name="ro1">
          <table:table-cell office:value-type="string">
            <text:p>TH.42</text:p>
          </table:table-cell>
          <table:table-cell table:number-columns-repeated="2" office:value-type="string">
            <text:p>Samut Prakan</text:p>
          </table:table-cell>
          <table:table-cell office:value-type="float" office:value="1606589">
            <text:p>1606589</text:p>
          </table:table-cell>
        </table:table-row>
        <table:table-row table:style-name="ro1">
          <table:table-cell office:value-type="string">
            <text:p>TH.20</text:p>
          </table:table-cell>
          <table:table-cell table:number-columns-repeated="2" office:value-type="string">
            <text:p>Sakon Nakhon</text:p>
          </table:table-cell>
          <table:table-cell office:value-type="float" office:value="1606789">
            <text:p>1606789</text:p>
          </table:table-cell>
        </table:table-row>
        <table:table-row table:style-name="ro1">
          <table:table-cell office:value-type="string">
            <text:p>TH.25</text:p>
          </table:table-cell>
          <table:table-cell table:number-columns-repeated="2" office:value-type="string">
            <text:p>Roi Et</text:p>
          </table:table-cell>
          <table:table-cell office:value-type="float" office:value="1607000">
            <text:p>1607000</text:p>
          </table:table-cell>
        </table:table-row>
        <table:table-row table:style-name="ro1">
          <table:table-cell office:value-type="string">
            <text:p>TH.47</text:p>
          </table:table-cell>
          <table:table-cell table:number-columns-repeated="2" office:value-type="string">
            <text:p>Rayong</text:p>
          </table:table-cell>
          <table:table-cell office:value-type="float" office:value="1607016">
            <text:p>1607016</text:p>
          </table:table-cell>
        </table:table-row>
        <table:table-row table:style-name="ro1">
          <table:table-cell office:value-type="string">
            <text:p>TH.36</text:p>
          </table:table-cell>
          <table:table-cell table:number-columns-repeated="2" office:value-type="string">
            <text:p>Phra Nakhon Si Ayutthaya</text:p>
          </table:table-cell>
          <table:table-cell office:value-type="float" office:value="1607530">
            <text:p>1607530</text:p>
          </table:table-cell>
        </table:table-row>
        <table:table-row table:style-name="ro1">
          <table:table-cell office:value-type="string">
            <text:p>TH.07</text:p>
          </table:table-cell>
          <table:table-cell table:number-columns-repeated="2" office:value-type="string">
            <text:p>Phrae</text:p>
          </table:table-cell>
          <table:table-cell office:value-type="float" office:value="1607551">
            <text:p>1607551</text:p>
          </table:table-cell>
        </table:table-row>
        <table:table-row table:style-name="ro1">
          <table:table-cell office:value-type="string">
            <text:p>TH.12</text:p>
          </table:table-cell>
          <table:table-cell table:number-columns-repeated="2" office:value-type="string">
            <text:p>Phitsanulok</text:p>
          </table:table-cell>
          <table:table-cell office:value-type="float" office:value="1607707">
            <text:p>1607707</text:p>
          </table:table-cell>
        </table:table-row>
        <table:table-row table:style-name="ro1">
          <table:table-cell office:value-type="string">
            <text:p>TH.13</text:p>
          </table:table-cell>
          <table:table-cell table:number-columns-repeated="2" office:value-type="string">
            <text:p>Phichit</text:p>
          </table:table-cell>
          <table:table-cell office:value-type="float" office:value="1607724">
            <text:p>1607724</text:p>
          </table:table-cell>
        </table:table-row>
        <table:table-row table:style-name="ro1">
          <table:table-cell office:value-type="string">
            <text:p>TH.14</text:p>
          </table:table-cell>
          <table:table-cell table:number-columns-repeated="2" office:value-type="string">
            <text:p>Phetchabun</text:p>
          </table:table-cell>
          <table:table-cell office:value-type="float" office:value="1607736">
            <text:p>1607736</text:p>
          </table:table-cell>
        </table:table-row>
        <table:table-row table:style-name="ro1">
          <table:table-cell office:value-type="string">
            <text:p>TH.41</text:p>
          </table:table-cell>
          <table:table-cell table:number-columns-repeated="2" office:value-type="string">
            <text:p>Phayao</text:p>
          </table:table-cell>
          <table:table-cell office:value-type="float" office:value="1607758">
            <text:p>1607758</text:p>
          </table:table-cell>
        </table:table-row>
        <table:table-row table:style-name="ro1">
          <table:table-cell office:value-type="string">
            <text:p>TH.66</text:p>
          </table:table-cell>
          <table:table-cell table:number-columns-repeated="2" office:value-type="string">
            <text:p>Phatthalung</text:p>
          </table:table-cell>
          <table:table-cell office:value-type="float" office:value="1607778">
            <text:p>1607778</text:p>
          </table:table-cell>
        </table:table-row>
        <table:table-row table:style-name="ro1">
          <table:table-cell office:value-type="string">
            <text:p>TH.69</text:p>
          </table:table-cell>
          <table:table-cell table:number-columns-repeated="2" office:value-type="string">
            <text:p>Pattani</text:p>
          </table:table-cell>
          <table:table-cell office:value-type="float" office:value="1607976">
            <text:p>1607976</text:p>
          </table:table-cell>
        </table:table-row>
        <table:table-row table:style-name="ro1">
          <table:table-cell office:value-type="string">
            <text:p>TH.39</text:p>
          </table:table-cell>
          <table:table-cell table:number-columns-repeated="2" office:value-type="string">
            <text:p>Pathum Thani</text:p>
          </table:table-cell>
          <table:table-cell office:value-type="float" office:value="1607982">
            <text:p>1607982</text:p>
          </table:table-cell>
        </table:table-row>
        <table:table-row table:style-name="ro1">
          <table:table-cell office:value-type="string">
            <text:p>TH.38</text:p>
          </table:table-cell>
          <table:table-cell table:number-columns-repeated="2" office:value-type="string">
            <text:p>Nonthaburi</text:p>
          </table:table-cell>
          <table:table-cell office:value-type="float" office:value="1608132">
            <text:p>1608132</text:p>
          </table:table-cell>
        </table:table-row>
        <table:table-row table:style-name="ro1">
          <table:table-cell office:value-type="string">
            <text:p>TH.17</text:p>
          </table:table-cell>
          <table:table-cell table:number-columns-repeated="2" office:value-type="string">
            <text:p>Nong Khai</text:p>
          </table:table-cell>
          <table:table-cell office:value-type="float" office:value="1608231">
            <text:p>1608231</text:p>
          </table:table-cell>
        </table:table-row>
        <table:table-row table:style-name="ro1">
          <table:table-cell office:value-type="string">
            <text:p>TH.31</text:p>
          </table:table-cell>
          <table:table-cell table:number-columns-repeated="2" office:value-type="string">
            <text:p>Narathiwat</text:p>
          </table:table-cell>
          <table:table-cell office:value-type="float" office:value="1608408">
            <text:p>1608408</text:p>
          </table:table-cell>
        </table:table-row>
        <table:table-row table:style-name="ro1">
          <table:table-cell office:value-type="string">
            <text:p>TH.04</text:p>
          </table:table-cell>
          <table:table-cell table:number-columns-repeated="2" office:value-type="string">
            <text:p>Nan</text:p>
          </table:table-cell>
          <table:table-cell office:value-type="float" office:value="1608451">
            <text:p>1608451</text:p>
          </table:table-cell>
        </table:table-row>
        <table:table-row table:style-name="ro1">
          <table:table-cell office:value-type="string">
            <text:p>TH.64</text:p>
          </table:table-cell>
          <table:table-cell table:number-columns-repeated="2" office:value-type="string">
            <text:p>Nakhon Si Thammarat</text:p>
          </table:table-cell>
          <table:table-cell office:value-type="float" office:value="1608525">
            <text:p>1608525</text:p>
          </table:table-cell>
        </table:table-row>
        <table:table-row table:style-name="ro1">
          <table:table-cell office:value-type="string">
            <text:p>TH.16</text:p>
          </table:table-cell>
          <table:table-cell table:number-columns-repeated="2" office:value-type="string">
            <text:p>Nakhon Sawan</text:p>
          </table:table-cell>
          <table:table-cell office:value-type="float" office:value="1608526">
            <text:p>1608526</text:p>
          </table:table-cell>
        </table:table-row>
        <table:table-row table:style-name="ro1">
          <table:table-cell office:value-type="string">
            <text:p>TH.27</text:p>
          </table:table-cell>
          <table:table-cell table:number-columns-repeated="2" office:value-type="string">
            <text:p>Nakhon Ratchasima</text:p>
          </table:table-cell>
          <table:table-cell office:value-type="float" office:value="1608528">
            <text:p>1608528</text:p>
          </table:table-cell>
        </table:table-row>
        <table:table-row table:style-name="ro1">
          <table:table-cell office:value-type="string">
            <text:p>TH.73</text:p>
          </table:table-cell>
          <table:table-cell table:number-columns-repeated="2" office:value-type="string">
            <text:p>Nakhon Phanom</text:p>
          </table:table-cell>
          <table:table-cell office:value-type="float" office:value="1608530">
            <text:p>1608530</text:p>
          </table:table-cell>
        </table:table-row>
        <table:table-row table:style-name="ro1">
          <table:table-cell office:value-type="string">
            <text:p>TH.53</text:p>
          </table:table-cell>
          <table:table-cell table:number-columns-repeated="2" office:value-type="string">
            <text:p>Nakhon Pathom</text:p>
          </table:table-cell>
          <table:table-cell office:value-type="float" office:value="1608533">
            <text:p>1608533</text:p>
          </table:table-cell>
        </table:table-row>
        <table:table-row table:style-name="ro1">
          <table:table-cell office:value-type="string">
            <text:p>TH.43</text:p>
          </table:table-cell>
          <table:table-cell table:number-columns-repeated="2" office:value-type="string">
            <text:p>Nakhon Nayok</text:p>
          </table:table-cell>
          <table:table-cell office:value-type="float" office:value="1608538">
            <text:p>1608538</text:p>
          </table:table-cell>
        </table:table-row>
        <table:table-row table:style-name="ro1">
          <table:table-cell office:value-type="string">
            <text:p>TH.78</text:p>
          </table:table-cell>
          <table:table-cell table:number-columns-repeated="2" office:value-type="string">
            <text:p>Mukdahan</text:p>
          </table:table-cell>
          <table:table-cell office:value-type="float" office:value="1608595">
            <text:p>1608595</text:p>
          </table:table-cell>
        </table:table-row>
        <table:table-row table:style-name="ro1">
          <table:table-cell office:value-type="string">
            <text:p>TH.24</text:p>
          </table:table-cell>
          <table:table-cell table:number-columns-repeated="2" office:value-type="string">
            <text:p>Maha Sarakham</text:p>
          </table:table-cell>
          <table:table-cell office:value-type="float" office:value="1608899">
            <text:p>1608899</text:p>
          </table:table-cell>
        </table:table-row>
        <table:table-row table:style-name="ro1">
          <table:table-cell office:value-type="string">
            <text:p>TH.34</text:p>
          </table:table-cell>
          <table:table-cell table:number-columns-repeated="2" office:value-type="string">
            <text:p>Lopburi</text:p>
          </table:table-cell>
          <table:table-cell office:value-type="float" office:value="1609031">
            <text:p>1609031</text:p>
          </table:table-cell>
        </table:table-row>
        <table:table-row table:style-name="ro1">
          <table:table-cell office:value-type="string">
            <text:p>TH.18</text:p>
          </table:table-cell>
          <table:table-cell table:number-columns-repeated="2" office:value-type="string">
            <text:p>Loei</text:p>
          </table:table-cell>
          <table:table-cell office:value-type="float" office:value="1609070">
            <text:p>1609070</text:p>
          </table:table-cell>
        </table:table-row>
        <table:table-row table:style-name="ro1">
          <table:table-cell office:value-type="string">
            <text:p>TH.40</text:p>
          </table:table-cell>
          <table:table-cell table:number-columns-repeated="2" office:value-type="string">
            <text:p>Bangkok</text:p>
          </table:table-cell>
          <table:table-cell office:value-type="float" office:value="1609348">
            <text:p>1609348</text:p>
          </table:table-cell>
        </table:table-row>
        <table:table-row table:style-name="ro1">
          <table:table-cell office:value-type="string">
            <text:p>TH.22</text:p>
          </table:table-cell>
          <table:table-cell table:number-columns-repeated="2" office:value-type="string">
            <text:p>Khon Kaen</text:p>
          </table:table-cell>
          <table:table-cell office:value-type="float" office:value="1609775">
            <text:p>1609775</text:p>
          </table:table-cell>
        </table:table-row>
        <table:table-row table:style-name="ro1">
          <table:table-cell office:value-type="string">
            <text:p>TH.23</text:p>
          </table:table-cell>
          <table:table-cell table:number-columns-repeated="2" office:value-type="string">
            <text:p>Kalasin</text:p>
          </table:table-cell>
          <table:table-cell office:value-type="float" office:value="1610468">
            <text:p>1610468</text:p>
          </table:table-cell>
        </table:table-row>
        <table:table-row table:style-name="ro1">
          <table:table-cell office:value-type="string">
            <text:p>TH.46</text:p>
          </table:table-cell>
          <table:table-cell table:number-columns-repeated="2" office:value-type="string">
            <text:p>Chon Buri</text:p>
          </table:table-cell>
          <table:table-cell office:value-type="float" office:value="1611108">
            <text:p>1611108</text:p>
          </table:table-cell>
        </table:table-row>
        <table:table-row table:style-name="ro1">
          <table:table-cell office:value-type="string">
            <text:p>TH.48</text:p>
          </table:table-cell>
          <table:table-cell table:number-columns-repeated="2" office:value-type="string">
            <text:p>Chanthaburi</text:p>
          </table:table-cell>
          <table:table-cell office:value-type="float" office:value="1611268">
            <text:p>1611268</text:p>
          </table:table-cell>
        </table:table-row>
        <table:table-row table:style-name="ro1">
          <table:table-cell office:value-type="string">
            <text:p>TH.26</text:p>
          </table:table-cell>
          <table:table-cell table:number-columns-repeated="2" office:value-type="string">
            <text:p>Chaiyaphum</text:p>
          </table:table-cell>
          <table:table-cell office:value-type="float" office:value="1611406">
            <text:p>1611406</text:p>
          </table:table-cell>
        </table:table-row>
        <table:table-row table:style-name="ro1">
          <table:table-cell office:value-type="string">
            <text:p>TH.32</text:p>
          </table:table-cell>
          <table:table-cell table:number-columns-repeated="2" office:value-type="string">
            <text:p>Chai Nat</text:p>
          </table:table-cell>
          <table:table-cell office:value-type="float" office:value="1611415">
            <text:p>1611415</text:p>
          </table:table-cell>
        </table:table-row>
        <table:table-row table:style-name="ro1">
          <table:table-cell office:value-type="string">
            <text:p>TH.44</text:p>
          </table:table-cell>
          <table:table-cell table:number-columns-repeated="2" office:value-type="string">
            <text:p>Chachoengsao</text:p>
          </table:table-cell>
          <table:table-cell office:value-type="float" office:value="1611438">
            <text:p>1611438</text:p>
          </table:table-cell>
        </table:table-row>
        <table:table-row table:style-name="ro1">
          <table:table-cell office:value-type="string">
            <text:p>TH.28</text:p>
          </table:table-cell>
          <table:table-cell table:number-columns-repeated="2" office:value-type="string">
            <text:p>Buriram</text:p>
          </table:table-cell>
          <table:table-cell office:value-type="float" office:value="1611452">
            <text:p>1611452</text:p>
          </table:table-cell>
        </table:table-row>
        <table:table-row table:style-name="ro1">
          <table:table-cell office:value-type="string">
            <text:p>TH.35</text:p>
          </table:table-cell>
          <table:table-cell table:number-columns-repeated="2" office:value-type="string">
            <text:p>Ang Thong</text:p>
          </table:table-cell>
          <table:table-cell office:value-type="float" office:value="1621034">
            <text:p>1621034</text:p>
          </table:table-cell>
        </table:table-row>
        <table:table-row table:style-name="ro1">
          <table:table-cell office:value-type="string">
            <text:p>TH.76</text:p>
          </table:table-cell>
          <table:table-cell table:number-columns-repeated="2" office:value-type="string">
            <text:p>Udon Thani</text:p>
          </table:table-cell>
          <table:table-cell office:value-type="float" office:value="1906686">
            <text:p>1906686</text:p>
          </table:table-cell>
        </table:table-row>
        <table:table-row table:style-name="ro1">
          <table:table-cell office:value-type="string">
            <text:p>TH.74</text:p>
          </table:table-cell>
          <table:table-cell table:number-columns-repeated="2" office:value-type="string">
            <text:p>Prachin Buri</text:p>
          </table:table-cell>
          <table:table-cell office:value-type="float" office:value="1906687">
            <text:p>1906687</text:p>
          </table:table-cell>
        </table:table-row>
        <table:table-row table:style-name="ro1">
          <table:table-cell office:value-type="string">
            <text:p>TH.75</text:p>
          </table:table-cell>
          <table:table-cell table:number-columns-repeated="2" office:value-type="string">
            <text:p>Ubon Ratchathani</text:p>
          </table:table-cell>
          <table:table-cell office:value-type="float" office:value="1906688">
            <text:p>1906688</text:p>
          </table:table-cell>
        </table:table-row>
        <table:table-row table:style-name="ro1">
          <table:table-cell office:value-type="string">
            <text:p>TH.77</text:p>
          </table:table-cell>
          <table:table-cell table:number-columns-repeated="2" office:value-type="string">
            <text:p>Amnat Charoen</text:p>
          </table:table-cell>
          <table:table-cell office:value-type="float" office:value="1906689">
            <text:p>1906689</text:p>
          </table:table-cell>
        </table:table-row>
        <table:table-row table:style-name="ro1">
          <table:table-cell office:value-type="string">
            <text:p>TH.79</text:p>
          </table:table-cell>
          <table:table-cell table:number-columns-repeated="2" office:value-type="string">
            <text:p>Nong Bua Lamphu</text:p>
          </table:table-cell>
          <table:table-cell office:value-type="float" office:value="1906690">
            <text:p>1906690</text:p>
          </table:table-cell>
        </table:table-row>
        <table:table-row table:style-name="ro1">
          <table:table-cell office:value-type="string">
            <text:p>TH.80</text:p>
          </table:table-cell>
          <table:table-cell table:number-columns-repeated="2" office:value-type="string">
            <text:p>Sa Kaeo</text:p>
          </table:table-cell>
          <table:table-cell office:value-type="float" office:value="1906691">
            <text:p>1906691</text:p>
          </table:table-cell>
        </table:table-row>
        <table:table-row table:style-name="ro1">
          <table:table-cell office:value-type="string">
            <text:p>TH.81</text:p>
          </table:table-cell>
          <table:table-cell table:number-columns-repeated="2" office:value-type="string">
            <text:p>Bueng Kan</text:p>
          </table:table-cell>
          <table:table-cell office:value-type="float" office:value="8133594">
            <text:p>8133594</text:p>
          </table:table-cell>
        </table:table-row>
        <table:table-row table:style-name="ro1">
          <table:table-cell office:value-type="string">
            <text:p>TJ.03</text:p>
          </table:table-cell>
          <table:table-cell table:number-columns-repeated="2" office:value-type="string">
            <text:p>Sughd</text:p>
          </table:table-cell>
          <table:table-cell office:value-type="float" office:value="1221092">
            <text:p>1221092</text:p>
          </table:table-cell>
        </table:table-row>
        <table:table-row table:style-name="ro1">
          <table:table-cell office:value-type="string">
            <text:p>TJ.01</text:p>
          </table:table-cell>
          <table:table-cell table:number-columns-repeated="2" office:value-type="string">
            <text:p>Gorno-Badakhshan</text:p>
          </table:table-cell>
          <table:table-cell office:value-type="float" office:value="1221692">
            <text:p>1221692</text:p>
          </table:table-cell>
        </table:table-row>
        <table:table-row table:style-name="ro1">
          <table:table-cell office:value-type="string">
            <text:p>TJ.02</text:p>
          </table:table-cell>
          <table:table-cell table:number-columns-repeated="2" office:value-type="string">
            <text:p>Khatlon Province</text:p>
          </table:table-cell>
          <table:table-cell office:value-type="float" office:value="1347488">
            <text:p>1347488</text:p>
          </table:table-cell>
        </table:table-row>
        <table:table-row table:style-name="ro1">
          <table:table-cell office:value-type="string">
            <text:p>TJ.RR</text:p>
          </table:table-cell>
          <table:table-cell table:number-columns-repeated="2" office:value-type="string">
            <text:p>Republican Subordination</text:p>
          </table:table-cell>
          <table:table-cell office:value-type="float" office:value="6452615">
            <text:p>6452615</text:p>
          </table:table-cell>
        </table:table-row>
        <table:table-row table:style-name="ro1">
          <table:table-cell office:value-type="string">
            <text:p>TJ.04</text:p>
          </table:table-cell>
          <table:table-cell table:number-columns-repeated="2" office:value-type="string">
            <text:p>Dushanbe</text:p>
          </table:table-cell>
          <table:table-cell office:value-type="float" office:value="7280679">
            <text:p>7280679</text:p>
          </table:table-cell>
        </table:table-row>
        <table:table-row table:style-name="ro1">
          <table:table-cell office:value-type="string">
            <text:p>TK.N</text:p>
          </table:table-cell>
          <table:table-cell table:number-columns-repeated="2" office:value-type="string">
            <text:p>Nukunonu</text:p>
          </table:table-cell>
          <table:table-cell office:value-type="float" office:value="4031091">
            <text:p>4031091</text:p>
          </table:table-cell>
        </table:table-row>
        <table:table-row table:style-name="ro1">
          <table:table-cell office:value-type="string">
            <text:p>TK.F</text:p>
          </table:table-cell>
          <table:table-cell table:number-columns-repeated="2" office:value-type="string">
            <text:p>Fakaofo</text:p>
          </table:table-cell>
          <table:table-cell office:value-type="float" office:value="4031112">
            <text:p>4031112</text:p>
          </table:table-cell>
        </table:table-row>
        <table:table-row table:style-name="ro1">
          <table:table-cell office:value-type="string">
            <text:p>TK.A</text:p>
          </table:table-cell>
          <table:table-cell table:number-columns-repeated="2" office:value-type="string">
            <text:p>Atafu</text:p>
          </table:table-cell>
          <table:table-cell office:value-type="float" office:value="4031116">
            <text:p>4031116</text:p>
          </table:table-cell>
        </table:table-row>
        <table:table-row table:style-name="ro1">
          <table:table-cell office:value-type="string">
            <text:p>TL.VI</text:p>
          </table:table-cell>
          <table:table-cell table:number-columns-repeated="2" office:value-type="string">
            <text:p>Viqueque</text:p>
          </table:table-cell>
          <table:table-cell office:value-type="float" office:value="1622470">
            <text:p>1622470</text:p>
          </table:table-cell>
        </table:table-row>
        <table:table-row table:style-name="ro1">
          <table:table-cell office:value-type="string">
            <text:p>TL.MF</text:p>
          </table:table-cell>
          <table:table-cell table:number-columns-repeated="2" office:value-type="string">
            <text:p>Manufahi</text:p>
          </table:table-cell>
          <table:table-cell office:value-type="float" office:value="1636309">
            <text:p>1636309</text:p>
          </table:table-cell>
        </table:table-row>
        <table:table-row table:style-name="ro1">
          <table:table-cell office:value-type="string">
            <text:p>TL.MT</text:p>
          </table:table-cell>
          <table:table-cell table:number-columns-repeated="2" office:value-type="string">
            <text:p>Manatuto</text:p>
          </table:table-cell>
          <table:table-cell office:value-type="float" office:value="1636525">
            <text:p>1636525</text:p>
          </table:table-cell>
        </table:table-row>
        <table:table-row table:style-name="ro1">
          <table:table-cell office:value-type="string">
            <text:p>TL.LI</text:p>
          </table:table-cell>
          <table:table-cell office:value-type="string">
            <text:p>Liquiçá</text:p>
          </table:table-cell>
          <table:table-cell office:value-type="string">
            <text:p>Liquica</text:p>
          </table:table-cell>
          <table:table-cell office:value-type="float" office:value="1637729">
            <text:p>1637729</text:p>
          </table:table-cell>
        </table:table-row>
        <table:table-row table:style-name="ro1">
          <table:table-cell office:value-type="string">
            <text:p>TL.LA</text:p>
          </table:table-cell>
          <table:table-cell office:value-type="string">
            <text:p>Lautém</text:p>
          </table:table-cell>
          <table:table-cell office:value-type="string">
            <text:p>Lautem</text:p>
          </table:table-cell>
          <table:table-cell office:value-type="float" office:value="1638294">
            <text:p>1638294</text:p>
          </table:table-cell>
        </table:table-row>
        <table:table-row table:style-name="ro1">
          <table:table-cell office:value-type="string">
            <text:p>TL.CO</text:p>
          </table:table-cell>
          <table:table-cell table:number-columns-repeated="2" office:value-type="string">
            <text:p>Cova Lima</text:p>
          </table:table-cell>
          <table:table-cell office:value-type="float" office:value="1639462">
            <text:p>1639462</text:p>
          </table:table-cell>
        </table:table-row>
        <table:table-row table:style-name="ro1">
          <table:table-cell office:value-type="string">
            <text:p>TL.ER</text:p>
          </table:table-cell>
          <table:table-cell table:number-columns-repeated="2" office:value-type="string">
            <text:p>Ermera</text:p>
          </table:table-cell>
          <table:table-cell office:value-type="float" office:value="1644865">
            <text:p>1644865</text:p>
          </table:table-cell>
        </table:table-row>
        <table:table-row table:style-name="ro1">
          <table:table-cell office:value-type="string">
            <text:p>TL.DI</text:p>
          </table:table-cell>
          <table:table-cell table:number-columns-repeated="2" office:value-type="string">
            <text:p>Dili Municipality</text:p>
          </table:table-cell>
          <table:table-cell office:value-type="float" office:value="1645456">
            <text:p>1645456</text:p>
          </table:table-cell>
        </table:table-row>
        <table:table-row table:style-name="ro1">
          <table:table-cell office:value-type="string">
            <text:p>TL.BO</text:p>
          </table:table-cell>
          <table:table-cell table:number-columns-repeated="2" office:value-type="string">
            <text:p>Bobonaro</text:p>
          </table:table-cell>
          <table:table-cell office:value-type="float" office:value="1648513">
            <text:p>1648513</text:p>
          </table:table-cell>
        </table:table-row>
        <table:table-row table:style-name="ro1">
          <table:table-cell office:value-type="string">
            <text:p>TL.BA</text:p>
          </table:table-cell>
          <table:table-cell table:number-columns-repeated="2" office:value-type="string">
            <text:p>Baucau</text:p>
          </table:table-cell>
          <table:table-cell office:value-type="float" office:value="1649538">
            <text:p>1649538</text:p>
          </table:table-cell>
        </table:table-row>
        <table:table-row table:style-name="ro1">
          <table:table-cell office:value-type="string">
            <text:p>TL.OE</text:p>
          </table:table-cell>
          <table:table-cell table:number-columns-repeated="2" office:value-type="string">
            <text:p>Oecusse</text:p>
          </table:table-cell>
          <table:table-cell office:value-type="float" office:value="1651539">
            <text:p>1651539</text:p>
          </table:table-cell>
        </table:table-row>
        <table:table-row table:style-name="ro1">
          <table:table-cell office:value-type="string">
            <text:p>TL.AN</text:p>
          </table:table-cell>
          <table:table-cell table:number-columns-repeated="2" office:value-type="string">
            <text:p>Ainaro</text:p>
          </table:table-cell>
          <table:table-cell office:value-type="float" office:value="1651809">
            <text:p>1651809</text:p>
          </table:table-cell>
        </table:table-row>
        <table:table-row table:style-name="ro1">
          <table:table-cell office:value-type="string">
            <text:p>TL.AL</text:p>
          </table:table-cell>
          <table:table-cell table:number-columns-repeated="2" office:value-type="string">
            <text:p>Aileu</text:p>
          </table:table-cell>
          <table:table-cell office:value-type="float" office:value="1651815">
            <text:p>1651815</text:p>
          </table:table-cell>
        </table:table-row>
        <table:table-row table:style-name="ro1">
          <table:table-cell office:value-type="string">
            <text:p>TM.02</text:p>
          </table:table-cell>
          <table:table-cell table:number-columns-repeated="2" office:value-type="string">
            <text:p>Balkan</text:p>
          </table:table-cell>
          <table:table-cell office:value-type="float" office:value="162152">
            <text:p>162152</text:p>
          </table:table-cell>
        </table:table-row>
        <table:table-row table:style-name="ro1">
          <table:table-cell office:value-type="string">
            <text:p>TM.01</text:p>
          </table:table-cell>
          <table:table-cell table:number-columns-repeated="2" office:value-type="string">
            <text:p>Ahal</text:p>
          </table:table-cell>
          <table:table-cell office:value-type="float" office:value="162181">
            <text:p>162181</text:p>
          </table:table-cell>
        </table:table-row>
        <table:table-row table:style-name="ro1">
          <table:table-cell office:value-type="string">
            <text:p>TM.S</text:p>
          </table:table-cell>
          <table:table-cell table:number-columns-repeated="2" office:value-type="string">
            <text:p>Ashgabat</text:p>
          </table:table-cell>
          <table:table-cell office:value-type="float" office:value="162182">
            <text:p>162182</text:p>
          </table:table-cell>
        </table:table-row>
        <table:table-row table:style-name="ro1">
          <table:table-cell office:value-type="string">
            <text:p>TM.03</text:p>
          </table:table-cell>
          <table:table-cell office:value-type="string">
            <text:p>Daşoguz</text:p>
          </table:table-cell>
          <table:table-cell office:value-type="string">
            <text:p>Dasoguz</text:p>
          </table:table-cell>
          <table:table-cell office:value-type="float" office:value="601465">
            <text:p>601465</text:p>
          </table:table-cell>
        </table:table-row>
        <table:table-row table:style-name="ro1">
          <table:table-cell office:value-type="string">
            <text:p>TM.05</text:p>
          </table:table-cell>
          <table:table-cell table:number-columns-repeated="2" office:value-type="string">
            <text:p>Mary</text:p>
          </table:table-cell>
          <table:table-cell office:value-type="float" office:value="1218666">
            <text:p>1218666</text:p>
          </table:table-cell>
        </table:table-row>
        <table:table-row table:style-name="ro1">
          <table:table-cell office:value-type="string">
            <text:p>TM.04</text:p>
          </table:table-cell>
          <table:table-cell table:number-columns-repeated="2" office:value-type="string">
            <text:p>Lebap</text:p>
          </table:table-cell>
          <table:table-cell office:value-type="float" office:value="1219651">
            <text:p>1219651</text:p>
          </table:table-cell>
        </table:table-row>
        <table:table-row table:style-name="ro1">
          <table:table-cell office:value-type="string">
            <text:p>TN.37</text:p>
          </table:table-cell>
          <table:table-cell table:number-columns-repeated="2" office:value-type="string">
            <text:p>Zaghouan Governorate</text:p>
          </table:table-cell>
          <table:table-cell office:value-type="float" office:value="2464038">
            <text:p>2464038</text:p>
          </table:table-cell>
        </table:table-row>
        <table:table-row table:style-name="ro1">
          <table:table-cell office:value-type="string">
            <text:p>TN.36</text:p>
          </table:table-cell>
          <table:table-cell table:number-columns-repeated="2" office:value-type="string">
            <text:p>Tunis Governorate</text:p>
          </table:table-cell>
          <table:table-cell office:value-type="float" office:value="2464464">
            <text:p>2464464</text:p>
          </table:table-cell>
        </table:table-row>
        <table:table-row table:style-name="ro1">
          <table:table-cell office:value-type="string">
            <text:p>TN.35</text:p>
          </table:table-cell>
          <table:table-cell table:number-columns-repeated="2" office:value-type="string">
            <text:p>Tozeur Governorate</text:p>
          </table:table-cell>
          <table:table-cell office:value-type="float" office:value="2464645">
            <text:p>2464645</text:p>
          </table:table-cell>
        </table:table-row>
        <table:table-row table:style-name="ro1">
          <table:table-cell office:value-type="string">
            <text:p>TN.34</text:p>
          </table:table-cell>
          <table:table-cell table:number-columns-repeated="2" office:value-type="string">
            <text:p>Tataouine</text:p>
          </table:table-cell>
          <table:table-cell office:value-type="float" office:value="2464698">
            <text:p>2464698</text:p>
          </table:table-cell>
        </table:table-row>
        <table:table-row table:style-name="ro1">
          <table:table-cell office:value-type="string">
            <text:p>TN.23</text:p>
          </table:table-cell>
          <table:table-cell table:number-columns-repeated="2" office:value-type="string">
            <text:p>Sousse Governorate</text:p>
          </table:table-cell>
          <table:table-cell office:value-type="float" office:value="2464912">
            <text:p>2464912</text:p>
          </table:table-cell>
        </table:table-row>
        <table:table-row table:style-name="ro1">
          <table:table-cell office:value-type="string">
            <text:p>TN.22</text:p>
          </table:table-cell>
          <table:table-cell table:number-columns-repeated="2" office:value-type="string">
            <text:p>Siliana Governorate</text:p>
          </table:table-cell>
          <table:table-cell office:value-type="float" office:value="2465027">
            <text:p>2465027</text:p>
          </table:table-cell>
        </table:table-row>
        <table:table-row table:style-name="ro1">
          <table:table-cell office:value-type="string">
            <text:p>TN.33</text:p>
          </table:table-cell>
          <table:table-cell table:number-columns-repeated="2" office:value-type="string">
            <text:p>Sidi Bouzid Governorate</text:p>
          </table:table-cell>
          <table:table-cell office:value-type="float" office:value="2465837">
            <text:p>2465837</text:p>
          </table:table-cell>
        </table:table-row>
        <table:table-row table:style-name="ro1">
          <table:table-cell office:value-type="string">
            <text:p>TN.32</text:p>
          </table:table-cell>
          <table:table-cell table:number-columns-repeated="2" office:value-type="string">
            <text:p>Sfax Governorate</text:p>
          </table:table-cell>
          <table:table-cell office:value-type="float" office:value="2467450">
            <text:p>2467450</text:p>
          </table:table-cell>
        </table:table-row>
        <table:table-row table:style-name="ro1">
          <table:table-cell office:value-type="string">
            <text:p>TN.31</text:p>
          </table:table-cell>
          <table:table-cell table:number-columns-repeated="2" office:value-type="string">
            <text:p>Kebili Governorate</text:p>
          </table:table-cell>
          <table:table-cell office:value-type="float" office:value="2468014">
            <text:p>2468014</text:p>
          </table:table-cell>
        </table:table-row>
        <table:table-row table:style-name="ro1">
          <table:table-cell office:value-type="string">
            <text:p>TN.30</text:p>
          </table:table-cell>
          <table:table-cell table:number-columns-repeated="2" office:value-type="string">
            <text:p>Gafsa</text:p>
          </table:table-cell>
          <table:table-cell office:value-type="float" office:value="2468351">
            <text:p>2468351</text:p>
          </table:table-cell>
        </table:table-row>
        <table:table-row table:style-name="ro1">
          <table:table-cell office:value-type="string">
            <text:p>TN.29</text:p>
          </table:table-cell>
          <table:table-cell office:value-type="string">
            <text:p>Gabès Governorate</text:p>
          </table:table-cell>
          <table:table-cell office:value-type="string">
            <text:p>Gabes Governorate</text:p>
          </table:table-cell>
          <table:table-cell office:value-type="float" office:value="2468365">
            <text:p>2468365</text:p>
          </table:table-cell>
        </table:table-row>
        <table:table-row table:style-name="ro1">
          <table:table-cell office:value-type="string">
            <text:p>TN.19</text:p>
          </table:table-cell>
          <table:table-cell table:number-columns-repeated="2" office:value-type="string">
            <text:p>Nabeul Governorate</text:p>
          </table:table-cell>
          <table:table-cell office:value-type="float" office:value="2468576">
            <text:p>2468576</text:p>
          </table:table-cell>
        </table:table-row>
        <table:table-row table:style-name="ro1">
          <table:table-cell office:value-type="string">
            <text:p>TN.28</text:p>
          </table:table-cell>
          <table:table-cell table:number-columns-repeated="2" office:value-type="string">
            <text:p>Medenine Governorate</text:p>
          </table:table-cell>
          <table:table-cell office:value-type="float" office:value="2469470">
            <text:p>2469470</text:p>
          </table:table-cell>
        </table:table-row>
        <table:table-row table:style-name="ro1">
          <table:table-cell office:value-type="string">
            <text:p>TN.06</text:p>
          </table:table-cell>
          <table:table-cell table:number-columns-repeated="2" office:value-type="string">
            <text:p>Jendouba Governorate</text:p>
          </table:table-cell>
          <table:table-cell office:value-type="float" office:value="2470085">
            <text:p>2470085</text:p>
          </table:table-cell>
        </table:table-row>
        <table:table-row table:style-name="ro1">
          <table:table-cell office:value-type="string">
            <text:p>TN.27</text:p>
          </table:table-cell>
          <table:table-cell table:number-columns-repeated="2" office:value-type="string">
            <text:p>Ben Arous Governorate</text:p>
          </table:table-cell>
          <table:table-cell office:value-type="float" office:value="2472477">
            <text:p>2472477</text:p>
          </table:table-cell>
        </table:table-row>
        <table:table-row table:style-name="ro1">
          <table:table-cell office:value-type="string">
            <text:p>TN.18</text:p>
          </table:table-cell>
          <table:table-cell table:number-columns-repeated="2" office:value-type="string">
            <text:p>Bizerte Governorate</text:p>
          </table:table-cell>
          <table:table-cell office:value-type="float" office:value="2472699">
            <text:p>2472699</text:p>
          </table:table-cell>
        </table:table-row>
        <table:table-row table:style-name="ro1">
          <table:table-cell office:value-type="string">
            <text:p>TN.17</text:p>
          </table:table-cell>
          <table:table-cell office:value-type="string">
            <text:p>Béja Governorate</text:p>
          </table:table-cell>
          <table:table-cell office:value-type="string">
            <text:p>Beja Governorate</text:p>
          </table:table-cell>
          <table:table-cell office:value-type="float" office:value="2472770">
            <text:p>2472770</text:p>
          </table:table-cell>
        </table:table-row>
        <table:table-row table:style-name="ro1">
          <table:table-cell office:value-type="string">
            <text:p>TN.38</text:p>
          </table:table-cell>
          <table:table-cell table:number-columns-repeated="2" office:value-type="string">
            <text:p>Ariana Governorate</text:p>
          </table:table-cell>
          <table:table-cell office:value-type="float" office:value="2473245">
            <text:p>2473245</text:p>
          </table:table-cell>
        </table:table-row>
        <table:table-row table:style-name="ro1">
          <table:table-cell office:value-type="string">
            <text:p>TN.03</text:p>
          </table:table-cell>
          <table:table-cell table:number-columns-repeated="2" office:value-type="string">
            <text:p>Kairouan</text:p>
          </table:table-cell>
          <table:table-cell office:value-type="float" office:value="2473451">
            <text:p>2473451</text:p>
          </table:table-cell>
        </table:table-row>
        <table:table-row table:style-name="ro1">
          <table:table-cell office:value-type="string">
            <text:p>TN.02</text:p>
          </table:table-cell>
          <table:table-cell table:number-columns-repeated="2" office:value-type="string">
            <text:p>Kasserine Governorate</text:p>
          </table:table-cell>
          <table:table-cell office:value-type="float" office:value="2473460">
            <text:p>2473460</text:p>
          </table:table-cell>
        </table:table-row>
        <table:table-row table:style-name="ro1">
          <table:table-cell office:value-type="string">
            <text:p>TN.16</text:p>
          </table:table-cell>
          <table:table-cell table:number-columns-repeated="2" office:value-type="string">
            <text:p>Monastir Governorate</text:p>
          </table:table-cell>
          <table:table-cell office:value-type="float" office:value="2473495">
            <text:p>2473495</text:p>
          </table:table-cell>
        </table:table-row>
        <table:table-row table:style-name="ro1">
          <table:table-cell office:value-type="string">
            <text:p>TN.15</text:p>
          </table:table-cell>
          <table:table-cell table:number-columns-repeated="2" office:value-type="string">
            <text:p>Mahdia Governorate</text:p>
          </table:table-cell>
          <table:table-cell office:value-type="float" office:value="2473574">
            <text:p>2473574</text:p>
          </table:table-cell>
        </table:table-row>
        <table:table-row table:style-name="ro1">
          <table:table-cell office:value-type="string">
            <text:p>TN.14</text:p>
          </table:table-cell>
          <table:table-cell table:number-columns-repeated="2" office:value-type="string">
            <text:p>Kef Governorate</text:p>
          </table:table-cell>
          <table:table-cell office:value-type="float" office:value="2473637">
            <text:p>2473637</text:p>
          </table:table-cell>
        </table:table-row>
        <table:table-row table:style-name="ro1">
          <table:table-cell office:value-type="string">
            <text:p>TN.39</text:p>
          </table:table-cell>
          <table:table-cell table:number-columns-repeated="2" office:value-type="string">
            <text:p>Manouba</text:p>
          </table:table-cell>
          <table:table-cell office:value-type="float" office:value="6201192">
            <text:p>6201192</text:p>
          </table:table-cell>
        </table:table-row>
        <table:table-row table:style-name="ro1">
          <table:table-cell office:value-type="string">
            <text:p>TO.03</text:p>
          </table:table-cell>
          <table:table-cell office:value-type="string">
            <text:p>Vava‘u</text:p>
          </table:table-cell>
          <table:table-cell office:value-type="string">
            <text:p>Vava`u</text:p>
          </table:table-cell>
          <table:table-cell office:value-type="float" office:value="4032231">
            <text:p>4032231</text:p>
          </table:table-cell>
        </table:table-row>
        <table:table-row table:style-name="ro1">
          <table:table-cell office:value-type="string">
            <text:p>TO.02</text:p>
          </table:table-cell>
          <table:table-cell table:number-columns-repeated="2" office:value-type="string">
            <text:p>Tongatapu</text:p>
          </table:table-cell>
          <table:table-cell office:value-type="float" office:value="4032279">
            <text:p>4032279</text:p>
          </table:table-cell>
        </table:table-row>
        <table:table-row table:style-name="ro1">
          <table:table-cell office:value-type="string">
            <text:p>TO.01</text:p>
          </table:table-cell>
          <table:table-cell office:value-type="string">
            <text:p>Ha‘apai</text:p>
          </table:table-cell>
          <table:table-cell office:value-type="string">
            <text:p>Ha`apai</text:p>
          </table:table-cell>
          <table:table-cell office:value-type="float" office:value="4032637">
            <text:p>4032637</text:p>
          </table:table-cell>
        </table:table-row>
        <table:table-row table:style-name="ro1">
          <table:table-cell office:value-type="string">
            <text:p>TO.EU</text:p>
          </table:table-cell>
          <table:table-cell office:value-type="string">
            <text:p>ʻEua</text:p>
          </table:table-cell>
          <table:table-cell office:value-type="string">
            <text:p>Eua</text:p>
          </table:table-cell>
          <table:table-cell office:value-type="float" office:value="7668021">
            <text:p>7668021</text:p>
          </table:table-cell>
        </table:table-row>
        <table:table-row table:style-name="ro1">
          <table:table-cell office:value-type="string">
            <text:p>TO.NI</text:p>
          </table:table-cell>
          <table:table-cell table:number-columns-repeated="2" office:value-type="string">
            <text:p>Niuas</text:p>
          </table:table-cell>
          <table:table-cell office:value-type="float" office:value="7668055">
            <text:p>7668055</text:p>
          </table:table-cell>
        </table:table-row>
        <table:table-row table:style-name="ro1">
          <table:table-cell office:value-type="string">
            <text:p>TR.66</text:p>
          </table:table-cell>
          <table:table-cell table:number-columns-repeated="2" office:value-type="string">
            <text:p>Yozgat</text:p>
          </table:table-cell>
          <table:table-cell office:value-type="float" office:value="296560">
            <text:p>296560</text:p>
          </table:table-cell>
        </table:table-row>
        <table:table-row table:style-name="ro1">
          <table:table-cell office:value-type="string">
            <text:p>TR.65</text:p>
          </table:table-cell>
          <table:table-cell table:number-columns-repeated="2" office:value-type="string">
            <text:p>Van</text:p>
          </table:table-cell>
          <table:table-cell office:value-type="float" office:value="298113">
            <text:p>298113</text:p>
          </table:table-cell>
        </table:table-row>
        <table:table-row table:style-name="ro1">
          <table:table-cell office:value-type="string">
            <text:p>TR.64</text:p>
          </table:table-cell>
          <table:table-cell office:value-type="string">
            <text:p>Uşak</text:p>
          </table:table-cell>
          <table:table-cell office:value-type="string">
            <text:p>Usak</text:p>
          </table:table-cell>
          <table:table-cell office:value-type="float" office:value="298298">
            <text:p>298298</text:p>
          </table:table-cell>
        </table:table-row>
        <table:table-row table:style-name="ro1">
          <table:table-cell office:value-type="string">
            <text:p>TR.63</text:p>
          </table:table-cell>
          <table:table-cell office:value-type="string">
            <text:p>Şanlıurfa</text:p>
          </table:table-cell>
          <table:table-cell office:value-type="string">
            <text:p>Sanliurfa</text:p>
          </table:table-cell>
          <table:table-cell office:value-type="float" office:value="298332">
            <text:p>298332</text:p>
          </table:table-cell>
        </table:table-row>
        <table:table-row table:style-name="ro1">
          <table:table-cell office:value-type="string">
            <text:p>TR.62</text:p>
          </table:table-cell>
          <table:table-cell table:number-columns-repeated="2" office:value-type="string">
            <text:p>Tunceli</text:p>
          </table:table-cell>
          <table:table-cell office:value-type="float" office:value="298845">
            <text:p>298845</text:p>
          </table:table-cell>
        </table:table-row>
        <table:table-row table:style-name="ro1">
          <table:table-cell office:value-type="string">
            <text:p>TR.58</text:p>
          </table:table-cell>
          <table:table-cell table:number-columns-repeated="2" office:value-type="string">
            <text:p>Sivas</text:p>
          </table:table-cell>
          <table:table-cell office:value-type="float" office:value="300617">
            <text:p>300617</text:p>
          </table:table-cell>
        </table:table-row>
        <table:table-row table:style-name="ro1">
          <table:table-cell office:value-type="string">
            <text:p>TR.74</text:p>
          </table:table-cell>
          <table:table-cell table:number-columns-repeated="2" office:value-type="string">
            <text:p>Siirt</text:p>
          </table:table-cell>
          <table:table-cell office:value-type="float" office:value="300821">
            <text:p>300821</text:p>
          </table:table-cell>
        </table:table-row>
        <table:table-row table:style-name="ro1">
          <table:table-cell office:value-type="string">
            <text:p>TR.73</text:p>
          </table:table-cell>
          <table:table-cell office:value-type="string">
            <text:p>Niğde Province</text:p>
          </table:table-cell>
          <table:table-cell office:value-type="string">
            <text:p>Nigde Province</text:p>
          </table:table-cell>
          <table:table-cell office:value-type="float" office:value="303826">
            <text:p>303826</text:p>
          </table:table-cell>
        </table:table-row>
        <table:table-row table:style-name="ro1">
          <table:table-cell office:value-type="string">
            <text:p>TR.50</text:p>
          </table:table-cell>
          <table:table-cell office:value-type="string">
            <text:p>Nevşehir Province</text:p>
          </table:table-cell>
          <table:table-cell office:value-type="string">
            <text:p>Nevsehir Province</text:p>
          </table:table-cell>
          <table:table-cell office:value-type="float" office:value="303830">
            <text:p>303830</text:p>
          </table:table-cell>
        </table:table-row>
        <table:table-row table:style-name="ro1">
          <table:table-cell office:value-type="string">
            <text:p>TR.49</text:p>
          </table:table-cell>
          <table:table-cell office:value-type="string">
            <text:p>Muş</text:p>
          </table:table-cell>
          <table:table-cell office:value-type="string">
            <text:p>Mus</text:p>
          </table:table-cell>
          <table:table-cell office:value-type="float" office:value="304041">
            <text:p>304041</text:p>
          </table:table-cell>
        </table:table-row>
        <table:table-row table:style-name="ro1">
          <table:table-cell office:value-type="string">
            <text:p>TR.48</text:p>
          </table:table-cell>
          <table:table-cell office:value-type="string">
            <text:p>Muğla</text:p>
          </table:table-cell>
          <table:table-cell office:value-type="string">
            <text:p>Mugla</text:p>
          </table:table-cell>
          <table:table-cell office:value-type="float" office:value="304183">
            <text:p>304183</text:p>
          </table:table-cell>
        </table:table-row>
        <table:table-row table:style-name="ro1">
          <table:table-cell office:value-type="string">
            <text:p>TR.72</text:p>
          </table:table-cell>
          <table:table-cell table:number-columns-repeated="2" office:value-type="string">
            <text:p>Mardin</text:p>
          </table:table-cell>
          <table:table-cell office:value-type="float" office:value="304794">
            <text:p>304794</text:p>
          </table:table-cell>
        </table:table-row>
        <table:table-row table:style-name="ro1">
          <table:table-cell office:value-type="string">
            <text:p>TR.45</text:p>
          </table:table-cell>
          <table:table-cell table:number-columns-repeated="2" office:value-type="string">
            <text:p>Manisa</text:p>
          </table:table-cell>
          <table:table-cell office:value-type="float" office:value="304825">
            <text:p>304825</text:p>
          </table:table-cell>
        </table:table-row>
        <table:table-row table:style-name="ro1">
          <table:table-cell office:value-type="string">
            <text:p>TR.44</text:p>
          </table:table-cell>
          <table:table-cell table:number-columns-repeated="2" office:value-type="string">
            <text:p>Malatya</text:p>
          </table:table-cell>
          <table:table-cell office:value-type="float" office:value="304919">
            <text:p>304919</text:p>
          </table:table-cell>
        </table:table-row>
        <table:table-row table:style-name="ro1">
          <table:table-cell office:value-type="string">
            <text:p>TR.43</text:p>
          </table:table-cell>
          <table:table-cell office:value-type="string">
            <text:p>Kütahya</text:p>
          </table:table-cell>
          <table:table-cell office:value-type="string">
            <text:p>Kuetahya</text:p>
          </table:table-cell>
          <table:table-cell office:value-type="float" office:value="305267">
            <text:p>305267</text:p>
          </table:table-cell>
        </table:table-row>
        <table:table-row table:style-name="ro1">
          <table:table-cell office:value-type="string">
            <text:p>TR.71</text:p>
          </table:table-cell>
          <table:table-cell table:number-columns-repeated="2" office:value-type="string">
            <text:p>Konya</text:p>
          </table:table-cell>
          <table:table-cell office:value-type="float" office:value="306569">
            <text:p>306569</text:p>
          </table:table-cell>
        </table:table-row>
        <table:table-row table:style-name="ro1">
          <table:table-cell office:value-type="string">
            <text:p>TR.40</text:p>
          </table:table-cell>
          <table:table-cell office:value-type="string">
            <text:p>Kırşehir</text:p>
          </table:table-cell>
          <table:table-cell office:value-type="string">
            <text:p>Kirsehir</text:p>
          </table:table-cell>
          <table:table-cell office:value-type="float" office:value="307513">
            <text:p>307513</text:p>
          </table:table-cell>
        </table:table-row>
        <table:table-row table:style-name="ro1">
          <table:table-cell office:value-type="string">
            <text:p>TR.38</text:p>
          </table:table-cell>
          <table:table-cell table:number-columns-repeated="2" office:value-type="string">
            <text:p>Kayseri</text:p>
          </table:table-cell>
          <table:table-cell office:value-type="float" office:value="308463">
            <text:p>308463</text:p>
          </table:table-cell>
        </table:table-row>
        <table:table-row table:style-name="ro1">
          <table:table-cell office:value-type="string">
            <text:p>TR.46</text:p>
          </table:table-cell>
          <table:table-cell office:value-type="string">
            <text:p>Kahramanmaraş</text:p>
          </table:table-cell>
          <table:table-cell office:value-type="string">
            <text:p>Kahramanmaras</text:p>
          </table:table-cell>
          <table:table-cell office:value-type="float" office:value="310858">
            <text:p>310858</text:p>
          </table:table-cell>
        </table:table-row>
        <table:table-row table:style-name="ro1">
          <table:table-cell office:value-type="string">
            <text:p>TR.35</text:p>
          </table:table-cell>
          <table:table-cell office:value-type="string">
            <text:p>İzmir Province</text:p>
          </table:table-cell>
          <table:table-cell office:value-type="string">
            <text:p>Izmir Province</text:p>
          </table:table-cell>
          <table:table-cell office:value-type="float" office:value="311044">
            <text:p>311044</text:p>
          </table:table-cell>
        </table:table-row>
        <table:table-row table:style-name="ro1">
          <table:table-cell office:value-type="string">
            <text:p>TR.33</text:p>
          </table:table-cell>
          <table:table-cell table:number-columns-repeated="2" office:value-type="string">
            <text:p>Isparta</text:p>
          </table:table-cell>
          <table:table-cell office:value-type="float" office:value="311071">
            <text:p>311071</text:p>
          </table:table-cell>
        </table:table-row>
        <table:table-row table:style-name="ro1">
          <table:table-cell office:value-type="string">
            <text:p>TR.32</text:p>
          </table:table-cell>
          <table:table-cell table:number-columns-repeated="2" office:value-type="string">
            <text:p>Mersin</text:p>
          </table:table-cell>
          <table:table-cell office:value-type="float" office:value="311728">
            <text:p>311728</text:p>
          </table:table-cell>
        </table:table-row>
        <table:table-row table:style-name="ro1">
          <table:table-cell office:value-type="string">
            <text:p>TR.31</text:p>
          </table:table-cell>
          <table:table-cell table:number-columns-repeated="2" office:value-type="string">
            <text:p>Hatay</text:p>
          </table:table-cell>
          <table:table-cell office:value-type="float" office:value="312394">
            <text:p>312394</text:p>
          </table:table-cell>
        </table:table-row>
        <table:table-row table:style-name="ro1">
          <table:table-cell office:value-type="string">
            <text:p>TR.70</text:p>
          </table:table-cell>
          <table:table-cell office:value-type="string">
            <text:p>Hakkâri</text:p>
          </table:table-cell>
          <table:table-cell office:value-type="string">
            <text:p>Hakkari</text:p>
          </table:table-cell>
          <table:table-cell office:value-type="float" office:value="312888">
            <text:p>312888</text:p>
          </table:table-cell>
        </table:table-row>
        <table:table-row table:style-name="ro1">
          <table:table-cell office:value-type="string">
            <text:p>TR.83</text:p>
          </table:table-cell>
          <table:table-cell table:number-columns-repeated="2" office:value-type="string">
            <text:p>Gaziantep</text:p>
          </table:table-cell>
          <table:table-cell office:value-type="float" office:value="314829">
            <text:p>314829</text:p>
          </table:table-cell>
        </table:table-row>
        <table:table-row table:style-name="ro1">
          <table:table-cell office:value-type="string">
            <text:p>TR.26</text:p>
          </table:table-cell>
          <table:table-cell office:value-type="string">
            <text:p>Eskişehir</text:p>
          </table:table-cell>
          <table:table-cell office:value-type="string">
            <text:p>Eskisehir</text:p>
          </table:table-cell>
          <table:table-cell office:value-type="float" office:value="315201">
            <text:p>315201</text:p>
          </table:table-cell>
        </table:table-row>
        <table:table-row table:style-name="ro1">
          <table:table-cell office:value-type="string">
            <text:p>TR.25</text:p>
          </table:table-cell>
          <table:table-cell table:number-columns-repeated="2" office:value-type="string">
            <text:p>Erzurum</text:p>
          </table:table-cell>
          <table:table-cell office:value-type="float" office:value="315367">
            <text:p>315367</text:p>
          </table:table-cell>
        </table:table-row>
        <table:table-row table:style-name="ro1">
          <table:table-cell office:value-type="string">
            <text:p>TR.24</text:p>
          </table:table-cell>
          <table:table-cell table:number-columns-repeated="2" office:value-type="string">
            <text:p>Erzincan</text:p>
          </table:table-cell>
          <table:table-cell office:value-type="float" office:value="315372">
            <text:p>315372</text:p>
          </table:table-cell>
        </table:table-row>
        <table:table-row table:style-name="ro1">
          <table:table-cell office:value-type="string">
            <text:p>TR.23</text:p>
          </table:table-cell>
          <table:table-cell office:value-type="string">
            <text:p>Elazığ</text:p>
          </table:table-cell>
          <table:table-cell office:value-type="string">
            <text:p>Elazig</text:p>
          </table:table-cell>
          <table:table-cell office:value-type="float" office:value="315807">
            <text:p>315807</text:p>
          </table:table-cell>
        </table:table-row>
        <table:table-row table:style-name="ro1">
          <table:table-cell office:value-type="string">
            <text:p>TR.21</text:p>
          </table:table-cell>
          <table:table-cell office:value-type="string">
            <text:p>Diyarbakır Province</text:p>
          </table:table-cell>
          <table:table-cell office:value-type="string">
            <text:p>Diyarbakir Province</text:p>
          </table:table-cell>
          <table:table-cell office:value-type="float" office:value="316540">
            <text:p>316540</text:p>
          </table:table-cell>
        </table:table-row>
        <table:table-row table:style-name="ro1">
          <table:table-cell office:value-type="string">
            <text:p>TR.20</text:p>
          </table:table-cell>
          <table:table-cell table:number-columns-repeated="2" office:value-type="string">
            <text:p>Denizli</text:p>
          </table:table-cell>
          <table:table-cell office:value-type="float" office:value="317106">
            <text:p>317106</text:p>
          </table:table-cell>
        </table:table-row>
        <table:table-row table:style-name="ro1">
          <table:table-cell office:value-type="string">
            <text:p>TR.15</text:p>
          </table:table-cell>
          <table:table-cell table:number-columns-repeated="2" office:value-type="string">
            <text:p>Burdur</text:p>
          </table:table-cell>
          <table:table-cell office:value-type="float" office:value="320390">
            <text:p>320390</text:p>
          </table:table-cell>
        </table:table-row>
        <table:table-row table:style-name="ro1">
          <table:table-cell office:value-type="string">
            <text:p>TR.13</text:p>
          </table:table-cell>
          <table:table-cell table:number-columns-repeated="2" office:value-type="string">
            <text:p>Bitlis</text:p>
          </table:table-cell>
          <table:table-cell office:value-type="float" office:value="321022">
            <text:p>321022</text:p>
          </table:table-cell>
        </table:table-row>
        <table:table-row table:style-name="ro1">
          <table:table-cell office:value-type="string">
            <text:p>TR.12</text:p>
          </table:table-cell>
          <table:table-cell office:value-type="string">
            <text:p>Bingöl</text:p>
          </table:table-cell>
          <table:table-cell office:value-type="string">
            <text:p>Bingoel</text:p>
          </table:table-cell>
          <table:table-cell office:value-type="float" office:value="321079">
            <text:p>321079</text:p>
          </table:table-cell>
        </table:table-row>
        <table:table-row table:style-name="ro1">
          <table:table-cell office:value-type="string">
            <text:p>TR.11</text:p>
          </table:table-cell>
          <table:table-cell table:number-columns-repeated="2" office:value-type="string">
            <text:p>Bilecik</text:p>
          </table:table-cell>
          <table:table-cell office:value-type="float" office:value="321122">
            <text:p>321122</text:p>
          </table:table-cell>
        </table:table-row>
        <table:table-row table:style-name="ro1">
          <table:table-cell office:value-type="string">
            <text:p>TR.10</text:p>
          </table:table-cell>
          <table:table-cell office:value-type="string">
            <text:p>Balıkesir</text:p>
          </table:table-cell>
          <table:table-cell office:value-type="string">
            <text:p>Balikesir</text:p>
          </table:table-cell>
          <table:table-cell office:value-type="float" office:value="322164">
            <text:p>322164</text:p>
          </table:table-cell>
        </table:table-row>
        <table:table-row table:style-name="ro1">
          <table:table-cell office:value-type="string">
            <text:p>TR.09</text:p>
          </table:table-cell>
          <table:table-cell office:value-type="string">
            <text:p>Aydın</text:p>
          </table:table-cell>
          <table:table-cell office:value-type="string">
            <text:p>Aydin</text:p>
          </table:table-cell>
          <table:table-cell office:value-type="float" office:value="322819">
            <text:p>322819</text:p>
          </table:table-cell>
        </table:table-row>
        <table:table-row table:style-name="ro1">
          <table:table-cell office:value-type="string">
            <text:p>TR.07</text:p>
          </table:table-cell>
          <table:table-cell table:number-columns-repeated="2" office:value-type="string">
            <text:p>Antalya</text:p>
          </table:table-cell>
          <table:table-cell office:value-type="float" office:value="323776">
            <text:p>323776</text:p>
          </table:table-cell>
        </table:table-row>
        <table:table-row table:style-name="ro1">
          <table:table-cell office:value-type="string">
            <text:p>TR.68</text:p>
          </table:table-cell>
          <table:table-cell table:number-columns-repeated="2" office:value-type="string">
            <text:p>Ankara</text:p>
          </table:table-cell>
          <table:table-cell office:value-type="float" office:value="323784">
            <text:p>323784</text:p>
          </table:table-cell>
        </table:table-row>
        <table:table-row table:style-name="ro1">
          <table:table-cell office:value-type="string">
            <text:p>TR.04</text:p>
          </table:table-cell>
          <table:table-cell office:value-type="string">
            <text:p>Ağrı</text:p>
          </table:table-cell>
          <table:table-cell office:value-type="string">
            <text:p>Agri</text:p>
          </table:table-cell>
          <table:table-cell office:value-type="float" office:value="325163">
            <text:p>325163</text:p>
          </table:table-cell>
        </table:table-row>
        <table:table-row table:style-name="ro1">
          <table:table-cell office:value-type="string">
            <text:p>TR.03</text:p>
          </table:table-cell>
          <table:table-cell table:number-columns-repeated="2" office:value-type="string">
            <text:p>Afyonkarahisar Province</text:p>
          </table:table-cell>
          <table:table-cell office:value-type="float" office:value="325302">
            <text:p>325302</text:p>
          </table:table-cell>
        </table:table-row>
        <table:table-row table:style-name="ro1">
          <table:table-cell office:value-type="string">
            <text:p>TR.02</text:p>
          </table:table-cell>
          <table:table-cell office:value-type="string">
            <text:p>Adıyaman Province</text:p>
          </table:table-cell>
          <table:table-cell office:value-type="string">
            <text:p>Adiyaman Province</text:p>
          </table:table-cell>
          <table:table-cell office:value-type="float" office:value="325329">
            <text:p>325329</text:p>
          </table:table-cell>
        </table:table-row>
        <table:table-row table:style-name="ro1">
          <table:table-cell office:value-type="string">
            <text:p>TR.81</text:p>
          </table:table-cell>
          <table:table-cell table:number-columns-repeated="2" office:value-type="string">
            <text:p>Adana</text:p>
          </table:table-cell>
          <table:table-cell office:value-type="float" office:value="325361">
            <text:p>325361</text:p>
          </table:table-cell>
        </table:table-row>
        <table:table-row table:style-name="ro1">
          <table:table-cell office:value-type="string">
            <text:p>TR.91</text:p>
          </table:table-cell>
          <table:table-cell table:number-columns-repeated="2" office:value-type="string">
            <text:p>Osmaniye</text:p>
          </table:table-cell>
          <table:table-cell office:value-type="float" office:value="443183">
            <text:p>443183</text:p>
          </table:table-cell>
        </table:table-row>
        <table:table-row table:style-name="ro1">
          <table:table-cell office:value-type="string">
            <text:p>TR.88</text:p>
          </table:table-cell>
          <table:table-cell office:value-type="string">
            <text:p>Iğdır</text:p>
          </table:table-cell>
          <table:table-cell office:value-type="string">
            <text:p>Igdir</text:p>
          </table:table-cell>
          <table:table-cell office:value-type="float" office:value="443184">
            <text:p>443184</text:p>
          </table:table-cell>
        </table:table-row>
        <table:table-row table:style-name="ro1">
          <table:table-cell office:value-type="string">
            <text:p>TR.75</text:p>
          </table:table-cell>
          <table:table-cell table:number-columns-repeated="2" office:value-type="string">
            <text:p>Aksaray</text:p>
          </table:table-cell>
          <table:table-cell office:value-type="float" office:value="443185">
            <text:p>443185</text:p>
          </table:table-cell>
        </table:table-row>
        <table:table-row table:style-name="ro1">
          <table:table-cell office:value-type="string">
            <text:p>TR.76</text:p>
          </table:table-cell>
          <table:table-cell table:number-columns-repeated="2" office:value-type="string">
            <text:p>Batman</text:p>
          </table:table-cell>
          <table:table-cell office:value-type="float" office:value="443186">
            <text:p>443186</text:p>
          </table:table-cell>
        </table:table-row>
        <table:table-row table:style-name="ro1">
          <table:table-cell office:value-type="string">
            <text:p>TR.78</text:p>
          </table:table-cell>
          <table:table-cell table:number-columns-repeated="2" office:value-type="string">
            <text:p>Karaman</text:p>
          </table:table-cell>
          <table:table-cell office:value-type="float" office:value="443187">
            <text:p>443187</text:p>
          </table:table-cell>
        </table:table-row>
        <table:table-row table:style-name="ro1">
          <table:table-cell office:value-type="string">
            <text:p>TR.79</text:p>
          </table:table-cell>
          <table:table-cell office:value-type="string">
            <text:p>Kırıkkale</text:p>
          </table:table-cell>
          <table:table-cell office:value-type="string">
            <text:p>Kirikkale</text:p>
          </table:table-cell>
          <table:table-cell office:value-type="float" office:value="443188">
            <text:p>443188</text:p>
          </table:table-cell>
        </table:table-row>
        <table:table-row table:style-name="ro1">
          <table:table-cell office:value-type="string">
            <text:p>TR.80</text:p>
          </table:table-cell>
          <table:table-cell office:value-type="string">
            <text:p>Şırnak</text:p>
          </table:table-cell>
          <table:table-cell office:value-type="string">
            <text:p>Sirnak</text:p>
          </table:table-cell>
          <table:table-cell office:value-type="float" office:value="443189">
            <text:p>443189</text:p>
          </table:table-cell>
        </table:table-row>
        <table:table-row table:style-name="ro1">
          <table:table-cell office:value-type="string">
            <text:p>TR.90</text:p>
          </table:table-cell>
          <table:table-cell table:number-columns-repeated="2" office:value-type="string">
            <text:p>Kilis</text:p>
          </table:table-cell>
          <table:table-cell office:value-type="float" office:value="443213">
            <text:p>443213</text:p>
          </table:table-cell>
        </table:table-row>
        <table:table-row table:style-name="ro1">
          <table:table-cell office:value-type="string">
            <text:p>TR.85</text:p>
          </table:table-cell>
          <table:table-cell table:number-columns-repeated="2" office:value-type="string">
            <text:p>Zonguldak Province</text:p>
          </table:table-cell>
          <table:table-cell office:value-type="float" office:value="737021">
            <text:p>737021</text:p>
          </table:table-cell>
        </table:table-row>
        <table:table-row table:style-name="ro1">
          <table:table-cell office:value-type="string">
            <text:p>TR.61</text:p>
          </table:table-cell>
          <table:table-cell table:number-columns-repeated="2" office:value-type="string">
            <text:p>Trabzon</text:p>
          </table:table-cell>
          <table:table-cell office:value-type="float" office:value="738647">
            <text:p>738647</text:p>
          </table:table-cell>
        </table:table-row>
        <table:table-row table:style-name="ro1">
          <table:table-cell office:value-type="string">
            <text:p>TR.60</text:p>
          </table:table-cell>
          <table:table-cell table:number-columns-repeated="2" office:value-type="string">
            <text:p>Tokat Province</text:p>
          </table:table-cell>
          <table:table-cell office:value-type="float" office:value="738742">
            <text:p>738742</text:p>
          </table:table-cell>
        </table:table-row>
        <table:table-row table:style-name="ro1">
          <table:table-cell office:value-type="string">
            <text:p>TR.59</text:p>
          </table:table-cell>
          <table:table-cell office:value-type="string">
            <text:p>Tekirdağ</text:p>
          </table:table-cell>
          <table:table-cell office:value-type="string">
            <text:p>Tekirdag</text:p>
          </table:table-cell>
          <table:table-cell office:value-type="float" office:value="738926">
            <text:p>738926</text:p>
          </table:table-cell>
        </table:table-row>
        <table:table-row table:style-name="ro1">
          <table:table-cell office:value-type="string">
            <text:p>TR.57</text:p>
          </table:table-cell>
          <table:table-cell table:number-columns-repeated="2" office:value-type="string">
            <text:p>Sinop</text:p>
          </table:table-cell>
          <table:table-cell office:value-type="float" office:value="739598">
            <text:p>739598</text:p>
          </table:table-cell>
        </table:table-row>
        <table:table-row table:style-name="ro1">
          <table:table-cell office:value-type="string">
            <text:p>TR.55</text:p>
          </table:table-cell>
          <table:table-cell table:number-columns-repeated="2" office:value-type="string">
            <text:p>Samsun</text:p>
          </table:table-cell>
          <table:table-cell office:value-type="float" office:value="740263">
            <text:p>740263</text:p>
          </table:table-cell>
        </table:table-row>
        <table:table-row table:style-name="ro1">
          <table:table-cell office:value-type="string">
            <text:p>TR.54</text:p>
          </table:table-cell>
          <table:table-cell table:number-columns-repeated="2" office:value-type="string">
            <text:p>Sakarya</text:p>
          </table:table-cell>
          <table:table-cell office:value-type="float" office:value="740352">
            <text:p>740352</text:p>
          </table:table-cell>
        </table:table-row>
        <table:table-row table:style-name="ro1">
          <table:table-cell office:value-type="string">
            <text:p>TR.53</text:p>
          </table:table-cell>
          <table:table-cell table:number-columns-repeated="2" office:value-type="string">
            <text:p>Rize Province</text:p>
          </table:table-cell>
          <table:table-cell office:value-type="float" office:value="740481">
            <text:p>740481</text:p>
          </table:table-cell>
        </table:table-row>
        <table:table-row table:style-name="ro1">
          <table:table-cell office:value-type="string">
            <text:p>TR.52</text:p>
          </table:table-cell>
          <table:table-cell table:number-columns-repeated="2" office:value-type="string">
            <text:p>Ordu</text:p>
          </table:table-cell>
          <table:table-cell office:value-type="float" office:value="741098">
            <text:p>741098</text:p>
          </table:table-cell>
        </table:table-row>
        <table:table-row table:style-name="ro1">
          <table:table-cell office:value-type="string">
            <text:p>TR.41</text:p>
          </table:table-cell>
          <table:table-cell table:number-columns-repeated="2" office:value-type="string">
            <text:p>Kocaeli</text:p>
          </table:table-cell>
          <table:table-cell office:value-type="float" office:value="742865">
            <text:p>742865</text:p>
          </table:table-cell>
        </table:table-row>
        <table:table-row table:style-name="ro1">
          <table:table-cell office:value-type="string">
            <text:p>TR.39</text:p>
          </table:table-cell>
          <table:table-cell office:value-type="string">
            <text:p>Kırklareli</text:p>
          </table:table-cell>
          <table:table-cell office:value-type="string">
            <text:p>Kirklareli</text:p>
          </table:table-cell>
          <table:table-cell office:value-type="float" office:value="743165">
            <text:p>743165</text:p>
          </table:table-cell>
        </table:table-row>
        <table:table-row table:style-name="ro1">
          <table:table-cell office:value-type="string">
            <text:p>TR.37</text:p>
          </table:table-cell>
          <table:table-cell table:number-columns-repeated="2" office:value-type="string">
            <text:p>Kastamonu</text:p>
          </table:table-cell>
          <table:table-cell office:value-type="float" office:value="743881">
            <text:p>743881</text:p>
          </table:table-cell>
        </table:table-row>
        <table:table-row table:style-name="ro1">
          <table:table-cell office:value-type="string">
            <text:p>TR.84</text:p>
          </table:table-cell>
          <table:table-cell table:number-columns-repeated="2" office:value-type="string">
            <text:p>Kars Province</text:p>
          </table:table-cell>
          <table:table-cell office:value-type="float" office:value="743942">
            <text:p>743942</text:p>
          </table:table-cell>
        </table:table-row>
        <table:table-row table:style-name="ro1">
          <table:table-cell office:value-type="string">
            <text:p>TR.34</text:p>
          </table:table-cell>
          <table:table-cell table:number-columns-repeated="2" office:value-type="string">
            <text:p>Istanbul</text:p>
          </table:table-cell>
          <table:table-cell office:value-type="float" office:value="745042">
            <text:p>745042</text:p>
          </table:table-cell>
        </table:table-row>
        <table:table-row table:style-name="ro1">
          <table:table-cell office:value-type="string">
            <text:p>TR.69</text:p>
          </table:table-cell>
          <table:table-cell office:value-type="string">
            <text:p>Gümüşhane Province</text:p>
          </table:table-cell>
          <table:table-cell office:value-type="string">
            <text:p>Guemueshane Province</text:p>
          </table:table-cell>
          <table:table-cell office:value-type="float" office:value="746423">
            <text:p>746423</text:p>
          </table:table-cell>
        </table:table-row>
        <table:table-row table:style-name="ro1">
          <table:table-cell office:value-type="string">
            <text:p>TR.28</text:p>
          </table:table-cell>
          <table:table-cell table:number-columns-repeated="2" office:value-type="string">
            <text:p>Giresun</text:p>
          </table:table-cell>
          <table:table-cell office:value-type="float" office:value="746878">
            <text:p>746878</text:p>
          </table:table-cell>
        </table:table-row>
        <table:table-row table:style-name="ro1">
          <table:table-cell office:value-type="string">
            <text:p>TR.22</text:p>
          </table:table-cell>
          <table:table-cell table:number-columns-repeated="2" office:value-type="string">
            <text:p>Edirne</text:p>
          </table:table-cell>
          <table:table-cell office:value-type="float" office:value="747711">
            <text:p>747711</text:p>
          </table:table-cell>
        </table:table-row>
        <table:table-row table:style-name="ro1">
          <table:table-cell office:value-type="string">
            <text:p>TR.19</text:p>
          </table:table-cell>
          <table:table-cell office:value-type="string">
            <text:p>Çorum</text:p>
          </table:table-cell>
          <table:table-cell office:value-type="string">
            <text:p>Corum</text:p>
          </table:table-cell>
          <table:table-cell office:value-type="float" office:value="748877">
            <text:p>748877</text:p>
          </table:table-cell>
        </table:table-row>
        <table:table-row table:style-name="ro1">
          <table:table-cell office:value-type="string">
            <text:p>TR.82</text:p>
          </table:table-cell>
          <table:table-cell office:value-type="string">
            <text:p>Çankırı</text:p>
          </table:table-cell>
          <table:table-cell office:value-type="string">
            <text:p>Cankiri</text:p>
          </table:table-cell>
          <table:table-cell office:value-type="float" office:value="749747">
            <text:p>749747</text:p>
          </table:table-cell>
        </table:table-row>
        <table:table-row table:style-name="ro1">
          <table:table-cell office:value-type="string">
            <text:p>TR.17</text:p>
          </table:table-cell>
          <table:table-cell table:number-columns-repeated="2" office:value-type="string">
            <text:p>Canakkale</text:p>
          </table:table-cell>
          <table:table-cell office:value-type="float" office:value="749778">
            <text:p>749778</text:p>
          </table:table-cell>
        </table:table-row>
        <table:table-row table:style-name="ro1">
          <table:table-cell office:value-type="string">
            <text:p>TR.16</text:p>
          </table:table-cell>
          <table:table-cell table:number-columns-repeated="2" office:value-type="string">
            <text:p>Bursa Province</text:p>
          </table:table-cell>
          <table:table-cell office:value-type="float" office:value="750268">
            <text:p>750268</text:p>
          </table:table-cell>
        </table:table-row>
        <table:table-row table:style-name="ro1">
          <table:table-cell office:value-type="string">
            <text:p>TR.14</text:p>
          </table:table-cell>
          <table:table-cell table:number-columns-repeated="2" office:value-type="string">
            <text:p>Bolu</text:p>
          </table:table-cell>
          <table:table-cell office:value-type="float" office:value="750510">
            <text:p>750510</text:p>
          </table:table-cell>
        </table:table-row>
        <table:table-row table:style-name="ro1">
          <table:table-cell office:value-type="string">
            <text:p>TR.08</text:p>
          </table:table-cell>
          <table:table-cell table:number-columns-repeated="2" office:value-type="string">
            <text:p>Artvin</text:p>
          </table:table-cell>
          <table:table-cell office:value-type="float" office:value="751816">
            <text:p>751816</text:p>
          </table:table-cell>
        </table:table-row>
        <table:table-row table:style-name="ro1">
          <table:table-cell office:value-type="string">
            <text:p>TR.05</text:p>
          </table:table-cell>
          <table:table-cell table:number-columns-repeated="2" office:value-type="string">
            <text:p>Amasya</text:p>
          </table:table-cell>
          <table:table-cell office:value-type="float" office:value="752014">
            <text:p>752014</text:p>
          </table:table-cell>
        </table:table-row>
        <table:table-row table:style-name="ro1">
          <table:table-cell office:value-type="string">
            <text:p>TR.87</text:p>
          </table:table-cell>
          <table:table-cell office:value-type="string">
            <text:p>Bartın</text:p>
          </table:table-cell>
          <table:table-cell office:value-type="string">
            <text:p>Bartin</text:p>
          </table:table-cell>
          <table:table-cell office:value-type="float" office:value="862467">
            <text:p>862467</text:p>
          </table:table-cell>
        </table:table-row>
        <table:table-row table:style-name="ro1">
          <table:table-cell office:value-type="string">
            <text:p>TR.89</text:p>
          </table:table-cell>
          <table:table-cell office:value-type="string">
            <text:p>Karabük Province</text:p>
          </table:table-cell>
          <table:table-cell office:value-type="string">
            <text:p>Karabuek Province</text:p>
          </table:table-cell>
          <table:table-cell office:value-type="float" office:value="862468">
            <text:p>862468</text:p>
          </table:table-cell>
        </table:table-row>
        <table:table-row table:style-name="ro1">
          <table:table-cell office:value-type="string">
            <text:p>TR.92</text:p>
          </table:table-cell>
          <table:table-cell table:number-columns-repeated="2" office:value-type="string">
            <text:p>Yalova</text:p>
          </table:table-cell>
          <table:table-cell office:value-type="float" office:value="862469">
            <text:p>862469</text:p>
          </table:table-cell>
        </table:table-row>
        <table:table-row table:style-name="ro1">
          <table:table-cell office:value-type="string">
            <text:p>TR.86</text:p>
          </table:table-cell>
          <table:table-cell table:number-columns-repeated="2" office:value-type="string">
            <text:p>Ardahan</text:p>
          </table:table-cell>
          <table:table-cell office:value-type="float" office:value="862470">
            <text:p>862470</text:p>
          </table:table-cell>
        </table:table-row>
        <table:table-row table:style-name="ro1">
          <table:table-cell office:value-type="string">
            <text:p>TR.77</text:p>
          </table:table-cell>
          <table:table-cell table:number-columns-repeated="2" office:value-type="string">
            <text:p>Bayburt Province</text:p>
          </table:table-cell>
          <table:table-cell office:value-type="float" office:value="862471">
            <text:p>862471</text:p>
          </table:table-cell>
        </table:table-row>
        <table:table-row table:style-name="ro1">
          <table:table-cell office:value-type="string">
            <text:p>TR.93</text:p>
          </table:table-cell>
          <table:table-cell office:value-type="string">
            <text:p>Düzce</text:p>
          </table:table-cell>
          <table:table-cell office:value-type="string">
            <text:p>Duzce</text:p>
          </table:table-cell>
          <table:table-cell office:value-type="float" office:value="865521">
            <text:p>865521</text:p>
          </table:table-cell>
        </table:table-row>
        <table:table-row table:style-name="ro1">
          <table:table-cell office:value-type="string">
            <text:p>TT.11</text:p>
          </table:table-cell>
          <table:table-cell table:number-columns-repeated="2" office:value-type="string">
            <text:p>Tobago</text:p>
          </table:table-cell>
          <table:table-cell office:value-type="float" office:value="3573606">
            <text:p>3573606</text:p>
          </table:table-cell>
        </table:table-row>
        <table:table-row table:style-name="ro1">
          <table:table-cell office:value-type="string">
            <text:p>TT.10</text:p>
          </table:table-cell>
          <table:table-cell table:number-columns-repeated="2" office:value-type="string">
            <text:p>San Fernando</text:p>
          </table:table-cell>
          <table:table-cell office:value-type="float" office:value="3573739">
            <text:p>3573739</text:p>
          </table:table-cell>
        </table:table-row>
        <table:table-row table:style-name="ro1">
          <table:table-cell office:value-type="string">
            <text:p>TT.05</text:p>
          </table:table-cell>
          <table:table-cell table:number-columns-repeated="2" office:value-type="string">
            <text:p>Port of Spain</text:p>
          </table:table-cell>
          <table:table-cell office:value-type="float" office:value="3573891">
            <text:p>3573891</text:p>
          </table:table-cell>
        </table:table-row>
        <table:table-row table:style-name="ro1">
          <table:table-cell office:value-type="string">
            <text:p>TT.03</text:p>
          </table:table-cell>
          <table:table-cell table:number-columns-repeated="2" office:value-type="string">
            <text:p>Mayaro</text:p>
          </table:table-cell>
          <table:table-cell office:value-type="float" office:value="3574155">
            <text:p>3574155</text:p>
          </table:table-cell>
        </table:table-row>
        <table:table-row table:style-name="ro1">
          <table:table-cell office:value-type="string">
            <text:p>TT.01</text:p>
          </table:table-cell>
          <table:table-cell table:number-columns-repeated="2" office:value-type="string">
            <text:p>Borough of Arima</text:p>
          </table:table-cell>
          <table:table-cell office:value-type="float" office:value="3575052">
            <text:p>3575052</text:p>
          </table:table-cell>
        </table:table-row>
        <table:table-row table:style-name="ro1">
          <table:table-cell office:value-type="string">
            <text:p>TT.CHA</text:p>
          </table:table-cell>
          <table:table-cell table:number-columns-repeated="2" office:value-type="string">
            <text:p>Chaguanas</text:p>
          </table:table-cell>
          <table:table-cell office:value-type="float" office:value="7521937">
            <text:p>7521937</text:p>
          </table:table-cell>
        </table:table-row>
        <table:table-row table:style-name="ro1">
          <table:table-cell office:value-type="string">
            <text:p>TT.CTT</text:p>
          </table:table-cell>
          <table:table-cell table:number-columns-repeated="2" office:value-type="string">
            <text:p>Couva-Tabaquite-Talparo</text:p>
          </table:table-cell>
          <table:table-cell office:value-type="float" office:value="7521938">
            <text:p>7521938</text:p>
          </table:table-cell>
        </table:table-row>
        <table:table-row table:style-name="ro1">
          <table:table-cell office:value-type="string">
            <text:p>TT.DMN</text:p>
          </table:table-cell>
          <table:table-cell table:number-columns-repeated="2" office:value-type="string">
            <text:p>Diego Martin Regional Corporation</text:p>
          </table:table-cell>
          <table:table-cell office:value-type="float" office:value="7521939">
            <text:p>7521939</text:p>
          </table:table-cell>
        </table:table-row>
        <table:table-row table:style-name="ro1">
          <table:table-cell office:value-type="string">
            <text:p>TT.PED</text:p>
          </table:table-cell>
          <table:table-cell table:number-columns-repeated="2" office:value-type="string">
            <text:p>Penal/Debe</text:p>
          </table:table-cell>
          <table:table-cell office:value-type="float" office:value="7521941">
            <text:p>7521941</text:p>
          </table:table-cell>
        </table:table-row>
        <table:table-row table:style-name="ro1">
          <table:table-cell office:value-type="string">
            <text:p>TT.PRT</text:p>
          </table:table-cell>
          <table:table-cell table:number-columns-repeated="2" office:value-type="string">
            <text:p>Princes Town</text:p>
          </table:table-cell>
          <table:table-cell office:value-type="float" office:value="7521942">
            <text:p>7521942</text:p>
          </table:table-cell>
        </table:table-row>
        <table:table-row table:style-name="ro1">
          <table:table-cell office:value-type="string">
            <text:p>TT.PTF</text:p>
          </table:table-cell>
          <table:table-cell table:number-columns-repeated="2" office:value-type="string">
            <text:p>Point Fortin</text:p>
          </table:table-cell>
          <table:table-cell office:value-type="float" office:value="7521943">
            <text:p>7521943</text:p>
          </table:table-cell>
        </table:table-row>
        <table:table-row table:style-name="ro1">
          <table:table-cell office:value-type="string">
            <text:p>TT.SGE</text:p>
          </table:table-cell>
          <table:table-cell table:number-columns-repeated="2" office:value-type="string">
            <text:p>Sangre Grande Regional Corporation</text:p>
          </table:table-cell>
          <table:table-cell office:value-type="float" office:value="7521944">
            <text:p>7521944</text:p>
          </table:table-cell>
        </table:table-row>
        <table:table-row table:style-name="ro1">
          <table:table-cell office:value-type="string">
            <text:p>TT.SIP</text:p>
          </table:table-cell>
          <table:table-cell table:number-columns-repeated="2" office:value-type="string">
            <text:p>Siparia Regional Corporation</text:p>
          </table:table-cell>
          <table:table-cell office:value-type="float" office:value="7521945">
            <text:p>7521945</text:p>
          </table:table-cell>
        </table:table-row>
        <table:table-row table:style-name="ro1">
          <table:table-cell office:value-type="string">
            <text:p>TT.SJL</text:p>
          </table:table-cell>
          <table:table-cell table:number-columns-repeated="2" office:value-type="string">
            <text:p>San Juan/Laventille</text:p>
          </table:table-cell>
          <table:table-cell office:value-type="float" office:value="7521946">
            <text:p>7521946</text:p>
          </table:table-cell>
        </table:table-row>
        <table:table-row table:style-name="ro1">
          <table:table-cell office:value-type="string">
            <text:p>TT.TUP</text:p>
          </table:table-cell>
          <table:table-cell table:number-columns-repeated="2" office:value-type="string">
            <text:p>Tunapuna/Piarco</text:p>
          </table:table-cell>
          <table:table-cell office:value-type="float" office:value="7521947">
            <text:p>7521947</text:p>
          </table:table-cell>
        </table:table-row>
        <table:table-row table:style-name="ro1">
          <table:table-cell office:value-type="string">
            <text:p>TV.NUI</text:p>
          </table:table-cell>
          <table:table-cell table:number-columns-repeated="2" office:value-type="string">
            <text:p>Nui</text:p>
          </table:table-cell>
          <table:table-cell office:value-type="float" office:value="2110341">
            <text:p>2110341</text:p>
          </table:table-cell>
        </table:table-row>
        <table:table-row table:style-name="ro1">
          <table:table-cell office:value-type="string">
            <text:p>TV.NMA</text:p>
          </table:table-cell>
          <table:table-cell table:number-columns-repeated="2" office:value-type="string">
            <text:p>Nanumea</text:p>
          </table:table-cell>
          <table:table-cell office:value-type="float" office:value="2110345">
            <text:p>2110345</text:p>
          </table:table-cell>
        </table:table-row>
        <table:table-row table:style-name="ro1">
          <table:table-cell office:value-type="string">
            <text:p>TV.FUN</text:p>
          </table:table-cell>
          <table:table-cell table:number-columns-repeated="2" office:value-type="string">
            <text:p>Funafuti</text:p>
          </table:table-cell>
          <table:table-cell office:value-type="float" office:value="2110384">
            <text:p>2110384</text:p>
          </table:table-cell>
        </table:table-row>
        <table:table-row table:style-name="ro1">
          <table:table-cell office:value-type="string">
            <text:p>TV.NIT</text:p>
          </table:table-cell>
          <table:table-cell table:number-columns-repeated="2" office:value-type="string">
            <text:p>Niutao</text:p>
          </table:table-cell>
          <table:table-cell office:value-type="float" office:value="7601979">
            <text:p>7601979</text:p>
          </table:table-cell>
        </table:table-row>
        <table:table-row table:style-name="ro1">
          <table:table-cell office:value-type="string">
            <text:p>TV.NMG</text:p>
          </table:table-cell>
          <table:table-cell table:number-columns-repeated="2" office:value-type="string">
            <text:p>Nanumanga</text:p>
          </table:table-cell>
          <table:table-cell office:value-type="float" office:value="7601980">
            <text:p>7601980</text:p>
          </table:table-cell>
        </table:table-row>
        <table:table-row table:style-name="ro1">
          <table:table-cell office:value-type="string">
            <text:p>TV.VAI</text:p>
          </table:table-cell>
          <table:table-cell table:number-columns-repeated="2" office:value-type="string">
            <text:p>Vaitupu</text:p>
          </table:table-cell>
          <table:table-cell office:value-type="float" office:value="7601981">
            <text:p>7601981</text:p>
          </table:table-cell>
        </table:table-row>
        <table:table-row table:style-name="ro1">
          <table:table-cell office:value-type="string">
            <text:p>TV.NKF</text:p>
          </table:table-cell>
          <table:table-cell table:number-columns-repeated="2" office:value-type="string">
            <text:p>Nukufetau</text:p>
          </table:table-cell>
          <table:table-cell office:value-type="float" office:value="7601982">
            <text:p>7601982</text:p>
          </table:table-cell>
        </table:table-row>
        <table:table-row table:style-name="ro1">
          <table:table-cell office:value-type="string">
            <text:p>TV.NKL</text:p>
          </table:table-cell>
          <table:table-cell table:number-columns-repeated="2" office:value-type="string">
            <text:p>Nukulaelae</text:p>
          </table:table-cell>
          <table:table-cell office:value-type="float" office:value="7601983">
            <text:p>7601983</text:p>
          </table:table-cell>
        </table:table-row>
        <table:table-row table:style-name="ro1">
          <table:table-cell office:value-type="string">
            <text:p>TW.01</text:p>
          </table:table-cell>
          <table:table-cell table:number-columns-repeated="2" office:value-type="string">
            <text:p>Fukien</text:p>
          </table:table-cell>
          <table:table-cell office:value-type="float" office:value="7280288">
            <text:p>7280288</text:p>
          </table:table-cell>
        </table:table-row>
        <table:table-row table:style-name="ro1">
          <table:table-cell office:value-type="string">
            <text:p>TW.02</text:p>
          </table:table-cell>
          <table:table-cell table:number-columns-repeated="2" office:value-type="string">
            <text:p>Takao</text:p>
          </table:table-cell>
          <table:table-cell office:value-type="float" office:value="7280289">
            <text:p>7280289</text:p>
          </table:table-cell>
        </table:table-row>
        <table:table-row table:style-name="ro1">
          <table:table-cell office:value-type="string">
            <text:p>TW.03</text:p>
          </table:table-cell>
          <table:table-cell table:number-columns-repeated="2" office:value-type="string">
            <text:p>Taipei</text:p>
          </table:table-cell>
          <table:table-cell office:value-type="float" office:value="7280290">
            <text:p>7280290</text:p>
          </table:table-cell>
        </table:table-row>
        <table:table-row table:style-name="ro1">
          <table:table-cell office:value-type="string">
            <text:p>TW.04</text:p>
          </table:table-cell>
          <table:table-cell table:number-columns-repeated="2" office:value-type="string">
            <text:p>Taiwan</text:p>
          </table:table-cell>
          <table:table-cell office:value-type="float" office:value="7280291">
            <text:p>7280291</text:p>
          </table:table-cell>
        </table:table-row>
        <table:table-row table:style-name="ro1">
          <table:table-cell office:value-type="string">
            <text:p>TZ.19</text:p>
          </table:table-cell>
          <table:table-cell table:number-columns-repeated="2" office:value-type="string">
            <text:p>Kagera</text:p>
          </table:table-cell>
          <table:table-cell office:value-type="float" office:value="148679">
            <text:p>148679</text:p>
          </table:table-cell>
        </table:table-row>
        <table:table-row table:style-name="ro1">
          <table:table-cell office:value-type="string">
            <text:p>TZ.25</text:p>
          </table:table-cell>
          <table:table-cell table:number-columns-repeated="2" office:value-type="string">
            <text:p>Zanzibar Urban/West</text:p>
          </table:table-cell>
          <table:table-cell office:value-type="float" office:value="148724">
            <text:p>148724</text:p>
          </table:table-cell>
        </table:table-row>
        <table:table-row table:style-name="ro1">
          <table:table-cell office:value-type="string">
            <text:p>TZ.22</text:p>
          </table:table-cell>
          <table:table-cell table:number-columns-repeated="2" office:value-type="string">
            <text:p>Zanzibar North</text:p>
          </table:table-cell>
          <table:table-cell office:value-type="float" office:value="148725">
            <text:p>148725</text:p>
          </table:table-cell>
        </table:table-row>
        <table:table-row table:style-name="ro1">
          <table:table-cell office:value-type="string">
            <text:p>TZ.21</text:p>
          </table:table-cell>
          <table:table-cell table:number-columns-repeated="2" office:value-type="string">
            <text:p>Zanzibar Central/South</text:p>
          </table:table-cell>
          <table:table-cell office:value-type="float" office:value="148728">
            <text:p>148728</text:p>
          </table:table-cell>
        </table:table-row>
        <table:table-row table:style-name="ro1">
          <table:table-cell office:value-type="string">
            <text:p>TZ.18</text:p>
          </table:table-cell>
          <table:table-cell table:number-columns-repeated="2" office:value-type="string">
            <text:p>Tanga</text:p>
          </table:table-cell>
          <table:table-cell office:value-type="float" office:value="149595">
            <text:p>149595</text:p>
          </table:table-cell>
        </table:table-row>
        <table:table-row table:style-name="ro1">
          <table:table-cell office:value-type="string">
            <text:p>TZ.17</text:p>
          </table:table-cell>
          <table:table-cell table:number-columns-repeated="2" office:value-type="string">
            <text:p>Tabora</text:p>
          </table:table-cell>
          <table:table-cell office:value-type="float" office:value="149653">
            <text:p>149653</text:p>
          </table:table-cell>
        </table:table-row>
        <table:table-row table:style-name="ro1">
          <table:table-cell office:value-type="string">
            <text:p>TZ.16</text:p>
          </table:table-cell>
          <table:table-cell table:number-columns-repeated="2" office:value-type="string">
            <text:p>Singida</text:p>
          </table:table-cell>
          <table:table-cell office:value-type="float" office:value="149876">
            <text:p>149876</text:p>
          </table:table-cell>
        </table:table-row>
        <table:table-row table:style-name="ro1">
          <table:table-cell office:value-type="string">
            <text:p>TZ.15</text:p>
          </table:table-cell>
          <table:table-cell table:number-columns-repeated="2" office:value-type="string">
            <text:p>Shinyanga</text:p>
          </table:table-cell>
          <table:table-cell office:value-type="float" office:value="150004">
            <text:p>150004</text:p>
          </table:table-cell>
        </table:table-row>
        <table:table-row table:style-name="ro1">
          <table:table-cell office:value-type="string">
            <text:p>TZ.24</text:p>
          </table:table-cell>
          <table:table-cell table:number-columns-repeated="2" office:value-type="string">
            <text:p>Rukwa</text:p>
          </table:table-cell>
          <table:table-cell office:value-type="float" office:value="150442">
            <text:p>150442</text:p>
          </table:table-cell>
        </table:table-row>
        <table:table-row table:style-name="ro1">
          <table:table-cell office:value-type="string">
            <text:p>TZ.02</text:p>
          </table:table-cell>
          <table:table-cell table:number-columns-repeated="2" office:value-type="string">
            <text:p>Pwani</text:p>
          </table:table-cell>
          <table:table-cell office:value-type="float" office:value="150602">
            <text:p>150602</text:p>
          </table:table-cell>
        </table:table-row>
        <table:table-row table:style-name="ro1">
          <table:table-cell office:value-type="string">
            <text:p>TZ.20</text:p>
          </table:table-cell>
          <table:table-cell table:number-columns-repeated="2" office:value-type="string">
            <text:p>Pemba South</text:p>
          </table:table-cell>
          <table:table-cell office:value-type="float" office:value="150732">
            <text:p>150732</text:p>
          </table:table-cell>
        </table:table-row>
        <table:table-row table:style-name="ro1">
          <table:table-cell office:value-type="string">
            <text:p>TZ.13</text:p>
          </table:table-cell>
          <table:table-cell table:number-columns-repeated="2" office:value-type="string">
            <text:p>Pemba North</text:p>
          </table:table-cell>
          <table:table-cell office:value-type="float" office:value="150733">
            <text:p>150733</text:p>
          </table:table-cell>
        </table:table-row>
        <table:table-row table:style-name="ro1">
          <table:table-cell office:value-type="string">
            <text:p>TZ.12</text:p>
          </table:table-cell>
          <table:table-cell table:number-columns-repeated="2" office:value-type="string">
            <text:p>Mwanza</text:p>
          </table:table-cell>
          <table:table-cell office:value-type="float" office:value="152219">
            <text:p>152219</text:p>
          </table:table-cell>
        </table:table-row>
        <table:table-row table:style-name="ro1">
          <table:table-cell office:value-type="string">
            <text:p>TZ.10</text:p>
          </table:table-cell>
          <table:table-cell table:number-columns-repeated="2" office:value-type="string">
            <text:p>Morogoro</text:p>
          </table:table-cell>
          <table:table-cell office:value-type="float" office:value="153214">
            <text:p>153214</text:p>
          </table:table-cell>
        </table:table-row>
        <table:table-row table:style-name="ro1">
          <table:table-cell office:value-type="string">
            <text:p>TZ.09</text:p>
          </table:table-cell>
          <table:table-cell table:number-columns-repeated="2" office:value-type="string">
            <text:p>Mbeya</text:p>
          </table:table-cell>
          <table:table-cell office:value-type="float" office:value="154375">
            <text:p>154375</text:p>
          </table:table-cell>
        </table:table-row>
        <table:table-row table:style-name="ro1">
          <table:table-cell office:value-type="string">
            <text:p>TZ.08</text:p>
          </table:table-cell>
          <table:table-cell table:number-columns-repeated="2" office:value-type="string">
            <text:p>Mara</text:p>
          </table:table-cell>
          <table:table-cell office:value-type="float" office:value="154775">
            <text:p>154775</text:p>
          </table:table-cell>
        </table:table-row>
        <table:table-row table:style-name="ro1">
          <table:table-cell office:value-type="string">
            <text:p>TZ.07</text:p>
          </table:table-cell>
          <table:table-cell table:number-columns-repeated="2" office:value-type="string">
            <text:p>Lindi</text:p>
          </table:table-cell>
          <table:table-cell office:value-type="float" office:value="155946">
            <text:p>155946</text:p>
          </table:table-cell>
        </table:table-row>
        <table:table-row table:style-name="ro1">
          <table:table-cell office:value-type="string">
            <text:p>TZ.06</text:p>
          </table:table-cell>
          <table:table-cell table:number-columns-repeated="2" office:value-type="string">
            <text:p>Kilimanjaro</text:p>
          </table:table-cell>
          <table:table-cell office:value-type="float" office:value="157449">
            <text:p>157449</text:p>
          </table:table-cell>
        </table:table-row>
        <table:table-row table:style-name="ro1">
          <table:table-cell office:value-type="string">
            <text:p>TZ.05</text:p>
          </table:table-cell>
          <table:table-cell table:number-columns-repeated="2" office:value-type="string">
            <text:p>Kigoma</text:p>
          </table:table-cell>
          <table:table-cell office:value-type="float" office:value="157732">
            <text:p>157732</text:p>
          </table:table-cell>
        </table:table-row>
        <table:table-row table:style-name="ro1">
          <table:table-cell office:value-type="string">
            <text:p>TZ.04</text:p>
          </table:table-cell>
          <table:table-cell table:number-columns-repeated="2" office:value-type="string">
            <text:p>Iringa</text:p>
          </table:table-cell>
          <table:table-cell office:value-type="float" office:value="159067">
            <text:p>159067</text:p>
          </table:table-cell>
        </table:table-row>
        <table:table-row table:style-name="ro1">
          <table:table-cell office:value-type="string">
            <text:p>TZ.03</text:p>
          </table:table-cell>
          <table:table-cell table:number-columns-repeated="2" office:value-type="string">
            <text:p>Dodoma</text:p>
          </table:table-cell>
          <table:table-cell office:value-type="float" office:value="160192">
            <text:p>160192</text:p>
          </table:table-cell>
        </table:table-row>
        <table:table-row table:style-name="ro1">
          <table:table-cell office:value-type="string">
            <text:p>TZ.23</text:p>
          </table:table-cell>
          <table:table-cell table:number-columns-repeated="2" office:value-type="string">
            <text:p>Dar es Salaam Region</text:p>
          </table:table-cell>
          <table:table-cell office:value-type="float" office:value="160260">
            <text:p>160260</text:p>
          </table:table-cell>
        </table:table-row>
        <table:table-row table:style-name="ro1">
          <table:table-cell office:value-type="string">
            <text:p>TZ.26</text:p>
          </table:table-cell>
          <table:table-cell table:number-columns-repeated="2" office:value-type="string">
            <text:p>Arusha</text:p>
          </table:table-cell>
          <table:table-cell office:value-type="float" office:value="161322">
            <text:p>161322</text:p>
          </table:table-cell>
        </table:table-row>
        <table:table-row table:style-name="ro1">
          <table:table-cell office:value-type="string">
            <text:p>TZ.27</text:p>
          </table:table-cell>
          <table:table-cell table:number-columns-repeated="2" office:value-type="string">
            <text:p>Manyara</text:p>
          </table:table-cell>
          <table:table-cell office:value-type="float" office:value="435764">
            <text:p>435764</text:p>
          </table:table-cell>
        </table:table-row>
        <table:table-row table:style-name="ro1">
          <table:table-cell office:value-type="string">
            <text:p>TZ.14</text:p>
          </table:table-cell>
          <table:table-cell table:number-columns-repeated="2" office:value-type="string">
            <text:p>Ruvuma</text:p>
          </table:table-cell>
          <table:table-cell office:value-type="float" office:value="877416">
            <text:p>877416</text:p>
          </table:table-cell>
        </table:table-row>
        <table:table-row table:style-name="ro1">
          <table:table-cell office:value-type="string">
            <text:p>TZ.11</text:p>
          </table:table-cell>
          <table:table-cell table:number-columns-repeated="2" office:value-type="string">
            <text:p>Mtwara</text:p>
          </table:table-cell>
          <table:table-cell office:value-type="float" office:value="877744">
            <text:p>877744</text:p>
          </table:table-cell>
        </table:table-row>
        <table:table-row table:style-name="ro1">
          <table:table-cell office:value-type="string">
            <text:p>TZ.31</text:p>
          </table:table-cell>
          <table:table-cell table:number-columns-repeated="2" office:value-type="string">
            <text:p>Simiyu</text:p>
          </table:table-cell>
          <table:table-cell office:value-type="float" office:value="8469238">
            <text:p>8469238</text:p>
          </table:table-cell>
        </table:table-row>
        <table:table-row table:style-name="ro1">
          <table:table-cell office:value-type="string">
            <text:p>TZ.28</text:p>
          </table:table-cell>
          <table:table-cell table:number-columns-repeated="2" office:value-type="string">
            <text:p>Geita</text:p>
          </table:table-cell>
          <table:table-cell office:value-type="float" office:value="8469239">
            <text:p>8469239</text:p>
          </table:table-cell>
        </table:table-row>
        <table:table-row table:style-name="ro1">
          <table:table-cell office:value-type="string">
            <text:p>TZ.29</text:p>
          </table:table-cell>
          <table:table-cell table:number-columns-repeated="2" office:value-type="string">
            <text:p>Katavi</text:p>
          </table:table-cell>
          <table:table-cell office:value-type="float" office:value="8469240">
            <text:p>8469240</text:p>
          </table:table-cell>
        </table:table-row>
        <table:table-row table:style-name="ro1">
          <table:table-cell office:value-type="string">
            <text:p>TZ.30</text:p>
          </table:table-cell>
          <table:table-cell table:number-columns-repeated="2" office:value-type="string">
            <text:p>Njombe</text:p>
          </table:table-cell>
          <table:table-cell office:value-type="float" office:value="8469241">
            <text:p>8469241</text:p>
          </table:table-cell>
        </table:table-row>
        <table:table-row table:style-name="ro1">
          <table:table-cell office:value-type="string">
            <text:p>TZ.32</text:p>
          </table:table-cell>
          <table:table-cell table:number-columns-repeated="2" office:value-type="string">
            <text:p>Songwe</text:p>
          </table:table-cell>
          <table:table-cell office:value-type="float" office:value="11124984">
            <text:p>11124984</text:p>
          </table:table-cell>
        </table:table-row>
        <table:table-row table:style-name="ro1">
          <table:table-cell office:value-type="string">
            <text:p>UA.27</text:p>
          </table:table-cell>
          <table:table-cell table:number-columns-repeated="2" office:value-type="string">
            <text:p>Zhytomyr</text:p>
          </table:table-cell>
          <table:table-cell office:value-type="float" office:value="686966">
            <text:p>686966</text:p>
          </table:table-cell>
        </table:table-row>
        <table:table-row table:style-name="ro1">
          <table:table-cell office:value-type="string">
            <text:p>UA.26</text:p>
          </table:table-cell>
          <table:table-cell table:number-columns-repeated="2" office:value-type="string">
            <text:p>Zaporizhzhia</text:p>
          </table:table-cell>
          <table:table-cell office:value-type="float" office:value="687699">
            <text:p>687699</text:p>
          </table:table-cell>
        </table:table-row>
        <table:table-row table:style-name="ro1">
          <table:table-cell office:value-type="string">
            <text:p>UA.25</text:p>
          </table:table-cell>
          <table:table-cell table:number-columns-repeated="2" office:value-type="string">
            <text:p>Transcarpathia</text:p>
          </table:table-cell>
          <table:table-cell office:value-type="float" office:value="687869">
            <text:p>687869</text:p>
          </table:table-cell>
        </table:table-row>
        <table:table-row table:style-name="ro1">
          <table:table-cell office:value-type="string">
            <text:p>UA.24</text:p>
          </table:table-cell>
          <table:table-cell table:number-columns-repeated="2" office:value-type="string">
            <text:p>Volyn</text:p>
          </table:table-cell>
          <table:table-cell office:value-type="float" office:value="689064">
            <text:p>689064</text:p>
          </table:table-cell>
        </table:table-row>
        <table:table-row table:style-name="ro1">
          <table:table-cell office:value-type="string">
            <text:p>UA.23</text:p>
          </table:table-cell>
          <table:table-cell table:number-columns-repeated="2" office:value-type="string">
            <text:p>Vinnytsia</text:p>
          </table:table-cell>
          <table:table-cell office:value-type="float" office:value="689559">
            <text:p>689559</text:p>
          </table:table-cell>
        </table:table-row>
        <table:table-row table:style-name="ro1">
          <table:table-cell office:value-type="string">
            <text:p>UA.22</text:p>
          </table:table-cell>
          <table:table-cell table:number-columns-repeated="2" office:value-type="string">
            <text:p>Ternopil</text:p>
          </table:table-cell>
          <table:table-cell office:value-type="float" office:value="691649">
            <text:p>691649</text:p>
          </table:table-cell>
        </table:table-row>
        <table:table-row table:style-name="ro1">
          <table:table-cell office:value-type="string">
            <text:p>UA.21</text:p>
          </table:table-cell>
          <table:table-cell table:number-columns-repeated="2" office:value-type="string">
            <text:p>Sumy</text:p>
          </table:table-cell>
          <table:table-cell office:value-type="float" office:value="692196">
            <text:p>692196</text:p>
          </table:table-cell>
        </table:table-row>
        <table:table-row table:style-name="ro1">
          <table:table-cell office:value-type="string">
            <text:p>UA.20</text:p>
          </table:table-cell>
          <table:table-cell table:number-columns-repeated="2" office:value-type="string">
            <text:p>Sevastopol City</text:p>
          </table:table-cell>
          <table:table-cell office:value-type="float" office:value="694422">
            <text:p>694422</text:p>
          </table:table-cell>
        </table:table-row>
        <table:table-row table:style-name="ro1">
          <table:table-cell office:value-type="string">
            <text:p>UA.19</text:p>
          </table:table-cell>
          <table:table-cell table:number-columns-repeated="2" office:value-type="string">
            <text:p>Rivne</text:p>
          </table:table-cell>
          <table:table-cell office:value-type="float" office:value="695592">
            <text:p>695592</text:p>
          </table:table-cell>
        </table:table-row>
        <table:table-row table:style-name="ro1">
          <table:table-cell office:value-type="string">
            <text:p>UA.18</text:p>
          </table:table-cell>
          <table:table-cell table:number-columns-repeated="2" office:value-type="string">
            <text:p>Poltava</text:p>
          </table:table-cell>
          <table:table-cell office:value-type="float" office:value="696634">
            <text:p>696634</text:p>
          </table:table-cell>
        </table:table-row>
        <table:table-row table:style-name="ro1">
          <table:table-cell office:value-type="string">
            <text:p>UA.17</text:p>
          </table:table-cell>
          <table:table-cell table:number-columns-repeated="2" office:value-type="string">
            <text:p>Odessa</text:p>
          </table:table-cell>
          <table:table-cell office:value-type="float" office:value="698738">
            <text:p>698738</text:p>
          </table:table-cell>
        </table:table-row>
        <table:table-row table:style-name="ro1">
          <table:table-cell office:value-type="string">
            <text:p>UA.16</text:p>
          </table:table-cell>
          <table:table-cell table:number-columns-repeated="2" office:value-type="string">
            <text:p>Mykolaiv</text:p>
          </table:table-cell>
          <table:table-cell office:value-type="float" office:value="700567">
            <text:p>700567</text:p>
          </table:table-cell>
        </table:table-row>
        <table:table-row table:style-name="ro1">
          <table:table-cell office:value-type="string">
            <text:p>UA.15</text:p>
          </table:table-cell>
          <table:table-cell table:number-columns-repeated="2" office:value-type="string">
            <text:p>Lviv</text:p>
          </table:table-cell>
          <table:table-cell office:value-type="float" office:value="702549">
            <text:p>702549</text:p>
          </table:table-cell>
        </table:table-row>
        <table:table-row table:style-name="ro1">
          <table:table-cell office:value-type="string">
            <text:p>UA.14</text:p>
          </table:table-cell>
          <table:table-cell table:number-columns-repeated="2" office:value-type="string">
            <text:p>Luhansk</text:p>
          </table:table-cell>
          <table:table-cell office:value-type="float" office:value="702657">
            <text:p>702657</text:p>
          </table:table-cell>
        </table:table-row>
        <table:table-row table:style-name="ro1">
          <table:table-cell office:value-type="string">
            <text:p>UA.13</text:p>
          </table:table-cell>
          <table:table-cell table:number-columns-repeated="2" office:value-type="string">
            <text:p>Kiev</text:p>
          </table:table-cell>
          <table:table-cell office:value-type="float" office:value="703446">
            <text:p>703446</text:p>
          </table:table-cell>
        </table:table-row>
        <table:table-row table:style-name="ro1">
          <table:table-cell office:value-type="string">
            <text:p>UA.12</text:p>
          </table:table-cell>
          <table:table-cell table:number-columns-repeated="2" office:value-type="string">
            <text:p>Kyiv City</text:p>
          </table:table-cell>
          <table:table-cell office:value-type="float" office:value="703447">
            <text:p>703447</text:p>
          </table:table-cell>
        </table:table-row>
        <table:table-row table:style-name="ro1">
          <table:table-cell office:value-type="string">
            <text:p>UA.11</text:p>
          </table:table-cell>
          <table:table-cell table:number-columns-repeated="2" office:value-type="string">
            <text:p>Crimea</text:p>
          </table:table-cell>
          <table:table-cell office:value-type="float" office:value="703883">
            <text:p>703883</text:p>
          </table:table-cell>
        </table:table-row>
        <table:table-row table:style-name="ro1">
          <table:table-cell office:value-type="string">
            <text:p>UA.10</text:p>
          </table:table-cell>
          <table:table-cell table:number-columns-repeated="2" office:value-type="string">
            <text:p>Kirovohrad</text:p>
          </table:table-cell>
          <table:table-cell office:value-type="float" office:value="705811">
            <text:p>705811</text:p>
          </table:table-cell>
        </table:table-row>
        <table:table-row table:style-name="ro1">
          <table:table-cell office:value-type="string">
            <text:p>UA.09</text:p>
          </table:table-cell>
          <table:table-cell table:number-columns-repeated="2" office:value-type="string">
            <text:p>Khmelnytskyi</text:p>
          </table:table-cell>
          <table:table-cell office:value-type="float" office:value="706370">
            <text:p>706370</text:p>
          </table:table-cell>
        </table:table-row>
        <table:table-row table:style-name="ro1">
          <table:table-cell office:value-type="string">
            <text:p>UA.08</text:p>
          </table:table-cell>
          <table:table-cell table:number-columns-repeated="2" office:value-type="string">
            <text:p>Kherson</text:p>
          </table:table-cell>
          <table:table-cell office:value-type="float" office:value="706442">
            <text:p>706442</text:p>
          </table:table-cell>
        </table:table-row>
        <table:table-row table:style-name="ro1">
          <table:table-cell office:value-type="string">
            <text:p>UA.07</text:p>
          </table:table-cell>
          <table:table-cell office:value-type="string">
            <text:p>Kharkivs’ka Oblast’</text:p>
          </table:table-cell>
          <table:table-cell office:value-type="string">
            <text:p>Kharkivs'ka Oblast'</text:p>
          </table:table-cell>
          <table:table-cell office:value-type="float" office:value="706482">
            <text:p>706482</text:p>
          </table:table-cell>
        </table:table-row>
        <table:table-row table:style-name="ro1">
          <table:table-cell office:value-type="string">
            <text:p>UA.06</text:p>
          </table:table-cell>
          <table:table-cell table:number-columns-repeated="2" office:value-type="string">
            <text:p>Ivano-Frankivsk</text:p>
          </table:table-cell>
          <table:table-cell office:value-type="float" office:value="707470">
            <text:p>707470</text:p>
          </table:table-cell>
        </table:table-row>
        <table:table-row table:style-name="ro1">
          <table:table-cell office:value-type="string">
            <text:p>UA.05</text:p>
          </table:table-cell>
          <table:table-cell table:number-columns-repeated="2" office:value-type="string">
            <text:p>Donetsk</text:p>
          </table:table-cell>
          <table:table-cell office:value-type="float" office:value="709716">
            <text:p>709716</text:p>
          </table:table-cell>
        </table:table-row>
        <table:table-row table:style-name="ro1">
          <table:table-cell office:value-type="string">
            <text:p>UA.04</text:p>
          </table:table-cell>
          <table:table-cell table:number-columns-repeated="2" office:value-type="string">
            <text:p>Dnipropetrovsk</text:p>
          </table:table-cell>
          <table:table-cell office:value-type="float" office:value="709929">
            <text:p>709929</text:p>
          </table:table-cell>
        </table:table-row>
        <table:table-row table:style-name="ro1">
          <table:table-cell office:value-type="string">
            <text:p>UA.03</text:p>
          </table:table-cell>
          <table:table-cell table:number-columns-repeated="2" office:value-type="string">
            <text:p>Chernivtsi</text:p>
          </table:table-cell>
          <table:table-cell office:value-type="float" office:value="710720">
            <text:p>710720</text:p>
          </table:table-cell>
        </table:table-row>
        <table:table-row table:style-name="ro1">
          <table:table-cell office:value-type="string">
            <text:p>UA.02</text:p>
          </table:table-cell>
          <table:table-cell table:number-columns-repeated="2" office:value-type="string">
            <text:p>Chernihiv</text:p>
          </table:table-cell>
          <table:table-cell office:value-type="float" office:value="710734">
            <text:p>710734</text:p>
          </table:table-cell>
        </table:table-row>
        <table:table-row table:style-name="ro1">
          <table:table-cell office:value-type="string">
            <text:p>UA.01</text:p>
          </table:table-cell>
          <table:table-cell table:number-columns-repeated="2" office:value-type="string">
            <text:p>Cherkasy</text:p>
          </table:table-cell>
          <table:table-cell office:value-type="float" office:value="710802">
            <text:p>710802</text:p>
          </table:table-cell>
        </table:table-row>
        <table:table-row table:style-name="ro1">
          <table:table-cell office:value-type="string">
            <text:p>UG.C</text:p>
          </table:table-cell>
          <table:table-cell table:number-columns-repeated="2" office:value-type="string">
            <text:p>Central Region</text:p>
          </table:table-cell>
          <table:table-cell office:value-type="float" office:value="234594">
            <text:p>234594</text:p>
          </table:table-cell>
        </table:table-row>
        <table:table-row table:style-name="ro1">
          <table:table-cell office:value-type="string">
            <text:p>UG.E</text:p>
          </table:table-cell>
          <table:table-cell table:number-columns-repeated="2" office:value-type="string">
            <text:p>Eastern Region</text:p>
          </table:table-cell>
          <table:table-cell office:value-type="float" office:value="8260673">
            <text:p>8260673</text:p>
          </table:table-cell>
        </table:table-row>
        <table:table-row table:style-name="ro1">
          <table:table-cell office:value-type="string">
            <text:p>UG.N</text:p>
          </table:table-cell>
          <table:table-cell table:number-columns-repeated="2" office:value-type="string">
            <text:p>Northern Region</text:p>
          </table:table-cell>
          <table:table-cell office:value-type="float" office:value="8260674">
            <text:p>8260674</text:p>
          </table:table-cell>
        </table:table-row>
        <table:table-row table:style-name="ro1">
          <table:table-cell office:value-type="string">
            <text:p>UG.W</text:p>
          </table:table-cell>
          <table:table-cell table:number-columns-repeated="2" office:value-type="string">
            <text:p>Western Region</text:p>
          </table:table-cell>
          <table:table-cell office:value-type="float" office:value="8260675">
            <text:p>8260675</text:p>
          </table:table-cell>
        </table:table-row>
        <table:table-row table:style-name="ro1">
          <table:table-cell office:value-type="string">
            <text:p>UM.450</text:p>
          </table:table-cell>
          <table:table-cell table:number-columns-repeated="2" office:value-type="string">
            <text:p>Wake Island</text:p>
          </table:table-cell>
          <table:table-cell office:value-type="float" office:value="4041685">
            <text:p>4041685</text:p>
          </table:table-cell>
        </table:table-row>
        <table:table-row table:style-name="ro1">
          <table:table-cell office:value-type="string">
            <text:p>UM.350</text:p>
          </table:table-cell>
          <table:table-cell table:number-columns-repeated="2" office:value-type="string">
            <text:p>Navassa Island</text:p>
          </table:table-cell>
          <table:table-cell office:value-type="float" office:value="4743755">
            <text:p>4743755</text:p>
          </table:table-cell>
        </table:table-row>
        <table:table-row table:style-name="ro1">
          <table:table-cell office:value-type="string">
            <text:p>UM.050</text:p>
          </table:table-cell>
          <table:table-cell table:number-columns-repeated="2" office:value-type="string">
            <text:p>Baker Island</text:p>
          </table:table-cell>
          <table:table-cell office:value-type="float" office:value="5854907">
            <text:p>5854907</text:p>
          </table:table-cell>
        </table:table-row>
        <table:table-row table:style-name="ro1">
          <table:table-cell office:value-type="string">
            <text:p>UM.100</text:p>
          </table:table-cell>
          <table:table-cell table:number-columns-repeated="2" office:value-type="string">
            <text:p>Howland Island</text:p>
          </table:table-cell>
          <table:table-cell office:value-type="float" office:value="5854922">
            <text:p>5854922</text:p>
          </table:table-cell>
        </table:table-row>
        <table:table-row table:style-name="ro1">
          <table:table-cell office:value-type="string">
            <text:p>UM.150</text:p>
          </table:table-cell>
          <table:table-cell table:number-columns-repeated="2" office:value-type="string">
            <text:p>Jarvis Island</text:p>
          </table:table-cell>
          <table:table-cell office:value-type="float" office:value="5854926">
            <text:p>5854926</text:p>
          </table:table-cell>
        </table:table-row>
        <table:table-row table:style-name="ro1">
          <table:table-cell office:value-type="string">
            <text:p>UM.200</text:p>
          </table:table-cell>
          <table:table-cell table:number-columns-repeated="2" office:value-type="string">
            <text:p>Johnston Atoll</text:p>
          </table:table-cell>
          <table:table-cell office:value-type="float" office:value="5854929">
            <text:p>5854929</text:p>
          </table:table-cell>
        </table:table-row>
        <table:table-row table:style-name="ro1">
          <table:table-cell office:value-type="string">
            <text:p>UM.250</text:p>
          </table:table-cell>
          <table:table-cell table:number-columns-repeated="2" office:value-type="string">
            <text:p>Kingman Reef</text:p>
          </table:table-cell>
          <table:table-cell office:value-type="float" office:value="5854936">
            <text:p>5854936</text:p>
          </table:table-cell>
        </table:table-row>
        <table:table-row table:style-name="ro1">
          <table:table-cell office:value-type="string">
            <text:p>UM.300</text:p>
          </table:table-cell>
          <table:table-cell table:number-columns-repeated="2" office:value-type="string">
            <text:p>Midway Islands</text:p>
          </table:table-cell>
          <table:table-cell office:value-type="float" office:value="5854943">
            <text:p>5854943</text:p>
          </table:table-cell>
        </table:table-row>
        <table:table-row table:style-name="ro1">
          <table:table-cell office:value-type="string">
            <text:p>UM.400</text:p>
          </table:table-cell>
          <table:table-cell table:number-columns-repeated="2" office:value-type="string">
            <text:p>Palmyra Atoll</text:p>
          </table:table-cell>
          <table:table-cell office:value-type="float" office:value="5854952">
            <text:p>5854952</text:p>
          </table:table-cell>
        </table:table-row>
        <table:table-row table:style-name="ro1">
          <table:table-cell office:value-type="string">
            <text:p>US.AR</text:p>
          </table:table-cell>
          <table:table-cell table:number-columns-repeated="2" office:value-type="string">
            <text:p>Arkansas</text:p>
          </table:table-cell>
          <table:table-cell office:value-type="float" office:value="4099753">
            <text:p>4099753</text:p>
          </table:table-cell>
        </table:table-row>
        <table:table-row table:style-name="ro1">
          <table:table-cell office:value-type="string">
            <text:p>US.DC</text:p>
          </table:table-cell>
          <table:table-cell table:number-columns-repeated="2" office:value-type="string">
            <text:p>District of Columbia</text:p>
          </table:table-cell>
          <table:table-cell office:value-type="float" office:value="4138106">
            <text:p>4138106</text:p>
          </table:table-cell>
        </table:table-row>
        <table:table-row table:style-name="ro1">
          <table:table-cell office:value-type="string">
            <text:p>US.DE</text:p>
          </table:table-cell>
          <table:table-cell table:number-columns-repeated="2" office:value-type="string">
            <text:p>Delaware</text:p>
          </table:table-cell>
          <table:table-cell office:value-type="float" office:value="4142224">
            <text:p>4142224</text:p>
          </table:table-cell>
        </table:table-row>
        <table:table-row table:style-name="ro1">
          <table:table-cell office:value-type="string">
            <text:p>US.FL</text:p>
          </table:table-cell>
          <table:table-cell table:number-columns-repeated="2" office:value-type="string">
            <text:p>Florida</text:p>
          </table:table-cell>
          <table:table-cell office:value-type="float" office:value="4155751">
            <text:p>4155751</text:p>
          </table:table-cell>
        </table:table-row>
        <table:table-row table:style-name="ro1">
          <table:table-cell office:value-type="string">
            <text:p>US.GA</text:p>
          </table:table-cell>
          <table:table-cell table:number-columns-repeated="2" office:value-type="string">
            <text:p>Georgia</text:p>
          </table:table-cell>
          <table:table-cell office:value-type="float" office:value="4197000">
            <text:p>4197000</text:p>
          </table:table-cell>
        </table:table-row>
        <table:table-row table:style-name="ro1">
          <table:table-cell office:value-type="string">
            <text:p>US.KS</text:p>
          </table:table-cell>
          <table:table-cell table:number-columns-repeated="2" office:value-type="string">
            <text:p>Kansas</text:p>
          </table:table-cell>
          <table:table-cell office:value-type="float" office:value="4273857">
            <text:p>4273857</text:p>
          </table:table-cell>
        </table:table-row>
        <table:table-row table:style-name="ro1">
          <table:table-cell office:value-type="string">
            <text:p>US.LA</text:p>
          </table:table-cell>
          <table:table-cell table:number-columns-repeated="2" office:value-type="string">
            <text:p>Louisiana</text:p>
          </table:table-cell>
          <table:table-cell office:value-type="float" office:value="4331987">
            <text:p>4331987</text:p>
          </table:table-cell>
        </table:table-row>
        <table:table-row table:style-name="ro1">
          <table:table-cell office:value-type="string">
            <text:p>US.MD</text:p>
          </table:table-cell>
          <table:table-cell table:number-columns-repeated="2" office:value-type="string">
            <text:p>Maryland</text:p>
          </table:table-cell>
          <table:table-cell office:value-type="float" office:value="4361885">
            <text:p>4361885</text:p>
          </table:table-cell>
        </table:table-row>
        <table:table-row table:style-name="ro1">
          <table:table-cell office:value-type="string">
            <text:p>US.MO</text:p>
          </table:table-cell>
          <table:table-cell table:number-columns-repeated="2" office:value-type="string">
            <text:p>Missouri</text:p>
          </table:table-cell>
          <table:table-cell office:value-type="float" office:value="4398678">
            <text:p>4398678</text:p>
          </table:table-cell>
        </table:table-row>
        <table:table-row table:style-name="ro1">
          <table:table-cell office:value-type="string">
            <text:p>US.MS</text:p>
          </table:table-cell>
          <table:table-cell table:number-columns-repeated="2" office:value-type="string">
            <text:p>Mississippi</text:p>
          </table:table-cell>
          <table:table-cell office:value-type="float" office:value="4436296">
            <text:p>4436296</text:p>
          </table:table-cell>
        </table:table-row>
        <table:table-row table:style-name="ro1">
          <table:table-cell office:value-type="string">
            <text:p>US.NC</text:p>
          </table:table-cell>
          <table:table-cell table:number-columns-repeated="2" office:value-type="string">
            <text:p>North Carolina</text:p>
          </table:table-cell>
          <table:table-cell office:value-type="float" office:value="4482348">
            <text:p>4482348</text:p>
          </table:table-cell>
        </table:table-row>
        <table:table-row table:style-name="ro1">
          <table:table-cell office:value-type="string">
            <text:p>US.OK</text:p>
          </table:table-cell>
          <table:table-cell table:number-columns-repeated="2" office:value-type="string">
            <text:p>Oklahoma</text:p>
          </table:table-cell>
          <table:table-cell office:value-type="float" office:value="4544379">
            <text:p>4544379</text:p>
          </table:table-cell>
        </table:table-row>
        <table:table-row table:style-name="ro1">
          <table:table-cell office:value-type="string">
            <text:p>US.SC</text:p>
          </table:table-cell>
          <table:table-cell table:number-columns-repeated="2" office:value-type="string">
            <text:p>South Carolina</text:p>
          </table:table-cell>
          <table:table-cell office:value-type="float" office:value="4597040">
            <text:p>4597040</text:p>
          </table:table-cell>
        </table:table-row>
        <table:table-row table:style-name="ro1">
          <table:table-cell office:value-type="string">
            <text:p>US.TN</text:p>
          </table:table-cell>
          <table:table-cell table:number-columns-repeated="2" office:value-type="string">
            <text:p>Tennessee</text:p>
          </table:table-cell>
          <table:table-cell office:value-type="float" office:value="4662168">
            <text:p>4662168</text:p>
          </table:table-cell>
        </table:table-row>
        <table:table-row table:style-name="ro1">
          <table:table-cell office:value-type="string">
            <text:p>US.TX</text:p>
          </table:table-cell>
          <table:table-cell table:number-columns-repeated="2" office:value-type="string">
            <text:p>Texas</text:p>
          </table:table-cell>
          <table:table-cell office:value-type="float" office:value="4736286">
            <text:p>4736286</text:p>
          </table:table-cell>
        </table:table-row>
        <table:table-row table:style-name="ro1">
          <table:table-cell office:value-type="string">
            <text:p>US.WV</text:p>
          </table:table-cell>
          <table:table-cell table:number-columns-repeated="2" office:value-type="string">
            <text:p>West Virginia</text:p>
          </table:table-cell>
          <table:table-cell office:value-type="float" office:value="4826850">
            <text:p>4826850</text:p>
          </table:table-cell>
        </table:table-row>
        <table:table-row table:style-name="ro1">
          <table:table-cell office:value-type="string">
            <text:p>US.AL</text:p>
          </table:table-cell>
          <table:table-cell table:number-columns-repeated="2" office:value-type="string">
            <text:p>Alabama</text:p>
          </table:table-cell>
          <table:table-cell office:value-type="float" office:value="4829764">
            <text:p>4829764</text:p>
          </table:table-cell>
        </table:table-row>
        <table:table-row table:style-name="ro1">
          <table:table-cell office:value-type="string">
            <text:p>US.CT</text:p>
          </table:table-cell>
          <table:table-cell table:number-columns-repeated="2" office:value-type="string">
            <text:p>Connecticut</text:p>
          </table:table-cell>
          <table:table-cell office:value-type="float" office:value="4831725">
            <text:p>4831725</text:p>
          </table:table-cell>
        </table:table-row>
        <table:table-row table:style-name="ro1">
          <table:table-cell office:value-type="string">
            <text:p>US.IA</text:p>
          </table:table-cell>
          <table:table-cell table:number-columns-repeated="2" office:value-type="string">
            <text:p>Iowa</text:p>
          </table:table-cell>
          <table:table-cell office:value-type="float" office:value="4862182">
            <text:p>4862182</text:p>
          </table:table-cell>
        </table:table-row>
        <table:table-row table:style-name="ro1">
          <table:table-cell office:value-type="string">
            <text:p>US.IL</text:p>
          </table:table-cell>
          <table:table-cell table:number-columns-repeated="2" office:value-type="string">
            <text:p>Illinois</text:p>
          </table:table-cell>
          <table:table-cell office:value-type="float" office:value="4896861">
            <text:p>4896861</text:p>
          </table:table-cell>
        </table:table-row>
        <table:table-row table:style-name="ro1">
          <table:table-cell office:value-type="string">
            <text:p>US.IN</text:p>
          </table:table-cell>
          <table:table-cell table:number-columns-repeated="2" office:value-type="string">
            <text:p>Indiana</text:p>
          </table:table-cell>
          <table:table-cell office:value-type="float" office:value="4921868">
            <text:p>4921868</text:p>
          </table:table-cell>
        </table:table-row>
        <table:table-row table:style-name="ro1">
          <table:table-cell office:value-type="string">
            <text:p>US.ME</text:p>
          </table:table-cell>
          <table:table-cell table:number-columns-repeated="2" office:value-type="string">
            <text:p>Maine</text:p>
          </table:table-cell>
          <table:table-cell office:value-type="float" office:value="4971068">
            <text:p>4971068</text:p>
          </table:table-cell>
        </table:table-row>
        <table:table-row table:style-name="ro1">
          <table:table-cell office:value-type="string">
            <text:p>US.MI</text:p>
          </table:table-cell>
          <table:table-cell table:number-columns-repeated="2" office:value-type="string">
            <text:p>Michigan</text:p>
          </table:table-cell>
          <table:table-cell office:value-type="float" office:value="5001836">
            <text:p>5001836</text:p>
          </table:table-cell>
        </table:table-row>
        <table:table-row table:style-name="ro1">
          <table:table-cell office:value-type="string">
            <text:p>US.MN</text:p>
          </table:table-cell>
          <table:table-cell table:number-columns-repeated="2" office:value-type="string">
            <text:p>Minnesota</text:p>
          </table:table-cell>
          <table:table-cell office:value-type="float" office:value="5037779">
            <text:p>5037779</text:p>
          </table:table-cell>
        </table:table-row>
        <table:table-row table:style-name="ro1">
          <table:table-cell office:value-type="string">
            <text:p>US.NE</text:p>
          </table:table-cell>
          <table:table-cell table:number-columns-repeated="2" office:value-type="string">
            <text:p>Nebraska</text:p>
          </table:table-cell>
          <table:table-cell office:value-type="float" office:value="5073708">
            <text:p>5073708</text:p>
          </table:table-cell>
        </table:table-row>
        <table:table-row table:style-name="ro1">
          <table:table-cell office:value-type="string">
            <text:p>US.NH</text:p>
          </table:table-cell>
          <table:table-cell table:number-columns-repeated="2" office:value-type="string">
            <text:p>New Hampshire</text:p>
          </table:table-cell>
          <table:table-cell office:value-type="float" office:value="5090174">
            <text:p>5090174</text:p>
          </table:table-cell>
        </table:table-row>
        <table:table-row table:style-name="ro1">
          <table:table-cell office:value-type="string">
            <text:p>US.NJ</text:p>
          </table:table-cell>
          <table:table-cell table:number-columns-repeated="2" office:value-type="string">
            <text:p>New Jersey</text:p>
          </table:table-cell>
          <table:table-cell office:value-type="float" office:value="5101760">
            <text:p>5101760</text:p>
          </table:table-cell>
        </table:table-row>
        <table:table-row table:style-name="ro1">
          <table:table-cell office:value-type="string">
            <text:p>US.NY</text:p>
          </table:table-cell>
          <table:table-cell table:number-columns-repeated="2" office:value-type="string">
            <text:p>New York</text:p>
          </table:table-cell>
          <table:table-cell office:value-type="float" office:value="5128638">
            <text:p>5128638</text:p>
          </table:table-cell>
        </table:table-row>
        <table:table-row table:style-name="ro1">
          <table:table-cell office:value-type="string">
            <text:p>US.OH</text:p>
          </table:table-cell>
          <table:table-cell table:number-columns-repeated="2" office:value-type="string">
            <text:p>Ohio</text:p>
          </table:table-cell>
          <table:table-cell office:value-type="float" office:value="5165418">
            <text:p>5165418</text:p>
          </table:table-cell>
        </table:table-row>
        <table:table-row table:style-name="ro1">
          <table:table-cell office:value-type="string">
            <text:p>US.RI</text:p>
          </table:table-cell>
          <table:table-cell table:number-columns-repeated="2" office:value-type="string">
            <text:p>Rhode Island</text:p>
          </table:table-cell>
          <table:table-cell office:value-type="float" office:value="5224323">
            <text:p>5224323</text:p>
          </table:table-cell>
        </table:table-row>
        <table:table-row table:style-name="ro1">
          <table:table-cell office:value-type="string">
            <text:p>US.VT</text:p>
          </table:table-cell>
          <table:table-cell table:number-columns-repeated="2" office:value-type="string">
            <text:p>Vermont</text:p>
          </table:table-cell>
          <table:table-cell office:value-type="float" office:value="5242283">
            <text:p>5242283</text:p>
          </table:table-cell>
        </table:table-row>
        <table:table-row table:style-name="ro1">
          <table:table-cell office:value-type="string">
            <text:p>US.WI</text:p>
          </table:table-cell>
          <table:table-cell table:number-columns-repeated="2" office:value-type="string">
            <text:p>Wisconsin</text:p>
          </table:table-cell>
          <table:table-cell office:value-type="float" office:value="5279468">
            <text:p>5279468</text:p>
          </table:table-cell>
        </table:table-row>
        <table:table-row table:style-name="ro1">
          <table:table-cell office:value-type="string">
            <text:p>US.CA</text:p>
          </table:table-cell>
          <table:table-cell table:number-columns-repeated="2" office:value-type="string">
            <text:p>California</text:p>
          </table:table-cell>
          <table:table-cell office:value-type="float" office:value="5332921">
            <text:p>5332921</text:p>
          </table:table-cell>
        </table:table-row>
        <table:table-row table:style-name="ro1">
          <table:table-cell office:value-type="string">
            <text:p>US.CO</text:p>
          </table:table-cell>
          <table:table-cell table:number-columns-repeated="2" office:value-type="string">
            <text:p>Colorado</text:p>
          </table:table-cell>
          <table:table-cell office:value-type="float" office:value="5417618">
            <text:p>5417618</text:p>
          </table:table-cell>
        </table:table-row>
        <table:table-row table:style-name="ro1">
          <table:table-cell office:value-type="string">
            <text:p>US.NM</text:p>
          </table:table-cell>
          <table:table-cell table:number-columns-repeated="2" office:value-type="string">
            <text:p>New Mexico</text:p>
          </table:table-cell>
          <table:table-cell office:value-type="float" office:value="5481136">
            <text:p>5481136</text:p>
          </table:table-cell>
        </table:table-row>
        <table:table-row table:style-name="ro1">
          <table:table-cell office:value-type="string">
            <text:p>US.NV</text:p>
          </table:table-cell>
          <table:table-cell table:number-columns-repeated="2" office:value-type="string">
            <text:p>Nevada</text:p>
          </table:table-cell>
          <table:table-cell office:value-type="float" office:value="5509151">
            <text:p>5509151</text:p>
          </table:table-cell>
        </table:table-row>
        <table:table-row table:style-name="ro1">
          <table:table-cell office:value-type="string">
            <text:p>US.UT</text:p>
          </table:table-cell>
          <table:table-cell table:number-columns-repeated="2" office:value-type="string">
            <text:p>Utah</text:p>
          </table:table-cell>
          <table:table-cell office:value-type="float" office:value="5549030">
            <text:p>5549030</text:p>
          </table:table-cell>
        </table:table-row>
        <table:table-row table:style-name="ro1">
          <table:table-cell office:value-type="string">
            <text:p>US.AZ</text:p>
          </table:table-cell>
          <table:table-cell table:number-columns-repeated="2" office:value-type="string">
            <text:p>Arizona</text:p>
          </table:table-cell>
          <table:table-cell office:value-type="float" office:value="5551752">
            <text:p>5551752</text:p>
          </table:table-cell>
        </table:table-row>
        <table:table-row table:style-name="ro1">
          <table:table-cell office:value-type="string">
            <text:p>US.ID</text:p>
          </table:table-cell>
          <table:table-cell table:number-columns-repeated="2" office:value-type="string">
            <text:p>Idaho</text:p>
          </table:table-cell>
          <table:table-cell office:value-type="float" office:value="5596512">
            <text:p>5596512</text:p>
          </table:table-cell>
        </table:table-row>
        <table:table-row table:style-name="ro1">
          <table:table-cell office:value-type="string">
            <text:p>US.MT</text:p>
          </table:table-cell>
          <table:table-cell table:number-columns-repeated="2" office:value-type="string">
            <text:p>Montana</text:p>
          </table:table-cell>
          <table:table-cell office:value-type="float" office:value="5667009">
            <text:p>5667009</text:p>
          </table:table-cell>
        </table:table-row>
        <table:table-row table:style-name="ro1">
          <table:table-cell office:value-type="string">
            <text:p>US.ND</text:p>
          </table:table-cell>
          <table:table-cell table:number-columns-repeated="2" office:value-type="string">
            <text:p>North Dakota</text:p>
          </table:table-cell>
          <table:table-cell office:value-type="float" office:value="5690763">
            <text:p>5690763</text:p>
          </table:table-cell>
        </table:table-row>
        <table:table-row table:style-name="ro1">
          <table:table-cell office:value-type="string">
            <text:p>US.OR</text:p>
          </table:table-cell>
          <table:table-cell table:number-columns-repeated="2" office:value-type="string">
            <text:p>Oregon</text:p>
          </table:table-cell>
          <table:table-cell office:value-type="float" office:value="5744337">
            <text:p>5744337</text:p>
          </table:table-cell>
        </table:table-row>
        <table:table-row table:style-name="ro1">
          <table:table-cell office:value-type="string">
            <text:p>US.SD</text:p>
          </table:table-cell>
          <table:table-cell table:number-columns-repeated="2" office:value-type="string">
            <text:p>South Dakota</text:p>
          </table:table-cell>
          <table:table-cell office:value-type="float" office:value="5769223">
            <text:p>5769223</text:p>
          </table:table-cell>
        </table:table-row>
        <table:table-row table:style-name="ro1">
          <table:table-cell office:value-type="string">
            <text:p>US.WA</text:p>
          </table:table-cell>
          <table:table-cell table:number-columns-repeated="2" office:value-type="string">
            <text:p>Washington</text:p>
          </table:table-cell>
          <table:table-cell office:value-type="float" office:value="5815135">
            <text:p>5815135</text:p>
          </table:table-cell>
        </table:table-row>
        <table:table-row table:style-name="ro1">
          <table:table-cell office:value-type="string">
            <text:p>US.WY</text:p>
          </table:table-cell>
          <table:table-cell table:number-columns-repeated="2" office:value-type="string">
            <text:p>Wyoming</text:p>
          </table:table-cell>
          <table:table-cell office:value-type="float" office:value="5843591">
            <text:p>5843591</text:p>
          </table:table-cell>
        </table:table-row>
        <table:table-row table:style-name="ro1">
          <table:table-cell office:value-type="string">
            <text:p>US.HI</text:p>
          </table:table-cell>
          <table:table-cell table:number-columns-repeated="2" office:value-type="string">
            <text:p>Hawaii</text:p>
          </table:table-cell>
          <table:table-cell office:value-type="float" office:value="5855797">
            <text:p>5855797</text:p>
          </table:table-cell>
        </table:table-row>
        <table:table-row table:style-name="ro1">
          <table:table-cell office:value-type="string">
            <text:p>US.AK</text:p>
          </table:table-cell>
          <table:table-cell table:number-columns-repeated="2" office:value-type="string">
            <text:p>Alaska</text:p>
          </table:table-cell>
          <table:table-cell office:value-type="float" office:value="5879092">
            <text:p>5879092</text:p>
          </table:table-cell>
        </table:table-row>
        <table:table-row table:style-name="ro1">
          <table:table-cell office:value-type="string">
            <text:p>US.KY</text:p>
          </table:table-cell>
          <table:table-cell table:number-columns-repeated="2" office:value-type="string">
            <text:p>Kentucky</text:p>
          </table:table-cell>
          <table:table-cell office:value-type="float" office:value="6254925">
            <text:p>6254925</text:p>
          </table:table-cell>
        </table:table-row>
        <table:table-row table:style-name="ro1">
          <table:table-cell office:value-type="string">
            <text:p>US.MA</text:p>
          </table:table-cell>
          <table:table-cell table:number-columns-repeated="2" office:value-type="string">
            <text:p>Massachusetts</text:p>
          </table:table-cell>
          <table:table-cell office:value-type="float" office:value="6254926">
            <text:p>6254926</text:p>
          </table:table-cell>
        </table:table-row>
        <table:table-row table:style-name="ro1">
          <table:table-cell office:value-type="string">
            <text:p>US.PA</text:p>
          </table:table-cell>
          <table:table-cell table:number-columns-repeated="2" office:value-type="string">
            <text:p>Pennsylvania</text:p>
          </table:table-cell>
          <table:table-cell office:value-type="float" office:value="6254927">
            <text:p>6254927</text:p>
          </table:table-cell>
        </table:table-row>
        <table:table-row table:style-name="ro1">
          <table:table-cell office:value-type="string">
            <text:p>US.VA</text:p>
          </table:table-cell>
          <table:table-cell table:number-columns-repeated="2" office:value-type="string">
            <text:p>Virginia</text:p>
          </table:table-cell>
          <table:table-cell office:value-type="float" office:value="6254928">
            <text:p>6254928</text:p>
          </table:table-cell>
        </table:table-row>
        <table:table-row table:style-name="ro1">
          <table:table-cell office:value-type="string">
            <text:p>UY.19</text:p>
          </table:table-cell>
          <table:table-cell table:number-columns-repeated="2" office:value-type="string">
            <text:p>Treinta y Tres Department</text:p>
          </table:table-cell>
          <table:table-cell office:value-type="float" office:value="3439780">
            <text:p>3439780</text:p>
          </table:table-cell>
        </table:table-row>
        <table:table-row table:style-name="ro1">
          <table:table-cell office:value-type="string">
            <text:p>UY.18</text:p>
          </table:table-cell>
          <table:table-cell office:value-type="string">
            <text:p>Tacuarembó Department</text:p>
          </table:table-cell>
          <table:table-cell office:value-type="string">
            <text:p>Tacuarembo Department</text:p>
          </table:table-cell>
          <table:table-cell office:value-type="float" office:value="3440033">
            <text:p>3440033</text:p>
          </table:table-cell>
        </table:table-row>
        <table:table-row table:style-name="ro1">
          <table:table-cell office:value-type="string">
            <text:p>UY.17</text:p>
          </table:table-cell>
          <table:table-cell table:number-columns-repeated="2" office:value-type="string">
            <text:p>Soriano</text:p>
          </table:table-cell>
          <table:table-cell office:value-type="float" office:value="3440054">
            <text:p>3440054</text:p>
          </table:table-cell>
        </table:table-row>
        <table:table-row table:style-name="ro1">
          <table:table-cell office:value-type="string">
            <text:p>UY.16</text:p>
          </table:table-cell>
          <table:table-cell office:value-type="string">
            <text:p>San José Department</text:p>
          </table:table-cell>
          <table:table-cell office:value-type="string">
            <text:p>San Jose Department</text:p>
          </table:table-cell>
          <table:table-cell office:value-type="float" office:value="3440645">
            <text:p>3440645</text:p>
          </table:table-cell>
        </table:table-row>
        <table:table-row table:style-name="ro1">
          <table:table-cell office:value-type="string">
            <text:p>UY.15</text:p>
          </table:table-cell>
          <table:table-cell table:number-columns-repeated="2" office:value-type="string">
            <text:p>Salto Department</text:p>
          </table:table-cell>
          <table:table-cell office:value-type="float" office:value="3440711">
            <text:p>3440711</text:p>
          </table:table-cell>
        </table:table-row>
        <table:table-row table:style-name="ro1">
          <table:table-cell office:value-type="string">
            <text:p>UY.14</text:p>
          </table:table-cell>
          <table:table-cell table:number-columns-repeated="2" office:value-type="string">
            <text:p>Rocha Department</text:p>
          </table:table-cell>
          <table:table-cell office:value-type="float" office:value="3440771">
            <text:p>3440771</text:p>
          </table:table-cell>
        </table:table-row>
        <table:table-row table:style-name="ro1">
          <table:table-cell office:value-type="string">
            <text:p>UY.13</text:p>
          </table:table-cell>
          <table:table-cell table:number-columns-repeated="2" office:value-type="string">
            <text:p>Rivera Department</text:p>
          </table:table-cell>
          <table:table-cell office:value-type="float" office:value="3440780">
            <text:p>3440780</text:p>
          </table:table-cell>
        </table:table-row>
        <table:table-row table:style-name="ro1">
          <table:table-cell office:value-type="string">
            <text:p>UY.12</text:p>
          </table:table-cell>
          <table:table-cell office:value-type="string">
            <text:p>Río Negro Department</text:p>
          </table:table-cell>
          <table:table-cell office:value-type="string">
            <text:p>Rio Negro Department</text:p>
          </table:table-cell>
          <table:table-cell office:value-type="float" office:value="3440789">
            <text:p>3440789</text:p>
          </table:table-cell>
        </table:table-row>
        <table:table-row table:style-name="ro1">
          <table:table-cell office:value-type="string">
            <text:p>UY.11</text:p>
          </table:table-cell>
          <table:table-cell office:value-type="string">
            <text:p>Paysandú Department</text:p>
          </table:table-cell>
          <table:table-cell office:value-type="string">
            <text:p>Paysandu Department</text:p>
          </table:table-cell>
          <table:table-cell office:value-type="float" office:value="3441242">
            <text:p>3441242</text:p>
          </table:table-cell>
        </table:table-row>
        <table:table-row table:style-name="ro1">
          <table:table-cell office:value-type="string">
            <text:p>UY.10</text:p>
          </table:table-cell>
          <table:table-cell table:number-columns-repeated="2" office:value-type="string">
            <text:p>Montevideo Department</text:p>
          </table:table-cell>
          <table:table-cell office:value-type="float" office:value="3441572">
            <text:p>3441572</text:p>
          </table:table-cell>
        </table:table-row>
        <table:table-row table:style-name="ro1">
          <table:table-cell office:value-type="string">
            <text:p>UY.09</text:p>
          </table:table-cell>
          <table:table-cell table:number-columns-repeated="2" office:value-type="string">
            <text:p>Maldonado</text:p>
          </table:table-cell>
          <table:table-cell office:value-type="float" office:value="3441890">
            <text:p>3441890</text:p>
          </table:table-cell>
        </table:table-row>
        <table:table-row table:style-name="ro1">
          <table:table-cell office:value-type="string">
            <text:p>UY.08</text:p>
          </table:table-cell>
          <table:table-cell table:number-columns-repeated="2" office:value-type="string">
            <text:p>Lavalleja</text:p>
          </table:table-cell>
          <table:table-cell office:value-type="float" office:value="3442007">
            <text:p>3442007</text:p>
          </table:table-cell>
        </table:table-row>
        <table:table-row table:style-name="ro1">
          <table:table-cell office:value-type="string">
            <text:p>UY.07</text:p>
          </table:table-cell>
          <table:table-cell table:number-columns-repeated="2" office:value-type="string">
            <text:p>Florida</text:p>
          </table:table-cell>
          <table:table-cell office:value-type="float" office:value="3442584">
            <text:p>3442584</text:p>
          </table:table-cell>
        </table:table-row>
        <table:table-row table:style-name="ro1">
          <table:table-cell office:value-type="string">
            <text:p>UY.06</text:p>
          </table:table-cell>
          <table:table-cell table:number-columns-repeated="2" office:value-type="string">
            <text:p>Flores Department</text:p>
          </table:table-cell>
          <table:table-cell office:value-type="float" office:value="3442587">
            <text:p>3442587</text:p>
          </table:table-cell>
        </table:table-row>
        <table:table-row table:style-name="ro1">
          <table:table-cell office:value-type="string">
            <text:p>UY.05</text:p>
          </table:table-cell>
          <table:table-cell table:number-columns-repeated="2" office:value-type="string">
            <text:p>Durazno Department</text:p>
          </table:table-cell>
          <table:table-cell office:value-type="float" office:value="3442720">
            <text:p>3442720</text:p>
          </table:table-cell>
        </table:table-row>
        <table:table-row table:style-name="ro1">
          <table:table-cell office:value-type="string">
            <text:p>UY.04</text:p>
          </table:table-cell>
          <table:table-cell table:number-columns-repeated="2" office:value-type="string">
            <text:p>Colonia</text:p>
          </table:table-cell>
          <table:table-cell office:value-type="float" office:value="3443025">
            <text:p>3443025</text:p>
          </table:table-cell>
        </table:table-row>
        <table:table-row table:style-name="ro1">
          <table:table-cell office:value-type="string">
            <text:p>UY.03</text:p>
          </table:table-cell>
          <table:table-cell table:number-columns-repeated="2" office:value-type="string">
            <text:p>Cerro Largo</text:p>
          </table:table-cell>
          <table:table-cell office:value-type="float" office:value="3443173">
            <text:p>3443173</text:p>
          </table:table-cell>
        </table:table-row>
        <table:table-row table:style-name="ro1">
          <table:table-cell office:value-type="string">
            <text:p>UY.02</text:p>
          </table:table-cell>
          <table:table-cell table:number-columns-repeated="2" office:value-type="string">
            <text:p>Canelones</text:p>
          </table:table-cell>
          <table:table-cell office:value-type="float" office:value="3443411">
            <text:p>3443411</text:p>
          </table:table-cell>
        </table:table-row>
        <table:table-row table:style-name="ro1">
          <table:table-cell office:value-type="string">
            <text:p>UY.01</text:p>
          </table:table-cell>
          <table:table-cell table:number-columns-repeated="2" office:value-type="string">
            <text:p>Artigas</text:p>
          </table:table-cell>
          <table:table-cell office:value-type="float" office:value="3443756">
            <text:p>3443756</text:p>
          </table:table-cell>
        </table:table-row>
        <table:table-row table:style-name="ro1">
          <table:table-cell office:value-type="string">
            <text:p>UZ.09</text:p>
          </table:table-cell>
          <table:table-cell table:number-columns-repeated="2" office:value-type="string">
            <text:p>Karakalpakstan</text:p>
          </table:table-cell>
          <table:table-cell office:value-type="float" office:value="453752">
            <text:p>453752</text:p>
          </table:table-cell>
        </table:table-row>
        <table:table-row table:style-name="ro1">
          <table:table-cell office:value-type="string">
            <text:p>UZ.12</text:p>
          </table:table-cell>
          <table:table-cell table:number-columns-repeated="2" office:value-type="string">
            <text:p>Surxondaryo Region</text:p>
          </table:table-cell>
          <table:table-cell office:value-type="float" office:value="1114926">
            <text:p>1114926</text:p>
          </table:table-cell>
        </table:table-row>
        <table:table-row table:style-name="ro1">
          <table:table-cell office:value-type="string">
            <text:p>UZ.10</text:p>
          </table:table-cell>
          <table:table-cell table:number-columns-repeated="2" office:value-type="string">
            <text:p>Samarqand Region</text:p>
          </table:table-cell>
          <table:table-cell office:value-type="float" office:value="1114927">
            <text:p>1114927</text:p>
          </table:table-cell>
        </table:table-row>
        <table:table-row table:style-name="ro1">
          <table:table-cell office:value-type="string">
            <text:p>UZ.08</text:p>
          </table:table-cell>
          <table:table-cell table:number-columns-repeated="2" office:value-type="string">
            <text:p>Qashqadaryo</text:p>
          </table:table-cell>
          <table:table-cell office:value-type="float" office:value="1114928">
            <text:p>1114928</text:p>
          </table:table-cell>
        </table:table-row>
        <table:table-row table:style-name="ro1">
          <table:table-cell office:value-type="string">
            <text:p>UZ.02</text:p>
          </table:table-cell>
          <table:table-cell table:number-columns-repeated="2" office:value-type="string">
            <text:p>Bukhara</text:p>
          </table:table-cell>
          <table:table-cell office:value-type="float" office:value="1114929">
            <text:p>1114929</text:p>
          </table:table-cell>
        </table:table-row>
        <table:table-row table:style-name="ro1">
          <table:table-cell office:value-type="string">
            <text:p>UZ.14</text:p>
          </table:table-cell>
          <table:table-cell table:number-columns-repeated="2" office:value-type="string">
            <text:p>Tashkent Region</text:p>
          </table:table-cell>
          <table:table-cell office:value-type="float" office:value="1484838">
            <text:p>1484838</text:p>
          </table:table-cell>
        </table:table-row>
        <table:table-row table:style-name="ro1">
          <table:table-cell office:value-type="string">
            <text:p>UZ.13</text:p>
          </table:table-cell>
          <table:table-cell table:number-columns-repeated="2" office:value-type="string">
            <text:p>Tashkent</text:p>
          </table:table-cell>
          <table:table-cell office:value-type="float" office:value="1484839">
            <text:p>1484839</text:p>
          </table:table-cell>
        </table:table-row>
        <table:table-row table:style-name="ro1">
          <table:table-cell office:value-type="string">
            <text:p>UZ.16</text:p>
          </table:table-cell>
          <table:table-cell table:number-columns-repeated="2" office:value-type="string">
            <text:p>Sirdaryo Region</text:p>
          </table:table-cell>
          <table:table-cell office:value-type="float" office:value="1484840">
            <text:p>1484840</text:p>
          </table:table-cell>
        </table:table-row>
        <table:table-row table:style-name="ro1">
          <table:table-cell office:value-type="string">
            <text:p>UZ.07</text:p>
          </table:table-cell>
          <table:table-cell table:number-columns-repeated="2" office:value-type="string">
            <text:p>Navoiy Region</text:p>
          </table:table-cell>
          <table:table-cell office:value-type="float" office:value="1484841">
            <text:p>1484841</text:p>
          </table:table-cell>
        </table:table-row>
        <table:table-row table:style-name="ro1">
          <table:table-cell office:value-type="string">
            <text:p>UZ.06</text:p>
          </table:table-cell>
          <table:table-cell table:number-columns-repeated="2" office:value-type="string">
            <text:p>Namangan</text:p>
          </table:table-cell>
          <table:table-cell office:value-type="float" office:value="1484842">
            <text:p>1484842</text:p>
          </table:table-cell>
        </table:table-row>
        <table:table-row table:style-name="ro1">
          <table:table-cell office:value-type="string">
            <text:p>UZ.05</text:p>
          </table:table-cell>
          <table:table-cell table:number-columns-repeated="2" office:value-type="string">
            <text:p>Xorazm Region</text:p>
          </table:table-cell>
          <table:table-cell office:value-type="float" office:value="1484843">
            <text:p>1484843</text:p>
          </table:table-cell>
        </table:table-row>
        <table:table-row table:style-name="ro1">
          <table:table-cell office:value-type="string">
            <text:p>UZ.15</text:p>
          </table:table-cell>
          <table:table-cell table:number-columns-repeated="2" office:value-type="string">
            <text:p>Jizzakh Region</text:p>
          </table:table-cell>
          <table:table-cell office:value-type="float" office:value="1484844">
            <text:p>1484844</text:p>
          </table:table-cell>
        </table:table-row>
        <table:table-row table:style-name="ro1">
          <table:table-cell office:value-type="string">
            <text:p>UZ.03</text:p>
          </table:table-cell>
          <table:table-cell table:number-columns-repeated="2" office:value-type="string">
            <text:p>Fergana</text:p>
          </table:table-cell>
          <table:table-cell office:value-type="float" office:value="1484845">
            <text:p>1484845</text:p>
          </table:table-cell>
        </table:table-row>
        <table:table-row table:style-name="ro1">
          <table:table-cell office:value-type="string">
            <text:p>UZ.01</text:p>
          </table:table-cell>
          <table:table-cell table:number-columns-repeated="2" office:value-type="string">
            <text:p>Andijan Region</text:p>
          </table:table-cell>
          <table:table-cell office:value-type="float" office:value="1484846">
            <text:p>1484846</text:p>
          </table:table-cell>
        </table:table-row>
        <table:table-row table:style-name="ro1">
          <table:table-cell office:value-type="string">
            <text:p>VC.05</text:p>
          </table:table-cell>
          <table:table-cell table:number-columns-repeated="2" office:value-type="string">
            <text:p>Saint Patrick Parish</text:p>
          </table:table-cell>
          <table:table-cell office:value-type="float" office:value="3577818">
            <text:p>3577818</text:p>
          </table:table-cell>
        </table:table-row>
        <table:table-row table:style-name="ro1">
          <table:table-cell office:value-type="string">
            <text:p>VC.04</text:p>
          </table:table-cell>
          <table:table-cell table:number-columns-repeated="2" office:value-type="string">
            <text:p>Saint George Parish</text:p>
          </table:table-cell>
          <table:table-cell office:value-type="float" office:value="3577819">
            <text:p>3577819</text:p>
          </table:table-cell>
        </table:table-row>
        <table:table-row table:style-name="ro1">
          <table:table-cell office:value-type="string">
            <text:p>VC.03</text:p>
          </table:table-cell>
          <table:table-cell table:number-columns-repeated="2" office:value-type="string">
            <text:p>Saint David Parish</text:p>
          </table:table-cell>
          <table:table-cell office:value-type="float" office:value="3577821">
            <text:p>3577821</text:p>
          </table:table-cell>
        </table:table-row>
        <table:table-row table:style-name="ro1">
          <table:table-cell office:value-type="string">
            <text:p>VC.02</text:p>
          </table:table-cell>
          <table:table-cell table:number-columns-repeated="2" office:value-type="string">
            <text:p>Saint Andrew Parish</text:p>
          </table:table-cell>
          <table:table-cell office:value-type="float" office:value="3577822">
            <text:p>3577822</text:p>
          </table:table-cell>
        </table:table-row>
        <table:table-row table:style-name="ro1">
          <table:table-cell office:value-type="string">
            <text:p>VC.06</text:p>
          </table:table-cell>
          <table:table-cell table:number-columns-repeated="2" office:value-type="string">
            <text:p>Grenadines Parish</text:p>
          </table:table-cell>
          <table:table-cell office:value-type="float" office:value="3577892">
            <text:p>3577892</text:p>
          </table:table-cell>
        </table:table-row>
        <table:table-row table:style-name="ro1">
          <table:table-cell office:value-type="string">
            <text:p>VC.01</text:p>
          </table:table-cell>
          <table:table-cell table:number-columns-repeated="2" office:value-type="string">
            <text:p>Charlotte Parish</text:p>
          </table:table-cell>
          <table:table-cell office:value-type="float" office:value="3577934">
            <text:p>3577934</text:p>
          </table:table-cell>
        </table:table-row>
        <table:table-row table:style-name="ro1">
          <table:table-cell office:value-type="string">
            <text:p>VE.23</text:p>
          </table:table-cell>
          <table:table-cell table:number-columns-repeated="2" office:value-type="string">
            <text:p>Zulia</text:p>
          </table:table-cell>
          <table:table-cell office:value-type="float" office:value="3625035">
            <text:p>3625035</text:p>
          </table:table-cell>
        </table:table-row>
        <table:table-row table:style-name="ro1">
          <table:table-cell office:value-type="string">
            <text:p>VE.22</text:p>
          </table:table-cell>
          <table:table-cell table:number-columns-repeated="2" office:value-type="string">
            <text:p>Yaracuy</text:p>
          </table:table-cell>
          <table:table-cell office:value-type="float" office:value="3625210">
            <text:p>3625210</text:p>
          </table:table-cell>
        </table:table-row>
        <table:table-row table:style-name="ro1">
          <table:table-cell office:value-type="string">
            <text:p>VE.21</text:p>
          </table:table-cell>
          <table:table-cell table:number-columns-repeated="2" office:value-type="string">
            <text:p>Trujillo</text:p>
          </table:table-cell>
          <table:table-cell office:value-type="float" office:value="3625974">
            <text:p>3625974</text:p>
          </table:table-cell>
        </table:table-row>
        <table:table-row table:style-name="ro1">
          <table:table-cell office:value-type="string">
            <text:p>VE.20</text:p>
          </table:table-cell>
          <table:table-cell office:value-type="string">
            <text:p>Táchira</text:p>
          </table:table-cell>
          <table:table-cell office:value-type="string">
            <text:p>Tachira</text:p>
          </table:table-cell>
          <table:table-cell office:value-type="float" office:value="3626553">
            <text:p>3626553</text:p>
          </table:table-cell>
        </table:table-row>
        <table:table-row table:style-name="ro1">
          <table:table-cell office:value-type="string">
            <text:p>VE.19</text:p>
          </table:table-cell>
          <table:table-cell table:number-columns-repeated="2" office:value-type="string">
            <text:p>Sucre</text:p>
          </table:table-cell>
          <table:table-cell office:value-type="float" office:value="3626655">
            <text:p>3626655</text:p>
          </table:table-cell>
        </table:table-row>
        <table:table-row table:style-name="ro1">
          <table:table-cell office:value-type="string">
            <text:p>VE.18</text:p>
          </table:table-cell>
          <table:table-cell table:number-columns-repeated="2" office:value-type="string">
            <text:p>Portuguesa</text:p>
          </table:table-cell>
          <table:table-cell office:value-type="float" office:value="3629941">
            <text:p>3629941</text:p>
          </table:table-cell>
        </table:table-row>
        <table:table-row table:style-name="ro1">
          <table:table-cell office:value-type="string">
            <text:p>VE.17</text:p>
          </table:table-cell>
          <table:table-cell table:number-columns-repeated="2" office:value-type="string">
            <text:p>Nueva Esparta</text:p>
          </table:table-cell>
          <table:table-cell office:value-type="float" office:value="3631462">
            <text:p>3631462</text:p>
          </table:table-cell>
        </table:table-row>
        <table:table-row table:style-name="ro1">
          <table:table-cell office:value-type="string">
            <text:p>VE.16</text:p>
          </table:table-cell>
          <table:table-cell table:number-columns-repeated="2" office:value-type="string">
            <text:p>Monagas</text:p>
          </table:table-cell>
          <table:table-cell office:value-type="float" office:value="3632100">
            <text:p>3632100</text:p>
          </table:table-cell>
        </table:table-row>
        <table:table-row table:style-name="ro1">
          <table:table-cell office:value-type="string">
            <text:p>VE.15</text:p>
          </table:table-cell>
          <table:table-cell table:number-columns-repeated="2" office:value-type="string">
            <text:p>Miranda</text:p>
          </table:table-cell>
          <table:table-cell office:value-type="float" office:value="3632191">
            <text:p>3632191</text:p>
          </table:table-cell>
        </table:table-row>
        <table:table-row table:style-name="ro1">
          <table:table-cell office:value-type="string">
            <text:p>VE.14</text:p>
          </table:table-cell>
          <table:table-cell office:value-type="string">
            <text:p>Mérida</text:p>
          </table:table-cell>
          <table:table-cell office:value-type="string">
            <text:p>Merida</text:p>
          </table:table-cell>
          <table:table-cell office:value-type="float" office:value="3632306">
            <text:p>3632306</text:p>
          </table:table-cell>
        </table:table-row>
        <table:table-row table:style-name="ro1">
          <table:table-cell office:value-type="string">
            <text:p>VE.13</text:p>
          </table:table-cell>
          <table:table-cell table:number-columns-repeated="2" office:value-type="string">
            <text:p>Lara</text:p>
          </table:table-cell>
          <table:table-cell office:value-type="float" office:value="3636539">
            <text:p>3636539</text:p>
          </table:table-cell>
        </table:table-row>
        <table:table-row table:style-name="ro1">
          <table:table-cell office:value-type="string">
            <text:p>VE.12</text:p>
          </table:table-cell>
          <table:table-cell office:value-type="string">
            <text:p>Guárico</text:p>
          </table:table-cell>
          <table:table-cell office:value-type="string">
            <text:p>Guarico</text:p>
          </table:table-cell>
          <table:table-cell office:value-type="float" office:value="3640017">
            <text:p>3640017</text:p>
          </table:table-cell>
        </table:table-row>
        <table:table-row table:style-name="ro1">
          <table:table-cell office:value-type="string">
            <text:p>VE.24</text:p>
          </table:table-cell>
          <table:table-cell table:number-columns-repeated="2" office:value-type="string">
            <text:p>Dependencias Federales</text:p>
          </table:table-cell>
          <table:table-cell office:value-type="float" office:value="3640846">
            <text:p>3640846</text:p>
          </table:table-cell>
        </table:table-row>
        <table:table-row table:style-name="ro1">
          <table:table-cell office:value-type="string">
            <text:p>VE.25</text:p>
          </table:table-cell>
          <table:table-cell table:number-columns-repeated="2" office:value-type="string">
            <text:p>Distrito Federal</text:p>
          </table:table-cell>
          <table:table-cell office:value-type="float" office:value="3640847">
            <text:p>3640847</text:p>
          </table:table-cell>
        </table:table-row>
        <table:table-row table:style-name="ro1">
          <table:table-cell office:value-type="string">
            <text:p>VE.11</text:p>
          </table:table-cell>
          <table:table-cell office:value-type="string">
            <text:p>Falcón</text:p>
          </table:table-cell>
          <table:table-cell office:value-type="string">
            <text:p>Falcon</text:p>
          </table:table-cell>
          <table:table-cell office:value-type="float" office:value="3640873">
            <text:p>3640873</text:p>
          </table:table-cell>
        </table:table-row>
        <table:table-row table:style-name="ro1">
          <table:table-cell office:value-type="string">
            <text:p>VE.09</text:p>
          </table:table-cell>
          <table:table-cell table:number-columns-repeated="2" office:value-type="string">
            <text:p>Delta Amacuro</text:p>
          </table:table-cell>
          <table:table-cell office:value-type="float" office:value="3644541">
            <text:p>3644541</text:p>
          </table:table-cell>
        </table:table-row>
        <table:table-row table:style-name="ro1">
          <table:table-cell office:value-type="string">
            <text:p>VE.08</text:p>
          </table:table-cell>
          <table:table-cell table:number-columns-repeated="2" office:value-type="string">
            <text:p>Cojedes</text:p>
          </table:table-cell>
          <table:table-cell office:value-type="float" office:value="3645386">
            <text:p>3645386</text:p>
          </table:table-cell>
        </table:table-row>
        <table:table-row table:style-name="ro1">
          <table:table-cell office:value-type="string">
            <text:p>VE.07</text:p>
          </table:table-cell>
          <table:table-cell table:number-columns-repeated="2" office:value-type="string">
            <text:p>Carabobo</text:p>
          </table:table-cell>
          <table:table-cell office:value-type="float" office:value="3646751">
            <text:p>3646751</text:p>
          </table:table-cell>
        </table:table-row>
        <table:table-row table:style-name="ro1">
          <table:table-cell office:value-type="string">
            <text:p>VE.06</text:p>
          </table:table-cell>
          <table:table-cell office:value-type="string">
            <text:p>Bolívar</text:p>
          </table:table-cell>
          <table:table-cell office:value-type="string">
            <text:p>Bolivar</text:p>
          </table:table-cell>
          <table:table-cell office:value-type="float" office:value="3648106">
            <text:p>3648106</text:p>
          </table:table-cell>
        </table:table-row>
        <table:table-row table:style-name="ro1">
          <table:table-cell office:value-type="string">
            <text:p>VE.05</text:p>
          </table:table-cell>
          <table:table-cell table:number-columns-repeated="2" office:value-type="string">
            <text:p>Barinas</text:p>
          </table:table-cell>
          <table:table-cell office:value-type="float" office:value="3648544">
            <text:p>3648544</text:p>
          </table:table-cell>
        </table:table-row>
        <table:table-row table:style-name="ro1">
          <table:table-cell office:value-type="string">
            <text:p>VE.04</text:p>
          </table:table-cell>
          <table:table-cell table:number-columns-repeated="2" office:value-type="string">
            <text:p>Aragua</text:p>
          </table:table-cell>
          <table:table-cell office:value-type="float" office:value="3649110">
            <text:p>3649110</text:p>
          </table:table-cell>
        </table:table-row>
        <table:table-row table:style-name="ro1">
          <table:table-cell office:value-type="string">
            <text:p>VE.03</text:p>
          </table:table-cell>
          <table:table-cell table:number-columns-repeated="2" office:value-type="string">
            <text:p>Apure</text:p>
          </table:table-cell>
          <table:table-cell office:value-type="float" office:value="3649151">
            <text:p>3649151</text:p>
          </table:table-cell>
        </table:table-row>
        <table:table-row table:style-name="ro1">
          <table:table-cell office:value-type="string">
            <text:p>VE.02</text:p>
          </table:table-cell>
          <table:table-cell office:value-type="string">
            <text:p>Anzoátegui</text:p>
          </table:table-cell>
          <table:table-cell office:value-type="string">
            <text:p>Anzoategui</text:p>
          </table:table-cell>
          <table:table-cell office:value-type="float" office:value="3649198">
            <text:p>3649198</text:p>
          </table:table-cell>
        </table:table-row>
        <table:table-row table:style-name="ro1">
          <table:table-cell office:value-type="string">
            <text:p>VE.01</text:p>
          </table:table-cell>
          <table:table-cell table:number-columns-repeated="2" office:value-type="string">
            <text:p>Amazonas</text:p>
          </table:table-cell>
          <table:table-cell office:value-type="float" office:value="3649302">
            <text:p>3649302</text:p>
          </table:table-cell>
        </table:table-row>
        <table:table-row table:style-name="ro1">
          <table:table-cell office:value-type="string">
            <text:p>VE.26</text:p>
          </table:table-cell>
          <table:table-cell table:number-columns-repeated="2" office:value-type="string">
            <text:p>Vargas</text:p>
          </table:table-cell>
          <table:table-cell office:value-type="float" office:value="3830309">
            <text:p>3830309</text:p>
          </table:table-cell>
        </table:table-row>
        <table:table-row table:style-name="ro1">
          <table:table-cell office:value-type="string">
            <text:p>VI.010</text:p>
          </table:table-cell>
          <table:table-cell table:number-columns-repeated="2" office:value-type="string">
            <text:p>Saint Croix Island</text:p>
          </table:table-cell>
          <table:table-cell office:value-type="float" office:value="7267902">
            <text:p>7267902</text:p>
          </table:table-cell>
        </table:table-row>
        <table:table-row table:style-name="ro1">
          <table:table-cell office:value-type="string">
            <text:p>VI.020</text:p>
          </table:table-cell>
          <table:table-cell table:number-columns-repeated="2" office:value-type="string">
            <text:p>Saint John Island</text:p>
          </table:table-cell>
          <table:table-cell office:value-type="float" office:value="7267903">
            <text:p>7267903</text:p>
          </table:table-cell>
        </table:table-row>
        <table:table-row table:style-name="ro1">
          <table:table-cell office:value-type="string">
            <text:p>VI.030</text:p>
          </table:table-cell>
          <table:table-cell table:number-columns-repeated="2" office:value-type="string">
            <text:p>Saint Thomas Island</text:p>
          </table:table-cell>
          <table:table-cell office:value-type="float" office:value="7267904">
            <text:p>7267904</text:p>
          </table:table-cell>
        </table:table-row>
        <table:table-row table:style-name="ro1">
          <table:table-cell office:value-type="string">
            <text:p>VN.58</text:p>
          </table:table-cell>
          <table:table-cell office:value-type="string">
            <text:p>Nghệ An Province</text:p>
          </table:table-cell>
          <table:table-cell office:value-type="string">
            <text:p>Nghe An Province</text:p>
          </table:table-cell>
          <table:table-cell office:value-type="float" office:value="1559969">
            <text:p>1559969</text:p>
          </table:table-cell>
        </table:table-row>
        <table:table-row table:style-name="ro1">
          <table:table-cell office:value-type="string">
            <text:p>VN.59</text:p>
          </table:table-cell>
          <table:table-cell office:value-type="string">
            <text:p>Ninh Bình Province</text:p>
          </table:table-cell>
          <table:table-cell office:value-type="string">
            <text:p>Ninh Binh Province</text:p>
          </table:table-cell>
          <table:table-cell office:value-type="float" office:value="1559970">
            <text:p>1559970</text:p>
          </table:table-cell>
        </table:table-row>
        <table:table-row table:style-name="ro1">
          <table:table-cell office:value-type="string">
            <text:p>VN.60</text:p>
          </table:table-cell>
          <table:table-cell office:value-type="string">
            <text:p>Ninh Thuận Province</text:p>
          </table:table-cell>
          <table:table-cell office:value-type="string">
            <text:p>Ninh Thuan Province</text:p>
          </table:table-cell>
          <table:table-cell office:value-type="float" office:value="1559971">
            <text:p>1559971</text:p>
          </table:table-cell>
        </table:table-row>
        <table:table-row table:style-name="ro1">
          <table:table-cell office:value-type="string">
            <text:p>VN.65</text:p>
          </table:table-cell>
          <table:table-cell office:value-type="string">
            <text:p>Sóc Trăng Province</text:p>
          </table:table-cell>
          <table:table-cell office:value-type="string">
            <text:p>Soc Trang Province</text:p>
          </table:table-cell>
          <table:table-cell office:value-type="float" office:value="1559972">
            <text:p>1559972</text:p>
          </table:table-cell>
        </table:table-row>
        <table:table-row table:style-name="ro1">
          <table:table-cell office:value-type="string">
            <text:p>VN.67</text:p>
          </table:table-cell>
          <table:table-cell office:value-type="string">
            <text:p>Trà Vinh Province</text:p>
          </table:table-cell>
          <table:table-cell office:value-type="string">
            <text:p>Tra Vinh Province</text:p>
          </table:table-cell>
          <table:table-cell office:value-type="float" office:value="1559975">
            <text:p>1559975</text:p>
          </table:table-cell>
        </table:table-row>
        <table:table-row table:style-name="ro1">
          <table:table-cell office:value-type="string">
            <text:p>VN.68</text:p>
          </table:table-cell>
          <table:table-cell office:value-type="string">
            <text:p>Tuyên Quang Province</text:p>
          </table:table-cell>
          <table:table-cell office:value-type="string">
            <text:p>Tuyen Quang Province</text:p>
          </table:table-cell>
          <table:table-cell office:value-type="float" office:value="1559976">
            <text:p>1559976</text:p>
          </table:table-cell>
        </table:table-row>
        <table:table-row table:style-name="ro1">
          <table:table-cell office:value-type="string">
            <text:p>VN.69</text:p>
          </table:table-cell>
          <table:table-cell office:value-type="string">
            <text:p>Vĩnh Long Province</text:p>
          </table:table-cell>
          <table:table-cell office:value-type="string">
            <text:p>Vinh Long Province</text:p>
          </table:table-cell>
          <table:table-cell office:value-type="float" office:value="1559977">
            <text:p>1559977</text:p>
          </table:table-cell>
        </table:table-row>
        <table:table-row table:style-name="ro1">
          <table:table-cell office:value-type="string">
            <text:p>VN.70</text:p>
          </table:table-cell>
          <table:table-cell office:value-type="string">
            <text:p>Yên Bái Province</text:p>
          </table:table-cell>
          <table:table-cell office:value-type="string">
            <text:p>Yen Bai Province</text:p>
          </table:table-cell>
          <table:table-cell office:value-type="float" office:value="1559978">
            <text:p>1559978</text:p>
          </table:table-cell>
        </table:table-row>
        <table:table-row table:style-name="ro1">
          <table:table-cell office:value-type="string">
            <text:p>VN.90</text:p>
          </table:table-cell>
          <table:table-cell office:value-type="string">
            <text:p>Lào Cai Province</text:p>
          </table:table-cell>
          <table:table-cell office:value-type="string">
            <text:p>Lao Cai Province</text:p>
          </table:table-cell>
          <table:table-cell office:value-type="float" office:value="1562412">
            <text:p>1562412</text:p>
          </table:table-cell>
        </table:table-row>
        <table:table-row table:style-name="ro1">
          <table:table-cell office:value-type="string">
            <text:p>VN.37</text:p>
          </table:table-cell>
          <table:table-cell office:value-type="string">
            <text:p>Tiền Giang</text:p>
          </table:table-cell>
          <table:table-cell office:value-type="string">
            <text:p>Tien Giang</text:p>
          </table:table-cell>
          <table:table-cell office:value-type="float" office:value="1564676">
            <text:p>1564676</text:p>
          </table:table-cell>
        </table:table-row>
        <table:table-row table:style-name="ro1">
          <table:table-cell office:value-type="string">
            <text:p>VN.66</text:p>
          </table:table-cell>
          <table:table-cell office:value-type="string">
            <text:p>Thừa Thiên Huế Province</text:p>
          </table:table-cell>
          <table:table-cell office:value-type="string">
            <text:p>Thua Thien Hue Province</text:p>
          </table:table-cell>
          <table:table-cell office:value-type="float" office:value="1565033">
            <text:p>1565033</text:p>
          </table:table-cell>
        </table:table-row>
        <table:table-row table:style-name="ro1">
          <table:table-cell office:value-type="string">
            <text:p>VN.55</text:p>
          </table:table-cell>
          <table:table-cell table:number-columns-repeated="2" office:value-type="string">
            <text:p>Kon Tum</text:p>
          </table:table-cell>
          <table:table-cell office:value-type="float" office:value="1565088">
            <text:p>1565088</text:p>
          </table:table-cell>
        </table:table-row>
        <table:table-row table:style-name="ro1">
          <table:table-cell office:value-type="string">
            <text:p>VN.34</text:p>
          </table:table-cell>
          <table:table-cell office:value-type="string">
            <text:p>Thanh Hóa Province</text:p>
          </table:table-cell>
          <table:table-cell office:value-type="string">
            <text:p>Thanh Hoa Province</text:p>
          </table:table-cell>
          <table:table-cell office:value-type="float" office:value="1566165">
            <text:p>1566165</text:p>
          </table:table-cell>
        </table:table-row>
        <table:table-row table:style-name="ro1">
          <table:table-cell office:value-type="string">
            <text:p>VN.35</text:p>
          </table:table-cell>
          <table:table-cell office:value-type="string">
            <text:p>Thái Bình Province</text:p>
          </table:table-cell>
          <table:table-cell office:value-type="string">
            <text:p>Thai Binh Province</text:p>
          </table:table-cell>
          <table:table-cell office:value-type="float" office:value="1566338">
            <text:p>1566338</text:p>
          </table:table-cell>
        </table:table-row>
        <table:table-row table:style-name="ro1">
          <table:table-cell office:value-type="string">
            <text:p>VN.33</text:p>
          </table:table-cell>
          <table:table-cell office:value-type="string">
            <text:p>Tây Ninh Province</text:p>
          </table:table-cell>
          <table:table-cell office:value-type="string">
            <text:p>Tay Ninh Province</text:p>
          </table:table-cell>
          <table:table-cell office:value-type="float" office:value="1566557">
            <text:p>1566557</text:p>
          </table:table-cell>
        </table:table-row>
        <table:table-row table:style-name="ro1">
          <table:table-cell office:value-type="string">
            <text:p>VN.32</text:p>
          </table:table-cell>
          <table:table-cell office:value-type="string">
            <text:p>Sơn La Province</text:p>
          </table:table-cell>
          <table:table-cell office:value-type="string">
            <text:p>Son La Province</text:p>
          </table:table-cell>
          <table:table-cell office:value-type="float" office:value="1567643">
            <text:p>1567643</text:p>
          </table:table-cell>
        </table:table-row>
        <table:table-row table:style-name="ro1">
          <table:table-cell office:value-type="string">
            <text:p>VN.64</text:p>
          </table:table-cell>
          <table:table-cell office:value-type="string">
            <text:p>Quảng Trị Province</text:p>
          </table:table-cell>
          <table:table-cell office:value-type="string">
            <text:p>Quang Tri Province</text:p>
          </table:table-cell>
          <table:table-cell office:value-type="float" office:value="1568733">
            <text:p>1568733</text:p>
          </table:table-cell>
        </table:table-row>
        <table:table-row table:style-name="ro1">
          <table:table-cell office:value-type="string">
            <text:p>VN.30</text:p>
          </table:table-cell>
          <table:table-cell office:value-type="string">
            <text:p>Quảng Ninh</text:p>
          </table:table-cell>
          <table:table-cell office:value-type="string">
            <text:p>Quang Ninh</text:p>
          </table:table-cell>
          <table:table-cell office:value-type="float" office:value="1568758">
            <text:p>1568758</text:p>
          </table:table-cell>
        </table:table-row>
        <table:table-row table:style-name="ro1">
          <table:table-cell office:value-type="string">
            <text:p>VN.63</text:p>
          </table:table-cell>
          <table:table-cell office:value-type="string">
            <text:p>Quảng Ngãi Province</text:p>
          </table:table-cell>
          <table:table-cell office:value-type="string">
            <text:p>Quang Ngai Province</text:p>
          </table:table-cell>
          <table:table-cell office:value-type="float" office:value="1568769">
            <text:p>1568769</text:p>
          </table:table-cell>
        </table:table-row>
        <table:table-row table:style-name="ro1">
          <table:table-cell office:value-type="string">
            <text:p>VN.62</text:p>
          </table:table-cell>
          <table:table-cell office:value-type="string">
            <text:p>Quảng Bình Province</text:p>
          </table:table-cell>
          <table:table-cell office:value-type="string">
            <text:p>Quang Binh Province</text:p>
          </table:table-cell>
          <table:table-cell office:value-type="float" office:value="1568839">
            <text:p>1568839</text:p>
          </table:table-cell>
        </table:table-row>
        <table:table-row table:style-name="ro1">
          <table:table-cell office:value-type="string">
            <text:p>VN.61</text:p>
          </table:table-cell>
          <table:table-cell office:value-type="string">
            <text:p>Phú Yên Province</text:p>
          </table:table-cell>
          <table:table-cell office:value-type="string">
            <text:p>Phu Yen Province</text:p>
          </table:table-cell>
          <table:table-cell office:value-type="float" office:value="1569805">
            <text:p>1569805</text:p>
          </table:table-cell>
        </table:table-row>
        <table:table-row table:style-name="ro1">
          <table:table-cell office:value-type="string">
            <text:p>VN.53</text:p>
          </table:table-cell>
          <table:table-cell office:value-type="string">
            <text:p>Hòa Bình Province</text:p>
          </table:table-cell>
          <table:table-cell office:value-type="string">
            <text:p>Hoa Binh Province</text:p>
          </table:table-cell>
          <table:table-cell office:value-type="float" office:value="1572594">
            <text:p>1572594</text:p>
          </table:table-cell>
        </table:table-row>
        <table:table-row table:style-name="ro1">
          <table:table-cell office:value-type="string">
            <text:p>VN.24</text:p>
          </table:table-cell>
          <table:table-cell table:number-columns-repeated="2" office:value-type="string">
            <text:p>Long An Povince</text:p>
          </table:table-cell>
          <table:table-cell office:value-type="float" office:value="1575788">
            <text:p>1575788</text:p>
          </table:table-cell>
        </table:table-row>
        <table:table-row table:style-name="ro1">
          <table:table-cell office:value-type="string">
            <text:p>VN.39</text:p>
          </table:table-cell>
          <table:table-cell office:value-type="string">
            <text:p>Lạng Sơn Province</text:p>
          </table:table-cell>
          <table:table-cell office:value-type="string">
            <text:p>Lang Son Province</text:p>
          </table:table-cell>
          <table:table-cell office:value-type="float" office:value="1576632">
            <text:p>1576632</text:p>
          </table:table-cell>
        </table:table-row>
        <table:table-row table:style-name="ro1">
          <table:table-cell office:value-type="string">
            <text:p>VN.23</text:p>
          </table:table-cell>
          <table:table-cell office:value-type="string">
            <text:p>Lâm Đồng Province</text:p>
          </table:table-cell>
          <table:table-cell office:value-type="string">
            <text:p>Lam GJong Province</text:p>
          </table:table-cell>
          <table:table-cell office:value-type="float" office:value="1577882">
            <text:p>1577882</text:p>
          </table:table-cell>
        </table:table-row>
        <table:table-row table:style-name="ro1">
          <table:table-cell office:value-type="string">
            <text:p>VN.89</text:p>
          </table:table-cell>
          <table:table-cell office:value-type="string">
            <text:p>Lai Châu Province</text:p>
          </table:table-cell>
          <table:table-cell office:value-type="string">
            <text:p>Lai Chau Province</text:p>
          </table:table-cell>
          <table:table-cell office:value-type="float" office:value="1577954">
            <text:p>1577954</text:p>
          </table:table-cell>
        </table:table-row>
        <table:table-row table:style-name="ro1">
          <table:table-cell office:value-type="string">
            <text:p>VN.21</text:p>
          </table:table-cell>
          <table:table-cell office:value-type="string">
            <text:p>Kiên Giang Province</text:p>
          </table:table-cell>
          <table:table-cell office:value-type="string">
            <text:p>Kien Giang Province</text:p>
          </table:table-cell>
          <table:table-cell office:value-type="float" office:value="1579008">
            <text:p>1579008</text:p>
          </table:table-cell>
        </table:table-row>
        <table:table-row table:style-name="ro1">
          <table:table-cell office:value-type="string">
            <text:p>VN.54</text:p>
          </table:table-cell>
          <table:table-cell office:value-type="string">
            <text:p>Khánh Hòa Province</text:p>
          </table:table-cell>
          <table:table-cell office:value-type="string">
            <text:p>Khanh Hoa Province</text:p>
          </table:table-cell>
          <table:table-cell office:value-type="float" office:value="1579634">
            <text:p>1579634</text:p>
          </table:table-cell>
        </table:table-row>
        <table:table-row table:style-name="ro1">
          <table:table-cell office:value-type="string">
            <text:p>VN.20</text:p>
          </table:table-cell>
          <table:table-cell table:number-columns-repeated="2" office:value-type="string">
            <text:p>Ho Chi Minh</text:p>
          </table:table-cell>
          <table:table-cell office:value-type="float" office:value="1580578">
            <text:p>1580578</text:p>
          </table:table-cell>
        </table:table-row>
        <table:table-row table:style-name="ro1">
          <table:table-cell office:value-type="string">
            <text:p>VN.52</text:p>
          </table:table-cell>
          <table:table-cell office:value-type="string">
            <text:p>Hà Tĩnh Province</text:p>
          </table:table-cell>
          <table:table-cell office:value-type="string">
            <text:p>Ha Tinh Province</text:p>
          </table:table-cell>
          <table:table-cell office:value-type="float" office:value="1580700">
            <text:p>1580700</text:p>
          </table:table-cell>
        </table:table-row>
        <table:table-row table:style-name="ro1">
          <table:table-cell office:value-type="string">
            <text:p>VN.50</text:p>
          </table:table-cell>
          <table:table-cell office:value-type="string">
            <text:p>Hà Giang Province</text:p>
          </table:table-cell>
          <table:table-cell office:value-type="string">
            <text:p>Ha Giang Province</text:p>
          </table:table-cell>
          <table:table-cell office:value-type="float" office:value="1581030">
            <text:p>1581030</text:p>
          </table:table-cell>
        </table:table-row>
        <table:table-row table:style-name="ro1">
          <table:table-cell office:value-type="string">
            <text:p>VN.49</text:p>
          </table:table-cell>
          <table:table-cell table:number-columns-repeated="2" office:value-type="string">
            <text:p>Gia Lai Province</text:p>
          </table:table-cell>
          <table:table-cell office:value-type="float" office:value="1581088">
            <text:p>1581088</text:p>
          </table:table-cell>
        </table:table-row>
        <table:table-row table:style-name="ro1">
          <table:table-cell office:value-type="string">
            <text:p>VN.44</text:p>
          </table:table-cell>
          <table:table-cell table:number-columns-repeated="2" office:value-type="string">
            <text:p>Hanoi</text:p>
          </table:table-cell>
          <table:table-cell office:value-type="float" office:value="1581129">
            <text:p>1581129</text:p>
          </table:table-cell>
        </table:table-row>
        <table:table-row table:style-name="ro1">
          <table:table-cell office:value-type="string">
            <text:p>VN.87</text:p>
          </table:table-cell>
          <table:table-cell table:number-columns-repeated="2" office:value-type="string">
            <text:p>Can Tho</text:p>
          </table:table-cell>
          <table:table-cell office:value-type="float" office:value="1581188">
            <text:p>1581188</text:p>
          </table:table-cell>
        </table:table-row>
        <table:table-row table:style-name="ro1">
          <table:table-cell office:value-type="string">
            <text:p>VN.13</text:p>
          </table:table-cell>
          <table:table-cell table:number-columns-repeated="2" office:value-type="string">
            <text:p>Haiphong</text:p>
          </table:table-cell>
          <table:table-cell office:value-type="float" office:value="1581297">
            <text:p>1581297</text:p>
          </table:table-cell>
        </table:table-row>
        <table:table-row table:style-name="ro1">
          <table:table-cell office:value-type="string">
            <text:p>VN.47</text:p>
          </table:table-cell>
          <table:table-cell office:value-type="string">
            <text:p>Bình Thuận Province</text:p>
          </table:table-cell>
          <table:table-cell office:value-type="string">
            <text:p>Binh Thuan Province</text:p>
          </table:table-cell>
          <table:table-cell office:value-type="float" office:value="1581882">
            <text:p>1581882</text:p>
          </table:table-cell>
        </table:table-row>
        <table:table-row table:style-name="ro1">
          <table:table-cell office:value-type="string">
            <text:p>VN.09</text:p>
          </table:table-cell>
          <table:table-cell office:value-type="string">
            <text:p>Đồng Tháp Province</text:p>
          </table:table-cell>
          <table:table-cell office:value-type="string">
            <text:p>GJong Thap Province</text:p>
          </table:table-cell>
          <table:table-cell office:value-type="float" office:value="1582562">
            <text:p>1582562</text:p>
          </table:table-cell>
        </table:table-row>
        <table:table-row table:style-name="ro1">
          <table:table-cell office:value-type="string">
            <text:p>VN.43</text:p>
          </table:table-cell>
          <table:table-cell office:value-type="string">
            <text:p>Đồng Nai Province</text:p>
          </table:table-cell>
          <table:table-cell office:value-type="string">
            <text:p>GJong Nai Province</text:p>
          </table:table-cell>
          <table:table-cell office:value-type="float" office:value="1582720">
            <text:p>1582720</text:p>
          </table:table-cell>
        </table:table-row>
        <table:table-row table:style-name="ro1">
          <table:table-cell office:value-type="string">
            <text:p>VN.88</text:p>
          </table:table-cell>
          <table:table-cell office:value-type="string">
            <text:p>Đắk Lắk</text:p>
          </table:table-cell>
          <table:table-cell office:value-type="string">
            <text:p>GJak Lak</text:p>
          </table:table-cell>
          <table:table-cell office:value-type="float" office:value="1584169">
            <text:p>1584169</text:p>
          </table:table-cell>
        </table:table-row>
        <table:table-row table:style-name="ro1">
          <table:table-cell office:value-type="string">
            <text:p>VN.45</text:p>
          </table:table-cell>
          <table:table-cell office:value-type="string">
            <text:p>Bà Rịa–Vũng Tàu Province</text:p>
          </table:table-cell>
          <table:table-cell office:value-type="string">
            <text:p>Ba Ria-Vung Tau Province</text:p>
          </table:table-cell>
          <table:table-cell office:value-type="float" office:value="1584534">
            <text:p>1584534</text:p>
          </table:table-cell>
        </table:table-row>
        <table:table-row table:style-name="ro1">
          <table:table-cell office:value-type="string">
            <text:p>VN.05</text:p>
          </table:table-cell>
          <table:table-cell office:value-type="string">
            <text:p>Cao Bằng Province</text:p>
          </table:table-cell>
          <table:table-cell office:value-type="string">
            <text:p>Cao Bang Province</text:p>
          </table:table-cell>
          <table:table-cell office:value-type="float" office:value="1586182">
            <text:p>1586182</text:p>
          </table:table-cell>
        </table:table-row>
        <table:table-row table:style-name="ro1">
          <table:table-cell office:value-type="string">
            <text:p>VN.46</text:p>
          </table:table-cell>
          <table:table-cell office:value-type="string">
            <text:p>Bình Định Province</text:p>
          </table:table-cell>
          <table:table-cell office:value-type="string">
            <text:p>Binh GJinh Province</text:p>
          </table:table-cell>
          <table:table-cell office:value-type="float" office:value="1587871">
            <text:p>1587871</text:p>
          </table:table-cell>
        </table:table-row>
        <table:table-row table:style-name="ro1">
          <table:table-cell office:value-type="string">
            <text:p>VN.03</text:p>
          </table:table-cell>
          <table:table-cell office:value-type="string">
            <text:p>Bến Tre Province</text:p>
          </table:table-cell>
          <table:table-cell office:value-type="string">
            <text:p>Ben Tre Province</text:p>
          </table:table-cell>
          <table:table-cell office:value-type="float" office:value="1587974">
            <text:p>1587974</text:p>
          </table:table-cell>
        </table:table-row>
        <table:table-row table:style-name="ro1">
          <table:table-cell office:value-type="string">
            <text:p>VN.01</text:p>
          </table:table-cell>
          <table:table-cell table:number-columns-repeated="2" office:value-type="string">
            <text:p>An Giang Province</text:p>
          </table:table-cell>
          <table:table-cell office:value-type="float" office:value="1594446">
            <text:p>1594446</text:p>
          </table:table-cell>
        </table:table-row>
        <table:table-row table:style-name="ro1">
          <table:table-cell office:value-type="string">
            <text:p>VN.91</text:p>
          </table:table-cell>
          <table:table-cell office:value-type="string">
            <text:p>Đăk Nông Province</text:p>
          </table:table-cell>
          <table:table-cell office:value-type="string">
            <text:p>GJak Nong Province</text:p>
          </table:table-cell>
          <table:table-cell office:value-type="float" office:value="1904987">
            <text:p>1904987</text:p>
          </table:table-cell>
        </table:table-row>
        <table:table-row table:style-name="ro1">
          <table:table-cell office:value-type="string">
            <text:p>VN.92</text:p>
          </table:table-cell>
          <table:table-cell office:value-type="string">
            <text:p>Điện Biên Province</text:p>
          </table:table-cell>
          <table:table-cell office:value-type="string">
            <text:p>GJien Bien Province</text:p>
          </table:table-cell>
          <table:table-cell office:value-type="float" office:value="1905099">
            <text:p>1905099</text:p>
          </table:table-cell>
        </table:table-row>
        <table:table-row table:style-name="ro1">
          <table:table-cell office:value-type="string">
            <text:p>VN.74</text:p>
          </table:table-cell>
          <table:table-cell office:value-type="string">
            <text:p>Bắc Ninh Province</text:p>
          </table:table-cell>
          <table:table-cell office:value-type="string">
            <text:p>Bac Ninh Province</text:p>
          </table:table-cell>
          <table:table-cell office:value-type="float" office:value="1905412">
            <text:p>1905412</text:p>
          </table:table-cell>
        </table:table-row>
        <table:table-row table:style-name="ro1">
          <table:table-cell office:value-type="string">
            <text:p>VN.71</text:p>
          </table:table-cell>
          <table:table-cell office:value-type="string">
            <text:p>Bắc Giang Province</text:p>
          </table:table-cell>
          <table:table-cell office:value-type="string">
            <text:p>Bac Giang Province</text:p>
          </table:table-cell>
          <table:table-cell office:value-type="float" office:value="1905419">
            <text:p>1905419</text:p>
          </table:table-cell>
        </table:table-row>
        <table:table-row table:style-name="ro1">
          <table:table-cell office:value-type="string">
            <text:p>VN.78</text:p>
          </table:table-cell>
          <table:table-cell table:number-columns-repeated="2" office:value-type="string">
            <text:p>Da Nang</text:p>
          </table:table-cell>
          <table:table-cell office:value-type="float" office:value="1905468">
            <text:p>1905468</text:p>
          </table:table-cell>
        </table:table-row>
        <table:table-row table:style-name="ro1">
          <table:table-cell office:value-type="string">
            <text:p>VN.75</text:p>
          </table:table-cell>
          <table:table-cell office:value-type="string">
            <text:p>Bình Dương Province</text:p>
          </table:table-cell>
          <table:table-cell office:value-type="string">
            <text:p>Binh Duong Province</text:p>
          </table:table-cell>
          <table:table-cell office:value-type="float" office:value="1905475">
            <text:p>1905475</text:p>
          </table:table-cell>
        </table:table-row>
        <table:table-row table:style-name="ro1">
          <table:table-cell office:value-type="string">
            <text:p>VN.76</text:p>
          </table:table-cell>
          <table:table-cell office:value-type="string">
            <text:p>Bình Phước Province</text:p>
          </table:table-cell>
          <table:table-cell office:value-type="string">
            <text:p>Binh Phuoc Province</text:p>
          </table:table-cell>
          <table:table-cell office:value-type="float" office:value="1905480">
            <text:p>1905480</text:p>
          </table:table-cell>
        </table:table-row>
        <table:table-row table:style-name="ro1">
          <table:table-cell office:value-type="string">
            <text:p>VN.85</text:p>
          </table:table-cell>
          <table:table-cell office:value-type="string">
            <text:p>Thái Nguyên Province</text:p>
          </table:table-cell>
          <table:table-cell office:value-type="string">
            <text:p>Thai Nguyen Province</text:p>
          </table:table-cell>
          <table:table-cell office:value-type="float" office:value="1905497">
            <text:p>1905497</text:p>
          </table:table-cell>
        </table:table-row>
        <table:table-row table:style-name="ro1">
          <table:table-cell office:value-type="string">
            <text:p>VN.84</text:p>
          </table:table-cell>
          <table:table-cell office:value-type="string">
            <text:p>Quảng Nam Province</text:p>
          </table:table-cell>
          <table:table-cell office:value-type="string">
            <text:p>Quang Nam Province</text:p>
          </table:table-cell>
          <table:table-cell office:value-type="float" office:value="1905516">
            <text:p>1905516</text:p>
          </table:table-cell>
        </table:table-row>
        <table:table-row table:style-name="ro1">
          <table:table-cell office:value-type="string">
            <text:p>VN.83</text:p>
          </table:table-cell>
          <table:table-cell office:value-type="string">
            <text:p>Phú Thọ Province</text:p>
          </table:table-cell>
          <table:table-cell office:value-type="string">
            <text:p>Phu Tho Province</text:p>
          </table:table-cell>
          <table:table-cell office:value-type="float" office:value="1905577">
            <text:p>1905577</text:p>
          </table:table-cell>
        </table:table-row>
        <table:table-row table:style-name="ro1">
          <table:table-cell office:value-type="string">
            <text:p>VN.82</text:p>
          </table:table-cell>
          <table:table-cell office:value-type="string">
            <text:p>Nam Định Province</text:p>
          </table:table-cell>
          <table:table-cell office:value-type="string">
            <text:p>Nam GJinh Province</text:p>
          </table:table-cell>
          <table:table-cell office:value-type="float" office:value="1905626">
            <text:p>1905626</text:p>
          </table:table-cell>
        </table:table-row>
        <table:table-row table:style-name="ro1">
          <table:table-cell office:value-type="string">
            <text:p>VN.80</text:p>
          </table:table-cell>
          <table:table-cell office:value-type="string">
            <text:p>Hà Nam Province</text:p>
          </table:table-cell>
          <table:table-cell office:value-type="string">
            <text:p>Ha Nam Province</text:p>
          </table:table-cell>
          <table:table-cell office:value-type="float" office:value="1905637">
            <text:p>1905637</text:p>
          </table:table-cell>
        </table:table-row>
        <table:table-row table:style-name="ro1">
          <table:table-cell office:value-type="string">
            <text:p>VN.72</text:p>
          </table:table-cell>
          <table:table-cell office:value-type="string">
            <text:p>Bắc Kạn Province</text:p>
          </table:table-cell>
          <table:table-cell office:value-type="string">
            <text:p>Bac Kan Province</text:p>
          </table:table-cell>
          <table:table-cell office:value-type="float" office:value="1905669">
            <text:p>1905669</text:p>
          </table:table-cell>
        </table:table-row>
        <table:table-row table:style-name="ro1">
          <table:table-cell office:value-type="string">
            <text:p>VN.73</text:p>
          </table:table-cell>
          <table:table-cell office:value-type="string">
            <text:p>Bạc Liêu Province</text:p>
          </table:table-cell>
          <table:table-cell office:value-type="string">
            <text:p>Bac Lieu Province</text:p>
          </table:table-cell>
          <table:table-cell office:value-type="float" office:value="1905675">
            <text:p>1905675</text:p>
          </table:table-cell>
        </table:table-row>
        <table:table-row table:style-name="ro1">
          <table:table-cell office:value-type="string">
            <text:p>VN.77</text:p>
          </table:table-cell>
          <table:table-cell office:value-type="string">
            <text:p>Cà Mau Province</text:p>
          </table:table-cell>
          <table:table-cell office:value-type="string">
            <text:p>Ca Mau Province</text:p>
          </table:table-cell>
          <table:table-cell office:value-type="float" office:value="1905678">
            <text:p>1905678</text:p>
          </table:table-cell>
        </table:table-row>
        <table:table-row table:style-name="ro1">
          <table:table-cell office:value-type="string">
            <text:p>VN.79</text:p>
          </table:table-cell>
          <table:table-cell office:value-type="string">
            <text:p>Hải Dương Province</text:p>
          </table:table-cell>
          <table:table-cell office:value-type="string">
            <text:p>Hai Duong Province</text:p>
          </table:table-cell>
          <table:table-cell office:value-type="float" office:value="1905686">
            <text:p>1905686</text:p>
          </table:table-cell>
        </table:table-row>
        <table:table-row table:style-name="ro1">
          <table:table-cell office:value-type="string">
            <text:p>VN.81</text:p>
          </table:table-cell>
          <table:table-cell office:value-type="string">
            <text:p>Hưng Yên Province</text:p>
          </table:table-cell>
          <table:table-cell office:value-type="string">
            <text:p>Hung Yen Province</text:p>
          </table:table-cell>
          <table:table-cell office:value-type="float" office:value="1905699">
            <text:p>1905699</text:p>
          </table:table-cell>
        </table:table-row>
        <table:table-row table:style-name="ro1">
          <table:table-cell office:value-type="string">
            <text:p>VN.86</text:p>
          </table:table-cell>
          <table:table-cell office:value-type="string">
            <text:p>Vĩnh Phúc Province</text:p>
          </table:table-cell>
          <table:table-cell office:value-type="string">
            <text:p>Vinh Phuc Province</text:p>
          </table:table-cell>
          <table:table-cell office:value-type="float" office:value="1905856">
            <text:p>1905856</text:p>
          </table:table-cell>
        </table:table-row>
        <table:table-row table:style-name="ro1">
          <table:table-cell office:value-type="string">
            <text:p>VN.93</text:p>
          </table:table-cell>
          <table:table-cell office:value-type="string">
            <text:p>Hậu Giang</text:p>
          </table:table-cell>
          <table:table-cell office:value-type="string">
            <text:p>Hau Giang</text:p>
          </table:table-cell>
          <table:table-cell office:value-type="float" office:value="7506719">
            <text:p>7506719</text:p>
          </table:table-cell>
        </table:table-row>
        <table:table-row table:style-name="ro1">
          <table:table-cell office:value-type="string">
            <text:p>VU.15</text:p>
          </table:table-cell>
          <table:table-cell table:number-columns-repeated="2" office:value-type="string">
            <text:p>Tafea</text:p>
          </table:table-cell>
          <table:table-cell office:value-type="float" office:value="2134739">
            <text:p>2134739</text:p>
          </table:table-cell>
        </table:table-row>
        <table:table-row table:style-name="ro1">
          <table:table-cell office:value-type="string">
            <text:p>VU.13</text:p>
          </table:table-cell>
          <table:table-cell table:number-columns-repeated="2" office:value-type="string">
            <text:p>Sanma</text:p>
          </table:table-cell>
          <table:table-cell office:value-type="float" office:value="2134898">
            <text:p>2134898</text:p>
          </table:table-cell>
        </table:table-row>
        <table:table-row table:style-name="ro1">
          <table:table-cell office:value-type="string">
            <text:p>VU.07</text:p>
          </table:table-cell>
          <table:table-cell table:number-columns-repeated="2" office:value-type="string">
            <text:p>Torba</text:p>
          </table:table-cell>
          <table:table-cell office:value-type="float" office:value="2137421">
            <text:p>2137421</text:p>
          </table:table-cell>
        </table:table-row>
        <table:table-row table:style-name="ro1">
          <table:table-cell office:value-type="string">
            <text:p>VU.16</text:p>
          </table:table-cell>
          <table:table-cell table:number-columns-repeated="2" office:value-type="string">
            <text:p>Malampa</text:p>
          </table:table-cell>
          <table:table-cell office:value-type="float" office:value="2208265">
            <text:p>2208265</text:p>
          </table:table-cell>
        </table:table-row>
        <table:table-row table:style-name="ro1">
          <table:table-cell office:value-type="string">
            <text:p>VU.17</text:p>
          </table:table-cell>
          <table:table-cell table:number-columns-repeated="2" office:value-type="string">
            <text:p>Penama</text:p>
          </table:table-cell>
          <table:table-cell office:value-type="float" office:value="2208266">
            <text:p>2208266</text:p>
          </table:table-cell>
        </table:table-row>
        <table:table-row table:style-name="ro1">
          <table:table-cell office:value-type="string">
            <text:p>VU.18</text:p>
          </table:table-cell>
          <table:table-cell table:number-columns-repeated="2" office:value-type="string">
            <text:p>Shefa</text:p>
          </table:table-cell>
          <table:table-cell office:value-type="float" office:value="2208267">
            <text:p>2208267</text:p>
          </table:table-cell>
        </table:table-row>
        <table:table-row table:style-name="ro1">
          <table:table-cell office:value-type="string">
            <text:p>WF.98613</text:p>
          </table:table-cell>
          <table:table-cell table:number-columns-repeated="2" office:value-type="string">
            <text:p>Uvea</text:p>
          </table:table-cell>
          <table:table-cell office:value-type="float" office:value="4034759">
            <text:p>4034759</text:p>
          </table:table-cell>
        </table:table-row>
        <table:table-row table:style-name="ro1">
          <table:table-cell office:value-type="string">
            <text:p>WF.98612</text:p>
          </table:table-cell>
          <table:table-cell table:number-columns-repeated="2" office:value-type="string">
            <text:p>Sigave</text:p>
          </table:table-cell>
          <table:table-cell office:value-type="float" office:value="4034776">
            <text:p>4034776</text:p>
          </table:table-cell>
        </table:table-row>
        <table:table-row table:style-name="ro1">
          <table:table-cell office:value-type="string">
            <text:p>WF.98611</text:p>
          </table:table-cell>
          <table:table-cell table:number-columns-repeated="2" office:value-type="string">
            <text:p>Alo</text:p>
          </table:table-cell>
          <table:table-cell office:value-type="float" office:value="4034884">
            <text:p>4034884</text:p>
          </table:table-cell>
        </table:table-row>
        <table:table-row table:style-name="ro1">
          <table:table-cell office:value-type="string">
            <text:p>WS.11</text:p>
          </table:table-cell>
          <table:table-cell table:number-columns-repeated="2" office:value-type="string">
            <text:p>Vaisigano</text:p>
          </table:table-cell>
          <table:table-cell office:value-type="float" office:value="4034910">
            <text:p>4034910</text:p>
          </table:table-cell>
        </table:table-row>
        <table:table-row table:style-name="ro1">
          <table:table-cell office:value-type="string">
            <text:p>WS.06</text:p>
          </table:table-cell>
          <table:table-cell table:number-columns-repeated="2" office:value-type="string">
            <text:p>Va'a-o-Fonoti</text:p>
          </table:table-cell>
          <table:table-cell office:value-type="float" office:value="4034943">
            <text:p>4034943</text:p>
          </table:table-cell>
        </table:table-row>
        <table:table-row table:style-name="ro1">
          <table:table-cell office:value-type="string">
            <text:p>WS.10</text:p>
          </table:table-cell>
          <table:table-cell table:number-columns-repeated="2" office:value-type="string">
            <text:p>Tuamasaga</text:p>
          </table:table-cell>
          <table:table-cell office:value-type="float" office:value="4034977">
            <text:p>4034977</text:p>
          </table:table-cell>
        </table:table-row>
        <table:table-row table:style-name="ro1">
          <table:table-cell office:value-type="string">
            <text:p>WS.09</text:p>
          </table:table-cell>
          <table:table-cell table:number-columns-repeated="2" office:value-type="string">
            <text:p>Satupa'itea</text:p>
          </table:table-cell>
          <table:table-cell office:value-type="float" office:value="4035046">
            <text:p>4035046</text:p>
          </table:table-cell>
        </table:table-row>
        <table:table-row table:style-name="ro1">
          <table:table-cell office:value-type="string">
            <text:p>WS.08</text:p>
          </table:table-cell>
          <table:table-cell table:number-columns-repeated="2" office:value-type="string">
            <text:p>Palauli</text:p>
          </table:table-cell>
          <table:table-cell office:value-type="float" office:value="4035154">
            <text:p>4035154</text:p>
          </table:table-cell>
        </table:table-row>
        <table:table-row table:style-name="ro1">
          <table:table-cell office:value-type="string">
            <text:p>WS.07</text:p>
          </table:table-cell>
          <table:table-cell table:number-columns-repeated="2" office:value-type="string">
            <text:p>Gaga'ifomauga</text:p>
          </table:table-cell>
          <table:table-cell office:value-type="float" office:value="4035313">
            <text:p>4035313</text:p>
          </table:table-cell>
        </table:table-row>
        <table:table-row table:style-name="ro1">
          <table:table-cell office:value-type="string">
            <text:p>WS.05</text:p>
          </table:table-cell>
          <table:table-cell table:number-columns-repeated="2" office:value-type="string">
            <text:p>Gaga'emauga</text:p>
          </table:table-cell>
          <table:table-cell office:value-type="float" office:value="4035314">
            <text:p>4035314</text:p>
          </table:table-cell>
        </table:table-row>
        <table:table-row table:style-name="ro1">
          <table:table-cell office:value-type="string">
            <text:p>WS.04</text:p>
          </table:table-cell>
          <table:table-cell table:number-columns-repeated="2" office:value-type="string">
            <text:p>Fa'asaleleaga</text:p>
          </table:table-cell>
          <table:table-cell office:value-type="float" office:value="4035383">
            <text:p>4035383</text:p>
          </table:table-cell>
        </table:table-row>
        <table:table-row table:style-name="ro1">
          <table:table-cell office:value-type="string">
            <text:p>WS.03</text:p>
          </table:table-cell>
          <table:table-cell table:number-columns-repeated="2" office:value-type="string">
            <text:p>Atua</text:p>
          </table:table-cell>
          <table:table-cell office:value-type="float" office:value="4035402">
            <text:p>4035402</text:p>
          </table:table-cell>
        </table:table-row>
        <table:table-row table:style-name="ro1">
          <table:table-cell office:value-type="string">
            <text:p>WS.02</text:p>
          </table:table-cell>
          <table:table-cell table:number-columns-repeated="2" office:value-type="string">
            <text:p>Aiga-i-le-Tai</text:p>
          </table:table-cell>
          <table:table-cell office:value-type="float" office:value="4035425">
            <text:p>4035425</text:p>
          </table:table-cell>
        </table:table-row>
        <table:table-row table:style-name="ro1">
          <table:table-cell office:value-type="string">
            <text:p>WS.01</text:p>
          </table:table-cell>
          <table:table-cell table:number-columns-repeated="2" office:value-type="string">
            <text:p>A'ana</text:p>
          </table:table-cell>
          <table:table-cell office:value-type="float" office:value="4035434">
            <text:p>4035434</text:p>
          </table:table-cell>
        </table:table-row>
        <table:table-row table:style-name="ro1">
          <table:table-cell office:value-type="string">
            <text:p>XK.10096138</text:p>
          </table:table-cell>
          <table:table-cell table:number-columns-repeated="2" office:value-type="string">
            <text:p>Ferizaj</text:p>
          </table:table-cell>
          <table:table-cell office:value-type="float" office:value="10096138">
            <text:p>10096138</text:p>
          </table:table-cell>
        </table:table-row>
        <table:table-row table:style-name="ro1">
          <table:table-cell office:value-type="string">
            <text:p>XK.10096859</text:p>
          </table:table-cell>
          <table:table-cell table:number-columns-repeated="2" office:value-type="string">
            <text:p>Gjakova</text:p>
          </table:table-cell>
          <table:table-cell office:value-type="float" office:value="10096859">
            <text:p>10096859</text:p>
          </table:table-cell>
        </table:table-row>
        <table:table-row table:style-name="ro1">
          <table:table-cell office:value-type="string">
            <text:p>XK.10097357</text:p>
          </table:table-cell>
          <table:table-cell table:number-columns-repeated="2" office:value-type="string">
            <text:p>Gjilan</text:p>
          </table:table-cell>
          <table:table-cell office:value-type="float" office:value="10097357">
            <text:p>10097357</text:p>
          </table:table-cell>
        </table:table-row>
        <table:table-row table:style-name="ro1">
          <table:table-cell office:value-type="string">
            <text:p>XK.10097358</text:p>
          </table:table-cell>
          <table:table-cell table:number-columns-repeated="2" office:value-type="string">
            <text:p>Mitrovica</text:p>
          </table:table-cell>
          <table:table-cell office:value-type="float" office:value="10097358">
            <text:p>10097358</text:p>
          </table:table-cell>
        </table:table-row>
        <table:table-row table:style-name="ro1">
          <table:table-cell office:value-type="string">
            <text:p>XK.10097359</text:p>
          </table:table-cell>
          <table:table-cell table:number-columns-repeated="2" office:value-type="string">
            <text:p>Pec</text:p>
          </table:table-cell>
          <table:table-cell office:value-type="float" office:value="10097359">
            <text:p>10097359</text:p>
          </table:table-cell>
        </table:table-row>
        <table:table-row table:style-name="ro1">
          <table:table-cell office:value-type="string">
            <text:p>XK.10097360</text:p>
          </table:table-cell>
          <table:table-cell table:number-columns-repeated="2" office:value-type="string">
            <text:p>Pristina</text:p>
          </table:table-cell>
          <table:table-cell office:value-type="float" office:value="10097360">
            <text:p>10097360</text:p>
          </table:table-cell>
        </table:table-row>
        <table:table-row table:style-name="ro1">
          <table:table-cell office:value-type="string">
            <text:p>XK.10097361</text:p>
          </table:table-cell>
          <table:table-cell table:number-columns-repeated="2" office:value-type="string">
            <text:p>Prizren</text:p>
          </table:table-cell>
          <table:table-cell office:value-type="float" office:value="10097361">
            <text:p>10097361</text:p>
          </table:table-cell>
        </table:table-row>
        <table:table-row table:style-name="ro1">
          <table:table-cell office:value-type="string">
            <text:p>YE.25</text:p>
          </table:table-cell>
          <table:table-cell office:value-type="string">
            <text:p>Ta‘izz</text:p>
          </table:table-cell>
          <table:table-cell office:value-type="string">
            <text:p>Ta'izz</text:p>
          </table:table-cell>
          <table:table-cell office:value-type="float" office:value="70222">
            <text:p>70222</text:p>
          </table:table-cell>
        </table:table-row>
        <table:table-row table:style-name="ro1">
          <table:table-cell office:value-type="string">
            <text:p>YE.05</text:p>
          </table:table-cell>
          <table:table-cell table:number-columns-repeated="2" office:value-type="string">
            <text:p>Shabwah</text:p>
          </table:table-cell>
          <table:table-cell office:value-type="float" office:value="70935">
            <text:p>70935</text:p>
          </table:table-cell>
        </table:table-row>
        <table:table-row table:style-name="ro1">
          <table:table-cell office:value-type="string">
            <text:p>YE.16</text:p>
          </table:table-cell>
          <table:table-cell table:number-columns-repeated="2" office:value-type="string">
            <text:p>Sanaa Governorate</text:p>
          </table:table-cell>
          <table:table-cell office:value-type="float" office:value="71132">
            <text:p>71132</text:p>
          </table:table-cell>
        </table:table-row>
        <table:table-row table:style-name="ro1">
          <table:table-cell office:value-type="string">
            <text:p>YE.15</text:p>
          </table:table-cell>
          <table:table-cell office:value-type="string">
            <text:p>Şa‘dah</text:p>
          </table:table-cell>
          <table:table-cell office:value-type="string">
            <text:p>Sa'dah</text:p>
          </table:table-cell>
          <table:table-cell office:value-type="float" office:value="71333">
            <text:p>71333</text:p>
          </table:table-cell>
        </table:table-row>
        <table:table-row table:style-name="ro1">
          <table:table-cell office:value-type="string">
            <text:p>YE.27</text:p>
          </table:table-cell>
          <table:table-cell table:number-columns-repeated="2" office:value-type="string">
            <text:p>Raymah</text:p>
          </table:table-cell>
          <table:table-cell office:value-type="float" office:value="71532">
            <text:p>71532</text:p>
          </table:table-cell>
        </table:table-row>
        <table:table-row table:style-name="ro1">
          <table:table-cell office:value-type="string">
            <text:p>YE.14</text:p>
          </table:table-cell>
          <table:table-cell office:value-type="string">
            <text:p>Ma’rib</text:p>
          </table:table-cell>
          <table:table-cell office:value-type="string">
            <text:p>Ma'rib</text:p>
          </table:table-cell>
          <table:table-cell office:value-type="float" office:value="72966">
            <text:p>72966</text:p>
          </table:table-cell>
        </table:table-row>
        <table:table-row table:style-name="ro1">
          <table:table-cell office:value-type="string">
            <text:p>YE.10</text:p>
          </table:table-cell>
          <table:table-cell table:number-columns-repeated="2" office:value-type="string">
            <text:p>Al Mahwit Governorate</text:p>
          </table:table-cell>
          <table:table-cell office:value-type="float" office:value="73200">
            <text:p>73200</text:p>
          </table:table-cell>
        </table:table-row>
        <table:table-row table:style-name="ro1">
          <table:table-cell office:value-type="string">
            <text:p>YE.21</text:p>
          </table:table-cell>
          <table:table-cell table:number-columns-repeated="2" office:value-type="string">
            <text:p>Al Jawf</text:p>
          </table:table-cell>
          <table:table-cell office:value-type="float" office:value="74222">
            <text:p>74222</text:p>
          </table:table-cell>
        </table:table-row>
        <table:table-row table:style-name="ro1">
          <table:table-cell office:value-type="string">
            <text:p>YE.04</text:p>
          </table:table-cell>
          <table:table-cell table:number-columns-repeated="2" office:value-type="string">
            <text:p>Muhafazat Hadramaout</text:p>
          </table:table-cell>
          <table:table-cell office:value-type="float" office:value="75411">
            <text:p>75411</text:p>
          </table:table-cell>
        </table:table-row>
        <table:table-row table:style-name="ro1">
          <table:table-cell office:value-type="string">
            <text:p>YE.11</text:p>
          </table:table-cell>
          <table:table-cell office:value-type="string">
            <text:p>Dhamār</text:p>
          </table:table-cell>
          <table:table-cell office:value-type="string">
            <text:p>Dhamar</text:p>
          </table:table-cell>
          <table:table-cell office:value-type="float" office:value="76183">
            <text:p>76183</text:p>
          </table:table-cell>
        </table:table-row>
        <table:table-row table:style-name="ro1">
          <table:table-cell office:value-type="string">
            <text:p>YE.03</text:p>
          </table:table-cell>
          <table:table-cell table:number-columns-repeated="2" office:value-type="string">
            <text:p>Al Mahrah Governorate</text:p>
          </table:table-cell>
          <table:table-cell office:value-type="float" office:value="78985">
            <text:p>78985</text:p>
          </table:table-cell>
        </table:table-row>
        <table:table-row table:style-name="ro1">
          <table:table-cell office:value-type="string">
            <text:p>YE.08</text:p>
          </table:table-cell>
          <table:table-cell table:number-columns-repeated="2" office:value-type="string">
            <text:p>Al Hudaydah</text:p>
          </table:table-cell>
          <table:table-cell office:value-type="float" office:value="79416">
            <text:p>79416</text:p>
          </table:table-cell>
        </table:table-row>
        <table:table-row table:style-name="ro1">
          <table:table-cell office:value-type="string">
            <text:p>YE.20</text:p>
          </table:table-cell>
          <table:table-cell table:number-columns-repeated="2" office:value-type="string">
            <text:p>Al Bayda</text:p>
          </table:table-cell>
          <table:table-cell office:value-type="float" office:value="79838">
            <text:p>79838</text:p>
          </table:table-cell>
        </table:table-row>
        <table:table-row table:style-name="ro1">
          <table:table-cell office:value-type="string">
            <text:p>YE.02</text:p>
          </table:table-cell>
          <table:table-cell table:number-columns-repeated="2" office:value-type="string">
            <text:p>Aden</text:p>
          </table:table-cell>
          <table:table-cell office:value-type="float" office:value="80412">
            <text:p>80412</text:p>
          </table:table-cell>
        </table:table-row>
        <table:table-row table:style-name="ro1">
          <table:table-cell office:value-type="string">
            <text:p>YE.01</text:p>
          </table:table-cell>
          <table:table-cell table:number-columns-repeated="2" office:value-type="string">
            <text:p>Abyan Governorate</text:p>
          </table:table-cell>
          <table:table-cell office:value-type="float" office:value="80425">
            <text:p>80425</text:p>
          </table:table-cell>
        </table:table-row>
        <table:table-row table:style-name="ro1">
          <table:table-cell office:value-type="string">
            <text:p>YE.18</text:p>
          </table:table-cell>
          <table:table-cell office:value-type="string">
            <text:p>Aḑ Ḑāli‘</text:p>
          </table:table-cell>
          <table:table-cell office:value-type="string">
            <text:p>Ad Dali'</text:p>
          </table:table-cell>
          <table:table-cell office:value-type="float" office:value="6201193">
            <text:p>6201193</text:p>
          </table:table-cell>
        </table:table-row>
        <table:table-row table:style-name="ro1">
          <table:table-cell office:value-type="string">
            <text:p>YE.19</text:p>
          </table:table-cell>
          <table:table-cell table:number-columns-repeated="2" office:value-type="string">
            <text:p>Omran</text:p>
          </table:table-cell>
          <table:table-cell office:value-type="float" office:value="6201194">
            <text:p>6201194</text:p>
          </table:table-cell>
        </table:table-row>
        <table:table-row table:style-name="ro1">
          <table:table-cell office:value-type="string">
            <text:p>YE.22</text:p>
          </table:table-cell>
          <table:table-cell office:value-type="string">
            <text:p>Ḩajjah</text:p>
          </table:table-cell>
          <table:table-cell office:value-type="string">
            <text:p>Hajjah</text:p>
          </table:table-cell>
          <table:table-cell office:value-type="float" office:value="6201195">
            <text:p>6201195</text:p>
          </table:table-cell>
        </table:table-row>
        <table:table-row table:style-name="ro1">
          <table:table-cell office:value-type="string">
            <text:p>YE.23</text:p>
          </table:table-cell>
          <table:table-cell table:number-columns-repeated="2" office:value-type="string">
            <text:p>Ibb Governorate</text:p>
          </table:table-cell>
          <table:table-cell office:value-type="float" office:value="6201196">
            <text:p>6201196</text:p>
          </table:table-cell>
        </table:table-row>
        <table:table-row table:style-name="ro1">
          <table:table-cell office:value-type="string">
            <text:p>YE.24</text:p>
          </table:table-cell>
          <table:table-cell office:value-type="string">
            <text:p>Laḩij</text:p>
          </table:table-cell>
          <table:table-cell office:value-type="string">
            <text:p>Lahij</text:p>
          </table:table-cell>
          <table:table-cell office:value-type="float" office:value="6201197">
            <text:p>6201197</text:p>
          </table:table-cell>
        </table:table-row>
        <table:table-row table:style-name="ro1">
          <table:table-cell office:value-type="string">
            <text:p>YE.26</text:p>
          </table:table-cell>
          <table:table-cell table:number-columns-repeated="2" office:value-type="string">
            <text:p>Amanat Alasimah</text:p>
          </table:table-cell>
          <table:table-cell office:value-type="float" office:value="6940571">
            <text:p>6940571</text:p>
          </table:table-cell>
        </table:table-row>
        <table:table-row table:style-name="ro1">
          <table:table-cell office:value-type="string">
            <text:p>YE.28</text:p>
          </table:table-cell>
          <table:table-cell table:number-columns-repeated="2" office:value-type="string">
            <text:p>Soqatra</text:p>
          </table:table-cell>
          <table:table-cell office:value-type="float" office:value="9645387">
            <text:p>9645387</text:p>
          </table:table-cell>
        </table:table-row>
        <table:table-row table:style-name="ro1">
          <table:table-cell office:value-type="string">
            <text:p>YT.97601</text:p>
          </table:table-cell>
          <table:table-cell table:number-columns-repeated="2" office:value-type="string">
            <text:p>Acoua</text:p>
          </table:table-cell>
          <table:table-cell office:value-type="float" office:value="7521421">
            <text:p>7521421</text:p>
          </table:table-cell>
        </table:table-row>
        <table:table-row table:style-name="ro1">
          <table:table-cell office:value-type="string">
            <text:p>YT.97602</text:p>
          </table:table-cell>
          <table:table-cell table:number-columns-repeated="2" office:value-type="string">
            <text:p>Bandraboua</text:p>
          </table:table-cell>
          <table:table-cell office:value-type="float" office:value="7521422">
            <text:p>7521422</text:p>
          </table:table-cell>
        </table:table-row>
        <table:table-row table:style-name="ro1">
          <table:table-cell office:value-type="string">
            <text:p>YT.97603</text:p>
          </table:table-cell>
          <table:table-cell table:number-columns-repeated="2" office:value-type="string">
            <text:p>Bandrele</text:p>
          </table:table-cell>
          <table:table-cell office:value-type="float" office:value="7521423">
            <text:p>7521423</text:p>
          </table:table-cell>
        </table:table-row>
        <table:table-row table:style-name="ro1">
          <table:table-cell office:value-type="string">
            <text:p>YT.97604</text:p>
          </table:table-cell>
          <table:table-cell office:value-type="string">
            <text:p>Bouéni</text:p>
          </table:table-cell>
          <table:table-cell office:value-type="string">
            <text:p>Boueni</text:p>
          </table:table-cell>
          <table:table-cell office:value-type="float" office:value="7521424">
            <text:p>7521424</text:p>
          </table:table-cell>
        </table:table-row>
        <table:table-row table:style-name="ro1">
          <table:table-cell office:value-type="string">
            <text:p>YT.97605</text:p>
          </table:table-cell>
          <table:table-cell table:number-columns-repeated="2" office:value-type="string">
            <text:p>Chiconi</text:p>
          </table:table-cell>
          <table:table-cell office:value-type="float" office:value="7521425">
            <text:p>7521425</text:p>
          </table:table-cell>
        </table:table-row>
        <table:table-row table:style-name="ro1">
          <table:table-cell office:value-type="string">
            <text:p>YT.97606</text:p>
          </table:table-cell>
          <table:table-cell table:number-columns-repeated="2" office:value-type="string">
            <text:p>Chirongui</text:p>
          </table:table-cell>
          <table:table-cell office:value-type="float" office:value="7521426">
            <text:p>7521426</text:p>
          </table:table-cell>
        </table:table-row>
        <table:table-row table:style-name="ro1">
          <table:table-cell office:value-type="string">
            <text:p>YT.97607</text:p>
          </table:table-cell>
          <table:table-cell table:number-columns-repeated="2" office:value-type="string">
            <text:p>Dembeni</text:p>
          </table:table-cell>
          <table:table-cell office:value-type="float" office:value="7521427">
            <text:p>7521427</text:p>
          </table:table-cell>
        </table:table-row>
        <table:table-row table:style-name="ro1">
          <table:table-cell office:value-type="string">
            <text:p>YT.97608</text:p>
          </table:table-cell>
          <table:table-cell table:number-columns-repeated="2" office:value-type="string">
            <text:p>Dzaoudzi</text:p>
          </table:table-cell>
          <table:table-cell office:value-type="float" office:value="7521428">
            <text:p>7521428</text:p>
          </table:table-cell>
        </table:table-row>
        <table:table-row table:style-name="ro1">
          <table:table-cell office:value-type="string">
            <text:p>YT.97609</text:p>
          </table:table-cell>
          <table:table-cell office:value-type="string">
            <text:p>Kani-Kéli</text:p>
          </table:table-cell>
          <table:table-cell office:value-type="string">
            <text:p>Kani-Keli</text:p>
          </table:table-cell>
          <table:table-cell office:value-type="float" office:value="7521429">
            <text:p>7521429</text:p>
          </table:table-cell>
        </table:table-row>
        <table:table-row table:style-name="ro1">
          <table:table-cell office:value-type="string">
            <text:p>YT.97610</text:p>
          </table:table-cell>
          <table:table-cell table:number-columns-repeated="2" office:value-type="string">
            <text:p>Koungou</text:p>
          </table:table-cell>
          <table:table-cell office:value-type="float" office:value="7521430">
            <text:p>7521430</text:p>
          </table:table-cell>
        </table:table-row>
        <table:table-row table:style-name="ro1">
          <table:table-cell office:value-type="string">
            <text:p>YT.97611</text:p>
          </table:table-cell>
          <table:table-cell table:number-columns-repeated="2" office:value-type="string">
            <text:p>Mamoudzou</text:p>
          </table:table-cell>
          <table:table-cell office:value-type="float" office:value="7521431">
            <text:p>7521431</text:p>
          </table:table-cell>
        </table:table-row>
        <table:table-row table:style-name="ro1">
          <table:table-cell office:value-type="string">
            <text:p>YT.97612</text:p>
          </table:table-cell>
          <table:table-cell table:number-columns-repeated="2" office:value-type="string">
            <text:p>Mtsamboro</text:p>
          </table:table-cell>
          <table:table-cell office:value-type="float" office:value="7521432">
            <text:p>7521432</text:p>
          </table:table-cell>
        </table:table-row>
        <table:table-row table:style-name="ro1">
          <table:table-cell office:value-type="string">
            <text:p>YT.97613</text:p>
          </table:table-cell>
          <table:table-cell table:number-columns-repeated="2" office:value-type="string">
            <text:p>M'Tsangamouji</text:p>
          </table:table-cell>
          <table:table-cell office:value-type="float" office:value="7521433">
            <text:p>7521433</text:p>
          </table:table-cell>
        </table:table-row>
        <table:table-row table:style-name="ro1">
          <table:table-cell office:value-type="string">
            <text:p>YT.97614</text:p>
          </table:table-cell>
          <table:table-cell table:number-columns-repeated="2" office:value-type="string">
            <text:p>Ouangani</text:p>
          </table:table-cell>
          <table:table-cell office:value-type="float" office:value="7521434">
            <text:p>7521434</text:p>
          </table:table-cell>
        </table:table-row>
        <table:table-row table:style-name="ro1">
          <table:table-cell office:value-type="string">
            <text:p>YT.97615</text:p>
          </table:table-cell>
          <table:table-cell table:number-columns-repeated="2" office:value-type="string">
            <text:p>Pamandzi</text:p>
          </table:table-cell>
          <table:table-cell office:value-type="float" office:value="7521435">
            <text:p>7521435</text:p>
          </table:table-cell>
        </table:table-row>
        <table:table-row table:style-name="ro1">
          <table:table-cell office:value-type="string">
            <text:p>YT.97616</text:p>
          </table:table-cell>
          <table:table-cell table:number-columns-repeated="2" office:value-type="string">
            <text:p>Sada</text:p>
          </table:table-cell>
          <table:table-cell office:value-type="float" office:value="7521436">
            <text:p>7521436</text:p>
          </table:table-cell>
        </table:table-row>
        <table:table-row table:style-name="ro1">
          <table:table-cell office:value-type="string">
            <text:p>YT.97617</text:p>
          </table:table-cell>
          <table:table-cell table:number-columns-repeated="2" office:value-type="string">
            <text:p>Tsingoni</text:p>
          </table:table-cell>
          <table:table-cell office:value-type="float" office:value="7521437">
            <text:p>7521437</text:p>
          </table:table-cell>
        </table:table-row>
        <table:table-row table:style-name="ro1">
          <table:table-cell office:value-type="string">
            <text:p>ZA.03</text:p>
          </table:table-cell>
          <table:table-cell table:number-columns-repeated="2" office:value-type="string">
            <text:p>Free State</text:p>
          </table:table-cell>
          <table:table-cell office:value-type="float" office:value="967573">
            <text:p>967573</text:p>
          </table:table-cell>
        </table:table-row>
        <table:table-row table:style-name="ro1">
          <table:table-cell office:value-type="string">
            <text:p>ZA.02</text:p>
          </table:table-cell>
          <table:table-cell table:number-columns-repeated="2" office:value-type="string">
            <text:p>KwaZulu-Natal</text:p>
          </table:table-cell>
          <table:table-cell office:value-type="float" office:value="972062">
            <text:p>972062</text:p>
          </table:table-cell>
        </table:table-row>
        <table:table-row table:style-name="ro1">
          <table:table-cell office:value-type="string">
            <text:p>ZA.05</text:p>
          </table:table-cell>
          <table:table-cell table:number-columns-repeated="2" office:value-type="string">
            <text:p>Eastern Cape</text:p>
          </table:table-cell>
          <table:table-cell office:value-type="float" office:value="1085593">
            <text:p>1085593</text:p>
          </table:table-cell>
        </table:table-row>
        <table:table-row table:style-name="ro1">
          <table:table-cell office:value-type="string">
            <text:p>ZA.06</text:p>
          </table:table-cell>
          <table:table-cell table:number-columns-repeated="2" office:value-type="string">
            <text:p>Gauteng</text:p>
          </table:table-cell>
          <table:table-cell office:value-type="float" office:value="1085594">
            <text:p>1085594</text:p>
          </table:table-cell>
        </table:table-row>
        <table:table-row table:style-name="ro1">
          <table:table-cell office:value-type="string">
            <text:p>ZA.07</text:p>
          </table:table-cell>
          <table:table-cell table:number-columns-repeated="2" office:value-type="string">
            <text:p>Mpumalanga</text:p>
          </table:table-cell>
          <table:table-cell office:value-type="float" office:value="1085595">
            <text:p>1085595</text:p>
          </table:table-cell>
        </table:table-row>
        <table:table-row table:style-name="ro1">
          <table:table-cell office:value-type="string">
            <text:p>ZA.08</text:p>
          </table:table-cell>
          <table:table-cell table:number-columns-repeated="2" office:value-type="string">
            <text:p>Northern Cape</text:p>
          </table:table-cell>
          <table:table-cell office:value-type="float" office:value="1085596">
            <text:p>1085596</text:p>
          </table:table-cell>
        </table:table-row>
        <table:table-row table:style-name="ro1">
          <table:table-cell office:value-type="string">
            <text:p>ZA.09</text:p>
          </table:table-cell>
          <table:table-cell table:number-columns-repeated="2" office:value-type="string">
            <text:p>Limpopo</text:p>
          </table:table-cell>
          <table:table-cell office:value-type="float" office:value="1085597">
            <text:p>1085597</text:p>
          </table:table-cell>
        </table:table-row>
        <table:table-row table:style-name="ro1">
          <table:table-cell office:value-type="string">
            <text:p>ZA.10</text:p>
          </table:table-cell>
          <table:table-cell table:number-columns-repeated="2" office:value-type="string">
            <text:p>North West</text:p>
          </table:table-cell>
          <table:table-cell office:value-type="float" office:value="1085598">
            <text:p>1085598</text:p>
          </table:table-cell>
        </table:table-row>
        <table:table-row table:style-name="ro1">
          <table:table-cell office:value-type="string">
            <text:p>ZA.11</text:p>
          </table:table-cell>
          <table:table-cell table:number-columns-repeated="2" office:value-type="string">
            <text:p>Western Cape</text:p>
          </table:table-cell>
          <table:table-cell office:value-type="float" office:value="1085599">
            <text:p>1085599</text:p>
          </table:table-cell>
        </table:table-row>
        <table:table-row table:style-name="ro1">
          <table:table-cell office:value-type="string">
            <text:p>ZM.01</text:p>
          </table:table-cell>
          <table:table-cell table:number-columns-repeated="2" office:value-type="string">
            <text:p>Western Province</text:p>
          </table:table-cell>
          <table:table-cell office:value-type="float" office:value="896140">
            <text:p>896140</text:p>
          </table:table-cell>
        </table:table-row>
        <table:table-row table:style-name="ro1">
          <table:table-cell office:value-type="string">
            <text:p>ZM.07</text:p>
          </table:table-cell>
          <table:table-cell table:number-columns-repeated="2" office:value-type="string">
            <text:p>Southern Province</text:p>
          </table:table-cell>
          <table:table-cell office:value-type="float" office:value="896972">
            <text:p>896972</text:p>
          </table:table-cell>
        </table:table-row>
        <table:table-row table:style-name="ro1">
          <table:table-cell office:value-type="string">
            <text:p>ZM.06</text:p>
          </table:table-cell>
          <table:table-cell table:number-columns-repeated="2" office:value-type="string">
            <text:p>North-Western</text:p>
          </table:table-cell>
          <table:table-cell office:value-type="float" office:value="900594">
            <text:p>900594</text:p>
          </table:table-cell>
        </table:table-row>
        <table:table-row table:style-name="ro1">
          <table:table-cell office:value-type="string">
            <text:p>ZM.05</text:p>
          </table:table-cell>
          <table:table-cell table:number-columns-repeated="2" office:value-type="string">
            <text:p>Northern Province</text:p>
          </table:table-cell>
          <table:table-cell office:value-type="float" office:value="900601">
            <text:p>900601</text:p>
          </table:table-cell>
        </table:table-row>
        <table:table-row table:style-name="ro1">
          <table:table-cell office:value-type="string">
            <text:p>ZM.09</text:p>
          </table:table-cell>
          <table:table-cell table:number-columns-repeated="2" office:value-type="string">
            <text:p>Lusaka Province</text:p>
          </table:table-cell>
          <table:table-cell office:value-type="float" office:value="909129">
            <text:p>909129</text:p>
          </table:table-cell>
        </table:table-row>
        <table:table-row table:style-name="ro1">
          <table:table-cell office:value-type="string">
            <text:p>ZM.04</text:p>
          </table:table-cell>
          <table:table-cell table:number-columns-repeated="2" office:value-type="string">
            <text:p>Luapula Province</text:p>
          </table:table-cell>
          <table:table-cell office:value-type="float" office:value="909845">
            <text:p>909845</text:p>
          </table:table-cell>
        </table:table-row>
        <table:table-row table:style-name="ro1">
          <table:table-cell office:value-type="string">
            <text:p>ZM.03</text:p>
          </table:table-cell>
          <table:table-cell table:number-columns-repeated="2" office:value-type="string">
            <text:p>Eastern Province</text:p>
          </table:table-cell>
          <table:table-cell office:value-type="float" office:value="917388">
            <text:p>917388</text:p>
          </table:table-cell>
        </table:table-row>
        <table:table-row table:style-name="ro1">
          <table:table-cell office:value-type="string">
            <text:p>ZM.08</text:p>
          </table:table-cell>
          <table:table-cell table:number-columns-repeated="2" office:value-type="string">
            <text:p>Copperbelt</text:p>
          </table:table-cell>
          <table:table-cell office:value-type="float" office:value="917524">
            <text:p>917524</text:p>
          </table:table-cell>
        </table:table-row>
        <table:table-row table:style-name="ro1">
          <table:table-cell office:value-type="string">
            <text:p>ZM.02</text:p>
          </table:table-cell>
          <table:table-cell table:number-columns-repeated="2" office:value-type="string">
            <text:p>Central Province</text:p>
          </table:table-cell>
          <table:table-cell office:value-type="float" office:value="921064">
            <text:p>921064</text:p>
          </table:table-cell>
        </table:table-row>
        <table:table-row table:style-name="ro1">
          <table:table-cell office:value-type="string">
            <text:p>ZM.10</text:p>
          </table:table-cell>
          <table:table-cell table:number-columns-repeated="2" office:value-type="string">
            <text:p>Muchinga</text:p>
          </table:table-cell>
          <table:table-cell office:value-type="float" office:value="11154503">
            <text:p>11154503</text:p>
          </table:table-cell>
        </table:table-row>
        <table:table-row table:style-name="ro1">
          <table:table-cell office:value-type="string">
            <text:p>ZW.02</text:p>
          </table:table-cell>
          <table:table-cell table:number-columns-repeated="2" office:value-type="string">
            <text:p>Midlands Province</text:p>
          </table:table-cell>
          <table:table-cell office:value-type="float" office:value="886119">
            <text:p>886119</text:p>
          </table:table-cell>
        </table:table-row>
        <table:table-row table:style-name="ro1">
          <table:table-cell office:value-type="string">
            <text:p>ZW.07</text:p>
          </table:table-cell>
          <table:table-cell table:number-columns-repeated="2" office:value-type="string">
            <text:p>Matabeleland South Province</text:p>
          </table:table-cell>
          <table:table-cell office:value-type="float" office:value="886747">
            <text:p>886747</text:p>
          </table:table-cell>
        </table:table-row>
        <table:table-row table:style-name="ro1">
          <table:table-cell office:value-type="string">
            <text:p>ZW.06</text:p>
          </table:table-cell>
          <table:table-cell table:number-columns-repeated="2" office:value-type="string">
            <text:p>Matabeleland North</text:p>
          </table:table-cell>
          <table:table-cell office:value-type="float" office:value="886748">
            <text:p>886748</text:p>
          </table:table-cell>
        </table:table-row>
        <table:table-row table:style-name="ro1">
          <table:table-cell office:value-type="string">
            <text:p>ZW.08</text:p>
          </table:table-cell>
          <table:table-cell table:number-columns-repeated="2" office:value-type="string">
            <text:p>Masvingo Province</text:p>
          </table:table-cell>
          <table:table-cell office:value-type="float" office:value="886761">
            <text:p>886761</text:p>
          </table:table-cell>
        </table:table-row>
        <table:table-row table:style-name="ro1">
          <table:table-cell office:value-type="string">
            <text:p>ZW.05</text:p>
          </table:table-cell>
          <table:table-cell table:number-columns-repeated="2" office:value-type="string">
            <text:p>Mashonaland West</text:p>
          </table:table-cell>
          <table:table-cell office:value-type="float" office:value="886841">
            <text:p>886841</text:p>
          </table:table-cell>
        </table:table-row>
        <table:table-row table:style-name="ro1">
          <table:table-cell office:value-type="string">
            <text:p>ZW.04</text:p>
          </table:table-cell>
          <table:table-cell table:number-columns-repeated="2" office:value-type="string">
            <text:p>Mashonaland East Province</text:p>
          </table:table-cell>
          <table:table-cell office:value-type="float" office:value="886842">
            <text:p>886842</text:p>
          </table:table-cell>
        </table:table-row>
        <table:table-row table:style-name="ro1">
          <table:table-cell office:value-type="string">
            <text:p>ZW.03</text:p>
          </table:table-cell>
          <table:table-cell table:number-columns-repeated="2" office:value-type="string">
            <text:p>Mashonaland Central</text:p>
          </table:table-cell>
          <table:table-cell office:value-type="float" office:value="886843">
            <text:p>886843</text:p>
          </table:table-cell>
        </table:table-row>
        <table:table-row table:style-name="ro1">
          <table:table-cell office:value-type="string">
            <text:p>ZW.01</text:p>
          </table:table-cell>
          <table:table-cell table:number-columns-repeated="2" office:value-type="string">
            <text:p>Manicaland</text:p>
          </table:table-cell>
          <table:table-cell office:value-type="float" office:value="887358">
            <text:p>887358</text:p>
          </table:table-cell>
        </table:table-row>
        <table:table-row table:style-name="ro1">
          <table:table-cell office:value-type="string">
            <text:p>ZW.09</text:p>
          </table:table-cell>
          <table:table-cell table:number-columns-repeated="2" office:value-type="string">
            <text:p>Bulawayo</text:p>
          </table:table-cell>
          <table:table-cell office:value-type="float" office:value="1105843">
            <text:p>1105843</text:p>
          </table:table-cell>
        </table:table-row>
        <table:table-row table:style-name="ro1">
          <table:table-cell office:value-type="string">
            <text:p>ZW.10</text:p>
          </table:table-cell>
          <table:table-cell table:number-columns-repeated="2" office:value-type="string">
            <text:p>Harare</text:p>
          </table:table-cell>
          <table:table-cell office:value-type="float" office:value="1105844">
            <text:p>11058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1/13/2024</text:date>, <text:time>21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amat Zulpykhar</meta:initial-creator>
    <meta:creation-date>2024-11-13T21:26:34</meta:creation-date>
    <dc:date>2024-11-13T21:30:27</dc:date>
    <dc:creator>Azamat Zulpykhar</dc:creator>
    <meta:editing-duration>PT3M53S</meta:editing-duration>
    <meta:editing-cycles>1</meta:editing-cycles>
    <meta:document-statistic meta:table-count="4" meta:cell-count="15596" meta:object-count="0"/>
    <meta:generator>OpenOffice/4.1.15$Unix OpenOffice.org_project/4115m2$Build-9813</meta:generator>
  </office:meta>
</office:document-meta>
</file>